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Pictures/100002000000013F000000B9A2A9A680E0C4F09E.png" manifest:media-type="image/png"/>
  <manifest:file-entry manifest:full-path="Object 1/Pictures/200000E1000020DE0000130E929DE48FA612DD03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 style:data-style-name="N11">
      <style:text-properties style:font-name="Bitstream Vera Sans Mono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n()" table:style-name="ta1">
        <table:shapes>
          <draw:frame draw:z-index="0" draw:style-name="gr1" draw:text-style-name="P1" svg:width="986.54pt" svg:height="546.63pt" svg:x="1.56pt" svg:y="34.64pt">
            <draw:object draw:notify-on-update-of-ranges="'min()'.P1:'min()'.P260 'min()'.Q1:'min()'.Q260 'min()'.R1:'min()'.R260 'min()'.S1:'min()'.S260 'min()'.T1:'min()'.T260 'min()'.U1:'min()'.U2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ce2"/>
        <table:table-column table:style-name="co1" table:number-columns-repeated="6" table:default-cell-style-name="ce3"/>
        <table:table-column table:style-name="co1" table:number-columns-repeated="1003" table:default-cell-style-name="ce2"/>
        <table:table-row table:style-name="ro1">
          <table:table-cell office:value-type="float" office:value="8331271" calcext:value-type="float">
            <text:p>8331271</text:p>
          </table:table-cell>
          <table:table-cell office:value-type="float" office:value="72638094" calcext:value-type="float">
            <text:p>72638094</text:p>
          </table:table-cell>
          <table:table-cell office:value-type="float" office:value="14183664" calcext:value-type="float">
            <text:p>14183664</text:p>
          </table:table-cell>
          <table:table-cell office:value-type="float" office:value="61284754" calcext:value-type="float">
            <text:p>61284754</text:p>
          </table:table-cell>
          <table:table-cell office:value-type="float" office:value="30393137" calcext:value-type="float">
            <text:p>30393137</text:p>
          </table:table-cell>
          <table:table-cell office:value-type="float" office:value="47392353" calcext:value-type="float">
            <text:p>47392353</text:p>
          </table:table-cell>
          <table:table-cell table:number-columns-repeated="2"/>
          <table:table-cell office:value-type="float" office:value="8249972" calcext:value-type="float">
            <text:p>8249972</text:p>
          </table:table-cell>
          <table:table-cell office:value-type="float" office:value="72575842" calcext:value-type="float">
            <text:p>72575842</text:p>
          </table:table-cell>
          <table:table-cell office:value-type="float" office:value="14314136" calcext:value-type="float">
            <text:p>14314136</text:p>
          </table:table-cell>
          <table:table-cell office:value-type="float" office:value="61306108" calcext:value-type="float">
            <text:p>61306108</text:p>
          </table:table-cell>
          <table:table-cell office:value-type="float" office:value="30387655" calcext:value-type="float">
            <text:p>30387655</text:p>
          </table:table-cell>
          <table:table-cell office:value-type="float" office:value="47398592" calcext:value-type="float">
            <text:p>47398592</text:p>
          </table:table-cell>
          <table:table-cell/>
          <table:table-cell table:formula="of:=[.I1]/[.A1]" office:value-type="percentage" office:value="0.990241705017158" calcext:value-type="percentage">
            <text:p>99.02%</text:p>
          </table:table-cell>
          <table:table-cell table:formula="of:=[.J1]/[.B1]" office:value-type="percentage" office:value="0.999142984120701" calcext:value-type="percentage">
            <text:p>99.91%</text:p>
          </table:table-cell>
          <table:table-cell table:formula="of:=[.K1]/[.C1]" office:value-type="percentage" office:value="1.00919875146507" calcext:value-type="percentage">
            <text:p>100.92%</text:p>
          </table:table-cell>
          <table:table-cell table:formula="of:=[.L1]/[.D1]" office:value-type="percentage" office:value="1.00034843902612" calcext:value-type="percentage">
            <text:p>100.03%</text:p>
          </table:table-cell>
          <table:table-cell table:formula="of:=[.M1]/[.E1]" office:value-type="percentage" office:value="0.999819630332993" calcext:value-type="percentage">
            <text:p>99.98%</text:p>
          </table:table-cell>
          <table:table-cell table:formula="of:=[.N1]/[.F1]" office:value-type="percentage" office:value="1.00013164571086" calcext:value-type="percentage">
            <text:p>100.01%</text:p>
          </table:table-cell>
          <table:table-cell/>
          <table:table-cell table:style-name="ce3" table:formula="of:=AVERAGE([.P1:.U1])" office:value-type="percentage" office:value="0.999813859278817" calcext:value-type="percentage">
            <text:p>99.98%</text:p>
          </table:table-cell>
          <table:table-cell table:number-columns-repeated="1001"/>
        </table:table-row>
        <table:table-row table:style-name="ro1">
          <table:table-cell office:value-type="float" office:value="3267980" calcext:value-type="float">
            <text:p>3267980</text:p>
          </table:table-cell>
          <table:table-cell office:value-type="float" office:value="26108408" calcext:value-type="float">
            <text:p>26108408</text:p>
          </table:table-cell>
          <table:table-cell office:value-type="float" office:value="7849075" calcext:value-type="float">
            <text:p>7849075</text:p>
          </table:table-cell>
          <table:table-cell office:value-type="float" office:value="30007444" calcext:value-type="float">
            <text:p>30007444</text:p>
          </table:table-cell>
          <table:table-cell office:value-type="float" office:value="15631481" calcext:value-type="float">
            <text:p>15631481</text:p>
          </table:table-cell>
          <table:table-cell office:value-type="float" office:value="29836015" calcext:value-type="float">
            <text:p>29836015</text:p>
          </table:table-cell>
          <table:table-cell office:value-type="string" calcext:value-type="string">
            <text:p>&lt;OFF</text:p>
          </table:table-cell>
          <table:table-cell office:value-type="string" calcext:value-type="string">
            <text:p>ON&gt;</text:p>
          </table:table-cell>
          <table:table-cell office:value-type="float" office:value="3268462" calcext:value-type="float">
            <text:p>3268462</text:p>
          </table:table-cell>
          <table:table-cell office:value-type="float" office:value="26100522" calcext:value-type="float">
            <text:p>26100522</text:p>
          </table:table-cell>
          <table:table-cell office:value-type="float" office:value="7890740" calcext:value-type="float">
            <text:p>7890740</text:p>
          </table:table-cell>
          <table:table-cell office:value-type="float" office:value="29909344" calcext:value-type="float">
            <text:p>29909344</text:p>
          </table:table-cell>
          <table:table-cell office:value-type="float" office:value="15534306" calcext:value-type="float">
            <text:p>15534306</text:p>
          </table:table-cell>
          <table:table-cell office:value-type="float" office:value="29873072" calcext:value-type="float">
            <text:p>29873072</text:p>
          </table:table-cell>
          <table:table-cell/>
          <table:table-cell table:formula="of:=[.I2]/[.A2]" office:value-type="percentage" office:value="1.00014749172272" calcext:value-type="percentage">
            <text:p>100.01%</text:p>
          </table:table-cell>
          <table:table-cell table:formula="of:=[.J2]/[.B2]" office:value-type="percentage" office:value="0.999697951709656" calcext:value-type="percentage">
            <text:p>99.97%</text:p>
          </table:table-cell>
          <table:table-cell table:formula="of:=[.K2]/[.C2]" office:value-type="percentage" office:value="1.00530826880875" calcext:value-type="percentage">
            <text:p>100.53%</text:p>
          </table:table-cell>
          <table:table-cell table:formula="of:=[.L2]/[.D2]" office:value-type="percentage" office:value="0.996730811194716" calcext:value-type="percentage">
            <text:p>99.67%</text:p>
          </table:table-cell>
          <table:table-cell table:formula="of:=[.M2]/[.E2]" office:value-type="percentage" office:value="0.993783378555109" calcext:value-type="percentage">
            <text:p>99.38%</text:p>
          </table:table-cell>
          <table:table-cell table:formula="of:=[.N2]/[.F2]" office:value-type="percentage" office:value="1.00124202243497" calcext:value-type="percentage">
            <text:p>100.12%</text:p>
          </table:table-cell>
          <table:table-cell/>
          <table:table-cell table:style-name="ce3" table:formula="of:=AVERAGE([.P2:.U2])" office:value-type="percentage" office:value="0.99948498740432" calcext:value-type="percentage">
            <text:p>99.95%</text:p>
          </table:table-cell>
          <table:table-cell table:number-columns-repeated="1001"/>
        </table:table-row>
        <table:table-row table:style-name="ro1">
          <table:table-cell office:value-type="float" office:value="3044586" calcext:value-type="float">
            <text:p>3044586</text:p>
          </table:table-cell>
          <table:table-cell office:value-type="float" office:value="25382177" calcext:value-type="float">
            <text:p>25382177</text:p>
          </table:table-cell>
          <table:table-cell office:value-type="float" office:value="7203601" calcext:value-type="float">
            <text:p>7203601</text:p>
          </table:table-cell>
          <table:table-cell office:value-type="float" office:value="27148280" calcext:value-type="float">
            <text:p>27148280</text:p>
          </table:table-cell>
          <table:table-cell office:value-type="float" office:value="15980247" calcext:value-type="float">
            <text:p>15980247</text:p>
          </table:table-cell>
          <table:table-cell office:value-type="float" office:value="28277117" calcext:value-type="float">
            <text:p>28277117</text:p>
          </table:table-cell>
          <table:table-cell table:number-columns-repeated="2"/>
          <table:table-cell office:value-type="float" office:value="3041821" calcext:value-type="float">
            <text:p>3041821</text:p>
          </table:table-cell>
          <table:table-cell office:value-type="float" office:value="25366235" calcext:value-type="float">
            <text:p>25366235</text:p>
          </table:table-cell>
          <table:table-cell office:value-type="float" office:value="7176542" calcext:value-type="float">
            <text:p>7176542</text:p>
          </table:table-cell>
          <table:table-cell office:value-type="float" office:value="27158670" calcext:value-type="float">
            <text:p>27158670</text:p>
          </table:table-cell>
          <table:table-cell office:value-type="float" office:value="16016583" calcext:value-type="float">
            <text:p>16016583</text:p>
          </table:table-cell>
          <table:table-cell office:value-type="float" office:value="28249249" calcext:value-type="float">
            <text:p>28249249</text:p>
          </table:table-cell>
          <table:table-cell/>
          <table:table-cell table:formula="of:=[.I3]/[.A3]" office:value-type="percentage" office:value="0.999091830547733" calcext:value-type="percentage">
            <text:p>99.91%</text:p>
          </table:table-cell>
          <table:table-cell table:formula="of:=[.J3]/[.B3]" office:value-type="percentage" office:value="0.999371921486482" calcext:value-type="percentage">
            <text:p>99.94%</text:p>
          </table:table-cell>
          <table:table-cell table:formula="of:=[.K3]/[.C3]" office:value-type="percentage" office:value="0.996243684235149" calcext:value-type="percentage">
            <text:p>99.62%</text:p>
          </table:table-cell>
          <table:table-cell table:formula="of:=[.L3]/[.D3]" office:value-type="percentage" office:value="1.00038271301165" calcext:value-type="percentage">
            <text:p>100.04%</text:p>
          </table:table-cell>
          <table:table-cell table:formula="of:=[.M3]/[.E3]" office:value-type="percentage" office:value="1.00227380715705" calcext:value-type="percentage">
            <text:p>100.23%</text:p>
          </table:table-cell>
          <table:table-cell table:formula="of:=[.N3]/[.F3]" office:value-type="percentage" office:value="0.999014468129831" calcext:value-type="percentage">
            <text:p>99.90%</text:p>
          </table:table-cell>
          <table:table-cell/>
          <table:table-cell table:style-name="ce3" table:formula="of:=AVERAGE([.P3:.U3])" office:value-type="percentage" office:value="0.999396404094649" calcext:value-type="percentage">
            <text:p>99.94%</text:p>
          </table:table-cell>
          <table:table-cell table:number-columns-repeated="1001"/>
        </table:table-row>
        <table:table-row table:style-name="ro1">
          <table:table-cell office:value-type="float" office:value="3170734" calcext:value-type="float">
            <text:p>3170734</text:p>
          </table:table-cell>
          <table:table-cell office:value-type="float" office:value="24569458" calcext:value-type="float">
            <text:p>24569458</text:p>
          </table:table-cell>
          <table:table-cell office:value-type="float" office:value="6824514" calcext:value-type="float">
            <text:p>6824514</text:p>
          </table:table-cell>
          <table:table-cell office:value-type="float" office:value="26873646" calcext:value-type="float">
            <text:p>26873646</text:p>
          </table:table-cell>
          <table:table-cell office:value-type="float" office:value="15889464" calcext:value-type="float">
            <text:p>15889464</text:p>
          </table:table-cell>
          <table:table-cell office:value-type="float" office:value="28187956" calcext:value-type="float">
            <text:p>28187956</text:p>
          </table:table-cell>
          <table:table-cell table:number-columns-repeated="2"/>
          <table:table-cell office:value-type="float" office:value="3173563" calcext:value-type="float">
            <text:p>3173563</text:p>
          </table:table-cell>
          <table:table-cell office:value-type="float" office:value="24591702" calcext:value-type="float">
            <text:p>24591702</text:p>
          </table:table-cell>
          <table:table-cell office:value-type="float" office:value="6784961" calcext:value-type="float">
            <text:p>6784961</text:p>
          </table:table-cell>
          <table:table-cell office:value-type="float" office:value="26887320" calcext:value-type="float">
            <text:p>26887320</text:p>
          </table:table-cell>
          <table:table-cell office:value-type="float" office:value="15883952" calcext:value-type="float">
            <text:p>15883952</text:p>
          </table:table-cell>
          <table:table-cell office:value-type="float" office:value="28175662" calcext:value-type="float">
            <text:p>28175662</text:p>
          </table:table-cell>
          <table:table-cell/>
          <table:table-cell table:formula="of:=[.I4]/[.A4]" office:value-type="percentage" office:value="1.00089222243178" calcext:value-type="percentage">
            <text:p>100.09%</text:p>
          </table:table-cell>
          <table:table-cell table:formula="of:=[.J4]/[.B4]" office:value-type="percentage" office:value="1.00090535167687" calcext:value-type="percentage">
            <text:p>100.09%</text:p>
          </table:table-cell>
          <table:table-cell table:formula="of:=[.K4]/[.C4]" office:value-type="percentage" office:value="0.994204275938184" calcext:value-type="percentage">
            <text:p>99.42%</text:p>
          </table:table-cell>
          <table:table-cell table:formula="of:=[.L4]/[.D4]" office:value-type="percentage" office:value="1.00050882563535" calcext:value-type="percentage">
            <text:p>100.05%</text:p>
          </table:table-cell>
          <table:table-cell table:formula="of:=[.M4]/[.E4]" office:value-type="percentage" office:value="0.99965310346529" calcext:value-type="percentage">
            <text:p>99.97%</text:p>
          </table:table-cell>
          <table:table-cell table:formula="of:=[.N4]/[.F4]" office:value-type="percentage" office:value="0.999563856279611" calcext:value-type="percentage">
            <text:p>99.96%</text:p>
          </table:table-cell>
          <table:table-cell/>
          <table:table-cell table:style-name="ce3" table:formula="of:=AVERAGE([.P4:.U4])" office:value-type="percentage" office:value="0.999287939237847" calcext:value-type="percentage">
            <text:p>99.93%</text:p>
          </table:table-cell>
          <table:table-cell table:number-columns-repeated="1001"/>
        </table:table-row>
        <table:table-row table:style-name="ro1">
          <table:table-cell office:value-type="float" office:value="3079626" calcext:value-type="float">
            <text:p>3079626</text:p>
          </table:table-cell>
          <table:table-cell office:value-type="float" office:value="25243482" calcext:value-type="float">
            <text:p>25243482</text:p>
          </table:table-cell>
          <table:table-cell office:value-type="float" office:value="6747002" calcext:value-type="float">
            <text:p>6747002</text:p>
          </table:table-cell>
          <table:table-cell office:value-type="float" office:value="28509724" calcext:value-type="float">
            <text:p>28509724</text:p>
          </table:table-cell>
          <table:table-cell office:value-type="float" office:value="15770724" calcext:value-type="float">
            <text:p>15770724</text:p>
          </table:table-cell>
          <table:table-cell office:value-type="float" office:value="29407931" calcext:value-type="float">
            <text:p>29407931</text:p>
          </table:table-cell>
          <table:table-cell table:number-columns-repeated="2"/>
          <table:table-cell office:value-type="float" office:value="3061155" calcext:value-type="float">
            <text:p>3061155</text:p>
          </table:table-cell>
          <table:table-cell office:value-type="float" office:value="25178951" calcext:value-type="float">
            <text:p>25178951</text:p>
          </table:table-cell>
          <table:table-cell office:value-type="float" office:value="6739751" calcext:value-type="float">
            <text:p>6739751</text:p>
          </table:table-cell>
          <table:table-cell office:value-type="float" office:value="28535058" calcext:value-type="float">
            <text:p>28535058</text:p>
          </table:table-cell>
          <table:table-cell office:value-type="float" office:value="15606409" calcext:value-type="float">
            <text:p>15606409</text:p>
          </table:table-cell>
          <table:table-cell office:value-type="float" office:value="29462728" calcext:value-type="float">
            <text:p>29462728</text:p>
          </table:table-cell>
          <table:table-cell/>
          <table:table-cell table:formula="of:=[.I5]/[.A5]" office:value-type="percentage" office:value="0.99400219377288" calcext:value-type="percentage">
            <text:p>99.40%</text:p>
          </table:table-cell>
          <table:table-cell table:formula="of:=[.J5]/[.B5]" office:value-type="percentage" office:value="0.997443656940829" calcext:value-type="percentage">
            <text:p>99.74%</text:p>
          </table:table-cell>
          <table:table-cell table:formula="of:=[.K5]/[.C5]" office:value-type="percentage" office:value="0.998925300451964" calcext:value-type="percentage">
            <text:p>99.89%</text:p>
          </table:table-cell>
          <table:table-cell table:formula="of:=[.L5]/[.D5]" office:value-type="percentage" office:value="1.00088860909352" calcext:value-type="percentage">
            <text:p>100.09%</text:p>
          </table:table-cell>
          <table:table-cell table:formula="of:=[.M5]/[.E5]" office:value-type="percentage" office:value="0.989581010992266" calcext:value-type="percentage">
            <text:p>98.96%</text:p>
          </table:table-cell>
          <table:table-cell table:formula="of:=[.N5]/[.F5]" office:value-type="percentage" office:value="1.00186334087903" calcext:value-type="percentage">
            <text:p>100.19%</text:p>
          </table:table-cell>
          <table:table-cell/>
          <table:table-cell table:style-name="ce3" table:formula="of:=AVERAGE([.P5:.U5])" office:value-type="percentage" office:value="0.997117352021748" calcext:value-type="percentage">
            <text:p>99.71%</text:p>
          </table:table-cell>
          <table:table-cell table:number-columns-repeated="1001"/>
        </table:table-row>
        <table:table-row table:style-name="ro1">
          <table:table-cell office:value-type="float" office:value="2943972" calcext:value-type="float">
            <text:p>2943972</text:p>
          </table:table-cell>
          <table:table-cell office:value-type="float" office:value="24674734" calcext:value-type="float">
            <text:p>24674734</text:p>
          </table:table-cell>
          <table:table-cell office:value-type="float" office:value="6860591" calcext:value-type="float">
            <text:p>6860591</text:p>
          </table:table-cell>
          <table:table-cell office:value-type="float" office:value="27711265" calcext:value-type="float">
            <text:p>27711265</text:p>
          </table:table-cell>
          <table:table-cell office:value-type="float" office:value="15693674" calcext:value-type="float">
            <text:p>15693674</text:p>
          </table:table-cell>
          <table:table-cell office:value-type="float" office:value="28174235" calcext:value-type="float">
            <text:p>28174235</text:p>
          </table:table-cell>
          <table:table-cell table:number-columns-repeated="2"/>
          <table:table-cell office:value-type="float" office:value="2927940" calcext:value-type="float">
            <text:p>2927940</text:p>
          </table:table-cell>
          <table:table-cell office:value-type="float" office:value="24676702" calcext:value-type="float">
            <text:p>24676702</text:p>
          </table:table-cell>
          <table:table-cell office:value-type="float" office:value="6881342" calcext:value-type="float">
            <text:p>6881342</text:p>
          </table:table-cell>
          <table:table-cell office:value-type="float" office:value="27790569" calcext:value-type="float">
            <text:p>27790569</text:p>
          </table:table-cell>
          <table:table-cell office:value-type="float" office:value="15670550" calcext:value-type="float">
            <text:p>15670550</text:p>
          </table:table-cell>
          <table:table-cell office:value-type="float" office:value="28211048" calcext:value-type="float">
            <text:p>28211048</text:p>
          </table:table-cell>
          <table:table-cell/>
          <table:table-cell table:formula="of:=[.I6]/[.A6]" office:value-type="percentage" office:value="0.994554296032707" calcext:value-type="percentage">
            <text:p>99.46%</text:p>
          </table:table-cell>
          <table:table-cell table:formula="of:=[.J6]/[.B6]" office:value-type="percentage" office:value="1.00007975769871" calcext:value-type="percentage">
            <text:p>100.01%</text:p>
          </table:table-cell>
          <table:table-cell table:formula="of:=[.K6]/[.C6]" office:value-type="percentage" office:value="1.00302466653383" calcext:value-type="percentage">
            <text:p>100.30%</text:p>
          </table:table-cell>
          <table:table-cell table:formula="of:=[.L6]/[.D6]" office:value-type="percentage" office:value="1.00286179645714" calcext:value-type="percentage">
            <text:p>100.29%</text:p>
          </table:table-cell>
          <table:table-cell table:formula="of:=[.M6]/[.E6]" office:value-type="percentage" office:value="0.998526540056841" calcext:value-type="percentage">
            <text:p>99.85%</text:p>
          </table:table-cell>
          <table:table-cell table:formula="of:=[.N6]/[.F6]" office:value-type="percentage" office:value="1.00130661932791" calcext:value-type="percentage">
            <text:p>100.13%</text:p>
          </table:table-cell>
          <table:table-cell/>
          <table:table-cell table:style-name="ce3" table:formula="of:=AVERAGE([.P6:.U6])" office:value-type="percentage" office:value="1.00005894601786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3339071" calcext:value-type="float">
            <text:p>3339071</text:p>
          </table:table-cell>
          <table:table-cell office:value-type="float" office:value="24617503" calcext:value-type="float">
            <text:p>24617503</text:p>
          </table:table-cell>
          <table:table-cell office:value-type="float" office:value="7521751" calcext:value-type="float">
            <text:p>7521751</text:p>
          </table:table-cell>
          <table:table-cell office:value-type="float" office:value="31907418" calcext:value-type="float">
            <text:p>31907418</text:p>
          </table:table-cell>
          <table:table-cell office:value-type="float" office:value="15568850" calcext:value-type="float">
            <text:p>15568850</text:p>
          </table:table-cell>
          <table:table-cell office:value-type="float" office:value="28775906" calcext:value-type="float">
            <text:p>28775906</text:p>
          </table:table-cell>
          <table:table-cell table:number-columns-repeated="2"/>
          <table:table-cell office:value-type="float" office:value="3335524" calcext:value-type="float">
            <text:p>3335524</text:p>
          </table:table-cell>
          <table:table-cell office:value-type="float" office:value="24599345" calcext:value-type="float">
            <text:p>24599345</text:p>
          </table:table-cell>
          <table:table-cell office:value-type="float" office:value="7545138" calcext:value-type="float">
            <text:p>7545138</text:p>
          </table:table-cell>
          <table:table-cell office:value-type="float" office:value="31889136" calcext:value-type="float">
            <text:p>31889136</text:p>
          </table:table-cell>
          <table:table-cell office:value-type="float" office:value="15642266" calcext:value-type="float">
            <text:p>15642266</text:p>
          </table:table-cell>
          <table:table-cell office:value-type="float" office:value="28804505" calcext:value-type="float">
            <text:p>28804505</text:p>
          </table:table-cell>
          <table:table-cell/>
          <table:table-cell table:formula="of:=[.I7]/[.A7]" office:value-type="percentage" office:value="0.998937728487954" calcext:value-type="percentage">
            <text:p>99.89%</text:p>
          </table:table-cell>
          <table:table-cell table:formula="of:=[.J7]/[.B7]" office:value-type="percentage" office:value="0.999262394727849" calcext:value-type="percentage">
            <text:p>99.93%</text:p>
          </table:table-cell>
          <table:table-cell table:formula="of:=[.K7]/[.C7]" office:value-type="percentage" office:value="1.00310924942876" calcext:value-type="percentage">
            <text:p>100.31%</text:p>
          </table:table-cell>
          <table:table-cell table:formula="of:=[.L7]/[.D7]" office:value-type="percentage" office:value="0.99942702978975" calcext:value-type="percentage">
            <text:p>99.94%</text:p>
          </table:table-cell>
          <table:table-cell table:formula="of:=[.M7]/[.E7]" office:value-type="percentage" office:value="1.00471556987189" calcext:value-type="percentage">
            <text:p>100.47%</text:p>
          </table:table-cell>
          <table:table-cell table:formula="of:=[.N7]/[.F7]" office:value-type="percentage" office:value="1.0009938522874" calcext:value-type="percentage">
            <text:p>100.10%</text:p>
          </table:table-cell>
          <table:table-cell/>
          <table:table-cell table:style-name="ce3" table:formula="of:=AVERAGE([.P7:.U7])" office:value-type="percentage" office:value="1.00107430409893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957213" calcext:value-type="float">
            <text:p>2957213</text:p>
          </table:table-cell>
          <table:table-cell office:value-type="float" office:value="24359910" calcext:value-type="float">
            <text:p>24359910</text:p>
          </table:table-cell>
          <table:table-cell office:value-type="float" office:value="7840690" calcext:value-type="float">
            <text:p>7840690</text:p>
          </table:table-cell>
          <table:table-cell office:value-type="float" office:value="28316426" calcext:value-type="float">
            <text:p>28316426</text:p>
          </table:table-cell>
          <table:table-cell office:value-type="float" office:value="15634493" calcext:value-type="float">
            <text:p>15634493</text:p>
          </table:table-cell>
          <table:table-cell office:value-type="float" office:value="30469304" calcext:value-type="float">
            <text:p>30469304</text:p>
          </table:table-cell>
          <table:table-cell table:number-columns-repeated="2"/>
          <table:table-cell office:value-type="float" office:value="2960818" calcext:value-type="float">
            <text:p>2960818</text:p>
          </table:table-cell>
          <table:table-cell office:value-type="float" office:value="24372847" calcext:value-type="float">
            <text:p>24372847</text:p>
          </table:table-cell>
          <table:table-cell office:value-type="float" office:value="7844822" calcext:value-type="float">
            <text:p>7844822</text:p>
          </table:table-cell>
          <table:table-cell office:value-type="float" office:value="28377582" calcext:value-type="float">
            <text:p>28377582</text:p>
          </table:table-cell>
          <table:table-cell office:value-type="float" office:value="15673477" calcext:value-type="float">
            <text:p>15673477</text:p>
          </table:table-cell>
          <table:table-cell office:value-type="float" office:value="30527489" calcext:value-type="float">
            <text:p>30527489</text:p>
          </table:table-cell>
          <table:table-cell/>
          <table:table-cell table:formula="of:=[.I8]/[.A8]" office:value-type="percentage" office:value="1.0012190532099" calcext:value-type="percentage">
            <text:p>100.12%</text:p>
          </table:table-cell>
          <table:table-cell table:formula="of:=[.J8]/[.B8]" office:value-type="percentage" office:value="1.00053107749577" calcext:value-type="percentage">
            <text:p>100.05%</text:p>
          </table:table-cell>
          <table:table-cell table:formula="of:=[.K8]/[.C8]" office:value-type="percentage" office:value="1.00052699443544" calcext:value-type="percentage">
            <text:p>100.05%</text:p>
          </table:table-cell>
          <table:table-cell table:formula="of:=[.L8]/[.D8]" office:value-type="percentage" office:value="1.00215973583672" calcext:value-type="percentage">
            <text:p>100.22%</text:p>
          </table:table-cell>
          <table:table-cell table:formula="of:=[.M8]/[.E8]" office:value-type="percentage" office:value="1.00249346109273" calcext:value-type="percentage">
            <text:p>100.25%</text:p>
          </table:table-cell>
          <table:table-cell table:formula="of:=[.N8]/[.F8]" office:value-type="percentage" office:value="1.00190962681655" calcext:value-type="percentage">
            <text:p>100.19%</text:p>
          </table:table-cell>
          <table:table-cell/>
          <table:table-cell table:style-name="ce3" table:formula="of:=AVERAGE([.P8:.U8])" office:value-type="percentage" office:value="1.00147332481452" calcext:value-type="percentage">
            <text:p>100.15%</text:p>
          </table:table-cell>
          <table:table-cell table:number-columns-repeated="1001"/>
        </table:table-row>
        <table:table-row table:style-name="ro1">
          <table:table-cell office:value-type="float" office:value="2966415" calcext:value-type="float">
            <text:p>2966415</text:p>
          </table:table-cell>
          <table:table-cell office:value-type="float" office:value="24523272" calcext:value-type="float">
            <text:p>24523272</text:p>
          </table:table-cell>
          <table:table-cell office:value-type="float" office:value="6200491" calcext:value-type="float">
            <text:p>6200491</text:p>
          </table:table-cell>
          <table:table-cell office:value-type="float" office:value="26764951" calcext:value-type="float">
            <text:p>26764951</text:p>
          </table:table-cell>
          <table:table-cell office:value-type="float" office:value="15934255" calcext:value-type="float">
            <text:p>15934255</text:p>
          </table:table-cell>
          <table:table-cell office:value-type="float" office:value="28332169" calcext:value-type="float">
            <text:p>28332169</text:p>
          </table:table-cell>
          <table:table-cell table:number-columns-repeated="2"/>
          <table:table-cell office:value-type="float" office:value="2965543" calcext:value-type="float">
            <text:p>2965543</text:p>
          </table:table-cell>
          <table:table-cell office:value-type="float" office:value="24537221" calcext:value-type="float">
            <text:p>24537221</text:p>
          </table:table-cell>
          <table:table-cell office:value-type="float" office:value="6224522" calcext:value-type="float">
            <text:p>6224522</text:p>
          </table:table-cell>
          <table:table-cell office:value-type="float" office:value="26833198" calcext:value-type="float">
            <text:p>26833198</text:p>
          </table:table-cell>
          <table:table-cell office:value-type="float" office:value="15918399" calcext:value-type="float">
            <text:p>15918399</text:p>
          </table:table-cell>
          <table:table-cell office:value-type="float" office:value="28353458" calcext:value-type="float">
            <text:p>28353458</text:p>
          </table:table-cell>
          <table:table-cell/>
          <table:table-cell table:formula="of:=[.I9]/[.A9]" office:value-type="percentage" office:value="0.999706042478884" calcext:value-type="percentage">
            <text:p>99.97%</text:p>
          </table:table-cell>
          <table:table-cell table:formula="of:=[.J9]/[.B9]" office:value-type="percentage" office:value="1.00056880664212" calcext:value-type="percentage">
            <text:p>100.06%</text:p>
          </table:table-cell>
          <table:table-cell table:formula="of:=[.K9]/[.C9]" office:value-type="percentage" office:value="1.0038756608146" calcext:value-type="percentage">
            <text:p>100.39%</text:p>
          </table:table-cell>
          <table:table-cell table:formula="of:=[.L9]/[.D9]" office:value-type="percentage" office:value="1.00254986455981" calcext:value-type="percentage">
            <text:p>100.25%</text:p>
          </table:table-cell>
          <table:table-cell table:formula="of:=[.M9]/[.E9]" office:value-type="percentage" office:value="0.999004911117589" calcext:value-type="percentage">
            <text:p>99.90%</text:p>
          </table:table-cell>
          <table:table-cell table:formula="of:=[.N9]/[.F9]" office:value-type="percentage" office:value="1.00075140734901" calcext:value-type="percentage">
            <text:p>100.08%</text:p>
          </table:table-cell>
          <table:table-cell/>
          <table:table-cell table:style-name="ce3" table:formula="of:=AVERAGE([.P9:.U9])" office:value-type="percentage" office:value="1.00107611549367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987648" calcext:value-type="float">
            <text:p>2987648</text:p>
          </table:table-cell>
          <table:table-cell office:value-type="float" office:value="24380033" calcext:value-type="float">
            <text:p>24380033</text:p>
          </table:table-cell>
          <table:table-cell office:value-type="float" office:value="6047678" calcext:value-type="float">
            <text:p>6047678</text:p>
          </table:table-cell>
          <table:table-cell office:value-type="float" office:value="27081355" calcext:value-type="float">
            <text:p>27081355</text:p>
          </table:table-cell>
          <table:table-cell office:value-type="float" office:value="15592692" calcext:value-type="float">
            <text:p>15592692</text:p>
          </table:table-cell>
          <table:table-cell office:value-type="float" office:value="28292202" calcext:value-type="float">
            <text:p>28292202</text:p>
          </table:table-cell>
          <table:table-cell table:number-columns-repeated="2"/>
          <table:table-cell office:value-type="float" office:value="2990229" calcext:value-type="float">
            <text:p>2990229</text:p>
          </table:table-cell>
          <table:table-cell office:value-type="float" office:value="24336401" calcext:value-type="float">
            <text:p>24336401</text:p>
          </table:table-cell>
          <table:table-cell office:value-type="float" office:value="6078591" calcext:value-type="float">
            <text:p>6078591</text:p>
          </table:table-cell>
          <table:table-cell office:value-type="float" office:value="27109884" calcext:value-type="float">
            <text:p>27109884</text:p>
          </table:table-cell>
          <table:table-cell office:value-type="float" office:value="15567018" calcext:value-type="float">
            <text:p>15567018</text:p>
          </table:table-cell>
          <table:table-cell office:value-type="float" office:value="28323081" calcext:value-type="float">
            <text:p>28323081</text:p>
          </table:table-cell>
          <table:table-cell/>
          <table:table-cell table:formula="of:=[.I10]/[.A10]" office:value-type="percentage" office:value="1.00086389025749" calcext:value-type="percentage">
            <text:p>100.09%</text:p>
          </table:table-cell>
          <table:table-cell table:formula="of:=[.J10]/[.B10]" office:value-type="percentage" office:value="0.998210338763692" calcext:value-type="percentage">
            <text:p>99.82%</text:p>
          </table:table-cell>
          <table:table-cell table:formula="of:=[.K10]/[.C10]" office:value-type="percentage" office:value="1.00511154859766" calcext:value-type="percentage">
            <text:p>100.51%</text:p>
          </table:table-cell>
          <table:table-cell table:formula="of:=[.L10]/[.D10]" office:value-type="percentage" office:value="1.0010534554124" calcext:value-type="percentage">
            <text:p>100.11%</text:p>
          </table:table-cell>
          <table:table-cell table:formula="of:=[.M10]/[.E10]" office:value-type="percentage" office:value="0.998353459428301" calcext:value-type="percentage">
            <text:p>99.84%</text:p>
          </table:table-cell>
          <table:table-cell table:formula="of:=[.N10]/[.F10]" office:value-type="percentage" office:value="1.00109143148349" calcext:value-type="percentage">
            <text:p>100.11%</text:p>
          </table:table-cell>
          <table:table-cell/>
          <table:table-cell table:style-name="ce3" table:formula="of:=AVERAGE([.P10:.U10])" office:value-type="percentage" office:value="1.00078068732384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929421" calcext:value-type="float">
            <text:p>2929421</text:p>
          </table:table-cell>
          <table:table-cell office:value-type="float" office:value="24951793" calcext:value-type="float">
            <text:p>24951793</text:p>
          </table:table-cell>
          <table:table-cell office:value-type="float" office:value="6040687" calcext:value-type="float">
            <text:p>6040687</text:p>
          </table:table-cell>
          <table:table-cell office:value-type="float" office:value="28084903" calcext:value-type="float">
            <text:p>28084903</text:p>
          </table:table-cell>
          <table:table-cell office:value-type="float" office:value="15761258" calcext:value-type="float">
            <text:p>15761258</text:p>
          </table:table-cell>
          <table:table-cell office:value-type="float" office:value="30105025" calcext:value-type="float">
            <text:p>30105025</text:p>
          </table:table-cell>
          <table:table-cell table:number-columns-repeated="2"/>
          <table:table-cell office:value-type="float" office:value="2920039" calcext:value-type="float">
            <text:p>2920039</text:p>
          </table:table-cell>
          <table:table-cell office:value-type="float" office:value="24943411" calcext:value-type="float">
            <text:p>24943411</text:p>
          </table:table-cell>
          <table:table-cell office:value-type="float" office:value="6054558" calcext:value-type="float">
            <text:p>6054558</text:p>
          </table:table-cell>
          <table:table-cell office:value-type="float" office:value="28094374" calcext:value-type="float">
            <text:p>28094374</text:p>
          </table:table-cell>
          <table:table-cell office:value-type="float" office:value="15763992" calcext:value-type="float">
            <text:p>15763992</text:p>
          </table:table-cell>
          <table:table-cell office:value-type="float" office:value="30142847" calcext:value-type="float">
            <text:p>30142847</text:p>
          </table:table-cell>
          <table:table-cell/>
          <table:table-cell table:formula="of:=[.I11]/[.A11]" office:value-type="percentage" office:value="0.996797319333752" calcext:value-type="percentage">
            <text:p>99.68%</text:p>
          </table:table-cell>
          <table:table-cell table:formula="of:=[.J11]/[.B11]" office:value-type="percentage" office:value="0.999664072237214" calcext:value-type="percentage">
            <text:p>99.97%</text:p>
          </table:table-cell>
          <table:table-cell table:formula="of:=[.K11]/[.C11]" office:value-type="percentage" office:value="1.00229626199801" calcext:value-type="percentage">
            <text:p>100.23%</text:p>
          </table:table-cell>
          <table:table-cell table:formula="of:=[.L11]/[.D11]" office:value-type="percentage" office:value="1.00033722744209" calcext:value-type="percentage">
            <text:p>100.03%</text:p>
          </table:table-cell>
          <table:table-cell table:formula="of:=[.M11]/[.E11]" office:value-type="percentage" office:value="1.00017346331111" calcext:value-type="percentage">
            <text:p>100.02%</text:p>
          </table:table-cell>
          <table:table-cell table:formula="of:=[.N11]/[.F11]" office:value-type="percentage" office:value="1.00125633511349" calcext:value-type="percentage">
            <text:p>100.13%</text:p>
          </table:table-cell>
          <table:table-cell/>
          <table:table-cell table:style-name="ce3" table:formula="of:=AVERAGE([.P11:.U11])" office:value-type="percentage" office:value="1.00008744657261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865018" calcext:value-type="float">
            <text:p>2865018</text:p>
          </table:table-cell>
          <table:table-cell office:value-type="float" office:value="24535289" calcext:value-type="float">
            <text:p>24535289</text:p>
          </table:table-cell>
          <table:table-cell office:value-type="float" office:value="7239779" calcext:value-type="float">
            <text:p>7239779</text:p>
          </table:table-cell>
          <table:table-cell office:value-type="float" office:value="27106513" calcext:value-type="float">
            <text:p>27106513</text:p>
          </table:table-cell>
          <table:table-cell office:value-type="float" office:value="15554746" calcext:value-type="float">
            <text:p>15554746</text:p>
          </table:table-cell>
          <table:table-cell office:value-type="float" office:value="28184399" calcext:value-type="float">
            <text:p>28184399</text:p>
          </table:table-cell>
          <table:table-cell table:number-columns-repeated="2"/>
          <table:table-cell office:value-type="float" office:value="2865456" calcext:value-type="float">
            <text:p>2865456</text:p>
          </table:table-cell>
          <table:table-cell office:value-type="float" office:value="24510662" calcext:value-type="float">
            <text:p>24510662</text:p>
          </table:table-cell>
          <table:table-cell office:value-type="float" office:value="7304757" calcext:value-type="float">
            <text:p>7304757</text:p>
          </table:table-cell>
          <table:table-cell office:value-type="float" office:value="27161232" calcext:value-type="float">
            <text:p>27161232</text:p>
          </table:table-cell>
          <table:table-cell office:value-type="float" office:value="15601102" calcext:value-type="float">
            <text:p>15601102</text:p>
          </table:table-cell>
          <table:table-cell office:value-type="float" office:value="28258774" calcext:value-type="float">
            <text:p>28258774</text:p>
          </table:table-cell>
          <table:table-cell/>
          <table:table-cell table:formula="of:=[.I12]/[.A12]" office:value-type="percentage" office:value="1.00015287862066" calcext:value-type="percentage">
            <text:p>100.02%</text:p>
          </table:table-cell>
          <table:table-cell table:formula="of:=[.J12]/[.B12]" office:value-type="percentage" office:value="0.998996262077858" calcext:value-type="percentage">
            <text:p>99.90%</text:p>
          </table:table-cell>
          <table:table-cell table:formula="of:=[.K12]/[.C12]" office:value-type="percentage" office:value="1.00897513584324" calcext:value-type="percentage">
            <text:p>100.90%</text:p>
          </table:table-cell>
          <table:table-cell table:formula="of:=[.L12]/[.D12]" office:value-type="percentage" office:value="1.00201866614123" calcext:value-type="percentage">
            <text:p>100.20%</text:p>
          </table:table-cell>
          <table:table-cell table:formula="of:=[.M12]/[.E12]" office:value-type="percentage" office:value="1.0029801836687" calcext:value-type="percentage">
            <text:p>100.30%</text:p>
          </table:table-cell>
          <table:table-cell table:formula="of:=[.N12]/[.F12]" office:value-type="percentage" office:value="1.00263887124221" calcext:value-type="percentage">
            <text:p>100.26%</text:p>
          </table:table-cell>
          <table:table-cell/>
          <table:table-cell table:style-name="ce3" table:formula="of:=AVERAGE([.P12:.U12])" office:value-type="percentage" office:value="1.00262699959898" calcext:value-type="percentage">
            <text:p>100.26%</text:p>
          </table:table-cell>
          <table:table-cell table:number-columns-repeated="1001"/>
        </table:table-row>
        <table:table-row table:style-name="ro1">
          <table:table-cell office:value-type="float" office:value="2880105" calcext:value-type="float">
            <text:p>2880105</text:p>
          </table:table-cell>
          <table:table-cell office:value-type="float" office:value="24926430" calcext:value-type="float">
            <text:p>24926430</text:p>
          </table:table-cell>
          <table:table-cell office:value-type="float" office:value="6481950" calcext:value-type="float">
            <text:p>6481950</text:p>
          </table:table-cell>
          <table:table-cell office:value-type="float" office:value="30092442" calcext:value-type="float">
            <text:p>30092442</text:p>
          </table:table-cell>
          <table:table-cell office:value-type="float" office:value="15988536" calcext:value-type="float">
            <text:p>15988536</text:p>
          </table:table-cell>
          <table:table-cell office:value-type="float" office:value="27948822" calcext:value-type="float">
            <text:p>27948822</text:p>
          </table:table-cell>
          <table:table-cell table:number-columns-repeated="2"/>
          <table:table-cell office:value-type="float" office:value="2883791" calcext:value-type="float">
            <text:p>2883791</text:p>
          </table:table-cell>
          <table:table-cell office:value-type="float" office:value="24913045" calcext:value-type="float">
            <text:p>24913045</text:p>
          </table:table-cell>
          <table:table-cell office:value-type="float" office:value="6520524" calcext:value-type="float">
            <text:p>6520524</text:p>
          </table:table-cell>
          <table:table-cell office:value-type="float" office:value="30112053" calcext:value-type="float">
            <text:p>30112053</text:p>
          </table:table-cell>
          <table:table-cell office:value-type="float" office:value="16029444" calcext:value-type="float">
            <text:p>16029444</text:p>
          </table:table-cell>
          <table:table-cell office:value-type="float" office:value="27970658" calcext:value-type="float">
            <text:p>27970658</text:p>
          </table:table-cell>
          <table:table-cell/>
          <table:table-cell table:formula="of:=[.I13]/[.A13]" office:value-type="percentage" office:value="1.00127981445121" calcext:value-type="percentage">
            <text:p>100.13%</text:p>
          </table:table-cell>
          <table:table-cell table:formula="of:=[.J13]/[.B13]" office:value-type="percentage" office:value="0.999463019774593" calcext:value-type="percentage">
            <text:p>99.95%</text:p>
          </table:table-cell>
          <table:table-cell table:formula="of:=[.K13]/[.C13]" office:value-type="percentage" office:value="1.00595098697151" calcext:value-type="percentage">
            <text:p>100.60%</text:p>
          </table:table-cell>
          <table:table-cell table:formula="of:=[.L13]/[.D13]" office:value-type="percentage" office:value="1.00065169187665" calcext:value-type="percentage">
            <text:p>100.07%</text:p>
          </table:table-cell>
          <table:table-cell table:formula="of:=[.M13]/[.E13]" office:value-type="percentage" office:value="1.00255858322488" calcext:value-type="percentage">
            <text:p>100.26%</text:p>
          </table:table-cell>
          <table:table-cell table:formula="of:=[.N13]/[.F13]" office:value-type="percentage" office:value="1.00078128516472" calcext:value-type="percentage">
            <text:p>100.08%</text:p>
          </table:table-cell>
          <table:table-cell/>
          <table:table-cell table:style-name="ce3" table:formula="of:=AVERAGE([.P13:.U13])" office:value-type="percentage" office:value="1.00178089691059" calcext:value-type="percentage">
            <text:p>100.18%</text:p>
          </table:table-cell>
          <table:table-cell table:number-columns-repeated="1001"/>
        </table:table-row>
        <table:table-row table:style-name="ro1">
          <table:table-cell office:value-type="float" office:value="2898666" calcext:value-type="float">
            <text:p>2898666</text:p>
          </table:table-cell>
          <table:table-cell office:value-type="float" office:value="24328226" calcext:value-type="float">
            <text:p>24328226</text:p>
          </table:table-cell>
          <table:table-cell office:value-type="float" office:value="6497328" calcext:value-type="float">
            <text:p>6497328</text:p>
          </table:table-cell>
          <table:table-cell office:value-type="float" office:value="28406322" calcext:value-type="float">
            <text:p>28406322</text:p>
          </table:table-cell>
          <table:table-cell office:value-type="float" office:value="15889044" calcext:value-type="float">
            <text:p>15889044</text:p>
          </table:table-cell>
          <table:table-cell office:value-type="float" office:value="29121958" calcext:value-type="float">
            <text:p>29121958</text:p>
          </table:table-cell>
          <table:table-cell table:number-columns-repeated="2"/>
          <table:table-cell office:value-type="float" office:value="2895658" calcext:value-type="float">
            <text:p>2895658</text:p>
          </table:table-cell>
          <table:table-cell office:value-type="float" office:value="24327865" calcext:value-type="float">
            <text:p>24327865</text:p>
          </table:table-cell>
          <table:table-cell office:value-type="float" office:value="6520990" calcext:value-type="float">
            <text:p>6520990</text:p>
          </table:table-cell>
          <table:table-cell office:value-type="float" office:value="28451975" calcext:value-type="float">
            <text:p>28451975</text:p>
          </table:table-cell>
          <table:table-cell office:value-type="float" office:value="15917510" calcext:value-type="float">
            <text:p>15917510</text:p>
          </table:table-cell>
          <table:table-cell office:value-type="float" office:value="29195185" calcext:value-type="float">
            <text:p>29195185</text:p>
          </table:table-cell>
          <table:table-cell/>
          <table:table-cell table:formula="of:=[.I14]/[.A14]" office:value-type="percentage" office:value="0.998962281270074" calcext:value-type="percentage">
            <text:p>99.90%</text:p>
          </table:table-cell>
          <table:table-cell table:formula="of:=[.J14]/[.B14]" office:value-type="percentage" office:value="0.999985161269054" calcext:value-type="percentage">
            <text:p>100.00%</text:p>
          </table:table-cell>
          <table:table-cell table:formula="of:=[.K14]/[.C14]" office:value-type="percentage" office:value="1.0036418047542" calcext:value-type="percentage">
            <text:p>100.36%</text:p>
          </table:table-cell>
          <table:table-cell table:formula="of:=[.L14]/[.D14]" office:value-type="percentage" office:value="1.00160714224108" calcext:value-type="percentage">
            <text:p>100.16%</text:p>
          </table:table-cell>
          <table:table-cell table:formula="of:=[.M14]/[.E14]" office:value-type="percentage" office:value="1.00179154894404" calcext:value-type="percentage">
            <text:p>100.18%</text:p>
          </table:table-cell>
          <table:table-cell table:formula="of:=[.N14]/[.F14]" office:value-type="percentage" office:value="1.00251449438942" calcext:value-type="percentage">
            <text:p>100.25%</text:p>
          </table:table-cell>
          <table:table-cell/>
          <table:table-cell table:style-name="ce3" table:formula="of:=AVERAGE([.P14:.U14])" office:value-type="percentage" office:value="1.00141707214464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3269064" calcext:value-type="float">
            <text:p>3269064</text:p>
          </table:table-cell>
          <table:table-cell office:value-type="float" office:value="24978466" calcext:value-type="float">
            <text:p>24978466</text:p>
          </table:table-cell>
          <table:table-cell office:value-type="float" office:value="6131359" calcext:value-type="float">
            <text:p>6131359</text:p>
          </table:table-cell>
          <table:table-cell office:value-type="float" office:value="26914410" calcext:value-type="float">
            <text:p>26914410</text:p>
          </table:table-cell>
          <table:table-cell office:value-type="float" office:value="15615764" calcext:value-type="float">
            <text:p>15615764</text:p>
          </table:table-cell>
          <table:table-cell office:value-type="float" office:value="28466200" calcext:value-type="float">
            <text:p>28466200</text:p>
          </table:table-cell>
          <table:table-cell table:number-columns-repeated="2"/>
          <table:table-cell office:value-type="float" office:value="3256096" calcext:value-type="float">
            <text:p>3256096</text:p>
          </table:table-cell>
          <table:table-cell office:value-type="float" office:value="24969895" calcext:value-type="float">
            <text:p>24969895</text:p>
          </table:table-cell>
          <table:table-cell office:value-type="float" office:value="6150852" calcext:value-type="float">
            <text:p>6150852</text:p>
          </table:table-cell>
          <table:table-cell office:value-type="float" office:value="26950846" calcext:value-type="float">
            <text:p>26950846</text:p>
          </table:table-cell>
          <table:table-cell office:value-type="float" office:value="15645214" calcext:value-type="float">
            <text:p>15645214</text:p>
          </table:table-cell>
          <table:table-cell office:value-type="float" office:value="28473484" calcext:value-type="float">
            <text:p>28473484</text:p>
          </table:table-cell>
          <table:table-cell/>
          <table:table-cell table:formula="of:=[.I15]/[.A15]" office:value-type="percentage" office:value="0.996033115289269" calcext:value-type="percentage">
            <text:p>99.60%</text:p>
          </table:table-cell>
          <table:table-cell table:formula="of:=[.J15]/[.B15]" office:value-type="percentage" office:value="0.999656864436751" calcext:value-type="percentage">
            <text:p>99.97%</text:p>
          </table:table-cell>
          <table:table-cell table:formula="of:=[.K15]/[.C15]" office:value-type="percentage" office:value="1.00317922992276" calcext:value-type="percentage">
            <text:p>100.32%</text:p>
          </table:table-cell>
          <table:table-cell table:formula="of:=[.L15]/[.D15]" office:value-type="percentage" office:value="1.00135377294171" calcext:value-type="percentage">
            <text:p>100.14%</text:p>
          </table:table-cell>
          <table:table-cell table:formula="of:=[.M15]/[.E15]" office:value-type="percentage" office:value="1.00188591477177" calcext:value-type="percentage">
            <text:p>100.19%</text:p>
          </table:table-cell>
          <table:table-cell table:formula="of:=[.N15]/[.F15]" office:value-type="percentage" office:value="1.00025588241493" calcext:value-type="percentage">
            <text:p>100.03%</text:p>
          </table:table-cell>
          <table:table-cell/>
          <table:table-cell table:style-name="ce3" table:formula="of:=AVERAGE([.P15:.U15])" office:value-type="percentage" office:value="1.00039412996287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3384461" calcext:value-type="float">
            <text:p>3384461</text:p>
          </table:table-cell>
          <table:table-cell office:value-type="float" office:value="24479587" calcext:value-type="float">
            <text:p>24479587</text:p>
          </table:table-cell>
          <table:table-cell office:value-type="float" office:value="6358171" calcext:value-type="float">
            <text:p>6358171</text:p>
          </table:table-cell>
          <table:table-cell office:value-type="float" office:value="27550020" calcext:value-type="float">
            <text:p>27550020</text:p>
          </table:table-cell>
          <table:table-cell office:value-type="float" office:value="15760585" calcext:value-type="float">
            <text:p>15760585</text:p>
          </table:table-cell>
          <table:table-cell office:value-type="float" office:value="28113439" calcext:value-type="float">
            <text:p>28113439</text:p>
          </table:table-cell>
          <table:table-cell table:number-columns-repeated="2"/>
          <table:table-cell office:value-type="float" office:value="3393299" calcext:value-type="float">
            <text:p>3393299</text:p>
          </table:table-cell>
          <table:table-cell office:value-type="float" office:value="24520835" calcext:value-type="float">
            <text:p>24520835</text:p>
          </table:table-cell>
          <table:table-cell office:value-type="float" office:value="6383535" calcext:value-type="float">
            <text:p>6383535</text:p>
          </table:table-cell>
          <table:table-cell office:value-type="float" office:value="27521860" calcext:value-type="float">
            <text:p>27521860</text:p>
          </table:table-cell>
          <table:table-cell office:value-type="float" office:value="15748853" calcext:value-type="float">
            <text:p>15748853</text:p>
          </table:table-cell>
          <table:table-cell office:value-type="float" office:value="28076909" calcext:value-type="float">
            <text:p>28076909</text:p>
          </table:table-cell>
          <table:table-cell/>
          <table:table-cell table:formula="of:=[.I16]/[.A16]" office:value-type="percentage" office:value="1.00261134638573" calcext:value-type="percentage">
            <text:p>100.26%</text:p>
          </table:table-cell>
          <table:table-cell table:formula="of:=[.J16]/[.B16]" office:value-type="percentage" office:value="1.00168499574768" calcext:value-type="percentage">
            <text:p>100.17%</text:p>
          </table:table-cell>
          <table:table-cell table:formula="of:=[.K16]/[.C16]" office:value-type="percentage" office:value="1.00398919752237" calcext:value-type="percentage">
            <text:p>100.40%</text:p>
          </table:table-cell>
          <table:table-cell table:formula="of:=[.L16]/[.D16]" office:value-type="percentage" office:value="0.998977859181228" calcext:value-type="percentage">
            <text:p>99.90%</text:p>
          </table:table-cell>
          <table:table-cell table:formula="of:=[.M16]/[.E16]" office:value-type="percentage" office:value="0.999255611387521" calcext:value-type="percentage">
            <text:p>99.93%</text:p>
          </table:table-cell>
          <table:table-cell table:formula="of:=[.N16]/[.F16]" office:value-type="percentage" office:value="0.99870062143589" calcext:value-type="percentage">
            <text:p>99.87%</text:p>
          </table:table-cell>
          <table:table-cell/>
          <table:table-cell table:style-name="ce3" table:formula="of:=AVERAGE([.P16:.U16])" office:value-type="percentage" office:value="1.00086993861007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186347" calcext:value-type="float">
            <text:p>3186347</text:p>
          </table:table-cell>
          <table:table-cell office:value-type="float" office:value="24560437" calcext:value-type="float">
            <text:p>24560437</text:p>
          </table:table-cell>
          <table:table-cell office:value-type="float" office:value="6830529" calcext:value-type="float">
            <text:p>6830529</text:p>
          </table:table-cell>
          <table:table-cell office:value-type="float" office:value="28481722" calcext:value-type="float">
            <text:p>28481722</text:p>
          </table:table-cell>
          <table:table-cell office:value-type="float" office:value="15821709" calcext:value-type="float">
            <text:p>15821709</text:p>
          </table:table-cell>
          <table:table-cell office:value-type="float" office:value="29831375" calcext:value-type="float">
            <text:p>29831375</text:p>
          </table:table-cell>
          <table:table-cell table:number-columns-repeated="2"/>
          <table:table-cell office:value-type="float" office:value="3183776" calcext:value-type="float">
            <text:p>3183776</text:p>
          </table:table-cell>
          <table:table-cell office:value-type="float" office:value="24551359" calcext:value-type="float">
            <text:p>24551359</text:p>
          </table:table-cell>
          <table:table-cell office:value-type="float" office:value="6872581" calcext:value-type="float">
            <text:p>6872581</text:p>
          </table:table-cell>
          <table:table-cell office:value-type="float" office:value="28452020" calcext:value-type="float">
            <text:p>28452020</text:p>
          </table:table-cell>
          <table:table-cell office:value-type="float" office:value="15820148" calcext:value-type="float">
            <text:p>15820148</text:p>
          </table:table-cell>
          <table:table-cell office:value-type="float" office:value="29850702" calcext:value-type="float">
            <text:p>29850702</text:p>
          </table:table-cell>
          <table:table-cell/>
          <table:table-cell table:formula="of:=[.I17]/[.A17]" office:value-type="percentage" office:value="0.999193119895605" calcext:value-type="percentage">
            <text:p>99.92%</text:p>
          </table:table-cell>
          <table:table-cell table:formula="of:=[.J17]/[.B17]" office:value-type="percentage" office:value="0.999630381169521" calcext:value-type="percentage">
            <text:p>99.96%</text:p>
          </table:table-cell>
          <table:table-cell table:formula="of:=[.K17]/[.C17]" office:value-type="percentage" office:value="1.00615647777793" calcext:value-type="percentage">
            <text:p>100.62%</text:p>
          </table:table-cell>
          <table:table-cell table:formula="of:=[.L17]/[.D17]" office:value-type="percentage" office:value="0.998957155750625" calcext:value-type="percentage">
            <text:p>99.90%</text:p>
          </table:table-cell>
          <table:table-cell table:formula="of:=[.M17]/[.E17]" office:value-type="percentage" office:value="0.999901338091858" calcext:value-type="percentage">
            <text:p>99.99%</text:p>
          </table:table-cell>
          <table:table-cell table:formula="of:=[.N17]/[.F17]" office:value-type="percentage" office:value="1.00064787493034" calcext:value-type="percentage">
            <text:p>100.06%</text:p>
          </table:table-cell>
          <table:table-cell/>
          <table:table-cell table:style-name="ce3" table:formula="of:=AVERAGE([.P17:.U17])" office:value-type="percentage" office:value="1.00074772460265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977073" calcext:value-type="float">
            <text:p>2977073</text:p>
          </table:table-cell>
          <table:table-cell office:value-type="float" office:value="24229117" calcext:value-type="float">
            <text:p>24229117</text:p>
          </table:table-cell>
          <table:table-cell office:value-type="float" office:value="6889999" calcext:value-type="float">
            <text:p>6889999</text:p>
          </table:table-cell>
          <table:table-cell office:value-type="float" office:value="27886777" calcext:value-type="float">
            <text:p>27886777</text:p>
          </table:table-cell>
          <table:table-cell office:value-type="float" office:value="15650065" calcext:value-type="float">
            <text:p>15650065</text:p>
          </table:table-cell>
          <table:table-cell office:value-type="float" office:value="28265004" calcext:value-type="float">
            <text:p>28265004</text:p>
          </table:table-cell>
          <table:table-cell table:number-columns-repeated="2"/>
          <table:table-cell office:value-type="float" office:value="2983619" calcext:value-type="float">
            <text:p>2983619</text:p>
          </table:table-cell>
          <table:table-cell office:value-type="float" office:value="24215889" calcext:value-type="float">
            <text:p>24215889</text:p>
          </table:table-cell>
          <table:table-cell office:value-type="float" office:value="6894380" calcext:value-type="float">
            <text:p>6894380</text:p>
          </table:table-cell>
          <table:table-cell office:value-type="float" office:value="27927343" calcext:value-type="float">
            <text:p>27927343</text:p>
          </table:table-cell>
          <table:table-cell office:value-type="float" office:value="15644564" calcext:value-type="float">
            <text:p>15644564</text:p>
          </table:table-cell>
          <table:table-cell office:value-type="float" office:value="28252763" calcext:value-type="float">
            <text:p>28252763</text:p>
          </table:table-cell>
          <table:table-cell/>
          <table:table-cell table:formula="of:=[.I18]/[.A18]" office:value-type="percentage" office:value="1.00219880399305" calcext:value-type="percentage">
            <text:p>100.22%</text:p>
          </table:table-cell>
          <table:table-cell table:formula="of:=[.J18]/[.B18]" office:value-type="percentage" office:value="0.999454045312505" calcext:value-type="percentage">
            <text:p>99.95%</text:p>
          </table:table-cell>
          <table:table-cell table:formula="of:=[.K18]/[.C18]" office:value-type="percentage" office:value="1.00063584914889" calcext:value-type="percentage">
            <text:p>100.06%</text:p>
          </table:table-cell>
          <table:table-cell table:formula="of:=[.L18]/[.D18]" office:value-type="percentage" office:value="1.0014546679238" calcext:value-type="percentage">
            <text:p>100.15%</text:p>
          </table:table-cell>
          <table:table-cell table:formula="of:=[.M18]/[.E18]" office:value-type="percentage" office:value="0.999648499862461" calcext:value-type="percentage">
            <text:p>99.96%</text:p>
          </table:table-cell>
          <table:table-cell table:formula="of:=[.N18]/[.F18]" office:value-type="percentage" office:value="0.999566920280641" calcext:value-type="percentage">
            <text:p>99.96%</text:p>
          </table:table-cell>
          <table:table-cell/>
          <table:table-cell table:style-name="ce3" table:formula="of:=AVERAGE([.P18:.U18])" office:value-type="percentage" office:value="1.00049313108689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2942556" calcext:value-type="float">
            <text:p>2942556</text:p>
          </table:table-cell>
          <table:table-cell office:value-type="float" office:value="24750013" calcext:value-type="float">
            <text:p>24750013</text:p>
          </table:table-cell>
          <table:table-cell office:value-type="float" office:value="6781221" calcext:value-type="float">
            <text:p>6781221</text:p>
          </table:table-cell>
          <table:table-cell office:value-type="float" office:value="27447237" calcext:value-type="float">
            <text:p>27447237</text:p>
          </table:table-cell>
          <table:table-cell office:value-type="float" office:value="15878276" calcext:value-type="float">
            <text:p>15878276</text:p>
          </table:table-cell>
          <table:table-cell office:value-type="float" office:value="28396651" calcext:value-type="float">
            <text:p>28396651</text:p>
          </table:table-cell>
          <table:table-cell table:number-columns-repeated="2"/>
          <table:table-cell office:value-type="float" office:value="2938470" calcext:value-type="float">
            <text:p>2938470</text:p>
          </table:table-cell>
          <table:table-cell office:value-type="float" office:value="24751606" calcext:value-type="float">
            <text:p>24751606</text:p>
          </table:table-cell>
          <table:table-cell office:value-type="float" office:value="6795796" calcext:value-type="float">
            <text:p>6795796</text:p>
          </table:table-cell>
          <table:table-cell office:value-type="float" office:value="27459301" calcext:value-type="float">
            <text:p>27459301</text:p>
          </table:table-cell>
          <table:table-cell office:value-type="float" office:value="15894035" calcext:value-type="float">
            <text:p>15894035</text:p>
          </table:table-cell>
          <table:table-cell office:value-type="float" office:value="28430793" calcext:value-type="float">
            <text:p>28430793</text:p>
          </table:table-cell>
          <table:table-cell/>
          <table:table-cell table:formula="of:=[.I19]/[.A19]" office:value-type="percentage" office:value="0.998611411303642" calcext:value-type="percentage">
            <text:p>99.86%</text:p>
          </table:table-cell>
          <table:table-cell table:formula="of:=[.J19]/[.B19]" office:value-type="percentage" office:value="1.00006436360256" calcext:value-type="percentage">
            <text:p>100.01%</text:p>
          </table:table-cell>
          <table:table-cell table:formula="of:=[.K19]/[.C19]" office:value-type="percentage" office:value="1.00214931794731" calcext:value-type="percentage">
            <text:p>100.21%</text:p>
          </table:table-cell>
          <table:table-cell table:formula="of:=[.L19]/[.D19]" office:value-type="percentage" office:value="1.00043953422343" calcext:value-type="percentage">
            <text:p>100.04%</text:p>
          </table:table-cell>
          <table:table-cell table:formula="of:=[.M19]/[.E19]" office:value-type="percentage" office:value="1.00099248810135" calcext:value-type="percentage">
            <text:p>100.10%</text:p>
          </table:table-cell>
          <table:table-cell table:formula="of:=[.N19]/[.F19]" office:value-type="percentage" office:value="1.00120232487979" calcext:value-type="percentage">
            <text:p>100.12%</text:p>
          </table:table-cell>
          <table:table-cell/>
          <table:table-cell table:style-name="ce3" table:formula="of:=AVERAGE([.P19:.U19])" office:value-type="percentage" office:value="1.00057657334301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10130" calcext:value-type="float">
            <text:p>2910130</text:p>
          </table:table-cell>
          <table:table-cell office:value-type="float" office:value="25630502" calcext:value-type="float">
            <text:p>25630502</text:p>
          </table:table-cell>
          <table:table-cell office:value-type="float" office:value="6963744" calcext:value-type="float">
            <text:p>6963744</text:p>
          </table:table-cell>
          <table:table-cell office:value-type="float" office:value="29787550" calcext:value-type="float">
            <text:p>29787550</text:p>
          </table:table-cell>
          <table:table-cell office:value-type="float" office:value="15755553" calcext:value-type="float">
            <text:p>15755553</text:p>
          </table:table-cell>
          <table:table-cell office:value-type="float" office:value="29904297" calcext:value-type="float">
            <text:p>29904297</text:p>
          </table:table-cell>
          <table:table-cell table:number-columns-repeated="2"/>
          <table:table-cell office:value-type="float" office:value="2909803" calcext:value-type="float">
            <text:p>2909803</text:p>
          </table:table-cell>
          <table:table-cell office:value-type="float" office:value="25619346" calcext:value-type="float">
            <text:p>25619346</text:p>
          </table:table-cell>
          <table:table-cell office:value-type="float" office:value="6985631" calcext:value-type="float">
            <text:p>6985631</text:p>
          </table:table-cell>
          <table:table-cell office:value-type="float" office:value="29836044" calcext:value-type="float">
            <text:p>29836044</text:p>
          </table:table-cell>
          <table:table-cell office:value-type="float" office:value="15738112" calcext:value-type="float">
            <text:p>15738112</text:p>
          </table:table-cell>
          <table:table-cell office:value-type="float" office:value="29924948" calcext:value-type="float">
            <text:p>29924948</text:p>
          </table:table-cell>
          <table:table-cell/>
          <table:table-cell table:formula="of:=[.I20]/[.A20]" office:value-type="percentage" office:value="0.999887633885771" calcext:value-type="percentage">
            <text:p>99.99%</text:p>
          </table:table-cell>
          <table:table-cell table:formula="of:=[.J20]/[.B20]" office:value-type="percentage" office:value="0.999564737358636" calcext:value-type="percentage">
            <text:p>99.96%</text:p>
          </table:table-cell>
          <table:table-cell table:formula="of:=[.K20]/[.C20]" office:value-type="percentage" office:value="1.00314299319447" calcext:value-type="percentage">
            <text:p>100.31%</text:p>
          </table:table-cell>
          <table:table-cell table:formula="of:=[.L20]/[.D20]" office:value-type="percentage" office:value="1.00162799558876" calcext:value-type="percentage">
            <text:p>100.16%</text:p>
          </table:table-cell>
          <table:table-cell table:formula="of:=[.M20]/[.E20]" office:value-type="percentage" office:value="0.998893025208318" calcext:value-type="percentage">
            <text:p>99.89%</text:p>
          </table:table-cell>
          <table:table-cell table:formula="of:=[.N20]/[.F20]" office:value-type="percentage" office:value="1.00069056965292" calcext:value-type="percentage">
            <text:p>100.07%</text:p>
          </table:table-cell>
          <table:table-cell/>
          <table:table-cell table:style-name="ce3" table:formula="of:=AVERAGE([.P20:.U20])" office:value-type="percentage" office:value="1.00063449248148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71075" calcext:value-type="float">
            <text:p>2971075</text:p>
          </table:table-cell>
          <table:table-cell office:value-type="float" office:value="26031565" calcext:value-type="float">
            <text:p>26031565</text:p>
          </table:table-cell>
          <table:table-cell office:value-type="float" office:value="7036796" calcext:value-type="float">
            <text:p>7036796</text:p>
          </table:table-cell>
          <table:table-cell office:value-type="float" office:value="27049464" calcext:value-type="float">
            <text:p>27049464</text:p>
          </table:table-cell>
          <table:table-cell office:value-type="float" office:value="15695685" calcext:value-type="float">
            <text:p>15695685</text:p>
          </table:table-cell>
          <table:table-cell office:value-type="float" office:value="28393838" calcext:value-type="float">
            <text:p>28393838</text:p>
          </table:table-cell>
          <table:table-cell table:number-columns-repeated="2"/>
          <table:table-cell office:value-type="float" office:value="2967071" calcext:value-type="float">
            <text:p>2967071</text:p>
          </table:table-cell>
          <table:table-cell office:value-type="float" office:value="25993094" calcext:value-type="float">
            <text:p>25993094</text:p>
          </table:table-cell>
          <table:table-cell office:value-type="float" office:value="7034645" calcext:value-type="float">
            <text:p>7034645</text:p>
          </table:table-cell>
          <table:table-cell office:value-type="float" office:value="27078762" calcext:value-type="float">
            <text:p>27078762</text:p>
          </table:table-cell>
          <table:table-cell office:value-type="float" office:value="15721120" calcext:value-type="float">
            <text:p>15721120</text:p>
          </table:table-cell>
          <table:table-cell office:value-type="float" office:value="28405235" calcext:value-type="float">
            <text:p>28405235</text:p>
          </table:table-cell>
          <table:table-cell/>
          <table:table-cell table:formula="of:=[.I21]/[.A21]" office:value-type="percentage" office:value="0.998652339641376" calcext:value-type="percentage">
            <text:p>99.87%</text:p>
          </table:table-cell>
          <table:table-cell table:formula="of:=[.J21]/[.B21]" office:value-type="percentage" office:value="0.998522140332323" calcext:value-type="percentage">
            <text:p>99.85%</text:p>
          </table:table-cell>
          <table:table-cell table:formula="of:=[.K21]/[.C21]" office:value-type="percentage" office:value="0.999694321108641" calcext:value-type="percentage">
            <text:p>99.97%</text:p>
          </table:table-cell>
          <table:table-cell table:formula="of:=[.L21]/[.D21]" office:value-type="percentage" office:value="1.00108312682277" calcext:value-type="percentage">
            <text:p>100.11%</text:p>
          </table:table-cell>
          <table:table-cell table:formula="of:=[.M21]/[.E21]" office:value-type="percentage" office:value="1.00162050907622" calcext:value-type="percentage">
            <text:p>100.16%</text:p>
          </table:table-cell>
          <table:table-cell table:formula="of:=[.N21]/[.F21]" office:value-type="percentage" office:value="1.0004013899072" calcext:value-type="percentage">
            <text:p>100.04%</text:p>
          </table:table-cell>
          <table:table-cell/>
          <table:table-cell table:style-name="ce3" table:formula="of:=AVERAGE([.P21:.U21])" office:value-type="percentage" office:value="0.999995637814755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2881714" calcext:value-type="float">
            <text:p>2881714</text:p>
          </table:table-cell>
          <table:table-cell office:value-type="float" office:value="25167678" calcext:value-type="float">
            <text:p>25167678</text:p>
          </table:table-cell>
          <table:table-cell office:value-type="float" office:value="6905116" calcext:value-type="float">
            <text:p>6905116</text:p>
          </table:table-cell>
          <table:table-cell office:value-type="float" office:value="35178366" calcext:value-type="float">
            <text:p>35178366</text:p>
          </table:table-cell>
          <table:table-cell office:value-type="float" office:value="15598642" calcext:value-type="float">
            <text:p>15598642</text:p>
          </table:table-cell>
          <table:table-cell office:value-type="float" office:value="28239973" calcext:value-type="float">
            <text:p>28239973</text:p>
          </table:table-cell>
          <table:table-cell table:number-columns-repeated="2"/>
          <table:table-cell office:value-type="float" office:value="2874807" calcext:value-type="float">
            <text:p>2874807</text:p>
          </table:table-cell>
          <table:table-cell office:value-type="float" office:value="25174185" calcext:value-type="float">
            <text:p>25174185</text:p>
          </table:table-cell>
          <table:table-cell office:value-type="float" office:value="6923637" calcext:value-type="float">
            <text:p>6923637</text:p>
          </table:table-cell>
          <table:table-cell office:value-type="float" office:value="35211374" calcext:value-type="float">
            <text:p>35211374</text:p>
          </table:table-cell>
          <table:table-cell office:value-type="float" office:value="15611626" calcext:value-type="float">
            <text:p>15611626</text:p>
          </table:table-cell>
          <table:table-cell office:value-type="float" office:value="28275780" calcext:value-type="float">
            <text:p>28275780</text:p>
          </table:table-cell>
          <table:table-cell/>
          <table:table-cell table:formula="of:=[.I22]/[.A22]" office:value-type="percentage" office:value="0.997603162562281" calcext:value-type="percentage">
            <text:p>99.76%</text:p>
          </table:table-cell>
          <table:table-cell table:formula="of:=[.J22]/[.B22]" office:value-type="percentage" office:value="1.00025854590161" calcext:value-type="percentage">
            <text:p>100.03%</text:p>
          </table:table-cell>
          <table:table-cell table:formula="of:=[.K22]/[.C22]" office:value-type="percentage" office:value="1.0026822141728" calcext:value-type="percentage">
            <text:p>100.27%</text:p>
          </table:table-cell>
          <table:table-cell table:formula="of:=[.L22]/[.D22]" office:value-type="percentage" office:value="1.00093830395647" calcext:value-type="percentage">
            <text:p>100.09%</text:p>
          </table:table-cell>
          <table:table-cell table:formula="of:=[.M22]/[.E22]" office:value-type="percentage" office:value="1.00083238015207" calcext:value-type="percentage">
            <text:p>100.08%</text:p>
          </table:table-cell>
          <table:table-cell table:formula="of:=[.N22]/[.F22]" office:value-type="percentage" office:value="1.00126795447007" calcext:value-type="percentage">
            <text:p>100.13%</text:p>
          </table:table-cell>
          <table:table-cell/>
          <table:table-cell table:style-name="ce3" table:formula="of:=AVERAGE([.P22:.U22])" office:value-type="percentage" office:value="1.00059709353588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27545" calcext:value-type="float">
            <text:p>2927545</text:p>
          </table:table-cell>
          <table:table-cell office:value-type="float" office:value="24792755" calcext:value-type="float">
            <text:p>24792755</text:p>
          </table:table-cell>
          <table:table-cell office:value-type="float" office:value="6286236" calcext:value-type="float">
            <text:p>6286236</text:p>
          </table:table-cell>
          <table:table-cell office:value-type="float" office:value="28790064" calcext:value-type="float">
            <text:p>28790064</text:p>
          </table:table-cell>
          <table:table-cell office:value-type="float" office:value="15611012" calcext:value-type="float">
            <text:p>15611012</text:p>
          </table:table-cell>
          <table:table-cell office:value-type="float" office:value="30948707" calcext:value-type="float">
            <text:p>30948707</text:p>
          </table:table-cell>
          <table:table-cell table:number-columns-repeated="2"/>
          <table:table-cell office:value-type="float" office:value="2918799" calcext:value-type="float">
            <text:p>2918799</text:p>
          </table:table-cell>
          <table:table-cell office:value-type="float" office:value="24760611" calcext:value-type="float">
            <text:p>24760611</text:p>
          </table:table-cell>
          <table:table-cell office:value-type="float" office:value="6319421" calcext:value-type="float">
            <text:p>6319421</text:p>
          </table:table-cell>
          <table:table-cell office:value-type="float" office:value="28827677" calcext:value-type="float">
            <text:p>28827677</text:p>
          </table:table-cell>
          <table:table-cell office:value-type="float" office:value="15645809" calcext:value-type="float">
            <text:p>15645809</text:p>
          </table:table-cell>
          <table:table-cell office:value-type="float" office:value="30938518" calcext:value-type="float">
            <text:p>30938518</text:p>
          </table:table-cell>
          <table:table-cell/>
          <table:table-cell table:formula="of:=[.I23]/[.A23]" office:value-type="percentage" office:value="0.997012513898164" calcext:value-type="percentage">
            <text:p>99.70%</text:p>
          </table:table-cell>
          <table:table-cell table:formula="of:=[.J23]/[.B23]" office:value-type="percentage" office:value="0.99870349220972" calcext:value-type="percentage">
            <text:p>99.87%</text:p>
          </table:table-cell>
          <table:table-cell table:formula="of:=[.K23]/[.C23]" office:value-type="percentage" office:value="1.00527899366171" calcext:value-type="percentage">
            <text:p>100.53%</text:p>
          </table:table-cell>
          <table:table-cell table:formula="of:=[.L23]/[.D23]" office:value-type="percentage" office:value="1.00130645767234" calcext:value-type="percentage">
            <text:p>100.13%</text:p>
          </table:table-cell>
          <table:table-cell table:formula="of:=[.M23]/[.E23]" office:value-type="percentage" office:value="1.00222900347524" calcext:value-type="percentage">
            <text:p>100.22%</text:p>
          </table:table-cell>
          <table:table-cell table:formula="of:=[.N23]/[.F23]" office:value-type="percentage" office:value="0.99967077784542" calcext:value-type="percentage">
            <text:p>99.97%</text:p>
          </table:table-cell>
          <table:table-cell/>
          <table:table-cell table:style-name="ce3" table:formula="of:=AVERAGE([.P23:.U23])" office:value-type="percentage" office:value="1.00070020646043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3107433" calcext:value-type="float">
            <text:p>3107433</text:p>
          </table:table-cell>
          <table:table-cell office:value-type="float" office:value="25027667" calcext:value-type="float">
            <text:p>25027667</text:p>
          </table:table-cell>
          <table:table-cell office:value-type="float" office:value="6246185" calcext:value-type="float">
            <text:p>6246185</text:p>
          </table:table-cell>
          <table:table-cell office:value-type="float" office:value="27154658" calcext:value-type="float">
            <text:p>27154658</text:p>
          </table:table-cell>
          <table:table-cell office:value-type="float" office:value="15570324" calcext:value-type="float">
            <text:p>15570324</text:p>
          </table:table-cell>
          <table:table-cell office:value-type="float" office:value="28740905" calcext:value-type="float">
            <text:p>28740905</text:p>
          </table:table-cell>
          <table:table-cell table:number-columns-repeated="2"/>
          <table:table-cell office:value-type="float" office:value="3104606" calcext:value-type="float">
            <text:p>3104606</text:p>
          </table:table-cell>
          <table:table-cell office:value-type="float" office:value="25051398" calcext:value-type="float">
            <text:p>25051398</text:p>
          </table:table-cell>
          <table:table-cell office:value-type="float" office:value="6263792" calcext:value-type="float">
            <text:p>6263792</text:p>
          </table:table-cell>
          <table:table-cell office:value-type="float" office:value="27175012" calcext:value-type="float">
            <text:p>27175012</text:p>
          </table:table-cell>
          <table:table-cell office:value-type="float" office:value="15594952" calcext:value-type="float">
            <text:p>15594952</text:p>
          </table:table-cell>
          <table:table-cell office:value-type="float" office:value="28815157" calcext:value-type="float">
            <text:p>28815157</text:p>
          </table:table-cell>
          <table:table-cell/>
          <table:table-cell table:formula="of:=[.I24]/[.A24]" office:value-type="percentage" office:value="0.999090245871753" calcext:value-type="percentage">
            <text:p>99.91%</text:p>
          </table:table-cell>
          <table:table-cell table:formula="of:=[.J24]/[.B24]" office:value-type="percentage" office:value="1.00094819065636" calcext:value-type="percentage">
            <text:p>100.09%</text:p>
          </table:table-cell>
          <table:table-cell table:formula="of:=[.K24]/[.C24]" office:value-type="percentage" office:value="1.00281884062031" calcext:value-type="percentage">
            <text:p>100.28%</text:p>
          </table:table-cell>
          <table:table-cell table:formula="of:=[.L24]/[.D24]" office:value-type="percentage" office:value="1.00074955832624" calcext:value-type="percentage">
            <text:p>100.07%</text:p>
          </table:table-cell>
          <table:table-cell table:formula="of:=[.M24]/[.E24]" office:value-type="percentage" office:value="1.00158172687993" calcext:value-type="percentage">
            <text:p>100.16%</text:p>
          </table:table-cell>
          <table:table-cell table:formula="of:=[.N24]/[.F24]" office:value-type="percentage" office:value="1.00258349554407" calcext:value-type="percentage">
            <text:p>100.26%</text:p>
          </table:table-cell>
          <table:table-cell/>
          <table:table-cell table:style-name="ce3" table:formula="of:=AVERAGE([.P24:.U24])" office:value-type="percentage" office:value="1.00129534298311" calcext:value-type="percentage">
            <text:p>100.13%</text:p>
          </table:table-cell>
          <table:table-cell table:number-columns-repeated="1001"/>
        </table:table-row>
        <table:table-row table:style-name="ro1">
          <table:table-cell office:value-type="float" office:value="3057588" calcext:value-type="float">
            <text:p>3057588</text:p>
          </table:table-cell>
          <table:table-cell office:value-type="float" office:value="24410832" calcext:value-type="float">
            <text:p>24410832</text:p>
          </table:table-cell>
          <table:table-cell office:value-type="float" office:value="6204733" calcext:value-type="float">
            <text:p>6204733</text:p>
          </table:table-cell>
          <table:table-cell office:value-type="float" office:value="27231480" calcext:value-type="float">
            <text:p>27231480</text:p>
          </table:table-cell>
          <table:table-cell office:value-type="float" office:value="15735013" calcext:value-type="float">
            <text:p>15735013</text:p>
          </table:table-cell>
          <table:table-cell office:value-type="float" office:value="28146347" calcext:value-type="float">
            <text:p>28146347</text:p>
          </table:table-cell>
          <table:table-cell table:number-columns-repeated="2"/>
          <table:table-cell office:value-type="float" office:value="3050428" calcext:value-type="float">
            <text:p>3050428</text:p>
          </table:table-cell>
          <table:table-cell office:value-type="float" office:value="24405317" calcext:value-type="float">
            <text:p>24405317</text:p>
          </table:table-cell>
          <table:table-cell office:value-type="float" office:value="6238382" calcext:value-type="float">
            <text:p>6238382</text:p>
          </table:table-cell>
          <table:table-cell office:value-type="float" office:value="27271965" calcext:value-type="float">
            <text:p>27271965</text:p>
          </table:table-cell>
          <table:table-cell office:value-type="float" office:value="15737933" calcext:value-type="float">
            <text:p>15737933</text:p>
          </table:table-cell>
          <table:table-cell office:value-type="float" office:value="28147108" calcext:value-type="float">
            <text:p>28147108</text:p>
          </table:table-cell>
          <table:table-cell/>
          <table:table-cell table:formula="of:=[.I25]/[.A25]" office:value-type="percentage" office:value="0.997658284896461" calcext:value-type="percentage">
            <text:p>99.77%</text:p>
          </table:table-cell>
          <table:table-cell table:formula="of:=[.J25]/[.B25]" office:value-type="percentage" office:value="0.999774075705408" calcext:value-type="percentage">
            <text:p>99.98%</text:p>
          </table:table-cell>
          <table:table-cell table:formula="of:=[.K25]/[.C25]" office:value-type="percentage" office:value="1.00542311812611" calcext:value-type="percentage">
            <text:p>100.54%</text:p>
          </table:table-cell>
          <table:table-cell table:formula="of:=[.L25]/[.D25]" office:value-type="percentage" office:value="1.00148669848279" calcext:value-type="percentage">
            <text:p>100.15%</text:p>
          </table:table-cell>
          <table:table-cell table:formula="of:=[.M25]/[.E25]" office:value-type="percentage" office:value="1.00018557340881" calcext:value-type="percentage">
            <text:p>100.02%</text:p>
          </table:table-cell>
          <table:table-cell table:formula="of:=[.N25]/[.F25]" office:value-type="percentage" office:value="1.00002703725638" calcext:value-type="percentage">
            <text:p>100.00%</text:p>
          </table:table-cell>
          <table:table-cell/>
          <table:table-cell table:style-name="ce3" table:formula="of:=AVERAGE([.P25:.U25])" office:value-type="percentage" office:value="1.00075913131266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982972" calcext:value-type="float">
            <text:p>2982972</text:p>
          </table:table-cell>
          <table:table-cell office:value-type="float" office:value="24300513" calcext:value-type="float">
            <text:p>24300513</text:p>
          </table:table-cell>
          <table:table-cell office:value-type="float" office:value="6402269" calcext:value-type="float">
            <text:p>6402269</text:p>
          </table:table-cell>
          <table:table-cell office:value-type="float" office:value="28388957" calcext:value-type="float">
            <text:p>28388957</text:p>
          </table:table-cell>
          <table:table-cell office:value-type="float" office:value="15717759" calcext:value-type="float">
            <text:p>15717759</text:p>
          </table:table-cell>
          <table:table-cell office:value-type="float" office:value="29702533" calcext:value-type="float">
            <text:p>29702533</text:p>
          </table:table-cell>
          <table:table-cell table:number-columns-repeated="2"/>
          <table:table-cell office:value-type="float" office:value="2978979" calcext:value-type="float">
            <text:p>2978979</text:p>
          </table:table-cell>
          <table:table-cell office:value-type="float" office:value="24282366" calcext:value-type="float">
            <text:p>24282366</text:p>
          </table:table-cell>
          <table:table-cell office:value-type="float" office:value="6430145" calcext:value-type="float">
            <text:p>6430145</text:p>
          </table:table-cell>
          <table:table-cell office:value-type="float" office:value="28446415" calcext:value-type="float">
            <text:p>28446415</text:p>
          </table:table-cell>
          <table:table-cell office:value-type="float" office:value="15743915" calcext:value-type="float">
            <text:p>15743915</text:p>
          </table:table-cell>
          <table:table-cell office:value-type="float" office:value="29737224" calcext:value-type="float">
            <text:p>29737224</text:p>
          </table:table-cell>
          <table:table-cell/>
          <table:table-cell table:formula="of:=[.I26]/[.A26]" office:value-type="percentage" office:value="0.998661402118424" calcext:value-type="percentage">
            <text:p>99.87%</text:p>
          </table:table-cell>
          <table:table-cell table:formula="of:=[.J26]/[.B26]" office:value-type="percentage" office:value="0.99925322564178" calcext:value-type="percentage">
            <text:p>99.93%</text:p>
          </table:table-cell>
          <table:table-cell table:formula="of:=[.K26]/[.C26]" office:value-type="percentage" office:value="1.0043540813421" calcext:value-type="percentage">
            <text:p>100.44%</text:p>
          </table:table-cell>
          <table:table-cell table:formula="of:=[.L26]/[.D26]" office:value-type="percentage" office:value="1.00202395600515" calcext:value-type="percentage">
            <text:p>100.20%</text:p>
          </table:table-cell>
          <table:table-cell table:formula="of:=[.M26]/[.E26]" office:value-type="percentage" office:value="1.0016641049147" calcext:value-type="percentage">
            <text:p>100.17%</text:p>
          </table:table-cell>
          <table:table-cell table:formula="of:=[.N26]/[.F26]" office:value-type="percentage" office:value="1.00116794752825" calcext:value-type="percentage">
            <text:p>100.12%</text:p>
          </table:table-cell>
          <table:table-cell/>
          <table:table-cell table:style-name="ce3" table:formula="of:=AVERAGE([.P26:.U26])" office:value-type="percentage" office:value="1.00118745292507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925380" calcext:value-type="float">
            <text:p>2925380</text:p>
          </table:table-cell>
          <table:table-cell office:value-type="float" office:value="24573269" calcext:value-type="float">
            <text:p>24573269</text:p>
          </table:table-cell>
          <table:table-cell office:value-type="float" office:value="6482240" calcext:value-type="float">
            <text:p>6482240</text:p>
          </table:table-cell>
          <table:table-cell office:value-type="float" office:value="27028618" calcext:value-type="float">
            <text:p>27028618</text:p>
          </table:table-cell>
          <table:table-cell office:value-type="float" office:value="15719656" calcext:value-type="float">
            <text:p>15719656</text:p>
          </table:table-cell>
          <table:table-cell office:value-type="float" office:value="28062617" calcext:value-type="float">
            <text:p>28062617</text:p>
          </table:table-cell>
          <table:table-cell table:number-columns-repeated="2"/>
          <table:table-cell office:value-type="float" office:value="2924852" calcext:value-type="float">
            <text:p>2924852</text:p>
          </table:table-cell>
          <table:table-cell office:value-type="float" office:value="24589004" calcext:value-type="float">
            <text:p>24589004</text:p>
          </table:table-cell>
          <table:table-cell office:value-type="float" office:value="6520491" calcext:value-type="float">
            <text:p>6520491</text:p>
          </table:table-cell>
          <table:table-cell office:value-type="float" office:value="27036446" calcext:value-type="float">
            <text:p>27036446</text:p>
          </table:table-cell>
          <table:table-cell office:value-type="float" office:value="15734241" calcext:value-type="float">
            <text:p>15734241</text:p>
          </table:table-cell>
          <table:table-cell office:value-type="float" office:value="28102679" calcext:value-type="float">
            <text:p>28102679</text:p>
          </table:table-cell>
          <table:table-cell/>
          <table:table-cell table:formula="of:=[.I27]/[.A27]" office:value-type="percentage" office:value="0.999819510627679" calcext:value-type="percentage">
            <text:p>99.98%</text:p>
          </table:table-cell>
          <table:table-cell table:formula="of:=[.J27]/[.B27]" office:value-type="percentage" office:value="1.00064032994552" calcext:value-type="percentage">
            <text:p>100.06%</text:p>
          </table:table-cell>
          <table:table-cell table:formula="of:=[.K27]/[.C27]" office:value-type="percentage" office:value="1.00590089228415" calcext:value-type="percentage">
            <text:p>100.59%</text:p>
          </table:table-cell>
          <table:table-cell table:formula="of:=[.L27]/[.D27]" office:value-type="percentage" office:value="1.00028961895129" calcext:value-type="percentage">
            <text:p>100.03%</text:p>
          </table:table-cell>
          <table:table-cell table:formula="of:=[.M27]/[.E27]" office:value-type="percentage" office:value="1.00092781928561" calcext:value-type="percentage">
            <text:p>100.09%</text:p>
          </table:table-cell>
          <table:table-cell table:formula="of:=[.N27]/[.F27]" office:value-type="percentage" office:value="1.00142759315712" calcext:value-type="percentage">
            <text:p>100.14%</text:p>
          </table:table-cell>
          <table:table-cell/>
          <table:table-cell table:style-name="ce3" table:formula="of:=AVERAGE([.P27:.U27])" office:value-type="percentage" office:value="1.00150096070856" calcext:value-type="percentage">
            <text:p>100.15%</text:p>
          </table:table-cell>
          <table:table-cell table:number-columns-repeated="1001"/>
        </table:table-row>
        <table:table-row table:style-name="ro1">
          <table:table-cell office:value-type="float" office:value="2929544" calcext:value-type="float">
            <text:p>2929544</text:p>
          </table:table-cell>
          <table:table-cell office:value-type="float" office:value="24796736" calcext:value-type="float">
            <text:p>24796736</text:p>
          </table:table-cell>
          <table:table-cell office:value-type="float" office:value="6048688" calcext:value-type="float">
            <text:p>6048688</text:p>
          </table:table-cell>
          <table:table-cell office:value-type="float" office:value="27125919" calcext:value-type="float">
            <text:p>27125919</text:p>
          </table:table-cell>
          <table:table-cell office:value-type="float" office:value="15963991" calcext:value-type="float">
            <text:p>15963991</text:p>
          </table:table-cell>
          <table:table-cell office:value-type="float" office:value="28066183" calcext:value-type="float">
            <text:p>28066183</text:p>
          </table:table-cell>
          <table:table-cell table:number-columns-repeated="2"/>
          <table:table-cell office:value-type="float" office:value="2931639" calcext:value-type="float">
            <text:p>2931639</text:p>
          </table:table-cell>
          <table:table-cell office:value-type="float" office:value="24772982" calcext:value-type="float">
            <text:p>24772982</text:p>
          </table:table-cell>
          <table:table-cell office:value-type="float" office:value="6078013" calcext:value-type="float">
            <text:p>6078013</text:p>
          </table:table-cell>
          <table:table-cell office:value-type="float" office:value="27125971" calcext:value-type="float">
            <text:p>27125971</text:p>
          </table:table-cell>
          <table:table-cell office:value-type="float" office:value="15987188" calcext:value-type="float">
            <text:p>15987188</text:p>
          </table:table-cell>
          <table:table-cell office:value-type="float" office:value="28077505" calcext:value-type="float">
            <text:p>28077505</text:p>
          </table:table-cell>
          <table:table-cell/>
          <table:table-cell table:formula="of:=[.I28]/[.A28]" office:value-type="percentage" office:value="1.00071512836127" calcext:value-type="percentage">
            <text:p>100.07%</text:p>
          </table:table-cell>
          <table:table-cell table:formula="of:=[.J28]/[.B28]" office:value-type="percentage" office:value="0.999042051340951" calcext:value-type="percentage">
            <text:p>99.90%</text:p>
          </table:table-cell>
          <table:table-cell table:formula="of:=[.K28]/[.C28]" office:value-type="percentage" office:value="1.00484815880733" calcext:value-type="percentage">
            <text:p>100.48%</text:p>
          </table:table-cell>
          <table:table-cell table:formula="of:=[.L28]/[.D28]" office:value-type="percentage" office:value="1.00000191698574" calcext:value-type="percentage">
            <text:p>100.00%</text:p>
          </table:table-cell>
          <table:table-cell table:formula="of:=[.M28]/[.E28]" office:value-type="percentage" office:value="1.00145308275355" calcext:value-type="percentage">
            <text:p>100.15%</text:p>
          </table:table-cell>
          <table:table-cell table:formula="of:=[.N28]/[.F28]" office:value-type="percentage" office:value="1.00040340362635" calcext:value-type="percentage">
            <text:p>100.04%</text:p>
          </table:table-cell>
          <table:table-cell/>
          <table:table-cell table:style-name="ce3" table:formula="of:=AVERAGE([.P28:.U28])" office:value-type="percentage" office:value="1.00107729031253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960763" calcext:value-type="float">
            <text:p>2960763</text:p>
          </table:table-cell>
          <table:table-cell office:value-type="float" office:value="24871164" calcext:value-type="float">
            <text:p>24871164</text:p>
          </table:table-cell>
          <table:table-cell office:value-type="float" office:value="5931824" calcext:value-type="float">
            <text:p>5931824</text:p>
          </table:table-cell>
          <table:table-cell office:value-type="float" office:value="28160370" calcext:value-type="float">
            <text:p>28160370</text:p>
          </table:table-cell>
          <table:table-cell office:value-type="float" office:value="15717389" calcext:value-type="float">
            <text:p>15717389</text:p>
          </table:table-cell>
          <table:table-cell office:value-type="float" office:value="30579804" calcext:value-type="float">
            <text:p>30579804</text:p>
          </table:table-cell>
          <table:table-cell table:number-columns-repeated="2"/>
          <table:table-cell office:value-type="float" office:value="2970858" calcext:value-type="float">
            <text:p>2970858</text:p>
          </table:table-cell>
          <table:table-cell office:value-type="float" office:value="24877105" calcext:value-type="float">
            <text:p>24877105</text:p>
          </table:table-cell>
          <table:table-cell office:value-type="float" office:value="5953964" calcext:value-type="float">
            <text:p>5953964</text:p>
          </table:table-cell>
          <table:table-cell office:value-type="float" office:value="28171259" calcext:value-type="float">
            <text:p>28171259</text:p>
          </table:table-cell>
          <table:table-cell office:value-type="float" office:value="15744714" calcext:value-type="float">
            <text:p>15744714</text:p>
          </table:table-cell>
          <table:table-cell office:value-type="float" office:value="30594268" calcext:value-type="float">
            <text:p>30594268</text:p>
          </table:table-cell>
          <table:table-cell/>
          <table:table-cell table:formula="of:=[.I29]/[.A29]" office:value-type="percentage" office:value="1.00340959408099" calcext:value-type="percentage">
            <text:p>100.34%</text:p>
          </table:table-cell>
          <table:table-cell table:formula="of:=[.J29]/[.B29]" office:value-type="percentage" office:value="1.0002388710074" calcext:value-type="percentage">
            <text:p>100.02%</text:p>
          </table:table-cell>
          <table:table-cell table:formula="of:=[.K29]/[.C29]" office:value-type="percentage" office:value="1.0037324101322" calcext:value-type="percentage">
            <text:p>100.37%</text:p>
          </table:table-cell>
          <table:table-cell table:formula="of:=[.L29]/[.D29]" office:value-type="percentage" office:value="1.00038667815799" calcext:value-type="percentage">
            <text:p>100.04%</text:p>
          </table:table-cell>
          <table:table-cell table:formula="of:=[.M29]/[.E29]" office:value-type="percentage" office:value="1.00173852031021" calcext:value-type="percentage">
            <text:p>100.17%</text:p>
          </table:table-cell>
          <table:table-cell table:formula="of:=[.N29]/[.F29]" office:value-type="percentage" office:value="1.00047299191323" calcext:value-type="percentage">
            <text:p>100.05%</text:p>
          </table:table-cell>
          <table:table-cell/>
          <table:table-cell table:style-name="ce3" table:formula="of:=AVERAGE([.P29:.U29])" office:value-type="percentage" office:value="1.00166317760034" calcext:value-type="percentage">
            <text:p>100.17%</text:p>
          </table:table-cell>
          <table:table-cell table:number-columns-repeated="1001"/>
        </table:table-row>
        <table:table-row table:style-name="ro1">
          <table:table-cell office:value-type="float" office:value="2965398" calcext:value-type="float">
            <text:p>2965398</text:p>
          </table:table-cell>
          <table:table-cell office:value-type="float" office:value="24642115" calcext:value-type="float">
            <text:p>24642115</text:p>
          </table:table-cell>
          <table:table-cell office:value-type="float" office:value="6228808" calcext:value-type="float">
            <text:p>6228808</text:p>
          </table:table-cell>
          <table:table-cell office:value-type="float" office:value="27494590" calcext:value-type="float">
            <text:p>27494590</text:p>
          </table:table-cell>
          <table:table-cell office:value-type="float" office:value="15669870" calcext:value-type="float">
            <text:p>15669870</text:p>
          </table:table-cell>
          <table:table-cell office:value-type="float" office:value="28043195" calcext:value-type="float">
            <text:p>28043195</text:p>
          </table:table-cell>
          <table:table-cell table:number-columns-repeated="2"/>
          <table:table-cell office:value-type="float" office:value="2944857" calcext:value-type="float">
            <text:p>2944857</text:p>
          </table:table-cell>
          <table:table-cell office:value-type="float" office:value="24654554" calcext:value-type="float">
            <text:p>24654554</text:p>
          </table:table-cell>
          <table:table-cell office:value-type="float" office:value="6235868" calcext:value-type="float">
            <text:p>6235868</text:p>
          </table:table-cell>
          <table:table-cell office:value-type="float" office:value="27532820" calcext:value-type="float">
            <text:p>27532820</text:p>
          </table:table-cell>
          <table:table-cell office:value-type="float" office:value="15718388" calcext:value-type="float">
            <text:p>15718388</text:p>
          </table:table-cell>
          <table:table-cell office:value-type="float" office:value="28067012" calcext:value-type="float">
            <text:p>28067012</text:p>
          </table:table-cell>
          <table:table-cell/>
          <table:table-cell table:formula="of:=[.I30]/[.A30]" office:value-type="percentage" office:value="0.993073105195323" calcext:value-type="percentage">
            <text:p>99.31%</text:p>
          </table:table-cell>
          <table:table-cell table:formula="of:=[.J30]/[.B30]" office:value-type="percentage" office:value="1.00050478621661" calcext:value-type="percentage">
            <text:p>100.05%</text:p>
          </table:table-cell>
          <table:table-cell table:formula="of:=[.K30]/[.C30]" office:value-type="percentage" office:value="1.00113344318849" calcext:value-type="percentage">
            <text:p>100.11%</text:p>
          </table:table-cell>
          <table:table-cell table:formula="of:=[.L30]/[.D30]" office:value-type="percentage" office:value="1.00139045535867" calcext:value-type="percentage">
            <text:p>100.14%</text:p>
          </table:table-cell>
          <table:table-cell table:formula="of:=[.M30]/[.E30]" office:value-type="percentage" office:value="1.00309626053056" calcext:value-type="percentage">
            <text:p>100.31%</text:p>
          </table:table-cell>
          <table:table-cell table:formula="of:=[.N30]/[.F30]" office:value-type="percentage" office:value="1.00084929695065" calcext:value-type="percentage">
            <text:p>100.08%</text:p>
          </table:table-cell>
          <table:table-cell/>
          <table:table-cell table:style-name="ce3" table:formula="of:=AVERAGE([.P30:.U30])" office:value-type="percentage" office:value="1.00000789124005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3388654" calcext:value-type="float">
            <text:p>3388654</text:p>
          </table:table-cell>
          <table:table-cell office:value-type="float" office:value="25389971" calcext:value-type="float">
            <text:p>25389971</text:p>
          </table:table-cell>
          <table:table-cell office:value-type="float" office:value="6776601" calcext:value-type="float">
            <text:p>6776601</text:p>
          </table:table-cell>
          <table:table-cell office:value-type="float" office:value="36164429" calcext:value-type="float">
            <text:p>36164429</text:p>
          </table:table-cell>
          <table:table-cell office:value-type="float" office:value="15781476" calcext:value-type="float">
            <text:p>15781476</text:p>
          </table:table-cell>
          <table:table-cell office:value-type="float" office:value="28150998" calcext:value-type="float">
            <text:p>28150998</text:p>
          </table:table-cell>
          <table:table-cell table:number-columns-repeated="2"/>
          <table:table-cell office:value-type="float" office:value="3386091" calcext:value-type="float">
            <text:p>3386091</text:p>
          </table:table-cell>
          <table:table-cell office:value-type="float" office:value="25389089" calcext:value-type="float">
            <text:p>25389089</text:p>
          </table:table-cell>
          <table:table-cell office:value-type="float" office:value="6785475" calcext:value-type="float">
            <text:p>6785475</text:p>
          </table:table-cell>
          <table:table-cell office:value-type="float" office:value="36210348" calcext:value-type="float">
            <text:p>36210348</text:p>
          </table:table-cell>
          <table:table-cell office:value-type="float" office:value="15714198" calcext:value-type="float">
            <text:p>15714198</text:p>
          </table:table-cell>
          <table:table-cell office:value-type="float" office:value="28130870" calcext:value-type="float">
            <text:p>28130870</text:p>
          </table:table-cell>
          <table:table-cell/>
          <table:table-cell table:formula="of:=[.I31]/[.A31]" office:value-type="percentage" office:value="0.999243652494471" calcext:value-type="percentage">
            <text:p>99.92%</text:p>
          </table:table-cell>
          <table:table-cell table:formula="of:=[.J31]/[.B31]" office:value-type="percentage" office:value="0.999965261874462" calcext:value-type="percentage">
            <text:p>100.00%</text:p>
          </table:table-cell>
          <table:table-cell table:formula="of:=[.K31]/[.C31]" office:value-type="percentage" office:value="1.00130950604883" calcext:value-type="percentage">
            <text:p>100.13%</text:p>
          </table:table-cell>
          <table:table-cell table:formula="of:=[.L31]/[.D31]" office:value-type="percentage" office:value="1.00126972832891" calcext:value-type="percentage">
            <text:p>100.13%</text:p>
          </table:table-cell>
          <table:table-cell table:formula="of:=[.M31]/[.E31]" office:value-type="percentage" office:value="0.99573690065492" calcext:value-type="percentage">
            <text:p>99.57%</text:p>
          </table:table-cell>
          <table:table-cell table:formula="of:=[.N31]/[.F31]" office:value-type="percentage" office:value="0.999284998705907" calcext:value-type="percentage">
            <text:p>99.93%</text:p>
          </table:table-cell>
          <table:table-cell/>
          <table:table-cell table:style-name="ce3" table:formula="of:=AVERAGE([.P31:.U31])" office:value-type="percentage" office:value="0.99946834135125" calcext:value-type="percentage">
            <text:p>99.95%</text:p>
          </table:table-cell>
          <table:table-cell table:number-columns-repeated="1001"/>
        </table:table-row>
        <table:table-row table:style-name="ro1">
          <table:table-cell office:value-type="float" office:value="3419834" calcext:value-type="float">
            <text:p>3419834</text:p>
          </table:table-cell>
          <table:table-cell office:value-type="float" office:value="25314899" calcext:value-type="float">
            <text:p>25314899</text:p>
          </table:table-cell>
          <table:table-cell office:value-type="float" office:value="7681635" calcext:value-type="float">
            <text:p>7681635</text:p>
          </table:table-cell>
          <table:table-cell office:value-type="float" office:value="28626950" calcext:value-type="float">
            <text:p>28626950</text:p>
          </table:table-cell>
          <table:table-cell office:value-type="float" office:value="15742614" calcext:value-type="float">
            <text:p>15742614</text:p>
          </table:table-cell>
          <table:table-cell office:value-type="float" office:value="29459318" calcext:value-type="float">
            <text:p>29459318</text:p>
          </table:table-cell>
          <table:table-cell table:number-columns-repeated="2"/>
          <table:table-cell office:value-type="float" office:value="3425092" calcext:value-type="float">
            <text:p>3425092</text:p>
          </table:table-cell>
          <table:table-cell office:value-type="float" office:value="25305191" calcext:value-type="float">
            <text:p>25305191</text:p>
          </table:table-cell>
          <table:table-cell office:value-type="float" office:value="7696378" calcext:value-type="float">
            <text:p>7696378</text:p>
          </table:table-cell>
          <table:table-cell office:value-type="float" office:value="28610011" calcext:value-type="float">
            <text:p>28610011</text:p>
          </table:table-cell>
          <table:table-cell office:value-type="float" office:value="15778982" calcext:value-type="float">
            <text:p>15778982</text:p>
          </table:table-cell>
          <table:table-cell office:value-type="float" office:value="29493447" calcext:value-type="float">
            <text:p>29493447</text:p>
          </table:table-cell>
          <table:table-cell/>
          <table:table-cell table:formula="of:=[.I32]/[.A32]" office:value-type="percentage" office:value="1.00153750152785" calcext:value-type="percentage">
            <text:p>100.15%</text:p>
          </table:table-cell>
          <table:table-cell table:formula="of:=[.J32]/[.B32]" office:value-type="percentage" office:value="0.999616510419417" calcext:value-type="percentage">
            <text:p>99.96%</text:p>
          </table:table-cell>
          <table:table-cell table:formula="of:=[.K32]/[.C32]" office:value-type="percentage" office:value="1.00191925286739" calcext:value-type="percentage">
            <text:p>100.19%</text:p>
          </table:table-cell>
          <table:table-cell table:formula="of:=[.L32]/[.D32]" office:value-type="percentage" office:value="0.999408284850464" calcext:value-type="percentage">
            <text:p>99.94%</text:p>
          </table:table-cell>
          <table:table-cell table:formula="of:=[.M32]/[.E32]" office:value-type="percentage" office:value="1.00231016272139" calcext:value-type="percentage">
            <text:p>100.23%</text:p>
          </table:table-cell>
          <table:table-cell table:formula="of:=[.N32]/[.F32]" office:value-type="percentage" office:value="1.00115851290244" calcext:value-type="percentage">
            <text:p>100.12%</text:p>
          </table:table-cell>
          <table:table-cell/>
          <table:table-cell table:style-name="ce3" table:formula="of:=AVERAGE([.P32:.U32])" office:value-type="percentage" office:value="1.00099170421483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3237877" calcext:value-type="float">
            <text:p>3237877</text:p>
          </table:table-cell>
          <table:table-cell office:value-type="float" office:value="24612421" calcext:value-type="float">
            <text:p>24612421</text:p>
          </table:table-cell>
          <table:table-cell office:value-type="float" office:value="7252777" calcext:value-type="float">
            <text:p>7252777</text:p>
          </table:table-cell>
          <table:table-cell office:value-type="float" office:value="26937125" calcext:value-type="float">
            <text:p>26937125</text:p>
          </table:table-cell>
          <table:table-cell office:value-type="float" office:value="15626135" calcext:value-type="float">
            <text:p>15626135</text:p>
          </table:table-cell>
          <table:table-cell office:value-type="float" office:value="28126346" calcext:value-type="float">
            <text:p>28126346</text:p>
          </table:table-cell>
          <table:table-cell table:number-columns-repeated="2"/>
          <table:table-cell office:value-type="float" office:value="3227417" calcext:value-type="float">
            <text:p>3227417</text:p>
          </table:table-cell>
          <table:table-cell office:value-type="float" office:value="24619208" calcext:value-type="float">
            <text:p>24619208</text:p>
          </table:table-cell>
          <table:table-cell office:value-type="float" office:value="7265010" calcext:value-type="float">
            <text:p>7265010</text:p>
          </table:table-cell>
          <table:table-cell office:value-type="float" office:value="26937587" calcext:value-type="float">
            <text:p>26937587</text:p>
          </table:table-cell>
          <table:table-cell office:value-type="float" office:value="15682975" calcext:value-type="float">
            <text:p>15682975</text:p>
          </table:table-cell>
          <table:table-cell office:value-type="float" office:value="28122137" calcext:value-type="float">
            <text:p>28122137</text:p>
          </table:table-cell>
          <table:table-cell/>
          <table:table-cell table:formula="of:=[.I33]/[.A33]" office:value-type="percentage" office:value="0.996769488155356" calcext:value-type="percentage">
            <text:p>99.68%</text:p>
          </table:table-cell>
          <table:table-cell table:formula="of:=[.J33]/[.B33]" office:value-type="percentage" office:value="1.00027575507505" calcext:value-type="percentage">
            <text:p>100.03%</text:p>
          </table:table-cell>
          <table:table-cell table:formula="of:=[.K33]/[.C33]" office:value-type="percentage" office:value="1.00168666429424" calcext:value-type="percentage">
            <text:p>100.17%</text:p>
          </table:table-cell>
          <table:table-cell table:formula="of:=[.L33]/[.D33]" office:value-type="percentage" office:value="1.00001715105083" calcext:value-type="percentage">
            <text:p>100.00%</text:p>
          </table:table-cell>
          <table:table-cell table:formula="of:=[.M33]/[.E33]" office:value-type="percentage" office:value="1.00363749577231" calcext:value-type="percentage">
            <text:p>100.36%</text:p>
          </table:table-cell>
          <table:table-cell table:formula="of:=[.N33]/[.F33]" office:value-type="percentage" office:value="0.9998503538284" calcext:value-type="percentage">
            <text:p>99.99%</text:p>
          </table:table-cell>
          <table:table-cell/>
          <table:table-cell table:style-name="ce3" table:formula="of:=AVERAGE([.P33:.U33])" office:value-type="percentage" office:value="1.00037281802936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2988106" calcext:value-type="float">
            <text:p>2988106</text:p>
          </table:table-cell>
          <table:table-cell office:value-type="float" office:value="24609254" calcext:value-type="float">
            <text:p>24609254</text:p>
          </table:table-cell>
          <table:table-cell office:value-type="float" office:value="7426632" calcext:value-type="float">
            <text:p>7426632</text:p>
          </table:table-cell>
          <table:table-cell office:value-type="float" office:value="29204716" calcext:value-type="float">
            <text:p>29204716</text:p>
          </table:table-cell>
          <table:table-cell office:value-type="float" office:value="15659989" calcext:value-type="float">
            <text:p>15659989</text:p>
          </table:table-cell>
          <table:table-cell office:value-type="float" office:value="28159203" calcext:value-type="float">
            <text:p>28159203</text:p>
          </table:table-cell>
          <table:table-cell table:number-columns-repeated="2"/>
          <table:table-cell office:value-type="float" office:value="2993142" calcext:value-type="float">
            <text:p>2993142</text:p>
          </table:table-cell>
          <table:table-cell office:value-type="float" office:value="24594696" calcext:value-type="float">
            <text:p>24594696</text:p>
          </table:table-cell>
          <table:table-cell office:value-type="float" office:value="7435215" calcext:value-type="float">
            <text:p>7435215</text:p>
          </table:table-cell>
          <table:table-cell office:value-type="float" office:value="29212025" calcext:value-type="float">
            <text:p>29212025</text:p>
          </table:table-cell>
          <table:table-cell office:value-type="float" office:value="15685397" calcext:value-type="float">
            <text:p>15685397</text:p>
          </table:table-cell>
          <table:table-cell office:value-type="float" office:value="28145355" calcext:value-type="float">
            <text:p>28145355</text:p>
          </table:table-cell>
          <table:table-cell/>
          <table:table-cell table:formula="of:=[.I34]/[.A34]" office:value-type="percentage" office:value="1.00168534851173" calcext:value-type="percentage">
            <text:p>100.17%</text:p>
          </table:table-cell>
          <table:table-cell table:formula="of:=[.J34]/[.B34]" office:value-type="percentage" office:value="0.99940843391677" calcext:value-type="percentage">
            <text:p>99.94%</text:p>
          </table:table-cell>
          <table:table-cell table:formula="of:=[.K34]/[.C34]" office:value-type="percentage" office:value="1.00115570557421" calcext:value-type="percentage">
            <text:p>100.12%</text:p>
          </table:table-cell>
          <table:table-cell table:formula="of:=[.L34]/[.D34]" office:value-type="percentage" office:value="1.00025026779921" calcext:value-type="percentage">
            <text:p>100.03%</text:p>
          </table:table-cell>
          <table:table-cell table:formula="of:=[.M34]/[.E34]" office:value-type="percentage" office:value="1.00162247878974" calcext:value-type="percentage">
            <text:p>100.16%</text:p>
          </table:table-cell>
          <table:table-cell table:formula="of:=[.N34]/[.F34]" office:value-type="percentage" office:value="0.999508224717866" calcext:value-type="percentage">
            <text:p>99.95%</text:p>
          </table:table-cell>
          <table:table-cell/>
          <table:table-cell table:style-name="ce3" table:formula="of:=AVERAGE([.P34:.U34])" office:value-type="percentage" office:value="1.00060507655159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004003" calcext:value-type="float">
            <text:p>3004003</text:p>
          </table:table-cell>
          <table:table-cell office:value-type="float" office:value="25289463" calcext:value-type="float">
            <text:p>25289463</text:p>
          </table:table-cell>
          <table:table-cell office:value-type="float" office:value="8091043" calcext:value-type="float">
            <text:p>8091043</text:p>
          </table:table-cell>
          <table:table-cell office:value-type="float" office:value="28730324" calcext:value-type="float">
            <text:p>28730324</text:p>
          </table:table-cell>
          <table:table-cell office:value-type="float" office:value="15689828" calcext:value-type="float">
            <text:p>15689828</text:p>
          </table:table-cell>
          <table:table-cell office:value-type="float" office:value="30882438" calcext:value-type="float">
            <text:p>30882438</text:p>
          </table:table-cell>
          <table:table-cell table:number-columns-repeated="2"/>
          <table:table-cell office:value-type="float" office:value="3004292" calcext:value-type="float">
            <text:p>3004292</text:p>
          </table:table-cell>
          <table:table-cell office:value-type="float" office:value="25284327" calcext:value-type="float">
            <text:p>25284327</text:p>
          </table:table-cell>
          <table:table-cell office:value-type="float" office:value="8102314" calcext:value-type="float">
            <text:p>8102314</text:p>
          </table:table-cell>
          <table:table-cell office:value-type="float" office:value="28739691" calcext:value-type="float">
            <text:p>28739691</text:p>
          </table:table-cell>
          <table:table-cell office:value-type="float" office:value="15676133" calcext:value-type="float">
            <text:p>15676133</text:p>
          </table:table-cell>
          <table:table-cell office:value-type="float" office:value="30854012" calcext:value-type="float">
            <text:p>30854012</text:p>
          </table:table-cell>
          <table:table-cell/>
          <table:table-cell table:formula="of:=[.I35]/[.A35]" office:value-type="percentage" office:value="1.00009620496384" calcext:value-type="percentage">
            <text:p>100.01%</text:p>
          </table:table-cell>
          <table:table-cell table:formula="of:=[.J35]/[.B35]" office:value-type="percentage" office:value="0.999796911464668" calcext:value-type="percentage">
            <text:p>99.98%</text:p>
          </table:table-cell>
          <table:table-cell table:formula="of:=[.K35]/[.C35]" office:value-type="percentage" office:value="1.00139302188853" calcext:value-type="percentage">
            <text:p>100.14%</text:p>
          </table:table-cell>
          <table:table-cell table:formula="of:=[.L35]/[.D35]" office:value-type="percentage" office:value="1.00032603182616" calcext:value-type="percentage">
            <text:p>100.03%</text:p>
          </table:table-cell>
          <table:table-cell table:formula="of:=[.M35]/[.E35]" office:value-type="percentage" office:value="0.999127141483004" calcext:value-type="percentage">
            <text:p>99.91%</text:p>
          </table:table-cell>
          <table:table-cell table:formula="of:=[.N35]/[.F35]" office:value-type="percentage" office:value="0.999079541582825" calcext:value-type="percentage">
            <text:p>99.91%</text:p>
          </table:table-cell>
          <table:table-cell/>
          <table:table-cell table:style-name="ce3" table:formula="of:=AVERAGE([.P35:.U35])" office:value-type="percentage" office:value="0.999969808868171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2907263" calcext:value-type="float">
            <text:p>2907263</text:p>
          </table:table-cell>
          <table:table-cell office:value-type="float" office:value="25080677" calcext:value-type="float">
            <text:p>25080677</text:p>
          </table:table-cell>
          <table:table-cell office:value-type="float" office:value="7909444" calcext:value-type="float">
            <text:p>7909444</text:p>
          </table:table-cell>
          <table:table-cell office:value-type="float" office:value="27229264" calcext:value-type="float">
            <text:p>27229264</text:p>
          </table:table-cell>
          <table:table-cell office:value-type="float" office:value="15726448" calcext:value-type="float">
            <text:p>15726448</text:p>
          </table:table-cell>
          <table:table-cell office:value-type="float" office:value="29061181" calcext:value-type="float">
            <text:p>29061181</text:p>
          </table:table-cell>
          <table:table-cell table:number-columns-repeated="2"/>
          <table:table-cell office:value-type="float" office:value="2905250" calcext:value-type="float">
            <text:p>2905250</text:p>
          </table:table-cell>
          <table:table-cell office:value-type="float" office:value="25043058" calcext:value-type="float">
            <text:p>25043058</text:p>
          </table:table-cell>
          <table:table-cell office:value-type="float" office:value="7928544" calcext:value-type="float">
            <text:p>7928544</text:p>
          </table:table-cell>
          <table:table-cell office:value-type="float" office:value="27193902" calcext:value-type="float">
            <text:p>27193902</text:p>
          </table:table-cell>
          <table:table-cell office:value-type="float" office:value="15732307" calcext:value-type="float">
            <text:p>15732307</text:p>
          </table:table-cell>
          <table:table-cell office:value-type="float" office:value="29033941" calcext:value-type="float">
            <text:p>29033941</text:p>
          </table:table-cell>
          <table:table-cell/>
          <table:table-cell table:formula="of:=[.I36]/[.A36]" office:value-type="percentage" office:value="0.999307596182389" calcext:value-type="percentage">
            <text:p>99.93%</text:p>
          </table:table-cell>
          <table:table-cell table:formula="of:=[.J36]/[.B36]" office:value-type="percentage" office:value="0.99850008036067" calcext:value-type="percentage">
            <text:p>99.85%</text:p>
          </table:table-cell>
          <table:table-cell table:formula="of:=[.K36]/[.C36]" office:value-type="percentage" office:value="1.00241483472163" calcext:value-type="percentage">
            <text:p>100.24%</text:p>
          </table:table-cell>
          <table:table-cell table:formula="of:=[.L36]/[.D36]" office:value-type="percentage" office:value="0.998701323693509" calcext:value-type="percentage">
            <text:p>99.87%</text:p>
          </table:table-cell>
          <table:table-cell table:formula="of:=[.M36]/[.E36]" office:value-type="percentage" office:value="1.00037255710889" calcext:value-type="percentage">
            <text:p>100.04%</text:p>
          </table:table-cell>
          <table:table-cell table:formula="of:=[.N36]/[.F36]" office:value-type="percentage" office:value="0.999062667136618" calcext:value-type="percentage">
            <text:p>99.91%</text:p>
          </table:table-cell>
          <table:table-cell/>
          <table:table-cell table:style-name="ce3" table:formula="of:=AVERAGE([.P36:.U36])" office:value-type="percentage" office:value="0.999726509867284" calcext:value-type="percentage">
            <text:p>99.97%</text:p>
          </table:table-cell>
          <table:table-cell table:number-columns-repeated="1001"/>
        </table:table-row>
        <table:table-row table:style-name="ro1">
          <table:table-cell office:value-type="float" office:value="2967897" calcext:value-type="float">
            <text:p>2967897</text:p>
          </table:table-cell>
          <table:table-cell office:value-type="float" office:value="25123366" calcext:value-type="float">
            <text:p>25123366</text:p>
          </table:table-cell>
          <table:table-cell office:value-type="float" office:value="7540722" calcext:value-type="float">
            <text:p>7540722</text:p>
          </table:table-cell>
          <table:table-cell office:value-type="float" office:value="30727220" calcext:value-type="float">
            <text:p>30727220</text:p>
          </table:table-cell>
          <table:table-cell office:value-type="float" office:value="15525741" calcext:value-type="float">
            <text:p>15525741</text:p>
          </table:table-cell>
          <table:table-cell office:value-type="float" office:value="28296461" calcext:value-type="float">
            <text:p>28296461</text:p>
          </table:table-cell>
          <table:table-cell table:number-columns-repeated="2"/>
          <table:table-cell office:value-type="float" office:value="2970677" calcext:value-type="float">
            <text:p>2970677</text:p>
          </table:table-cell>
          <table:table-cell office:value-type="float" office:value="25082724" calcext:value-type="float">
            <text:p>25082724</text:p>
          </table:table-cell>
          <table:table-cell office:value-type="float" office:value="7537756" calcext:value-type="float">
            <text:p>7537756</text:p>
          </table:table-cell>
          <table:table-cell office:value-type="float" office:value="30697949" calcext:value-type="float">
            <text:p>30697949</text:p>
          </table:table-cell>
          <table:table-cell office:value-type="float" office:value="15556943" calcext:value-type="float">
            <text:p>15556943</text:p>
          </table:table-cell>
          <table:table-cell office:value-type="float" office:value="28342588" calcext:value-type="float">
            <text:p>28342588</text:p>
          </table:table-cell>
          <table:table-cell/>
          <table:table-cell table:formula="of:=[.I37]/[.A37]" office:value-type="percentage" office:value="1.00093669018837" calcext:value-type="percentage">
            <text:p>100.09%</text:p>
          </table:table-cell>
          <table:table-cell table:formula="of:=[.J37]/[.B37]" office:value-type="percentage" office:value="0.99838230275354" calcext:value-type="percentage">
            <text:p>99.84%</text:p>
          </table:table-cell>
          <table:table-cell table:formula="of:=[.K37]/[.C37]" office:value-type="percentage" office:value="0.999606668963529" calcext:value-type="percentage">
            <text:p>99.96%</text:p>
          </table:table-cell>
          <table:table-cell table:formula="of:=[.L37]/[.D37]" office:value-type="percentage" office:value="0.999047391856471" calcext:value-type="percentage">
            <text:p>99.90%</text:p>
          </table:table-cell>
          <table:table-cell table:formula="of:=[.M37]/[.E37]" office:value-type="percentage" office:value="1.00200969473856" calcext:value-type="percentage">
            <text:p>100.20%</text:p>
          </table:table-cell>
          <table:table-cell table:formula="of:=[.N37]/[.F37]" office:value-type="percentage" office:value="1.00163013318167" calcext:value-type="percentage">
            <text:p>100.16%</text:p>
          </table:table-cell>
          <table:table-cell/>
          <table:table-cell table:style-name="ce3" table:formula="of:=AVERAGE([.P37:.U37])" office:value-type="percentage" office:value="1.00026881361369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51984" calcext:value-type="float">
            <text:p>2951984</text:p>
          </table:table-cell>
          <table:table-cell office:value-type="float" office:value="24248455" calcext:value-type="float">
            <text:p>24248455</text:p>
          </table:table-cell>
          <table:table-cell office:value-type="float" office:value="7003787" calcext:value-type="float">
            <text:p>7003787</text:p>
          </table:table-cell>
          <table:table-cell office:value-type="float" office:value="28148451" calcext:value-type="float">
            <text:p>28148451</text:p>
          </table:table-cell>
          <table:table-cell office:value-type="float" office:value="15869659" calcext:value-type="float">
            <text:p>15869659</text:p>
          </table:table-cell>
          <table:table-cell office:value-type="float" office:value="30055219" calcext:value-type="float">
            <text:p>30055219</text:p>
          </table:table-cell>
          <table:table-cell table:number-columns-repeated="2"/>
          <table:table-cell office:value-type="float" office:value="2948484" calcext:value-type="float">
            <text:p>2948484</text:p>
          </table:table-cell>
          <table:table-cell office:value-type="float" office:value="24224518" calcext:value-type="float">
            <text:p>24224518</text:p>
          </table:table-cell>
          <table:table-cell office:value-type="float" office:value="7016929" calcext:value-type="float">
            <text:p>7016929</text:p>
          </table:table-cell>
          <table:table-cell office:value-type="float" office:value="28149036" calcext:value-type="float">
            <text:p>28149036</text:p>
          </table:table-cell>
          <table:table-cell office:value-type="float" office:value="15887236" calcext:value-type="float">
            <text:p>15887236</text:p>
          </table:table-cell>
          <table:table-cell office:value-type="float" office:value="30055581" calcext:value-type="float">
            <text:p>30055581</text:p>
          </table:table-cell>
          <table:table-cell/>
          <table:table-cell table:formula="of:=[.I38]/[.A38]" office:value-type="percentage" office:value="0.998814356717381" calcext:value-type="percentage">
            <text:p>99.88%</text:p>
          </table:table-cell>
          <table:table-cell table:formula="of:=[.J38]/[.B38]" office:value-type="percentage" office:value="0.999012844323484" calcext:value-type="percentage">
            <text:p>99.90%</text:p>
          </table:table-cell>
          <table:table-cell table:formula="of:=[.K38]/[.C38]" office:value-type="percentage" office:value="1.00187641343176" calcext:value-type="percentage">
            <text:p>100.19%</text:p>
          </table:table-cell>
          <table:table-cell table:formula="of:=[.L38]/[.D38]" office:value-type="percentage" office:value="1.00002078267113" calcext:value-type="percentage">
            <text:p>100.00%</text:p>
          </table:table-cell>
          <table:table-cell table:formula="of:=[.M38]/[.E38]" office:value-type="percentage" office:value="1.00110758523545" calcext:value-type="percentage">
            <text:p>100.11%</text:p>
          </table:table-cell>
          <table:table-cell table:formula="of:=[.N38]/[.F38]" office:value-type="percentage" office:value="1.00001204449716" calcext:value-type="percentage">
            <text:p>100.00%</text:p>
          </table:table-cell>
          <table:table-cell/>
          <table:table-cell table:style-name="ce3" table:formula="of:=AVERAGE([.P38:.U38])" office:value-type="percentage" office:value="1.00014067114606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23005" calcext:value-type="float">
            <text:p>2923005</text:p>
          </table:table-cell>
          <table:table-cell office:value-type="float" office:value="24899735" calcext:value-type="float">
            <text:p>24899735</text:p>
          </table:table-cell>
          <table:table-cell office:value-type="float" office:value="7206097" calcext:value-type="float">
            <text:p>7206097</text:p>
          </table:table-cell>
          <table:table-cell office:value-type="float" office:value="35014572" calcext:value-type="float">
            <text:p>35014572</text:p>
          </table:table-cell>
          <table:table-cell office:value-type="float" office:value="15615511" calcext:value-type="float">
            <text:p>15615511</text:p>
          </table:table-cell>
          <table:table-cell office:value-type="float" office:value="28543784" calcext:value-type="float">
            <text:p>28543784</text:p>
          </table:table-cell>
          <table:table-cell table:number-columns-repeated="2"/>
          <table:table-cell office:value-type="float" office:value="2926652" calcext:value-type="float">
            <text:p>2926652</text:p>
          </table:table-cell>
          <table:table-cell office:value-type="float" office:value="24873291" calcext:value-type="float">
            <text:p>24873291</text:p>
          </table:table-cell>
          <table:table-cell office:value-type="float" office:value="7206804" calcext:value-type="float">
            <text:p>7206804</text:p>
          </table:table-cell>
          <table:table-cell office:value-type="float" office:value="35004153" calcext:value-type="float">
            <text:p>35004153</text:p>
          </table:table-cell>
          <table:table-cell office:value-type="float" office:value="15612940" calcext:value-type="float">
            <text:p>15612940</text:p>
          </table:table-cell>
          <table:table-cell office:value-type="float" office:value="28569830" calcext:value-type="float">
            <text:p>28569830</text:p>
          </table:table-cell>
          <table:table-cell/>
          <table:table-cell table:formula="of:=[.I39]/[.A39]" office:value-type="percentage" office:value="1.00124768859444" calcext:value-type="percentage">
            <text:p>100.12%</text:p>
          </table:table-cell>
          <table:table-cell table:formula="of:=[.J39]/[.B39]" office:value-type="percentage" office:value="0.998937980665256" calcext:value-type="percentage">
            <text:p>99.89%</text:p>
          </table:table-cell>
          <table:table-cell table:formula="of:=[.K39]/[.C39]" office:value-type="percentage" office:value="1.0000981113632" calcext:value-type="percentage">
            <text:p>100.01%</text:p>
          </table:table-cell>
          <table:table-cell table:formula="of:=[.L39]/[.D39]" office:value-type="percentage" office:value="0.999702438173455" calcext:value-type="percentage">
            <text:p>99.97%</text:p>
          </table:table-cell>
          <table:table-cell table:formula="of:=[.M39]/[.E39]" office:value-type="percentage" office:value="0.999835356012365" calcext:value-type="percentage">
            <text:p>99.98%</text:p>
          </table:table-cell>
          <table:table-cell table:formula="of:=[.N39]/[.F39]" office:value-type="percentage" office:value="1.00091249289162" calcext:value-type="percentage">
            <text:p>100.09%</text:p>
          </table:table-cell>
          <table:table-cell/>
          <table:table-cell table:style-name="ce3" table:formula="of:=AVERAGE([.P39:.U39])" office:value-type="percentage" office:value="1.00012234461672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24269" calcext:value-type="float">
            <text:p>2924269</text:p>
          </table:table-cell>
          <table:table-cell office:value-type="float" office:value="24754130" calcext:value-type="float">
            <text:p>24754130</text:p>
          </table:table-cell>
          <table:table-cell office:value-type="float" office:value="5845435" calcext:value-type="float">
            <text:p>5845435</text:p>
          </table:table-cell>
          <table:table-cell office:value-type="float" office:value="26940109" calcext:value-type="float">
            <text:p>26940109</text:p>
          </table:table-cell>
          <table:table-cell office:value-type="float" office:value="15479647" calcext:value-type="float">
            <text:p>15479647</text:p>
          </table:table-cell>
          <table:table-cell office:value-type="float" office:value="27997597" calcext:value-type="float">
            <text:p>27997597</text:p>
          </table:table-cell>
          <table:table-cell table:number-columns-repeated="2"/>
          <table:table-cell office:value-type="float" office:value="2940448" calcext:value-type="float">
            <text:p>2940448</text:p>
          </table:table-cell>
          <table:table-cell office:value-type="float" office:value="24768010" calcext:value-type="float">
            <text:p>24768010</text:p>
          </table:table-cell>
          <table:table-cell office:value-type="float" office:value="5865604" calcext:value-type="float">
            <text:p>5865604</text:p>
          </table:table-cell>
          <table:table-cell office:value-type="float" office:value="26907372" calcext:value-type="float">
            <text:p>26907372</text:p>
          </table:table-cell>
          <table:table-cell office:value-type="float" office:value="15503503" calcext:value-type="float">
            <text:p>15503503</text:p>
          </table:table-cell>
          <table:table-cell office:value-type="float" office:value="28081282" calcext:value-type="float">
            <text:p>28081282</text:p>
          </table:table-cell>
          <table:table-cell/>
          <table:table-cell table:formula="of:=[.I40]/[.A40]" office:value-type="percentage" office:value="1.00553266474459" calcext:value-type="percentage">
            <text:p>100.55%</text:p>
          </table:table-cell>
          <table:table-cell table:formula="of:=[.J40]/[.B40]" office:value-type="percentage" office:value="1.00056071451511" calcext:value-type="percentage">
            <text:p>100.06%</text:p>
          </table:table-cell>
          <table:table-cell table:formula="of:=[.K40]/[.C40]" office:value-type="percentage" office:value="1.00345038478745" calcext:value-type="percentage">
            <text:p>100.35%</text:p>
          </table:table-cell>
          <table:table-cell table:formula="of:=[.L40]/[.D40]" office:value-type="percentage" office:value="0.998784823030968" calcext:value-type="percentage">
            <text:p>99.88%</text:p>
          </table:table-cell>
          <table:table-cell table:formula="of:=[.M40]/[.E40]" office:value-type="percentage" office:value="1.00154112041444" calcext:value-type="percentage">
            <text:p>100.15%</text:p>
          </table:table-cell>
          <table:table-cell table:formula="of:=[.N40]/[.F40]" office:value-type="percentage" office:value="1.00298900652081" calcext:value-type="percentage">
            <text:p>100.30%</text:p>
          </table:table-cell>
          <table:table-cell/>
          <table:table-cell table:style-name="ce3" table:formula="of:=AVERAGE([.P40:.U40])" office:value-type="percentage" office:value="1.00214311900223" calcext:value-type="percentage">
            <text:p>100.21%</text:p>
          </table:table-cell>
          <table:table-cell table:number-columns-repeated="1001"/>
        </table:table-row>
        <table:table-row table:style-name="ro1">
          <table:table-cell office:value-type="float" office:value="2949987" calcext:value-type="float">
            <text:p>2949987</text:p>
          </table:table-cell>
          <table:table-cell office:value-type="float" office:value="24466859" calcext:value-type="float">
            <text:p>24466859</text:p>
          </table:table-cell>
          <table:table-cell office:value-type="float" office:value="6188462" calcext:value-type="float">
            <text:p>6188462</text:p>
          </table:table-cell>
          <table:table-cell office:value-type="float" office:value="36807031" calcext:value-type="float">
            <text:p>36807031</text:p>
          </table:table-cell>
          <table:table-cell office:value-type="float" office:value="15551830" calcext:value-type="float">
            <text:p>15551830</text:p>
          </table:table-cell>
          <table:table-cell office:value-type="float" office:value="29397035" calcext:value-type="float">
            <text:p>29397035</text:p>
          </table:table-cell>
          <table:table-cell table:number-columns-repeated="2"/>
          <table:table-cell office:value-type="float" office:value="2944491" calcext:value-type="float">
            <text:p>2944491</text:p>
          </table:table-cell>
          <table:table-cell office:value-type="float" office:value="24449173" calcext:value-type="float">
            <text:p>24449173</text:p>
          </table:table-cell>
          <table:table-cell office:value-type="float" office:value="6186341" calcext:value-type="float">
            <text:p>6186341</text:p>
          </table:table-cell>
          <table:table-cell office:value-type="float" office:value="36842620" calcext:value-type="float">
            <text:p>36842620</text:p>
          </table:table-cell>
          <table:table-cell office:value-type="float" office:value="15562409" calcext:value-type="float">
            <text:p>15562409</text:p>
          </table:table-cell>
          <table:table-cell office:value-type="float" office:value="29442983" calcext:value-type="float">
            <text:p>29442983</text:p>
          </table:table-cell>
          <table:table-cell/>
          <table:table-cell table:formula="of:=[.I41]/[.A41]" office:value-type="percentage" office:value="0.998136940942452" calcext:value-type="percentage">
            <text:p>99.81%</text:p>
          </table:table-cell>
          <table:table-cell table:formula="of:=[.J41]/[.B41]" office:value-type="percentage" office:value="0.999277144646969" calcext:value-type="percentage">
            <text:p>99.93%</text:p>
          </table:table-cell>
          <table:table-cell table:formula="of:=[.K41]/[.C41]" office:value-type="percentage" office:value="0.999657265407786" calcext:value-type="percentage">
            <text:p>99.97%</text:p>
          </table:table-cell>
          <table:table-cell table:formula="of:=[.L41]/[.D41]" office:value-type="percentage" office:value="1.00096690765414" calcext:value-type="percentage">
            <text:p>100.10%</text:p>
          </table:table-cell>
          <table:table-cell table:formula="of:=[.M41]/[.E41]" office:value-type="percentage" office:value="1.00068024148927" calcext:value-type="percentage">
            <text:p>100.07%</text:p>
          </table:table-cell>
          <table:table-cell table:formula="of:=[.N41]/[.F41]" office:value-type="percentage" office:value="1.00156301477343" calcext:value-type="percentage">
            <text:p>100.16%</text:p>
          </table:table-cell>
          <table:table-cell/>
          <table:table-cell table:style-name="ce3" table:formula="of:=AVERAGE([.P41:.U41])" office:value-type="percentage" office:value="1.00004691915234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3284153" calcext:value-type="float">
            <text:p>3284153</text:p>
          </table:table-cell>
          <table:table-cell office:value-type="float" office:value="26153707" calcext:value-type="float">
            <text:p>26153707</text:p>
          </table:table-cell>
          <table:table-cell office:value-type="float" office:value="6034845" calcext:value-type="float">
            <text:p>6034845</text:p>
          </table:table-cell>
          <table:table-cell office:value-type="float" office:value="27292343" calcext:value-type="float">
            <text:p>27292343</text:p>
          </table:table-cell>
          <table:table-cell office:value-type="float" office:value="15534345" calcext:value-type="float">
            <text:p>15534345</text:p>
          </table:table-cell>
          <table:table-cell office:value-type="float" office:value="28303460" calcext:value-type="float">
            <text:p>28303460</text:p>
          </table:table-cell>
          <table:table-cell table:number-columns-repeated="2"/>
          <table:table-cell office:value-type="float" office:value="3282725" calcext:value-type="float">
            <text:p>3282725</text:p>
          </table:table-cell>
          <table:table-cell office:value-type="float" office:value="26192462" calcext:value-type="float">
            <text:p>26192462</text:p>
          </table:table-cell>
          <table:table-cell office:value-type="float" office:value="6056021" calcext:value-type="float">
            <text:p>6056021</text:p>
          </table:table-cell>
          <table:table-cell office:value-type="float" office:value="27302838" calcext:value-type="float">
            <text:p>27302838</text:p>
          </table:table-cell>
          <table:table-cell office:value-type="float" office:value="15552743" calcext:value-type="float">
            <text:p>15552743</text:p>
          </table:table-cell>
          <table:table-cell office:value-type="float" office:value="28327542" calcext:value-type="float">
            <text:p>28327542</text:p>
          </table:table-cell>
          <table:table-cell/>
          <table:table-cell table:formula="of:=[.I42]/[.A42]" office:value-type="percentage" office:value="0.999565184691456" calcext:value-type="percentage">
            <text:p>99.96%</text:p>
          </table:table-cell>
          <table:table-cell table:formula="of:=[.J42]/[.B42]" office:value-type="percentage" office:value="1.00148181670767" calcext:value-type="percentage">
            <text:p>100.15%</text:p>
          </table:table-cell>
          <table:table-cell table:formula="of:=[.K42]/[.C42]" office:value-type="percentage" office:value="1.00350895507673" calcext:value-type="percentage">
            <text:p>100.35%</text:p>
          </table:table-cell>
          <table:table-cell table:formula="of:=[.L42]/[.D42]" office:value-type="percentage" office:value="1.00038454008877" calcext:value-type="percentage">
            <text:p>100.04%</text:p>
          </table:table-cell>
          <table:table-cell table:formula="of:=[.M42]/[.E42]" office:value-type="percentage" office:value="1.00118434346604" calcext:value-type="percentage">
            <text:p>100.12%</text:p>
          </table:table-cell>
          <table:table-cell table:formula="of:=[.N42]/[.F42]" office:value-type="percentage" office:value="1.00085085003742" calcext:value-type="percentage">
            <text:p>100.09%</text:p>
          </table:table-cell>
          <table:table-cell/>
          <table:table-cell table:style-name="ce3" table:formula="of:=AVERAGE([.P42:.U42])" office:value-type="percentage" office:value="1.00116261501135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3198292" calcext:value-type="float">
            <text:p>3198292</text:p>
          </table:table-cell>
          <table:table-cell office:value-type="float" office:value="25570666" calcext:value-type="float">
            <text:p>25570666</text:p>
          </table:table-cell>
          <table:table-cell office:value-type="float" office:value="5840363" calcext:value-type="float">
            <text:p>5840363</text:p>
          </table:table-cell>
          <table:table-cell office:value-type="float" office:value="27261244" calcext:value-type="float">
            <text:p>27261244</text:p>
          </table:table-cell>
          <table:table-cell office:value-type="float" office:value="15663085" calcext:value-type="float">
            <text:p>15663085</text:p>
          </table:table-cell>
          <table:table-cell office:value-type="float" office:value="28384186" calcext:value-type="float">
            <text:p>28384186</text:p>
          </table:table-cell>
          <table:table-cell table:number-columns-repeated="2"/>
          <table:table-cell office:value-type="float" office:value="3200475" calcext:value-type="float">
            <text:p>3200475</text:p>
          </table:table-cell>
          <table:table-cell office:value-type="float" office:value="25567895" calcext:value-type="float">
            <text:p>25567895</text:p>
          </table:table-cell>
          <table:table-cell office:value-type="float" office:value="5853780" calcext:value-type="float">
            <text:p>5853780</text:p>
          </table:table-cell>
          <table:table-cell office:value-type="float" office:value="27255864" calcext:value-type="float">
            <text:p>27255864</text:p>
          </table:table-cell>
          <table:table-cell office:value-type="float" office:value="15698467" calcext:value-type="float">
            <text:p>15698467</text:p>
          </table:table-cell>
          <table:table-cell office:value-type="float" office:value="28433277" calcext:value-type="float">
            <text:p>28433277</text:p>
          </table:table-cell>
          <table:table-cell/>
          <table:table-cell table:formula="of:=[.I43]/[.A43]" office:value-type="percentage" office:value="1.00068255181203" calcext:value-type="percentage">
            <text:p>100.07%</text:p>
          </table:table-cell>
          <table:table-cell table:formula="of:=[.J43]/[.B43]" office:value-type="percentage" office:value="0.99989163363989" calcext:value-type="percentage">
            <text:p>99.99%</text:p>
          </table:table-cell>
          <table:table-cell table:formula="of:=[.K43]/[.C43]" office:value-type="percentage" office:value="1.00229728871305" calcext:value-type="percentage">
            <text:p>100.23%</text:p>
          </table:table-cell>
          <table:table-cell table:formula="of:=[.L43]/[.D43]" office:value-type="percentage" office:value="0.999802650238558" calcext:value-type="percentage">
            <text:p>99.98%</text:p>
          </table:table-cell>
          <table:table-cell table:formula="of:=[.M43]/[.E43]" office:value-type="percentage" office:value="1.0022589419645" calcext:value-type="percentage">
            <text:p>100.23%</text:p>
          </table:table-cell>
          <table:table-cell table:formula="of:=[.N43]/[.F43]" office:value-type="percentage" office:value="1.00172951938801" calcext:value-type="percentage">
            <text:p>100.17%</text:p>
          </table:table-cell>
          <table:table-cell/>
          <table:table-cell table:style-name="ce3" table:formula="of:=AVERAGE([.P43:.U43])" office:value-type="percentage" office:value="1.00111043095934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008104" calcext:value-type="float">
            <text:p>3008104</text:p>
          </table:table-cell>
          <table:table-cell office:value-type="float" office:value="24503327" calcext:value-type="float">
            <text:p>24503327</text:p>
          </table:table-cell>
          <table:table-cell office:value-type="float" office:value="6254760" calcext:value-type="float">
            <text:p>6254760</text:p>
          </table:table-cell>
          <table:table-cell office:value-type="float" office:value="29052124" calcext:value-type="float">
            <text:p>29052124</text:p>
          </table:table-cell>
          <table:table-cell office:value-type="float" office:value="15952253" calcext:value-type="float">
            <text:p>15952253</text:p>
          </table:table-cell>
          <table:table-cell office:value-type="float" office:value="31296623" calcext:value-type="float">
            <text:p>31296623</text:p>
          </table:table-cell>
          <table:table-cell table:number-columns-repeated="2"/>
          <table:table-cell office:value-type="float" office:value="3016332" calcext:value-type="float">
            <text:p>3016332</text:p>
          </table:table-cell>
          <table:table-cell office:value-type="float" office:value="24501492" calcext:value-type="float">
            <text:p>24501492</text:p>
          </table:table-cell>
          <table:table-cell office:value-type="float" office:value="6247545" calcext:value-type="float">
            <text:p>6247545</text:p>
          </table:table-cell>
          <table:table-cell office:value-type="float" office:value="29026974" calcext:value-type="float">
            <text:p>29026974</text:p>
          </table:table-cell>
          <table:table-cell office:value-type="float" office:value="15979803" calcext:value-type="float">
            <text:p>15979803</text:p>
          </table:table-cell>
          <table:table-cell office:value-type="float" office:value="31341863" calcext:value-type="float">
            <text:p>31341863</text:p>
          </table:table-cell>
          <table:table-cell/>
          <table:table-cell table:formula="of:=[.I44]/[.A44]" office:value-type="percentage" office:value="1.00273527776965" calcext:value-type="percentage">
            <text:p>100.27%</text:p>
          </table:table-cell>
          <table:table-cell table:formula="of:=[.J44]/[.B44]" office:value-type="percentage" office:value="0.999925112210272" calcext:value-type="percentage">
            <text:p>99.99%</text:p>
          </table:table-cell>
          <table:table-cell table:formula="of:=[.K44]/[.C44]" office:value-type="percentage" office:value="0.998846478521958" calcext:value-type="percentage">
            <text:p>99.88%</text:p>
          </table:table-cell>
          <table:table-cell table:formula="of:=[.L44]/[.D44]" office:value-type="percentage" office:value="0.999134314585742" calcext:value-type="percentage">
            <text:p>99.91%</text:p>
          </table:table-cell>
          <table:table-cell table:formula="of:=[.M44]/[.E44]" office:value-type="percentage" office:value="1.00172702877769" calcext:value-type="percentage">
            <text:p>100.17%</text:p>
          </table:table-cell>
          <table:table-cell table:formula="of:=[.N44]/[.F44]" office:value-type="percentage" office:value="1.00144552337164" calcext:value-type="percentage">
            <text:p>100.14%</text:p>
          </table:table-cell>
          <table:table-cell/>
          <table:table-cell table:style-name="ce3" table:formula="of:=AVERAGE([.P44:.U44])" office:value-type="percentage" office:value="1.00063562253949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47674" calcext:value-type="float">
            <text:p>2947674</text:p>
          </table:table-cell>
          <table:table-cell office:value-type="float" office:value="25752914" calcext:value-type="float">
            <text:p>25752914</text:p>
          </table:table-cell>
          <table:table-cell office:value-type="float" office:value="6509820" calcext:value-type="float">
            <text:p>6509820</text:p>
          </table:table-cell>
          <table:table-cell office:value-type="float" office:value="32808340" calcext:value-type="float">
            <text:p>32808340</text:p>
          </table:table-cell>
          <table:table-cell office:value-type="float" office:value="15614534" calcext:value-type="float">
            <text:p>15614534</text:p>
          </table:table-cell>
          <table:table-cell office:value-type="float" office:value="29737470" calcext:value-type="float">
            <text:p>29737470</text:p>
          </table:table-cell>
          <table:table-cell table:number-columns-repeated="2"/>
          <table:table-cell office:value-type="float" office:value="2949658" calcext:value-type="float">
            <text:p>2949658</text:p>
          </table:table-cell>
          <table:table-cell office:value-type="float" office:value="25744020" calcext:value-type="float">
            <text:p>25744020</text:p>
          </table:table-cell>
          <table:table-cell office:value-type="float" office:value="6527067" calcext:value-type="float">
            <text:p>6527067</text:p>
          </table:table-cell>
          <table:table-cell office:value-type="float" office:value="32830292" calcext:value-type="float">
            <text:p>32830292</text:p>
          </table:table-cell>
          <table:table-cell office:value-type="float" office:value="15627506" calcext:value-type="float">
            <text:p>15627506</text:p>
          </table:table-cell>
          <table:table-cell office:value-type="float" office:value="29809091" calcext:value-type="float">
            <text:p>29809091</text:p>
          </table:table-cell>
          <table:table-cell/>
          <table:table-cell table:formula="of:=[.I45]/[.A45]" office:value-type="percentage" office:value="1.00067307307389" calcext:value-type="percentage">
            <text:p>100.07%</text:p>
          </table:table-cell>
          <table:table-cell table:formula="of:=[.J45]/[.B45]" office:value-type="percentage" office:value="0.999654641024313" calcext:value-type="percentage">
            <text:p>99.97%</text:p>
          </table:table-cell>
          <table:table-cell table:formula="of:=[.K45]/[.C45]" office:value-type="percentage" office:value="1.00264938201056" calcext:value-type="percentage">
            <text:p>100.26%</text:p>
          </table:table-cell>
          <table:table-cell table:formula="of:=[.L45]/[.D45]" office:value-type="percentage" office:value="1.00066909816224" calcext:value-type="percentage">
            <text:p>100.07%</text:p>
          </table:table-cell>
          <table:table-cell table:formula="of:=[.M45]/[.E45]" office:value-type="percentage" office:value="1.00083076446598" calcext:value-type="percentage">
            <text:p>100.08%</text:p>
          </table:table-cell>
          <table:table-cell table:formula="of:=[.N45]/[.F45]" office:value-type="percentage" office:value="1.00240844295093" calcext:value-type="percentage">
            <text:p>100.24%</text:p>
          </table:table-cell>
          <table:table-cell/>
          <table:table-cell table:style-name="ce3" table:formula="of:=AVERAGE([.P45:.U45])" office:value-type="percentage" office:value="1.00114756694799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914868" calcext:value-type="float">
            <text:p>2914868</text:p>
          </table:table-cell>
          <table:table-cell office:value-type="float" office:value="25189433" calcext:value-type="float">
            <text:p>25189433</text:p>
          </table:table-cell>
          <table:table-cell office:value-type="float" office:value="6822646" calcext:value-type="float">
            <text:p>6822646</text:p>
          </table:table-cell>
          <table:table-cell office:value-type="float" office:value="26971103" calcext:value-type="float">
            <text:p>26971103</text:p>
          </table:table-cell>
          <table:table-cell office:value-type="float" office:value="15568521" calcext:value-type="float">
            <text:p>15568521</text:p>
          </table:table-cell>
          <table:table-cell office:value-type="float" office:value="29356217" calcext:value-type="float">
            <text:p>29356217</text:p>
          </table:table-cell>
          <table:table-cell table:number-columns-repeated="2"/>
          <table:table-cell office:value-type="float" office:value="2924554" calcext:value-type="float">
            <text:p>2924554</text:p>
          </table:table-cell>
          <table:table-cell office:value-type="float" office:value="25176827" calcext:value-type="float">
            <text:p>25176827</text:p>
          </table:table-cell>
          <table:table-cell office:value-type="float" office:value="6849489" calcext:value-type="float">
            <text:p>6849489</text:p>
          </table:table-cell>
          <table:table-cell office:value-type="float" office:value="26932801" calcext:value-type="float">
            <text:p>26932801</text:p>
          </table:table-cell>
          <table:table-cell office:value-type="float" office:value="15612354" calcext:value-type="float">
            <text:p>15612354</text:p>
          </table:table-cell>
          <table:table-cell office:value-type="float" office:value="29365582" calcext:value-type="float">
            <text:p>29365582</text:p>
          </table:table-cell>
          <table:table-cell/>
          <table:table-cell table:formula="of:=[.I46]/[.A46]" office:value-type="percentage" office:value="1.00332296350984" calcext:value-type="percentage">
            <text:p>100.33%</text:p>
          </table:table-cell>
          <table:table-cell table:formula="of:=[.J46]/[.B46]" office:value-type="percentage" office:value="0.999499552054228" calcext:value-type="percentage">
            <text:p>99.95%</text:p>
          </table:table-cell>
          <table:table-cell table:formula="of:=[.K46]/[.C46]" office:value-type="percentage" office:value="1.00393439729982" calcext:value-type="percentage">
            <text:p>100.39%</text:p>
          </table:table-cell>
          <table:table-cell table:formula="of:=[.L46]/[.D46]" office:value-type="percentage" office:value="0.998579887518875" calcext:value-type="percentage">
            <text:p>99.86%</text:p>
          </table:table-cell>
          <table:table-cell table:formula="of:=[.M46]/[.E46]" office:value-type="percentage" office:value="1.00281548902429" calcext:value-type="percentage">
            <text:p>100.28%</text:p>
          </table:table-cell>
          <table:table-cell table:formula="of:=[.N46]/[.F46]" office:value-type="percentage" office:value="1.00031901249401" calcext:value-type="percentage">
            <text:p>100.03%</text:p>
          </table:table-cell>
          <table:table-cell/>
          <table:table-cell table:style-name="ce3" table:formula="of:=AVERAGE([.P46:.U46])" office:value-type="percentage" office:value="1.00141188365018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3313394" calcext:value-type="float">
            <text:p>3313394</text:p>
          </table:table-cell>
          <table:table-cell office:value-type="float" office:value="25085999" calcext:value-type="float">
            <text:p>25085999</text:p>
          </table:table-cell>
          <table:table-cell office:value-type="float" office:value="7200730" calcext:value-type="float">
            <text:p>7200730</text:p>
          </table:table-cell>
          <table:table-cell office:value-type="float" office:value="28188900" calcext:value-type="float">
            <text:p>28188900</text:p>
          </table:table-cell>
          <table:table-cell office:value-type="float" office:value="16224889" calcext:value-type="float">
            <text:p>16224889</text:p>
          </table:table-cell>
          <table:table-cell office:value-type="float" office:value="30396894" calcext:value-type="float">
            <text:p>30396894</text:p>
          </table:table-cell>
          <table:table-cell table:number-columns-repeated="2"/>
          <table:table-cell office:value-type="float" office:value="3319402" calcext:value-type="float">
            <text:p>3319402</text:p>
          </table:table-cell>
          <table:table-cell office:value-type="float" office:value="25101808" calcext:value-type="float">
            <text:p>25101808</text:p>
          </table:table-cell>
          <table:table-cell office:value-type="float" office:value="7217686" calcext:value-type="float">
            <text:p>7217686</text:p>
          </table:table-cell>
          <table:table-cell office:value-type="float" office:value="28188925" calcext:value-type="float">
            <text:p>28188925</text:p>
          </table:table-cell>
          <table:table-cell office:value-type="float" office:value="16272186" calcext:value-type="float">
            <text:p>16272186</text:p>
          </table:table-cell>
          <table:table-cell office:value-type="float" office:value="30364311" calcext:value-type="float">
            <text:p>30364311</text:p>
          </table:table-cell>
          <table:table-cell/>
          <table:table-cell table:formula="of:=[.I47]/[.A47]" office:value-type="percentage" office:value="1.00181324647778" calcext:value-type="percentage">
            <text:p>100.18%</text:p>
          </table:table-cell>
          <table:table-cell table:formula="of:=[.J47]/[.B47]" office:value-type="percentage" office:value="1.00063019216416" calcext:value-type="percentage">
            <text:p>100.06%</text:p>
          </table:table-cell>
          <table:table-cell table:formula="of:=[.K47]/[.C47]" office:value-type="percentage" office:value="1.00235476125337" calcext:value-type="percentage">
            <text:p>100.24%</text:p>
          </table:table-cell>
          <table:table-cell table:formula="of:=[.L47]/[.D47]" office:value-type="percentage" office:value="1.00000088687391" calcext:value-type="percentage">
            <text:p>100.00%</text:p>
          </table:table-cell>
          <table:table-cell table:formula="of:=[.M47]/[.E47]" office:value-type="percentage" office:value="1.00291508928043" calcext:value-type="percentage">
            <text:p>100.29%</text:p>
          </table:table-cell>
          <table:table-cell table:formula="of:=[.N47]/[.F47]" office:value-type="percentage" office:value="0.998928081270409" calcext:value-type="percentage">
            <text:p>99.89%</text:p>
          </table:table-cell>
          <table:table-cell/>
          <table:table-cell table:style-name="ce3" table:formula="of:=AVERAGE([.P47:.U47])" office:value-type="percentage" office:value="1.00110704288668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368404" calcext:value-type="float">
            <text:p>3368404</text:p>
          </table:table-cell>
          <table:table-cell office:value-type="float" office:value="25056141" calcext:value-type="float">
            <text:p>25056141</text:p>
          </table:table-cell>
          <table:table-cell office:value-type="float" office:value="6650698" calcext:value-type="float">
            <text:p>6650698</text:p>
          </table:table-cell>
          <table:table-cell office:value-type="float" office:value="27438341" calcext:value-type="float">
            <text:p>27438341</text:p>
          </table:table-cell>
          <table:table-cell office:value-type="float" office:value="15582400" calcext:value-type="float">
            <text:p>15582400</text:p>
          </table:table-cell>
          <table:table-cell office:value-type="float" office:value="28369917" calcext:value-type="float">
            <text:p>28369917</text:p>
          </table:table-cell>
          <table:table-cell table:number-columns-repeated="2"/>
          <table:table-cell office:value-type="float" office:value="3375840" calcext:value-type="float">
            <text:p>3375840</text:p>
          </table:table-cell>
          <table:table-cell office:value-type="float" office:value="25036705" calcext:value-type="float">
            <text:p>25036705</text:p>
          </table:table-cell>
          <table:table-cell office:value-type="float" office:value="6648416" calcext:value-type="float">
            <text:p>6648416</text:p>
          </table:table-cell>
          <table:table-cell office:value-type="float" office:value="27446062" calcext:value-type="float">
            <text:p>27446062</text:p>
          </table:table-cell>
          <table:table-cell office:value-type="float" office:value="15650479" calcext:value-type="float">
            <text:p>15650479</text:p>
          </table:table-cell>
          <table:table-cell office:value-type="float" office:value="28453694" calcext:value-type="float">
            <text:p>28453694</text:p>
          </table:table-cell>
          <table:table-cell/>
          <table:table-cell table:formula="of:=[.I48]/[.A48]" office:value-type="percentage" office:value="1.00220757367584" calcext:value-type="percentage">
            <text:p>100.22%</text:p>
          </table:table-cell>
          <table:table-cell table:formula="of:=[.J48]/[.B48]" office:value-type="percentage" office:value="0.999224301938595" calcext:value-type="percentage">
            <text:p>99.92%</text:p>
          </table:table-cell>
          <table:table-cell table:formula="of:=[.K48]/[.C48]" office:value-type="percentage" office:value="0.999656878120161" calcext:value-type="percentage">
            <text:p>99.97%</text:p>
          </table:table-cell>
          <table:table-cell table:formula="of:=[.L48]/[.D48]" office:value-type="percentage" office:value="1.00028139456391" calcext:value-type="percentage">
            <text:p>100.03%</text:p>
          </table:table-cell>
          <table:table-cell table:formula="of:=[.M48]/[.E48]" office:value-type="percentage" office:value="1.00436896755314" calcext:value-type="percentage">
            <text:p>100.44%</text:p>
          </table:table-cell>
          <table:table-cell table:formula="of:=[.N48]/[.F48]" office:value-type="percentage" office:value="1.00295302238635" calcext:value-type="percentage">
            <text:p>100.30%</text:p>
          </table:table-cell>
          <table:table-cell/>
          <table:table-cell table:style-name="ce3" table:formula="of:=AVERAGE([.P48:.U48])" office:value-type="percentage" office:value="1.00144868970633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3246658" calcext:value-type="float">
            <text:p>3246658</text:p>
          </table:table-cell>
          <table:table-cell office:value-type="float" office:value="25066174" calcext:value-type="float">
            <text:p>25066174</text:p>
          </table:table-cell>
          <table:table-cell office:value-type="float" office:value="6646190" calcext:value-type="float">
            <text:p>6646190</text:p>
          </table:table-cell>
          <table:table-cell office:value-type="float" office:value="27221925" calcext:value-type="float">
            <text:p>27221925</text:p>
          </table:table-cell>
          <table:table-cell office:value-type="float" office:value="16767715" calcext:value-type="float">
            <text:p>16767715</text:p>
          </table:table-cell>
          <table:table-cell office:value-type="float" office:value="28479764" calcext:value-type="float">
            <text:p>28479764</text:p>
          </table:table-cell>
          <table:table-cell table:number-columns-repeated="2"/>
          <table:table-cell office:value-type="float" office:value="3256919" calcext:value-type="float">
            <text:p>3256919</text:p>
          </table:table-cell>
          <table:table-cell office:value-type="float" office:value="25064189" calcext:value-type="float">
            <text:p>25064189</text:p>
          </table:table-cell>
          <table:table-cell office:value-type="float" office:value="6650524" calcext:value-type="float">
            <text:p>6650524</text:p>
          </table:table-cell>
          <table:table-cell office:value-type="float" office:value="27257175" calcext:value-type="float">
            <text:p>27257175</text:p>
          </table:table-cell>
          <table:table-cell office:value-type="float" office:value="16750094" calcext:value-type="float">
            <text:p>16750094</text:p>
          </table:table-cell>
          <table:table-cell office:value-type="float" office:value="28510226" calcext:value-type="float">
            <text:p>28510226</text:p>
          </table:table-cell>
          <table:table-cell/>
          <table:table-cell table:formula="of:=[.I49]/[.A49]" office:value-type="percentage" office:value="1.00316048071586" calcext:value-type="percentage">
            <text:p>100.32%</text:p>
          </table:table-cell>
          <table:table-cell table:formula="of:=[.J49]/[.B49]" office:value-type="percentage" office:value="0.999920809613785" calcext:value-type="percentage">
            <text:p>99.99%</text:p>
          </table:table-cell>
          <table:table-cell table:formula="of:=[.K49]/[.C49]" office:value-type="percentage" office:value="1.00065210293416" calcext:value-type="percentage">
            <text:p>100.07%</text:p>
          </table:table-cell>
          <table:table-cell table:formula="of:=[.L49]/[.D49]" office:value-type="percentage" office:value="1.00129491209751" calcext:value-type="percentage">
            <text:p>100.13%</text:p>
          </table:table-cell>
          <table:table-cell table:formula="of:=[.M49]/[.E49]" office:value-type="percentage" office:value="0.998949111432297" calcext:value-type="percentage">
            <text:p>99.89%</text:p>
          </table:table-cell>
          <table:table-cell table:formula="of:=[.N49]/[.F49]" office:value-type="percentage" office:value="1.0010696015599" calcext:value-type="percentage">
            <text:p>100.11%</text:p>
          </table:table-cell>
          <table:table-cell/>
          <table:table-cell table:style-name="ce3" table:formula="of:=AVERAGE([.P49:.U49])" office:value-type="percentage" office:value="1.00084116972559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3084329" calcext:value-type="float">
            <text:p>3084329</text:p>
          </table:table-cell>
          <table:table-cell office:value-type="float" office:value="25826198" calcext:value-type="float">
            <text:p>25826198</text:p>
          </table:table-cell>
          <table:table-cell office:value-type="float" office:value="7171764" calcext:value-type="float">
            <text:p>7171764</text:p>
          </table:table-cell>
          <table:table-cell office:value-type="float" office:value="33209803" calcext:value-type="float">
            <text:p>33209803</text:p>
          </table:table-cell>
          <table:table-cell office:value-type="float" office:value="15651322" calcext:value-type="float">
            <text:p>15651322</text:p>
          </table:table-cell>
          <table:table-cell office:value-type="float" office:value="29507729" calcext:value-type="float">
            <text:p>29507729</text:p>
          </table:table-cell>
          <table:table-cell table:number-columns-repeated="2"/>
          <table:table-cell office:value-type="float" office:value="3102529" calcext:value-type="float">
            <text:p>3102529</text:p>
          </table:table-cell>
          <table:table-cell office:value-type="float" office:value="25834923" calcext:value-type="float">
            <text:p>25834923</text:p>
          </table:table-cell>
          <table:table-cell office:value-type="float" office:value="7198806" calcext:value-type="float">
            <text:p>7198806</text:p>
          </table:table-cell>
          <table:table-cell office:value-type="float" office:value="33200230" calcext:value-type="float">
            <text:p>33200230</text:p>
          </table:table-cell>
          <table:table-cell office:value-type="float" office:value="15651474" calcext:value-type="float">
            <text:p>15651474</text:p>
          </table:table-cell>
          <table:table-cell office:value-type="float" office:value="29587559" calcext:value-type="float">
            <text:p>29587559</text:p>
          </table:table-cell>
          <table:table-cell/>
          <table:table-cell table:formula="of:=[.I50]/[.A50]" office:value-type="percentage" office:value="1.00590079722364" calcext:value-type="percentage">
            <text:p>100.59%</text:p>
          </table:table-cell>
          <table:table-cell table:formula="of:=[.J50]/[.B50]" office:value-type="percentage" office:value="1.00033783524776" calcext:value-type="percentage">
            <text:p>100.03%</text:p>
          </table:table-cell>
          <table:table-cell table:formula="of:=[.K50]/[.C50]" office:value-type="percentage" office:value="1.00377062044986" calcext:value-type="percentage">
            <text:p>100.38%</text:p>
          </table:table-cell>
          <table:table-cell table:formula="of:=[.L50]/[.D50]" office:value-type="percentage" office:value="0.999711741740835" calcext:value-type="percentage">
            <text:p>99.97%</text:p>
          </table:table-cell>
          <table:table-cell table:formula="of:=[.M50]/[.E50]" office:value-type="percentage" office:value="1.00000971163969" calcext:value-type="percentage">
            <text:p>100.00%</text:p>
          </table:table-cell>
          <table:table-cell table:formula="of:=[.N50]/[.F50]" office:value-type="percentage" office:value="1.00270539288198" calcext:value-type="percentage">
            <text:p>100.27%</text:p>
          </table:table-cell>
          <table:table-cell/>
          <table:table-cell table:style-name="ce3" table:formula="of:=AVERAGE([.P50:.U50])" office:value-type="percentage" office:value="1.00207268319729" calcext:value-type="percentage">
            <text:p>100.21%</text:p>
          </table:table-cell>
          <table:table-cell table:number-columns-repeated="1001"/>
        </table:table-row>
        <table:table-row table:style-name="ro1">
          <table:table-cell office:value-type="float" office:value="2968046" calcext:value-type="float">
            <text:p>2968046</text:p>
          </table:table-cell>
          <table:table-cell office:value-type="float" office:value="25305249" calcext:value-type="float">
            <text:p>25305249</text:p>
          </table:table-cell>
          <table:table-cell office:value-type="float" office:value="6997140" calcext:value-type="float">
            <text:p>6997140</text:p>
          </table:table-cell>
          <table:table-cell office:value-type="float" office:value="27463294" calcext:value-type="float">
            <text:p>27463294</text:p>
          </table:table-cell>
          <table:table-cell office:value-type="float" office:value="15762400" calcext:value-type="float">
            <text:p>15762400</text:p>
          </table:table-cell>
          <table:table-cell office:value-type="float" office:value="28720476" calcext:value-type="float">
            <text:p>28720476</text:p>
          </table:table-cell>
          <table:table-cell table:number-columns-repeated="2"/>
          <table:table-cell office:value-type="float" office:value="2968004" calcext:value-type="float">
            <text:p>2968004</text:p>
          </table:table-cell>
          <table:table-cell office:value-type="float" office:value="25310313" calcext:value-type="float">
            <text:p>25310313</text:p>
          </table:table-cell>
          <table:table-cell office:value-type="float" office:value="6985631" calcext:value-type="float">
            <text:p>6985631</text:p>
          </table:table-cell>
          <table:table-cell office:value-type="float" office:value="27428642" calcext:value-type="float">
            <text:p>27428642</text:p>
          </table:table-cell>
          <table:table-cell office:value-type="float" office:value="15753330" calcext:value-type="float">
            <text:p>15753330</text:p>
          </table:table-cell>
          <table:table-cell office:value-type="float" office:value="28776730" calcext:value-type="float">
            <text:p>28776730</text:p>
          </table:table-cell>
          <table:table-cell/>
          <table:table-cell table:formula="of:=[.I51]/[.A51]" office:value-type="percentage" office:value="0.999985849275921" calcext:value-type="percentage">
            <text:p>100.00%</text:p>
          </table:table-cell>
          <table:table-cell table:formula="of:=[.J51]/[.B51]" office:value-type="percentage" office:value="1.00020011658451" calcext:value-type="percentage">
            <text:p>100.02%</text:p>
          </table:table-cell>
          <table:table-cell table:formula="of:=[.K51]/[.C51]" office:value-type="percentage" office:value="0.998355185118491" calcext:value-type="percentage">
            <text:p>99.84%</text:p>
          </table:table-cell>
          <table:table-cell table:formula="of:=[.L51]/[.D51]" office:value-type="percentage" office:value="0.998738243125533" calcext:value-type="percentage">
            <text:p>99.87%</text:p>
          </table:table-cell>
          <table:table-cell table:formula="of:=[.M51]/[.E51]" office:value-type="percentage" office:value="0.999424580013196" calcext:value-type="percentage">
            <text:p>99.94%</text:p>
          </table:table-cell>
          <table:table-cell table:formula="of:=[.N51]/[.F51]" office:value-type="percentage" office:value="1.0019586722727" calcext:value-type="percentage">
            <text:p>100.20%</text:p>
          </table:table-cell>
          <table:table-cell/>
          <table:table-cell table:style-name="ce3" table:formula="of:=AVERAGE([.P51:.U51])" office:value-type="percentage" office:value="0.999777107731725" calcext:value-type="percentage">
            <text:p>99.98%</text:p>
          </table:table-cell>
          <table:table-cell table:number-columns-repeated="1001"/>
        </table:table-row>
        <table:table-row table:style-name="ro1">
          <table:table-cell office:value-type="float" office:value="2886327" calcext:value-type="float">
            <text:p>2886327</text:p>
          </table:table-cell>
          <table:table-cell office:value-type="float" office:value="24511524" calcext:value-type="float">
            <text:p>24511524</text:p>
          </table:table-cell>
          <table:table-cell office:value-type="float" office:value="6857717" calcext:value-type="float">
            <text:p>6857717</text:p>
          </table:table-cell>
          <table:table-cell office:value-type="float" office:value="27085568" calcext:value-type="float">
            <text:p>27085568</text:p>
          </table:table-cell>
          <table:table-cell office:value-type="float" office:value="15682472" calcext:value-type="float">
            <text:p>15682472</text:p>
          </table:table-cell>
          <table:table-cell office:value-type="float" office:value="28481955" calcext:value-type="float">
            <text:p>28481955</text:p>
          </table:table-cell>
          <table:table-cell table:number-columns-repeated="2"/>
          <table:table-cell office:value-type="float" office:value="2881291" calcext:value-type="float">
            <text:p>2881291</text:p>
          </table:table-cell>
          <table:table-cell office:value-type="float" office:value="24544302" calcext:value-type="float">
            <text:p>24544302</text:p>
          </table:table-cell>
          <table:table-cell office:value-type="float" office:value="6863991" calcext:value-type="float">
            <text:p>6863991</text:p>
          </table:table-cell>
          <table:table-cell office:value-type="float" office:value="27121955" calcext:value-type="float">
            <text:p>27121955</text:p>
          </table:table-cell>
          <table:table-cell office:value-type="float" office:value="15717806" calcext:value-type="float">
            <text:p>15717806</text:p>
          </table:table-cell>
          <table:table-cell office:value-type="float" office:value="28538037" calcext:value-type="float">
            <text:p>28538037</text:p>
          </table:table-cell>
          <table:table-cell/>
          <table:table-cell table:formula="of:=[.I52]/[.A52]" office:value-type="percentage" office:value="0.998255221948172" calcext:value-type="percentage">
            <text:p>99.83%</text:p>
          </table:table-cell>
          <table:table-cell table:formula="of:=[.J52]/[.B52]" office:value-type="percentage" office:value="1.00133724855297" calcext:value-type="percentage">
            <text:p>100.13%</text:p>
          </table:table-cell>
          <table:table-cell table:formula="of:=[.K52]/[.C52]" office:value-type="percentage" office:value="1.00091488173105" calcext:value-type="percentage">
            <text:p>100.09%</text:p>
          </table:table-cell>
          <table:table-cell table:formula="of:=[.L52]/[.D52]" office:value-type="percentage" office:value="1.00134340915428" calcext:value-type="percentage">
            <text:p>100.13%</text:p>
          </table:table-cell>
          <table:table-cell table:formula="of:=[.M52]/[.E52]" office:value-type="percentage" office:value="1.00225308867122" calcext:value-type="percentage">
            <text:p>100.23%</text:p>
          </table:table-cell>
          <table:table-cell table:formula="of:=[.N52]/[.F52]" office:value-type="percentage" office:value="1.00196903618449" calcext:value-type="percentage">
            <text:p>100.20%</text:p>
          </table:table-cell>
          <table:table-cell/>
          <table:table-cell table:style-name="ce3" table:formula="of:=AVERAGE([.P52:.U52])" office:value-type="percentage" office:value="1.00101214770703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2914878" calcext:value-type="float">
            <text:p>2914878</text:p>
          </table:table-cell>
          <table:table-cell office:value-type="float" office:value="25148699" calcext:value-type="float">
            <text:p>25148699</text:p>
          </table:table-cell>
          <table:table-cell office:value-type="float" office:value="6468243" calcext:value-type="float">
            <text:p>6468243</text:p>
          </table:table-cell>
          <table:table-cell office:value-type="float" office:value="28769188" calcext:value-type="float">
            <text:p>28769188</text:p>
          </table:table-cell>
          <table:table-cell office:value-type="float" office:value="15519002" calcext:value-type="float">
            <text:p>15519002</text:p>
          </table:table-cell>
          <table:table-cell office:value-type="float" office:value="30316240" calcext:value-type="float">
            <text:p>30316240</text:p>
          </table:table-cell>
          <table:table-cell table:number-columns-repeated="2"/>
          <table:table-cell office:value-type="float" office:value="2907522" calcext:value-type="float">
            <text:p>2907522</text:p>
          </table:table-cell>
          <table:table-cell office:value-type="float" office:value="25128946" calcext:value-type="float">
            <text:p>25128946</text:p>
          </table:table-cell>
          <table:table-cell office:value-type="float" office:value="6484709" calcext:value-type="float">
            <text:p>6484709</text:p>
          </table:table-cell>
          <table:table-cell office:value-type="float" office:value="28785073" calcext:value-type="float">
            <text:p>28785073</text:p>
          </table:table-cell>
          <table:table-cell office:value-type="float" office:value="15515165" calcext:value-type="float">
            <text:p>15515165</text:p>
          </table:table-cell>
          <table:table-cell office:value-type="float" office:value="30373324" calcext:value-type="float">
            <text:p>30373324</text:p>
          </table:table-cell>
          <table:table-cell/>
          <table:table-cell table:formula="of:=[.I53]/[.A53]" office:value-type="percentage" office:value="0.997476395238497" calcext:value-type="percentage">
            <text:p>99.75%</text:p>
          </table:table-cell>
          <table:table-cell table:formula="of:=[.J53]/[.B53]" office:value-type="percentage" office:value="0.99921455181439" calcext:value-type="percentage">
            <text:p>99.92%</text:p>
          </table:table-cell>
          <table:table-cell table:formula="of:=[.K53]/[.C53]" office:value-type="percentage" office:value="1.00254566812038" calcext:value-type="percentage">
            <text:p>100.25%</text:p>
          </table:table-cell>
          <table:table-cell table:formula="of:=[.L53]/[.D53]" office:value-type="percentage" office:value="1.00055215322727" calcext:value-type="percentage">
            <text:p>100.06%</text:p>
          </table:table-cell>
          <table:table-cell table:formula="of:=[.M53]/[.E53]" office:value-type="percentage" office:value="0.999752754719666" calcext:value-type="percentage">
            <text:p>99.98%</text:p>
          </table:table-cell>
          <table:table-cell table:formula="of:=[.N53]/[.F53]" office:value-type="percentage" office:value="1.00188295118392" calcext:value-type="percentage">
            <text:p>100.19%</text:p>
          </table:table-cell>
          <table:table-cell/>
          <table:table-cell table:style-name="ce3" table:formula="of:=AVERAGE([.P53:.U53])" office:value-type="percentage" office:value="1.00023741238402" calcext:value-type="percentage">
            <text:p>100.02%</text:p>
          </table:table-cell>
          <table:table-cell table:number-columns-repeated="1001"/>
        </table:table-row>
        <table:table-row table:style-name="ro1">
          <table:table-cell office:value-type="float" office:value="2896484" calcext:value-type="float">
            <text:p>2896484</text:p>
          </table:table-cell>
          <table:table-cell office:value-type="float" office:value="25346262" calcext:value-type="float">
            <text:p>25346262</text:p>
          </table:table-cell>
          <table:table-cell office:value-type="float" office:value="6148204" calcext:value-type="float">
            <text:p>6148204</text:p>
          </table:table-cell>
          <table:table-cell office:value-type="float" office:value="27188094" calcext:value-type="float">
            <text:p>27188094</text:p>
          </table:table-cell>
          <table:table-cell office:value-type="float" office:value="15581452" calcext:value-type="float">
            <text:p>15581452</text:p>
          </table:table-cell>
          <table:table-cell office:value-type="float" office:value="28565181" calcext:value-type="float">
            <text:p>28565181</text:p>
          </table:table-cell>
          <table:table-cell table:number-columns-repeated="2"/>
          <table:table-cell office:value-type="float" office:value="2887574" calcext:value-type="float">
            <text:p>2887574</text:p>
          </table:table-cell>
          <table:table-cell office:value-type="float" office:value="25381784" calcext:value-type="float">
            <text:p>25381784</text:p>
          </table:table-cell>
          <table:table-cell office:value-type="float" office:value="6149501" calcext:value-type="float">
            <text:p>6149501</text:p>
          </table:table-cell>
          <table:table-cell office:value-type="float" office:value="27209398" calcext:value-type="float">
            <text:p>27209398</text:p>
          </table:table-cell>
          <table:table-cell office:value-type="float" office:value="15633244" calcext:value-type="float">
            <text:p>15633244</text:p>
          </table:table-cell>
          <table:table-cell office:value-type="float" office:value="28621627" calcext:value-type="float">
            <text:p>28621627</text:p>
          </table:table-cell>
          <table:table-cell/>
          <table:table-cell table:formula="of:=[.I54]/[.A54]" office:value-type="percentage" office:value="0.996923856648267" calcext:value-type="percentage">
            <text:p>99.69%</text:p>
          </table:table-cell>
          <table:table-cell table:formula="of:=[.J54]/[.B54]" office:value-type="percentage" office:value="1.0014014689819" calcext:value-type="percentage">
            <text:p>100.14%</text:p>
          </table:table-cell>
          <table:table-cell table:formula="of:=[.K54]/[.C54]" office:value-type="percentage" office:value="1.00021095591493" calcext:value-type="percentage">
            <text:p>100.02%</text:p>
          </table:table-cell>
          <table:table-cell table:formula="of:=[.L54]/[.D54]" office:value-type="percentage" office:value="1.00078357828246" calcext:value-type="percentage">
            <text:p>100.08%</text:p>
          </table:table-cell>
          <table:table-cell table:formula="of:=[.M54]/[.E54]" office:value-type="percentage" office:value="1.00332395209381" calcext:value-type="percentage">
            <text:p>100.33%</text:p>
          </table:table-cell>
          <table:table-cell table:formula="of:=[.N54]/[.F54]" office:value-type="percentage" office:value="1.00197604209124" calcext:value-type="percentage">
            <text:p>100.20%</text:p>
          </table:table-cell>
          <table:table-cell/>
          <table:table-cell table:style-name="ce3" table:formula="of:=AVERAGE([.P54:.U54])" office:value-type="percentage" office:value="1.00076997566877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974928" calcext:value-type="float">
            <text:p>2974928</text:p>
          </table:table-cell>
          <table:table-cell office:value-type="float" office:value="24327179" calcext:value-type="float">
            <text:p>24327179</text:p>
          </table:table-cell>
          <table:table-cell office:value-type="float" office:value="6119869" calcext:value-type="float">
            <text:p>6119869</text:p>
          </table:table-cell>
          <table:table-cell office:value-type="float" office:value="35104813" calcext:value-type="float">
            <text:p>35104813</text:p>
          </table:table-cell>
          <table:table-cell office:value-type="float" office:value="15755937" calcext:value-type="float">
            <text:p>15755937</text:p>
          </table:table-cell>
          <table:table-cell office:value-type="float" office:value="28754348" calcext:value-type="float">
            <text:p>28754348</text:p>
          </table:table-cell>
          <table:table-cell table:number-columns-repeated="2"/>
          <table:table-cell office:value-type="float" office:value="2967533" calcext:value-type="float">
            <text:p>2967533</text:p>
          </table:table-cell>
          <table:table-cell office:value-type="float" office:value="24350102" calcext:value-type="float">
            <text:p>24350102</text:p>
          </table:table-cell>
          <table:table-cell office:value-type="float" office:value="6130958" calcext:value-type="float">
            <text:p>6130958</text:p>
          </table:table-cell>
          <table:table-cell office:value-type="float" office:value="35086224" calcext:value-type="float">
            <text:p>35086224</text:p>
          </table:table-cell>
          <table:table-cell office:value-type="float" office:value="15786448" calcext:value-type="float">
            <text:p>15786448</text:p>
          </table:table-cell>
          <table:table-cell office:value-type="float" office:value="28811905" calcext:value-type="float">
            <text:p>28811905</text:p>
          </table:table-cell>
          <table:table-cell/>
          <table:table-cell table:formula="of:=[.I55]/[.A55]" office:value-type="percentage" office:value="0.997514225554366" calcext:value-type="percentage">
            <text:p>99.75%</text:p>
          </table:table-cell>
          <table:table-cell table:formula="of:=[.J55]/[.B55]" office:value-type="percentage" office:value="1.00094227941513" calcext:value-type="percentage">
            <text:p>100.09%</text:p>
          </table:table-cell>
          <table:table-cell table:formula="of:=[.K55]/[.C55]" office:value-type="percentage" office:value="1.00181196689014" calcext:value-type="percentage">
            <text:p>100.18%</text:p>
          </table:table-cell>
          <table:table-cell table:formula="of:=[.L55]/[.D55]" office:value-type="percentage" office:value="0.999470471470678" calcext:value-type="percentage">
            <text:p>99.95%</text:p>
          </table:table-cell>
          <table:table-cell table:formula="of:=[.M55]/[.E55]" office:value-type="percentage" office:value="1.00193647638982" calcext:value-type="percentage">
            <text:p>100.19%</text:p>
          </table:table-cell>
          <table:table-cell table:formula="of:=[.N55]/[.F55]" office:value-type="percentage" office:value="1.00200167988507" calcext:value-type="percentage">
            <text:p>100.20%</text:p>
          </table:table-cell>
          <table:table-cell/>
          <table:table-cell table:style-name="ce3" table:formula="of:=AVERAGE([.P55:.U55])" office:value-type="percentage" office:value="1.0006128499342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897218" calcext:value-type="float">
            <text:p>2897218</text:p>
          </table:table-cell>
          <table:table-cell office:value-type="float" office:value="25773897" calcext:value-type="float">
            <text:p>25773897</text:p>
          </table:table-cell>
          <table:table-cell office:value-type="float" office:value="6455506" calcext:value-type="float">
            <text:p>6455506</text:p>
          </table:table-cell>
          <table:table-cell office:value-type="float" office:value="29145762" calcext:value-type="float">
            <text:p>29145762</text:p>
          </table:table-cell>
          <table:table-cell office:value-type="float" office:value="15702559" calcext:value-type="float">
            <text:p>15702559</text:p>
          </table:table-cell>
          <table:table-cell office:value-type="float" office:value="30668080" calcext:value-type="float">
            <text:p>30668080</text:p>
          </table:table-cell>
          <table:table-cell table:number-columns-repeated="2"/>
          <table:table-cell office:value-type="float" office:value="2897811" calcext:value-type="float">
            <text:p>2897811</text:p>
          </table:table-cell>
          <table:table-cell office:value-type="float" office:value="25791073" calcext:value-type="float">
            <text:p>25791073</text:p>
          </table:table-cell>
          <table:table-cell office:value-type="float" office:value="6452295" calcext:value-type="float">
            <text:p>6452295</text:p>
          </table:table-cell>
          <table:table-cell office:value-type="float" office:value="29209965" calcext:value-type="float">
            <text:p>29209965</text:p>
          </table:table-cell>
          <table:table-cell office:value-type="float" office:value="15729794" calcext:value-type="float">
            <text:p>15729794</text:p>
          </table:table-cell>
          <table:table-cell office:value-type="float" office:value="30709392" calcext:value-type="float">
            <text:p>30709392</text:p>
          </table:table-cell>
          <table:table-cell/>
          <table:table-cell table:formula="of:=[.I56]/[.A56]" office:value-type="percentage" office:value="1.00020467910941" calcext:value-type="percentage">
            <text:p>100.02%</text:p>
          </table:table-cell>
          <table:table-cell table:formula="of:=[.J56]/[.B56]" office:value-type="percentage" office:value="1.00066641067123" calcext:value-type="percentage">
            <text:p>100.07%</text:p>
          </table:table-cell>
          <table:table-cell table:formula="of:=[.K56]/[.C56]" office:value-type="percentage" office:value="0.999502595149009" calcext:value-type="percentage">
            <text:p>99.95%</text:p>
          </table:table-cell>
          <table:table-cell table:formula="of:=[.L56]/[.D56]" office:value-type="percentage" office:value="1.00220282454787" calcext:value-type="percentage">
            <text:p>100.22%</text:p>
          </table:table-cell>
          <table:table-cell table:formula="of:=[.M56]/[.E56]" office:value-type="percentage" office:value="1.00173443067464" calcext:value-type="percentage">
            <text:p>100.17%</text:p>
          </table:table-cell>
          <table:table-cell table:formula="of:=[.N56]/[.F56]" office:value-type="percentage" office:value="1.0013470683525" calcext:value-type="percentage">
            <text:p>100.13%</text:p>
          </table:table-cell>
          <table:table-cell/>
          <table:table-cell table:style-name="ce3" table:formula="of:=AVERAGE([.P56:.U56])" office:value-type="percentage" office:value="1.00094300141744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2885849" calcext:value-type="float">
            <text:p>2885849</text:p>
          </table:table-cell>
          <table:table-cell office:value-type="float" office:value="24868313" calcext:value-type="float">
            <text:p>24868313</text:p>
          </table:table-cell>
          <table:table-cell office:value-type="float" office:value="6539037" calcext:value-type="float">
            <text:p>6539037</text:p>
          </table:table-cell>
          <table:table-cell office:value-type="float" office:value="27197278" calcext:value-type="float">
            <text:p>27197278</text:p>
          </table:table-cell>
          <table:table-cell office:value-type="float" office:value="15729324" calcext:value-type="float">
            <text:p>15729324</text:p>
          </table:table-cell>
          <table:table-cell office:value-type="float" office:value="28549020" calcext:value-type="float">
            <text:p>28549020</text:p>
          </table:table-cell>
          <table:table-cell table:number-columns-repeated="2"/>
          <table:table-cell office:value-type="float" office:value="2896635" calcext:value-type="float">
            <text:p>2896635</text:p>
          </table:table-cell>
          <table:table-cell office:value-type="float" office:value="24886508" calcext:value-type="float">
            <text:p>24886508</text:p>
          </table:table-cell>
          <table:table-cell office:value-type="float" office:value="6544834" calcext:value-type="float">
            <text:p>6544834</text:p>
          </table:table-cell>
          <table:table-cell office:value-type="float" office:value="27179099" calcext:value-type="float">
            <text:p>27179099</text:p>
          </table:table-cell>
          <table:table-cell office:value-type="float" office:value="15775452" calcext:value-type="float">
            <text:p>15775452</text:p>
          </table:table-cell>
          <table:table-cell office:value-type="float" office:value="28570251" calcext:value-type="float">
            <text:p>28570251</text:p>
          </table:table-cell>
          <table:table-cell/>
          <table:table-cell table:formula="of:=[.I57]/[.A57]" office:value-type="percentage" office:value="1.00373754829168" calcext:value-type="percentage">
            <text:p>100.37%</text:p>
          </table:table-cell>
          <table:table-cell table:formula="of:=[.J57]/[.B57]" office:value-type="percentage" office:value="1.00073165397267" calcext:value-type="percentage">
            <text:p>100.07%</text:p>
          </table:table-cell>
          <table:table-cell table:formula="of:=[.K57]/[.C57]" office:value-type="percentage" office:value="1.00088652197564" calcext:value-type="percentage">
            <text:p>100.09%</text:p>
          </table:table-cell>
          <table:table-cell table:formula="of:=[.L57]/[.D57]" office:value-type="percentage" office:value="0.999331587521369" calcext:value-type="percentage">
            <text:p>99.93%</text:p>
          </table:table-cell>
          <table:table-cell table:formula="of:=[.M57]/[.E57]" office:value-type="percentage" office:value="1.00293261172572" calcext:value-type="percentage">
            <text:p>100.29%</text:p>
          </table:table-cell>
          <table:table-cell table:formula="of:=[.N57]/[.F57]" office:value-type="percentage" office:value="1.00074366825902" calcext:value-type="percentage">
            <text:p>100.07%</text:p>
          </table:table-cell>
          <table:table-cell/>
          <table:table-cell table:style-name="ce3" table:formula="of:=AVERAGE([.P57:.U57])" office:value-type="percentage" office:value="1.00139393195768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2946400" calcext:value-type="float">
            <text:p>2946400</text:p>
          </table:table-cell>
          <table:table-cell office:value-type="float" office:value="24859227" calcext:value-type="float">
            <text:p>24859227</text:p>
          </table:table-cell>
          <table:table-cell office:value-type="float" office:value="6579018" calcext:value-type="float">
            <text:p>6579018</text:p>
          </table:table-cell>
          <table:table-cell office:value-type="float" office:value="27056128" calcext:value-type="float">
            <text:p>27056128</text:p>
          </table:table-cell>
          <table:table-cell office:value-type="float" office:value="15582922" calcext:value-type="float">
            <text:p>15582922</text:p>
          </table:table-cell>
          <table:table-cell office:value-type="float" office:value="28882187" calcext:value-type="float">
            <text:p>28882187</text:p>
          </table:table-cell>
          <table:table-cell table:number-columns-repeated="2"/>
          <table:table-cell office:value-type="float" office:value="2941276" calcext:value-type="float">
            <text:p>2941276</text:p>
          </table:table-cell>
          <table:table-cell office:value-type="float" office:value="24878565" calcext:value-type="float">
            <text:p>24878565</text:p>
          </table:table-cell>
          <table:table-cell office:value-type="float" office:value="6597902" calcext:value-type="float">
            <text:p>6597902</text:p>
          </table:table-cell>
          <table:table-cell office:value-type="float" office:value="27076591" calcext:value-type="float">
            <text:p>27076591</text:p>
          </table:table-cell>
          <table:table-cell office:value-type="float" office:value="15664161" calcext:value-type="float">
            <text:p>15664161</text:p>
          </table:table-cell>
          <table:table-cell office:value-type="float" office:value="28926587" calcext:value-type="float">
            <text:p>28926587</text:p>
          </table:table-cell>
          <table:table-cell/>
          <table:table-cell table:formula="of:=[.I58]/[.A58]" office:value-type="percentage" office:value="0.998260928590823" calcext:value-type="percentage">
            <text:p>99.83%</text:p>
          </table:table-cell>
          <table:table-cell table:formula="of:=[.J58]/[.B58]" office:value-type="percentage" office:value="1.00077790029433" calcext:value-type="percentage">
            <text:p>100.08%</text:p>
          </table:table-cell>
          <table:table-cell table:formula="of:=[.K58]/[.C58]" office:value-type="percentage" office:value="1.00287033718406" calcext:value-type="percentage">
            <text:p>100.29%</text:p>
          </table:table-cell>
          <table:table-cell table:formula="of:=[.L58]/[.D58]" office:value-type="percentage" office:value="1.00075631664664" calcext:value-type="percentage">
            <text:p>100.08%</text:p>
          </table:table-cell>
          <table:table-cell table:formula="of:=[.M58]/[.E58]" office:value-type="percentage" office:value="1.00521333547072" calcext:value-type="percentage">
            <text:p>100.52%</text:p>
          </table:table-cell>
          <table:table-cell table:formula="of:=[.N58]/[.F58]" office:value-type="percentage" office:value="1.00153727970808" calcext:value-type="percentage">
            <text:p>100.15%</text:p>
          </table:table-cell>
          <table:table-cell/>
          <table:table-cell table:style-name="ce3" table:formula="of:=AVERAGE([.P58:.U58])" office:value-type="percentage" office:value="1.00156934964911" calcext:value-type="percentage">
            <text:p>100.16%</text:p>
          </table:table-cell>
          <table:table-cell table:number-columns-repeated="1001"/>
        </table:table-row>
        <table:table-row table:style-name="ro1">
          <table:table-cell office:value-type="float" office:value="2949496" calcext:value-type="float">
            <text:p>2949496</text:p>
          </table:table-cell>
          <table:table-cell office:value-type="float" office:value="25687520" calcext:value-type="float">
            <text:p>25687520</text:p>
          </table:table-cell>
          <table:table-cell office:value-type="float" office:value="6923913" calcext:value-type="float">
            <text:p>6923913</text:p>
          </table:table-cell>
          <table:table-cell office:value-type="float" office:value="28868552" calcext:value-type="float">
            <text:p>28868552</text:p>
          </table:table-cell>
          <table:table-cell office:value-type="float" office:value="15788041" calcext:value-type="float">
            <text:p>15788041</text:p>
          </table:table-cell>
          <table:table-cell office:value-type="float" office:value="29669684" calcext:value-type="float">
            <text:p>29669684</text:p>
          </table:table-cell>
          <table:table-cell table:number-columns-repeated="2"/>
          <table:table-cell office:value-type="float" office:value="2945596" calcext:value-type="float">
            <text:p>2945596</text:p>
          </table:table-cell>
          <table:table-cell office:value-type="float" office:value="25676234" calcext:value-type="float">
            <text:p>25676234</text:p>
          </table:table-cell>
          <table:table-cell office:value-type="float" office:value="6923999" calcext:value-type="float">
            <text:p>6923999</text:p>
          </table:table-cell>
          <table:table-cell office:value-type="float" office:value="28892085" calcext:value-type="float">
            <text:p>28892085</text:p>
          </table:table-cell>
          <table:table-cell office:value-type="float" office:value="15816413" calcext:value-type="float">
            <text:p>15816413</text:p>
          </table:table-cell>
          <table:table-cell office:value-type="float" office:value="29709027" calcext:value-type="float">
            <text:p>29709027</text:p>
          </table:table-cell>
          <table:table-cell/>
          <table:table-cell table:formula="of:=[.I59]/[.A59]" office:value-type="percentage" office:value="0.998677740196969" calcext:value-type="percentage">
            <text:p>99.87%</text:p>
          </table:table-cell>
          <table:table-cell table:formula="of:=[.J59]/[.B59]" office:value-type="percentage" office:value="0.999560642677845" calcext:value-type="percentage">
            <text:p>99.96%</text:p>
          </table:table-cell>
          <table:table-cell table:formula="of:=[.K59]/[.C59]" office:value-type="percentage" office:value="1.00001242072221" calcext:value-type="percentage">
            <text:p>100.00%</text:p>
          </table:table-cell>
          <table:table-cell table:formula="of:=[.L59]/[.D59]" office:value-type="percentage" office:value="1.00081517770618" calcext:value-type="percentage">
            <text:p>100.08%</text:p>
          </table:table-cell>
          <table:table-cell table:formula="of:=[.M59]/[.E59]" office:value-type="percentage" office:value="1.00179705639224" calcext:value-type="percentage">
            <text:p>100.18%</text:p>
          </table:table-cell>
          <table:table-cell table:formula="of:=[.N59]/[.F59]" office:value-type="percentage" office:value="1.00132603367127" calcext:value-type="percentage">
            <text:p>100.13%</text:p>
          </table:table-cell>
          <table:table-cell/>
          <table:table-cell table:style-name="ce3" table:formula="of:=AVERAGE([.P59:.U59])" office:value-type="percentage" office:value="1.00036484522779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2963875" calcext:value-type="float">
            <text:p>2963875</text:p>
          </table:table-cell>
          <table:table-cell office:value-type="float" office:value="25214721" calcext:value-type="float">
            <text:p>25214721</text:p>
          </table:table-cell>
          <table:table-cell office:value-type="float" office:value="7259248" calcext:value-type="float">
            <text:p>7259248</text:p>
          </table:table-cell>
          <table:table-cell office:value-type="float" office:value="27501886" calcext:value-type="float">
            <text:p>27501886</text:p>
          </table:table-cell>
          <table:table-cell office:value-type="float" office:value="15573989" calcext:value-type="float">
            <text:p>15573989</text:p>
          </table:table-cell>
          <table:table-cell office:value-type="float" office:value="31137647" calcext:value-type="float">
            <text:p>31137647</text:p>
          </table:table-cell>
          <table:table-cell table:number-columns-repeated="2"/>
          <table:table-cell office:value-type="float" office:value="2971202" calcext:value-type="float">
            <text:p>2971202</text:p>
          </table:table-cell>
          <table:table-cell office:value-type="float" office:value="25237424" calcext:value-type="float">
            <text:p>25237424</text:p>
          </table:table-cell>
          <table:table-cell office:value-type="float" office:value="7257003" calcext:value-type="float">
            <text:p>7257003</text:p>
          </table:table-cell>
          <table:table-cell office:value-type="float" office:value="27524903" calcext:value-type="float">
            <text:p>27524903</text:p>
          </table:table-cell>
          <table:table-cell office:value-type="float" office:value="15615944" calcext:value-type="float">
            <text:p>15615944</text:p>
          </table:table-cell>
          <table:table-cell office:value-type="float" office:value="31179202" calcext:value-type="float">
            <text:p>31179202</text:p>
          </table:table-cell>
          <table:table-cell/>
          <table:table-cell table:formula="of:=[.I60]/[.A60]" office:value-type="percentage" office:value="1.00247210155624" calcext:value-type="percentage">
            <text:p>100.25%</text:p>
          </table:table-cell>
          <table:table-cell table:formula="of:=[.J60]/[.B60]" office:value-type="percentage" office:value="1.0009003867225" calcext:value-type="percentage">
            <text:p>100.09%</text:p>
          </table:table-cell>
          <table:table-cell table:formula="of:=[.K60]/[.C60]" office:value-type="percentage" office:value="0.999690739316249" calcext:value-type="percentage">
            <text:p>99.97%</text:p>
          </table:table-cell>
          <table:table-cell table:formula="of:=[.L60]/[.D60]" office:value-type="percentage" office:value="1.00083692442038" calcext:value-type="percentage">
            <text:p>100.08%</text:p>
          </table:table-cell>
          <table:table-cell table:formula="of:=[.M60]/[.E60]" office:value-type="percentage" office:value="1.00269391483454" calcext:value-type="percentage">
            <text:p>100.27%</text:p>
          </table:table-cell>
          <table:table-cell table:formula="of:=[.N60]/[.F60]" office:value-type="percentage" office:value="1.00133455813151" calcext:value-type="percentage">
            <text:p>100.13%</text:p>
          </table:table-cell>
          <table:table-cell/>
          <table:table-cell table:style-name="ce3" table:formula="of:=AVERAGE([.P60:.U60])" office:value-type="percentage" office:value="1.0013214374969" calcext:value-type="percentage">
            <text:p>100.13%</text:p>
          </table:table-cell>
          <table:table-cell table:number-columns-repeated="1001"/>
        </table:table-row>
        <table:table-row table:style-name="ro1">
          <table:table-cell office:value-type="float" office:value="3031491" calcext:value-type="float">
            <text:p>3031491</text:p>
          </table:table-cell>
          <table:table-cell office:value-type="float" office:value="24531220" calcext:value-type="float">
            <text:p>24531220</text:p>
          </table:table-cell>
          <table:table-cell office:value-type="float" office:value="7106511" calcext:value-type="float">
            <text:p>7106511</text:p>
          </table:table-cell>
          <table:table-cell office:value-type="float" office:value="27317386" calcext:value-type="float">
            <text:p>27317386</text:p>
          </table:table-cell>
          <table:table-cell office:value-type="float" office:value="15536867" calcext:value-type="float">
            <text:p>15536867</text:p>
          </table:table-cell>
          <table:table-cell office:value-type="float" office:value="28652304" calcext:value-type="float">
            <text:p>28652304</text:p>
          </table:table-cell>
          <table:table-cell table:number-columns-repeated="2"/>
          <table:table-cell office:value-type="float" office:value="3031646" calcext:value-type="float">
            <text:p>3031646</text:p>
          </table:table-cell>
          <table:table-cell office:value-type="float" office:value="24515759" calcext:value-type="float">
            <text:p>24515759</text:p>
          </table:table-cell>
          <table:table-cell office:value-type="float" office:value="7121511" calcext:value-type="float">
            <text:p>7121511</text:p>
          </table:table-cell>
          <table:table-cell office:value-type="float" office:value="27388150" calcext:value-type="float">
            <text:p>27388150</text:p>
          </table:table-cell>
          <table:table-cell office:value-type="float" office:value="15656741" calcext:value-type="float">
            <text:p>15656741</text:p>
          </table:table-cell>
          <table:table-cell office:value-type="float" office:value="28687234" calcext:value-type="float">
            <text:p>28687234</text:p>
          </table:table-cell>
          <table:table-cell/>
          <table:table-cell table:formula="of:=[.I61]/[.A61]" office:value-type="percentage" office:value="1.00005112995552" calcext:value-type="percentage">
            <text:p>100.01%</text:p>
          </table:table-cell>
          <table:table-cell table:formula="of:=[.J61]/[.B61]" office:value-type="percentage" office:value="0.999369741904398" calcext:value-type="percentage">
            <text:p>99.94%</text:p>
          </table:table-cell>
          <table:table-cell table:formula="of:=[.K61]/[.C61]" office:value-type="percentage" office:value="1.00211074041819" calcext:value-type="percentage">
            <text:p>100.21%</text:p>
          </table:table-cell>
          <table:table-cell table:formula="of:=[.L61]/[.D61]" office:value-type="percentage" office:value="1.002590438192" calcext:value-type="percentage">
            <text:p>100.26%</text:p>
          </table:table-cell>
          <table:table-cell table:formula="of:=[.M61]/[.E61]" office:value-type="percentage" office:value="1.00771545511717" calcext:value-type="percentage">
            <text:p>100.77%</text:p>
          </table:table-cell>
          <table:table-cell table:formula="of:=[.N61]/[.F61]" office:value-type="percentage" office:value="1.00121909916913" calcext:value-type="percentage">
            <text:p>100.12%</text:p>
          </table:table-cell>
          <table:table-cell/>
          <table:table-cell table:style-name="ce3" table:formula="of:=AVERAGE([.P61:.U61])" office:value-type="percentage" office:value="1.00217610079273" calcext:value-type="percentage">
            <text:p>100.22%</text:p>
          </table:table-cell>
          <table:table-cell table:number-columns-repeated="1001"/>
        </table:table-row>
        <table:table-row table:style-name="ro1">
          <table:table-cell office:value-type="float" office:value="2984571" calcext:value-type="float">
            <text:p>2984571</text:p>
          </table:table-cell>
          <table:table-cell office:value-type="float" office:value="24721411" calcext:value-type="float">
            <text:p>24721411</text:p>
          </table:table-cell>
          <table:table-cell office:value-type="float" office:value="7123034" calcext:value-type="float">
            <text:p>7123034</text:p>
          </table:table-cell>
          <table:table-cell office:value-type="float" office:value="28742172" calcext:value-type="float">
            <text:p>28742172</text:p>
          </table:table-cell>
          <table:table-cell office:value-type="float" office:value="15811340" calcext:value-type="float">
            <text:p>15811340</text:p>
          </table:table-cell>
          <table:table-cell office:value-type="float" office:value="30518968" calcext:value-type="float">
            <text:p>30518968</text:p>
          </table:table-cell>
          <table:table-cell table:number-columns-repeated="2"/>
          <table:table-cell office:value-type="float" office:value="2996196" calcext:value-type="float">
            <text:p>2996196</text:p>
          </table:table-cell>
          <table:table-cell office:value-type="float" office:value="24704957" calcext:value-type="float">
            <text:p>24704957</text:p>
          </table:table-cell>
          <table:table-cell office:value-type="float" office:value="7131059" calcext:value-type="float">
            <text:p>7131059</text:p>
          </table:table-cell>
          <table:table-cell office:value-type="float" office:value="28746849" calcext:value-type="float">
            <text:p>28746849</text:p>
          </table:table-cell>
          <table:table-cell office:value-type="float" office:value="15834252" calcext:value-type="float">
            <text:p>15834252</text:p>
          </table:table-cell>
          <table:table-cell office:value-type="float" office:value="30552810" calcext:value-type="float">
            <text:p>30552810</text:p>
          </table:table-cell>
          <table:table-cell/>
          <table:table-cell table:formula="of:=[.I62]/[.A62]" office:value-type="percentage" office:value="1.00389503215035" calcext:value-type="percentage">
            <text:p>100.39%</text:p>
          </table:table-cell>
          <table:table-cell table:formula="of:=[.J62]/[.B62]" office:value-type="percentage" office:value="0.999334423103924" calcext:value-type="percentage">
            <text:p>99.93%</text:p>
          </table:table-cell>
          <table:table-cell table:formula="of:=[.K62]/[.C62]" office:value-type="percentage" office:value="1.00112662665937" calcext:value-type="percentage">
            <text:p>100.11%</text:p>
          </table:table-cell>
          <table:table-cell table:formula="of:=[.L62]/[.D62]" office:value-type="percentage" office:value="1.00016272256669" calcext:value-type="percentage">
            <text:p>100.02%</text:p>
          </table:table-cell>
          <table:table-cell table:formula="of:=[.M62]/[.E62]" office:value-type="percentage" office:value="1.00144908654168" calcext:value-type="percentage">
            <text:p>100.14%</text:p>
          </table:table-cell>
          <table:table-cell table:formula="of:=[.N62]/[.F62]" office:value-type="percentage" office:value="1.00110888415362" calcext:value-type="percentage">
            <text:p>100.11%</text:p>
          </table:table-cell>
          <table:table-cell/>
          <table:table-cell table:style-name="ce3" table:formula="of:=AVERAGE([.P62:.U62])" office:value-type="percentage" office:value="1.00117946252927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3365652" calcext:value-type="float">
            <text:p>3365652</text:p>
          </table:table-cell>
          <table:table-cell office:value-type="float" office:value="25041891" calcext:value-type="float">
            <text:p>25041891</text:p>
          </table:table-cell>
          <table:table-cell office:value-type="float" office:value="6294324" calcext:value-type="float">
            <text:p>6294324</text:p>
          </table:table-cell>
          <table:table-cell office:value-type="float" office:value="31943112" calcext:value-type="float">
            <text:p>31943112</text:p>
          </table:table-cell>
          <table:table-cell office:value-type="float" office:value="15766663" calcext:value-type="float">
            <text:p>15766663</text:p>
          </table:table-cell>
          <table:table-cell office:value-type="float" office:value="28689302" calcext:value-type="float">
            <text:p>28689302</text:p>
          </table:table-cell>
          <table:table-cell table:number-columns-repeated="2"/>
          <table:table-cell office:value-type="float" office:value="3364691" calcext:value-type="float">
            <text:p>3364691</text:p>
          </table:table-cell>
          <table:table-cell office:value-type="float" office:value="25044300" calcext:value-type="float">
            <text:p>25044300</text:p>
          </table:table-cell>
          <table:table-cell office:value-type="float" office:value="6304884" calcext:value-type="float">
            <text:p>6304884</text:p>
          </table:table-cell>
          <table:table-cell office:value-type="float" office:value="31964768" calcext:value-type="float">
            <text:p>31964768</text:p>
          </table:table-cell>
          <table:table-cell office:value-type="float" office:value="15816841" calcext:value-type="float">
            <text:p>15816841</text:p>
          </table:table-cell>
          <table:table-cell office:value-type="float" office:value="28774807" calcext:value-type="float">
            <text:p>28774807</text:p>
          </table:table-cell>
          <table:table-cell/>
          <table:table-cell table:formula="of:=[.I63]/[.A63]" office:value-type="percentage" office:value="0.999714468400179" calcext:value-type="percentage">
            <text:p>99.97%</text:p>
          </table:table-cell>
          <table:table-cell table:formula="of:=[.J63]/[.B63]" office:value-type="percentage" office:value="1.00009619880543" calcext:value-type="percentage">
            <text:p>100.01%</text:p>
          </table:table-cell>
          <table:table-cell table:formula="of:=[.K63]/[.C63]" office:value-type="percentage" office:value="1.00167770200581" calcext:value-type="percentage">
            <text:p>100.17%</text:p>
          </table:table-cell>
          <table:table-cell table:formula="of:=[.L63]/[.D63]" office:value-type="percentage" office:value="1.00067795523492" calcext:value-type="percentage">
            <text:p>100.07%</text:p>
          </table:table-cell>
          <table:table-cell table:formula="of:=[.M63]/[.E63]" office:value-type="percentage" office:value="1.00318253773801" calcext:value-type="percentage">
            <text:p>100.32%</text:p>
          </table:table-cell>
          <table:table-cell table:formula="of:=[.N63]/[.F63]" office:value-type="percentage" office:value="1.00298037923683" calcext:value-type="percentage">
            <text:p>100.30%</text:p>
          </table:table-cell>
          <table:table-cell/>
          <table:table-cell table:style-name="ce3" table:formula="of:=AVERAGE([.P63:.U63])" office:value-type="percentage" office:value="1.00138820690353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3391740" calcext:value-type="float">
            <text:p>3391740</text:p>
          </table:table-cell>
          <table:table-cell office:value-type="float" office:value="25687134" calcext:value-type="float">
            <text:p>25687134</text:p>
          </table:table-cell>
          <table:table-cell office:value-type="float" office:value="7007920" calcext:value-type="float">
            <text:p>7007920</text:p>
          </table:table-cell>
          <table:table-cell office:value-type="float" office:value="27033818" calcext:value-type="float">
            <text:p>27033818</text:p>
          </table:table-cell>
          <table:table-cell office:value-type="float" office:value="15639051" calcext:value-type="float">
            <text:p>15639051</text:p>
          </table:table-cell>
          <table:table-cell office:value-type="float" office:value="28851097" calcext:value-type="float">
            <text:p>28851097</text:p>
          </table:table-cell>
          <table:table-cell table:number-columns-repeated="2"/>
          <table:table-cell office:value-type="float" office:value="3389493" calcext:value-type="float">
            <text:p>3389493</text:p>
          </table:table-cell>
          <table:table-cell office:value-type="float" office:value="25681868" calcext:value-type="float">
            <text:p>25681868</text:p>
          </table:table-cell>
          <table:table-cell office:value-type="float" office:value="6993580" calcext:value-type="float">
            <text:p>6993580</text:p>
          </table:table-cell>
          <table:table-cell office:value-type="float" office:value="27063783" calcext:value-type="float">
            <text:p>27063783</text:p>
          </table:table-cell>
          <table:table-cell office:value-type="float" office:value="15690751" calcext:value-type="float">
            <text:p>15690751</text:p>
          </table:table-cell>
          <table:table-cell office:value-type="float" office:value="28854231" calcext:value-type="float">
            <text:p>28854231</text:p>
          </table:table-cell>
          <table:table-cell/>
          <table:table-cell table:formula="of:=[.I64]/[.A64]" office:value-type="percentage" office:value="0.999337508181641" calcext:value-type="percentage">
            <text:p>99.93%</text:p>
          </table:table-cell>
          <table:table-cell table:formula="of:=[.J64]/[.B64]" office:value-type="percentage" office:value="0.999794994645958" calcext:value-type="percentage">
            <text:p>99.98%</text:p>
          </table:table-cell>
          <table:table-cell table:formula="of:=[.K64]/[.C64]" office:value-type="percentage" office:value="0.997953743764198" calcext:value-type="percentage">
            <text:p>99.80%</text:p>
          </table:table-cell>
          <table:table-cell table:formula="of:=[.L64]/[.D64]" office:value-type="percentage" office:value="1.00110842649011" calcext:value-type="percentage">
            <text:p>100.11%</text:p>
          </table:table-cell>
          <table:table-cell table:formula="of:=[.M64]/[.E64]" office:value-type="percentage" office:value="1.00330582718862" calcext:value-type="percentage">
            <text:p>100.33%</text:p>
          </table:table-cell>
          <table:table-cell table:formula="of:=[.N64]/[.F64]" office:value-type="percentage" office:value="1.00010862671877" calcext:value-type="percentage">
            <text:p>100.01%</text:p>
          </table:table-cell>
          <table:table-cell/>
          <table:table-cell table:style-name="ce3" table:formula="of:=AVERAGE([.P64:.U64])" office:value-type="percentage" office:value="1.00026818783155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3186936" calcext:value-type="float">
            <text:p>3186936</text:p>
          </table:table-cell>
          <table:table-cell office:value-type="float" office:value="25491445" calcext:value-type="float">
            <text:p>25491445</text:p>
          </table:table-cell>
          <table:table-cell office:value-type="float" office:value="7206865" calcext:value-type="float">
            <text:p>7206865</text:p>
          </table:table-cell>
          <table:table-cell office:value-type="float" office:value="32004212" calcext:value-type="float">
            <text:p>32004212</text:p>
          </table:table-cell>
          <table:table-cell office:value-type="float" office:value="15705711" calcext:value-type="float">
            <text:p>15705711</text:p>
          </table:table-cell>
          <table:table-cell office:value-type="float" office:value="30441223" calcext:value-type="float">
            <text:p>30441223</text:p>
          </table:table-cell>
          <table:table-cell table:number-columns-repeated="2"/>
          <table:table-cell office:value-type="float" office:value="3196383" calcext:value-type="float">
            <text:p>3196383</text:p>
          </table:table-cell>
          <table:table-cell office:value-type="float" office:value="25498483" calcext:value-type="float">
            <text:p>25498483</text:p>
          </table:table-cell>
          <table:table-cell office:value-type="float" office:value="7201061" calcext:value-type="float">
            <text:p>7201061</text:p>
          </table:table-cell>
          <table:table-cell office:value-type="float" office:value="31974253" calcext:value-type="float">
            <text:p>31974253</text:p>
          </table:table-cell>
          <table:table-cell office:value-type="float" office:value="15679533" calcext:value-type="float">
            <text:p>15679533</text:p>
          </table:table-cell>
          <table:table-cell office:value-type="float" office:value="30492674" calcext:value-type="float">
            <text:p>30492674</text:p>
          </table:table-cell>
          <table:table-cell/>
          <table:table-cell table:formula="of:=[.I65]/[.A65]" office:value-type="percentage" office:value="1.0029642892107" calcext:value-type="percentage">
            <text:p>100.30%</text:p>
          </table:table-cell>
          <table:table-cell table:formula="of:=[.J65]/[.B65]" office:value-type="percentage" office:value="1.00027609262637" calcext:value-type="percentage">
            <text:p>100.03%</text:p>
          </table:table-cell>
          <table:table-cell table:formula="of:=[.K65]/[.C65]" office:value-type="percentage" office:value="0.999194656761296" calcext:value-type="percentage">
            <text:p>99.92%</text:p>
          </table:table-cell>
          <table:table-cell table:formula="of:=[.L65]/[.D65]" office:value-type="percentage" office:value="0.999063904463575" calcext:value-type="percentage">
            <text:p>99.91%</text:p>
          </table:table-cell>
          <table:table-cell table:formula="of:=[.M65]/[.E65]" office:value-type="percentage" office:value="0.998333217770275" calcext:value-type="percentage">
            <text:p>99.83%</text:p>
          </table:table-cell>
          <table:table-cell table:formula="of:=[.N65]/[.F65]" office:value-type="percentage" office:value="1.00169017519434" calcext:value-type="percentage">
            <text:p>100.17%</text:p>
          </table:table-cell>
          <table:table-cell/>
          <table:table-cell table:style-name="ce3" table:formula="of:=AVERAGE([.P65:.U65])" office:value-type="percentage" office:value="1.00025372267109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67277" calcext:value-type="float">
            <text:p>2967277</text:p>
          </table:table-cell>
          <table:table-cell office:value-type="float" office:value="24328733" calcext:value-type="float">
            <text:p>24328733</text:p>
          </table:table-cell>
          <table:table-cell office:value-type="float" office:value="6604248" calcext:value-type="float">
            <text:p>6604248</text:p>
          </table:table-cell>
          <table:table-cell office:value-type="float" office:value="26536534" calcext:value-type="float">
            <text:p>26536534</text:p>
          </table:table-cell>
          <table:table-cell office:value-type="float" office:value="15560220" calcext:value-type="float">
            <text:p>15560220</text:p>
          </table:table-cell>
          <table:table-cell office:value-type="float" office:value="28966119" calcext:value-type="float">
            <text:p>28966119</text:p>
          </table:table-cell>
          <table:table-cell table:number-columns-repeated="2"/>
          <table:table-cell office:value-type="float" office:value="2964713" calcext:value-type="float">
            <text:p>2964713</text:p>
          </table:table-cell>
          <table:table-cell office:value-type="float" office:value="24311264" calcext:value-type="float">
            <text:p>24311264</text:p>
          </table:table-cell>
          <table:table-cell office:value-type="float" office:value="6598997" calcext:value-type="float">
            <text:p>6598997</text:p>
          </table:table-cell>
          <table:table-cell office:value-type="float" office:value="26593311" calcext:value-type="float">
            <text:p>26593311</text:p>
          </table:table-cell>
          <table:table-cell office:value-type="float" office:value="15583171" calcext:value-type="float">
            <text:p>15583171</text:p>
          </table:table-cell>
          <table:table-cell office:value-type="float" office:value="28931002" calcext:value-type="float">
            <text:p>28931002</text:p>
          </table:table-cell>
          <table:table-cell/>
          <table:table-cell table:formula="of:=[.I66]/[.A66]" office:value-type="percentage" office:value="0.999135908106995" calcext:value-type="percentage">
            <text:p>99.91%</text:p>
          </table:table-cell>
          <table:table-cell table:formula="of:=[.J66]/[.B66]" office:value-type="percentage" office:value="0.999281960141533" calcext:value-type="percentage">
            <text:p>99.93%</text:p>
          </table:table-cell>
          <table:table-cell table:formula="of:=[.K66]/[.C66]" office:value-type="percentage" office:value="0.999204905691004" calcext:value-type="percentage">
            <text:p>99.92%</text:p>
          </table:table-cell>
          <table:table-cell table:formula="of:=[.L66]/[.D66]" office:value-type="percentage" office:value="1.00213957859003" calcext:value-type="percentage">
            <text:p>100.21%</text:p>
          </table:table-cell>
          <table:table-cell table:formula="of:=[.M66]/[.E66]" office:value-type="percentage" office:value="1.00147497914554" calcext:value-type="percentage">
            <text:p>100.15%</text:p>
          </table:table-cell>
          <table:table-cell table:formula="of:=[.N66]/[.F66]" office:value-type="percentage" office:value="0.99878765256747" calcext:value-type="percentage">
            <text:p>99.88%</text:p>
          </table:table-cell>
          <table:table-cell/>
          <table:table-cell table:style-name="ce3" table:formula="of:=AVERAGE([.P66:.U66])" office:value-type="percentage" office:value="1.00000416404043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2987196" calcext:value-type="float">
            <text:p>2987196</text:p>
          </table:table-cell>
          <table:table-cell office:value-type="float" office:value="25382347" calcext:value-type="float">
            <text:p>25382347</text:p>
          </table:table-cell>
          <table:table-cell office:value-type="float" office:value="6009585" calcext:value-type="float">
            <text:p>6009585</text:p>
          </table:table-cell>
          <table:table-cell office:value-type="float" office:value="26258110" calcext:value-type="float">
            <text:p>26258110</text:p>
          </table:table-cell>
          <table:table-cell office:value-type="float" office:value="15529411" calcext:value-type="float">
            <text:p>15529411</text:p>
          </table:table-cell>
          <table:table-cell office:value-type="float" office:value="29238676" calcext:value-type="float">
            <text:p>29238676</text:p>
          </table:table-cell>
          <table:table-cell table:number-columns-repeated="2"/>
          <table:table-cell office:value-type="float" office:value="2979087" calcext:value-type="float">
            <text:p>2979087</text:p>
          </table:table-cell>
          <table:table-cell office:value-type="float" office:value="25401219" calcext:value-type="float">
            <text:p>25401219</text:p>
          </table:table-cell>
          <table:table-cell office:value-type="float" office:value="6016522" calcext:value-type="float">
            <text:p>6016522</text:p>
          </table:table-cell>
          <table:table-cell office:value-type="float" office:value="26254759" calcext:value-type="float">
            <text:p>26254759</text:p>
          </table:table-cell>
          <table:table-cell office:value-type="float" office:value="15467749" calcext:value-type="float">
            <text:p>15467749</text:p>
          </table:table-cell>
          <table:table-cell office:value-type="float" office:value="29231072" calcext:value-type="float">
            <text:p>29231072</text:p>
          </table:table-cell>
          <table:table-cell/>
          <table:table-cell table:formula="of:=[.I67]/[.A67]" office:value-type="percentage" office:value="0.997285414147582" calcext:value-type="percentage">
            <text:p>99.73%</text:p>
          </table:table-cell>
          <table:table-cell table:formula="of:=[.J67]/[.B67]" office:value-type="percentage" office:value="1.00074350886465" calcext:value-type="percentage">
            <text:p>100.07%</text:p>
          </table:table-cell>
          <table:table-cell table:formula="of:=[.K67]/[.C67]" office:value-type="percentage" office:value="1.00115432263626" calcext:value-type="percentage">
            <text:p>100.12%</text:p>
          </table:table-cell>
          <table:table-cell table:formula="of:=[.L67]/[.D67]" office:value-type="percentage" office:value="0.99987238228494" calcext:value-type="percentage">
            <text:p>99.99%</text:p>
          </table:table-cell>
          <table:table-cell table:formula="of:=[.M67]/[.E67]" office:value-type="percentage" office:value="0.996029340713566" calcext:value-type="percentage">
            <text:p>99.60%</text:p>
          </table:table-cell>
          <table:table-cell table:formula="of:=[.N67]/[.F67]" office:value-type="percentage" office:value="0.999739933504513" calcext:value-type="percentage">
            <text:p>99.97%</text:p>
          </table:table-cell>
          <table:table-cell/>
          <table:table-cell table:style-name="ce3" table:formula="of:=AVERAGE([.P67:.U67])" office:value-type="percentage" office:value="0.999137483691918" calcext:value-type="percentage">
            <text:p>99.91%</text:p>
          </table:table-cell>
          <table:table-cell table:number-columns-repeated="1001"/>
        </table:table-row>
        <table:table-row table:style-name="ro1">
          <table:table-cell office:value-type="float" office:value="2965030" calcext:value-type="float">
            <text:p>2965030</text:p>
          </table:table-cell>
          <table:table-cell office:value-type="float" office:value="24534617" calcext:value-type="float">
            <text:p>24534617</text:p>
          </table:table-cell>
          <table:table-cell office:value-type="float" office:value="5711291" calcext:value-type="float">
            <text:p>5711291</text:p>
          </table:table-cell>
          <table:table-cell office:value-type="float" office:value="28561186" calcext:value-type="float">
            <text:p>28561186</text:p>
          </table:table-cell>
          <table:table-cell office:value-type="float" office:value="15815659" calcext:value-type="float">
            <text:p>15815659</text:p>
          </table:table-cell>
          <table:table-cell office:value-type="float" office:value="29960547" calcext:value-type="float">
            <text:p>29960547</text:p>
          </table:table-cell>
          <table:table-cell table:number-columns-repeated="2"/>
          <table:table-cell office:value-type="float" office:value="2969117" calcext:value-type="float">
            <text:p>2969117</text:p>
          </table:table-cell>
          <table:table-cell office:value-type="float" office:value="24499656" calcext:value-type="float">
            <text:p>24499656</text:p>
          </table:table-cell>
          <table:table-cell office:value-type="float" office:value="5712562" calcext:value-type="float">
            <text:p>5712562</text:p>
          </table:table-cell>
          <table:table-cell office:value-type="float" office:value="28556953" calcext:value-type="float">
            <text:p>28556953</text:p>
          </table:table-cell>
          <table:table-cell office:value-type="float" office:value="15833150" calcext:value-type="float">
            <text:p>15833150</text:p>
          </table:table-cell>
          <table:table-cell office:value-type="float" office:value="29969721" calcext:value-type="float">
            <text:p>29969721</text:p>
          </table:table-cell>
          <table:table-cell/>
          <table:table-cell table:formula="of:=[.I68]/[.A68]" office:value-type="percentage" office:value="1.00137840089308" calcext:value-type="percentage">
            <text:p>100.14%</text:p>
          </table:table-cell>
          <table:table-cell table:formula="of:=[.J68]/[.B68]" office:value-type="percentage" office:value="0.998575033798164" calcext:value-type="percentage">
            <text:p>99.86%</text:p>
          </table:table-cell>
          <table:table-cell table:formula="of:=[.K68]/[.C68]" office:value-type="percentage" office:value="1.0002225416285" calcext:value-type="percentage">
            <text:p>100.02%</text:p>
          </table:table-cell>
          <table:table-cell table:formula="of:=[.L68]/[.D68]" office:value-type="percentage" office:value="0.999851791868867" calcext:value-type="percentage">
            <text:p>99.99%</text:p>
          </table:table-cell>
          <table:table-cell table:formula="of:=[.M68]/[.E68]" office:value-type="percentage" office:value="1.00110592925657" calcext:value-type="percentage">
            <text:p>100.11%</text:p>
          </table:table-cell>
          <table:table-cell table:formula="of:=[.N68]/[.F68]" office:value-type="percentage" office:value="1.00030620268715" calcext:value-type="percentage">
            <text:p>100.03%</text:p>
          </table:table-cell>
          <table:table-cell/>
          <table:table-cell table:style-name="ce3" table:formula="of:=AVERAGE([.P68:.U68])" office:value-type="percentage" office:value="1.00023998335539" calcext:value-type="percentage">
            <text:p>100.02%</text:p>
          </table:table-cell>
          <table:table-cell table:number-columns-repeated="1001"/>
        </table:table-row>
        <table:table-row table:style-name="ro1">
          <table:table-cell office:value-type="float" office:value="2912949" calcext:value-type="float">
            <text:p>2912949</text:p>
          </table:table-cell>
          <table:table-cell office:value-type="float" office:value="24907605" calcext:value-type="float">
            <text:p>24907605</text:p>
          </table:table-cell>
          <table:table-cell office:value-type="float" office:value="5778324" calcext:value-type="float">
            <text:p>5778324</text:p>
          </table:table-cell>
          <table:table-cell office:value-type="float" office:value="26604087" calcext:value-type="float">
            <text:p>26604087</text:p>
          </table:table-cell>
          <table:table-cell office:value-type="float" office:value="15534712" calcext:value-type="float">
            <text:p>15534712</text:p>
          </table:table-cell>
          <table:table-cell office:value-type="float" office:value="28612512" calcext:value-type="float">
            <text:p>28612512</text:p>
          </table:table-cell>
          <table:table-cell table:number-columns-repeated="2"/>
          <table:table-cell office:value-type="float" office:value="2922479" calcext:value-type="float">
            <text:p>2922479</text:p>
          </table:table-cell>
          <table:table-cell office:value-type="float" office:value="24937440" calcext:value-type="float">
            <text:p>24937440</text:p>
          </table:table-cell>
          <table:table-cell office:value-type="float" office:value="5799779" calcext:value-type="float">
            <text:p>5799779</text:p>
          </table:table-cell>
          <table:table-cell office:value-type="float" office:value="26601664" calcext:value-type="float">
            <text:p>26601664</text:p>
          </table:table-cell>
          <table:table-cell office:value-type="float" office:value="15547367" calcext:value-type="float">
            <text:p>15547367</text:p>
          </table:table-cell>
          <table:table-cell office:value-type="float" office:value="28617169" calcext:value-type="float">
            <text:p>28617169</text:p>
          </table:table-cell>
          <table:table-cell/>
          <table:table-cell table:formula="of:=[.I69]/[.A69]" office:value-type="percentage" office:value="1.00327159864454" calcext:value-type="percentage">
            <text:p>100.33%</text:p>
          </table:table-cell>
          <table:table-cell table:formula="of:=[.J69]/[.B69]" office:value-type="percentage" office:value="1.00119782692876" calcext:value-type="percentage">
            <text:p>100.12%</text:p>
          </table:table-cell>
          <table:table-cell table:formula="of:=[.K69]/[.C69]" office:value-type="percentage" office:value="1.00371301436195" calcext:value-type="percentage">
            <text:p>100.37%</text:p>
          </table:table-cell>
          <table:table-cell table:formula="of:=[.L69]/[.D69]" office:value-type="percentage" office:value="0.999908923767991" calcext:value-type="percentage">
            <text:p>99.99%</text:p>
          </table:table-cell>
          <table:table-cell table:formula="of:=[.M69]/[.E69]" office:value-type="percentage" office:value="1.00081462726828" calcext:value-type="percentage">
            <text:p>100.08%</text:p>
          </table:table-cell>
          <table:table-cell table:formula="of:=[.N69]/[.F69]" office:value-type="percentage" office:value="1.00016276096276" calcext:value-type="percentage">
            <text:p>100.02%</text:p>
          </table:table-cell>
          <table:table-cell/>
          <table:table-cell table:style-name="ce3" table:formula="of:=AVERAGE([.P69:.U69])" office:value-type="percentage" office:value="1.00151145865571" calcext:value-type="percentage">
            <text:p>100.15%</text:p>
          </table:table-cell>
          <table:table-cell table:number-columns-repeated="1001"/>
        </table:table-row>
        <table:table-row table:style-name="ro1">
          <table:table-cell office:value-type="float" office:value="2923034" calcext:value-type="float">
            <text:p>2923034</text:p>
          </table:table-cell>
          <table:table-cell office:value-type="float" office:value="25486661" calcext:value-type="float">
            <text:p>25486661</text:p>
          </table:table-cell>
          <table:table-cell office:value-type="float" office:value="6069804" calcext:value-type="float">
            <text:p>6069804</text:p>
          </table:table-cell>
          <table:table-cell office:value-type="float" office:value="26286627" calcext:value-type="float">
            <text:p>26286627</text:p>
          </table:table-cell>
          <table:table-cell office:value-type="float" office:value="15766193" calcext:value-type="float">
            <text:p>15766193</text:p>
          </table:table-cell>
          <table:table-cell office:value-type="float" office:value="29073182" calcext:value-type="float">
            <text:p>29073182</text:p>
          </table:table-cell>
          <table:table-cell table:number-columns-repeated="2"/>
          <table:table-cell office:value-type="float" office:value="2928145" calcext:value-type="float">
            <text:p>2928145</text:p>
          </table:table-cell>
          <table:table-cell office:value-type="float" office:value="25469392" calcext:value-type="float">
            <text:p>25469392</text:p>
          </table:table-cell>
          <table:table-cell office:value-type="float" office:value="6077983" calcext:value-type="float">
            <text:p>6077983</text:p>
          </table:table-cell>
          <table:table-cell office:value-type="float" office:value="26261016" calcext:value-type="float">
            <text:p>26261016</text:p>
          </table:table-cell>
          <table:table-cell office:value-type="float" office:value="15765628" calcext:value-type="float">
            <text:p>15765628</text:p>
          </table:table-cell>
          <table:table-cell office:value-type="float" office:value="29134039" calcext:value-type="float">
            <text:p>29134039</text:p>
          </table:table-cell>
          <table:table-cell/>
          <table:table-cell table:formula="of:=[.I70]/[.A70]" office:value-type="percentage" office:value="1.00174852567572" calcext:value-type="percentage">
            <text:p>100.17%</text:p>
          </table:table-cell>
          <table:table-cell table:formula="of:=[.J70]/[.B70]" office:value-type="percentage" office:value="0.999322429878123" calcext:value-type="percentage">
            <text:p>99.93%</text:p>
          </table:table-cell>
          <table:table-cell table:formula="of:=[.K70]/[.C70]" office:value-type="percentage" office:value="1.00134748996837" calcext:value-type="percentage">
            <text:p>100.13%</text:p>
          </table:table-cell>
          <table:table-cell table:formula="of:=[.L70]/[.D70]" office:value-type="percentage" office:value="0.99902570230863" calcext:value-type="percentage">
            <text:p>99.90%</text:p>
          </table:table-cell>
          <table:table-cell table:formula="of:=[.M70]/[.E70]" office:value-type="percentage" office:value="0.999964163828262" calcext:value-type="percentage">
            <text:p>100.00%</text:p>
          </table:table-cell>
          <table:table-cell table:formula="of:=[.N70]/[.F70]" office:value-type="percentage" office:value="1.00209323492695" calcext:value-type="percentage">
            <text:p>100.21%</text:p>
          </table:table-cell>
          <table:table-cell/>
          <table:table-cell table:style-name="ce3" table:formula="of:=AVERAGE([.P70:.U70])" office:value-type="percentage" office:value="1.00058359109768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289849" calcext:value-type="float">
            <text:p>3289849</text:p>
          </table:table-cell>
          <table:table-cell office:value-type="float" office:value="24858545" calcext:value-type="float">
            <text:p>24858545</text:p>
          </table:table-cell>
          <table:table-cell office:value-type="float" office:value="6264684" calcext:value-type="float">
            <text:p>6264684</text:p>
          </table:table-cell>
          <table:table-cell office:value-type="float" office:value="27852469" calcext:value-type="float">
            <text:p>27852469</text:p>
          </table:table-cell>
          <table:table-cell office:value-type="float" office:value="15859520" calcext:value-type="float">
            <text:p>15859520</text:p>
          </table:table-cell>
          <table:table-cell office:value-type="float" office:value="30590087" calcext:value-type="float">
            <text:p>30590087</text:p>
          </table:table-cell>
          <table:table-cell table:number-columns-repeated="2"/>
          <table:table-cell office:value-type="float" office:value="3286767" calcext:value-type="float">
            <text:p>3286767</text:p>
          </table:table-cell>
          <table:table-cell office:value-type="float" office:value="24893671" calcext:value-type="float">
            <text:p>24893671</text:p>
          </table:table-cell>
          <table:table-cell office:value-type="float" office:value="6275454" calcext:value-type="float">
            <text:p>6275454</text:p>
          </table:table-cell>
          <table:table-cell office:value-type="float" office:value="27884228" calcext:value-type="float">
            <text:p>27884228</text:p>
          </table:table-cell>
          <table:table-cell office:value-type="float" office:value="15854995" calcext:value-type="float">
            <text:p>15854995</text:p>
          </table:table-cell>
          <table:table-cell office:value-type="float" office:value="30624335" calcext:value-type="float">
            <text:p>30624335</text:p>
          </table:table-cell>
          <table:table-cell/>
          <table:table-cell table:formula="of:=[.I71]/[.A71]" office:value-type="percentage" office:value="0.999063178887542" calcext:value-type="percentage">
            <text:p>99.91%</text:p>
          </table:table-cell>
          <table:table-cell table:formula="of:=[.J71]/[.B71]" office:value-type="percentage" office:value="1.00141303523597" calcext:value-type="percentage">
            <text:p>100.14%</text:p>
          </table:table-cell>
          <table:table-cell table:formula="of:=[.K71]/[.C71]" office:value-type="percentage" office:value="1.00171916093453" calcext:value-type="percentage">
            <text:p>100.17%</text:p>
          </table:table-cell>
          <table:table-cell table:formula="of:=[.L71]/[.D71]" office:value-type="percentage" office:value="1.00114025797857" calcext:value-type="percentage">
            <text:p>100.11%</text:p>
          </table:table-cell>
          <table:table-cell table:formula="of:=[.M71]/[.E71]" office:value-type="percentage" office:value="0.999714682411573" calcext:value-type="percentage">
            <text:p>99.97%</text:p>
          </table:table-cell>
          <table:table-cell table:formula="of:=[.N71]/[.F71]" office:value-type="percentage" office:value="1.00111957837845" calcext:value-type="percentage">
            <text:p>100.11%</text:p>
          </table:table-cell>
          <table:table-cell/>
          <table:table-cell table:style-name="ce3" table:formula="of:=AVERAGE([.P71:.U71])" office:value-type="percentage" office:value="1.00069498230444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851276" calcext:value-type="float">
            <text:p>2851276</text:p>
          </table:table-cell>
          <table:table-cell office:value-type="float" office:value="24823878" calcext:value-type="float">
            <text:p>24823878</text:p>
          </table:table-cell>
          <table:table-cell office:value-type="float" office:value="6733212" calcext:value-type="float">
            <text:p>6733212</text:p>
          </table:table-cell>
          <table:table-cell office:value-type="float" office:value="26531093" calcext:value-type="float">
            <text:p>26531093</text:p>
          </table:table-cell>
          <table:table-cell office:value-type="float" office:value="15822977" calcext:value-type="float">
            <text:p>15822977</text:p>
          </table:table-cell>
          <table:table-cell office:value-type="float" office:value="28742785" calcext:value-type="float">
            <text:p>28742785</text:p>
          </table:table-cell>
          <table:table-cell table:number-columns-repeated="2"/>
          <table:table-cell office:value-type="float" office:value="2844139" calcext:value-type="float">
            <text:p>2844139</text:p>
          </table:table-cell>
          <table:table-cell office:value-type="float" office:value="24836019" calcext:value-type="float">
            <text:p>24836019</text:p>
          </table:table-cell>
          <table:table-cell office:value-type="float" office:value="6743093" calcext:value-type="float">
            <text:p>6743093</text:p>
          </table:table-cell>
          <table:table-cell office:value-type="float" office:value="26596816" calcext:value-type="float">
            <text:p>26596816</text:p>
          </table:table-cell>
          <table:table-cell office:value-type="float" office:value="15824779" calcext:value-type="float">
            <text:p>15824779</text:p>
          </table:table-cell>
          <table:table-cell office:value-type="float" office:value="28744362" calcext:value-type="float">
            <text:p>28744362</text:p>
          </table:table-cell>
          <table:table-cell/>
          <table:table-cell table:formula="of:=[.I72]/[.A72]" office:value-type="percentage" office:value="0.997496910155313" calcext:value-type="percentage">
            <text:p>99.75%</text:p>
          </table:table-cell>
          <table:table-cell table:formula="of:=[.J72]/[.B72]" office:value-type="percentage" office:value="1.000489085549" calcext:value-type="percentage">
            <text:p>100.05%</text:p>
          </table:table-cell>
          <table:table-cell table:formula="of:=[.K72]/[.C72]" office:value-type="percentage" office:value="1.00146750169161" calcext:value-type="percentage">
            <text:p>100.15%</text:p>
          </table:table-cell>
          <table:table-cell table:formula="of:=[.L72]/[.D72]" office:value-type="percentage" office:value="1.00247720664957" calcext:value-type="percentage">
            <text:p>100.25%</text:p>
          </table:table-cell>
          <table:table-cell table:formula="of:=[.M72]/[.E72]" office:value-type="percentage" office:value="1.00011388501671" calcext:value-type="percentage">
            <text:p>100.01%</text:p>
          </table:table-cell>
          <table:table-cell table:formula="of:=[.N72]/[.F72]" office:value-type="percentage" office:value="1.00005486594288" calcext:value-type="percentage">
            <text:p>100.01%</text:p>
          </table:table-cell>
          <table:table-cell/>
          <table:table-cell table:style-name="ce3" table:formula="of:=AVERAGE([.P72:.U72])" office:value-type="percentage" office:value="1.00034990916751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897630" calcext:value-type="float">
            <text:p>2897630</text:p>
          </table:table-cell>
          <table:table-cell office:value-type="float" office:value="26015275" calcext:value-type="float">
            <text:p>26015275</text:p>
          </table:table-cell>
          <table:table-cell office:value-type="float" office:value="6614112" calcext:value-type="float">
            <text:p>6614112</text:p>
          </table:table-cell>
          <table:table-cell office:value-type="float" office:value="26774990" calcext:value-type="float">
            <text:p>26774990</text:p>
          </table:table-cell>
          <table:table-cell office:value-type="float" office:value="15635344" calcext:value-type="float">
            <text:p>15635344</text:p>
          </table:table-cell>
          <table:table-cell office:value-type="float" office:value="28624096" calcext:value-type="float">
            <text:p>28624096</text:p>
          </table:table-cell>
          <table:table-cell table:number-columns-repeated="2"/>
          <table:table-cell office:value-type="float" office:value="2902855" calcext:value-type="float">
            <text:p>2902855</text:p>
          </table:table-cell>
          <table:table-cell office:value-type="float" office:value="26008485" calcext:value-type="float">
            <text:p>26008485</text:p>
          </table:table-cell>
          <table:table-cell office:value-type="float" office:value="6613808" calcext:value-type="float">
            <text:p>6613808</text:p>
          </table:table-cell>
          <table:table-cell office:value-type="float" office:value="26754598" calcext:value-type="float">
            <text:p>26754598</text:p>
          </table:table-cell>
          <table:table-cell office:value-type="float" office:value="15693737" calcext:value-type="float">
            <text:p>15693737</text:p>
          </table:table-cell>
          <table:table-cell office:value-type="float" office:value="28660310" calcext:value-type="float">
            <text:p>28660310</text:p>
          </table:table-cell>
          <table:table-cell/>
          <table:table-cell table:formula="of:=[.I73]/[.A73]" office:value-type="percentage" office:value="1.00180319778578" calcext:value-type="percentage">
            <text:p>100.18%</text:p>
          </table:table-cell>
          <table:table-cell table:formula="of:=[.J73]/[.B73]" office:value-type="percentage" office:value="0.999738999491645" calcext:value-type="percentage">
            <text:p>99.97%</text:p>
          </table:table-cell>
          <table:table-cell table:formula="of:=[.K73]/[.C73]" office:value-type="percentage" office:value="0.999954037669758" calcext:value-type="percentage">
            <text:p>100.00%</text:p>
          </table:table-cell>
          <table:table-cell table:formula="of:=[.L73]/[.D73]" office:value-type="percentage" office:value="0.99923839373983" calcext:value-type="percentage">
            <text:p>99.92%</text:p>
          </table:table-cell>
          <table:table-cell table:formula="of:=[.M73]/[.E73]" office:value-type="percentage" office:value="1.00373467958236" calcext:value-type="percentage">
            <text:p>100.37%</text:p>
          </table:table-cell>
          <table:table-cell table:formula="of:=[.N73]/[.F73]" office:value-type="percentage" office:value="1.00126515785861" calcext:value-type="percentage">
            <text:p>100.13%</text:p>
          </table:table-cell>
          <table:table-cell/>
          <table:table-cell table:style-name="ce3" table:formula="of:=AVERAGE([.P73:.U73])" office:value-type="percentage" office:value="1.00095574435466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2859629" calcext:value-type="float">
            <text:p>2859629</text:p>
          </table:table-cell>
          <table:table-cell office:value-type="float" office:value="25058135" calcext:value-type="float">
            <text:p>25058135</text:p>
          </table:table-cell>
          <table:table-cell office:value-type="float" office:value="6800432" calcext:value-type="float">
            <text:p>6800432</text:p>
          </table:table-cell>
          <table:table-cell office:value-type="float" office:value="32098322" calcext:value-type="float">
            <text:p>32098322</text:p>
          </table:table-cell>
          <table:table-cell office:value-type="float" office:value="16383081" calcext:value-type="float">
            <text:p>16383081</text:p>
          </table:table-cell>
          <table:table-cell office:value-type="float" office:value="30345200" calcext:value-type="float">
            <text:p>30345200</text:p>
          </table:table-cell>
          <table:table-cell table:number-columns-repeated="2"/>
          <table:table-cell office:value-type="float" office:value="2860177" calcext:value-type="float">
            <text:p>2860177</text:p>
          </table:table-cell>
          <table:table-cell office:value-type="float" office:value="25049705" calcext:value-type="float">
            <text:p>25049705</text:p>
          </table:table-cell>
          <table:table-cell office:value-type="float" office:value="6809318" calcext:value-type="float">
            <text:p>6809318</text:p>
          </table:table-cell>
          <table:table-cell office:value-type="float" office:value="32102529" calcext:value-type="float">
            <text:p>32102529</text:p>
          </table:table-cell>
          <table:table-cell office:value-type="float" office:value="16405450" calcext:value-type="float">
            <text:p>16405450</text:p>
          </table:table-cell>
          <table:table-cell office:value-type="float" office:value="30398621" calcext:value-type="float">
            <text:p>30398621</text:p>
          </table:table-cell>
          <table:table-cell/>
          <table:table-cell table:formula="of:=[.I74]/[.A74]" office:value-type="percentage" office:value="1.00019163325033" calcext:value-type="percentage">
            <text:p>100.02%</text:p>
          </table:table-cell>
          <table:table-cell table:formula="of:=[.J74]/[.B74]" office:value-type="percentage" office:value="0.999663582305706" calcext:value-type="percentage">
            <text:p>99.97%</text:p>
          </table:table-cell>
          <table:table-cell table:formula="of:=[.K74]/[.C74]" office:value-type="percentage" office:value="1.00130668169316" calcext:value-type="percentage">
            <text:p>100.13%</text:p>
          </table:table-cell>
          <table:table-cell table:formula="of:=[.L74]/[.D74]" office:value-type="percentage" office:value="1.0001310660414" calcext:value-type="percentage">
            <text:p>100.01%</text:p>
          </table:table-cell>
          <table:table-cell table:formula="of:=[.M74]/[.E74]" office:value-type="percentage" office:value="1.00136537199566" calcext:value-type="percentage">
            <text:p>100.14%</text:p>
          </table:table-cell>
          <table:table-cell table:formula="of:=[.N74]/[.F74]" office:value-type="percentage" office:value="1.00176044316729" calcext:value-type="percentage">
            <text:p>100.18%</text:p>
          </table:table-cell>
          <table:table-cell/>
          <table:table-cell table:style-name="ce3" table:formula="of:=AVERAGE([.P74:.U74])" office:value-type="percentage" office:value="1.00073646307559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923962" calcext:value-type="float">
            <text:p>2923962</text:p>
          </table:table-cell>
          <table:table-cell office:value-type="float" office:value="24664353" calcext:value-type="float">
            <text:p>24664353</text:p>
          </table:table-cell>
          <table:table-cell office:value-type="float" office:value="6543540" calcext:value-type="float">
            <text:p>6543540</text:p>
          </table:table-cell>
          <table:table-cell office:value-type="float" office:value="26223850" calcext:value-type="float">
            <text:p>26223850</text:p>
          </table:table-cell>
          <table:table-cell office:value-type="float" office:value="15874961" calcext:value-type="float">
            <text:p>15874961</text:p>
          </table:table-cell>
          <table:table-cell office:value-type="float" office:value="29553993" calcext:value-type="float">
            <text:p>29553993</text:p>
          </table:table-cell>
          <table:table-cell table:number-columns-repeated="2"/>
          <table:table-cell office:value-type="float" office:value="2920155" calcext:value-type="float">
            <text:p>2920155</text:p>
          </table:table-cell>
          <table:table-cell office:value-type="float" office:value="24645944" calcext:value-type="float">
            <text:p>24645944</text:p>
          </table:table-cell>
          <table:table-cell office:value-type="float" office:value="6529561" calcext:value-type="float">
            <text:p>6529561</text:p>
          </table:table-cell>
          <table:table-cell office:value-type="float" office:value="26182333" calcext:value-type="float">
            <text:p>26182333</text:p>
          </table:table-cell>
          <table:table-cell office:value-type="float" office:value="15867260" calcext:value-type="float">
            <text:p>15867260</text:p>
          </table:table-cell>
          <table:table-cell office:value-type="float" office:value="29633922" calcext:value-type="float">
            <text:p>29633922</text:p>
          </table:table-cell>
          <table:table-cell/>
          <table:table-cell table:formula="of:=[.I75]/[.A75]" office:value-type="percentage" office:value="0.998697999495205" calcext:value-type="percentage">
            <text:p>99.87%</text:p>
          </table:table-cell>
          <table:table-cell table:formula="of:=[.J75]/[.B75]" office:value-type="percentage" office:value="0.999253619180685" calcext:value-type="percentage">
            <text:p>99.93%</text:p>
          </table:table-cell>
          <table:table-cell table:formula="of:=[.K75]/[.C75]" office:value-type="percentage" office:value="0.997863694575108" calcext:value-type="percentage">
            <text:p>99.79%</text:p>
          </table:table-cell>
          <table:table-cell table:formula="of:=[.L75]/[.D75]" office:value-type="percentage" office:value="0.998416822854005" calcext:value-type="percentage">
            <text:p>99.84%</text:p>
          </table:table-cell>
          <table:table-cell table:formula="of:=[.M75]/[.E75]" office:value-type="percentage" office:value="0.999514896446045" calcext:value-type="percentage">
            <text:p>99.95%</text:p>
          </table:table-cell>
          <table:table-cell table:formula="of:=[.N75]/[.F75]" office:value-type="percentage" office:value="1.0027045076447" calcext:value-type="percentage">
            <text:p>100.27%</text:p>
          </table:table-cell>
          <table:table-cell/>
          <table:table-cell table:style-name="ce3" table:formula="of:=AVERAGE([.P75:.U75])" office:value-type="percentage" office:value="0.999408590032625" calcext:value-type="percentage">
            <text:p>99.94%</text:p>
          </table:table-cell>
          <table:table-cell table:number-columns-repeated="1001"/>
        </table:table-row>
        <table:table-row table:style-name="ro1">
          <table:table-cell office:value-type="float" office:value="2906405" calcext:value-type="float">
            <text:p>2906405</text:p>
          </table:table-cell>
          <table:table-cell office:value-type="float" office:value="25378157" calcext:value-type="float">
            <text:p>25378157</text:p>
          </table:table-cell>
          <table:table-cell office:value-type="float" office:value="6391489" calcext:value-type="float">
            <text:p>6391489</text:p>
          </table:table-cell>
          <table:table-cell office:value-type="float" office:value="26532520" calcext:value-type="float">
            <text:p>26532520</text:p>
          </table:table-cell>
          <table:table-cell office:value-type="float" office:value="15807153" calcext:value-type="float">
            <text:p>15807153</text:p>
          </table:table-cell>
          <table:table-cell office:value-type="float" office:value="28890200" calcext:value-type="float">
            <text:p>28890200</text:p>
          </table:table-cell>
          <table:table-cell table:number-columns-repeated="2"/>
          <table:table-cell office:value-type="float" office:value="2904719" calcext:value-type="float">
            <text:p>2904719</text:p>
          </table:table-cell>
          <table:table-cell office:value-type="float" office:value="25389957" calcext:value-type="float">
            <text:p>25389957</text:p>
          </table:table-cell>
          <table:table-cell office:value-type="float" office:value="6410519" calcext:value-type="float">
            <text:p>6410519</text:p>
          </table:table-cell>
          <table:table-cell office:value-type="float" office:value="26542108" calcext:value-type="float">
            <text:p>26542108</text:p>
          </table:table-cell>
          <table:table-cell office:value-type="float" office:value="15811349" calcext:value-type="float">
            <text:p>15811349</text:p>
          </table:table-cell>
          <table:table-cell office:value-type="float" office:value="28911553" calcext:value-type="float">
            <text:p>28911553</text:p>
          </table:table-cell>
          <table:table-cell/>
          <table:table-cell table:formula="of:=[.I76]/[.A76]" office:value-type="percentage" office:value="0.999419901906307" calcext:value-type="percentage">
            <text:p>99.94%</text:p>
          </table:table-cell>
          <table:table-cell table:formula="of:=[.J76]/[.B76]" office:value-type="percentage" office:value="1.00046496678226" calcext:value-type="percentage">
            <text:p>100.05%</text:p>
          </table:table-cell>
          <table:table-cell table:formula="of:=[.K76]/[.C76]" office:value-type="percentage" office:value="1.00297739697276" calcext:value-type="percentage">
            <text:p>100.30%</text:p>
          </table:table-cell>
          <table:table-cell table:formula="of:=[.L76]/[.D76]" office:value-type="percentage" office:value="1.00036136786102" calcext:value-type="percentage">
            <text:p>100.04%</text:p>
          </table:table-cell>
          <table:table-cell table:formula="of:=[.M76]/[.E76]" office:value-type="percentage" office:value="1.00026544944558" calcext:value-type="percentage">
            <text:p>100.03%</text:p>
          </table:table-cell>
          <table:table-cell table:formula="of:=[.N76]/[.F76]" office:value-type="percentage" office:value="1.00073910876353" calcext:value-type="percentage">
            <text:p>100.07%</text:p>
          </table:table-cell>
          <table:table-cell/>
          <table:table-cell table:style-name="ce3" table:formula="of:=AVERAGE([.P76:.U76])" office:value-type="percentage" office:value="1.00070469862191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899497" calcext:value-type="float">
            <text:p>2899497</text:p>
          </table:table-cell>
          <table:table-cell office:value-type="float" office:value="25849342" calcext:value-type="float">
            <text:p>25849342</text:p>
          </table:table-cell>
          <table:table-cell office:value-type="float" office:value="6413674" calcext:value-type="float">
            <text:p>6413674</text:p>
          </table:table-cell>
          <table:table-cell office:value-type="float" office:value="36297975" calcext:value-type="float">
            <text:p>36297975</text:p>
          </table:table-cell>
          <table:table-cell office:value-type="float" office:value="15687055" calcext:value-type="float">
            <text:p>15687055</text:p>
          </table:table-cell>
          <table:table-cell office:value-type="float" office:value="29879568" calcext:value-type="float">
            <text:p>29879568</text:p>
          </table:table-cell>
          <table:table-cell table:number-columns-repeated="2"/>
          <table:table-cell office:value-type="float" office:value="2901812" calcext:value-type="float">
            <text:p>2901812</text:p>
          </table:table-cell>
          <table:table-cell office:value-type="float" office:value="25843105" calcext:value-type="float">
            <text:p>25843105</text:p>
          </table:table-cell>
          <table:table-cell office:value-type="float" office:value="6425068" calcext:value-type="float">
            <text:p>6425068</text:p>
          </table:table-cell>
          <table:table-cell office:value-type="float" office:value="36281900" calcext:value-type="float">
            <text:p>36281900</text:p>
          </table:table-cell>
          <table:table-cell office:value-type="float" office:value="15664842" calcext:value-type="float">
            <text:p>15664842</text:p>
          </table:table-cell>
          <table:table-cell office:value-type="float" office:value="29916213" calcext:value-type="float">
            <text:p>29916213</text:p>
          </table:table-cell>
          <table:table-cell/>
          <table:table-cell table:formula="of:=[.I77]/[.A77]" office:value-type="percentage" office:value="1.00079841434566" calcext:value-type="percentage">
            <text:p>100.08%</text:p>
          </table:table-cell>
          <table:table-cell table:formula="of:=[.J77]/[.B77]" office:value-type="percentage" office:value="0.999758717262513" calcext:value-type="percentage">
            <text:p>99.98%</text:p>
          </table:table-cell>
          <table:table-cell table:formula="of:=[.K77]/[.C77]" office:value-type="percentage" office:value="1.0017765168607" calcext:value-type="percentage">
            <text:p>100.18%</text:p>
          </table:table-cell>
          <table:table-cell table:formula="of:=[.L77]/[.D77]" office:value-type="percentage" office:value="0.999557137829314" calcext:value-type="percentage">
            <text:p>99.96%</text:p>
          </table:table-cell>
          <table:table-cell table:formula="of:=[.M77]/[.E77]" office:value-type="percentage" office:value="0.998583991705263" calcext:value-type="percentage">
            <text:p>99.86%</text:p>
          </table:table-cell>
          <table:table-cell table:formula="of:=[.N77]/[.F77]" office:value-type="percentage" office:value="1.00122642335391" calcext:value-type="percentage">
            <text:p>100.12%</text:p>
          </table:table-cell>
          <table:table-cell/>
          <table:table-cell table:style-name="ce3" table:formula="of:=AVERAGE([.P77:.U77])" office:value-type="percentage" office:value="1.00028353355956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99242" calcext:value-type="float">
            <text:p>2999242</text:p>
          </table:table-cell>
          <table:table-cell office:value-type="float" office:value="24405648" calcext:value-type="float">
            <text:p>24405648</text:p>
          </table:table-cell>
          <table:table-cell office:value-type="float" office:value="6786114" calcext:value-type="float">
            <text:p>6786114</text:p>
          </table:table-cell>
          <table:table-cell office:value-type="float" office:value="26388533" calcext:value-type="float">
            <text:p>26388533</text:p>
          </table:table-cell>
          <table:table-cell office:value-type="float" office:value="15925502" calcext:value-type="float">
            <text:p>15925502</text:p>
          </table:table-cell>
          <table:table-cell office:value-type="float" office:value="28853366" calcext:value-type="float">
            <text:p>28853366</text:p>
          </table:table-cell>
          <table:table-cell table:number-columns-repeated="2"/>
          <table:table-cell office:value-type="float" office:value="2994965" calcext:value-type="float">
            <text:p>2994965</text:p>
          </table:table-cell>
          <table:table-cell office:value-type="float" office:value="24414153" calcext:value-type="float">
            <text:p>24414153</text:p>
          </table:table-cell>
          <table:table-cell office:value-type="float" office:value="6786212" calcext:value-type="float">
            <text:p>6786212</text:p>
          </table:table-cell>
          <table:table-cell office:value-type="float" office:value="26420871" calcext:value-type="float">
            <text:p>26420871</text:p>
          </table:table-cell>
          <table:table-cell office:value-type="float" office:value="15948441" calcext:value-type="float">
            <text:p>15948441</text:p>
          </table:table-cell>
          <table:table-cell office:value-type="float" office:value="28861086" calcext:value-type="float">
            <text:p>28861086</text:p>
          </table:table-cell>
          <table:table-cell/>
          <table:table-cell table:formula="of:=[.I78]/[.A78]" office:value-type="percentage" office:value="0.998573973023851" calcext:value-type="percentage">
            <text:p>99.86%</text:p>
          </table:table-cell>
          <table:table-cell table:formula="of:=[.J78]/[.B78]" office:value-type="percentage" office:value="1.00034848490808" calcext:value-type="percentage">
            <text:p>100.03%</text:p>
          </table:table-cell>
          <table:table-cell table:formula="of:=[.K78]/[.C78]" office:value-type="percentage" office:value="1.0000144412546" calcext:value-type="percentage">
            <text:p>100.00%</text:p>
          </table:table-cell>
          <table:table-cell table:formula="of:=[.L78]/[.D78]" office:value-type="percentage" office:value="1.00122545652689" calcext:value-type="percentage">
            <text:p>100.12%</text:p>
          </table:table-cell>
          <table:table-cell table:formula="of:=[.M78]/[.E78]" office:value-type="percentage" office:value="1.00144039415524" calcext:value-type="percentage">
            <text:p>100.14%</text:p>
          </table:table-cell>
          <table:table-cell table:formula="of:=[.N78]/[.F78]" office:value-type="percentage" office:value="1.00026755977102" calcext:value-type="percentage">
            <text:p>100.03%</text:p>
          </table:table-cell>
          <table:table-cell/>
          <table:table-cell table:style-name="ce3" table:formula="of:=AVERAGE([.P78:.U78])" office:value-type="percentage" office:value="1.00031171827328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3267251" calcext:value-type="float">
            <text:p>3267251</text:p>
          </table:table-cell>
          <table:table-cell office:value-type="float" office:value="25151475" calcext:value-type="float">
            <text:p>25151475</text:p>
          </table:table-cell>
          <table:table-cell office:value-type="float" office:value="6908509" calcext:value-type="float">
            <text:p>6908509</text:p>
          </table:table-cell>
          <table:table-cell office:value-type="float" office:value="31784846" calcext:value-type="float">
            <text:p>31784846</text:p>
          </table:table-cell>
          <table:table-cell office:value-type="float" office:value="15662652" calcext:value-type="float">
            <text:p>15662652</text:p>
          </table:table-cell>
          <table:table-cell office:value-type="float" office:value="29353794" calcext:value-type="float">
            <text:p>29353794</text:p>
          </table:table-cell>
          <table:table-cell table:number-columns-repeated="2"/>
          <table:table-cell office:value-type="float" office:value="3281763" calcext:value-type="float">
            <text:p>3281763</text:p>
          </table:table-cell>
          <table:table-cell office:value-type="float" office:value="25129411" calcext:value-type="float">
            <text:p>25129411</text:p>
          </table:table-cell>
          <table:table-cell office:value-type="float" office:value="6939502" calcext:value-type="float">
            <text:p>6939502</text:p>
          </table:table-cell>
          <table:table-cell office:value-type="float" office:value="31810833" calcext:value-type="float">
            <text:p>31810833</text:p>
          </table:table-cell>
          <table:table-cell office:value-type="float" office:value="15645028" calcext:value-type="float">
            <text:p>15645028</text:p>
          </table:table-cell>
          <table:table-cell office:value-type="float" office:value="29383759" calcext:value-type="float">
            <text:p>29383759</text:p>
          </table:table-cell>
          <table:table-cell/>
          <table:table-cell table:formula="of:=[.I79]/[.A79]" office:value-type="percentage" office:value="1.00444165446732" calcext:value-type="percentage">
            <text:p>100.44%</text:p>
          </table:table-cell>
          <table:table-cell table:formula="of:=[.J79]/[.B79]" office:value-type="percentage" office:value="0.999122755226085" calcext:value-type="percentage">
            <text:p>99.91%</text:p>
          </table:table-cell>
          <table:table-cell table:formula="of:=[.K79]/[.C79]" office:value-type="percentage" office:value="1.00448620679223" calcext:value-type="percentage">
            <text:p>100.45%</text:p>
          </table:table-cell>
          <table:table-cell table:formula="of:=[.L79]/[.D79]" office:value-type="percentage" office:value="1.00081759087334" calcext:value-type="percentage">
            <text:p>100.08%</text:p>
          </table:table-cell>
          <table:table-cell table:formula="of:=[.M79]/[.E79]" office:value-type="percentage" office:value="0.99887477548502" calcext:value-type="percentage">
            <text:p>99.89%</text:p>
          </table:table-cell>
          <table:table-cell table:formula="of:=[.N79]/[.F79]" office:value-type="percentage" office:value="1.00102082204433" calcext:value-type="percentage">
            <text:p>100.10%</text:p>
          </table:table-cell>
          <table:table-cell/>
          <table:table-cell table:style-name="ce3" table:formula="of:=AVERAGE([.P79:.U79])" office:value-type="percentage" office:value="1.00146063414805" calcext:value-type="percentage">
            <text:p>100.15%</text:p>
          </table:table-cell>
          <table:table-cell table:number-columns-repeated="1001"/>
        </table:table-row>
        <table:table-row table:style-name="ro1">
          <table:table-cell office:value-type="float" office:value="3384129" calcext:value-type="float">
            <text:p>3384129</text:p>
          </table:table-cell>
          <table:table-cell office:value-type="float" office:value="24579361" calcext:value-type="float">
            <text:p>24579361</text:p>
          </table:table-cell>
          <table:table-cell office:value-type="float" office:value="6339346" calcext:value-type="float">
            <text:p>6339346</text:p>
          </table:table-cell>
          <table:table-cell office:value-type="float" office:value="28417046" calcext:value-type="float">
            <text:p>28417046</text:p>
          </table:table-cell>
          <table:table-cell office:value-type="float" office:value="15541328" calcext:value-type="float">
            <text:p>15541328</text:p>
          </table:table-cell>
          <table:table-cell office:value-type="float" office:value="30481609" calcext:value-type="float">
            <text:p>30481609</text:p>
          </table:table-cell>
          <table:table-cell table:number-columns-repeated="2"/>
          <table:table-cell office:value-type="float" office:value="3396600" calcext:value-type="float">
            <text:p>3396600</text:p>
          </table:table-cell>
          <table:table-cell office:value-type="float" office:value="24556841" calcext:value-type="float">
            <text:p>24556841</text:p>
          </table:table-cell>
          <table:table-cell office:value-type="float" office:value="6341858" calcext:value-type="float">
            <text:p>6341858</text:p>
          </table:table-cell>
          <table:table-cell office:value-type="float" office:value="28414965" calcext:value-type="float">
            <text:p>28414965</text:p>
          </table:table-cell>
          <table:table-cell office:value-type="float" office:value="15570165" calcext:value-type="float">
            <text:p>15570165</text:p>
          </table:table-cell>
          <table:table-cell office:value-type="float" office:value="30551195" calcext:value-type="float">
            <text:p>30551195</text:p>
          </table:table-cell>
          <table:table-cell/>
          <table:table-cell table:formula="of:=[.I80]/[.A80]" office:value-type="percentage" office:value="1.00368514320819" calcext:value-type="percentage">
            <text:p>100.37%</text:p>
          </table:table-cell>
          <table:table-cell table:formula="of:=[.J80]/[.B80]" office:value-type="percentage" office:value="0.999083784155333" calcext:value-type="percentage">
            <text:p>99.91%</text:p>
          </table:table-cell>
          <table:table-cell table:formula="of:=[.K80]/[.C80]" office:value-type="percentage" office:value="1.0003962553866" calcext:value-type="percentage">
            <text:p>100.04%</text:p>
          </table:table-cell>
          <table:table-cell table:formula="of:=[.L80]/[.D80]" office:value-type="percentage" office:value="0.999926769306" calcext:value-type="percentage">
            <text:p>99.99%</text:p>
          </table:table-cell>
          <table:table-cell table:formula="of:=[.M80]/[.E80]" office:value-type="percentage" office:value="1.00185550424005" calcext:value-type="percentage">
            <text:p>100.19%</text:p>
          </table:table-cell>
          <table:table-cell table:formula="of:=[.N80]/[.F80]" office:value-type="percentage" office:value="1.00228288473879" calcext:value-type="percentage">
            <text:p>100.23%</text:p>
          </table:table-cell>
          <table:table-cell/>
          <table:table-cell table:style-name="ce3" table:formula="of:=AVERAGE([.P80:.U80])" office:value-type="percentage" office:value="1.00120505683916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3235609" calcext:value-type="float">
            <text:p>3235609</text:p>
          </table:table-cell>
          <table:table-cell office:value-type="float" office:value="24546821" calcext:value-type="float">
            <text:p>24546821</text:p>
          </table:table-cell>
          <table:table-cell office:value-type="float" office:value="6253368" calcext:value-type="float">
            <text:p>6253368</text:p>
          </table:table-cell>
          <table:table-cell office:value-type="float" office:value="27804704" calcext:value-type="float">
            <text:p>27804704</text:p>
          </table:table-cell>
          <table:table-cell office:value-type="float" office:value="16096470" calcext:value-type="float">
            <text:p>16096470</text:p>
          </table:table-cell>
          <table:table-cell office:value-type="float" office:value="29137195" calcext:value-type="float">
            <text:p>29137195</text:p>
          </table:table-cell>
          <table:table-cell table:number-columns-repeated="2"/>
          <table:table-cell office:value-type="float" office:value="3241301" calcext:value-type="float">
            <text:p>3241301</text:p>
          </table:table-cell>
          <table:table-cell office:value-type="float" office:value="24525293" calcext:value-type="float">
            <text:p>24525293</text:p>
          </table:table-cell>
          <table:table-cell office:value-type="float" office:value="6268666" calcext:value-type="float">
            <text:p>6268666</text:p>
          </table:table-cell>
          <table:table-cell office:value-type="float" office:value="27790637" calcext:value-type="float">
            <text:p>27790637</text:p>
          </table:table-cell>
          <table:table-cell office:value-type="float" office:value="16114235" calcext:value-type="float">
            <text:p>16114235</text:p>
          </table:table-cell>
          <table:table-cell office:value-type="float" office:value="29139377" calcext:value-type="float">
            <text:p>29139377</text:p>
          </table:table-cell>
          <table:table-cell/>
          <table:table-cell table:formula="of:=[.I81]/[.A81]" office:value-type="percentage" office:value="1.00175917423891" calcext:value-type="percentage">
            <text:p>100.18%</text:p>
          </table:table-cell>
          <table:table-cell table:formula="of:=[.J81]/[.B81]" office:value-type="percentage" office:value="0.999122982157241" calcext:value-type="percentage">
            <text:p>99.91%</text:p>
          </table:table-cell>
          <table:table-cell table:formula="of:=[.K81]/[.C81]" office:value-type="percentage" office:value="1.0024463617046" calcext:value-type="percentage">
            <text:p>100.24%</text:p>
          </table:table-cell>
          <table:table-cell table:formula="of:=[.L81]/[.D81]" office:value-type="percentage" office:value="0.999494078412056" calcext:value-type="percentage">
            <text:p>99.95%</text:p>
          </table:table-cell>
          <table:table-cell table:formula="of:=[.M81]/[.E81]" office:value-type="percentage" office:value="1.00110365813126" calcext:value-type="percentage">
            <text:p>100.11%</text:p>
          </table:table-cell>
          <table:table-cell table:formula="of:=[.N81]/[.F81]" office:value-type="percentage" office:value="1.00007488709878" calcext:value-type="percentage">
            <text:p>100.01%</text:p>
          </table:table-cell>
          <table:table-cell/>
          <table:table-cell table:style-name="ce3" table:formula="of:=AVERAGE([.P81:.U81])" office:value-type="percentage" office:value="1.00066685695714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985539" calcext:value-type="float">
            <text:p>2985539</text:p>
          </table:table-cell>
          <table:table-cell office:value-type="float" office:value="24680288" calcext:value-type="float">
            <text:p>24680288</text:p>
          </table:table-cell>
          <table:table-cell office:value-type="float" office:value="6458900" calcext:value-type="float">
            <text:p>6458900</text:p>
          </table:table-cell>
          <table:table-cell office:value-type="float" office:value="26221789" calcext:value-type="float">
            <text:p>26221789</text:p>
          </table:table-cell>
          <table:table-cell office:value-type="float" office:value="15750794" calcext:value-type="float">
            <text:p>15750794</text:p>
          </table:table-cell>
          <table:table-cell office:value-type="float" office:value="28627498" calcext:value-type="float">
            <text:p>28627498</text:p>
          </table:table-cell>
          <table:table-cell table:number-columns-repeated="2"/>
          <table:table-cell office:value-type="float" office:value="2987214" calcext:value-type="float">
            <text:p>2987214</text:p>
          </table:table-cell>
          <table:table-cell office:value-type="float" office:value="24680171" calcext:value-type="float">
            <text:p>24680171</text:p>
          </table:table-cell>
          <table:table-cell office:value-type="float" office:value="6454419" calcext:value-type="float">
            <text:p>6454419</text:p>
          </table:table-cell>
          <table:table-cell office:value-type="float" office:value="26244797" calcext:value-type="float">
            <text:p>26244797</text:p>
          </table:table-cell>
          <table:table-cell office:value-type="float" office:value="15756198" calcext:value-type="float">
            <text:p>15756198</text:p>
          </table:table-cell>
          <table:table-cell office:value-type="float" office:value="28620752" calcext:value-type="float">
            <text:p>28620752</text:p>
          </table:table-cell>
          <table:table-cell/>
          <table:table-cell table:formula="of:=[.I82]/[.A82]" office:value-type="percentage" office:value="1.00056103772217" calcext:value-type="percentage">
            <text:p>100.06%</text:p>
          </table:table-cell>
          <table:table-cell table:formula="of:=[.J82]/[.B82]" office:value-type="percentage" office:value="0.999995259374607" calcext:value-type="percentage">
            <text:p>100.00%</text:p>
          </table:table-cell>
          <table:table-cell table:formula="of:=[.K82]/[.C82]" office:value-type="percentage" office:value="0.99930622861478" calcext:value-type="percentage">
            <text:p>99.93%</text:p>
          </table:table-cell>
          <table:table-cell table:formula="of:=[.L82]/[.D82]" office:value-type="percentage" office:value="1.00087743822513" calcext:value-type="percentage">
            <text:p>100.09%</text:p>
          </table:table-cell>
          <table:table-cell table:formula="of:=[.M82]/[.E82]" office:value-type="percentage" office:value="1.00034309381483" calcext:value-type="percentage">
            <text:p>100.03%</text:p>
          </table:table-cell>
          <table:table-cell table:formula="of:=[.N82]/[.F82]" office:value-type="percentage" office:value="0.999764352441838" calcext:value-type="percentage">
            <text:p>99.98%</text:p>
          </table:table-cell>
          <table:table-cell/>
          <table:table-cell table:style-name="ce3" table:formula="of:=AVERAGE([.P82:.U82])" office:value-type="percentage" office:value="1.00014123503223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41072" calcext:value-type="float">
            <text:p>2941072</text:p>
          </table:table-cell>
          <table:table-cell office:value-type="float" office:value="24734207" calcext:value-type="float">
            <text:p>24734207</text:p>
          </table:table-cell>
          <table:table-cell office:value-type="float" office:value="6286189" calcext:value-type="float">
            <text:p>6286189</text:p>
          </table:table-cell>
          <table:table-cell office:value-type="float" office:value="27452700" calcext:value-type="float">
            <text:p>27452700</text:p>
          </table:table-cell>
          <table:table-cell office:value-type="float" office:value="15814800" calcext:value-type="float">
            <text:p>15814800</text:p>
          </table:table-cell>
          <table:table-cell office:value-type="float" office:value="30577757" calcext:value-type="float">
            <text:p>30577757</text:p>
          </table:table-cell>
          <table:table-cell table:number-columns-repeated="2"/>
          <table:table-cell office:value-type="float" office:value="2929259" calcext:value-type="float">
            <text:p>2929259</text:p>
          </table:table-cell>
          <table:table-cell office:value-type="float" office:value="24740166" calcext:value-type="float">
            <text:p>24740166</text:p>
          </table:table-cell>
          <table:table-cell office:value-type="float" office:value="6282984" calcext:value-type="float">
            <text:p>6282984</text:p>
          </table:table-cell>
          <table:table-cell office:value-type="float" office:value="27428487" calcext:value-type="float">
            <text:p>27428487</text:p>
          </table:table-cell>
          <table:table-cell office:value-type="float" office:value="15811404" calcext:value-type="float">
            <text:p>15811404</text:p>
          </table:table-cell>
          <table:table-cell office:value-type="float" office:value="30635949" calcext:value-type="float">
            <text:p>30635949</text:p>
          </table:table-cell>
          <table:table-cell/>
          <table:table-cell table:formula="of:=[.I83]/[.A83]" office:value-type="percentage" office:value="0.995983437331694" calcext:value-type="percentage">
            <text:p>99.60%</text:p>
          </table:table-cell>
          <table:table-cell table:formula="of:=[.J83]/[.B83]" office:value-type="percentage" office:value="1.00024092140896" calcext:value-type="percentage">
            <text:p>100.02%</text:p>
          </table:table-cell>
          <table:table-cell table:formula="of:=[.K83]/[.C83]" office:value-type="percentage" office:value="0.999490152141464" calcext:value-type="percentage">
            <text:p>99.95%</text:p>
          </table:table-cell>
          <table:table-cell table:formula="of:=[.L83]/[.D83]" office:value-type="percentage" office:value="0.999118010250358" calcext:value-type="percentage">
            <text:p>99.91%</text:p>
          </table:table-cell>
          <table:table-cell table:formula="of:=[.M83]/[.E83]" office:value-type="percentage" office:value="0.999785264435845" calcext:value-type="percentage">
            <text:p>99.98%</text:p>
          </table:table-cell>
          <table:table-cell table:formula="of:=[.N83]/[.F83]" office:value-type="percentage" office:value="1.0019030826885" calcext:value-type="percentage">
            <text:p>100.19%</text:p>
          </table:table-cell>
          <table:table-cell/>
          <table:table-cell table:style-name="ce3" table:formula="of:=AVERAGE([.P83:.U83])" office:value-type="percentage" office:value="0.99942014470947" calcext:value-type="percentage">
            <text:p>99.94%</text:p>
          </table:table-cell>
          <table:table-cell table:number-columns-repeated="1001"/>
        </table:table-row>
        <table:table-row table:style-name="ro1">
          <table:table-cell office:value-type="float" office:value="3008206" calcext:value-type="float">
            <text:p>3008206</text:p>
          </table:table-cell>
          <table:table-cell office:value-type="float" office:value="24952846" calcext:value-type="float">
            <text:p>24952846</text:p>
          </table:table-cell>
          <table:table-cell office:value-type="float" office:value="6427037" calcext:value-type="float">
            <text:p>6427037</text:p>
          </table:table-cell>
          <table:table-cell office:value-type="float" office:value="26590314" calcext:value-type="float">
            <text:p>26590314</text:p>
          </table:table-cell>
          <table:table-cell office:value-type="float" office:value="15729287" calcext:value-type="float">
            <text:p>15729287</text:p>
          </table:table-cell>
          <table:table-cell office:value-type="float" office:value="28702417" calcext:value-type="float">
            <text:p>28702417</text:p>
          </table:table-cell>
          <table:table-cell table:number-columns-repeated="2"/>
          <table:table-cell office:value-type="float" office:value="3008490" calcext:value-type="float">
            <text:p>3008490</text:p>
          </table:table-cell>
          <table:table-cell office:value-type="float" office:value="24937521" calcext:value-type="float">
            <text:p>24937521</text:p>
          </table:table-cell>
          <table:table-cell office:value-type="float" office:value="6440360" calcext:value-type="float">
            <text:p>6440360</text:p>
          </table:table-cell>
          <table:table-cell office:value-type="float" office:value="26573399" calcext:value-type="float">
            <text:p>26573399</text:p>
          </table:table-cell>
          <table:table-cell office:value-type="float" office:value="15801342" calcext:value-type="float">
            <text:p>15801342</text:p>
          </table:table-cell>
          <table:table-cell office:value-type="float" office:value="28781311" calcext:value-type="float">
            <text:p>28781311</text:p>
          </table:table-cell>
          <table:table-cell/>
          <table:table-cell table:formula="of:=[.I84]/[.A84]" office:value-type="percentage" office:value="1.00009440842815" calcext:value-type="percentage">
            <text:p>100.01%</text:p>
          </table:table-cell>
          <table:table-cell table:formula="of:=[.J84]/[.B84]" office:value-type="percentage" office:value="0.99938584159899" calcext:value-type="percentage">
            <text:p>99.94%</text:p>
          </table:table-cell>
          <table:table-cell table:formula="of:=[.K84]/[.C84]" office:value-type="percentage" office:value="1.00207296145953" calcext:value-type="percentage">
            <text:p>100.21%</text:p>
          </table:table-cell>
          <table:table-cell table:formula="of:=[.L84]/[.D84]" office:value-type="percentage" office:value="0.99936386610553" calcext:value-type="percentage">
            <text:p>99.94%</text:p>
          </table:table-cell>
          <table:table-cell table:formula="of:=[.M84]/[.E84]" office:value-type="percentage" office:value="1.0045809450867" calcext:value-type="percentage">
            <text:p>100.46%</text:p>
          </table:table-cell>
          <table:table-cell table:formula="of:=[.N84]/[.F84]" office:value-type="percentage" office:value="1.00274868837701" calcext:value-type="percentage">
            <text:p>100.27%</text:p>
          </table:table-cell>
          <table:table-cell/>
          <table:table-cell table:style-name="ce3" table:formula="of:=AVERAGE([.P84:.U84])" office:value-type="percentage" office:value="1.00137445184265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2965792" calcext:value-type="float">
            <text:p>2965792</text:p>
          </table:table-cell>
          <table:table-cell office:value-type="float" office:value="26380863" calcext:value-type="float">
            <text:p>26380863</text:p>
          </table:table-cell>
          <table:table-cell office:value-type="float" office:value="6407059" calcext:value-type="float">
            <text:p>6407059</text:p>
          </table:table-cell>
          <table:table-cell office:value-type="float" office:value="26587030" calcext:value-type="float">
            <text:p>26587030</text:p>
          </table:table-cell>
          <table:table-cell office:value-type="float" office:value="15816146" calcext:value-type="float">
            <text:p>15816146</text:p>
          </table:table-cell>
          <table:table-cell office:value-type="float" office:value="28640750" calcext:value-type="float">
            <text:p>28640750</text:p>
          </table:table-cell>
          <table:table-cell table:number-columns-repeated="2"/>
          <table:table-cell office:value-type="float" office:value="2961769" calcext:value-type="float">
            <text:p>2961769</text:p>
          </table:table-cell>
          <table:table-cell office:value-type="float" office:value="26388604" calcext:value-type="float">
            <text:p>26388604</text:p>
          </table:table-cell>
          <table:table-cell office:value-type="float" office:value="6417296" calcext:value-type="float">
            <text:p>6417296</text:p>
          </table:table-cell>
          <table:table-cell office:value-type="float" office:value="26602765" calcext:value-type="float">
            <text:p>26602765</text:p>
          </table:table-cell>
          <table:table-cell office:value-type="float" office:value="15840744" calcext:value-type="float">
            <text:p>15840744</text:p>
          </table:table-cell>
          <table:table-cell office:value-type="float" office:value="28693723" calcext:value-type="float">
            <text:p>28693723</text:p>
          </table:table-cell>
          <table:table-cell/>
          <table:table-cell table:formula="of:=[.I85]/[.A85]" office:value-type="percentage" office:value="0.998643532655021" calcext:value-type="percentage">
            <text:p>99.86%</text:p>
          </table:table-cell>
          <table:table-cell table:formula="of:=[.J85]/[.B85]" office:value-type="percentage" office:value="1.00029343240212" calcext:value-type="percentage">
            <text:p>100.03%</text:p>
          </table:table-cell>
          <table:table-cell table:formula="of:=[.K85]/[.C85]" office:value-type="percentage" office:value="1.00159776896077" calcext:value-type="percentage">
            <text:p>100.16%</text:p>
          </table:table-cell>
          <table:table-cell table:formula="of:=[.L85]/[.D85]" office:value-type="percentage" office:value="1.0005918299261" calcext:value-type="percentage">
            <text:p>100.06%</text:p>
          </table:table-cell>
          <table:table-cell table:formula="of:=[.M85]/[.E85]" office:value-type="percentage" office:value="1.00155524613898" calcext:value-type="percentage">
            <text:p>100.16%</text:p>
          </table:table-cell>
          <table:table-cell table:formula="of:=[.N85]/[.F85]" office:value-type="percentage" office:value="1.00184956748689" calcext:value-type="percentage">
            <text:p>100.18%</text:p>
          </table:table-cell>
          <table:table-cell/>
          <table:table-cell table:style-name="ce3" table:formula="of:=AVERAGE([.P85:.U85])" office:value-type="percentage" office:value="1.00075522959498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942622" calcext:value-type="float">
            <text:p>2942622</text:p>
          </table:table-cell>
          <table:table-cell office:value-type="float" office:value="25112347" calcext:value-type="float">
            <text:p>25112347</text:p>
          </table:table-cell>
          <table:table-cell office:value-type="float" office:value="6562415" calcext:value-type="float">
            <text:p>6562415</text:p>
          </table:table-cell>
          <table:table-cell office:value-type="float" office:value="27713497" calcext:value-type="float">
            <text:p>27713497</text:p>
          </table:table-cell>
          <table:table-cell office:value-type="float" office:value="15823562" calcext:value-type="float">
            <text:p>15823562</text:p>
          </table:table-cell>
          <table:table-cell office:value-type="float" office:value="30439548" calcext:value-type="float">
            <text:p>30439548</text:p>
          </table:table-cell>
          <table:table-cell table:number-columns-repeated="2"/>
          <table:table-cell office:value-type="float" office:value="2947138" calcext:value-type="float">
            <text:p>2947138</text:p>
          </table:table-cell>
          <table:table-cell office:value-type="float" office:value="25097599" calcext:value-type="float">
            <text:p>25097599</text:p>
          </table:table-cell>
          <table:table-cell office:value-type="float" office:value="6588742" calcext:value-type="float">
            <text:p>6588742</text:p>
          </table:table-cell>
          <table:table-cell office:value-type="float" office:value="27723817" calcext:value-type="float">
            <text:p>27723817</text:p>
          </table:table-cell>
          <table:table-cell office:value-type="float" office:value="15820817" calcext:value-type="float">
            <text:p>15820817</text:p>
          </table:table-cell>
          <table:table-cell office:value-type="float" office:value="30508955" calcext:value-type="float">
            <text:p>30508955</text:p>
          </table:table-cell>
          <table:table-cell/>
          <table:table-cell table:formula="of:=[.I86]/[.A86]" office:value-type="percentage" office:value="1.00153468573266" calcext:value-type="percentage">
            <text:p>100.15%</text:p>
          </table:table-cell>
          <table:table-cell table:formula="of:=[.J86]/[.B86]" office:value-type="percentage" office:value="0.999412719169578" calcext:value-type="percentage">
            <text:p>99.94%</text:p>
          </table:table-cell>
          <table:table-cell table:formula="of:=[.K86]/[.C86]" office:value-type="percentage" office:value="1.0040117852955" calcext:value-type="percentage">
            <text:p>100.40%</text:p>
          </table:table-cell>
          <table:table-cell table:formula="of:=[.L86]/[.D86]" office:value-type="percentage" office:value="1.00037238173154" calcext:value-type="percentage">
            <text:p>100.04%</text:p>
          </table:table-cell>
          <table:table-cell table:formula="of:=[.M86]/[.E86]" office:value-type="percentage" office:value="0.999826524520838" calcext:value-type="percentage">
            <text:p>99.98%</text:p>
          </table:table-cell>
          <table:table-cell table:formula="of:=[.N86]/[.F86]" office:value-type="percentage" office:value="1.00228015869355" calcext:value-type="percentage">
            <text:p>100.23%</text:p>
          </table:table-cell>
          <table:table-cell/>
          <table:table-cell table:style-name="ce3" table:formula="of:=AVERAGE([.P86:.U86])" office:value-type="percentage" office:value="1.00123970919061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912869" calcext:value-type="float">
            <text:p>2912869</text:p>
          </table:table-cell>
          <table:table-cell office:value-type="float" office:value="25533206" calcext:value-type="float">
            <text:p>25533206</text:p>
          </table:table-cell>
          <table:table-cell office:value-type="float" office:value="6780323" calcext:value-type="float">
            <text:p>6780323</text:p>
          </table:table-cell>
          <table:table-cell office:value-type="float" office:value="34111940" calcext:value-type="float">
            <text:p>34111940</text:p>
          </table:table-cell>
          <table:table-cell office:value-type="float" office:value="16403713" calcext:value-type="float">
            <text:p>16403713</text:p>
          </table:table-cell>
          <table:table-cell office:value-type="float" office:value="28669212" calcext:value-type="float">
            <text:p>28669212</text:p>
          </table:table-cell>
          <table:table-cell table:number-columns-repeated="2"/>
          <table:table-cell office:value-type="float" office:value="2912289" calcext:value-type="float">
            <text:p>2912289</text:p>
          </table:table-cell>
          <table:table-cell office:value-type="float" office:value="25583168" calcext:value-type="float">
            <text:p>25583168</text:p>
          </table:table-cell>
          <table:table-cell office:value-type="float" office:value="6788183" calcext:value-type="float">
            <text:p>6788183</text:p>
          </table:table-cell>
          <table:table-cell office:value-type="float" office:value="34135555" calcext:value-type="float">
            <text:p>34135555</text:p>
          </table:table-cell>
          <table:table-cell office:value-type="float" office:value="16426605" calcext:value-type="float">
            <text:p>16426605</text:p>
          </table:table-cell>
          <table:table-cell office:value-type="float" office:value="28712486" calcext:value-type="float">
            <text:p>28712486</text:p>
          </table:table-cell>
          <table:table-cell/>
          <table:table-cell table:formula="of:=[.I87]/[.A87]" office:value-type="percentage" office:value="0.999800883596207" calcext:value-type="percentage">
            <text:p>99.98%</text:p>
          </table:table-cell>
          <table:table-cell table:formula="of:=[.J87]/[.B87]" office:value-type="percentage" office:value="1.00195674605061" calcext:value-type="percentage">
            <text:p>100.20%</text:p>
          </table:table-cell>
          <table:table-cell table:formula="of:=[.K87]/[.C87]" office:value-type="percentage" office:value="1.00115923680922" calcext:value-type="percentage">
            <text:p>100.12%</text:p>
          </table:table-cell>
          <table:table-cell table:formula="of:=[.L87]/[.D87]" office:value-type="percentage" office:value="1.00069227959477" calcext:value-type="percentage">
            <text:p>100.07%</text:p>
          </table:table-cell>
          <table:table-cell table:formula="of:=[.M87]/[.E87]" office:value-type="percentage" office:value="1.0013955377054" calcext:value-type="percentage">
            <text:p>100.14%</text:p>
          </table:table-cell>
          <table:table-cell table:formula="of:=[.N87]/[.F87]" office:value-type="percentage" office:value="1.00150942411671" calcext:value-type="percentage">
            <text:p>100.15%</text:p>
          </table:table-cell>
          <table:table-cell/>
          <table:table-cell table:style-name="ce3" table:formula="of:=AVERAGE([.P87:.U87])" office:value-type="percentage" office:value="1.00108568464549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929894" calcext:value-type="float">
            <text:p>2929894</text:p>
          </table:table-cell>
          <table:table-cell office:value-type="float" office:value="24595503" calcext:value-type="float">
            <text:p>24595503</text:p>
          </table:table-cell>
          <table:table-cell office:value-type="float" office:value="6604110" calcext:value-type="float">
            <text:p>6604110</text:p>
          </table:table-cell>
          <table:table-cell office:value-type="float" office:value="26581129" calcext:value-type="float">
            <text:p>26581129</text:p>
          </table:table-cell>
          <table:table-cell office:value-type="float" office:value="16625501" calcext:value-type="float">
            <text:p>16625501</text:p>
          </table:table-cell>
          <table:table-cell office:value-type="float" office:value="28770928" calcext:value-type="float">
            <text:p>28770928</text:p>
          </table:table-cell>
          <table:table-cell table:number-columns-repeated="2"/>
          <table:table-cell office:value-type="float" office:value="2925458" calcext:value-type="float">
            <text:p>2925458</text:p>
          </table:table-cell>
          <table:table-cell office:value-type="float" office:value="24610343" calcext:value-type="float">
            <text:p>24610343</text:p>
          </table:table-cell>
          <table:table-cell office:value-type="float" office:value="6615869" calcext:value-type="float">
            <text:p>6615869</text:p>
          </table:table-cell>
          <table:table-cell office:value-type="float" office:value="26609828" calcext:value-type="float">
            <text:p>26609828</text:p>
          </table:table-cell>
          <table:table-cell office:value-type="float" office:value="16657757" calcext:value-type="float">
            <text:p>16657757</text:p>
          </table:table-cell>
          <table:table-cell office:value-type="float" office:value="28821516" calcext:value-type="float">
            <text:p>28821516</text:p>
          </table:table-cell>
          <table:table-cell/>
          <table:table-cell table:formula="of:=[.I88]/[.A88]" office:value-type="percentage" office:value="0.998485952051508" calcext:value-type="percentage">
            <text:p>99.85%</text:p>
          </table:table-cell>
          <table:table-cell table:formula="of:=[.J88]/[.B88]" office:value-type="percentage" office:value="1.0006033623301" calcext:value-type="percentage">
            <text:p>100.06%</text:p>
          </table:table-cell>
          <table:table-cell table:formula="of:=[.K88]/[.C88]" office:value-type="percentage" office:value="1.00178055786472" calcext:value-type="percentage">
            <text:p>100.18%</text:p>
          </table:table-cell>
          <table:table-cell table:formula="of:=[.L88]/[.D88]" office:value-type="percentage" office:value="1.00107967573537" calcext:value-type="percentage">
            <text:p>100.11%</text:p>
          </table:table-cell>
          <table:table-cell table:formula="of:=[.M88]/[.E88]" office:value-type="percentage" office:value="1.00194015205918" calcext:value-type="percentage">
            <text:p>100.19%</text:p>
          </table:table-cell>
          <table:table-cell table:formula="of:=[.N88]/[.F88]" office:value-type="percentage" office:value="1.00175830268666" calcext:value-type="percentage">
            <text:p>100.18%</text:p>
          </table:table-cell>
          <table:table-cell/>
          <table:table-cell table:style-name="ce3" table:formula="of:=AVERAGE([.P88:.U88])" office:value-type="percentage" office:value="1.00094133378792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2910014" calcext:value-type="float">
            <text:p>2910014</text:p>
          </table:table-cell>
          <table:table-cell office:value-type="float" office:value="26300268" calcext:value-type="float">
            <text:p>26300268</text:p>
          </table:table-cell>
          <table:table-cell office:value-type="float" office:value="6197751" calcext:value-type="float">
            <text:p>6197751</text:p>
          </table:table-cell>
          <table:table-cell office:value-type="float" office:value="27873793" calcext:value-type="float">
            <text:p>27873793</text:p>
          </table:table-cell>
          <table:table-cell office:value-type="float" office:value="16232030" calcext:value-type="float">
            <text:p>16232030</text:p>
          </table:table-cell>
          <table:table-cell office:value-type="float" office:value="30808732" calcext:value-type="float">
            <text:p>30808732</text:p>
          </table:table-cell>
          <table:table-cell table:number-columns-repeated="2"/>
          <table:table-cell office:value-type="float" office:value="2894858" calcext:value-type="float">
            <text:p>2894858</text:p>
          </table:table-cell>
          <table:table-cell office:value-type="float" office:value="26336413" calcext:value-type="float">
            <text:p>26336413</text:p>
          </table:table-cell>
          <table:table-cell office:value-type="float" office:value="6219935" calcext:value-type="float">
            <text:p>6219935</text:p>
          </table:table-cell>
          <table:table-cell office:value-type="float" office:value="27910285" calcext:value-type="float">
            <text:p>27910285</text:p>
          </table:table-cell>
          <table:table-cell office:value-type="float" office:value="16223106" calcext:value-type="float">
            <text:p>16223106</text:p>
          </table:table-cell>
          <table:table-cell office:value-type="float" office:value="30836225" calcext:value-type="float">
            <text:p>30836225</text:p>
          </table:table-cell>
          <table:table-cell/>
          <table:table-cell table:formula="of:=[.I89]/[.A89]" office:value-type="percentage" office:value="0.994791777634059" calcext:value-type="percentage">
            <text:p>99.48%</text:p>
          </table:table-cell>
          <table:table-cell table:formula="of:=[.J89]/[.B89]" office:value-type="percentage" office:value="1.00137432059628" calcext:value-type="percentage">
            <text:p>100.14%</text:p>
          </table:table-cell>
          <table:table-cell table:formula="of:=[.K89]/[.C89]" office:value-type="percentage" office:value="1.00357936290116" calcext:value-type="percentage">
            <text:p>100.36%</text:p>
          </table:table-cell>
          <table:table-cell table:formula="of:=[.L89]/[.D89]" office:value-type="percentage" office:value="1.00130918673322" calcext:value-type="percentage">
            <text:p>100.13%</text:p>
          </table:table-cell>
          <table:table-cell table:formula="of:=[.M89]/[.E89]" office:value-type="percentage" office:value="0.999450222800229" calcext:value-type="percentage">
            <text:p>99.95%</text:p>
          </table:table-cell>
          <table:table-cell table:formula="of:=[.N89]/[.F89]" office:value-type="percentage" office:value="1.00089237687549" calcext:value-type="percentage">
            <text:p>100.09%</text:p>
          </table:table-cell>
          <table:table-cell/>
          <table:table-cell table:style-name="ce3" table:formula="of:=AVERAGE([.P89:.U89])" office:value-type="percentage" office:value="1.00023287459007" calcext:value-type="percentage">
            <text:p>100.02%</text:p>
          </table:table-cell>
          <table:table-cell table:number-columns-repeated="1001"/>
        </table:table-row>
        <table:table-row table:style-name="ro1">
          <table:table-cell office:value-type="float" office:value="2964796" calcext:value-type="float">
            <text:p>2964796</text:p>
          </table:table-cell>
          <table:table-cell office:value-type="float" office:value="24320160" calcext:value-type="float">
            <text:p>24320160</text:p>
          </table:table-cell>
          <table:table-cell office:value-type="float" office:value="6337084" calcext:value-type="float">
            <text:p>6337084</text:p>
          </table:table-cell>
          <table:table-cell office:value-type="float" office:value="26434083" calcext:value-type="float">
            <text:p>26434083</text:p>
          </table:table-cell>
          <table:table-cell office:value-type="float" office:value="15595468" calcext:value-type="float">
            <text:p>15595468</text:p>
          </table:table-cell>
          <table:table-cell office:value-type="float" office:value="28890989" calcext:value-type="float">
            <text:p>28890989</text:p>
          </table:table-cell>
          <table:table-cell table:number-columns-repeated="2"/>
          <table:table-cell office:value-type="float" office:value="2973698" calcext:value-type="float">
            <text:p>2973698</text:p>
          </table:table-cell>
          <table:table-cell office:value-type="float" office:value="24291657" calcext:value-type="float">
            <text:p>24291657</text:p>
          </table:table-cell>
          <table:table-cell office:value-type="float" office:value="6320472" calcext:value-type="float">
            <text:p>6320472</text:p>
          </table:table-cell>
          <table:table-cell office:value-type="float" office:value="26442132" calcext:value-type="float">
            <text:p>26442132</text:p>
          </table:table-cell>
          <table:table-cell office:value-type="float" office:value="15620339" calcext:value-type="float">
            <text:p>15620339</text:p>
          </table:table-cell>
          <table:table-cell office:value-type="float" office:value="28872218" calcext:value-type="float">
            <text:p>28872218</text:p>
          </table:table-cell>
          <table:table-cell/>
          <table:table-cell table:formula="of:=[.I90]/[.A90]" office:value-type="percentage" office:value="1.00300256746164" calcext:value-type="percentage">
            <text:p>100.30%</text:p>
          </table:table-cell>
          <table:table-cell table:formula="of:=[.J90]/[.B90]" office:value-type="percentage" office:value="0.998828009355202" calcext:value-type="percentage">
            <text:p>99.88%</text:p>
          </table:table-cell>
          <table:table-cell table:formula="of:=[.K90]/[.C90]" office:value-type="percentage" office:value="0.997378605049262" calcext:value-type="percentage">
            <text:p>99.74%</text:p>
          </table:table-cell>
          <table:table-cell table:formula="of:=[.L90]/[.D90]" office:value-type="percentage" office:value="1.00030449325592" calcext:value-type="percentage">
            <text:p>100.03%</text:p>
          </table:table-cell>
          <table:table-cell table:formula="of:=[.M90]/[.E90]" office:value-type="percentage" office:value="1.00159475816949" calcext:value-type="percentage">
            <text:p>100.16%</text:p>
          </table:table-cell>
          <table:table-cell table:formula="of:=[.N90]/[.F90]" office:value-type="percentage" office:value="0.999350281847395" calcext:value-type="percentage">
            <text:p>99.94%</text:p>
          </table:table-cell>
          <table:table-cell/>
          <table:table-cell table:style-name="ce3" table:formula="of:=AVERAGE([.P90:.U90])" office:value-type="percentage" office:value="1.00007645252315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82256" calcext:value-type="float">
            <text:p>2982256</text:p>
          </table:table-cell>
          <table:table-cell office:value-type="float" office:value="25383601" calcext:value-type="float">
            <text:p>25383601</text:p>
          </table:table-cell>
          <table:table-cell office:value-type="float" office:value="6692681" calcext:value-type="float">
            <text:p>6692681</text:p>
          </table:table-cell>
          <table:table-cell office:value-type="float" office:value="26893424" calcext:value-type="float">
            <text:p>26893424</text:p>
          </table:table-cell>
          <table:table-cell office:value-type="float" office:value="15762022" calcext:value-type="float">
            <text:p>15762022</text:p>
          </table:table-cell>
          <table:table-cell office:value-type="float" office:value="29026112" calcext:value-type="float">
            <text:p>29026112</text:p>
          </table:table-cell>
          <table:table-cell table:number-columns-repeated="2"/>
          <table:table-cell office:value-type="float" office:value="2973954" calcext:value-type="float">
            <text:p>2973954</text:p>
          </table:table-cell>
          <table:table-cell office:value-type="float" office:value="25368129" calcext:value-type="float">
            <text:p>25368129</text:p>
          </table:table-cell>
          <table:table-cell office:value-type="float" office:value="6704206" calcext:value-type="float">
            <text:p>6704206</text:p>
          </table:table-cell>
          <table:table-cell office:value-type="float" office:value="26904457" calcext:value-type="float">
            <text:p>26904457</text:p>
          </table:table-cell>
          <table:table-cell office:value-type="float" office:value="15772941" calcext:value-type="float">
            <text:p>15772941</text:p>
          </table:table-cell>
          <table:table-cell office:value-type="float" office:value="28997936" calcext:value-type="float">
            <text:p>28997936</text:p>
          </table:table-cell>
          <table:table-cell/>
          <table:table-cell table:formula="of:=[.I91]/[.A91]" office:value-type="percentage" office:value="0.997216201426035" calcext:value-type="percentage">
            <text:p>99.72%</text:p>
          </table:table-cell>
          <table:table-cell table:formula="of:=[.J91]/[.B91]" office:value-type="percentage" office:value="0.999390472612613" calcext:value-type="percentage">
            <text:p>99.94%</text:p>
          </table:table-cell>
          <table:table-cell table:formula="of:=[.K91]/[.C91]" office:value-type="percentage" office:value="1.00172203037916" calcext:value-type="percentage">
            <text:p>100.17%</text:p>
          </table:table-cell>
          <table:table-cell table:formula="of:=[.L91]/[.D91]" office:value-type="percentage" office:value="1.00041024898875" calcext:value-type="percentage">
            <text:p>100.04%</text:p>
          </table:table-cell>
          <table:table-cell table:formula="of:=[.M91]/[.E91]" office:value-type="percentage" office:value="1.00069274107091" calcext:value-type="percentage">
            <text:p>100.07%</text:p>
          </table:table-cell>
          <table:table-cell table:formula="of:=[.N91]/[.F91]" office:value-type="percentage" office:value="0.999029287835725" calcext:value-type="percentage">
            <text:p>99.90%</text:p>
          </table:table-cell>
          <table:table-cell/>
          <table:table-cell table:style-name="ce3" table:formula="of:=AVERAGE([.P91:.U91])" office:value-type="percentage" office:value="0.999743497052199" calcext:value-type="percentage">
            <text:p>99.97%</text:p>
          </table:table-cell>
          <table:table-cell table:number-columns-repeated="1001"/>
        </table:table-row>
        <table:table-row table:style-name="ro1">
          <table:table-cell office:value-type="float" office:value="2946529" calcext:value-type="float">
            <text:p>2946529</text:p>
          </table:table-cell>
          <table:table-cell office:value-type="float" office:value="24217421" calcext:value-type="float">
            <text:p>24217421</text:p>
          </table:table-cell>
          <table:table-cell office:value-type="float" office:value="6531063" calcext:value-type="float">
            <text:p>6531063</text:p>
          </table:table-cell>
          <table:table-cell office:value-type="float" office:value="33172369" calcext:value-type="float">
            <text:p>33172369</text:p>
          </table:table-cell>
          <table:table-cell office:value-type="float" office:value="15823536" calcext:value-type="float">
            <text:p>15823536</text:p>
          </table:table-cell>
          <table:table-cell office:value-type="float" office:value="30763820" calcext:value-type="float">
            <text:p>30763820</text:p>
          </table:table-cell>
          <table:table-cell table:number-columns-repeated="2"/>
          <table:table-cell office:value-type="float" office:value="2950498" calcext:value-type="float">
            <text:p>2950498</text:p>
          </table:table-cell>
          <table:table-cell office:value-type="float" office:value="24222096" calcext:value-type="float">
            <text:p>24222096</text:p>
          </table:table-cell>
          <table:table-cell office:value-type="float" office:value="6533070" calcext:value-type="float">
            <text:p>6533070</text:p>
          </table:table-cell>
          <table:table-cell office:value-type="float" office:value="33181911" calcext:value-type="float">
            <text:p>33181911</text:p>
          </table:table-cell>
          <table:table-cell office:value-type="float" office:value="15771024" calcext:value-type="float">
            <text:p>15771024</text:p>
          </table:table-cell>
          <table:table-cell office:value-type="float" office:value="30727477" calcext:value-type="float">
            <text:p>30727477</text:p>
          </table:table-cell>
          <table:table-cell/>
          <table:table-cell table:formula="of:=[.I92]/[.A92]" office:value-type="percentage" office:value="1.00134700863287" calcext:value-type="percentage">
            <text:p>100.13%</text:p>
          </table:table-cell>
          <table:table-cell table:formula="of:=[.J92]/[.B92]" office:value-type="percentage" office:value="1.00019304285126" calcext:value-type="percentage">
            <text:p>100.02%</text:p>
          </table:table-cell>
          <table:table-cell table:formula="of:=[.K92]/[.C92]" office:value-type="percentage" office:value="1.00030730066453" calcext:value-type="percentage">
            <text:p>100.03%</text:p>
          </table:table-cell>
          <table:table-cell table:formula="of:=[.L92]/[.D92]" office:value-type="percentage" office:value="1.00028764903706" calcext:value-type="percentage">
            <text:p>100.03%</text:p>
          </table:table-cell>
          <table:table-cell table:formula="of:=[.M92]/[.E92]" office:value-type="percentage" office:value="0.996681399151239" calcext:value-type="percentage">
            <text:p>99.67%</text:p>
          </table:table-cell>
          <table:table-cell table:formula="of:=[.N92]/[.F92]" office:value-type="percentage" office:value="0.998818644758681" calcext:value-type="percentage">
            <text:p>99.88%</text:p>
          </table:table-cell>
          <table:table-cell/>
          <table:table-cell table:style-name="ce3" table:formula="of:=AVERAGE([.P92:.U92])" office:value-type="percentage" office:value="0.999605840849273" calcext:value-type="percentage">
            <text:p>99.96%</text:p>
          </table:table-cell>
          <table:table-cell table:number-columns-repeated="1001"/>
        </table:table-row>
        <table:table-row table:style-name="ro1">
          <table:table-cell office:value-type="float" office:value="3347170" calcext:value-type="float">
            <text:p>3347170</text:p>
          </table:table-cell>
          <table:table-cell office:value-type="float" office:value="24606304" calcext:value-type="float">
            <text:p>24606304</text:p>
          </table:table-cell>
          <table:table-cell office:value-type="float" office:value="6912369" calcext:value-type="float">
            <text:p>6912369</text:p>
          </table:table-cell>
          <table:table-cell office:value-type="float" office:value="29409407" calcext:value-type="float">
            <text:p>29409407</text:p>
          </table:table-cell>
          <table:table-cell office:value-type="float" office:value="15809785" calcext:value-type="float">
            <text:p>15809785</text:p>
          </table:table-cell>
          <table:table-cell office:value-type="float" office:value="29096946" calcext:value-type="float">
            <text:p>29096946</text:p>
          </table:table-cell>
          <table:table-cell table:number-columns-repeated="2"/>
          <table:table-cell office:value-type="float" office:value="3349679" calcext:value-type="float">
            <text:p>3349679</text:p>
          </table:table-cell>
          <table:table-cell office:value-type="float" office:value="24613667" calcext:value-type="float">
            <text:p>24613667</text:p>
          </table:table-cell>
          <table:table-cell office:value-type="float" office:value="6914828" calcext:value-type="float">
            <text:p>6914828</text:p>
          </table:table-cell>
          <table:table-cell office:value-type="float" office:value="29423944" calcext:value-type="float">
            <text:p>29423944</text:p>
          </table:table-cell>
          <table:table-cell office:value-type="float" office:value="15782309" calcext:value-type="float">
            <text:p>15782309</text:p>
          </table:table-cell>
          <table:table-cell office:value-type="float" office:value="29148328" calcext:value-type="float">
            <text:p>29148328</text:p>
          </table:table-cell>
          <table:table-cell/>
          <table:table-cell table:formula="of:=[.I93]/[.A93]" office:value-type="percentage" office:value="1.00074958845831" calcext:value-type="percentage">
            <text:p>100.07%</text:p>
          </table:table-cell>
          <table:table-cell table:formula="of:=[.J93]/[.B93]" office:value-type="percentage" office:value="1.00029923226178" calcext:value-type="percentage">
            <text:p>100.03%</text:p>
          </table:table-cell>
          <table:table-cell table:formula="of:=[.K93]/[.C93]" office:value-type="percentage" office:value="1.00035573911057" calcext:value-type="percentage">
            <text:p>100.04%</text:p>
          </table:table-cell>
          <table:table-cell table:formula="of:=[.L93]/[.D93]" office:value-type="percentage" office:value="1.00049429762389" calcext:value-type="percentage">
            <text:p>100.05%</text:p>
          </table:table-cell>
          <table:table-cell table:formula="of:=[.M93]/[.E93]" office:value-type="percentage" office:value="0.998262088953139" calcext:value-type="percentage">
            <text:p>99.83%</text:p>
          </table:table-cell>
          <table:table-cell table:formula="of:=[.N93]/[.F93]" office:value-type="percentage" office:value="1.00176588979476" calcext:value-type="percentage">
            <text:p>100.18%</text:p>
          </table:table-cell>
          <table:table-cell/>
          <table:table-cell table:style-name="ce3" table:formula="of:=AVERAGE([.P93:.U93])" office:value-type="percentage" office:value="1.00032113936707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3894719" calcext:value-type="float">
            <text:p>3894719</text:p>
          </table:table-cell>
          <table:table-cell office:value-type="float" office:value="24324770" calcext:value-type="float">
            <text:p>24324770</text:p>
          </table:table-cell>
          <table:table-cell office:value-type="float" office:value="7012944" calcext:value-type="float">
            <text:p>7012944</text:p>
          </table:table-cell>
          <table:table-cell office:value-type="float" office:value="26975703" calcext:value-type="float">
            <text:p>26975703</text:p>
          </table:table-cell>
          <table:table-cell office:value-type="float" office:value="15694673" calcext:value-type="float">
            <text:p>15694673</text:p>
          </table:table-cell>
          <table:table-cell office:value-type="float" office:value="29285834" calcext:value-type="float">
            <text:p>29285834</text:p>
          </table:table-cell>
          <table:table-cell table:number-columns-repeated="2"/>
          <table:table-cell office:value-type="float" office:value="3891671" calcext:value-type="float">
            <text:p>3891671</text:p>
          </table:table-cell>
          <table:table-cell office:value-type="float" office:value="24322582" calcext:value-type="float">
            <text:p>24322582</text:p>
          </table:table-cell>
          <table:table-cell office:value-type="float" office:value="7026121" calcext:value-type="float">
            <text:p>7026121</text:p>
          </table:table-cell>
          <table:table-cell office:value-type="float" office:value="26980817" calcext:value-type="float">
            <text:p>26980817</text:p>
          </table:table-cell>
          <table:table-cell office:value-type="float" office:value="15708796" calcext:value-type="float">
            <text:p>15708796</text:p>
          </table:table-cell>
          <table:table-cell office:value-type="float" office:value="29193320" calcext:value-type="float">
            <text:p>29193320</text:p>
          </table:table-cell>
          <table:table-cell/>
          <table:table-cell table:formula="of:=[.I94]/[.A94]" office:value-type="percentage" office:value="0.99921740182026" calcext:value-type="percentage">
            <text:p>99.92%</text:p>
          </table:table-cell>
          <table:table-cell table:formula="of:=[.J94]/[.B94]" office:value-type="percentage" office:value="0.999910050536963" calcext:value-type="percentage">
            <text:p>99.99%</text:p>
          </table:table-cell>
          <table:table-cell table:formula="of:=[.K94]/[.C94]" office:value-type="percentage" office:value="1.00187895411684" calcext:value-type="percentage">
            <text:p>100.19%</text:p>
          </table:table-cell>
          <table:table-cell table:formula="of:=[.L94]/[.D94]" office:value-type="percentage" office:value="1.00018957800655" calcext:value-type="percentage">
            <text:p>100.02%</text:p>
          </table:table-cell>
          <table:table-cell table:formula="of:=[.M94]/[.E94]" office:value-type="percentage" office:value="1.00089985946187" calcext:value-type="percentage">
            <text:p>100.09%</text:p>
          </table:table-cell>
          <table:table-cell table:formula="of:=[.N94]/[.F94]" office:value-type="percentage" office:value="0.996840998279236" calcext:value-type="percentage">
            <text:p>99.68%</text:p>
          </table:table-cell>
          <table:table-cell/>
          <table:table-cell table:style-name="ce3" table:formula="of:=AVERAGE([.P94:.U94])" office:value-type="percentage" office:value="0.999822807036953" calcext:value-type="percentage">
            <text:p>99.98%</text:p>
          </table:table-cell>
          <table:table-cell table:number-columns-repeated="1001"/>
        </table:table-row>
        <table:table-row table:style-name="ro1">
          <table:table-cell office:value-type="float" office:value="3840463" calcext:value-type="float">
            <text:p>3840463</text:p>
          </table:table-cell>
          <table:table-cell office:value-type="float" office:value="24464917" calcext:value-type="float">
            <text:p>24464917</text:p>
          </table:table-cell>
          <table:table-cell office:value-type="float" office:value="6195501" calcext:value-type="float">
            <text:p>6195501</text:p>
          </table:table-cell>
          <table:table-cell office:value-type="float" office:value="27746588" calcext:value-type="float">
            <text:p>27746588</text:p>
          </table:table-cell>
          <table:table-cell office:value-type="float" office:value="15698245" calcext:value-type="float">
            <text:p>15698245</text:p>
          </table:table-cell>
          <table:table-cell office:value-type="float" office:value="30263861" calcext:value-type="float">
            <text:p>30263861</text:p>
          </table:table-cell>
          <table:table-cell table:number-columns-repeated="2"/>
          <table:table-cell office:value-type="float" office:value="3834410" calcext:value-type="float">
            <text:p>3834410</text:p>
          </table:table-cell>
          <table:table-cell office:value-type="float" office:value="24452919" calcext:value-type="float">
            <text:p>24452919</text:p>
          </table:table-cell>
          <table:table-cell office:value-type="float" office:value="6212293" calcext:value-type="float">
            <text:p>6212293</text:p>
          </table:table-cell>
          <table:table-cell office:value-type="float" office:value="27808206" calcext:value-type="float">
            <text:p>27808206</text:p>
          </table:table-cell>
          <table:table-cell office:value-type="float" office:value="15709030" calcext:value-type="float">
            <text:p>15709030</text:p>
          </table:table-cell>
          <table:table-cell office:value-type="float" office:value="30284116" calcext:value-type="float">
            <text:p>30284116</text:p>
          </table:table-cell>
          <table:table-cell/>
          <table:table-cell table:formula="of:=[.I95]/[.A95]" office:value-type="percentage" office:value="0.998423887953093" calcext:value-type="percentage">
            <text:p>99.84%</text:p>
          </table:table-cell>
          <table:table-cell table:formula="of:=[.J95]/[.B95]" office:value-type="percentage" office:value="0.999509583457814" calcext:value-type="percentage">
            <text:p>99.95%</text:p>
          </table:table-cell>
          <table:table-cell table:formula="of:=[.K95]/[.C95]" office:value-type="percentage" office:value="1.00271035385193" calcext:value-type="percentage">
            <text:p>100.27%</text:p>
          </table:table-cell>
          <table:table-cell table:formula="of:=[.L95]/[.D95]" office:value-type="percentage" office:value="1.00222074151964" calcext:value-type="percentage">
            <text:p>100.22%</text:p>
          </table:table-cell>
          <table:table-cell table:formula="of:=[.M95]/[.E95]" office:value-type="percentage" office:value="1.00068701947256" calcext:value-type="percentage">
            <text:p>100.07%</text:p>
          </table:table-cell>
          <table:table-cell table:formula="of:=[.N95]/[.F95]" office:value-type="percentage" office:value="1.00066928010276" calcext:value-type="percentage">
            <text:p>100.07%</text:p>
          </table:table-cell>
          <table:table-cell/>
          <table:table-cell table:style-name="ce3" table:formula="of:=AVERAGE([.P95:.U95])" office:value-type="percentage" office:value="1.0007034777263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3627197" calcext:value-type="float">
            <text:p>3627197</text:p>
          </table:table-cell>
          <table:table-cell office:value-type="float" office:value="25577398" calcext:value-type="float">
            <text:p>25577398</text:p>
          </table:table-cell>
          <table:table-cell office:value-type="float" office:value="6197116" calcext:value-type="float">
            <text:p>6197116</text:p>
          </table:table-cell>
          <table:table-cell office:value-type="float" office:value="26568580" calcext:value-type="float">
            <text:p>26568580</text:p>
          </table:table-cell>
          <table:table-cell office:value-type="float" office:value="15773094" calcext:value-type="float">
            <text:p>15773094</text:p>
          </table:table-cell>
          <table:table-cell office:value-type="float" office:value="29489709" calcext:value-type="float">
            <text:p>29489709</text:p>
          </table:table-cell>
          <table:table-cell table:number-columns-repeated="2"/>
          <table:table-cell office:value-type="float" office:value="3625556" calcext:value-type="float">
            <text:p>3625556</text:p>
          </table:table-cell>
          <table:table-cell office:value-type="float" office:value="25570179" calcext:value-type="float">
            <text:p>25570179</text:p>
          </table:table-cell>
          <table:table-cell office:value-type="float" office:value="6220112" calcext:value-type="float">
            <text:p>6220112</text:p>
          </table:table-cell>
          <table:table-cell office:value-type="float" office:value="26579002" calcext:value-type="float">
            <text:p>26579002</text:p>
          </table:table-cell>
          <table:table-cell office:value-type="float" office:value="15785240" calcext:value-type="float">
            <text:p>15785240</text:p>
          </table:table-cell>
          <table:table-cell office:value-type="float" office:value="29469504" calcext:value-type="float">
            <text:p>29469504</text:p>
          </table:table-cell>
          <table:table-cell/>
          <table:table-cell table:formula="of:=[.I96]/[.A96]" office:value-type="percentage" office:value="0.999547584539797" calcext:value-type="percentage">
            <text:p>99.95%</text:p>
          </table:table-cell>
          <table:table-cell table:formula="of:=[.J96]/[.B96]" office:value-type="percentage" office:value="0.999717758624235" calcext:value-type="percentage">
            <text:p>99.97%</text:p>
          </table:table-cell>
          <table:table-cell table:formula="of:=[.K96]/[.C96]" office:value-type="percentage" office:value="1.00371075835921" calcext:value-type="percentage">
            <text:p>100.37%</text:p>
          </table:table-cell>
          <table:table-cell table:formula="of:=[.L96]/[.D96]" office:value-type="percentage" office:value="1.00039226785925" calcext:value-type="percentage">
            <text:p>100.04%</text:p>
          </table:table-cell>
          <table:table-cell table:formula="of:=[.M96]/[.E96]" office:value-type="percentage" office:value="1.00077004549646" calcext:value-type="percentage">
            <text:p>100.08%</text:p>
          </table:table-cell>
          <table:table-cell table:formula="of:=[.N96]/[.F96]" office:value-type="percentage" office:value="0.999314845731438" calcext:value-type="percentage">
            <text:p>99.93%</text:p>
          </table:table-cell>
          <table:table-cell/>
          <table:table-cell table:style-name="ce3" table:formula="of:=AVERAGE([.P96:.U96])" office:value-type="percentage" office:value="1.00057554343507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401043" calcext:value-type="float">
            <text:p>3401043</text:p>
          </table:table-cell>
          <table:table-cell office:value-type="float" office:value="24325190" calcext:value-type="float">
            <text:p>24325190</text:p>
          </table:table-cell>
          <table:table-cell office:value-type="float" office:value="6212939" calcext:value-type="float">
            <text:p>6212939</text:p>
          </table:table-cell>
          <table:table-cell office:value-type="float" office:value="26956525" calcext:value-type="float">
            <text:p>26956525</text:p>
          </table:table-cell>
          <table:table-cell office:value-type="float" office:value="16068963" calcext:value-type="float">
            <text:p>16068963</text:p>
          </table:table-cell>
          <table:table-cell office:value-type="float" office:value="29653720" calcext:value-type="float">
            <text:p>29653720</text:p>
          </table:table-cell>
          <table:table-cell table:number-columns-repeated="2"/>
          <table:table-cell office:value-type="float" office:value="3410970" calcext:value-type="float">
            <text:p>3410970</text:p>
          </table:table-cell>
          <table:table-cell office:value-type="float" office:value="24313000" calcext:value-type="float">
            <text:p>24313000</text:p>
          </table:table-cell>
          <table:table-cell office:value-type="float" office:value="6201108" calcext:value-type="float">
            <text:p>6201108</text:p>
          </table:table-cell>
          <table:table-cell office:value-type="float" office:value="26970653" calcext:value-type="float">
            <text:p>26970653</text:p>
          </table:table-cell>
          <table:table-cell office:value-type="float" office:value="16116522" calcext:value-type="float">
            <text:p>16116522</text:p>
          </table:table-cell>
          <table:table-cell office:value-type="float" office:value="29693700" calcext:value-type="float">
            <text:p>29693700</text:p>
          </table:table-cell>
          <table:table-cell/>
          <table:table-cell table:formula="of:=[.I97]/[.A97]" office:value-type="percentage" office:value="1.00291881049431" calcext:value-type="percentage">
            <text:p>100.29%</text:p>
          </table:table-cell>
          <table:table-cell table:formula="of:=[.J97]/[.B97]" office:value-type="percentage" office:value="0.999498873390095" calcext:value-type="percentage">
            <text:p>99.95%</text:p>
          </table:table-cell>
          <table:table-cell table:formula="of:=[.K97]/[.C97]" office:value-type="percentage" office:value="0.998095748244108" calcext:value-type="percentage">
            <text:p>99.81%</text:p>
          </table:table-cell>
          <table:table-cell table:formula="of:=[.L97]/[.D97]" office:value-type="percentage" office:value="1.00052410316241" calcext:value-type="percentage">
            <text:p>100.05%</text:p>
          </table:table-cell>
          <table:table-cell table:formula="of:=[.M97]/[.E97]" office:value-type="percentage" office:value="1.00295968072115" calcext:value-type="percentage">
            <text:p>100.30%</text:p>
          </table:table-cell>
          <table:table-cell table:formula="of:=[.N97]/[.F97]" office:value-type="percentage" office:value="1.00134822882256" calcext:value-type="percentage">
            <text:p>100.13%</text:p>
          </table:table-cell>
          <table:table-cell/>
          <table:table-cell table:style-name="ce3" table:formula="of:=AVERAGE([.P97:.U97])" office:value-type="percentage" office:value="1.00089090747244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184516" calcext:value-type="float">
            <text:p>3184516</text:p>
          </table:table-cell>
          <table:table-cell office:value-type="float" office:value="25516751" calcext:value-type="float">
            <text:p>25516751</text:p>
          </table:table-cell>
          <table:table-cell office:value-type="float" office:value="6550826" calcext:value-type="float">
            <text:p>6550826</text:p>
          </table:table-cell>
          <table:table-cell office:value-type="float" office:value="28228473" calcext:value-type="float">
            <text:p>28228473</text:p>
          </table:table-cell>
          <table:table-cell office:value-type="float" office:value="15876330" calcext:value-type="float">
            <text:p>15876330</text:p>
          </table:table-cell>
          <table:table-cell office:value-type="float" office:value="30694366" calcext:value-type="float">
            <text:p>30694366</text:p>
          </table:table-cell>
          <table:table-cell table:number-columns-repeated="2"/>
          <table:table-cell office:value-type="float" office:value="3191947" calcext:value-type="float">
            <text:p>3191947</text:p>
          </table:table-cell>
          <table:table-cell office:value-type="float" office:value="25549092" calcext:value-type="float">
            <text:p>25549092</text:p>
          </table:table-cell>
          <table:table-cell office:value-type="float" office:value="6576351" calcext:value-type="float">
            <text:p>6576351</text:p>
          </table:table-cell>
          <table:table-cell office:value-type="float" office:value="28191418" calcext:value-type="float">
            <text:p>28191418</text:p>
          </table:table-cell>
          <table:table-cell office:value-type="float" office:value="15890008" calcext:value-type="float">
            <text:p>15890008</text:p>
          </table:table-cell>
          <table:table-cell office:value-type="float" office:value="30636632" calcext:value-type="float">
            <text:p>30636632</text:p>
          </table:table-cell>
          <table:table-cell/>
          <table:table-cell table:formula="of:=[.I98]/[.A98]" office:value-type="percentage" office:value="1.00233347861967" calcext:value-type="percentage">
            <text:p>100.23%</text:p>
          </table:table-cell>
          <table:table-cell table:formula="of:=[.J98]/[.B98]" office:value-type="percentage" office:value="1.00126744192472" calcext:value-type="percentage">
            <text:p>100.13%</text:p>
          </table:table-cell>
          <table:table-cell table:formula="of:=[.K98]/[.C98]" office:value-type="percentage" office:value="1.00389645519512" calcext:value-type="percentage">
            <text:p>100.39%</text:p>
          </table:table-cell>
          <table:table-cell table:formula="of:=[.L98]/[.D98]" office:value-type="percentage" office:value="0.99868731829738" calcext:value-type="percentage">
            <text:p>99.87%</text:p>
          </table:table-cell>
          <table:table-cell table:formula="of:=[.M98]/[.E98]" office:value-type="percentage" office:value="1.00086153412029" calcext:value-type="percentage">
            <text:p>100.09%</text:p>
          </table:table-cell>
          <table:table-cell table:formula="of:=[.N98]/[.F98]" office:value-type="percentage" office:value="0.998119068496153" calcext:value-type="percentage">
            <text:p>99.81%</text:p>
          </table:table-cell>
          <table:table-cell/>
          <table:table-cell table:style-name="ce3" table:formula="of:=AVERAGE([.P98:.U98])" office:value-type="percentage" office:value="1.00086088277556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222190" calcext:value-type="float">
            <text:p>3222190</text:p>
          </table:table-cell>
          <table:table-cell office:value-type="float" office:value="25588472" calcext:value-type="float">
            <text:p>25588472</text:p>
          </table:table-cell>
          <table:table-cell office:value-type="float" office:value="6423408" calcext:value-type="float">
            <text:p>6423408</text:p>
          </table:table-cell>
          <table:table-cell office:value-type="float" office:value="27057567" calcext:value-type="float">
            <text:p>27057567</text:p>
          </table:table-cell>
          <table:table-cell office:value-type="float" office:value="15581125" calcext:value-type="float">
            <text:p>15581125</text:p>
          </table:table-cell>
          <table:table-cell office:value-type="float" office:value="29492399" calcext:value-type="float">
            <text:p>29492399</text:p>
          </table:table-cell>
          <table:table-cell table:number-columns-repeated="2"/>
          <table:table-cell office:value-type="float" office:value="3209415" calcext:value-type="float">
            <text:p>3209415</text:p>
          </table:table-cell>
          <table:table-cell office:value-type="float" office:value="25591213" calcext:value-type="float">
            <text:p>25591213</text:p>
          </table:table-cell>
          <table:table-cell office:value-type="float" office:value="6413200" calcext:value-type="float">
            <text:p>6413200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15602564" calcext:value-type="float">
            <text:p>15602564</text:p>
          </table:table-cell>
          <table:table-cell office:value-type="float" office:value="29458819" calcext:value-type="float">
            <text:p>29458819</text:p>
          </table:table-cell>
          <table:table-cell/>
          <table:table-cell table:formula="of:=[.I99]/[.A99]" office:value-type="percentage" office:value="0.996035305180638" calcext:value-type="percentage">
            <text:p>99.60%</text:p>
          </table:table-cell>
          <table:table-cell table:formula="of:=[.J99]/[.B99]" office:value-type="percentage" office:value="1.00010711854932" calcext:value-type="percentage">
            <text:p>100.01%</text:p>
          </table:table-cell>
          <table:table-cell table:formula="of:=[.K99]/[.C99]" office:value-type="percentage" office:value="0.998410812453452" calcext:value-type="percentage">
            <text:p>99.84%</text:p>
          </table:table-cell>
          <table:table-cell table:formula="of:=[.L99]/[.D99]" office:value-type="percentage" office:value="0.99979436436395" calcext:value-type="percentage">
            <text:p>99.98%</text:p>
          </table:table-cell>
          <table:table-cell table:formula="of:=[.M99]/[.E99]" office:value-type="percentage" office:value="1.00137595969482" calcext:value-type="percentage">
            <text:p>100.14%</text:p>
          </table:table-cell>
          <table:table-cell table:formula="of:=[.N99]/[.F99]" office:value-type="percentage" office:value="0.998861401542818" calcext:value-type="percentage">
            <text:p>99.89%</text:p>
          </table:table-cell>
          <table:table-cell/>
          <table:table-cell table:style-name="ce3" table:formula="of:=AVERAGE([.P99:.U99])" office:value-type="percentage" office:value="0.999097493630833" calcext:value-type="percentage">
            <text:p>99.91%</text:p>
          </table:table-cell>
          <table:table-cell table:number-columns-repeated="1001"/>
        </table:table-row>
        <table:table-row table:style-name="ro1">
          <table:table-cell office:value-type="float" office:value="3235938" calcext:value-type="float">
            <text:p>3235938</text:p>
          </table:table-cell>
          <table:table-cell office:value-type="float" office:value="24809069" calcext:value-type="float">
            <text:p>24809069</text:p>
          </table:table-cell>
          <table:table-cell office:value-type="float" office:value="5892595" calcext:value-type="float">
            <text:p>5892595</text:p>
          </table:table-cell>
          <table:table-cell office:value-type="float" office:value="26676308" calcext:value-type="float">
            <text:p>26676308</text:p>
          </table:table-cell>
          <table:table-cell office:value-type="float" office:value="15817273" calcext:value-type="float">
            <text:p>15817273</text:p>
          </table:table-cell>
          <table:table-cell office:value-type="float" office:value="29236982" calcext:value-type="float">
            <text:p>29236982</text:p>
          </table:table-cell>
          <table:table-cell table:number-columns-repeated="2"/>
          <table:table-cell office:value-type="float" office:value="3241895" calcext:value-type="float">
            <text:p>3241895</text:p>
          </table:table-cell>
          <table:table-cell office:value-type="float" office:value="24786945" calcext:value-type="float">
            <text:p>24786945</text:p>
          </table:table-cell>
          <table:table-cell office:value-type="float" office:value="5906113" calcext:value-type="float">
            <text:p>5906113</text:p>
          </table:table-cell>
          <table:table-cell office:value-type="float" office:value="26648718" calcext:value-type="float">
            <text:p>26648718</text:p>
          </table:table-cell>
          <table:table-cell office:value-type="float" office:value="15796588" calcext:value-type="float">
            <text:p>15796588</text:p>
          </table:table-cell>
          <table:table-cell office:value-type="float" office:value="29214098" calcext:value-type="float">
            <text:p>29214098</text:p>
          </table:table-cell>
          <table:table-cell/>
          <table:table-cell table:formula="of:=[.I100]/[.A100]" office:value-type="percentage" office:value="1.00184088817524" calcext:value-type="percentage">
            <text:p>100.18%</text:p>
          </table:table-cell>
          <table:table-cell table:formula="of:=[.J100]/[.B100]" office:value-type="percentage" office:value="0.999108229333394" calcext:value-type="percentage">
            <text:p>99.91%</text:p>
          </table:table-cell>
          <table:table-cell table:formula="of:=[.K100]/[.C100]" office:value-type="percentage" office:value="1.00229406568753" calcext:value-type="percentage">
            <text:p>100.23%</text:p>
          </table:table-cell>
          <table:table-cell table:formula="of:=[.L100]/[.D100]" office:value-type="percentage" office:value="0.998965748933473" calcext:value-type="percentage">
            <text:p>99.90%</text:p>
          </table:table-cell>
          <table:table-cell table:formula="of:=[.M100]/[.E100]" office:value-type="percentage" office:value="0.998692252450849" calcext:value-type="percentage">
            <text:p>99.87%</text:p>
          </table:table-cell>
          <table:table-cell table:formula="of:=[.N100]/[.F100]" office:value-type="percentage" office:value="0.999217292674052" calcext:value-type="percentage">
            <text:p>99.92%</text:p>
          </table:table-cell>
          <table:table-cell/>
          <table:table-cell table:style-name="ce3" table:formula="of:=AVERAGE([.P100:.U100])" office:value-type="percentage" office:value="1.00001974620909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3164612" calcext:value-type="float">
            <text:p>3164612</text:p>
          </table:table-cell>
          <table:table-cell office:value-type="float" office:value="26211803" calcext:value-type="float">
            <text:p>26211803</text:p>
          </table:table-cell>
          <table:table-cell office:value-type="float" office:value="5860337" calcext:value-type="float">
            <text:p>5860337</text:p>
          </table:table-cell>
          <table:table-cell office:value-type="float" office:value="27731026" calcext:value-type="float">
            <text:p>27731026</text:p>
          </table:table-cell>
          <table:table-cell office:value-type="float" office:value="15908121" calcext:value-type="float">
            <text:p>15908121</text:p>
          </table:table-cell>
          <table:table-cell office:value-type="float" office:value="30932119" calcext:value-type="float">
            <text:p>30932119</text:p>
          </table:table-cell>
          <table:table-cell table:number-columns-repeated="2"/>
          <table:table-cell office:value-type="float" office:value="3172295" calcext:value-type="float">
            <text:p>3172295</text:p>
          </table:table-cell>
          <table:table-cell office:value-type="float" office:value="26200037" calcext:value-type="float">
            <text:p>26200037</text:p>
          </table:table-cell>
          <table:table-cell office:value-type="float" office:value="5864655" calcext:value-type="float">
            <text:p>5864655</text:p>
          </table:table-cell>
          <table:table-cell office:value-type="float" office:value="27723557" calcext:value-type="float">
            <text:p>27723557</text:p>
          </table:table-cell>
          <table:table-cell office:value-type="float" office:value="15892152" calcext:value-type="float">
            <text:p>15892152</text:p>
          </table:table-cell>
          <table:table-cell office:value-type="float" office:value="30890216" calcext:value-type="float">
            <text:p>30890216</text:p>
          </table:table-cell>
          <table:table-cell/>
          <table:table-cell table:formula="of:=[.I101]/[.A101]" office:value-type="percentage" office:value="1.00242778577595" calcext:value-type="percentage">
            <text:p>100.24%</text:p>
          </table:table-cell>
          <table:table-cell table:formula="of:=[.J101]/[.B101]" office:value-type="percentage" office:value="0.999551118250049" calcext:value-type="percentage">
            <text:p>99.96%</text:p>
          </table:table-cell>
          <table:table-cell table:formula="of:=[.K101]/[.C101]" office:value-type="percentage" office:value="1.00073681769496" calcext:value-type="percentage">
            <text:p>100.07%</text:p>
          </table:table-cell>
          <table:table-cell table:formula="of:=[.L101]/[.D101]" office:value-type="percentage" office:value="0.999730662688066" calcext:value-type="percentage">
            <text:p>99.97%</text:p>
          </table:table-cell>
          <table:table-cell table:formula="of:=[.M101]/[.E101]" office:value-type="percentage" office:value="0.99899617308669" calcext:value-type="percentage">
            <text:p>99.90%</text:p>
          </table:table-cell>
          <table:table-cell table:formula="of:=[.N101]/[.F101]" office:value-type="percentage" office:value="0.99864532397538" calcext:value-type="percentage">
            <text:p>99.86%</text:p>
          </table:table-cell>
          <table:table-cell/>
          <table:table-cell table:style-name="ce3" table:formula="of:=AVERAGE([.P101:.U101])" office:value-type="percentage" office:value="1.00001464691185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3145059" calcext:value-type="float">
            <text:p>3145059</text:p>
          </table:table-cell>
          <table:table-cell office:value-type="float" office:value="24841048" calcext:value-type="float">
            <text:p>24841048</text:p>
          </table:table-cell>
          <table:table-cell office:value-type="float" office:value="6341437" calcext:value-type="float">
            <text:p>6341437</text:p>
          </table:table-cell>
          <table:table-cell office:value-type="float" office:value="26788007" calcext:value-type="float">
            <text:p>26788007</text:p>
          </table:table-cell>
          <table:table-cell office:value-type="float" office:value="15706240" calcext:value-type="float">
            <text:p>15706240</text:p>
          </table:table-cell>
          <table:table-cell office:value-type="float" office:value="29114827" calcext:value-type="float">
            <text:p>29114827</text:p>
          </table:table-cell>
          <table:table-cell table:number-columns-repeated="2"/>
          <table:table-cell office:value-type="float" office:value="3136725" calcext:value-type="float">
            <text:p>3136725</text:p>
          </table:table-cell>
          <table:table-cell office:value-type="float" office:value="24854103" calcext:value-type="float">
            <text:p>24854103</text:p>
          </table:table-cell>
          <table:table-cell office:value-type="float" office:value="6339148" calcext:value-type="float">
            <text:p>6339148</text:p>
          </table:table-cell>
          <table:table-cell office:value-type="float" office:value="26796693" calcext:value-type="float">
            <text:p>26796693</text:p>
          </table:table-cell>
          <table:table-cell office:value-type="float" office:value="15716440" calcext:value-type="float">
            <text:p>15716440</text:p>
          </table:table-cell>
          <table:table-cell office:value-type="float" office:value="29059650" calcext:value-type="float">
            <text:p>29059650</text:p>
          </table:table-cell>
          <table:table-cell/>
          <table:table-cell table:formula="of:=[.I102]/[.A102]" office:value-type="percentage" office:value="0.997350129202664" calcext:value-type="percentage">
            <text:p>99.74%</text:p>
          </table:table-cell>
          <table:table-cell table:formula="of:=[.J102]/[.B102]" office:value-type="percentage" office:value="1.00052554143448" calcext:value-type="percentage">
            <text:p>100.05%</text:p>
          </table:table-cell>
          <table:table-cell table:formula="of:=[.K102]/[.C102]" office:value-type="percentage" office:value="0.999639040804158" calcext:value-type="percentage">
            <text:p>99.96%</text:p>
          </table:table-cell>
          <table:table-cell table:formula="of:=[.L102]/[.D102]" office:value-type="percentage" office:value="1.0003242495793" calcext:value-type="percentage">
            <text:p>100.03%</text:p>
          </table:table-cell>
          <table:table-cell table:formula="of:=[.M102]/[.E102]" office:value-type="percentage" office:value="1.00064942341388" calcext:value-type="percentage">
            <text:p>100.06%</text:p>
          </table:table-cell>
          <table:table-cell table:formula="of:=[.N102]/[.F102]" office:value-type="percentage" office:value="0.998104848776879" calcext:value-type="percentage">
            <text:p>99.81%</text:p>
          </table:table-cell>
          <table:table-cell/>
          <table:table-cell table:style-name="ce3" table:formula="of:=AVERAGE([.P102:.U102])" office:value-type="percentage" office:value="0.999432205535227" calcext:value-type="percentage">
            <text:p>99.94%</text:p>
          </table:table-cell>
          <table:table-cell table:number-columns-repeated="1001"/>
        </table:table-row>
        <table:table-row table:style-name="ro1">
          <table:table-cell office:value-type="float" office:value="3109418" calcext:value-type="float">
            <text:p>3109418</text:p>
          </table:table-cell>
          <table:table-cell office:value-type="float" office:value="24158238" calcext:value-type="float">
            <text:p>24158238</text:p>
          </table:table-cell>
          <table:table-cell office:value-type="float" office:value="6514699" calcext:value-type="float">
            <text:p>6514699</text:p>
          </table:table-cell>
          <table:table-cell office:value-type="float" office:value="27205406" calcext:value-type="float">
            <text:p>27205406</text:p>
          </table:table-cell>
          <table:table-cell office:value-type="float" office:value="15915541" calcext:value-type="float">
            <text:p>15915541</text:p>
          </table:table-cell>
          <table:table-cell office:value-type="float" office:value="29260677" calcext:value-type="float">
            <text:p>29260677</text:p>
          </table:table-cell>
          <table:table-cell table:number-columns-repeated="2"/>
          <table:table-cell office:value-type="float" office:value="3109245" calcext:value-type="float">
            <text:p>3109245</text:p>
          </table:table-cell>
          <table:table-cell office:value-type="float" office:value="24179682" calcext:value-type="float">
            <text:p>24179682</text:p>
          </table:table-cell>
          <table:table-cell office:value-type="float" office:value="6521160" calcext:value-type="float">
            <text:p>6521160</text:p>
          </table:table-cell>
          <table:table-cell office:value-type="float" office:value="27216941" calcext:value-type="float">
            <text:p>27216941</text:p>
          </table:table-cell>
          <table:table-cell office:value-type="float" office:value="15909358" calcext:value-type="float">
            <text:p>15909358</text:p>
          </table:table-cell>
          <table:table-cell office:value-type="float" office:value="29267928" calcext:value-type="float">
            <text:p>29267928</text:p>
          </table:table-cell>
          <table:table-cell/>
          <table:table-cell table:formula="of:=[.I103]/[.A103]" office:value-type="percentage" office:value="0.999944362578463" calcext:value-type="percentage">
            <text:p>99.99%</text:p>
          </table:table-cell>
          <table:table-cell table:formula="of:=[.J103]/[.B103]" office:value-type="percentage" office:value="1.000887647518" calcext:value-type="percentage">
            <text:p>100.09%</text:p>
          </table:table-cell>
          <table:table-cell table:formula="of:=[.K103]/[.C103]" office:value-type="percentage" office:value="1.0009917572554" calcext:value-type="percentage">
            <text:p>100.10%</text:p>
          </table:table-cell>
          <table:table-cell table:formula="of:=[.L103]/[.D103]" office:value-type="percentage" office:value="1.00042399661303" calcext:value-type="percentage">
            <text:p>100.04%</text:p>
          </table:table-cell>
          <table:table-cell table:formula="of:=[.M103]/[.E103]" office:value-type="percentage" office:value="0.999611511792153" calcext:value-type="percentage">
            <text:p>99.96%</text:p>
          </table:table-cell>
          <table:table-cell table:formula="of:=[.N103]/[.F103]" office:value-type="percentage" office:value="1.00024780698" calcext:value-type="percentage">
            <text:p>100.02%</text:p>
          </table:table-cell>
          <table:table-cell/>
          <table:table-cell table:style-name="ce3" table:formula="of:=AVERAGE([.P103:.U103])" office:value-type="percentage" office:value="1.00035118045617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3091601" calcext:value-type="float">
            <text:p>3091601</text:p>
          </table:table-cell>
          <table:table-cell office:value-type="float" office:value="23969713" calcext:value-type="float">
            <text:p>23969713</text:p>
          </table:table-cell>
          <table:table-cell office:value-type="float" office:value="6962861" calcext:value-type="float">
            <text:p>6962861</text:p>
          </table:table-cell>
          <table:table-cell office:value-type="float" office:value="28174417" calcext:value-type="float">
            <text:p>28174417</text:p>
          </table:table-cell>
          <table:table-cell office:value-type="float" office:value="15778422" calcext:value-type="float">
            <text:p>15778422</text:p>
          </table:table-cell>
          <table:table-cell office:value-type="float" office:value="30233019" calcext:value-type="float">
            <text:p>30233019</text:p>
          </table:table-cell>
          <table:table-cell table:number-columns-repeated="2"/>
          <table:table-cell office:value-type="float" office:value="3097590" calcext:value-type="float">
            <text:p>3097590</text:p>
          </table:table-cell>
          <table:table-cell office:value-type="float" office:value="23961286" calcext:value-type="float">
            <text:p>23961286</text:p>
          </table:table-cell>
          <table:table-cell office:value-type="float" office:value="6966887" calcext:value-type="float">
            <text:p>6966887</text:p>
          </table:table-cell>
          <table:table-cell office:value-type="float" office:value="28144778" calcext:value-type="float">
            <text:p>28144778</text:p>
          </table:table-cell>
          <table:table-cell office:value-type="float" office:value="15756575" calcext:value-type="float">
            <text:p>15756575</text:p>
          </table:table-cell>
          <table:table-cell office:value-type="float" office:value="30138239" calcext:value-type="float">
            <text:p>30138239</text:p>
          </table:table-cell>
          <table:table-cell/>
          <table:table-cell table:formula="of:=[.I104]/[.A104]" office:value-type="percentage" office:value="1.00193718400272" calcext:value-type="percentage">
            <text:p>100.19%</text:p>
          </table:table-cell>
          <table:table-cell table:formula="of:=[.J104]/[.B104]" office:value-type="percentage" office:value="0.999648431334994" calcext:value-type="percentage">
            <text:p>99.96%</text:p>
          </table:table-cell>
          <table:table-cell table:formula="of:=[.K104]/[.C104]" office:value-type="percentage" office:value="1.00057821059475" calcext:value-type="percentage">
            <text:p>100.06%</text:p>
          </table:table-cell>
          <table:table-cell table:formula="of:=[.L104]/[.D104]" office:value-type="percentage" office:value="0.998948017273969" calcext:value-type="percentage">
            <text:p>99.89%</text:p>
          </table:table-cell>
          <table:table-cell table:formula="of:=[.M104]/[.E104]" office:value-type="percentage" office:value="0.998615387521008" calcext:value-type="percentage">
            <text:p>99.86%</text:p>
          </table:table-cell>
          <table:table-cell table:formula="of:=[.N104]/[.F104]" office:value-type="percentage" office:value="0.996865017019967" calcext:value-type="percentage">
            <text:p>99.69%</text:p>
          </table:table-cell>
          <table:table-cell/>
          <table:table-cell table:style-name="ce3" table:formula="of:=AVERAGE([.P104:.U104])" office:value-type="percentage" office:value="0.999432041291235" calcext:value-type="percentage">
            <text:p>99.94%</text:p>
          </table:table-cell>
          <table:table-cell table:number-columns-repeated="1001"/>
        </table:table-row>
        <table:table-row table:style-name="ro1">
          <table:table-cell office:value-type="float" office:value="3084426" calcext:value-type="float">
            <text:p>3084426</text:p>
          </table:table-cell>
          <table:table-cell office:value-type="float" office:value="24161144" calcext:value-type="float">
            <text:p>24161144</text:p>
          </table:table-cell>
          <table:table-cell office:value-type="float" office:value="7132018" calcext:value-type="float">
            <text:p>7132018</text:p>
          </table:table-cell>
          <table:table-cell office:value-type="float" office:value="26621490" calcext:value-type="float">
            <text:p>26621490</text:p>
          </table:table-cell>
          <table:table-cell office:value-type="float" office:value="15495767" calcext:value-type="float">
            <text:p>15495767</text:p>
          </table:table-cell>
          <table:table-cell office:value-type="float" office:value="28990644" calcext:value-type="float">
            <text:p>28990644</text:p>
          </table:table-cell>
          <table:table-cell table:number-columns-repeated="2"/>
          <table:table-cell office:value-type="float" office:value="3085467" calcext:value-type="float">
            <text:p>3085467</text:p>
          </table:table-cell>
          <table:table-cell office:value-type="float" office:value="24141128" calcext:value-type="float">
            <text:p>24141128</text:p>
          </table:table-cell>
          <table:table-cell office:value-type="float" office:value="7143785" calcext:value-type="float">
            <text:p>7143785</text:p>
          </table:table-cell>
          <table:table-cell office:value-type="float" office:value="26656648" calcext:value-type="float">
            <text:p>26656648</text:p>
          </table:table-cell>
          <table:table-cell office:value-type="float" office:value="15515618" calcext:value-type="float">
            <text:p>15515618</text:p>
          </table:table-cell>
          <table:table-cell office:value-type="float" office:value="28891621" calcext:value-type="float">
            <text:p>28891621</text:p>
          </table:table-cell>
          <table:table-cell/>
          <table:table-cell table:formula="of:=[.I105]/[.A105]" office:value-type="percentage" office:value="1.0003375020182" calcext:value-type="percentage">
            <text:p>100.03%</text:p>
          </table:table-cell>
          <table:table-cell table:formula="of:=[.J105]/[.B105]" office:value-type="percentage" office:value="0.999171562406151" calcext:value-type="percentage">
            <text:p>99.92%</text:p>
          </table:table-cell>
          <table:table-cell table:formula="of:=[.K105]/[.C105]" office:value-type="percentage" office:value="1.00164988366546" calcext:value-type="percentage">
            <text:p>100.16%</text:p>
          </table:table-cell>
          <table:table-cell table:formula="of:=[.L105]/[.D105]" office:value-type="percentage" office:value="1.00132066236713" calcext:value-type="percentage">
            <text:p>100.13%</text:p>
          </table:table-cell>
          <table:table-cell table:formula="of:=[.M105]/[.E105]" office:value-type="percentage" office:value="1.00128105953064" calcext:value-type="percentage">
            <text:p>100.13%</text:p>
          </table:table-cell>
          <table:table-cell table:formula="of:=[.N105]/[.F105]" office:value-type="percentage" office:value="0.996584311821428" calcext:value-type="percentage">
            <text:p>99.66%</text:p>
          </table:table-cell>
          <table:table-cell/>
          <table:table-cell table:style-name="ce3" table:formula="of:=AVERAGE([.P105:.U105])" office:value-type="percentage" office:value="1.00005749696817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3063317" calcext:value-type="float">
            <text:p>3063317</text:p>
          </table:table-cell>
          <table:table-cell office:value-type="float" office:value="24700106" calcext:value-type="float">
            <text:p>24700106</text:p>
          </table:table-cell>
          <table:table-cell office:value-type="float" office:value="6716519" calcext:value-type="float">
            <text:p>6716519</text:p>
          </table:table-cell>
          <table:table-cell office:value-type="float" office:value="27783735" calcext:value-type="float">
            <text:p>27783735</text:p>
          </table:table-cell>
          <table:table-cell office:value-type="float" office:value="15483582" calcext:value-type="float">
            <text:p>15483582</text:p>
          </table:table-cell>
          <table:table-cell office:value-type="float" office:value="29224719" calcext:value-type="float">
            <text:p>29224719</text:p>
          </table:table-cell>
          <table:table-cell table:number-columns-repeated="2"/>
          <table:table-cell office:value-type="float" office:value="3072903" calcext:value-type="float">
            <text:p>3072903</text:p>
          </table:table-cell>
          <table:table-cell office:value-type="float" office:value="24632607" calcext:value-type="float">
            <text:p>24632607</text:p>
          </table:table-cell>
          <table:table-cell office:value-type="float" office:value="6711887" calcext:value-type="float">
            <text:p>6711887</text:p>
          </table:table-cell>
          <table:table-cell office:value-type="float" office:value="27814573" calcext:value-type="float">
            <text:p>27814573</text:p>
          </table:table-cell>
          <table:table-cell office:value-type="float" office:value="15501668" calcext:value-type="float">
            <text:p>15501668</text:p>
          </table:table-cell>
          <table:table-cell office:value-type="float" office:value="29209632" calcext:value-type="float">
            <text:p>29209632</text:p>
          </table:table-cell>
          <table:table-cell/>
          <table:table-cell table:formula="of:=[.I106]/[.A106]" office:value-type="percentage" office:value="1.00312928763168" calcext:value-type="percentage">
            <text:p>100.31%</text:p>
          </table:table-cell>
          <table:table-cell table:formula="of:=[.J106]/[.B106]" office:value-type="percentage" office:value="0.997267258691116" calcext:value-type="percentage">
            <text:p>99.73%</text:p>
          </table:table-cell>
          <table:table-cell table:formula="of:=[.K106]/[.C106]" office:value-type="percentage" office:value="0.999310357046559" calcext:value-type="percentage">
            <text:p>99.93%</text:p>
          </table:table-cell>
          <table:table-cell table:formula="of:=[.L106]/[.D106]" office:value-type="percentage" office:value="1.00110992996442" calcext:value-type="percentage">
            <text:p>100.11%</text:p>
          </table:table-cell>
          <table:table-cell table:formula="of:=[.M106]/[.E106]" office:value-type="percentage" office:value="1.00116807596588" calcext:value-type="percentage">
            <text:p>100.12%</text:p>
          </table:table-cell>
          <table:table-cell table:formula="of:=[.N106]/[.F106]" office:value-type="percentage" office:value="0.999483758937083" calcext:value-type="percentage">
            <text:p>99.95%</text:p>
          </table:table-cell>
          <table:table-cell/>
          <table:table-cell table:style-name="ce3" table:formula="of:=AVERAGE([.P106:.U106])" office:value-type="percentage" office:value="1.00024477803946" calcext:value-type="percentage">
            <text:p>100.02%</text:p>
          </table:table-cell>
          <table:table-cell table:number-columns-repeated="1001"/>
        </table:table-row>
        <table:table-row table:style-name="ro1">
          <table:table-cell office:value-type="float" office:value="3572587" calcext:value-type="float">
            <text:p>3572587</text:p>
          </table:table-cell>
          <table:table-cell office:value-type="float" office:value="25988998" calcext:value-type="float">
            <text:p>25988998</text:p>
          </table:table-cell>
          <table:table-cell office:value-type="float" office:value="7297339" calcext:value-type="float">
            <text:p>7297339</text:p>
          </table:table-cell>
          <table:table-cell office:value-type="float" office:value="34262797" calcext:value-type="float">
            <text:p>34262797</text:p>
          </table:table-cell>
          <table:table-cell office:value-type="float" office:value="15579931" calcext:value-type="float">
            <text:p>15579931</text:p>
          </table:table-cell>
          <table:table-cell office:value-type="float" office:value="30754894" calcext:value-type="float">
            <text:p>30754894</text:p>
          </table:table-cell>
          <table:table-cell table:number-columns-repeated="2"/>
          <table:table-cell office:value-type="float" office:value="3569904" calcext:value-type="float">
            <text:p>3569904</text:p>
          </table:table-cell>
          <table:table-cell office:value-type="float" office:value="25994977" calcext:value-type="float">
            <text:p>25994977</text:p>
          </table:table-cell>
          <table:table-cell office:value-type="float" office:value="7279291" calcext:value-type="float">
            <text:p>7279291</text:p>
          </table:table-cell>
          <table:table-cell office:value-type="float" office:value="34283161" calcext:value-type="float">
            <text:p>34283161</text:p>
          </table:table-cell>
          <table:table-cell office:value-type="float" office:value="15616491" calcext:value-type="float">
            <text:p>15616491</text:p>
          </table:table-cell>
          <table:table-cell office:value-type="float" office:value="30712403" calcext:value-type="float">
            <text:p>30712403</text:p>
          </table:table-cell>
          <table:table-cell/>
          <table:table-cell table:formula="of:=[.I107]/[.A107]" office:value-type="percentage" office:value="0.999249003593194" calcext:value-type="percentage">
            <text:p>99.92%</text:p>
          </table:table-cell>
          <table:table-cell table:formula="of:=[.J107]/[.B107]" office:value-type="percentage" office:value="1.00023005888877" calcext:value-type="percentage">
            <text:p>100.02%</text:p>
          </table:table-cell>
          <table:table-cell table:formula="of:=[.K107]/[.C107]" office:value-type="percentage" office:value="0.997526769689609" calcext:value-type="percentage">
            <text:p>99.75%</text:p>
          </table:table-cell>
          <table:table-cell table:formula="of:=[.L107]/[.D107]" office:value-type="percentage" office:value="1.0005943472741" calcext:value-type="percentage">
            <text:p>100.06%</text:p>
          </table:table-cell>
          <table:table-cell table:formula="of:=[.M107]/[.E107]" office:value-type="percentage" office:value="1.00234660859538" calcext:value-type="percentage">
            <text:p>100.23%</text:p>
          </table:table-cell>
          <table:table-cell table:formula="of:=[.N107]/[.F107]" office:value-type="percentage" office:value="0.998618398749806" calcext:value-type="percentage">
            <text:p>99.86%</text:p>
          </table:table-cell>
          <table:table-cell/>
          <table:table-cell table:style-name="ce3" table:formula="of:=AVERAGE([.P107:.U107])" office:value-type="percentage" office:value="0.999760864465143" calcext:value-type="percentage">
            <text:p>99.98%</text:p>
          </table:table-cell>
          <table:table-cell table:number-columns-repeated="1001"/>
        </table:table-row>
        <table:table-row table:style-name="ro1">
          <table:table-cell office:value-type="float" office:value="3328297" calcext:value-type="float">
            <text:p>3328297</text:p>
          </table:table-cell>
          <table:table-cell office:value-type="float" office:value="23853838" calcext:value-type="float">
            <text:p>23853838</text:p>
          </table:table-cell>
          <table:table-cell office:value-type="float" office:value="7625460" calcext:value-type="float">
            <text:p>7625460</text:p>
          </table:table-cell>
          <table:table-cell office:value-type="float" office:value="27002865" calcext:value-type="float">
            <text:p>27002865</text:p>
          </table:table-cell>
          <table:table-cell office:value-type="float" office:value="15649717" calcext:value-type="float">
            <text:p>15649717</text:p>
          </table:table-cell>
          <table:table-cell office:value-type="float" office:value="28958133" calcext:value-type="float">
            <text:p>28958133</text:p>
          </table:table-cell>
          <table:table-cell table:number-columns-repeated="2"/>
          <table:table-cell office:value-type="float" office:value="3320998" calcext:value-type="float">
            <text:p>3320998</text:p>
          </table:table-cell>
          <table:table-cell office:value-type="float" office:value="23800748" calcext:value-type="float">
            <text:p>23800748</text:p>
          </table:table-cell>
          <table:table-cell office:value-type="float" office:value="7633971" calcext:value-type="float">
            <text:p>7633971</text:p>
          </table:table-cell>
          <table:table-cell office:value-type="float" office:value="27010615" calcext:value-type="float">
            <text:p>27010615</text:p>
          </table:table-cell>
          <table:table-cell office:value-type="float" office:value="15650405" calcext:value-type="float">
            <text:p>15650405</text:p>
          </table:table-cell>
          <table:table-cell office:value-type="float" office:value="28940550" calcext:value-type="float">
            <text:p>28940550</text:p>
          </table:table-cell>
          <table:table-cell/>
          <table:table-cell table:formula="of:=[.I108]/[.A108]" office:value-type="percentage" office:value="0.997806986576018" calcext:value-type="percentage">
            <text:p>99.78%</text:p>
          </table:table-cell>
          <table:table-cell table:formula="of:=[.J108]/[.B108]" office:value-type="percentage" office:value="0.997774362347895" calcext:value-type="percentage">
            <text:p>99.78%</text:p>
          </table:table-cell>
          <table:table-cell table:formula="of:=[.K108]/[.C108]" office:value-type="percentage" office:value="1.0011161293876" calcext:value-type="percentage">
            <text:p>100.11%</text:p>
          </table:table-cell>
          <table:table-cell table:formula="of:=[.L108]/[.D108]" office:value-type="percentage" office:value="1.00028700658245" calcext:value-type="percentage">
            <text:p>100.03%</text:p>
          </table:table-cell>
          <table:table-cell table:formula="of:=[.M108]/[.E108]" office:value-type="percentage" office:value="1.00004396245632" calcext:value-type="percentage">
            <text:p>100.00%</text:p>
          </table:table-cell>
          <table:table-cell table:formula="of:=[.N108]/[.F108]" office:value-type="percentage" office:value="0.999392813065677" calcext:value-type="percentage">
            <text:p>99.94%</text:p>
          </table:table-cell>
          <table:table-cell/>
          <table:table-cell table:style-name="ce3" table:formula="of:=AVERAGE([.P108:.U108])" office:value-type="percentage" office:value="0.99940354340266" calcext:value-type="percentage">
            <text:p>99.94%</text:p>
          </table:table-cell>
          <table:table-cell table:number-columns-repeated="1001"/>
        </table:table-row>
        <table:table-row table:style-name="ro1">
          <table:table-cell office:value-type="float" office:value="3163124" calcext:value-type="float">
            <text:p>3163124</text:p>
          </table:table-cell>
          <table:table-cell office:value-type="float" office:value="24408205" calcext:value-type="float">
            <text:p>24408205</text:p>
          </table:table-cell>
          <table:table-cell office:value-type="float" office:value="8499036" calcext:value-type="float">
            <text:p>8499036</text:p>
          </table:table-cell>
          <table:table-cell office:value-type="float" office:value="26845982" calcext:value-type="float">
            <text:p>26845982</text:p>
          </table:table-cell>
          <table:table-cell office:value-type="float" office:value="15497903" calcext:value-type="float">
            <text:p>15497903</text:p>
          </table:table-cell>
          <table:table-cell office:value-type="float" office:value="29071548" calcext:value-type="float">
            <text:p>29071548</text:p>
          </table:table-cell>
          <table:table-cell table:number-columns-repeated="2"/>
          <table:table-cell office:value-type="float" office:value="3173202" calcext:value-type="float">
            <text:p>3173202</text:p>
          </table:table-cell>
          <table:table-cell office:value-type="float" office:value="24408068" calcext:value-type="float">
            <text:p>24408068</text:p>
          </table:table-cell>
          <table:table-cell office:value-type="float" office:value="8503604" calcext:value-type="float">
            <text:p>8503604</text:p>
          </table:table-cell>
          <table:table-cell office:value-type="float" office:value="26861468" calcext:value-type="float">
            <text:p>26861468</text:p>
          </table:table-cell>
          <table:table-cell office:value-type="float" office:value="15497475" calcext:value-type="float">
            <text:p>15497475</text:p>
          </table:table-cell>
          <table:table-cell office:value-type="float" office:value="29097774" calcext:value-type="float">
            <text:p>29097774</text:p>
          </table:table-cell>
          <table:table-cell/>
          <table:table-cell table:formula="of:=[.I109]/[.A109]" office:value-type="percentage" office:value="1.00318609071285" calcext:value-type="percentage">
            <text:p>100.32%</text:p>
          </table:table-cell>
          <table:table-cell table:formula="of:=[.J109]/[.B109]" office:value-type="percentage" office:value="0.999994387133343" calcext:value-type="percentage">
            <text:p>100.00%</text:p>
          </table:table-cell>
          <table:table-cell table:formula="of:=[.K109]/[.C109]" office:value-type="percentage" office:value="1.00053747272044" calcext:value-type="percentage">
            <text:p>100.05%</text:p>
          </table:table-cell>
          <table:table-cell table:formula="of:=[.L109]/[.D109]" office:value-type="percentage" office:value="1.00057684609935" calcext:value-type="percentage">
            <text:p>100.06%</text:p>
          </table:table-cell>
          <table:table-cell table:formula="of:=[.M109]/[.E109]" office:value-type="percentage" office:value="0.99997238336051" calcext:value-type="percentage">
            <text:p>100.00%</text:p>
          </table:table-cell>
          <table:table-cell table:formula="of:=[.N109]/[.F109]" office:value-type="percentage" office:value="1.00090211914412" calcext:value-type="percentage">
            <text:p>100.09%</text:p>
          </table:table-cell>
          <table:table-cell/>
          <table:table-cell table:style-name="ce3" table:formula="of:=AVERAGE([.P109:.U109])" office:value-type="percentage" office:value="1.00086154986177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219354" calcext:value-type="float">
            <text:p>3219354</text:p>
          </table:table-cell>
          <table:table-cell office:value-type="float" office:value="25076687" calcext:value-type="float">
            <text:p>25076687</text:p>
          </table:table-cell>
          <table:table-cell office:value-type="float" office:value="8014282" calcext:value-type="float">
            <text:p>8014282</text:p>
          </table:table-cell>
          <table:table-cell office:value-type="float" office:value="29828716" calcext:value-type="float">
            <text:p>29828716</text:p>
          </table:table-cell>
          <table:table-cell office:value-type="float" office:value="15878244" calcext:value-type="float">
            <text:p>15878244</text:p>
          </table:table-cell>
          <table:table-cell office:value-type="float" office:value="31157631" calcext:value-type="float">
            <text:p>31157631</text:p>
          </table:table-cell>
          <table:table-cell table:number-columns-repeated="2"/>
          <table:table-cell office:value-type="float" office:value="3220533" calcext:value-type="float">
            <text:p>3220533</text:p>
          </table:table-cell>
          <table:table-cell office:value-type="float" office:value="25062088" calcext:value-type="float">
            <text:p>25062088</text:p>
          </table:table-cell>
          <table:table-cell office:value-type="float" office:value="8017958" calcext:value-type="float">
            <text:p>8017958</text:p>
          </table:table-cell>
          <table:table-cell office:value-type="float" office:value="29838634" calcext:value-type="float">
            <text:p>29838634</text:p>
          </table:table-cell>
          <table:table-cell office:value-type="float" office:value="15883949" calcext:value-type="float">
            <text:p>15883949</text:p>
          </table:table-cell>
          <table:table-cell office:value-type="float" office:value="31151370" calcext:value-type="float">
            <text:p>31151370</text:p>
          </table:table-cell>
          <table:table-cell/>
          <table:table-cell table:formula="of:=[.I110]/[.A110]" office:value-type="percentage" office:value="1.0003662225403" calcext:value-type="percentage">
            <text:p>100.04%</text:p>
          </table:table-cell>
          <table:table-cell table:formula="of:=[.J110]/[.B110]" office:value-type="percentage" office:value="0.999417825807691" calcext:value-type="percentage">
            <text:p>99.94%</text:p>
          </table:table-cell>
          <table:table-cell table:formula="of:=[.K110]/[.C110]" office:value-type="percentage" office:value="1.0004586811395" calcext:value-type="percentage">
            <text:p>100.05%</text:p>
          </table:table-cell>
          <table:table-cell table:formula="of:=[.L110]/[.D110]" office:value-type="percentage" office:value="1.00033249838847" calcext:value-type="percentage">
            <text:p>100.03%</text:p>
          </table:table-cell>
          <table:table-cell table:formula="of:=[.M110]/[.E110]" office:value-type="percentage" office:value="1.00035929665774" calcext:value-type="percentage">
            <text:p>100.04%</text:p>
          </table:table-cell>
          <table:table-cell table:formula="of:=[.N110]/[.F110]" office:value-type="percentage" office:value="0.999799054042331" calcext:value-type="percentage">
            <text:p>99.98%</text:p>
          </table:table-cell>
          <table:table-cell/>
          <table:table-cell table:style-name="ce3" table:formula="of:=AVERAGE([.P110:.U110])" office:value-type="percentage" office:value="1.00012226309601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3597188" calcext:value-type="float">
            <text:p>3597188</text:p>
          </table:table-cell>
          <table:table-cell office:value-type="float" office:value="25524018" calcext:value-type="float">
            <text:p>25524018</text:p>
          </table:table-cell>
          <table:table-cell office:value-type="float" office:value="6612335" calcext:value-type="float">
            <text:p>6612335</text:p>
          </table:table-cell>
          <table:table-cell office:value-type="float" office:value="26909106" calcext:value-type="float">
            <text:p>26909106</text:p>
          </table:table-cell>
          <table:table-cell office:value-type="float" office:value="15695219" calcext:value-type="float">
            <text:p>15695219</text:p>
          </table:table-cell>
          <table:table-cell office:value-type="float" office:value="29112595" calcext:value-type="float">
            <text:p>29112595</text:p>
          </table:table-cell>
          <table:table-cell table:number-columns-repeated="2"/>
          <table:table-cell office:value-type="float" office:value="3605569" calcext:value-type="float">
            <text:p>3605569</text:p>
          </table:table-cell>
          <table:table-cell office:value-type="float" office:value="25528207" calcext:value-type="float">
            <text:p>25528207</text:p>
          </table:table-cell>
          <table:table-cell office:value-type="float" office:value="6617065" calcext:value-type="float">
            <text:p>6617065</text:p>
          </table:table-cell>
          <table:table-cell office:value-type="float" office:value="26915858" calcext:value-type="float">
            <text:p>26915858</text:p>
          </table:table-cell>
          <table:table-cell office:value-type="float" office:value="15684984" calcext:value-type="float">
            <text:p>15684984</text:p>
          </table:table-cell>
          <table:table-cell office:value-type="float" office:value="29123813" calcext:value-type="float">
            <text:p>29123813</text:p>
          </table:table-cell>
          <table:table-cell/>
          <table:table-cell table:formula="of:=[.I111]/[.A111]" office:value-type="percentage" office:value="1.00232987544715" calcext:value-type="percentage">
            <text:p>100.23%</text:p>
          </table:table-cell>
          <table:table-cell table:formula="of:=[.J111]/[.B111]" office:value-type="percentage" office:value="1.00016411992814" calcext:value-type="percentage">
            <text:p>100.02%</text:p>
          </table:table-cell>
          <table:table-cell table:formula="of:=[.K111]/[.C111]" office:value-type="percentage" office:value="1.0007153297587" calcext:value-type="percentage">
            <text:p>100.07%</text:p>
          </table:table-cell>
          <table:table-cell table:formula="of:=[.L111]/[.D111]" office:value-type="percentage" office:value="1.0002509187782" calcext:value-type="percentage">
            <text:p>100.03%</text:p>
          </table:table-cell>
          <table:table-cell table:formula="of:=[.M111]/[.E111]" office:value-type="percentage" office:value="0.999347890590122" calcext:value-type="percentage">
            <text:p>99.93%</text:p>
          </table:table-cell>
          <table:table-cell table:formula="of:=[.N111]/[.F111]" office:value-type="percentage" office:value="1.00038533150343" calcext:value-type="percentage">
            <text:p>100.04%</text:p>
          </table:table-cell>
          <table:table-cell/>
          <table:table-cell table:style-name="ce3" table:formula="of:=AVERAGE([.P111:.U111])" office:value-type="percentage" office:value="1.00053224433429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3611808" calcext:value-type="float">
            <text:p>3611808</text:p>
          </table:table-cell>
          <table:table-cell office:value-type="float" office:value="24150651" calcext:value-type="float">
            <text:p>24150651</text:p>
          </table:table-cell>
          <table:table-cell office:value-type="float" office:value="6774700" calcext:value-type="float">
            <text:p>6774700</text:p>
          </table:table-cell>
          <table:table-cell office:value-type="float" office:value="26984470" calcext:value-type="float">
            <text:p>26984470</text:p>
          </table:table-cell>
          <table:table-cell office:value-type="float" office:value="15719748" calcext:value-type="float">
            <text:p>15719748</text:p>
          </table:table-cell>
          <table:table-cell office:value-type="float" office:value="28969249" calcext:value-type="float">
            <text:p>28969249</text:p>
          </table:table-cell>
          <table:table-cell table:number-columns-repeated="2"/>
          <table:table-cell office:value-type="float" office:value="3634260" calcext:value-type="float">
            <text:p>3634260</text:p>
          </table:table-cell>
          <table:table-cell office:value-type="float" office:value="24140261" calcext:value-type="float">
            <text:p>24140261</text:p>
          </table:table-cell>
          <table:table-cell office:value-type="float" office:value="6779259" calcext:value-type="float">
            <text:p>6779259</text:p>
          </table:table-cell>
          <table:table-cell office:value-type="float" office:value="26992820" calcext:value-type="float">
            <text:p>26992820</text:p>
          </table:table-cell>
          <table:table-cell office:value-type="float" office:value="15690785" calcext:value-type="float">
            <text:p>15690785</text:p>
          </table:table-cell>
          <table:table-cell office:value-type="float" office:value="28951703" calcext:value-type="float">
            <text:p>28951703</text:p>
          </table:table-cell>
          <table:table-cell/>
          <table:table-cell table:formula="of:=[.I112]/[.A112]" office:value-type="percentage" office:value="1.0062162772772" calcext:value-type="percentage">
            <text:p>100.62%</text:p>
          </table:table-cell>
          <table:table-cell table:formula="of:=[.J112]/[.B112]" office:value-type="percentage" office:value="0.99956978385386" calcext:value-type="percentage">
            <text:p>99.96%</text:p>
          </table:table-cell>
          <table:table-cell table:formula="of:=[.K112]/[.C112]" office:value-type="percentage" office:value="1.00067294492745" calcext:value-type="percentage">
            <text:p>100.07%</text:p>
          </table:table-cell>
          <table:table-cell table:formula="of:=[.L112]/[.D112]" office:value-type="percentage" office:value="1.00030943724298" calcext:value-type="percentage">
            <text:p>100.03%</text:p>
          </table:table-cell>
          <table:table-cell table:formula="of:=[.M112]/[.E112]" office:value-type="percentage" office:value="0.998157540438943" calcext:value-type="percentage">
            <text:p>99.82%</text:p>
          </table:table-cell>
          <table:table-cell table:formula="of:=[.N112]/[.F112]" office:value-type="percentage" office:value="0.999394323270168" calcext:value-type="percentage">
            <text:p>99.94%</text:p>
          </table:table-cell>
          <table:table-cell/>
          <table:table-cell table:style-name="ce3" table:formula="of:=AVERAGE([.P112:.U112])" office:value-type="percentage" office:value="1.00072005116843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3413397" calcext:value-type="float">
            <text:p>3413397</text:p>
          </table:table-cell>
          <table:table-cell office:value-type="float" office:value="26715697" calcext:value-type="float">
            <text:p>26715697</text:p>
          </table:table-cell>
          <table:table-cell office:value-type="float" office:value="6702851" calcext:value-type="float">
            <text:p>6702851</text:p>
          </table:table-cell>
          <table:table-cell office:value-type="float" office:value="31284679" calcext:value-type="float">
            <text:p>31284679</text:p>
          </table:table-cell>
          <table:table-cell office:value-type="float" office:value="15572815" calcext:value-type="float">
            <text:p>15572815</text:p>
          </table:table-cell>
          <table:table-cell office:value-type="float" office:value="29971884" calcext:value-type="float">
            <text:p>29971884</text:p>
          </table:table-cell>
          <table:table-cell table:number-columns-repeated="2"/>
          <table:table-cell office:value-type="float" office:value="3408833" calcext:value-type="float">
            <text:p>3408833</text:p>
          </table:table-cell>
          <table:table-cell office:value-type="float" office:value="26714852" calcext:value-type="float">
            <text:p>26714852</text:p>
          </table:table-cell>
          <table:table-cell office:value-type="float" office:value="6689083" calcext:value-type="float">
            <text:p>6689083</text:p>
          </table:table-cell>
          <table:table-cell office:value-type="float" office:value="31273683" calcext:value-type="float">
            <text:p>31273683</text:p>
          </table:table-cell>
          <table:table-cell office:value-type="float" office:value="15549000" calcext:value-type="float">
            <text:p>15549000</text:p>
          </table:table-cell>
          <table:table-cell office:value-type="float" office:value="29912486" calcext:value-type="float">
            <text:p>29912486</text:p>
          </table:table-cell>
          <table:table-cell/>
          <table:table-cell table:formula="of:=[.I113]/[.A113]" office:value-type="percentage" office:value="0.998662915564758" calcext:value-type="percentage">
            <text:p>99.87%</text:p>
          </table:table-cell>
          <table:table-cell table:formula="of:=[.J113]/[.B113]" office:value-type="percentage" office:value="0.9999683706549" calcext:value-type="percentage">
            <text:p>100.00%</text:p>
          </table:table-cell>
          <table:table-cell table:formula="of:=[.K113]/[.C113]" office:value-type="percentage" office:value="0.997945948671692" calcext:value-type="percentage">
            <text:p>99.79%</text:p>
          </table:table-cell>
          <table:table-cell table:formula="of:=[.L113]/[.D113]" office:value-type="percentage" office:value="0.999648518049362" calcext:value-type="percentage">
            <text:p>99.96%</text:p>
          </table:table-cell>
          <table:table-cell table:formula="of:=[.M113]/[.E113]" office:value-type="percentage" office:value="0.998470732491203" calcext:value-type="percentage">
            <text:p>99.85%</text:p>
          </table:table-cell>
          <table:table-cell table:formula="of:=[.N113]/[.F113]" office:value-type="percentage" office:value="0.998018209332453" calcext:value-type="percentage">
            <text:p>99.80%</text:p>
          </table:table-cell>
          <table:table-cell/>
          <table:table-cell table:style-name="ce3" table:formula="of:=AVERAGE([.P113:.U113])" office:value-type="percentage" office:value="0.998785782460728" calcext:value-type="percentage">
            <text:p>99.88%</text:p>
          </table:table-cell>
          <table:table-cell table:number-columns-repeated="1001"/>
        </table:table-row>
        <table:table-row table:style-name="ro1">
          <table:table-cell office:value-type="float" office:value="3222799" calcext:value-type="float">
            <text:p>3222799</text:p>
          </table:table-cell>
          <table:table-cell office:value-type="float" office:value="24078522" calcext:value-type="float">
            <text:p>24078522</text:p>
          </table:table-cell>
          <table:table-cell office:value-type="float" office:value="6379730" calcext:value-type="float">
            <text:p>6379730</text:p>
          </table:table-cell>
          <table:table-cell office:value-type="float" office:value="34473722" calcext:value-type="float">
            <text:p>34473722</text:p>
          </table:table-cell>
          <table:table-cell office:value-type="float" office:value="15551503" calcext:value-type="float">
            <text:p>15551503</text:p>
          </table:table-cell>
          <table:table-cell office:value-type="float" office:value="29352984" calcext:value-type="float">
            <text:p>29352984</text:p>
          </table:table-cell>
          <table:table-cell table:number-columns-repeated="2"/>
          <table:table-cell office:value-type="float" office:value="3211623" calcext:value-type="float">
            <text:p>3211623</text:p>
          </table:table-cell>
          <table:table-cell office:value-type="float" office:value="24073424" calcext:value-type="float">
            <text:p>24073424</text:p>
          </table:table-cell>
          <table:table-cell office:value-type="float" office:value="6383410" calcext:value-type="float">
            <text:p>6383410</text:p>
          </table:table-cell>
          <table:table-cell office:value-type="float" office:value="34483809" calcext:value-type="float">
            <text:p>34483809</text:p>
          </table:table-cell>
          <table:table-cell office:value-type="float" office:value="15532481" calcext:value-type="float">
            <text:p>15532481</text:p>
          </table:table-cell>
          <table:table-cell office:value-type="float" office:value="29297558" calcext:value-type="float">
            <text:p>29297558</text:p>
          </table:table-cell>
          <table:table-cell/>
          <table:table-cell table:formula="of:=[.I114]/[.A114]" office:value-type="percentage" office:value="0.996532206941854" calcext:value-type="percentage">
            <text:p>99.65%</text:p>
          </table:table-cell>
          <table:table-cell table:formula="of:=[.J114]/[.B114]" office:value-type="percentage" office:value="0.999788276041195" calcext:value-type="percentage">
            <text:p>99.98%</text:p>
          </table:table-cell>
          <table:table-cell table:formula="of:=[.K114]/[.C114]" office:value-type="percentage" office:value="1.00057682691901" calcext:value-type="percentage">
            <text:p>100.06%</text:p>
          </table:table-cell>
          <table:table-cell table:formula="of:=[.L114]/[.D114]" office:value-type="percentage" office:value="1.00029259967926" calcext:value-type="percentage">
            <text:p>100.03%</text:p>
          </table:table-cell>
          <table:table-cell table:formula="of:=[.M114]/[.E114]" office:value-type="percentage" office:value="0.998776838483071" calcext:value-type="percentage">
            <text:p>99.88%</text:p>
          </table:table-cell>
          <table:table-cell table:formula="of:=[.N114]/[.F114]" office:value-type="percentage" office:value="0.998111742233771" calcext:value-type="percentage">
            <text:p>99.81%</text:p>
          </table:table-cell>
          <table:table-cell/>
          <table:table-cell table:style-name="ce3" table:formula="of:=AVERAGE([.P114:.U114])" office:value-type="percentage" office:value="0.99901308171636" calcext:value-type="percentage">
            <text:p>99.90%</text:p>
          </table:table-cell>
          <table:table-cell table:number-columns-repeated="1001"/>
        </table:table-row>
        <table:table-row table:style-name="ro1">
          <table:table-cell office:value-type="float" office:value="3266005" calcext:value-type="float">
            <text:p>3266005</text:p>
          </table:table-cell>
          <table:table-cell office:value-type="float" office:value="24254873" calcext:value-type="float">
            <text:p>24254873</text:p>
          </table:table-cell>
          <table:table-cell office:value-type="float" office:value="5994058" calcext:value-type="float">
            <text:p>5994058</text:p>
          </table:table-cell>
          <table:table-cell office:value-type="float" office:value="27006833" calcext:value-type="float">
            <text:p>27006833</text:p>
          </table:table-cell>
          <table:table-cell office:value-type="float" office:value="15587588" calcext:value-type="float">
            <text:p>15587588</text:p>
          </table:table-cell>
          <table:table-cell office:value-type="float" office:value="28909643" calcext:value-type="float">
            <text:p>28909643</text:p>
          </table:table-cell>
          <table:table-cell table:number-columns-repeated="2"/>
          <table:table-cell office:value-type="float" office:value="3262376" calcext:value-type="float">
            <text:p>3262376</text:p>
          </table:table-cell>
          <table:table-cell office:value-type="float" office:value="24221147" calcext:value-type="float">
            <text:p>24221147</text:p>
          </table:table-cell>
          <table:table-cell office:value-type="float" office:value="6027755" calcext:value-type="float">
            <text:p>6027755</text:p>
          </table:table-cell>
          <table:table-cell office:value-type="float" office:value="27053760" calcext:value-type="float">
            <text:p>27053760</text:p>
          </table:table-cell>
          <table:table-cell office:value-type="float" office:value="15572604" calcext:value-type="float">
            <text:p>15572604</text:p>
          </table:table-cell>
          <table:table-cell office:value-type="float" office:value="28945643" calcext:value-type="float">
            <text:p>28945643</text:p>
          </table:table-cell>
          <table:table-cell/>
          <table:table-cell table:formula="of:=[.I115]/[.A115]" office:value-type="percentage" office:value="0.998888856569417" calcext:value-type="percentage">
            <text:p>99.89%</text:p>
          </table:table-cell>
          <table:table-cell table:formula="of:=[.J115]/[.B115]" office:value-type="percentage" office:value="0.998609516528905" calcext:value-type="percentage">
            <text:p>99.86%</text:p>
          </table:table-cell>
          <table:table-cell table:formula="of:=[.K115]/[.C115]" office:value-type="percentage" office:value="1.00562173405729" calcext:value-type="percentage">
            <text:p>100.56%</text:p>
          </table:table-cell>
          <table:table-cell table:formula="of:=[.L115]/[.D115]" office:value-type="percentage" office:value="1.00173759729621" calcext:value-type="percentage">
            <text:p>100.17%</text:p>
          </table:table-cell>
          <table:table-cell table:formula="of:=[.M115]/[.E115]" office:value-type="percentage" office:value="0.99903872234755" calcext:value-type="percentage">
            <text:p>99.90%</text:p>
          </table:table-cell>
          <table:table-cell table:formula="of:=[.N115]/[.F115]" office:value-type="percentage" office:value="1.00124525923755" calcext:value-type="percentage">
            <text:p>100.12%</text:p>
          </table:table-cell>
          <table:table-cell/>
          <table:table-cell table:style-name="ce3" table:formula="of:=AVERAGE([.P115:.U115])" office:value-type="percentage" office:value="1.00085694767282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134184" calcext:value-type="float">
            <text:p>3134184</text:p>
          </table:table-cell>
          <table:table-cell office:value-type="float" office:value="25763038" calcext:value-type="float">
            <text:p>25763038</text:p>
          </table:table-cell>
          <table:table-cell office:value-type="float" office:value="6443513" calcext:value-type="float">
            <text:p>6443513</text:p>
          </table:table-cell>
          <table:table-cell office:value-type="float" office:value="33803385" calcext:value-type="float">
            <text:p>33803385</text:p>
          </table:table-cell>
          <table:table-cell office:value-type="float" office:value="15668897" calcext:value-type="float">
            <text:p>15668897</text:p>
          </table:table-cell>
          <table:table-cell office:value-type="float" office:value="30681445" calcext:value-type="float">
            <text:p>30681445</text:p>
          </table:table-cell>
          <table:table-cell table:number-columns-repeated="2"/>
          <table:table-cell office:value-type="float" office:value="3139487" calcext:value-type="float">
            <text:p>3139487</text:p>
          </table:table-cell>
          <table:table-cell office:value-type="float" office:value="25775634" calcext:value-type="float">
            <text:p>25775634</text:p>
          </table:table-cell>
          <table:table-cell office:value-type="float" office:value="6452881" calcext:value-type="float">
            <text:p>6452881</text:p>
          </table:table-cell>
          <table:table-cell office:value-type="float" office:value="33838152" calcext:value-type="float">
            <text:p>33838152</text:p>
          </table:table-cell>
          <table:table-cell office:value-type="float" office:value="15659810" calcext:value-type="float">
            <text:p>15659810</text:p>
          </table:table-cell>
          <table:table-cell office:value-type="float" office:value="30725213" calcext:value-type="float">
            <text:p>30725213</text:p>
          </table:table-cell>
          <table:table-cell/>
          <table:table-cell table:formula="of:=[.I116]/[.A116]" office:value-type="percentage" office:value="1.00169198745192" calcext:value-type="percentage">
            <text:p>100.17%</text:p>
          </table:table-cell>
          <table:table-cell table:formula="of:=[.J116]/[.B116]" office:value-type="percentage" office:value="1.0004889174949" calcext:value-type="percentage">
            <text:p>100.05%</text:p>
          </table:table-cell>
          <table:table-cell table:formula="of:=[.K116]/[.C116]" office:value-type="percentage" office:value="1.00145386530608" calcext:value-type="percentage">
            <text:p>100.15%</text:p>
          </table:table-cell>
          <table:table-cell table:formula="of:=[.L116]/[.D116]" office:value-type="percentage" office:value="1.00102850646466" calcext:value-type="percentage">
            <text:p>100.10%</text:p>
          </table:table-cell>
          <table:table-cell table:formula="of:=[.M116]/[.E116]" office:value-type="percentage" office:value="0.999420061284467" calcext:value-type="percentage">
            <text:p>99.94%</text:p>
          </table:table-cell>
          <table:table-cell table:formula="of:=[.N116]/[.F116]" office:value-type="percentage" office:value="1.00142652994342" calcext:value-type="percentage">
            <text:p>100.14%</text:p>
          </table:table-cell>
          <table:table-cell/>
          <table:table-cell table:style-name="ce3" table:formula="of:=AVERAGE([.P116:.U116])" office:value-type="percentage" office:value="1.00091831132424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151339" calcext:value-type="float">
            <text:p>3151339</text:p>
          </table:table-cell>
          <table:table-cell office:value-type="float" office:value="25033398" calcext:value-type="float">
            <text:p>25033398</text:p>
          </table:table-cell>
          <table:table-cell office:value-type="float" office:value="6939442" calcext:value-type="float">
            <text:p>6939442</text:p>
          </table:table-cell>
          <table:table-cell office:value-type="float" office:value="27081942" calcext:value-type="float">
            <text:p>27081942</text:p>
          </table:table-cell>
          <table:table-cell office:value-type="float" office:value="15547819" calcext:value-type="float">
            <text:p>15547819</text:p>
          </table:table-cell>
          <table:table-cell office:value-type="float" office:value="29371219" calcext:value-type="float">
            <text:p>29371219</text:p>
          </table:table-cell>
          <table:table-cell table:number-columns-repeated="2"/>
          <table:table-cell office:value-type="float" office:value="3154140" calcext:value-type="float">
            <text:p>3154140</text:p>
          </table:table-cell>
          <table:table-cell office:value-type="float" office:value="25026160" calcext:value-type="float">
            <text:p>25026160</text:p>
          </table:table-cell>
          <table:table-cell office:value-type="float" office:value="6960008" calcext:value-type="float">
            <text:p>6960008</text:p>
          </table:table-cell>
          <table:table-cell office:value-type="float" office:value="27095460" calcext:value-type="float">
            <text:p>27095460</text:p>
          </table:table-cell>
          <table:table-cell office:value-type="float" office:value="15571446" calcext:value-type="float">
            <text:p>15571446</text:p>
          </table:table-cell>
          <table:table-cell office:value-type="float" office:value="29397343" calcext:value-type="float">
            <text:p>29397343</text:p>
          </table:table-cell>
          <table:table-cell/>
          <table:table-cell table:formula="of:=[.I117]/[.A117]" office:value-type="percentage" office:value="1.00088882852654" calcext:value-type="percentage">
            <text:p>100.09%</text:p>
          </table:table-cell>
          <table:table-cell table:formula="of:=[.J117]/[.B117]" office:value-type="percentage" office:value="0.999710866259547" calcext:value-type="percentage">
            <text:p>99.97%</text:p>
          </table:table-cell>
          <table:table-cell table:formula="of:=[.K117]/[.C117]" office:value-type="percentage" office:value="1.00296363886318" calcext:value-type="percentage">
            <text:p>100.30%</text:p>
          </table:table-cell>
          <table:table-cell table:formula="of:=[.L117]/[.D117]" office:value-type="percentage" office:value="1.00049915179643" calcext:value-type="percentage">
            <text:p>100.05%</text:p>
          </table:table-cell>
          <table:table-cell table:formula="of:=[.M117]/[.E117]" office:value-type="percentage" office:value="1.00151963436158" calcext:value-type="percentage">
            <text:p>100.15%</text:p>
          </table:table-cell>
          <table:table-cell table:formula="of:=[.N117]/[.F117]" office:value-type="percentage" office:value="1.00088944214403" calcext:value-type="percentage">
            <text:p>100.09%</text:p>
          </table:table-cell>
          <table:table-cell/>
          <table:table-cell table:style-name="ce3" table:formula="of:=AVERAGE([.P117:.U117])" office:value-type="percentage" office:value="1.00107859365855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119170" calcext:value-type="float">
            <text:p>3119170</text:p>
          </table:table-cell>
          <table:table-cell office:value-type="float" office:value="23937527" calcext:value-type="float">
            <text:p>23937527</text:p>
          </table:table-cell>
          <table:table-cell office:value-type="float" office:value="6680631" calcext:value-type="float">
            <text:p>6680631</text:p>
          </table:table-cell>
          <table:table-cell office:value-type="float" office:value="27246990" calcext:value-type="float">
            <text:p>27246990</text:p>
          </table:table-cell>
          <table:table-cell office:value-type="float" office:value="15543750" calcext:value-type="float">
            <text:p>15543750</text:p>
          </table:table-cell>
          <table:table-cell office:value-type="float" office:value="28599972" calcext:value-type="float">
            <text:p>28599972</text:p>
          </table:table-cell>
          <table:table-cell table:number-columns-repeated="2"/>
          <table:table-cell office:value-type="float" office:value="3125373" calcext:value-type="float">
            <text:p>3125373</text:p>
          </table:table-cell>
          <table:table-cell office:value-type="float" office:value="23959629" calcext:value-type="float">
            <text:p>23959629</text:p>
          </table:table-cell>
          <table:table-cell office:value-type="float" office:value="6691243" calcext:value-type="float">
            <text:p>6691243</text:p>
          </table:table-cell>
          <table:table-cell office:value-type="float" office:value="27274917" calcext:value-type="float">
            <text:p>27274917</text:p>
          </table:table-cell>
          <table:table-cell office:value-type="float" office:value="15527887" calcext:value-type="float">
            <text:p>15527887</text:p>
          </table:table-cell>
          <table:table-cell office:value-type="float" office:value="28575409" calcext:value-type="float">
            <text:p>28575409</text:p>
          </table:table-cell>
          <table:table-cell/>
          <table:table-cell table:formula="of:=[.I118]/[.A118]" office:value-type="percentage" office:value="1.00198867006287" calcext:value-type="percentage">
            <text:p>100.20%</text:p>
          </table:table-cell>
          <table:table-cell table:formula="of:=[.J118]/[.B118]" office:value-type="percentage" office:value="1.00092332010738" calcext:value-type="percentage">
            <text:p>100.09%</text:p>
          </table:table-cell>
          <table:table-cell table:formula="of:=[.K118]/[.C118]" office:value-type="percentage" office:value="1.00158847270565" calcext:value-type="percentage">
            <text:p>100.16%</text:p>
          </table:table-cell>
          <table:table-cell table:formula="of:=[.L118]/[.D118]" office:value-type="percentage" office:value="1.00102495725216" calcext:value-type="percentage">
            <text:p>100.10%</text:p>
          </table:table-cell>
          <table:table-cell table:formula="of:=[.M118]/[.E118]" office:value-type="percentage" office:value="0.998979461198231" calcext:value-type="percentage">
            <text:p>99.90%</text:p>
          </table:table-cell>
          <table:table-cell table:formula="of:=[.N118]/[.F118]" office:value-type="percentage" office:value="0.999141153005325" calcext:value-type="percentage">
            <text:p>99.91%</text:p>
          </table:table-cell>
          <table:table-cell/>
          <table:table-cell table:style-name="ce3" table:formula="of:=AVERAGE([.P118:.U118])" office:value-type="percentage" office:value="1.0006076723886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165042" calcext:value-type="float">
            <text:p>3165042</text:p>
          </table:table-cell>
          <table:table-cell office:value-type="float" office:value="24777665" calcext:value-type="float">
            <text:p>24777665</text:p>
          </table:table-cell>
          <table:table-cell office:value-type="float" office:value="6426315" calcext:value-type="float">
            <text:p>6426315</text:p>
          </table:table-cell>
          <table:table-cell office:value-type="float" office:value="27973123" calcext:value-type="float">
            <text:p>27973123</text:p>
          </table:table-cell>
          <table:table-cell office:value-type="float" office:value="15503332" calcext:value-type="float">
            <text:p>15503332</text:p>
          </table:table-cell>
          <table:table-cell office:value-type="float" office:value="30912632" calcext:value-type="float">
            <text:p>30912632</text:p>
          </table:table-cell>
          <table:table-cell table:number-columns-repeated="2"/>
          <table:table-cell office:value-type="float" office:value="3172770" calcext:value-type="float">
            <text:p>3172770</text:p>
          </table:table-cell>
          <table:table-cell office:value-type="float" office:value="24795066" calcext:value-type="float">
            <text:p>24795066</text:p>
          </table:table-cell>
          <table:table-cell office:value-type="float" office:value="6420871" calcext:value-type="float">
            <text:p>6420871</text:p>
          </table:table-cell>
          <table:table-cell office:value-type="float" office:value="27941168" calcext:value-type="float">
            <text:p>27941168</text:p>
          </table:table-cell>
          <table:table-cell office:value-type="float" office:value="15509971" calcext:value-type="float">
            <text:p>15509971</text:p>
          </table:table-cell>
          <table:table-cell office:value-type="float" office:value="30908417" calcext:value-type="float">
            <text:p>30908417</text:p>
          </table:table-cell>
          <table:table-cell/>
          <table:table-cell table:formula="of:=[.I119]/[.A119]" office:value-type="percentage" office:value="1.00244167375978" calcext:value-type="percentage">
            <text:p>100.24%</text:p>
          </table:table-cell>
          <table:table-cell table:formula="of:=[.J119]/[.B119]" office:value-type="percentage" office:value="1.00070228570771" calcext:value-type="percentage">
            <text:p>100.07%</text:p>
          </table:table-cell>
          <table:table-cell table:formula="of:=[.K119]/[.C119]" office:value-type="percentage" office:value="0.999152858208787" calcext:value-type="percentage">
            <text:p>99.92%</text:p>
          </table:table-cell>
          <table:table-cell table:formula="of:=[.L119]/[.D119]" office:value-type="percentage" office:value="0.998857653469725" calcext:value-type="percentage">
            <text:p>99.89%</text:p>
          </table:table-cell>
          <table:table-cell table:formula="of:=[.M119]/[.E119]" office:value-type="percentage" office:value="1.0004282305249" calcext:value-type="percentage">
            <text:p>100.04%</text:p>
          </table:table-cell>
          <table:table-cell table:formula="of:=[.N119]/[.F119]" office:value-type="percentage" office:value="0.999863647974071" calcext:value-type="percentage">
            <text:p>99.99%</text:p>
          </table:table-cell>
          <table:table-cell/>
          <table:table-cell table:style-name="ce3" table:formula="of:=AVERAGE([.P119:.U119])" office:value-type="percentage" office:value="1.00024105827416" calcext:value-type="percentage">
            <text:p>100.02%</text:p>
          </table:table-cell>
          <table:table-cell table:number-columns-repeated="1001"/>
        </table:table-row>
        <table:table-row table:style-name="ro1">
          <table:table-cell office:value-type="float" office:value="3300757" calcext:value-type="float">
            <text:p>3300757</text:p>
          </table:table-cell>
          <table:table-cell office:value-type="float" office:value="24721745" calcext:value-type="float">
            <text:p>24721745</text:p>
          </table:table-cell>
          <table:table-cell office:value-type="float" office:value="6510975" calcext:value-type="float">
            <text:p>6510975</text:p>
          </table:table-cell>
          <table:table-cell office:value-type="float" office:value="33681404" calcext:value-type="float">
            <text:p>33681404</text:p>
          </table:table-cell>
          <table:table-cell office:value-type="float" office:value="15956682" calcext:value-type="float">
            <text:p>15956682</text:p>
          </table:table-cell>
          <table:table-cell office:value-type="float" office:value="29107757" calcext:value-type="float">
            <text:p>29107757</text:p>
          </table:table-cell>
          <table:table-cell table:number-columns-repeated="2"/>
          <table:table-cell office:value-type="float" office:value="3305424" calcext:value-type="float">
            <text:p>3305424</text:p>
          </table:table-cell>
          <table:table-cell office:value-type="float" office:value="24706691" calcext:value-type="float">
            <text:p>24706691</text:p>
          </table:table-cell>
          <table:table-cell office:value-type="float" office:value="6535295" calcext:value-type="float">
            <text:p>6535295</text:p>
          </table:table-cell>
          <table:table-cell office:value-type="float" office:value="33680872" calcext:value-type="float">
            <text:p>33680872</text:p>
          </table:table-cell>
          <table:table-cell office:value-type="float" office:value="15964706" calcext:value-type="float">
            <text:p>15964706</text:p>
          </table:table-cell>
          <table:table-cell office:value-type="float" office:value="29074289" calcext:value-type="float">
            <text:p>29074289</text:p>
          </table:table-cell>
          <table:table-cell/>
          <table:table-cell table:formula="of:=[.I120]/[.A120]" office:value-type="percentage" office:value="1.00141391808" calcext:value-type="percentage">
            <text:p>100.14%</text:p>
          </table:table-cell>
          <table:table-cell table:formula="of:=[.J120]/[.B120]" office:value-type="percentage" office:value="0.999391062402755" calcext:value-type="percentage">
            <text:p>99.94%</text:p>
          </table:table-cell>
          <table:table-cell table:formula="of:=[.K120]/[.C120]" office:value-type="percentage" office:value="1.00373523166653" calcext:value-type="percentage">
            <text:p>100.37%</text:p>
          </table:table-cell>
          <table:table-cell table:formula="of:=[.L120]/[.D120]" office:value-type="percentage" office:value="0.999984204933975" calcext:value-type="percentage">
            <text:p>100.00%</text:p>
          </table:table-cell>
          <table:table-cell table:formula="of:=[.M120]/[.E120]" office:value-type="percentage" office:value="1.00050286143448" calcext:value-type="percentage">
            <text:p>100.05%</text:p>
          </table:table-cell>
          <table:table-cell table:formula="of:=[.N120]/[.F120]" office:value-type="percentage" office:value="0.998850203401107" calcext:value-type="percentage">
            <text:p>99.89%</text:p>
          </table:table-cell>
          <table:table-cell/>
          <table:table-cell table:style-name="ce3" table:formula="of:=AVERAGE([.P120:.U120])" office:value-type="percentage" office:value="1.00064624698647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142689" calcext:value-type="float">
            <text:p>3142689</text:p>
          </table:table-cell>
          <table:table-cell office:value-type="float" office:value="28630348" calcext:value-type="float">
            <text:p>28630348</text:p>
          </table:table-cell>
          <table:table-cell office:value-type="float" office:value="6783684" calcext:value-type="float">
            <text:p>6783684</text:p>
          </table:table-cell>
          <table:table-cell office:value-type="float" office:value="34720707" calcext:value-type="float">
            <text:p>34720707</text:p>
          </table:table-cell>
          <table:table-cell office:value-type="float" office:value="15468269" calcext:value-type="float">
            <text:p>15468269</text:p>
          </table:table-cell>
          <table:table-cell office:value-type="float" office:value="29033064" calcext:value-type="float">
            <text:p>29033064</text:p>
          </table:table-cell>
          <table:table-cell table:number-columns-repeated="2"/>
          <table:table-cell office:value-type="float" office:value="3142669" calcext:value-type="float">
            <text:p>3142669</text:p>
          </table:table-cell>
          <table:table-cell office:value-type="float" office:value="28566532" calcext:value-type="float">
            <text:p>28566532</text:p>
          </table:table-cell>
          <table:table-cell office:value-type="float" office:value="6784556" calcext:value-type="float">
            <text:p>6784556</text:p>
          </table:table-cell>
          <table:table-cell office:value-type="float" office:value="34717392" calcext:value-type="float">
            <text:p>34717392</text:p>
          </table:table-cell>
          <table:table-cell office:value-type="float" office:value="15455393" calcext:value-type="float">
            <text:p>15455393</text:p>
          </table:table-cell>
          <table:table-cell office:value-type="float" office:value="29026652" calcext:value-type="float">
            <text:p>29026652</text:p>
          </table:table-cell>
          <table:table-cell/>
          <table:table-cell table:formula="of:=[.I121]/[.A121]" office:value-type="percentage" office:value="0.999993636023164" calcext:value-type="percentage">
            <text:p>100.00%</text:p>
          </table:table-cell>
          <table:table-cell table:formula="of:=[.J121]/[.B121]" office:value-type="percentage" office:value="0.997771036523901" calcext:value-type="percentage">
            <text:p>99.78%</text:p>
          </table:table-cell>
          <table:table-cell table:formula="of:=[.K121]/[.C121]" office:value-type="percentage" office:value="1.00012854372344" calcext:value-type="percentage">
            <text:p>100.01%</text:p>
          </table:table-cell>
          <table:table-cell table:formula="of:=[.L121]/[.D121]" office:value-type="percentage" office:value="0.999904523833573" calcext:value-type="percentage">
            <text:p>99.99%</text:p>
          </table:table-cell>
          <table:table-cell table:formula="of:=[.M121]/[.E121]" office:value-type="percentage" office:value="0.999167586237348" calcext:value-type="percentage">
            <text:p>99.92%</text:p>
          </table:table-cell>
          <table:table-cell table:formula="of:=[.N121]/[.F121]" office:value-type="percentage" office:value="0.999779148353064" calcext:value-type="percentage">
            <text:p>99.98%</text:p>
          </table:table-cell>
          <table:table-cell/>
          <table:table-cell table:style-name="ce3" table:formula="of:=AVERAGE([.P121:.U121])" office:value-type="percentage" office:value="0.999457412449082" calcext:value-type="percentage">
            <text:p>99.95%</text:p>
          </table:table-cell>
          <table:table-cell table:number-columns-repeated="1001"/>
        </table:table-row>
        <table:table-row table:style-name="ro1">
          <table:table-cell office:value-type="float" office:value="2962046" calcext:value-type="float">
            <text:p>2962046</text:p>
          </table:table-cell>
          <table:table-cell office:value-type="float" office:value="24439245" calcext:value-type="float">
            <text:p>24439245</text:p>
          </table:table-cell>
          <table:table-cell office:value-type="float" office:value="6727776" calcext:value-type="float">
            <text:p>6727776</text:p>
          </table:table-cell>
          <table:table-cell office:value-type="float" office:value="28548060" calcext:value-type="float">
            <text:p>28548060</text:p>
          </table:table-cell>
          <table:table-cell office:value-type="float" office:value="15456334" calcext:value-type="float">
            <text:p>15456334</text:p>
          </table:table-cell>
          <table:table-cell office:value-type="float" office:value="29730069" calcext:value-type="float">
            <text:p>29730069</text:p>
          </table:table-cell>
          <table:table-cell table:number-columns-repeated="2"/>
          <table:table-cell office:value-type="float" office:value="2973478" calcext:value-type="float">
            <text:p>2973478</text:p>
          </table:table-cell>
          <table:table-cell office:value-type="float" office:value="24425821" calcext:value-type="float">
            <text:p>24425821</text:p>
          </table:table-cell>
          <table:table-cell office:value-type="float" office:value="6732247" calcext:value-type="float">
            <text:p>6732247</text:p>
          </table:table-cell>
          <table:table-cell office:value-type="float" office:value="28563555" calcext:value-type="float">
            <text:p>28563555</text:p>
          </table:table-cell>
          <table:table-cell office:value-type="float" office:value="15493385" calcext:value-type="float">
            <text:p>15493385</text:p>
          </table:table-cell>
          <table:table-cell office:value-type="float" office:value="29723741" calcext:value-type="float">
            <text:p>29723741</text:p>
          </table:table-cell>
          <table:table-cell/>
          <table:table-cell table:formula="of:=[.I122]/[.A122]" office:value-type="percentage" office:value="1.00385949441703" calcext:value-type="percentage">
            <text:p>100.39%</text:p>
          </table:table-cell>
          <table:table-cell table:formula="of:=[.J122]/[.B122]" office:value-type="percentage" office:value="0.999450719529184" calcext:value-type="percentage">
            <text:p>99.95%</text:p>
          </table:table-cell>
          <table:table-cell table:formula="of:=[.K122]/[.C122]" office:value-type="percentage" office:value="1.00066455839196" calcext:value-type="percentage">
            <text:p>100.07%</text:p>
          </table:table-cell>
          <table:table-cell table:formula="of:=[.L122]/[.D122]" office:value-type="percentage" office:value="1.00054276893071" calcext:value-type="percentage">
            <text:p>100.05%</text:p>
          </table:table-cell>
          <table:table-cell table:formula="of:=[.M122]/[.E122]" office:value-type="percentage" office:value="1.00239714022743" calcext:value-type="percentage">
            <text:p>100.24%</text:p>
          </table:table-cell>
          <table:table-cell table:formula="of:=[.N122]/[.F122]" office:value-type="percentage" office:value="0.999787151519897" calcext:value-type="percentage">
            <text:p>99.98%</text:p>
          </table:table-cell>
          <table:table-cell/>
          <table:table-cell table:style-name="ce3" table:formula="of:=AVERAGE([.P122:.U122])" office:value-type="percentage" office:value="1.00111697216937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023300" calcext:value-type="float">
            <text:p>3023300</text:p>
          </table:table-cell>
          <table:table-cell office:value-type="float" office:value="24238698" calcext:value-type="float">
            <text:p>24238698</text:p>
          </table:table-cell>
          <table:table-cell office:value-type="float" office:value="6614765" calcext:value-type="float">
            <text:p>6614765</text:p>
          </table:table-cell>
          <table:table-cell office:value-type="float" office:value="27234925" calcext:value-type="float">
            <text:p>27234925</text:p>
          </table:table-cell>
          <table:table-cell office:value-type="float" office:value="15652490" calcext:value-type="float">
            <text:p>15652490</text:p>
          </table:table-cell>
          <table:table-cell office:value-type="float" office:value="28565425" calcext:value-type="float">
            <text:p>28565425</text:p>
          </table:table-cell>
          <table:table-cell table:number-columns-repeated="2"/>
          <table:table-cell office:value-type="float" office:value="3023909" calcext:value-type="float">
            <text:p>3023909</text:p>
          </table:table-cell>
          <table:table-cell office:value-type="float" office:value="24273624" calcext:value-type="float">
            <text:p>24273624</text:p>
          </table:table-cell>
          <table:table-cell office:value-type="float" office:value="6597988" calcext:value-type="float">
            <text:p>6597988</text:p>
          </table:table-cell>
          <table:table-cell office:value-type="float" office:value="27233281" calcext:value-type="float">
            <text:p>27233281</text:p>
          </table:table-cell>
          <table:table-cell office:value-type="float" office:value="15642331" calcext:value-type="float">
            <text:p>15642331</text:p>
          </table:table-cell>
          <table:table-cell office:value-type="float" office:value="28598931" calcext:value-type="float">
            <text:p>28598931</text:p>
          </table:table-cell>
          <table:table-cell/>
          <table:table-cell table:formula="of:=[.I123]/[.A123]" office:value-type="percentage" office:value="1.00020143551748" calcext:value-type="percentage">
            <text:p>100.02%</text:p>
          </table:table-cell>
          <table:table-cell table:formula="of:=[.J123]/[.B123]" office:value-type="percentage" office:value="1.00144091898005" calcext:value-type="percentage">
            <text:p>100.14%</text:p>
          </table:table-cell>
          <table:table-cell table:formula="of:=[.K123]/[.C123]" office:value-type="percentage" office:value="0.997463704303932" calcext:value-type="percentage">
            <text:p>99.75%</text:p>
          </table:table-cell>
          <table:table-cell table:formula="of:=[.L123]/[.D123]" office:value-type="percentage" office:value="0.999939636330924" calcext:value-type="percentage">
            <text:p>99.99%</text:p>
          </table:table-cell>
          <table:table-cell table:formula="of:=[.M123]/[.E123]" office:value-type="percentage" office:value="0.999350965884661" calcext:value-type="percentage">
            <text:p>99.94%</text:p>
          </table:table-cell>
          <table:table-cell table:formula="of:=[.N123]/[.F123]" office:value-type="percentage" office:value="1.00117295646748" calcext:value-type="percentage">
            <text:p>100.12%</text:p>
          </table:table-cell>
          <table:table-cell/>
          <table:table-cell table:style-name="ce3" table:formula="of:=AVERAGE([.P123:.U123])" office:value-type="percentage" office:value="0.999928269580754" calcext:value-type="percentage">
            <text:p>99.99%</text:p>
          </table:table-cell>
          <table:table-cell table:number-columns-repeated="1001"/>
        </table:table-row>
        <table:table-row table:style-name="ro1">
          <table:table-cell office:value-type="float" office:value="3052520" calcext:value-type="float">
            <text:p>3052520</text:p>
          </table:table-cell>
          <table:table-cell office:value-type="float" office:value="24264803" calcext:value-type="float">
            <text:p>24264803</text:p>
          </table:table-cell>
          <table:table-cell office:value-type="float" office:value="6911957" calcext:value-type="float">
            <text:p>6911957</text:p>
          </table:table-cell>
          <table:table-cell office:value-type="float" office:value="26948183" calcext:value-type="float">
            <text:p>26948183</text:p>
          </table:table-cell>
          <table:table-cell office:value-type="float" office:value="15683106" calcext:value-type="float">
            <text:p>15683106</text:p>
          </table:table-cell>
          <table:table-cell office:value-type="float" office:value="28611512" calcext:value-type="float">
            <text:p>28611512</text:p>
          </table:table-cell>
          <table:table-cell table:number-columns-repeated="2"/>
          <table:table-cell office:value-type="float" office:value="3037992" calcext:value-type="float">
            <text:p>3037992</text:p>
          </table:table-cell>
          <table:table-cell office:value-type="float" office:value="24250682" calcext:value-type="float">
            <text:p>24250682</text:p>
          </table:table-cell>
          <table:table-cell office:value-type="float" office:value="6922870" calcext:value-type="float">
            <text:p>6922870</text:p>
          </table:table-cell>
          <table:table-cell office:value-type="float" office:value="26961542" calcext:value-type="float">
            <text:p>26961542</text:p>
          </table:table-cell>
          <table:table-cell office:value-type="float" office:value="15681688" calcext:value-type="float">
            <text:p>15681688</text:p>
          </table:table-cell>
          <table:table-cell office:value-type="float" office:value="28615195" calcext:value-type="float">
            <text:p>28615195</text:p>
          </table:table-cell>
          <table:table-cell/>
          <table:table-cell table:formula="of:=[.I124]/[.A124]" office:value-type="percentage" office:value="0.995240653623891" calcext:value-type="percentage">
            <text:p>99.52%</text:p>
          </table:table-cell>
          <table:table-cell table:formula="of:=[.J124]/[.B124]" office:value-type="percentage" office:value="0.99941804596559" calcext:value-type="percentage">
            <text:p>99.94%</text:p>
          </table:table-cell>
          <table:table-cell table:formula="of:=[.K124]/[.C124]" office:value-type="percentage" office:value="1.00157885820181" calcext:value-type="percentage">
            <text:p>100.16%</text:p>
          </table:table-cell>
          <table:table-cell table:formula="of:=[.L124]/[.D124]" office:value-type="percentage" office:value="1.00049572915547" calcext:value-type="percentage">
            <text:p>100.05%</text:p>
          </table:table-cell>
          <table:table-cell table:formula="of:=[.M124]/[.E124]" office:value-type="percentage" office:value="0.999909584236694" calcext:value-type="percentage">
            <text:p>99.99%</text:p>
          </table:table-cell>
          <table:table-cell table:formula="of:=[.N124]/[.F124]" office:value-type="percentage" office:value="1.00012872440995" calcext:value-type="percentage">
            <text:p>100.01%</text:p>
          </table:table-cell>
          <table:table-cell/>
          <table:table-cell table:style-name="ce3" table:formula="of:=AVERAGE([.P124:.U124])" office:value-type="percentage" office:value="0.999461932598901" calcext:value-type="percentage">
            <text:p>99.95%</text:p>
          </table:table-cell>
          <table:table-cell table:number-columns-repeated="1001"/>
        </table:table-row>
        <table:table-row table:style-name="ro1">
          <table:table-cell office:value-type="float" office:value="3101545" calcext:value-type="float">
            <text:p>3101545</text:p>
          </table:table-cell>
          <table:table-cell office:value-type="float" office:value="24104865" calcext:value-type="float">
            <text:p>24104865</text:p>
          </table:table-cell>
          <table:table-cell office:value-type="float" office:value="6511175" calcext:value-type="float">
            <text:p>6511175</text:p>
          </table:table-cell>
          <table:table-cell office:value-type="float" office:value="28424100" calcext:value-type="float">
            <text:p>28424100</text:p>
          </table:table-cell>
          <table:table-cell office:value-type="float" office:value="15578003" calcext:value-type="float">
            <text:p>15578003</text:p>
          </table:table-cell>
          <table:table-cell office:value-type="float" office:value="30350586" calcext:value-type="float">
            <text:p>30350586</text:p>
          </table:table-cell>
          <table:table-cell table:number-columns-repeated="2"/>
          <table:table-cell office:value-type="float" office:value="3098449" calcext:value-type="float">
            <text:p>3098449</text:p>
          </table:table-cell>
          <table:table-cell office:value-type="float" office:value="24126983" calcext:value-type="float">
            <text:p>24126983</text:p>
          </table:table-cell>
          <table:table-cell office:value-type="float" office:value="6518929" calcext:value-type="float">
            <text:p>6518929</text:p>
          </table:table-cell>
          <table:table-cell office:value-type="float" office:value="28439307" calcext:value-type="float">
            <text:p>28439307</text:p>
          </table:table-cell>
          <table:table-cell office:value-type="float" office:value="15574833" calcext:value-type="float">
            <text:p>15574833</text:p>
          </table:table-cell>
          <table:table-cell office:value-type="float" office:value="30332554" calcext:value-type="float">
            <text:p>30332554</text:p>
          </table:table-cell>
          <table:table-cell/>
          <table:table-cell table:formula="of:=[.I125]/[.A125]" office:value-type="percentage" office:value="0.999001787818652" calcext:value-type="percentage">
            <text:p>99.90%</text:p>
          </table:table-cell>
          <table:table-cell table:formula="of:=[.J125]/[.B125]" office:value-type="percentage" office:value="1.00091757410797" calcext:value-type="percentage">
            <text:p>100.09%</text:p>
          </table:table-cell>
          <table:table-cell table:formula="of:=[.K125]/[.C125]" office:value-type="percentage" office:value="1.0011908756868" calcext:value-type="percentage">
            <text:p>100.12%</text:p>
          </table:table-cell>
          <table:table-cell table:formula="of:=[.L125]/[.D125]" office:value-type="percentage" office:value="1.00053500374682" calcext:value-type="percentage">
            <text:p>100.05%</text:p>
          </table:table-cell>
          <table:table-cell table:formula="of:=[.M125]/[.E125]" office:value-type="percentage" office:value="0.999796507934939" calcext:value-type="percentage">
            <text:p>99.98%</text:p>
          </table:table-cell>
          <table:table-cell table:formula="of:=[.N125]/[.F125]" office:value-type="percentage" office:value="0.999405876380772" calcext:value-type="percentage">
            <text:p>99.94%</text:p>
          </table:table-cell>
          <table:table-cell/>
          <table:table-cell table:style-name="ce3" table:formula="of:=AVERAGE([.P125:.U125])" office:value-type="percentage" office:value="1.00014127094599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3013165" calcext:value-type="float">
            <text:p>3013165</text:p>
          </table:table-cell>
          <table:table-cell office:value-type="float" office:value="25298079" calcext:value-type="float">
            <text:p>25298079</text:p>
          </table:table-cell>
          <table:table-cell office:value-type="float" office:value="6383110" calcext:value-type="float">
            <text:p>6383110</text:p>
          </table:table-cell>
          <table:table-cell office:value-type="float" office:value="32027333" calcext:value-type="float">
            <text:p>32027333</text:p>
          </table:table-cell>
          <table:table-cell office:value-type="float" office:value="15468451" calcext:value-type="float">
            <text:p>15468451</text:p>
          </table:table-cell>
          <table:table-cell office:value-type="float" office:value="28762638" calcext:value-type="float">
            <text:p>28762638</text:p>
          </table:table-cell>
          <table:table-cell table:number-columns-repeated="2"/>
          <table:table-cell office:value-type="float" office:value="3034790" calcext:value-type="float">
            <text:p>3034790</text:p>
          </table:table-cell>
          <table:table-cell office:value-type="float" office:value="25304224" calcext:value-type="float">
            <text:p>25304224</text:p>
          </table:table-cell>
          <table:table-cell office:value-type="float" office:value="6384933" calcext:value-type="float">
            <text:p>6384933</text:p>
          </table:table-cell>
          <table:table-cell office:value-type="float" office:value="32030278" calcext:value-type="float">
            <text:p>32030278</text:p>
          </table:table-cell>
          <table:table-cell office:value-type="float" office:value="15501411" calcext:value-type="float">
            <text:p>15501411</text:p>
          </table:table-cell>
          <table:table-cell office:value-type="float" office:value="28738129" calcext:value-type="float">
            <text:p>28738129</text:p>
          </table:table-cell>
          <table:table-cell/>
          <table:table-cell table:formula="of:=[.I126]/[.A126]" office:value-type="percentage" office:value="1.00717683897165" calcext:value-type="percentage">
            <text:p>100.72%</text:p>
          </table:table-cell>
          <table:table-cell table:formula="of:=[.J126]/[.B126]" office:value-type="percentage" office:value="1.0002429038189" calcext:value-type="percentage">
            <text:p>100.02%</text:p>
          </table:table-cell>
          <table:table-cell table:formula="of:=[.K126]/[.C126]" office:value-type="percentage" office:value="1.00028559745955" calcext:value-type="percentage">
            <text:p>100.03%</text:p>
          </table:table-cell>
          <table:table-cell table:formula="of:=[.L126]/[.D126]" office:value-type="percentage" office:value="1.00009195270802" calcext:value-type="percentage">
            <text:p>100.01%</text:p>
          </table:table-cell>
          <table:table-cell table:formula="of:=[.M126]/[.E126]" office:value-type="percentage" office:value="1.00213078866139" calcext:value-type="percentage">
            <text:p>100.21%</text:p>
          </table:table-cell>
          <table:table-cell table:formula="of:=[.N126]/[.F126]" office:value-type="percentage" office:value="0.999147887617262" calcext:value-type="percentage">
            <text:p>99.91%</text:p>
          </table:table-cell>
          <table:table-cell/>
          <table:table-cell table:style-name="ce3" table:formula="of:=AVERAGE([.P126:.U126])" office:value-type="percentage" office:value="1.00151266153946" calcext:value-type="percentage">
            <text:p>100.15%</text:p>
          </table:table-cell>
          <table:table-cell table:number-columns-repeated="1001"/>
        </table:table-row>
        <table:table-row table:style-name="ro1">
          <table:table-cell office:value-type="float" office:value="3449183" calcext:value-type="float">
            <text:p>3449183</text:p>
          </table:table-cell>
          <table:table-cell office:value-type="float" office:value="24739593" calcext:value-type="float">
            <text:p>24739593</text:p>
          </table:table-cell>
          <table:table-cell office:value-type="float" office:value="6429023" calcext:value-type="float">
            <text:p>6429023</text:p>
          </table:table-cell>
          <table:table-cell office:value-type="float" office:value="40837541" calcext:value-type="float">
            <text:p>40837541</text:p>
          </table:table-cell>
          <table:table-cell office:value-type="float" office:value="15486023" calcext:value-type="float">
            <text:p>15486023</text:p>
          </table:table-cell>
          <table:table-cell office:value-type="float" office:value="28699827" calcext:value-type="float">
            <text:p>28699827</text:p>
          </table:table-cell>
          <table:table-cell table:number-columns-repeated="2"/>
          <table:table-cell office:value-type="float" office:value="3458722" calcext:value-type="float">
            <text:p>3458722</text:p>
          </table:table-cell>
          <table:table-cell office:value-type="float" office:value="24782602" calcext:value-type="float">
            <text:p>24782602</text:p>
          </table:table-cell>
          <table:table-cell office:value-type="float" office:value="6442986" calcext:value-type="float">
            <text:p>6442986</text:p>
          </table:table-cell>
          <table:table-cell office:value-type="float" office:value="40744592" calcext:value-type="float">
            <text:p>40744592</text:p>
          </table:table-cell>
          <table:table-cell office:value-type="float" office:value="15481293" calcext:value-type="float">
            <text:p>15481293</text:p>
          </table:table-cell>
          <table:table-cell office:value-type="float" office:value="28670747" calcext:value-type="float">
            <text:p>28670747</text:p>
          </table:table-cell>
          <table:table-cell/>
          <table:table-cell table:formula="of:=[.I127]/[.A127]" office:value-type="percentage" office:value="1.00276558245822" calcext:value-type="percentage">
            <text:p>100.28%</text:p>
          </table:table-cell>
          <table:table-cell table:formula="of:=[.J127]/[.B127]" office:value-type="percentage" office:value="1.00173846837335" calcext:value-type="percentage">
            <text:p>100.17%</text:p>
          </table:table-cell>
          <table:table-cell table:formula="of:=[.K127]/[.C127]" office:value-type="percentage" office:value="1.00217186966044" calcext:value-type="percentage">
            <text:p>100.22%</text:p>
          </table:table-cell>
          <table:table-cell table:formula="of:=[.L127]/[.D127]" office:value-type="percentage" office:value="0.997723932496327" calcext:value-type="percentage">
            <text:p>99.77%</text:p>
          </table:table-cell>
          <table:table-cell table:formula="of:=[.M127]/[.E127]" office:value-type="percentage" office:value="0.999694563284582" calcext:value-type="percentage">
            <text:p>99.97%</text:p>
          </table:table-cell>
          <table:table-cell table:formula="of:=[.N127]/[.F127]" office:value-type="percentage" office:value="0.998986753474158" calcext:value-type="percentage">
            <text:p>99.90%</text:p>
          </table:table-cell>
          <table:table-cell/>
          <table:table-cell table:style-name="ce3" table:formula="of:=AVERAGE([.P127:.U127])" office:value-type="percentage" office:value="1.00051352829118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3501327" calcext:value-type="float">
            <text:p>3501327</text:p>
          </table:table-cell>
          <table:table-cell office:value-type="float" office:value="23871240" calcext:value-type="float">
            <text:p>23871240</text:p>
          </table:table-cell>
          <table:table-cell office:value-type="float" office:value="7277515" calcext:value-type="float">
            <text:p>7277515</text:p>
          </table:table-cell>
          <table:table-cell office:value-type="float" office:value="35516273" calcext:value-type="float">
            <text:p>35516273</text:p>
          </table:table-cell>
          <table:table-cell office:value-type="float" office:value="15561259" calcext:value-type="float">
            <text:p>15561259</text:p>
          </table:table-cell>
          <table:table-cell office:value-type="float" office:value="30353007" calcext:value-type="float">
            <text:p>30353007</text:p>
          </table:table-cell>
          <table:table-cell table:number-columns-repeated="2"/>
          <table:table-cell office:value-type="float" office:value="3489742" calcext:value-type="float">
            <text:p>3489742</text:p>
          </table:table-cell>
          <table:table-cell office:value-type="float" office:value="23883205" calcext:value-type="float">
            <text:p>23883205</text:p>
          </table:table-cell>
          <table:table-cell office:value-type="float" office:value="7249068" calcext:value-type="float">
            <text:p>7249068</text:p>
          </table:table-cell>
          <table:table-cell office:value-type="float" office:value="35523493" calcext:value-type="float">
            <text:p>35523493</text:p>
          </table:table-cell>
          <table:table-cell office:value-type="float" office:value="15597501" calcext:value-type="float">
            <text:p>15597501</text:p>
          </table:table-cell>
          <table:table-cell office:value-type="float" office:value="30355383" calcext:value-type="float">
            <text:p>30355383</text:p>
          </table:table-cell>
          <table:table-cell/>
          <table:table-cell table:formula="of:=[.I128]/[.A128]" office:value-type="percentage" office:value="0.996691254487227" calcext:value-type="percentage">
            <text:p>99.67%</text:p>
          </table:table-cell>
          <table:table-cell table:formula="of:=[.J128]/[.B128]" office:value-type="percentage" office:value="1.00050123076975" calcext:value-type="percentage">
            <text:p>100.05%</text:p>
          </table:table-cell>
          <table:table-cell table:formula="of:=[.K128]/[.C128]" office:value-type="percentage" office:value="0.996091110770641" calcext:value-type="percentage">
            <text:p>99.61%</text:p>
          </table:table-cell>
          <table:table-cell table:formula="of:=[.L128]/[.D128]" office:value-type="percentage" office:value="1.00020328709603" calcext:value-type="percentage">
            <text:p>100.02%</text:p>
          </table:table-cell>
          <table:table-cell table:formula="of:=[.M128]/[.E128]" office:value-type="percentage" office:value="1.00232898893335" calcext:value-type="percentage">
            <text:p>100.23%</text:p>
          </table:table-cell>
          <table:table-cell table:formula="of:=[.N128]/[.F128]" office:value-type="percentage" office:value="1.00007827890001" calcext:value-type="percentage">
            <text:p>100.01%</text:p>
          </table:table-cell>
          <table:table-cell/>
          <table:table-cell table:style-name="ce3" table:formula="of:=AVERAGE([.P128:.U128])" office:value-type="percentage" office:value="0.999315691826168" calcext:value-type="percentage">
            <text:p>99.93%</text:p>
          </table:table-cell>
          <table:table-cell table:number-columns-repeated="1001"/>
        </table:table-row>
        <table:table-row table:style-name="ro1">
          <table:table-cell office:value-type="float" office:value="3293102" calcext:value-type="float">
            <text:p>3293102</text:p>
          </table:table-cell>
          <table:table-cell office:value-type="float" office:value="25212425" calcext:value-type="float">
            <text:p>25212425</text:p>
          </table:table-cell>
          <table:table-cell office:value-type="float" office:value="6487656" calcext:value-type="float">
            <text:p>6487656</text:p>
          </table:table-cell>
          <table:table-cell office:value-type="float" office:value="27400762" calcext:value-type="float">
            <text:p>27400762</text:p>
          </table:table-cell>
          <table:table-cell office:value-type="float" office:value="15813725" calcext:value-type="float">
            <text:p>15813725</text:p>
          </table:table-cell>
          <table:table-cell office:value-type="float" office:value="28935002" calcext:value-type="float">
            <text:p>28935002</text:p>
          </table:table-cell>
          <table:table-cell table:number-columns-repeated="2"/>
          <table:table-cell office:value-type="float" office:value="3302132" calcext:value-type="float">
            <text:p>3302132</text:p>
          </table:table-cell>
          <table:table-cell office:value-type="float" office:value="25198439" calcext:value-type="float">
            <text:p>25198439</text:p>
          </table:table-cell>
          <table:table-cell office:value-type="float" office:value="6509466" calcext:value-type="float">
            <text:p>6509466</text:p>
          </table:table-cell>
          <table:table-cell office:value-type="float" office:value="27423291" calcext:value-type="float">
            <text:p>27423291</text:p>
          </table:table-cell>
          <table:table-cell office:value-type="float" office:value="15786117" calcext:value-type="float">
            <text:p>15786117</text:p>
          </table:table-cell>
          <table:table-cell office:value-type="float" office:value="29025115" calcext:value-type="float">
            <text:p>29025115</text:p>
          </table:table-cell>
          <table:table-cell/>
          <table:table-cell table:formula="of:=[.I129]/[.A129]" office:value-type="percentage" office:value="1.00274209544679" calcext:value-type="percentage">
            <text:p>100.27%</text:p>
          </table:table-cell>
          <table:table-cell table:formula="of:=[.J129]/[.B129]" office:value-type="percentage" office:value="0.999445273510977" calcext:value-type="percentage">
            <text:p>99.94%</text:p>
          </table:table-cell>
          <table:table-cell table:formula="of:=[.K129]/[.C129]" office:value-type="percentage" office:value="1.00336176887307" calcext:value-type="percentage">
            <text:p>100.34%</text:p>
          </table:table-cell>
          <table:table-cell table:formula="of:=[.L129]/[.D129]" office:value-type="percentage" office:value="1.00082220341172" calcext:value-type="percentage">
            <text:p>100.08%</text:p>
          </table:table-cell>
          <table:table-cell table:formula="of:=[.M129]/[.E129]" office:value-type="percentage" office:value="0.998254174775393" calcext:value-type="percentage">
            <text:p>99.83%</text:p>
          </table:table-cell>
          <table:table-cell table:formula="of:=[.N129]/[.F129]" office:value-type="percentage" office:value="1.00311432499642" calcext:value-type="percentage">
            <text:p>100.31%</text:p>
          </table:table-cell>
          <table:table-cell/>
          <table:table-cell table:style-name="ce3" table:formula="of:=AVERAGE([.P129:.U129])" office:value-type="percentage" office:value="1.0012899735024" calcext:value-type="percentage">
            <text:p>100.13%</text:p>
          </table:table-cell>
          <table:table-cell table:number-columns-repeated="1001"/>
        </table:table-row>
        <table:table-row table:style-name="ro1">
          <table:table-cell office:value-type="float" office:value="3136773" calcext:value-type="float">
            <text:p>3136773</text:p>
          </table:table-cell>
          <table:table-cell office:value-type="float" office:value="29434048" calcext:value-type="float">
            <text:p>29434048</text:p>
          </table:table-cell>
          <table:table-cell office:value-type="float" office:value="6972975" calcext:value-type="float">
            <text:p>6972975</text:p>
          </table:table-cell>
          <table:table-cell office:value-type="float" office:value="27639421" calcext:value-type="float">
            <text:p>27639421</text:p>
          </table:table-cell>
          <table:table-cell office:value-type="float" office:value="15556654" calcext:value-type="float">
            <text:p>15556654</text:p>
          </table:table-cell>
          <table:table-cell office:value-type="float" office:value="28756819" calcext:value-type="float">
            <text:p>28756819</text:p>
          </table:table-cell>
          <table:table-cell table:number-columns-repeated="2"/>
          <table:table-cell office:value-type="float" office:value="3144081" calcext:value-type="float">
            <text:p>3144081</text:p>
          </table:table-cell>
          <table:table-cell office:value-type="float" office:value="29415878" calcext:value-type="float">
            <text:p>29415878</text:p>
          </table:table-cell>
          <table:table-cell office:value-type="float" office:value="6976775" calcext:value-type="float">
            <text:p>6976775</text:p>
          </table:table-cell>
          <table:table-cell office:value-type="float" office:value="27623665" calcext:value-type="float">
            <text:p>27623665</text:p>
          </table:table-cell>
          <table:table-cell office:value-type="float" office:value="15560609" calcext:value-type="float">
            <text:p>15560609</text:p>
          </table:table-cell>
          <table:table-cell office:value-type="float" office:value="28805788" calcext:value-type="float">
            <text:p>28805788</text:p>
          </table:table-cell>
          <table:table-cell/>
          <table:table-cell table:formula="of:=[.I130]/[.A130]" office:value-type="percentage" office:value="1.00232978286921" calcext:value-type="percentage">
            <text:p>100.23%</text:p>
          </table:table-cell>
          <table:table-cell table:formula="of:=[.J130]/[.B130]" office:value-type="percentage" office:value="0.999382687695556" calcext:value-type="percentage">
            <text:p>99.94%</text:p>
          </table:table-cell>
          <table:table-cell table:formula="of:=[.K130]/[.C130]" office:value-type="percentage" office:value="1.00054496108189" calcext:value-type="percentage">
            <text:p>100.05%</text:p>
          </table:table-cell>
          <table:table-cell table:formula="of:=[.L130]/[.D130]" office:value-type="percentage" office:value="0.999429944643196" calcext:value-type="percentage">
            <text:p>99.94%</text:p>
          </table:table-cell>
          <table:table-cell table:formula="of:=[.M130]/[.E130]" office:value-type="percentage" office:value="1.00025423204759" calcext:value-type="percentage">
            <text:p>100.03%</text:p>
          </table:table-cell>
          <table:table-cell table:formula="of:=[.N130]/[.F130]" office:value-type="percentage" office:value="1.00170286567509" calcext:value-type="percentage">
            <text:p>100.17%</text:p>
          </table:table-cell>
          <table:table-cell/>
          <table:table-cell table:style-name="ce3" table:formula="of:=AVERAGE([.P130:.U130])" office:value-type="percentage" office:value="1.00060741233542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079662" calcext:value-type="float">
            <text:p>3079662</text:p>
          </table:table-cell>
          <table:table-cell office:value-type="float" office:value="24742325" calcext:value-type="float">
            <text:p>24742325</text:p>
          </table:table-cell>
          <table:table-cell office:value-type="float" office:value="6974712" calcext:value-type="float">
            <text:p>6974712</text:p>
          </table:table-cell>
          <table:table-cell office:value-type="float" office:value="30369366" calcext:value-type="float">
            <text:p>30369366</text:p>
          </table:table-cell>
          <table:table-cell office:value-type="float" office:value="15642439" calcext:value-type="float">
            <text:p>15642439</text:p>
          </table:table-cell>
          <table:table-cell office:value-type="float" office:value="29754439" calcext:value-type="float">
            <text:p>29754439</text:p>
          </table:table-cell>
          <table:table-cell table:number-columns-repeated="2"/>
          <table:table-cell office:value-type="float" office:value="3086888" calcext:value-type="float">
            <text:p>3086888</text:p>
          </table:table-cell>
          <table:table-cell office:value-type="float" office:value="24733694" calcext:value-type="float">
            <text:p>24733694</text:p>
          </table:table-cell>
          <table:table-cell office:value-type="float" office:value="6965106" calcext:value-type="float">
            <text:p>6965106</text:p>
          </table:table-cell>
          <table:table-cell office:value-type="float" office:value="30346624" calcext:value-type="float">
            <text:p>30346624</text:p>
          </table:table-cell>
          <table:table-cell office:value-type="float" office:value="15658572" calcext:value-type="float">
            <text:p>15658572</text:p>
          </table:table-cell>
          <table:table-cell office:value-type="float" office:value="29827957" calcext:value-type="float">
            <text:p>29827957</text:p>
          </table:table-cell>
          <table:table-cell/>
          <table:table-cell table:formula="of:=[.I131]/[.A131]" office:value-type="percentage" office:value="1.00234636138641" calcext:value-type="percentage">
            <text:p>100.23%</text:p>
          </table:table-cell>
          <table:table-cell table:formula="of:=[.J131]/[.B131]" office:value-type="percentage" office:value="0.999651164553048" calcext:value-type="percentage">
            <text:p>99.97%</text:p>
          </table:table-cell>
          <table:table-cell table:formula="of:=[.K131]/[.C131]" office:value-type="percentage" office:value="0.998622738831367" calcext:value-type="percentage">
            <text:p>99.86%</text:p>
          </table:table-cell>
          <table:table-cell table:formula="of:=[.L131]/[.D131]" office:value-type="percentage" office:value="0.999251153283872" calcext:value-type="percentage">
            <text:p>99.93%</text:p>
          </table:table-cell>
          <table:table-cell table:formula="of:=[.M131]/[.E131]" office:value-type="percentage" office:value="1.00103136090222" calcext:value-type="percentage">
            <text:p>100.10%</text:p>
          </table:table-cell>
          <table:table-cell table:formula="of:=[.N131]/[.F131]" office:value-type="percentage" office:value="1.00247082460536" calcext:value-type="percentage">
            <text:p>100.25%</text:p>
          </table:table-cell>
          <table:table-cell/>
          <table:table-cell table:style-name="ce3" table:formula="of:=AVERAGE([.P131:.U131])" office:value-type="percentage" office:value="1.00056226726038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65853" calcext:value-type="float">
            <text:p>2965853</text:p>
          </table:table-cell>
          <table:table-cell office:value-type="float" office:value="24465752" calcext:value-type="float">
            <text:p>24465752</text:p>
          </table:table-cell>
          <table:table-cell office:value-type="float" office:value="8580562" calcext:value-type="float">
            <text:p>8580562</text:p>
          </table:table-cell>
          <table:table-cell office:value-type="float" office:value="32975157" calcext:value-type="float">
            <text:p>32975157</text:p>
          </table:table-cell>
          <table:table-cell office:value-type="float" office:value="15442784" calcext:value-type="float">
            <text:p>15442784</text:p>
          </table:table-cell>
          <table:table-cell office:value-type="float" office:value="28600202" calcext:value-type="float">
            <text:p>28600202</text:p>
          </table:table-cell>
          <table:table-cell table:number-columns-repeated="2"/>
          <table:table-cell office:value-type="float" office:value="2964442" calcext:value-type="float">
            <text:p>2964442</text:p>
          </table:table-cell>
          <table:table-cell office:value-type="float" office:value="24488602" calcext:value-type="float">
            <text:p>24488602</text:p>
          </table:table-cell>
          <table:table-cell office:value-type="float" office:value="8599583" calcext:value-type="float">
            <text:p>8599583</text:p>
          </table:table-cell>
          <table:table-cell office:value-type="float" office:value="32992372" calcext:value-type="float">
            <text:p>32992372</text:p>
          </table:table-cell>
          <table:table-cell office:value-type="float" office:value="15461393" calcext:value-type="float">
            <text:p>15461393</text:p>
          </table:table-cell>
          <table:table-cell office:value-type="float" office:value="28638818" calcext:value-type="float">
            <text:p>28638818</text:p>
          </table:table-cell>
          <table:table-cell/>
          <table:table-cell table:formula="of:=[.I132]/[.A132]" office:value-type="percentage" office:value="0.999524251539102" calcext:value-type="percentage">
            <text:p>99.95%</text:p>
          </table:table-cell>
          <table:table-cell table:formula="of:=[.J132]/[.B132]" office:value-type="percentage" office:value="1.00093395862101" calcext:value-type="percentage">
            <text:p>100.09%</text:p>
          </table:table-cell>
          <table:table-cell table:formula="of:=[.K132]/[.C132]" office:value-type="percentage" office:value="1.00221675456689" calcext:value-type="percentage">
            <text:p>100.22%</text:p>
          </table:table-cell>
          <table:table-cell table:formula="of:=[.L132]/[.D132]" office:value-type="percentage" office:value="1.00052205968269" calcext:value-type="percentage">
            <text:p>100.05%</text:p>
          </table:table-cell>
          <table:table-cell table:formula="of:=[.M132]/[.E132]" office:value-type="percentage" office:value="1.00120502883418" calcext:value-type="percentage">
            <text:p>100.12%</text:p>
          </table:table-cell>
          <table:table-cell table:formula="of:=[.N132]/[.F132]" office:value-type="percentage" office:value="1.00135020025383" calcext:value-type="percentage">
            <text:p>100.14%</text:p>
          </table:table-cell>
          <table:table-cell/>
          <table:table-cell table:style-name="ce3" table:formula="of:=AVERAGE([.P132:.U132])" office:value-type="percentage" office:value="1.00095870891628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3002260" calcext:value-type="float">
            <text:p>3002260</text:p>
          </table:table-cell>
          <table:table-cell office:value-type="float" office:value="24440089" calcext:value-type="float">
            <text:p>24440089</text:p>
          </table:table-cell>
          <table:table-cell office:value-type="float" office:value="7629942" calcext:value-type="float">
            <text:p>7629942</text:p>
          </table:table-cell>
          <table:table-cell office:value-type="float" office:value="27118191" calcext:value-type="float">
            <text:p>27118191</text:p>
          </table:table-cell>
          <table:table-cell office:value-type="float" office:value="15891063" calcext:value-type="float">
            <text:p>15891063</text:p>
          </table:table-cell>
          <table:table-cell office:value-type="float" office:value="28575856" calcext:value-type="float">
            <text:p>28575856</text:p>
          </table:table-cell>
          <table:table-cell table:number-columns-repeated="2"/>
          <table:table-cell office:value-type="float" office:value="3011077" calcext:value-type="float">
            <text:p>3011077</text:p>
          </table:table-cell>
          <table:table-cell office:value-type="float" office:value="24448667" calcext:value-type="float">
            <text:p>24448667</text:p>
          </table:table-cell>
          <table:table-cell office:value-type="float" office:value="7610641" calcext:value-type="float">
            <text:p>7610641</text:p>
          </table:table-cell>
          <table:table-cell office:value-type="float" office:value="27114526" calcext:value-type="float">
            <text:p>27114526</text:p>
          </table:table-cell>
          <table:table-cell office:value-type="float" office:value="15889051" calcext:value-type="float">
            <text:p>15889051</text:p>
          </table:table-cell>
          <table:table-cell office:value-type="float" office:value="28610102" calcext:value-type="float">
            <text:p>28610102</text:p>
          </table:table-cell>
          <table:table-cell/>
          <table:table-cell table:formula="of:=[.I133]/[.A133]" office:value-type="percentage" office:value="1.00293678761999" calcext:value-type="percentage">
            <text:p>100.29%</text:p>
          </table:table-cell>
          <table:table-cell table:formula="of:=[.J133]/[.B133]" office:value-type="percentage" office:value="1.00035098071861" calcext:value-type="percentage">
            <text:p>100.04%</text:p>
          </table:table-cell>
          <table:table-cell table:formula="of:=[.K133]/[.C133]" office:value-type="percentage" office:value="0.997470360849401" calcext:value-type="percentage">
            <text:p>99.75%</text:p>
          </table:table-cell>
          <table:table-cell table:formula="of:=[.L133]/[.D133]" office:value-type="percentage" office:value="0.99986485086708" calcext:value-type="percentage">
            <text:p>99.99%</text:p>
          </table:table-cell>
          <table:table-cell table:formula="of:=[.M133]/[.E133]" office:value-type="percentage" office:value="0.999873387953971" calcext:value-type="percentage">
            <text:p>99.99%</text:p>
          </table:table-cell>
          <table:table-cell table:formula="of:=[.N133]/[.F133]" office:value-type="percentage" office:value="1.00119842429217" calcext:value-type="percentage">
            <text:p>100.12%</text:p>
          </table:table-cell>
          <table:table-cell/>
          <table:table-cell table:style-name="ce3" table:formula="of:=AVERAGE([.P133:.U133])" office:value-type="percentage" office:value="1.00028246538354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92951" calcext:value-type="float">
            <text:p>2992951</text:p>
          </table:table-cell>
          <table:table-cell office:value-type="float" office:value="24321684" calcext:value-type="float">
            <text:p>24321684</text:p>
          </table:table-cell>
          <table:table-cell office:value-type="float" office:value="7938443" calcext:value-type="float">
            <text:p>7938443</text:p>
          </table:table-cell>
          <table:table-cell office:value-type="float" office:value="28406004" calcext:value-type="float">
            <text:p>28406004</text:p>
          </table:table-cell>
          <table:table-cell office:value-type="float" office:value="15693441" calcext:value-type="float">
            <text:p>15693441</text:p>
          </table:table-cell>
          <table:table-cell office:value-type="float" office:value="30289005" calcext:value-type="float">
            <text:p>30289005</text:p>
          </table:table-cell>
          <table:table-cell table:number-columns-repeated="2"/>
          <table:table-cell office:value-type="float" office:value="2999308" calcext:value-type="float">
            <text:p>2999308</text:p>
          </table:table-cell>
          <table:table-cell office:value-type="float" office:value="24311304" calcext:value-type="float">
            <text:p>24311304</text:p>
          </table:table-cell>
          <table:table-cell office:value-type="float" office:value="7929218" calcext:value-type="float">
            <text:p>7929218</text:p>
          </table:table-cell>
          <table:table-cell office:value-type="float" office:value="28416567" calcext:value-type="float">
            <text:p>28416567</text:p>
          </table:table-cell>
          <table:table-cell office:value-type="float" office:value="15690210" calcext:value-type="float">
            <text:p>15690210</text:p>
          </table:table-cell>
          <table:table-cell office:value-type="float" office:value="30317216" calcext:value-type="float">
            <text:p>30317216</text:p>
          </table:table-cell>
          <table:table-cell/>
          <table:table-cell table:formula="of:=[.I134]/[.A134]" office:value-type="percentage" office:value="1.00212399067008" calcext:value-type="percentage">
            <text:p>100.21%</text:p>
          </table:table-cell>
          <table:table-cell table:formula="of:=[.J134]/[.B134]" office:value-type="percentage" office:value="0.999573220341157" calcext:value-type="percentage">
            <text:p>99.96%</text:p>
          </table:table-cell>
          <table:table-cell table:formula="of:=[.K134]/[.C134]" office:value-type="percentage" office:value="0.998837933332771" calcext:value-type="percentage">
            <text:p>99.88%</text:p>
          </table:table-cell>
          <table:table-cell table:formula="of:=[.L134]/[.D134]" office:value-type="percentage" office:value="1.00037185800579" calcext:value-type="percentage">
            <text:p>100.04%</text:p>
          </table:table-cell>
          <table:table-cell table:formula="of:=[.M134]/[.E134]" office:value-type="percentage" office:value="0.999794117810109" calcext:value-type="percentage">
            <text:p>99.98%</text:p>
          </table:table-cell>
          <table:table-cell table:formula="of:=[.N134]/[.F134]" office:value-type="percentage" office:value="1.00093139408178" calcext:value-type="percentage">
            <text:p>100.09%</text:p>
          </table:table-cell>
          <table:table-cell/>
          <table:table-cell table:style-name="ce3" table:formula="of:=AVERAGE([.P134:.U134])" office:value-type="percentage" office:value="1.00027208570695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63664" calcext:value-type="float">
            <text:p>2963664</text:p>
          </table:table-cell>
          <table:table-cell office:value-type="float" office:value="24270707" calcext:value-type="float">
            <text:p>24270707</text:p>
          </table:table-cell>
          <table:table-cell office:value-type="float" office:value="7420062" calcext:value-type="float">
            <text:p>7420062</text:p>
          </table:table-cell>
          <table:table-cell office:value-type="float" office:value="27267309" calcext:value-type="float">
            <text:p>27267309</text:p>
          </table:table-cell>
          <table:table-cell office:value-type="float" office:value="16076963" calcext:value-type="float">
            <text:p>16076963</text:p>
          </table:table-cell>
          <table:table-cell office:value-type="float" office:value="28415864" calcext:value-type="float">
            <text:p>28415864</text:p>
          </table:table-cell>
          <table:table-cell table:number-columns-repeated="2"/>
          <table:table-cell office:value-type="float" office:value="2974723" calcext:value-type="float">
            <text:p>2974723</text:p>
          </table:table-cell>
          <table:table-cell office:value-type="float" office:value="24245755" calcext:value-type="float">
            <text:p>24245755</text:p>
          </table:table-cell>
          <table:table-cell office:value-type="float" office:value="7424334" calcext:value-type="float">
            <text:p>7424334</text:p>
          </table:table-cell>
          <table:table-cell office:value-type="float" office:value="27277412" calcext:value-type="float">
            <text:p>27277412</text:p>
          </table:table-cell>
          <table:table-cell office:value-type="float" office:value="16057722" calcext:value-type="float">
            <text:p>16057722</text:p>
          </table:table-cell>
          <table:table-cell office:value-type="float" office:value="28419924" calcext:value-type="float">
            <text:p>28419924</text:p>
          </table:table-cell>
          <table:table-cell/>
          <table:table-cell table:formula="of:=[.I135]/[.A135]" office:value-type="percentage" office:value="1.00373152962009" calcext:value-type="percentage">
            <text:p>100.37%</text:p>
          </table:table-cell>
          <table:table-cell table:formula="of:=[.J135]/[.B135]" office:value-type="percentage" office:value="0.998971929412687" calcext:value-type="percentage">
            <text:p>99.90%</text:p>
          </table:table-cell>
          <table:table-cell table:formula="of:=[.K135]/[.C135]" office:value-type="percentage" office:value="1.00057573642916" calcext:value-type="percentage">
            <text:p>100.06%</text:p>
          </table:table-cell>
          <table:table-cell table:formula="of:=[.L135]/[.D135]" office:value-type="percentage" office:value="1.00037051694393" calcext:value-type="percentage">
            <text:p>100.04%</text:p>
          </table:table-cell>
          <table:table-cell table:formula="of:=[.M135]/[.E135]" office:value-type="percentage" office:value="0.998803194359532" calcext:value-type="percentage">
            <text:p>99.88%</text:p>
          </table:table-cell>
          <table:table-cell table:formula="of:=[.N135]/[.F135]" office:value-type="percentage" office:value="1.00014287793607" calcext:value-type="percentage">
            <text:p>100.01%</text:p>
          </table:table-cell>
          <table:table-cell/>
          <table:table-cell table:style-name="ce3" table:formula="of:=AVERAGE([.P135:.U135])" office:value-type="percentage" office:value="1.00043263078358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2970554" calcext:value-type="float">
            <text:p>2970554</text:p>
          </table:table-cell>
          <table:table-cell office:value-type="float" office:value="23686940" calcext:value-type="float">
            <text:p>23686940</text:p>
          </table:table-cell>
          <table:table-cell office:value-type="float" office:value="7708283" calcext:value-type="float">
            <text:p>7708283</text:p>
          </table:table-cell>
          <table:table-cell office:value-type="float" office:value="26953624" calcext:value-type="float">
            <text:p>26953624</text:p>
          </table:table-cell>
          <table:table-cell office:value-type="float" office:value="15654229" calcext:value-type="float">
            <text:p>15654229</text:p>
          </table:table-cell>
          <table:table-cell office:value-type="float" office:value="28718970" calcext:value-type="float">
            <text:p>28718970</text:p>
          </table:table-cell>
          <table:table-cell table:number-columns-repeated="2"/>
          <table:table-cell office:value-type="float" office:value="2969331" calcext:value-type="float">
            <text:p>2969331</text:p>
          </table:table-cell>
          <table:table-cell office:value-type="float" office:value="23671321" calcext:value-type="float">
            <text:p>23671321</text:p>
          </table:table-cell>
          <table:table-cell office:value-type="float" office:value="7702601" calcext:value-type="float">
            <text:p>7702601</text:p>
          </table:table-cell>
          <table:table-cell office:value-type="float" office:value="26949441" calcext:value-type="float">
            <text:p>26949441</text:p>
          </table:table-cell>
          <table:table-cell office:value-type="float" office:value="15672890" calcext:value-type="float">
            <text:p>15672890</text:p>
          </table:table-cell>
          <table:table-cell office:value-type="float" office:value="28798166" calcext:value-type="float">
            <text:p>28798166</text:p>
          </table:table-cell>
          <table:table-cell/>
          <table:table-cell table:formula="of:=[.I136]/[.A136]" office:value-type="percentage" office:value="0.999588292284873" calcext:value-type="percentage">
            <text:p>99.96%</text:p>
          </table:table-cell>
          <table:table-cell table:formula="of:=[.J136]/[.B136]" office:value-type="percentage" office:value="0.999340607102479" calcext:value-type="percentage">
            <text:p>99.93%</text:p>
          </table:table-cell>
          <table:table-cell table:formula="of:=[.K136]/[.C136]" office:value-type="percentage" office:value="0.999262870862422" calcext:value-type="percentage">
            <text:p>99.93%</text:p>
          </table:table-cell>
          <table:table-cell table:formula="of:=[.L136]/[.D136]" office:value-type="percentage" office:value="0.999844807510856" calcext:value-type="percentage">
            <text:p>99.98%</text:p>
          </table:table-cell>
          <table:table-cell table:formula="of:=[.M136]/[.E136]" office:value-type="percentage" office:value="1.00119207403955" calcext:value-type="percentage">
            <text:p>100.12%</text:p>
          </table:table-cell>
          <table:table-cell table:formula="of:=[.N136]/[.F136]" office:value-type="percentage" office:value="1.00275761978929" calcext:value-type="percentage">
            <text:p>100.28%</text:p>
          </table:table-cell>
          <table:table-cell/>
          <table:table-cell table:style-name="ce3" table:formula="of:=AVERAGE([.P136:.U136])" office:value-type="percentage" office:value="1.00033104526491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31095" calcext:value-type="float">
            <text:p>2931095</text:p>
          </table:table-cell>
          <table:table-cell office:value-type="float" office:value="24715535" calcext:value-type="float">
            <text:p>24715535</text:p>
          </table:table-cell>
          <table:table-cell office:value-type="float" office:value="7426642" calcext:value-type="float">
            <text:p>7426642</text:p>
          </table:table-cell>
          <table:table-cell office:value-type="float" office:value="28412695" calcext:value-type="float">
            <text:p>28412695</text:p>
          </table:table-cell>
          <table:table-cell office:value-type="float" office:value="15681758" calcext:value-type="float">
            <text:p>15681758</text:p>
          </table:table-cell>
          <table:table-cell office:value-type="float" office:value="30133910" calcext:value-type="float">
            <text:p>30133910</text:p>
          </table:table-cell>
          <table:table-cell table:number-columns-repeated="2"/>
          <table:table-cell office:value-type="float" office:value="2921562" calcext:value-type="float">
            <text:p>2921562</text:p>
          </table:table-cell>
          <table:table-cell office:value-type="float" office:value="24686581" calcext:value-type="float">
            <text:p>24686581</text:p>
          </table:table-cell>
          <table:table-cell office:value-type="float" office:value="7435570" calcext:value-type="float">
            <text:p>7435570</text:p>
          </table:table-cell>
          <table:table-cell office:value-type="float" office:value="28457178" calcext:value-type="float">
            <text:p>28457178</text:p>
          </table:table-cell>
          <table:table-cell office:value-type="float" office:value="15651718" calcext:value-type="float">
            <text:p>15651718</text:p>
          </table:table-cell>
          <table:table-cell office:value-type="float" office:value="30170004" calcext:value-type="float">
            <text:p>30170004</text:p>
          </table:table-cell>
          <table:table-cell/>
          <table:table-cell table:formula="of:=[.I137]/[.A137]" office:value-type="percentage" office:value="0.996747631857719" calcext:value-type="percentage">
            <text:p>99.67%</text:p>
          </table:table-cell>
          <table:table-cell table:formula="of:=[.J137]/[.B137]" office:value-type="percentage" office:value="0.998828510084852" calcext:value-type="percentage">
            <text:p>99.88%</text:p>
          </table:table-cell>
          <table:table-cell table:formula="of:=[.K137]/[.C137]" office:value-type="percentage" office:value="1.00120215839137" calcext:value-type="percentage">
            <text:p>100.12%</text:p>
          </table:table-cell>
          <table:table-cell table:formula="of:=[.L137]/[.D137]" office:value-type="percentage" office:value="1.00156560298134" calcext:value-type="percentage">
            <text:p>100.16%</text:p>
          </table:table-cell>
          <table:table-cell table:formula="of:=[.M137]/[.E137]" office:value-type="percentage" office:value="0.998084398445633" calcext:value-type="percentage">
            <text:p>99.81%</text:p>
          </table:table-cell>
          <table:table-cell table:formula="of:=[.N137]/[.F137]" office:value-type="percentage" office:value="1.00119778681227" calcext:value-type="percentage">
            <text:p>100.12%</text:p>
          </table:table-cell>
          <table:table-cell/>
          <table:table-cell table:style-name="ce3" table:formula="of:=AVERAGE([.P137:.U137])" office:value-type="percentage" office:value="0.999604348095531" calcext:value-type="percentage">
            <text:p>99.96%</text:p>
          </table:table-cell>
          <table:table-cell table:number-columns-repeated="1001"/>
        </table:table-row>
        <table:table-row table:style-name="ro1">
          <table:table-cell office:value-type="float" office:value="2975990" calcext:value-type="float">
            <text:p>2975990</text:p>
          </table:table-cell>
          <table:table-cell office:value-type="float" office:value="24293866" calcext:value-type="float">
            <text:p>24293866</text:p>
          </table:table-cell>
          <table:table-cell office:value-type="float" office:value="6613071" calcext:value-type="float">
            <text:p>6613071</text:p>
          </table:table-cell>
          <table:table-cell office:value-type="float" office:value="26980213" calcext:value-type="float">
            <text:p>26980213</text:p>
          </table:table-cell>
          <table:table-cell office:value-type="float" office:value="15559301" calcext:value-type="float">
            <text:p>15559301</text:p>
          </table:table-cell>
          <table:table-cell office:value-type="float" office:value="28732145" calcext:value-type="float">
            <text:p>28732145</text:p>
          </table:table-cell>
          <table:table-cell table:number-columns-repeated="2"/>
          <table:table-cell office:value-type="float" office:value="2980304" calcext:value-type="float">
            <text:p>2980304</text:p>
          </table:table-cell>
          <table:table-cell office:value-type="float" office:value="24287312" calcext:value-type="float">
            <text:p>24287312</text:p>
          </table:table-cell>
          <table:table-cell office:value-type="float" office:value="6633732" calcext:value-type="float">
            <text:p>6633732</text:p>
          </table:table-cell>
          <table:table-cell office:value-type="float" office:value="27006940" calcext:value-type="float">
            <text:p>27006940</text:p>
          </table:table-cell>
          <table:table-cell office:value-type="float" office:value="15549064" calcext:value-type="float">
            <text:p>15549064</text:p>
          </table:table-cell>
          <table:table-cell office:value-type="float" office:value="28711073" calcext:value-type="float">
            <text:p>28711073</text:p>
          </table:table-cell>
          <table:table-cell/>
          <table:table-cell table:formula="of:=[.I138]/[.A138]" office:value-type="percentage" office:value="1.00144960164517" calcext:value-type="percentage">
            <text:p>100.14%</text:p>
          </table:table-cell>
          <table:table-cell table:formula="of:=[.J138]/[.B138]" office:value-type="percentage" office:value="0.999730219965814" calcext:value-type="percentage">
            <text:p>99.97%</text:p>
          </table:table-cell>
          <table:table-cell table:formula="of:=[.K138]/[.C138]" office:value-type="percentage" office:value="1.00312426707652" calcext:value-type="percentage">
            <text:p>100.31%</text:p>
          </table:table-cell>
          <table:table-cell table:formula="of:=[.L138]/[.D138]" office:value-type="percentage" office:value="1.00099061486283" calcext:value-type="percentage">
            <text:p>100.10%</text:p>
          </table:table-cell>
          <table:table-cell table:formula="of:=[.M138]/[.E138]" office:value-type="percentage" office:value="0.999342065559372" calcext:value-type="percentage">
            <text:p>99.93%</text:p>
          </table:table-cell>
          <table:table-cell table:formula="of:=[.N138]/[.F138]" office:value-type="percentage" office:value="0.999266605399632" calcext:value-type="percentage">
            <text:p>99.93%</text:p>
          </table:table-cell>
          <table:table-cell/>
          <table:table-cell table:style-name="ce3" table:formula="of:=AVERAGE([.P138:.U138])" office:value-type="percentage" office:value="1.00065056241822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960128" calcext:value-type="float">
            <text:p>2960128</text:p>
          </table:table-cell>
          <table:table-cell office:value-type="float" office:value="24249468" calcext:value-type="float">
            <text:p>24249468</text:p>
          </table:table-cell>
          <table:table-cell office:value-type="float" office:value="6587911" calcext:value-type="float">
            <text:p>6587911</text:p>
          </table:table-cell>
          <table:table-cell office:value-type="float" office:value="33364242" calcext:value-type="float">
            <text:p>33364242</text:p>
          </table:table-cell>
          <table:table-cell office:value-type="float" office:value="15643591" calcext:value-type="float">
            <text:p>15643591</text:p>
          </table:table-cell>
          <table:table-cell office:value-type="float" office:value="28495223" calcext:value-type="float">
            <text:p>28495223</text:p>
          </table:table-cell>
          <table:table-cell table:number-columns-repeated="2"/>
          <table:table-cell office:value-type="float" office:value="2964535" calcext:value-type="float">
            <text:p>2964535</text:p>
          </table:table-cell>
          <table:table-cell office:value-type="float" office:value="24254528" calcext:value-type="float">
            <text:p>24254528</text:p>
          </table:table-cell>
          <table:table-cell office:value-type="float" office:value="6578719" calcext:value-type="float">
            <text:p>6578719</text:p>
          </table:table-cell>
          <table:table-cell office:value-type="float" office:value="33365646" calcext:value-type="float">
            <text:p>33365646</text:p>
          </table:table-cell>
          <table:table-cell office:value-type="float" office:value="15653033" calcext:value-type="float">
            <text:p>15653033</text:p>
          </table:table-cell>
          <table:table-cell office:value-type="float" office:value="28492412" calcext:value-type="float">
            <text:p>28492412</text:p>
          </table:table-cell>
          <table:table-cell/>
          <table:table-cell table:formula="of:=[.I139]/[.A139]" office:value-type="percentage" office:value="1.00148878697137" calcext:value-type="percentage">
            <text:p>100.15%</text:p>
          </table:table-cell>
          <table:table-cell table:formula="of:=[.J139]/[.B139]" office:value-type="percentage" office:value="1.00020866437152" calcext:value-type="percentage">
            <text:p>100.02%</text:p>
          </table:table-cell>
          <table:table-cell table:formula="of:=[.K139]/[.C139]" office:value-type="percentage" office:value="0.998604717033973" calcext:value-type="percentage">
            <text:p>99.86%</text:p>
          </table:table-cell>
          <table:table-cell table:formula="of:=[.L139]/[.D139]" office:value-type="percentage" office:value="1.00004208097999" calcext:value-type="percentage">
            <text:p>100.00%</text:p>
          </table:table-cell>
          <table:table-cell table:formula="of:=[.M139]/[.E139]" office:value-type="percentage" office:value="1.0006035698581" calcext:value-type="percentage">
            <text:p>100.06%</text:p>
          </table:table-cell>
          <table:table-cell table:formula="of:=[.N139]/[.F139]" office:value-type="percentage" office:value="0.999901351886244" calcext:value-type="percentage">
            <text:p>99.99%</text:p>
          </table:table-cell>
          <table:table-cell/>
          <table:table-cell table:style-name="ce3" table:formula="of:=AVERAGE([.P139:.U139])" office:value-type="percentage" office:value="1.00014152851687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16837" calcext:value-type="float">
            <text:p>2916837</text:p>
          </table:table-cell>
          <table:table-cell office:value-type="float" office:value="23976153" calcext:value-type="float">
            <text:p>23976153</text:p>
          </table:table-cell>
          <table:table-cell office:value-type="float" office:value="6313817" calcext:value-type="float">
            <text:p>6313817</text:p>
          </table:table-cell>
          <table:table-cell office:value-type="float" office:value="28620034" calcext:value-type="float">
            <text:p>28620034</text:p>
          </table:table-cell>
          <table:table-cell office:value-type="float" office:value="15506432" calcext:value-type="float">
            <text:p>15506432</text:p>
          </table:table-cell>
          <table:table-cell office:value-type="float" office:value="29783711" calcext:value-type="float">
            <text:p>29783711</text:p>
          </table:table-cell>
          <table:table-cell table:number-columns-repeated="2"/>
          <table:table-cell office:value-type="float" office:value="2922260" calcext:value-type="float">
            <text:p>2922260</text:p>
          </table:table-cell>
          <table:table-cell office:value-type="float" office:value="23977493" calcext:value-type="float">
            <text:p>23977493</text:p>
          </table:table-cell>
          <table:table-cell office:value-type="float" office:value="6337704" calcext:value-type="float">
            <text:p>6337704</text:p>
          </table:table-cell>
          <table:table-cell office:value-type="float" office:value="28611925" calcext:value-type="float">
            <text:p>28611925</text:p>
          </table:table-cell>
          <table:table-cell office:value-type="float" office:value="15500718" calcext:value-type="float">
            <text:p>15500718</text:p>
          </table:table-cell>
          <table:table-cell office:value-type="float" office:value="29795124" calcext:value-type="float">
            <text:p>29795124</text:p>
          </table:table-cell>
          <table:table-cell/>
          <table:table-cell table:formula="of:=[.I140]/[.A140]" office:value-type="percentage" office:value="1.0018592057081" calcext:value-type="percentage">
            <text:p>100.19%</text:p>
          </table:table-cell>
          <table:table-cell table:formula="of:=[.J140]/[.B140]" office:value-type="percentage" office:value="1.00005588886591" calcext:value-type="percentage">
            <text:p>100.01%</text:p>
          </table:table-cell>
          <table:table-cell table:formula="of:=[.K140]/[.C140]" office:value-type="percentage" office:value="1.00378328988629" calcext:value-type="percentage">
            <text:p>100.38%</text:p>
          </table:table-cell>
          <table:table-cell table:formula="of:=[.L140]/[.D140]" office:value-type="percentage" office:value="0.999716667003261" calcext:value-type="percentage">
            <text:p>99.97%</text:p>
          </table:table-cell>
          <table:table-cell table:formula="of:=[.M140]/[.E140]" office:value-type="percentage" office:value="0.999631507751106" calcext:value-type="percentage">
            <text:p>99.96%</text:p>
          </table:table-cell>
          <table:table-cell table:formula="of:=[.N140]/[.F140]" office:value-type="percentage" office:value="1.00038319603625" calcext:value-type="percentage">
            <text:p>100.04%</text:p>
          </table:table-cell>
          <table:table-cell/>
          <table:table-cell table:style-name="ce3" table:formula="of:=AVERAGE([.P140:.U140])" office:value-type="percentage" office:value="1.00090495920849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2975961" calcext:value-type="float">
            <text:p>2975961</text:p>
          </table:table-cell>
          <table:table-cell office:value-type="float" office:value="25117828" calcext:value-type="float">
            <text:p>25117828</text:p>
          </table:table-cell>
          <table:table-cell office:value-type="float" office:value="6091004" calcext:value-type="float">
            <text:p>6091004</text:p>
          </table:table-cell>
          <table:table-cell office:value-type="float" office:value="34611989" calcext:value-type="float">
            <text:p>34611989</text:p>
          </table:table-cell>
          <table:table-cell office:value-type="float" office:value="15646636" calcext:value-type="float">
            <text:p>15646636</text:p>
          </table:table-cell>
          <table:table-cell office:value-type="float" office:value="28626429" calcext:value-type="float">
            <text:p>28626429</text:p>
          </table:table-cell>
          <table:table-cell table:number-columns-repeated="2"/>
          <table:table-cell office:value-type="float" office:value="2980232" calcext:value-type="float">
            <text:p>2980232</text:p>
          </table:table-cell>
          <table:table-cell office:value-type="float" office:value="25102230" calcext:value-type="float">
            <text:p>25102230</text:p>
          </table:table-cell>
          <table:table-cell office:value-type="float" office:value="6109394" calcext:value-type="float">
            <text:p>6109394</text:p>
          </table:table-cell>
          <table:table-cell office:value-type="float" office:value="34553874" calcext:value-type="float">
            <text:p>34553874</text:p>
          </table:table-cell>
          <table:table-cell office:value-type="float" office:value="15608871" calcext:value-type="float">
            <text:p>15608871</text:p>
          </table:table-cell>
          <table:table-cell office:value-type="float" office:value="28586182" calcext:value-type="float">
            <text:p>28586182</text:p>
          </table:table-cell>
          <table:table-cell/>
          <table:table-cell table:formula="of:=[.I141]/[.A141]" office:value-type="percentage" office:value="1.00143516665709" calcext:value-type="percentage">
            <text:p>100.14%</text:p>
          </table:table-cell>
          <table:table-cell table:formula="of:=[.J141]/[.B141]" office:value-type="percentage" office:value="0.999379006815398" calcext:value-type="percentage">
            <text:p>99.94%</text:p>
          </table:table-cell>
          <table:table-cell table:formula="of:=[.K141]/[.C141]" office:value-type="percentage" office:value="1.00301920668579" calcext:value-type="percentage">
            <text:p>100.30%</text:p>
          </table:table-cell>
          <table:table-cell table:formula="of:=[.L141]/[.D141]" office:value-type="percentage" office:value="0.998320957515617" calcext:value-type="percentage">
            <text:p>99.83%</text:p>
          </table:table-cell>
          <table:table-cell table:formula="of:=[.M141]/[.E141]" office:value-type="percentage" office:value="0.997586382146296" calcext:value-type="percentage">
            <text:p>99.76%</text:p>
          </table:table-cell>
          <table:table-cell table:formula="of:=[.N141]/[.F141]" office:value-type="percentage" office:value="0.998594061452793" calcext:value-type="percentage">
            <text:p>99.86%</text:p>
          </table:table-cell>
          <table:table-cell/>
          <table:table-cell table:style-name="ce3" table:formula="of:=AVERAGE([.P141:.U141])" office:value-type="percentage" office:value="0.999722463545497" calcext:value-type="percentage">
            <text:p>99.97%</text:p>
          </table:table-cell>
          <table:table-cell table:number-columns-repeated="1001"/>
        </table:table-row>
        <table:table-row table:style-name="ro1">
          <table:table-cell office:value-type="float" office:value="2960843" calcext:value-type="float">
            <text:p>2960843</text:p>
          </table:table-cell>
          <table:table-cell office:value-type="float" office:value="25312850" calcext:value-type="float">
            <text:p>25312850</text:p>
          </table:table-cell>
          <table:table-cell office:value-type="float" office:value="6189046" calcext:value-type="float">
            <text:p>6189046</text:p>
          </table:table-cell>
          <table:table-cell office:value-type="float" office:value="27173794" calcext:value-type="float">
            <text:p>27173794</text:p>
          </table:table-cell>
          <table:table-cell office:value-type="float" office:value="15472113" calcext:value-type="float">
            <text:p>15472113</text:p>
          </table:table-cell>
          <table:table-cell office:value-type="float" office:value="28789160" calcext:value-type="float">
            <text:p>28789160</text:p>
          </table:table-cell>
          <table:table-cell table:number-columns-repeated="2"/>
          <table:table-cell office:value-type="float" office:value="2961105" calcext:value-type="float">
            <text:p>2961105</text:p>
          </table:table-cell>
          <table:table-cell office:value-type="float" office:value="25301233" calcext:value-type="float">
            <text:p>25301233</text:p>
          </table:table-cell>
          <table:table-cell office:value-type="float" office:value="6220358" calcext:value-type="float">
            <text:p>6220358</text:p>
          </table:table-cell>
          <table:table-cell office:value-type="float" office:value="27172995" calcext:value-type="float">
            <text:p>27172995</text:p>
          </table:table-cell>
          <table:table-cell office:value-type="float" office:value="15476707" calcext:value-type="float">
            <text:p>15476707</text:p>
          </table:table-cell>
          <table:table-cell office:value-type="float" office:value="28789025" calcext:value-type="float">
            <text:p>28789025</text:p>
          </table:table-cell>
          <table:table-cell/>
          <table:table-cell table:formula="of:=[.I142]/[.A142]" office:value-type="percentage" office:value="1.00008848831228" calcext:value-type="percentage">
            <text:p>100.01%</text:p>
          </table:table-cell>
          <table:table-cell table:formula="of:=[.J142]/[.B142]" office:value-type="percentage" office:value="0.999541063135917" calcext:value-type="percentage">
            <text:p>99.95%</text:p>
          </table:table-cell>
          <table:table-cell table:formula="of:=[.K142]/[.C142]" office:value-type="percentage" office:value="1.00505926115269" calcext:value-type="percentage">
            <text:p>100.51%</text:p>
          </table:table-cell>
          <table:table-cell table:formula="of:=[.L142]/[.D142]" office:value-type="percentage" office:value="0.99997059667119" calcext:value-type="percentage">
            <text:p>100.00%</text:p>
          </table:table-cell>
          <table:table-cell table:formula="of:=[.M142]/[.E142]" office:value-type="percentage" office:value="1.00029692130609" calcext:value-type="percentage">
            <text:p>100.03%</text:p>
          </table:table-cell>
          <table:table-cell table:formula="of:=[.N142]/[.F142]" office:value-type="percentage" office:value="0.999995310735013" calcext:value-type="percentage">
            <text:p>100.00%</text:p>
          </table:table-cell>
          <table:table-cell/>
          <table:table-cell table:style-name="ce3" table:formula="of:=AVERAGE([.P142:.U142])" office:value-type="percentage" office:value="1.0008252735522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3500260" calcext:value-type="float">
            <text:p>3500260</text:p>
          </table:table-cell>
          <table:table-cell office:value-type="float" office:value="25191298" calcext:value-type="float">
            <text:p>25191298</text:p>
          </table:table-cell>
          <table:table-cell office:value-type="float" office:value="6724380" calcext:value-type="float">
            <text:p>6724380</text:p>
          </table:table-cell>
          <table:table-cell office:value-type="float" office:value="34485253" calcext:value-type="float">
            <text:p>34485253</text:p>
          </table:table-cell>
          <table:table-cell office:value-type="float" office:value="15543594" calcext:value-type="float">
            <text:p>15543594</text:p>
          </table:table-cell>
          <table:table-cell office:value-type="float" office:value="30421305" calcext:value-type="float">
            <text:p>30421305</text:p>
          </table:table-cell>
          <table:table-cell table:number-columns-repeated="2"/>
          <table:table-cell office:value-type="float" office:value="3508107" calcext:value-type="float">
            <text:p>3508107</text:p>
          </table:table-cell>
          <table:table-cell office:value-type="float" office:value="25194786" calcext:value-type="float">
            <text:p>25194786</text:p>
          </table:table-cell>
          <table:table-cell office:value-type="float" office:value="6729605" calcext:value-type="float">
            <text:p>6729605</text:p>
          </table:table-cell>
          <table:table-cell office:value-type="float" office:value="34487593" calcext:value-type="float">
            <text:p>34487593</text:p>
          </table:table-cell>
          <table:table-cell office:value-type="float" office:value="15526197" calcext:value-type="float">
            <text:p>15526197</text:p>
          </table:table-cell>
          <table:table-cell office:value-type="float" office:value="30405493" calcext:value-type="float">
            <text:p>30405493</text:p>
          </table:table-cell>
          <table:table-cell/>
          <table:table-cell table:formula="of:=[.I143]/[.A143]" office:value-type="percentage" office:value="1.0022418334638" calcext:value-type="percentage">
            <text:p>100.22%</text:p>
          </table:table-cell>
          <table:table-cell table:formula="of:=[.J143]/[.B143]" office:value-type="percentage" office:value="1.00013846051124" calcext:value-type="percentage">
            <text:p>100.01%</text:p>
          </table:table-cell>
          <table:table-cell table:formula="of:=[.K143]/[.C143]" office:value-type="percentage" office:value="1.00077702330921" calcext:value-type="percentage">
            <text:p>100.08%</text:p>
          </table:table-cell>
          <table:table-cell table:formula="of:=[.L143]/[.D143]" office:value-type="percentage" office:value="1.00006785509157" calcext:value-type="percentage">
            <text:p>100.01%</text:p>
          </table:table-cell>
          <table:table-cell table:formula="of:=[.M143]/[.E143]" office:value-type="percentage" office:value="0.99888076078158" calcext:value-type="percentage">
            <text:p>99.89%</text:p>
          </table:table-cell>
          <table:table-cell table:formula="of:=[.N143]/[.F143]" office:value-type="percentage" office:value="0.999480232685613" calcext:value-type="percentage">
            <text:p>99.95%</text:p>
          </table:table-cell>
          <table:table-cell/>
          <table:table-cell table:style-name="ce3" table:formula="of:=AVERAGE([.P143:.U143])" office:value-type="percentage" office:value="1.00026436097384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3403929" calcext:value-type="float">
            <text:p>3403929</text:p>
          </table:table-cell>
          <table:table-cell office:value-type="float" office:value="23784831" calcext:value-type="float">
            <text:p>23784831</text:p>
          </table:table-cell>
          <table:table-cell office:value-type="float" office:value="7373535" calcext:value-type="float">
            <text:p>7373535</text:p>
          </table:table-cell>
          <table:table-cell office:value-type="float" office:value="30177016" calcext:value-type="float">
            <text:p>30177016</text:p>
          </table:table-cell>
          <table:table-cell office:value-type="float" office:value="15557606" calcext:value-type="float">
            <text:p>15557606</text:p>
          </table:table-cell>
          <table:table-cell office:value-type="float" office:value="28951372" calcext:value-type="float">
            <text:p>28951372</text:p>
          </table:table-cell>
          <table:table-cell table:number-columns-repeated="2"/>
          <table:table-cell office:value-type="float" office:value="3417941" calcext:value-type="float">
            <text:p>3417941</text:p>
          </table:table-cell>
          <table:table-cell office:value-type="float" office:value="23769437" calcext:value-type="float">
            <text:p>23769437</text:p>
          </table:table-cell>
          <table:table-cell office:value-type="float" office:value="7344696" calcext:value-type="float">
            <text:p>7344696</text:p>
          </table:table-cell>
          <table:table-cell office:value-type="float" office:value="30186654" calcext:value-type="float">
            <text:p>30186654</text:p>
          </table:table-cell>
          <table:table-cell office:value-type="float" office:value="15480301" calcext:value-type="float">
            <text:p>15480301</text:p>
          </table:table-cell>
          <table:table-cell office:value-type="float" office:value="28963512" calcext:value-type="float">
            <text:p>28963512</text:p>
          </table:table-cell>
          <table:table-cell/>
          <table:table-cell table:formula="of:=[.I144]/[.A144]" office:value-type="percentage" office:value="1.00411641958455" calcext:value-type="percentage">
            <text:p>100.41%</text:p>
          </table:table-cell>
          <table:table-cell table:formula="of:=[.J144]/[.B144]" office:value-type="percentage" office:value="0.999352780770231" calcext:value-type="percentage">
            <text:p>99.94%</text:p>
          </table:table-cell>
          <table:table-cell table:formula="of:=[.K144]/[.C144]" office:value-type="percentage" office:value="0.996088850191936" calcext:value-type="percentage">
            <text:p>99.61%</text:p>
          </table:table-cell>
          <table:table-cell table:formula="of:=[.L144]/[.D144]" office:value-type="percentage" office:value="1.00031938214169" calcext:value-type="percentage">
            <text:p>100.03%</text:p>
          </table:table-cell>
          <table:table-cell table:formula="of:=[.M144]/[.E144]" office:value-type="percentage" office:value="0.995031047836023" calcext:value-type="percentage">
            <text:p>99.50%</text:p>
          </table:table-cell>
          <table:table-cell table:formula="of:=[.N144]/[.F144]" office:value-type="percentage" office:value="1.00041932382341" calcext:value-type="percentage">
            <text:p>100.04%</text:p>
          </table:table-cell>
          <table:table-cell/>
          <table:table-cell table:style-name="ce3" table:formula="of:=AVERAGE([.P144:.U144])" office:value-type="percentage" office:value="0.99922130072464" calcext:value-type="percentage">
            <text:p>99.92%</text:p>
          </table:table-cell>
          <table:table-cell table:number-columns-repeated="1001"/>
        </table:table-row>
        <table:table-row table:style-name="ro1">
          <table:table-cell office:value-type="float" office:value="3191228" calcext:value-type="float">
            <text:p>3191228</text:p>
          </table:table-cell>
          <table:table-cell office:value-type="float" office:value="23885565" calcext:value-type="float">
            <text:p>23885565</text:p>
          </table:table-cell>
          <table:table-cell office:value-type="float" office:value="6818963" calcext:value-type="float">
            <text:p>6818963</text:p>
          </table:table-cell>
          <table:table-cell office:value-type="float" office:value="31709242" calcext:value-type="float">
            <text:p>31709242</text:p>
          </table:table-cell>
          <table:table-cell office:value-type="float" office:value="15991501" calcext:value-type="float">
            <text:p>15991501</text:p>
          </table:table-cell>
          <table:table-cell office:value-type="float" office:value="28748404" calcext:value-type="float">
            <text:p>28748404</text:p>
          </table:table-cell>
          <table:table-cell table:number-columns-repeated="2"/>
          <table:table-cell office:value-type="float" office:value="3190730" calcext:value-type="float">
            <text:p>3190730</text:p>
          </table:table-cell>
          <table:table-cell office:value-type="float" office:value="23864493" calcext:value-type="float">
            <text:p>23864493</text:p>
          </table:table-cell>
          <table:table-cell office:value-type="float" office:value="6819654" calcext:value-type="float">
            <text:p>6819654</text:p>
          </table:table-cell>
          <table:table-cell office:value-type="float" office:value="31687311" calcext:value-type="float">
            <text:p>31687311</text:p>
          </table:table-cell>
          <table:table-cell office:value-type="float" office:value="15923351" calcext:value-type="float">
            <text:p>15923351</text:p>
          </table:table-cell>
          <table:table-cell office:value-type="float" office:value="28763571" calcext:value-type="float">
            <text:p>28763571</text:p>
          </table:table-cell>
          <table:table-cell/>
          <table:table-cell table:formula="of:=[.I145]/[.A145]" office:value-type="percentage" office:value="0.999843947220318" calcext:value-type="percentage">
            <text:p>99.98%</text:p>
          </table:table-cell>
          <table:table-cell table:formula="of:=[.J145]/[.B145]" office:value-type="percentage" office:value="0.999117793529272" calcext:value-type="percentage">
            <text:p>99.91%</text:p>
          </table:table-cell>
          <table:table-cell table:formula="of:=[.K145]/[.C145]" office:value-type="percentage" office:value="1.00010133505637" calcext:value-type="percentage">
            <text:p>100.01%</text:p>
          </table:table-cell>
          <table:table-cell table:formula="of:=[.L145]/[.D145]" office:value-type="percentage" office:value="0.999308371988204" calcext:value-type="percentage">
            <text:p>99.93%</text:p>
          </table:table-cell>
          <table:table-cell table:formula="of:=[.M145]/[.E145]" office:value-type="percentage" office:value="0.995738361270777" calcext:value-type="percentage">
            <text:p>99.57%</text:p>
          </table:table-cell>
          <table:table-cell table:formula="of:=[.N145]/[.F145]" office:value-type="percentage" office:value="1.0005275771135" calcext:value-type="percentage">
            <text:p>100.05%</text:p>
          </table:table-cell>
          <table:table-cell/>
          <table:table-cell table:style-name="ce3" table:formula="of:=AVERAGE([.P145:.U145])" office:value-type="percentage" office:value="0.99910623102974" calcext:value-type="percentage">
            <text:p>99.91%</text:p>
          </table:table-cell>
          <table:table-cell table:number-columns-repeated="1001"/>
        </table:table-row>
        <table:table-row table:style-name="ro1">
          <table:table-cell office:value-type="float" office:value="3031216" calcext:value-type="float">
            <text:p>3031216</text:p>
          </table:table-cell>
          <table:table-cell office:value-type="float" office:value="26076352" calcext:value-type="float">
            <text:p>26076352</text:p>
          </table:table-cell>
          <table:table-cell office:value-type="float" office:value="6387833" calcext:value-type="float">
            <text:p>6387833</text:p>
          </table:table-cell>
          <table:table-cell office:value-type="float" office:value="28168790" calcext:value-type="float">
            <text:p>28168790</text:p>
          </table:table-cell>
          <table:table-cell office:value-type="float" office:value="15550659" calcext:value-type="float">
            <text:p>15550659</text:p>
          </table:table-cell>
          <table:table-cell office:value-type="float" office:value="30350242" calcext:value-type="float">
            <text:p>30350242</text:p>
          </table:table-cell>
          <table:table-cell table:number-columns-repeated="2"/>
          <table:table-cell office:value-type="float" office:value="3041341" calcext:value-type="float">
            <text:p>3041341</text:p>
          </table:table-cell>
          <table:table-cell office:value-type="float" office:value="26058498" calcext:value-type="float">
            <text:p>26058498</text:p>
          </table:table-cell>
          <table:table-cell office:value-type="float" office:value="6377680" calcext:value-type="float">
            <text:p>6377680</text:p>
          </table:table-cell>
          <table:table-cell office:value-type="float" office:value="28165071" calcext:value-type="float">
            <text:p>28165071</text:p>
          </table:table-cell>
          <table:table-cell office:value-type="float" office:value="15576881" calcext:value-type="float">
            <text:p>15576881</text:p>
          </table:table-cell>
          <table:table-cell office:value-type="float" office:value="30400934" calcext:value-type="float">
            <text:p>30400934</text:p>
          </table:table-cell>
          <table:table-cell/>
          <table:table-cell table:formula="of:=[.I146]/[.A146]" office:value-type="percentage" office:value="1.00334024365139" calcext:value-type="percentage">
            <text:p>100.33%</text:p>
          </table:table-cell>
          <table:table-cell table:formula="of:=[.J146]/[.B146]" office:value-type="percentage" office:value="0.999315318339007" calcext:value-type="percentage">
            <text:p>99.93%</text:p>
          </table:table-cell>
          <table:table-cell table:formula="of:=[.K146]/[.C146]" office:value-type="percentage" office:value="0.99841057209855" calcext:value-type="percentage">
            <text:p>99.84%</text:p>
          </table:table-cell>
          <table:table-cell table:formula="of:=[.L146]/[.D146]" office:value-type="percentage" office:value="0.999867974449737" calcext:value-type="percentage">
            <text:p>99.99%</text:p>
          </table:table-cell>
          <table:table-cell table:formula="of:=[.M146]/[.E146]" office:value-type="percentage" office:value="1.00168623078932" calcext:value-type="percentage">
            <text:p>100.17%</text:p>
          </table:table-cell>
          <table:table-cell table:formula="of:=[.N146]/[.F146]" office:value-type="percentage" office:value="1.00167023379912" calcext:value-type="percentage">
            <text:p>100.17%</text:p>
          </table:table-cell>
          <table:table-cell/>
          <table:table-cell table:style-name="ce3" table:formula="of:=AVERAGE([.P146:.U146])" office:value-type="percentage" office:value="1.00071509552119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972879" calcext:value-type="float">
            <text:p>2972879</text:p>
          </table:table-cell>
          <table:table-cell office:value-type="float" office:value="24018240" calcext:value-type="float">
            <text:p>24018240</text:p>
          </table:table-cell>
          <table:table-cell office:value-type="float" office:value="6296361" calcext:value-type="float">
            <text:p>6296361</text:p>
          </table:table-cell>
          <table:table-cell office:value-type="float" office:value="31319348" calcext:value-type="float">
            <text:p>31319348</text:p>
          </table:table-cell>
          <table:table-cell office:value-type="float" office:value="15467750" calcext:value-type="float">
            <text:p>15467750</text:p>
          </table:table-cell>
          <table:table-cell office:value-type="float" office:value="28731869" calcext:value-type="float">
            <text:p>28731869</text:p>
          </table:table-cell>
          <table:table-cell table:number-columns-repeated="2"/>
          <table:table-cell office:value-type="float" office:value="2962411" calcext:value-type="float">
            <text:p>2962411</text:p>
          </table:table-cell>
          <table:table-cell office:value-type="float" office:value="24000790" calcext:value-type="float">
            <text:p>24000790</text:p>
          </table:table-cell>
          <table:table-cell office:value-type="float" office:value="6330200" calcext:value-type="float">
            <text:p>6330200</text:p>
          </table:table-cell>
          <table:table-cell office:value-type="float" office:value="31346878" calcext:value-type="float">
            <text:p>31346878</text:p>
          </table:table-cell>
          <table:table-cell office:value-type="float" office:value="15492201" calcext:value-type="float">
            <text:p>15492201</text:p>
          </table:table-cell>
          <table:table-cell office:value-type="float" office:value="28732402" calcext:value-type="float">
            <text:p>28732402</text:p>
          </table:table-cell>
          <table:table-cell/>
          <table:table-cell table:formula="of:=[.I147]/[.A147]" office:value-type="percentage" office:value="0.996478834153694" calcext:value-type="percentage">
            <text:p>99.65%</text:p>
          </table:table-cell>
          <table:table-cell table:formula="of:=[.J147]/[.B147]" office:value-type="percentage" office:value="0.999273468830356" calcext:value-type="percentage">
            <text:p>99.93%</text:p>
          </table:table-cell>
          <table:table-cell table:formula="of:=[.K147]/[.C147]" office:value-type="percentage" office:value="1.00537437418217" calcext:value-type="percentage">
            <text:p>100.54%</text:p>
          </table:table-cell>
          <table:table-cell table:formula="of:=[.L147]/[.D147]" office:value-type="percentage" office:value="1.00087900935869" calcext:value-type="percentage">
            <text:p>100.09%</text:p>
          </table:table-cell>
          <table:table-cell table:formula="of:=[.M147]/[.E147]" office:value-type="percentage" office:value="1.00158077289845" calcext:value-type="percentage">
            <text:p>100.16%</text:p>
          </table:table-cell>
          <table:table-cell table:formula="of:=[.N147]/[.F147]" office:value-type="percentage" office:value="1.00001855082939" calcext:value-type="percentage">
            <text:p>100.00%</text:p>
          </table:table-cell>
          <table:table-cell/>
          <table:table-cell table:style-name="ce3" table:formula="of:=AVERAGE([.P147:.U147])" office:value-type="percentage" office:value="1.00060083504213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90176" calcext:value-type="float">
            <text:p>2990176</text:p>
          </table:table-cell>
          <table:table-cell office:value-type="float" office:value="24118644" calcext:value-type="float">
            <text:p>24118644</text:p>
          </table:table-cell>
          <table:table-cell office:value-type="float" office:value="6823993" calcext:value-type="float">
            <text:p>6823993</text:p>
          </table:table-cell>
          <table:table-cell office:value-type="float" office:value="27158470" calcext:value-type="float">
            <text:p>27158470</text:p>
          </table:table-cell>
          <table:table-cell office:value-type="float" office:value="15517776" calcext:value-type="float">
            <text:p>15517776</text:p>
          </table:table-cell>
          <table:table-cell office:value-type="float" office:value="28801259" calcext:value-type="float">
            <text:p>28801259</text:p>
          </table:table-cell>
          <table:table-cell table:number-columns-repeated="2"/>
          <table:table-cell office:value-type="float" office:value="2994645" calcext:value-type="float">
            <text:p>2994645</text:p>
          </table:table-cell>
          <table:table-cell office:value-type="float" office:value="24105924" calcext:value-type="float">
            <text:p>24105924</text:p>
          </table:table-cell>
          <table:table-cell office:value-type="float" office:value="6819095" calcext:value-type="float">
            <text:p>6819095</text:p>
          </table:table-cell>
          <table:table-cell office:value-type="float" office:value="27185574" calcext:value-type="float">
            <text:p>27185574</text:p>
          </table:table-cell>
          <table:table-cell office:value-type="float" office:value="15569036" calcext:value-type="float">
            <text:p>15569036</text:p>
          </table:table-cell>
          <table:table-cell office:value-type="float" office:value="28810000" calcext:value-type="float">
            <text:p>28810000</text:p>
          </table:table-cell>
          <table:table-cell/>
          <table:table-cell table:formula="of:=[.I148]/[.A148]" office:value-type="percentage" office:value="1.00149456085528" calcext:value-type="percentage">
            <text:p>100.15%</text:p>
          </table:table-cell>
          <table:table-cell table:formula="of:=[.J148]/[.B148]" office:value-type="percentage" office:value="0.999472607166473" calcext:value-type="percentage">
            <text:p>99.95%</text:p>
          </table:table-cell>
          <table:table-cell table:formula="of:=[.K148]/[.C148]" office:value-type="percentage" office:value="0.999282238419647" calcext:value-type="percentage">
            <text:p>99.93%</text:p>
          </table:table-cell>
          <table:table-cell table:formula="of:=[.L148]/[.D148]" office:value-type="percentage" office:value="1.00099799436419" calcext:value-type="percentage">
            <text:p>100.10%</text:p>
          </table:table-cell>
          <table:table-cell table:formula="of:=[.M148]/[.E148]" office:value-type="percentage" office:value="1.00330330841224" calcext:value-type="percentage">
            <text:p>100.33%</text:p>
          </table:table-cell>
          <table:table-cell table:formula="of:=[.N148]/[.F148]" office:value-type="percentage" office:value="1.00030349367713" calcext:value-type="percentage">
            <text:p>100.03%</text:p>
          </table:table-cell>
          <table:table-cell/>
          <table:table-cell table:style-name="ce3" table:formula="of:=AVERAGE([.P148:.U148])" office:value-type="percentage" office:value="1.00080903381583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3003342" calcext:value-type="float">
            <text:p>3003342</text:p>
          </table:table-cell>
          <table:table-cell office:value-type="float" office:value="24966038" calcext:value-type="float">
            <text:p>24966038</text:p>
          </table:table-cell>
          <table:table-cell office:value-type="float" office:value="6689756" calcext:value-type="float">
            <text:p>6689756</text:p>
          </table:table-cell>
          <table:table-cell office:value-type="float" office:value="34587341" calcext:value-type="float">
            <text:p>34587341</text:p>
          </table:table-cell>
          <table:table-cell office:value-type="float" office:value="15488983" calcext:value-type="float">
            <text:p>15488983</text:p>
          </table:table-cell>
          <table:table-cell office:value-type="float" office:value="29714430" calcext:value-type="float">
            <text:p>29714430</text:p>
          </table:table-cell>
          <table:table-cell table:number-columns-repeated="2"/>
          <table:table-cell office:value-type="float" office:value="2995587" calcext:value-type="float">
            <text:p>2995587</text:p>
          </table:table-cell>
          <table:table-cell office:value-type="float" office:value="24981986" calcext:value-type="float">
            <text:p>24981986</text:p>
          </table:table-cell>
          <table:table-cell office:value-type="float" office:value="6695499" calcext:value-type="float">
            <text:p>6695499</text:p>
          </table:table-cell>
          <table:table-cell office:value-type="float" office:value="34636378" calcext:value-type="float">
            <text:p>34636378</text:p>
          </table:table-cell>
          <table:table-cell office:value-type="float" office:value="15554294" calcext:value-type="float">
            <text:p>15554294</text:p>
          </table:table-cell>
          <table:table-cell office:value-type="float" office:value="29752276" calcext:value-type="float">
            <text:p>29752276</text:p>
          </table:table-cell>
          <table:table-cell/>
          <table:table-cell table:formula="of:=[.I149]/[.A149]" office:value-type="percentage" office:value="0.997417876485595" calcext:value-type="percentage">
            <text:p>99.74%</text:p>
          </table:table-cell>
          <table:table-cell table:formula="of:=[.J149]/[.B149]" office:value-type="percentage" office:value="1.00063878778042" calcext:value-type="percentage">
            <text:p>100.06%</text:p>
          </table:table-cell>
          <table:table-cell table:formula="of:=[.K149]/[.C149]" office:value-type="percentage" office:value="1.00085847675162" calcext:value-type="percentage">
            <text:p>100.09%</text:p>
          </table:table-cell>
          <table:table-cell table:formula="of:=[.L149]/[.D149]" office:value-type="percentage" office:value="1.00141777305171" calcext:value-type="percentage">
            <text:p>100.14%</text:p>
          </table:table-cell>
          <table:table-cell table:formula="of:=[.M149]/[.E149]" office:value-type="percentage" office:value="1.00421660996077" calcext:value-type="percentage">
            <text:p>100.42%</text:p>
          </table:table-cell>
          <table:table-cell table:formula="of:=[.N149]/[.F149]" office:value-type="percentage" office:value="1.00127365727695" calcext:value-type="percentage">
            <text:p>100.13%</text:p>
          </table:table-cell>
          <table:table-cell/>
          <table:table-cell table:style-name="ce3" table:formula="of:=AVERAGE([.P149:.U149])" office:value-type="percentage" office:value="1.00097053021784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2925997" calcext:value-type="float">
            <text:p>2925997</text:p>
          </table:table-cell>
          <table:table-cell office:value-type="float" office:value="24980810" calcext:value-type="float">
            <text:p>24980810</text:p>
          </table:table-cell>
          <table:table-cell office:value-type="float" office:value="7318112" calcext:value-type="float">
            <text:p>7318112</text:p>
          </table:table-cell>
          <table:table-cell office:value-type="float" office:value="27263055" calcext:value-type="float">
            <text:p>27263055</text:p>
          </table:table-cell>
          <table:table-cell office:value-type="float" office:value="16627726" calcext:value-type="float">
            <text:p>16627726</text:p>
          </table:table-cell>
          <table:table-cell office:value-type="float" office:value="29094703" calcext:value-type="float">
            <text:p>29094703</text:p>
          </table:table-cell>
          <table:table-cell table:number-columns-repeated="2"/>
          <table:table-cell office:value-type="float" office:value="2926224" calcext:value-type="float">
            <text:p>2926224</text:p>
          </table:table-cell>
          <table:table-cell office:value-type="float" office:value="24961169" calcext:value-type="float">
            <text:p>24961169</text:p>
          </table:table-cell>
          <table:table-cell office:value-type="float" office:value="7314498" calcext:value-type="float">
            <text:p>7314498</text:p>
          </table:table-cell>
          <table:table-cell office:value-type="float" office:value="27189367" calcext:value-type="float">
            <text:p>27189367</text:p>
          </table:table-cell>
          <table:table-cell office:value-type="float" office:value="16646038" calcext:value-type="float">
            <text:p>16646038</text:p>
          </table:table-cell>
          <table:table-cell office:value-type="float" office:value="29156983" calcext:value-type="float">
            <text:p>29156983</text:p>
          </table:table-cell>
          <table:table-cell/>
          <table:table-cell table:formula="of:=[.I150]/[.A150]" office:value-type="percentage" office:value="1.00007758039396" calcext:value-type="percentage">
            <text:p>100.01%</text:p>
          </table:table-cell>
          <table:table-cell table:formula="of:=[.J150]/[.B150]" office:value-type="percentage" office:value="0.999213756479474" calcext:value-type="percentage">
            <text:p>99.92%</text:p>
          </table:table-cell>
          <table:table-cell table:formula="of:=[.K150]/[.C150]" office:value-type="percentage" office:value="0.999506156779235" calcext:value-type="percentage">
            <text:p>99.95%</text:p>
          </table:table-cell>
          <table:table-cell table:formula="of:=[.L150]/[.D150]" office:value-type="percentage" office:value="0.99729714810024" calcext:value-type="percentage">
            <text:p>99.73%</text:p>
          </table:table-cell>
          <table:table-cell table:formula="of:=[.M150]/[.E150]" office:value-type="percentage" office:value="1.00110129310526" calcext:value-type="percentage">
            <text:p>100.11%</text:p>
          </table:table-cell>
          <table:table-cell table:formula="of:=[.N150]/[.F150]" office:value-type="percentage" office:value="1.00214059583286" calcext:value-type="percentage">
            <text:p>100.21%</text:p>
          </table:table-cell>
          <table:table-cell/>
          <table:table-cell table:style-name="ce3" table:formula="of:=AVERAGE([.P150:.U150])" office:value-type="percentage" office:value="0.999889421781838" calcext:value-type="percentage">
            <text:p>99.99%</text:p>
          </table:table-cell>
          <table:table-cell table:number-columns-repeated="1001"/>
        </table:table-row>
        <table:table-row table:style-name="ro1">
          <table:table-cell office:value-type="float" office:value="3022254" calcext:value-type="float">
            <text:p>3022254</text:p>
          </table:table-cell>
          <table:table-cell office:value-type="float" office:value="24053589" calcext:value-type="float">
            <text:p>24053589</text:p>
          </table:table-cell>
          <table:table-cell office:value-type="float" office:value="7044691" calcext:value-type="float">
            <text:p>7044691</text:p>
          </table:table-cell>
          <table:table-cell office:value-type="float" office:value="40830220" calcext:value-type="float">
            <text:p>40830220</text:p>
          </table:table-cell>
          <table:table-cell office:value-type="float" office:value="15516967" calcext:value-type="float">
            <text:p>15516967</text:p>
          </table:table-cell>
          <table:table-cell office:value-type="float" office:value="28710948" calcext:value-type="float">
            <text:p>28710948</text:p>
          </table:table-cell>
          <table:table-cell table:number-columns-repeated="2"/>
          <table:table-cell office:value-type="float" office:value="3030273" calcext:value-type="float">
            <text:p>3030273</text:p>
          </table:table-cell>
          <table:table-cell office:value-type="float" office:value="24067297" calcext:value-type="float">
            <text:p>24067297</text:p>
          </table:table-cell>
          <table:table-cell office:value-type="float" office:value="7047301" calcext:value-type="float">
            <text:p>7047301</text:p>
          </table:table-cell>
          <table:table-cell office:value-type="float" office:value="40869610" calcext:value-type="float">
            <text:p>40869610</text:p>
          </table:table-cell>
          <table:table-cell office:value-type="float" office:value="15515447" calcext:value-type="float">
            <text:p>15515447</text:p>
          </table:table-cell>
          <table:table-cell office:value-type="float" office:value="28756979" calcext:value-type="float">
            <text:p>28756979</text:p>
          </table:table-cell>
          <table:table-cell/>
          <table:table-cell table:formula="of:=[.I151]/[.A151]" office:value-type="percentage" office:value="1.00265331768938" calcext:value-type="percentage">
            <text:p>100.27%</text:p>
          </table:table-cell>
          <table:table-cell table:formula="of:=[.J151]/[.B151]" office:value-type="percentage" office:value="1.00056989416423" calcext:value-type="percentage">
            <text:p>100.06%</text:p>
          </table:table-cell>
          <table:table-cell table:formula="of:=[.K151]/[.C151]" office:value-type="percentage" office:value="1.00037049176465" calcext:value-type="percentage">
            <text:p>100.04%</text:p>
          </table:table-cell>
          <table:table-cell table:formula="of:=[.L151]/[.D151]" office:value-type="percentage" office:value="1.00096472661671" calcext:value-type="percentage">
            <text:p>100.10%</text:p>
          </table:table-cell>
          <table:table-cell table:formula="of:=[.M151]/[.E151]" office:value-type="percentage" office:value="0.999902042712342" calcext:value-type="percentage">
            <text:p>99.99%</text:p>
          </table:table-cell>
          <table:table-cell table:formula="of:=[.N151]/[.F151]" office:value-type="percentage" office:value="1.00160325601231" calcext:value-type="percentage">
            <text:p>100.16%</text:p>
          </table:table-cell>
          <table:table-cell/>
          <table:table-cell table:style-name="ce3" table:formula="of:=AVERAGE([.P151:.U151])" office:value-type="percentage" office:value="1.00101062149327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2982711" calcext:value-type="float">
            <text:p>2982711</text:p>
          </table:table-cell>
          <table:table-cell office:value-type="float" office:value="24112237" calcext:value-type="float">
            <text:p>24112237</text:p>
          </table:table-cell>
          <table:table-cell office:value-type="float" office:value="7483173" calcext:value-type="float">
            <text:p>7483173</text:p>
          </table:table-cell>
          <table:table-cell office:value-type="float" office:value="29837009" calcext:value-type="float">
            <text:p>29837009</text:p>
          </table:table-cell>
          <table:table-cell office:value-type="float" office:value="15784202" calcext:value-type="float">
            <text:p>15784202</text:p>
          </table:table-cell>
          <table:table-cell office:value-type="float" office:value="30292286" calcext:value-type="float">
            <text:p>30292286</text:p>
          </table:table-cell>
          <table:table-cell table:number-columns-repeated="2"/>
          <table:table-cell office:value-type="float" office:value="2987837" calcext:value-type="float">
            <text:p>2987837</text:p>
          </table:table-cell>
          <table:table-cell office:value-type="float" office:value="24101048" calcext:value-type="float">
            <text:p>24101048</text:p>
          </table:table-cell>
          <table:table-cell office:value-type="float" office:value="7494755" calcext:value-type="float">
            <text:p>7494755</text:p>
          </table:table-cell>
          <table:table-cell office:value-type="float" office:value="29800896" calcext:value-type="float">
            <text:p>29800896</text:p>
          </table:table-cell>
          <table:table-cell office:value-type="float" office:value="15737795" calcext:value-type="float">
            <text:p>15737795</text:p>
          </table:table-cell>
          <table:table-cell office:value-type="float" office:value="30356938" calcext:value-type="float">
            <text:p>30356938</text:p>
          </table:table-cell>
          <table:table-cell/>
          <table:table-cell table:formula="of:=[.I152]/[.A152]" office:value-type="percentage" office:value="1.00171857079013" calcext:value-type="percentage">
            <text:p>100.17%</text:p>
          </table:table-cell>
          <table:table-cell table:formula="of:=[.J152]/[.B152]" office:value-type="percentage" office:value="0.999535961760827" calcext:value-type="percentage">
            <text:p>99.95%</text:p>
          </table:table-cell>
          <table:table-cell table:formula="of:=[.K152]/[.C152]" office:value-type="percentage" office:value="1.00154773917428" calcext:value-type="percentage">
            <text:p>100.15%</text:p>
          </table:table-cell>
          <table:table-cell table:formula="of:=[.L152]/[.D152]" office:value-type="percentage" office:value="0.998789657502198" calcext:value-type="percentage">
            <text:p>99.88%</text:p>
          </table:table-cell>
          <table:table-cell table:formula="of:=[.M152]/[.E152]" office:value-type="percentage" office:value="0.997059908381811" calcext:value-type="percentage">
            <text:p>99.71%</text:p>
          </table:table-cell>
          <table:table-cell table:formula="of:=[.N152]/[.F152]" office:value-type="percentage" office:value="1.00213427273201" calcext:value-type="percentage">
            <text:p>100.21%</text:p>
          </table:table-cell>
          <table:table-cell/>
          <table:table-cell table:style-name="ce3" table:formula="of:=AVERAGE([.P152:.U152])" office:value-type="percentage" office:value="1.00013101839021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61728" calcext:value-type="float">
            <text:p>2961728</text:p>
          </table:table-cell>
          <table:table-cell office:value-type="float" office:value="23832850" calcext:value-type="float">
            <text:p>23832850</text:p>
          </table:table-cell>
          <table:table-cell office:value-type="float" office:value="6508516" calcext:value-type="float">
            <text:p>6508516</text:p>
          </table:table-cell>
          <table:table-cell office:value-type="float" office:value="31901316" calcext:value-type="float">
            <text:p>31901316</text:p>
          </table:table-cell>
          <table:table-cell office:value-type="float" office:value="15528043" calcext:value-type="float">
            <text:p>15528043</text:p>
          </table:table-cell>
          <table:table-cell office:value-type="float" office:value="28501970" calcext:value-type="float">
            <text:p>28501970</text:p>
          </table:table-cell>
          <table:table-cell table:number-columns-repeated="2"/>
          <table:table-cell office:value-type="float" office:value="2953995" calcext:value-type="float">
            <text:p>2953995</text:p>
          </table:table-cell>
          <table:table-cell office:value-type="float" office:value="23827153" calcext:value-type="float">
            <text:p>23827153</text:p>
          </table:table-cell>
          <table:table-cell office:value-type="float" office:value="6533414" calcext:value-type="float">
            <text:p>6533414</text:p>
          </table:table-cell>
          <table:table-cell office:value-type="float" office:value="31895763" calcext:value-type="float">
            <text:p>31895763</text:p>
          </table:table-cell>
          <table:table-cell office:value-type="float" office:value="15498013" calcext:value-type="float">
            <text:p>15498013</text:p>
          </table:table-cell>
          <table:table-cell office:value-type="float" office:value="28567687" calcext:value-type="float">
            <text:p>28567687</text:p>
          </table:table-cell>
          <table:table-cell/>
          <table:table-cell table:formula="of:=[.I153]/[.A153]" office:value-type="percentage" office:value="0.997389024245305" calcext:value-type="percentage">
            <text:p>99.74%</text:p>
          </table:table-cell>
          <table:table-cell table:formula="of:=[.J153]/[.B153]" office:value-type="percentage" office:value="0.999760960187304" calcext:value-type="percentage">
            <text:p>99.98%</text:p>
          </table:table-cell>
          <table:table-cell table:formula="of:=[.K153]/[.C153]" office:value-type="percentage" office:value="1.00382544961094" calcext:value-type="percentage">
            <text:p>100.38%</text:p>
          </table:table-cell>
          <table:table-cell table:formula="of:=[.L153]/[.D153]" office:value-type="percentage" office:value="0.99982593194588" calcext:value-type="percentage">
            <text:p>99.98%</text:p>
          </table:table-cell>
          <table:table-cell table:formula="of:=[.M153]/[.E153]" office:value-type="percentage" office:value="0.998066079543958" calcext:value-type="percentage">
            <text:p>99.81%</text:p>
          </table:table-cell>
          <table:table-cell table:formula="of:=[.N153]/[.F153]" office:value-type="percentage" office:value="1.00230570027265" calcext:value-type="percentage">
            <text:p>100.23%</text:p>
          </table:table-cell>
          <table:table-cell/>
          <table:table-cell table:style-name="ce3" table:formula="of:=AVERAGE([.P153:.U153])" office:value-type="percentage" office:value="1.00019552430101" calcext:value-type="percentage">
            <text:p>100.02%</text:p>
          </table:table-cell>
          <table:table-cell table:number-columns-repeated="1001"/>
        </table:table-row>
        <table:table-row table:style-name="ro1">
          <table:table-cell office:value-type="float" office:value="2914861" calcext:value-type="float">
            <text:p>2914861</text:p>
          </table:table-cell>
          <table:table-cell office:value-type="float" office:value="24672978" calcext:value-type="float">
            <text:p>24672978</text:p>
          </table:table-cell>
          <table:table-cell office:value-type="float" office:value="6723304" calcext:value-type="float">
            <text:p>6723304</text:p>
          </table:table-cell>
          <table:table-cell office:value-type="float" office:value="26316310" calcext:value-type="float">
            <text:p>26316310</text:p>
          </table:table-cell>
          <table:table-cell office:value-type="float" office:value="15570229" calcext:value-type="float">
            <text:p>15570229</text:p>
          </table:table-cell>
          <table:table-cell office:value-type="float" office:value="28608325" calcext:value-type="float">
            <text:p>28608325</text:p>
          </table:table-cell>
          <table:table-cell table:number-columns-repeated="2"/>
          <table:table-cell office:value-type="float" office:value="2915652" calcext:value-type="float">
            <text:p>2915652</text:p>
          </table:table-cell>
          <table:table-cell office:value-type="float" office:value="24682508" calcext:value-type="float">
            <text:p>24682508</text:p>
          </table:table-cell>
          <table:table-cell office:value-type="float" office:value="6733686" calcext:value-type="float">
            <text:p>6733686</text:p>
          </table:table-cell>
          <table:table-cell office:value-type="float" office:value="26291526" calcext:value-type="float">
            <text:p>26291526</text:p>
          </table:table-cell>
          <table:table-cell office:value-type="float" office:value="15572067" calcext:value-type="float">
            <text:p>15572067</text:p>
          </table:table-cell>
          <table:table-cell office:value-type="float" office:value="28624528" calcext:value-type="float">
            <text:p>28624528</text:p>
          </table:table-cell>
          <table:table-cell/>
          <table:table-cell table:formula="of:=[.I154]/[.A154]" office:value-type="percentage" office:value="1.00027136800005" calcext:value-type="percentage">
            <text:p>100.03%</text:p>
          </table:table-cell>
          <table:table-cell table:formula="of:=[.J154]/[.B154]" office:value-type="percentage" office:value="1.0003862525229" calcext:value-type="percentage">
            <text:p>100.04%</text:p>
          </table:table-cell>
          <table:table-cell table:formula="of:=[.K154]/[.C154]" office:value-type="percentage" office:value="1.00154418125374" calcext:value-type="percentage">
            <text:p>100.15%</text:p>
          </table:table-cell>
          <table:table-cell table:formula="of:=[.L154]/[.D154]" office:value-type="percentage" office:value="0.999058226628277" calcext:value-type="percentage">
            <text:p>99.91%</text:p>
          </table:table-cell>
          <table:table-cell table:formula="of:=[.M154]/[.E154]" office:value-type="percentage" office:value="1.00011804579111" calcext:value-type="percentage">
            <text:p>100.01%</text:p>
          </table:table-cell>
          <table:table-cell table:formula="of:=[.N154]/[.F154]" office:value-type="percentage" office:value="1.00056637359929" calcext:value-type="percentage">
            <text:p>100.06%</text:p>
          </table:table-cell>
          <table:table-cell/>
          <table:table-cell table:style-name="ce3" table:formula="of:=AVERAGE([.P154:.U154])" office:value-type="percentage" office:value="1.00032407463256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38105" calcext:value-type="float">
            <text:p>2938105</text:p>
          </table:table-cell>
          <table:table-cell office:value-type="float" office:value="23986750" calcext:value-type="float">
            <text:p>23986750</text:p>
          </table:table-cell>
          <table:table-cell office:value-type="float" office:value="6544897" calcext:value-type="float">
            <text:p>6544897</text:p>
          </table:table-cell>
          <table:table-cell office:value-type="float" office:value="27917887" calcext:value-type="float">
            <text:p>27917887</text:p>
          </table:table-cell>
          <table:table-cell office:value-type="float" office:value="15477010" calcext:value-type="float">
            <text:p>15477010</text:p>
          </table:table-cell>
          <table:table-cell office:value-type="float" office:value="31181385" calcext:value-type="float">
            <text:p>31181385</text:p>
          </table:table-cell>
          <table:table-cell table:number-columns-repeated="2"/>
          <table:table-cell office:value-type="float" office:value="2928756" calcext:value-type="float">
            <text:p>2928756</text:p>
          </table:table-cell>
          <table:table-cell office:value-type="float" office:value="23968116" calcext:value-type="float">
            <text:p>23968116</text:p>
          </table:table-cell>
          <table:table-cell office:value-type="float" office:value="6538487" calcext:value-type="float">
            <text:p>6538487</text:p>
          </table:table-cell>
          <table:table-cell office:value-type="float" office:value="27958494" calcext:value-type="float">
            <text:p>27958494</text:p>
          </table:table-cell>
          <table:table-cell office:value-type="float" office:value="15402256" calcext:value-type="float">
            <text:p>15402256</text:p>
          </table:table-cell>
          <table:table-cell office:value-type="float" office:value="31290992" calcext:value-type="float">
            <text:p>31290992</text:p>
          </table:table-cell>
          <table:table-cell/>
          <table:table-cell table:formula="of:=[.I155]/[.A155]" office:value-type="percentage" office:value="0.996818017055211" calcext:value-type="percentage">
            <text:p>99.68%</text:p>
          </table:table-cell>
          <table:table-cell table:formula="of:=[.J155]/[.B155]" office:value-type="percentage" office:value="0.999223154449853" calcext:value-type="percentage">
            <text:p>99.92%</text:p>
          </table:table-cell>
          <table:table-cell table:formula="of:=[.K155]/[.C155]" office:value-type="percentage" office:value="0.999020611019547" calcext:value-type="percentage">
            <text:p>99.90%</text:p>
          </table:table-cell>
          <table:table-cell table:formula="of:=[.L155]/[.D155]" office:value-type="percentage" office:value="1.00145451552261" calcext:value-type="percentage">
            <text:p>100.15%</text:p>
          </table:table-cell>
          <table:table-cell table:formula="of:=[.M155]/[.E155]" office:value-type="percentage" office:value="0.995169997305681" calcext:value-type="percentage">
            <text:p>99.52%</text:p>
          </table:table-cell>
          <table:table-cell table:formula="of:=[.N155]/[.F155]" office:value-type="percentage" office:value="1.00351514212727" calcext:value-type="percentage">
            <text:p>100.35%</text:p>
          </table:table-cell>
          <table:table-cell/>
          <table:table-cell table:style-name="ce3" table:formula="of:=AVERAGE([.P155:.U155])" office:value-type="percentage" office:value="0.999200239580029" calcext:value-type="percentage">
            <text:p>99.92%</text:p>
          </table:table-cell>
          <table:table-cell table:number-columns-repeated="1001"/>
        </table:table-row>
        <table:table-row table:style-name="ro1">
          <table:table-cell office:value-type="float" office:value="2901450" calcext:value-type="float">
            <text:p>2901450</text:p>
          </table:table-cell>
          <table:table-cell office:value-type="float" office:value="24111986" calcext:value-type="float">
            <text:p>24111986</text:p>
          </table:table-cell>
          <table:table-cell office:value-type="float" office:value="6646944" calcext:value-type="float">
            <text:p>6646944</text:p>
          </table:table-cell>
          <table:table-cell office:value-type="float" office:value="34118825" calcext:value-type="float">
            <text:p>34118825</text:p>
          </table:table-cell>
          <table:table-cell office:value-type="float" office:value="15596798" calcext:value-type="float">
            <text:p>15596798</text:p>
          </table:table-cell>
          <table:table-cell office:value-type="float" office:value="28811233" calcext:value-type="float">
            <text:p>28811233</text:p>
          </table:table-cell>
          <table:table-cell table:number-columns-repeated="2"/>
          <table:table-cell office:value-type="float" office:value="2907977" calcext:value-type="float">
            <text:p>2907977</text:p>
          </table:table-cell>
          <table:table-cell office:value-type="float" office:value="24093782" calcext:value-type="float">
            <text:p>24093782</text:p>
          </table:table-cell>
          <table:table-cell office:value-type="float" office:value="6649413" calcext:value-type="float">
            <text:p>6649413</text:p>
          </table:table-cell>
          <table:table-cell office:value-type="float" office:value="34113936" calcext:value-type="float">
            <text:p>34113936</text:p>
          </table:table-cell>
          <table:table-cell office:value-type="float" office:value="15621031" calcext:value-type="float">
            <text:p>15621031</text:p>
          </table:table-cell>
          <table:table-cell office:value-type="float" office:value="28821870" calcext:value-type="float">
            <text:p>28821870</text:p>
          </table:table-cell>
          <table:table-cell/>
          <table:table-cell table:formula="of:=[.I156]/[.A156]" office:value-type="percentage" office:value="1.00224956487274" calcext:value-type="percentage">
            <text:p>100.22%</text:p>
          </table:table-cell>
          <table:table-cell table:formula="of:=[.J156]/[.B156]" office:value-type="percentage" office:value="0.999245022786593" calcext:value-type="percentage">
            <text:p>99.92%</text:p>
          </table:table-cell>
          <table:table-cell table:formula="of:=[.K156]/[.C156]" office:value-type="percentage" office:value="1.00037144889441" calcext:value-type="percentage">
            <text:p>100.04%</text:p>
          </table:table-cell>
          <table:table-cell table:formula="of:=[.L156]/[.D156]" office:value-type="percentage" office:value="0.999856706671464" calcext:value-type="percentage">
            <text:p>99.99%</text:p>
          </table:table-cell>
          <table:table-cell table:formula="of:=[.M156]/[.E156]" office:value-type="percentage" office:value="1.00155371634614" calcext:value-type="percentage">
            <text:p>100.16%</text:p>
          </table:table-cell>
          <table:table-cell table:formula="of:=[.N156]/[.F156]" office:value-type="percentage" office:value="1.00036919627841" calcext:value-type="percentage">
            <text:p>100.04%</text:p>
          </table:table-cell>
          <table:table-cell/>
          <table:table-cell table:style-name="ce3" table:formula="of:=AVERAGE([.P156:.U156])" office:value-type="percentage" office:value="1.00060760930829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16206" calcext:value-type="float">
            <text:p>2916206</text:p>
          </table:table-cell>
          <table:table-cell office:value-type="float" office:value="24363272" calcext:value-type="float">
            <text:p>24363272</text:p>
          </table:table-cell>
          <table:table-cell office:value-type="float" office:value="6684765" calcext:value-type="float">
            <text:p>6684765</text:p>
          </table:table-cell>
          <table:table-cell office:value-type="float" office:value="25328247" calcext:value-type="float">
            <text:p>25328247</text:p>
          </table:table-cell>
          <table:table-cell office:value-type="float" office:value="15516043" calcext:value-type="float">
            <text:p>15516043</text:p>
          </table:table-cell>
          <table:table-cell office:value-type="float" office:value="28696780" calcext:value-type="float">
            <text:p>28696780</text:p>
          </table:table-cell>
          <table:table-cell table:number-columns-repeated="2"/>
          <table:table-cell office:value-type="float" office:value="2921557" calcext:value-type="float">
            <text:p>2921557</text:p>
          </table:table-cell>
          <table:table-cell office:value-type="float" office:value="24334269" calcext:value-type="float">
            <text:p>24334269</text:p>
          </table:table-cell>
          <table:table-cell office:value-type="float" office:value="6680819" calcext:value-type="float">
            <text:p>6680819</text:p>
          </table:table-cell>
          <table:table-cell office:value-type="float" office:value="25310912" calcext:value-type="float">
            <text:p>25310912</text:p>
          </table:table-cell>
          <table:table-cell office:value-type="float" office:value="15539752" calcext:value-type="float">
            <text:p>15539752</text:p>
          </table:table-cell>
          <table:table-cell office:value-type="float" office:value="28749032" calcext:value-type="float">
            <text:p>28749032</text:p>
          </table:table-cell>
          <table:table-cell/>
          <table:table-cell table:formula="of:=[.I157]/[.A157]" office:value-type="percentage" office:value="1.00183491838368" calcext:value-type="percentage">
            <text:p>100.18%</text:p>
          </table:table-cell>
          <table:table-cell table:formula="of:=[.J157]/[.B157]" office:value-type="percentage" office:value="0.998809560554921" calcext:value-type="percentage">
            <text:p>99.88%</text:p>
          </table:table-cell>
          <table:table-cell table:formula="of:=[.K157]/[.C157]" office:value-type="percentage" office:value="0.999409702510111" calcext:value-type="percentage">
            <text:p>99.94%</text:p>
          </table:table-cell>
          <table:table-cell table:formula="of:=[.L157]/[.D157]" office:value-type="percentage" office:value="0.999315586270143" calcext:value-type="percentage">
            <text:p>99.93%</text:p>
          </table:table-cell>
          <table:table-cell table:formula="of:=[.M157]/[.E157]" office:value-type="percentage" office:value="1.0015280313415" calcext:value-type="percentage">
            <text:p>100.15%</text:p>
          </table:table-cell>
          <table:table-cell table:formula="of:=[.N157]/[.F157]" office:value-type="percentage" office:value="1.00182083146611" calcext:value-type="percentage">
            <text:p>100.18%</text:p>
          </table:table-cell>
          <table:table-cell/>
          <table:table-cell table:style-name="ce3" table:formula="of:=AVERAGE([.P157:.U157])" office:value-type="percentage" office:value="1.00045310508774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2942915" calcext:value-type="float">
            <text:p>2942915</text:p>
          </table:table-cell>
          <table:table-cell office:value-type="float" office:value="24503147" calcext:value-type="float">
            <text:p>24503147</text:p>
          </table:table-cell>
          <table:table-cell office:value-type="float" office:value="6319433" calcext:value-type="float">
            <text:p>6319433</text:p>
          </table:table-cell>
          <table:table-cell office:value-type="float" office:value="26666768" calcext:value-type="float">
            <text:p>26666768</text:p>
          </table:table-cell>
          <table:table-cell office:value-type="float" office:value="15863083" calcext:value-type="float">
            <text:p>15863083</text:p>
          </table:table-cell>
          <table:table-cell office:value-type="float" office:value="29955861" calcext:value-type="float">
            <text:p>29955861</text:p>
          </table:table-cell>
          <table:table-cell table:number-columns-repeated="2"/>
          <table:table-cell office:value-type="float" office:value="2940781" calcext:value-type="float">
            <text:p>2940781</text:p>
          </table:table-cell>
          <table:table-cell office:value-type="float" office:value="24514667" calcext:value-type="float">
            <text:p>24514667</text:p>
          </table:table-cell>
          <table:table-cell office:value-type="float" office:value="6328190" calcext:value-type="float">
            <text:p>6328190</text:p>
          </table:table-cell>
          <table:table-cell office:value-type="float" office:value="26674075" calcext:value-type="float">
            <text:p>26674075</text:p>
          </table:table-cell>
          <table:table-cell office:value-type="float" office:value="15915865" calcext:value-type="float">
            <text:p>15915865</text:p>
          </table:table-cell>
          <table:table-cell office:value-type="float" office:value="29971984" calcext:value-type="float">
            <text:p>29971984</text:p>
          </table:table-cell>
          <table:table-cell/>
          <table:table-cell table:formula="of:=[.I158]/[.A158]" office:value-type="percentage" office:value="0.999274868625156" calcext:value-type="percentage">
            <text:p>99.93%</text:p>
          </table:table-cell>
          <table:table-cell table:formula="of:=[.J158]/[.B158]" office:value-type="percentage" office:value="1.00047014369216" calcext:value-type="percentage">
            <text:p>100.05%</text:p>
          </table:table-cell>
          <table:table-cell table:formula="of:=[.K158]/[.C158]" office:value-type="percentage" office:value="1.00138572558646" calcext:value-type="percentage">
            <text:p>100.14%</text:p>
          </table:table-cell>
          <table:table-cell table:formula="of:=[.L158]/[.D158]" office:value-type="percentage" office:value="1.00027401145876" calcext:value-type="percentage">
            <text:p>100.03%</text:p>
          </table:table-cell>
          <table:table-cell table:formula="of:=[.M158]/[.E158]" office:value-type="percentage" office:value="1.00332734815798" calcext:value-type="percentage">
            <text:p>100.33%</text:p>
          </table:table-cell>
          <table:table-cell table:formula="of:=[.N158]/[.F158]" office:value-type="percentage" office:value="1.00053822522411" calcext:value-type="percentage">
            <text:p>100.05%</text:p>
          </table:table-cell>
          <table:table-cell/>
          <table:table-cell table:style-name="ce3" table:formula="of:=AVERAGE([.P158:.U158])" office:value-type="percentage" office:value="1.0008783871241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364688" calcext:value-type="float">
            <text:p>3364688</text:p>
          </table:table-cell>
          <table:table-cell office:value-type="float" office:value="24069726" calcext:value-type="float">
            <text:p>24069726</text:p>
          </table:table-cell>
          <table:table-cell office:value-type="float" office:value="7370588" calcext:value-type="float">
            <text:p>7370588</text:p>
          </table:table-cell>
          <table:table-cell office:value-type="float" office:value="34772227" calcext:value-type="float">
            <text:p>34772227</text:p>
          </table:table-cell>
          <table:table-cell office:value-type="float" office:value="15612065" calcext:value-type="float">
            <text:p>15612065</text:p>
          </table:table-cell>
          <table:table-cell office:value-type="float" office:value="28603200" calcext:value-type="float">
            <text:p>28603200</text:p>
          </table:table-cell>
          <table:table-cell table:number-columns-repeated="2"/>
          <table:table-cell office:value-type="float" office:value="3367776" calcext:value-type="float">
            <text:p>3367776</text:p>
          </table:table-cell>
          <table:table-cell office:value-type="float" office:value="24068839" calcext:value-type="float">
            <text:p>24068839</text:p>
          </table:table-cell>
          <table:table-cell office:value-type="float" office:value="7351384" calcext:value-type="float">
            <text:p>7351384</text:p>
          </table:table-cell>
          <table:table-cell office:value-type="float" office:value="34792207" calcext:value-type="float">
            <text:p>34792207</text:p>
          </table:table-cell>
          <table:table-cell office:value-type="float" office:value="15642435" calcext:value-type="float">
            <text:p>15642435</text:p>
          </table:table-cell>
          <table:table-cell office:value-type="float" office:value="28629724" calcext:value-type="float">
            <text:p>28629724</text:p>
          </table:table-cell>
          <table:table-cell/>
          <table:table-cell table:formula="of:=[.I159]/[.A159]" office:value-type="percentage" office:value="1.00091776711541" calcext:value-type="percentage">
            <text:p>100.09%</text:p>
          </table:table-cell>
          <table:table-cell table:formula="of:=[.J159]/[.B159]" office:value-type="percentage" office:value="0.999963148728822" calcext:value-type="percentage">
            <text:p>100.00%</text:p>
          </table:table-cell>
          <table:table-cell table:formula="of:=[.K159]/[.C159]" office:value-type="percentage" office:value="0.997394509094797" calcext:value-type="percentage">
            <text:p>99.74%</text:p>
          </table:table-cell>
          <table:table-cell table:formula="of:=[.L159]/[.D159]" office:value-type="percentage" office:value="1.00057459650197" calcext:value-type="percentage">
            <text:p>100.06%</text:p>
          </table:table-cell>
          <table:table-cell table:formula="of:=[.M159]/[.E159]" office:value-type="percentage" office:value="1.0019452903892" calcext:value-type="percentage">
            <text:p>100.19%</text:p>
          </table:table-cell>
          <table:table-cell table:formula="of:=[.N159]/[.F159]" office:value-type="percentage" office:value="1.00092730883258" calcext:value-type="percentage">
            <text:p>100.09%</text:p>
          </table:table-cell>
          <table:table-cell/>
          <table:table-cell table:style-name="ce3" table:formula="of:=AVERAGE([.P159:.U159])" office:value-type="percentage" office:value="1.0002871034438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3419030" calcext:value-type="float">
            <text:p>3419030</text:p>
          </table:table-cell>
          <table:table-cell office:value-type="float" office:value="24175854" calcext:value-type="float">
            <text:p>24175854</text:p>
          </table:table-cell>
          <table:table-cell office:value-type="float" office:value="6507469" calcext:value-type="float">
            <text:p>6507469</text:p>
          </table:table-cell>
          <table:table-cell office:value-type="float" office:value="26048731" calcext:value-type="float">
            <text:p>26048731</text:p>
          </table:table-cell>
          <table:table-cell office:value-type="float" office:value="15581548" calcext:value-type="float">
            <text:p>15581548</text:p>
          </table:table-cell>
          <table:table-cell office:value-type="float" office:value="28660421" calcext:value-type="float">
            <text:p>28660421</text:p>
          </table:table-cell>
          <table:table-cell table:number-columns-repeated="2"/>
          <table:table-cell office:value-type="float" office:value="3422144" calcext:value-type="float">
            <text:p>3422144</text:p>
          </table:table-cell>
          <table:table-cell office:value-type="float" office:value="24173301" calcext:value-type="float">
            <text:p>24173301</text:p>
          </table:table-cell>
          <table:table-cell office:value-type="float" office:value="6517484" calcext:value-type="float">
            <text:p>6517484</text:p>
          </table:table-cell>
          <table:table-cell office:value-type="float" office:value="26086867" calcext:value-type="float">
            <text:p>26086867</text:p>
          </table:table-cell>
          <table:table-cell office:value-type="float" office:value="15580044" calcext:value-type="float">
            <text:p>15580044</text:p>
          </table:table-cell>
          <table:table-cell office:value-type="float" office:value="28680292" calcext:value-type="float">
            <text:p>28680292</text:p>
          </table:table-cell>
          <table:table-cell/>
          <table:table-cell table:formula="of:=[.I160]/[.A160]" office:value-type="percentage" office:value="1.00091078463775" calcext:value-type="percentage">
            <text:p>100.09%</text:p>
          </table:table-cell>
          <table:table-cell table:formula="of:=[.J160]/[.B160]" office:value-type="percentage" office:value="0.999894398766637" calcext:value-type="percentage">
            <text:p>99.99%</text:p>
          </table:table-cell>
          <table:table-cell table:formula="of:=[.K160]/[.C160]" office:value-type="percentage" office:value="1.00153900080046" calcext:value-type="percentage">
            <text:p>100.15%</text:p>
          </table:table-cell>
          <table:table-cell table:formula="of:=[.L160]/[.D160]" office:value-type="percentage" office:value="1.00146402525328" calcext:value-type="percentage">
            <text:p>100.15%</text:p>
          </table:table-cell>
          <table:table-cell table:formula="of:=[.M160]/[.E160]" office:value-type="percentage" office:value="0.999903475572517" calcext:value-type="percentage">
            <text:p>99.99%</text:p>
          </table:table-cell>
          <table:table-cell table:formula="of:=[.N160]/[.F160]" office:value-type="percentage" office:value="1.00069332547488" calcext:value-type="percentage">
            <text:p>100.07%</text:p>
          </table:table-cell>
          <table:table-cell/>
          <table:table-cell table:style-name="ce3" table:formula="of:=AVERAGE([.P160:.U160])" office:value-type="percentage" office:value="1.00073416841759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3240168" calcext:value-type="float">
            <text:p>3240168</text:p>
          </table:table-cell>
          <table:table-cell office:value-type="float" office:value="23528353" calcext:value-type="float">
            <text:p>23528353</text:p>
          </table:table-cell>
          <table:table-cell office:value-type="float" office:value="6574853" calcext:value-type="float">
            <text:p>6574853</text:p>
          </table:table-cell>
          <table:table-cell office:value-type="float" office:value="29301466" calcext:value-type="float">
            <text:p>29301466</text:p>
          </table:table-cell>
          <table:table-cell office:value-type="float" office:value="15564206" calcext:value-type="float">
            <text:p>15564206</text:p>
          </table:table-cell>
          <table:table-cell office:value-type="float" office:value="31574114" calcext:value-type="float">
            <text:p>31574114</text:p>
          </table:table-cell>
          <table:table-cell table:number-columns-repeated="2"/>
          <table:table-cell office:value-type="float" office:value="3245390" calcext:value-type="float">
            <text:p>3245390</text:p>
          </table:table-cell>
          <table:table-cell office:value-type="float" office:value="23630562" calcext:value-type="float">
            <text:p>23630562</text:p>
          </table:table-cell>
          <table:table-cell office:value-type="float" office:value="6583301" calcext:value-type="float">
            <text:p>6583301</text:p>
          </table:table-cell>
          <table:table-cell office:value-type="float" office:value="29331407" calcext:value-type="float">
            <text:p>29331407</text:p>
          </table:table-cell>
          <table:table-cell office:value-type="float" office:value="15621997" calcext:value-type="float">
            <text:p>15621997</text:p>
          </table:table-cell>
          <table:table-cell office:value-type="float" office:value="31536013" calcext:value-type="float">
            <text:p>31536013</text:p>
          </table:table-cell>
          <table:table-cell/>
          <table:table-cell table:formula="of:=[.I161]/[.A161]" office:value-type="percentage" office:value="1.00161164482829" calcext:value-type="percentage">
            <text:p>100.16%</text:p>
          </table:table-cell>
          <table:table-cell table:formula="of:=[.J161]/[.B161]" office:value-type="percentage" office:value="1.00434407797265" calcext:value-type="percentage">
            <text:p>100.43%</text:p>
          </table:table-cell>
          <table:table-cell table:formula="of:=[.K161]/[.C161]" office:value-type="percentage" office:value="1.0012848956471" calcext:value-type="percentage">
            <text:p>100.13%</text:p>
          </table:table-cell>
          <table:table-cell table:formula="of:=[.L161]/[.D161]" office:value-type="percentage" office:value="1.00102182600693" calcext:value-type="percentage">
            <text:p>100.10%</text:p>
          </table:table-cell>
          <table:table-cell table:formula="of:=[.M161]/[.E161]" office:value-type="percentage" office:value="1.00371307087557" calcext:value-type="percentage">
            <text:p>100.37%</text:p>
          </table:table-cell>
          <table:table-cell table:formula="of:=[.N161]/[.F161]" office:value-type="percentage" office:value="0.998793283637349" calcext:value-type="percentage">
            <text:p>99.88%</text:p>
          </table:table-cell>
          <table:table-cell/>
          <table:table-cell table:style-name="ce3" table:formula="of:=AVERAGE([.P161:.U161])" office:value-type="percentage" office:value="1.00179479982798" calcext:value-type="percentage">
            <text:p>100.18%</text:p>
          </table:table-cell>
          <table:table-cell table:number-columns-repeated="1001"/>
        </table:table-row>
        <table:table-row table:style-name="ro1">
          <table:table-cell office:value-type="float" office:value="3072363" calcext:value-type="float">
            <text:p>3072363</text:p>
          </table:table-cell>
          <table:table-cell office:value-type="float" office:value="23972211" calcext:value-type="float">
            <text:p>23972211</text:p>
          </table:table-cell>
          <table:table-cell office:value-type="float" office:value="6459540" calcext:value-type="float">
            <text:p>6459540</text:p>
          </table:table-cell>
          <table:table-cell office:value-type="float" office:value="25243425" calcext:value-type="float">
            <text:p>25243425</text:p>
          </table:table-cell>
          <table:table-cell office:value-type="float" office:value="15412632" calcext:value-type="float">
            <text:p>15412632</text:p>
          </table:table-cell>
          <table:table-cell office:value-type="float" office:value="28601944" calcext:value-type="float">
            <text:p>28601944</text:p>
          </table:table-cell>
          <table:table-cell table:number-columns-repeated="2"/>
          <table:table-cell office:value-type="float" office:value="3064084" calcext:value-type="float">
            <text:p>3064084</text:p>
          </table:table-cell>
          <table:table-cell office:value-type="float" office:value="23979279" calcext:value-type="float">
            <text:p>23979279</text:p>
          </table:table-cell>
          <table:table-cell office:value-type="float" office:value="6475498" calcext:value-type="float">
            <text:p>6475498</text:p>
          </table:table-cell>
          <table:table-cell office:value-type="float" office:value="25237812" calcext:value-type="float">
            <text:p>25237812</text:p>
          </table:table-cell>
          <table:table-cell office:value-type="float" office:value="15318549" calcext:value-type="float">
            <text:p>15318549</text:p>
          </table:table-cell>
          <table:table-cell office:value-type="float" office:value="28627623" calcext:value-type="float">
            <text:p>28627623</text:p>
          </table:table-cell>
          <table:table-cell/>
          <table:table-cell table:formula="of:=[.I162]/[.A162]" office:value-type="percentage" office:value="0.997305331433818" calcext:value-type="percentage">
            <text:p>99.73%</text:p>
          </table:table-cell>
          <table:table-cell table:formula="of:=[.J162]/[.B162]" office:value-type="percentage" office:value="1.00029484138947" calcext:value-type="percentage">
            <text:p>100.03%</text:p>
          </table:table-cell>
          <table:table-cell table:formula="of:=[.K162]/[.C162]" office:value-type="percentage" office:value="1.00247045455249" calcext:value-type="percentage">
            <text:p>100.25%</text:p>
          </table:table-cell>
          <table:table-cell table:formula="of:=[.L162]/[.D162]" office:value-type="percentage" office:value="0.999777645069954" calcext:value-type="percentage">
            <text:p>99.98%</text:p>
          </table:table-cell>
          <table:table-cell table:formula="of:=[.M162]/[.E162]" office:value-type="percentage" office:value="0.99389572137971" calcext:value-type="percentage">
            <text:p>99.39%</text:p>
          </table:table-cell>
          <table:table-cell table:formula="of:=[.N162]/[.F162]" office:value-type="percentage" office:value="1.00089780610717" calcext:value-type="percentage">
            <text:p>100.09%</text:p>
          </table:table-cell>
          <table:table-cell/>
          <table:table-cell table:style-name="ce3" table:formula="of:=AVERAGE([.P162:.U162])" office:value-type="percentage" office:value="0.999106966655435" calcext:value-type="percentage">
            <text:p>99.91%</text:p>
          </table:table-cell>
          <table:table-cell table:number-columns-repeated="1001"/>
        </table:table-row>
        <table:table-row table:style-name="ro1">
          <table:table-cell office:value-type="float" office:value="2997236" calcext:value-type="float">
            <text:p>2997236</text:p>
          </table:table-cell>
          <table:table-cell office:value-type="float" office:value="24451463" calcext:value-type="float">
            <text:p>24451463</text:p>
          </table:table-cell>
          <table:table-cell office:value-type="float" office:value="6545536" calcext:value-type="float">
            <text:p>6545536</text:p>
          </table:table-cell>
          <table:table-cell office:value-type="float" office:value="25201337" calcext:value-type="float">
            <text:p>25201337</text:p>
          </table:table-cell>
          <table:table-cell office:value-type="float" office:value="15506235" calcext:value-type="float">
            <text:p>15506235</text:p>
          </table:table-cell>
          <table:table-cell office:value-type="float" office:value="28709494" calcext:value-type="float">
            <text:p>28709494</text:p>
          </table:table-cell>
          <table:table-cell table:number-columns-repeated="2"/>
          <table:table-cell office:value-type="float" office:value="2990360" calcext:value-type="float">
            <text:p>2990360</text:p>
          </table:table-cell>
          <table:table-cell office:value-type="float" office:value="24397795" calcext:value-type="float">
            <text:p>24397795</text:p>
          </table:table-cell>
          <table:table-cell office:value-type="float" office:value="6557221" calcext:value-type="float">
            <text:p>6557221</text:p>
          </table:table-cell>
          <table:table-cell office:value-type="float" office:value="25204441" calcext:value-type="float">
            <text:p>25204441</text:p>
          </table:table-cell>
          <table:table-cell office:value-type="float" office:value="15510851" calcext:value-type="float">
            <text:p>15510851</text:p>
          </table:table-cell>
          <table:table-cell office:value-type="float" office:value="28745373" calcext:value-type="float">
            <text:p>28745373</text:p>
          </table:table-cell>
          <table:table-cell/>
          <table:table-cell table:formula="of:=[.I163]/[.A163]" office:value-type="percentage" office:value="0.99770588635663" calcext:value-type="percentage">
            <text:p>99.77%</text:p>
          </table:table-cell>
          <table:table-cell table:formula="of:=[.J163]/[.B163]" office:value-type="percentage" office:value="0.997805121108704" calcext:value-type="percentage">
            <text:p>99.78%</text:p>
          </table:table-cell>
          <table:table-cell table:formula="of:=[.K163]/[.C163]" office:value-type="percentage" office:value="1.00178518611768" calcext:value-type="percentage">
            <text:p>100.18%</text:p>
          </table:table-cell>
          <table:table-cell table:formula="of:=[.L163]/[.D163]" office:value-type="percentage" office:value="1.00012316806842" calcext:value-type="percentage">
            <text:p>100.01%</text:p>
          </table:table-cell>
          <table:table-cell table:formula="of:=[.M163]/[.E163]" office:value-type="percentage" office:value="1.00029768670474" calcext:value-type="percentage">
            <text:p>100.03%</text:p>
          </table:table-cell>
          <table:table-cell table:formula="of:=[.N163]/[.F163]" office:value-type="percentage" office:value="1.00124972596173" calcext:value-type="percentage">
            <text:p>100.12%</text:p>
          </table:table-cell>
          <table:table-cell/>
          <table:table-cell table:style-name="ce3" table:formula="of:=AVERAGE([.P163:.U163])" office:value-type="percentage" office:value="0.999827795719651" calcext:value-type="percentage">
            <text:p>99.98%</text:p>
          </table:table-cell>
          <table:table-cell table:number-columns-repeated="1001"/>
        </table:table-row>
        <table:table-row table:style-name="ro1">
          <table:table-cell office:value-type="float" office:value="2932040" calcext:value-type="float">
            <text:p>2932040</text:p>
          </table:table-cell>
          <table:table-cell office:value-type="float" office:value="24899074" calcext:value-type="float">
            <text:p>24899074</text:p>
          </table:table-cell>
          <table:table-cell office:value-type="float" office:value="6807390" calcext:value-type="float">
            <text:p>6807390</text:p>
          </table:table-cell>
          <table:table-cell office:value-type="float" office:value="26196670" calcext:value-type="float">
            <text:p>26196670</text:p>
          </table:table-cell>
          <table:table-cell office:value-type="float" office:value="15762396" calcext:value-type="float">
            <text:p>15762396</text:p>
          </table:table-cell>
          <table:table-cell office:value-type="float" office:value="30696126" calcext:value-type="float">
            <text:p>30696126</text:p>
          </table:table-cell>
          <table:table-cell table:number-columns-repeated="2"/>
          <table:table-cell office:value-type="float" office:value="2939088" calcext:value-type="float">
            <text:p>2939088</text:p>
          </table:table-cell>
          <table:table-cell office:value-type="float" office:value="24927035" calcext:value-type="float">
            <text:p>24927035</text:p>
          </table:table-cell>
          <table:table-cell office:value-type="float" office:value="6825689" calcext:value-type="float">
            <text:p>6825689</text:p>
          </table:table-cell>
          <table:table-cell office:value-type="float" office:value="26138823" calcext:value-type="float">
            <text:p>26138823</text:p>
          </table:table-cell>
          <table:table-cell office:value-type="float" office:value="15790022" calcext:value-type="float">
            <text:p>15790022</text:p>
          </table:table-cell>
          <table:table-cell office:value-type="float" office:value="30693362" calcext:value-type="float">
            <text:p>30693362</text:p>
          </table:table-cell>
          <table:table-cell/>
          <table:table-cell table:formula="of:=[.I164]/[.A164]" office:value-type="percentage" office:value="1.00240378712432" calcext:value-type="percentage">
            <text:p>100.24%</text:p>
          </table:table-cell>
          <table:table-cell table:formula="of:=[.J164]/[.B164]" office:value-type="percentage" office:value="1.00112297348889" calcext:value-type="percentage">
            <text:p>100.11%</text:p>
          </table:table-cell>
          <table:table-cell table:formula="of:=[.K164]/[.C164]" office:value-type="percentage" office:value="1.00268810807079" calcext:value-type="percentage">
            <text:p>100.27%</text:p>
          </table:table-cell>
          <table:table-cell table:formula="of:=[.L164]/[.D164]" office:value-type="percentage" office:value="0.997791818578468" calcext:value-type="percentage">
            <text:p>99.78%</text:p>
          </table:table-cell>
          <table:table-cell table:formula="of:=[.M164]/[.E164]" office:value-type="percentage" office:value="1.00175265232519" calcext:value-type="percentage">
            <text:p>100.18%</text:p>
          </table:table-cell>
          <table:table-cell table:formula="of:=[.N164]/[.F164]" office:value-type="percentage" office:value="0.999909956064163" calcext:value-type="percentage">
            <text:p>99.99%</text:p>
          </table:table-cell>
          <table:table-cell/>
          <table:table-cell table:style-name="ce3" table:formula="of:=AVERAGE([.P164:.U164])" office:value-type="percentage" office:value="1.00094488260864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2961896" calcext:value-type="float">
            <text:p>2961896</text:p>
          </table:table-cell>
          <table:table-cell office:value-type="float" office:value="24170625" calcext:value-type="float">
            <text:p>24170625</text:p>
          </table:table-cell>
          <table:table-cell office:value-type="float" office:value="7171409" calcext:value-type="float">
            <text:p>7171409</text:p>
          </table:table-cell>
          <table:table-cell office:value-type="float" office:value="25096585" calcext:value-type="float">
            <text:p>25096585</text:p>
          </table:table-cell>
          <table:table-cell office:value-type="float" office:value="15372608" calcext:value-type="float">
            <text:p>15372608</text:p>
          </table:table-cell>
          <table:table-cell office:value-type="float" office:value="28608415" calcext:value-type="float">
            <text:p>28608415</text:p>
          </table:table-cell>
          <table:table-cell table:number-columns-repeated="2"/>
          <table:table-cell office:value-type="float" office:value="2960082" calcext:value-type="float">
            <text:p>2960082</text:p>
          </table:table-cell>
          <table:table-cell office:value-type="float" office:value="24116640" calcext:value-type="float">
            <text:p>24116640</text:p>
          </table:table-cell>
          <table:table-cell office:value-type="float" office:value="7177342" calcext:value-type="float">
            <text:p>7177342</text:p>
          </table:table-cell>
          <table:table-cell office:value-type="float" office:value="25073662" calcext:value-type="float">
            <text:p>25073662</text:p>
          </table:table-cell>
          <table:table-cell office:value-type="float" office:value="15427479" calcext:value-type="float">
            <text:p>15427479</text:p>
          </table:table-cell>
          <table:table-cell office:value-type="float" office:value="28594893" calcext:value-type="float">
            <text:p>28594893</text:p>
          </table:table-cell>
          <table:table-cell/>
          <table:table-cell table:formula="of:=[.I165]/[.A165]" office:value-type="percentage" office:value="0.99938755445836" calcext:value-type="percentage">
            <text:p>99.94%</text:p>
          </table:table-cell>
          <table:table-cell table:formula="of:=[.J165]/[.B165]" office:value-type="percentage" office:value="0.997766503762315" calcext:value-type="percentage">
            <text:p>99.78%</text:p>
          </table:table-cell>
          <table:table-cell table:formula="of:=[.K165]/[.C165]" office:value-type="percentage" office:value="1.00082731301478" calcext:value-type="percentage">
            <text:p>100.08%</text:p>
          </table:table-cell>
          <table:table-cell table:formula="of:=[.L165]/[.D165]" office:value-type="percentage" office:value="0.999086608795579" calcext:value-type="percentage">
            <text:p>99.91%</text:p>
          </table:table-cell>
          <table:table-cell table:formula="of:=[.M165]/[.E165]" office:value-type="percentage" office:value="1.00356940084597" calcext:value-type="percentage">
            <text:p>100.36%</text:p>
          </table:table-cell>
          <table:table-cell table:formula="of:=[.N165]/[.F165]" office:value-type="percentage" office:value="0.999527341867769" calcext:value-type="percentage">
            <text:p>99.95%</text:p>
          </table:table-cell>
          <table:table-cell/>
          <table:table-cell table:style-name="ce3" table:formula="of:=AVERAGE([.P165:.U165])" office:value-type="percentage" office:value="1.0000274537908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2970458" calcext:value-type="float">
            <text:p>2970458</text:p>
          </table:table-cell>
          <table:table-cell office:value-type="float" office:value="23499719" calcext:value-type="float">
            <text:p>23499719</text:p>
          </table:table-cell>
          <table:table-cell office:value-type="float" office:value="6578620" calcext:value-type="float">
            <text:p>6578620</text:p>
          </table:table-cell>
          <table:table-cell office:value-type="float" office:value="25485563" calcext:value-type="float">
            <text:p>25485563</text:p>
          </table:table-cell>
          <table:table-cell office:value-type="float" office:value="15483113" calcext:value-type="float">
            <text:p>15483113</text:p>
          </table:table-cell>
          <table:table-cell office:value-type="float" office:value="28794065" calcext:value-type="float">
            <text:p>28794065</text:p>
          </table:table-cell>
          <table:table-cell table:number-columns-repeated="2"/>
          <table:table-cell office:value-type="float" office:value="2962243" calcext:value-type="float">
            <text:p>2962243</text:p>
          </table:table-cell>
          <table:table-cell office:value-type="float" office:value="23478950" calcext:value-type="float">
            <text:p>23478950</text:p>
          </table:table-cell>
          <table:table-cell office:value-type="float" office:value="6599351" calcext:value-type="float">
            <text:p>6599351</text:p>
          </table:table-cell>
          <table:table-cell office:value-type="float" office:value="25491594" calcext:value-type="float">
            <text:p>25491594</text:p>
          </table:table-cell>
          <table:table-cell office:value-type="float" office:value="15526014" calcext:value-type="float">
            <text:p>15526014</text:p>
          </table:table-cell>
          <table:table-cell office:value-type="float" office:value="28806699" calcext:value-type="float">
            <text:p>28806699</text:p>
          </table:table-cell>
          <table:table-cell/>
          <table:table-cell table:formula="of:=[.I166]/[.A166]" office:value-type="percentage" office:value="0.997234433208616" calcext:value-type="percentage">
            <text:p>99.72%</text:p>
          </table:table-cell>
          <table:table-cell table:formula="of:=[.J166]/[.B166]" office:value-type="percentage" office:value="0.999116202197992" calcext:value-type="percentage">
            <text:p>99.91%</text:p>
          </table:table-cell>
          <table:table-cell table:formula="of:=[.K166]/[.C166]" office:value-type="percentage" office:value="1.00315126880714" calcext:value-type="percentage">
            <text:p>100.32%</text:p>
          </table:table-cell>
          <table:table-cell table:formula="of:=[.L166]/[.D166]" office:value-type="percentage" office:value="1.00023664378142" calcext:value-type="percentage">
            <text:p>100.02%</text:p>
          </table:table-cell>
          <table:table-cell table:formula="of:=[.M166]/[.E166]" office:value-type="percentage" office:value="1.002770825221" calcext:value-type="percentage">
            <text:p>100.28%</text:p>
          </table:table-cell>
          <table:table-cell table:formula="of:=[.N166]/[.F166]" office:value-type="percentage" office:value="1.00043877097589" calcext:value-type="percentage">
            <text:p>100.04%</text:p>
          </table:table-cell>
          <table:table-cell/>
          <table:table-cell table:style-name="ce3" table:formula="of:=AVERAGE([.P166:.U166])" office:value-type="percentage" office:value="1.00049135736534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2965404" calcext:value-type="float">
            <text:p>2965404</text:p>
          </table:table-cell>
          <table:table-cell office:value-type="float" office:value="23826146" calcext:value-type="float">
            <text:p>23826146</text:p>
          </table:table-cell>
          <table:table-cell office:value-type="float" office:value="6145366" calcext:value-type="float">
            <text:p>6145366</text:p>
          </table:table-cell>
          <table:table-cell office:value-type="float" office:value="26622315" calcext:value-type="float">
            <text:p>26622315</text:p>
          </table:table-cell>
          <table:table-cell office:value-type="float" office:value="15498330" calcext:value-type="float">
            <text:p>15498330</text:p>
          </table:table-cell>
          <table:table-cell office:value-type="float" office:value="29949190" calcext:value-type="float">
            <text:p>29949190</text:p>
          </table:table-cell>
          <table:table-cell table:number-columns-repeated="2"/>
          <table:table-cell office:value-type="float" office:value="2963558" calcext:value-type="float">
            <text:p>2963558</text:p>
          </table:table-cell>
          <table:table-cell office:value-type="float" office:value="23836351" calcext:value-type="float">
            <text:p>23836351</text:p>
          </table:table-cell>
          <table:table-cell office:value-type="float" office:value="6157530" calcext:value-type="float">
            <text:p>6157530</text:p>
          </table:table-cell>
          <table:table-cell office:value-type="float" office:value="26625706" calcext:value-type="float">
            <text:p>26625706</text:p>
          </table:table-cell>
          <table:table-cell office:value-type="float" office:value="15510069" calcext:value-type="float">
            <text:p>15510069</text:p>
          </table:table-cell>
          <table:table-cell office:value-type="float" office:value="29965003" calcext:value-type="float">
            <text:p>29965003</text:p>
          </table:table-cell>
          <table:table-cell/>
          <table:table-cell table:formula="of:=[.I167]/[.A167]" office:value-type="percentage" office:value="0.999377487856629" calcext:value-type="percentage">
            <text:p>99.94%</text:p>
          </table:table-cell>
          <table:table-cell table:formula="of:=[.J167]/[.B167]" office:value-type="percentage" office:value="1.0004283109824" calcext:value-type="percentage">
            <text:p>100.04%</text:p>
          </table:table-cell>
          <table:table-cell table:formula="of:=[.K167]/[.C167]" office:value-type="percentage" office:value="1.00197937763186" calcext:value-type="percentage">
            <text:p>100.20%</text:p>
          </table:table-cell>
          <table:table-cell table:formula="of:=[.L167]/[.D167]" office:value-type="percentage" office:value="1.00012737434742" calcext:value-type="percentage">
            <text:p>100.01%</text:p>
          </table:table-cell>
          <table:table-cell table:formula="of:=[.M167]/[.E167]" office:value-type="percentage" office:value="1.00075743644638" calcext:value-type="percentage">
            <text:p>100.08%</text:p>
          </table:table-cell>
          <table:table-cell table:formula="of:=[.N167]/[.F167]" office:value-type="percentage" office:value="1.00052799424626" calcext:value-type="percentage">
            <text:p>100.05%</text:p>
          </table:table-cell>
          <table:table-cell/>
          <table:table-cell table:style-name="ce3" table:formula="of:=AVERAGE([.P167:.U167])" office:value-type="percentage" office:value="1.00053299691849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2937490" calcext:value-type="float">
            <text:p>2937490</text:p>
          </table:table-cell>
          <table:table-cell office:value-type="float" office:value="24035865" calcext:value-type="float">
            <text:p>24035865</text:p>
          </table:table-cell>
          <table:table-cell office:value-type="float" office:value="6226052" calcext:value-type="float">
            <text:p>6226052</text:p>
          </table:table-cell>
          <table:table-cell office:value-type="float" office:value="26100482" calcext:value-type="float">
            <text:p>26100482</text:p>
          </table:table-cell>
          <table:table-cell office:value-type="float" office:value="15548423" calcext:value-type="float">
            <text:p>15548423</text:p>
          </table:table-cell>
          <table:table-cell office:value-type="float" office:value="30005840" calcext:value-type="float">
            <text:p>30005840</text:p>
          </table:table-cell>
          <table:table-cell table:number-columns-repeated="2"/>
          <table:table-cell office:value-type="float" office:value="2936546" calcext:value-type="float">
            <text:p>2936546</text:p>
          </table:table-cell>
          <table:table-cell office:value-type="float" office:value="24078274" calcext:value-type="float">
            <text:p>24078274</text:p>
          </table:table-cell>
          <table:table-cell office:value-type="float" office:value="6229843" calcext:value-type="float">
            <text:p>6229843</text:p>
          </table:table-cell>
          <table:table-cell office:value-type="float" office:value="26135586" calcext:value-type="float">
            <text:p>26135586</text:p>
          </table:table-cell>
          <table:table-cell office:value-type="float" office:value="15578511" calcext:value-type="float">
            <text:p>15578511</text:p>
          </table:table-cell>
          <table:table-cell office:value-type="float" office:value="30016858" calcext:value-type="float">
            <text:p>30016858</text:p>
          </table:table-cell>
          <table:table-cell/>
          <table:table-cell table:formula="of:=[.I168]/[.A168]" office:value-type="percentage" office:value="0.999678637203871" calcext:value-type="percentage">
            <text:p>99.97%</text:p>
          </table:table-cell>
          <table:table-cell table:formula="of:=[.J168]/[.B168]" office:value-type="percentage" office:value="1.00176440498397" calcext:value-type="percentage">
            <text:p>100.18%</text:p>
          </table:table-cell>
          <table:table-cell table:formula="of:=[.K168]/[.C168]" office:value-type="percentage" office:value="1.00060889308345" calcext:value-type="percentage">
            <text:p>100.06%</text:p>
          </table:table-cell>
          <table:table-cell table:formula="of:=[.L168]/[.D168]" office:value-type="percentage" office:value="1.00134495600503" calcext:value-type="percentage">
            <text:p>100.13%</text:p>
          </table:table-cell>
          <table:table-cell table:formula="of:=[.M168]/[.E168]" office:value-type="percentage" office:value="1.00193511586352" calcext:value-type="percentage">
            <text:p>100.19%</text:p>
          </table:table-cell>
          <table:table-cell table:formula="of:=[.N168]/[.F168]" office:value-type="percentage" office:value="1.000367195186" calcext:value-type="percentage">
            <text:p>100.04%</text:p>
          </table:table-cell>
          <table:table-cell/>
          <table:table-cell table:style-name="ce3" table:formula="of:=AVERAGE([.P168:.U168])" office:value-type="percentage" office:value="1.00094986705431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2948933" calcext:value-type="float">
            <text:p>2948933</text:p>
          </table:table-cell>
          <table:table-cell office:value-type="float" office:value="24016393" calcext:value-type="float">
            <text:p>24016393</text:p>
          </table:table-cell>
          <table:table-cell office:value-type="float" office:value="6337325" calcext:value-type="float">
            <text:p>6337325</text:p>
          </table:table-cell>
          <table:table-cell office:value-type="float" office:value="25414197" calcext:value-type="float">
            <text:p>25414197</text:p>
          </table:table-cell>
          <table:table-cell office:value-type="float" office:value="15485911" calcext:value-type="float">
            <text:p>15485911</text:p>
          </table:table-cell>
          <table:table-cell office:value-type="float" office:value="29299897" calcext:value-type="float">
            <text:p>29299897</text:p>
          </table:table-cell>
          <table:table-cell table:number-columns-repeated="2"/>
          <table:table-cell office:value-type="float" office:value="2945359" calcext:value-type="float">
            <text:p>2945359</text:p>
          </table:table-cell>
          <table:table-cell office:value-type="float" office:value="23982492" calcext:value-type="float">
            <text:p>23982492</text:p>
          </table:table-cell>
          <table:table-cell office:value-type="float" office:value="6341785" calcext:value-type="float">
            <text:p>6341785</text:p>
          </table:table-cell>
          <table:table-cell office:value-type="float" office:value="25414705" calcext:value-type="float">
            <text:p>25414705</text:p>
          </table:table-cell>
          <table:table-cell office:value-type="float" office:value="15519935" calcext:value-type="float">
            <text:p>15519935</text:p>
          </table:table-cell>
          <table:table-cell office:value-type="float" office:value="29301206" calcext:value-type="float">
            <text:p>29301206</text:p>
          </table:table-cell>
          <table:table-cell/>
          <table:table-cell table:formula="of:=[.I169]/[.A169]" office:value-type="percentage" office:value="0.998788036215133" calcext:value-type="percentage">
            <text:p>99.88%</text:p>
          </table:table-cell>
          <table:table-cell table:formula="of:=[.J169]/[.B169]" office:value-type="percentage" office:value="0.998588422499582" calcext:value-type="percentage">
            <text:p>99.86%</text:p>
          </table:table-cell>
          <table:table-cell table:formula="of:=[.K169]/[.C169]" office:value-type="percentage" office:value="1.00070376696792" calcext:value-type="percentage">
            <text:p>100.07%</text:p>
          </table:table-cell>
          <table:table-cell table:formula="of:=[.L169]/[.D169]" office:value-type="percentage" office:value="1.0000199888275" calcext:value-type="percentage">
            <text:p>100.00%</text:p>
          </table:table-cell>
          <table:table-cell table:formula="of:=[.M169]/[.E169]" office:value-type="percentage" office:value="1.00219709386164" calcext:value-type="percentage">
            <text:p>100.22%</text:p>
          </table:table-cell>
          <table:table-cell table:formula="of:=[.N169]/[.F169]" office:value-type="percentage" office:value="1.00004467592497" calcext:value-type="percentage">
            <text:p>100.00%</text:p>
          </table:table-cell>
          <table:table-cell/>
          <table:table-cell table:style-name="ce3" table:formula="of:=AVERAGE([.P169:.U169])" office:value-type="percentage" office:value="1.00005699738279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42311" calcext:value-type="float">
            <text:p>2942311</text:p>
          </table:table-cell>
          <table:table-cell office:value-type="float" office:value="24724847" calcext:value-type="float">
            <text:p>24724847</text:p>
          </table:table-cell>
          <table:table-cell office:value-type="float" office:value="6167120" calcext:value-type="float">
            <text:p>6167120</text:p>
          </table:table-cell>
          <table:table-cell office:value-type="float" office:value="30803767" calcext:value-type="float">
            <text:p>30803767</text:p>
          </table:table-cell>
          <table:table-cell office:value-type="float" office:value="15520719" calcext:value-type="float">
            <text:p>15520719</text:p>
          </table:table-cell>
          <table:table-cell office:value-type="float" office:value="30540281" calcext:value-type="float">
            <text:p>30540281</text:p>
          </table:table-cell>
          <table:table-cell table:number-columns-repeated="2"/>
          <table:table-cell office:value-type="float" office:value="2953176" calcext:value-type="float">
            <text:p>2953176</text:p>
          </table:table-cell>
          <table:table-cell office:value-type="float" office:value="24705530" calcext:value-type="float">
            <text:p>24705530</text:p>
          </table:table-cell>
          <table:table-cell office:value-type="float" office:value="6170904" calcext:value-type="float">
            <text:p>6170904</text:p>
          </table:table-cell>
          <table:table-cell office:value-type="float" office:value="30832769" calcext:value-type="float">
            <text:p>30832769</text:p>
          </table:table-cell>
          <table:table-cell office:value-type="float" office:value="15544497" calcext:value-type="float">
            <text:p>15544497</text:p>
          </table:table-cell>
          <table:table-cell office:value-type="float" office:value="30457782" calcext:value-type="float">
            <text:p>30457782</text:p>
          </table:table-cell>
          <table:table-cell/>
          <table:table-cell table:formula="of:=[.I170]/[.A170]" office:value-type="percentage" office:value="1.00369267558732" calcext:value-type="percentage">
            <text:p>100.37%</text:p>
          </table:table-cell>
          <table:table-cell table:formula="of:=[.J170]/[.B170]" office:value-type="percentage" office:value="0.999218721151237" calcext:value-type="percentage">
            <text:p>99.92%</text:p>
          </table:table-cell>
          <table:table-cell table:formula="of:=[.K170]/[.C170]" office:value-type="percentage" office:value="1.00061357651546" calcext:value-type="percentage">
            <text:p>100.06%</text:p>
          </table:table-cell>
          <table:table-cell table:formula="of:=[.L170]/[.D170]" office:value-type="percentage" office:value="1.00094150822528" calcext:value-type="percentage">
            <text:p>100.09%</text:p>
          </table:table-cell>
          <table:table-cell table:formula="of:=[.M170]/[.E170]" office:value-type="percentage" office:value="1.00153201665464" calcext:value-type="percentage">
            <text:p>100.15%</text:p>
          </table:table-cell>
          <table:table-cell table:formula="of:=[.N170]/[.F170]" office:value-type="percentage" office:value="0.997298682353316" calcext:value-type="percentage">
            <text:p>99.73%</text:p>
          </table:table-cell>
          <table:table-cell/>
          <table:table-cell table:style-name="ce3" table:formula="of:=AVERAGE([.P170:.U170])" office:value-type="percentage" office:value="1.00054953008121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2961189" calcext:value-type="float">
            <text:p>2961189</text:p>
          </table:table-cell>
          <table:table-cell office:value-type="float" office:value="24469522" calcext:value-type="float">
            <text:p>24469522</text:p>
          </table:table-cell>
          <table:table-cell office:value-type="float" office:value="6003520" calcext:value-type="float">
            <text:p>6003520</text:p>
          </table:table-cell>
          <table:table-cell office:value-type="float" office:value="32900772" calcext:value-type="float">
            <text:p>32900772</text:p>
          </table:table-cell>
          <table:table-cell office:value-type="float" office:value="15512082" calcext:value-type="float">
            <text:p>15512082</text:p>
          </table:table-cell>
          <table:table-cell office:value-type="float" office:value="28946336" calcext:value-type="float">
            <text:p>28946336</text:p>
          </table:table-cell>
          <table:table-cell table:number-columns-repeated="2"/>
          <table:table-cell office:value-type="float" office:value="2968639" calcext:value-type="float">
            <text:p>2968639</text:p>
          </table:table-cell>
          <table:table-cell office:value-type="float" office:value="24451074" calcext:value-type="float">
            <text:p>24451074</text:p>
          </table:table-cell>
          <table:table-cell office:value-type="float" office:value="6012919" calcext:value-type="float">
            <text:p>6012919</text:p>
          </table:table-cell>
          <table:table-cell office:value-type="float" office:value="32941116" calcext:value-type="float">
            <text:p>32941116</text:p>
          </table:table-cell>
          <table:table-cell office:value-type="float" office:value="15534006" calcext:value-type="float">
            <text:p>15534006</text:p>
          </table:table-cell>
          <table:table-cell office:value-type="float" office:value="28979897" calcext:value-type="float">
            <text:p>28979897</text:p>
          </table:table-cell>
          <table:table-cell/>
          <table:table-cell table:formula="of:=[.I171]/[.A171]" office:value-type="percentage" office:value="1.00251588128958" calcext:value-type="percentage">
            <text:p>100.25%</text:p>
          </table:table-cell>
          <table:table-cell table:formula="of:=[.J171]/[.B171]" office:value-type="percentage" office:value="0.999246082534837" calcext:value-type="percentage">
            <text:p>99.92%</text:p>
          </table:table-cell>
          <table:table-cell table:formula="of:=[.K171]/[.C171]" office:value-type="percentage" office:value="1.00156558152551" calcext:value-type="percentage">
            <text:p>100.16%</text:p>
          </table:table-cell>
          <table:table-cell table:formula="of:=[.L171]/[.D171]" office:value-type="percentage" office:value="1.00122623262457" calcext:value-type="percentage">
            <text:p>100.12%</text:p>
          </table:table-cell>
          <table:table-cell table:formula="of:=[.M171]/[.E171]" office:value-type="percentage" office:value="1.00141334992943" calcext:value-type="percentage">
            <text:p>100.14%</text:p>
          </table:table-cell>
          <table:table-cell table:formula="of:=[.N171]/[.F171]" office:value-type="percentage" office:value="1.00115942135129" calcext:value-type="percentage">
            <text:p>100.12%</text:p>
          </table:table-cell>
          <table:table-cell/>
          <table:table-cell table:style-name="ce3" table:formula="of:=AVERAGE([.P171:.U171])" office:value-type="percentage" office:value="1.0011877582092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911822" calcext:value-type="float">
            <text:p>2911822</text:p>
          </table:table-cell>
          <table:table-cell office:value-type="float" office:value="24296390" calcext:value-type="float">
            <text:p>24296390</text:p>
          </table:table-cell>
          <table:table-cell office:value-type="float" office:value="5716153" calcext:value-type="float">
            <text:p>5716153</text:p>
          </table:table-cell>
          <table:table-cell office:value-type="float" office:value="25234794" calcext:value-type="float">
            <text:p>25234794</text:p>
          </table:table-cell>
          <table:table-cell office:value-type="float" office:value="15630371" calcext:value-type="float">
            <text:p>15630371</text:p>
          </table:table-cell>
          <table:table-cell office:value-type="float" office:value="28886011" calcext:value-type="float">
            <text:p>28886011</text:p>
          </table:table-cell>
          <table:table-cell table:number-columns-repeated="2"/>
          <table:table-cell office:value-type="float" office:value="2923714" calcext:value-type="float">
            <text:p>2923714</text:p>
          </table:table-cell>
          <table:table-cell office:value-type="float" office:value="24335532" calcext:value-type="float">
            <text:p>24335532</text:p>
          </table:table-cell>
          <table:table-cell office:value-type="float" office:value="5717957" calcext:value-type="float">
            <text:p>5717957</text:p>
          </table:table-cell>
          <table:table-cell office:value-type="float" office:value="25261813" calcext:value-type="float">
            <text:p>25261813</text:p>
          </table:table-cell>
          <table:table-cell office:value-type="float" office:value="15660564" calcext:value-type="float">
            <text:p>15660564</text:p>
          </table:table-cell>
          <table:table-cell office:value-type="float" office:value="28886018" calcext:value-type="float">
            <text:p>28886018</text:p>
          </table:table-cell>
          <table:table-cell/>
          <table:table-cell table:formula="of:=[.I172]/[.A172]" office:value-type="percentage" office:value="1.0040840408514" calcext:value-type="percentage">
            <text:p>100.41%</text:p>
          </table:table-cell>
          <table:table-cell table:formula="of:=[.J172]/[.B172]" office:value-type="percentage" office:value="1.00161102122579" calcext:value-type="percentage">
            <text:p>100.16%</text:p>
          </table:table-cell>
          <table:table-cell table:formula="of:=[.K172]/[.C172]" office:value-type="percentage" office:value="1.00031559687083" calcext:value-type="percentage">
            <text:p>100.03%</text:p>
          </table:table-cell>
          <table:table-cell table:formula="of:=[.L172]/[.D172]" office:value-type="percentage" office:value="1.00107070420309" calcext:value-type="percentage">
            <text:p>100.11%</text:p>
          </table:table-cell>
          <table:table-cell table:formula="of:=[.M172]/[.E172]" office:value-type="percentage" office:value="1.00193168799384" calcext:value-type="percentage">
            <text:p>100.19%</text:p>
          </table:table-cell>
          <table:table-cell table:formula="of:=[.N172]/[.F172]" office:value-type="percentage" office:value="1.00000024233183" calcext:value-type="percentage">
            <text:p>100.00%</text:p>
          </table:table-cell>
          <table:table-cell/>
          <table:table-cell table:style-name="ce3" table:formula="of:=AVERAGE([.P172:.U172])" office:value-type="percentage" office:value="1.00150221557946" calcext:value-type="percentage">
            <text:p>100.15%</text:p>
          </table:table-cell>
          <table:table-cell table:number-columns-repeated="1001"/>
        </table:table-row>
        <table:table-row table:style-name="ro1">
          <table:table-cell office:value-type="float" office:value="2897549" calcext:value-type="float">
            <text:p>2897549</text:p>
          </table:table-cell>
          <table:table-cell office:value-type="float" office:value="24428250" calcext:value-type="float">
            <text:p>24428250</text:p>
          </table:table-cell>
          <table:table-cell office:value-type="float" office:value="5816222" calcext:value-type="float">
            <text:p>5816222</text:p>
          </table:table-cell>
          <table:table-cell office:value-type="float" office:value="30577961" calcext:value-type="float">
            <text:p>30577961</text:p>
          </table:table-cell>
          <table:table-cell office:value-type="float" office:value="15554781" calcext:value-type="float">
            <text:p>15554781</text:p>
          </table:table-cell>
          <table:table-cell office:value-type="float" office:value="30508358" calcext:value-type="float">
            <text:p>30508358</text:p>
          </table:table-cell>
          <table:table-cell table:number-columns-repeated="2"/>
          <table:table-cell office:value-type="float" office:value="2885214" calcext:value-type="float">
            <text:p>2885214</text:p>
          </table:table-cell>
          <table:table-cell office:value-type="float" office:value="24397942" calcext:value-type="float">
            <text:p>24397942</text:p>
          </table:table-cell>
          <table:table-cell office:value-type="float" office:value="5812111" calcext:value-type="float">
            <text:p>5812111</text:p>
          </table:table-cell>
          <table:table-cell office:value-type="float" office:value="30574172" calcext:value-type="float">
            <text:p>30574172</text:p>
          </table:table-cell>
          <table:table-cell office:value-type="float" office:value="15590356" calcext:value-type="float">
            <text:p>15590356</text:p>
          </table:table-cell>
          <table:table-cell office:value-type="float" office:value="30548579" calcext:value-type="float">
            <text:p>30548579</text:p>
          </table:table-cell>
          <table:table-cell/>
          <table:table-cell table:formula="of:=[.I173]/[.A173]" office:value-type="percentage" office:value="0.995742953786114" calcext:value-type="percentage">
            <text:p>99.57%</text:p>
          </table:table-cell>
          <table:table-cell table:formula="of:=[.J173]/[.B173]" office:value-type="percentage" office:value="0.998759305312497" calcext:value-type="percentage">
            <text:p>99.88%</text:p>
          </table:table-cell>
          <table:table-cell table:formula="of:=[.K173]/[.C173]" office:value-type="percentage" office:value="0.999293183788377" calcext:value-type="percentage">
            <text:p>99.93%</text:p>
          </table:table-cell>
          <table:table-cell table:formula="of:=[.L173]/[.D173]" office:value-type="percentage" office:value="0.999876087225044" calcext:value-type="percentage">
            <text:p>99.99%</text:p>
          </table:table-cell>
          <table:table-cell table:formula="of:=[.M173]/[.E173]" office:value-type="percentage" office:value="1.00228707816587" calcext:value-type="percentage">
            <text:p>100.23%</text:p>
          </table:table-cell>
          <table:table-cell table:formula="of:=[.N173]/[.F173]" office:value-type="percentage" office:value="1.0013183600376" calcext:value-type="percentage">
            <text:p>100.13%</text:p>
          </table:table-cell>
          <table:table-cell/>
          <table:table-cell table:style-name="ce3" table:formula="of:=AVERAGE([.P173:.U173])" office:value-type="percentage" office:value="0.999546161385917" calcext:value-type="percentage">
            <text:p>99.95%</text:p>
          </table:table-cell>
          <table:table-cell table:number-columns-repeated="1001"/>
        </table:table-row>
        <table:table-row table:style-name="ro1">
          <table:table-cell office:value-type="float" office:value="2938772" calcext:value-type="float">
            <text:p>2938772</text:p>
          </table:table-cell>
          <table:table-cell office:value-type="float" office:value="23576466" calcext:value-type="float">
            <text:p>23576466</text:p>
          </table:table-cell>
          <table:table-cell office:value-type="float" office:value="6073391" calcext:value-type="float">
            <text:p>6073391</text:p>
          </table:table-cell>
          <table:table-cell office:value-type="float" office:value="25041417" calcext:value-type="float">
            <text:p>25041417</text:p>
          </table:table-cell>
          <table:table-cell office:value-type="float" office:value="15556905" calcext:value-type="float">
            <text:p>15556905</text:p>
          </table:table-cell>
          <table:table-cell office:value-type="float" office:value="28867269" calcext:value-type="float">
            <text:p>28867269</text:p>
          </table:table-cell>
          <table:table-cell table:number-columns-repeated="2"/>
          <table:table-cell office:value-type="float" office:value="2929944" calcext:value-type="float">
            <text:p>2929944</text:p>
          </table:table-cell>
          <table:table-cell office:value-type="float" office:value="23576860" calcext:value-type="float">
            <text:p>23576860</text:p>
          </table:table-cell>
          <table:table-cell office:value-type="float" office:value="6092869" calcext:value-type="float">
            <text:p>6092869</text:p>
          </table:table-cell>
          <table:table-cell office:value-type="float" office:value="25059440" calcext:value-type="float">
            <text:p>25059440</text:p>
          </table:table-cell>
          <table:table-cell office:value-type="float" office:value="15573987" calcext:value-type="float">
            <text:p>15573987</text:p>
          </table:table-cell>
          <table:table-cell office:value-type="float" office:value="28946063" calcext:value-type="float">
            <text:p>28946063</text:p>
          </table:table-cell>
          <table:table-cell/>
          <table:table-cell table:formula="of:=[.I174]/[.A174]" office:value-type="percentage" office:value="0.996996024189695" calcext:value-type="percentage">
            <text:p>99.70%</text:p>
          </table:table-cell>
          <table:table-cell table:formula="of:=[.J174]/[.B174]" office:value-type="percentage" office:value="1.0000167115801" calcext:value-type="percentage">
            <text:p>100.00%</text:p>
          </table:table-cell>
          <table:table-cell table:formula="of:=[.K174]/[.C174]" office:value-type="percentage" office:value="1.00320710456481" calcext:value-type="percentage">
            <text:p>100.32%</text:p>
          </table:table-cell>
          <table:table-cell table:formula="of:=[.L174]/[.D174]" office:value-type="percentage" office:value="1.00071972764161" calcext:value-type="percentage">
            <text:p>100.07%</text:p>
          </table:table-cell>
          <table:table-cell table:formula="of:=[.M174]/[.E174]" office:value-type="percentage" office:value="1.00109803331704" calcext:value-type="percentage">
            <text:p>100.11%</text:p>
          </table:table-cell>
          <table:table-cell table:formula="of:=[.N174]/[.F174]" office:value-type="percentage" office:value="1.00272952734116" calcext:value-type="percentage">
            <text:p>100.27%</text:p>
          </table:table-cell>
          <table:table-cell/>
          <table:table-cell table:style-name="ce3" table:formula="of:=AVERAGE([.P174:.U174])" office:value-type="percentage" office:value="1.00079452143907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3413048" calcext:value-type="float">
            <text:p>3413048</text:p>
          </table:table-cell>
          <table:table-cell office:value-type="float" office:value="24027813" calcext:value-type="float">
            <text:p>24027813</text:p>
          </table:table-cell>
          <table:table-cell office:value-type="float" office:value="6218278" calcext:value-type="float">
            <text:p>6218278</text:p>
          </table:table-cell>
          <table:table-cell office:value-type="float" office:value="25367697" calcext:value-type="float">
            <text:p>25367697</text:p>
          </table:table-cell>
          <table:table-cell office:value-type="float" office:value="15480537" calcext:value-type="float">
            <text:p>15480537</text:p>
          </table:table-cell>
          <table:table-cell office:value-type="float" office:value="29456069" calcext:value-type="float">
            <text:p>29456069</text:p>
          </table:table-cell>
          <table:table-cell table:number-columns-repeated="2"/>
          <table:table-cell office:value-type="float" office:value="3419486" calcext:value-type="float">
            <text:p>3419486</text:p>
          </table:table-cell>
          <table:table-cell office:value-type="float" office:value="24064933" calcext:value-type="float">
            <text:p>24064933</text:p>
          </table:table-cell>
          <table:table-cell office:value-type="float" office:value="6211378" calcext:value-type="float">
            <text:p>6211378</text:p>
          </table:table-cell>
          <table:table-cell office:value-type="float" office:value="25347163" calcext:value-type="float">
            <text:p>25347163</text:p>
          </table:table-cell>
          <table:table-cell office:value-type="float" office:value="15484630" calcext:value-type="float">
            <text:p>15484630</text:p>
          </table:table-cell>
          <table:table-cell office:value-type="float" office:value="29477964" calcext:value-type="float">
            <text:p>29477964</text:p>
          </table:table-cell>
          <table:table-cell/>
          <table:table-cell table:formula="of:=[.I175]/[.A175]" office:value-type="percentage" office:value="1.0018862904946" calcext:value-type="percentage">
            <text:p>100.19%</text:p>
          </table:table-cell>
          <table:table-cell table:formula="of:=[.J175]/[.B175]" office:value-type="percentage" office:value="1.00154487634809" calcext:value-type="percentage">
            <text:p>100.15%</text:p>
          </table:table-cell>
          <table:table-cell table:formula="of:=[.K175]/[.C175]" office:value-type="percentage" office:value="0.998890368040799" calcext:value-type="percentage">
            <text:p>99.89%</text:p>
          </table:table-cell>
          <table:table-cell table:formula="of:=[.L175]/[.D175]" office:value-type="percentage" office:value="0.999190545361686" calcext:value-type="percentage">
            <text:p>99.92%</text:p>
          </table:table-cell>
          <table:table-cell table:formula="of:=[.M175]/[.E175]" office:value-type="percentage" office:value="1.00026439651286" calcext:value-type="percentage">
            <text:p>100.03%</text:p>
          </table:table-cell>
          <table:table-cell table:formula="of:=[.N175]/[.F175]" office:value-type="percentage" office:value="1.00074331031748" calcext:value-type="percentage">
            <text:p>100.07%</text:p>
          </table:table-cell>
          <table:table-cell/>
          <table:table-cell table:style-name="ce3" table:formula="of:=AVERAGE([.P175:.U175])" office:value-type="percentage" office:value="1.00041996451259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3350050" calcext:value-type="float">
            <text:p>3350050</text:p>
          </table:table-cell>
          <table:table-cell office:value-type="float" office:value="24698680" calcext:value-type="float">
            <text:p>24698680</text:p>
          </table:table-cell>
          <table:table-cell office:value-type="float" office:value="6999633" calcext:value-type="float">
            <text:p>6999633</text:p>
          </table:table-cell>
          <table:table-cell office:value-type="float" office:value="26542588" calcext:value-type="float">
            <text:p>26542588</text:p>
          </table:table-cell>
          <table:table-cell office:value-type="float" office:value="15712720" calcext:value-type="float">
            <text:p>15712720</text:p>
          </table:table-cell>
          <table:table-cell office:value-type="float" office:value="30481527" calcext:value-type="float">
            <text:p>30481527</text:p>
          </table:table-cell>
          <table:table-cell table:number-columns-repeated="2"/>
          <table:table-cell office:value-type="float" office:value="3349876" calcext:value-type="float">
            <text:p>3349876</text:p>
          </table:table-cell>
          <table:table-cell office:value-type="float" office:value="24701254" calcext:value-type="float">
            <text:p>24701254</text:p>
          </table:table-cell>
          <table:table-cell office:value-type="float" office:value="7023247" calcext:value-type="float">
            <text:p>7023247</text:p>
          </table:table-cell>
          <table:table-cell office:value-type="float" office:value="26552772" calcext:value-type="float">
            <text:p>26552772</text:p>
          </table:table-cell>
          <table:table-cell office:value-type="float" office:value="15739223" calcext:value-type="float">
            <text:p>15739223</text:p>
          </table:table-cell>
          <table:table-cell office:value-type="float" office:value="30529909" calcext:value-type="float">
            <text:p>30529909</text:p>
          </table:table-cell>
          <table:table-cell/>
          <table:table-cell table:formula="of:=[.I176]/[.A176]" office:value-type="percentage" office:value="0.999948060476709" calcext:value-type="percentage">
            <text:p>99.99%</text:p>
          </table:table-cell>
          <table:table-cell table:formula="of:=[.J176]/[.B176]" office:value-type="percentage" office:value="1.00010421609576" calcext:value-type="percentage">
            <text:p>100.01%</text:p>
          </table:table-cell>
          <table:table-cell table:formula="of:=[.K176]/[.C176]" office:value-type="percentage" office:value="1.00337360544474" calcext:value-type="percentage">
            <text:p>100.34%</text:p>
          </table:table-cell>
          <table:table-cell table:formula="of:=[.L176]/[.D176]" office:value-type="percentage" office:value="1.00038368526837" calcext:value-type="percentage">
            <text:p>100.04%</text:p>
          </table:table-cell>
          <table:table-cell table:formula="of:=[.M176]/[.E176]" office:value-type="percentage" office:value="1.00168672260436" calcext:value-type="percentage">
            <text:p>100.17%</text:p>
          </table:table-cell>
          <table:table-cell table:formula="of:=[.N176]/[.F176]" office:value-type="percentage" office:value="1.00158725643896" calcext:value-type="percentage">
            <text:p>100.16%</text:p>
          </table:table-cell>
          <table:table-cell/>
          <table:table-cell table:style-name="ce3" table:formula="of:=AVERAGE([.P176:.U176])" office:value-type="percentage" office:value="1.00118059105482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3160092" calcext:value-type="float">
            <text:p>3160092</text:p>
          </table:table-cell>
          <table:table-cell office:value-type="float" office:value="24678534" calcext:value-type="float">
            <text:p>24678534</text:p>
          </table:table-cell>
          <table:table-cell office:value-type="float" office:value="6968712" calcext:value-type="float">
            <text:p>6968712</text:p>
          </table:table-cell>
          <table:table-cell office:value-type="float" office:value="25372234" calcext:value-type="float">
            <text:p>25372234</text:p>
          </table:table-cell>
          <table:table-cell office:value-type="float" office:value="15667468" calcext:value-type="float">
            <text:p>15667468</text:p>
          </table:table-cell>
          <table:table-cell office:value-type="float" office:value="28903495" calcext:value-type="float">
            <text:p>28903495</text:p>
          </table:table-cell>
          <table:table-cell table:number-columns-repeated="2"/>
          <table:table-cell office:value-type="float" office:value="3163595" calcext:value-type="float">
            <text:p>3163595</text:p>
          </table:table-cell>
          <table:table-cell office:value-type="float" office:value="24666428" calcext:value-type="float">
            <text:p>24666428</text:p>
          </table:table-cell>
          <table:table-cell office:value-type="float" office:value="6975959" calcext:value-type="float">
            <text:p>6975959</text:p>
          </table:table-cell>
          <table:table-cell office:value-type="float" office:value="25379693" calcext:value-type="float">
            <text:p>25379693</text:p>
          </table:table-cell>
          <table:table-cell office:value-type="float" office:value="15670246" calcext:value-type="float">
            <text:p>15670246</text:p>
          </table:table-cell>
          <table:table-cell office:value-type="float" office:value="28942060" calcext:value-type="float">
            <text:p>28942060</text:p>
          </table:table-cell>
          <table:table-cell/>
          <table:table-cell table:formula="of:=[.I177]/[.A177]" office:value-type="percentage" office:value="1.00110851203066" calcext:value-type="percentage">
            <text:p>100.11%</text:p>
          </table:table-cell>
          <table:table-cell table:formula="of:=[.J177]/[.B177]" office:value-type="percentage" office:value="0.999509452222729" calcext:value-type="percentage">
            <text:p>99.95%</text:p>
          </table:table-cell>
          <table:table-cell table:formula="of:=[.K177]/[.C177]" office:value-type="percentage" office:value="1.00103993392179" calcext:value-type="percentage">
            <text:p>100.10%</text:p>
          </table:table-cell>
          <table:table-cell table:formula="of:=[.L177]/[.D177]" office:value-type="percentage" office:value="1.00029398278449" calcext:value-type="percentage">
            <text:p>100.03%</text:p>
          </table:table-cell>
          <table:table-cell table:formula="of:=[.M177]/[.E177]" office:value-type="percentage" office:value="1.00017731007971" calcext:value-type="percentage">
            <text:p>100.02%</text:p>
          </table:table-cell>
          <table:table-cell table:formula="of:=[.N177]/[.F177]" office:value-type="percentage" office:value="1.00133426770707" calcext:value-type="percentage">
            <text:p>100.13%</text:p>
          </table:table-cell>
          <table:table-cell/>
          <table:table-cell table:style-name="ce3" table:formula="of:=AVERAGE([.P177:.U177])" office:value-type="percentage" office:value="1.00057724312441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71428" calcext:value-type="float">
            <text:p>2971428</text:p>
          </table:table-cell>
          <table:table-cell office:value-type="float" office:value="23473324" calcext:value-type="float">
            <text:p>23473324</text:p>
          </table:table-cell>
          <table:table-cell office:value-type="float" office:value="7429962" calcext:value-type="float">
            <text:p>7429962</text:p>
          </table:table-cell>
          <table:table-cell office:value-type="float" office:value="25161057" calcext:value-type="float">
            <text:p>25161057</text:p>
          </table:table-cell>
          <table:table-cell office:value-type="float" office:value="15595260" calcext:value-type="float">
            <text:p>15595260</text:p>
          </table:table-cell>
          <table:table-cell office:value-type="float" office:value="29446830" calcext:value-type="float">
            <text:p>29446830</text:p>
          </table:table-cell>
          <table:table-cell table:number-columns-repeated="2"/>
          <table:table-cell office:value-type="float" office:value="2967837" calcext:value-type="float">
            <text:p>2967837</text:p>
          </table:table-cell>
          <table:table-cell office:value-type="float" office:value="23484761" calcext:value-type="float">
            <text:p>23484761</text:p>
          </table:table-cell>
          <table:table-cell office:value-type="float" office:value="7448901" calcext:value-type="float">
            <text:p>7448901</text:p>
          </table:table-cell>
          <table:table-cell office:value-type="float" office:value="25148057" calcext:value-type="float">
            <text:p>25148057</text:p>
          </table:table-cell>
          <table:table-cell office:value-type="float" office:value="15602782" calcext:value-type="float">
            <text:p>15602782</text:p>
          </table:table-cell>
          <table:table-cell office:value-type="float" office:value="29445461" calcext:value-type="float">
            <text:p>29445461</text:p>
          </table:table-cell>
          <table:table-cell/>
          <table:table-cell table:formula="of:=[.I178]/[.A178]" office:value-type="percentage" office:value="0.99879149015221" calcext:value-type="percentage">
            <text:p>99.88%</text:p>
          </table:table-cell>
          <table:table-cell table:formula="of:=[.J178]/[.B178]" office:value-type="percentage" office:value="1.00048723393415" calcext:value-type="percentage">
            <text:p>100.05%</text:p>
          </table:table-cell>
          <table:table-cell table:formula="of:=[.K178]/[.C178]" office:value-type="percentage" office:value="1.00254900361536" calcext:value-type="percentage">
            <text:p>100.25%</text:p>
          </table:table-cell>
          <table:table-cell table:formula="of:=[.L178]/[.D178]" office:value-type="percentage" office:value="0.999483328542199" calcext:value-type="percentage">
            <text:p>99.95%</text:p>
          </table:table-cell>
          <table:table-cell table:formula="of:=[.M178]/[.E178]" office:value-type="percentage" office:value="1.00048232604009" calcext:value-type="percentage">
            <text:p>100.05%</text:p>
          </table:table-cell>
          <table:table-cell table:formula="of:=[.N178]/[.F178]" office:value-type="percentage" office:value="0.999953509426991" calcext:value-type="percentage">
            <text:p>100.00%</text:p>
          </table:table-cell>
          <table:table-cell/>
          <table:table-cell table:style-name="ce3" table:formula="of:=AVERAGE([.P178:.U178])" office:value-type="percentage" office:value="1.0002911486185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874503" calcext:value-type="float">
            <text:p>2874503</text:p>
          </table:table-cell>
          <table:table-cell office:value-type="float" office:value="24437735" calcext:value-type="float">
            <text:p>24437735</text:p>
          </table:table-cell>
          <table:table-cell office:value-type="float" office:value="7998988" calcext:value-type="float">
            <text:p>7998988</text:p>
          </table:table-cell>
          <table:table-cell office:value-type="float" office:value="26978530" calcext:value-type="float">
            <text:p>26978530</text:p>
          </table:table-cell>
          <table:table-cell office:value-type="float" office:value="15667268" calcext:value-type="float">
            <text:p>15667268</text:p>
          </table:table-cell>
          <table:table-cell office:value-type="float" office:value="30718136" calcext:value-type="float">
            <text:p>30718136</text:p>
          </table:table-cell>
          <table:table-cell table:number-columns-repeated="2"/>
          <table:table-cell office:value-type="float" office:value="2868089" calcext:value-type="float">
            <text:p>2868089</text:p>
          </table:table-cell>
          <table:table-cell office:value-type="float" office:value="24425695" calcext:value-type="float">
            <text:p>24425695</text:p>
          </table:table-cell>
          <table:table-cell office:value-type="float" office:value="8007685" calcext:value-type="float">
            <text:p>8007685</text:p>
          </table:table-cell>
          <table:table-cell office:value-type="float" office:value="27024274" calcext:value-type="float">
            <text:p>27024274</text:p>
          </table:table-cell>
          <table:table-cell office:value-type="float" office:value="15690378" calcext:value-type="float">
            <text:p>15690378</text:p>
          </table:table-cell>
          <table:table-cell office:value-type="float" office:value="30764151" calcext:value-type="float">
            <text:p>30764151</text:p>
          </table:table-cell>
          <table:table-cell/>
          <table:table-cell table:formula="of:=[.I179]/[.A179]" office:value-type="percentage" office:value="0.997768657747096" calcext:value-type="percentage">
            <text:p>99.78%</text:p>
          </table:table-cell>
          <table:table-cell table:formula="of:=[.J179]/[.B179]" office:value-type="percentage" office:value="0.999507319315804" calcext:value-type="percentage">
            <text:p>99.95%</text:p>
          </table:table-cell>
          <table:table-cell table:formula="of:=[.K179]/[.C179]" office:value-type="percentage" office:value="1.00108726253871" calcext:value-type="percentage">
            <text:p>100.11%</text:p>
          </table:table-cell>
          <table:table-cell table:formula="of:=[.L179]/[.D179]" office:value-type="percentage" office:value="1.00169557051478" calcext:value-type="percentage">
            <text:p>100.17%</text:p>
          </table:table-cell>
          <table:table-cell table:formula="of:=[.M179]/[.E179]" office:value-type="percentage" office:value="1.00147504976617" calcext:value-type="percentage">
            <text:p>100.15%</text:p>
          </table:table-cell>
          <table:table-cell table:formula="of:=[.N179]/[.F179]" office:value-type="percentage" office:value="1.00149797500734" calcext:value-type="percentage">
            <text:p>100.15%</text:p>
          </table:table-cell>
          <table:table-cell/>
          <table:table-cell table:style-name="ce3" table:formula="of:=AVERAGE([.P179:.U179])" office:value-type="percentage" office:value="1.00050530581498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2910123" calcext:value-type="float">
            <text:p>2910123</text:p>
          </table:table-cell>
          <table:table-cell office:value-type="float" office:value="24950540" calcext:value-type="float">
            <text:p>24950540</text:p>
          </table:table-cell>
          <table:table-cell office:value-type="float" office:value="6964899" calcext:value-type="float">
            <text:p>6964899</text:p>
          </table:table-cell>
          <table:table-cell office:value-type="float" office:value="25516807" calcext:value-type="float">
            <text:p>25516807</text:p>
          </table:table-cell>
          <table:table-cell office:value-type="float" office:value="15589316" calcext:value-type="float">
            <text:p>15589316</text:p>
          </table:table-cell>
          <table:table-cell office:value-type="float" office:value="29149466" calcext:value-type="float">
            <text:p>29149466</text:p>
          </table:table-cell>
          <table:table-cell table:number-columns-repeated="2"/>
          <table:table-cell office:value-type="float" office:value="2901820" calcext:value-type="float">
            <text:p>2901820</text:p>
          </table:table-cell>
          <table:table-cell office:value-type="float" office:value="24960556" calcext:value-type="float">
            <text:p>24960556</text:p>
          </table:table-cell>
          <table:table-cell office:value-type="float" office:value="6983651" calcext:value-type="float">
            <text:p>6983651</text:p>
          </table:table-cell>
          <table:table-cell office:value-type="float" office:value="25552191" calcext:value-type="float">
            <text:p>25552191</text:p>
          </table:table-cell>
          <table:table-cell office:value-type="float" office:value="15636925" calcext:value-type="float">
            <text:p>15636925</text:p>
          </table:table-cell>
          <table:table-cell office:value-type="float" office:value="29185175" calcext:value-type="float">
            <text:p>29185175</text:p>
          </table:table-cell>
          <table:table-cell/>
          <table:table-cell table:formula="of:=[.I180]/[.A180]" office:value-type="percentage" office:value="0.997146855991998" calcext:value-type="percentage">
            <text:p>99.71%</text:p>
          </table:table-cell>
          <table:table-cell table:formula="of:=[.J180]/[.B180]" office:value-type="percentage" office:value="1.00040143419742" calcext:value-type="percentage">
            <text:p>100.04%</text:p>
          </table:table-cell>
          <table:table-cell table:formula="of:=[.K180]/[.C180]" office:value-type="percentage" office:value="1.00269235777863" calcext:value-type="percentage">
            <text:p>100.27%</text:p>
          </table:table-cell>
          <table:table-cell table:formula="of:=[.L180]/[.D180]" office:value-type="percentage" office:value="1.00138669387592" calcext:value-type="percentage">
            <text:p>100.14%</text:p>
          </table:table-cell>
          <table:table-cell table:formula="of:=[.M180]/[.E180]" office:value-type="percentage" office:value="1.00305395053895" calcext:value-type="percentage">
            <text:p>100.31%</text:p>
          </table:table-cell>
          <table:table-cell table:formula="of:=[.N180]/[.F180]" office:value-type="percentage" office:value="1.00122503101772" calcext:value-type="percentage">
            <text:p>100.12%</text:p>
          </table:table-cell>
          <table:table-cell/>
          <table:table-cell table:style-name="ce3" table:formula="of:=AVERAGE([.P180:.U180])" office:value-type="percentage" office:value="1.00098438723344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2960470" calcext:value-type="float">
            <text:p>2960470</text:p>
          </table:table-cell>
          <table:table-cell office:value-type="float" office:value="24025407" calcext:value-type="float">
            <text:p>24025407</text:p>
          </table:table-cell>
          <table:table-cell office:value-type="float" office:value="6367836" calcext:value-type="float">
            <text:p>6367836</text:p>
          </table:table-cell>
          <table:table-cell office:value-type="float" office:value="31216230" calcext:value-type="float">
            <text:p>31216230</text:p>
          </table:table-cell>
          <table:table-cell office:value-type="float" office:value="15538893" calcext:value-type="float">
            <text:p>15538893</text:p>
          </table:table-cell>
          <table:table-cell office:value-type="float" office:value="30064636" calcext:value-type="float">
            <text:p>30064636</text:p>
          </table:table-cell>
          <table:table-cell table:number-columns-repeated="2"/>
          <table:table-cell office:value-type="float" office:value="2959693" calcext:value-type="float">
            <text:p>2959693</text:p>
          </table:table-cell>
          <table:table-cell office:value-type="float" office:value="24049267" calcext:value-type="float">
            <text:p>24049267</text:p>
          </table:table-cell>
          <table:table-cell office:value-type="float" office:value="6380101" calcext:value-type="float">
            <text:p>6380101</text:p>
          </table:table-cell>
          <table:table-cell office:value-type="float" office:value="31237091" calcext:value-type="float">
            <text:p>31237091</text:p>
          </table:table-cell>
          <table:table-cell office:value-type="float" office:value="15600571" calcext:value-type="float">
            <text:p>15600571</text:p>
          </table:table-cell>
          <table:table-cell office:value-type="float" office:value="30101019" calcext:value-type="float">
            <text:p>30101019</text:p>
          </table:table-cell>
          <table:table-cell/>
          <table:table-cell table:formula="of:=[.I181]/[.A181]" office:value-type="percentage" office:value="0.999737541674126" calcext:value-type="percentage">
            <text:p>99.97%</text:p>
          </table:table-cell>
          <table:table-cell table:formula="of:=[.J181]/[.B181]" office:value-type="percentage" office:value="1.00099311532995" calcext:value-type="percentage">
            <text:p>100.10%</text:p>
          </table:table-cell>
          <table:table-cell table:formula="of:=[.K181]/[.C181]" office:value-type="percentage" office:value="1.00192608603614" calcext:value-type="percentage">
            <text:p>100.19%</text:p>
          </table:table-cell>
          <table:table-cell table:formula="of:=[.L181]/[.D181]" office:value-type="percentage" office:value="1.00066827416379" calcext:value-type="percentage">
            <text:p>100.07%</text:p>
          </table:table-cell>
          <table:table-cell table:formula="of:=[.M181]/[.E181]" office:value-type="percentage" office:value="1.00396926602172" calcext:value-type="percentage">
            <text:p>100.40%</text:p>
          </table:table-cell>
          <table:table-cell table:formula="of:=[.N181]/[.F181]" office:value-type="percentage" office:value="1.00121015933803" calcext:value-type="percentage">
            <text:p>100.12%</text:p>
          </table:table-cell>
          <table:table-cell/>
          <table:table-cell table:style-name="ce3" table:formula="of:=AVERAGE([.P181:.U181])" office:value-type="percentage" office:value="1.00141740709396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2954035" calcext:value-type="float">
            <text:p>2954035</text:p>
          </table:table-cell>
          <table:table-cell office:value-type="float" office:value="24061045" calcext:value-type="float">
            <text:p>24061045</text:p>
          </table:table-cell>
          <table:table-cell office:value-type="float" office:value="6460553" calcext:value-type="float">
            <text:p>6460553</text:p>
          </table:table-cell>
          <table:table-cell office:value-type="float" office:value="26129433" calcext:value-type="float">
            <text:p>26129433</text:p>
          </table:table-cell>
          <table:table-cell office:value-type="float" office:value="15736689" calcext:value-type="float">
            <text:p>15736689</text:p>
          </table:table-cell>
          <table:table-cell office:value-type="float" office:value="31150275" calcext:value-type="float">
            <text:p>31150275</text:p>
          </table:table-cell>
          <table:table-cell table:number-columns-repeated="2"/>
          <table:table-cell office:value-type="float" office:value="2974585" calcext:value-type="float">
            <text:p>2974585</text:p>
          </table:table-cell>
          <table:table-cell office:value-type="float" office:value="24053707" calcext:value-type="float">
            <text:p>24053707</text:p>
          </table:table-cell>
          <table:table-cell office:value-type="float" office:value="6481391" calcext:value-type="float">
            <text:p>6481391</text:p>
          </table:table-cell>
          <table:table-cell office:value-type="float" office:value="26138851" calcext:value-type="float">
            <text:p>26138851</text:p>
          </table:table-cell>
          <table:table-cell office:value-type="float" office:value="15737646" calcext:value-type="float">
            <text:p>15737646</text:p>
          </table:table-cell>
          <table:table-cell office:value-type="float" office:value="31182605" calcext:value-type="float">
            <text:p>31182605</text:p>
          </table:table-cell>
          <table:table-cell/>
          <table:table-cell table:formula="of:=[.I182]/[.A182]" office:value-type="percentage" office:value="1.00695658649948" calcext:value-type="percentage">
            <text:p>100.70%</text:p>
          </table:table-cell>
          <table:table-cell table:formula="of:=[.J182]/[.B182]" office:value-type="percentage" office:value="0.999695025714802" calcext:value-type="percentage">
            <text:p>99.97%</text:p>
          </table:table-cell>
          <table:table-cell table:formula="of:=[.K182]/[.C182]" office:value-type="percentage" office:value="1.00322542048645" calcext:value-type="percentage">
            <text:p>100.32%</text:p>
          </table:table-cell>
          <table:table-cell table:formula="of:=[.L182]/[.D182]" office:value-type="percentage" office:value="1.00036043644728" calcext:value-type="percentage">
            <text:p>100.04%</text:p>
          </table:table-cell>
          <table:table-cell table:formula="of:=[.M182]/[.E182]" office:value-type="percentage" office:value="1.00006081330069" calcext:value-type="percentage">
            <text:p>100.01%</text:p>
          </table:table-cell>
          <table:table-cell table:formula="of:=[.N182]/[.F182]" office:value-type="percentage" office:value="1.00103787205731" calcext:value-type="percentage">
            <text:p>100.10%</text:p>
          </table:table-cell>
          <table:table-cell/>
          <table:table-cell table:style-name="ce3" table:formula="of:=AVERAGE([.P182:.U182])" office:value-type="percentage" office:value="1.00188935908434" calcext:value-type="percentage">
            <text:p>100.19%</text:p>
          </table:table-cell>
          <table:table-cell table:number-columns-repeated="1001"/>
        </table:table-row>
        <table:table-row table:style-name="ro1">
          <table:table-cell office:value-type="float" office:value="2938779" calcext:value-type="float">
            <text:p>2938779</text:p>
          </table:table-cell>
          <table:table-cell office:value-type="float" office:value="23774531" calcext:value-type="float">
            <text:p>23774531</text:p>
          </table:table-cell>
          <table:table-cell office:value-type="float" office:value="6125692" calcext:value-type="float">
            <text:p>6125692</text:p>
          </table:table-cell>
          <table:table-cell office:value-type="float" office:value="35493916" calcext:value-type="float">
            <text:p>35493916</text:p>
          </table:table-cell>
          <table:table-cell office:value-type="float" office:value="15666866" calcext:value-type="float">
            <text:p>15666866</text:p>
          </table:table-cell>
          <table:table-cell office:value-type="float" office:value="28913293" calcext:value-type="float">
            <text:p>28913293</text:p>
          </table:table-cell>
          <table:table-cell table:number-columns-repeated="2"/>
          <table:table-cell office:value-type="float" office:value="2944698" calcext:value-type="float">
            <text:p>2944698</text:p>
          </table:table-cell>
          <table:table-cell office:value-type="float" office:value="23751040" calcext:value-type="float">
            <text:p>23751040</text:p>
          </table:table-cell>
          <table:table-cell office:value-type="float" office:value="6134678" calcext:value-type="float">
            <text:p>6134678</text:p>
          </table:table-cell>
          <table:table-cell office:value-type="float" office:value="35501068" calcext:value-type="float">
            <text:p>35501068</text:p>
          </table:table-cell>
          <table:table-cell office:value-type="float" office:value="15711535" calcext:value-type="float">
            <text:p>15711535</text:p>
          </table:table-cell>
          <table:table-cell office:value-type="float" office:value="28952871" calcext:value-type="float">
            <text:p>28952871</text:p>
          </table:table-cell>
          <table:table-cell/>
          <table:table-cell table:formula="of:=[.I183]/[.A183]" office:value-type="percentage" office:value="1.00201410177492" calcext:value-type="percentage">
            <text:p>100.20%</text:p>
          </table:table-cell>
          <table:table-cell table:formula="of:=[.J183]/[.B183]" office:value-type="percentage" office:value="0.999011925829368" calcext:value-type="percentage">
            <text:p>99.90%</text:p>
          </table:table-cell>
          <table:table-cell table:formula="of:=[.K183]/[.C183]" office:value-type="percentage" office:value="1.00146693630695" calcext:value-type="percentage">
            <text:p>100.15%</text:p>
          </table:table-cell>
          <table:table-cell table:formula="of:=[.L183]/[.D183]" office:value-type="percentage" office:value="1.00020149932174" calcext:value-type="percentage">
            <text:p>100.02%</text:p>
          </table:table-cell>
          <table:table-cell table:formula="of:=[.M183]/[.E183]" office:value-type="percentage" office:value="1.00285117648929" calcext:value-type="percentage">
            <text:p>100.29%</text:p>
          </table:table-cell>
          <table:table-cell table:formula="of:=[.N183]/[.F183]" office:value-type="percentage" office:value="1.0013688513446" calcext:value-type="percentage">
            <text:p>100.14%</text:p>
          </table:table-cell>
          <table:table-cell/>
          <table:table-cell table:style-name="ce3" table:formula="of:=AVERAGE([.P183:.U183])" office:value-type="percentage" office:value="1.00115241517781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905825" calcext:value-type="float">
            <text:p>2905825</text:p>
          </table:table-cell>
          <table:table-cell office:value-type="float" office:value="24452521" calcext:value-type="float">
            <text:p>24452521</text:p>
          </table:table-cell>
          <table:table-cell office:value-type="float" office:value="6332519" calcext:value-type="float">
            <text:p>6332519</text:p>
          </table:table-cell>
          <table:table-cell office:value-type="float" office:value="25385041" calcext:value-type="float">
            <text:p>25385041</text:p>
          </table:table-cell>
          <table:table-cell office:value-type="float" office:value="15670365" calcext:value-type="float">
            <text:p>15670365</text:p>
          </table:table-cell>
          <table:table-cell office:value-type="float" office:value="28738893" calcext:value-type="float">
            <text:p>28738893</text:p>
          </table:table-cell>
          <table:table-cell table:number-columns-repeated="2"/>
          <table:table-cell office:value-type="float" office:value="2894520" calcext:value-type="float">
            <text:p>2894520</text:p>
          </table:table-cell>
          <table:table-cell office:value-type="float" office:value="24465857" calcext:value-type="float">
            <text:p>24465857</text:p>
          </table:table-cell>
          <table:table-cell office:value-type="float" office:value="6342596" calcext:value-type="float">
            <text:p>6342596</text:p>
          </table:table-cell>
          <table:table-cell office:value-type="float" office:value="25390381" calcext:value-type="float">
            <text:p>25390381</text:p>
          </table:table-cell>
          <table:table-cell office:value-type="float" office:value="15730466" calcext:value-type="float">
            <text:p>15730466</text:p>
          </table:table-cell>
          <table:table-cell office:value-type="float" office:value="28781433" calcext:value-type="float">
            <text:p>28781433</text:p>
          </table:table-cell>
          <table:table-cell/>
          <table:table-cell table:formula="of:=[.I184]/[.A184]" office:value-type="percentage" office:value="0.996109538599193" calcext:value-type="percentage">
            <text:p>99.61%</text:p>
          </table:table-cell>
          <table:table-cell table:formula="of:=[.J184]/[.B184]" office:value-type="percentage" office:value="1.0005453834392" calcext:value-type="percentage">
            <text:p>100.05%</text:p>
          </table:table-cell>
          <table:table-cell table:formula="of:=[.K184]/[.C184]" office:value-type="percentage" office:value="1.00159130987211" calcext:value-type="percentage">
            <text:p>100.16%</text:p>
          </table:table-cell>
          <table:table-cell table:formula="of:=[.L184]/[.D184]" office:value-type="percentage" office:value="1.00021036010933" calcext:value-type="percentage">
            <text:p>100.02%</text:p>
          </table:table-cell>
          <table:table-cell table:formula="of:=[.M184]/[.E184]" office:value-type="percentage" office:value="1.00383532866018" calcext:value-type="percentage">
            <text:p>100.38%</text:p>
          </table:table-cell>
          <table:table-cell table:formula="of:=[.N184]/[.F184]" office:value-type="percentage" office:value="1.00148022402951" calcext:value-type="percentage">
            <text:p>100.15%</text:p>
          </table:table-cell>
          <table:table-cell/>
          <table:table-cell table:style-name="ce3" table:formula="of:=AVERAGE([.P184:.U184])" office:value-type="percentage" office:value="1.00062869078492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33435" calcext:value-type="float">
            <text:p>2933435</text:p>
          </table:table-cell>
          <table:table-cell office:value-type="float" office:value="24839374" calcext:value-type="float">
            <text:p>24839374</text:p>
          </table:table-cell>
          <table:table-cell office:value-type="float" office:value="6330235" calcext:value-type="float">
            <text:p>6330235</text:p>
          </table:table-cell>
          <table:table-cell office:value-type="float" office:value="29455244" calcext:value-type="float">
            <text:p>29455244</text:p>
          </table:table-cell>
          <table:table-cell office:value-type="float" office:value="15678342" calcext:value-type="float">
            <text:p>15678342</text:p>
          </table:table-cell>
          <table:table-cell office:value-type="float" office:value="29881917" calcext:value-type="float">
            <text:p>29881917</text:p>
          </table:table-cell>
          <table:table-cell table:number-columns-repeated="2"/>
          <table:table-cell office:value-type="float" office:value="2934863" calcext:value-type="float">
            <text:p>2934863</text:p>
          </table:table-cell>
          <table:table-cell office:value-type="float" office:value="24841209" calcext:value-type="float">
            <text:p>24841209</text:p>
          </table:table-cell>
          <table:table-cell office:value-type="float" office:value="6324280" calcext:value-type="float">
            <text:p>6324280</text:p>
          </table:table-cell>
          <table:table-cell office:value-type="float" office:value="29485559" calcext:value-type="float">
            <text:p>29485559</text:p>
          </table:table-cell>
          <table:table-cell office:value-type="float" office:value="15648934" calcext:value-type="float">
            <text:p>15648934</text:p>
          </table:table-cell>
          <table:table-cell office:value-type="float" office:value="29966433" calcext:value-type="float">
            <text:p>29966433</text:p>
          </table:table-cell>
          <table:table-cell/>
          <table:table-cell table:formula="of:=[.I185]/[.A185]" office:value-type="percentage" office:value="1.00048680130973" calcext:value-type="percentage">
            <text:p>100.05%</text:p>
          </table:table-cell>
          <table:table-cell table:formula="of:=[.J185]/[.B185]" office:value-type="percentage" office:value="1.00007387464757" calcext:value-type="percentage">
            <text:p>100.01%</text:p>
          </table:table-cell>
          <table:table-cell table:formula="of:=[.K185]/[.C185]" office:value-type="percentage" office:value="0.999059276630331" calcext:value-type="percentage">
            <text:p>99.91%</text:p>
          </table:table-cell>
          <table:table-cell table:formula="of:=[.L185]/[.D185]" office:value-type="percentage" office:value="1.00102918855468" calcext:value-type="percentage">
            <text:p>100.10%</text:p>
          </table:table-cell>
          <table:table-cell table:formula="of:=[.M185]/[.E185]" office:value-type="percentage" office:value="0.99812429145888" calcext:value-type="percentage">
            <text:p>99.81%</text:p>
          </table:table-cell>
          <table:table-cell table:formula="of:=[.N185]/[.F185]" office:value-type="percentage" office:value="1.00282833259995" calcext:value-type="percentage">
            <text:p>100.28%</text:p>
          </table:table-cell>
          <table:table-cell/>
          <table:table-cell table:style-name="ce3" table:formula="of:=AVERAGE([.P185:.U185])" office:value-type="percentage" office:value="1.00026696086686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873712" calcext:value-type="float">
            <text:p>2873712</text:p>
          </table:table-cell>
          <table:table-cell office:value-type="float" office:value="24003203" calcext:value-type="float">
            <text:p>24003203</text:p>
          </table:table-cell>
          <table:table-cell office:value-type="float" office:value="6157084" calcext:value-type="float">
            <text:p>6157084</text:p>
          </table:table-cell>
          <table:table-cell office:value-type="float" office:value="25411259" calcext:value-type="float">
            <text:p>25411259</text:p>
          </table:table-cell>
          <table:table-cell office:value-type="float" office:value="15609053" calcext:value-type="float">
            <text:p>15609053</text:p>
          </table:table-cell>
          <table:table-cell office:value-type="float" office:value="28944146" calcext:value-type="float">
            <text:p>28944146</text:p>
          </table:table-cell>
          <table:table-cell table:number-columns-repeated="2"/>
          <table:table-cell office:value-type="float" office:value="2864802" calcext:value-type="float">
            <text:p>2864802</text:p>
          </table:table-cell>
          <table:table-cell office:value-type="float" office:value="24061821" calcext:value-type="float">
            <text:p>24061821</text:p>
          </table:table-cell>
          <table:table-cell office:value-type="float" office:value="6192387" calcext:value-type="float">
            <text:p>6192387</text:p>
          </table:table-cell>
          <table:table-cell office:value-type="float" office:value="25411959" calcext:value-type="float">
            <text:p>25411959</text:p>
          </table:table-cell>
          <table:table-cell office:value-type="float" office:value="15655357" calcext:value-type="float">
            <text:p>15655357</text:p>
          </table:table-cell>
          <table:table-cell office:value-type="float" office:value="28957120" calcext:value-type="float">
            <text:p>28957120</text:p>
          </table:table-cell>
          <table:table-cell/>
          <table:table-cell table:formula="of:=[.I186]/[.A186]" office:value-type="percentage" office:value="0.996899480532496" calcext:value-type="percentage">
            <text:p>99.69%</text:p>
          </table:table-cell>
          <table:table-cell table:formula="of:=[.J186]/[.B186]" office:value-type="percentage" office:value="1.00244209074931" calcext:value-type="percentage">
            <text:p>100.24%</text:p>
          </table:table-cell>
          <table:table-cell table:formula="of:=[.K186]/[.C186]" office:value-type="percentage" office:value="1.00573372070285" calcext:value-type="percentage">
            <text:p>100.57%</text:p>
          </table:table-cell>
          <table:table-cell table:formula="of:=[.L186]/[.D186]" office:value-type="percentage" office:value="1.00002754684449" calcext:value-type="percentage">
            <text:p>100.00%</text:p>
          </table:table-cell>
          <table:table-cell table:formula="of:=[.M186]/[.E186]" office:value-type="percentage" office:value="1.00296648361691" calcext:value-type="percentage">
            <text:p>100.30%</text:p>
          </table:table-cell>
          <table:table-cell table:formula="of:=[.N186]/[.F186]" office:value-type="percentage" office:value="1.00044824262564" calcext:value-type="percentage">
            <text:p>100.04%</text:p>
          </table:table-cell>
          <table:table-cell/>
          <table:table-cell table:style-name="ce3" table:formula="of:=AVERAGE([.P186:.U186])" office:value-type="percentage" office:value="1.00141959417862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2936144" calcext:value-type="float">
            <text:p>2936144</text:p>
          </table:table-cell>
          <table:table-cell office:value-type="float" office:value="23601408" calcext:value-type="float">
            <text:p>23601408</text:p>
          </table:table-cell>
          <table:table-cell office:value-type="float" office:value="6002833" calcext:value-type="float">
            <text:p>6002833</text:p>
          </table:table-cell>
          <table:table-cell office:value-type="float" office:value="25693089" calcext:value-type="float">
            <text:p>25693089</text:p>
          </table:table-cell>
          <table:table-cell office:value-type="float" office:value="15530826" calcext:value-type="float">
            <text:p>15530826</text:p>
          </table:table-cell>
          <table:table-cell office:value-type="float" office:value="29024895" calcext:value-type="float">
            <text:p>29024895</text:p>
          </table:table-cell>
          <table:table-cell table:number-columns-repeated="2"/>
          <table:table-cell office:value-type="float" office:value="2943360" calcext:value-type="float">
            <text:p>2943360</text:p>
          </table:table-cell>
          <table:table-cell office:value-type="float" office:value="23605360" calcext:value-type="float">
            <text:p>23605360</text:p>
          </table:table-cell>
          <table:table-cell office:value-type="float" office:value="6017453" calcext:value-type="float">
            <text:p>6017453</text:p>
          </table:table-cell>
          <table:table-cell office:value-type="float" office:value="25693384" calcext:value-type="float">
            <text:p>25693384</text:p>
          </table:table-cell>
          <table:table-cell office:value-type="float" office:value="15534458" calcext:value-type="float">
            <text:p>15534458</text:p>
          </table:table-cell>
          <table:table-cell office:value-type="float" office:value="29066553" calcext:value-type="float">
            <text:p>29066553</text:p>
          </table:table-cell>
          <table:table-cell/>
          <table:table-cell table:formula="of:=[.I187]/[.A187]" office:value-type="percentage" office:value="1.00245764512912" calcext:value-type="percentage">
            <text:p>100.25%</text:p>
          </table:table-cell>
          <table:table-cell table:formula="of:=[.J187]/[.B187]" office:value-type="percentage" office:value="1.00016744763702" calcext:value-type="percentage">
            <text:p>100.02%</text:p>
          </table:table-cell>
          <table:table-cell table:formula="of:=[.K187]/[.C187]" office:value-type="percentage" office:value="1.00243551669687" calcext:value-type="percentage">
            <text:p>100.24%</text:p>
          </table:table-cell>
          <table:table-cell table:formula="of:=[.L187]/[.D187]" office:value-type="percentage" office:value="1.00001148168677" calcext:value-type="percentage">
            <text:p>100.00%</text:p>
          </table:table-cell>
          <table:table-cell table:formula="of:=[.M187]/[.E187]" office:value-type="percentage" office:value="1.0002338574909" calcext:value-type="percentage">
            <text:p>100.02%</text:p>
          </table:table-cell>
          <table:table-cell table:formula="of:=[.N187]/[.F187]" office:value-type="percentage" office:value="1.00143525067016" calcext:value-type="percentage">
            <text:p>100.14%</text:p>
          </table:table-cell>
          <table:table-cell/>
          <table:table-cell table:style-name="ce3" table:formula="of:=AVERAGE([.P187:.U187])" office:value-type="percentage" office:value="1.00112353321847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877860" calcext:value-type="float">
            <text:p>2877860</text:p>
          </table:table-cell>
          <table:table-cell office:value-type="float" office:value="23785946" calcext:value-type="float">
            <text:p>23785946</text:p>
          </table:table-cell>
          <table:table-cell office:value-type="float" office:value="6175137" calcext:value-type="float">
            <text:p>6175137</text:p>
          </table:table-cell>
          <table:table-cell office:value-type="float" office:value="26941847" calcext:value-type="float">
            <text:p>26941847</text:p>
          </table:table-cell>
          <table:table-cell office:value-type="float" office:value="15720417" calcext:value-type="float">
            <text:p>15720417</text:p>
          </table:table-cell>
          <table:table-cell office:value-type="float" office:value="30826188" calcext:value-type="float">
            <text:p>30826188</text:p>
          </table:table-cell>
          <table:table-cell table:number-columns-repeated="2"/>
          <table:table-cell office:value-type="float" office:value="2887890" calcext:value-type="float">
            <text:p>2887890</text:p>
          </table:table-cell>
          <table:table-cell office:value-type="float" office:value="23776983" calcext:value-type="float">
            <text:p>23776983</text:p>
          </table:table-cell>
          <table:table-cell office:value-type="float" office:value="6188997" calcext:value-type="float">
            <text:p>6188997</text:p>
          </table:table-cell>
          <table:table-cell office:value-type="float" office:value="26967782" calcext:value-type="float">
            <text:p>26967782</text:p>
          </table:table-cell>
          <table:table-cell office:value-type="float" office:value="15724751" calcext:value-type="float">
            <text:p>15724751</text:p>
          </table:table-cell>
          <table:table-cell office:value-type="float" office:value="30844855" calcext:value-type="float">
            <text:p>30844855</text:p>
          </table:table-cell>
          <table:table-cell/>
          <table:table-cell table:formula="of:=[.I188]/[.A188]" office:value-type="percentage" office:value="1.00348522860737" calcext:value-type="percentage">
            <text:p>100.35%</text:p>
          </table:table-cell>
          <table:table-cell table:formula="of:=[.J188]/[.B188]" office:value-type="percentage" office:value="0.999623180848052" calcext:value-type="percentage">
            <text:p>99.96%</text:p>
          </table:table-cell>
          <table:table-cell table:formula="of:=[.K188]/[.C188]" office:value-type="percentage" office:value="1.00224448461629" calcext:value-type="percentage">
            <text:p>100.22%</text:p>
          </table:table-cell>
          <table:table-cell table:formula="of:=[.L188]/[.D188]" office:value-type="percentage" office:value="1.0009626288799" calcext:value-type="percentage">
            <text:p>100.10%</text:p>
          </table:table-cell>
          <table:table-cell table:formula="of:=[.M188]/[.E188]" office:value-type="percentage" office:value="1.00027569243233" calcext:value-type="percentage">
            <text:p>100.03%</text:p>
          </table:table-cell>
          <table:table-cell table:formula="of:=[.N188]/[.F188]" office:value-type="percentage" office:value="1.00060555654822" calcext:value-type="percentage">
            <text:p>100.06%</text:p>
          </table:table-cell>
          <table:table-cell/>
          <table:table-cell table:style-name="ce3" table:formula="of:=AVERAGE([.P188:.U188])" office:value-type="percentage" office:value="1.00119946198869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860718" calcext:value-type="float">
            <text:p>2860718</text:p>
          </table:table-cell>
          <table:table-cell office:value-type="float" office:value="23996035" calcext:value-type="float">
            <text:p>23996035</text:p>
          </table:table-cell>
          <table:table-cell office:value-type="float" office:value="6654452" calcext:value-type="float">
            <text:p>6654452</text:p>
          </table:table-cell>
          <table:table-cell office:value-type="float" office:value="25430149" calcext:value-type="float">
            <text:p>25430149</text:p>
          </table:table-cell>
          <table:table-cell office:value-type="float" office:value="15509786" calcext:value-type="float">
            <text:p>15509786</text:p>
          </table:table-cell>
          <table:table-cell office:value-type="float" office:value="29071761" calcext:value-type="float">
            <text:p>29071761</text:p>
          </table:table-cell>
          <table:table-cell table:number-columns-repeated="2"/>
          <table:table-cell office:value-type="float" office:value="2862788" calcext:value-type="float">
            <text:p>2862788</text:p>
          </table:table-cell>
          <table:table-cell office:value-type="float" office:value="24036190" calcext:value-type="float">
            <text:p>24036190</text:p>
          </table:table-cell>
          <table:table-cell office:value-type="float" office:value="6667837" calcext:value-type="float">
            <text:p>6667837</text:p>
          </table:table-cell>
          <table:table-cell office:value-type="float" office:value="25438029" calcext:value-type="float">
            <text:p>25438029</text:p>
          </table:table-cell>
          <table:table-cell office:value-type="float" office:value="15557895" calcext:value-type="float">
            <text:p>15557895</text:p>
          </table:table-cell>
          <table:table-cell office:value-type="float" office:value="29084467" calcext:value-type="float">
            <text:p>29084467</text:p>
          </table:table-cell>
          <table:table-cell/>
          <table:table-cell table:formula="of:=[.I189]/[.A189]" office:value-type="percentage" office:value="1.00072359456612" calcext:value-type="percentage">
            <text:p>100.07%</text:p>
          </table:table-cell>
          <table:table-cell table:formula="of:=[.J189]/[.B189]" office:value-type="percentage" office:value="1.00167340145987" calcext:value-type="percentage">
            <text:p>100.17%</text:p>
          </table:table-cell>
          <table:table-cell table:formula="of:=[.K189]/[.C189]" office:value-type="percentage" office:value="1.00201143535185" calcext:value-type="percentage">
            <text:p>100.20%</text:p>
          </table:table-cell>
          <table:table-cell table:formula="of:=[.L189]/[.D189]" office:value-type="percentage" office:value="1.00030986841642" calcext:value-type="percentage">
            <text:p>100.03%</text:p>
          </table:table-cell>
          <table:table-cell table:formula="of:=[.M189]/[.E189]" office:value-type="percentage" office:value="1.00310184808482" calcext:value-type="percentage">
            <text:p>100.31%</text:p>
          </table:table-cell>
          <table:table-cell table:formula="of:=[.N189]/[.F189]" office:value-type="percentage" office:value="1.00043705642737" calcext:value-type="percentage">
            <text:p>100.04%</text:p>
          </table:table-cell>
          <table:table-cell/>
          <table:table-cell table:style-name="ce3" table:formula="of:=AVERAGE([.P189:.U189])" office:value-type="percentage" office:value="1.00137620071774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2919685" calcext:value-type="float">
            <text:p>2919685</text:p>
          </table:table-cell>
          <table:table-cell office:value-type="float" office:value="24261238" calcext:value-type="float">
            <text:p>24261238</text:p>
          </table:table-cell>
          <table:table-cell office:value-type="float" office:value="6808106" calcext:value-type="float">
            <text:p>6808106</text:p>
          </table:table-cell>
          <table:table-cell office:value-type="float" office:value="28520809" calcext:value-type="float">
            <text:p>28520809</text:p>
          </table:table-cell>
          <table:table-cell office:value-type="float" office:value="15596806" calcext:value-type="float">
            <text:p>15596806</text:p>
          </table:table-cell>
          <table:table-cell office:value-type="float" office:value="28812854" calcext:value-type="float">
            <text:p>28812854</text:p>
          </table:table-cell>
          <table:table-cell table:number-columns-repeated="2"/>
          <table:table-cell office:value-type="float" office:value="2927549" calcext:value-type="float">
            <text:p>2927549</text:p>
          </table:table-cell>
          <table:table-cell office:value-type="float" office:value="24252694" calcext:value-type="float">
            <text:p>24252694</text:p>
          </table:table-cell>
          <table:table-cell office:value-type="float" office:value="6810414" calcext:value-type="float">
            <text:p>6810414</text:p>
          </table:table-cell>
          <table:table-cell office:value-type="float" office:value="28523988" calcext:value-type="float">
            <text:p>28523988</text:p>
          </table:table-cell>
          <table:table-cell office:value-type="float" office:value="15564817" calcext:value-type="float">
            <text:p>15564817</text:p>
          </table:table-cell>
          <table:table-cell office:value-type="float" office:value="28848257" calcext:value-type="float">
            <text:p>28848257</text:p>
          </table:table-cell>
          <table:table-cell/>
          <table:table-cell table:formula="of:=[.I190]/[.A190]" office:value-type="percentage" office:value="1.00269344124452" calcext:value-type="percentage">
            <text:p>100.27%</text:p>
          </table:table-cell>
          <table:table-cell table:formula="of:=[.J190]/[.B190]" office:value-type="percentage" office:value="0.999647833305126" calcext:value-type="percentage">
            <text:p>99.96%</text:p>
          </table:table-cell>
          <table:table-cell table:formula="of:=[.K190]/[.C190]" office:value-type="percentage" office:value="1.00033900764765" calcext:value-type="percentage">
            <text:p>100.03%</text:p>
          </table:table-cell>
          <table:table-cell table:formula="of:=[.L190]/[.D190]" office:value-type="percentage" office:value="1.0001114624764" calcext:value-type="percentage">
            <text:p>100.01%</text:p>
          </table:table-cell>
          <table:table-cell table:formula="of:=[.M190]/[.E190]" office:value-type="percentage" office:value="0.997949003148465" calcext:value-type="percentage">
            <text:p>99.79%</text:p>
          </table:table-cell>
          <table:table-cell table:formula="of:=[.N190]/[.F190]" office:value-type="percentage" office:value="1.00122872243062" calcext:value-type="percentage">
            <text:p>100.12%</text:p>
          </table:table-cell>
          <table:table-cell/>
          <table:table-cell table:style-name="ce3" table:formula="of:=AVERAGE([.P190:.U190])" office:value-type="percentage" office:value="1.00032824504213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3385647" calcext:value-type="float">
            <text:p>3385647</text:p>
          </table:table-cell>
          <table:table-cell office:value-type="float" office:value="24635229" calcext:value-type="float">
            <text:p>24635229</text:p>
          </table:table-cell>
          <table:table-cell office:value-type="float" office:value="7073250" calcext:value-type="float">
            <text:p>7073250</text:p>
          </table:table-cell>
          <table:table-cell office:value-type="float" office:value="26220953" calcext:value-type="float">
            <text:p>26220953</text:p>
          </table:table-cell>
          <table:table-cell office:value-type="float" office:value="15745917" calcext:value-type="float">
            <text:p>15745917</text:p>
          </table:table-cell>
          <table:table-cell office:value-type="float" office:value="30724532" calcext:value-type="float">
            <text:p>30724532</text:p>
          </table:table-cell>
          <table:table-cell table:number-columns-repeated="2"/>
          <table:table-cell office:value-type="float" office:value="3387689" calcext:value-type="float">
            <text:p>3387689</text:p>
          </table:table-cell>
          <table:table-cell office:value-type="float" office:value="24604054" calcext:value-type="float">
            <text:p>24604054</text:p>
          </table:table-cell>
          <table:table-cell office:value-type="float" office:value="7082545" calcext:value-type="float">
            <text:p>7082545</text:p>
          </table:table-cell>
          <table:table-cell office:value-type="float" office:value="26295469" calcext:value-type="float">
            <text:p>26295469</text:p>
          </table:table-cell>
          <table:table-cell office:value-type="float" office:value="15771684" calcext:value-type="float">
            <text:p>15771684</text:p>
          </table:table-cell>
          <table:table-cell office:value-type="float" office:value="30742171" calcext:value-type="float">
            <text:p>30742171</text:p>
          </table:table-cell>
          <table:table-cell/>
          <table:table-cell table:formula="of:=[.I191]/[.A191]" office:value-type="percentage" office:value="1.00060313434921" calcext:value-type="percentage">
            <text:p>100.06%</text:p>
          </table:table-cell>
          <table:table-cell table:formula="of:=[.J191]/[.B191]" office:value-type="percentage" office:value="0.998734535814544" calcext:value-type="percentage">
            <text:p>99.87%</text:p>
          </table:table-cell>
          <table:table-cell table:formula="of:=[.K191]/[.C191]" office:value-type="percentage" office:value="1.00131410596261" calcext:value-type="percentage">
            <text:p>100.13%</text:p>
          </table:table-cell>
          <table:table-cell table:formula="of:=[.L191]/[.D191]" office:value-type="percentage" office:value="1.00284184941714" calcext:value-type="percentage">
            <text:p>100.28%</text:p>
          </table:table-cell>
          <table:table-cell table:formula="of:=[.M191]/[.E191]" office:value-type="percentage" office:value="1.0016364242235" calcext:value-type="percentage">
            <text:p>100.16%</text:p>
          </table:table-cell>
          <table:table-cell table:formula="of:=[.N191]/[.F191]" office:value-type="percentage" office:value="1.00057410150299" calcext:value-type="percentage">
            <text:p>100.06%</text:p>
          </table:table-cell>
          <table:table-cell/>
          <table:table-cell table:style-name="ce3" table:formula="of:=AVERAGE([.P191:.U191])" office:value-type="percentage" office:value="1.00095069187833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3335497" calcext:value-type="float">
            <text:p>3335497</text:p>
          </table:table-cell>
          <table:table-cell office:value-type="float" office:value="23718925" calcext:value-type="float">
            <text:p>23718925</text:p>
          </table:table-cell>
          <table:table-cell office:value-type="float" office:value="6560701" calcext:value-type="float">
            <text:p>6560701</text:p>
          </table:table-cell>
          <table:table-cell office:value-type="float" office:value="25428885" calcext:value-type="float">
            <text:p>25428885</text:p>
          </table:table-cell>
          <table:table-cell office:value-type="float" office:value="15538156" calcext:value-type="float">
            <text:p>15538156</text:p>
          </table:table-cell>
          <table:table-cell office:value-type="float" office:value="28939941" calcext:value-type="float">
            <text:p>28939941</text:p>
          </table:table-cell>
          <table:table-cell table:number-columns-repeated="2"/>
          <table:table-cell office:value-type="float" office:value="3340030" calcext:value-type="float">
            <text:p>3340030</text:p>
          </table:table-cell>
          <table:table-cell office:value-type="float" office:value="23666335" calcext:value-type="float">
            <text:p>23666335</text:p>
          </table:table-cell>
          <table:table-cell office:value-type="float" office:value="6568648" calcext:value-type="float">
            <text:p>6568648</text:p>
          </table:table-cell>
          <table:table-cell office:value-type="float" office:value="25444119" calcext:value-type="float">
            <text:p>25444119</text:p>
          </table:table-cell>
          <table:table-cell office:value-type="float" office:value="15526833" calcext:value-type="float">
            <text:p>15526833</text:p>
          </table:table-cell>
          <table:table-cell office:value-type="float" office:value="29001665" calcext:value-type="float">
            <text:p>29001665</text:p>
          </table:table-cell>
          <table:table-cell/>
          <table:table-cell table:formula="of:=[.I192]/[.A192]" office:value-type="percentage" office:value="1.00135901786151" calcext:value-type="percentage">
            <text:p>100.14%</text:p>
          </table:table-cell>
          <table:table-cell table:formula="of:=[.J192]/[.B192]" office:value-type="percentage" office:value="0.997782783157331" calcext:value-type="percentage">
            <text:p>99.78%</text:p>
          </table:table-cell>
          <table:table-cell table:formula="of:=[.K192]/[.C192]" office:value-type="percentage" office:value="1.00121130348723" calcext:value-type="percentage">
            <text:p>100.12%</text:p>
          </table:table-cell>
          <table:table-cell table:formula="of:=[.L192]/[.D192]" office:value-type="percentage" office:value="1.00059908250008" calcext:value-type="percentage">
            <text:p>100.06%</text:p>
          </table:table-cell>
          <table:table-cell table:formula="of:=[.M192]/[.E192]" office:value-type="percentage" office:value="0.999271277750075" calcext:value-type="percentage">
            <text:p>99.93%</text:p>
          </table:table-cell>
          <table:table-cell table:formula="of:=[.N192]/[.F192]" office:value-type="percentage" office:value="1.00213283088587" calcext:value-type="percentage">
            <text:p>100.21%</text:p>
          </table:table-cell>
          <table:table-cell/>
          <table:table-cell table:style-name="ce3" table:formula="of:=AVERAGE([.P192:.U192])" office:value-type="percentage" office:value="1.00039271594035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3355629" calcext:value-type="float">
            <text:p>3355629</text:p>
          </table:table-cell>
          <table:table-cell office:value-type="float" office:value="23773098" calcext:value-type="float">
            <text:p>23773098</text:p>
          </table:table-cell>
          <table:table-cell office:value-type="float" office:value="6972481" calcext:value-type="float">
            <text:p>6972481</text:p>
          </table:table-cell>
          <table:table-cell office:value-type="float" office:value="25657885" calcext:value-type="float">
            <text:p>25657885</text:p>
          </table:table-cell>
          <table:table-cell office:value-type="float" office:value="15480884" calcext:value-type="float">
            <text:p>15480884</text:p>
          </table:table-cell>
          <table:table-cell office:value-type="float" office:value="30000954" calcext:value-type="float">
            <text:p>30000954</text:p>
          </table:table-cell>
          <table:table-cell table:number-columns-repeated="2"/>
          <table:table-cell office:value-type="float" office:value="3344707" calcext:value-type="float">
            <text:p>3344707</text:p>
          </table:table-cell>
          <table:table-cell office:value-type="float" office:value="23757411" calcext:value-type="float">
            <text:p>23757411</text:p>
          </table:table-cell>
          <table:table-cell office:value-type="float" office:value="6989075" calcext:value-type="float">
            <text:p>6989075</text:p>
          </table:table-cell>
          <table:table-cell office:value-type="float" office:value="25689370" calcext:value-type="float">
            <text:p>25689370</text:p>
          </table:table-cell>
          <table:table-cell office:value-type="float" office:value="15491458" calcext:value-type="float">
            <text:p>15491458</text:p>
          </table:table-cell>
          <table:table-cell office:value-type="float" office:value="30054789" calcext:value-type="float">
            <text:p>30054789</text:p>
          </table:table-cell>
          <table:table-cell/>
          <table:table-cell table:formula="of:=[.I193]/[.A193]" office:value-type="percentage" office:value="0.996745170577558" calcext:value-type="percentage">
            <text:p>99.67%</text:p>
          </table:table-cell>
          <table:table-cell table:formula="of:=[.J193]/[.B193]" office:value-type="percentage" office:value="0.999340136485367" calcext:value-type="percentage">
            <text:p>99.93%</text:p>
          </table:table-cell>
          <table:table-cell table:formula="of:=[.K193]/[.C193]" office:value-type="percentage" office:value="1.00237992760396" calcext:value-type="percentage">
            <text:p>100.24%</text:p>
          </table:table-cell>
          <table:table-cell table:formula="of:=[.L193]/[.D193]" office:value-type="percentage" office:value="1.00122710815798" calcext:value-type="percentage">
            <text:p>100.12%</text:p>
          </table:table-cell>
          <table:table-cell table:formula="of:=[.M193]/[.E193]" office:value-type="percentage" office:value="1.00068303592999" calcext:value-type="percentage">
            <text:p>100.07%</text:p>
          </table:table-cell>
          <table:table-cell table:formula="of:=[.N193]/[.F193]" office:value-type="percentage" office:value="1.00179444293671" calcext:value-type="percentage">
            <text:p>100.18%</text:p>
          </table:table-cell>
          <table:table-cell/>
          <table:table-cell table:style-name="ce3" table:formula="of:=AVERAGE([.P193:.U193])" office:value-type="percentage" office:value="1.00036163694859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2882286" calcext:value-type="float">
            <text:p>2882286</text:p>
          </table:table-cell>
          <table:table-cell office:value-type="float" office:value="24587552" calcext:value-type="float">
            <text:p>24587552</text:p>
          </table:table-cell>
          <table:table-cell office:value-type="float" office:value="6926584" calcext:value-type="float">
            <text:p>6926584</text:p>
          </table:table-cell>
          <table:table-cell office:value-type="float" office:value="27202508" calcext:value-type="float">
            <text:p>27202508</text:p>
          </table:table-cell>
          <table:table-cell office:value-type="float" office:value="15756182" calcext:value-type="float">
            <text:p>15756182</text:p>
          </table:table-cell>
          <table:table-cell office:value-type="float" office:value="30947808" calcext:value-type="float">
            <text:p>30947808</text:p>
          </table:table-cell>
          <table:table-cell table:number-columns-repeated="2"/>
          <table:table-cell office:value-type="float" office:value="2876299" calcext:value-type="float">
            <text:p>2876299</text:p>
          </table:table-cell>
          <table:table-cell office:value-type="float" office:value="24580546" calcext:value-type="float">
            <text:p>24580546</text:p>
          </table:table-cell>
          <table:table-cell office:value-type="float" office:value="6950605" calcext:value-type="float">
            <text:p>6950605</text:p>
          </table:table-cell>
          <table:table-cell office:value-type="float" office:value="27232769" calcext:value-type="float">
            <text:p>27232769</text:p>
          </table:table-cell>
          <table:table-cell office:value-type="float" office:value="15750305" calcext:value-type="float">
            <text:p>15750305</text:p>
          </table:table-cell>
          <table:table-cell office:value-type="float" office:value="30980906" calcext:value-type="float">
            <text:p>30980906</text:p>
          </table:table-cell>
          <table:table-cell/>
          <table:table-cell table:formula="of:=[.I194]/[.A194]" office:value-type="percentage" office:value="0.997922829309791" calcext:value-type="percentage">
            <text:p>99.79%</text:p>
          </table:table-cell>
          <table:table-cell table:formula="of:=[.J194]/[.B194]" office:value-type="percentage" office:value="0.999715059067287" calcext:value-type="percentage">
            <text:p>99.97%</text:p>
          </table:table-cell>
          <table:table-cell table:formula="of:=[.K194]/[.C194]" office:value-type="percentage" office:value="1.00346794321703" calcext:value-type="percentage">
            <text:p>100.35%</text:p>
          </table:table-cell>
          <table:table-cell table:formula="of:=[.L194]/[.D194]" office:value-type="percentage" office:value="1.00111243419173" calcext:value-type="percentage">
            <text:p>100.11%</text:p>
          </table:table-cell>
          <table:table-cell table:formula="of:=[.M194]/[.E194]" office:value-type="percentage" office:value="0.999627003546925" calcext:value-type="percentage">
            <text:p>99.96%</text:p>
          </table:table-cell>
          <table:table-cell table:formula="of:=[.N194]/[.F194]" office:value-type="percentage" office:value="1.00106947800633" calcext:value-type="percentage">
            <text:p>100.11%</text:p>
          </table:table-cell>
          <table:table-cell/>
          <table:table-cell table:style-name="ce3" table:formula="of:=AVERAGE([.P194:.U194])" office:value-type="percentage" office:value="1.00048579122318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2885305" calcext:value-type="float">
            <text:p>2885305</text:p>
          </table:table-cell>
          <table:table-cell office:value-type="float" office:value="23561918" calcext:value-type="float">
            <text:p>23561918</text:p>
          </table:table-cell>
          <table:table-cell office:value-type="float" office:value="6422568" calcext:value-type="float">
            <text:p>6422568</text:p>
          </table:table-cell>
          <table:table-cell office:value-type="float" office:value="33283523" calcext:value-type="float">
            <text:p>33283523</text:p>
          </table:table-cell>
          <table:table-cell office:value-type="float" office:value="15747327" calcext:value-type="float">
            <text:p>15747327</text:p>
          </table:table-cell>
          <table:table-cell office:value-type="float" office:value="30947978" calcext:value-type="float">
            <text:p>30947978</text:p>
          </table:table-cell>
          <table:table-cell table:number-columns-repeated="2"/>
          <table:table-cell office:value-type="float" office:value="2881847" calcext:value-type="float">
            <text:p>2881847</text:p>
          </table:table-cell>
          <table:table-cell office:value-type="float" office:value="23568565" calcext:value-type="float">
            <text:p>23568565</text:p>
          </table:table-cell>
          <table:table-cell office:value-type="float" office:value="6406009" calcext:value-type="float">
            <text:p>6406009</text:p>
          </table:table-cell>
          <table:table-cell office:value-type="float" office:value="33311822" calcext:value-type="float">
            <text:p>33311822</text:p>
          </table:table-cell>
          <table:table-cell office:value-type="float" office:value="15732137" calcext:value-type="float">
            <text:p>15732137</text:p>
          </table:table-cell>
          <table:table-cell office:value-type="float" office:value="31010168" calcext:value-type="float">
            <text:p>31010168</text:p>
          </table:table-cell>
          <table:table-cell/>
          <table:table-cell table:formula="of:=[.I195]/[.A195]" office:value-type="percentage" office:value="0.998801513184915" calcext:value-type="percentage">
            <text:p>99.88%</text:p>
          </table:table-cell>
          <table:table-cell table:formula="of:=[.J195]/[.B195]" office:value-type="percentage" office:value="1.00028210776389" calcext:value-type="percentage">
            <text:p>100.03%</text:p>
          </table:table-cell>
          <table:table-cell table:formula="of:=[.K195]/[.C195]" office:value-type="percentage" office:value="0.997421747811779" calcext:value-type="percentage">
            <text:p>99.74%</text:p>
          </table:table-cell>
          <table:table-cell table:formula="of:=[.L195]/[.D195]" office:value-type="percentage" office:value="1.00085024052292" calcext:value-type="percentage">
            <text:p>100.09%</text:p>
          </table:table-cell>
          <table:table-cell table:formula="of:=[.M195]/[.E195]" office:value-type="percentage" office:value="0.999035391847772" calcext:value-type="percentage">
            <text:p>99.90%</text:p>
          </table:table-cell>
          <table:table-cell table:formula="of:=[.N195]/[.F195]" office:value-type="percentage" office:value="1.00200950123462" calcext:value-type="percentage">
            <text:p>100.20%</text:p>
          </table:table-cell>
          <table:table-cell/>
          <table:table-cell table:style-name="ce3" table:formula="of:=AVERAGE([.P195:.U195])" office:value-type="percentage" office:value="0.999733417060983" calcext:value-type="percentage">
            <text:p>99.97%</text:p>
          </table:table-cell>
          <table:table-cell table:number-columns-repeated="1001"/>
        </table:table-row>
        <table:table-row table:style-name="ro1">
          <table:table-cell office:value-type="float" office:value="3100716" calcext:value-type="float">
            <text:p>3100716</text:p>
          </table:table-cell>
          <table:table-cell office:value-type="float" office:value="25898049" calcext:value-type="float">
            <text:p>25898049</text:p>
          </table:table-cell>
          <table:table-cell office:value-type="float" office:value="6589587" calcext:value-type="float">
            <text:p>6589587</text:p>
          </table:table-cell>
          <table:table-cell office:value-type="float" office:value="25176142" calcext:value-type="float">
            <text:p>25176142</text:p>
          </table:table-cell>
          <table:table-cell office:value-type="float" office:value="15622810" calcext:value-type="float">
            <text:p>15622810</text:p>
          </table:table-cell>
          <table:table-cell office:value-type="float" office:value="28411273" calcext:value-type="float">
            <text:p>28411273</text:p>
          </table:table-cell>
          <table:table-cell table:number-columns-repeated="2"/>
          <table:table-cell office:value-type="float" office:value="3103840" calcext:value-type="float">
            <text:p>3103840</text:p>
          </table:table-cell>
          <table:table-cell office:value-type="float" office:value="25880046" calcext:value-type="float">
            <text:p>25880046</text:p>
          </table:table-cell>
          <table:table-cell office:value-type="float" office:value="6606703" calcext:value-type="float">
            <text:p>6606703</text:p>
          </table:table-cell>
          <table:table-cell office:value-type="float" office:value="25220356" calcext:value-type="float">
            <text:p>25220356</text:p>
          </table:table-cell>
          <table:table-cell office:value-type="float" office:value="15632803" calcext:value-type="float">
            <text:p>15632803</text:p>
          </table:table-cell>
          <table:table-cell office:value-type="float" office:value="28442574" calcext:value-type="float">
            <text:p>28442574</text:p>
          </table:table-cell>
          <table:table-cell/>
          <table:table-cell table:formula="of:=[.I196]/[.A196]" office:value-type="percentage" office:value="1.00100750923335" calcext:value-type="percentage">
            <text:p>100.10%</text:p>
          </table:table-cell>
          <table:table-cell table:formula="of:=[.J196]/[.B196]" office:value-type="percentage" office:value="0.999304851110599" calcext:value-type="percentage">
            <text:p>99.93%</text:p>
          </table:table-cell>
          <table:table-cell table:formula="of:=[.K196]/[.C196]" office:value-type="percentage" office:value="1.00259743137165" calcext:value-type="percentage">
            <text:p>100.26%</text:p>
          </table:table-cell>
          <table:table-cell table:formula="of:=[.L196]/[.D196]" office:value-type="percentage" office:value="1.0017561864721" calcext:value-type="percentage">
            <text:p>100.18%</text:p>
          </table:table-cell>
          <table:table-cell table:formula="of:=[.M196]/[.E196]" office:value-type="percentage" office:value="1.00063964165217" calcext:value-type="percentage">
            <text:p>100.06%</text:p>
          </table:table-cell>
          <table:table-cell table:formula="of:=[.N196]/[.F196]" office:value-type="percentage" office:value="1.00110171057805" calcext:value-type="percentage">
            <text:p>100.11%</text:p>
          </table:table-cell>
          <table:table-cell/>
          <table:table-cell table:style-name="ce3" table:formula="of:=AVERAGE([.P196:.U196])" office:value-type="percentage" office:value="1.00106788840299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887634" calcext:value-type="float">
            <text:p>2887634</text:p>
          </table:table-cell>
          <table:table-cell office:value-type="float" office:value="24148025" calcext:value-type="float">
            <text:p>24148025</text:p>
          </table:table-cell>
          <table:table-cell office:value-type="float" office:value="6277509" calcext:value-type="float">
            <text:p>6277509</text:p>
          </table:table-cell>
          <table:table-cell office:value-type="float" office:value="30791280" calcext:value-type="float">
            <text:p>30791280</text:p>
          </table:table-cell>
          <table:table-cell office:value-type="float" office:value="15492753" calcext:value-type="float">
            <text:p>15492753</text:p>
          </table:table-cell>
          <table:table-cell office:value-type="float" office:value="31523418" calcext:value-type="float">
            <text:p>31523418</text:p>
          </table:table-cell>
          <table:table-cell table:number-columns-repeated="2"/>
          <table:table-cell office:value-type="float" office:value="2874809" calcext:value-type="float">
            <text:p>2874809</text:p>
          </table:table-cell>
          <table:table-cell office:value-type="float" office:value="24179111" calcext:value-type="float">
            <text:p>24179111</text:p>
          </table:table-cell>
          <table:table-cell office:value-type="float" office:value="6288170" calcext:value-type="float">
            <text:p>6288170</text:p>
          </table:table-cell>
          <table:table-cell office:value-type="float" office:value="30822733" calcext:value-type="float">
            <text:p>30822733</text:p>
          </table:table-cell>
          <table:table-cell office:value-type="float" office:value="15445213" calcext:value-type="float">
            <text:p>15445213</text:p>
          </table:table-cell>
          <table:table-cell office:value-type="float" office:value="31552551" calcext:value-type="float">
            <text:p>31552551</text:p>
          </table:table-cell>
          <table:table-cell/>
          <table:table-cell table:formula="of:=[.I197]/[.A197]" office:value-type="percentage" office:value="0.995558647667952" calcext:value-type="percentage">
            <text:p>99.56%</text:p>
          </table:table-cell>
          <table:table-cell table:formula="of:=[.J197]/[.B197]" office:value-type="percentage" office:value="1.00128731024587" calcext:value-type="percentage">
            <text:p>100.13%</text:p>
          </table:table-cell>
          <table:table-cell table:formula="of:=[.K197]/[.C197]" office:value-type="percentage" office:value="1.00169828510003" calcext:value-type="percentage">
            <text:p>100.17%</text:p>
          </table:table-cell>
          <table:table-cell table:formula="of:=[.L197]/[.D197]" office:value-type="percentage" office:value="1.00102149049991" calcext:value-type="percentage">
            <text:p>100.10%</text:p>
          </table:table-cell>
          <table:table-cell table:formula="of:=[.M197]/[.E197]" office:value-type="percentage" office:value="0.996931468538871" calcext:value-type="percentage">
            <text:p>99.69%</text:p>
          </table:table-cell>
          <table:table-cell table:formula="of:=[.N197]/[.F197]" office:value-type="percentage" office:value="1.00092417008841" calcext:value-type="percentage">
            <text:p>100.09%</text:p>
          </table:table-cell>
          <table:table-cell/>
          <table:table-cell table:style-name="ce3" table:formula="of:=AVERAGE([.P197:.U197])" office:value-type="percentage" office:value="0.999570228690174" calcext:value-type="percentage">
            <text:p>99.96%</text:p>
          </table:table-cell>
          <table:table-cell table:number-columns-repeated="1001"/>
        </table:table-row>
        <table:table-row table:style-name="ro1">
          <table:table-cell office:value-type="float" office:value="2972141" calcext:value-type="float">
            <text:p>2972141</text:p>
          </table:table-cell>
          <table:table-cell office:value-type="float" office:value="24520168" calcext:value-type="float">
            <text:p>24520168</text:p>
          </table:table-cell>
          <table:table-cell office:value-type="float" office:value="6185468" calcext:value-type="float">
            <text:p>6185468</text:p>
          </table:table-cell>
          <table:table-cell office:value-type="float" office:value="25624099" calcext:value-type="float">
            <text:p>25624099</text:p>
          </table:table-cell>
          <table:table-cell office:value-type="float" office:value="15465026" calcext:value-type="float">
            <text:p>15465026</text:p>
          </table:table-cell>
          <table:table-cell office:value-type="float" office:value="28533008" calcext:value-type="float">
            <text:p>28533008</text:p>
          </table:table-cell>
          <table:table-cell table:number-columns-repeated="2"/>
          <table:table-cell office:value-type="float" office:value="2977926" calcext:value-type="float">
            <text:p>2977926</text:p>
          </table:table-cell>
          <table:table-cell office:value-type="float" office:value="24511043" calcext:value-type="float">
            <text:p>24511043</text:p>
          </table:table-cell>
          <table:table-cell office:value-type="float" office:value="6181432" calcext:value-type="float">
            <text:p>6181432</text:p>
          </table:table-cell>
          <table:table-cell office:value-type="float" office:value="25674752" calcext:value-type="float">
            <text:p>25674752</text:p>
          </table:table-cell>
          <table:table-cell office:value-type="float" office:value="15450678" calcext:value-type="float">
            <text:p>15450678</text:p>
          </table:table-cell>
          <table:table-cell office:value-type="float" office:value="28555367" calcext:value-type="float">
            <text:p>28555367</text:p>
          </table:table-cell>
          <table:table-cell/>
          <table:table-cell table:formula="of:=[.I198]/[.A198]" office:value-type="percentage" office:value="1.00194640832989" calcext:value-type="percentage">
            <text:p>100.19%</text:p>
          </table:table-cell>
          <table:table-cell table:formula="of:=[.J198]/[.B198]" office:value-type="percentage" office:value="0.999627857362152" calcext:value-type="percentage">
            <text:p>99.96%</text:p>
          </table:table-cell>
          <table:table-cell table:formula="of:=[.K198]/[.C198]" office:value-type="percentage" office:value="0.99934750288903" calcext:value-type="percentage">
            <text:p>99.93%</text:p>
          </table:table-cell>
          <table:table-cell table:formula="of:=[.L198]/[.D198]" office:value-type="percentage" office:value="1.00197677194425" calcext:value-type="percentage">
            <text:p>100.20%</text:p>
          </table:table-cell>
          <table:table-cell table:formula="of:=[.M198]/[.E198]" office:value-type="percentage" office:value="0.999072229170517" calcext:value-type="percentage">
            <text:p>99.91%</text:p>
          </table:table-cell>
          <table:table-cell table:formula="of:=[.N198]/[.F198]" office:value-type="percentage" office:value="1.0007836187478" calcext:value-type="percentage">
            <text:p>100.08%</text:p>
          </table:table-cell>
          <table:table-cell/>
          <table:table-cell table:style-name="ce3" table:formula="of:=AVERAGE([.P198:.U198])" office:value-type="percentage" office:value="1.00045906474061" calcext:value-type="percentage">
            <text:p>100.05%</text:p>
          </table:table-cell>
          <table:table-cell table:number-columns-repeated="1001"/>
        </table:table-row>
        <table:table-row table:style-name="ro1">
          <table:table-cell office:value-type="float" office:value="2961474" calcext:value-type="float">
            <text:p>2961474</text:p>
          </table:table-cell>
          <table:table-cell office:value-type="float" office:value="23799575" calcext:value-type="float">
            <text:p>23799575</text:p>
          </table:table-cell>
          <table:table-cell office:value-type="float" office:value="6115807" calcext:value-type="float">
            <text:p>6115807</text:p>
          </table:table-cell>
          <table:table-cell office:value-type="float" office:value="27109048" calcext:value-type="float">
            <text:p>27109048</text:p>
          </table:table-cell>
          <table:table-cell office:value-type="float" office:value="15516772" calcext:value-type="float">
            <text:p>15516772</text:p>
          </table:table-cell>
          <table:table-cell office:value-type="float" office:value="28380683" calcext:value-type="float">
            <text:p>28380683</text:p>
          </table:table-cell>
          <table:table-cell table:number-columns-repeated="2"/>
          <table:table-cell office:value-type="float" office:value="2960912" calcext:value-type="float">
            <text:p>2960912</text:p>
          </table:table-cell>
          <table:table-cell office:value-type="float" office:value="23789167" calcext:value-type="float">
            <text:p>23789167</text:p>
          </table:table-cell>
          <table:table-cell office:value-type="float" office:value="6124208" calcext:value-type="float">
            <text:p>6124208</text:p>
          </table:table-cell>
          <table:table-cell office:value-type="float" office:value="27179787" calcext:value-type="float">
            <text:p>27179787</text:p>
          </table:table-cell>
          <table:table-cell office:value-type="float" office:value="15479258" calcext:value-type="float">
            <text:p>15479258</text:p>
          </table:table-cell>
          <table:table-cell office:value-type="float" office:value="28407545" calcext:value-type="float">
            <text:p>28407545</text:p>
          </table:table-cell>
          <table:table-cell/>
          <table:table-cell table:formula="of:=[.I199]/[.A199]" office:value-type="percentage" office:value="0.999810229635648" calcext:value-type="percentage">
            <text:p>99.98%</text:p>
          </table:table-cell>
          <table:table-cell table:formula="of:=[.J199]/[.B199]" office:value-type="percentage" office:value="0.999562681266367" calcext:value-type="percentage">
            <text:p>99.96%</text:p>
          </table:table-cell>
          <table:table-cell table:formula="of:=[.K199]/[.C199]" office:value-type="percentage" office:value="1.00137365355055" calcext:value-type="percentage">
            <text:p>100.14%</text:p>
          </table:table-cell>
          <table:table-cell table:formula="of:=[.L199]/[.D199]" office:value-type="percentage" office:value="1.00260942398272" calcext:value-type="percentage">
            <text:p>100.26%</text:p>
          </table:table-cell>
          <table:table-cell table:formula="of:=[.M199]/[.E199]" office:value-type="percentage" office:value="0.997582357980126" calcext:value-type="percentage">
            <text:p>99.76%</text:p>
          </table:table-cell>
          <table:table-cell table:formula="of:=[.N199]/[.F199]" office:value-type="percentage" office:value="1.00094648884948" calcext:value-type="percentage">
            <text:p>100.09%</text:p>
          </table:table-cell>
          <table:table-cell/>
          <table:table-cell table:style-name="ce3" table:formula="of:=AVERAGE([.P199:.U199])" office:value-type="percentage" office:value="1.00031413921082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54000" calcext:value-type="float">
            <text:p>2954000</text:p>
          </table:table-cell>
          <table:table-cell office:value-type="float" office:value="24093000" calcext:value-type="float">
            <text:p>24093000</text:p>
          </table:table-cell>
          <table:table-cell office:value-type="float" office:value="6256000" calcext:value-type="float">
            <text:p>6256000</text:p>
          </table:table-cell>
          <table:table-cell office:value-type="float" office:value="26221671" calcext:value-type="float">
            <text:p>26221671</text:p>
          </table:table-cell>
          <table:table-cell office:value-type="float" office:value="15579392" calcext:value-type="float">
            <text:p>15579392</text:p>
          </table:table-cell>
          <table:table-cell office:value-type="float" office:value="30158534" calcext:value-type="float">
            <text:p>30158534</text:p>
          </table:table-cell>
          <table:table-cell table:number-columns-repeated="2"/>
          <table:table-cell office:value-type="float" office:value="2956045" calcext:value-type="float">
            <text:p>2956045</text:p>
          </table:table-cell>
          <table:table-cell office:value-type="float" office:value="24072831" calcext:value-type="float">
            <text:p>24072831</text:p>
          </table:table-cell>
          <table:table-cell office:value-type="float" office:value="6268167" calcext:value-type="float">
            <text:p>6268167</text:p>
          </table:table-cell>
          <table:table-cell office:value-type="float" office:value="26223359" calcext:value-type="float">
            <text:p>26223359</text:p>
          </table:table-cell>
          <table:table-cell office:value-type="float" office:value="15567849" calcext:value-type="float">
            <text:p>15567849</text:p>
          </table:table-cell>
          <table:table-cell office:value-type="float" office:value="30229937" calcext:value-type="float">
            <text:p>30229937</text:p>
          </table:table-cell>
          <table:table-cell/>
          <table:table-cell table:formula="of:=[.I200]/[.A200]" office:value-type="percentage" office:value="1.000692281652" calcext:value-type="percentage">
            <text:p>100.07%</text:p>
          </table:table-cell>
          <table:table-cell table:formula="of:=[.J200]/[.B200]" office:value-type="percentage" office:value="0.999162868883078" calcext:value-type="percentage">
            <text:p>99.92%</text:p>
          </table:table-cell>
          <table:table-cell table:formula="of:=[.K200]/[.C200]" office:value-type="percentage" office:value="1.00194485294118" calcext:value-type="percentage">
            <text:p>100.19%</text:p>
          </table:table-cell>
          <table:table-cell table:formula="of:=[.L200]/[.D200]" office:value-type="percentage" office:value="1.00006437423458" calcext:value-type="percentage">
            <text:p>100.01%</text:p>
          </table:table-cell>
          <table:table-cell table:formula="of:=[.M200]/[.E200]" office:value-type="percentage" office:value="0.999259085335294" calcext:value-type="percentage">
            <text:p>99.93%</text:p>
          </table:table-cell>
          <table:table-cell table:formula="of:=[.N200]/[.F200]" office:value-type="percentage" office:value="1.00236758855719" calcext:value-type="percentage">
            <text:p>100.24%</text:p>
          </table:table-cell>
          <table:table-cell/>
          <table:table-cell table:style-name="ce3" table:formula="of:=AVERAGE([.P200:.U200])" office:value-type="percentage" office:value="1.00058184193389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051570" calcext:value-type="float">
            <text:p>3051570</text:p>
          </table:table-cell>
          <table:table-cell office:value-type="float" office:value="23321464" calcext:value-type="float">
            <text:p>23321464</text:p>
          </table:table-cell>
          <table:table-cell office:value-type="float" office:value="6343825" calcext:value-type="float">
            <text:p>6343825</text:p>
          </table:table-cell>
          <table:table-cell office:value-type="float" office:value="31323954" calcext:value-type="float">
            <text:p>31323954</text:p>
          </table:table-cell>
          <table:table-cell office:value-type="float" office:value="15666611" calcext:value-type="float">
            <text:p>15666611</text:p>
          </table:table-cell>
          <table:table-cell office:value-type="float" office:value="28419477" calcext:value-type="float">
            <text:p>28419477</text:p>
          </table:table-cell>
          <table:table-cell table:number-columns-repeated="2"/>
          <table:table-cell office:value-type="float" office:value="3065096" calcext:value-type="float">
            <text:p>3065096</text:p>
          </table:table-cell>
          <table:table-cell office:value-type="float" office:value="23267421" calcext:value-type="float">
            <text:p>23267421</text:p>
          </table:table-cell>
          <table:table-cell office:value-type="float" office:value="6363000" calcext:value-type="float">
            <text:p>6363000</text:p>
          </table:table-cell>
          <table:table-cell office:value-type="float" office:value="31332900" calcext:value-type="float">
            <text:p>31332900</text:p>
          </table:table-cell>
          <table:table-cell office:value-type="float" office:value="15676642" calcext:value-type="float">
            <text:p>15676642</text:p>
          </table:table-cell>
          <table:table-cell office:value-type="float" office:value="28383043" calcext:value-type="float">
            <text:p>28383043</text:p>
          </table:table-cell>
          <table:table-cell/>
          <table:table-cell table:formula="of:=[.I201]/[.A201]" office:value-type="percentage" office:value="1.00443247246499" calcext:value-type="percentage">
            <text:p>100.44%</text:p>
          </table:table-cell>
          <table:table-cell table:formula="of:=[.J201]/[.B201]" office:value-type="percentage" office:value="0.997682692647425" calcext:value-type="percentage">
            <text:p>99.77%</text:p>
          </table:table-cell>
          <table:table-cell table:formula="of:=[.K201]/[.C201]" office:value-type="percentage" office:value="1.00302262436306" calcext:value-type="percentage">
            <text:p>100.30%</text:p>
          </table:table-cell>
          <table:table-cell table:formula="of:=[.L201]/[.D201]" office:value-type="percentage" office:value="1.00028559612876" calcext:value-type="percentage">
            <text:p>100.03%</text:p>
          </table:table-cell>
          <table:table-cell table:formula="of:=[.M201]/[.E201]" office:value-type="percentage" office:value="1.00064027887078" calcext:value-type="percentage">
            <text:p>100.06%</text:p>
          </table:table-cell>
          <table:table-cell table:formula="of:=[.N201]/[.F201]" office:value-type="percentage" office:value="0.998717991889858" calcext:value-type="percentage">
            <text:p>99.87%</text:p>
          </table:table-cell>
          <table:table-cell/>
          <table:table-cell table:style-name="ce3" table:formula="of:=AVERAGE([.P201:.U201])" office:value-type="percentage" office:value="1.00079694272748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867298" calcext:value-type="float">
            <text:p>2867298</text:p>
          </table:table-cell>
          <table:table-cell office:value-type="float" office:value="23531426" calcext:value-type="float">
            <text:p>23531426</text:p>
          </table:table-cell>
          <table:table-cell office:value-type="float" office:value="6731218" calcext:value-type="float">
            <text:p>6731218</text:p>
          </table:table-cell>
          <table:table-cell office:value-type="float" office:value="25550602" calcext:value-type="float">
            <text:p>25550602</text:p>
          </table:table-cell>
          <table:table-cell office:value-type="float" office:value="15858600" calcext:value-type="float">
            <text:p>15858600</text:p>
          </table:table-cell>
          <table:table-cell office:value-type="float" office:value="28414749" calcext:value-type="float">
            <text:p>28414749</text:p>
          </table:table-cell>
          <table:table-cell table:number-columns-repeated="2"/>
          <table:table-cell office:value-type="float" office:value="2871467" calcext:value-type="float">
            <text:p>2871467</text:p>
          </table:table-cell>
          <table:table-cell office:value-type="float" office:value="23527578" calcext:value-type="float">
            <text:p>23527578</text:p>
          </table:table-cell>
          <table:table-cell office:value-type="float" office:value="6742278" calcext:value-type="float">
            <text:p>6742278</text:p>
          </table:table-cell>
          <table:table-cell office:value-type="float" office:value="25563787" calcext:value-type="float">
            <text:p>25563787</text:p>
          </table:table-cell>
          <table:table-cell office:value-type="float" office:value="15861269" calcext:value-type="float">
            <text:p>15861269</text:p>
          </table:table-cell>
          <table:table-cell office:value-type="float" office:value="28441643" calcext:value-type="float">
            <text:p>28441643</text:p>
          </table:table-cell>
          <table:table-cell/>
          <table:table-cell table:formula="of:=[.I202]/[.A202]" office:value-type="percentage" office:value="1.00145398211138" calcext:value-type="percentage">
            <text:p>100.15%</text:p>
          </table:table-cell>
          <table:table-cell table:formula="of:=[.J202]/[.B202]" office:value-type="percentage" office:value="0.999836473998643" calcext:value-type="percentage">
            <text:p>99.98%</text:p>
          </table:table-cell>
          <table:table-cell table:formula="of:=[.K202]/[.C202]" office:value-type="percentage" office:value="1.00164309044812" calcext:value-type="percentage">
            <text:p>100.16%</text:p>
          </table:table-cell>
          <table:table-cell table:formula="of:=[.L202]/[.D202]" office:value-type="percentage" office:value="1.0005160348081" calcext:value-type="percentage">
            <text:p>100.05%</text:p>
          </table:table-cell>
          <table:table-cell table:formula="of:=[.M202]/[.E202]" office:value-type="percentage" office:value="1.00016829984992" calcext:value-type="percentage">
            <text:p>100.02%</text:p>
          </table:table-cell>
          <table:table-cell table:formula="of:=[.N202]/[.F202]" office:value-type="percentage" office:value="1.00094648029444" calcext:value-type="percentage">
            <text:p>100.09%</text:p>
          </table:table-cell>
          <table:table-cell/>
          <table:table-cell table:style-name="ce3" table:formula="of:=AVERAGE([.P202:.U202])" office:value-type="percentage" office:value="1.00076072691843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868586" calcext:value-type="float">
            <text:p>2868586</text:p>
          </table:table-cell>
          <table:table-cell office:value-type="float" office:value="23167105" calcext:value-type="float">
            <text:p>23167105</text:p>
          </table:table-cell>
          <table:table-cell office:value-type="float" office:value="7077308" calcext:value-type="float">
            <text:p>7077308</text:p>
          </table:table-cell>
          <table:table-cell office:value-type="float" office:value="28036796" calcext:value-type="float">
            <text:p>28036796</text:p>
          </table:table-cell>
          <table:table-cell office:value-type="float" office:value="15996275" calcext:value-type="float">
            <text:p>15996275</text:p>
          </table:table-cell>
          <table:table-cell office:value-type="float" office:value="29483908" calcext:value-type="float">
            <text:p>29483908</text:p>
          </table:table-cell>
          <table:table-cell table:number-columns-repeated="2"/>
          <table:table-cell office:value-type="float" office:value="2866492" calcext:value-type="float">
            <text:p>2866492</text:p>
          </table:table-cell>
          <table:table-cell office:value-type="float" office:value="23166057" calcext:value-type="float">
            <text:p>23166057</text:p>
          </table:table-cell>
          <table:table-cell office:value-type="float" office:value="7064570" calcext:value-type="float">
            <text:p>7064570</text:p>
          </table:table-cell>
          <table:table-cell office:value-type="float" office:value="28062658" calcext:value-type="float">
            <text:p>28062658</text:p>
          </table:table-cell>
          <table:table-cell office:value-type="float" office:value="15932002" calcext:value-type="float">
            <text:p>15932002</text:p>
          </table:table-cell>
          <table:table-cell office:value-type="float" office:value="29487155" calcext:value-type="float">
            <text:p>29487155</text:p>
          </table:table-cell>
          <table:table-cell/>
          <table:table-cell table:formula="of:=[.I203]/[.A203]" office:value-type="percentage" office:value="0.999270023628366" calcext:value-type="percentage">
            <text:p>99.93%</text:p>
          </table:table-cell>
          <table:table-cell table:formula="of:=[.J203]/[.B203]" office:value-type="percentage" office:value="0.999954763445843" calcext:value-type="percentage">
            <text:p>100.00%</text:p>
          </table:table-cell>
          <table:table-cell table:formula="of:=[.K203]/[.C203]" office:value-type="percentage" office:value="0.998200163112867" calcext:value-type="percentage">
            <text:p>99.82%</text:p>
          </table:table-cell>
          <table:table-cell table:formula="of:=[.L203]/[.D203]" office:value-type="percentage" office:value="1.00092243065149" calcext:value-type="percentage">
            <text:p>100.09%</text:p>
          </table:table-cell>
          <table:table-cell table:formula="of:=[.M203]/[.E203]" office:value-type="percentage" office:value="0.995982002059855" calcext:value-type="percentage">
            <text:p>99.60%</text:p>
          </table:table-cell>
          <table:table-cell table:formula="of:=[.N203]/[.F203]" office:value-type="percentage" office:value="1.00011012787043" calcext:value-type="percentage">
            <text:p>100.01%</text:p>
          </table:table-cell>
          <table:table-cell/>
          <table:table-cell table:style-name="ce3" table:formula="of:=AVERAGE([.P203:.U203])" office:value-type="percentage" office:value="0.999073251794809" calcext:value-type="percentage">
            <text:p>99.91%</text:p>
          </table:table-cell>
          <table:table-cell table:number-columns-repeated="1001"/>
        </table:table-row>
        <table:table-row table:style-name="ro1">
          <table:table-cell office:value-type="float" office:value="2968391" calcext:value-type="float">
            <text:p>2968391</text:p>
          </table:table-cell>
          <table:table-cell office:value-type="float" office:value="23580188" calcext:value-type="float">
            <text:p>23580188</text:p>
          </table:table-cell>
          <table:table-cell office:value-type="float" office:value="6470503" calcext:value-type="float">
            <text:p>6470503</text:p>
          </table:table-cell>
          <table:table-cell office:value-type="float" office:value="25410032" calcext:value-type="float">
            <text:p>25410032</text:p>
          </table:table-cell>
          <table:table-cell office:value-type="float" office:value="15631305" calcext:value-type="float">
            <text:p>15631305</text:p>
          </table:table-cell>
          <table:table-cell office:value-type="float" office:value="28312751" calcext:value-type="float">
            <text:p>28312751</text:p>
          </table:table-cell>
          <table:table-cell table:number-columns-repeated="2"/>
          <table:table-cell office:value-type="float" office:value="2982211" calcext:value-type="float">
            <text:p>2982211</text:p>
          </table:table-cell>
          <table:table-cell office:value-type="float" office:value="23569774" calcext:value-type="float">
            <text:p>23569774</text:p>
          </table:table-cell>
          <table:table-cell office:value-type="float" office:value="6481363" calcext:value-type="float">
            <text:p>6481363</text:p>
          </table:table-cell>
          <table:table-cell office:value-type="float" office:value="25418334" calcext:value-type="float">
            <text:p>25418334</text:p>
          </table:table-cell>
          <table:table-cell office:value-type="float" office:value="15683057" calcext:value-type="float">
            <text:p>15683057</text:p>
          </table:table-cell>
          <table:table-cell office:value-type="float" office:value="28304430" calcext:value-type="float">
            <text:p>28304430</text:p>
          </table:table-cell>
          <table:table-cell/>
          <table:table-cell table:formula="of:=[.I204]/[.A204]" office:value-type="percentage" office:value="1.00465572089391" calcext:value-type="percentage">
            <text:p>100.47%</text:p>
          </table:table-cell>
          <table:table-cell table:formula="of:=[.J204]/[.B204]" office:value-type="percentage" office:value="0.999558358058892" calcext:value-type="percentage">
            <text:p>99.96%</text:p>
          </table:table-cell>
          <table:table-cell table:formula="of:=[.K204]/[.C204]" office:value-type="percentage" office:value="1.00167838574528" calcext:value-type="percentage">
            <text:p>100.17%</text:p>
          </table:table-cell>
          <table:table-cell table:formula="of:=[.L204]/[.D204]" office:value-type="percentage" office:value="1.00032672135163" calcext:value-type="percentage">
            <text:p>100.03%</text:p>
          </table:table-cell>
          <table:table-cell table:formula="of:=[.M204]/[.E204]" office:value-type="percentage" office:value="1.0033107920292" calcext:value-type="percentage">
            <text:p>100.33%</text:p>
          </table:table-cell>
          <table:table-cell table:formula="of:=[.N204]/[.F204]" office:value-type="percentage" office:value="0.999706104150741" calcext:value-type="percentage">
            <text:p>99.97%</text:p>
          </table:table-cell>
          <table:table-cell/>
          <table:table-cell table:style-name="ce3" table:formula="of:=AVERAGE([.P204:.U204])" office:value-type="percentage" office:value="1.00153934703828" calcext:value-type="percentage">
            <text:p>100.15%</text:p>
          </table:table-cell>
          <table:table-cell table:number-columns-repeated="1001"/>
        </table:table-row>
        <table:table-row table:style-name="ro1">
          <table:table-cell office:value-type="float" office:value="2902675" calcext:value-type="float">
            <text:p>2902675</text:p>
          </table:table-cell>
          <table:table-cell office:value-type="float" office:value="24601878" calcext:value-type="float">
            <text:p>24601878</text:p>
          </table:table-cell>
          <table:table-cell office:value-type="float" office:value="6389316" calcext:value-type="float">
            <text:p>6389316</text:p>
          </table:table-cell>
          <table:table-cell office:value-type="float" office:value="25799206" calcext:value-type="float">
            <text:p>25799206</text:p>
          </table:table-cell>
          <table:table-cell office:value-type="float" office:value="15606545" calcext:value-type="float">
            <text:p>15606545</text:p>
          </table:table-cell>
          <table:table-cell office:value-type="float" office:value="28827079" calcext:value-type="float">
            <text:p>28827079</text:p>
          </table:table-cell>
          <table:table-cell table:number-columns-repeated="2"/>
          <table:table-cell office:value-type="float" office:value="2910046" calcext:value-type="float">
            <text:p>2910046</text:p>
          </table:table-cell>
          <table:table-cell office:value-type="float" office:value="24605198" calcext:value-type="float">
            <text:p>24605198</text:p>
          </table:table-cell>
          <table:table-cell office:value-type="float" office:value="6411761" calcext:value-type="float">
            <text:p>6411761</text:p>
          </table:table-cell>
          <table:table-cell office:value-type="float" office:value="25760807" calcext:value-type="float">
            <text:p>25760807</text:p>
          </table:table-cell>
          <table:table-cell office:value-type="float" office:value="15654111" calcext:value-type="float">
            <text:p>15654111</text:p>
          </table:table-cell>
          <table:table-cell office:value-type="float" office:value="28863355" calcext:value-type="float">
            <text:p>28863355</text:p>
          </table:table-cell>
          <table:table-cell/>
          <table:table-cell table:formula="of:=[.I205]/[.A205]" office:value-type="percentage" office:value="1.00253938177715" calcext:value-type="percentage">
            <text:p>100.25%</text:p>
          </table:table-cell>
          <table:table-cell table:formula="of:=[.J205]/[.B205]" office:value-type="percentage" office:value="1.00013494904739" calcext:value-type="percentage">
            <text:p>100.01%</text:p>
          </table:table-cell>
          <table:table-cell table:formula="of:=[.K205]/[.C205]" office:value-type="percentage" office:value="1.00351289559008" calcext:value-type="percentage">
            <text:p>100.35%</text:p>
          </table:table-cell>
          <table:table-cell table:formula="of:=[.L205]/[.D205]" office:value-type="percentage" office:value="0.99851162086151" calcext:value-type="percentage">
            <text:p>99.85%</text:p>
          </table:table-cell>
          <table:table-cell table:formula="of:=[.M205]/[.E205]" office:value-type="percentage" office:value="1.0030478238457" calcext:value-type="percentage">
            <text:p>100.30%</text:p>
          </table:table-cell>
          <table:table-cell table:formula="of:=[.N205]/[.F205]" office:value-type="percentage" office:value="1.00125840013135" calcext:value-type="percentage">
            <text:p>100.13%</text:p>
          </table:table-cell>
          <table:table-cell/>
          <table:table-cell table:style-name="ce3" table:formula="of:=AVERAGE([.P205:.U205])" office:value-type="percentage" office:value="1.00150084520886" calcext:value-type="percentage">
            <text:p>100.15%</text:p>
          </table:table-cell>
          <table:table-cell table:number-columns-repeated="1001"/>
        </table:table-row>
        <table:table-row table:style-name="ro1">
          <table:table-cell office:value-type="float" office:value="2950627" calcext:value-type="float">
            <text:p>2950627</text:p>
          </table:table-cell>
          <table:table-cell office:value-type="float" office:value="24019803" calcext:value-type="float">
            <text:p>24019803</text:p>
          </table:table-cell>
          <table:table-cell office:value-type="float" office:value="6778408" calcext:value-type="float">
            <text:p>6778408</text:p>
          </table:table-cell>
          <table:table-cell office:value-type="float" office:value="28337617" calcext:value-type="float">
            <text:p>28337617</text:p>
          </table:table-cell>
          <table:table-cell office:value-type="float" office:value="15777149" calcext:value-type="float">
            <text:p>15777149</text:p>
          </table:table-cell>
          <table:table-cell office:value-type="float" office:value="30036472" calcext:value-type="float">
            <text:p>30036472</text:p>
          </table:table-cell>
          <table:table-cell table:number-columns-repeated="2"/>
          <table:table-cell office:value-type="float" office:value="2962721" calcext:value-type="float">
            <text:p>2962721</text:p>
          </table:table-cell>
          <table:table-cell office:value-type="float" office:value="24014643" calcext:value-type="float">
            <text:p>24014643</text:p>
          </table:table-cell>
          <table:table-cell office:value-type="float" office:value="6780439" calcext:value-type="float">
            <text:p>6780439</text:p>
          </table:table-cell>
          <table:table-cell office:value-type="float" office:value="28357339" calcext:value-type="float">
            <text:p>28357339</text:p>
          </table:table-cell>
          <table:table-cell office:value-type="float" office:value="15808501" calcext:value-type="float">
            <text:p>15808501</text:p>
          </table:table-cell>
          <table:table-cell office:value-type="float" office:value="30024155" calcext:value-type="float">
            <text:p>30024155</text:p>
          </table:table-cell>
          <table:table-cell/>
          <table:table-cell table:formula="of:=[.I206]/[.A206]" office:value-type="percentage" office:value="1.00409878985043" calcext:value-type="percentage">
            <text:p>100.41%</text:p>
          </table:table-cell>
          <table:table-cell table:formula="of:=[.J206]/[.B206]" office:value-type="percentage" office:value="0.999785177255617" calcext:value-type="percentage">
            <text:p>99.98%</text:p>
          </table:table-cell>
          <table:table-cell table:formula="of:=[.K206]/[.C206]" office:value-type="percentage" office:value="1.00029962787722" calcext:value-type="percentage">
            <text:p>100.03%</text:p>
          </table:table-cell>
          <table:table-cell table:formula="of:=[.L206]/[.D206]" office:value-type="percentage" office:value="1.00069596536646" calcext:value-type="percentage">
            <text:p>100.07%</text:p>
          </table:table-cell>
          <table:table-cell table:formula="of:=[.M206]/[.E206]" office:value-type="percentage" office:value="1.00198717778478" calcext:value-type="percentage">
            <text:p>100.20%</text:p>
          </table:table-cell>
          <table:table-cell table:formula="of:=[.N206]/[.F206]" office:value-type="percentage" office:value="0.999589931866832" calcext:value-type="percentage">
            <text:p>99.96%</text:p>
          </table:table-cell>
          <table:table-cell/>
          <table:table-cell table:style-name="ce3" table:formula="of:=AVERAGE([.P206:.U206])" office:value-type="percentage" office:value="1.00107611166689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336728" calcext:value-type="float">
            <text:p>3336728</text:p>
          </table:table-cell>
          <table:table-cell office:value-type="float" office:value="23938953" calcext:value-type="float">
            <text:p>23938953</text:p>
          </table:table-cell>
          <table:table-cell office:value-type="float" office:value="7749883" calcext:value-type="float">
            <text:p>7749883</text:p>
          </table:table-cell>
          <table:table-cell office:value-type="float" office:value="25689833" calcext:value-type="float">
            <text:p>25689833</text:p>
          </table:table-cell>
          <table:table-cell office:value-type="float" office:value="15731039" calcext:value-type="float">
            <text:p>15731039</text:p>
          </table:table-cell>
          <table:table-cell office:value-type="float" office:value="29074968" calcext:value-type="float">
            <text:p>29074968</text:p>
          </table:table-cell>
          <table:table-cell table:number-columns-repeated="2"/>
          <table:table-cell office:value-type="float" office:value="3338271" calcext:value-type="float">
            <text:p>3338271</text:p>
          </table:table-cell>
          <table:table-cell office:value-type="float" office:value="23906678" calcext:value-type="float">
            <text:p>23906678</text:p>
          </table:table-cell>
          <table:table-cell office:value-type="float" office:value="7772829" calcext:value-type="float">
            <text:p>7772829</text:p>
          </table:table-cell>
          <table:table-cell office:value-type="float" office:value="25719813" calcext:value-type="float">
            <text:p>25719813</text:p>
          </table:table-cell>
          <table:table-cell office:value-type="float" office:value="15738637" calcext:value-type="float">
            <text:p>15738637</text:p>
          </table:table-cell>
          <table:table-cell office:value-type="float" office:value="29089521" calcext:value-type="float">
            <text:p>29089521</text:p>
          </table:table-cell>
          <table:table-cell/>
          <table:table-cell table:formula="of:=[.I207]/[.A207]" office:value-type="percentage" office:value="1.00046242906224" calcext:value-type="percentage">
            <text:p>100.05%</text:p>
          </table:table-cell>
          <table:table-cell table:formula="of:=[.J207]/[.B207]" office:value-type="percentage" office:value="0.998651778964602" calcext:value-type="percentage">
            <text:p>99.87%</text:p>
          </table:table-cell>
          <table:table-cell table:formula="of:=[.K207]/[.C207]" office:value-type="percentage" office:value="1.00296081889236" calcext:value-type="percentage">
            <text:p>100.30%</text:p>
          </table:table-cell>
          <table:table-cell table:formula="of:=[.L207]/[.D207]" office:value-type="percentage" office:value="1.00116699863327" calcext:value-type="percentage">
            <text:p>100.12%</text:p>
          </table:table-cell>
          <table:table-cell table:formula="of:=[.M207]/[.E207]" office:value-type="percentage" office:value="1.00048299416205" calcext:value-type="percentage">
            <text:p>100.05%</text:p>
          </table:table-cell>
          <table:table-cell table:formula="of:=[.N207]/[.F207]" office:value-type="percentage" office:value="1.00050053365493" calcext:value-type="percentage">
            <text:p>100.05%</text:p>
          </table:table-cell>
          <table:table-cell/>
          <table:table-cell table:style-name="ce3" table:formula="of:=AVERAGE([.P207:.U207])" office:value-type="percentage" office:value="1.00070425889491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3443493" calcext:value-type="float">
            <text:p>3443493</text:p>
          </table:table-cell>
          <table:table-cell office:value-type="float" office:value="23842332" calcext:value-type="float">
            <text:p>23842332</text:p>
          </table:table-cell>
          <table:table-cell office:value-type="float" office:value="8016163" calcext:value-type="float">
            <text:p>8016163</text:p>
          </table:table-cell>
          <table:table-cell office:value-type="float" office:value="31457876" calcext:value-type="float">
            <text:p>31457876</text:p>
          </table:table-cell>
          <table:table-cell office:value-type="float" office:value="15577360" calcext:value-type="float">
            <text:p>15577360</text:p>
          </table:table-cell>
          <table:table-cell office:value-type="float" office:value="28381260" calcext:value-type="float">
            <text:p>28381260</text:p>
          </table:table-cell>
          <table:table-cell table:number-columns-repeated="2"/>
          <table:table-cell office:value-type="float" office:value="3462070" calcext:value-type="float">
            <text:p>3462070</text:p>
          </table:table-cell>
          <table:table-cell office:value-type="float" office:value="23847607" calcext:value-type="float">
            <text:p>23847607</text:p>
          </table:table-cell>
          <table:table-cell office:value-type="float" office:value="8013565" calcext:value-type="float">
            <text:p>8013565</text:p>
          </table:table-cell>
          <table:table-cell office:value-type="float" office:value="31464457" calcext:value-type="float">
            <text:p>31464457</text:p>
          </table:table-cell>
          <table:table-cell office:value-type="float" office:value="15630039" calcext:value-type="float">
            <text:p>15630039</text:p>
          </table:table-cell>
          <table:table-cell office:value-type="float" office:value="28347971" calcext:value-type="float">
            <text:p>28347971</text:p>
          </table:table-cell>
          <table:table-cell/>
          <table:table-cell table:formula="of:=[.I208]/[.A208]" office:value-type="percentage" office:value="1.00539481276715" calcext:value-type="percentage">
            <text:p>100.54%</text:p>
          </table:table-cell>
          <table:table-cell table:formula="of:=[.J208]/[.B208]" office:value-type="percentage" office:value="1.00022124513659" calcext:value-type="percentage">
            <text:p>100.02%</text:p>
          </table:table-cell>
          <table:table-cell table:formula="of:=[.K208]/[.C208]" office:value-type="percentage" office:value="0.999675904793852" calcext:value-type="percentage">
            <text:p>99.97%</text:p>
          </table:table-cell>
          <table:table-cell table:formula="of:=[.L208]/[.D208]" office:value-type="percentage" office:value="1.0002092003923" calcext:value-type="percentage">
            <text:p>100.02%</text:p>
          </table:table-cell>
          <table:table-cell table:formula="of:=[.M208]/[.E208]" office:value-type="percentage" office:value="1.00338176687192" calcext:value-type="percentage">
            <text:p>100.34%</text:p>
          </table:table-cell>
          <table:table-cell table:formula="of:=[.N208]/[.F208]" office:value-type="percentage" office:value="0.998827078149455" calcext:value-type="percentage">
            <text:p>99.88%</text:p>
          </table:table-cell>
          <table:table-cell/>
          <table:table-cell table:style-name="ce3" table:formula="of:=AVERAGE([.P208:.U208])" office:value-type="percentage" office:value="1.00128500135188" calcext:value-type="percentage">
            <text:p>100.13%</text:p>
          </table:table-cell>
          <table:table-cell table:number-columns-repeated="1001"/>
        </table:table-row>
        <table:table-row table:style-name="ro1">
          <table:table-cell office:value-type="float" office:value="3262181" calcext:value-type="float">
            <text:p>3262181</text:p>
          </table:table-cell>
          <table:table-cell office:value-type="float" office:value="23348168" calcext:value-type="float">
            <text:p>23348168</text:p>
          </table:table-cell>
          <table:table-cell office:value-type="float" office:value="7525762" calcext:value-type="float">
            <text:p>7525762</text:p>
          </table:table-cell>
          <table:table-cell office:value-type="float" office:value="26718203" calcext:value-type="float">
            <text:p>26718203</text:p>
          </table:table-cell>
          <table:table-cell office:value-type="float" office:value="15683851" calcext:value-type="float">
            <text:p>15683851</text:p>
          </table:table-cell>
          <table:table-cell office:value-type="float" office:value="30192293" calcext:value-type="float">
            <text:p>30192293</text:p>
          </table:table-cell>
          <table:table-cell table:number-columns-repeated="2"/>
          <table:table-cell office:value-type="float" office:value="3251918" calcext:value-type="float">
            <text:p>3251918</text:p>
          </table:table-cell>
          <table:table-cell office:value-type="float" office:value="23365183" calcext:value-type="float">
            <text:p>23365183</text:p>
          </table:table-cell>
          <table:table-cell office:value-type="float" office:value="7540009" calcext:value-type="float">
            <text:p>7540009</text:p>
          </table:table-cell>
          <table:table-cell office:value-type="float" office:value="26728947" calcext:value-type="float">
            <text:p>26728947</text:p>
          </table:table-cell>
          <table:table-cell office:value-type="float" office:value="15700170" calcext:value-type="float">
            <text:p>15700170</text:p>
          </table:table-cell>
          <table:table-cell office:value-type="float" office:value="30156912" calcext:value-type="float">
            <text:p>30156912</text:p>
          </table:table-cell>
          <table:table-cell/>
          <table:table-cell table:formula="of:=[.I209]/[.A209]" office:value-type="percentage" office:value="0.996853945259322" calcext:value-type="percentage">
            <text:p>99.69%</text:p>
          </table:table-cell>
          <table:table-cell table:formula="of:=[.J209]/[.B209]" office:value-type="percentage" office:value="1.00072875096667" calcext:value-type="percentage">
            <text:p>100.07%</text:p>
          </table:table-cell>
          <table:table-cell table:formula="of:=[.K209]/[.C209]" office:value-type="percentage" office:value="1.00189309733685" calcext:value-type="percentage">
            <text:p>100.19%</text:p>
          </table:table-cell>
          <table:table-cell table:formula="of:=[.L209]/[.D209]" office:value-type="percentage" office:value="1.00040212285235" calcext:value-type="percentage">
            <text:p>100.04%</text:p>
          </table:table-cell>
          <table:table-cell table:formula="of:=[.M209]/[.E209]" office:value-type="percentage" office:value="1.00104049700549" calcext:value-type="percentage">
            <text:p>100.10%</text:p>
          </table:table-cell>
          <table:table-cell table:formula="of:=[.N209]/[.F209]" office:value-type="percentage" office:value="0.998828144652677" calcext:value-type="percentage">
            <text:p>99.88%</text:p>
          </table:table-cell>
          <table:table-cell/>
          <table:table-cell table:style-name="ce3" table:formula="of:=AVERAGE([.P209:.U209])" office:value-type="percentage" office:value="0.999957759678893" calcext:value-type="percentage">
            <text:p>100.00%</text:p>
          </table:table-cell>
          <table:table-cell table:number-columns-repeated="1001"/>
        </table:table-row>
        <table:table-row table:style-name="ro1">
          <table:table-cell office:value-type="float" office:value="3002116" calcext:value-type="float">
            <text:p>3002116</text:p>
          </table:table-cell>
          <table:table-cell office:value-type="float" office:value="23478258" calcext:value-type="float">
            <text:p>23478258</text:p>
          </table:table-cell>
          <table:table-cell office:value-type="float" office:value="7063165" calcext:value-type="float">
            <text:p>7063165</text:p>
          </table:table-cell>
          <table:table-cell office:value-type="float" office:value="26083550" calcext:value-type="float">
            <text:p>26083550</text:p>
          </table:table-cell>
          <table:table-cell office:value-type="float" office:value="15559118" calcext:value-type="float">
            <text:p>15559118</text:p>
          </table:table-cell>
          <table:table-cell office:value-type="float" office:value="28191809" calcext:value-type="float">
            <text:p>28191809</text:p>
          </table:table-cell>
          <table:table-cell table:number-columns-repeated="2"/>
          <table:table-cell office:value-type="float" office:value="2995347" calcext:value-type="float">
            <text:p>2995347</text:p>
          </table:table-cell>
          <table:table-cell office:value-type="float" office:value="23495669" calcext:value-type="float">
            <text:p>23495669</text:p>
          </table:table-cell>
          <table:table-cell office:value-type="float" office:value="7072596" calcext:value-type="float">
            <text:p>7072596</text:p>
          </table:table-cell>
          <table:table-cell office:value-type="float" office:value="26108916" calcext:value-type="float">
            <text:p>26108916</text:p>
          </table:table-cell>
          <table:table-cell office:value-type="float" office:value="15594695" calcext:value-type="float">
            <text:p>15594695</text:p>
          </table:table-cell>
          <table:table-cell office:value-type="float" office:value="28212827" calcext:value-type="float">
            <text:p>28212827</text:p>
          </table:table-cell>
          <table:table-cell/>
          <table:table-cell table:formula="of:=[.I210]/[.A210]" office:value-type="percentage" office:value="0.997745257012054" calcext:value-type="percentage">
            <text:p>99.77%</text:p>
          </table:table-cell>
          <table:table-cell table:formula="of:=[.J210]/[.B210]" office:value-type="percentage" office:value="1.00074157972027" calcext:value-type="percentage">
            <text:p>100.07%</text:p>
          </table:table-cell>
          <table:table-cell table:formula="of:=[.K210]/[.C210]" office:value-type="percentage" office:value="1.00133523710688" calcext:value-type="percentage">
            <text:p>100.13%</text:p>
          </table:table-cell>
          <table:table-cell table:formula="of:=[.L210]/[.D210]" office:value-type="percentage" office:value="1.00097249032436" calcext:value-type="percentage">
            <text:p>100.10%</text:p>
          </table:table-cell>
          <table:table-cell table:formula="of:=[.M210]/[.E210]" office:value-type="percentage" office:value="1.00228656920013" calcext:value-type="percentage">
            <text:p>100.23%</text:p>
          </table:table-cell>
          <table:table-cell table:formula="of:=[.N210]/[.F210]" office:value-type="percentage" office:value="1.00074553569798" calcext:value-type="percentage">
            <text:p>100.07%</text:p>
          </table:table-cell>
          <table:table-cell/>
          <table:table-cell table:style-name="ce3" table:formula="of:=AVERAGE([.P210:.U210])" office:value-type="percentage" office:value="1.00063777817695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036401" calcext:value-type="float">
            <text:p>3036401</text:p>
          </table:table-cell>
          <table:table-cell office:value-type="float" office:value="23343121" calcext:value-type="float">
            <text:p>23343121</text:p>
          </table:table-cell>
          <table:table-cell office:value-type="float" office:value="6053334" calcext:value-type="float">
            <text:p>6053334</text:p>
          </table:table-cell>
          <table:table-cell office:value-type="float" office:value="25708293" calcext:value-type="float">
            <text:p>25708293</text:p>
          </table:table-cell>
          <table:table-cell office:value-type="float" office:value="15557924" calcext:value-type="float">
            <text:p>15557924</text:p>
          </table:table-cell>
          <table:table-cell office:value-type="float" office:value="28488515" calcext:value-type="float">
            <text:p>28488515</text:p>
          </table:table-cell>
          <table:table-cell table:number-columns-repeated="2"/>
          <table:table-cell office:value-type="float" office:value="3034264" calcext:value-type="float">
            <text:p>3034264</text:p>
          </table:table-cell>
          <table:table-cell office:value-type="float" office:value="23415006" calcext:value-type="float">
            <text:p>23415006</text:p>
          </table:table-cell>
          <table:table-cell office:value-type="float" office:value="6067695" calcext:value-type="float">
            <text:p>6067695</text:p>
          </table:table-cell>
          <table:table-cell office:value-type="float" office:value="25718757" calcext:value-type="float">
            <text:p>25718757</text:p>
          </table:table-cell>
          <table:table-cell office:value-type="float" office:value="15591944" calcext:value-type="float">
            <text:p>15591944</text:p>
          </table:table-cell>
          <table:table-cell office:value-type="float" office:value="28488902" calcext:value-type="float">
            <text:p>28488902</text:p>
          </table:table-cell>
          <table:table-cell/>
          <table:table-cell table:formula="of:=[.I211]/[.A211]" office:value-type="percentage" office:value="0.999296206265246" calcext:value-type="percentage">
            <text:p>99.93%</text:p>
          </table:table-cell>
          <table:table-cell table:formula="of:=[.J211]/[.B211]" office:value-type="percentage" office:value="1.00307949395456" calcext:value-type="percentage">
            <text:p>100.31%</text:p>
          </table:table-cell>
          <table:table-cell table:formula="of:=[.K211]/[.C211]" office:value-type="percentage" office:value="1.00237241163299" calcext:value-type="percentage">
            <text:p>100.24%</text:p>
          </table:table-cell>
          <table:table-cell table:formula="of:=[.L211]/[.D211]" office:value-type="percentage" office:value="1.00040702819125" calcext:value-type="percentage">
            <text:p>100.04%</text:p>
          </table:table-cell>
          <table:table-cell table:formula="of:=[.M211]/[.E211]" office:value-type="percentage" office:value="1.00218666706432" calcext:value-type="percentage">
            <text:p>100.22%</text:p>
          </table:table-cell>
          <table:table-cell table:formula="of:=[.N211]/[.F211]" office:value-type="percentage" office:value="1.00001358442165" calcext:value-type="percentage">
            <text:p>100.00%</text:p>
          </table:table-cell>
          <table:table-cell/>
          <table:table-cell table:style-name="ce3" table:formula="of:=AVERAGE([.P211:.U211])" office:value-type="percentage" office:value="1.00122589858834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899362" calcext:value-type="float">
            <text:p>2899362</text:p>
          </table:table-cell>
          <table:table-cell office:value-type="float" office:value="23192786" calcext:value-type="float">
            <text:p>23192786</text:p>
          </table:table-cell>
          <table:table-cell office:value-type="float" office:value="6240436" calcext:value-type="float">
            <text:p>6240436</text:p>
          </table:table-cell>
          <table:table-cell office:value-type="float" office:value="26986531" calcext:value-type="float">
            <text:p>26986531</text:p>
          </table:table-cell>
          <table:table-cell office:value-type="float" office:value="15426663" calcext:value-type="float">
            <text:p>15426663</text:p>
          </table:table-cell>
          <table:table-cell office:value-type="float" office:value="29605159" calcext:value-type="float">
            <text:p>29605159</text:p>
          </table:table-cell>
          <table:table-cell table:number-columns-repeated="2"/>
          <table:table-cell office:value-type="float" office:value="2902386" calcext:value-type="float">
            <text:p>2902386</text:p>
          </table:table-cell>
          <table:table-cell office:value-type="float" office:value="23184878" calcext:value-type="float">
            <text:p>23184878</text:p>
          </table:table-cell>
          <table:table-cell office:value-type="float" office:value="6269553" calcext:value-type="float">
            <text:p>6269553</text:p>
          </table:table-cell>
          <table:table-cell office:value-type="float" office:value="26948072" calcext:value-type="float">
            <text:p>26948072</text:p>
          </table:table-cell>
          <table:table-cell office:value-type="float" office:value="15451474" calcext:value-type="float">
            <text:p>15451474</text:p>
          </table:table-cell>
          <table:table-cell office:value-type="float" office:value="29648321" calcext:value-type="float">
            <text:p>29648321</text:p>
          </table:table-cell>
          <table:table-cell/>
          <table:table-cell table:formula="of:=[.I212]/[.A212]" office:value-type="percentage" office:value="1.00104298807807" calcext:value-type="percentage">
            <text:p>100.10%</text:p>
          </table:table-cell>
          <table:table-cell table:formula="of:=[.J212]/[.B212]" office:value-type="percentage" office:value="0.999659031907594" calcext:value-type="percentage">
            <text:p>99.97%</text:p>
          </table:table-cell>
          <table:table-cell table:formula="of:=[.K212]/[.C212]" office:value-type="percentage" office:value="1.00466585988543" calcext:value-type="percentage">
            <text:p>100.47%</text:p>
          </table:table-cell>
          <table:table-cell table:formula="of:=[.L212]/[.D212]" office:value-type="percentage" office:value="0.998574881669674" calcext:value-type="percentage">
            <text:p>99.86%</text:p>
          </table:table-cell>
          <table:table-cell table:formula="of:=[.M212]/[.E212]" office:value-type="percentage" office:value="1.00160831931053" calcext:value-type="percentage">
            <text:p>100.16%</text:p>
          </table:table-cell>
          <table:table-cell table:formula="of:=[.N212]/[.F212]" office:value-type="percentage" office:value="1.00145792157374" calcext:value-type="percentage">
            <text:p>100.15%</text:p>
          </table:table-cell>
          <table:table-cell/>
          <table:table-cell table:style-name="ce3" table:formula="of:=AVERAGE([.P212:.U212])" office:value-type="percentage" office:value="1.00116816707084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927584" calcext:value-type="float">
            <text:p>2927584</text:p>
          </table:table-cell>
          <table:table-cell office:value-type="float" office:value="24391699" calcext:value-type="float">
            <text:p>24391699</text:p>
          </table:table-cell>
          <table:table-cell office:value-type="float" office:value="6463192" calcext:value-type="float">
            <text:p>6463192</text:p>
          </table:table-cell>
          <table:table-cell office:value-type="float" office:value="25452576" calcext:value-type="float">
            <text:p>25452576</text:p>
          </table:table-cell>
          <table:table-cell office:value-type="float" office:value="15529899" calcext:value-type="float">
            <text:p>15529899</text:p>
          </table:table-cell>
          <table:table-cell office:value-type="float" office:value="28260712" calcext:value-type="float">
            <text:p>28260712</text:p>
          </table:table-cell>
          <table:table-cell table:number-columns-repeated="2"/>
          <table:table-cell office:value-type="float" office:value="2937257" calcext:value-type="float">
            <text:p>2937257</text:p>
          </table:table-cell>
          <table:table-cell office:value-type="float" office:value="24397317" calcext:value-type="float">
            <text:p>24397317</text:p>
          </table:table-cell>
          <table:table-cell office:value-type="float" office:value="6476334" calcext:value-type="float">
            <text:p>6476334</text:p>
          </table:table-cell>
          <table:table-cell office:value-type="float" office:value="25488105" calcext:value-type="float">
            <text:p>25488105</text:p>
          </table:table-cell>
          <table:table-cell office:value-type="float" office:value="15556926" calcext:value-type="float">
            <text:p>15556926</text:p>
          </table:table-cell>
          <table:table-cell office:value-type="float" office:value="28250861" calcext:value-type="float">
            <text:p>28250861</text:p>
          </table:table-cell>
          <table:table-cell/>
          <table:table-cell table:formula="of:=[.I213]/[.A213]" office:value-type="percentage" office:value="1.00330408965208" calcext:value-type="percentage">
            <text:p>100.33%</text:p>
          </table:table-cell>
          <table:table-cell table:formula="of:=[.J213]/[.B213]" office:value-type="percentage" office:value="1.00023032425909" calcext:value-type="percentage">
            <text:p>100.02%</text:p>
          </table:table-cell>
          <table:table-cell table:formula="of:=[.K213]/[.C213]" office:value-type="percentage" office:value="1.00203336060572" calcext:value-type="percentage">
            <text:p>100.20%</text:p>
          </table:table-cell>
          <table:table-cell table:formula="of:=[.L213]/[.D213]" office:value-type="percentage" office:value="1.00139589014487" calcext:value-type="percentage">
            <text:p>100.14%</text:p>
          </table:table-cell>
          <table:table-cell table:formula="of:=[.M213]/[.E213]" office:value-type="percentage" office:value="1.00174032039745" calcext:value-type="percentage">
            <text:p>100.17%</text:p>
          </table:table-cell>
          <table:table-cell table:formula="of:=[.N213]/[.F213]" office:value-type="percentage" office:value="0.999651424210402" calcext:value-type="percentage">
            <text:p>99.97%</text:p>
          </table:table-cell>
          <table:table-cell/>
          <table:table-cell table:style-name="ce3" table:formula="of:=AVERAGE([.P213:.U213])" office:value-type="percentage" office:value="1.0013925682116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2914458" calcext:value-type="float">
            <text:p>2914458</text:p>
          </table:table-cell>
          <table:table-cell office:value-type="float" office:value="23195207" calcext:value-type="float">
            <text:p>23195207</text:p>
          </table:table-cell>
          <table:table-cell office:value-type="float" office:value="6520647" calcext:value-type="float">
            <text:p>6520647</text:p>
          </table:table-cell>
          <table:table-cell office:value-type="float" office:value="25360448" calcext:value-type="float">
            <text:p>25360448</text:p>
          </table:table-cell>
          <table:table-cell office:value-type="float" office:value="15582549" calcext:value-type="float">
            <text:p>15582549</text:p>
          </table:table-cell>
          <table:table-cell office:value-type="float" office:value="28449450" calcext:value-type="float">
            <text:p>28449450</text:p>
          </table:table-cell>
          <table:table-cell table:number-columns-repeated="2"/>
          <table:table-cell office:value-type="float" office:value="2915016" calcext:value-type="float">
            <text:p>2915016</text:p>
          </table:table-cell>
          <table:table-cell office:value-type="float" office:value="23157051" calcext:value-type="float">
            <text:p>23157051</text:p>
          </table:table-cell>
          <table:table-cell office:value-type="float" office:value="6525451" calcext:value-type="float">
            <text:p>6525451</text:p>
          </table:table-cell>
          <table:table-cell office:value-type="float" office:value="25370675" calcext:value-type="float">
            <text:p>25370675</text:p>
          </table:table-cell>
          <table:table-cell office:value-type="float" office:value="15608132" calcext:value-type="float">
            <text:p>15608132</text:p>
          </table:table-cell>
          <table:table-cell office:value-type="float" office:value="28446577" calcext:value-type="float">
            <text:p>28446577</text:p>
          </table:table-cell>
          <table:table-cell/>
          <table:table-cell table:formula="of:=[.I214]/[.A214]" office:value-type="percentage" office:value="1.00019145926961" calcext:value-type="percentage">
            <text:p>100.02%</text:p>
          </table:table-cell>
          <table:table-cell table:formula="of:=[.J214]/[.B214]" office:value-type="percentage" office:value="0.998355004980124" calcext:value-type="percentage">
            <text:p>99.84%</text:p>
          </table:table-cell>
          <table:table-cell table:formula="of:=[.K214]/[.C214]" office:value-type="percentage" office:value="1.00073673670726" calcext:value-type="percentage">
            <text:p>100.07%</text:p>
          </table:table-cell>
          <table:table-cell table:formula="of:=[.L214]/[.D214]" office:value-type="percentage" office:value="1.00040326574673" calcext:value-type="percentage">
            <text:p>100.04%</text:p>
          </table:table-cell>
          <table:table-cell table:formula="of:=[.M214]/[.E214]" office:value-type="percentage" office:value="1.00164177247253" calcext:value-type="percentage">
            <text:p>100.16%</text:p>
          </table:table-cell>
          <table:table-cell table:formula="of:=[.N214]/[.F214]" office:value-type="percentage" office:value="0.999899013864943" calcext:value-type="percentage">
            <text:p>99.99%</text:p>
          </table:table-cell>
          <table:table-cell/>
          <table:table-cell table:style-name="ce3" table:formula="of:=AVERAGE([.P214:.U214])" office:value-type="percentage" office:value="1.00020454217353" calcext:value-type="percentage">
            <text:p>100.02%</text:p>
          </table:table-cell>
          <table:table-cell table:number-columns-repeated="1001"/>
        </table:table-row>
        <table:table-row table:style-name="ro1">
          <table:table-cell office:value-type="float" office:value="2900499" calcext:value-type="float">
            <text:p>2900499</text:p>
          </table:table-cell>
          <table:table-cell office:value-type="float" office:value="23476196" calcext:value-type="float">
            <text:p>23476196</text:p>
          </table:table-cell>
          <table:table-cell office:value-type="float" office:value="6961458" calcext:value-type="float">
            <text:p>6961458</text:p>
          </table:table-cell>
          <table:table-cell office:value-type="float" office:value="27045169" calcext:value-type="float">
            <text:p>27045169</text:p>
          </table:table-cell>
          <table:table-cell office:value-type="float" office:value="15580110" calcext:value-type="float">
            <text:p>15580110</text:p>
          </table:table-cell>
          <table:table-cell office:value-type="float" office:value="30125200" calcext:value-type="float">
            <text:p>30125200</text:p>
          </table:table-cell>
          <table:table-cell table:number-columns-repeated="2"/>
          <table:table-cell office:value-type="float" office:value="2900906" calcext:value-type="float">
            <text:p>2900906</text:p>
          </table:table-cell>
          <table:table-cell office:value-type="float" office:value="23488193" calcext:value-type="float">
            <text:p>23488193</text:p>
          </table:table-cell>
          <table:table-cell office:value-type="float" office:value="6969602" calcext:value-type="float">
            <text:p>6969602</text:p>
          </table:table-cell>
          <table:table-cell office:value-type="float" office:value="27094524" calcext:value-type="float">
            <text:p>27094524</text:p>
          </table:table-cell>
          <table:table-cell office:value-type="float" office:value="15616411" calcext:value-type="float">
            <text:p>15616411</text:p>
          </table:table-cell>
          <table:table-cell office:value-type="float" office:value="30166964" calcext:value-type="float">
            <text:p>30166964</text:p>
          </table:table-cell>
          <table:table-cell/>
          <table:table-cell table:formula="of:=[.I215]/[.A215]" office:value-type="percentage" office:value="1.00014032068275" calcext:value-type="percentage">
            <text:p>100.01%</text:p>
          </table:table-cell>
          <table:table-cell table:formula="of:=[.J215]/[.B215]" office:value-type="percentage" office:value="1.00051102827732" calcext:value-type="percentage">
            <text:p>100.05%</text:p>
          </table:table-cell>
          <table:table-cell table:formula="of:=[.K215]/[.C215]" office:value-type="percentage" office:value="1.00116986987496" calcext:value-type="percentage">
            <text:p>100.12%</text:p>
          </table:table-cell>
          <table:table-cell table:formula="of:=[.L215]/[.D215]" office:value-type="percentage" office:value="1.00182491002367" calcext:value-type="percentage">
            <text:p>100.18%</text:p>
          </table:table-cell>
          <table:table-cell table:formula="of:=[.M215]/[.E215]" office:value-type="percentage" office:value="1.00232995787578" calcext:value-type="percentage">
            <text:p>100.23%</text:p>
          </table:table-cell>
          <table:table-cell table:formula="of:=[.N215]/[.F215]" office:value-type="percentage" office:value="1.00138634764251" calcext:value-type="percentage">
            <text:p>100.14%</text:p>
          </table:table-cell>
          <table:table-cell/>
          <table:table-cell table:style-name="ce3" table:formula="of:=AVERAGE([.P215:.U215])" office:value-type="percentage" office:value="1.00122707239617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918730" calcext:value-type="float">
            <text:p>2918730</text:p>
          </table:table-cell>
          <table:table-cell office:value-type="float" office:value="23548560" calcext:value-type="float">
            <text:p>23548560</text:p>
          </table:table-cell>
          <table:table-cell office:value-type="float" office:value="7187316" calcext:value-type="float">
            <text:p>7187316</text:p>
          </table:table-cell>
          <table:table-cell office:value-type="float" office:value="25794987" calcext:value-type="float">
            <text:p>25794987</text:p>
          </table:table-cell>
          <table:table-cell office:value-type="float" office:value="15609928" calcext:value-type="float">
            <text:p>15609928</text:p>
          </table:table-cell>
          <table:table-cell office:value-type="float" office:value="28306115" calcext:value-type="float">
            <text:p>28306115</text:p>
          </table:table-cell>
          <table:table-cell table:number-columns-repeated="2"/>
          <table:table-cell office:value-type="float" office:value="2921692" calcext:value-type="float">
            <text:p>2921692</text:p>
          </table:table-cell>
          <table:table-cell office:value-type="float" office:value="23539566" calcext:value-type="float">
            <text:p>23539566</text:p>
          </table:table-cell>
          <table:table-cell office:value-type="float" office:value="7170517" calcext:value-type="float">
            <text:p>7170517</text:p>
          </table:table-cell>
          <table:table-cell office:value-type="float" office:value="25821650" calcext:value-type="float">
            <text:p>25821650</text:p>
          </table:table-cell>
          <table:table-cell office:value-type="float" office:value="15705221" calcext:value-type="float">
            <text:p>15705221</text:p>
          </table:table-cell>
          <table:table-cell office:value-type="float" office:value="28310097" calcext:value-type="float">
            <text:p>28310097</text:p>
          </table:table-cell>
          <table:table-cell/>
          <table:table-cell table:formula="of:=[.I216]/[.A216]" office:value-type="percentage" office:value="1.00101482494098" calcext:value-type="percentage">
            <text:p>100.10%</text:p>
          </table:table-cell>
          <table:table-cell table:formula="of:=[.J216]/[.B216]" office:value-type="percentage" office:value="0.999618065818037" calcext:value-type="percentage">
            <text:p>99.96%</text:p>
          </table:table-cell>
          <table:table-cell table:formula="of:=[.K216]/[.C216]" office:value-type="percentage" office:value="0.9976626879909" calcext:value-type="percentage">
            <text:p>99.77%</text:p>
          </table:table-cell>
          <table:table-cell table:formula="of:=[.L216]/[.D216]" office:value-type="percentage" office:value="1.00103365045309" calcext:value-type="percentage">
            <text:p>100.10%</text:p>
          </table:table-cell>
          <table:table-cell table:formula="of:=[.M216]/[.E216]" office:value-type="percentage" office:value="1.00610464058515" calcext:value-type="percentage">
            <text:p>100.61%</text:p>
          </table:table-cell>
          <table:table-cell table:formula="of:=[.N216]/[.F216]" office:value-type="percentage" office:value="1.00014067631676" calcext:value-type="percentage">
            <text:p>100.01%</text:p>
          </table:table-cell>
          <table:table-cell/>
          <table:table-cell table:style-name="ce3" table:formula="of:=AVERAGE([.P216:.U216])" office:value-type="percentage" office:value="1.00092909101749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018240" calcext:value-type="float">
            <text:p>3018240</text:p>
          </table:table-cell>
          <table:table-cell office:value-type="float" office:value="23320459" calcext:value-type="float">
            <text:p>23320459</text:p>
          </table:table-cell>
          <table:table-cell office:value-type="float" office:value="8095004" calcext:value-type="float">
            <text:p>8095004</text:p>
          </table:table-cell>
          <table:table-cell office:value-type="float" office:value="25277207" calcext:value-type="float">
            <text:p>25277207</text:p>
          </table:table-cell>
          <table:table-cell office:value-type="float" office:value="15624881" calcext:value-type="float">
            <text:p>15624881</text:p>
          </table:table-cell>
          <table:table-cell office:value-type="float" office:value="28323241" calcext:value-type="float">
            <text:p>28323241</text:p>
          </table:table-cell>
          <table:table-cell table:number-columns-repeated="2"/>
          <table:table-cell office:value-type="float" office:value="3013521" calcext:value-type="float">
            <text:p>3013521</text:p>
          </table:table-cell>
          <table:table-cell office:value-type="float" office:value="23336970" calcext:value-type="float">
            <text:p>23336970</text:p>
          </table:table-cell>
          <table:table-cell office:value-type="float" office:value="8077575" calcext:value-type="float">
            <text:p>8077575</text:p>
          </table:table-cell>
          <table:table-cell office:value-type="float" office:value="25272109" calcext:value-type="float">
            <text:p>25272109</text:p>
          </table:table-cell>
          <table:table-cell office:value-type="float" office:value="15620712" calcext:value-type="float">
            <text:p>15620712</text:p>
          </table:table-cell>
          <table:table-cell office:value-type="float" office:value="28370065" calcext:value-type="float">
            <text:p>28370065</text:p>
          </table:table-cell>
          <table:table-cell/>
          <table:table-cell table:formula="of:=[.I217]/[.A217]" office:value-type="percentage" office:value="0.998436506043257" calcext:value-type="percentage">
            <text:p>99.84%</text:p>
          </table:table-cell>
          <table:table-cell table:formula="of:=[.J217]/[.B217]" office:value-type="percentage" office:value="1.00070800493249" calcext:value-type="percentage">
            <text:p>100.07%</text:p>
          </table:table-cell>
          <table:table-cell table:formula="of:=[.K217]/[.C217]" office:value-type="percentage" office:value="0.997846943621028" calcext:value-type="percentage">
            <text:p>99.78%</text:p>
          </table:table-cell>
          <table:table-cell table:formula="of:=[.L217]/[.D217]" office:value-type="percentage" office:value="0.999798316325059" calcext:value-type="percentage">
            <text:p>99.98%</text:p>
          </table:table-cell>
          <table:table-cell table:formula="of:=[.M217]/[.E217]" office:value-type="percentage" office:value="0.999733181967914" calcext:value-type="percentage">
            <text:p>99.97%</text:p>
          </table:table-cell>
          <table:table-cell table:formula="of:=[.N217]/[.F217]" office:value-type="percentage" office:value="1.00165320063477" calcext:value-type="percentage">
            <text:p>100.17%</text:p>
          </table:table-cell>
          <table:table-cell/>
          <table:table-cell table:style-name="ce3" table:formula="of:=AVERAGE([.P217:.U217])" office:value-type="percentage" office:value="0.99969602558742" calcext:value-type="percentage">
            <text:p>99.97%</text:p>
          </table:table-cell>
          <table:table-cell table:number-columns-repeated="1001"/>
        </table:table-row>
        <table:table-row table:style-name="ro1">
          <table:table-cell office:value-type="float" office:value="3016213" calcext:value-type="float">
            <text:p>3016213</text:p>
          </table:table-cell>
          <table:table-cell office:value-type="float" office:value="23323499" calcext:value-type="float">
            <text:p>23323499</text:p>
          </table:table-cell>
          <table:table-cell office:value-type="float" office:value="7607860" calcext:value-type="float">
            <text:p>7607860</text:p>
          </table:table-cell>
          <table:table-cell office:value-type="float" office:value="26765678" calcext:value-type="float">
            <text:p>26765678</text:p>
          </table:table-cell>
          <table:table-cell office:value-type="float" office:value="15895165" calcext:value-type="float">
            <text:p>15895165</text:p>
          </table:table-cell>
          <table:table-cell office:value-type="float" office:value="30247127" calcext:value-type="float">
            <text:p>30247127</text:p>
          </table:table-cell>
          <table:table-cell table:number-columns-repeated="2"/>
          <table:table-cell office:value-type="float" office:value="3016108" calcext:value-type="float">
            <text:p>3016108</text:p>
          </table:table-cell>
          <table:table-cell office:value-type="float" office:value="23354308" calcext:value-type="float">
            <text:p>23354308</text:p>
          </table:table-cell>
          <table:table-cell office:value-type="float" office:value="7599905" calcext:value-type="float">
            <text:p>7599905</text:p>
          </table:table-cell>
          <table:table-cell office:value-type="float" office:value="26783634" calcext:value-type="float">
            <text:p>26783634</text:p>
          </table:table-cell>
          <table:table-cell office:value-type="float" office:value="15933199" calcext:value-type="float">
            <text:p>15933199</text:p>
          </table:table-cell>
          <table:table-cell office:value-type="float" office:value="30289346" calcext:value-type="float">
            <text:p>30289346</text:p>
          </table:table-cell>
          <table:table-cell/>
          <table:table-cell table:formula="of:=[.I218]/[.A218]" office:value-type="percentage" office:value="0.999965188134923" calcext:value-type="percentage">
            <text:p>100.00%</text:p>
          </table:table-cell>
          <table:table-cell table:formula="of:=[.J218]/[.B218]" office:value-type="percentage" office:value="1.00132094245379" calcext:value-type="percentage">
            <text:p>100.13%</text:p>
          </table:table-cell>
          <table:table-cell table:formula="of:=[.K218]/[.C218]" office:value-type="percentage" office:value="0.998954370874333" calcext:value-type="percentage">
            <text:p>99.90%</text:p>
          </table:table-cell>
          <table:table-cell table:formula="of:=[.L218]/[.D218]" office:value-type="percentage" office:value="1.00067085915029" calcext:value-type="percentage">
            <text:p>100.07%</text:p>
          </table:table-cell>
          <table:table-cell table:formula="of:=[.M218]/[.E218]" office:value-type="percentage" office:value="1.00239280309453" calcext:value-type="percentage">
            <text:p>100.24%</text:p>
          </table:table-cell>
          <table:table-cell table:formula="of:=[.N218]/[.F218]" office:value-type="percentage" office:value="1.00139580198807" calcext:value-type="percentage">
            <text:p>100.14%</text:p>
          </table:table-cell>
          <table:table-cell/>
          <table:table-cell table:style-name="ce3" table:formula="of:=AVERAGE([.P218:.U218])" office:value-type="percentage" office:value="1.00078332761599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964639" calcext:value-type="float">
            <text:p>2964639</text:p>
          </table:table-cell>
          <table:table-cell office:value-type="float" office:value="23920913" calcext:value-type="float">
            <text:p>23920913</text:p>
          </table:table-cell>
          <table:table-cell office:value-type="float" office:value="6587809" calcext:value-type="float">
            <text:p>6587809</text:p>
          </table:table-cell>
          <table:table-cell office:value-type="float" office:value="25336959" calcext:value-type="float">
            <text:p>25336959</text:p>
          </table:table-cell>
          <table:table-cell office:value-type="float" office:value="15611096" calcext:value-type="float">
            <text:p>15611096</text:p>
          </table:table-cell>
          <table:table-cell office:value-type="float" office:value="28714012" calcext:value-type="float">
            <text:p>28714012</text:p>
          </table:table-cell>
          <table:table-cell table:number-columns-repeated="2"/>
          <table:table-cell office:value-type="float" office:value="2965375" calcext:value-type="float">
            <text:p>2965375</text:p>
          </table:table-cell>
          <table:table-cell office:value-type="float" office:value="23934985" calcext:value-type="float">
            <text:p>23934985</text:p>
          </table:table-cell>
          <table:table-cell office:value-type="float" office:value="6592735" calcext:value-type="float">
            <text:p>6592735</text:p>
          </table:table-cell>
          <table:table-cell office:value-type="float" office:value="25378819" calcext:value-type="float">
            <text:p>25378819</text:p>
          </table:table-cell>
          <table:table-cell office:value-type="float" office:value="15647076" calcext:value-type="float">
            <text:p>15647076</text:p>
          </table:table-cell>
          <table:table-cell office:value-type="float" office:value="28743622" calcext:value-type="float">
            <text:p>28743622</text:p>
          </table:table-cell>
          <table:table-cell/>
          <table:table-cell table:formula="of:=[.I219]/[.A219]" office:value-type="percentage" office:value="1.00024825956887" calcext:value-type="percentage">
            <text:p>100.02%</text:p>
          </table:table-cell>
          <table:table-cell table:formula="of:=[.J219]/[.B219]" office:value-type="percentage" office:value="1.00058827186069" calcext:value-type="percentage">
            <text:p>100.06%</text:p>
          </table:table-cell>
          <table:table-cell table:formula="of:=[.K219]/[.C219]" office:value-type="percentage" office:value="1.00074774481167" calcext:value-type="percentage">
            <text:p>100.07%</text:p>
          </table:table-cell>
          <table:table-cell table:formula="of:=[.L219]/[.D219]" office:value-type="percentage" office:value="1.00165213197053" calcext:value-type="percentage">
            <text:p>100.17%</text:p>
          </table:table-cell>
          <table:table-cell table:formula="of:=[.M219]/[.E219]" office:value-type="percentage" office:value="1.00230477091423" calcext:value-type="percentage">
            <text:p>100.23%</text:p>
          </table:table-cell>
          <table:table-cell table:formula="of:=[.N219]/[.F219]" office:value-type="percentage" office:value="1.00103120385963" calcext:value-type="percentage">
            <text:p>100.10%</text:p>
          </table:table-cell>
          <table:table-cell/>
          <table:table-cell table:style-name="ce3" table:formula="of:=AVERAGE([.P219:.U219])" office:value-type="percentage" office:value="1.00109539716427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901759" calcext:value-type="float">
            <text:p>2901759</text:p>
          </table:table-cell>
          <table:table-cell office:value-type="float" office:value="23403784" calcext:value-type="float">
            <text:p>23403784</text:p>
          </table:table-cell>
          <table:table-cell office:value-type="float" office:value="6335104" calcext:value-type="float">
            <text:p>6335104</text:p>
          </table:table-cell>
          <table:table-cell office:value-type="float" office:value="31660954" calcext:value-type="float">
            <text:p>31660954</text:p>
          </table:table-cell>
          <table:table-cell office:value-type="float" office:value="15810581" calcext:value-type="float">
            <text:p>15810581</text:p>
          </table:table-cell>
          <table:table-cell office:value-type="float" office:value="29440587" calcext:value-type="float">
            <text:p>29440587</text:p>
          </table:table-cell>
          <table:table-cell table:number-columns-repeated="2"/>
          <table:table-cell office:value-type="float" office:value="2911763" calcext:value-type="float">
            <text:p>2911763</text:p>
          </table:table-cell>
          <table:table-cell office:value-type="float" office:value="23389903" calcext:value-type="float">
            <text:p>23389903</text:p>
          </table:table-cell>
          <table:table-cell office:value-type="float" office:value="6338752" calcext:value-type="float">
            <text:p>6338752</text:p>
          </table:table-cell>
          <table:table-cell office:value-type="float" office:value="31658107" calcext:value-type="float">
            <text:p>31658107</text:p>
          </table:table-cell>
          <table:table-cell office:value-type="float" office:value="15853585" calcext:value-type="float">
            <text:p>15853585</text:p>
          </table:table-cell>
          <table:table-cell office:value-type="float" office:value="29456418" calcext:value-type="float">
            <text:p>29456418</text:p>
          </table:table-cell>
          <table:table-cell/>
          <table:table-cell table:formula="of:=[.I220]/[.A220]" office:value-type="percentage" office:value="1.0034475640465" calcext:value-type="percentage">
            <text:p>100.34%</text:p>
          </table:table-cell>
          <table:table-cell table:formula="of:=[.J220]/[.B220]" office:value-type="percentage" office:value="0.999406890783131" calcext:value-type="percentage">
            <text:p>99.94%</text:p>
          </table:table-cell>
          <table:table-cell table:formula="of:=[.K220]/[.C220]" office:value-type="percentage" office:value="1.00057583900754" calcext:value-type="percentage">
            <text:p>100.06%</text:p>
          </table:table-cell>
          <table:table-cell table:formula="of:=[.L220]/[.D220]" office:value-type="percentage" office:value="0.999910078515006" calcext:value-type="percentage">
            <text:p>99.99%</text:p>
          </table:table-cell>
          <table:table-cell table:formula="of:=[.M220]/[.E220]" office:value-type="percentage" office:value="1.00271995064571" calcext:value-type="percentage">
            <text:p>100.27%</text:p>
          </table:table-cell>
          <table:table-cell table:formula="of:=[.N220]/[.F220]" office:value-type="percentage" office:value="1.00053772705008" calcext:value-type="percentage">
            <text:p>100.05%</text:p>
          </table:table-cell>
          <table:table-cell/>
          <table:table-cell table:style-name="ce3" table:formula="of:=AVERAGE([.P220:.U220])" office:value-type="percentage" office:value="1.00109967500799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2996031" calcext:value-type="float">
            <text:p>2996031</text:p>
          </table:table-cell>
          <table:table-cell office:value-type="float" office:value="23353922" calcext:value-type="float">
            <text:p>23353922</text:p>
          </table:table-cell>
          <table:table-cell office:value-type="float" office:value="7054829" calcext:value-type="float">
            <text:p>7054829</text:p>
          </table:table-cell>
          <table:table-cell office:value-type="float" office:value="27256834" calcext:value-type="float">
            <text:p>27256834</text:p>
          </table:table-cell>
          <table:table-cell office:value-type="float" office:value="15793966" calcext:value-type="float">
            <text:p>15793966</text:p>
          </table:table-cell>
          <table:table-cell office:value-type="float" office:value="29814576" calcext:value-type="float">
            <text:p>29814576</text:p>
          </table:table-cell>
          <table:table-cell table:number-columns-repeated="2"/>
          <table:table-cell office:value-type="float" office:value="3005360" calcext:value-type="float">
            <text:p>3005360</text:p>
          </table:table-cell>
          <table:table-cell office:value-type="float" office:value="23355601" calcext:value-type="float">
            <text:p>23355601</text:p>
          </table:table-cell>
          <table:table-cell office:value-type="float" office:value="7066339" calcext:value-type="float">
            <text:p>7066339</text:p>
          </table:table-cell>
          <table:table-cell office:value-type="float" office:value="27267629" calcext:value-type="float">
            <text:p>27267629</text:p>
          </table:table-cell>
          <table:table-cell office:value-type="float" office:value="15842404" calcext:value-type="float">
            <text:p>15842404</text:p>
          </table:table-cell>
          <table:table-cell office:value-type="float" office:value="29916069" calcext:value-type="float">
            <text:p>29916069</text:p>
          </table:table-cell>
          <table:table-cell/>
          <table:table-cell table:formula="of:=[.I221]/[.A221]" office:value-type="percentage" office:value="1.00311378620582" calcext:value-type="percentage">
            <text:p>100.31%</text:p>
          </table:table-cell>
          <table:table-cell table:formula="of:=[.J221]/[.B221]" office:value-type="percentage" office:value="1.00007189370591" calcext:value-type="percentage">
            <text:p>100.01%</text:p>
          </table:table-cell>
          <table:table-cell table:formula="of:=[.K221]/[.C221]" office:value-type="percentage" office:value="1.00163150658932" calcext:value-type="percentage">
            <text:p>100.16%</text:p>
          </table:table-cell>
          <table:table-cell table:formula="of:=[.L221]/[.D221]" office:value-type="percentage" office:value="1.00039604746465" calcext:value-type="percentage">
            <text:p>100.04%</text:p>
          </table:table-cell>
          <table:table-cell table:formula="of:=[.M221]/[.E221]" office:value-type="percentage" office:value="1.00306686743532" calcext:value-type="percentage">
            <text:p>100.31%</text:p>
          </table:table-cell>
          <table:table-cell table:formula="of:=[.N221]/[.F221]" office:value-type="percentage" office:value="1.00340414031043" calcext:value-type="percentage">
            <text:p>100.34%</text:p>
          </table:table-cell>
          <table:table-cell/>
          <table:table-cell table:style-name="ce3" table:formula="of:=AVERAGE([.P221:.U221])" office:value-type="percentage" office:value="1.00194737361857" calcext:value-type="percentage">
            <text:p>100.19%</text:p>
          </table:table-cell>
          <table:table-cell table:number-columns-repeated="1001"/>
        </table:table-row>
        <table:table-row table:style-name="ro1">
          <table:table-cell office:value-type="float" office:value="2954935" calcext:value-type="float">
            <text:p>2954935</text:p>
          </table:table-cell>
          <table:table-cell office:value-type="float" office:value="23290183" calcext:value-type="float">
            <text:p>23290183</text:p>
          </table:table-cell>
          <table:table-cell office:value-type="float" office:value="7093155" calcext:value-type="float">
            <text:p>7093155</text:p>
          </table:table-cell>
          <table:table-cell office:value-type="float" office:value="25854491" calcext:value-type="float">
            <text:p>25854491</text:p>
          </table:table-cell>
          <table:table-cell office:value-type="float" office:value="15689957" calcext:value-type="float">
            <text:p>15689957</text:p>
          </table:table-cell>
          <table:table-cell office:value-type="float" office:value="28322532" calcext:value-type="float">
            <text:p>28322532</text:p>
          </table:table-cell>
          <table:table-cell table:number-columns-repeated="2"/>
          <table:table-cell office:value-type="float" office:value="2958133" calcext:value-type="float">
            <text:p>2958133</text:p>
          </table:table-cell>
          <table:table-cell office:value-type="float" office:value="23270348" calcext:value-type="float">
            <text:p>23270348</text:p>
          </table:table-cell>
          <table:table-cell office:value-type="float" office:value="7091436" calcext:value-type="float">
            <text:p>7091436</text:p>
          </table:table-cell>
          <table:table-cell office:value-type="float" office:value="25858237" calcext:value-type="float">
            <text:p>25858237</text:p>
          </table:table-cell>
          <table:table-cell office:value-type="float" office:value="15740218" calcext:value-type="float">
            <text:p>15740218</text:p>
          </table:table-cell>
          <table:table-cell office:value-type="float" office:value="28379137" calcext:value-type="float">
            <text:p>28379137</text:p>
          </table:table-cell>
          <table:table-cell/>
          <table:table-cell table:formula="of:=[.I222]/[.A222]" office:value-type="percentage" office:value="1.00108225730854" calcext:value-type="percentage">
            <text:p>100.11%</text:p>
          </table:table-cell>
          <table:table-cell table:formula="of:=[.J222]/[.B222]" office:value-type="percentage" office:value="0.999148353621781" calcext:value-type="percentage">
            <text:p>99.91%</text:p>
          </table:table-cell>
          <table:table-cell table:formula="of:=[.K222]/[.C222]" office:value-type="percentage" office:value="0.999757653681613" calcext:value-type="percentage">
            <text:p>99.98%</text:p>
          </table:table-cell>
          <table:table-cell table:formula="of:=[.L222]/[.D222]" office:value-type="percentage" office:value="1.00014488778758" calcext:value-type="percentage">
            <text:p>100.01%</text:p>
          </table:table-cell>
          <table:table-cell table:formula="of:=[.M222]/[.E222]" office:value-type="percentage" office:value="1.00320338672694" calcext:value-type="percentage">
            <text:p>100.32%</text:p>
          </table:table-cell>
          <table:table-cell table:formula="of:=[.N222]/[.F222]" office:value-type="percentage" office:value="1.00199858543721" calcext:value-type="percentage">
            <text:p>100.20%</text:p>
          </table:table-cell>
          <table:table-cell/>
          <table:table-cell table:style-name="ce3" table:formula="of:=AVERAGE([.P222:.U222])" office:value-type="percentage" office:value="1.00088918742728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248867" calcext:value-type="float">
            <text:p>3248867</text:p>
          </table:table-cell>
          <table:table-cell office:value-type="float" office:value="22873974" calcext:value-type="float">
            <text:p>22873974</text:p>
          </table:table-cell>
          <table:table-cell office:value-type="float" office:value="6474553" calcext:value-type="float">
            <text:p>6474553</text:p>
          </table:table-cell>
          <table:table-cell office:value-type="float" office:value="25474021" calcext:value-type="float">
            <text:p>25474021</text:p>
          </table:table-cell>
          <table:table-cell office:value-type="float" office:value="15906744" calcext:value-type="float">
            <text:p>15906744</text:p>
          </table:table-cell>
          <table:table-cell office:value-type="float" office:value="28169732" calcext:value-type="float">
            <text:p>28169732</text:p>
          </table:table-cell>
          <table:table-cell table:number-columns-repeated="2"/>
          <table:table-cell office:value-type="float" office:value="3255608" calcext:value-type="float">
            <text:p>3255608</text:p>
          </table:table-cell>
          <table:table-cell office:value-type="float" office:value="22852162" calcext:value-type="float">
            <text:p>22852162</text:p>
          </table:table-cell>
          <table:table-cell office:value-type="float" office:value="6471054" calcext:value-type="float">
            <text:p>6471054</text:p>
          </table:table-cell>
          <table:table-cell office:value-type="float" office:value="25519099" calcext:value-type="float">
            <text:p>25519099</text:p>
          </table:table-cell>
          <table:table-cell office:value-type="float" office:value="15926381" calcext:value-type="float">
            <text:p>15926381</text:p>
          </table:table-cell>
          <table:table-cell office:value-type="float" office:value="28211725" calcext:value-type="float">
            <text:p>28211725</text:p>
          </table:table-cell>
          <table:table-cell/>
          <table:table-cell table:formula="of:=[.I223]/[.A223]" office:value-type="percentage" office:value="1.00207487718026" calcext:value-type="percentage">
            <text:p>100.21%</text:p>
          </table:table-cell>
          <table:table-cell table:formula="of:=[.J223]/[.B223]" office:value-type="percentage" office:value="0.999046427175269" calcext:value-type="percentage">
            <text:p>99.90%</text:p>
          </table:table-cell>
          <table:table-cell table:formula="of:=[.K223]/[.C223]" office:value-type="percentage" office:value="0.99945957659162" calcext:value-type="percentage">
            <text:p>99.95%</text:p>
          </table:table-cell>
          <table:table-cell table:formula="of:=[.L223]/[.D223]" office:value-type="percentage" office:value="1.00176956751351" calcext:value-type="percentage">
            <text:p>100.18%</text:p>
          </table:table-cell>
          <table:table-cell table:formula="of:=[.M223]/[.E223]" office:value-type="percentage" office:value="1.00123450782888" calcext:value-type="percentage">
            <text:p>100.12%</text:p>
          </table:table-cell>
          <table:table-cell table:formula="of:=[.N223]/[.F223]" office:value-type="percentage" office:value="1.00149071350768" calcext:value-type="percentage">
            <text:p>100.15%</text:p>
          </table:table-cell>
          <table:table-cell/>
          <table:table-cell table:style-name="ce3" table:formula="of:=AVERAGE([.P223:.U223])" office:value-type="percentage" office:value="1.0008459449662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3346524" calcext:value-type="float">
            <text:p>3346524</text:p>
          </table:table-cell>
          <table:table-cell office:value-type="float" office:value="23811098" calcext:value-type="float">
            <text:p>23811098</text:p>
          </table:table-cell>
          <table:table-cell office:value-type="float" office:value="6021090" calcext:value-type="float">
            <text:p>6021090</text:p>
          </table:table-cell>
          <table:table-cell office:value-type="float" office:value="26770842" calcext:value-type="float">
            <text:p>26770842</text:p>
          </table:table-cell>
          <table:table-cell office:value-type="float" office:value="15750074" calcext:value-type="float">
            <text:p>15750074</text:p>
          </table:table-cell>
          <table:table-cell office:value-type="float" office:value="30009158" calcext:value-type="float">
            <text:p>30009158</text:p>
          </table:table-cell>
          <table:table-cell table:number-columns-repeated="2"/>
          <table:table-cell office:value-type="float" office:value="3348545" calcext:value-type="float">
            <text:p>3348545</text:p>
          </table:table-cell>
          <table:table-cell office:value-type="float" office:value="23777788" calcext:value-type="float">
            <text:p>23777788</text:p>
          </table:table-cell>
          <table:table-cell office:value-type="float" office:value="6035272" calcext:value-type="float">
            <text:p>6035272</text:p>
          </table:table-cell>
          <table:table-cell office:value-type="float" office:value="26786678" calcext:value-type="float">
            <text:p>26786678</text:p>
          </table:table-cell>
          <table:table-cell office:value-type="float" office:value="15762581" calcext:value-type="float">
            <text:p>15762581</text:p>
          </table:table-cell>
          <table:table-cell office:value-type="float" office:value="30110607" calcext:value-type="float">
            <text:p>30110607</text:p>
          </table:table-cell>
          <table:table-cell/>
          <table:table-cell table:formula="of:=[.I224]/[.A224]" office:value-type="percentage" office:value="1.00060391020653" calcext:value-type="percentage">
            <text:p>100.06%</text:p>
          </table:table-cell>
          <table:table-cell table:formula="of:=[.J224]/[.B224]" office:value-type="percentage" office:value="0.998601072491491" calcext:value-type="percentage">
            <text:p>99.86%</text:p>
          </table:table-cell>
          <table:table-cell table:formula="of:=[.K224]/[.C224]" office:value-type="percentage" office:value="1.00235538747968" calcext:value-type="percentage">
            <text:p>100.24%</text:p>
          </table:table-cell>
          <table:table-cell table:formula="of:=[.L224]/[.D224]" office:value-type="percentage" office:value="1.00059153910811" calcext:value-type="percentage">
            <text:p>100.06%</text:p>
          </table:table-cell>
          <table:table-cell table:formula="of:=[.M224]/[.E224]" office:value-type="percentage" office:value="1.00079409150713" calcext:value-type="percentage">
            <text:p>100.08%</text:p>
          </table:table-cell>
          <table:table-cell table:formula="of:=[.N224]/[.F224]" office:value-type="percentage" office:value="1.00338060134843" calcext:value-type="percentage">
            <text:p>100.34%</text:p>
          </table:table-cell>
          <table:table-cell/>
          <table:table-cell table:style-name="ce3" table:formula="of:=AVERAGE([.P224:.U224])" office:value-type="percentage" office:value="1.00105443369023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230373" calcext:value-type="float">
            <text:p>3230373</text:p>
          </table:table-cell>
          <table:table-cell office:value-type="float" office:value="23194501" calcext:value-type="float">
            <text:p>23194501</text:p>
          </table:table-cell>
          <table:table-cell office:value-type="float" office:value="6210558" calcext:value-type="float">
            <text:p>6210558</text:p>
          </table:table-cell>
          <table:table-cell office:value-type="float" office:value="25220119" calcext:value-type="float">
            <text:p>25220119</text:p>
          </table:table-cell>
          <table:table-cell office:value-type="float" office:value="15520585" calcext:value-type="float">
            <text:p>15520585</text:p>
          </table:table-cell>
          <table:table-cell office:value-type="float" office:value="28615646" calcext:value-type="float">
            <text:p>28615646</text:p>
          </table:table-cell>
          <table:table-cell table:number-columns-repeated="2"/>
          <table:table-cell office:value-type="float" office:value="3231258" calcext:value-type="float">
            <text:p>3231258</text:p>
          </table:table-cell>
          <table:table-cell office:value-type="float" office:value="23181704" calcext:value-type="float">
            <text:p>23181704</text:p>
          </table:table-cell>
          <table:table-cell office:value-type="float" office:value="6220657" calcext:value-type="float">
            <text:p>6220657</text:p>
          </table:table-cell>
          <table:table-cell office:value-type="float" office:value="25227133" calcext:value-type="float">
            <text:p>25227133</text:p>
          </table:table-cell>
          <table:table-cell office:value-type="float" office:value="15537141" calcext:value-type="float">
            <text:p>15537141</text:p>
          </table:table-cell>
          <table:table-cell office:value-type="float" office:value="28671462" calcext:value-type="float">
            <text:p>28671462</text:p>
          </table:table-cell>
          <table:table-cell/>
          <table:table-cell table:formula="of:=[.I225]/[.A225]" office:value-type="percentage" office:value="1.00027396217093" calcext:value-type="percentage">
            <text:p>100.03%</text:p>
          </table:table-cell>
          <table:table-cell table:formula="of:=[.J225]/[.B225]" office:value-type="percentage" office:value="0.999448274399178" calcext:value-type="percentage">
            <text:p>99.94%</text:p>
          </table:table-cell>
          <table:table-cell table:formula="of:=[.K225]/[.C225]" office:value-type="percentage" office:value="1.00162610187362" calcext:value-type="percentage">
            <text:p>100.16%</text:p>
          </table:table-cell>
          <table:table-cell table:formula="of:=[.L225]/[.D225]" office:value-type="percentage" office:value="1.00027811129678" calcext:value-type="percentage">
            <text:p>100.03%</text:p>
          </table:table-cell>
          <table:table-cell table:formula="of:=[.M225]/[.E225]" office:value-type="percentage" office:value="1.00106671236941" calcext:value-type="percentage">
            <text:p>100.11%</text:p>
          </table:table-cell>
          <table:table-cell table:formula="of:=[.N225]/[.F225]" office:value-type="percentage" office:value="1.00195054132274" calcext:value-type="percentage">
            <text:p>100.20%</text:p>
          </table:table-cell>
          <table:table-cell/>
          <table:table-cell table:style-name="ce3" table:formula="of:=AVERAGE([.P225:.U225])" office:value-type="percentage" office:value="1.00077395057211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930438" calcext:value-type="float">
            <text:p>2930438</text:p>
          </table:table-cell>
          <table:table-cell office:value-type="float" office:value="23486336" calcext:value-type="float">
            <text:p>23486336</text:p>
          </table:table-cell>
          <table:table-cell office:value-type="float" office:value="6376279" calcext:value-type="float">
            <text:p>6376279</text:p>
          </table:table-cell>
          <table:table-cell office:value-type="float" office:value="31720581" calcext:value-type="float">
            <text:p>31720581</text:p>
          </table:table-cell>
          <table:table-cell office:value-type="float" office:value="15634555" calcext:value-type="float">
            <text:p>15634555</text:p>
          </table:table-cell>
          <table:table-cell office:value-type="float" office:value="28486432" calcext:value-type="float">
            <text:p>28486432</text:p>
          </table:table-cell>
          <table:table-cell table:number-columns-repeated="2"/>
          <table:table-cell office:value-type="float" office:value="2938432" calcext:value-type="float">
            <text:p>2938432</text:p>
          </table:table-cell>
          <table:table-cell office:value-type="float" office:value="23525602" calcext:value-type="float">
            <text:p>23525602</text:p>
          </table:table-cell>
          <table:table-cell office:value-type="float" office:value="6415895" calcext:value-type="float">
            <text:p>6415895</text:p>
          </table:table-cell>
          <table:table-cell office:value-type="float" office:value="31751958" calcext:value-type="float">
            <text:p>31751958</text:p>
          </table:table-cell>
          <table:table-cell office:value-type="float" office:value="15651983" calcext:value-type="float">
            <text:p>15651983</text:p>
          </table:table-cell>
          <table:table-cell office:value-type="float" office:value="28524121" calcext:value-type="float">
            <text:p>28524121</text:p>
          </table:table-cell>
          <table:table-cell/>
          <table:table-cell table:formula="of:=[.I226]/[.A226]" office:value-type="percentage" office:value="1.00272791985362" calcext:value-type="percentage">
            <text:p>100.27%</text:p>
          </table:table-cell>
          <table:table-cell table:formula="of:=[.J226]/[.B226]" office:value-type="percentage" office:value="1.00167186571801" calcext:value-type="percentage">
            <text:p>100.17%</text:p>
          </table:table-cell>
          <table:table-cell table:formula="of:=[.K226]/[.C226]" office:value-type="percentage" office:value="1.00621302800583" calcext:value-type="percentage">
            <text:p>100.62%</text:p>
          </table:table-cell>
          <table:table-cell table:formula="of:=[.L226]/[.D226]" office:value-type="percentage" office:value="1.00098916851491" calcext:value-type="percentage">
            <text:p>100.10%</text:p>
          </table:table-cell>
          <table:table-cell table:formula="of:=[.M226]/[.E226]" office:value-type="percentage" office:value="1.00111471033234" calcext:value-type="percentage">
            <text:p>100.11%</text:p>
          </table:table-cell>
          <table:table-cell table:formula="of:=[.N226]/[.F226]" office:value-type="percentage" office:value="1.00132305091771" calcext:value-type="percentage">
            <text:p>100.13%</text:p>
          </table:table-cell>
          <table:table-cell/>
          <table:table-cell table:style-name="ce3" table:formula="of:=AVERAGE([.P226:.U226])" office:value-type="percentage" office:value="1.00233995722374" calcext:value-type="percentage">
            <text:p>100.23%</text:p>
          </table:table-cell>
          <table:table-cell table:number-columns-repeated="1001"/>
        </table:table-row>
        <table:table-row table:style-name="ro1">
          <table:table-cell office:value-type="float" office:value="2990001" calcext:value-type="float">
            <text:p>2990001</text:p>
          </table:table-cell>
          <table:table-cell office:value-type="float" office:value="23417687" calcext:value-type="float">
            <text:p>23417687</text:p>
          </table:table-cell>
          <table:table-cell office:value-type="float" office:value="6497176" calcext:value-type="float">
            <text:p>6497176</text:p>
          </table:table-cell>
          <table:table-cell office:value-type="float" office:value="26317359" calcext:value-type="float">
            <text:p>26317359</text:p>
          </table:table-cell>
          <table:table-cell office:value-type="float" office:value="15660361" calcext:value-type="float">
            <text:p>15660361</text:p>
          </table:table-cell>
          <table:table-cell office:value-type="float" office:value="30352323" calcext:value-type="float">
            <text:p>30352323</text:p>
          </table:table-cell>
          <table:table-cell table:number-columns-repeated="2"/>
          <table:table-cell office:value-type="float" office:value="2991173" calcext:value-type="float">
            <text:p>2991173</text:p>
          </table:table-cell>
          <table:table-cell office:value-type="float" office:value="23407230" calcext:value-type="float">
            <text:p>23407230</text:p>
          </table:table-cell>
          <table:table-cell office:value-type="float" office:value="6496111" calcext:value-type="float">
            <text:p>6496111</text:p>
          </table:table-cell>
          <table:table-cell office:value-type="float" office:value="26361335" calcext:value-type="float">
            <text:p>26361335</text:p>
          </table:table-cell>
          <table:table-cell office:value-type="float" office:value="15671853" calcext:value-type="float">
            <text:p>15671853</text:p>
          </table:table-cell>
          <table:table-cell office:value-type="float" office:value="30346781" calcext:value-type="float">
            <text:p>30346781</text:p>
          </table:table-cell>
          <table:table-cell/>
          <table:table-cell table:formula="of:=[.I227]/[.A227]" office:value-type="percentage" office:value="1.00039197311305" calcext:value-type="percentage">
            <text:p>100.04%</text:p>
          </table:table-cell>
          <table:table-cell table:formula="of:=[.J227]/[.B227]" office:value-type="percentage" office:value="0.999553457179609" calcext:value-type="percentage">
            <text:p>99.96%</text:p>
          </table:table-cell>
          <table:table-cell table:formula="of:=[.K227]/[.C227]" office:value-type="percentage" office:value="0.999836082630361" calcext:value-type="percentage">
            <text:p>99.98%</text:p>
          </table:table-cell>
          <table:table-cell table:formula="of:=[.L227]/[.D227]" office:value-type="percentage" office:value="1.00167098833891" calcext:value-type="percentage">
            <text:p>100.17%</text:p>
          </table:table-cell>
          <table:table-cell table:formula="of:=[.M227]/[.E227]" office:value-type="percentage" office:value="1.00073382727256" calcext:value-type="percentage">
            <text:p>100.07%</text:p>
          </table:table-cell>
          <table:table-cell table:formula="of:=[.N227]/[.F227]" office:value-type="percentage" office:value="0.999817411010024" calcext:value-type="percentage">
            <text:p>99.98%</text:p>
          </table:table-cell>
          <table:table-cell/>
          <table:table-cell table:style-name="ce3" table:formula="of:=AVERAGE([.P227:.U227])" office:value-type="percentage" office:value="1.00033395659075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878020" calcext:value-type="float">
            <text:p>2878020</text:p>
          </table:table-cell>
          <table:table-cell office:value-type="float" office:value="24048172" calcext:value-type="float">
            <text:p>24048172</text:p>
          </table:table-cell>
          <table:table-cell office:value-type="float" office:value="6591911" calcext:value-type="float">
            <text:p>6591911</text:p>
          </table:table-cell>
          <table:table-cell office:value-type="float" office:value="27213360" calcext:value-type="float">
            <text:p>27213360</text:p>
          </table:table-cell>
          <table:table-cell office:value-type="float" office:value="15723382" calcext:value-type="float">
            <text:p>15723382</text:p>
          </table:table-cell>
          <table:table-cell office:value-type="float" office:value="28402468" calcext:value-type="float">
            <text:p>28402468</text:p>
          </table:table-cell>
          <table:table-cell table:number-columns-repeated="2"/>
          <table:table-cell office:value-type="float" office:value="2884522" calcext:value-type="float">
            <text:p>2884522</text:p>
          </table:table-cell>
          <table:table-cell office:value-type="float" office:value="24027512" calcext:value-type="float">
            <text:p>24027512</text:p>
          </table:table-cell>
          <table:table-cell office:value-type="float" office:value="6601379" calcext:value-type="float">
            <text:p>6601379</text:p>
          </table:table-cell>
          <table:table-cell office:value-type="float" office:value="27258680" calcext:value-type="float">
            <text:p>27258680</text:p>
          </table:table-cell>
          <table:table-cell office:value-type="float" office:value="15740220" calcext:value-type="float">
            <text:p>15740220</text:p>
          </table:table-cell>
          <table:table-cell office:value-type="float" office:value="28405905" calcext:value-type="float">
            <text:p>28405905</text:p>
          </table:table-cell>
          <table:table-cell/>
          <table:table-cell table:formula="of:=[.I228]/[.A228]" office:value-type="percentage" office:value="1.00225919208345" calcext:value-type="percentage">
            <text:p>100.23%</text:p>
          </table:table-cell>
          <table:table-cell table:formula="of:=[.J228]/[.B228]" office:value-type="percentage" office:value="0.999140891041531" calcext:value-type="percentage">
            <text:p>99.91%</text:p>
          </table:table-cell>
          <table:table-cell table:formula="of:=[.K228]/[.C228]" office:value-type="percentage" office:value="1.00143630579964" calcext:value-type="percentage">
            <text:p>100.14%</text:p>
          </table:table-cell>
          <table:table-cell table:formula="of:=[.L228]/[.D228]" office:value-type="percentage" office:value="1.00166535848569" calcext:value-type="percentage">
            <text:p>100.17%</text:p>
          </table:table-cell>
          <table:table-cell table:formula="of:=[.M228]/[.E228]" office:value-type="percentage" office:value="1.00107088920183" calcext:value-type="percentage">
            <text:p>100.11%</text:p>
          </table:table-cell>
          <table:table-cell table:formula="of:=[.N228]/[.F228]" office:value-type="percentage" office:value="1.00012101061077" calcext:value-type="percentage">
            <text:p>100.01%</text:p>
          </table:table-cell>
          <table:table-cell/>
          <table:table-cell table:style-name="ce3" table:formula="of:=AVERAGE([.P228:.U228])" office:value-type="percentage" office:value="1.00094894120382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2856060" calcext:value-type="float">
            <text:p>2856060</text:p>
          </table:table-cell>
          <table:table-cell office:value-type="float" office:value="23546305" calcext:value-type="float">
            <text:p>23546305</text:p>
          </table:table-cell>
          <table:table-cell office:value-type="float" office:value="6884568" calcext:value-type="float">
            <text:p>6884568</text:p>
          </table:table-cell>
          <table:table-cell office:value-type="float" office:value="25271951" calcext:value-type="float">
            <text:p>25271951</text:p>
          </table:table-cell>
          <table:table-cell office:value-type="float" office:value="15643393" calcext:value-type="float">
            <text:p>15643393</text:p>
          </table:table-cell>
          <table:table-cell office:value-type="float" office:value="28321524" calcext:value-type="float">
            <text:p>28321524</text:p>
          </table:table-cell>
          <table:table-cell table:number-columns-repeated="2"/>
          <table:table-cell office:value-type="float" office:value="2852879" calcext:value-type="float">
            <text:p>2852879</text:p>
          </table:table-cell>
          <table:table-cell office:value-type="float" office:value="23420627" calcext:value-type="float">
            <text:p>23420627</text:p>
          </table:table-cell>
          <table:table-cell office:value-type="float" office:value="6905853" calcext:value-type="float">
            <text:p>6905853</text:p>
          </table:table-cell>
          <table:table-cell office:value-type="float" office:value="25257343" calcext:value-type="float">
            <text:p>25257343</text:p>
          </table:table-cell>
          <table:table-cell office:value-type="float" office:value="15704752" calcext:value-type="float">
            <text:p>15704752</text:p>
          </table:table-cell>
          <table:table-cell office:value-type="float" office:value="28357766" calcext:value-type="float">
            <text:p>28357766</text:p>
          </table:table-cell>
          <table:table-cell/>
          <table:table-cell table:formula="of:=[.I229]/[.A229]" office:value-type="percentage" office:value="0.998886227880367" calcext:value-type="percentage">
            <text:p>99.89%</text:p>
          </table:table-cell>
          <table:table-cell table:formula="of:=[.J229]/[.B229]" office:value-type="percentage" office:value="0.994662517112558" calcext:value-type="percentage">
            <text:p>99.47%</text:p>
          </table:table-cell>
          <table:table-cell table:formula="of:=[.K229]/[.C229]" office:value-type="percentage" office:value="1.00309169725682" calcext:value-type="percentage">
            <text:p>100.31%</text:p>
          </table:table-cell>
          <table:table-cell table:formula="of:=[.L229]/[.D229]" office:value-type="percentage" office:value="0.999421967856775" calcext:value-type="percentage">
            <text:p>99.94%</text:p>
          </table:table-cell>
          <table:table-cell table:formula="of:=[.M229]/[.E229]" office:value-type="percentage" office:value="1.00392235878751" calcext:value-type="percentage">
            <text:p>100.39%</text:p>
          </table:table-cell>
          <table:table-cell table:formula="of:=[.N229]/[.F229]" office:value-type="percentage" office:value="1.00127966277521" calcext:value-type="percentage">
            <text:p>100.13%</text:p>
          </table:table-cell>
          <table:table-cell/>
          <table:table-cell table:style-name="ce3" table:formula="of:=AVERAGE([.P229:.U229])" office:value-type="percentage" office:value="1.00021073861154" calcext:value-type="percentage">
            <text:p>100.02%</text:p>
          </table:table-cell>
          <table:table-cell table:number-columns-repeated="1001"/>
        </table:table-row>
        <table:table-row table:style-name="ro1">
          <table:table-cell office:value-type="float" office:value="2871287" calcext:value-type="float">
            <text:p>2871287</text:p>
          </table:table-cell>
          <table:table-cell office:value-type="float" office:value="24459750" calcext:value-type="float">
            <text:p>24459750</text:p>
          </table:table-cell>
          <table:table-cell office:value-type="float" office:value="6555658" calcext:value-type="float">
            <text:p>6555658</text:p>
          </table:table-cell>
          <table:table-cell office:value-type="float" office:value="27112877" calcext:value-type="float">
            <text:p>27112877</text:p>
          </table:table-cell>
          <table:table-cell office:value-type="float" office:value="15953952" calcext:value-type="float">
            <text:p>15953952</text:p>
          </table:table-cell>
          <table:table-cell office:value-type="float" office:value="29514066" calcext:value-type="float">
            <text:p>29514066</text:p>
          </table:table-cell>
          <table:table-cell table:number-columns-repeated="2"/>
          <table:table-cell office:value-type="float" office:value="2876767" calcext:value-type="float">
            <text:p>2876767</text:p>
          </table:table-cell>
          <table:table-cell office:value-type="float" office:value="24491451" calcext:value-type="float">
            <text:p>24491451</text:p>
          </table:table-cell>
          <table:table-cell office:value-type="float" office:value="6564862" calcext:value-type="float">
            <text:p>6564862</text:p>
          </table:table-cell>
          <table:table-cell office:value-type="float" office:value="27120512" calcext:value-type="float">
            <text:p>27120512</text:p>
          </table:table-cell>
          <table:table-cell office:value-type="float" office:value="15988046" calcext:value-type="float">
            <text:p>15988046</text:p>
          </table:table-cell>
          <table:table-cell office:value-type="float" office:value="29608103" calcext:value-type="float">
            <text:p>29608103</text:p>
          </table:table-cell>
          <table:table-cell/>
          <table:table-cell table:formula="of:=[.I230]/[.A230]" office:value-type="percentage" office:value="1.00190855180969" calcext:value-type="percentage">
            <text:p>100.19%</text:p>
          </table:table-cell>
          <table:table-cell table:formula="of:=[.J230]/[.B230]" office:value-type="percentage" office:value="1.00129604758839" calcext:value-type="percentage">
            <text:p>100.13%</text:p>
          </table:table-cell>
          <table:table-cell table:formula="of:=[.K230]/[.C230]" office:value-type="percentage" office:value="1.00140397805987" calcext:value-type="percentage">
            <text:p>100.14%</text:p>
          </table:table-cell>
          <table:table-cell table:formula="of:=[.L230]/[.D230]" office:value-type="percentage" office:value="1.00028160051034" calcext:value-type="percentage">
            <text:p>100.03%</text:p>
          </table:table-cell>
          <table:table-cell table:formula="of:=[.M230]/[.E230]" office:value-type="percentage" office:value="1.00213702535898" calcext:value-type="percentage">
            <text:p>100.21%</text:p>
          </table:table-cell>
          <table:table-cell table:formula="of:=[.N230]/[.F230]" office:value-type="percentage" office:value="1.00318617570348" calcext:value-type="percentage">
            <text:p>100.32%</text:p>
          </table:table-cell>
          <table:table-cell/>
          <table:table-cell table:style-name="ce3" table:formula="of:=AVERAGE([.P230:.U230])" office:value-type="percentage" office:value="1.00170222983846" calcext:value-type="percentage">
            <text:p>100.17%</text:p>
          </table:table-cell>
          <table:table-cell table:number-columns-repeated="1001"/>
        </table:table-row>
        <table:table-row table:style-name="ro1">
          <table:table-cell office:value-type="float" office:value="2884950" calcext:value-type="float">
            <text:p>2884950</text:p>
          </table:table-cell>
          <table:table-cell office:value-type="float" office:value="23891224" calcext:value-type="float">
            <text:p>23891224</text:p>
          </table:table-cell>
          <table:table-cell office:value-type="float" office:value="6708053" calcext:value-type="float">
            <text:p>6708053</text:p>
          </table:table-cell>
          <table:table-cell office:value-type="float" office:value="26692896" calcext:value-type="float">
            <text:p>26692896</text:p>
          </table:table-cell>
          <table:table-cell office:value-type="float" office:value="15851919" calcext:value-type="float">
            <text:p>15851919</text:p>
          </table:table-cell>
          <table:table-cell office:value-type="float" office:value="28560456" calcext:value-type="float">
            <text:p>28560456</text:p>
          </table:table-cell>
          <table:table-cell table:number-columns-repeated="2"/>
          <table:table-cell office:value-type="float" office:value="2890027" calcext:value-type="float">
            <text:p>2890027</text:p>
          </table:table-cell>
          <table:table-cell office:value-type="float" office:value="23878897" calcext:value-type="float">
            <text:p>23878897</text:p>
          </table:table-cell>
          <table:table-cell office:value-type="float" office:value="6723213" calcext:value-type="float">
            <text:p>6723213</text:p>
          </table:table-cell>
          <table:table-cell office:value-type="float" office:value="26710998" calcext:value-type="float">
            <text:p>26710998</text:p>
          </table:table-cell>
          <table:table-cell office:value-type="float" office:value="15874278" calcext:value-type="float">
            <text:p>15874278</text:p>
          </table:table-cell>
          <table:table-cell office:value-type="float" office:value="28635190" calcext:value-type="float">
            <text:p>28635190</text:p>
          </table:table-cell>
          <table:table-cell/>
          <table:table-cell table:formula="of:=[.I231]/[.A231]" office:value-type="percentage" office:value="1.00175982252725" calcext:value-type="percentage">
            <text:p>100.18%</text:p>
          </table:table-cell>
          <table:table-cell table:formula="of:=[.J231]/[.B231]" office:value-type="percentage" office:value="0.999484036481346" calcext:value-type="percentage">
            <text:p>99.95%</text:p>
          </table:table-cell>
          <table:table-cell table:formula="of:=[.K231]/[.C231]" office:value-type="percentage" office:value="1.00225997021789" calcext:value-type="percentage">
            <text:p>100.23%</text:p>
          </table:table-cell>
          <table:table-cell table:formula="of:=[.L231]/[.D231]" office:value-type="percentage" office:value="1.00067815796383" calcext:value-type="percentage">
            <text:p>100.07%</text:p>
          </table:table-cell>
          <table:table-cell table:formula="of:=[.M231]/[.E231]" office:value-type="percentage" office:value="1.00141049168874" calcext:value-type="percentage">
            <text:p>100.14%</text:p>
          </table:table-cell>
          <table:table-cell table:formula="of:=[.N231]/[.F231]" office:value-type="percentage" office:value="1.00261669491552" calcext:value-type="percentage">
            <text:p>100.26%</text:p>
          </table:table-cell>
          <table:table-cell/>
          <table:table-cell table:style-name="ce3" table:formula="of:=AVERAGE([.P231:.U231])" office:value-type="percentage" office:value="1.00136819563243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2890806" calcext:value-type="float">
            <text:p>2890806</text:p>
          </table:table-cell>
          <table:table-cell office:value-type="float" office:value="23143651" calcext:value-type="float">
            <text:p>23143651</text:p>
          </table:table-cell>
          <table:table-cell office:value-type="float" office:value="6661595" calcext:value-type="float">
            <text:p>6661595</text:p>
          </table:table-cell>
          <table:table-cell office:value-type="float" office:value="25297502" calcext:value-type="float">
            <text:p>25297502</text:p>
          </table:table-cell>
          <table:table-cell office:value-type="float" office:value="15894243" calcext:value-type="float">
            <text:p>15894243</text:p>
          </table:table-cell>
          <table:table-cell office:value-type="float" office:value="28422425" calcext:value-type="float">
            <text:p>28422425</text:p>
          </table:table-cell>
          <table:table-cell table:number-columns-repeated="2"/>
          <table:table-cell office:value-type="float" office:value="2891352" calcext:value-type="float">
            <text:p>2891352</text:p>
          </table:table-cell>
          <table:table-cell office:value-type="float" office:value="23157489" calcext:value-type="float">
            <text:p>23157489</text:p>
          </table:table-cell>
          <table:table-cell office:value-type="float" office:value="6689393" calcext:value-type="float">
            <text:p>6689393</text:p>
          </table:table-cell>
          <table:table-cell office:value-type="float" office:value="25315127" calcext:value-type="float">
            <text:p>25315127</text:p>
          </table:table-cell>
          <table:table-cell office:value-type="float" office:value="15952358" calcext:value-type="float">
            <text:p>15952358</text:p>
          </table:table-cell>
          <table:table-cell office:value-type="float" office:value="28423971" calcext:value-type="float">
            <text:p>28423971</text:p>
          </table:table-cell>
          <table:table-cell/>
          <table:table-cell table:formula="of:=[.I232]/[.A232]" office:value-type="percentage" office:value="1.00018887465987" calcext:value-type="percentage">
            <text:p>100.02%</text:p>
          </table:table-cell>
          <table:table-cell table:formula="of:=[.J232]/[.B232]" office:value-type="percentage" office:value="1.00059791776155" calcext:value-type="percentage">
            <text:p>100.06%</text:p>
          </table:table-cell>
          <table:table-cell table:formula="of:=[.K232]/[.C232]" office:value-type="percentage" office:value="1.00417287451429" calcext:value-type="percentage">
            <text:p>100.42%</text:p>
          </table:table-cell>
          <table:table-cell table:formula="of:=[.L232]/[.D232]" office:value-type="percentage" office:value="1.0006967091059" calcext:value-type="percentage">
            <text:p>100.07%</text:p>
          </table:table-cell>
          <table:table-cell table:formula="of:=[.M232]/[.E232]" office:value-type="percentage" office:value="1.00365635532312" calcext:value-type="percentage">
            <text:p>100.37%</text:p>
          </table:table-cell>
          <table:table-cell table:formula="of:=[.N232]/[.F232]" office:value-type="percentage" office:value="1.00005439366979" calcext:value-type="percentage">
            <text:p>100.01%</text:p>
          </table:table-cell>
          <table:table-cell/>
          <table:table-cell table:style-name="ce3" table:formula="of:=AVERAGE([.P232:.U232])" office:value-type="percentage" office:value="1.00156118750575" calcext:value-type="percentage">
            <text:p>100.16%</text:p>
          </table:table-cell>
          <table:table-cell table:number-columns-repeated="1001"/>
        </table:table-row>
        <table:table-row table:style-name="ro1">
          <table:table-cell office:value-type="float" office:value="2883199" calcext:value-type="float">
            <text:p>2883199</text:p>
          </table:table-cell>
          <table:table-cell office:value-type="float" office:value="23448950" calcext:value-type="float">
            <text:p>23448950</text:p>
          </table:table-cell>
          <table:table-cell office:value-type="float" office:value="6564762" calcext:value-type="float">
            <text:p>6564762</text:p>
          </table:table-cell>
          <table:table-cell office:value-type="float" office:value="26741062" calcext:value-type="float">
            <text:p>26741062</text:p>
          </table:table-cell>
          <table:table-cell office:value-type="float" office:value="15667118" calcext:value-type="float">
            <text:p>15667118</text:p>
          </table:table-cell>
          <table:table-cell office:value-type="float" office:value="29858557" calcext:value-type="float">
            <text:p>29858557</text:p>
          </table:table-cell>
          <table:table-cell table:number-columns-repeated="2"/>
          <table:table-cell office:value-type="float" office:value="2885701" calcext:value-type="float">
            <text:p>2885701</text:p>
          </table:table-cell>
          <table:table-cell office:value-type="float" office:value="23428454" calcext:value-type="float">
            <text:p>23428454</text:p>
          </table:table-cell>
          <table:table-cell office:value-type="float" office:value="6600265" calcext:value-type="float">
            <text:p>6600265</text:p>
          </table:table-cell>
          <table:table-cell office:value-type="float" office:value="26757160" calcext:value-type="float">
            <text:p>26757160</text:p>
          </table:table-cell>
          <table:table-cell office:value-type="float" office:value="15644562" calcext:value-type="float">
            <text:p>15644562</text:p>
          </table:table-cell>
          <table:table-cell office:value-type="float" office:value="29857805" calcext:value-type="float">
            <text:p>29857805</text:p>
          </table:table-cell>
          <table:table-cell/>
          <table:table-cell table:formula="of:=[.I233]/[.A233]" office:value-type="percentage" office:value="1.00086778609454" calcext:value-type="percentage">
            <text:p>100.09%</text:p>
          </table:table-cell>
          <table:table-cell table:formula="of:=[.J233]/[.B233]" office:value-type="percentage" office:value="0.999125931011836" calcext:value-type="percentage">
            <text:p>99.91%</text:p>
          </table:table-cell>
          <table:table-cell table:formula="of:=[.K233]/[.C233]" office:value-type="percentage" office:value="1.00540811685176" calcext:value-type="percentage">
            <text:p>100.54%</text:p>
          </table:table-cell>
          <table:table-cell table:formula="of:=[.L233]/[.D233]" office:value-type="percentage" office:value="1.0006019955378" calcext:value-type="percentage">
            <text:p>100.06%</text:p>
          </table:table-cell>
          <table:table-cell table:formula="of:=[.M233]/[.E233]" office:value-type="percentage" office:value="0.998560296794854" calcext:value-type="percentage">
            <text:p>99.86%</text:p>
          </table:table-cell>
          <table:table-cell table:formula="of:=[.N233]/[.F233]" office:value-type="percentage" office:value="0.999974814590002" calcext:value-type="percentage">
            <text:p>100.00%</text:p>
          </table:table-cell>
          <table:table-cell/>
          <table:table-cell table:style-name="ce3" table:formula="of:=AVERAGE([.P233:.U233])" office:value-type="percentage" office:value="1.0007564901468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922786" calcext:value-type="float">
            <text:p>2922786</text:p>
          </table:table-cell>
          <table:table-cell office:value-type="float" office:value="23115403" calcext:value-type="float">
            <text:p>23115403</text:p>
          </table:table-cell>
          <table:table-cell office:value-type="float" office:value="6896200" calcext:value-type="float">
            <text:p>6896200</text:p>
          </table:table-cell>
          <table:table-cell office:value-type="float" office:value="26054932" calcext:value-type="float">
            <text:p>26054932</text:p>
          </table:table-cell>
          <table:table-cell office:value-type="float" office:value="15668833" calcext:value-type="float">
            <text:p>15668833</text:p>
          </table:table-cell>
          <table:table-cell office:value-type="float" office:value="28380717" calcext:value-type="float">
            <text:p>28380717</text:p>
          </table:table-cell>
          <table:table-cell table:number-columns-repeated="2"/>
          <table:table-cell office:value-type="float" office:value="2923700" calcext:value-type="float">
            <text:p>2923700</text:p>
          </table:table-cell>
          <table:table-cell office:value-type="float" office:value="23106308" calcext:value-type="float">
            <text:p>23106308</text:p>
          </table:table-cell>
          <table:table-cell office:value-type="float" office:value="6924969" calcext:value-type="float">
            <text:p>6924969</text:p>
          </table:table-cell>
          <table:table-cell office:value-type="float" office:value="26015538" calcext:value-type="float">
            <text:p>26015538</text:p>
          </table:table-cell>
          <table:table-cell office:value-type="float" office:value="15671515" calcext:value-type="float">
            <text:p>15671515</text:p>
          </table:table-cell>
          <table:table-cell office:value-type="float" office:value="28352215" calcext:value-type="float">
            <text:p>28352215</text:p>
          </table:table-cell>
          <table:table-cell/>
          <table:table-cell table:formula="of:=[.I234]/[.A234]" office:value-type="percentage" office:value="1.00031271533393" calcext:value-type="percentage">
            <text:p>100.03%</text:p>
          </table:table-cell>
          <table:table-cell table:formula="of:=[.J234]/[.B234]" office:value-type="percentage" office:value="0.999606539414433" calcext:value-type="percentage">
            <text:p>99.96%</text:p>
          </table:table-cell>
          <table:table-cell table:formula="of:=[.K234]/[.C234]" office:value-type="percentage" office:value="1.00417171775761" calcext:value-type="percentage">
            <text:p>100.42%</text:p>
          </table:table-cell>
          <table:table-cell table:formula="of:=[.L234]/[.D234]" office:value-type="percentage" office:value="0.998488040575197" calcext:value-type="percentage">
            <text:p>99.85%</text:p>
          </table:table-cell>
          <table:table-cell table:formula="of:=[.M234]/[.E234]" office:value-type="percentage" office:value="1.00017116782086" calcext:value-type="percentage">
            <text:p>100.02%</text:p>
          </table:table-cell>
          <table:table-cell table:formula="of:=[.N234]/[.F234]" office:value-type="percentage" office:value="0.998995726570263" calcext:value-type="percentage">
            <text:p>99.90%</text:p>
          </table:table-cell>
          <table:table-cell/>
          <table:table-cell table:style-name="ce3" table:formula="of:=AVERAGE([.P234:.U234])" office:value-type="percentage" office:value="1.00029098457872" calcext:value-type="percentage">
            <text:p>100.03%</text:p>
          </table:table-cell>
          <table:table-cell table:number-columns-repeated="1001"/>
        </table:table-row>
        <table:table-row table:style-name="ro1">
          <table:table-cell office:value-type="float" office:value="2927265" calcext:value-type="float">
            <text:p>2927265</text:p>
          </table:table-cell>
          <table:table-cell office:value-type="float" office:value="23046365" calcext:value-type="float">
            <text:p>23046365</text:p>
          </table:table-cell>
          <table:table-cell office:value-type="float" office:value="6495166" calcext:value-type="float">
            <text:p>6495166</text:p>
          </table:table-cell>
          <table:table-cell office:value-type="float" office:value="27567356" calcext:value-type="float">
            <text:p>27567356</text:p>
          </table:table-cell>
          <table:table-cell office:value-type="float" office:value="16026246" calcext:value-type="float">
            <text:p>16026246</text:p>
          </table:table-cell>
          <table:table-cell office:value-type="float" office:value="28863527" calcext:value-type="float">
            <text:p>28863527</text:p>
          </table:table-cell>
          <table:table-cell table:number-columns-repeated="2"/>
          <table:table-cell office:value-type="float" office:value="2927769" calcext:value-type="float">
            <text:p>2927769</text:p>
          </table:table-cell>
          <table:table-cell office:value-type="float" office:value="23038917" calcext:value-type="float">
            <text:p>23038917</text:p>
          </table:table-cell>
          <table:table-cell office:value-type="float" office:value="6512644" calcext:value-type="float">
            <text:p>6512644</text:p>
          </table:table-cell>
          <table:table-cell office:value-type="float" office:value="27559026" calcext:value-type="float">
            <text:p>27559026</text:p>
          </table:table-cell>
          <table:table-cell office:value-type="float" office:value="16054047" calcext:value-type="float">
            <text:p>16054047</text:p>
          </table:table-cell>
          <table:table-cell office:value-type="float" office:value="28907297" calcext:value-type="float">
            <text:p>28907297</text:p>
          </table:table-cell>
          <table:table-cell/>
          <table:table-cell table:formula="of:=[.I235]/[.A235]" office:value-type="percentage" office:value="1.00017217436754" calcext:value-type="percentage">
            <text:p>100.02%</text:p>
          </table:table-cell>
          <table:table-cell table:formula="of:=[.J235]/[.B235]" office:value-type="percentage" office:value="0.999676825390902" calcext:value-type="percentage">
            <text:p>99.97%</text:p>
          </table:table-cell>
          <table:table-cell table:formula="of:=[.K235]/[.C235]" office:value-type="percentage" office:value="1.00269092429662" calcext:value-type="percentage">
            <text:p>100.27%</text:p>
          </table:table-cell>
          <table:table-cell table:formula="of:=[.L235]/[.D235]" office:value-type="percentage" office:value="0.999697831014334" calcext:value-type="percentage">
            <text:p>99.97%</text:p>
          </table:table-cell>
          <table:table-cell table:formula="of:=[.M235]/[.E235]" office:value-type="percentage" office:value="1.00173471691374" calcext:value-type="percentage">
            <text:p>100.17%</text:p>
          </table:table-cell>
          <table:table-cell table:formula="of:=[.N235]/[.F235]" office:value-type="percentage" office:value="1.00151644669066" calcext:value-type="percentage">
            <text:p>100.15%</text:p>
          </table:table-cell>
          <table:table-cell/>
          <table:table-cell table:style-name="ce3" table:formula="of:=AVERAGE([.P235:.U235])" office:value-type="percentage" office:value="1.00091481977897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2881654" calcext:value-type="float">
            <text:p>2881654</text:p>
          </table:table-cell>
          <table:table-cell office:value-type="float" office:value="23324560" calcext:value-type="float">
            <text:p>23324560</text:p>
          </table:table-cell>
          <table:table-cell office:value-type="float" office:value="7038260" calcext:value-type="float">
            <text:p>7038260</text:p>
          </table:table-cell>
          <table:table-cell office:value-type="float" office:value="27697147" calcext:value-type="float">
            <text:p>27697147</text:p>
          </table:table-cell>
          <table:table-cell office:value-type="float" office:value="15943046" calcext:value-type="float">
            <text:p>15943046</text:p>
          </table:table-cell>
          <table:table-cell office:value-type="float" office:value="30064753" calcext:value-type="float">
            <text:p>30064753</text:p>
          </table:table-cell>
          <table:table-cell table:number-columns-repeated="2"/>
          <table:table-cell office:value-type="float" office:value="2883085" calcext:value-type="float">
            <text:p>2883085</text:p>
          </table:table-cell>
          <table:table-cell office:value-type="float" office:value="23354309" calcext:value-type="float">
            <text:p>23354309</text:p>
          </table:table-cell>
          <table:table-cell office:value-type="float" office:value="7033518" calcext:value-type="float">
            <text:p>7033518</text:p>
          </table:table-cell>
          <table:table-cell office:value-type="float" office:value="27716824" calcext:value-type="float">
            <text:p>27716824</text:p>
          </table:table-cell>
          <table:table-cell office:value-type="float" office:value="15981448" calcext:value-type="float">
            <text:p>15981448</text:p>
          </table:table-cell>
          <table:table-cell office:value-type="float" office:value="30114130" calcext:value-type="float">
            <text:p>30114130</text:p>
          </table:table-cell>
          <table:table-cell/>
          <table:table-cell table:formula="of:=[.I236]/[.A236]" office:value-type="percentage" office:value="1.00049658980572" calcext:value-type="percentage">
            <text:p>100.05%</text:p>
          </table:table-cell>
          <table:table-cell table:formula="of:=[.J236]/[.B236]" office:value-type="percentage" office:value="1.00127543670706" calcext:value-type="percentage">
            <text:p>100.13%</text:p>
          </table:table-cell>
          <table:table-cell table:formula="of:=[.K236]/[.C236]" office:value-type="percentage" office:value="0.99932625393208" calcext:value-type="percentage">
            <text:p>99.93%</text:p>
          </table:table-cell>
          <table:table-cell table:formula="of:=[.L236]/[.D236]" office:value-type="percentage" office:value="1.00071043418299" calcext:value-type="percentage">
            <text:p>100.07%</text:p>
          </table:table-cell>
          <table:table-cell table:formula="of:=[.M236]/[.E236]" office:value-type="percentage" office:value="1.00240869906541" calcext:value-type="percentage">
            <text:p>100.24%</text:p>
          </table:table-cell>
          <table:table-cell table:formula="of:=[.N236]/[.F236]" office:value-type="percentage" office:value="1.00164235508604" calcext:value-type="percentage">
            <text:p>100.16%</text:p>
          </table:table-cell>
          <table:table-cell/>
          <table:table-cell table:style-name="ce3" table:formula="of:=AVERAGE([.P236:.U236])" office:value-type="percentage" office:value="1.00097662812988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2978908" calcext:value-type="float">
            <text:p>2978908</text:p>
          </table:table-cell>
          <table:table-cell office:value-type="float" office:value="23864330" calcext:value-type="float">
            <text:p>23864330</text:p>
          </table:table-cell>
          <table:table-cell office:value-type="float" office:value="6865508" calcext:value-type="float">
            <text:p>6865508</text:p>
          </table:table-cell>
          <table:table-cell office:value-type="float" office:value="29852679" calcext:value-type="float">
            <text:p>29852679</text:p>
          </table:table-cell>
          <table:table-cell office:value-type="float" office:value="15701159" calcext:value-type="float">
            <text:p>15701159</text:p>
          </table:table-cell>
          <table:table-cell office:value-type="float" office:value="28332679" calcext:value-type="float">
            <text:p>28332679</text:p>
          </table:table-cell>
          <table:table-cell table:number-columns-repeated="2"/>
          <table:table-cell office:value-type="float" office:value="2979893" calcext:value-type="float">
            <text:p>2979893</text:p>
          </table:table-cell>
          <table:table-cell office:value-type="float" office:value="23893792" calcext:value-type="float">
            <text:p>23893792</text:p>
          </table:table-cell>
          <table:table-cell office:value-type="float" office:value="6865431" calcext:value-type="float">
            <text:p>6865431</text:p>
          </table:table-cell>
          <table:table-cell office:value-type="float" office:value="29827654" calcext:value-type="float">
            <text:p>29827654</text:p>
          </table:table-cell>
          <table:table-cell office:value-type="float" office:value="15726723" calcext:value-type="float">
            <text:p>15726723</text:p>
          </table:table-cell>
          <table:table-cell office:value-type="float" office:value="28363585" calcext:value-type="float">
            <text:p>28363585</text:p>
          </table:table-cell>
          <table:table-cell/>
          <table:table-cell table:formula="of:=[.I237]/[.A237]" office:value-type="percentage" office:value="1.00033065808008" calcext:value-type="percentage">
            <text:p>100.03%</text:p>
          </table:table-cell>
          <table:table-cell table:formula="of:=[.J237]/[.B237]" office:value-type="percentage" office:value="1.00123456221063" calcext:value-type="percentage">
            <text:p>100.12%</text:p>
          </table:table-cell>
          <table:table-cell table:formula="of:=[.K237]/[.C237]" office:value-type="percentage" office:value="0.99998878451529" calcext:value-type="percentage">
            <text:p>100.00%</text:p>
          </table:table-cell>
          <table:table-cell table:formula="of:=[.L237]/[.D237]" office:value-type="percentage" office:value="0.999161716775905" calcext:value-type="percentage">
            <text:p>99.92%</text:p>
          </table:table-cell>
          <table:table-cell table:formula="of:=[.M237]/[.E237]" office:value-type="percentage" office:value="1.00162816006131" calcext:value-type="percentage">
            <text:p>100.16%</text:p>
          </table:table-cell>
          <table:table-cell table:formula="of:=[.N237]/[.F237]" office:value-type="percentage" office:value="1.00109082519165" calcext:value-type="percentage">
            <text:p>100.11%</text:p>
          </table:table-cell>
          <table:table-cell/>
          <table:table-cell table:style-name="ce3" table:formula="of:=AVERAGE([.P237:.U237])" office:value-type="percentage" office:value="1.00057245113914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2912881" calcext:value-type="float">
            <text:p>2912881</text:p>
          </table:table-cell>
          <table:table-cell office:value-type="float" office:value="23102492" calcext:value-type="float">
            <text:p>23102492</text:p>
          </table:table-cell>
          <table:table-cell office:value-type="float" office:value="6047852" calcext:value-type="float">
            <text:p>6047852</text:p>
          </table:table-cell>
          <table:table-cell office:value-type="float" office:value="25642766" calcext:value-type="float">
            <text:p>25642766</text:p>
          </table:table-cell>
          <table:table-cell office:value-type="float" office:value="15778133" calcext:value-type="float">
            <text:p>15778133</text:p>
          </table:table-cell>
          <table:table-cell office:value-type="float" office:value="28545861" calcext:value-type="float">
            <text:p>28545861</text:p>
          </table:table-cell>
          <table:table-cell table:number-columns-repeated="2"/>
          <table:table-cell office:value-type="float" office:value="2921010" calcext:value-type="float">
            <text:p>2921010</text:p>
          </table:table-cell>
          <table:table-cell office:value-type="float" office:value="23114734" calcext:value-type="float">
            <text:p>23114734</text:p>
          </table:table-cell>
          <table:table-cell office:value-type="float" office:value="6053673" calcext:value-type="float">
            <text:p>6053673</text:p>
          </table:table-cell>
          <table:table-cell office:value-type="float" office:value="25660142" calcext:value-type="float">
            <text:p>25660142</text:p>
          </table:table-cell>
          <table:table-cell office:value-type="float" office:value="15797444" calcext:value-type="float">
            <text:p>15797444</text:p>
          </table:table-cell>
          <table:table-cell office:value-type="float" office:value="28587779" calcext:value-type="float">
            <text:p>28587779</text:p>
          </table:table-cell>
          <table:table-cell/>
          <table:table-cell table:formula="of:=[.I238]/[.A238]" office:value-type="percentage" office:value="1.00279070789366" calcext:value-type="percentage">
            <text:p>100.28%</text:p>
          </table:table-cell>
          <table:table-cell table:formula="of:=[.J238]/[.B238]" office:value-type="percentage" office:value="1.00052989954504" calcext:value-type="percentage">
            <text:p>100.05%</text:p>
          </table:table-cell>
          <table:table-cell table:formula="of:=[.K238]/[.C238]" office:value-type="percentage" office:value="1.00096249048423" calcext:value-type="percentage">
            <text:p>100.10%</text:p>
          </table:table-cell>
          <table:table-cell table:formula="of:=[.L238]/[.D238]" office:value-type="percentage" office:value="1.00067761800736" calcext:value-type="percentage">
            <text:p>100.07%</text:p>
          </table:table-cell>
          <table:table-cell table:formula="of:=[.M238]/[.E238]" office:value-type="percentage" office:value="1.00122390906453" calcext:value-type="percentage">
            <text:p>100.12%</text:p>
          </table:table-cell>
          <table:table-cell table:formula="of:=[.N238]/[.F238]" office:value-type="percentage" office:value="1.00146844405919" calcext:value-type="percentage">
            <text:p>100.15%</text:p>
          </table:table-cell>
          <table:table-cell/>
          <table:table-cell table:style-name="ce3" table:formula="of:=AVERAGE([.P238:.U238])" office:value-type="percentage" office:value="1.001275511509" calcext:value-type="percentage">
            <text:p>100.13%</text:p>
          </table:table-cell>
          <table:table-cell table:number-columns-repeated="1001"/>
        </table:table-row>
        <table:table-row table:style-name="ro1">
          <table:table-cell office:value-type="float" office:value="3304238" calcext:value-type="float">
            <text:p>3304238</text:p>
          </table:table-cell>
          <table:table-cell office:value-type="float" office:value="27510049" calcext:value-type="float">
            <text:p>27510049</text:p>
          </table:table-cell>
          <table:table-cell office:value-type="float" office:value="6273431" calcext:value-type="float">
            <text:p>6273431</text:p>
          </table:table-cell>
          <table:table-cell office:value-type="float" office:value="27194736" calcext:value-type="float">
            <text:p>27194736</text:p>
          </table:table-cell>
          <table:table-cell office:value-type="float" office:value="15808279" calcext:value-type="float">
            <text:p>15808279</text:p>
          </table:table-cell>
          <table:table-cell office:value-type="float" office:value="30297376" calcext:value-type="float">
            <text:p>30297376</text:p>
          </table:table-cell>
          <table:table-cell table:number-columns-repeated="2"/>
          <table:table-cell office:value-type="float" office:value="3310869" calcext:value-type="float">
            <text:p>3310869</text:p>
          </table:table-cell>
          <table:table-cell office:value-type="float" office:value="27520475" calcext:value-type="float">
            <text:p>27520475</text:p>
          </table:table-cell>
          <table:table-cell office:value-type="float" office:value="6284733" calcext:value-type="float">
            <text:p>6284733</text:p>
          </table:table-cell>
          <table:table-cell office:value-type="float" office:value="27195611" calcext:value-type="float">
            <text:p>27195611</text:p>
          </table:table-cell>
          <table:table-cell office:value-type="float" office:value="15808984" calcext:value-type="float">
            <text:p>15808984</text:p>
          </table:table-cell>
          <table:table-cell office:value-type="float" office:value="30279311" calcext:value-type="float">
            <text:p>30279311</text:p>
          </table:table-cell>
          <table:table-cell/>
          <table:table-cell table:formula="of:=[.I239]/[.A239]" office:value-type="percentage" office:value="1.00200681670025" calcext:value-type="percentage">
            <text:p>100.20%</text:p>
          </table:table-cell>
          <table:table-cell table:formula="of:=[.J239]/[.B239]" office:value-type="percentage" office:value="1.00037898878334" calcext:value-type="percentage">
            <text:p>100.04%</text:p>
          </table:table-cell>
          <table:table-cell table:formula="of:=[.K239]/[.C239]" office:value-type="percentage" office:value="1.00180156600112" calcext:value-type="percentage">
            <text:p>100.18%</text:p>
          </table:table-cell>
          <table:table-cell table:formula="of:=[.L239]/[.D239]" office:value-type="percentage" office:value="1.00003217534452" calcext:value-type="percentage">
            <text:p>100.00%</text:p>
          </table:table-cell>
          <table:table-cell table:formula="of:=[.M239]/[.E239]" office:value-type="percentage" office:value="1.00004459688496" calcext:value-type="percentage">
            <text:p>100.00%</text:p>
          </table:table-cell>
          <table:table-cell table:formula="of:=[.N239]/[.F239]" office:value-type="percentage" office:value="0.999403743743353" calcext:value-type="percentage">
            <text:p>99.94%</text:p>
          </table:table-cell>
          <table:table-cell/>
          <table:table-cell table:style-name="ce3" table:formula="of:=AVERAGE([.P239:.U239])" office:value-type="percentage" office:value="1.00061131457626" calcext:value-type="percentage">
            <text:p>100.06%</text:p>
          </table:table-cell>
          <table:table-cell table:number-columns-repeated="1001"/>
        </table:table-row>
        <table:table-row table:style-name="ro1">
          <table:table-cell office:value-type="float" office:value="3451297" calcext:value-type="float">
            <text:p>3451297</text:p>
          </table:table-cell>
          <table:table-cell office:value-type="float" office:value="22957771" calcext:value-type="float">
            <text:p>22957771</text:p>
          </table:table-cell>
          <table:table-cell office:value-type="float" office:value="6152494" calcext:value-type="float">
            <text:p>6152494</text:p>
          </table:table-cell>
          <table:table-cell office:value-type="float" office:value="25579522" calcext:value-type="float">
            <text:p>25579522</text:p>
          </table:table-cell>
          <table:table-cell office:value-type="float" office:value="16276785" calcext:value-type="float">
            <text:p>16276785</text:p>
          </table:table-cell>
          <table:table-cell office:value-type="float" office:value="28304571" calcext:value-type="float">
            <text:p>28304571</text:p>
          </table:table-cell>
          <table:table-cell table:number-columns-repeated="2"/>
          <table:table-cell office:value-type="float" office:value="3465346" calcext:value-type="float">
            <text:p>3465346</text:p>
          </table:table-cell>
          <table:table-cell office:value-type="float" office:value="22976842" calcext:value-type="float">
            <text:p>22976842</text:p>
          </table:table-cell>
          <table:table-cell office:value-type="float" office:value="6170334" calcext:value-type="float">
            <text:p>6170334</text:p>
          </table:table-cell>
          <table:table-cell office:value-type="float" office:value="25630663" calcext:value-type="float">
            <text:p>25630663</text:p>
          </table:table-cell>
          <table:table-cell office:value-type="float" office:value="16303406" calcext:value-type="float">
            <text:p>16303406</text:p>
          </table:table-cell>
          <table:table-cell office:value-type="float" office:value="28333918" calcext:value-type="float">
            <text:p>28333918</text:p>
          </table:table-cell>
          <table:table-cell/>
          <table:table-cell table:formula="of:=[.I240]/[.A240]" office:value-type="percentage" office:value="1.00407064358703" calcext:value-type="percentage">
            <text:p>100.41%</text:p>
          </table:table-cell>
          <table:table-cell table:formula="of:=[.J240]/[.B240]" office:value-type="percentage" office:value="1.00083069911273" calcext:value-type="percentage">
            <text:p>100.08%</text:p>
          </table:table-cell>
          <table:table-cell table:formula="of:=[.K240]/[.C240]" office:value-type="percentage" office:value="1.00289963712277" calcext:value-type="percentage">
            <text:p>100.29%</text:p>
          </table:table-cell>
          <table:table-cell table:formula="of:=[.L240]/[.D240]" office:value-type="percentage" office:value="1.00199929459198" calcext:value-type="percentage">
            <text:p>100.20%</text:p>
          </table:table-cell>
          <table:table-cell table:formula="of:=[.M240]/[.E240]" office:value-type="percentage" office:value="1.00163551954517" calcext:value-type="percentage">
            <text:p>100.16%</text:p>
          </table:table-cell>
          <table:table-cell table:formula="of:=[.N240]/[.F240]" office:value-type="percentage" office:value="1.0010368289984" calcext:value-type="percentage">
            <text:p>100.10%</text:p>
          </table:table-cell>
          <table:table-cell/>
          <table:table-cell table:style-name="ce3" table:formula="of:=AVERAGE([.P240:.U240])" office:value-type="percentage" office:value="1.00207877049301" calcext:value-type="percentage">
            <text:p>100.21%</text:p>
          </table:table-cell>
          <table:table-cell table:number-columns-repeated="1001"/>
        </table:table-row>
        <table:table-row table:style-name="ro1">
          <table:table-cell office:value-type="float" office:value="3224179" calcext:value-type="float">
            <text:p>3224179</text:p>
          </table:table-cell>
          <table:table-cell office:value-type="float" office:value="24360727" calcext:value-type="float">
            <text:p>24360727</text:p>
          </table:table-cell>
          <table:table-cell office:value-type="float" office:value="6891773" calcext:value-type="float">
            <text:p>6891773</text:p>
          </table:table-cell>
          <table:table-cell office:value-type="float" office:value="25642207" calcext:value-type="float">
            <text:p>25642207</text:p>
          </table:table-cell>
          <table:table-cell office:value-type="float" office:value="15792019" calcext:value-type="float">
            <text:p>15792019</text:p>
          </table:table-cell>
          <table:table-cell office:value-type="float" office:value="28510399" calcext:value-type="float">
            <text:p>28510399</text:p>
          </table:table-cell>
          <table:table-cell table:number-columns-repeated="2"/>
          <table:table-cell office:value-type="float" office:value="3227025" calcext:value-type="float">
            <text:p>3227025</text:p>
          </table:table-cell>
          <table:table-cell office:value-type="float" office:value="24339345" calcext:value-type="float">
            <text:p>24339345</text:p>
          </table:table-cell>
          <table:table-cell office:value-type="float" office:value="6906471" calcext:value-type="float">
            <text:p>6906471</text:p>
          </table:table-cell>
          <table:table-cell office:value-type="float" office:value="25643842" calcext:value-type="float">
            <text:p>25643842</text:p>
          </table:table-cell>
          <table:table-cell office:value-type="float" office:value="15824731" calcext:value-type="float">
            <text:p>15824731</text:p>
          </table:table-cell>
          <table:table-cell office:value-type="float" office:value="28557394" calcext:value-type="float">
            <text:p>28557394</text:p>
          </table:table-cell>
          <table:table-cell/>
          <table:table-cell table:formula="of:=[.I241]/[.A241]" office:value-type="percentage" office:value="1.00088270533367" calcext:value-type="percentage">
            <text:p>100.09%</text:p>
          </table:table-cell>
          <table:table-cell table:formula="of:=[.J241]/[.B241]" office:value-type="percentage" office:value="0.999122275784298" calcext:value-type="percentage">
            <text:p>99.91%</text:p>
          </table:table-cell>
          <table:table-cell table:formula="of:=[.K241]/[.C241]" office:value-type="percentage" office:value="1.00213268777135" calcext:value-type="percentage">
            <text:p>100.21%</text:p>
          </table:table-cell>
          <table:table-cell table:formula="of:=[.L241]/[.D241]" office:value-type="percentage" office:value="1.00006376206229" calcext:value-type="percentage">
            <text:p>100.01%</text:p>
          </table:table-cell>
          <table:table-cell table:formula="of:=[.M241]/[.E241]" office:value-type="percentage" office:value="1.00207142607921" calcext:value-type="percentage">
            <text:p>100.21%</text:p>
          </table:table-cell>
          <table:table-cell table:formula="of:=[.N241]/[.F241]" office:value-type="percentage" office:value="1.00164834592459" calcext:value-type="percentage">
            <text:p>100.16%</text:p>
          </table:table-cell>
          <table:table-cell/>
          <table:table-cell table:style-name="ce3" table:formula="of:=AVERAGE([.P241:.U241])" office:value-type="percentage" office:value="1.00098686715923" calcext:value-type="percentage">
            <text:p>100.10%</text:p>
          </table:table-cell>
          <table:table-cell table:number-columns-repeated="1001"/>
        </table:table-row>
        <table:table-row table:style-name="ro1">
          <table:table-cell office:value-type="float" office:value="2926577" calcext:value-type="float">
            <text:p>2926577</text:p>
          </table:table-cell>
          <table:table-cell office:value-type="float" office:value="23105698" calcext:value-type="float">
            <text:p>23105698</text:p>
          </table:table-cell>
          <table:table-cell office:value-type="float" office:value="7101791" calcext:value-type="float">
            <text:p>7101791</text:p>
          </table:table-cell>
          <table:table-cell office:value-type="float" office:value="29711963" calcext:value-type="float">
            <text:p>29711963</text:p>
          </table:table-cell>
          <table:table-cell office:value-type="float" office:value="15688823" calcext:value-type="float">
            <text:p>15688823</text:p>
          </table:table-cell>
          <table:table-cell office:value-type="float" office:value="30714895" calcext:value-type="float">
            <text:p>30714895</text:p>
          </table:table-cell>
          <table:table-cell table:number-columns-repeated="2"/>
          <table:table-cell office:value-type="float" office:value="2925743" calcext:value-type="float">
            <text:p>2925743</text:p>
          </table:table-cell>
          <table:table-cell office:value-type="float" office:value="23108846" calcext:value-type="float">
            <text:p>23108846</text:p>
          </table:table-cell>
          <table:table-cell office:value-type="float" office:value="7095179" calcext:value-type="float">
            <text:p>7095179</text:p>
          </table:table-cell>
          <table:table-cell office:value-type="float" office:value="29702261" calcext:value-type="float">
            <text:p>29702261</text:p>
          </table:table-cell>
          <table:table-cell office:value-type="float" office:value="15699540" calcext:value-type="float">
            <text:p>15699540</text:p>
          </table:table-cell>
          <table:table-cell office:value-type="float" office:value="30747318" calcext:value-type="float">
            <text:p>30747318</text:p>
          </table:table-cell>
          <table:table-cell/>
          <table:table-cell table:formula="of:=[.I242]/[.A242]" office:value-type="percentage" office:value="0.999715025437567" calcext:value-type="percentage">
            <text:p>99.97%</text:p>
          </table:table-cell>
          <table:table-cell table:formula="of:=[.J242]/[.B242]" office:value-type="percentage" office:value="1.00013624344956" calcext:value-type="percentage">
            <text:p>100.01%</text:p>
          </table:table-cell>
          <table:table-cell table:formula="of:=[.K242]/[.C242]" office:value-type="percentage" office:value="0.999068967250656" calcext:value-type="percentage">
            <text:p>99.91%</text:p>
          </table:table-cell>
          <table:table-cell table:formula="of:=[.L242]/[.D242]" office:value-type="percentage" office:value="0.999673464859929" calcext:value-type="percentage">
            <text:p>99.97%</text:p>
          </table:table-cell>
          <table:table-cell table:formula="of:=[.M242]/[.E242]" office:value-type="percentage" office:value="1.00068309776967" calcext:value-type="percentage">
            <text:p>100.07%</text:p>
          </table:table-cell>
          <table:table-cell table:formula="of:=[.N242]/[.F242]" office:value-type="percentage" office:value="1.00105561161775" calcext:value-type="percentage">
            <text:p>100.11%</text:p>
          </table:table-cell>
          <table:table-cell/>
          <table:table-cell table:style-name="ce3" table:formula="of:=AVERAGE([.P242:.U242])" office:value-type="percentage" office:value="1.00005540173086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3068549" calcext:value-type="float">
            <text:p>3068549</text:p>
          </table:table-cell>
          <table:table-cell office:value-type="float" office:value="22889526" calcext:value-type="float">
            <text:p>22889526</text:p>
          </table:table-cell>
          <table:table-cell office:value-type="float" office:value="6719659" calcext:value-type="float">
            <text:p>6719659</text:p>
          </table:table-cell>
          <table:table-cell office:value-type="float" office:value="27160549" calcext:value-type="float">
            <text:p>27160549</text:p>
          </table:table-cell>
          <table:table-cell office:value-type="float" office:value="15887346" calcext:value-type="float">
            <text:p>15887346</text:p>
          </table:table-cell>
          <table:table-cell office:value-type="float" office:value="28098619" calcext:value-type="float">
            <text:p>28098619</text:p>
          </table:table-cell>
          <table:table-cell table:number-columns-repeated="2"/>
          <table:table-cell office:value-type="float" office:value="3072308" calcext:value-type="float">
            <text:p>3072308</text:p>
          </table:table-cell>
          <table:table-cell office:value-type="float" office:value="22855494" calcext:value-type="float">
            <text:p>22855494</text:p>
          </table:table-cell>
          <table:table-cell office:value-type="float" office:value="6733509" calcext:value-type="float">
            <text:p>6733509</text:p>
          </table:table-cell>
          <table:table-cell office:value-type="float" office:value="27204864" calcext:value-type="float">
            <text:p>27204864</text:p>
          </table:table-cell>
          <table:table-cell office:value-type="float" office:value="15880465" calcext:value-type="float">
            <text:p>15880465</text:p>
          </table:table-cell>
          <table:table-cell office:value-type="float" office:value="28148243" calcext:value-type="float">
            <text:p>28148243</text:p>
          </table:table-cell>
          <table:table-cell/>
          <table:table-cell table:formula="of:=[.I243]/[.A243]" office:value-type="percentage" office:value="1.00122500895374" calcext:value-type="percentage">
            <text:p>100.12%</text:p>
          </table:table-cell>
          <table:table-cell table:formula="of:=[.J243]/[.B243]" office:value-type="percentage" office:value="0.998513206433371" calcext:value-type="percentage">
            <text:p>99.85%</text:p>
          </table:table-cell>
          <table:table-cell table:formula="of:=[.K243]/[.C243]" office:value-type="percentage" office:value="1.00206111649416" calcext:value-type="percentage">
            <text:p>100.21%</text:p>
          </table:table-cell>
          <table:table-cell table:formula="of:=[.L243]/[.D243]" office:value-type="percentage" office:value="1.00163159441291" calcext:value-type="percentage">
            <text:p>100.16%</text:p>
          </table:table-cell>
          <table:table-cell table:formula="of:=[.M243]/[.E243]" office:value-type="percentage" office:value="0.999566888012636" calcext:value-type="percentage">
            <text:p>99.96%</text:p>
          </table:table-cell>
          <table:table-cell table:formula="of:=[.N243]/[.F243]" office:value-type="percentage" office:value="1.00176606544258" calcext:value-type="percentage">
            <text:p>100.18%</text:p>
          </table:table-cell>
          <table:table-cell/>
          <table:table-cell table:style-name="ce3" table:formula="of:=AVERAGE([.P243:.U243])" office:value-type="percentage" office:value="1.00079397995823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842898" calcext:value-type="float">
            <text:p>2842898</text:p>
          </table:table-cell>
          <table:table-cell office:value-type="float" office:value="23215274" calcext:value-type="float">
            <text:p>23215274</text:p>
          </table:table-cell>
          <table:table-cell office:value-type="float" office:value="6540446" calcext:value-type="float">
            <text:p>6540446</text:p>
          </table:table-cell>
          <table:table-cell office:value-type="float" office:value="25530568" calcext:value-type="float">
            <text:p>25530568</text:p>
          </table:table-cell>
          <table:table-cell office:value-type="float" office:value="16018454" calcext:value-type="float">
            <text:p>16018454</text:p>
          </table:table-cell>
          <table:table-cell office:value-type="float" office:value="28449481" calcext:value-type="float">
            <text:p>28449481</text:p>
          </table:table-cell>
          <table:table-cell table:number-columns-repeated="2"/>
          <table:table-cell office:value-type="float" office:value="2840440" calcext:value-type="float">
            <text:p>2840440</text:p>
          </table:table-cell>
          <table:table-cell office:value-type="float" office:value="23168966" calcext:value-type="float">
            <text:p>23168966</text:p>
          </table:table-cell>
          <table:table-cell office:value-type="float" office:value="6527038" calcext:value-type="float">
            <text:p>6527038</text:p>
          </table:table-cell>
          <table:table-cell office:value-type="float" office:value="25538354" calcext:value-type="float">
            <text:p>25538354</text:p>
          </table:table-cell>
          <table:table-cell office:value-type="float" office:value="16049746" calcext:value-type="float">
            <text:p>16049746</text:p>
          </table:table-cell>
          <table:table-cell office:value-type="float" office:value="28462741" calcext:value-type="float">
            <text:p>28462741</text:p>
          </table:table-cell>
          <table:table-cell/>
          <table:table-cell table:formula="of:=[.I244]/[.A244]" office:value-type="percentage" office:value="0.999135389310485" calcext:value-type="percentage">
            <text:p>99.91%</text:p>
          </table:table-cell>
          <table:table-cell table:formula="of:=[.J244]/[.B244]" office:value-type="percentage" office:value="0.99800527876604" calcext:value-type="percentage">
            <text:p>99.80%</text:p>
          </table:table-cell>
          <table:table-cell table:formula="of:=[.K244]/[.C244]" office:value-type="percentage" office:value="0.997949986896918" calcext:value-type="percentage">
            <text:p>99.79%</text:p>
          </table:table-cell>
          <table:table-cell table:formula="of:=[.L244]/[.D244]" office:value-type="percentage" office:value="1.00030496775473" calcext:value-type="percentage">
            <text:p>100.03%</text:p>
          </table:table-cell>
          <table:table-cell table:formula="of:=[.M244]/[.E244]" office:value-type="percentage" office:value="1.00195349688553" calcext:value-type="percentage">
            <text:p>100.20%</text:p>
          </table:table-cell>
          <table:table-cell table:formula="of:=[.N244]/[.F244]" office:value-type="percentage" office:value="1.00046608934623" calcext:value-type="percentage">
            <text:p>100.05%</text:p>
          </table:table-cell>
          <table:table-cell/>
          <table:table-cell table:style-name="ce3" table:formula="of:=AVERAGE([.P244:.U244])" office:value-type="percentage" office:value="0.999635868159989" calcext:value-type="percentage">
            <text:p>99.96%</text:p>
          </table:table-cell>
          <table:table-cell table:number-columns-repeated="1001"/>
        </table:table-row>
        <table:table-row table:style-name="ro1">
          <table:table-cell office:value-type="float" office:value="2910156" calcext:value-type="float">
            <text:p>2910156</text:p>
          </table:table-cell>
          <table:table-cell office:value-type="float" office:value="22872260" calcext:value-type="float">
            <text:p>22872260</text:p>
          </table:table-cell>
          <table:table-cell office:value-type="float" office:value="6158591" calcext:value-type="float">
            <text:p>6158591</text:p>
          </table:table-cell>
          <table:table-cell office:value-type="float" office:value="26158302" calcext:value-type="float">
            <text:p>26158302</text:p>
          </table:table-cell>
          <table:table-cell office:value-type="float" office:value="15963903" calcext:value-type="float">
            <text:p>15963903</text:p>
          </table:table-cell>
          <table:table-cell office:value-type="float" office:value="30197368" calcext:value-type="float">
            <text:p>30197368</text:p>
          </table:table-cell>
          <table:table-cell table:number-columns-repeated="2"/>
          <table:table-cell office:value-type="float" office:value="2909268" calcext:value-type="float">
            <text:p>2909268</text:p>
          </table:table-cell>
          <table:table-cell office:value-type="float" office:value="22897663" calcext:value-type="float">
            <text:p>22897663</text:p>
          </table:table-cell>
          <table:table-cell office:value-type="float" office:value="6158832" calcext:value-type="float">
            <text:p>6158832</text:p>
          </table:table-cell>
          <table:table-cell office:value-type="float" office:value="26195568" calcext:value-type="float">
            <text:p>26195568</text:p>
          </table:table-cell>
          <table:table-cell office:value-type="float" office:value="15988409" calcext:value-type="float">
            <text:p>15988409</text:p>
          </table:table-cell>
          <table:table-cell office:value-type="float" office:value="30221866" calcext:value-type="float">
            <text:p>30221866</text:p>
          </table:table-cell>
          <table:table-cell/>
          <table:table-cell table:formula="of:=[.I245]/[.A245]" office:value-type="percentage" office:value="0.999694861718753" calcext:value-type="percentage">
            <text:p>99.97%</text:p>
          </table:table-cell>
          <table:table-cell table:formula="of:=[.J245]/[.B245]" office:value-type="percentage" office:value="1.00111064669604" calcext:value-type="percentage">
            <text:p>100.11%</text:p>
          </table:table-cell>
          <table:table-cell table:formula="of:=[.K245]/[.C245]" office:value-type="percentage" office:value="1.00003913232751" calcext:value-type="percentage">
            <text:p>100.00%</text:p>
          </table:table-cell>
          <table:table-cell table:formula="of:=[.L245]/[.D245]" office:value-type="percentage" office:value="1.0014246337549" calcext:value-type="percentage">
            <text:p>100.14%</text:p>
          </table:table-cell>
          <table:table-cell table:formula="of:=[.M245]/[.E245]" office:value-type="percentage" office:value="1.00153508825505" calcext:value-type="percentage">
            <text:p>100.15%</text:p>
          </table:table-cell>
          <table:table-cell table:formula="of:=[.N245]/[.F245]" office:value-type="percentage" office:value="1.00081126275641" calcext:value-type="percentage">
            <text:p>100.08%</text:p>
          </table:table-cell>
          <table:table-cell/>
          <table:table-cell table:style-name="ce3" table:formula="of:=AVERAGE([.P245:.U245])" office:value-type="percentage" office:value="1.00076927091811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2919696" calcext:value-type="float">
            <text:p>2919696</text:p>
          </table:table-cell>
          <table:table-cell office:value-type="float" office:value="24900389" calcext:value-type="float">
            <text:p>24900389</text:p>
          </table:table-cell>
          <table:table-cell office:value-type="float" office:value="6484471" calcext:value-type="float">
            <text:p>6484471</text:p>
          </table:table-cell>
          <table:table-cell office:value-type="float" office:value="26796204" calcext:value-type="float">
            <text:p>26796204</text:p>
          </table:table-cell>
          <table:table-cell office:value-type="float" office:value="15797001" calcext:value-type="float">
            <text:p>15797001</text:p>
          </table:table-cell>
          <table:table-cell office:value-type="float" office:value="28323439" calcext:value-type="float">
            <text:p>28323439</text:p>
          </table:table-cell>
          <table:table-cell table:number-columns-repeated="2"/>
          <table:table-cell office:value-type="float" office:value="2925441" calcext:value-type="float">
            <text:p>2925441</text:p>
          </table:table-cell>
          <table:table-cell office:value-type="float" office:value="24902214" calcext:value-type="float">
            <text:p>24902214</text:p>
          </table:table-cell>
          <table:table-cell office:value-type="float" office:value="6512915" calcext:value-type="float">
            <text:p>6512915</text:p>
          </table:table-cell>
          <table:table-cell office:value-type="float" office:value="26827935" calcext:value-type="float">
            <text:p>26827935</text:p>
          </table:table-cell>
          <table:table-cell office:value-type="float" office:value="15803757" calcext:value-type="float">
            <text:p>15803757</text:p>
          </table:table-cell>
          <table:table-cell office:value-type="float" office:value="28361013" calcext:value-type="float">
            <text:p>28361013</text:p>
          </table:table-cell>
          <table:table-cell/>
          <table:table-cell table:formula="of:=[.I246]/[.A246]" office:value-type="percentage" office:value="1.0019676706068" calcext:value-type="percentage">
            <text:p>100.20%</text:p>
          </table:table-cell>
          <table:table-cell table:formula="of:=[.J246]/[.B246]" office:value-type="percentage" office:value="1.00007329202769" calcext:value-type="percentage">
            <text:p>100.01%</text:p>
          </table:table-cell>
          <table:table-cell table:formula="of:=[.K246]/[.C246]" office:value-type="percentage" office:value="1.00438647963728" calcext:value-type="percentage">
            <text:p>100.44%</text:p>
          </table:table-cell>
          <table:table-cell table:formula="of:=[.L246]/[.D246]" office:value-type="percentage" office:value="1.00118416026389" calcext:value-type="percentage">
            <text:p>100.12%</text:p>
          </table:table-cell>
          <table:table-cell table:formula="of:=[.M246]/[.E246]" office:value-type="percentage" office:value="1.00042767611397" calcext:value-type="percentage">
            <text:p>100.04%</text:p>
          </table:table-cell>
          <table:table-cell table:formula="of:=[.N246]/[.F246]" office:value-type="percentage" office:value="1.00132660444235" calcext:value-type="percentage">
            <text:p>100.13%</text:p>
          </table:table-cell>
          <table:table-cell/>
          <table:table-cell table:style-name="ce3" table:formula="of:=AVERAGE([.P246:.U246])" office:value-type="percentage" office:value="1.00156098051533" calcext:value-type="percentage">
            <text:p>100.16%</text:p>
          </table:table-cell>
          <table:table-cell table:number-columns-repeated="1001"/>
        </table:table-row>
        <table:table-row table:style-name="ro1">
          <table:table-cell office:value-type="float" office:value="2929405" calcext:value-type="float">
            <text:p>2929405</text:p>
          </table:table-cell>
          <table:table-cell office:value-type="float" office:value="23242386" calcext:value-type="float">
            <text:p>23242386</text:p>
          </table:table-cell>
          <table:table-cell office:value-type="float" office:value="6590244" calcext:value-type="float">
            <text:p>6590244</text:p>
          </table:table-cell>
          <table:table-cell office:value-type="float" office:value="25543842" calcext:value-type="float">
            <text:p>25543842</text:p>
          </table:table-cell>
          <table:table-cell office:value-type="float" office:value="15756695" calcext:value-type="float">
            <text:p>15756695</text:p>
          </table:table-cell>
          <table:table-cell office:value-type="float" office:value="28432229" calcext:value-type="float">
            <text:p>28432229</text:p>
          </table:table-cell>
          <table:table-cell table:number-columns-repeated="2"/>
          <table:table-cell office:value-type="float" office:value="2930004" calcext:value-type="float">
            <text:p>2930004</text:p>
          </table:table-cell>
          <table:table-cell office:value-type="float" office:value="23240575" calcext:value-type="float">
            <text:p>23240575</text:p>
          </table:table-cell>
          <table:table-cell office:value-type="float" office:value="6592720" calcext:value-type="float">
            <text:p>6592720</text:p>
          </table:table-cell>
          <table:table-cell office:value-type="float" office:value="25561089" calcext:value-type="float">
            <text:p>25561089</text:p>
          </table:table-cell>
          <table:table-cell office:value-type="float" office:value="15784270" calcext:value-type="float">
            <text:p>15784270</text:p>
          </table:table-cell>
          <table:table-cell office:value-type="float" office:value="28460741" calcext:value-type="float">
            <text:p>28460741</text:p>
          </table:table-cell>
          <table:table-cell/>
          <table:table-cell table:formula="of:=[.I247]/[.A247]" office:value-type="percentage" office:value="1.00020447838384" calcext:value-type="percentage">
            <text:p>100.02%</text:p>
          </table:table-cell>
          <table:table-cell table:formula="of:=[.J247]/[.B247]" office:value-type="percentage" office:value="0.999922082009997" calcext:value-type="percentage">
            <text:p>99.99%</text:p>
          </table:table-cell>
          <table:table-cell table:formula="of:=[.K247]/[.C247]" office:value-type="percentage" office:value="1.00037570687823" calcext:value-type="percentage">
            <text:p>100.04%</text:p>
          </table:table-cell>
          <table:table-cell table:formula="of:=[.L247]/[.D247]" office:value-type="percentage" office:value="1.00067519208739" calcext:value-type="percentage">
            <text:p>100.07%</text:p>
          </table:table-cell>
          <table:table-cell table:formula="of:=[.M247]/[.E247]" office:value-type="percentage" office:value="1.00175004974076" calcext:value-type="percentage">
            <text:p>100.18%</text:p>
          </table:table-cell>
          <table:table-cell table:formula="of:=[.N247]/[.F247]" office:value-type="percentage" office:value="1.0010028056541" calcext:value-type="percentage">
            <text:p>100.10%</text:p>
          </table:table-cell>
          <table:table-cell/>
          <table:table-cell table:style-name="ce3" table:formula="of:=AVERAGE([.P247:.U247])" office:value-type="percentage" office:value="1.00065505245905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889764" calcext:value-type="float">
            <text:p>2889764</text:p>
          </table:table-cell>
          <table:table-cell office:value-type="float" office:value="27279408" calcext:value-type="float">
            <text:p>27279408</text:p>
          </table:table-cell>
          <table:table-cell office:value-type="float" office:value="7609554" calcext:value-type="float">
            <text:p>7609554</text:p>
          </table:table-cell>
          <table:table-cell office:value-type="float" office:value="27030307" calcext:value-type="float">
            <text:p>27030307</text:p>
          </table:table-cell>
          <table:table-cell office:value-type="float" office:value="17115561" calcext:value-type="float">
            <text:p>17115561</text:p>
          </table:table-cell>
          <table:table-cell office:value-type="float" office:value="29562766" calcext:value-type="float">
            <text:p>29562766</text:p>
          </table:table-cell>
          <table:table-cell table:number-columns-repeated="2"/>
          <table:table-cell office:value-type="float" office:value="2894376" calcext:value-type="float">
            <text:p>2894376</text:p>
          </table:table-cell>
          <table:table-cell office:value-type="float" office:value="27326830" calcext:value-type="float">
            <text:p>27326830</text:p>
          </table:table-cell>
          <table:table-cell office:value-type="float" office:value="7631942" calcext:value-type="float">
            <text:p>7631942</text:p>
          </table:table-cell>
          <table:table-cell office:value-type="float" office:value="26964763" calcext:value-type="float">
            <text:p>26964763</text:p>
          </table:table-cell>
          <table:table-cell office:value-type="float" office:value="17148226" calcext:value-type="float">
            <text:p>17148226</text:p>
          </table:table-cell>
          <table:table-cell office:value-type="float" office:value="29645971" calcext:value-type="float">
            <text:p>29645971</text:p>
          </table:table-cell>
          <table:table-cell/>
          <table:table-cell table:formula="of:=[.I248]/[.A248]" office:value-type="percentage" office:value="1.00159597807987" calcext:value-type="percentage">
            <text:p>100.16%</text:p>
          </table:table-cell>
          <table:table-cell table:formula="of:=[.J248]/[.B248]" office:value-type="percentage" office:value="1.0017383808329" calcext:value-type="percentage">
            <text:p>100.17%</text:p>
          </table:table-cell>
          <table:table-cell table:formula="of:=[.K248]/[.C248]" office:value-type="percentage" office:value="1.00294209095566" calcext:value-type="percentage">
            <text:p>100.29%</text:p>
          </table:table-cell>
          <table:table-cell table:formula="of:=[.L248]/[.D248]" office:value-type="percentage" office:value="0.997575166275396" calcext:value-type="percentage">
            <text:p>99.76%</text:p>
          </table:table-cell>
          <table:table-cell table:formula="of:=[.M248]/[.E248]" office:value-type="percentage" office:value="1.00190849718569" calcext:value-type="percentage">
            <text:p>100.19%</text:p>
          </table:table-cell>
          <table:table-cell table:formula="of:=[.N248]/[.F248]" office:value-type="percentage" office:value="1.00281452012981" calcext:value-type="percentage">
            <text:p>100.28%</text:p>
          </table:table-cell>
          <table:table-cell/>
          <table:table-cell table:style-name="ce3" table:formula="of:=AVERAGE([.P248:.U248])" office:value-type="percentage" office:value="1.00142910557655" calcext:value-type="percentage">
            <text:p>100.14%</text:p>
          </table:table-cell>
          <table:table-cell table:number-columns-repeated="1001"/>
        </table:table-row>
        <table:table-row table:style-name="ro1">
          <table:table-cell office:value-type="float" office:value="2912049" calcext:value-type="float">
            <text:p>2912049</text:p>
          </table:table-cell>
          <table:table-cell office:value-type="float" office:value="24512860" calcext:value-type="float">
            <text:p>24512860</text:p>
          </table:table-cell>
          <table:table-cell office:value-type="float" office:value="6485040" calcext:value-type="float">
            <text:p>6485040</text:p>
          </table:table-cell>
          <table:table-cell office:value-type="float" office:value="26136508" calcext:value-type="float">
            <text:p>26136508</text:p>
          </table:table-cell>
          <table:table-cell office:value-type="float" office:value="15891726" calcext:value-type="float">
            <text:p>15891726</text:p>
          </table:table-cell>
          <table:table-cell office:value-type="float" office:value="28404629" calcext:value-type="float">
            <text:p>28404629</text:p>
          </table:table-cell>
          <table:table-cell table:number-columns-repeated="2"/>
          <table:table-cell office:value-type="float" office:value="2914376" calcext:value-type="float">
            <text:p>2914376</text:p>
          </table:table-cell>
          <table:table-cell office:value-type="float" office:value="24508931" calcext:value-type="float">
            <text:p>24508931</text:p>
          </table:table-cell>
          <table:table-cell office:value-type="float" office:value="6502874" calcext:value-type="float">
            <text:p>6502874</text:p>
          </table:table-cell>
          <table:table-cell office:value-type="float" office:value="26134681" calcext:value-type="float">
            <text:p>26134681</text:p>
          </table:table-cell>
          <table:table-cell office:value-type="float" office:value="15871291" calcext:value-type="float">
            <text:p>15871291</text:p>
          </table:table-cell>
          <table:table-cell office:value-type="float" office:value="28415300" calcext:value-type="float">
            <text:p>28415300</text:p>
          </table:table-cell>
          <table:table-cell/>
          <table:table-cell table:formula="of:=[.I249]/[.A249]" office:value-type="percentage" office:value="1.00079909369657" calcext:value-type="percentage">
            <text:p>100.08%</text:p>
          </table:table-cell>
          <table:table-cell table:formula="of:=[.J249]/[.B249]" office:value-type="percentage" office:value="0.999839716785393" calcext:value-type="percentage">
            <text:p>99.98%</text:p>
          </table:table-cell>
          <table:table-cell table:formula="of:=[.K249]/[.C249]" office:value-type="percentage" office:value="1.00275002158815" calcext:value-type="percentage">
            <text:p>100.28%</text:p>
          </table:table-cell>
          <table:table-cell table:formula="of:=[.L249]/[.D249]" office:value-type="percentage" office:value="0.999930097777408" calcext:value-type="percentage">
            <text:p>99.99%</text:p>
          </table:table-cell>
          <table:table-cell table:formula="of:=[.M249]/[.E249]" office:value-type="percentage" office:value="0.99871411072655" calcext:value-type="percentage">
            <text:p>99.87%</text:p>
          </table:table-cell>
          <table:table-cell table:formula="of:=[.N249]/[.F249]" office:value-type="percentage" office:value="1.00037567820372" calcext:value-type="percentage">
            <text:p>100.04%</text:p>
          </table:table-cell>
          <table:table-cell/>
          <table:table-cell table:style-name="ce3" table:formula="of:=AVERAGE([.P249:.U249])" office:value-type="percentage" office:value="1.00040145312963" calcext:value-type="percentage">
            <text:p>100.04%</text:p>
          </table:table-cell>
          <table:table-cell table:number-columns-repeated="1001"/>
        </table:table-row>
        <table:table-row table:style-name="ro1">
          <table:table-cell office:value-type="float" office:value="2936175" calcext:value-type="float">
            <text:p>2936175</text:p>
          </table:table-cell>
          <table:table-cell office:value-type="float" office:value="23927040" calcext:value-type="float">
            <text:p>23927040</text:p>
          </table:table-cell>
          <table:table-cell office:value-type="float" office:value="6843576" calcext:value-type="float">
            <text:p>6843576</text:p>
          </table:table-cell>
          <table:table-cell office:value-type="float" office:value="25233681" calcext:value-type="float">
            <text:p>25233681</text:p>
          </table:table-cell>
          <table:table-cell office:value-type="float" office:value="15898311" calcext:value-type="float">
            <text:p>15898311</text:p>
          </table:table-cell>
          <table:table-cell office:value-type="float" office:value="28471877" calcext:value-type="float">
            <text:p>28471877</text:p>
          </table:table-cell>
          <table:table-cell table:number-columns-repeated="2"/>
          <table:table-cell office:value-type="float" office:value="2954963" calcext:value-type="float">
            <text:p>2954963</text:p>
          </table:table-cell>
          <table:table-cell office:value-type="float" office:value="23924568" calcext:value-type="float">
            <text:p>23924568</text:p>
          </table:table-cell>
          <table:table-cell office:value-type="float" office:value="6864253" calcext:value-type="float">
            <text:p>6864253</text:p>
          </table:table-cell>
          <table:table-cell office:value-type="float" office:value="25205554" calcext:value-type="float">
            <text:p>25205554</text:p>
          </table:table-cell>
          <table:table-cell office:value-type="float" office:value="15919854" calcext:value-type="float">
            <text:p>15919854</text:p>
          </table:table-cell>
          <table:table-cell office:value-type="float" office:value="28406170" calcext:value-type="float">
            <text:p>28406170</text:p>
          </table:table-cell>
          <table:table-cell/>
          <table:table-cell table:formula="of:=[.I250]/[.A250]" office:value-type="percentage" office:value="1.00639880116138" calcext:value-type="percentage">
            <text:p>100.64%</text:p>
          </table:table-cell>
          <table:table-cell table:formula="of:=[.J250]/[.B250]" office:value-type="percentage" office:value="0.999896685925213" calcext:value-type="percentage">
            <text:p>99.99%</text:p>
          </table:table-cell>
          <table:table-cell table:formula="of:=[.K250]/[.C250]" office:value-type="percentage" office:value="1.00302137362104" calcext:value-type="percentage">
            <text:p>100.30%</text:p>
          </table:table-cell>
          <table:table-cell table:formula="of:=[.L250]/[.D250]" office:value-type="percentage" office:value="0.99888533900385" calcext:value-type="percentage">
            <text:p>99.89%</text:p>
          </table:table-cell>
          <table:table-cell table:formula="of:=[.M250]/[.E250]" office:value-type="percentage" office:value="1.00135504960244" calcext:value-type="percentage">
            <text:p>100.14%</text:p>
          </table:table-cell>
          <table:table-cell table:formula="of:=[.N250]/[.F250]" office:value-type="percentage" office:value="0.997692213969595" calcext:value-type="percentage">
            <text:p>99.77%</text:p>
          </table:table-cell>
          <table:table-cell/>
          <table:table-cell table:style-name="ce3" table:formula="of:=AVERAGE([.P250:.U250])" office:value-type="percentage" office:value="1.00120824388059" calcext:value-type="percentage">
            <text:p>100.12%</text:p>
          </table:table-cell>
          <table:table-cell table:number-columns-repeated="1001"/>
        </table:table-row>
        <table:table-row table:style-name="ro1">
          <table:table-cell office:value-type="float" office:value="2921548" calcext:value-type="float">
            <text:p>2921548</text:p>
          </table:table-cell>
          <table:table-cell office:value-type="float" office:value="23302110" calcext:value-type="float">
            <text:p>23302110</text:p>
          </table:table-cell>
          <table:table-cell office:value-type="float" office:value="7112262" calcext:value-type="float">
            <text:p>7112262</text:p>
          </table:table-cell>
          <table:table-cell office:value-type="float" office:value="27035704" calcext:value-type="float">
            <text:p>27035704</text:p>
          </table:table-cell>
          <table:table-cell office:value-type="float" office:value="15795704" calcext:value-type="float">
            <text:p>15795704</text:p>
          </table:table-cell>
          <table:table-cell office:value-type="float" office:value="30271575" calcext:value-type="float">
            <text:p>30271575</text:p>
          </table:table-cell>
          <table:table-cell table:number-columns-repeated="2"/>
          <table:table-cell office:value-type="float" office:value="2928746" calcext:value-type="float">
            <text:p>2928746</text:p>
          </table:table-cell>
          <table:table-cell office:value-type="float" office:value="23275533" calcext:value-type="float">
            <text:p>23275533</text:p>
          </table:table-cell>
          <table:table-cell office:value-type="float" office:value="7121511" calcext:value-type="float">
            <text:p>7121511</text:p>
          </table:table-cell>
          <table:table-cell office:value-type="float" office:value="27061639" calcext:value-type="float">
            <text:p>27061639</text:p>
          </table:table-cell>
          <table:table-cell office:value-type="float" office:value="15811402" calcext:value-type="float">
            <text:p>15811402</text:p>
          </table:table-cell>
          <table:table-cell office:value-type="float" office:value="30251986" calcext:value-type="float">
            <text:p>30251986</text:p>
          </table:table-cell>
          <table:table-cell/>
          <table:table-cell table:formula="of:=[.I251]/[.A251]" office:value-type="percentage" office:value="1.0024637623616" calcext:value-type="percentage">
            <text:p>100.25%</text:p>
          </table:table-cell>
          <table:table-cell table:formula="of:=[.J251]/[.B251]" office:value-type="percentage" office:value="0.998859459508173" calcext:value-type="percentage">
            <text:p>99.89%</text:p>
          </table:table-cell>
          <table:table-cell table:formula="of:=[.K251]/[.C251]" office:value-type="percentage" office:value="1.00130043015851" calcext:value-type="percentage">
            <text:p>100.13%</text:p>
          </table:table-cell>
          <table:table-cell table:formula="of:=[.L251]/[.D251]" office:value-type="percentage" office:value="1.00095928702282" calcext:value-type="percentage">
            <text:p>100.10%</text:p>
          </table:table-cell>
          <table:table-cell table:formula="of:=[.M251]/[.E251]" office:value-type="percentage" office:value="1.00099381452071" calcext:value-type="percentage">
            <text:p>100.10%</text:p>
          </table:table-cell>
          <table:table-cell table:formula="of:=[.N251]/[.F251]" office:value-type="percentage" office:value="0.999352891284976" calcext:value-type="percentage">
            <text:p>99.94%</text:p>
          </table:table-cell>
          <table:table-cell/>
          <table:table-cell table:style-name="ce3" table:formula="of:=AVERAGE([.P251:.U251])" office:value-type="percentage" office:value="1.00065494080947" calcext:value-type="percentage">
            <text:p>100.07%</text:p>
          </table:table-cell>
          <table:table-cell table:number-columns-repeated="1001"/>
        </table:table-row>
        <table:table-row table:style-name="ro1">
          <table:table-cell office:value-type="float" office:value="2920237" calcext:value-type="float">
            <text:p>2920237</text:p>
          </table:table-cell>
          <table:table-cell office:value-type="float" office:value="23050103" calcext:value-type="float">
            <text:p>23050103</text:p>
          </table:table-cell>
          <table:table-cell office:value-type="float" office:value="7327593" calcext:value-type="float">
            <text:p>7327593</text:p>
          </table:table-cell>
          <table:table-cell office:value-type="float" office:value="26238557" calcext:value-type="float">
            <text:p>26238557</text:p>
          </table:table-cell>
          <table:table-cell office:value-type="float" office:value="15995493" calcext:value-type="float">
            <text:p>15995493</text:p>
          </table:table-cell>
          <table:table-cell office:value-type="float" office:value="28423135" calcext:value-type="float">
            <text:p>28423135</text:p>
          </table:table-cell>
          <table:table-cell table:number-columns-repeated="2"/>
          <table:table-cell office:value-type="float" office:value="2928602" calcext:value-type="float">
            <text:p>2928602</text:p>
          </table:table-cell>
          <table:table-cell office:value-type="float" office:value="23071812" calcext:value-type="float">
            <text:p>23071812</text:p>
          </table:table-cell>
          <table:table-cell office:value-type="float" office:value="7357212" calcext:value-type="float">
            <text:p>7357212</text:p>
          </table:table-cell>
          <table:table-cell office:value-type="float" office:value="26242258" calcext:value-type="float">
            <text:p>26242258</text:p>
          </table:table-cell>
          <table:table-cell office:value-type="float" office:value="15981620" calcext:value-type="float">
            <text:p>15981620</text:p>
          </table:table-cell>
          <table:table-cell office:value-type="float" office:value="28415867" calcext:value-type="float">
            <text:p>28415867</text:p>
          </table:table-cell>
          <table:table-cell/>
          <table:table-cell table:formula="of:=[.I252]/[.A252]" office:value-type="percentage" office:value="1.00286449353255" calcext:value-type="percentage">
            <text:p>100.29%</text:p>
          </table:table-cell>
          <table:table-cell table:formula="of:=[.J252]/[.B252]" office:value-type="percentage" office:value="1.00094181791726" calcext:value-type="percentage">
            <text:p>100.09%</text:p>
          </table:table-cell>
          <table:table-cell table:formula="of:=[.K252]/[.C252]" office:value-type="percentage" office:value="1.00404211860566" calcext:value-type="percentage">
            <text:p>100.40%</text:p>
          </table:table-cell>
          <table:table-cell table:formula="of:=[.L252]/[.D252]" office:value-type="percentage" office:value="1.0001410519641" calcext:value-type="percentage">
            <text:p>100.01%</text:p>
          </table:table-cell>
          <table:table-cell table:formula="of:=[.M252]/[.E252]" office:value-type="percentage" office:value="0.999132693190513" calcext:value-type="percentage">
            <text:p>99.91%</text:p>
          </table:table-cell>
          <table:table-cell table:formula="of:=[.N252]/[.F252]" office:value-type="percentage" office:value="0.999744292809361" calcext:value-type="percentage">
            <text:p>99.97%</text:p>
          </table:table-cell>
          <table:table-cell/>
          <table:table-cell table:style-name="ce3" table:formula="of:=AVERAGE([.P252:.U252])" office:value-type="percentage" office:value="1.00114441133657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006418" calcext:value-type="float">
            <text:p>3006418</text:p>
          </table:table-cell>
          <table:table-cell office:value-type="float" office:value="23122215" calcext:value-type="float">
            <text:p>23122215</text:p>
          </table:table-cell>
          <table:table-cell office:value-type="float" office:value="6046654" calcext:value-type="float">
            <text:p>6046654</text:p>
          </table:table-cell>
          <table:table-cell office:value-type="float" office:value="26061684" calcext:value-type="float">
            <text:p>26061684</text:p>
          </table:table-cell>
          <table:table-cell office:value-type="float" office:value="16847981" calcext:value-type="float">
            <text:p>16847981</text:p>
          </table:table-cell>
          <table:table-cell office:value-type="float" office:value="28013492" calcext:value-type="float">
            <text:p>28013492</text:p>
          </table:table-cell>
          <table:table-cell table:number-columns-repeated="2"/>
          <table:table-cell office:value-type="float" office:value="3010924" calcext:value-type="float">
            <text:p>3010924</text:p>
          </table:table-cell>
          <table:table-cell office:value-type="float" office:value="23118597" calcext:value-type="float">
            <text:p>23118597</text:p>
          </table:table-cell>
          <table:table-cell office:value-type="float" office:value="6063984" calcext:value-type="float">
            <text:p>6063984</text:p>
          </table:table-cell>
          <table:table-cell office:value-type="float" office:value="26096901" calcext:value-type="float">
            <text:p>26096901</text:p>
          </table:table-cell>
          <table:table-cell office:value-type="float" office:value="16879574" calcext:value-type="float">
            <text:p>16879574</text:p>
          </table:table-cell>
          <table:table-cell office:value-type="float" office:value="27996101" calcext:value-type="float">
            <text:p>27996101</text:p>
          </table:table-cell>
          <table:table-cell/>
          <table:table-cell table:formula="of:=[.I253]/[.A253]" office:value-type="percentage" office:value="1.00149879358093" calcext:value-type="percentage">
            <text:p>100.15%</text:p>
          </table:table-cell>
          <table:table-cell table:formula="of:=[.J253]/[.B253]" office:value-type="percentage" office:value="0.999843527101534" calcext:value-type="percentage">
            <text:p>99.98%</text:p>
          </table:table-cell>
          <table:table-cell table:formula="of:=[.K253]/[.C253]" office:value-type="percentage" office:value="1.00286604790021" calcext:value-type="percentage">
            <text:p>100.29%</text:p>
          </table:table-cell>
          <table:table-cell table:formula="of:=[.L253]/[.D253]" office:value-type="percentage" office:value="1.0013512941067" calcext:value-type="percentage">
            <text:p>100.14%</text:p>
          </table:table-cell>
          <table:table-cell table:formula="of:=[.M253]/[.E253]" office:value-type="percentage" office:value="1.00187518017738" calcext:value-type="percentage">
            <text:p>100.19%</text:p>
          </table:table-cell>
          <table:table-cell table:formula="of:=[.N253]/[.F253]" office:value-type="percentage" office:value="0.999379191997913" calcext:value-type="percentage">
            <text:p>99.94%</text:p>
          </table:table-cell>
          <table:table-cell/>
          <table:table-cell table:style-name="ce3" table:formula="of:=AVERAGE([.P253:.U253])" office:value-type="percentage" office:value="1.00113567247744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035476" calcext:value-type="float">
            <text:p>3035476</text:p>
          </table:table-cell>
          <table:table-cell office:value-type="float" office:value="22841878" calcext:value-type="float">
            <text:p>22841878</text:p>
          </table:table-cell>
          <table:table-cell office:value-type="float" office:value="6299826" calcext:value-type="float">
            <text:p>6299826</text:p>
          </table:table-cell>
          <table:table-cell office:value-type="float" office:value="26386556" calcext:value-type="float">
            <text:p>26386556</text:p>
          </table:table-cell>
          <table:table-cell office:value-type="float" office:value="15937633" calcext:value-type="float">
            <text:p>15937633</text:p>
          </table:table-cell>
          <table:table-cell office:value-type="float" office:value="29924031" calcext:value-type="float">
            <text:p>29924031</text:p>
          </table:table-cell>
          <table:table-cell table:number-columns-repeated="2"/>
          <table:table-cell office:value-type="float" office:value="3032173" calcext:value-type="float">
            <text:p>3032173</text:p>
          </table:table-cell>
          <table:table-cell office:value-type="float" office:value="22857312" calcext:value-type="float">
            <text:p>22857312</text:p>
          </table:table-cell>
          <table:table-cell office:value-type="float" office:value="6309030" calcext:value-type="float">
            <text:p>6309030</text:p>
          </table:table-cell>
          <table:table-cell office:value-type="float" office:value="26363920" calcext:value-type="float">
            <text:p>26363920</text:p>
          </table:table-cell>
          <table:table-cell office:value-type="float" office:value="16026914" calcext:value-type="float">
            <text:p>16026914</text:p>
          </table:table-cell>
          <table:table-cell office:value-type="float" office:value="29952139" calcext:value-type="float">
            <text:p>29952139</text:p>
          </table:table-cell>
          <table:table-cell/>
          <table:table-cell table:formula="of:=[.I254]/[.A254]" office:value-type="percentage" office:value="0.998911867529178" calcext:value-type="percentage">
            <text:p>99.89%</text:p>
          </table:table-cell>
          <table:table-cell table:formula="of:=[.J254]/[.B254]" office:value-type="percentage" office:value="1.00067568875029" calcext:value-type="percentage">
            <text:p>100.07%</text:p>
          </table:table-cell>
          <table:table-cell table:formula="of:=[.K254]/[.C254]" office:value-type="percentage" office:value="1.00146099273218" calcext:value-type="percentage">
            <text:p>100.15%</text:p>
          </table:table-cell>
          <table:table-cell table:formula="of:=[.L254]/[.D254]" office:value-type="percentage" office:value="0.999142138898309" calcext:value-type="percentage">
            <text:p>99.91%</text:p>
          </table:table-cell>
          <table:table-cell table:formula="of:=[.M254]/[.E254]" office:value-type="percentage" office:value="1.00560189834965" calcext:value-type="percentage">
            <text:p>100.56%</text:p>
          </table:table-cell>
          <table:table-cell table:formula="of:=[.N254]/[.F254]" office:value-type="percentage" office:value="1.00093931195299" calcext:value-type="percentage">
            <text:p>100.09%</text:p>
          </table:table-cell>
          <table:table-cell/>
          <table:table-cell table:style-name="ce3" table:formula="of:=AVERAGE([.P254:.U254])" office:value-type="percentage" office:value="1.00112198303543" calcext:value-type="percentage">
            <text:p>100.11%</text:p>
          </table:table-cell>
          <table:table-cell table:number-columns-repeated="1001"/>
        </table:table-row>
        <table:table-row table:style-name="ro1">
          <table:table-cell office:value-type="float" office:value="3249642" calcext:value-type="float">
            <text:p>3249642</text:p>
          </table:table-cell>
          <table:table-cell office:value-type="float" office:value="23067013" calcext:value-type="float">
            <text:p>23067013</text:p>
          </table:table-cell>
          <table:table-cell office:value-type="float" office:value="6257117" calcext:value-type="float">
            <text:p>6257117</text:p>
          </table:table-cell>
          <table:table-cell office:value-type="float" office:value="27226238" calcext:value-type="float">
            <text:p>27226238</text:p>
          </table:table-cell>
          <table:table-cell office:value-type="float" office:value="15750530" calcext:value-type="float">
            <text:p>15750530</text:p>
          </table:table-cell>
          <table:table-cell office:value-type="float" office:value="28789669" calcext:value-type="float">
            <text:p>28789669</text:p>
          </table:table-cell>
          <table:table-cell table:number-columns-repeated="2"/>
          <table:table-cell office:value-type="float" office:value="3256654" calcext:value-type="float">
            <text:p>3256654</text:p>
          </table:table-cell>
          <table:table-cell office:value-type="float" office:value="23079987" calcext:value-type="float">
            <text:p>23079987</text:p>
          </table:table-cell>
          <table:table-cell office:value-type="float" office:value="6265723" calcext:value-type="float">
            <text:p>6265723</text:p>
          </table:table-cell>
          <table:table-cell office:value-type="float" office:value="27236410" calcext:value-type="float">
            <text:p>27236410</text:p>
          </table:table-cell>
          <table:table-cell office:value-type="float" office:value="15780629" calcext:value-type="float">
            <text:p>15780629</text:p>
          </table:table-cell>
          <table:table-cell office:value-type="float" office:value="28756158" calcext:value-type="float">
            <text:p>28756158</text:p>
          </table:table-cell>
          <table:table-cell/>
          <table:table-cell table:formula="of:=[.I255]/[.A255]" office:value-type="percentage" office:value="1.00215777614888" calcext:value-type="percentage">
            <text:p>100.22%</text:p>
          </table:table-cell>
          <table:table-cell table:formula="of:=[.J255]/[.B255]" office:value-type="percentage" office:value="1.00056244820255" calcext:value-type="percentage">
            <text:p>100.06%</text:p>
          </table:table-cell>
          <table:table-cell table:formula="of:=[.K255]/[.C255]" office:value-type="percentage" office:value="1.00137539381156" calcext:value-type="percentage">
            <text:p>100.14%</text:p>
          </table:table-cell>
          <table:table-cell table:formula="of:=[.L255]/[.D255]" office:value-type="percentage" office:value="1.00037361019176" calcext:value-type="percentage">
            <text:p>100.04%</text:p>
          </table:table-cell>
          <table:table-cell table:formula="of:=[.M255]/[.E255]" office:value-type="percentage" office:value="1.00191098331294" calcext:value-type="percentage">
            <text:p>100.19%</text:p>
          </table:table-cell>
          <table:table-cell table:formula="of:=[.N255]/[.F255]" office:value-type="percentage" office:value="0.998836006068705" calcext:value-type="percentage">
            <text:p>99.88%</text:p>
          </table:table-cell>
          <table:table-cell/>
          <table:table-cell table:style-name="ce3" table:formula="of:=AVERAGE([.P255:.U255])" office:value-type="percentage" office:value="1.00086936962273" calcext:value-type="percentage">
            <text:p>100.09%</text:p>
          </table:table-cell>
          <table:table-cell table:number-columns-repeated="1001"/>
        </table:table-row>
        <table:table-row table:style-name="ro1">
          <table:table-cell office:value-type="float" office:value="3363170" calcext:value-type="float">
            <text:p>3363170</text:p>
          </table:table-cell>
          <table:table-cell office:value-type="float" office:value="23267547" calcext:value-type="float">
            <text:p>23267547</text:p>
          </table:table-cell>
          <table:table-cell office:value-type="float" office:value="6092167" calcext:value-type="float">
            <text:p>6092167</text:p>
          </table:table-cell>
          <table:table-cell office:value-type="float" office:value="26367681" calcext:value-type="float">
            <text:p>26367681</text:p>
          </table:table-cell>
          <table:table-cell office:value-type="float" office:value="15818613" calcext:value-type="float">
            <text:p>15818613</text:p>
          </table:table-cell>
          <table:table-cell office:value-type="float" office:value="28129462" calcext:value-type="float">
            <text:p>28129462</text:p>
          </table:table-cell>
          <table:table-cell table:number-columns-repeated="2"/>
          <table:table-cell office:value-type="float" office:value="3363084" calcext:value-type="float">
            <text:p>3363084</text:p>
          </table:table-cell>
          <table:table-cell office:value-type="float" office:value="23247326" calcext:value-type="float">
            <text:p>23247326</text:p>
          </table:table-cell>
          <table:table-cell office:value-type="float" office:value="6118665" calcext:value-type="float">
            <text:p>6118665</text:p>
          </table:table-cell>
          <table:table-cell office:value-type="float" office:value="26423299" calcext:value-type="float">
            <text:p>26423299</text:p>
          </table:table-cell>
          <table:table-cell office:value-type="float" office:value="15799964" calcext:value-type="float">
            <text:p>15799964</text:p>
          </table:table-cell>
          <table:table-cell office:value-type="float" office:value="28139377" calcext:value-type="float">
            <text:p>28139377</text:p>
          </table:table-cell>
          <table:table-cell/>
          <table:table-cell table:formula="of:=[.I256]/[.A256]" office:value-type="percentage" office:value="0.999974428887032" calcext:value-type="percentage">
            <text:p>100.00%</text:p>
          </table:table-cell>
          <table:table-cell table:formula="of:=[.J256]/[.B256]" office:value-type="percentage" office:value="0.99913093546131" calcext:value-type="percentage">
            <text:p>99.91%</text:p>
          </table:table-cell>
          <table:table-cell table:formula="of:=[.K256]/[.C256]" office:value-type="percentage" office:value="1.00434951963727" calcext:value-type="percentage">
            <text:p>100.43%</text:p>
          </table:table-cell>
          <table:table-cell table:formula="of:=[.L256]/[.D256]" office:value-type="percentage" office:value="1.00210932466909" calcext:value-type="percentage">
            <text:p>100.21%</text:p>
          </table:table-cell>
          <table:table-cell table:formula="of:=[.M256]/[.E256]" office:value-type="percentage" office:value="0.998821072365826" calcext:value-type="percentage">
            <text:p>99.88%</text:p>
          </table:table-cell>
          <table:table-cell table:formula="of:=[.N256]/[.F256]" office:value-type="percentage" office:value="1.00035247741318" calcext:value-type="percentage">
            <text:p>100.04%</text:p>
          </table:table-cell>
          <table:table-cell/>
          <table:table-cell table:style-name="ce3" table:formula="of:=AVERAGE([.P256:.U256])" office:value-type="percentage" office:value="1.00078962640562" calcext:value-type="percentage">
            <text:p>100.08%</text:p>
          </table:table-cell>
          <table:table-cell table:number-columns-repeated="1001"/>
        </table:table-row>
        <table:table-row table:style-name="ro1">
          <table:table-cell office:value-type="float" office:value="3141581" calcext:value-type="float">
            <text:p>3141581</text:p>
          </table:table-cell>
          <table:table-cell office:value-type="float" office:value="22458604" calcext:value-type="float">
            <text:p>22458604</text:p>
          </table:table-cell>
          <table:table-cell office:value-type="float" office:value="6252216" calcext:value-type="float">
            <text:p>6252216</text:p>
          </table:table-cell>
          <table:table-cell office:value-type="float" office:value="26639962" calcext:value-type="float">
            <text:p>26639962</text:p>
          </table:table-cell>
          <table:table-cell office:value-type="float" office:value="15948269" calcext:value-type="float">
            <text:p>15948269</text:p>
          </table:table-cell>
          <table:table-cell office:value-type="float" office:value="29452239" calcext:value-type="float">
            <text:p>29452239</text:p>
          </table:table-cell>
          <table:table-cell table:number-columns-repeated="2"/>
          <table:table-cell office:value-type="float" office:value="3148685" calcext:value-type="float">
            <text:p>3148685</text:p>
          </table:table-cell>
          <table:table-cell office:value-type="float" office:value="22489090" calcext:value-type="float">
            <text:p>22489090</text:p>
          </table:table-cell>
          <table:table-cell office:value-type="float" office:value="6258154" calcext:value-type="float">
            <text:p>6258154</text:p>
          </table:table-cell>
          <table:table-cell office:value-type="float" office:value="26635092" calcext:value-type="float">
            <text:p>26635092</text:p>
          </table:table-cell>
          <table:table-cell office:value-type="float" office:value="15913688" calcext:value-type="float">
            <text:p>15913688</text:p>
          </table:table-cell>
          <table:table-cell office:value-type="float" office:value="29406764" calcext:value-type="float">
            <text:p>29406764</text:p>
          </table:table-cell>
          <table:table-cell/>
          <table:table-cell table:formula="of:=[.I257]/[.A257]" office:value-type="percentage" office:value="1.00226128181957" calcext:value-type="percentage">
            <text:p>100.23%</text:p>
          </table:table-cell>
          <table:table-cell table:formula="of:=[.J257]/[.B257]" office:value-type="percentage" office:value="1.00135743076462" calcext:value-type="percentage">
            <text:p>100.14%</text:p>
          </table:table-cell>
          <table:table-cell table:formula="of:=[.K257]/[.C257]" office:value-type="percentage" office:value="1.00094974325903" calcext:value-type="percentage">
            <text:p>100.09%</text:p>
          </table:table-cell>
          <table:table-cell table:formula="of:=[.L257]/[.D257]" office:value-type="percentage" office:value="0.99981719193143" calcext:value-type="percentage">
            <text:p>99.98%</text:p>
          </table:table-cell>
          <table:table-cell table:formula="of:=[.M257]/[.E257]" office:value-type="percentage" office:value="0.997831676904873" calcext:value-type="percentage">
            <text:p>99.78%</text:p>
          </table:table-cell>
          <table:table-cell table:formula="of:=[.N257]/[.F257]" office:value-type="percentage" office:value="0.998455974773259" calcext:value-type="percentage">
            <text:p>99.85%</text:p>
          </table:table-cell>
          <table:table-cell/>
          <table:table-cell table:style-name="ce3" table:formula="of:=AVERAGE([.P257:.U257])" office:value-type="percentage" office:value="1.00011221657546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30432" calcext:value-type="float">
            <text:p>2930432</text:p>
          </table:table-cell>
          <table:table-cell office:value-type="float" office:value="23787240" calcext:value-type="float">
            <text:p>23787240</text:p>
          </table:table-cell>
          <table:table-cell office:value-type="float" office:value="6226583" calcext:value-type="float">
            <text:p>6226583</text:p>
          </table:table-cell>
          <table:table-cell office:value-type="float" office:value="25369166" calcext:value-type="float">
            <text:p>25369166</text:p>
          </table:table-cell>
          <table:table-cell office:value-type="float" office:value="15715555" calcext:value-type="float">
            <text:p>15715555</text:p>
          </table:table-cell>
          <table:table-cell office:value-type="float" office:value="28210060" calcext:value-type="float">
            <text:p>28210060</text:p>
          </table:table-cell>
          <table:table-cell table:number-columns-repeated="2"/>
          <table:table-cell office:value-type="float" office:value="2941782" calcext:value-type="float">
            <text:p>2941782</text:p>
          </table:table-cell>
          <table:table-cell office:value-type="float" office:value="23773503" calcext:value-type="float">
            <text:p>23773503</text:p>
          </table:table-cell>
          <table:table-cell office:value-type="float" office:value="6265010" calcext:value-type="float">
            <text:p>6265010</text:p>
          </table:table-cell>
          <table:table-cell office:value-type="float" office:value="25372370" calcext:value-type="float">
            <text:p>25372370</text:p>
          </table:table-cell>
          <table:table-cell office:value-type="float" office:value="15726513" calcext:value-type="float">
            <text:p>15726513</text:p>
          </table:table-cell>
          <table:table-cell office:value-type="float" office:value="28201272" calcext:value-type="float">
            <text:p>28201272</text:p>
          </table:table-cell>
          <table:table-cell/>
          <table:table-cell table:formula="of:=[.I258]/[.A258]" office:value-type="percentage" office:value="1.00387314907836" calcext:value-type="percentage">
            <text:p>100.39%</text:p>
          </table:table-cell>
          <table:table-cell table:formula="of:=[.J258]/[.B258]" office:value-type="percentage" office:value="0.999422505511358" calcext:value-type="percentage">
            <text:p>99.94%</text:p>
          </table:table-cell>
          <table:table-cell table:formula="of:=[.K258]/[.C258]" office:value-type="percentage" office:value="1.00617144266767" calcext:value-type="percentage">
            <text:p>100.62%</text:p>
          </table:table-cell>
          <table:table-cell table:formula="of:=[.L258]/[.D258]" office:value-type="percentage" office:value="1.00012629504651" calcext:value-type="percentage">
            <text:p>100.01%</text:p>
          </table:table-cell>
          <table:table-cell table:formula="of:=[.M258]/[.E258]" office:value-type="percentage" office:value="1.00069727095225" calcext:value-type="percentage">
            <text:p>100.07%</text:p>
          </table:table-cell>
          <table:table-cell table:formula="of:=[.N258]/[.F258]" office:value-type="percentage" office:value="0.999688479925247" calcext:value-type="percentage">
            <text:p>99.97%</text:p>
          </table:table-cell>
          <table:table-cell/>
          <table:table-cell table:style-name="ce3" table:formula="of:=AVERAGE([.P258:.U258])" office:value-type="percentage" office:value="1.00166319053023" calcext:value-type="percentage">
            <text:p>100.17%</text:p>
          </table:table-cell>
          <table:table-cell table:number-columns-repeated="1001"/>
        </table:table-row>
        <table:table-row table:style-name="ro1">
          <table:table-cell office:value-type="float" office:value="2920840" calcext:value-type="float">
            <text:p>2920840</text:p>
          </table:table-cell>
          <table:table-cell office:value-type="float" office:value="22527772" calcext:value-type="float">
            <text:p>22527772</text:p>
          </table:table-cell>
          <table:table-cell office:value-type="float" office:value="6005584" calcext:value-type="float">
            <text:p>6005584</text:p>
          </table:table-cell>
          <table:table-cell office:value-type="float" office:value="25186480" calcext:value-type="float">
            <text:p>25186480</text:p>
          </table:table-cell>
          <table:table-cell office:value-type="float" office:value="15892333" calcext:value-type="float">
            <text:p>15892333</text:p>
          </table:table-cell>
          <table:table-cell office:value-type="float" office:value="28254449" calcext:value-type="float">
            <text:p>28254449</text:p>
          </table:table-cell>
          <table:table-cell table:number-columns-repeated="2"/>
          <table:table-cell office:value-type="float" office:value="2921763" calcext:value-type="float">
            <text:p>2921763</text:p>
          </table:table-cell>
          <table:table-cell office:value-type="float" office:value="22526895" calcext:value-type="float">
            <text:p>22526895</text:p>
          </table:table-cell>
          <table:table-cell office:value-type="float" office:value="6022236" calcext:value-type="float">
            <text:p>6022236</text:p>
          </table:table-cell>
          <table:table-cell office:value-type="float" office:value="25164457" calcext:value-type="float">
            <text:p>25164457</text:p>
          </table:table-cell>
          <table:table-cell office:value-type="float" office:value="15879197" calcext:value-type="float">
            <text:p>15879197</text:p>
          </table:table-cell>
          <table:table-cell office:value-type="float" office:value="28238077" calcext:value-type="float">
            <text:p>28238077</text:p>
          </table:table-cell>
          <table:table-cell/>
          <table:table-cell table:formula="of:=[.I259]/[.A259]" office:value-type="percentage" office:value="1.00031600498487" calcext:value-type="percentage">
            <text:p>100.03%</text:p>
          </table:table-cell>
          <table:table-cell table:formula="of:=[.J259]/[.B259]" office:value-type="percentage" office:value="0.999961070273616" calcext:value-type="percentage">
            <text:p>100.00%</text:p>
          </table:table-cell>
          <table:table-cell table:formula="of:=[.K259]/[.C259]" office:value-type="percentage" office:value="1.0027727528247" calcext:value-type="percentage">
            <text:p>100.28%</text:p>
          </table:table-cell>
          <table:table-cell table:formula="of:=[.L259]/[.D259]" office:value-type="percentage" office:value="0.99912560230727" calcext:value-type="percentage">
            <text:p>99.91%</text:p>
          </table:table-cell>
          <table:table-cell table:formula="of:=[.M259]/[.E259]" office:value-type="percentage" office:value="0.999173437908707" calcext:value-type="percentage">
            <text:p>99.92%</text:p>
          </table:table-cell>
          <table:table-cell table:formula="of:=[.N259]/[.F259]" office:value-type="percentage" office:value="0.999420551432449" calcext:value-type="percentage">
            <text:p>99.94%</text:p>
          </table:table-cell>
          <table:table-cell/>
          <table:table-cell table:style-name="ce3" table:formula="of:=AVERAGE([.P259:.U259])" office:value-type="percentage" office:value="1.00012823662194" calcext:value-type="percentage">
            <text:p>100.01%</text:p>
          </table:table-cell>
          <table:table-cell table:number-columns-repeated="1001"/>
        </table:table-row>
        <table:table-row table:style-name="ro1">
          <table:table-cell office:value-type="float" office:value="2902738" calcext:value-type="float">
            <text:p>2902738</text:p>
          </table:table-cell>
          <table:table-cell office:value-type="float" office:value="23358441" calcext:value-type="float">
            <text:p>23358441</text:p>
          </table:table-cell>
          <table:table-cell office:value-type="float" office:value="6393035" calcext:value-type="float">
            <text:p>6393035</text:p>
          </table:table-cell>
          <table:table-cell office:value-type="float" office:value="27401123" calcext:value-type="float">
            <text:p>27401123</text:p>
          </table:table-cell>
          <table:table-cell office:value-type="float" office:value="15699320" calcext:value-type="float">
            <text:p>15699320</text:p>
          </table:table-cell>
          <table:table-cell office:value-type="float" office:value="30584885" calcext:value-type="float">
            <text:p>30584885</text:p>
          </table:table-cell>
          <table:table-cell table:number-columns-repeated="2"/>
          <table:table-cell office:value-type="float" office:value="2903844" calcext:value-type="float">
            <text:p>2903844</text:p>
          </table:table-cell>
          <table:table-cell office:value-type="float" office:value="23337108" calcext:value-type="float">
            <text:p>23337108</text:p>
          </table:table-cell>
          <table:table-cell office:value-type="float" office:value="6418686" calcext:value-type="float">
            <text:p>6418686</text:p>
          </table:table-cell>
          <table:table-cell office:value-type="float" office:value="27393529" calcext:value-type="float">
            <text:p>27393529</text:p>
          </table:table-cell>
          <table:table-cell office:value-type="float" office:value="15651388" calcext:value-type="float">
            <text:p>15651388</text:p>
          </table:table-cell>
          <table:table-cell office:value-type="float" office:value="30523415" calcext:value-type="float">
            <text:p>30523415</text:p>
          </table:table-cell>
          <table:table-cell/>
          <table:table-cell table:formula="of:=[.I260]/[.A260]" office:value-type="percentage" office:value="1.00038101957531" calcext:value-type="percentage">
            <text:p>100.04%</text:p>
          </table:table-cell>
          <table:table-cell table:formula="of:=[.J260]/[.B260]" office:value-type="percentage" office:value="0.999086711309201" calcext:value-type="percentage">
            <text:p>99.91%</text:p>
          </table:table-cell>
          <table:table-cell table:formula="of:=[.K260]/[.C260]" office:value-type="percentage" office:value="1.00401233529928" calcext:value-type="percentage">
            <text:p>100.40%</text:p>
          </table:table-cell>
          <table:table-cell table:formula="of:=[.L260]/[.D260]" office:value-type="percentage" office:value="0.999722858074101" calcext:value-type="percentage">
            <text:p>99.97%</text:p>
          </table:table-cell>
          <table:table-cell table:formula="of:=[.M260]/[.E260]" office:value-type="percentage" office:value="0.996946874132128" calcext:value-type="percentage">
            <text:p>99.69%</text:p>
          </table:table-cell>
          <table:table-cell table:formula="of:=[.N260]/[.F260]" office:value-type="percentage" office:value="0.997990183713295" calcext:value-type="percentage">
            <text:p>99.80%</text:p>
          </table:table-cell>
          <table:table-cell/>
          <table:table-cell table:style-name="ce3" table:formula="of:=AVERAGE([.P260:.U260])" office:value-type="percentage" office:value="0.999689997017219" calcext:value-type="percentage">
            <text:p>99.97%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Default" office:value-type="string" calcext:value-type="string">
            <text:p>0.17 World 02</text:p>
          </table:table-cell>
          <table:table-cell table:style-name="Default" office:value-type="string" calcext:value-type="string">
            <text:p>2000_v2</text:p>
          </table:table-cell>
          <table:table-cell table:style-name="Default" office:value-type="string" calcext:value-type="string">
            <text:p>infinity_chest_10k_spm_rev1</text:p>
          </table:table-cell>
          <table:table-cell table:style-name="Default" office:value-type="string" calcext:value-type="string">
            <text:p>megabase1</text:p>
          </table:table-cell>
          <table:table-cell table:style-name="Default" office:value-type="string" calcext:value-type="string">
            <text:p>stevetrovs_10K_mega_belt_base</text:p>
          </table:table-cell>
          <table:table-cell table:style-name="Default" office:value-type="string" calcext:value-type="string">
            <text:p>TeKillA Green Planet</text:p>
          </table:table-cell>
          <table:table-cell table:number-columns-repeated="1003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()" table:style-name="ta1">
        <table:shapes>
          <draw:frame draw:z-index="0" draw:style-name="gr1" draw:text-style-name="P1" svg:width="986.54pt" svg:height="546.63pt" svg:x="0pt" svg:y="67.01pt">
            <draw:object draw:notify-on-update-of-ranges="'sum()'.P261:'sum()'.P261 'sum()'.P1:'sum()'.P260 'sum()'.Q261:'sum()'.Q261 'sum()'.Q1:'sum()'.Q260 'sum()'.R261:'sum()'.R261 'sum()'.R1:'sum()'.R260 'sum()'.S261:'sum()'.S261 'sum()'.S1:'sum()'.S260 'sum()'.T261:'sum()'.T261 'sum()'.T1:'sum()'.T260 'sum()'.U261:'sum()'.U261 'sum()'.U1:'sum()'.U2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86.54pt" svg:height="546.63pt" svg:x="1984.03pt" svg:y="179.21pt">
            <draw:object draw:notify-on-update-of-ranges="'sum()'.V1:'sum()'.V1 'sum()'.W1:'sum()'.W260 'sum()'.X1:'sum()'.X1 'sum()'.Y1:'sum()'.Y2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1" table:number-columns-repeated="6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float" office:value="851461026" calcext:value-type="float">
            <text:p>851461026</text:p>
          </table:table-cell>
          <table:table-cell office:value-type="float" office:value="7334127811" calcext:value-type="float">
            <text:p>7334127811</text:p>
          </table:table-cell>
          <table:table-cell office:value-type="float" office:value="1449226154" calcext:value-type="float">
            <text:p>1449226154</text:p>
          </table:table-cell>
          <table:table-cell office:value-type="float" office:value="6125437590" calcext:value-type="float">
            <text:p>6125437590</text:p>
          </table:table-cell>
          <table:table-cell office:value-type="float" office:value="3039146128" calcext:value-type="float">
            <text:p>3039146128</text:p>
          </table:table-cell>
          <table:table-cell office:value-type="float" office:value="4729540177" calcext:value-type="float">
            <text:p>4729540177</text:p>
          </table:table-cell>
          <table:table-cell table:number-columns-repeated="2"/>
          <table:table-cell office:value-type="float" office:value="857835430" calcext:value-type="float">
            <text:p>857835430</text:p>
          </table:table-cell>
          <table:table-cell office:value-type="float" office:value="7349971281" calcext:value-type="float">
            <text:p>7349971281</text:p>
          </table:table-cell>
          <table:table-cell office:value-type="float" office:value="1471415069" calcext:value-type="float">
            <text:p>1471415069</text:p>
          </table:table-cell>
          <table:table-cell office:value-type="float" office:value="6209367872" calcext:value-type="float">
            <text:p>6209367872</text:p>
          </table:table-cell>
          <table:table-cell office:value-type="float" office:value="3083102501" calcext:value-type="float">
            <text:p>3083102501</text:p>
          </table:table-cell>
          <table:table-cell office:value-type="float" office:value="4796547376" calcext:value-type="float">
            <text:p>4796547376</text:p>
          </table:table-cell>
          <table:table-cell/>
          <table:table-cell table:formula="of:=[.I1]/[.A1]" office:value-type="percentage" office:value="1.00748643074122" calcext:value-type="percentage">
            <text:p>100.75%</text:p>
          </table:table-cell>
          <table:table-cell table:formula="of:=[.J1]/[.B1]" office:value-type="percentage" office:value="1.00216023914612" calcext:value-type="percentage">
            <text:p>100.22%</text:p>
          </table:table-cell>
          <table:table-cell table:formula="of:=[.K1]/[.C1]" office:value-type="percentage" office:value="1.01531087121134" calcext:value-type="percentage">
            <text:p>101.53%</text:p>
          </table:table-cell>
          <table:table-cell table:formula="of:=[.L1]/[.D1]" office:value-type="percentage" office:value="1.01370192427346" calcext:value-type="percentage">
            <text:p>101.37%</text:p>
          </table:table-cell>
          <table:table-cell table:formula="of:=[.M1]/[.E1]" office:value-type="percentage" office:value="1.01446339568704" calcext:value-type="percentage">
            <text:p>101.45%</text:p>
          </table:table-cell>
          <table:table-cell table:formula="of:=[.N1]/[.F1]" office:value-type="percentage" office:value="1.01416780416114" calcext:value-type="percentage">
            <text:p>101.42%</text:p>
          </table:table-cell>
          <table:table-cell office:value-type="string" calcext:value-type="string">
            <text:p>sum()</text:p>
          </table:table-cell>
          <table:table-cell table:formula="of:=AVERAGE([.P1:.U1])" office:value-type="percentage" office:value="1.01121511087005" calcext:value-type="percentage">
            <text:p>101.12%</text:p>
          </table:table-cell>
          <table:table-cell table:style-name="ce4" office:value-type="string" calcext:value-type="string">
            <text:p>min()</text:p>
          </table:table-cell>
          <table:table-cell office:value-type="percentage" office:value="0.999813859278817" calcext:value-type="percentage">
            <text:p>99.98%</text:p>
          </table:table-cell>
          <table:table-cell table:style-name="ce4" table:number-columns-repeated="3"/>
        </table:table-row>
        <table:table-row table:style-name="ro1">
          <table:table-cell office:value-type="float" office:value="352192731" calcext:value-type="float">
            <text:p>352192731</text:p>
          </table:table-cell>
          <table:table-cell office:value-type="float" office:value="2607957867" calcext:value-type="float">
            <text:p>2607957867</text:p>
          </table:table-cell>
          <table:table-cell office:value-type="float" office:value="804706396" calcext:value-type="float">
            <text:p>804706396</text:p>
          </table:table-cell>
          <table:table-cell office:value-type="float" office:value="2998083987" calcext:value-type="float">
            <text:p>2998083987</text:p>
          </table:table-cell>
          <table:table-cell office:value-type="float" office:value="1571065285" calcext:value-type="float">
            <text:p>1571065285</text:p>
          </table:table-cell>
          <table:table-cell office:value-type="float" office:value="2988175171" calcext:value-type="float">
            <text:p>2988175171</text:p>
          </table:table-cell>
          <table:table-cell table:number-columns-repeated="2"/>
          <table:table-cell office:value-type="float" office:value="353352586" calcext:value-type="float">
            <text:p>353352586</text:p>
          </table:table-cell>
          <table:table-cell office:value-type="float" office:value="2637691825" calcext:value-type="float">
            <text:p>2637691825</text:p>
          </table:table-cell>
          <table:table-cell office:value-type="float" office:value="817092393" calcext:value-type="float">
            <text:p>817092393</text:p>
          </table:table-cell>
          <table:table-cell office:value-type="float" office:value="3039842473" calcext:value-type="float">
            <text:p>3039842473</text:p>
          </table:table-cell>
          <table:table-cell office:value-type="float" office:value="1618565098" calcext:value-type="float">
            <text:p>1618565098</text:p>
          </table:table-cell>
          <table:table-cell office:value-type="float" office:value="3023710001" calcext:value-type="float">
            <text:p>3023710001</text:p>
          </table:table-cell>
          <table:table-cell/>
          <table:table-cell table:formula="of:=[.I2]/[.A2]" office:value-type="percentage" office:value="1.00329323946212" calcext:value-type="percentage">
            <text:p>100.33%</text:p>
          </table:table-cell>
          <table:table-cell table:formula="of:=[.J2]/[.B2]" office:value-type="percentage" office:value="1.01140124170572" calcext:value-type="percentage">
            <text:p>101.14%</text:p>
          </table:table-cell>
          <table:table-cell table:formula="of:=[.K2]/[.C2]" office:value-type="percentage" office:value="1.01539194551152" calcext:value-type="percentage">
            <text:p>101.54%</text:p>
          </table:table-cell>
          <table:table-cell table:formula="of:=[.L2]/[.D2]" office:value-type="percentage" office:value="1.01392839099274" calcext:value-type="percentage">
            <text:p>101.39%</text:p>
          </table:table-cell>
          <table:table-cell table:formula="of:=[.M2]/[.E2]" office:value-type="percentage" office:value="1.03023414332524" calcext:value-type="percentage">
            <text:p>103.02%</text:p>
          </table:table-cell>
          <table:table-cell table:formula="of:=[.N2]/[.F2]" office:value-type="percentage" office:value="1.01189181623114" calcext:value-type="percentage">
            <text:p>101.19%</text:p>
          </table:table-cell>
          <table:table-cell/>
          <table:table-cell table:formula="of:=AVERAGE([.P2:.U2])" office:value-type="percentage" office:value="1.01435679620475" calcext:value-type="percentage">
            <text:p>101.44%</text:p>
          </table:table-cell>
          <table:table-cell/>
          <table:table-cell office:value-type="percentage" office:value="0.99948498740432" calcext:value-type="percentage">
            <text:p>99.95%</text:p>
          </table:table-cell>
          <table:table-cell table:number-columns-repeated="3"/>
        </table:table-row>
        <table:table-row table:style-name="ro1">
          <table:table-cell office:value-type="float" office:value="331588034" calcext:value-type="float">
            <text:p>331588034</text:p>
          </table:table-cell>
          <table:table-cell office:value-type="float" office:value="2528800530" calcext:value-type="float">
            <text:p>2528800530</text:p>
          </table:table-cell>
          <table:table-cell office:value-type="float" office:value="757405058" calcext:value-type="float">
            <text:p>757405058</text:p>
          </table:table-cell>
          <table:table-cell office:value-type="float" office:value="2713271898" calcext:value-type="float">
            <text:p>2713271898</text:p>
          </table:table-cell>
          <table:table-cell office:value-type="float" office:value="1601947200" calcext:value-type="float">
            <text:p>1601947200</text:p>
          </table:table-cell>
          <table:table-cell office:value-type="float" office:value="2824961159" calcext:value-type="float">
            <text:p>2824961159</text:p>
          </table:table-cell>
          <table:table-cell table:number-columns-repeated="2"/>
          <table:table-cell office:value-type="float" office:value="330409386" calcext:value-type="float">
            <text:p>330409386</text:p>
          </table:table-cell>
          <table:table-cell office:value-type="float" office:value="2563311115" calcext:value-type="float">
            <text:p>2563311115</text:p>
          </table:table-cell>
          <table:table-cell office:value-type="float" office:value="762313333" calcext:value-type="float">
            <text:p>762313333</text:p>
          </table:table-cell>
          <table:table-cell office:value-type="float" office:value="2752700657" calcext:value-type="float">
            <text:p>2752700657</text:p>
          </table:table-cell>
          <table:table-cell office:value-type="float" office:value="1650408030" calcext:value-type="float">
            <text:p>1650408030</text:p>
          </table:table-cell>
          <table:table-cell office:value-type="float" office:value="2853032046" calcext:value-type="float">
            <text:p>2853032046</text:p>
          </table:table-cell>
          <table:table-cell/>
          <table:table-cell table:formula="of:=[.I3]/[.A3]" office:value-type="percentage" office:value="0.996445444711072" calcext:value-type="percentage">
            <text:p>99.64%</text:p>
          </table:table-cell>
          <table:table-cell table:formula="of:=[.J3]/[.B3]" office:value-type="percentage" office:value="1.01364701746563" calcext:value-type="percentage">
            <text:p>101.36%</text:p>
          </table:table-cell>
          <table:table-cell table:formula="of:=[.K3]/[.C3]" office:value-type="percentage" office:value="1.00648038318223" calcext:value-type="percentage">
            <text:p>100.65%</text:p>
          </table:table-cell>
          <table:table-cell table:formula="of:=[.L3]/[.D3]" office:value-type="percentage" office:value="1.01453181269045" calcext:value-type="percentage">
            <text:p>101.45%</text:p>
          </table:table-cell>
          <table:table-cell table:formula="of:=[.M3]/[.E3]" office:value-type="percentage" office:value="1.03025120303591" calcext:value-type="percentage">
            <text:p>103.03%</text:p>
          </table:table-cell>
          <table:table-cell table:formula="of:=[.N3]/[.F3]" office:value-type="percentage" office:value="1.00993673378856" calcext:value-type="percentage">
            <text:p>100.99%</text:p>
          </table:table-cell>
          <table:table-cell/>
          <table:table-cell table:formula="of:=AVERAGE([.P3:.U3])" office:value-type="percentage" office:value="1.01188209914564" calcext:value-type="percentage">
            <text:p>101.19%</text:p>
          </table:table-cell>
          <table:table-cell/>
          <table:table-cell office:value-type="percentage" office:value="0.999396404094649" calcext:value-type="percentage">
            <text:p>99.94%</text:p>
          </table:table-cell>
          <table:table-cell table:number-columns-repeated="3"/>
        </table:table-row>
        <table:table-row table:style-name="ro1">
          <table:table-cell office:value-type="float" office:value="341154090" calcext:value-type="float">
            <text:p>341154090</text:p>
          </table:table-cell>
          <table:table-cell office:value-type="float" office:value="2452977413" calcext:value-type="float">
            <text:p>2452977413</text:p>
          </table:table-cell>
          <table:table-cell office:value-type="float" office:value="718498385" calcext:value-type="float">
            <text:p>718498385</text:p>
          </table:table-cell>
          <table:table-cell office:value-type="float" office:value="2682297120" calcext:value-type="float">
            <text:p>2682297120</text:p>
          </table:table-cell>
          <table:table-cell office:value-type="float" office:value="1591694030" calcext:value-type="float">
            <text:p>1591694030</text:p>
          </table:table-cell>
          <table:table-cell office:value-type="float" office:value="2817765755" calcext:value-type="float">
            <text:p>2817765755</text:p>
          </table:table-cell>
          <table:table-cell table:number-columns-repeated="2"/>
          <table:table-cell office:value-type="float" office:value="340303173" calcext:value-type="float">
            <text:p>340303173</text:p>
          </table:table-cell>
          <table:table-cell office:value-type="float" office:value="2483110086" calcext:value-type="float">
            <text:p>2483110086</text:p>
          </table:table-cell>
          <table:table-cell office:value-type="float" office:value="742127379" calcext:value-type="float">
            <text:p>742127379</text:p>
          </table:table-cell>
          <table:table-cell office:value-type="float" office:value="2722865147" calcext:value-type="float">
            <text:p>2722865147</text:p>
          </table:table-cell>
          <table:table-cell office:value-type="float" office:value="1634746249" calcext:value-type="float">
            <text:p>1634746249</text:p>
          </table:table-cell>
          <table:table-cell office:value-type="float" office:value="2845447089" calcext:value-type="float">
            <text:p>2845447089</text:p>
          </table:table-cell>
          <table:table-cell/>
          <table:table-cell table:formula="of:=[.I4]/[.A4]" office:value-type="percentage" office:value="0.997505769313802" calcext:value-type="percentage">
            <text:p>99.75%</text:p>
          </table:table-cell>
          <table:table-cell table:formula="of:=[.J4]/[.B4]" office:value-type="percentage" office:value="1.01228412167202" calcext:value-type="percentage">
            <text:p>101.23%</text:p>
          </table:table-cell>
          <table:table-cell table:formula="of:=[.K4]/[.C4]" office:value-type="percentage" office:value="1.03288663481129" calcext:value-type="percentage">
            <text:p>103.29%</text:p>
          </table:table-cell>
          <table:table-cell table:formula="of:=[.L4]/[.D4]" office:value-type="percentage" office:value="1.0151243598994" calcext:value-type="percentage">
            <text:p>101.51%</text:p>
          </table:table-cell>
          <table:table-cell table:formula="of:=[.M4]/[.E4]" office:value-type="percentage" office:value="1.0270480495551" calcext:value-type="percentage">
            <text:p>102.70%</text:p>
          </table:table-cell>
          <table:table-cell table:formula="of:=[.N4]/[.F4]" office:value-type="percentage" office:value="1.00982385918733" calcext:value-type="percentage">
            <text:p>100.98%</text:p>
          </table:table-cell>
          <table:table-cell/>
          <table:table-cell table:formula="of:=AVERAGE([.P4:.U4])" office:value-type="percentage" office:value="1.01577879907316" calcext:value-type="percentage">
            <text:p>101.58%</text:p>
          </table:table-cell>
          <table:table-cell/>
          <table:table-cell office:value-type="percentage" office:value="0.999287939237847" calcext:value-type="percentage">
            <text:p>99.93%</text:p>
          </table:table-cell>
          <table:table-cell table:number-columns-repeated="3"/>
        </table:table-row>
        <table:table-row table:style-name="ro1">
          <table:table-cell office:value-type="float" office:value="323876230" calcext:value-type="float">
            <text:p>323876230</text:p>
          </table:table-cell>
          <table:table-cell office:value-type="float" office:value="2518268553" calcext:value-type="float">
            <text:p>2518268553</text:p>
          </table:table-cell>
          <table:table-cell office:value-type="float" office:value="698094693" calcext:value-type="float">
            <text:p>698094693</text:p>
          </table:table-cell>
          <table:table-cell office:value-type="float" office:value="2846941217" calcext:value-type="float">
            <text:p>2846941217</text:p>
          </table:table-cell>
          <table:table-cell office:value-type="float" office:value="1581817953" calcext:value-type="float">
            <text:p>1581817953</text:p>
          </table:table-cell>
          <table:table-cell office:value-type="float" office:value="2940304128" calcext:value-type="float">
            <text:p>2940304128</text:p>
          </table:table-cell>
          <table:table-cell table:number-columns-repeated="2"/>
          <table:table-cell office:value-type="float" office:value="322172468" calcext:value-type="float">
            <text:p>322172468</text:p>
          </table:table-cell>
          <table:table-cell office:value-type="float" office:value="2550079621" calcext:value-type="float">
            <text:p>2550079621</text:p>
          </table:table-cell>
          <table:table-cell office:value-type="float" office:value="716010857" calcext:value-type="float">
            <text:p>716010857</text:p>
          </table:table-cell>
          <table:table-cell office:value-type="float" office:value="2889651665" calcext:value-type="float">
            <text:p>2889651665</text:p>
          </table:table-cell>
          <table:table-cell office:value-type="float" office:value="1623007542" calcext:value-type="float">
            <text:p>1623007542</text:p>
          </table:table-cell>
          <table:table-cell office:value-type="float" office:value="2969905232" calcext:value-type="float">
            <text:p>2969905232</text:p>
          </table:table-cell>
          <table:table-cell/>
          <table:table-cell table:formula="of:=[.I5]/[.A5]" office:value-type="percentage" office:value="0.994739465752087" calcext:value-type="percentage">
            <text:p>99.47%</text:p>
          </table:table-cell>
          <table:table-cell table:formula="of:=[.J5]/[.B5]" office:value-type="percentage" office:value="1.01263211898592" calcext:value-type="percentage">
            <text:p>101.26%</text:p>
          </table:table-cell>
          <table:table-cell table:formula="of:=[.K5]/[.C5]" office:value-type="percentage" office:value="1.02566437501911" calcext:value-type="percentage">
            <text:p>102.57%</text:p>
          </table:table-cell>
          <table:table-cell table:formula="of:=[.L5]/[.D5]" office:value-type="percentage" office:value="1.01500222334938" calcext:value-type="percentage">
            <text:p>101.50%</text:p>
          </table:table-cell>
          <table:table-cell table:formula="of:=[.M5]/[.E5]" office:value-type="percentage" office:value="1.02603939911156" calcext:value-type="percentage">
            <text:p>102.60%</text:p>
          </table:table-cell>
          <table:table-cell table:formula="of:=[.N5]/[.F5]" office:value-type="percentage" office:value="1.01006736130393" calcext:value-type="percentage">
            <text:p>101.01%</text:p>
          </table:table-cell>
          <table:table-cell/>
          <table:table-cell table:formula="of:=AVERAGE([.P5:.U5])" office:value-type="percentage" office:value="1.01402415725366" calcext:value-type="percentage">
            <text:p>101.40%</text:p>
          </table:table-cell>
          <table:table-cell/>
          <table:table-cell office:value-type="percentage" office:value="0.997117352021748" calcext:value-type="percentage">
            <text:p>99.71%</text:p>
          </table:table-cell>
          <table:table-cell table:number-columns-repeated="3"/>
        </table:table-row>
        <table:table-row table:style-name="ro1">
          <table:table-cell office:value-type="float" office:value="305450229" calcext:value-type="float">
            <text:p>305450229</text:p>
          </table:table-cell>
          <table:table-cell office:value-type="float" office:value="2463753232" calcext:value-type="float">
            <text:p>2463753232</text:p>
          </table:table-cell>
          <table:table-cell office:value-type="float" office:value="710059209" calcext:value-type="float">
            <text:p>710059209</text:p>
          </table:table-cell>
          <table:table-cell office:value-type="float" office:value="2769076753" calcext:value-type="float">
            <text:p>2769076753</text:p>
          </table:table-cell>
          <table:table-cell office:value-type="float" office:value="1569350501" calcext:value-type="float">
            <text:p>1569350501</text:p>
          </table:table-cell>
          <table:table-cell office:value-type="float" office:value="2820472103" calcext:value-type="float">
            <text:p>2820472103</text:p>
          </table:table-cell>
          <table:table-cell table:number-columns-repeated="2"/>
          <table:table-cell office:value-type="float" office:value="304752673" calcext:value-type="float">
            <text:p>304752673</text:p>
          </table:table-cell>
          <table:table-cell office:value-type="float" office:value="2495350878" calcext:value-type="float">
            <text:p>2495350878</text:p>
          </table:table-cell>
          <table:table-cell office:value-type="float" office:value="713625837" calcext:value-type="float">
            <text:p>713625837</text:p>
          </table:table-cell>
          <table:table-cell office:value-type="float" office:value="2809801955" calcext:value-type="float">
            <text:p>2809801955</text:p>
          </table:table-cell>
          <table:table-cell office:value-type="float" office:value="1611439221" calcext:value-type="float">
            <text:p>1611439221</text:p>
          </table:table-cell>
          <table:table-cell office:value-type="float" office:value="2849324247" calcext:value-type="float">
            <text:p>2849324247</text:p>
          </table:table-cell>
          <table:table-cell/>
          <table:table-cell table:formula="of:=[.I6]/[.A6]" office:value-type="percentage" office:value="0.997716302252306" calcext:value-type="percentage">
            <text:p>99.77%</text:p>
          </table:table-cell>
          <table:table-cell table:formula="of:=[.J6]/[.B6]" office:value-type="percentage" office:value="1.01282500438339" calcext:value-type="percentage">
            <text:p>101.28%</text:p>
          </table:table-cell>
          <table:table-cell table:formula="of:=[.K6]/[.C6]" office:value-type="percentage" office:value="1.00502300083541" calcext:value-type="percentage">
            <text:p>100.50%</text:p>
          </table:table-cell>
          <table:table-cell table:formula="of:=[.L6]/[.D6]" office:value-type="percentage" office:value="1.01470714091109" calcext:value-type="percentage">
            <text:p>101.47%</text:p>
          </table:table-cell>
          <table:table-cell table:formula="of:=[.M6]/[.E6]" office:value-type="percentage" office:value="1.02681919684174" calcext:value-type="percentage">
            <text:p>102.68%</text:p>
          </table:table-cell>
          <table:table-cell table:formula="of:=[.N6]/[.F6]" office:value-type="percentage" office:value="1.01022954418493" calcext:value-type="percentage">
            <text:p>101.02%</text:p>
          </table:table-cell>
          <table:table-cell/>
          <table:table-cell table:formula="of:=AVERAGE([.P6:.U6])" office:value-type="percentage" office:value="1.01122003156814" calcext:value-type="percentage">
            <text:p>101.12%</text:p>
          </table:table-cell>
          <table:table-cell/>
          <table:table-cell office:value-type="percentage" office:value="1.00005894601786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340727351" calcext:value-type="float">
            <text:p>340727351</text:p>
          </table:table-cell>
          <table:table-cell office:value-type="float" office:value="2455148781" calcext:value-type="float">
            <text:p>2455148781</text:p>
          </table:table-cell>
          <table:table-cell office:value-type="float" office:value="773588394" calcext:value-type="float">
            <text:p>773588394</text:p>
          </table:table-cell>
          <table:table-cell office:value-type="float" office:value="3180913439" calcext:value-type="float">
            <text:p>3180913439</text:p>
          </table:table-cell>
          <table:table-cell office:value-type="float" office:value="1562305514" calcext:value-type="float">
            <text:p>1562305514</text:p>
          </table:table-cell>
          <table:table-cell office:value-type="float" office:value="2883699750" calcext:value-type="float">
            <text:p>2883699750</text:p>
          </table:table-cell>
          <table:table-cell table:number-columns-repeated="2"/>
          <table:table-cell office:value-type="float" office:value="342382453" calcext:value-type="float">
            <text:p>342382453</text:p>
          </table:table-cell>
          <table:table-cell office:value-type="float" office:value="2487017837" calcext:value-type="float">
            <text:p>2487017837</text:p>
          </table:table-cell>
          <table:table-cell office:value-type="float" office:value="777284290" calcext:value-type="float">
            <text:p>777284290</text:p>
          </table:table-cell>
          <table:table-cell office:value-type="float" office:value="3229198720" calcext:value-type="float">
            <text:p>3229198720</text:p>
          </table:table-cell>
          <table:table-cell office:value-type="float" office:value="1606886280" calcext:value-type="float">
            <text:p>1606886280</text:p>
          </table:table-cell>
          <table:table-cell office:value-type="float" office:value="2915138241" calcext:value-type="float">
            <text:p>2915138241</text:p>
          </table:table-cell>
          <table:table-cell/>
          <table:table-cell table:formula="of:=[.I7]/[.A7]" office:value-type="percentage" office:value="1.00485755544761" calcext:value-type="percentage">
            <text:p>100.49%</text:p>
          </table:table-cell>
          <table:table-cell table:formula="of:=[.J7]/[.B7]" office:value-type="percentage" office:value="1.01298049887918" calcext:value-type="percentage">
            <text:p>101.30%</text:p>
          </table:table-cell>
          <table:table-cell table:formula="of:=[.K7]/[.C7]" office:value-type="percentage" office:value="1.00477760011482" calcext:value-type="percentage">
            <text:p>100.48%</text:p>
          </table:table-cell>
          <table:table-cell table:formula="of:=[.L7]/[.D7]" office:value-type="percentage" office:value="1.01517969033926" calcext:value-type="percentage">
            <text:p>101.52%</text:p>
          </table:table-cell>
          <table:table-cell table:formula="of:=[.M7]/[.E7]" office:value-type="percentage" office:value="1.02853524205125" calcext:value-type="percentage">
            <text:p>102.85%</text:p>
          </table:table-cell>
          <table:table-cell table:formula="of:=[.N7]/[.F7]" office:value-type="percentage" office:value="1.01090213743647" calcext:value-type="percentage">
            <text:p>101.09%</text:p>
          </table:table-cell>
          <table:table-cell/>
          <table:table-cell table:formula="of:=AVERAGE([.P7:.U7])" office:value-type="percentage" office:value="1.01287212071143" calcext:value-type="percentage">
            <text:p>101.29%</text:p>
          </table:table-cell>
          <table:table-cell/>
          <table:table-cell office:value-type="percentage" office:value="1.00107430409893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00680084" calcext:value-type="float">
            <text:p>300680084</text:p>
          </table:table-cell>
          <table:table-cell office:value-type="float" office:value="2430699847" calcext:value-type="float">
            <text:p>2430699847</text:p>
          </table:table-cell>
          <table:table-cell office:value-type="float" office:value="808536568" calcext:value-type="float">
            <text:p>808536568</text:p>
          </table:table-cell>
          <table:table-cell office:value-type="float" office:value="2825225184" calcext:value-type="float">
            <text:p>2825225184</text:p>
          </table:table-cell>
          <table:table-cell office:value-type="float" office:value="1564253621" calcext:value-type="float">
            <text:p>1564253621</text:p>
          </table:table-cell>
          <table:table-cell office:value-type="float" office:value="3047950625" calcext:value-type="float">
            <text:p>3047950625</text:p>
          </table:table-cell>
          <table:table-cell table:number-columns-repeated="2"/>
          <table:table-cell office:value-type="float" office:value="301488460" calcext:value-type="float">
            <text:p>301488460</text:p>
          </table:table-cell>
          <table:table-cell office:value-type="float" office:value="2459457809" calcext:value-type="float">
            <text:p>2459457809</text:p>
          </table:table-cell>
          <table:table-cell office:value-type="float" office:value="819571702" calcext:value-type="float">
            <text:p>819571702</text:p>
          </table:table-cell>
          <table:table-cell office:value-type="float" office:value="2871021487" calcext:value-type="float">
            <text:p>2871021487</text:p>
          </table:table-cell>
          <table:table-cell office:value-type="float" office:value="1606685300" calcext:value-type="float">
            <text:p>1606685300</text:p>
          </table:table-cell>
          <table:table-cell office:value-type="float" office:value="3084671100" calcext:value-type="float">
            <text:p>3084671100</text:p>
          </table:table-cell>
          <table:table-cell/>
          <table:table-cell table:formula="of:=[.I8]/[.A8]" office:value-type="percentage" office:value="1.00268849199869" calcext:value-type="percentage">
            <text:p>100.27%</text:p>
          </table:table-cell>
          <table:table-cell table:formula="of:=[.J8]/[.B8]" office:value-type="percentage" office:value="1.01183114485957" calcext:value-type="percentage">
            <text:p>101.18%</text:p>
          </table:table-cell>
          <table:table-cell table:formula="of:=[.K8]/[.C8]" office:value-type="percentage" office:value="1.01364828065513" calcext:value-type="percentage">
            <text:p>101.36%</text:p>
          </table:table-cell>
          <table:table-cell table:formula="of:=[.L8]/[.D8]" office:value-type="percentage" office:value="1.01620978860707" calcext:value-type="percentage">
            <text:p>101.62%</text:p>
          </table:table-cell>
          <table:table-cell table:formula="of:=[.M8]/[.E8]" office:value-type="percentage" office:value="1.02712583076706" calcext:value-type="percentage">
            <text:p>102.71%</text:p>
          </table:table-cell>
          <table:table-cell table:formula="of:=[.N8]/[.F8]" office:value-type="percentage" office:value="1.01204759509515" calcext:value-type="percentage">
            <text:p>101.20%</text:p>
          </table:table-cell>
          <table:table-cell/>
          <table:table-cell table:formula="of:=AVERAGE([.P8:.U8])" office:value-type="percentage" office:value="1.01392518866378" calcext:value-type="percentage">
            <text:p>101.39%</text:p>
          </table:table-cell>
          <table:table-cell/>
          <table:table-cell office:value-type="percentage" office:value="1.00147332481452" calcext:value-type="percentage">
            <text:p>100.15%</text:p>
          </table:table-cell>
          <table:table-cell table:number-columns-repeated="3"/>
        </table:table-row>
        <table:table-row table:style-name="ro1">
          <table:table-cell office:value-type="float" office:value="300899954" calcext:value-type="float">
            <text:p>300899954</text:p>
          </table:table-cell>
          <table:table-cell office:value-type="float" office:value="2448129318" calcext:value-type="float">
            <text:p>2448129318</text:p>
          </table:table-cell>
          <table:table-cell office:value-type="float" office:value="643111563" calcext:value-type="float">
            <text:p>643111563</text:p>
          </table:table-cell>
          <table:table-cell office:value-type="float" office:value="2673210632" calcext:value-type="float">
            <text:p>2673210632</text:p>
          </table:table-cell>
          <table:table-cell office:value-type="float" office:value="1595784904" calcext:value-type="float">
            <text:p>1595784904</text:p>
          </table:table-cell>
          <table:table-cell office:value-type="float" office:value="2832301045" calcext:value-type="float">
            <text:p>2832301045</text:p>
          </table:table-cell>
          <table:table-cell table:number-columns-repeated="2"/>
          <table:table-cell office:value-type="float" office:value="302552158" calcext:value-type="float">
            <text:p>302552158</text:p>
          </table:table-cell>
          <table:table-cell office:value-type="float" office:value="2475275431" calcext:value-type="float">
            <text:p>2475275431</text:p>
          </table:table-cell>
          <table:table-cell office:value-type="float" office:value="651305520" calcext:value-type="float">
            <text:p>651305520</text:p>
          </table:table-cell>
          <table:table-cell office:value-type="float" office:value="2714439483" calcext:value-type="float">
            <text:p>2714439483</text:p>
          </table:table-cell>
          <table:table-cell office:value-type="float" office:value="1638118381" calcext:value-type="float">
            <text:p>1638118381</text:p>
          </table:table-cell>
          <table:table-cell office:value-type="float" office:value="2862964062" calcext:value-type="float">
            <text:p>2862964062</text:p>
          </table:table-cell>
          <table:table-cell/>
          <table:table-cell table:formula="of:=[.I9]/[.A9]" office:value-type="percentage" office:value="1.00549087488395" calcext:value-type="percentage">
            <text:p>100.55%</text:p>
          </table:table-cell>
          <table:table-cell table:formula="of:=[.J9]/[.B9]" office:value-type="percentage" office:value="1.01108851268616" calcext:value-type="percentage">
            <text:p>101.11%</text:p>
          </table:table-cell>
          <table:table-cell table:formula="of:=[.K9]/[.C9]" office:value-type="percentage" office:value="1.01274111285105" calcext:value-type="percentage">
            <text:p>101.27%</text:p>
          </table:table-cell>
          <table:table-cell table:formula="of:=[.L9]/[.D9]" office:value-type="percentage" office:value="1.0154229713538" calcext:value-type="percentage">
            <text:p>101.54%</text:p>
          </table:table-cell>
          <table:table-cell table:formula="of:=[.M9]/[.E9]" office:value-type="percentage" office:value="1.02652831023397" calcext:value-type="percentage">
            <text:p>102.65%</text:p>
          </table:table-cell>
          <table:table-cell table:formula="of:=[.N9]/[.F9]" office:value-type="percentage" office:value="1.01082618567476" calcext:value-type="percentage">
            <text:p>101.08%</text:p>
          </table:table-cell>
          <table:table-cell/>
          <table:table-cell table:formula="of:=AVERAGE([.P9:.U9])" office:value-type="percentage" office:value="1.01368299461395" calcext:value-type="percentage">
            <text:p>101.37%</text:p>
          </table:table-cell>
          <table:table-cell/>
          <table:table-cell office:value-type="percentage" office:value="1.00107611549367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03470966" calcext:value-type="float">
            <text:p>303470966</text:p>
          </table:table-cell>
          <table:table-cell office:value-type="float" office:value="2433558814" calcext:value-type="float">
            <text:p>2433558814</text:p>
          </table:table-cell>
          <table:table-cell office:value-type="float" office:value="626499148" calcext:value-type="float">
            <text:p>626499148</text:p>
          </table:table-cell>
          <table:table-cell office:value-type="float" office:value="2703868755" calcext:value-type="float">
            <text:p>2703868755</text:p>
          </table:table-cell>
          <table:table-cell office:value-type="float" office:value="1557832621" calcext:value-type="float">
            <text:p>1557832621</text:p>
          </table:table-cell>
          <table:table-cell office:value-type="float" office:value="2832824460" calcext:value-type="float">
            <text:p>2832824460</text:p>
          </table:table-cell>
          <table:table-cell table:number-columns-repeated="2"/>
          <table:table-cell office:value-type="float" office:value="305180655" calcext:value-type="float">
            <text:p>305180655</text:p>
          </table:table-cell>
          <table:table-cell office:value-type="float" office:value="2458910978" calcext:value-type="float">
            <text:p>2458910978</text:p>
          </table:table-cell>
          <table:table-cell office:value-type="float" office:value="632048061" calcext:value-type="float">
            <text:p>632048061</text:p>
          </table:table-cell>
          <table:table-cell office:value-type="float" office:value="2745765440" calcext:value-type="float">
            <text:p>2745765440</text:p>
          </table:table-cell>
          <table:table-cell office:value-type="float" office:value="1599597891" calcext:value-type="float">
            <text:p>1599597891</text:p>
          </table:table-cell>
          <table:table-cell office:value-type="float" office:value="2858865264" calcext:value-type="float">
            <text:p>2858865264</text:p>
          </table:table-cell>
          <table:table-cell/>
          <table:table-cell table:formula="of:=[.I10]/[.A10]" office:value-type="percentage" office:value="1.00563378112422" calcext:value-type="percentage">
            <text:p>100.56%</text:p>
          </table:table-cell>
          <table:table-cell table:formula="of:=[.J10]/[.B10]" office:value-type="percentage" office:value="1.01041773219293" calcext:value-type="percentage">
            <text:p>101.04%</text:p>
          </table:table-cell>
          <table:table-cell table:formula="of:=[.K10]/[.C10]" office:value-type="percentage" office:value="1.0088570160354" calcext:value-type="percentage">
            <text:p>100.89%</text:p>
          </table:table-cell>
          <table:table-cell table:formula="of:=[.L10]/[.D10]" office:value-type="percentage" office:value="1.01549508825919" calcext:value-type="percentage">
            <text:p>101.55%</text:p>
          </table:table-cell>
          <table:table-cell table:formula="of:=[.M10]/[.E10]" office:value-type="percentage" office:value="1.02680985712906" calcext:value-type="percentage">
            <text:p>102.68%</text:p>
          </table:table-cell>
          <table:table-cell table:formula="of:=[.N10]/[.F10]" office:value-type="percentage" office:value="1.00919252299876" calcext:value-type="percentage">
            <text:p>100.92%</text:p>
          </table:table-cell>
          <table:table-cell/>
          <table:table-cell table:formula="of:=AVERAGE([.P10:.U10])" office:value-type="percentage" office:value="1.01273433295659" calcext:value-type="percentage">
            <text:p>101.27%</text:p>
          </table:table-cell>
          <table:table-cell/>
          <table:table-cell office:value-type="percentage" office:value="1.00078068732384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95486198" calcext:value-type="float">
            <text:p>295486198</text:p>
          </table:table-cell>
          <table:table-cell office:value-type="float" office:value="2487347290" calcext:value-type="float">
            <text:p>2487347290</text:p>
          </table:table-cell>
          <table:table-cell office:value-type="float" office:value="627305194" calcext:value-type="float">
            <text:p>627305194</text:p>
          </table:table-cell>
          <table:table-cell office:value-type="float" office:value="2802923566" calcext:value-type="float">
            <text:p>2802923566</text:p>
          </table:table-cell>
          <table:table-cell office:value-type="float" office:value="1576519062" calcext:value-type="float">
            <text:p>1576519062</text:p>
          </table:table-cell>
          <table:table-cell office:value-type="float" office:value="3014890307" calcext:value-type="float">
            <text:p>3014890307</text:p>
          </table:table-cell>
          <table:table-cell table:number-columns-repeated="2"/>
          <table:table-cell office:value-type="float" office:value="297274886" calcext:value-type="float">
            <text:p>297274886</text:p>
          </table:table-cell>
          <table:table-cell office:value-type="float" office:value="2516183108" calcext:value-type="float">
            <text:p>2516183108</text:p>
          </table:table-cell>
          <table:table-cell office:value-type="float" office:value="633492891" calcext:value-type="float">
            <text:p>633492891</text:p>
          </table:table-cell>
          <table:table-cell office:value-type="float" office:value="2854399176" calcext:value-type="float">
            <text:p>2854399176</text:p>
          </table:table-cell>
          <table:table-cell office:value-type="float" office:value="1619982991" calcext:value-type="float">
            <text:p>1619982991</text:p>
          </table:table-cell>
          <table:table-cell office:value-type="float" office:value="3045627206" calcext:value-type="float">
            <text:p>3045627206</text:p>
          </table:table-cell>
          <table:table-cell/>
          <table:table-cell table:formula="of:=[.I11]/[.A11]" office:value-type="percentage" office:value="1.00605337241505" calcext:value-type="percentage">
            <text:p>100.61%</text:p>
          </table:table-cell>
          <table:table-cell table:formula="of:=[.J11]/[.B11]" office:value-type="percentage" office:value="1.01159300034858" calcext:value-type="percentage">
            <text:p>101.16%</text:p>
          </table:table-cell>
          <table:table-cell table:formula="of:=[.K11]/[.C11]" office:value-type="percentage" office:value="1.00986393394983" calcext:value-type="percentage">
            <text:p>100.99%</text:p>
          </table:table-cell>
          <table:table-cell table:formula="of:=[.L11]/[.D11]" office:value-type="percentage" office:value="1.01836497099829" calcext:value-type="percentage">
            <text:p>101.84%</text:p>
          </table:table-cell>
          <table:table-cell table:formula="of:=[.M11]/[.E11]" office:value-type="percentage" office:value="1.02756955500739" calcext:value-type="percentage">
            <text:p>102.76%</text:p>
          </table:table-cell>
          <table:table-cell table:formula="of:=[.N11]/[.F11]" office:value-type="percentage" office:value="1.01019503062139" calcext:value-type="percentage">
            <text:p>101.02%</text:p>
          </table:table-cell>
          <table:table-cell/>
          <table:table-cell table:formula="of:=AVERAGE([.P11:.U11])" office:value-type="percentage" office:value="1.01393997722342" calcext:value-type="percentage">
            <text:p>101.39%</text:p>
          </table:table-cell>
          <table:table-cell/>
          <table:table-cell office:value-type="percentage" office:value="1.00008744657261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88760922" calcext:value-type="float">
            <text:p>288760922</text:p>
          </table:table-cell>
          <table:table-cell office:value-type="float" office:value="2445240372" calcext:value-type="float">
            <text:p>2445240372</text:p>
          </table:table-cell>
          <table:table-cell office:value-type="float" office:value="753498943" calcext:value-type="float">
            <text:p>753498943</text:p>
          </table:table-cell>
          <table:table-cell office:value-type="float" office:value="2709701835" calcext:value-type="float">
            <text:p>2709701835</text:p>
          </table:table-cell>
          <table:table-cell office:value-type="float" office:value="1559396886" calcext:value-type="float">
            <text:p>1559396886</text:p>
          </table:table-cell>
          <table:table-cell office:value-type="float" office:value="2821055094" calcext:value-type="float">
            <text:p>2821055094</text:p>
          </table:table-cell>
          <table:table-cell table:number-columns-repeated="2"/>
          <table:table-cell office:value-type="float" office:value="291958280" calcext:value-type="float">
            <text:p>291958280</text:p>
          </table:table-cell>
          <table:table-cell office:value-type="float" office:value="2472942051" calcext:value-type="float">
            <text:p>2472942051</text:p>
          </table:table-cell>
          <table:table-cell office:value-type="float" office:value="760978026" calcext:value-type="float">
            <text:p>760978026</text:p>
          </table:table-cell>
          <table:table-cell office:value-type="float" office:value="2750340836" calcext:value-type="float">
            <text:p>2750340836</text:p>
          </table:table-cell>
          <table:table-cell office:value-type="float" office:value="1604143542" calcext:value-type="float">
            <text:p>1604143542</text:p>
          </table:table-cell>
          <table:table-cell office:value-type="float" office:value="2852695985" calcext:value-type="float">
            <text:p>2852695985</text:p>
          </table:table-cell>
          <table:table-cell/>
          <table:table-cell table:formula="of:=[.I12]/[.A12]" office:value-type="percentage" office:value="1.01107268247329" calcext:value-type="percentage">
            <text:p>101.11%</text:p>
          </table:table-cell>
          <table:table-cell table:formula="of:=[.J12]/[.B12]" office:value-type="percentage" office:value="1.01132881630665" calcext:value-type="percentage">
            <text:p>101.13%</text:p>
          </table:table-cell>
          <table:table-cell table:formula="of:=[.K12]/[.C12]" office:value-type="percentage" office:value="1.00992580423567" calcext:value-type="percentage">
            <text:p>100.99%</text:p>
          </table:table-cell>
          <table:table-cell table:formula="of:=[.L12]/[.D12]" office:value-type="percentage" office:value="1.01499759142319" calcext:value-type="percentage">
            <text:p>101.50%</text:p>
          </table:table-cell>
          <table:table-cell table:formula="of:=[.M12]/[.E12]" office:value-type="percentage" office:value="1.02869484760533" calcext:value-type="percentage">
            <text:p>102.87%</text:p>
          </table:table-cell>
          <table:table-cell table:formula="of:=[.N12]/[.F12]" office:value-type="percentage" office:value="1.01121597769122" calcext:value-type="percentage">
            <text:p>101.12%</text:p>
          </table:table-cell>
          <table:table-cell/>
          <table:table-cell table:formula="of:=AVERAGE([.P12:.U12])" office:value-type="percentage" office:value="1.01453928662256" calcext:value-type="percentage">
            <text:p>101.45%</text:p>
          </table:table-cell>
          <table:table-cell/>
          <table:table-cell office:value-type="percentage" office:value="1.00262699959898" calcext:value-type="percentage">
            <text:p>100.26%</text:p>
          </table:table-cell>
          <table:table-cell table:number-columns-repeated="3"/>
        </table:table-row>
        <table:table-row table:style-name="ro1">
          <table:table-cell office:value-type="float" office:value="290401225" calcext:value-type="float">
            <text:p>290401225</text:p>
          </table:table-cell>
          <table:table-cell office:value-type="float" office:value="2484958169" calcext:value-type="float">
            <text:p>2484958169</text:p>
          </table:table-cell>
          <table:table-cell office:value-type="float" office:value="673830357" calcext:value-type="float">
            <text:p>673830357</text:p>
          </table:table-cell>
          <table:table-cell office:value-type="float" office:value="3003076248" calcext:value-type="float">
            <text:p>3003076248</text:p>
          </table:table-cell>
          <table:table-cell office:value-type="float" office:value="1601754375" calcext:value-type="float">
            <text:p>1601754375</text:p>
          </table:table-cell>
          <table:table-cell office:value-type="float" office:value="2794295408" calcext:value-type="float">
            <text:p>2794295408</text:p>
          </table:table-cell>
          <table:table-cell table:number-columns-repeated="2"/>
          <table:table-cell office:value-type="float" office:value="293130482" calcext:value-type="float">
            <text:p>293130482</text:p>
          </table:table-cell>
          <table:table-cell office:value-type="float" office:value="2516087179" calcext:value-type="float">
            <text:p>2516087179</text:p>
          </table:table-cell>
          <table:table-cell office:value-type="float" office:value="675979873" calcext:value-type="float">
            <text:p>675979873</text:p>
          </table:table-cell>
          <table:table-cell office:value-type="float" office:value="3047597986" calcext:value-type="float">
            <text:p>3047597986</text:p>
          </table:table-cell>
          <table:table-cell office:value-type="float" office:value="1644191385" calcext:value-type="float">
            <text:p>1644191385</text:p>
          </table:table-cell>
          <table:table-cell office:value-type="float" office:value="2828130912" calcext:value-type="float">
            <text:p>2828130912</text:p>
          </table:table-cell>
          <table:table-cell/>
          <table:table-cell table:formula="of:=[.I13]/[.A13]" office:value-type="percentage" office:value="1.00939822826161" calcext:value-type="percentage">
            <text:p>100.94%</text:p>
          </table:table-cell>
          <table:table-cell table:formula="of:=[.J13]/[.B13]" office:value-type="percentage" office:value="1.01252697545912" calcext:value-type="percentage">
            <text:p>101.25%</text:p>
          </table:table-cell>
          <table:table-cell table:formula="of:=[.K13]/[.C13]" office:value-type="percentage" office:value="1.00318999578703" calcext:value-type="percentage">
            <text:p>100.32%</text:p>
          </table:table-cell>
          <table:table-cell table:formula="of:=[.L13]/[.D13]" office:value-type="percentage" office:value="1.01482537715439" calcext:value-type="percentage">
            <text:p>101.48%</text:p>
          </table:table-cell>
          <table:table-cell table:formula="of:=[.M13]/[.E13]" office:value-type="percentage" office:value="1.02649408090426" calcext:value-type="percentage">
            <text:p>102.65%</text:p>
          </table:table-cell>
          <table:table-cell table:formula="of:=[.N13]/[.F13]" office:value-type="percentage" office:value="1.01210877844308" calcext:value-type="percentage">
            <text:p>101.21%</text:p>
          </table:table-cell>
          <table:table-cell/>
          <table:table-cell table:formula="of:=AVERAGE([.P13:.U13])" office:value-type="percentage" office:value="1.01309057266825" calcext:value-type="percentage">
            <text:p>101.31%</text:p>
          </table:table-cell>
          <table:table-cell/>
          <table:table-cell office:value-type="percentage" office:value="1.00178089691059" calcext:value-type="percentage">
            <text:p>100.18%</text:p>
          </table:table-cell>
          <table:table-cell table:number-columns-repeated="3"/>
        </table:table-row>
        <table:table-row table:style-name="ro1">
          <table:table-cell office:value-type="float" office:value="291814286" calcext:value-type="float">
            <text:p>291814286</text:p>
          </table:table-cell>
          <table:table-cell office:value-type="float" office:value="2427947148" calcext:value-type="float">
            <text:p>2427947148</text:p>
          </table:table-cell>
          <table:table-cell office:value-type="float" office:value="672172033" calcext:value-type="float">
            <text:p>672172033</text:p>
          </table:table-cell>
          <table:table-cell office:value-type="float" office:value="2834970212" calcext:value-type="float">
            <text:p>2834970212</text:p>
          </table:table-cell>
          <table:table-cell office:value-type="float" office:value="1589834603" calcext:value-type="float">
            <text:p>1589834603</text:p>
          </table:table-cell>
          <table:table-cell office:value-type="float" office:value="2912283108" calcext:value-type="float">
            <text:p>2912283108</text:p>
          </table:table-cell>
          <table:table-cell table:number-columns-repeated="2"/>
          <table:table-cell office:value-type="float" office:value="294493950" calcext:value-type="float">
            <text:p>294493950</text:p>
          </table:table-cell>
          <table:table-cell office:value-type="float" office:value="2456336876" calcext:value-type="float">
            <text:p>2456336876</text:p>
          </table:table-cell>
          <table:table-cell office:value-type="float" office:value="675907146" calcext:value-type="float">
            <text:p>675907146</text:p>
          </table:table-cell>
          <table:table-cell office:value-type="float" office:value="2877501115" calcext:value-type="float">
            <text:p>2877501115</text:p>
          </table:table-cell>
          <table:table-cell office:value-type="float" office:value="1632120046" calcext:value-type="float">
            <text:p>1632120046</text:p>
          </table:table-cell>
          <table:table-cell office:value-type="float" office:value="2945814335" calcext:value-type="float">
            <text:p>2945814335</text:p>
          </table:table-cell>
          <table:table-cell/>
          <table:table-cell table:formula="of:=[.I14]/[.A14]" office:value-type="percentage" office:value="1.00918277181262" calcext:value-type="percentage">
            <text:p>100.92%</text:p>
          </table:table-cell>
          <table:table-cell table:formula="of:=[.J14]/[.B14]" office:value-type="percentage" office:value="1.01169289373675" calcext:value-type="percentage">
            <text:p>101.17%</text:p>
          </table:table-cell>
          <table:table-cell table:formula="of:=[.K14]/[.C14]" office:value-type="percentage" office:value="1.00555678132476" calcext:value-type="percentage">
            <text:p>100.56%</text:p>
          </table:table-cell>
          <table:table-cell table:formula="of:=[.L14]/[.D14]" office:value-type="percentage" office:value="1.01500223981895" calcext:value-type="percentage">
            <text:p>101.50%</text:p>
          </table:table-cell>
          <table:table-cell table:formula="of:=[.M14]/[.E14]" office:value-type="percentage" office:value="1.02659738498597" calcext:value-type="percentage">
            <text:p>102.66%</text:p>
          </table:table-cell>
          <table:table-cell table:formula="of:=[.N14]/[.F14]" office:value-type="percentage" office:value="1.01151372505918" calcext:value-type="percentage">
            <text:p>101.15%</text:p>
          </table:table-cell>
          <table:table-cell/>
          <table:table-cell table:formula="of:=AVERAGE([.P14:.U14])" office:value-type="percentage" office:value="1.01325763278971" calcext:value-type="percentage">
            <text:p>101.33%</text:p>
          </table:table-cell>
          <table:table-cell/>
          <table:table-cell office:value-type="percentage" office:value="1.00141707214464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328815339" calcext:value-type="float">
            <text:p>328815339</text:p>
          </table:table-cell>
          <table:table-cell office:value-type="float" office:value="2493944518" calcext:value-type="float">
            <text:p>2493944518</text:p>
          </table:table-cell>
          <table:table-cell office:value-type="float" office:value="638761073" calcext:value-type="float">
            <text:p>638761073</text:p>
          </table:table-cell>
          <table:table-cell office:value-type="float" office:value="2685932784" calcext:value-type="float">
            <text:p>2685932784</text:p>
          </table:table-cell>
          <table:table-cell office:value-type="float" office:value="1562933014" calcext:value-type="float">
            <text:p>1562933014</text:p>
          </table:table-cell>
          <table:table-cell office:value-type="float" office:value="2848492019" calcext:value-type="float">
            <text:p>2848492019</text:p>
          </table:table-cell>
          <table:table-cell table:number-columns-repeated="2"/>
          <table:table-cell office:value-type="float" office:value="331544957" calcext:value-type="float">
            <text:p>331544957</text:p>
          </table:table-cell>
          <table:table-cell office:value-type="float" office:value="2521330567" calcext:value-type="float">
            <text:p>2521330567</text:p>
          </table:table-cell>
          <table:table-cell office:value-type="float" office:value="641603220" calcext:value-type="float">
            <text:p>641603220</text:p>
          </table:table-cell>
          <table:table-cell office:value-type="float" office:value="2726564462" calcext:value-type="float">
            <text:p>2726564462</text:p>
          </table:table-cell>
          <table:table-cell office:value-type="float" office:value="1605531017" calcext:value-type="float">
            <text:p>1605531017</text:p>
          </table:table-cell>
          <table:table-cell office:value-type="float" office:value="2879119131" calcext:value-type="float">
            <text:p>2879119131</text:p>
          </table:table-cell>
          <table:table-cell/>
          <table:table-cell table:formula="of:=[.I15]/[.A15]" office:value-type="percentage" office:value="1.00830137063648" calcext:value-type="percentage">
            <text:p>100.83%</text:p>
          </table:table-cell>
          <table:table-cell table:formula="of:=[.J15]/[.B15]" office:value-type="percentage" office:value="1.01098101774211" calcext:value-type="percentage">
            <text:p>101.10%</text:p>
          </table:table-cell>
          <table:table-cell table:formula="of:=[.K15]/[.C15]" office:value-type="percentage" office:value="1.00444946807208" calcext:value-type="percentage">
            <text:p>100.44%</text:p>
          </table:table-cell>
          <table:table-cell table:formula="of:=[.L15]/[.D15]" office:value-type="percentage" office:value="1.01512758556061" calcext:value-type="percentage">
            <text:p>101.51%</text:p>
          </table:table-cell>
          <table:table-cell table:formula="of:=[.M15]/[.E15]" office:value-type="percentage" office:value="1.02725516872344" calcext:value-type="percentage">
            <text:p>102.73%</text:p>
          </table:table-cell>
          <table:table-cell table:formula="of:=[.N15]/[.F15]" office:value-type="percentage" office:value="1.01075204416783" calcext:value-type="percentage">
            <text:p>101.08%</text:p>
          </table:table-cell>
          <table:table-cell/>
          <table:table-cell table:formula="of:=AVERAGE([.P15:.U15])" office:value-type="percentage" office:value="1.01281110915043" calcext:value-type="percentage">
            <text:p>101.28%</text:p>
          </table:table-cell>
          <table:table-cell/>
          <table:table-cell office:value-type="percentage" office:value="1.00039412996287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341819569" calcext:value-type="float">
            <text:p>341819569</text:p>
          </table:table-cell>
          <table:table-cell office:value-type="float" office:value="2446304608" calcext:value-type="float">
            <text:p>2446304608</text:p>
          </table:table-cell>
          <table:table-cell office:value-type="float" office:value="660013411" calcext:value-type="float">
            <text:p>660013411</text:p>
          </table:table-cell>
          <table:table-cell office:value-type="float" office:value="2746343103" calcext:value-type="float">
            <text:p>2746343103</text:p>
          </table:table-cell>
          <table:table-cell office:value-type="float" office:value="1575961198" calcext:value-type="float">
            <text:p>1575961198</text:p>
          </table:table-cell>
          <table:table-cell office:value-type="float" office:value="2810019328" calcext:value-type="float">
            <text:p>2810019328</text:p>
          </table:table-cell>
          <table:table-cell table:number-columns-repeated="2"/>
          <table:table-cell office:value-type="float" office:value="344591099" calcext:value-type="float">
            <text:p>344591099</text:p>
          </table:table-cell>
          <table:table-cell office:value-type="float" office:value="2471826605" calcext:value-type="float">
            <text:p>2471826605</text:p>
          </table:table-cell>
          <table:table-cell office:value-type="float" office:value="663813505" calcext:value-type="float">
            <text:p>663813505</text:p>
          </table:table-cell>
          <table:table-cell office:value-type="float" office:value="2792929419" calcext:value-type="float">
            <text:p>2792929419</text:p>
          </table:table-cell>
          <table:table-cell office:value-type="float" office:value="1616183019" calcext:value-type="float">
            <text:p>1616183019</text:p>
          </table:table-cell>
          <table:table-cell office:value-type="float" office:value="2839842180" calcext:value-type="float">
            <text:p>2839842180</text:p>
          </table:table-cell>
          <table:table-cell/>
          <table:table-cell table:formula="of:=[.I16]/[.A16]" office:value-type="percentage" office:value="1.00810816656316" calcext:value-type="percentage">
            <text:p>100.81%</text:p>
          </table:table-cell>
          <table:table-cell table:formula="of:=[.J16]/[.B16]" office:value-type="percentage" office:value="1.01043287778494" calcext:value-type="percentage">
            <text:p>101.04%</text:p>
          </table:table-cell>
          <table:table-cell table:formula="of:=[.K16]/[.C16]" office:value-type="percentage" office:value="1.00575760118911" calcext:value-type="percentage">
            <text:p>100.58%</text:p>
          </table:table-cell>
          <table:table-cell table:formula="of:=[.L16]/[.D16]" office:value-type="percentage" office:value="1.01696303566336" calcext:value-type="percentage">
            <text:p>101.70%</text:p>
          </table:table-cell>
          <table:table-cell table:formula="of:=[.M16]/[.E16]" office:value-type="percentage" office:value="1.02552208839345" calcext:value-type="percentage">
            <text:p>102.55%</text:p>
          </table:table-cell>
          <table:table-cell table:formula="of:=[.N16]/[.F16]" office:value-type="percentage" office:value="1.01061304159115" calcext:value-type="percentage">
            <text:p>101.06%</text:p>
          </table:table-cell>
          <table:table-cell/>
          <table:table-cell table:formula="of:=AVERAGE([.P16:.U16])" office:value-type="percentage" office:value="1.01289946853086" calcext:value-type="percentage">
            <text:p>101.29%</text:p>
          </table:table-cell>
          <table:table-cell/>
          <table:table-cell office:value-type="percentage" office:value="1.00086993861007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21568245" calcext:value-type="float">
            <text:p>321568245</text:p>
          </table:table-cell>
          <table:table-cell office:value-type="float" office:value="2448700530" calcext:value-type="float">
            <text:p>2448700530</text:p>
          </table:table-cell>
          <table:table-cell office:value-type="float" office:value="705458330" calcext:value-type="float">
            <text:p>705458330</text:p>
          </table:table-cell>
          <table:table-cell office:value-type="float" office:value="2840706290" calcext:value-type="float">
            <text:p>2840706290</text:p>
          </table:table-cell>
          <table:table-cell office:value-type="float" office:value="1582198380" calcext:value-type="float">
            <text:p>1582198380</text:p>
          </table:table-cell>
          <table:table-cell office:value-type="float" office:value="2987736081" calcext:value-type="float">
            <text:p>2987736081</text:p>
          </table:table-cell>
          <table:table-cell table:number-columns-repeated="2"/>
          <table:table-cell office:value-type="float" office:value="323905978" calcext:value-type="float">
            <text:p>323905978</text:p>
          </table:table-cell>
          <table:table-cell office:value-type="float" office:value="2480443032" calcext:value-type="float">
            <text:p>2480443032</text:p>
          </table:table-cell>
          <table:table-cell office:value-type="float" office:value="708397155" calcext:value-type="float">
            <text:p>708397155</text:p>
          </table:table-cell>
          <table:table-cell office:value-type="float" office:value="2884724975" calcext:value-type="float">
            <text:p>2884724975</text:p>
          </table:table-cell>
          <table:table-cell office:value-type="float" office:value="1621399155" calcext:value-type="float">
            <text:p>1621399155</text:p>
          </table:table-cell>
          <table:table-cell office:value-type="float" office:value="3017541601" calcext:value-type="float">
            <text:p>3017541601</text:p>
          </table:table-cell>
          <table:table-cell/>
          <table:table-cell table:formula="of:=[.I17]/[.A17]" office:value-type="percentage" office:value="1.00726978809739" calcext:value-type="percentage">
            <text:p>100.73%</text:p>
          </table:table-cell>
          <table:table-cell table:formula="of:=[.J17]/[.B17]" office:value-type="percentage" office:value="1.01296299878695" calcext:value-type="percentage">
            <text:p>101.30%</text:p>
          </table:table-cell>
          <table:table-cell table:formula="of:=[.K17]/[.C17]" office:value-type="percentage" office:value="1.00416583783198" calcext:value-type="percentage">
            <text:p>100.42%</text:p>
          </table:table-cell>
          <table:table-cell table:formula="of:=[.L17]/[.D17]" office:value-type="percentage" office:value="1.01549568329361" calcext:value-type="percentage">
            <text:p>101.55%</text:p>
          </table:table-cell>
          <table:table-cell table:formula="of:=[.M17]/[.E17]" office:value-type="percentage" office:value="1.02477614406355" calcext:value-type="percentage">
            <text:p>102.48%</text:p>
          </table:table-cell>
          <table:table-cell table:formula="of:=[.N17]/[.F17]" office:value-type="percentage" office:value="1.00997595476707" calcext:value-type="percentage">
            <text:p>101.00%</text:p>
          </table:table-cell>
          <table:table-cell/>
          <table:table-cell table:formula="of:=AVERAGE([.P17:.U17])" office:value-type="percentage" office:value="1.01244106780676" calcext:value-type="percentage">
            <text:p>101.24%</text:p>
          </table:table-cell>
          <table:table-cell/>
          <table:table-cell office:value-type="percentage" office:value="1.00074772460265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301896460" calcext:value-type="float">
            <text:p>301896460</text:p>
          </table:table-cell>
          <table:table-cell office:value-type="float" office:value="2416927970" calcext:value-type="float">
            <text:p>2416927970</text:p>
          </table:table-cell>
          <table:table-cell office:value-type="float" office:value="707360468" calcext:value-type="float">
            <text:p>707360468</text:p>
          </table:table-cell>
          <table:table-cell office:value-type="float" office:value="2784701685" calcext:value-type="float">
            <text:p>2784701685</text:p>
          </table:table-cell>
          <table:table-cell office:value-type="float" office:value="1566493780" calcext:value-type="float">
            <text:p>1566493780</text:p>
          </table:table-cell>
          <table:table-cell office:value-type="float" office:value="2827559609" calcext:value-type="float">
            <text:p>2827559609</text:p>
          </table:table-cell>
          <table:table-cell table:number-columns-repeated="2"/>
          <table:table-cell office:value-type="float" office:value="303503604" calcext:value-type="float">
            <text:p>303503604</text:p>
          </table:table-cell>
          <table:table-cell office:value-type="float" office:value="2445630277" calcext:value-type="float">
            <text:p>2445630277</text:p>
          </table:table-cell>
          <table:table-cell office:value-type="float" office:value="712393570" calcext:value-type="float">
            <text:p>712393570</text:p>
          </table:table-cell>
          <table:table-cell office:value-type="float" office:value="2832660452" calcext:value-type="float">
            <text:p>2832660452</text:p>
          </table:table-cell>
          <table:table-cell office:value-type="float" office:value="1607356070" calcext:value-type="float">
            <text:p>1607356070</text:p>
          </table:table-cell>
          <table:table-cell office:value-type="float" office:value="2853970800" calcext:value-type="float">
            <text:p>2853970800</text:p>
          </table:table-cell>
          <table:table-cell/>
          <table:table-cell table:formula="of:=[.I18]/[.A18]" office:value-type="percentage" office:value="1.00532349402176" calcext:value-type="percentage">
            <text:p>100.53%</text:p>
          </table:table-cell>
          <table:table-cell table:formula="of:=[.J18]/[.B18]" office:value-type="percentage" office:value="1.01187553264155" calcext:value-type="percentage">
            <text:p>101.19%</text:p>
          </table:table-cell>
          <table:table-cell table:formula="of:=[.K18]/[.C18]" office:value-type="percentage" office:value="1.00711532836183" calcext:value-type="percentage">
            <text:p>100.71%</text:p>
          </table:table-cell>
          <table:table-cell table:formula="of:=[.L18]/[.D18]" office:value-type="percentage" office:value="1.01722222788112" calcext:value-type="percentage">
            <text:p>101.72%</text:p>
          </table:table-cell>
          <table:table-cell table:formula="of:=[.M18]/[.E18]" office:value-type="percentage" office:value="1.02608519135007" calcext:value-type="percentage">
            <text:p>102.61%</text:p>
          </table:table-cell>
          <table:table-cell table:formula="of:=[.N18]/[.F18]" office:value-type="percentage" office:value="1.00934063102187" calcext:value-type="percentage">
            <text:p>100.93%</text:p>
          </table:table-cell>
          <table:table-cell/>
          <table:table-cell table:formula="of:=AVERAGE([.P18:.U18])" office:value-type="percentage" office:value="1.01282706754637" calcext:value-type="percentage">
            <text:p>101.28%</text:p>
          </table:table-cell>
          <table:table-cell/>
          <table:table-cell office:value-type="percentage" office:value="1.00049313108689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296909775" calcext:value-type="float">
            <text:p>296909775</text:p>
          </table:table-cell>
          <table:table-cell office:value-type="float" office:value="2469037565" calcext:value-type="float">
            <text:p>2469037565</text:p>
          </table:table-cell>
          <table:table-cell office:value-type="float" office:value="695675678" calcext:value-type="float">
            <text:p>695675678</text:p>
          </table:table-cell>
          <table:table-cell office:value-type="float" office:value="2743677745" calcext:value-type="float">
            <text:p>2743677745</text:p>
          </table:table-cell>
          <table:table-cell office:value-type="float" office:value="1590237946" calcext:value-type="float">
            <text:p>1590237946</text:p>
          </table:table-cell>
          <table:table-cell office:value-type="float" office:value="2845511048" calcext:value-type="float">
            <text:p>2845511048</text:p>
          </table:table-cell>
          <table:table-cell table:number-columns-repeated="2"/>
          <table:table-cell office:value-type="float" office:value="299116552" calcext:value-type="float">
            <text:p>299116552</text:p>
          </table:table-cell>
          <table:table-cell office:value-type="float" office:value="2498251279" calcext:value-type="float">
            <text:p>2498251279</text:p>
          </table:table-cell>
          <table:table-cell office:value-type="float" office:value="709974064" calcext:value-type="float">
            <text:p>709974064</text:p>
          </table:table-cell>
          <table:table-cell office:value-type="float" office:value="2785336878" calcext:value-type="float">
            <text:p>2785336878</text:p>
          </table:table-cell>
          <table:table-cell office:value-type="float" office:value="1631559885" calcext:value-type="float">
            <text:p>1631559885</text:p>
          </table:table-cell>
          <table:table-cell office:value-type="float" office:value="2869427730" calcext:value-type="float">
            <text:p>2869427730</text:p>
          </table:table-cell>
          <table:table-cell/>
          <table:table-cell table:formula="of:=[.I19]/[.A19]" office:value-type="percentage" office:value="1.00743248348762" calcext:value-type="percentage">
            <text:p>100.74%</text:p>
          </table:table-cell>
          <table:table-cell table:formula="of:=[.J19]/[.B19]" office:value-type="percentage" office:value="1.01183202492101" calcext:value-type="percentage">
            <text:p>101.18%</text:p>
          </table:table-cell>
          <table:table-cell table:formula="of:=[.K19]/[.C19]" office:value-type="percentage" office:value="1.02055323544027" calcext:value-type="percentage">
            <text:p>102.06%</text:p>
          </table:table-cell>
          <table:table-cell table:formula="of:=[.L19]/[.D19]" office:value-type="percentage" office:value="1.01518368295107" calcext:value-type="percentage">
            <text:p>101.52%</text:p>
          </table:table-cell>
          <table:table-cell table:formula="of:=[.M19]/[.E19]" office:value-type="percentage" office:value="1.02598475222148" calcext:value-type="percentage">
            <text:p>102.60%</text:p>
          </table:table-cell>
          <table:table-cell table:formula="of:=[.N19]/[.F19]" office:value-type="percentage" office:value="1.00840505680581" calcext:value-type="percentage">
            <text:p>100.84%</text:p>
          </table:table-cell>
          <table:table-cell/>
          <table:table-cell table:formula="of:=AVERAGE([.P19:.U19])" office:value-type="percentage" office:value="1.01489853930454" calcext:value-type="percentage">
            <text:p>101.49%</text:p>
          </table:table-cell>
          <table:table-cell/>
          <table:table-cell office:value-type="percentage" office:value="1.00057657334301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3473990" calcext:value-type="float">
            <text:p>293473990</text:p>
          </table:table-cell>
          <table:table-cell office:value-type="float" office:value="2559477668" calcext:value-type="float">
            <text:p>2559477668</text:p>
          </table:table-cell>
          <table:table-cell office:value-type="float" office:value="713022346" calcext:value-type="float">
            <text:p>713022346</text:p>
          </table:table-cell>
          <table:table-cell office:value-type="float" office:value="2975885721" calcext:value-type="float">
            <text:p>2975885721</text:p>
          </table:table-cell>
          <table:table-cell office:value-type="float" office:value="1576000866" calcext:value-type="float">
            <text:p>1576000866</text:p>
          </table:table-cell>
          <table:table-cell office:value-type="float" office:value="2997578768" calcext:value-type="float">
            <text:p>2997578768</text:p>
          </table:table-cell>
          <table:table-cell table:number-columns-repeated="2"/>
          <table:table-cell office:value-type="float" office:value="295909627" calcext:value-type="float">
            <text:p>295909627</text:p>
          </table:table-cell>
          <table:table-cell office:value-type="float" office:value="2588399562" calcext:value-type="float">
            <text:p>2588399562</text:p>
          </table:table-cell>
          <table:table-cell office:value-type="float" office:value="723506926" calcext:value-type="float">
            <text:p>723506926</text:p>
          </table:table-cell>
          <table:table-cell office:value-type="float" office:value="3022511381" calcext:value-type="float">
            <text:p>3022511381</text:p>
          </table:table-cell>
          <table:table-cell office:value-type="float" office:value="1615671621" calcext:value-type="float">
            <text:p>1615671621</text:p>
          </table:table-cell>
          <table:table-cell office:value-type="float" office:value="3025050961" calcext:value-type="float">
            <text:p>3025050961</text:p>
          </table:table-cell>
          <table:table-cell/>
          <table:table-cell table:formula="of:=[.I20]/[.A20]" office:value-type="percentage" office:value="1.0082993283323" calcext:value-type="percentage">
            <text:p>100.83%</text:p>
          </table:table-cell>
          <table:table-cell table:formula="of:=[.J20]/[.B20]" office:value-type="percentage" office:value="1.01129992043361" calcext:value-type="percentage">
            <text:p>101.13%</text:p>
          </table:table-cell>
          <table:table-cell table:formula="of:=[.K20]/[.C20]" office:value-type="percentage" office:value="1.01470441993693" calcext:value-type="percentage">
            <text:p>101.47%</text:p>
          </table:table-cell>
          <table:table-cell table:formula="of:=[.L20]/[.D20]" office:value-type="percentage" office:value="1.01566782611005" calcext:value-type="percentage">
            <text:p>101.57%</text:p>
          </table:table-cell>
          <table:table-cell table:formula="of:=[.M20]/[.E20]" office:value-type="percentage" office:value="1.02517178502616" calcext:value-type="percentage">
            <text:p>102.52%</text:p>
          </table:table-cell>
          <table:table-cell table:formula="of:=[.N20]/[.F20]" office:value-type="percentage" office:value="1.00916479436446" calcext:value-type="percentage">
            <text:p>100.92%</text:p>
          </table:table-cell>
          <table:table-cell/>
          <table:table-cell table:formula="of:=AVERAGE([.P20:.U20])" office:value-type="percentage" office:value="1.01405134570059" calcext:value-type="percentage">
            <text:p>101.41%</text:p>
          </table:table-cell>
          <table:table-cell/>
          <table:table-cell office:value-type="percentage" office:value="1.00063449248148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9122903" calcext:value-type="float">
            <text:p>299122903</text:p>
          </table:table-cell>
          <table:table-cell office:value-type="float" office:value="2597679826" calcext:value-type="float">
            <text:p>2597679826</text:p>
          </table:table-cell>
          <table:table-cell office:value-type="float" office:value="722881241" calcext:value-type="float">
            <text:p>722881241</text:p>
          </table:table-cell>
          <table:table-cell office:value-type="float" office:value="2698348322" calcext:value-type="float">
            <text:p>2698348322</text:p>
          </table:table-cell>
          <table:table-cell office:value-type="float" office:value="1570599597" calcext:value-type="float">
            <text:p>1570599597</text:p>
          </table:table-cell>
          <table:table-cell office:value-type="float" office:value="2843025771" calcext:value-type="float">
            <text:p>2843025771</text:p>
          </table:table-cell>
          <table:table-cell table:number-columns-repeated="2"/>
          <table:table-cell office:value-type="float" office:value="301504756" calcext:value-type="float">
            <text:p>301504756</text:p>
          </table:table-cell>
          <table:table-cell office:value-type="float" office:value="2628041294" calcext:value-type="float">
            <text:p>2628041294</text:p>
          </table:table-cell>
          <table:table-cell office:value-type="float" office:value="728358776" calcext:value-type="float">
            <text:p>728358776</text:p>
          </table:table-cell>
          <table:table-cell office:value-type="float" office:value="2739711602" calcext:value-type="float">
            <text:p>2739711602</text:p>
          </table:table-cell>
          <table:table-cell office:value-type="float" office:value="1609875167" calcext:value-type="float">
            <text:p>1609875167</text:p>
          </table:table-cell>
          <table:table-cell office:value-type="float" office:value="2870877625" calcext:value-type="float">
            <text:p>2870877625</text:p>
          </table:table-cell>
          <table:table-cell/>
          <table:table-cell table:formula="of:=[.I21]/[.A21]" office:value-type="percentage" office:value="1.00796279046543" calcext:value-type="percentage">
            <text:p>100.80%</text:p>
          </table:table-cell>
          <table:table-cell table:formula="of:=[.J21]/[.B21]" office:value-type="percentage" office:value="1.01168791769336" calcext:value-type="percentage">
            <text:p>101.17%</text:p>
          </table:table-cell>
          <table:table-cell table:formula="of:=[.K21]/[.C21]" office:value-type="percentage" office:value="1.00757736497965" calcext:value-type="percentage">
            <text:p>100.76%</text:p>
          </table:table-cell>
          <table:table-cell table:formula="of:=[.L21]/[.D21]" office:value-type="percentage" office:value="1.01532911064993" calcext:value-type="percentage">
            <text:p>101.53%</text:p>
          </table:table-cell>
          <table:table-cell table:formula="of:=[.M21]/[.E21]" office:value-type="percentage" office:value="1.02500673632861" calcext:value-type="percentage">
            <text:p>102.50%</text:p>
          </table:table-cell>
          <table:table-cell table:formula="of:=[.N21]/[.F21]" office:value-type="percentage" office:value="1.00979655347626" calcext:value-type="percentage">
            <text:p>100.98%</text:p>
          </table:table-cell>
          <table:table-cell/>
          <table:table-cell table:formula="of:=AVERAGE([.P21:.U21])" office:value-type="percentage" office:value="1.01289341226554" calcext:value-type="percentage">
            <text:p>101.29%</text:p>
          </table:table-cell>
          <table:table-cell/>
          <table:table-cell office:value-type="percentage" office:value="0.999995637814755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290003055" calcext:value-type="float">
            <text:p>290003055</text:p>
          </table:table-cell>
          <table:table-cell office:value-type="float" office:value="2511918181" calcext:value-type="float">
            <text:p>2511918181</text:p>
          </table:table-cell>
          <table:table-cell office:value-type="float" office:value="709895157" calcext:value-type="float">
            <text:p>709895157</text:p>
          </table:table-cell>
          <table:table-cell office:value-type="float" office:value="3510950782" calcext:value-type="float">
            <text:p>3510950782</text:p>
          </table:table-cell>
          <table:table-cell office:value-type="float" office:value="1561403407" calcext:value-type="float">
            <text:p>1561403407</text:p>
          </table:table-cell>
          <table:table-cell office:value-type="float" office:value="2825724448" calcext:value-type="float">
            <text:p>2825724448</text:p>
          </table:table-cell>
          <table:table-cell table:number-columns-repeated="2"/>
          <table:table-cell office:value-type="float" office:value="292474443" calcext:value-type="float">
            <text:p>292474443</text:p>
          </table:table-cell>
          <table:table-cell office:value-type="float" office:value="2544056439" calcext:value-type="float">
            <text:p>2544056439</text:p>
          </table:table-cell>
          <table:table-cell office:value-type="float" office:value="714827308" calcext:value-type="float">
            <text:p>714827308</text:p>
          </table:table-cell>
          <table:table-cell office:value-type="float" office:value="3565913727" calcext:value-type="float">
            <text:p>3565913727</text:p>
          </table:table-cell>
          <table:table-cell office:value-type="float" office:value="1599400392" calcext:value-type="float">
            <text:p>1599400392</text:p>
          </table:table-cell>
          <table:table-cell office:value-type="float" office:value="2858372530" calcext:value-type="float">
            <text:p>2858372530</text:p>
          </table:table-cell>
          <table:table-cell/>
          <table:table-cell table:formula="of:=[.I22]/[.A22]" office:value-type="percentage" office:value="1.008521937812" calcext:value-type="percentage">
            <text:p>100.85%</text:p>
          </table:table-cell>
          <table:table-cell table:formula="of:=[.J22]/[.B22]" office:value-type="percentage" office:value="1.01279430924267" calcext:value-type="percentage">
            <text:p>101.28%</text:p>
          </table:table-cell>
          <table:table-cell table:formula="of:=[.K22]/[.C22]" office:value-type="percentage" office:value="1.00694771749232" calcext:value-type="percentage">
            <text:p>100.69%</text:p>
          </table:table-cell>
          <table:table-cell table:formula="of:=[.L22]/[.D22]" office:value-type="percentage" office:value="1.01565471816973" calcext:value-type="percentage">
            <text:p>101.57%</text:p>
          </table:table-cell>
          <table:table-cell table:formula="of:=[.M22]/[.E22]" office:value-type="percentage" office:value="1.02433514928279" calcext:value-type="percentage">
            <text:p>102.43%</text:p>
          </table:table-cell>
          <table:table-cell table:formula="of:=[.N22]/[.F22]" office:value-type="percentage" office:value="1.01155388028833" calcext:value-type="percentage">
            <text:p>101.16%</text:p>
          </table:table-cell>
          <table:table-cell/>
          <table:table-cell table:formula="of:=AVERAGE([.P22:.U22])" office:value-type="percentage" office:value="1.01330128538131" calcext:value-type="percentage">
            <text:p>101.33%</text:p>
          </table:table-cell>
          <table:table-cell/>
          <table:table-cell office:value-type="percentage" office:value="1.00059709353588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4936571" calcext:value-type="float">
            <text:p>294936571</text:p>
          </table:table-cell>
          <table:table-cell office:value-type="float" office:value="2470864446" calcext:value-type="float">
            <text:p>2470864446</text:p>
          </table:table-cell>
          <table:table-cell office:value-type="float" office:value="648656633" calcext:value-type="float">
            <text:p>648656633</text:p>
          </table:table-cell>
          <table:table-cell office:value-type="float" office:value="2875387630" calcext:value-type="float">
            <text:p>2875387630</text:p>
          </table:table-cell>
          <table:table-cell office:value-type="float" office:value="1562132499" calcext:value-type="float">
            <text:p>1562132499</text:p>
          </table:table-cell>
          <table:table-cell office:value-type="float" office:value="3092022073" calcext:value-type="float">
            <text:p>3092022073</text:p>
          </table:table-cell>
          <table:table-cell table:number-columns-repeated="2"/>
          <table:table-cell office:value-type="float" office:value="297289388" calcext:value-type="float">
            <text:p>297289388</text:p>
          </table:table-cell>
          <table:table-cell office:value-type="float" office:value="2500683038" calcext:value-type="float">
            <text:p>2500683038</text:p>
          </table:table-cell>
          <table:table-cell office:value-type="float" office:value="654280138" calcext:value-type="float">
            <text:p>654280138</text:p>
          </table:table-cell>
          <table:table-cell office:value-type="float" office:value="2918191744" calcext:value-type="float">
            <text:p>2918191744</text:p>
          </table:table-cell>
          <table:table-cell office:value-type="float" office:value="1601966862" calcext:value-type="float">
            <text:p>1601966862</text:p>
          </table:table-cell>
          <table:table-cell office:value-type="float" office:value="3130464261" calcext:value-type="float">
            <text:p>3130464261</text:p>
          </table:table-cell>
          <table:table-cell/>
          <table:table-cell table:formula="of:=[.I23]/[.A23]" office:value-type="percentage" office:value="1.00797736608933" calcext:value-type="percentage">
            <text:p>100.80%</text:p>
          </table:table-cell>
          <table:table-cell table:formula="of:=[.J23]/[.B23]" office:value-type="percentage" office:value="1.01206808088897" calcext:value-type="percentage">
            <text:p>101.21%</text:p>
          </table:table-cell>
          <table:table-cell table:formula="of:=[.K23]/[.C23]" office:value-type="percentage" office:value="1.0086694634941" calcext:value-type="percentage">
            <text:p>100.87%</text:p>
          </table:table-cell>
          <table:table-cell table:formula="of:=[.L23]/[.D23]" office:value-type="percentage" office:value="1.01488638037996" calcext:value-type="percentage">
            <text:p>101.49%</text:p>
          </table:table-cell>
          <table:table-cell table:formula="of:=[.M23]/[.E23]" office:value-type="percentage" office:value="1.02549998993395" calcext:value-type="percentage">
            <text:p>102.55%</text:p>
          </table:table-cell>
          <table:table-cell table:formula="of:=[.N23]/[.F23]" office:value-type="percentage" office:value="1.01243270167302" calcext:value-type="percentage">
            <text:p>101.24%</text:p>
          </table:table-cell>
          <table:table-cell/>
          <table:table-cell table:formula="of:=AVERAGE([.P23:.U23])" office:value-type="percentage" office:value="1.01358899707655" calcext:value-type="percentage">
            <text:p>101.36%</text:p>
          </table:table-cell>
          <table:table-cell/>
          <table:table-cell office:value-type="percentage" office:value="1.00070020646043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313477612" calcext:value-type="float">
            <text:p>313477612</text:p>
          </table:table-cell>
          <table:table-cell office:value-type="float" office:value="2498927623" calcext:value-type="float">
            <text:p>2498927623</text:p>
          </table:table-cell>
          <table:table-cell office:value-type="float" office:value="641845611" calcext:value-type="float">
            <text:p>641845611</text:p>
          </table:table-cell>
          <table:table-cell office:value-type="float" office:value="2713194759" calcext:value-type="float">
            <text:p>2713194759</text:p>
          </table:table-cell>
          <table:table-cell office:value-type="float" office:value="1557744630" calcext:value-type="float">
            <text:p>1557744630</text:p>
          </table:table-cell>
          <table:table-cell office:value-type="float" office:value="2881085170" calcext:value-type="float">
            <text:p>2881085170</text:p>
          </table:table-cell>
          <table:table-cell table:number-columns-repeated="2"/>
          <table:table-cell office:value-type="float" office:value="315500097" calcext:value-type="float">
            <text:p>315500097</text:p>
          </table:table-cell>
          <table:table-cell office:value-type="float" office:value="2529860152" calcext:value-type="float">
            <text:p>2529860152</text:p>
          </table:table-cell>
          <table:table-cell office:value-type="float" office:value="650791303" calcext:value-type="float">
            <text:p>650791303</text:p>
          </table:table-cell>
          <table:table-cell office:value-type="float" office:value="2754942415" calcext:value-type="float">
            <text:p>2754942415</text:p>
          </table:table-cell>
          <table:table-cell office:value-type="float" office:value="1596364991" calcext:value-type="float">
            <text:p>1596364991</text:p>
          </table:table-cell>
          <table:table-cell office:value-type="float" office:value="2910866990" calcext:value-type="float">
            <text:p>2910866990</text:p>
          </table:table-cell>
          <table:table-cell/>
          <table:table-cell table:formula="of:=[.I24]/[.A24]" office:value-type="percentage" office:value="1.00645176855564" calcext:value-type="percentage">
            <text:p>100.65%</text:p>
          </table:table-cell>
          <table:table-cell table:formula="of:=[.J24]/[.B24]" office:value-type="percentage" office:value="1.01237832129082" calcext:value-type="percentage">
            <text:p>101.24%</text:p>
          </table:table-cell>
          <table:table-cell table:formula="of:=[.K24]/[.C24]" office:value-type="percentage" office:value="1.01393745138502" calcext:value-type="percentage">
            <text:p>101.39%</text:p>
          </table:table-cell>
          <table:table-cell table:formula="of:=[.L24]/[.D24]" office:value-type="percentage" office:value="1.01538689983884" calcext:value-type="percentage">
            <text:p>101.54%</text:p>
          </table:table-cell>
          <table:table-cell table:formula="of:=[.M24]/[.E24]" office:value-type="percentage" office:value="1.02479248540244" calcext:value-type="percentage">
            <text:p>102.48%</text:p>
          </table:table-cell>
          <table:table-cell table:formula="of:=[.N24]/[.F24]" office:value-type="percentage" office:value="1.0103370147853" calcext:value-type="percentage">
            <text:p>101.03%</text:p>
          </table:table-cell>
          <table:table-cell/>
          <table:table-cell table:formula="of:=AVERAGE([.P24:.U24])" office:value-type="percentage" office:value="1.01388065687634" calcext:value-type="percentage">
            <text:p>101.39%</text:p>
          </table:table-cell>
          <table:table-cell/>
          <table:table-cell office:value-type="percentage" office:value="1.00129534298311" calcext:value-type="percentage">
            <text:p>100.13%</text:p>
          </table:table-cell>
          <table:table-cell table:number-columns-repeated="3"/>
        </table:table-row>
        <table:table-row table:style-name="ro1">
          <table:table-cell office:value-type="float" office:value="308502005" calcext:value-type="float">
            <text:p>308502005</text:p>
          </table:table-cell>
          <table:table-cell office:value-type="float" office:value="2432476815" calcext:value-type="float">
            <text:p>2432476815</text:p>
          </table:table-cell>
          <table:table-cell office:value-type="float" office:value="639042253" calcext:value-type="float">
            <text:p>639042253</text:p>
          </table:table-cell>
          <table:table-cell office:value-type="float" office:value="2720993178" calcext:value-type="float">
            <text:p>2720993178</text:p>
          </table:table-cell>
          <table:table-cell office:value-type="float" office:value="1574394232" calcext:value-type="float">
            <text:p>1574394232</text:p>
          </table:table-cell>
          <table:table-cell office:value-type="float" office:value="2814572760" calcext:value-type="float">
            <text:p>2814572760</text:p>
          </table:table-cell>
          <table:table-cell table:number-columns-repeated="2"/>
          <table:table-cell office:value-type="float" office:value="310305897" calcext:value-type="float">
            <text:p>310305897</text:p>
          </table:table-cell>
          <table:table-cell office:value-type="float" office:value="2465994599" calcext:value-type="float">
            <text:p>2465994599</text:p>
          </table:table-cell>
          <table:table-cell office:value-type="float" office:value="648168520" calcext:value-type="float">
            <text:p>648168520</text:p>
          </table:table-cell>
          <table:table-cell office:value-type="float" office:value="2761570202" calcext:value-type="float">
            <text:p>2761570202</text:p>
          </table:table-cell>
          <table:table-cell office:value-type="float" office:value="1612862928" calcext:value-type="float">
            <text:p>1612862928</text:p>
          </table:table-cell>
          <table:table-cell office:value-type="float" office:value="2845258654" calcext:value-type="float">
            <text:p>2845258654</text:p>
          </table:table-cell>
          <table:table-cell/>
          <table:table-cell table:formula="of:=[.I25]/[.A25]" office:value-type="percentage" office:value="1.00584726183546" calcext:value-type="percentage">
            <text:p>100.58%</text:p>
          </table:table-cell>
          <table:table-cell table:formula="of:=[.J25]/[.B25]" office:value-type="percentage" office:value="1.01377928200315" calcext:value-type="percentage">
            <text:p>101.38%</text:p>
          </table:table-cell>
          <table:table-cell table:formula="of:=[.K25]/[.C25]" office:value-type="percentage" office:value="1.01428116365883" calcext:value-type="percentage">
            <text:p>101.43%</text:p>
          </table:table-cell>
          <table:table-cell table:formula="of:=[.L25]/[.D25]" office:value-type="percentage" office:value="1.0149125783659" calcext:value-type="percentage">
            <text:p>101.49%</text:p>
          </table:table-cell>
          <table:table-cell table:formula="of:=[.M25]/[.E25]" office:value-type="percentage" office:value="1.02443396654924" calcext:value-type="percentage">
            <text:p>102.44%</text:p>
          </table:table-cell>
          <table:table-cell table:formula="of:=[.N25]/[.F25]" office:value-type="percentage" office:value="1.01090250514611" calcext:value-type="percentage">
            <text:p>101.09%</text:p>
          </table:table-cell>
          <table:table-cell/>
          <table:table-cell table:formula="of:=AVERAGE([.P25:.U25])" office:value-type="percentage" office:value="1.01402612625978" calcext:value-type="percentage">
            <text:p>101.40%</text:p>
          </table:table-cell>
          <table:table-cell/>
          <table:table-cell office:value-type="percentage" office:value="1.00075913131266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301799717" calcext:value-type="float">
            <text:p>301799717</text:p>
          </table:table-cell>
          <table:table-cell office:value-type="float" office:value="2422598714" calcext:value-type="float">
            <text:p>2422598714</text:p>
          </table:table-cell>
          <table:table-cell office:value-type="float" office:value="657491172" calcext:value-type="float">
            <text:p>657491172</text:p>
          </table:table-cell>
          <table:table-cell office:value-type="float" office:value="2840217510" calcext:value-type="float">
            <text:p>2840217510</text:p>
          </table:table-cell>
          <table:table-cell office:value-type="float" office:value="1573752197" calcext:value-type="float">
            <text:p>1573752197</text:p>
          </table:table-cell>
          <table:table-cell office:value-type="float" office:value="2978827764" calcext:value-type="float">
            <text:p>2978827764</text:p>
          </table:table-cell>
          <table:table-cell table:number-columns-repeated="2"/>
          <table:table-cell office:value-type="float" office:value="303104195" calcext:value-type="float">
            <text:p>303104195</text:p>
          </table:table-cell>
          <table:table-cell office:value-type="float" office:value="2453821922" calcext:value-type="float">
            <text:p>2453821922</text:p>
          </table:table-cell>
          <table:table-cell office:value-type="float" office:value="665410877" calcext:value-type="float">
            <text:p>665410877</text:p>
          </table:table-cell>
          <table:table-cell office:value-type="float" office:value="2878650030" calcext:value-type="float">
            <text:p>2878650030</text:p>
          </table:table-cell>
          <table:table-cell office:value-type="float" office:value="1613630969" calcext:value-type="float">
            <text:p>1613630969</text:p>
          </table:table-cell>
          <table:table-cell office:value-type="float" office:value="3007166782" calcext:value-type="float">
            <text:p>3007166782</text:p>
          </table:table-cell>
          <table:table-cell/>
          <table:table-cell table:formula="of:=[.I26]/[.A26]" office:value-type="percentage" office:value="1.00432233009682" calcext:value-type="percentage">
            <text:p>100.43%</text:p>
          </table:table-cell>
          <table:table-cell table:formula="of:=[.J26]/[.B26]" office:value-type="percentage" office:value="1.01288831196829" calcext:value-type="percentage">
            <text:p>101.29%</text:p>
          </table:table-cell>
          <table:table-cell table:formula="of:=[.K26]/[.C26]" office:value-type="percentage" office:value="1.01204534043538" calcext:value-type="percentage">
            <text:p>101.20%</text:p>
          </table:table-cell>
          <table:table-cell table:formula="of:=[.L26]/[.D26]" office:value-type="percentage" office:value="1.01353154111074" calcext:value-type="percentage">
            <text:p>101.35%</text:p>
          </table:table-cell>
          <table:table-cell table:formula="of:=[.M26]/[.E26]" office:value-type="percentage" office:value="1.02533993094721" calcext:value-type="percentage">
            <text:p>102.53%</text:p>
          </table:table-cell>
          <table:table-cell table:formula="of:=[.N26]/[.F26]" office:value-type="percentage" office:value="1.0095134798804" calcext:value-type="percentage">
            <text:p>100.95%</text:p>
          </table:table-cell>
          <table:table-cell/>
          <table:table-cell table:formula="of:=AVERAGE([.P26:.U26])" office:value-type="percentage" office:value="1.01294015573981" calcext:value-type="percentage">
            <text:p>101.29%</text:p>
          </table:table-cell>
          <table:table-cell/>
          <table:table-cell office:value-type="percentage" office:value="1.00118745292507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96508858" calcext:value-type="float">
            <text:p>296508858</text:p>
          </table:table-cell>
          <table:table-cell office:value-type="float" office:value="2453224962" calcext:value-type="float">
            <text:p>2453224962</text:p>
          </table:table-cell>
          <table:table-cell office:value-type="float" office:value="665968650" calcext:value-type="float">
            <text:p>665968650</text:p>
          </table:table-cell>
          <table:table-cell office:value-type="float" office:value="2701990770" calcext:value-type="float">
            <text:p>2701990770</text:p>
          </table:table-cell>
          <table:table-cell office:value-type="float" office:value="1572061032" calcext:value-type="float">
            <text:p>1572061032</text:p>
          </table:table-cell>
          <table:table-cell office:value-type="float" office:value="2810507971" calcext:value-type="float">
            <text:p>2810507971</text:p>
          </table:table-cell>
          <table:table-cell table:number-columns-repeated="2"/>
          <table:table-cell office:value-type="float" office:value="297630678" calcext:value-type="float">
            <text:p>297630678</text:p>
          </table:table-cell>
          <table:table-cell office:value-type="float" office:value="2484901928" calcext:value-type="float">
            <text:p>2484901928</text:p>
          </table:table-cell>
          <table:table-cell office:value-type="float" office:value="675735859" calcext:value-type="float">
            <text:p>675735859</text:p>
          </table:table-cell>
          <table:table-cell office:value-type="float" office:value="2739505996" calcext:value-type="float">
            <text:p>2739505996</text:p>
          </table:table-cell>
          <table:table-cell office:value-type="float" office:value="1611895078" calcext:value-type="float">
            <text:p>1611895078</text:p>
          </table:table-cell>
          <table:table-cell office:value-type="float" office:value="2840086507" calcext:value-type="float">
            <text:p>2840086507</text:p>
          </table:table-cell>
          <table:table-cell/>
          <table:table-cell table:formula="of:=[.I27]/[.A27]" office:value-type="percentage" office:value="1.00378342828463" calcext:value-type="percentage">
            <text:p>100.38%</text:p>
          </table:table-cell>
          <table:table-cell table:formula="of:=[.J27]/[.B27]" office:value-type="percentage" office:value="1.01291237717318" calcext:value-type="percentage">
            <text:p>101.29%</text:p>
          </table:table-cell>
          <table:table-cell table:formula="of:=[.K27]/[.C27]" office:value-type="percentage" office:value="1.01466616934596" calcext:value-type="percentage">
            <text:p>101.47%</text:p>
          </table:table-cell>
          <table:table-cell table:formula="of:=[.L27]/[.D27]" office:value-type="percentage" office:value="1.01388429095189" calcext:value-type="percentage">
            <text:p>101.39%</text:p>
          </table:table-cell>
          <table:table-cell table:formula="of:=[.M27]/[.E27]" office:value-type="percentage" office:value="1.0253387401565" calcext:value-type="percentage">
            <text:p>102.53%</text:p>
          </table:table-cell>
          <table:table-cell table:formula="of:=[.N27]/[.F27]" office:value-type="percentage" office:value="1.01052426689595" calcext:value-type="percentage">
            <text:p>101.05%</text:p>
          </table:table-cell>
          <table:table-cell/>
          <table:table-cell table:formula="of:=AVERAGE([.P27:.U27])" office:value-type="percentage" office:value="1.01351821213469" calcext:value-type="percentage">
            <text:p>101.35%</text:p>
          </table:table-cell>
          <table:table-cell/>
          <table:table-cell office:value-type="percentage" office:value="1.00150096070856" calcext:value-type="percentage">
            <text:p>100.15%</text:p>
          </table:table-cell>
          <table:table-cell table:number-columns-repeated="3"/>
        </table:table-row>
        <table:table-row table:style-name="ro1">
          <table:table-cell office:value-type="float" office:value="295036506" calcext:value-type="float">
            <text:p>295036506</text:p>
          </table:table-cell>
          <table:table-cell office:value-type="float" office:value="2474320638" calcext:value-type="float">
            <text:p>2474320638</text:p>
          </table:table-cell>
          <table:table-cell office:value-type="float" office:value="622135918" calcext:value-type="float">
            <text:p>622135918</text:p>
          </table:table-cell>
          <table:table-cell office:value-type="float" office:value="2708583961" calcext:value-type="float">
            <text:p>2708583961</text:p>
          </table:table-cell>
          <table:table-cell office:value-type="float" office:value="1599207053" calcext:value-type="float">
            <text:p>1599207053</text:p>
          </table:table-cell>
          <table:table-cell office:value-type="float" office:value="2806011072" calcext:value-type="float">
            <text:p>2806011072</text:p>
          </table:table-cell>
          <table:table-cell table:number-columns-repeated="2"/>
          <table:table-cell office:value-type="float" office:value="297220837" calcext:value-type="float">
            <text:p>297220837</text:p>
          </table:table-cell>
          <table:table-cell office:value-type="float" office:value="2505098082" calcext:value-type="float">
            <text:p>2505098082</text:p>
          </table:table-cell>
          <table:table-cell office:value-type="float" office:value="628340204" calcext:value-type="float">
            <text:p>628340204</text:p>
          </table:table-cell>
          <table:table-cell office:value-type="float" office:value="2750417581" calcext:value-type="float">
            <text:p>2750417581</text:p>
          </table:table-cell>
          <table:table-cell office:value-type="float" office:value="1639488999" calcext:value-type="float">
            <text:p>1639488999</text:p>
          </table:table-cell>
          <table:table-cell office:value-type="float" office:value="2836857418" calcext:value-type="float">
            <text:p>2836857418</text:p>
          </table:table-cell>
          <table:table-cell/>
          <table:table-cell table:formula="of:=[.I28]/[.A28]" office:value-type="percentage" office:value="1.00740359567572" calcext:value-type="percentage">
            <text:p>100.74%</text:p>
          </table:table-cell>
          <table:table-cell table:formula="of:=[.J28]/[.B28]" office:value-type="percentage" office:value="1.0124387452165" calcext:value-type="percentage">
            <text:p>101.24%</text:p>
          </table:table-cell>
          <table:table-cell table:formula="of:=[.K28]/[.C28]" office:value-type="percentage" office:value="1.0099725571543" calcext:value-type="percentage">
            <text:p>101.00%</text:p>
          </table:table-cell>
          <table:table-cell table:formula="of:=[.L28]/[.D28]" office:value-type="percentage" office:value="1.01544483043625" calcext:value-type="percentage">
            <text:p>101.54%</text:p>
          </table:table-cell>
          <table:table-cell table:formula="of:=[.M28]/[.E28]" office:value-type="percentage" office:value="1.02518869956485" calcext:value-type="percentage">
            <text:p>102.52%</text:p>
          </table:table-cell>
          <table:table-cell table:formula="of:=[.N28]/[.F28]" office:value-type="percentage" office:value="1.01099295234712" calcext:value-type="percentage">
            <text:p>101.10%</text:p>
          </table:table-cell>
          <table:table-cell/>
          <table:table-cell table:formula="of:=AVERAGE([.P28:.U28])" office:value-type="percentage" office:value="1.01357356339912" calcext:value-type="percentage">
            <text:p>101.36%</text:p>
          </table:table-cell>
          <table:table-cell/>
          <table:table-cell office:value-type="percentage" office:value="1.00107729031253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298895428" calcext:value-type="float">
            <text:p>298895428</text:p>
          </table:table-cell>
          <table:table-cell office:value-type="float" office:value="2479689171" calcext:value-type="float">
            <text:p>2479689171</text:p>
          </table:table-cell>
          <table:table-cell office:value-type="float" office:value="613828499" calcext:value-type="float">
            <text:p>613828499</text:p>
          </table:table-cell>
          <table:table-cell office:value-type="float" office:value="2812046286" calcext:value-type="float">
            <text:p>2812046286</text:p>
          </table:table-cell>
          <table:table-cell office:value-type="float" office:value="1573793920" calcext:value-type="float">
            <text:p>1573793920</text:p>
          </table:table-cell>
          <table:table-cell office:value-type="float" office:value="3057052371" calcext:value-type="float">
            <text:p>3057052371</text:p>
          </table:table-cell>
          <table:table-cell table:number-columns-repeated="2"/>
          <table:table-cell office:value-type="float" office:value="301285605" calcext:value-type="float">
            <text:p>301285605</text:p>
          </table:table-cell>
          <table:table-cell office:value-type="float" office:value="2509560577" calcext:value-type="float">
            <text:p>2509560577</text:p>
          </table:table-cell>
          <table:table-cell office:value-type="float" office:value="618657564" calcext:value-type="float">
            <text:p>618657564</text:p>
          </table:table-cell>
          <table:table-cell office:value-type="float" office:value="2854077943" calcext:value-type="float">
            <text:p>2854077943</text:p>
          </table:table-cell>
          <table:table-cell office:value-type="float" office:value="1616449305" calcext:value-type="float">
            <text:p>1616449305</text:p>
          </table:table-cell>
          <table:table-cell office:value-type="float" office:value="3094464855" calcext:value-type="float">
            <text:p>3094464855</text:p>
          </table:table-cell>
          <table:table-cell/>
          <table:table-cell table:formula="of:=[.I29]/[.A29]" office:value-type="percentage" office:value="1.00799669976886" calcext:value-type="percentage">
            <text:p>100.80%</text:p>
          </table:table-cell>
          <table:table-cell table:formula="of:=[.J29]/[.B29]" office:value-type="percentage" office:value="1.01204643160496" calcext:value-type="percentage">
            <text:p>101.20%</text:p>
          </table:table-cell>
          <table:table-cell table:formula="of:=[.K29]/[.C29]" office:value-type="percentage" office:value="1.00786712413625" calcext:value-type="percentage">
            <text:p>100.79%</text:p>
          </table:table-cell>
          <table:table-cell table:formula="of:=[.L29]/[.D29]" office:value-type="percentage" office:value="1.01494700041363" calcext:value-type="percentage">
            <text:p>101.49%</text:p>
          </table:table-cell>
          <table:table-cell table:formula="of:=[.M29]/[.E29]" office:value-type="percentage" office:value="1.02710353907073" calcext:value-type="percentage">
            <text:p>102.71%</text:p>
          </table:table-cell>
          <table:table-cell table:formula="of:=[.N29]/[.F29]" office:value-type="percentage" office:value="1.01223809063754" calcext:value-type="percentage">
            <text:p>101.22%</text:p>
          </table:table-cell>
          <table:table-cell/>
          <table:table-cell table:formula="of:=AVERAGE([.P29:.U29])" office:value-type="percentage" office:value="1.013699814272" calcext:value-type="percentage">
            <text:p>101.37%</text:p>
          </table:table-cell>
          <table:table-cell/>
          <table:table-cell office:value-type="percentage" office:value="1.00166317760034" calcext:value-type="percentage">
            <text:p>100.17%</text:p>
          </table:table-cell>
          <table:table-cell table:number-columns-repeated="3"/>
        </table:table-row>
        <table:table-row table:style-name="ro1">
          <table:table-cell office:value-type="float" office:value="297656586" calcext:value-type="float">
            <text:p>297656586</text:p>
          </table:table-cell>
          <table:table-cell office:value-type="float" office:value="2460062524" calcext:value-type="float">
            <text:p>2460062524</text:p>
          </table:table-cell>
          <table:table-cell office:value-type="float" office:value="642153985" calcext:value-type="float">
            <text:p>642153985</text:p>
          </table:table-cell>
          <table:table-cell office:value-type="float" office:value="2745176116" calcext:value-type="float">
            <text:p>2745176116</text:p>
          </table:table-cell>
          <table:table-cell office:value-type="float" office:value="1569510382" calcext:value-type="float">
            <text:p>1569510382</text:p>
          </table:table-cell>
          <table:table-cell office:value-type="float" office:value="2802680762" calcext:value-type="float">
            <text:p>2802680762</text:p>
          </table:table-cell>
          <table:table-cell table:number-columns-repeated="2"/>
          <table:table-cell office:value-type="float" office:value="300430841" calcext:value-type="float">
            <text:p>300430841</text:p>
          </table:table-cell>
          <table:table-cell office:value-type="float" office:value="2487380471" calcext:value-type="float">
            <text:p>2487380471</text:p>
          </table:table-cell>
          <table:table-cell office:value-type="float" office:value="648055833" calcext:value-type="float">
            <text:p>648055833</text:p>
          </table:table-cell>
          <table:table-cell office:value-type="float" office:value="2788831510" calcext:value-type="float">
            <text:p>2788831510</text:p>
          </table:table-cell>
          <table:table-cell office:value-type="float" office:value="1607072519" calcext:value-type="float">
            <text:p>1607072519</text:p>
          </table:table-cell>
          <table:table-cell office:value-type="float" office:value="2836994530" calcext:value-type="float">
            <text:p>2836994530</text:p>
          </table:table-cell>
          <table:table-cell/>
          <table:table-cell table:formula="of:=[.I30]/[.A30]" office:value-type="percentage" office:value="1.00932032123758" calcext:value-type="percentage">
            <text:p>100.93%</text:p>
          </table:table-cell>
          <table:table-cell table:formula="of:=[.J30]/[.B30]" office:value-type="percentage" office:value="1.01110457426732" calcext:value-type="percentage">
            <text:p>101.11%</text:p>
          </table:table-cell>
          <table:table-cell table:formula="of:=[.K30]/[.C30]" office:value-type="percentage" office:value="1.00919070524806" calcext:value-type="percentage">
            <text:p>100.92%</text:p>
          </table:table-cell>
          <table:table-cell table:formula="of:=[.L30]/[.D30]" office:value-type="percentage" office:value="1.01590258408033" calcext:value-type="percentage">
            <text:p>101.59%</text:p>
          </table:table-cell>
          <table:table-cell table:formula="of:=[.M30]/[.E30]" office:value-type="percentage" office:value="1.02393239154757" calcext:value-type="percentage">
            <text:p>102.39%</text:p>
          </table:table-cell>
          <table:table-cell table:formula="of:=[.N30]/[.F30]" office:value-type="percentage" office:value="1.01224319532401" calcext:value-type="percentage">
            <text:p>101.22%</text:p>
          </table:table-cell>
          <table:table-cell/>
          <table:table-cell table:formula="of:=AVERAGE([.P30:.U30])" office:value-type="percentage" office:value="1.01361562861748" calcext:value-type="percentage">
            <text:p>101.36%</text:p>
          </table:table-cell>
          <table:table-cell/>
          <table:table-cell office:value-type="percentage" office:value="1.00000789124005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341017611" calcext:value-type="float">
            <text:p>341017611</text:p>
          </table:table-cell>
          <table:table-cell office:value-type="float" office:value="2535723407" calcext:value-type="float">
            <text:p>2535723407</text:p>
          </table:table-cell>
          <table:table-cell office:value-type="float" office:value="691343617" calcext:value-type="float">
            <text:p>691343617</text:p>
          </table:table-cell>
          <table:table-cell office:value-type="float" office:value="3616381603" calcext:value-type="float">
            <text:p>3616381603</text:p>
          </table:table-cell>
          <table:table-cell office:value-type="float" office:value="1579676406" calcext:value-type="float">
            <text:p>1579676406</text:p>
          </table:table-cell>
          <table:table-cell office:value-type="float" office:value="2811299774" calcext:value-type="float">
            <text:p>2811299774</text:p>
          </table:table-cell>
          <table:table-cell table:number-columns-repeated="2"/>
          <table:table-cell office:value-type="float" office:value="343593852" calcext:value-type="float">
            <text:p>343593852</text:p>
          </table:table-cell>
          <table:table-cell office:value-type="float" office:value="2562736865" calcext:value-type="float">
            <text:p>2562736865</text:p>
          </table:table-cell>
          <table:table-cell office:value-type="float" office:value="700292833" calcext:value-type="float">
            <text:p>700292833</text:p>
          </table:table-cell>
          <table:table-cell office:value-type="float" office:value="3667334830" calcext:value-type="float">
            <text:p>3667334830</text:p>
          </table:table-cell>
          <table:table-cell office:value-type="float" office:value="1618137962" calcext:value-type="float">
            <text:p>1618137962</text:p>
          </table:table-cell>
          <table:table-cell office:value-type="float" office:value="2846915425" calcext:value-type="float">
            <text:p>2846915425</text:p>
          </table:table-cell>
          <table:table-cell/>
          <table:table-cell table:formula="of:=[.I31]/[.A31]" office:value-type="percentage" office:value="1.00755456878736" calcext:value-type="percentage">
            <text:p>100.76%</text:p>
          </table:table-cell>
          <table:table-cell table:formula="of:=[.J31]/[.B31]" office:value-type="percentage" office:value="1.01065315638347" calcext:value-type="percentage">
            <text:p>101.07%</text:p>
          </table:table-cell>
          <table:table-cell table:formula="of:=[.K31]/[.C31]" office:value-type="percentage" office:value="1.01294467147731" calcext:value-type="percentage">
            <text:p>101.29%</text:p>
          </table:table-cell>
          <table:table-cell table:formula="of:=[.L31]/[.D31]" office:value-type="percentage" office:value="1.01408956039311" calcext:value-type="percentage">
            <text:p>101.41%</text:p>
          </table:table-cell>
          <table:table-cell table:formula="of:=[.M31]/[.E31]" office:value-type="percentage" office:value="1.024347743534" calcext:value-type="percentage">
            <text:p>102.43%</text:p>
          </table:table-cell>
          <table:table-cell table:formula="of:=[.N31]/[.F31]" office:value-type="percentage" office:value="1.01266874892866" calcext:value-type="percentage">
            <text:p>101.27%</text:p>
          </table:table-cell>
          <table:table-cell/>
          <table:table-cell table:formula="of:=AVERAGE([.P31:.U31])" office:value-type="percentage" office:value="1.01370974158399" calcext:value-type="percentage">
            <text:p>101.37%</text:p>
          </table:table-cell>
          <table:table-cell/>
          <table:table-cell office:value-type="percentage" office:value="0.99946834135125" calcext:value-type="percentage">
            <text:p>99.95%</text:p>
          </table:table-cell>
          <table:table-cell table:number-columns-repeated="3"/>
        </table:table-row>
        <table:table-row table:style-name="ro1">
          <table:table-cell office:value-type="float" office:value="345639582" calcext:value-type="float">
            <text:p>345639582</text:p>
          </table:table-cell>
          <table:table-cell office:value-type="float" office:value="2523379631" calcext:value-type="float">
            <text:p>2523379631</text:p>
          </table:table-cell>
          <table:table-cell office:value-type="float" office:value="782019866" calcext:value-type="float">
            <text:p>782019866</text:p>
          </table:table-cell>
          <table:table-cell office:value-type="float" office:value="2857915723" calcext:value-type="float">
            <text:p>2857915723</text:p>
          </table:table-cell>
          <table:table-cell office:value-type="float" office:value="1577466654" calcext:value-type="float">
            <text:p>1577466654</text:p>
          </table:table-cell>
          <table:table-cell office:value-type="float" office:value="2953561279" calcext:value-type="float">
            <text:p>2953561279</text:p>
          </table:table-cell>
          <table:table-cell table:number-columns-repeated="2"/>
          <table:table-cell office:value-type="float" office:value="348852853" calcext:value-type="float">
            <text:p>348852853</text:p>
          </table:table-cell>
          <table:table-cell office:value-type="float" office:value="2554478879" calcext:value-type="float">
            <text:p>2554478879</text:p>
          </table:table-cell>
          <table:table-cell office:value-type="float" office:value="793490920" calcext:value-type="float">
            <text:p>793490920</text:p>
          </table:table-cell>
          <table:table-cell office:value-type="float" office:value="2897757042" calcext:value-type="float">
            <text:p>2897757042</text:p>
          </table:table-cell>
          <table:table-cell office:value-type="float" office:value="1616708105" calcext:value-type="float">
            <text:p>1616708105</text:p>
          </table:table-cell>
          <table:table-cell office:value-type="float" office:value="2980919461" calcext:value-type="float">
            <text:p>2980919461</text:p>
          </table:table-cell>
          <table:table-cell/>
          <table:table-cell table:formula="of:=[.I32]/[.A32]" office:value-type="percentage" office:value="1.00929659439294" calcext:value-type="percentage">
            <text:p>100.93%</text:p>
          </table:table-cell>
          <table:table-cell table:formula="of:=[.J32]/[.B32]" office:value-type="percentage" office:value="1.01232444282974" calcext:value-type="percentage">
            <text:p>101.23%</text:p>
          </table:table-cell>
          <table:table-cell table:formula="of:=[.K32]/[.C32]" office:value-type="percentage" office:value="1.01466849436789" calcext:value-type="percentage">
            <text:p>101.47%</text:p>
          </table:table-cell>
          <table:table-cell table:formula="of:=[.L32]/[.D32]" office:value-type="percentage" office:value="1.01394069065066" calcext:value-type="percentage">
            <text:p>101.39%</text:p>
          </table:table-cell>
          <table:table-cell table:formula="of:=[.M32]/[.E32]" office:value-type="percentage" office:value="1.02487624755838" calcext:value-type="percentage">
            <text:p>102.49%</text:p>
          </table:table-cell>
          <table:table-cell table:formula="of:=[.N32]/[.F32]" office:value-type="percentage" office:value="1.00926277785212" calcext:value-type="percentage">
            <text:p>100.93%</text:p>
          </table:table-cell>
          <table:table-cell/>
          <table:table-cell table:formula="of:=AVERAGE([.P32:.U32])" office:value-type="percentage" office:value="1.01406154127529" calcext:value-type="percentage">
            <text:p>101.41%</text:p>
          </table:table-cell>
          <table:table-cell/>
          <table:table-cell office:value-type="percentage" office:value="1.00099170421483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325283507" calcext:value-type="float">
            <text:p>325283507</text:p>
          </table:table-cell>
          <table:table-cell office:value-type="float" office:value="2455335376" calcext:value-type="float">
            <text:p>2455335376</text:p>
          </table:table-cell>
          <table:table-cell office:value-type="float" office:value="735128279" calcext:value-type="float">
            <text:p>735128279</text:p>
          </table:table-cell>
          <table:table-cell office:value-type="float" office:value="2690856234" calcext:value-type="float">
            <text:p>2690856234</text:p>
          </table:table-cell>
          <table:table-cell office:value-type="float" office:value="1568368283" calcext:value-type="float">
            <text:p>1568368283</text:p>
          </table:table-cell>
          <table:table-cell office:value-type="float" office:value="2816138901" calcext:value-type="float">
            <text:p>2816138901</text:p>
          </table:table-cell>
          <table:table-cell table:number-columns-repeated="2"/>
          <table:table-cell office:value-type="float" office:value="328203149" calcext:value-type="float">
            <text:p>328203149</text:p>
          </table:table-cell>
          <table:table-cell office:value-type="float" office:value="2488612066" calcext:value-type="float">
            <text:p>2488612066</text:p>
          </table:table-cell>
          <table:table-cell office:value-type="float" office:value="746756208" calcext:value-type="float">
            <text:p>746756208</text:p>
          </table:table-cell>
          <table:table-cell office:value-type="float" office:value="2726186094" calcext:value-type="float">
            <text:p>2726186094</text:p>
          </table:table-cell>
          <table:table-cell office:value-type="float" office:value="1606599768" calcext:value-type="float">
            <text:p>1606599768</text:p>
          </table:table-cell>
          <table:table-cell office:value-type="float" office:value="2843228863" calcext:value-type="float">
            <text:p>2843228863</text:p>
          </table:table-cell>
          <table:table-cell/>
          <table:table-cell table:formula="of:=[.I33]/[.A33]" office:value-type="percentage" office:value="1.00897568409455" calcext:value-type="percentage">
            <text:p>100.90%</text:p>
          </table:table-cell>
          <table:table-cell table:formula="of:=[.J33]/[.B33]" office:value-type="percentage" office:value="1.0135528084372" calcext:value-type="percentage">
            <text:p>101.36%</text:p>
          </table:table-cell>
          <table:table-cell table:formula="of:=[.K33]/[.C33]" office:value-type="percentage" office:value="1.0158175509393" calcext:value-type="percentage">
            <text:p>101.58%</text:p>
          </table:table-cell>
          <table:table-cell table:formula="of:=[.L33]/[.D33]" office:value-type="percentage" office:value="1.01312959776654" calcext:value-type="percentage">
            <text:p>101.31%</text:p>
          </table:table-cell>
          <table:table-cell table:formula="of:=[.M33]/[.E33]" office:value-type="percentage" office:value="1.02437659917916" calcext:value-type="percentage">
            <text:p>102.44%</text:p>
          </table:table-cell>
          <table:table-cell table:formula="of:=[.N33]/[.F33]" office:value-type="percentage" office:value="1.00961954042479" calcext:value-type="percentage">
            <text:p>100.96%</text:p>
          </table:table-cell>
          <table:table-cell/>
          <table:table-cell table:formula="of:=AVERAGE([.P33:.U33])" office:value-type="percentage" office:value="1.01424529680692" calcext:value-type="percentage">
            <text:p>101.42%</text:p>
          </table:table-cell>
          <table:table-cell/>
          <table:table-cell office:value-type="percentage" office:value="1.00037281802936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301098198" calcext:value-type="float">
            <text:p>301098198</text:p>
          </table:table-cell>
          <table:table-cell office:value-type="float" office:value="2452913612" calcext:value-type="float">
            <text:p>2452913612</text:p>
          </table:table-cell>
          <table:table-cell office:value-type="float" office:value="754623930" calcext:value-type="float">
            <text:p>754623930</text:p>
          </table:table-cell>
          <table:table-cell office:value-type="float" office:value="2917202926" calcext:value-type="float">
            <text:p>2917202926</text:p>
          </table:table-cell>
          <table:table-cell office:value-type="float" office:value="1568370739" calcext:value-type="float">
            <text:p>1568370739</text:p>
          </table:table-cell>
          <table:table-cell office:value-type="float" office:value="2821879328" calcext:value-type="float">
            <text:p>2821879328</text:p>
          </table:table-cell>
          <table:table-cell table:number-columns-repeated="2"/>
          <table:table-cell office:value-type="float" office:value="303946329" calcext:value-type="float">
            <text:p>303946329</text:p>
          </table:table-cell>
          <table:table-cell office:value-type="float" office:value="2483729774" calcext:value-type="float">
            <text:p>2483729774</text:p>
          </table:table-cell>
          <table:table-cell office:value-type="float" office:value="763830519" calcext:value-type="float">
            <text:p>763830519</text:p>
          </table:table-cell>
          <table:table-cell office:value-type="float" office:value="2957868093" calcext:value-type="float">
            <text:p>2957868093</text:p>
          </table:table-cell>
          <table:table-cell office:value-type="float" office:value="1606394703" calcext:value-type="float">
            <text:p>1606394703</text:p>
          </table:table-cell>
          <table:table-cell office:value-type="float" office:value="2845652829" calcext:value-type="float">
            <text:p>2845652829</text:p>
          </table:table-cell>
          <table:table-cell/>
          <table:table-cell table:formula="of:=[.I34]/[.A34]" office:value-type="percentage" office:value="1.00945914329251" calcext:value-type="percentage">
            <text:p>100.95%</text:p>
          </table:table-cell>
          <table:table-cell table:formula="of:=[.J34]/[.B34]" office:value-type="percentage" office:value="1.01256308491634" calcext:value-type="percentage">
            <text:p>101.26%</text:p>
          </table:table-cell>
          <table:table-cell table:formula="of:=[.K34]/[.C34]" office:value-type="percentage" office:value="1.01220023462548" calcext:value-type="percentage">
            <text:p>101.22%</text:p>
          </table:table-cell>
          <table:table-cell table:formula="of:=[.L34]/[.D34]" office:value-type="percentage" office:value="1.0139397799987" calcext:value-type="percentage">
            <text:p>101.39%</text:p>
          </table:table-cell>
          <table:table-cell table:formula="of:=[.M34]/[.E34]" office:value-type="percentage" office:value="1.0242442447149" calcext:value-type="percentage">
            <text:p>102.42%</text:p>
          </table:table-cell>
          <table:table-cell table:formula="of:=[.N34]/[.F34]" office:value-type="percentage" office:value="1.00842470504111" calcext:value-type="percentage">
            <text:p>100.84%</text:p>
          </table:table-cell>
          <table:table-cell/>
          <table:table-cell table:formula="of:=AVERAGE([.P34:.U34])" office:value-type="percentage" office:value="1.01347186543151" calcext:value-type="percentage">
            <text:p>101.35%</text:p>
          </table:table-cell>
          <table:table-cell/>
          <table:table-cell office:value-type="percentage" office:value="1.00060507655159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02554440" calcext:value-type="float">
            <text:p>302554440</text:p>
          </table:table-cell>
          <table:table-cell office:value-type="float" office:value="2523470326" calcext:value-type="float">
            <text:p>2523470326</text:p>
          </table:table-cell>
          <table:table-cell office:value-type="float" office:value="821543195" calcext:value-type="float">
            <text:p>821543195</text:p>
          </table:table-cell>
          <table:table-cell office:value-type="float" office:value="2870985320" calcext:value-type="float">
            <text:p>2870985320</text:p>
          </table:table-cell>
          <table:table-cell office:value-type="float" office:value="1569190813" calcext:value-type="float">
            <text:p>1569190813</text:p>
          </table:table-cell>
          <table:table-cell office:value-type="float" office:value="3090808910" calcext:value-type="float">
            <text:p>3090808910</text:p>
          </table:table-cell>
          <table:table-cell table:number-columns-repeated="2"/>
          <table:table-cell office:value-type="float" office:value="306235115" calcext:value-type="float">
            <text:p>306235115</text:p>
          </table:table-cell>
          <table:table-cell office:value-type="float" office:value="2557631086" calcext:value-type="float">
            <text:p>2557631086</text:p>
          </table:table-cell>
          <table:table-cell office:value-type="float" office:value="830116840" calcext:value-type="float">
            <text:p>830116840</text:p>
          </table:table-cell>
          <table:table-cell office:value-type="float" office:value="2911102613" calcext:value-type="float">
            <text:p>2911102613</text:p>
          </table:table-cell>
          <table:table-cell office:value-type="float" office:value="1606261299" calcext:value-type="float">
            <text:p>1606261299</text:p>
          </table:table-cell>
          <table:table-cell office:value-type="float" office:value="3121644477" calcext:value-type="float">
            <text:p>3121644477</text:p>
          </table:table-cell>
          <table:table-cell/>
          <table:table-cell table:formula="of:=[.I35]/[.A35]" office:value-type="percentage" office:value="1.01216533130368" calcext:value-type="percentage">
            <text:p>101.22%</text:p>
          </table:table-cell>
          <table:table-cell table:formula="of:=[.J35]/[.B35]" office:value-type="percentage" office:value="1.01353721486163" calcext:value-type="percentage">
            <text:p>101.35%</text:p>
          </table:table-cell>
          <table:table-cell table:formula="of:=[.K35]/[.C35]" office:value-type="percentage" office:value="1.01043602460854" calcext:value-type="percentage">
            <text:p>101.04%</text:p>
          </table:table-cell>
          <table:table-cell table:formula="of:=[.L35]/[.D35]" office:value-type="percentage" office:value="1.01397335358023" calcext:value-type="percentage">
            <text:p>101.40%</text:p>
          </table:table-cell>
          <table:table-cell table:formula="of:=[.M35]/[.E35]" office:value-type="percentage" office:value="1.02362395044177" calcext:value-type="percentage">
            <text:p>102.36%</text:p>
          </table:table-cell>
          <table:table-cell table:formula="of:=[.N35]/[.F35]" office:value-type="percentage" office:value="1.00997653620715" calcext:value-type="percentage">
            <text:p>101.00%</text:p>
          </table:table-cell>
          <table:table-cell/>
          <table:table-cell table:formula="of:=AVERAGE([.P35:.U35])" office:value-type="percentage" office:value="1.0139520685005" calcext:value-type="percentage">
            <text:p>101.40%</text:p>
          </table:table-cell>
          <table:table-cell/>
          <table:table-cell office:value-type="percentage" office:value="0.999969808868171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292617076" calcext:value-type="float">
            <text:p>292617076</text:p>
          </table:table-cell>
          <table:table-cell office:value-type="float" office:value="2498906732" calcext:value-type="float">
            <text:p>2498906732</text:p>
          </table:table-cell>
          <table:table-cell office:value-type="float" office:value="805552183" calcext:value-type="float">
            <text:p>805552183</text:p>
          </table:table-cell>
          <table:table-cell office:value-type="float" office:value="2717368092" calcext:value-type="float">
            <text:p>2717368092</text:p>
          </table:table-cell>
          <table:table-cell office:value-type="float" office:value="1577787572" calcext:value-type="float">
            <text:p>1577787572</text:p>
          </table:table-cell>
          <table:table-cell office:value-type="float" office:value="2911802324" calcext:value-type="float">
            <text:p>2911802324</text:p>
          </table:table-cell>
          <table:table-cell table:number-columns-repeated="2"/>
          <table:table-cell office:value-type="float" office:value="296305248" calcext:value-type="float">
            <text:p>296305248</text:p>
          </table:table-cell>
          <table:table-cell office:value-type="float" office:value="2530604455" calcext:value-type="float">
            <text:p>2530604455</text:p>
          </table:table-cell>
          <table:table-cell office:value-type="float" office:value="812420651" calcext:value-type="float">
            <text:p>812420651</text:p>
          </table:table-cell>
          <table:table-cell office:value-type="float" office:value="2758988320" calcext:value-type="float">
            <text:p>2758988320</text:p>
          </table:table-cell>
          <table:table-cell office:value-type="float" office:value="1615504425" calcext:value-type="float">
            <text:p>1615504425</text:p>
          </table:table-cell>
          <table:table-cell office:value-type="float" office:value="2937015493" calcext:value-type="float">
            <text:p>2937015493</text:p>
          </table:table-cell>
          <table:table-cell/>
          <table:table-cell table:formula="of:=[.I36]/[.A36]" office:value-type="percentage" office:value="1.01260409013177" calcext:value-type="percentage">
            <text:p>101.26%</text:p>
          </table:table-cell>
          <table:table-cell table:formula="of:=[.J36]/[.B36]" office:value-type="percentage" office:value="1.01268463628278" calcext:value-type="percentage">
            <text:p>101.27%</text:p>
          </table:table-cell>
          <table:table-cell table:formula="of:=[.K36]/[.C36]" office:value-type="percentage" office:value="1.00852640976581" calcext:value-type="percentage">
            <text:p>100.85%</text:p>
          </table:table-cell>
          <table:table-cell table:formula="of:=[.L36]/[.D36]" office:value-type="percentage" office:value="1.01531637473868" calcext:value-type="percentage">
            <text:p>101.53%</text:p>
          </table:table-cell>
          <table:table-cell table:formula="of:=[.M36]/[.E36]" office:value-type="percentage" office:value="1.02390489928387" calcext:value-type="percentage">
            <text:p>102.39%</text:p>
          </table:table-cell>
          <table:table-cell table:formula="of:=[.N36]/[.F36]" office:value-type="percentage" office:value="1.0086589562733" calcext:value-type="percentage">
            <text:p>100.87%</text:p>
          </table:table-cell>
          <table:table-cell/>
          <table:table-cell table:formula="of:=AVERAGE([.P36:.U36])" office:value-type="percentage" office:value="1.0136158944127" calcext:value-type="percentage">
            <text:p>101.36%</text:p>
          </table:table-cell>
          <table:table-cell/>
          <table:table-cell office:value-type="percentage" office:value="0.999726509867284" calcext:value-type="percentage">
            <text:p>99.97%</text:p>
          </table:table-cell>
          <table:table-cell table:number-columns-repeated="3"/>
        </table:table-row>
        <table:table-row table:style-name="ro1">
          <table:table-cell office:value-type="float" office:value="299446797" calcext:value-type="float">
            <text:p>299446797</text:p>
          </table:table-cell>
          <table:table-cell office:value-type="float" office:value="2505872808" calcext:value-type="float">
            <text:p>2505872808</text:p>
          </table:table-cell>
          <table:table-cell office:value-type="float" office:value="766940717" calcext:value-type="float">
            <text:p>766940717</text:p>
          </table:table-cell>
          <table:table-cell office:value-type="float" office:value="3068906728" calcext:value-type="float">
            <text:p>3068906728</text:p>
          </table:table-cell>
          <table:table-cell office:value-type="float" office:value="1555044575" calcext:value-type="float">
            <text:p>1555044575</text:p>
          </table:table-cell>
          <table:table-cell office:value-type="float" office:value="2838526191" calcext:value-type="float">
            <text:p>2838526191</text:p>
          </table:table-cell>
          <table:table-cell table:number-columns-repeated="2"/>
          <table:table-cell office:value-type="float" office:value="302451666" calcext:value-type="float">
            <text:p>302451666</text:p>
          </table:table-cell>
          <table:table-cell office:value-type="float" office:value="2535047252" calcext:value-type="float">
            <text:p>2535047252</text:p>
          </table:table-cell>
          <table:table-cell office:value-type="float" office:value="774554575" calcext:value-type="float">
            <text:p>774554575</text:p>
          </table:table-cell>
          <table:table-cell office:value-type="float" office:value="3113229035" calcext:value-type="float">
            <text:p>3113229035</text:p>
          </table:table-cell>
          <table:table-cell office:value-type="float" office:value="1591760906" calcext:value-type="float">
            <text:p>1591760906</text:p>
          </table:table-cell>
          <table:table-cell office:value-type="float" office:value="2859961135" calcext:value-type="float">
            <text:p>2859961135</text:p>
          </table:table-cell>
          <table:table-cell/>
          <table:table-cell table:formula="of:=[.I37]/[.A37]" office:value-type="percentage" office:value="1.01003473415012" calcext:value-type="percentage">
            <text:p>101.00%</text:p>
          </table:table-cell>
          <table:table-cell table:formula="of:=[.J37]/[.B37]" office:value-type="percentage" office:value="1.01164242810204" calcext:value-type="percentage">
            <text:p>101.16%</text:p>
          </table:table-cell>
          <table:table-cell table:formula="of:=[.K37]/[.C37]" office:value-type="percentage" office:value="1.00992757045132" calcext:value-type="percentage">
            <text:p>100.99%</text:p>
          </table:table-cell>
          <table:table-cell table:formula="of:=[.L37]/[.D37]" office:value-type="percentage" office:value="1.01444237669252" calcext:value-type="percentage">
            <text:p>101.44%</text:p>
          </table:table-cell>
          <table:table-cell table:formula="of:=[.M37]/[.E37]" office:value-type="percentage" office:value="1.02361111159788" calcext:value-type="percentage">
            <text:p>102.36%</text:p>
          </table:table-cell>
          <table:table-cell table:formula="of:=[.N37]/[.F37]" office:value-type="percentage" office:value="1.00755143428585" calcext:value-type="percentage">
            <text:p>100.76%</text:p>
          </table:table-cell>
          <table:table-cell/>
          <table:table-cell table:formula="of:=AVERAGE([.P37:.U37])" office:value-type="percentage" office:value="1.01286827587996" calcext:value-type="percentage">
            <text:p>101.29%</text:p>
          </table:table-cell>
          <table:table-cell/>
          <table:table-cell office:value-type="percentage" office:value="1.00026881361369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97346061" calcext:value-type="float">
            <text:p>297346061</text:p>
          </table:table-cell>
          <table:table-cell office:value-type="float" office:value="2417420940" calcext:value-type="float">
            <text:p>2417420940</text:p>
          </table:table-cell>
          <table:table-cell office:value-type="float" office:value="716777181" calcext:value-type="float">
            <text:p>716777181</text:p>
          </table:table-cell>
          <table:table-cell office:value-type="float" office:value="2806255937" calcext:value-type="float">
            <text:p>2806255937</text:p>
          </table:table-cell>
          <table:table-cell office:value-type="float" office:value="1589090940" calcext:value-type="float">
            <text:p>1589090940</text:p>
          </table:table-cell>
          <table:table-cell office:value-type="float" office:value="3012389948" calcext:value-type="float">
            <text:p>3012389948</text:p>
          </table:table-cell>
          <table:table-cell table:number-columns-repeated="2"/>
          <table:table-cell office:value-type="float" office:value="300215287" calcext:value-type="float">
            <text:p>300215287</text:p>
          </table:table-cell>
          <table:table-cell office:value-type="float" office:value="2446343519" calcext:value-type="float">
            <text:p>2446343519</text:p>
          </table:table-cell>
          <table:table-cell office:value-type="float" office:value="724575320" calcext:value-type="float">
            <text:p>724575320</text:p>
          </table:table-cell>
          <table:table-cell office:value-type="float" office:value="2853066307" calcext:value-type="float">
            <text:p>2853066307</text:p>
          </table:table-cell>
          <table:table-cell office:value-type="float" office:value="1627148129" calcext:value-type="float">
            <text:p>1627148129</text:p>
          </table:table-cell>
          <table:table-cell office:value-type="float" office:value="3040544298" calcext:value-type="float">
            <text:p>3040544298</text:p>
          </table:table-cell>
          <table:table-cell/>
          <table:table-cell table:formula="of:=[.I38]/[.A38]" office:value-type="percentage" office:value="1.00964945017382" calcext:value-type="percentage">
            <text:p>100.96%</text:p>
          </table:table-cell>
          <table:table-cell table:formula="of:=[.J38]/[.B38]" office:value-type="percentage" office:value="1.01196422953133" calcext:value-type="percentage">
            <text:p>101.20%</text:p>
          </table:table-cell>
          <table:table-cell table:formula="of:=[.K38]/[.C38]" office:value-type="percentage" office:value="1.01087944650961" calcext:value-type="percentage">
            <text:p>101.09%</text:p>
          </table:table-cell>
          <table:table-cell table:formula="of:=[.L38]/[.D38]" office:value-type="percentage" office:value="1.01668072016626" calcext:value-type="percentage">
            <text:p>101.67%</text:p>
          </table:table-cell>
          <table:table-cell table:formula="of:=[.M38]/[.E38]" office:value-type="percentage" office:value="1.02394903151358" calcext:value-type="percentage">
            <text:p>102.39%</text:p>
          </table:table-cell>
          <table:table-cell table:formula="of:=[.N38]/[.F38]" office:value-type="percentage" office:value="1.00934618375642" calcext:value-type="percentage">
            <text:p>100.93%</text:p>
          </table:table-cell>
          <table:table-cell/>
          <table:table-cell table:formula="of:=AVERAGE([.P38:.U38])" office:value-type="percentage" office:value="1.0137448436085" calcext:value-type="percentage">
            <text:p>101.37%</text:p>
          </table:table-cell>
          <table:table-cell/>
          <table:table-cell office:value-type="percentage" office:value="1.00014067114606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4552566" calcext:value-type="float">
            <text:p>294552566</text:p>
          </table:table-cell>
          <table:table-cell office:value-type="float" office:value="2487644123" calcext:value-type="float">
            <text:p>2487644123</text:p>
          </table:table-cell>
          <table:table-cell office:value-type="float" office:value="738874184" calcext:value-type="float">
            <text:p>738874184</text:p>
          </table:table-cell>
          <table:table-cell office:value-type="float" office:value="3491272342" calcext:value-type="float">
            <text:p>3491272342</text:p>
          </table:table-cell>
          <table:table-cell office:value-type="float" office:value="1562830993" calcext:value-type="float">
            <text:p>1562830993</text:p>
          </table:table-cell>
          <table:table-cell office:value-type="float" office:value="2860331464" calcext:value-type="float">
            <text:p>2860331464</text:p>
          </table:table-cell>
          <table:table-cell table:number-columns-repeated="2"/>
          <table:table-cell office:value-type="float" office:value="297734863" calcext:value-type="float">
            <text:p>297734863</text:p>
          </table:table-cell>
          <table:table-cell office:value-type="float" office:value="2518622445" calcext:value-type="float">
            <text:p>2518622445</text:p>
          </table:table-cell>
          <table:table-cell office:value-type="float" office:value="746001922" calcext:value-type="float">
            <text:p>746001922</text:p>
          </table:table-cell>
          <table:table-cell office:value-type="float" office:value="3548428193" calcext:value-type="float">
            <text:p>3548428193</text:p>
          </table:table-cell>
          <table:table-cell office:value-type="float" office:value="1599964053" calcext:value-type="float">
            <text:p>1599964053</text:p>
          </table:table-cell>
          <table:table-cell office:value-type="float" office:value="2886748859" calcext:value-type="float">
            <text:p>2886748859</text:p>
          </table:table-cell>
          <table:table-cell/>
          <table:table-cell table:formula="of:=[.I39]/[.A39]" office:value-type="percentage" office:value="1.01080383390719" calcext:value-type="percentage">
            <text:p>101.08%</text:p>
          </table:table-cell>
          <table:table-cell table:formula="of:=[.J39]/[.B39]" office:value-type="percentage" office:value="1.01245287527809" calcext:value-type="percentage">
            <text:p>101.25%</text:p>
          </table:table-cell>
          <table:table-cell table:formula="of:=[.K39]/[.C39]" office:value-type="percentage" office:value="1.00964675469024" calcext:value-type="percentage">
            <text:p>100.96%</text:p>
          </table:table-cell>
          <table:table-cell table:formula="of:=[.L39]/[.D39]" office:value-type="percentage" office:value="1.01637106630509" calcext:value-type="percentage">
            <text:p>101.64%</text:p>
          </table:table-cell>
          <table:table-cell table:formula="of:=[.M39]/[.E39]" office:value-type="percentage" office:value="1.02376012516153" calcext:value-type="percentage">
            <text:p>102.38%</text:p>
          </table:table-cell>
          <table:table-cell table:formula="of:=[.N39]/[.F39]" office:value-type="percentage" office:value="1.00923578100388" calcext:value-type="percentage">
            <text:p>100.92%</text:p>
          </table:table-cell>
          <table:table-cell/>
          <table:table-cell table:formula="of:=AVERAGE([.P39:.U39])" office:value-type="percentage" office:value="1.013711739391" calcext:value-type="percentage">
            <text:p>101.37%</text:p>
          </table:table-cell>
          <table:table-cell/>
          <table:table-cell office:value-type="percentage" office:value="1.00012234461672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6154839" calcext:value-type="float">
            <text:p>296154839</text:p>
          </table:table-cell>
          <table:table-cell office:value-type="float" office:value="2468403265" calcext:value-type="float">
            <text:p>2468403265</text:p>
          </table:table-cell>
          <table:table-cell office:value-type="float" office:value="602316689" calcext:value-type="float">
            <text:p>602316689</text:p>
          </table:table-cell>
          <table:table-cell office:value-type="float" office:value="2683075535" calcext:value-type="float">
            <text:p>2683075535</text:p>
          </table:table-cell>
          <table:table-cell office:value-type="float" office:value="1549361068" calcext:value-type="float">
            <text:p>1549361068</text:p>
          </table:table-cell>
          <table:table-cell office:value-type="float" office:value="2808077659" calcext:value-type="float">
            <text:p>2808077659</text:p>
          </table:table-cell>
          <table:table-cell table:number-columns-repeated="2"/>
          <table:table-cell office:value-type="float" office:value="298926993" calcext:value-type="float">
            <text:p>298926993</text:p>
          </table:table-cell>
          <table:table-cell office:value-type="float" office:value="2500529963" calcext:value-type="float">
            <text:p>2500529963</text:p>
          </table:table-cell>
          <table:table-cell office:value-type="float" office:value="606577595" calcext:value-type="float">
            <text:p>606577595</text:p>
          </table:table-cell>
          <table:table-cell office:value-type="float" office:value="2725412860" calcext:value-type="float">
            <text:p>2725412860</text:p>
          </table:table-cell>
          <table:table-cell office:value-type="float" office:value="1585806751" calcext:value-type="float">
            <text:p>1585806751</text:p>
          </table:table-cell>
          <table:table-cell office:value-type="float" office:value="2835219723" calcext:value-type="float">
            <text:p>2835219723</text:p>
          </table:table-cell>
          <table:table-cell/>
          <table:table-cell table:formula="of:=[.I40]/[.A40]" office:value-type="percentage" office:value="1.00936048861927" calcext:value-type="percentage">
            <text:p>100.94%</text:p>
          </table:table-cell>
          <table:table-cell table:formula="of:=[.J40]/[.B40]" office:value-type="percentage" office:value="1.01301517400156" calcext:value-type="percentage">
            <text:p>101.30%</text:p>
          </table:table-cell>
          <table:table-cell table:formula="of:=[.K40]/[.C40]" office:value-type="percentage" office:value="1.00707419548191" calcext:value-type="percentage">
            <text:p>100.71%</text:p>
          </table:table-cell>
          <table:table-cell table:formula="of:=[.L40]/[.D40]" office:value-type="percentage" office:value="1.01577940108198" calcext:value-type="percentage">
            <text:p>101.58%</text:p>
          </table:table-cell>
          <table:table-cell table:formula="of:=[.M40]/[.E40]" office:value-type="percentage" office:value="1.0235230404021" calcext:value-type="percentage">
            <text:p>102.35%</text:p>
          </table:table-cell>
          <table:table-cell table:formula="of:=[.N40]/[.F40]" office:value-type="percentage" office:value="1.00966570988983" calcext:value-type="percentage">
            <text:p>100.97%</text:p>
          </table:table-cell>
          <table:table-cell/>
          <table:table-cell table:formula="of:=AVERAGE([.P40:.U40])" office:value-type="percentage" office:value="1.01306966824611" calcext:value-type="percentage">
            <text:p>101.31%</text:p>
          </table:table-cell>
          <table:table-cell/>
          <table:table-cell office:value-type="percentage" office:value="1.00214311900223" calcext:value-type="percentage">
            <text:p>100.21%</text:p>
          </table:table-cell>
          <table:table-cell table:number-columns-repeated="3"/>
        </table:table-row>
        <table:table-row table:style-name="ro1">
          <table:table-cell office:value-type="float" office:value="297476275" calcext:value-type="float">
            <text:p>297476275</text:p>
          </table:table-cell>
          <table:table-cell office:value-type="float" office:value="2439042947" calcext:value-type="float">
            <text:p>2439042947</text:p>
          </table:table-cell>
          <table:table-cell office:value-type="float" office:value="634006785" calcext:value-type="float">
            <text:p>634006785</text:p>
          </table:table-cell>
          <table:table-cell office:value-type="float" office:value="3674816049" calcext:value-type="float">
            <text:p>3674816049</text:p>
          </table:table-cell>
          <table:table-cell office:value-type="float" office:value="1556816191" calcext:value-type="float">
            <text:p>1556816191</text:p>
          </table:table-cell>
          <table:table-cell office:value-type="float" office:value="2947267270" calcext:value-type="float">
            <text:p>2947267270</text:p>
          </table:table-cell>
          <table:table-cell table:number-columns-repeated="2"/>
          <table:table-cell office:value-type="float" office:value="300124443" calcext:value-type="float">
            <text:p>300124443</text:p>
          </table:table-cell>
          <table:table-cell office:value-type="float" office:value="2471291049" calcext:value-type="float">
            <text:p>2471291049</text:p>
          </table:table-cell>
          <table:table-cell office:value-type="float" office:value="639700385" calcext:value-type="float">
            <text:p>639700385</text:p>
          </table:table-cell>
          <table:table-cell office:value-type="float" office:value="3731562774" calcext:value-type="float">
            <text:p>3731562774</text:p>
          </table:table-cell>
          <table:table-cell office:value-type="float" office:value="1593007322" calcext:value-type="float">
            <text:p>1593007322</text:p>
          </table:table-cell>
          <table:table-cell office:value-type="float" office:value="2975254067" calcext:value-type="float">
            <text:p>2975254067</text:p>
          </table:table-cell>
          <table:table-cell/>
          <table:table-cell table:formula="of:=[.I41]/[.A41]" office:value-type="percentage" office:value="1.00890211496698" calcext:value-type="percentage">
            <text:p>100.89%</text:p>
          </table:table-cell>
          <table:table-cell table:formula="of:=[.J41]/[.B41]" office:value-type="percentage" office:value="1.01322162122634" calcext:value-type="percentage">
            <text:p>101.32%</text:p>
          </table:table-cell>
          <table:table-cell table:formula="of:=[.K41]/[.C41]" office:value-type="percentage" office:value="1.00898034553368" calcext:value-type="percentage">
            <text:p>100.90%</text:p>
          </table:table-cell>
          <table:table-cell table:formula="of:=[.L41]/[.D41]" office:value-type="percentage" office:value="1.01544205866181" calcext:value-type="percentage">
            <text:p>101.54%</text:p>
          </table:table-cell>
          <table:table-cell table:formula="of:=[.M41]/[.E41]" office:value-type="percentage" office:value="1.02324688759612" calcext:value-type="percentage">
            <text:p>102.32%</text:p>
          </table:table-cell>
          <table:table-cell table:formula="of:=[.N41]/[.F41]" office:value-type="percentage" office:value="1.00949584629968" calcext:value-type="percentage">
            <text:p>100.95%</text:p>
          </table:table-cell>
          <table:table-cell/>
          <table:table-cell table:formula="of:=AVERAGE([.P41:.U41])" office:value-type="percentage" office:value="1.01321481238077" calcext:value-type="percentage">
            <text:p>101.32%</text:p>
          </table:table-cell>
          <table:table-cell/>
          <table:table-cell office:value-type="percentage" office:value="1.00004691915234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331008817" calcext:value-type="float">
            <text:p>331008817</text:p>
          </table:table-cell>
          <table:table-cell office:value-type="float" office:value="2610281321" calcext:value-type="float">
            <text:p>2610281321</text:p>
          </table:table-cell>
          <table:table-cell office:value-type="float" office:value="620482825" calcext:value-type="float">
            <text:p>620482825</text:p>
          </table:table-cell>
          <table:table-cell office:value-type="float" office:value="2725021641" calcext:value-type="float">
            <text:p>2725021641</text:p>
          </table:table-cell>
          <table:table-cell office:value-type="float" office:value="1553699453" calcext:value-type="float">
            <text:p>1553699453</text:p>
          </table:table-cell>
          <table:table-cell office:value-type="float" office:value="2838164718" calcext:value-type="float">
            <text:p>2838164718</text:p>
          </table:table-cell>
          <table:table-cell table:number-columns-repeated="2"/>
          <table:table-cell office:value-type="float" office:value="333448207" calcext:value-type="float">
            <text:p>333448207</text:p>
          </table:table-cell>
          <table:table-cell office:value-type="float" office:value="2645786061" calcext:value-type="float">
            <text:p>2645786061</text:p>
          </table:table-cell>
          <table:table-cell office:value-type="float" office:value="628039757" calcext:value-type="float">
            <text:p>628039757</text:p>
          </table:table-cell>
          <table:table-cell office:value-type="float" office:value="2764849124" calcext:value-type="float">
            <text:p>2764849124</text:p>
          </table:table-cell>
          <table:table-cell office:value-type="float" office:value="1590953246" calcext:value-type="float">
            <text:p>1590953246</text:p>
          </table:table-cell>
          <table:table-cell office:value-type="float" office:value="2863219607" calcext:value-type="float">
            <text:p>2863219607</text:p>
          </table:table-cell>
          <table:table-cell/>
          <table:table-cell table:formula="of:=[.I42]/[.A42]" office:value-type="percentage" office:value="1.00736956200173" calcext:value-type="percentage">
            <text:p>100.74%</text:p>
          </table:table-cell>
          <table:table-cell table:formula="of:=[.J42]/[.B42]" office:value-type="percentage" office:value="1.01360188256889" calcext:value-type="percentage">
            <text:p>101.36%</text:p>
          </table:table-cell>
          <table:table-cell table:formula="of:=[.K42]/[.C42]" office:value-type="percentage" office:value="1.01217911551379" calcext:value-type="percentage">
            <text:p>101.22%</text:p>
          </table:table-cell>
          <table:table-cell table:formula="of:=[.L42]/[.D42]" office:value-type="percentage" office:value="1.01461547402074" calcext:value-type="percentage">
            <text:p>101.46%</text:p>
          </table:table-cell>
          <table:table-cell table:formula="of:=[.M42]/[.E42]" office:value-type="percentage" office:value="1.02397747706486" calcext:value-type="percentage">
            <text:p>102.40%</text:p>
          </table:table-cell>
          <table:table-cell table:formula="of:=[.N42]/[.F42]" office:value-type="percentage" office:value="1.0088278488" calcext:value-type="percentage">
            <text:p>100.88%</text:p>
          </table:table-cell>
          <table:table-cell/>
          <table:table-cell table:formula="of:=AVERAGE([.P42:.U42])" office:value-type="percentage" office:value="1.013428559995" calcext:value-type="percentage">
            <text:p>101.34%</text:p>
          </table:table-cell>
          <table:table-cell/>
          <table:table-cell office:value-type="percentage" office:value="1.00116261501135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322342152" calcext:value-type="float">
            <text:p>322342152</text:p>
          </table:table-cell>
          <table:table-cell office:value-type="float" office:value="2553088465" calcext:value-type="float">
            <text:p>2553088465</text:p>
          </table:table-cell>
          <table:table-cell office:value-type="float" office:value="601904567" calcext:value-type="float">
            <text:p>601904567</text:p>
          </table:table-cell>
          <table:table-cell office:value-type="float" office:value="2720008373" calcext:value-type="float">
            <text:p>2720008373</text:p>
          </table:table-cell>
          <table:table-cell office:value-type="float" office:value="1568942380" calcext:value-type="float">
            <text:p>1568942380</text:p>
          </table:table-cell>
          <table:table-cell office:value-type="float" office:value="2843711135" calcext:value-type="float">
            <text:p>2843711135</text:p>
          </table:table-cell>
          <table:table-cell table:number-columns-repeated="2"/>
          <table:table-cell office:value-type="float" office:value="324901646" calcext:value-type="float">
            <text:p>324901646</text:p>
          </table:table-cell>
          <table:table-cell office:value-type="float" office:value="2582805200" calcext:value-type="float">
            <text:p>2582805200</text:p>
          </table:table-cell>
          <table:table-cell office:value-type="float" office:value="609142314" calcext:value-type="float">
            <text:p>609142314</text:p>
          </table:table-cell>
          <table:table-cell office:value-type="float" office:value="2760139178" calcext:value-type="float">
            <text:p>2760139178</text:p>
          </table:table-cell>
          <table:table-cell office:value-type="float" office:value="1607035022" calcext:value-type="float">
            <text:p>1607035022</text:p>
          </table:table-cell>
          <table:table-cell office:value-type="float" office:value="2874283619" calcext:value-type="float">
            <text:p>2874283619</text:p>
          </table:table-cell>
          <table:table-cell/>
          <table:table-cell table:formula="of:=[.I43]/[.A43]" office:value-type="percentage" office:value="1.00794030189387" calcext:value-type="percentage">
            <text:p>100.79%</text:p>
          </table:table-cell>
          <table:table-cell table:formula="of:=[.J43]/[.B43]" office:value-type="percentage" office:value="1.01163952421053" calcext:value-type="percentage">
            <text:p>101.16%</text:p>
          </table:table-cell>
          <table:table-cell table:formula="of:=[.K43]/[.C43]" office:value-type="percentage" office:value="1.01202474178934" calcext:value-type="percentage">
            <text:p>101.20%</text:p>
          </table:table-cell>
          <table:table-cell table:formula="of:=[.L43]/[.D43]" office:value-type="percentage" office:value="1.01475392700933" calcext:value-type="percentage">
            <text:p>101.48%</text:p>
          </table:table-cell>
          <table:table-cell table:formula="of:=[.M43]/[.E43]" office:value-type="percentage" office:value="1.02427918480983" calcext:value-type="percentage">
            <text:p>102.43%</text:p>
          </table:table-cell>
          <table:table-cell table:formula="of:=[.N43]/[.F43]" office:value-type="percentage" office:value="1.01075091053508" calcext:value-type="percentage">
            <text:p>101.08%</text:p>
          </table:table-cell>
          <table:table-cell/>
          <table:table-cell table:formula="of:=AVERAGE([.P43:.U43])" office:value-type="percentage" office:value="1.01356476504133" calcext:value-type="percentage">
            <text:p>101.36%</text:p>
          </table:table-cell>
          <table:table-cell/>
          <table:table-cell office:value-type="percentage" office:value="1.00111043095934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03710335" calcext:value-type="float">
            <text:p>303710335</text:p>
          </table:table-cell>
          <table:table-cell office:value-type="float" office:value="2444728473" calcext:value-type="float">
            <text:p>2444728473</text:p>
          </table:table-cell>
          <table:table-cell office:value-type="float" office:value="639962910" calcext:value-type="float">
            <text:p>639962910</text:p>
          </table:table-cell>
          <table:table-cell office:value-type="float" office:value="2897386234" calcext:value-type="float">
            <text:p>2897386234</text:p>
          </table:table-cell>
          <table:table-cell office:value-type="float" office:value="1596910150" calcext:value-type="float">
            <text:p>1596910150</text:p>
          </table:table-cell>
          <table:table-cell office:value-type="float" office:value="3131442127" calcext:value-type="float">
            <text:p>3131442127</text:p>
          </table:table-cell>
          <table:table-cell table:number-columns-repeated="2"/>
          <table:table-cell office:value-type="float" office:value="305967264" calcext:value-type="float">
            <text:p>305967264</text:p>
          </table:table-cell>
          <table:table-cell office:value-type="float" office:value="2474682094" calcext:value-type="float">
            <text:p>2474682094</text:p>
          </table:table-cell>
          <table:table-cell office:value-type="float" office:value="648858230" calcext:value-type="float">
            <text:p>648858230</text:p>
          </table:table-cell>
          <table:table-cell office:value-type="float" office:value="2940256076" calcext:value-type="float">
            <text:p>2940256076</text:p>
          </table:table-cell>
          <table:table-cell office:value-type="float" office:value="1636014720" calcext:value-type="float">
            <text:p>1636014720</text:p>
          </table:table-cell>
          <table:table-cell office:value-type="float" office:value="3169149096" calcext:value-type="float">
            <text:p>3169149096</text:p>
          </table:table-cell>
          <table:table-cell/>
          <table:table-cell table:formula="of:=[.I44]/[.A44]" office:value-type="percentage" office:value="1.00743118932716" calcext:value-type="percentage">
            <text:p>100.74%</text:p>
          </table:table-cell>
          <table:table-cell table:formula="of:=[.J44]/[.B44]" office:value-type="percentage" office:value="1.0122523304043" calcext:value-type="percentage">
            <text:p>101.23%</text:p>
          </table:table-cell>
          <table:table-cell table:formula="of:=[.K44]/[.C44]" office:value-type="percentage" office:value="1.01389974303355" calcext:value-type="percentage">
            <text:p>101.39%</text:p>
          </table:table-cell>
          <table:table-cell table:formula="of:=[.L44]/[.D44]" office:value-type="percentage" office:value="1.01479603978818" calcext:value-type="percentage">
            <text:p>101.48%</text:p>
          </table:table-cell>
          <table:table-cell table:formula="of:=[.M44]/[.E44]" office:value-type="percentage" office:value="1.02448764572008" calcext:value-type="percentage">
            <text:p>102.45%</text:p>
          </table:table-cell>
          <table:table-cell table:formula="of:=[.N44]/[.F44]" office:value-type="percentage" office:value="1.01204140695269" calcext:value-type="percentage">
            <text:p>101.20%</text:p>
          </table:table-cell>
          <table:table-cell/>
          <table:table-cell table:formula="of:=AVERAGE([.P44:.U44])" office:value-type="percentage" office:value="1.01415139253766" calcext:value-type="percentage">
            <text:p>101.42%</text:p>
          </table:table-cell>
          <table:table-cell/>
          <table:table-cell office:value-type="percentage" office:value="1.00063562253949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7252577" calcext:value-type="float">
            <text:p>297252577</text:p>
          </table:table-cell>
          <table:table-cell office:value-type="float" office:value="2570194953" calcext:value-type="float">
            <text:p>2570194953</text:p>
          </table:table-cell>
          <table:table-cell office:value-type="float" office:value="665112339" calcext:value-type="float">
            <text:p>665112339</text:p>
          </table:table-cell>
          <table:table-cell office:value-type="float" office:value="3277747338" calcext:value-type="float">
            <text:p>3277747338</text:p>
          </table:table-cell>
          <table:table-cell office:value-type="float" office:value="1564471260" calcext:value-type="float">
            <text:p>1564471260</text:p>
          </table:table-cell>
          <table:table-cell office:value-type="float" office:value="2978115558" calcext:value-type="float">
            <text:p>2978115558</text:p>
          </table:table-cell>
          <table:table-cell table:number-columns-repeated="2"/>
          <table:table-cell office:value-type="float" office:value="300281957" calcext:value-type="float">
            <text:p>300281957</text:p>
          </table:table-cell>
          <table:table-cell office:value-type="float" office:value="2598279947" calcext:value-type="float">
            <text:p>2598279947</text:p>
          </table:table-cell>
          <table:table-cell office:value-type="float" office:value="672892936" calcext:value-type="float">
            <text:p>672892936</text:p>
          </table:table-cell>
          <table:table-cell office:value-type="float" office:value="3325252991" calcext:value-type="float">
            <text:p>3325252991</text:p>
          </table:table-cell>
          <table:table-cell office:value-type="float" office:value="1600701351" calcext:value-type="float">
            <text:p>1600701351</text:p>
          </table:table-cell>
          <table:table-cell office:value-type="float" office:value="3015911750" calcext:value-type="float">
            <text:p>3015911750</text:p>
          </table:table-cell>
          <table:table-cell/>
          <table:table-cell table:formula="of:=[.I45]/[.A45]" office:value-type="percentage" office:value="1.01019126572618" calcext:value-type="percentage">
            <text:p>101.02%</text:p>
          </table:table-cell>
          <table:table-cell table:formula="of:=[.J45]/[.B45]" office:value-type="percentage" office:value="1.01092718432398" calcext:value-type="percentage">
            <text:p>101.09%</text:p>
          </table:table-cell>
          <table:table-cell table:formula="of:=[.K45]/[.C45]" office:value-type="percentage" office:value="1.01169816968318" calcext:value-type="percentage">
            <text:p>101.17%</text:p>
          </table:table-cell>
          <table:table-cell table:formula="of:=[.L45]/[.D45]" office:value-type="percentage" office:value="1.01449338466368" calcext:value-type="percentage">
            <text:p>101.45%</text:p>
          </table:table-cell>
          <table:table-cell table:formula="of:=[.M45]/[.E45]" office:value-type="percentage" office:value="1.02315804190612" calcext:value-type="percentage">
            <text:p>102.32%</text:p>
          </table:table-cell>
          <table:table-cell table:formula="of:=[.N45]/[.F45]" office:value-type="percentage" office:value="1.01269131142291" calcext:value-type="percentage">
            <text:p>101.27%</text:p>
          </table:table-cell>
          <table:table-cell/>
          <table:table-cell table:formula="of:=AVERAGE([.P45:.U45])" office:value-type="percentage" office:value="1.01385989295434" calcext:value-type="percentage">
            <text:p>101.39%</text:p>
          </table:table-cell>
          <table:table-cell/>
          <table:table-cell office:value-type="percentage" office:value="1.00114756694799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293106828" calcext:value-type="float">
            <text:p>293106828</text:p>
          </table:table-cell>
          <table:table-cell office:value-type="float" office:value="2516141066" calcext:value-type="float">
            <text:p>2516141066</text:p>
          </table:table-cell>
          <table:table-cell office:value-type="float" office:value="696800874" calcext:value-type="float">
            <text:p>696800874</text:p>
          </table:table-cell>
          <table:table-cell office:value-type="float" office:value="2692731483" calcext:value-type="float">
            <text:p>2692731483</text:p>
          </table:table-cell>
          <table:table-cell office:value-type="float" office:value="1561476441" calcext:value-type="float">
            <text:p>1561476441</text:p>
          </table:table-cell>
          <table:table-cell office:value-type="float" office:value="2935600790" calcext:value-type="float">
            <text:p>2935600790</text:p>
          </table:table-cell>
          <table:table-cell table:number-columns-repeated="2"/>
          <table:table-cell office:value-type="float" office:value="296341732" calcext:value-type="float">
            <text:p>296341732</text:p>
          </table:table-cell>
          <table:table-cell office:value-type="float" office:value="2544905087" calcext:value-type="float">
            <text:p>2544905087</text:p>
          </table:table-cell>
          <table:table-cell office:value-type="float" office:value="704413645" calcext:value-type="float">
            <text:p>704413645</text:p>
          </table:table-cell>
          <table:table-cell office:value-type="float" office:value="2731695131" calcext:value-type="float">
            <text:p>2731695131</text:p>
          </table:table-cell>
          <table:table-cell office:value-type="float" office:value="1598065461" calcext:value-type="float">
            <text:p>1598065461</text:p>
          </table:table-cell>
          <table:table-cell office:value-type="float" office:value="2967573120" calcext:value-type="float">
            <text:p>2967573120</text:p>
          </table:table-cell>
          <table:table-cell/>
          <table:table-cell table:formula="of:=[.I46]/[.A46]" office:value-type="percentage" office:value="1.01103660403298" calcext:value-type="percentage">
            <text:p>101.10%</text:p>
          </table:table-cell>
          <table:table-cell table:formula="of:=[.J46]/[.B46]" office:value-type="percentage" office:value="1.01143179982581" calcext:value-type="percentage">
            <text:p>101.14%</text:p>
          </table:table-cell>
          <table:table-cell table:formula="of:=[.K46]/[.C46]" office:value-type="percentage" office:value="1.01092531781181" calcext:value-type="percentage">
            <text:p>101.09%</text:p>
          </table:table-cell>
          <table:table-cell table:formula="of:=[.L46]/[.D46]" office:value-type="percentage" office:value="1.01446993443126" calcext:value-type="percentage">
            <text:p>101.45%</text:p>
          </table:table-cell>
          <table:table-cell table:formula="of:=[.M46]/[.E46]" office:value-type="percentage" office:value="1.02343232279353" calcext:value-type="percentage">
            <text:p>102.34%</text:p>
          </table:table-cell>
          <table:table-cell table:formula="of:=[.N46]/[.F46]" office:value-type="percentage" office:value="1.01089123906388" calcext:value-type="percentage">
            <text:p>101.09%</text:p>
          </table:table-cell>
          <table:table-cell/>
          <table:table-cell table:formula="of:=AVERAGE([.P46:.U46])" office:value-type="percentage" office:value="1.01369786965988" calcext:value-type="percentage">
            <text:p>101.37%</text:p>
          </table:table-cell>
          <table:table-cell/>
          <table:table-cell office:value-type="percentage" office:value="1.00141188365018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332730960" calcext:value-type="float">
            <text:p>332730960</text:p>
          </table:table-cell>
          <table:table-cell office:value-type="float" office:value="2503008430" calcext:value-type="float">
            <text:p>2503008430</text:p>
          </table:table-cell>
          <table:table-cell office:value-type="float" office:value="732270604" calcext:value-type="float">
            <text:p>732270604</text:p>
          </table:table-cell>
          <table:table-cell office:value-type="float" office:value="2819178386" calcext:value-type="float">
            <text:p>2819178386</text:p>
          </table:table-cell>
          <table:table-cell office:value-type="float" office:value="1625879614" calcext:value-type="float">
            <text:p>1625879614</text:p>
          </table:table-cell>
          <table:table-cell office:value-type="float" office:value="3042696114" calcext:value-type="float">
            <text:p>3042696114</text:p>
          </table:table-cell>
          <table:table-cell table:number-columns-repeated="2"/>
          <table:table-cell office:value-type="float" office:value="336267182" calcext:value-type="float">
            <text:p>336267182</text:p>
          </table:table-cell>
          <table:table-cell office:value-type="float" office:value="2535782674" calcext:value-type="float">
            <text:p>2535782674</text:p>
          </table:table-cell>
          <table:table-cell office:value-type="float" office:value="740195494" calcext:value-type="float">
            <text:p>740195494</text:p>
          </table:table-cell>
          <table:table-cell office:value-type="float" office:value="2855658965" calcext:value-type="float">
            <text:p>2855658965</text:p>
          </table:table-cell>
          <table:table-cell office:value-type="float" office:value="1675011743" calcext:value-type="float">
            <text:p>1675011743</text:p>
          </table:table-cell>
          <table:table-cell office:value-type="float" office:value="3072746879" calcext:value-type="float">
            <text:p>3072746879</text:p>
          </table:table-cell>
          <table:table-cell/>
          <table:table-cell table:formula="of:=[.I47]/[.A47]" office:value-type="percentage" office:value="1.01062787183976" calcext:value-type="percentage">
            <text:p>101.06%</text:p>
          </table:table-cell>
          <table:table-cell table:formula="of:=[.J47]/[.B47]" office:value-type="percentage" office:value="1.01309394071837" calcext:value-type="percentage">
            <text:p>101.31%</text:p>
          </table:table-cell>
          <table:table-cell table:formula="of:=[.K47]/[.C47]" office:value-type="percentage" office:value="1.01082235167807" calcext:value-type="percentage">
            <text:p>101.08%</text:p>
          </table:table-cell>
          <table:table-cell table:formula="of:=[.L47]/[.D47]" office:value-type="percentage" office:value="1.01294014567548" calcext:value-type="percentage">
            <text:p>101.29%</text:p>
          </table:table-cell>
          <table:table-cell table:formula="of:=[.M47]/[.E47]" office:value-type="percentage" office:value="1.03021879884398" calcext:value-type="percentage">
            <text:p>103.02%</text:p>
          </table:table-cell>
          <table:table-cell table:formula="of:=[.N47]/[.F47]" office:value-type="percentage" office:value="1.00987636092271" calcext:value-type="percentage">
            <text:p>100.99%</text:p>
          </table:table-cell>
          <table:table-cell/>
          <table:table-cell table:formula="of:=AVERAGE([.P47:.U47])" office:value-type="percentage" office:value="1.01459657827973" calcext:value-type="percentage">
            <text:p>101.46%</text:p>
          </table:table-cell>
          <table:table-cell/>
          <table:table-cell office:value-type="percentage" office:value="1.00110704288668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39271554" calcext:value-type="float">
            <text:p>339271554</text:p>
          </table:table-cell>
          <table:table-cell office:value-type="float" office:value="2500840564" calcext:value-type="float">
            <text:p>2500840564</text:p>
          </table:table-cell>
          <table:table-cell office:value-type="float" office:value="678695104" calcext:value-type="float">
            <text:p>678695104</text:p>
          </table:table-cell>
          <table:table-cell office:value-type="float" office:value="2740298009" calcext:value-type="float">
            <text:p>2740298009</text:p>
          </table:table-cell>
          <table:table-cell office:value-type="float" office:value="1560111063" calcext:value-type="float">
            <text:p>1560111063</text:p>
          </table:table-cell>
          <table:table-cell office:value-type="float" office:value="2848081651" calcext:value-type="float">
            <text:p>2848081651</text:p>
          </table:table-cell>
          <table:table-cell table:number-columns-repeated="2"/>
          <table:table-cell office:value-type="float" office:value="342631889" calcext:value-type="float">
            <text:p>342631889</text:p>
          </table:table-cell>
          <table:table-cell office:value-type="float" office:value="2531619534" calcext:value-type="float">
            <text:p>2531619534</text:p>
          </table:table-cell>
          <table:table-cell office:value-type="float" office:value="684896773" calcext:value-type="float">
            <text:p>684896773</text:p>
          </table:table-cell>
          <table:table-cell office:value-type="float" office:value="2777925465" calcext:value-type="float">
            <text:p>2777925465</text:p>
          </table:table-cell>
          <table:table-cell office:value-type="float" office:value="1599816067" calcext:value-type="float">
            <text:p>1599816067</text:p>
          </table:table-cell>
          <table:table-cell office:value-type="float" office:value="2877611334" calcext:value-type="float">
            <text:p>2877611334</text:p>
          </table:table-cell>
          <table:table-cell/>
          <table:table-cell table:formula="of:=[.I48]/[.A48]" office:value-type="percentage" office:value="1.00990455863565" calcext:value-type="percentage">
            <text:p>100.99%</text:p>
          </table:table-cell>
          <table:table-cell table:formula="of:=[.J48]/[.B48]" office:value-type="percentage" office:value="1.01230744992027" calcext:value-type="percentage">
            <text:p>101.23%</text:p>
          </table:table-cell>
          <table:table-cell table:formula="of:=[.K48]/[.C48]" office:value-type="percentage" office:value="1.00913763627209" calcext:value-type="percentage">
            <text:p>100.91%</text:p>
          </table:table-cell>
          <table:table-cell table:formula="of:=[.L48]/[.D48]" office:value-type="percentage" office:value="1.01373115474172" calcext:value-type="percentage">
            <text:p>101.37%</text:p>
          </table:table-cell>
          <table:table-cell table:formula="of:=[.M48]/[.E48]" office:value-type="percentage" office:value="1.02545011373976" calcext:value-type="percentage">
            <text:p>102.55%</text:p>
          </table:table-cell>
          <table:table-cell table:formula="of:=[.N48]/[.F48]" office:value-type="percentage" office:value="1.01036827121499" calcext:value-type="percentage">
            <text:p>101.04%</text:p>
          </table:table-cell>
          <table:table-cell/>
          <table:table-cell table:formula="of:=AVERAGE([.P48:.U48])" office:value-type="percentage" office:value="1.01348319742075" calcext:value-type="percentage">
            <text:p>101.35%</text:p>
          </table:table-cell>
          <table:table-cell/>
          <table:table-cell office:value-type="percentage" office:value="1.00144868970633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327279623" calcext:value-type="float">
            <text:p>327279623</text:p>
          </table:table-cell>
          <table:table-cell office:value-type="float" office:value="2502571547" calcext:value-type="float">
            <text:p>2502571547</text:p>
          </table:table-cell>
          <table:table-cell office:value-type="float" office:value="678944148" calcext:value-type="float">
            <text:p>678944148</text:p>
          </table:table-cell>
          <table:table-cell office:value-type="float" office:value="2717437967" calcext:value-type="float">
            <text:p>2717437967</text:p>
          </table:table-cell>
          <table:table-cell office:value-type="float" office:value="1682326036" calcext:value-type="float">
            <text:p>1682326036</text:p>
          </table:table-cell>
          <table:table-cell office:value-type="float" office:value="2853803677" calcext:value-type="float">
            <text:p>2853803677</text:p>
          </table:table-cell>
          <table:table-cell table:number-columns-repeated="2"/>
          <table:table-cell office:value-type="float" office:value="329891364" calcext:value-type="float">
            <text:p>329891364</text:p>
          </table:table-cell>
          <table:table-cell office:value-type="float" office:value="2534163815" calcext:value-type="float">
            <text:p>2534163815</text:p>
          </table:table-cell>
          <table:table-cell office:value-type="float" office:value="685713021" calcext:value-type="float">
            <text:p>685713021</text:p>
          </table:table-cell>
          <table:table-cell office:value-type="float" office:value="2757210248" calcext:value-type="float">
            <text:p>2757210248</text:p>
          </table:table-cell>
          <table:table-cell office:value-type="float" office:value="1745210239" calcext:value-type="float">
            <text:p>1745210239</text:p>
          </table:table-cell>
          <table:table-cell office:value-type="float" office:value="2883130338" calcext:value-type="float">
            <text:p>2883130338</text:p>
          </table:table-cell>
          <table:table-cell/>
          <table:table-cell table:formula="of:=[.I49]/[.A49]" office:value-type="percentage" office:value="1.00798015157821" calcext:value-type="percentage">
            <text:p>100.80%</text:p>
          </table:table-cell>
          <table:table-cell table:formula="of:=[.J49]/[.B49]" office:value-type="percentage" office:value="1.0126239219965" calcext:value-type="percentage">
            <text:p>101.26%</text:p>
          </table:table-cell>
          <table:table-cell table:formula="of:=[.K49]/[.C49]" office:value-type="percentage" office:value="1.00996970519584" calcext:value-type="percentage">
            <text:p>101.00%</text:p>
          </table:table-cell>
          <table:table-cell table:formula="of:=[.L49]/[.D49]" office:value-type="percentage" office:value="1.01463594808161" calcext:value-type="percentage">
            <text:p>101.46%</text:p>
          </table:table-cell>
          <table:table-cell table:formula="of:=[.M49]/[.E49]" office:value-type="percentage" office:value="1.03737931985498" calcext:value-type="percentage">
            <text:p>103.74%</text:p>
          </table:table-cell>
          <table:table-cell table:formula="of:=[.N49]/[.F49]" office:value-type="percentage" office:value="1.01027634144435" calcext:value-type="percentage">
            <text:p>101.03%</text:p>
          </table:table-cell>
          <table:table-cell/>
          <table:table-cell table:formula="of:=AVERAGE([.P49:.U49])" office:value-type="percentage" office:value="1.01547756469192" calcext:value-type="percentage">
            <text:p>101.55%</text:p>
          </table:table-cell>
          <table:table-cell/>
          <table:table-cell office:value-type="percentage" office:value="1.00084116972559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311411507" calcext:value-type="float">
            <text:p>311411507</text:p>
          </table:table-cell>
          <table:table-cell office:value-type="float" office:value="2576038208" calcext:value-type="float">
            <text:p>2576038208</text:p>
          </table:table-cell>
          <table:table-cell office:value-type="float" office:value="732152462" calcext:value-type="float">
            <text:p>732152462</text:p>
          </table:table-cell>
          <table:table-cell office:value-type="float" office:value="3313179001" calcext:value-type="float">
            <text:p>3313179001</text:p>
          </table:table-cell>
          <table:table-cell office:value-type="float" office:value="1566639310" calcext:value-type="float">
            <text:p>1566639310</text:p>
          </table:table-cell>
          <table:table-cell office:value-type="float" office:value="2956478903" calcext:value-type="float">
            <text:p>2956478903</text:p>
          </table:table-cell>
          <table:table-cell table:number-columns-repeated="2"/>
          <table:table-cell office:value-type="float" office:value="313440894" calcext:value-type="float">
            <text:p>313440894</text:p>
          </table:table-cell>
          <table:table-cell office:value-type="float" office:value="2612199470" calcext:value-type="float">
            <text:p>2612199470</text:p>
          </table:table-cell>
          <table:table-cell office:value-type="float" office:value="739314089" calcext:value-type="float">
            <text:p>739314089</text:p>
          </table:table-cell>
          <table:table-cell office:value-type="float" office:value="3362011005" calcext:value-type="float">
            <text:p>3362011005</text:p>
          </table:table-cell>
          <table:table-cell office:value-type="float" office:value="1605225626" calcext:value-type="float">
            <text:p>1605225626</text:p>
          </table:table-cell>
          <table:table-cell office:value-type="float" office:value="2995447841" calcext:value-type="float">
            <text:p>2995447841</text:p>
          </table:table-cell>
          <table:table-cell/>
          <table:table-cell table:formula="of:=[.I50]/[.A50]" office:value-type="percentage" office:value="1.00651673735358" calcext:value-type="percentage">
            <text:p>100.65%</text:p>
          </table:table-cell>
          <table:table-cell table:formula="of:=[.J50]/[.B50]" office:value-type="percentage" office:value="1.01403754877847" calcext:value-type="percentage">
            <text:p>101.40%</text:p>
          </table:table-cell>
          <table:table-cell table:formula="of:=[.K50]/[.C50]" office:value-type="percentage" office:value="1.0097816061158" calcext:value-type="percentage">
            <text:p>100.98%</text:p>
          </table:table-cell>
          <table:table-cell table:formula="of:=[.L50]/[.D50]" office:value-type="percentage" office:value="1.01473871589349" calcext:value-type="percentage">
            <text:p>101.47%</text:p>
          </table:table-cell>
          <table:table-cell table:formula="of:=[.M50]/[.E50]" office:value-type="percentage" office:value="1.02462999348587" calcext:value-type="percentage">
            <text:p>102.46%</text:p>
          </table:table-cell>
          <table:table-cell table:formula="of:=[.N50]/[.F50]" office:value-type="percentage" office:value="1.01318086117931" calcext:value-type="percentage">
            <text:p>101.32%</text:p>
          </table:table-cell>
          <table:table-cell/>
          <table:table-cell table:formula="of:=AVERAGE([.P50:.U50])" office:value-type="percentage" office:value="1.01381424380109" calcext:value-type="percentage">
            <text:p>101.38%</text:p>
          </table:table-cell>
          <table:table-cell/>
          <table:table-cell office:value-type="percentage" office:value="1.00207268319729" calcext:value-type="percentage">
            <text:p>100.21%</text:p>
          </table:table-cell>
          <table:table-cell table:number-columns-repeated="3"/>
        </table:table-row>
        <table:table-row table:style-name="ro1">
          <table:table-cell office:value-type="float" office:value="299839751" calcext:value-type="float">
            <text:p>299839751</text:p>
          </table:table-cell>
          <table:table-cell office:value-type="float" office:value="2523791908" calcext:value-type="float">
            <text:p>2523791908</text:p>
          </table:table-cell>
          <table:table-cell office:value-type="float" office:value="711730758" calcext:value-type="float">
            <text:p>711730758</text:p>
          </table:table-cell>
          <table:table-cell office:value-type="float" office:value="2740871831" calcext:value-type="float">
            <text:p>2740871831</text:p>
          </table:table-cell>
          <table:table-cell office:value-type="float" office:value="1575873398" calcext:value-type="float">
            <text:p>1575873398</text:p>
          </table:table-cell>
          <table:table-cell office:value-type="float" office:value="2875634686" calcext:value-type="float">
            <text:p>2875634686</text:p>
          </table:table-cell>
          <table:table-cell table:number-columns-repeated="2"/>
          <table:table-cell office:value-type="float" office:value="301624661" calcext:value-type="float">
            <text:p>301624661</text:p>
          </table:table-cell>
          <table:table-cell office:value-type="float" office:value="2555251332" calcext:value-type="float">
            <text:p>2555251332</text:p>
          </table:table-cell>
          <table:table-cell office:value-type="float" office:value="722810297" calcext:value-type="float">
            <text:p>722810297</text:p>
          </table:table-cell>
          <table:table-cell office:value-type="float" office:value="2785240669" calcext:value-type="float">
            <text:p>2785240669</text:p>
          </table:table-cell>
          <table:table-cell office:value-type="float" office:value="1615553745" calcext:value-type="float">
            <text:p>1615553745</text:p>
          </table:table-cell>
          <table:table-cell office:value-type="float" office:value="2913377600" calcext:value-type="float">
            <text:p>2913377600</text:p>
          </table:table-cell>
          <table:table-cell/>
          <table:table-cell table:formula="of:=[.I51]/[.A51]" office:value-type="percentage" office:value="1.00595287981012" calcext:value-type="percentage">
            <text:p>100.60%</text:p>
          </table:table-cell>
          <table:table-cell table:formula="of:=[.J51]/[.B51]" office:value-type="percentage" office:value="1.01246514179726" calcext:value-type="percentage">
            <text:p>101.25%</text:p>
          </table:table-cell>
          <table:table-cell table:formula="of:=[.K51]/[.C51]" office:value-type="percentage" office:value="1.01556703693843" calcext:value-type="percentage">
            <text:p>101.56%</text:p>
          </table:table-cell>
          <table:table-cell table:formula="of:=[.L51]/[.D51]" office:value-type="percentage" office:value="1.01618785581222" calcext:value-type="percentage">
            <text:p>101.62%</text:p>
          </table:table-cell>
          <table:table-cell table:formula="of:=[.M51]/[.E51]" office:value-type="percentage" office:value="1.02517990788496" calcext:value-type="percentage">
            <text:p>102.52%</text:p>
          </table:table-cell>
          <table:table-cell table:formula="of:=[.N51]/[.F51]" office:value-type="percentage" office:value="1.01312507259137" calcext:value-type="percentage">
            <text:p>101.31%</text:p>
          </table:table-cell>
          <table:table-cell/>
          <table:table-cell table:formula="of:=AVERAGE([.P51:.U51])" office:value-type="percentage" office:value="1.01474631580573" calcext:value-type="percentage">
            <text:p>101.47%</text:p>
          </table:table-cell>
          <table:table-cell/>
          <table:table-cell office:value-type="percentage" office:value="0.999777107731725" calcext:value-type="percentage">
            <text:p>99.98%</text:p>
          </table:table-cell>
          <table:table-cell table:number-columns-repeated="3"/>
        </table:table-row>
        <table:table-row table:style-name="ro1">
          <table:table-cell office:value-type="float" office:value="291342151" calcext:value-type="float">
            <text:p>291342151</text:p>
          </table:table-cell>
          <table:table-cell office:value-type="float" office:value="2446303620" calcext:value-type="float">
            <text:p>2446303620</text:p>
          </table:table-cell>
          <table:table-cell office:value-type="float" office:value="700752666" calcext:value-type="float">
            <text:p>700752666</text:p>
          </table:table-cell>
          <table:table-cell office:value-type="float" office:value="2708729333" calcext:value-type="float">
            <text:p>2708729333</text:p>
          </table:table-cell>
          <table:table-cell office:value-type="float" office:value="1568345061" calcext:value-type="float">
            <text:p>1568345061</text:p>
          </table:table-cell>
          <table:table-cell office:value-type="float" office:value="2847226353" calcext:value-type="float">
            <text:p>2847226353</text:p>
          </table:table-cell>
          <table:table-cell table:number-columns-repeated="2"/>
          <table:table-cell office:value-type="float" office:value="293992030" calcext:value-type="float">
            <text:p>293992030</text:p>
          </table:table-cell>
          <table:table-cell office:value-type="float" office:value="2474959328" calcext:value-type="float">
            <text:p>2474959328</text:p>
          </table:table-cell>
          <table:table-cell office:value-type="float" office:value="705769933" calcext:value-type="float">
            <text:p>705769933</text:p>
          </table:table-cell>
          <table:table-cell office:value-type="float" office:value="2747666711" calcext:value-type="float">
            <text:p>2747666711</text:p>
          </table:table-cell>
          <table:table-cell office:value-type="float" office:value="1607411248" calcext:value-type="float">
            <text:p>1607411248</text:p>
          </table:table-cell>
          <table:table-cell office:value-type="float" office:value="2882768321" calcext:value-type="float">
            <text:p>2882768321</text:p>
          </table:table-cell>
          <table:table-cell/>
          <table:table-cell table:formula="of:=[.I52]/[.A52]" office:value-type="percentage" office:value="1.00909541922068" calcext:value-type="percentage">
            <text:p>100.91%</text:p>
          </table:table-cell>
          <table:table-cell table:formula="of:=[.J52]/[.B52]" office:value-type="percentage" office:value="1.01171388038906" calcext:value-type="percentage">
            <text:p>101.17%</text:p>
          </table:table-cell>
          <table:table-cell table:formula="of:=[.K52]/[.C52]" office:value-type="percentage" office:value="1.0071598257751" calcext:value-type="percentage">
            <text:p>100.72%</text:p>
          </table:table-cell>
          <table:table-cell table:formula="of:=[.L52]/[.D52]" office:value-type="percentage" office:value="1.0143747762191" calcext:value-type="percentage">
            <text:p>101.44%</text:p>
          </table:table-cell>
          <table:table-cell table:formula="of:=[.M52]/[.E52]" office:value-type="percentage" office:value="1.02490917845279" calcext:value-type="percentage">
            <text:p>102.49%</text:p>
          </table:table-cell>
          <table:table-cell table:formula="of:=[.N52]/[.F52]" office:value-type="percentage" office:value="1.01248301455294" calcext:value-type="percentage">
            <text:p>101.25%</text:p>
          </table:table-cell>
          <table:table-cell/>
          <table:table-cell table:formula="of:=AVERAGE([.P52:.U52])" office:value-type="percentage" office:value="1.01328934910161" calcext:value-type="percentage">
            <text:p>101.33%</text:p>
          </table:table-cell>
          <table:table-cell/>
          <table:table-cell office:value-type="percentage" office:value="1.00101214770703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294320052" calcext:value-type="float">
            <text:p>294320052</text:p>
          </table:table-cell>
          <table:table-cell office:value-type="float" office:value="2508080693" calcext:value-type="float">
            <text:p>2508080693</text:p>
          </table:table-cell>
          <table:table-cell office:value-type="float" office:value="664900402" calcext:value-type="float">
            <text:p>664900402</text:p>
          </table:table-cell>
          <table:table-cell office:value-type="float" office:value="2877293552" calcext:value-type="float">
            <text:p>2877293552</text:p>
          </table:table-cell>
          <table:table-cell office:value-type="float" office:value="1554600864" calcext:value-type="float">
            <text:p>1554600864</text:p>
          </table:table-cell>
          <table:table-cell office:value-type="float" office:value="3038691746" calcext:value-type="float">
            <text:p>3038691746</text:p>
          </table:table-cell>
          <table:table-cell table:number-columns-repeated="2"/>
          <table:table-cell office:value-type="float" office:value="296065386" calcext:value-type="float">
            <text:p>296065386</text:p>
          </table:table-cell>
          <table:table-cell office:value-type="float" office:value="2537420408" calcext:value-type="float">
            <text:p>2537420408</text:p>
          </table:table-cell>
          <table:table-cell office:value-type="float" office:value="667989653" calcext:value-type="float">
            <text:p>667989653</text:p>
          </table:table-cell>
          <table:table-cell office:value-type="float" office:value="2914200094" calcext:value-type="float">
            <text:p>2914200094</text:p>
          </table:table-cell>
          <table:table-cell office:value-type="float" office:value="1592157515" calcext:value-type="float">
            <text:p>1592157515</text:p>
          </table:table-cell>
          <table:table-cell office:value-type="float" office:value="3069762782" calcext:value-type="float">
            <text:p>3069762782</text:p>
          </table:table-cell>
          <table:table-cell/>
          <table:table-cell table:formula="of:=[.I53]/[.A53]" office:value-type="percentage" office:value="1.00593005467395" calcext:value-type="percentage">
            <text:p>100.59%</text:p>
          </table:table-cell>
          <table:table-cell table:formula="of:=[.J53]/[.B53]" office:value-type="percentage" office:value="1.01169807458025" calcext:value-type="percentage">
            <text:p>101.17%</text:p>
          </table:table-cell>
          <table:table-cell table:formula="of:=[.K53]/[.C53]" office:value-type="percentage" office:value="1.00464618609149" calcext:value-type="percentage">
            <text:p>100.46%</text:p>
          </table:table-cell>
          <table:table-cell table:formula="of:=[.L53]/[.D53]" office:value-type="percentage" office:value="1.01282682539442" calcext:value-type="percentage">
            <text:p>101.28%</text:p>
          </table:table-cell>
          <table:table-cell table:formula="of:=[.M53]/[.E53]" office:value-type="percentage" office:value="1.02415838809157" calcext:value-type="percentage">
            <text:p>102.42%</text:p>
          </table:table-cell>
          <table:table-cell table:formula="of:=[.N53]/[.F53]" office:value-type="percentage" office:value="1.01022513587991" calcext:value-type="percentage">
            <text:p>101.02%</text:p>
          </table:table-cell>
          <table:table-cell/>
          <table:table-cell table:formula="of:=AVERAGE([.P53:.U53])" office:value-type="percentage" office:value="1.01158077745193" calcext:value-type="percentage">
            <text:p>101.16%</text:p>
          </table:table-cell>
          <table:table-cell/>
          <table:table-cell office:value-type="percentage" office:value="1.00023741238402" calcext:value-type="percentage">
            <text:p>100.02%</text:p>
          </table:table-cell>
          <table:table-cell table:number-columns-repeated="3"/>
        </table:table-row>
        <table:table-row table:style-name="ro1">
          <table:table-cell office:value-type="float" office:value="293160572" calcext:value-type="float">
            <text:p>293160572</text:p>
          </table:table-cell>
          <table:table-cell office:value-type="float" office:value="2532040188" calcext:value-type="float">
            <text:p>2532040188</text:p>
          </table:table-cell>
          <table:table-cell office:value-type="float" office:value="629947906" calcext:value-type="float">
            <text:p>629947906</text:p>
          </table:table-cell>
          <table:table-cell office:value-type="float" office:value="2717659410" calcext:value-type="float">
            <text:p>2717659410</text:p>
          </table:table-cell>
          <table:table-cell office:value-type="float" office:value="1561666837" calcext:value-type="float">
            <text:p>1561666837</text:p>
          </table:table-cell>
          <table:table-cell office:value-type="float" office:value="2859861788" calcext:value-type="float">
            <text:p>2859861788</text:p>
          </table:table-cell>
          <table:table-cell table:number-columns-repeated="2"/>
          <table:table-cell office:value-type="float" office:value="294964769" calcext:value-type="float">
            <text:p>294964769</text:p>
          </table:table-cell>
          <table:table-cell office:value-type="float" office:value="2562740547" calcext:value-type="float">
            <text:p>2562740547</text:p>
          </table:table-cell>
          <table:table-cell office:value-type="float" office:value="635920514" calcext:value-type="float">
            <text:p>635920514</text:p>
          </table:table-cell>
          <table:table-cell office:value-type="float" office:value="2756336474" calcext:value-type="float">
            <text:p>2756336474</text:p>
          </table:table-cell>
          <table:table-cell office:value-type="float" office:value="1599408773" calcext:value-type="float">
            <text:p>1599408773</text:p>
          </table:table-cell>
          <table:table-cell office:value-type="float" office:value="2895780206" calcext:value-type="float">
            <text:p>2895780206</text:p>
          </table:table-cell>
          <table:table-cell/>
          <table:table-cell table:formula="of:=[.I54]/[.A54]" office:value-type="percentage" office:value="1.00615429621962" calcext:value-type="percentage">
            <text:p>100.62%</text:p>
          </table:table-cell>
          <table:table-cell table:formula="of:=[.J54]/[.B54]" office:value-type="percentage" office:value="1.01212475186827" calcext:value-type="percentage">
            <text:p>101.21%</text:p>
          </table:table-cell>
          <table:table-cell table:formula="of:=[.K54]/[.C54]" office:value-type="percentage" office:value="1.00948111414152" calcext:value-type="percentage">
            <text:p>100.95%</text:p>
          </table:table-cell>
          <table:table-cell table:formula="of:=[.L54]/[.D54]" office:value-type="percentage" office:value="1.01423175540602" calcext:value-type="percentage">
            <text:p>101.42%</text:p>
          </table:table-cell>
          <table:table-cell table:formula="of:=[.M54]/[.E54]" office:value-type="percentage" office:value="1.02416772585919" calcext:value-type="percentage">
            <text:p>102.42%</text:p>
          </table:table-cell>
          <table:table-cell table:formula="of:=[.N54]/[.F54]" office:value-type="percentage" office:value="1.01255949436113" calcext:value-type="percentage">
            <text:p>101.26%</text:p>
          </table:table-cell>
          <table:table-cell/>
          <table:table-cell table:formula="of:=AVERAGE([.P54:.U54])" office:value-type="percentage" office:value="1.01311985630929" calcext:value-type="percentage">
            <text:p>101.31%</text:p>
          </table:table-cell>
          <table:table-cell/>
          <table:table-cell office:value-type="percentage" office:value="1.00076997566877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99792313" calcext:value-type="float">
            <text:p>299792313</text:p>
          </table:table-cell>
          <table:table-cell office:value-type="float" office:value="2428424385" calcext:value-type="float">
            <text:p>2428424385</text:p>
          </table:table-cell>
          <table:table-cell office:value-type="float" office:value="629173927" calcext:value-type="float">
            <text:p>629173927</text:p>
          </table:table-cell>
          <table:table-cell office:value-type="float" office:value="3504520138" calcext:value-type="float">
            <text:p>3504520138</text:p>
          </table:table-cell>
          <table:table-cell office:value-type="float" office:value="1575583264" calcext:value-type="float">
            <text:p>1575583264</text:p>
          </table:table-cell>
          <table:table-cell office:value-type="float" office:value="2875914637" calcext:value-type="float">
            <text:p>2875914637</text:p>
          </table:table-cell>
          <table:table-cell table:number-columns-repeated="2"/>
          <table:table-cell office:value-type="float" office:value="302512345" calcext:value-type="float">
            <text:p>302512345</text:p>
          </table:table-cell>
          <table:table-cell office:value-type="float" office:value="2458672420" calcext:value-type="float">
            <text:p>2458672420</text:p>
          </table:table-cell>
          <table:table-cell office:value-type="float" office:value="634292209" calcext:value-type="float">
            <text:p>634292209</text:p>
          </table:table-cell>
          <table:table-cell office:value-type="float" office:value="3556420163" calcext:value-type="float">
            <text:p>3556420163</text:p>
          </table:table-cell>
          <table:table-cell office:value-type="float" office:value="1613587087" calcext:value-type="float">
            <text:p>1613587087</text:p>
          </table:table-cell>
          <table:table-cell office:value-type="float" office:value="2908481846" calcext:value-type="float">
            <text:p>2908481846</text:p>
          </table:table-cell>
          <table:table-cell/>
          <table:table-cell table:formula="of:=[.I55]/[.A55]" office:value-type="percentage" office:value="1.00907305451825" calcext:value-type="percentage">
            <text:p>100.91%</text:p>
          </table:table-cell>
          <table:table-cell table:formula="of:=[.J55]/[.B55]" office:value-type="percentage" office:value="1.01245582740267" calcext:value-type="percentage">
            <text:p>101.25%</text:p>
          </table:table-cell>
          <table:table-cell table:formula="of:=[.K55]/[.C55]" office:value-type="percentage" office:value="1.00813492387456" calcext:value-type="percentage">
            <text:p>100.81%</text:p>
          </table:table-cell>
          <table:table-cell table:formula="of:=[.L55]/[.D55]" office:value-type="percentage" office:value="1.01480945263725" calcext:value-type="percentage">
            <text:p>101.48%</text:p>
          </table:table-cell>
          <table:table-cell table:formula="of:=[.M55]/[.E55]" office:value-type="percentage" office:value="1.02412047897965" calcext:value-type="percentage">
            <text:p>102.41%</text:p>
          </table:table-cell>
          <table:table-cell table:formula="of:=[.N55]/[.F55]" office:value-type="percentage" office:value="1.01132412227436" calcext:value-type="percentage">
            <text:p>101.13%</text:p>
          </table:table-cell>
          <table:table-cell/>
          <table:table-cell table:formula="of:=AVERAGE([.P55:.U55])" office:value-type="percentage" office:value="1.01331964328112" calcext:value-type="percentage">
            <text:p>101.33%</text:p>
          </table:table-cell>
          <table:table-cell/>
          <table:table-cell office:value-type="percentage" office:value="1.0006128499342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1398744" calcext:value-type="float">
            <text:p>291398744</text:p>
          </table:table-cell>
          <table:table-cell office:value-type="float" office:value="2571827352" calcext:value-type="float">
            <text:p>2571827352</text:p>
          </table:table-cell>
          <table:table-cell office:value-type="float" office:value="660842994" calcext:value-type="float">
            <text:p>660842994</text:p>
          </table:table-cell>
          <table:table-cell office:value-type="float" office:value="2915085074" calcext:value-type="float">
            <text:p>2915085074</text:p>
          </table:table-cell>
          <table:table-cell office:value-type="float" office:value="1574463552" calcext:value-type="float">
            <text:p>1574463552</text:p>
          </table:table-cell>
          <table:table-cell office:value-type="float" office:value="3065062970" calcext:value-type="float">
            <text:p>3065062970</text:p>
          </table:table-cell>
          <table:table-cell table:number-columns-repeated="2"/>
          <table:table-cell office:value-type="float" office:value="294709469" calcext:value-type="float">
            <text:p>294709469</text:p>
          </table:table-cell>
          <table:table-cell office:value-type="float" office:value="2601603962" calcext:value-type="float">
            <text:p>2601603962</text:p>
          </table:table-cell>
          <table:table-cell office:value-type="float" office:value="664881353" calcext:value-type="float">
            <text:p>664881353</text:p>
          </table:table-cell>
          <table:table-cell office:value-type="float" office:value="2957942728" calcext:value-type="float">
            <text:p>2957942728</text:p>
          </table:table-cell>
          <table:table-cell office:value-type="float" office:value="1611026316" calcext:value-type="float">
            <text:p>1611026316</text:p>
          </table:table-cell>
          <table:table-cell office:value-type="float" office:value="3100539998" calcext:value-type="float">
            <text:p>3100539998</text:p>
          </table:table-cell>
          <table:table-cell/>
          <table:table-cell table:formula="of:=[.I56]/[.A56]" office:value-type="percentage" office:value="1.0113614937201" calcext:value-type="percentage">
            <text:p>101.14%</text:p>
          </table:table-cell>
          <table:table-cell table:formula="of:=[.J56]/[.B56]" office:value-type="percentage" office:value="1.01157799724653" calcext:value-type="percentage">
            <text:p>101.16%</text:p>
          </table:table-cell>
          <table:table-cell table:formula="of:=[.K56]/[.C56]" office:value-type="percentage" office:value="1.00611092050104" calcext:value-type="percentage">
            <text:p>100.61%</text:p>
          </table:table-cell>
          <table:table-cell table:formula="of:=[.L56]/[.D56]" office:value-type="percentage" office:value="1.01470202512519" calcext:value-type="percentage">
            <text:p>101.47%</text:p>
          </table:table-cell>
          <table:table-cell table:formula="of:=[.M56]/[.E56]" office:value-type="percentage" office:value="1.02322236291438" calcext:value-type="percentage">
            <text:p>102.32%</text:p>
          </table:table-cell>
          <table:table-cell table:formula="of:=[.N56]/[.F56]" office:value-type="percentage" office:value="1.01157464898674" calcext:value-type="percentage">
            <text:p>101.16%</text:p>
          </table:table-cell>
          <table:table-cell/>
          <table:table-cell table:formula="of:=AVERAGE([.P56:.U56])" office:value-type="percentage" office:value="1.013091574749" calcext:value-type="percentage">
            <text:p>101.31%</text:p>
          </table:table-cell>
          <table:table-cell/>
          <table:table-cell office:value-type="percentage" office:value="1.00094300141744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292043057" calcext:value-type="float">
            <text:p>292043057</text:p>
          </table:table-cell>
          <table:table-cell office:value-type="float" office:value="2482850607" calcext:value-type="float">
            <text:p>2482850607</text:p>
          </table:table-cell>
          <table:table-cell office:value-type="float" office:value="667292146" calcext:value-type="float">
            <text:p>667292146</text:p>
          </table:table-cell>
          <table:table-cell office:value-type="float" office:value="2718148183" calcext:value-type="float">
            <text:p>2718148183</text:p>
          </table:table-cell>
          <table:table-cell office:value-type="float" office:value="1576891740" calcext:value-type="float">
            <text:p>1576891740</text:p>
          </table:table-cell>
          <table:table-cell office:value-type="float" office:value="2857285835" calcext:value-type="float">
            <text:p>2857285835</text:p>
          </table:table-cell>
          <table:table-cell table:number-columns-repeated="2"/>
          <table:table-cell office:value-type="float" office:value="295131030" calcext:value-type="float">
            <text:p>295131030</text:p>
          </table:table-cell>
          <table:table-cell office:value-type="float" office:value="2511812736" calcext:value-type="float">
            <text:p>2511812736</text:p>
          </table:table-cell>
          <table:table-cell office:value-type="float" office:value="674541238" calcext:value-type="float">
            <text:p>674541238</text:p>
          </table:table-cell>
          <table:table-cell office:value-type="float" office:value="2753058760" calcext:value-type="float">
            <text:p>2753058760</text:p>
          </table:table-cell>
          <table:table-cell office:value-type="float" office:value="1615767684" calcext:value-type="float">
            <text:p>1615767684</text:p>
          </table:table-cell>
          <table:table-cell office:value-type="float" office:value="2887607700" calcext:value-type="float">
            <text:p>2887607700</text:p>
          </table:table-cell>
          <table:table-cell/>
          <table:table-cell table:formula="of:=[.I57]/[.A57]" office:value-type="percentage" office:value="1.01057369085135" calcext:value-type="percentage">
            <text:p>101.06%</text:p>
          </table:table-cell>
          <table:table-cell table:formula="of:=[.J57]/[.B57]" office:value-type="percentage" office:value="1.01166486977442" calcext:value-type="percentage">
            <text:p>101.17%</text:p>
          </table:table-cell>
          <table:table-cell table:formula="of:=[.K57]/[.C57]" office:value-type="percentage" office:value="1.01086344570883" calcext:value-type="percentage">
            <text:p>101.09%</text:p>
          </table:table-cell>
          <table:table-cell table:formula="of:=[.L57]/[.D57]" office:value-type="percentage" office:value="1.0128435150145" calcext:value-type="percentage">
            <text:p>101.28%</text:p>
          </table:table-cell>
          <table:table-cell table:formula="of:=[.M57]/[.E57]" office:value-type="percentage" office:value="1.02465352757825" calcext:value-type="percentage">
            <text:p>102.47%</text:p>
          </table:table-cell>
          <table:table-cell table:formula="of:=[.N57]/[.F57]" office:value-type="percentage" office:value="1.01061212169555" calcext:value-type="percentage">
            <text:p>101.06%</text:p>
          </table:table-cell>
          <table:table-cell/>
          <table:table-cell table:formula="of:=AVERAGE([.P57:.U57])" office:value-type="percentage" office:value="1.01353519510382" calcext:value-type="percentage">
            <text:p>101.35%</text:p>
          </table:table-cell>
          <table:table-cell/>
          <table:table-cell office:value-type="percentage" office:value="1.00139393195768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296496438" calcext:value-type="float">
            <text:p>296496438</text:p>
          </table:table-cell>
          <table:table-cell office:value-type="float" office:value="2480426089" calcext:value-type="float">
            <text:p>2480426089</text:p>
          </table:table-cell>
          <table:table-cell office:value-type="float" office:value="672167757" calcext:value-type="float">
            <text:p>672167757</text:p>
          </table:table-cell>
          <table:table-cell office:value-type="float" office:value="2704192339" calcext:value-type="float">
            <text:p>2704192339</text:p>
          </table:table-cell>
          <table:table-cell office:value-type="float" office:value="1570748372" calcext:value-type="float">
            <text:p>1570748372</text:p>
          </table:table-cell>
          <table:table-cell office:value-type="float" office:value="2896221780" calcext:value-type="float">
            <text:p>2896221780</text:p>
          </table:table-cell>
          <table:table-cell table:number-columns-repeated="2"/>
          <table:table-cell office:value-type="float" office:value="299098959" calcext:value-type="float">
            <text:p>299098959</text:p>
          </table:table-cell>
          <table:table-cell office:value-type="float" office:value="2511468647" calcext:value-type="float">
            <text:p>2511468647</text:p>
          </table:table-cell>
          <table:table-cell office:value-type="float" office:value="679056732" calcext:value-type="float">
            <text:p>679056732</text:p>
          </table:table-cell>
          <table:table-cell office:value-type="float" office:value="2745301460" calcext:value-type="float">
            <text:p>2745301460</text:p>
          </table:table-cell>
          <table:table-cell office:value-type="float" office:value="1609330621" calcext:value-type="float">
            <text:p>1609330621</text:p>
          </table:table-cell>
          <table:table-cell office:value-type="float" office:value="2920327954" calcext:value-type="float">
            <text:p>2920327954</text:p>
          </table:table-cell>
          <table:table-cell/>
          <table:table-cell table:formula="of:=[.I58]/[.A58]" office:value-type="percentage" office:value="1.00877757931109" calcext:value-type="percentage">
            <text:p>100.88%</text:p>
          </table:table-cell>
          <table:table-cell table:formula="of:=[.J58]/[.B58]" office:value-type="percentage" office:value="1.01251501027895" calcext:value-type="percentage">
            <text:p>101.25%</text:p>
          </table:table-cell>
          <table:table-cell table:formula="of:=[.K58]/[.C58]" office:value-type="percentage" office:value="1.01024889237584" calcext:value-type="percentage">
            <text:p>101.02%</text:p>
          </table:table-cell>
          <table:table-cell table:formula="of:=[.L58]/[.D58]" office:value-type="percentage" office:value="1.01520199595536" calcext:value-type="percentage">
            <text:p>101.52%</text:p>
          </table:table-cell>
          <table:table-cell table:formula="of:=[.M58]/[.E58]" office:value-type="percentage" office:value="1.02456297245807" calcext:value-type="percentage">
            <text:p>102.46%</text:p>
          </table:table-cell>
          <table:table-cell table:formula="of:=[.N58]/[.F58]" office:value-type="percentage" office:value="1.00832331769841" calcext:value-type="percentage">
            <text:p>100.83%</text:p>
          </table:table-cell>
          <table:table-cell/>
          <table:table-cell table:formula="of:=AVERAGE([.P58:.U58])" office:value-type="percentage" office:value="1.01327162801295" calcext:value-type="percentage">
            <text:p>101.33%</text:p>
          </table:table-cell>
          <table:table-cell/>
          <table:table-cell office:value-type="percentage" office:value="1.00156934964911" calcext:value-type="percentage">
            <text:p>100.16%</text:p>
          </table:table-cell>
          <table:table-cell table:number-columns-repeated="3"/>
        </table:table-row>
        <table:table-row table:style-name="ro1">
          <table:table-cell office:value-type="float" office:value="296507329" calcext:value-type="float">
            <text:p>296507329</text:p>
          </table:table-cell>
          <table:table-cell office:value-type="float" office:value="2566400967" calcext:value-type="float">
            <text:p>2566400967</text:p>
          </table:table-cell>
          <table:table-cell office:value-type="float" office:value="703872875" calcext:value-type="float">
            <text:p>703872875</text:p>
          </table:table-cell>
          <table:table-cell office:value-type="float" office:value="2883133737" calcext:value-type="float">
            <text:p>2883133737</text:p>
          </table:table-cell>
          <table:table-cell office:value-type="float" office:value="1580143891" calcext:value-type="float">
            <text:p>1580143891</text:p>
          </table:table-cell>
          <table:table-cell office:value-type="float" office:value="2969618791" calcext:value-type="float">
            <text:p>2969618791</text:p>
          </table:table-cell>
          <table:table-cell table:number-columns-repeated="2"/>
          <table:table-cell office:value-type="float" office:value="300003472" calcext:value-type="float">
            <text:p>300003472</text:p>
          </table:table-cell>
          <table:table-cell office:value-type="float" office:value="2600057668" calcext:value-type="float">
            <text:p>2600057668</text:p>
          </table:table-cell>
          <table:table-cell office:value-type="float" office:value="711320393" calcext:value-type="float">
            <text:p>711320393</text:p>
          </table:table-cell>
          <table:table-cell office:value-type="float" office:value="2929628387" calcext:value-type="float">
            <text:p>2929628387</text:p>
          </table:table-cell>
          <table:table-cell office:value-type="float" office:value="1618219599" calcext:value-type="float">
            <text:p>1618219599</text:p>
          </table:table-cell>
          <table:table-cell office:value-type="float" office:value="3004308217" calcext:value-type="float">
            <text:p>3004308217</text:p>
          </table:table-cell>
          <table:table-cell/>
          <table:table-cell table:formula="of:=[.I59]/[.A59]" office:value-type="percentage" office:value="1.01179108459744" calcext:value-type="percentage">
            <text:p>101.18%</text:p>
          </table:table-cell>
          <table:table-cell table:formula="of:=[.J59]/[.B59]" office:value-type="percentage" office:value="1.01311435797943" calcext:value-type="percentage">
            <text:p>101.31%</text:p>
          </table:table-cell>
          <table:table-cell table:formula="of:=[.K59]/[.C59]" office:value-type="percentage" office:value="1.01058077142126" calcext:value-type="percentage">
            <text:p>101.06%</text:p>
          </table:table-cell>
          <table:table-cell table:formula="of:=[.L59]/[.D59]" office:value-type="percentage" office:value="1.01612642847722" calcext:value-type="percentage">
            <text:p>101.61%</text:p>
          </table:table-cell>
          <table:table-cell table:formula="of:=[.M59]/[.E59]" office:value-type="percentage" office:value="1.02409635490595" calcext:value-type="percentage">
            <text:p>102.41%</text:p>
          </table:table-cell>
          <table:table-cell table:formula="of:=[.N59]/[.F59]" office:value-type="percentage" office:value="1.01168144076443" calcext:value-type="percentage">
            <text:p>101.17%</text:p>
          </table:table-cell>
          <table:table-cell/>
          <table:table-cell table:formula="of:=AVERAGE([.P59:.U59])" office:value-type="percentage" office:value="1.01456507302429" calcext:value-type="percentage">
            <text:p>101.46%</text:p>
          </table:table-cell>
          <table:table-cell/>
          <table:table-cell office:value-type="percentage" office:value="1.00036484522779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298776992" calcext:value-type="float">
            <text:p>298776992</text:p>
          </table:table-cell>
          <table:table-cell office:value-type="float" office:value="2518915423" calcext:value-type="float">
            <text:p>2518915423</text:p>
          </table:table-cell>
          <table:table-cell office:value-type="float" office:value="736323425" calcext:value-type="float">
            <text:p>736323425</text:p>
          </table:table-cell>
          <table:table-cell office:value-type="float" office:value="2746517253" calcext:value-type="float">
            <text:p>2746517253</text:p>
          </table:table-cell>
          <table:table-cell office:value-type="float" office:value="1560826146" calcext:value-type="float">
            <text:p>1560826146</text:p>
          </table:table-cell>
          <table:table-cell office:value-type="float" office:value="3114991149" calcext:value-type="float">
            <text:p>3114991149</text:p>
          </table:table-cell>
          <table:table-cell table:number-columns-repeated="2"/>
          <table:table-cell office:value-type="float" office:value="302714524" calcext:value-type="float">
            <text:p>302714524</text:p>
          </table:table-cell>
          <table:table-cell office:value-type="float" office:value="2549442161" calcext:value-type="float">
            <text:p>2549442161</text:p>
          </table:table-cell>
          <table:table-cell office:value-type="float" office:value="743518194" calcext:value-type="float">
            <text:p>743518194</text:p>
          </table:table-cell>
          <table:table-cell office:value-type="float" office:value="2788056468" calcext:value-type="float">
            <text:p>2788056468</text:p>
          </table:table-cell>
          <table:table-cell office:value-type="float" office:value="1598962724" calcext:value-type="float">
            <text:p>1598962724</text:p>
          </table:table-cell>
          <table:table-cell office:value-type="float" office:value="3154683269" calcext:value-type="float">
            <text:p>3154683269</text:p>
          </table:table-cell>
          <table:table-cell/>
          <table:table-cell table:formula="of:=[.I60]/[.A60]" office:value-type="percentage" office:value="1.01317883272618" calcext:value-type="percentage">
            <text:p>101.32%</text:p>
          </table:table-cell>
          <table:table-cell table:formula="of:=[.J60]/[.B60]" office:value-type="percentage" office:value="1.01211900078949" calcext:value-type="percentage">
            <text:p>101.21%</text:p>
          </table:table-cell>
          <table:table-cell table:formula="of:=[.K60]/[.C60]" office:value-type="percentage" office:value="1.00977120753696" calcext:value-type="percentage">
            <text:p>100.98%</text:p>
          </table:table-cell>
          <table:table-cell table:formula="of:=[.L60]/[.D60]" office:value-type="percentage" office:value="1.01512432334245" calcext:value-type="percentage">
            <text:p>101.51%</text:p>
          </table:table-cell>
          <table:table-cell table:formula="of:=[.M60]/[.E60]" office:value-type="percentage" office:value="1.02443358480234" calcext:value-type="percentage">
            <text:p>102.44%</text:p>
          </table:table-cell>
          <table:table-cell table:formula="of:=[.N60]/[.F60]" office:value-type="percentage" office:value="1.01274228981766" calcext:value-type="percentage">
            <text:p>101.27%</text:p>
          </table:table-cell>
          <table:table-cell/>
          <table:table-cell table:formula="of:=AVERAGE([.P60:.U60])" office:value-type="percentage" office:value="1.01456153983585" calcext:value-type="percentage">
            <text:p>101.46%</text:p>
          </table:table-cell>
          <table:table-cell/>
          <table:table-cell office:value-type="percentage" office:value="1.0013214374969" calcext:value-type="percentage">
            <text:p>100.13%</text:p>
          </table:table-cell>
          <table:table-cell table:number-columns-repeated="3"/>
        </table:table-row>
        <table:table-row table:style-name="ro1">
          <table:table-cell office:value-type="float" office:value="305238043" calcext:value-type="float">
            <text:p>305238043</text:p>
          </table:table-cell>
          <table:table-cell office:value-type="float" office:value="2448753690" calcext:value-type="float">
            <text:p>2448753690</text:p>
          </table:table-cell>
          <table:table-cell office:value-type="float" office:value="723388813" calcext:value-type="float">
            <text:p>723388813</text:p>
          </table:table-cell>
          <table:table-cell office:value-type="float" office:value="2728908029" calcext:value-type="float">
            <text:p>2728908029</text:p>
          </table:table-cell>
          <table:table-cell office:value-type="float" office:value="1565914492" calcext:value-type="float">
            <text:p>1565914492</text:p>
          </table:table-cell>
          <table:table-cell office:value-type="float" office:value="2870356670" calcext:value-type="float">
            <text:p>2870356670</text:p>
          </table:table-cell>
          <table:table-cell table:number-columns-repeated="2"/>
          <table:table-cell office:value-type="float" office:value="308992728" calcext:value-type="float">
            <text:p>308992728</text:p>
          </table:table-cell>
          <table:table-cell office:value-type="float" office:value="2477221778" calcext:value-type="float">
            <text:p>2477221778</text:p>
          </table:table-cell>
          <table:table-cell office:value-type="float" office:value="730486626" calcext:value-type="float">
            <text:p>730486626</text:p>
          </table:table-cell>
          <table:table-cell office:value-type="float" office:value="2774345899" calcext:value-type="float">
            <text:p>2774345899</text:p>
          </table:table-cell>
          <table:table-cell office:value-type="float" office:value="1604928152" calcext:value-type="float">
            <text:p>1604928152</text:p>
          </table:table-cell>
          <table:table-cell office:value-type="float" office:value="2904457808" calcext:value-type="float">
            <text:p>2904457808</text:p>
          </table:table-cell>
          <table:table-cell/>
          <table:table-cell table:formula="of:=[.I61]/[.A61]" office:value-type="percentage" office:value="1.01230084219876" calcext:value-type="percentage">
            <text:p>101.23%</text:p>
          </table:table-cell>
          <table:table-cell table:formula="of:=[.J61]/[.B61]" office:value-type="percentage" office:value="1.01162554164441" calcext:value-type="percentage">
            <text:p>101.16%</text:p>
          </table:table-cell>
          <table:table-cell table:formula="of:=[.K61]/[.C61]" office:value-type="percentage" office:value="1.00981189212833" calcext:value-type="percentage">
            <text:p>100.98%</text:p>
          </table:table-cell>
          <table:table-cell table:formula="of:=[.L61]/[.D61]" office:value-type="percentage" office:value="1.01665056847542" calcext:value-type="percentage">
            <text:p>101.67%</text:p>
          </table:table-cell>
          <table:table-cell table:formula="of:=[.M61]/[.E61]" office:value-type="percentage" office:value="1.02491429781084" calcext:value-type="percentage">
            <text:p>102.49%</text:p>
          </table:table-cell>
          <table:table-cell table:formula="of:=[.N61]/[.F61]" office:value-type="percentage" office:value="1.0118804531703" calcext:value-type="percentage">
            <text:p>101.19%</text:p>
          </table:table-cell>
          <table:table-cell/>
          <table:table-cell table:formula="of:=AVERAGE([.P61:.U61])" office:value-type="percentage" office:value="1.01453059923801" calcext:value-type="percentage">
            <text:p>101.45%</text:p>
          </table:table-cell>
          <table:table-cell/>
          <table:table-cell office:value-type="percentage" office:value="1.00217610079273" calcext:value-type="percentage">
            <text:p>100.22%</text:p>
          </table:table-cell>
          <table:table-cell table:number-columns-repeated="3"/>
        </table:table-row>
        <table:table-row table:style-name="ro1">
          <table:table-cell office:value-type="float" office:value="301323612" calcext:value-type="float">
            <text:p>301323612</text:p>
          </table:table-cell>
          <table:table-cell office:value-type="float" office:value="2463986378" calcext:value-type="float">
            <text:p>2463986378</text:p>
          </table:table-cell>
          <table:table-cell office:value-type="float" office:value="724004050" calcext:value-type="float">
            <text:p>724004050</text:p>
          </table:table-cell>
          <table:table-cell office:value-type="float" office:value="2864774453" calcext:value-type="float">
            <text:p>2864774453</text:p>
          </table:table-cell>
          <table:table-cell office:value-type="float" office:value="1582215682" calcext:value-type="float">
            <text:p>1582215682</text:p>
          </table:table-cell>
          <table:table-cell office:value-type="float" office:value="3050218043" calcext:value-type="float">
            <text:p>3050218043</text:p>
          </table:table-cell>
          <table:table-cell table:number-columns-repeated="2"/>
          <table:table-cell office:value-type="float" office:value="305538114" calcext:value-type="float">
            <text:p>305538114</text:p>
          </table:table-cell>
          <table:table-cell office:value-type="float" office:value="2493269155" calcext:value-type="float">
            <text:p>2493269155</text:p>
          </table:table-cell>
          <table:table-cell office:value-type="float" office:value="732784506" calcext:value-type="float">
            <text:p>732784506</text:p>
          </table:table-cell>
          <table:table-cell office:value-type="float" office:value="2911212459" calcext:value-type="float">
            <text:p>2911212459</text:p>
          </table:table-cell>
          <table:table-cell office:value-type="float" office:value="1622174916" calcext:value-type="float">
            <text:p>1622174916</text:p>
          </table:table-cell>
          <table:table-cell office:value-type="float" office:value="3088788823" calcext:value-type="float">
            <text:p>3088788823</text:p>
          </table:table-cell>
          <table:table-cell/>
          <table:table-cell table:formula="of:=[.I62]/[.A62]" office:value-type="percentage" office:value="1.01398663042709" calcext:value-type="percentage">
            <text:p>101.40%</text:p>
          </table:table-cell>
          <table:table-cell table:formula="of:=[.J62]/[.B62]" office:value-type="percentage" office:value="1.01188430961366" calcext:value-type="percentage">
            <text:p>101.19%</text:p>
          </table:table-cell>
          <table:table-cell table:formula="of:=[.K62]/[.C62]" office:value-type="percentage" office:value="1.01212763381641" calcext:value-type="percentage">
            <text:p>101.21%</text:p>
          </table:table-cell>
          <table:table-cell table:formula="of:=[.L62]/[.D62]" office:value-type="percentage" office:value="1.01621000422961" calcext:value-type="percentage">
            <text:p>101.62%</text:p>
          </table:table-cell>
          <table:table-cell table:formula="of:=[.M62]/[.E62]" office:value-type="percentage" office:value="1.02525523824254" calcext:value-type="percentage">
            <text:p>102.53%</text:p>
          </table:table-cell>
          <table:table-cell table:formula="of:=[.N62]/[.F62]" office:value-type="percentage" office:value="1.0126452533741" calcext:value-type="percentage">
            <text:p>101.26%</text:p>
          </table:table-cell>
          <table:table-cell/>
          <table:table-cell table:formula="of:=AVERAGE([.P62:.U62])" office:value-type="percentage" office:value="1.01535151161724" calcext:value-type="percentage">
            <text:p>101.54%</text:p>
          </table:table-cell>
          <table:table-cell/>
          <table:table-cell office:value-type="percentage" office:value="1.00117946252927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338511777" calcext:value-type="float">
            <text:p>338511777</text:p>
          </table:table-cell>
          <table:table-cell office:value-type="float" office:value="2498826498" calcext:value-type="float">
            <text:p>2498826498</text:p>
          </table:table-cell>
          <table:table-cell office:value-type="float" office:value="645289614" calcext:value-type="float">
            <text:p>645289614</text:p>
          </table:table-cell>
          <table:table-cell office:value-type="float" office:value="3185914850" calcext:value-type="float">
            <text:p>3185914850</text:p>
          </table:table-cell>
          <table:table-cell office:value-type="float" office:value="1580066863" calcext:value-type="float">
            <text:p>1580066863</text:p>
          </table:table-cell>
          <table:table-cell office:value-type="float" office:value="2875085947" calcext:value-type="float">
            <text:p>2875085947</text:p>
          </table:table-cell>
          <table:table-cell table:number-columns-repeated="2"/>
          <table:table-cell office:value-type="float" office:value="342835928" calcext:value-type="float">
            <text:p>342835928</text:p>
          </table:table-cell>
          <table:table-cell office:value-type="float" office:value="2526925550" calcext:value-type="float">
            <text:p>2526925550</text:p>
          </table:table-cell>
          <table:table-cell office:value-type="float" office:value="651647042" calcext:value-type="float">
            <text:p>651647042</text:p>
          </table:table-cell>
          <table:table-cell office:value-type="float" office:value="3234182678" calcext:value-type="float">
            <text:p>3234182678</text:p>
          </table:table-cell>
          <table:table-cell office:value-type="float" office:value="1619370795" calcext:value-type="float">
            <text:p>1619370795</text:p>
          </table:table-cell>
          <table:table-cell office:value-type="float" office:value="2912396275" calcext:value-type="float">
            <text:p>2912396275</text:p>
          </table:table-cell>
          <table:table-cell/>
          <table:table-cell table:formula="of:=[.I63]/[.A63]" office:value-type="percentage" office:value="1.01277400461019" calcext:value-type="percentage">
            <text:p>101.28%</text:p>
          </table:table-cell>
          <table:table-cell table:formula="of:=[.J63]/[.B63]" office:value-type="percentage" office:value="1.01124489916466" calcext:value-type="percentage">
            <text:p>101.12%</text:p>
          </table:table-cell>
          <table:table-cell table:formula="of:=[.K63]/[.C63]" office:value-type="percentage" office:value="1.00985205380975" calcext:value-type="percentage">
            <text:p>100.99%</text:p>
          </table:table-cell>
          <table:table-cell table:formula="of:=[.L63]/[.D63]" office:value-type="percentage" office:value="1.01515038231483" calcext:value-type="percentage">
            <text:p>101.52%</text:p>
          </table:table-cell>
          <table:table-cell table:formula="of:=[.M63]/[.E63]" office:value-type="percentage" office:value="1.02487485366624" calcext:value-type="percentage">
            <text:p>102.49%</text:p>
          </table:table-cell>
          <table:table-cell table:formula="of:=[.N63]/[.F63]" office:value-type="percentage" office:value="1.01297711744546" calcext:value-type="percentage">
            <text:p>101.30%</text:p>
          </table:table-cell>
          <table:table-cell/>
          <table:table-cell table:formula="of:=AVERAGE([.P63:.U63])" office:value-type="percentage" office:value="1.01447888516852" calcext:value-type="percentage">
            <text:p>101.45%</text:p>
          </table:table-cell>
          <table:table-cell/>
          <table:table-cell office:value-type="percentage" office:value="1.00138820690353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341369768" calcext:value-type="float">
            <text:p>341369768</text:p>
          </table:table-cell>
          <table:table-cell office:value-type="float" office:value="2561822211" calcext:value-type="float">
            <text:p>2561822211</text:p>
          </table:table-cell>
          <table:table-cell office:value-type="float" office:value="716408743" calcext:value-type="float">
            <text:p>716408743</text:p>
          </table:table-cell>
          <table:table-cell office:value-type="float" office:value="2695484999" calcext:value-type="float">
            <text:p>2695484999</text:p>
          </table:table-cell>
          <table:table-cell office:value-type="float" office:value="1568707398" calcext:value-type="float">
            <text:p>1568707398</text:p>
          </table:table-cell>
          <table:table-cell office:value-type="float" office:value="2882353068" calcext:value-type="float">
            <text:p>2882353068</text:p>
          </table:table-cell>
          <table:table-cell table:number-columns-repeated="2"/>
          <table:table-cell office:value-type="float" office:value="344101658" calcext:value-type="float">
            <text:p>344101658</text:p>
          </table:table-cell>
          <table:table-cell office:value-type="float" office:value="2597113700" calcext:value-type="float">
            <text:p>2597113700</text:p>
          </table:table-cell>
          <table:table-cell office:value-type="float" office:value="723343908" calcext:value-type="float">
            <text:p>723343908</text:p>
          </table:table-cell>
          <table:table-cell office:value-type="float" office:value="2741999161" calcext:value-type="float">
            <text:p>2741999161</text:p>
          </table:table-cell>
          <table:table-cell office:value-type="float" office:value="1606261025" calcext:value-type="float">
            <text:p>1606261025</text:p>
          </table:table-cell>
          <table:table-cell office:value-type="float" office:value="2928019257" calcext:value-type="float">
            <text:p>2928019257</text:p>
          </table:table-cell>
          <table:table-cell/>
          <table:table-cell table:formula="of:=[.I64]/[.A64]" office:value-type="percentage" office:value="1.0080027297555" calcext:value-type="percentage">
            <text:p>100.80%</text:p>
          </table:table-cell>
          <table:table-cell table:formula="of:=[.J64]/[.B64]" office:value-type="percentage" office:value="1.01377593216597" calcext:value-type="percentage">
            <text:p>101.38%</text:p>
          </table:table-cell>
          <table:table-cell table:formula="of:=[.K64]/[.C64]" office:value-type="percentage" office:value="1.00968045835253" calcext:value-type="percentage">
            <text:p>100.97%</text:p>
          </table:table-cell>
          <table:table-cell table:formula="of:=[.L64]/[.D64]" office:value-type="percentage" office:value="1.01725632382197" calcext:value-type="percentage">
            <text:p>101.73%</text:p>
          </table:table-cell>
          <table:table-cell table:formula="of:=[.M64]/[.E64]" office:value-type="percentage" office:value="1.02393921712097" calcext:value-type="percentage">
            <text:p>102.39%</text:p>
          </table:table-cell>
          <table:table-cell table:formula="of:=[.N64]/[.F64]" office:value-type="percentage" office:value="1.01584337099677" calcext:value-type="percentage">
            <text:p>101.58%</text:p>
          </table:table-cell>
          <table:table-cell/>
          <table:table-cell table:formula="of:=AVERAGE([.P64:.U64])" office:value-type="percentage" office:value="1.01474967203562" calcext:value-type="percentage">
            <text:p>101.47%</text:p>
          </table:table-cell>
          <table:table-cell/>
          <table:table-cell office:value-type="percentage" office:value="1.00026818783155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321643536" calcext:value-type="float">
            <text:p>321643536</text:p>
          </table:table-cell>
          <table:table-cell office:value-type="float" office:value="2541993402" calcext:value-type="float">
            <text:p>2541993402</text:p>
          </table:table-cell>
          <table:table-cell office:value-type="float" office:value="731281022" calcext:value-type="float">
            <text:p>731281022</text:p>
          </table:table-cell>
          <table:table-cell office:value-type="float" office:value="3189774026" calcext:value-type="float">
            <text:p>3189774026</text:p>
          </table:table-cell>
          <table:table-cell office:value-type="float" office:value="1569870282" calcext:value-type="float">
            <text:p>1569870282</text:p>
          </table:table-cell>
          <table:table-cell office:value-type="float" office:value="3046698751" calcext:value-type="float">
            <text:p>3046698751</text:p>
          </table:table-cell>
          <table:table-cell table:number-columns-repeated="2"/>
          <table:table-cell office:value-type="float" office:value="324519828" calcext:value-type="float">
            <text:p>324519828</text:p>
          </table:table-cell>
          <table:table-cell office:value-type="float" office:value="2574238340" calcext:value-type="float">
            <text:p>2574238340</text:p>
          </table:table-cell>
          <table:table-cell office:value-type="float" office:value="737138856" calcext:value-type="float">
            <text:p>737138856</text:p>
          </table:table-cell>
          <table:table-cell office:value-type="float" office:value="3245738425" calcext:value-type="float">
            <text:p>3245738425</text:p>
          </table:table-cell>
          <table:table-cell office:value-type="float" office:value="1608280517" calcext:value-type="float">
            <text:p>1608280517</text:p>
          </table:table-cell>
          <table:table-cell office:value-type="float" office:value="3088902702" calcext:value-type="float">
            <text:p>3088902702</text:p>
          </table:table-cell>
          <table:table-cell/>
          <table:table-cell table:formula="of:=[.I65]/[.A65]" office:value-type="percentage" office:value="1.00894248345784" calcext:value-type="percentage">
            <text:p>100.89%</text:p>
          </table:table-cell>
          <table:table-cell table:formula="of:=[.J65]/[.B65]" office:value-type="percentage" office:value="1.01268490231903" calcext:value-type="percentage">
            <text:p>101.27%</text:p>
          </table:table-cell>
          <table:table-cell table:formula="of:=[.K65]/[.C65]" office:value-type="percentage" office:value="1.00801037333634" calcext:value-type="percentage">
            <text:p>100.80%</text:p>
          </table:table-cell>
          <table:table-cell table:formula="of:=[.L65]/[.D65]" office:value-type="percentage" office:value="1.01754494159894" calcext:value-type="percentage">
            <text:p>101.75%</text:p>
          </table:table-cell>
          <table:table-cell table:formula="of:=[.M65]/[.E65]" office:value-type="percentage" office:value="1.02446713938114" calcext:value-type="percentage">
            <text:p>102.45%</text:p>
          </table:table-cell>
          <table:table-cell table:formula="of:=[.N65]/[.F65]" office:value-type="percentage" office:value="1.0138523544496" calcext:value-type="percentage">
            <text:p>101.39%</text:p>
          </table:table-cell>
          <table:table-cell/>
          <table:table-cell table:formula="of:=AVERAGE([.P65:.U65])" office:value-type="percentage" office:value="1.01425036575715" calcext:value-type="percentage">
            <text:p>101.43%</text:p>
          </table:table-cell>
          <table:table-cell/>
          <table:table-cell office:value-type="percentage" office:value="1.00025372267109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99411089" calcext:value-type="float">
            <text:p>299411089</text:p>
          </table:table-cell>
          <table:table-cell office:value-type="float" office:value="2425211464" calcext:value-type="float">
            <text:p>2425211464</text:p>
          </table:table-cell>
          <table:table-cell office:value-type="float" office:value="672760127" calcext:value-type="float">
            <text:p>672760127</text:p>
          </table:table-cell>
          <table:table-cell office:value-type="float" office:value="2648775183" calcext:value-type="float">
            <text:p>2648775183</text:p>
          </table:table-cell>
          <table:table-cell office:value-type="float" office:value="1556169501" calcext:value-type="float">
            <text:p>1556169501</text:p>
          </table:table-cell>
          <table:table-cell office:value-type="float" office:value="2897624178" calcext:value-type="float">
            <text:p>2897624178</text:p>
          </table:table-cell>
          <table:table-cell table:number-columns-repeated="2"/>
          <table:table-cell office:value-type="float" office:value="302289931" calcext:value-type="float">
            <text:p>302289931</text:p>
          </table:table-cell>
          <table:table-cell office:value-type="float" office:value="2456804289" calcext:value-type="float">
            <text:p>2456804289</text:p>
          </table:table-cell>
          <table:table-cell office:value-type="float" office:value="678535999" calcext:value-type="float">
            <text:p>678535999</text:p>
          </table:table-cell>
          <table:table-cell office:value-type="float" office:value="2693059213" calcext:value-type="float">
            <text:p>2693059213</text:p>
          </table:table-cell>
          <table:table-cell office:value-type="float" office:value="1595172695" calcext:value-type="float">
            <text:p>1595172695</text:p>
          </table:table-cell>
          <table:table-cell office:value-type="float" office:value="2941687600" calcext:value-type="float">
            <text:p>2941687600</text:p>
          </table:table-cell>
          <table:table-cell/>
          <table:table-cell table:formula="of:=[.I66]/[.A66]" office:value-type="percentage" office:value="1.00961501462626" calcext:value-type="percentage">
            <text:p>100.96%</text:p>
          </table:table-cell>
          <table:table-cell table:formula="of:=[.J66]/[.B66]" office:value-type="percentage" office:value="1.01302683311083" calcext:value-type="percentage">
            <text:p>101.30%</text:p>
          </table:table-cell>
          <table:table-cell table:formula="of:=[.K66]/[.C66]" office:value-type="percentage" office:value="1.00858533638989" calcext:value-type="percentage">
            <text:p>100.86%</text:p>
          </table:table-cell>
          <table:table-cell table:formula="of:=[.L66]/[.D66]" office:value-type="percentage" office:value="1.01671868200979" calcext:value-type="percentage">
            <text:p>101.67%</text:p>
          </table:table-cell>
          <table:table-cell table:formula="of:=[.M66]/[.E66]" office:value-type="percentage" office:value="1.02506358977922" calcext:value-type="percentage">
            <text:p>102.51%</text:p>
          </table:table-cell>
          <table:table-cell table:formula="of:=[.N66]/[.F66]" office:value-type="percentage" office:value="1.01520674155556" calcext:value-type="percentage">
            <text:p>101.52%</text:p>
          </table:table-cell>
          <table:table-cell/>
          <table:table-cell table:formula="of:=AVERAGE([.P66:.U66])" office:value-type="percentage" office:value="1.01470269957859" calcext:value-type="percentage">
            <text:p>101.47%</text:p>
          </table:table-cell>
          <table:table-cell/>
          <table:table-cell office:value-type="percentage" office:value="1.00000416404043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300952055" calcext:value-type="float">
            <text:p>300952055</text:p>
          </table:table-cell>
          <table:table-cell office:value-type="float" office:value="2532134071" calcext:value-type="float">
            <text:p>2532134071</text:p>
          </table:table-cell>
          <table:table-cell office:value-type="float" office:value="614921014" calcext:value-type="float">
            <text:p>614921014</text:p>
          </table:table-cell>
          <table:table-cell office:value-type="float" office:value="2617942419" calcext:value-type="float">
            <text:p>2617942419</text:p>
          </table:table-cell>
          <table:table-cell office:value-type="float" office:value="1552702633" calcext:value-type="float">
            <text:p>1552702633</text:p>
          </table:table-cell>
          <table:table-cell office:value-type="float" office:value="2923208148" calcext:value-type="float">
            <text:p>2923208148</text:p>
          </table:table-cell>
          <table:table-cell table:number-columns-repeated="2"/>
          <table:table-cell office:value-type="float" office:value="303967808" calcext:value-type="float">
            <text:p>303967808</text:p>
          </table:table-cell>
          <table:table-cell office:value-type="float" office:value="2565977548" calcext:value-type="float">
            <text:p>2565977548</text:p>
          </table:table-cell>
          <table:table-cell office:value-type="float" office:value="620796363" calcext:value-type="float">
            <text:p>620796363</text:p>
          </table:table-cell>
          <table:table-cell office:value-type="float" office:value="2661286974" calcext:value-type="float">
            <text:p>2661286974</text:p>
          </table:table-cell>
          <table:table-cell office:value-type="float" office:value="1590516835" calcext:value-type="float">
            <text:p>1590516835</text:p>
          </table:table-cell>
          <table:table-cell office:value-type="float" office:value="2962683054" calcext:value-type="float">
            <text:p>2962683054</text:p>
          </table:table-cell>
          <table:table-cell/>
          <table:table-cell table:formula="of:=[.I67]/[.A67]" office:value-type="percentage" office:value="1.01002070911262" calcext:value-type="percentage">
            <text:p>101.00%</text:p>
          </table:table-cell>
          <table:table-cell table:formula="of:=[.J67]/[.B67]" office:value-type="percentage" office:value="1.01336559441603" calcext:value-type="percentage">
            <text:p>101.34%</text:p>
          </table:table-cell>
          <table:table-cell table:formula="of:=[.K67]/[.C67]" office:value-type="percentage" office:value="1.00955464013464" calcext:value-type="percentage">
            <text:p>100.96%</text:p>
          </table:table-cell>
          <table:table-cell table:formula="of:=[.L67]/[.D67]" office:value-type="percentage" office:value="1.01655672587962" calcext:value-type="percentage">
            <text:p>101.66%</text:p>
          </table:table-cell>
          <table:table-cell table:formula="of:=[.M67]/[.E67]" office:value-type="percentage" office:value="1.02435379524471" calcext:value-type="percentage">
            <text:p>102.44%</text:p>
          </table:table-cell>
          <table:table-cell table:formula="of:=[.N67]/[.F67]" office:value-type="percentage" office:value="1.01350396687523" calcext:value-type="percentage">
            <text:p>101.35%</text:p>
          </table:table-cell>
          <table:table-cell/>
          <table:table-cell table:formula="of:=AVERAGE([.P67:.U67])" office:value-type="percentage" office:value="1.01455923861048" calcext:value-type="percentage">
            <text:p>101.46%</text:p>
          </table:table-cell>
          <table:table-cell/>
          <table:table-cell office:value-type="percentage" office:value="0.999137483691918" calcext:value-type="percentage">
            <text:p>99.91%</text:p>
          </table:table-cell>
          <table:table-cell table:number-columns-repeated="3"/>
        </table:table-row>
        <table:table-row table:style-name="ro1">
          <table:table-cell office:value-type="float" office:value="298944735" calcext:value-type="float">
            <text:p>298944735</text:p>
          </table:table-cell>
          <table:table-cell office:value-type="float" office:value="2448079137" calcext:value-type="float">
            <text:p>2448079137</text:p>
          </table:table-cell>
          <table:table-cell office:value-type="float" office:value="585955305" calcext:value-type="float">
            <text:p>585955305</text:p>
          </table:table-cell>
          <table:table-cell office:value-type="float" office:value="2846917721" calcext:value-type="float">
            <text:p>2846917721</text:p>
          </table:table-cell>
          <table:table-cell office:value-type="float" office:value="1581999816" calcext:value-type="float">
            <text:p>1581999816</text:p>
          </table:table-cell>
          <table:table-cell office:value-type="float" office:value="2993276251" calcext:value-type="float">
            <text:p>2993276251</text:p>
          </table:table-cell>
          <table:table-cell table:number-columns-repeated="2"/>
          <table:table-cell office:value-type="float" office:value="302540823" calcext:value-type="float">
            <text:p>302540823</text:p>
          </table:table-cell>
          <table:table-cell office:value-type="float" office:value="2481860373" calcext:value-type="float">
            <text:p>2481860373</text:p>
          </table:table-cell>
          <table:table-cell office:value-type="float" office:value="592050403" calcext:value-type="float">
            <text:p>592050403</text:p>
          </table:table-cell>
          <table:table-cell office:value-type="float" office:value="2898746326" calcext:value-type="float">
            <text:p>2898746326</text:p>
          </table:table-cell>
          <table:table-cell office:value-type="float" office:value="1622328067" calcext:value-type="float">
            <text:p>1622328067</text:p>
          </table:table-cell>
          <table:table-cell office:value-type="float" office:value="3030757602" calcext:value-type="float">
            <text:p>3030757602</text:p>
          </table:table-cell>
          <table:table-cell/>
          <table:table-cell table:formula="of:=[.I68]/[.A68]" office:value-type="percentage" office:value="1.01202927357125" calcext:value-type="percentage">
            <text:p>101.20%</text:p>
          </table:table-cell>
          <table:table-cell table:formula="of:=[.J68]/[.B68]" office:value-type="percentage" office:value="1.01379907842415" calcext:value-type="percentage">
            <text:p>101.38%</text:p>
          </table:table-cell>
          <table:table-cell table:formula="of:=[.K68]/[.C68]" office:value-type="percentage" office:value="1.01040198449948" calcext:value-type="percentage">
            <text:p>101.04%</text:p>
          </table:table-cell>
          <table:table-cell table:formula="of:=[.L68]/[.D68]" office:value-type="percentage" office:value="1.01820516434939" calcext:value-type="percentage">
            <text:p>101.82%</text:p>
          </table:table-cell>
          <table:table-cell table:formula="of:=[.M68]/[.E68]" office:value-type="percentage" office:value="1.02549194417858" calcext:value-type="percentage">
            <text:p>102.55%</text:p>
          </table:table-cell>
          <table:table-cell table:formula="of:=[.N68]/[.F68]" office:value-type="percentage" office:value="1.01252184825489" calcext:value-type="percentage">
            <text:p>101.25%</text:p>
          </table:table-cell>
          <table:table-cell/>
          <table:table-cell table:formula="of:=AVERAGE([.P68:.U68])" office:value-type="percentage" office:value="1.01540821554629" calcext:value-type="percentage">
            <text:p>101.54%</text:p>
          </table:table-cell>
          <table:table-cell/>
          <table:table-cell office:value-type="percentage" office:value="1.00023998335539" calcext:value-type="percentage">
            <text:p>100.02%</text:p>
          </table:table-cell>
          <table:table-cell table:number-columns-repeated="3"/>
        </table:table-row>
        <table:table-row table:style-name="ro1">
          <table:table-cell office:value-type="float" office:value="293606975" calcext:value-type="float">
            <text:p>293606975</text:p>
          </table:table-cell>
          <table:table-cell office:value-type="float" office:value="2485739656" calcext:value-type="float">
            <text:p>2485739656</text:p>
          </table:table-cell>
          <table:table-cell office:value-type="float" office:value="594438992" calcext:value-type="float">
            <text:p>594438992</text:p>
          </table:table-cell>
          <table:table-cell office:value-type="float" office:value="2653265278" calcext:value-type="float">
            <text:p>2653265278</text:p>
          </table:table-cell>
          <table:table-cell office:value-type="float" office:value="1555236215" calcext:value-type="float">
            <text:p>1555236215</text:p>
          </table:table-cell>
          <table:table-cell office:value-type="float" office:value="2862220682" calcext:value-type="float">
            <text:p>2862220682</text:p>
          </table:table-cell>
          <table:table-cell table:number-columns-repeated="2"/>
          <table:table-cell office:value-type="float" office:value="297540667" calcext:value-type="float">
            <text:p>297540667</text:p>
          </table:table-cell>
          <table:table-cell office:value-type="float" office:value="2521514385" calcext:value-type="float">
            <text:p>2521514385</text:p>
          </table:table-cell>
          <table:table-cell office:value-type="float" office:value="600570538" calcext:value-type="float">
            <text:p>600570538</text:p>
          </table:table-cell>
          <table:table-cell office:value-type="float" office:value="2700101510" calcext:value-type="float">
            <text:p>2700101510</text:p>
          </table:table-cell>
          <table:table-cell office:value-type="float" office:value="1602101111" calcext:value-type="float">
            <text:p>1602101111</text:p>
          </table:table-cell>
          <table:table-cell office:value-type="float" office:value="2897937100" calcext:value-type="float">
            <text:p>2897937100</text:p>
          </table:table-cell>
          <table:table-cell/>
          <table:table-cell table:formula="of:=[.I69]/[.A69]" office:value-type="percentage" office:value="1.01339781522561" calcext:value-type="percentage">
            <text:p>101.34%</text:p>
          </table:table-cell>
          <table:table-cell table:formula="of:=[.J69]/[.B69]" office:value-type="percentage" office:value="1.01439198546543" calcext:value-type="percentage">
            <text:p>101.44%</text:p>
          </table:table-cell>
          <table:table-cell table:formula="of:=[.K69]/[.C69]" office:value-type="percentage" office:value="1.0103148448916" calcext:value-type="percentage">
            <text:p>101.03%</text:p>
          </table:table-cell>
          <table:table-cell table:formula="of:=[.L69]/[.D69]" office:value-type="percentage" office:value="1.01765229899488" calcext:value-type="percentage">
            <text:p>101.77%</text:p>
          </table:table-cell>
          <table:table-cell table:formula="of:=[.M69]/[.E69]" office:value-type="percentage" office:value="1.03013361928432" calcext:value-type="percentage">
            <text:p>103.01%</text:p>
          </table:table-cell>
          <table:table-cell table:formula="of:=[.N69]/[.F69]" office:value-type="percentage" office:value="1.01247856890442" calcext:value-type="percentage">
            <text:p>101.25%</text:p>
          </table:table-cell>
          <table:table-cell/>
          <table:table-cell table:formula="of:=AVERAGE([.P69:.U69])" office:value-type="percentage" office:value="1.01639485546104" calcext:value-type="percentage">
            <text:p>101.64%</text:p>
          </table:table-cell>
          <table:table-cell/>
          <table:table-cell office:value-type="percentage" office:value="1.00151145865571" calcext:value-type="percentage">
            <text:p>100.15%</text:p>
          </table:table-cell>
          <table:table-cell table:number-columns-repeated="3"/>
        </table:table-row>
        <table:table-row table:style-name="ro1">
          <table:table-cell office:value-type="float" office:value="295179421" calcext:value-type="float">
            <text:p>295179421</text:p>
          </table:table-cell>
          <table:table-cell office:value-type="float" office:value="2547187721" calcext:value-type="float">
            <text:p>2547187721</text:p>
          </table:table-cell>
          <table:table-cell office:value-type="float" office:value="623219935" calcext:value-type="float">
            <text:p>623219935</text:p>
          </table:table-cell>
          <table:table-cell office:value-type="float" office:value="2617873656" calcext:value-type="float">
            <text:p>2617873656</text:p>
          </table:table-cell>
          <table:table-cell office:value-type="float" office:value="1576224139" calcext:value-type="float">
            <text:p>1576224139</text:p>
          </table:table-cell>
          <table:table-cell office:value-type="float" office:value="2908671316" calcext:value-type="float">
            <text:p>2908671316</text:p>
          </table:table-cell>
          <table:table-cell table:number-columns-repeated="2"/>
          <table:table-cell office:value-type="float" office:value="298352064" calcext:value-type="float">
            <text:p>298352064</text:p>
          </table:table-cell>
          <table:table-cell office:value-type="float" office:value="2578319913" calcext:value-type="float">
            <text:p>2578319913</text:p>
          </table:table-cell>
          <table:table-cell office:value-type="float" office:value="628338752" calcext:value-type="float">
            <text:p>628338752</text:p>
          </table:table-cell>
          <table:table-cell office:value-type="float" office:value="2667820392" calcext:value-type="float">
            <text:p>2667820392</text:p>
          </table:table-cell>
          <table:table-cell office:value-type="float" office:value="1613840668" calcext:value-type="float">
            <text:p>1613840668</text:p>
          </table:table-cell>
          <table:table-cell office:value-type="float" office:value="2946182341" calcext:value-type="float">
            <text:p>2946182341</text:p>
          </table:table-cell>
          <table:table-cell/>
          <table:table-cell table:formula="of:=[.I70]/[.A70]" office:value-type="percentage" office:value="1.01074818491496" calcext:value-type="percentage">
            <text:p>101.07%</text:p>
          </table:table-cell>
          <table:table-cell table:formula="of:=[.J70]/[.B70]" office:value-type="percentage" office:value="1.01222218203367" calcext:value-type="percentage">
            <text:p>101.22%</text:p>
          </table:table-cell>
          <table:table-cell table:formula="of:=[.K70]/[.C70]" office:value-type="percentage" office:value="1.0082135001025" calcext:value-type="percentage">
            <text:p>100.82%</text:p>
          </table:table-cell>
          <table:table-cell table:formula="of:=[.L70]/[.D70]" office:value-type="percentage" office:value="1.01907912396212" calcext:value-type="percentage">
            <text:p>101.91%</text:p>
          </table:table-cell>
          <table:table-cell table:formula="of:=[.M70]/[.E70]" office:value-type="percentage" office:value="1.02386496188535" calcext:value-type="percentage">
            <text:p>102.39%</text:p>
          </table:table-cell>
          <table:table-cell table:formula="of:=[.N70]/[.F70]" office:value-type="percentage" office:value="1.01289627493958" calcext:value-type="percentage">
            <text:p>101.29%</text:p>
          </table:table-cell>
          <table:table-cell/>
          <table:table-cell table:formula="of:=AVERAGE([.P70:.U70])" office:value-type="percentage" office:value="1.01450403797303" calcext:value-type="percentage">
            <text:p>101.45%</text:p>
          </table:table-cell>
          <table:table-cell/>
          <table:table-cell office:value-type="percentage" office:value="1.00058359109768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30898657" calcext:value-type="float">
            <text:p>330898657</text:p>
          </table:table-cell>
          <table:table-cell office:value-type="float" office:value="2489446980" calcext:value-type="float">
            <text:p>2489446980</text:p>
          </table:table-cell>
          <table:table-cell office:value-type="float" office:value="642095161" calcext:value-type="float">
            <text:p>642095161</text:p>
          </table:table-cell>
          <table:table-cell office:value-type="float" office:value="2776982204" calcext:value-type="float">
            <text:p>2776982204</text:p>
          </table:table-cell>
          <table:table-cell office:value-type="float" office:value="1585171951" calcext:value-type="float">
            <text:p>1585171951</text:p>
          </table:table-cell>
          <table:table-cell office:value-type="float" office:value="3056041291" calcext:value-type="float">
            <text:p>3056041291</text:p>
          </table:table-cell>
          <table:table-cell table:number-columns-repeated="2"/>
          <table:table-cell office:value-type="float" office:value="334193779" calcext:value-type="float">
            <text:p>334193779</text:p>
          </table:table-cell>
          <table:table-cell office:value-type="float" office:value="2519063004" calcext:value-type="float">
            <text:p>2519063004</text:p>
          </table:table-cell>
          <table:table-cell office:value-type="float" office:value="649072697" calcext:value-type="float">
            <text:p>649072697</text:p>
          </table:table-cell>
          <table:table-cell office:value-type="float" office:value="2829751503" calcext:value-type="float">
            <text:p>2829751503</text:p>
          </table:table-cell>
          <table:table-cell office:value-type="float" office:value="1624666388" calcext:value-type="float">
            <text:p>1624666388</text:p>
          </table:table-cell>
          <table:table-cell office:value-type="float" office:value="3094129231" calcext:value-type="float">
            <text:p>3094129231</text:p>
          </table:table-cell>
          <table:table-cell/>
          <table:table-cell table:formula="of:=[.I71]/[.A71]" office:value-type="percentage" office:value="1.00995810025303" calcext:value-type="percentage">
            <text:p>101.00%</text:p>
          </table:table-cell>
          <table:table-cell table:formula="of:=[.J71]/[.B71]" office:value-type="percentage" office:value="1.01189662774019" calcext:value-type="percentage">
            <text:p>101.19%</text:p>
          </table:table-cell>
          <table:table-cell table:formula="of:=[.K71]/[.C71]" office:value-type="percentage" office:value="1.01086682539257" calcext:value-type="percentage">
            <text:p>101.09%</text:p>
          </table:table-cell>
          <table:table-cell table:formula="of:=[.L71]/[.D71]" office:value-type="percentage" office:value="1.01900239004917" calcext:value-type="percentage">
            <text:p>101.90%</text:p>
          </table:table-cell>
          <table:table-cell table:formula="of:=[.M71]/[.E71]" office:value-type="percentage" office:value="1.02491492293633" calcext:value-type="percentage">
            <text:p>102.49%</text:p>
          </table:table-cell>
          <table:table-cell table:formula="of:=[.N71]/[.F71]" office:value-type="percentage" office:value="1.0124631627564" calcext:value-type="percentage">
            <text:p>101.25%</text:p>
          </table:table-cell>
          <table:table-cell/>
          <table:table-cell table:formula="of:=AVERAGE([.P71:.U71])" office:value-type="percentage" office:value="1.01485033818795" calcext:value-type="percentage">
            <text:p>101.49%</text:p>
          </table:table-cell>
          <table:table-cell/>
          <table:table-cell office:value-type="percentage" office:value="1.00069498230444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287349298" calcext:value-type="float">
            <text:p>287349298</text:p>
          </table:table-cell>
          <table:table-cell office:value-type="float" office:value="2479183270" calcext:value-type="float">
            <text:p>2479183270</text:p>
          </table:table-cell>
          <table:table-cell office:value-type="float" office:value="686372963" calcext:value-type="float">
            <text:p>686372963</text:p>
          </table:table-cell>
          <table:table-cell office:value-type="float" office:value="2646475613" calcext:value-type="float">
            <text:p>2646475613</text:p>
          </table:table-cell>
          <table:table-cell office:value-type="float" office:value="1581750177" calcext:value-type="float">
            <text:p>1581750177</text:p>
          </table:table-cell>
          <table:table-cell office:value-type="float" office:value="2874223304" calcext:value-type="float">
            <text:p>2874223304</text:p>
          </table:table-cell>
          <table:table-cell table:number-columns-repeated="2"/>
          <table:table-cell office:value-type="float" office:value="289471673" calcext:value-type="float">
            <text:p>289471673</text:p>
          </table:table-cell>
          <table:table-cell office:value-type="float" office:value="2509648790" calcext:value-type="float">
            <text:p>2509648790</text:p>
          </table:table-cell>
          <table:table-cell office:value-type="float" office:value="692729934" calcext:value-type="float">
            <text:p>692729934</text:p>
          </table:table-cell>
          <table:table-cell office:value-type="float" office:value="2697033344" calcext:value-type="float">
            <text:p>2697033344</text:p>
          </table:table-cell>
          <table:table-cell office:value-type="float" office:value="1620474041" calcext:value-type="float">
            <text:p>1620474041</text:p>
          </table:table-cell>
          <table:table-cell office:value-type="float" office:value="2905081170" calcext:value-type="float">
            <text:p>2905081170</text:p>
          </table:table-cell>
          <table:table-cell/>
          <table:table-cell table:formula="of:=[.I72]/[.A72]" office:value-type="percentage" office:value="1.00738604553682" calcext:value-type="percentage">
            <text:p>100.74%</text:p>
          </table:table-cell>
          <table:table-cell table:formula="of:=[.J72]/[.B72]" office:value-type="percentage" office:value="1.0122885308112" calcext:value-type="percentage">
            <text:p>101.23%</text:p>
          </table:table-cell>
          <table:table-cell table:formula="of:=[.K72]/[.C72]" office:value-type="percentage" office:value="1.00926168620077" calcext:value-type="percentage">
            <text:p>100.93%</text:p>
          </table:table-cell>
          <table:table-cell table:formula="of:=[.L72]/[.D72]" office:value-type="percentage" office:value="1.01910379629106" calcext:value-type="percentage">
            <text:p>101.91%</text:p>
          </table:table-cell>
          <table:table-cell table:formula="of:=[.M72]/[.E72]" office:value-type="percentage" office:value="1.02448165618255" calcext:value-type="percentage">
            <text:p>102.45%</text:p>
          </table:table-cell>
          <table:table-cell table:formula="of:=[.N72]/[.F72]" office:value-type="percentage" office:value="1.01073607118732" calcext:value-type="percentage">
            <text:p>101.07%</text:p>
          </table:table-cell>
          <table:table-cell/>
          <table:table-cell table:formula="of:=AVERAGE([.P72:.U72])" office:value-type="percentage" office:value="1.01387629770162" calcext:value-type="percentage">
            <text:p>101.39%</text:p>
          </table:table-cell>
          <table:table-cell/>
          <table:table-cell office:value-type="percentage" office:value="1.00034990916751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92283637" calcext:value-type="float">
            <text:p>292283637</text:p>
          </table:table-cell>
          <table:table-cell office:value-type="float" office:value="2595181035" calcext:value-type="float">
            <text:p>2595181035</text:p>
          </table:table-cell>
          <table:table-cell office:value-type="float" office:value="673071793" calcext:value-type="float">
            <text:p>673071793</text:p>
          </table:table-cell>
          <table:table-cell office:value-type="float" office:value="2666451422" calcext:value-type="float">
            <text:p>2666451422</text:p>
          </table:table-cell>
          <table:table-cell office:value-type="float" office:value="1566476414" calcext:value-type="float">
            <text:p>1566476414</text:p>
          </table:table-cell>
          <table:table-cell office:value-type="float" office:value="2864014924" calcext:value-type="float">
            <text:p>2864014924</text:p>
          </table:table-cell>
          <table:table-cell table:number-columns-repeated="2"/>
          <table:table-cell office:value-type="float" office:value="295041039" calcext:value-type="float">
            <text:p>295041039</text:p>
          </table:table-cell>
          <table:table-cell office:value-type="float" office:value="2629825056" calcext:value-type="float">
            <text:p>2629825056</text:p>
          </table:table-cell>
          <table:table-cell office:value-type="float" office:value="680319004" calcext:value-type="float">
            <text:p>680319004</text:p>
          </table:table-cell>
          <table:table-cell office:value-type="float" office:value="2714194234" calcext:value-type="float">
            <text:p>2714194234</text:p>
          </table:table-cell>
          <table:table-cell office:value-type="float" office:value="1603086480" calcext:value-type="float">
            <text:p>1603086480</text:p>
          </table:table-cell>
          <table:table-cell office:value-type="float" office:value="2895817595" calcext:value-type="float">
            <text:p>2895817595</text:p>
          </table:table-cell>
          <table:table-cell/>
          <table:table-cell table:formula="of:=[.I73]/[.A73]" office:value-type="percentage" office:value="1.00943399373397" calcext:value-type="percentage">
            <text:p>100.94%</text:p>
          </table:table-cell>
          <table:table-cell table:formula="of:=[.J73]/[.B73]" office:value-type="percentage" office:value="1.01334936581794" calcext:value-type="percentage">
            <text:p>101.33%</text:p>
          </table:table-cell>
          <table:table-cell table:formula="of:=[.K73]/[.C73]" office:value-type="percentage" office:value="1.01076736698131" calcext:value-type="percentage">
            <text:p>101.08%</text:p>
          </table:table-cell>
          <table:table-cell table:formula="of:=[.L73]/[.D73]" office:value-type="percentage" office:value="1.01790499973339" calcext:value-type="percentage">
            <text:p>101.79%</text:p>
          </table:table-cell>
          <table:table-cell table:formula="of:=[.M73]/[.E73]" office:value-type="percentage" office:value="1.02337096535435" calcext:value-type="percentage">
            <text:p>102.34%</text:p>
          </table:table-cell>
          <table:table-cell table:formula="of:=[.N73]/[.F73]" office:value-type="percentage" office:value="1.01110422670409" calcext:value-type="percentage">
            <text:p>101.11%</text:p>
          </table:table-cell>
          <table:table-cell/>
          <table:table-cell table:formula="of:=AVERAGE([.P73:.U73])" office:value-type="percentage" office:value="1.01432181972084" calcext:value-type="percentage">
            <text:p>101.43%</text:p>
          </table:table-cell>
          <table:table-cell/>
          <table:table-cell office:value-type="percentage" office:value="1.00095574435466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288533933" calcext:value-type="float">
            <text:p>288533933</text:p>
          </table:table-cell>
          <table:table-cell office:value-type="float" office:value="2502855678" calcext:value-type="float">
            <text:p>2502855678</text:p>
          </table:table-cell>
          <table:table-cell office:value-type="float" office:value="690827897" calcext:value-type="float">
            <text:p>690827897</text:p>
          </table:table-cell>
          <table:table-cell office:value-type="float" office:value="3195499211" calcext:value-type="float">
            <text:p>3195499211</text:p>
          </table:table-cell>
          <table:table-cell office:value-type="float" office:value="1641430438" calcext:value-type="float">
            <text:p>1641430438</text:p>
          </table:table-cell>
          <table:table-cell office:value-type="float" office:value="3036285985" calcext:value-type="float">
            <text:p>3036285985</text:p>
          </table:table-cell>
          <table:table-cell table:number-columns-repeated="2"/>
          <table:table-cell office:value-type="float" office:value="291598644" calcext:value-type="float">
            <text:p>291598644</text:p>
          </table:table-cell>
          <table:table-cell office:value-type="float" office:value="2531183265" calcext:value-type="float">
            <text:p>2531183265</text:p>
          </table:table-cell>
          <table:table-cell office:value-type="float" office:value="698238350" calcext:value-type="float">
            <text:p>698238350</text:p>
          </table:table-cell>
          <table:table-cell office:value-type="float" office:value="3252806445" calcext:value-type="float">
            <text:p>3252806445</text:p>
          </table:table-cell>
          <table:table-cell office:value-type="float" office:value="1688956010" calcext:value-type="float">
            <text:p>1688956010</text:p>
          </table:table-cell>
          <table:table-cell office:value-type="float" office:value="3071211299" calcext:value-type="float">
            <text:p>3071211299</text:p>
          </table:table-cell>
          <table:table-cell/>
          <table:table-cell table:formula="of:=[.I74]/[.A74]" office:value-type="percentage" office:value="1.01062166577128" calcext:value-type="percentage">
            <text:p>101.06%</text:p>
          </table:table-cell>
          <table:table-cell table:formula="of:=[.J74]/[.B74]" office:value-type="percentage" office:value="1.01131810645296" calcext:value-type="percentage">
            <text:p>101.13%</text:p>
          </table:table-cell>
          <table:table-cell table:formula="of:=[.K74]/[.C74]" office:value-type="percentage" office:value="1.01072691625828" calcext:value-type="percentage">
            <text:p>101.07%</text:p>
          </table:table-cell>
          <table:table-cell table:formula="of:=[.L74]/[.D74]" office:value-type="percentage" office:value="1.01793373436073" calcext:value-type="percentage">
            <text:p>101.79%</text:p>
          </table:table-cell>
          <table:table-cell table:formula="of:=[.M74]/[.E74]" office:value-type="percentage" office:value="1.02895375332378" calcext:value-type="percentage">
            <text:p>102.90%</text:p>
          </table:table-cell>
          <table:table-cell table:formula="of:=[.N74]/[.F74]" office:value-type="percentage" office:value="1.01150264308848" calcext:value-type="percentage">
            <text:p>101.15%</text:p>
          </table:table-cell>
          <table:table-cell/>
          <table:table-cell table:formula="of:=AVERAGE([.P74:.U74])" office:value-type="percentage" office:value="1.01517613654258" calcext:value-type="percentage">
            <text:p>101.52%</text:p>
          </table:table-cell>
          <table:table-cell/>
          <table:table-cell office:value-type="percentage" office:value="1.00073646307559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294892756" calcext:value-type="float">
            <text:p>294892756</text:p>
          </table:table-cell>
          <table:table-cell office:value-type="float" office:value="2461221021" calcext:value-type="float">
            <text:p>2461221021</text:p>
          </table:table-cell>
          <table:table-cell office:value-type="float" office:value="666234803" calcext:value-type="float">
            <text:p>666234803</text:p>
          </table:table-cell>
          <table:table-cell office:value-type="float" office:value="2616206064" calcext:value-type="float">
            <text:p>2616206064</text:p>
          </table:table-cell>
          <table:table-cell office:value-type="float" office:value="1588918374" calcext:value-type="float">
            <text:p>1588918374</text:p>
          </table:table-cell>
          <table:table-cell office:value-type="float" office:value="2958160227" calcext:value-type="float">
            <text:p>2958160227</text:p>
          </table:table-cell>
          <table:table-cell table:number-columns-repeated="2"/>
          <table:table-cell office:value-type="float" office:value="298208523" calcext:value-type="float">
            <text:p>298208523</text:p>
          </table:table-cell>
          <table:table-cell office:value-type="float" office:value="2490517620" calcext:value-type="float">
            <text:p>2490517620</text:p>
          </table:table-cell>
          <table:table-cell office:value-type="float" office:value="672108576" calcext:value-type="float">
            <text:p>672108576</text:p>
          </table:table-cell>
          <table:table-cell office:value-type="float" office:value="2659003868" calcext:value-type="float">
            <text:p>2659003868</text:p>
          </table:table-cell>
          <table:table-cell office:value-type="float" office:value="1625320754" calcext:value-type="float">
            <text:p>1625320754</text:p>
          </table:table-cell>
          <table:table-cell office:value-type="float" office:value="2988485903" calcext:value-type="float">
            <text:p>2988485903</text:p>
          </table:table-cell>
          <table:table-cell/>
          <table:table-cell table:formula="of:=[.I75]/[.A75]" office:value-type="percentage" office:value="1.01124397575911" calcext:value-type="percentage">
            <text:p>101.12%</text:p>
          </table:table-cell>
          <table:table-cell table:formula="of:=[.J75]/[.B75]" office:value-type="percentage" office:value="1.01190327839314" calcext:value-type="percentage">
            <text:p>101.19%</text:p>
          </table:table-cell>
          <table:table-cell table:formula="of:=[.K75]/[.C75]" office:value-type="percentage" office:value="1.00881637070527" calcext:value-type="percentage">
            <text:p>100.88%</text:p>
          </table:table-cell>
          <table:table-cell table:formula="of:=[.L75]/[.D75]" office:value-type="percentage" office:value="1.01635872823204" calcext:value-type="percentage">
            <text:p>101.64%</text:p>
          </table:table-cell>
          <table:table-cell table:formula="of:=[.M75]/[.E75]" office:value-type="percentage" office:value="1.02291016366584" calcext:value-type="percentage">
            <text:p>102.29%</text:p>
          </table:table-cell>
          <table:table-cell table:formula="of:=[.N75]/[.F75]" office:value-type="percentage" office:value="1.01025153259895" calcext:value-type="percentage">
            <text:p>101.03%</text:p>
          </table:table-cell>
          <table:table-cell/>
          <table:table-cell table:formula="of:=AVERAGE([.P75:.U75])" office:value-type="percentage" office:value="1.01358067489239" calcext:value-type="percentage">
            <text:p>101.36%</text:p>
          </table:table-cell>
          <table:table-cell/>
          <table:table-cell office:value-type="percentage" office:value="0.999408590032625" calcext:value-type="percentage">
            <text:p>99.94%</text:p>
          </table:table-cell>
          <table:table-cell table:number-columns-repeated="3"/>
        </table:table-row>
        <table:table-row table:style-name="ro1">
          <table:table-cell office:value-type="float" office:value="292099765" calcext:value-type="float">
            <text:p>292099765</text:p>
          </table:table-cell>
          <table:table-cell office:value-type="float" office:value="2538402676" calcext:value-type="float">
            <text:p>2538402676</text:p>
          </table:table-cell>
          <table:table-cell office:value-type="float" office:value="653757563" calcext:value-type="float">
            <text:p>653757563</text:p>
          </table:table-cell>
          <table:table-cell office:value-type="float" office:value="2647801262" calcext:value-type="float">
            <text:p>2647801262</text:p>
          </table:table-cell>
          <table:table-cell office:value-type="float" office:value="1581710256" calcext:value-type="float">
            <text:p>1581710256</text:p>
          </table:table-cell>
          <table:table-cell office:value-type="float" office:value="2891561280" calcext:value-type="float">
            <text:p>2891561280</text:p>
          </table:table-cell>
          <table:table-cell table:number-columns-repeated="2"/>
          <table:table-cell office:value-type="float" office:value="295668347" calcext:value-type="float">
            <text:p>295668347</text:p>
          </table:table-cell>
          <table:table-cell office:value-type="float" office:value="2567762821" calcext:value-type="float">
            <text:p>2567762821</text:p>
          </table:table-cell>
          <table:table-cell office:value-type="float" office:value="661820284" calcext:value-type="float">
            <text:p>661820284</text:p>
          </table:table-cell>
          <table:table-cell office:value-type="float" office:value="2688514412" calcext:value-type="float">
            <text:p>2688514412</text:p>
          </table:table-cell>
          <table:table-cell office:value-type="float" office:value="1618071562" calcext:value-type="float">
            <text:p>1618071562</text:p>
          </table:table-cell>
          <table:table-cell office:value-type="float" office:value="2927851793" calcext:value-type="float">
            <text:p>2927851793</text:p>
          </table:table-cell>
          <table:table-cell/>
          <table:table-cell table:formula="of:=[.I76]/[.A76]" office:value-type="percentage" office:value="1.01221699716191" calcext:value-type="percentage">
            <text:p>101.22%</text:p>
          </table:table-cell>
          <table:table-cell table:formula="of:=[.J76]/[.B76]" office:value-type="percentage" office:value="1.01156638593143" calcext:value-type="percentage">
            <text:p>101.16%</text:p>
          </table:table-cell>
          <table:table-cell table:formula="of:=[.K76]/[.C76]" office:value-type="percentage" office:value="1.01233289135961" calcext:value-type="percentage">
            <text:p>101.23%</text:p>
          </table:table-cell>
          <table:table-cell table:formula="of:=[.L76]/[.D76]" office:value-type="percentage" office:value="1.01537621066365" calcext:value-type="percentage">
            <text:p>101.54%</text:p>
          </table:table-cell>
          <table:table-cell table:formula="of:=[.M76]/[.E76]" office:value-type="percentage" office:value="1.0229886010172" calcext:value-type="percentage">
            <text:p>102.30%</text:p>
          </table:table-cell>
          <table:table-cell table:formula="of:=[.N76]/[.F76]" office:value-type="percentage" office:value="1.01255049071621" calcext:value-type="percentage">
            <text:p>101.26%</text:p>
          </table:table-cell>
          <table:table-cell/>
          <table:table-cell table:formula="of:=AVERAGE([.P76:.U76])" office:value-type="percentage" office:value="1.01450526280834" calcext:value-type="percentage">
            <text:p>101.45%</text:p>
          </table:table-cell>
          <table:table-cell/>
          <table:table-cell office:value-type="percentage" office:value="1.00070469862191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292074949" calcext:value-type="float">
            <text:p>292074949</text:p>
          </table:table-cell>
          <table:table-cell office:value-type="float" office:value="2578523923" calcext:value-type="float">
            <text:p>2578523923</text:p>
          </table:table-cell>
          <table:table-cell office:value-type="float" office:value="657304762" calcext:value-type="float">
            <text:p>657304762</text:p>
          </table:table-cell>
          <table:table-cell office:value-type="float" office:value="3617641991" calcext:value-type="float">
            <text:p>3617641991</text:p>
          </table:table-cell>
          <table:table-cell office:value-type="float" office:value="1568853813" calcext:value-type="float">
            <text:p>1568853813</text:p>
          </table:table-cell>
          <table:table-cell office:value-type="float" office:value="2985596507" calcext:value-type="float">
            <text:p>2985596507</text:p>
          </table:table-cell>
          <table:table-cell table:number-columns-repeated="2"/>
          <table:table-cell office:value-type="float" office:value="295087804" calcext:value-type="float">
            <text:p>295087804</text:p>
          </table:table-cell>
          <table:table-cell office:value-type="float" office:value="2610249974" calcext:value-type="float">
            <text:p>2610249974</text:p>
          </table:table-cell>
          <table:table-cell office:value-type="float" office:value="662214662" calcext:value-type="float">
            <text:p>662214662</text:p>
          </table:table-cell>
          <table:table-cell office:value-type="float" office:value="3677971679" calcext:value-type="float">
            <text:p>3677971679</text:p>
          </table:table-cell>
          <table:table-cell office:value-type="float" office:value="1604228988" calcext:value-type="float">
            <text:p>1604228988</text:p>
          </table:table-cell>
          <table:table-cell office:value-type="float" office:value="3021671128" calcext:value-type="float">
            <text:p>3021671128</text:p>
          </table:table-cell>
          <table:table-cell/>
          <table:table-cell table:formula="of:=[.I77]/[.A77]" office:value-type="percentage" office:value="1.0103153488867" calcext:value-type="percentage">
            <text:p>101.03%</text:p>
          </table:table-cell>
          <table:table-cell table:formula="of:=[.J77]/[.B77]" office:value-type="percentage" office:value="1.0123039583682" calcext:value-type="percentage">
            <text:p>101.23%</text:p>
          </table:table-cell>
          <table:table-cell table:formula="of:=[.K77]/[.C77]" office:value-type="percentage" office:value="1.00746974658309" calcext:value-type="percentage">
            <text:p>100.75%</text:p>
          </table:table-cell>
          <table:table-cell table:formula="of:=[.L77]/[.D77]" office:value-type="percentage" office:value="1.01667652248345" calcext:value-type="percentage">
            <text:p>101.67%</text:p>
          </table:table-cell>
          <table:table-cell table:formula="of:=[.M77]/[.E77]" office:value-type="percentage" office:value="1.02254842019497" calcext:value-type="percentage">
            <text:p>102.25%</text:p>
          </table:table-cell>
          <table:table-cell table:formula="of:=[.N77]/[.F77]" office:value-type="percentage" office:value="1.01208288558599" calcext:value-type="percentage">
            <text:p>101.21%</text:p>
          </table:table-cell>
          <table:table-cell/>
          <table:table-cell table:formula="of:=AVERAGE([.P77:.U77])" office:value-type="percentage" office:value="1.01356614701707" calcext:value-type="percentage">
            <text:p>101.36%</text:p>
          </table:table-cell>
          <table:table-cell/>
          <table:table-cell office:value-type="percentage" office:value="1.00028353355956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301379182" calcext:value-type="float">
            <text:p>301379182</text:p>
          </table:table-cell>
          <table:table-cell office:value-type="float" office:value="2437313153" calcext:value-type="float">
            <text:p>2437313153</text:p>
          </table:table-cell>
          <table:table-cell office:value-type="float" office:value="692711475" calcext:value-type="float">
            <text:p>692711475</text:p>
          </table:table-cell>
          <table:table-cell office:value-type="float" office:value="2637319875" calcext:value-type="float">
            <text:p>2637319875</text:p>
          </table:table-cell>
          <table:table-cell office:value-type="float" office:value="1593662301" calcext:value-type="float">
            <text:p>1593662301</text:p>
          </table:table-cell>
          <table:table-cell office:value-type="float" office:value="2883810645" calcext:value-type="float">
            <text:p>2883810645</text:p>
          </table:table-cell>
          <table:table-cell table:number-columns-repeated="2"/>
          <table:table-cell office:value-type="float" office:value="304265456" calcext:value-type="float">
            <text:p>304265456</text:p>
          </table:table-cell>
          <table:table-cell office:value-type="float" office:value="2465206903" calcext:value-type="float">
            <text:p>2465206903</text:p>
          </table:table-cell>
          <table:table-cell office:value-type="float" office:value="700186385" calcext:value-type="float">
            <text:p>700186385</text:p>
          </table:table-cell>
          <table:table-cell office:value-type="float" office:value="2683318588" calcext:value-type="float">
            <text:p>2683318588</text:p>
          </table:table-cell>
          <table:table-cell office:value-type="float" office:value="1633886505" calcext:value-type="float">
            <text:p>1633886505</text:p>
          </table:table-cell>
          <table:table-cell office:value-type="float" office:value="2917267329" calcext:value-type="float">
            <text:p>2917267329</text:p>
          </table:table-cell>
          <table:table-cell/>
          <table:table-cell table:formula="of:=[.I78]/[.A78]" office:value-type="percentage" office:value="1.00957688577176" calcext:value-type="percentage">
            <text:p>100.96%</text:p>
          </table:table-cell>
          <table:table-cell table:formula="of:=[.J78]/[.B78]" office:value-type="percentage" office:value="1.01144446702126" calcext:value-type="percentage">
            <text:p>101.14%</text:p>
          </table:table-cell>
          <table:table-cell table:formula="of:=[.K78]/[.C78]" office:value-type="percentage" office:value="1.01079079857887" calcext:value-type="percentage">
            <text:p>101.08%</text:p>
          </table:table-cell>
          <table:table-cell table:formula="of:=[.L78]/[.D78]" office:value-type="percentage" office:value="1.01744146147611" calcext:value-type="percentage">
            <text:p>101.74%</text:p>
          </table:table-cell>
          <table:table-cell table:formula="of:=[.M78]/[.E78]" office:value-type="percentage" office:value="1.0252401051181" calcext:value-type="percentage">
            <text:p>102.52%</text:p>
          </table:table-cell>
          <table:table-cell table:formula="of:=[.N78]/[.F78]" office:value-type="percentage" office:value="1.01160155367968" calcext:value-type="percentage">
            <text:p>101.16%</text:p>
          </table:table-cell>
          <table:table-cell/>
          <table:table-cell table:formula="of:=AVERAGE([.P78:.U78])" office:value-type="percentage" office:value="1.01434921194096" calcext:value-type="percentage">
            <text:p>101.43%</text:p>
          </table:table-cell>
          <table:table-cell/>
          <table:table-cell office:value-type="percentage" office:value="1.00031171827328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330210261" calcext:value-type="float">
            <text:p>330210261</text:p>
          </table:table-cell>
          <table:table-cell office:value-type="float" office:value="2508420559" calcext:value-type="float">
            <text:p>2508420559</text:p>
          </table:table-cell>
          <table:table-cell office:value-type="float" office:value="702878421" calcext:value-type="float">
            <text:p>702878421</text:p>
          </table:table-cell>
          <table:table-cell office:value-type="float" office:value="3170569594" calcext:value-type="float">
            <text:p>3170569594</text:p>
          </table:table-cell>
          <table:table-cell office:value-type="float" office:value="1565828663" calcext:value-type="float">
            <text:p>1565828663</text:p>
          </table:table-cell>
          <table:table-cell office:value-type="float" office:value="2935803513" calcext:value-type="float">
            <text:p>2935803513</text:p>
          </table:table-cell>
          <table:table-cell table:number-columns-repeated="2"/>
          <table:table-cell office:value-type="float" office:value="333334415" calcext:value-type="float">
            <text:p>333334415</text:p>
          </table:table-cell>
          <table:table-cell office:value-type="float" office:value="2536773711" calcext:value-type="float">
            <text:p>2536773711</text:p>
          </table:table-cell>
          <table:table-cell office:value-type="float" office:value="709698674" calcext:value-type="float">
            <text:p>709698674</text:p>
          </table:table-cell>
          <table:table-cell office:value-type="float" office:value="3224704760" calcext:value-type="float">
            <text:p>3224704760</text:p>
          </table:table-cell>
          <table:table-cell office:value-type="float" office:value="1603025367" calcext:value-type="float">
            <text:p>1603025367</text:p>
          </table:table-cell>
          <table:table-cell office:value-type="float" office:value="2967210359" calcext:value-type="float">
            <text:p>2967210359</text:p>
          </table:table-cell>
          <table:table-cell/>
          <table:table-cell table:formula="of:=[.I79]/[.A79]" office:value-type="percentage" office:value="1.00946110514718" calcext:value-type="percentage">
            <text:p>100.95%</text:p>
          </table:table-cell>
          <table:table-cell table:formula="of:=[.J79]/[.B79]" office:value-type="percentage" office:value="1.01130318913161" calcext:value-type="percentage">
            <text:p>101.13%</text:p>
          </table:table-cell>
          <table:table-cell table:formula="of:=[.K79]/[.C79]" office:value-type="percentage" office:value="1.00970331823574" calcext:value-type="percentage">
            <text:p>100.97%</text:p>
          </table:table-cell>
          <table:table-cell table:formula="of:=[.L79]/[.D79]" office:value-type="percentage" office:value="1.01707427148183" calcext:value-type="percentage">
            <text:p>101.71%</text:p>
          </table:table-cell>
          <table:table-cell table:formula="of:=[.M79]/[.E79]" office:value-type="percentage" office:value="1.02375528362646" calcext:value-type="percentage">
            <text:p>102.38%</text:p>
          </table:table-cell>
          <table:table-cell table:formula="of:=[.N79]/[.F79]" office:value-type="percentage" office:value="1.01069787056965" calcext:value-type="percentage">
            <text:p>101.07%</text:p>
          </table:table-cell>
          <table:table-cell/>
          <table:table-cell table:formula="of:=AVERAGE([.P79:.U79])" office:value-type="percentage" office:value="1.01366583969875" calcext:value-type="percentage">
            <text:p>101.37%</text:p>
          </table:table-cell>
          <table:table-cell/>
          <table:table-cell office:value-type="percentage" office:value="1.00146063414805" calcext:value-type="percentage">
            <text:p>100.15%</text:p>
          </table:table-cell>
          <table:table-cell table:number-columns-repeated="3"/>
        </table:table-row>
        <table:table-row table:style-name="ro1">
          <table:table-cell office:value-type="float" office:value="341901922" calcext:value-type="float">
            <text:p>341901922</text:p>
          </table:table-cell>
          <table:table-cell office:value-type="float" office:value="2448659198" calcext:value-type="float">
            <text:p>2448659198</text:p>
          </table:table-cell>
          <table:table-cell office:value-type="float" office:value="647224384" calcext:value-type="float">
            <text:p>647224384</text:p>
          </table:table-cell>
          <table:table-cell office:value-type="float" office:value="2832774195" calcext:value-type="float">
            <text:p>2832774195</text:p>
          </table:table-cell>
          <table:table-cell office:value-type="float" office:value="1557542433" calcext:value-type="float">
            <text:p>1557542433</text:p>
          </table:table-cell>
          <table:table-cell office:value-type="float" office:value="3051326938" calcext:value-type="float">
            <text:p>3051326938</text:p>
          </table:table-cell>
          <table:table-cell table:number-columns-repeated="2"/>
          <table:table-cell office:value-type="float" office:value="345073196" calcext:value-type="float">
            <text:p>345073196</text:p>
          </table:table-cell>
          <table:table-cell office:value-type="float" office:value="2478150857" calcext:value-type="float">
            <text:p>2478150857</text:p>
          </table:table-cell>
          <table:table-cell office:value-type="float" office:value="655851898" calcext:value-type="float">
            <text:p>655851898</text:p>
          </table:table-cell>
          <table:table-cell office:value-type="float" office:value="2879647768" calcext:value-type="float">
            <text:p>2879647768</text:p>
          </table:table-cell>
          <table:table-cell office:value-type="float" office:value="1594373612" calcext:value-type="float">
            <text:p>1594373612</text:p>
          </table:table-cell>
          <table:table-cell office:value-type="float" office:value="3084286016" calcext:value-type="float">
            <text:p>3084286016</text:p>
          </table:table-cell>
          <table:table-cell/>
          <table:table-cell table:formula="of:=[.I80]/[.A80]" office:value-type="percentage" office:value="1.00927539097016" calcext:value-type="percentage">
            <text:p>100.93%</text:p>
          </table:table-cell>
          <table:table-cell table:formula="of:=[.J80]/[.B80]" office:value-type="percentage" office:value="1.01204400311162" calcext:value-type="percentage">
            <text:p>101.20%</text:p>
          </table:table-cell>
          <table:table-cell table:formula="of:=[.K80]/[.C80]" office:value-type="percentage" office:value="1.01333002002595" calcext:value-type="percentage">
            <text:p>101.33%</text:p>
          </table:table-cell>
          <table:table-cell table:formula="of:=[.L80]/[.D80]" office:value-type="percentage" office:value="1.01654687940985" calcext:value-type="percentage">
            <text:p>101.65%</text:p>
          </table:table-cell>
          <table:table-cell table:formula="of:=[.M80]/[.E80]" office:value-type="percentage" office:value="1.02364698272076" calcext:value-type="percentage">
            <text:p>102.36%</text:p>
          </table:table-cell>
          <table:table-cell table:formula="of:=[.N80]/[.F80]" office:value-type="percentage" office:value="1.01080155573942" calcext:value-type="percentage">
            <text:p>101.08%</text:p>
          </table:table-cell>
          <table:table-cell/>
          <table:table-cell table:formula="of:=AVERAGE([.P80:.U80])" office:value-type="percentage" office:value="1.01427413866296" calcext:value-type="percentage">
            <text:p>101.43%</text:p>
          </table:table-cell>
          <table:table-cell/>
          <table:table-cell office:value-type="percentage" office:value="1.00120505683916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326645965" calcext:value-type="float">
            <text:p>326645965</text:p>
          </table:table-cell>
          <table:table-cell office:value-type="float" office:value="2447704791" calcext:value-type="float">
            <text:p>2447704791</text:p>
          </table:table-cell>
          <table:table-cell office:value-type="float" office:value="639154201" calcext:value-type="float">
            <text:p>639154201</text:p>
          </table:table-cell>
          <table:table-cell office:value-type="float" office:value="2769056741" calcext:value-type="float">
            <text:p>2769056741</text:p>
          </table:table-cell>
          <table:table-cell office:value-type="float" office:value="1609755494" calcext:value-type="float">
            <text:p>1609755494</text:p>
          </table:table-cell>
          <table:table-cell office:value-type="float" office:value="2911633161" calcext:value-type="float">
            <text:p>2911633161</text:p>
          </table:table-cell>
          <table:table-cell table:number-columns-repeated="2"/>
          <table:table-cell office:value-type="float" office:value="329303726" calcext:value-type="float">
            <text:p>329303726</text:p>
          </table:table-cell>
          <table:table-cell office:value-type="float" office:value="2475219654" calcext:value-type="float">
            <text:p>2475219654</text:p>
          </table:table-cell>
          <table:table-cell office:value-type="float" office:value="649244812" calcext:value-type="float">
            <text:p>649244812</text:p>
          </table:table-cell>
          <table:table-cell office:value-type="float" office:value="2815832339" calcext:value-type="float">
            <text:p>2815832339</text:p>
          </table:table-cell>
          <table:table-cell office:value-type="float" office:value="1652299890" calcext:value-type="float">
            <text:p>1652299890</text:p>
          </table:table-cell>
          <table:table-cell office:value-type="float" office:value="2944804897" calcext:value-type="float">
            <text:p>2944804897</text:p>
          </table:table-cell>
          <table:table-cell/>
          <table:table-cell table:formula="of:=[.I81]/[.A81]" office:value-type="percentage" office:value="1.00813651869234" calcext:value-type="percentage">
            <text:p>100.81%</text:p>
          </table:table-cell>
          <table:table-cell table:formula="of:=[.J81]/[.B81]" office:value-type="percentage" office:value="1.01124108720184" calcext:value-type="percentage">
            <text:p>101.12%</text:p>
          </table:table-cell>
          <table:table-cell table:formula="of:=[.K81]/[.C81]" office:value-type="percentage" office:value="1.01578744375647" calcext:value-type="percentage">
            <text:p>101.58%</text:p>
          </table:table-cell>
          <table:table-cell table:formula="of:=[.L81]/[.D81]" office:value-type="percentage" office:value="1.01689224973523" calcext:value-type="percentage">
            <text:p>101.69%</text:p>
          </table:table-cell>
          <table:table-cell table:formula="of:=[.M81]/[.E81]" office:value-type="percentage" office:value="1.02642910439416" calcext:value-type="percentage">
            <text:p>102.64%</text:p>
          </table:table-cell>
          <table:table-cell table:formula="of:=[.N81]/[.F81]" office:value-type="percentage" office:value="1.01139282806788" calcext:value-type="percentage">
            <text:p>101.14%</text:p>
          </table:table-cell>
          <table:table-cell/>
          <table:table-cell table:formula="of:=AVERAGE([.P81:.U81])" office:value-type="percentage" office:value="1.01497987197465" calcext:value-type="percentage">
            <text:p>101.50%</text:p>
          </table:table-cell>
          <table:table-cell/>
          <table:table-cell office:value-type="percentage" office:value="1.00066685695714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300905039" calcext:value-type="float">
            <text:p>300905039</text:p>
          </table:table-cell>
          <table:table-cell office:value-type="float" office:value="2462182083" calcext:value-type="float">
            <text:p>2462182083</text:p>
          </table:table-cell>
          <table:table-cell office:value-type="float" office:value="659349546" calcext:value-type="float">
            <text:p>659349546</text:p>
          </table:table-cell>
          <table:table-cell office:value-type="float" office:value="2615765013" calcext:value-type="float">
            <text:p>2615765013</text:p>
          </table:table-cell>
          <table:table-cell office:value-type="float" office:value="1577354719" calcext:value-type="float">
            <text:p>1577354719</text:p>
          </table:table-cell>
          <table:table-cell office:value-type="float" office:value="2862624509" calcext:value-type="float">
            <text:p>2862624509</text:p>
          </table:table-cell>
          <table:table-cell table:number-columns-repeated="2"/>
          <table:table-cell office:value-type="float" office:value="303195192" calcext:value-type="float">
            <text:p>303195192</text:p>
          </table:table-cell>
          <table:table-cell office:value-type="float" office:value="2492949783" calcext:value-type="float">
            <text:p>2492949783</text:p>
          </table:table-cell>
          <table:table-cell office:value-type="float" office:value="667799578" calcext:value-type="float">
            <text:p>667799578</text:p>
          </table:table-cell>
          <table:table-cell office:value-type="float" office:value="2656989878" calcext:value-type="float">
            <text:p>2656989878</text:p>
          </table:table-cell>
          <table:table-cell office:value-type="float" office:value="1615706395" calcext:value-type="float">
            <text:p>1615706395</text:p>
          </table:table-cell>
          <table:table-cell office:value-type="float" office:value="2896266070" calcext:value-type="float">
            <text:p>2896266070</text:p>
          </table:table-cell>
          <table:table-cell/>
          <table:table-cell table:formula="of:=[.I82]/[.A82]" office:value-type="percentage" office:value="1.00761088284733" calcext:value-type="percentage">
            <text:p>100.76%</text:p>
          </table:table-cell>
          <table:table-cell table:formula="of:=[.J82]/[.B82]" office:value-type="percentage" office:value="1.01249611075169" calcext:value-type="percentage">
            <text:p>101.25%</text:p>
          </table:table-cell>
          <table:table-cell table:formula="of:=[.K82]/[.C82]" office:value-type="percentage" office:value="1.01281570913526" calcext:value-type="percentage">
            <text:p>101.28%</text:p>
          </table:table-cell>
          <table:table-cell table:formula="of:=[.L82]/[.D82]" office:value-type="percentage" office:value="1.01576015612837" calcext:value-type="percentage">
            <text:p>101.58%</text:p>
          </table:table-cell>
          <table:table-cell table:formula="of:=[.M82]/[.E82]" office:value-type="percentage" office:value="1.0243139197151" calcext:value-type="percentage">
            <text:p>102.43%</text:p>
          </table:table-cell>
          <table:table-cell table:formula="of:=[.N82]/[.F82]" office:value-type="percentage" office:value="1.01175199922108" calcext:value-type="percentage">
            <text:p>101.18%</text:p>
          </table:table-cell>
          <table:table-cell/>
          <table:table-cell table:formula="of:=AVERAGE([.P82:.U82])" office:value-type="percentage" office:value="1.01412479629981" calcext:value-type="percentage">
            <text:p>101.41%</text:p>
          </table:table-cell>
          <table:table-cell/>
          <table:table-cell office:value-type="percentage" office:value="1.00014123503223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6449917" calcext:value-type="float">
            <text:p>296449917</text:p>
          </table:table-cell>
          <table:table-cell office:value-type="float" office:value="2467662257" calcext:value-type="float">
            <text:p>2467662257</text:p>
          </table:table-cell>
          <table:table-cell office:value-type="float" office:value="644376512" calcext:value-type="float">
            <text:p>644376512</text:p>
          </table:table-cell>
          <table:table-cell office:value-type="float" office:value="2735521838" calcext:value-type="float">
            <text:p>2735521838</text:p>
          </table:table-cell>
          <table:table-cell office:value-type="float" office:value="1583104188" calcext:value-type="float">
            <text:p>1583104188</text:p>
          </table:table-cell>
          <table:table-cell office:value-type="float" office:value="3058775484" calcext:value-type="float">
            <text:p>3058775484</text:p>
          </table:table-cell>
          <table:table-cell table:number-columns-repeated="2"/>
          <table:table-cell office:value-type="float" office:value="298533235" calcext:value-type="float">
            <text:p>298533235</text:p>
          </table:table-cell>
          <table:table-cell office:value-type="float" office:value="2500129345" calcext:value-type="float">
            <text:p>2500129345</text:p>
          </table:table-cell>
          <table:table-cell office:value-type="float" office:value="648494337" calcext:value-type="float">
            <text:p>648494337</text:p>
          </table:table-cell>
          <table:table-cell office:value-type="float" office:value="2779726003" calcext:value-type="float">
            <text:p>2779726003</text:p>
          </table:table-cell>
          <table:table-cell office:value-type="float" office:value="1621454530" calcext:value-type="float">
            <text:p>1621454530</text:p>
          </table:table-cell>
          <table:table-cell office:value-type="float" office:value="3091515214" calcext:value-type="float">
            <text:p>3091515214</text:p>
          </table:table-cell>
          <table:table-cell/>
          <table:table-cell table:formula="of:=[.I83]/[.A83]" office:value-type="percentage" office:value="1.00702755467461" calcext:value-type="percentage">
            <text:p>100.70%</text:p>
          </table:table-cell>
          <table:table-cell table:formula="of:=[.J83]/[.B83]" office:value-type="percentage" office:value="1.01315702256575" calcext:value-type="percentage">
            <text:p>101.32%</text:p>
          </table:table-cell>
          <table:table-cell table:formula="of:=[.K83]/[.C83]" office:value-type="percentage" office:value="1.00639040207598" calcext:value-type="percentage">
            <text:p>100.64%</text:p>
          </table:table-cell>
          <table:table-cell table:formula="of:=[.L83]/[.D83]" office:value-type="percentage" office:value="1.01615931716792" calcext:value-type="percentage">
            <text:p>101.62%</text:p>
          </table:table-cell>
          <table:table-cell table:formula="of:=[.M83]/[.E83]" office:value-type="percentage" office:value="1.02422477452255" calcext:value-type="percentage">
            <text:p>102.42%</text:p>
          </table:table-cell>
          <table:table-cell table:formula="of:=[.N83]/[.F83]" office:value-type="percentage" office:value="1.0107035413914" calcext:value-type="percentage">
            <text:p>101.07%</text:p>
          </table:table-cell>
          <table:table-cell/>
          <table:table-cell table:formula="of:=AVERAGE([.P83:.U83])" office:value-type="percentage" office:value="1.01294376873304" calcext:value-type="percentage">
            <text:p>101.29%</text:p>
          </table:table-cell>
          <table:table-cell/>
          <table:table-cell office:value-type="percentage" office:value="0.99942014470947" calcext:value-type="percentage">
            <text:p>99.94%</text:p>
          </table:table-cell>
          <table:table-cell table:number-columns-repeated="3"/>
        </table:table-row>
        <table:table-row table:style-name="ro1">
          <table:table-cell office:value-type="float" office:value="303564139" calcext:value-type="float">
            <text:p>303564139</text:p>
          </table:table-cell>
          <table:table-cell office:value-type="float" office:value="2487444071" calcext:value-type="float">
            <text:p>2487444071</text:p>
          </table:table-cell>
          <table:table-cell office:value-type="float" office:value="657688607" calcext:value-type="float">
            <text:p>657688607</text:p>
          </table:table-cell>
          <table:table-cell office:value-type="float" office:value="2651603702" calcext:value-type="float">
            <text:p>2651603702</text:p>
          </table:table-cell>
          <table:table-cell office:value-type="float" office:value="1577290524" calcext:value-type="float">
            <text:p>1577290524</text:p>
          </table:table-cell>
          <table:table-cell office:value-type="float" office:value="2874134338" calcext:value-type="float">
            <text:p>2874134338</text:p>
          </table:table-cell>
          <table:table-cell table:number-columns-repeated="2"/>
          <table:table-cell office:value-type="float" office:value="305528190" calcext:value-type="float">
            <text:p>305528190</text:p>
          </table:table-cell>
          <table:table-cell office:value-type="float" office:value="2519505937" calcext:value-type="float">
            <text:p>2519505937</text:p>
          </table:table-cell>
          <table:table-cell office:value-type="float" office:value="662395562" calcext:value-type="float">
            <text:p>662395562</text:p>
          </table:table-cell>
          <table:table-cell office:value-type="float" office:value="2691830000" calcext:value-type="float">
            <text:p>2691830000</text:p>
          </table:table-cell>
          <table:table-cell office:value-type="float" office:value="1616354553" calcext:value-type="float">
            <text:p>1616354553</text:p>
          </table:table-cell>
          <table:table-cell office:value-type="float" office:value="2905704708" calcext:value-type="float">
            <text:p>2905704708</text:p>
          </table:table-cell>
          <table:table-cell/>
          <table:table-cell table:formula="of:=[.I84]/[.A84]" office:value-type="percentage" office:value="1.00646997042032" calcext:value-type="percentage">
            <text:p>100.65%</text:p>
          </table:table-cell>
          <table:table-cell table:formula="of:=[.J84]/[.B84]" office:value-type="percentage" office:value="1.01288948216919" calcext:value-type="percentage">
            <text:p>101.29%</text:p>
          </table:table-cell>
          <table:table-cell table:formula="of:=[.K84]/[.C84]" office:value-type="percentage" office:value="1.00715681395405" calcext:value-type="percentage">
            <text:p>100.72%</text:p>
          </table:table-cell>
          <table:table-cell table:formula="of:=[.L84]/[.D84]" office:value-type="percentage" office:value="1.01517055432139" calcext:value-type="percentage">
            <text:p>101.52%</text:p>
          </table:table-cell>
          <table:table-cell table:formula="of:=[.M84]/[.E84]" office:value-type="percentage" office:value="1.02476654009239" calcext:value-type="percentage">
            <text:p>102.48%</text:p>
          </table:table-cell>
          <table:table-cell table:formula="of:=[.N84]/[.F84]" office:value-type="percentage" office:value="1.01098430563339" calcext:value-type="percentage">
            <text:p>101.10%</text:p>
          </table:table-cell>
          <table:table-cell/>
          <table:table-cell table:formula="of:=AVERAGE([.P84:.U84])" office:value-type="percentage" office:value="1.01290627776512" calcext:value-type="percentage">
            <text:p>101.29%</text:p>
          </table:table-cell>
          <table:table-cell/>
          <table:table-cell office:value-type="percentage" office:value="1.00137445184265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299046317" calcext:value-type="float">
            <text:p>299046317</text:p>
          </table:table-cell>
          <table:table-cell office:value-type="float" office:value="2633355414" calcext:value-type="float">
            <text:p>2633355414</text:p>
          </table:table-cell>
          <table:table-cell office:value-type="float" office:value="652858227" calcext:value-type="float">
            <text:p>652858227</text:p>
          </table:table-cell>
          <table:table-cell office:value-type="float" office:value="2654152750" calcext:value-type="float">
            <text:p>2654152750</text:p>
          </table:table-cell>
          <table:table-cell office:value-type="float" office:value="1583236245" calcext:value-type="float">
            <text:p>1583236245</text:p>
          </table:table-cell>
          <table:table-cell office:value-type="float" office:value="2866026342" calcext:value-type="float">
            <text:p>2866026342</text:p>
          </table:table-cell>
          <table:table-cell table:number-columns-repeated="2"/>
          <table:table-cell office:value-type="float" office:value="301341125" calcext:value-type="float">
            <text:p>301341125</text:p>
          </table:table-cell>
          <table:table-cell office:value-type="float" office:value="2667089659" calcext:value-type="float">
            <text:p>2667089659</text:p>
          </table:table-cell>
          <table:table-cell office:value-type="float" office:value="659012581" calcext:value-type="float">
            <text:p>659012581</text:p>
          </table:table-cell>
          <table:table-cell office:value-type="float" office:value="2697271927" calcext:value-type="float">
            <text:p>2697271927</text:p>
          </table:table-cell>
          <table:table-cell office:value-type="float" office:value="1620852838" calcext:value-type="float">
            <text:p>1620852838</text:p>
          </table:table-cell>
          <table:table-cell office:value-type="float" office:value="2900136305" calcext:value-type="float">
            <text:p>2900136305</text:p>
          </table:table-cell>
          <table:table-cell/>
          <table:table-cell table:formula="of:=[.I85]/[.A85]" office:value-type="percentage" office:value="1.00767375443049" calcext:value-type="percentage">
            <text:p>100.77%</text:p>
          </table:table-cell>
          <table:table-cell table:formula="of:=[.J85]/[.B85]" office:value-type="percentage" office:value="1.01281036536909" calcext:value-type="percentage">
            <text:p>101.28%</text:p>
          </table:table-cell>
          <table:table-cell table:formula="of:=[.K85]/[.C85]" office:value-type="percentage" office:value="1.0094267847834" calcext:value-type="percentage">
            <text:p>100.94%</text:p>
          </table:table-cell>
          <table:table-cell table:formula="of:=[.L85]/[.D85]" office:value-type="percentage" office:value="1.0162459289504" calcext:value-type="percentage">
            <text:p>101.62%</text:p>
          </table:table-cell>
          <table:table-cell table:formula="of:=[.M85]/[.E85]" office:value-type="percentage" office:value="1.02375930510611" calcext:value-type="percentage">
            <text:p>102.38%</text:p>
          </table:table-cell>
          <table:table-cell table:formula="of:=[.N85]/[.F85]" office:value-type="percentage" office:value="1.01190148272545" calcext:value-type="percentage">
            <text:p>101.19%</text:p>
          </table:table-cell>
          <table:table-cell/>
          <table:table-cell table:formula="of:=AVERAGE([.P85:.U85])" office:value-type="percentage" office:value="1.01363627022749" calcext:value-type="percentage">
            <text:p>101.36%</text:p>
          </table:table-cell>
          <table:table-cell/>
          <table:table-cell office:value-type="percentage" office:value="1.00075522959498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96757319" calcext:value-type="float">
            <text:p>296757319</text:p>
          </table:table-cell>
          <table:table-cell office:value-type="float" office:value="2504077428" calcext:value-type="float">
            <text:p>2504077428</text:p>
          </table:table-cell>
          <table:table-cell office:value-type="float" office:value="670190319" calcext:value-type="float">
            <text:p>670190319</text:p>
          </table:table-cell>
          <table:table-cell office:value-type="float" office:value="2762805754" calcext:value-type="float">
            <text:p>2762805754</text:p>
          </table:table-cell>
          <table:table-cell office:value-type="float" office:value="1583897651" calcext:value-type="float">
            <text:p>1583897651</text:p>
          </table:table-cell>
          <table:table-cell office:value-type="float" office:value="3041822641" calcext:value-type="float">
            <text:p>3041822641</text:p>
          </table:table-cell>
          <table:table-cell table:number-columns-repeated="2"/>
          <table:table-cell office:value-type="float" office:value="300005862" calcext:value-type="float">
            <text:p>300005862</text:p>
          </table:table-cell>
          <table:table-cell office:value-type="float" office:value="2543916772" calcext:value-type="float">
            <text:p>2543916772</text:p>
          </table:table-cell>
          <table:table-cell office:value-type="float" office:value="677550173" calcext:value-type="float">
            <text:p>677550173</text:p>
          </table:table-cell>
          <table:table-cell office:value-type="float" office:value="2804839990" calcext:value-type="float">
            <text:p>2804839990</text:p>
          </table:table-cell>
          <table:table-cell office:value-type="float" office:value="1621801557" calcext:value-type="float">
            <text:p>1621801557</text:p>
          </table:table-cell>
          <table:table-cell office:value-type="float" office:value="3079010177" calcext:value-type="float">
            <text:p>3079010177</text:p>
          </table:table-cell>
          <table:table-cell/>
          <table:table-cell table:formula="of:=[.I86]/[.A86]" office:value-type="percentage" office:value="1.01094679993385" calcext:value-type="percentage">
            <text:p>101.09%</text:p>
          </table:table-cell>
          <table:table-cell table:formula="of:=[.J86]/[.B86]" office:value-type="percentage" office:value="1.01590978919203" calcext:value-type="percentage">
            <text:p>101.59%</text:p>
          </table:table-cell>
          <table:table-cell table:formula="of:=[.K86]/[.C86]" office:value-type="percentage" office:value="1.0109817372638" calcext:value-type="percentage">
            <text:p>101.10%</text:p>
          </table:table-cell>
          <table:table-cell table:formula="of:=[.L86]/[.D86]" office:value-type="percentage" office:value="1.01521432910697" calcext:value-type="percentage">
            <text:p>101.52%</text:p>
          </table:table-cell>
          <table:table-cell table:formula="of:=[.M86]/[.E86]" office:value-type="percentage" office:value="1.02393077985567" calcext:value-type="percentage">
            <text:p>102.39%</text:p>
          </table:table-cell>
          <table:table-cell table:formula="of:=[.N86]/[.F86]" office:value-type="percentage" office:value="1.01222541232311" calcext:value-type="percentage">
            <text:p>101.22%</text:p>
          </table:table-cell>
          <table:table-cell/>
          <table:table-cell table:formula="of:=AVERAGE([.P86:.U86])" office:value-type="percentage" office:value="1.01486814127924" calcext:value-type="percentage">
            <text:p>101.49%</text:p>
          </table:table-cell>
          <table:table-cell/>
          <table:table-cell office:value-type="percentage" office:value="1.00123970919061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92405275" calcext:value-type="float">
            <text:p>292405275</text:p>
          </table:table-cell>
          <table:table-cell office:value-type="float" office:value="2548845397" calcext:value-type="float">
            <text:p>2548845397</text:p>
          </table:table-cell>
          <table:table-cell office:value-type="float" office:value="691773075" calcext:value-type="float">
            <text:p>691773075</text:p>
          </table:table-cell>
          <table:table-cell office:value-type="float" office:value="3402714327" calcext:value-type="float">
            <text:p>3402714327</text:p>
          </table:table-cell>
          <table:table-cell office:value-type="float" office:value="1642157409" calcext:value-type="float">
            <text:p>1642157409</text:p>
          </table:table-cell>
          <table:table-cell office:value-type="float" office:value="2865041839" calcext:value-type="float">
            <text:p>2865041839</text:p>
          </table:table-cell>
          <table:table-cell table:number-columns-repeated="2"/>
          <table:table-cell office:value-type="float" office:value="295667981" calcext:value-type="float">
            <text:p>295667981</text:p>
          </table:table-cell>
          <table:table-cell office:value-type="float" office:value="2587076860" calcext:value-type="float">
            <text:p>2587076860</text:p>
          </table:table-cell>
          <table:table-cell office:value-type="float" office:value="696979711" calcext:value-type="float">
            <text:p>696979711</text:p>
          </table:table-cell>
          <table:table-cell office:value-type="float" office:value="3459145832" calcext:value-type="float">
            <text:p>3459145832</text:p>
          </table:table-cell>
          <table:table-cell office:value-type="float" office:value="1691756251" calcext:value-type="float">
            <text:p>1691756251</text:p>
          </table:table-cell>
          <table:table-cell office:value-type="float" office:value="2900909434" calcext:value-type="float">
            <text:p>2900909434</text:p>
          </table:table-cell>
          <table:table-cell/>
          <table:table-cell table:formula="of:=[.I87]/[.A87]" office:value-type="percentage" office:value="1.01115816395583" calcext:value-type="percentage">
            <text:p>101.12%</text:p>
          </table:table-cell>
          <table:table-cell table:formula="of:=[.J87]/[.B87]" office:value-type="percentage" office:value="1.01499952215423" calcext:value-type="percentage">
            <text:p>101.50%</text:p>
          </table:table-cell>
          <table:table-cell table:formula="of:=[.K87]/[.C87]" office:value-type="percentage" office:value="1.00752650860255" calcext:value-type="percentage">
            <text:p>100.75%</text:p>
          </table:table-cell>
          <table:table-cell table:formula="of:=[.L87]/[.D87]" office:value-type="percentage" office:value="1.01658426173253" calcext:value-type="percentage">
            <text:p>101.66%</text:p>
          </table:table-cell>
          <table:table-cell table:formula="of:=[.M87]/[.E87]" office:value-type="percentage" office:value="1.0302034638873" calcext:value-type="percentage">
            <text:p>103.02%</text:p>
          </table:table-cell>
          <table:table-cell table:formula="of:=[.N87]/[.F87]" office:value-type="percentage" office:value="1.0125190475447" calcext:value-type="percentage">
            <text:p>101.25%</text:p>
          </table:table-cell>
          <table:table-cell/>
          <table:table-cell table:formula="of:=AVERAGE([.P87:.U87])" office:value-type="percentage" office:value="1.01549849464619" calcext:value-type="percentage">
            <text:p>101.55%</text:p>
          </table:table-cell>
          <table:table-cell/>
          <table:table-cell office:value-type="percentage" office:value="1.00108568464549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294216767" calcext:value-type="float">
            <text:p>294216767</text:p>
          </table:table-cell>
          <table:table-cell office:value-type="float" office:value="2449654781" calcext:value-type="float">
            <text:p>2449654781</text:p>
          </table:table-cell>
          <table:table-cell office:value-type="float" office:value="673446494" calcext:value-type="float">
            <text:p>673446494</text:p>
          </table:table-cell>
          <table:table-cell office:value-type="float" office:value="2649720740" calcext:value-type="float">
            <text:p>2649720740</text:p>
          </table:table-cell>
          <table:table-cell office:value-type="float" office:value="1669716717" calcext:value-type="float">
            <text:p>1669716717</text:p>
          </table:table-cell>
          <table:table-cell office:value-type="float" office:value="2877446479" calcext:value-type="float">
            <text:p>2877446479</text:p>
          </table:table-cell>
          <table:table-cell table:number-columns-repeated="2"/>
          <table:table-cell office:value-type="float" office:value="297392302" calcext:value-type="float">
            <text:p>297392302</text:p>
          </table:table-cell>
          <table:table-cell office:value-type="float" office:value="2481534639" calcext:value-type="float">
            <text:p>2481534639</text:p>
          </table:table-cell>
          <table:table-cell office:value-type="float" office:value="680560975" calcext:value-type="float">
            <text:p>680560975</text:p>
          </table:table-cell>
          <table:table-cell office:value-type="float" office:value="2695181374" calcext:value-type="float">
            <text:p>2695181374</text:p>
          </table:table-cell>
          <table:table-cell office:value-type="float" office:value="1722429340" calcext:value-type="float">
            <text:p>1722429340</text:p>
          </table:table-cell>
          <table:table-cell office:value-type="float" office:value="2910144715" calcext:value-type="float">
            <text:p>2910144715</text:p>
          </table:table-cell>
          <table:table-cell/>
          <table:table-cell table:formula="of:=[.I88]/[.A88]" office:value-type="percentage" office:value="1.01079318161361" calcext:value-type="percentage">
            <text:p>101.08%</text:p>
          </table:table-cell>
          <table:table-cell table:formula="of:=[.J88]/[.B88]" office:value-type="percentage" office:value="1.01301402068866" calcext:value-type="percentage">
            <text:p>101.30%</text:p>
          </table:table-cell>
          <table:table-cell table:formula="of:=[.K88]/[.C88]" office:value-type="percentage" office:value="1.01056428545309" calcext:value-type="percentage">
            <text:p>101.06%</text:p>
          </table:table-cell>
          <table:table-cell table:formula="of:=[.L88]/[.D88]" office:value-type="percentage" office:value="1.01715676422565" calcext:value-type="percentage">
            <text:p>101.72%</text:p>
          </table:table-cell>
          <table:table-cell table:formula="of:=[.M88]/[.E88]" office:value-type="percentage" office:value="1.03156980011239" calcext:value-type="percentage">
            <text:p>103.16%</text:p>
          </table:table-cell>
          <table:table-cell table:formula="of:=[.N88]/[.F88]" office:value-type="percentage" office:value="1.01136362960654" calcext:value-type="percentage">
            <text:p>101.14%</text:p>
          </table:table-cell>
          <table:table-cell/>
          <table:table-cell table:formula="of:=AVERAGE([.P88:.U88])" office:value-type="percentage" office:value="1.01574361361666" calcext:value-type="percentage">
            <text:p>101.57%</text:p>
          </table:table-cell>
          <table:table-cell/>
          <table:table-cell office:value-type="percentage" office:value="1.00094133378792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292454684" calcext:value-type="float">
            <text:p>292454684</text:p>
          </table:table-cell>
          <table:table-cell office:value-type="float" office:value="2622886553" calcext:value-type="float">
            <text:p>2622886553</text:p>
          </table:table-cell>
          <table:table-cell office:value-type="float" office:value="634250390" calcext:value-type="float">
            <text:p>634250390</text:p>
          </table:table-cell>
          <table:table-cell office:value-type="float" office:value="2782142968" calcext:value-type="float">
            <text:p>2782142968</text:p>
          </table:table-cell>
          <table:table-cell office:value-type="float" office:value="1625456264" calcext:value-type="float">
            <text:p>1625456264</text:p>
          </table:table-cell>
          <table:table-cell office:value-type="float" office:value="3082027230" calcext:value-type="float">
            <text:p>3082027230</text:p>
          </table:table-cell>
          <table:table-cell table:number-columns-repeated="2"/>
          <table:table-cell office:value-type="float" office:value="295173891" calcext:value-type="float">
            <text:p>295173891</text:p>
          </table:table-cell>
          <table:table-cell office:value-type="float" office:value="2658537648" calcext:value-type="float">
            <text:p>2658537648</text:p>
          </table:table-cell>
          <table:table-cell office:value-type="float" office:value="639741616" calcext:value-type="float">
            <text:p>639741616</text:p>
          </table:table-cell>
          <table:table-cell office:value-type="float" office:value="2826787171" calcext:value-type="float">
            <text:p>2826787171</text:p>
          </table:table-cell>
          <table:table-cell office:value-type="float" office:value="1670897609" calcext:value-type="float">
            <text:p>1670897609</text:p>
          </table:table-cell>
          <table:table-cell office:value-type="float" office:value="3111752234" calcext:value-type="float">
            <text:p>3111752234</text:p>
          </table:table-cell>
          <table:table-cell/>
          <table:table-cell table:formula="of:=[.I89]/[.A89]" office:value-type="percentage" office:value="1.00929787467518" calcext:value-type="percentage">
            <text:p>100.93%</text:p>
          </table:table-cell>
          <table:table-cell table:formula="of:=[.J89]/[.B89]" office:value-type="percentage" office:value="1.0135923130031" calcext:value-type="percentage">
            <text:p>101.36%</text:p>
          </table:table-cell>
          <table:table-cell table:formula="of:=[.K89]/[.C89]" office:value-type="percentage" office:value="1.00865782045479" calcext:value-type="percentage">
            <text:p>100.87%</text:p>
          </table:table-cell>
          <table:table-cell table:formula="of:=[.L89]/[.D89]" office:value-type="percentage" office:value="1.01604669620271" calcext:value-type="percentage">
            <text:p>101.60%</text:p>
          </table:table-cell>
          <table:table-cell table:formula="of:=[.M89]/[.E89]" office:value-type="percentage" office:value="1.02795605517443" calcext:value-type="percentage">
            <text:p>102.80%</text:p>
          </table:table-cell>
          <table:table-cell table:formula="of:=[.N89]/[.F89]" office:value-type="percentage" office:value="1.00964462731239" calcext:value-type="percentage">
            <text:p>100.96%</text:p>
          </table:table-cell>
          <table:table-cell/>
          <table:table-cell table:formula="of:=AVERAGE([.P89:.U89])" office:value-type="percentage" office:value="1.0141992311371" calcext:value-type="percentage">
            <text:p>101.42%</text:p>
          </table:table-cell>
          <table:table-cell/>
          <table:table-cell office:value-type="percentage" office:value="1.00023287459007" calcext:value-type="percentage">
            <text:p>100.02%</text:p>
          </table:table-cell>
          <table:table-cell table:number-columns-repeated="3"/>
        </table:table-row>
        <table:table-row table:style-name="ro1">
          <table:table-cell office:value-type="float" office:value="299119874" calcext:value-type="float">
            <text:p>299119874</text:p>
          </table:table-cell>
          <table:table-cell office:value-type="float" office:value="2425928827" calcext:value-type="float">
            <text:p>2425928827</text:p>
          </table:table-cell>
          <table:table-cell office:value-type="float" office:value="648602205" calcext:value-type="float">
            <text:p>648602205</text:p>
          </table:table-cell>
          <table:table-cell office:value-type="float" office:value="2634617176" calcext:value-type="float">
            <text:p>2634617176</text:p>
          </table:table-cell>
          <table:table-cell office:value-type="float" office:value="1560866047" calcext:value-type="float">
            <text:p>1560866047</text:p>
          </table:table-cell>
          <table:table-cell office:value-type="float" office:value="2883088099" calcext:value-type="float">
            <text:p>2883088099</text:p>
          </table:table-cell>
          <table:table-cell table:number-columns-repeated="2"/>
          <table:table-cell office:value-type="float" office:value="302089087" calcext:value-type="float">
            <text:p>302089087</text:p>
          </table:table-cell>
          <table:table-cell office:value-type="float" office:value="2455598848" calcext:value-type="float">
            <text:p>2455598848</text:p>
          </table:table-cell>
          <table:table-cell office:value-type="float" office:value="654972654" calcext:value-type="float">
            <text:p>654972654</text:p>
          </table:table-cell>
          <table:table-cell office:value-type="float" office:value="2675802086" calcext:value-type="float">
            <text:p>2675802086</text:p>
          </table:table-cell>
          <table:table-cell office:value-type="float" office:value="1599782139" calcext:value-type="float">
            <text:p>1599782139</text:p>
          </table:table-cell>
          <table:table-cell office:value-type="float" office:value="2917373312" calcext:value-type="float">
            <text:p>2917373312</text:p>
          </table:table-cell>
          <table:table-cell/>
          <table:table-cell table:formula="of:=[.I90]/[.A90]" office:value-type="percentage" office:value="1.00992649856492" calcext:value-type="percentage">
            <text:p>100.99%</text:p>
          </table:table-cell>
          <table:table-cell table:formula="of:=[.J90]/[.B90]" office:value-type="percentage" office:value="1.01223037571003" calcext:value-type="percentage">
            <text:p>101.22%</text:p>
          </table:table-cell>
          <table:table-cell table:formula="of:=[.K90]/[.C90]" office:value-type="percentage" office:value="1.00982181212289" calcext:value-type="percentage">
            <text:p>100.98%</text:p>
          </table:table-cell>
          <table:table-cell table:formula="of:=[.L90]/[.D90]" office:value-type="percentage" office:value="1.01563221798414" calcext:value-type="percentage">
            <text:p>101.56%</text:p>
          </table:table-cell>
          <table:table-cell table:formula="of:=[.M90]/[.E90]" office:value-type="percentage" office:value="1.02493237140676" calcext:value-type="percentage">
            <text:p>102.49%</text:p>
          </table:table-cell>
          <table:table-cell table:formula="of:=[.N90]/[.F90]" office:value-type="percentage" office:value="1.01189183674682" calcext:value-type="percentage">
            <text:p>101.19%</text:p>
          </table:table-cell>
          <table:table-cell/>
          <table:table-cell table:formula="of:=AVERAGE([.P90:.U90])" office:value-type="percentage" office:value="1.01407251875593" calcext:value-type="percentage">
            <text:p>101.41%</text:p>
          </table:table-cell>
          <table:table-cell/>
          <table:table-cell office:value-type="percentage" office:value="1.00007645252315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9744954" calcext:value-type="float">
            <text:p>299744954</text:p>
          </table:table-cell>
          <table:table-cell office:value-type="float" office:value="2530580685" calcext:value-type="float">
            <text:p>2530580685</text:p>
          </table:table-cell>
          <table:table-cell office:value-type="float" office:value="681766598" calcext:value-type="float">
            <text:p>681766598</text:p>
          </table:table-cell>
          <table:table-cell office:value-type="float" office:value="2681994714" calcext:value-type="float">
            <text:p>2681994714</text:p>
          </table:table-cell>
          <table:table-cell office:value-type="float" office:value="1578680293" calcext:value-type="float">
            <text:p>1578680293</text:p>
          </table:table-cell>
          <table:table-cell office:value-type="float" office:value="2900597665" calcext:value-type="float">
            <text:p>2900597665</text:p>
          </table:table-cell>
          <table:table-cell table:number-columns-repeated="2"/>
          <table:table-cell office:value-type="float" office:value="302784277" calcext:value-type="float">
            <text:p>302784277</text:p>
          </table:table-cell>
          <table:table-cell office:value-type="float" office:value="2564545184" calcext:value-type="float">
            <text:p>2564545184</text:p>
          </table:table-cell>
          <table:table-cell office:value-type="float" office:value="688856125" calcext:value-type="float">
            <text:p>688856125</text:p>
          </table:table-cell>
          <table:table-cell office:value-type="float" office:value="2726710620" calcext:value-type="float">
            <text:p>2726710620</text:p>
          </table:table-cell>
          <table:table-cell office:value-type="float" office:value="1616572366" calcext:value-type="float">
            <text:p>1616572366</text:p>
          </table:table-cell>
          <table:table-cell office:value-type="float" office:value="2932496505" calcext:value-type="float">
            <text:p>2932496505</text:p>
          </table:table-cell>
          <table:table-cell/>
          <table:table-cell table:formula="of:=[.I91]/[.A91]" office:value-type="percentage" office:value="1.01013969696384" calcext:value-type="percentage">
            <text:p>101.01%</text:p>
          </table:table-cell>
          <table:table-cell table:formula="of:=[.J91]/[.B91]" office:value-type="percentage" office:value="1.01342162263441" calcext:value-type="percentage">
            <text:p>101.34%</text:p>
          </table:table-cell>
          <table:table-cell table:formula="of:=[.K91]/[.C91]" office:value-type="percentage" office:value="1.01039875966467" calcext:value-type="percentage">
            <text:p>101.04%</text:p>
          </table:table-cell>
          <table:table-cell table:formula="of:=[.L91]/[.D91]" office:value-type="percentage" office:value="1.01667263017581" calcext:value-type="percentage">
            <text:p>101.67%</text:p>
          </table:table-cell>
          <table:table-cell table:formula="of:=[.M91]/[.E91]" office:value-type="percentage" office:value="1.02400237284776" calcext:value-type="percentage">
            <text:p>102.40%</text:p>
          </table:table-cell>
          <table:table-cell table:formula="of:=[.N91]/[.F91]" office:value-type="percentage" office:value="1.01099733354436" calcext:value-type="percentage">
            <text:p>101.10%</text:p>
          </table:table-cell>
          <table:table-cell/>
          <table:table-cell table:formula="of:=AVERAGE([.P91:.U91])" office:value-type="percentage" office:value="1.01427206930514" calcext:value-type="percentage">
            <text:p>101.43%</text:p>
          </table:table-cell>
          <table:table-cell/>
          <table:table-cell office:value-type="percentage" office:value="0.999743497052199" calcext:value-type="percentage">
            <text:p>99.97%</text:p>
          </table:table-cell>
          <table:table-cell table:number-columns-repeated="3"/>
        </table:table-row>
        <table:table-row table:style-name="ro1">
          <table:table-cell office:value-type="float" office:value="296643063" calcext:value-type="float">
            <text:p>296643063</text:p>
          </table:table-cell>
          <table:table-cell office:value-type="float" office:value="2416583017" calcext:value-type="float">
            <text:p>2416583017</text:p>
          </table:table-cell>
          <table:table-cell office:value-type="float" office:value="667256826" calcext:value-type="float">
            <text:p>667256826</text:p>
          </table:table-cell>
          <table:table-cell office:value-type="float" office:value="3307872522" calcext:value-type="float">
            <text:p>3307872522</text:p>
          </table:table-cell>
          <table:table-cell office:value-type="float" office:value="1583226882" calcext:value-type="float">
            <text:p>1583226882</text:p>
          </table:table-cell>
          <table:table-cell office:value-type="float" office:value="3074354814" calcext:value-type="float">
            <text:p>3074354814</text:p>
          </table:table-cell>
          <table:table-cell table:number-columns-repeated="2"/>
          <table:table-cell office:value-type="float" office:value="300109929" calcext:value-type="float">
            <text:p>300109929</text:p>
          </table:table-cell>
          <table:table-cell office:value-type="float" office:value="2446223325" calcext:value-type="float">
            <text:p>2446223325</text:p>
          </table:table-cell>
          <table:table-cell office:value-type="float" office:value="674823648" calcext:value-type="float">
            <text:p>674823648</text:p>
          </table:table-cell>
          <table:table-cell office:value-type="float" office:value="3364284127" calcext:value-type="float">
            <text:p>3364284127</text:p>
          </table:table-cell>
          <table:table-cell office:value-type="float" office:value="1622120251" calcext:value-type="float">
            <text:p>1622120251</text:p>
          </table:table-cell>
          <table:table-cell office:value-type="float" office:value="3111997611" calcext:value-type="float">
            <text:p>3111997611</text:p>
          </table:table-cell>
          <table:table-cell/>
          <table:table-cell table:formula="of:=[.I92]/[.A92]" office:value-type="percentage" office:value="1.01168699502001" calcext:value-type="percentage">
            <text:p>101.17%</text:p>
          </table:table-cell>
          <table:table-cell table:formula="of:=[.J92]/[.B92]" office:value-type="percentage" office:value="1.0122653795841" calcext:value-type="percentage">
            <text:p>101.23%</text:p>
          </table:table-cell>
          <table:table-cell table:formula="of:=[.K92]/[.C92]" office:value-type="percentage" office:value="1.01134019421781" calcext:value-type="percentage">
            <text:p>101.13%</text:p>
          </table:table-cell>
          <table:table-cell table:formula="of:=[.L92]/[.D92]" office:value-type="percentage" office:value="1.0170537421333" calcext:value-type="percentage">
            <text:p>101.71%</text:p>
          </table:table-cell>
          <table:table-cell table:formula="of:=[.M92]/[.E92]" office:value-type="percentage" office:value="1.02456588467653" calcext:value-type="percentage">
            <text:p>102.46%</text:p>
          </table:table-cell>
          <table:table-cell table:formula="of:=[.N92]/[.F92]" office:value-type="percentage" office:value="1.01224412902134" calcext:value-type="percentage">
            <text:p>101.22%</text:p>
          </table:table-cell>
          <table:table-cell/>
          <table:table-cell table:formula="of:=AVERAGE([.P92:.U92])" office:value-type="percentage" office:value="1.01485938744218" calcext:value-type="percentage">
            <text:p>101.49%</text:p>
          </table:table-cell>
          <table:table-cell/>
          <table:table-cell office:value-type="percentage" office:value="0.999605840849273" calcext:value-type="percentage">
            <text:p>99.96%</text:p>
          </table:table-cell>
          <table:table-cell table:number-columns-repeated="3"/>
        </table:table-row>
        <table:table-row table:style-name="ro1">
          <table:table-cell office:value-type="float" office:value="336420301" calcext:value-type="float">
            <text:p>336420301</text:p>
          </table:table-cell>
          <table:table-cell office:value-type="float" office:value="2453555172" calcext:value-type="float">
            <text:p>2453555172</text:p>
          </table:table-cell>
          <table:table-cell office:value-type="float" office:value="704889184" calcext:value-type="float">
            <text:p>704889184</text:p>
          </table:table-cell>
          <table:table-cell office:value-type="float" office:value="2932451305" calcext:value-type="float">
            <text:p>2932451305</text:p>
          </table:table-cell>
          <table:table-cell office:value-type="float" office:value="1580722530" calcext:value-type="float">
            <text:p>1580722530</text:p>
          </table:table-cell>
          <table:table-cell office:value-type="float" office:value="2908774594" calcext:value-type="float">
            <text:p>2908774594</text:p>
          </table:table-cell>
          <table:table-cell table:number-columns-repeated="2"/>
          <table:table-cell office:value-type="float" office:value="341202925" calcext:value-type="float">
            <text:p>341202925</text:p>
          </table:table-cell>
          <table:table-cell office:value-type="float" office:value="2485562782" calcext:value-type="float">
            <text:p>2485562782</text:p>
          </table:table-cell>
          <table:table-cell office:value-type="float" office:value="713461929" calcext:value-type="float">
            <text:p>713461929</text:p>
          </table:table-cell>
          <table:table-cell office:value-type="float" office:value="2984177819" calcext:value-type="float">
            <text:p>2984177819</text:p>
          </table:table-cell>
          <table:table-cell office:value-type="float" office:value="1618529883" calcext:value-type="float">
            <text:p>1618529883</text:p>
          </table:table-cell>
          <table:table-cell office:value-type="float" office:value="2946482899" calcext:value-type="float">
            <text:p>2946482899</text:p>
          </table:table-cell>
          <table:table-cell/>
          <table:table-cell table:formula="of:=[.I93]/[.A93]" office:value-type="percentage" office:value="1.0142162169934" calcext:value-type="percentage">
            <text:p>101.42%</text:p>
          </table:table-cell>
          <table:table-cell table:formula="of:=[.J93]/[.B93]" office:value-type="percentage" office:value="1.01304540055397" calcext:value-type="percentage">
            <text:p>101.30%</text:p>
          </table:table-cell>
          <table:table-cell table:formula="of:=[.K93]/[.C93]" office:value-type="percentage" office:value="1.01216183365356" calcext:value-type="percentage">
            <text:p>101.22%</text:p>
          </table:table-cell>
          <table:table-cell table:formula="of:=[.L93]/[.D93]" office:value-type="percentage" office:value="1.0176393428637" calcext:value-type="percentage">
            <text:p>101.76%</text:p>
          </table:table-cell>
          <table:table-cell table:formula="of:=[.M93]/[.E93]" office:value-type="percentage" office:value="1.02391776689613" calcext:value-type="percentage">
            <text:p>102.39%</text:p>
          </table:table-cell>
          <table:table-cell table:formula="of:=[.N93]/[.F93]" office:value-type="percentage" office:value="1.01296363942321" calcext:value-type="percentage">
            <text:p>101.30%</text:p>
          </table:table-cell>
          <table:table-cell/>
          <table:table-cell table:formula="of:=AVERAGE([.P93:.U93])" office:value-type="percentage" office:value="1.01565736673066" calcext:value-type="percentage">
            <text:p>101.57%</text:p>
          </table:table-cell>
          <table:table-cell/>
          <table:table-cell office:value-type="percentage" office:value="1.00032113936707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390537373" calcext:value-type="float">
            <text:p>390537373</text:p>
          </table:table-cell>
          <table:table-cell office:value-type="float" office:value="2425817689" calcext:value-type="float">
            <text:p>2425817689</text:p>
          </table:table-cell>
          <table:table-cell office:value-type="float" office:value="715105831" calcext:value-type="float">
            <text:p>715105831</text:p>
          </table:table-cell>
          <table:table-cell office:value-type="float" office:value="2688838508" calcext:value-type="float">
            <text:p>2688838508</text:p>
          </table:table-cell>
          <table:table-cell office:value-type="float" office:value="1570168667" calcext:value-type="float">
            <text:p>1570168667</text:p>
          </table:table-cell>
          <table:table-cell office:value-type="float" office:value="2920243142" calcext:value-type="float">
            <text:p>2920243142</text:p>
          </table:table-cell>
          <table:table-cell table:number-columns-repeated="2"/>
          <table:table-cell office:value-type="float" office:value="394894335" calcext:value-type="float">
            <text:p>394894335</text:p>
          </table:table-cell>
          <table:table-cell office:value-type="float" office:value="2456788806" calcext:value-type="float">
            <text:p>2456788806</text:p>
          </table:table-cell>
          <table:table-cell office:value-type="float" office:value="720739364" calcext:value-type="float">
            <text:p>720739364</text:p>
          </table:table-cell>
          <table:table-cell office:value-type="float" office:value="2734278535" calcext:value-type="float">
            <text:p>2734278535</text:p>
          </table:table-cell>
          <table:table-cell office:value-type="float" office:value="1609152543" calcext:value-type="float">
            <text:p>1609152543</text:p>
          </table:table-cell>
          <table:table-cell office:value-type="float" office:value="2955626443" calcext:value-type="float">
            <text:p>2955626443</text:p>
          </table:table-cell>
          <table:table-cell/>
          <table:table-cell table:formula="of:=[.I94]/[.A94]" office:value-type="percentage" office:value="1.01115632536403" calcext:value-type="percentage">
            <text:p>101.12%</text:p>
          </table:table-cell>
          <table:table-cell table:formula="of:=[.J94]/[.B94]" office:value-type="percentage" office:value="1.01276728961968" calcext:value-type="percentage">
            <text:p>101.28%</text:p>
          </table:table-cell>
          <table:table-cell table:formula="of:=[.K94]/[.C94]" office:value-type="percentage" office:value="1.00787790108231" calcext:value-type="percentage">
            <text:p>100.79%</text:p>
          </table:table-cell>
          <table:table-cell table:formula="of:=[.L94]/[.D94]" office:value-type="percentage" office:value="1.01689950023581" calcext:value-type="percentage">
            <text:p>101.69%</text:p>
          </table:table-cell>
          <table:table-cell table:formula="of:=[.M94]/[.E94]" office:value-type="percentage" office:value="1.02482782698402" calcext:value-type="percentage">
            <text:p>102.48%</text:p>
          </table:table-cell>
          <table:table-cell table:formula="of:=[.N94]/[.F94]" office:value-type="percentage" office:value="1.01211655991623" calcext:value-type="percentage">
            <text:p>101.21%</text:p>
          </table:table-cell>
          <table:table-cell/>
          <table:table-cell table:formula="of:=AVERAGE([.P94:.U94])" office:value-type="percentage" office:value="1.01427423386701" calcext:value-type="percentage">
            <text:p>101.43%</text:p>
          </table:table-cell>
          <table:table-cell/>
          <table:table-cell office:value-type="percentage" office:value="0.999822807036953" calcext:value-type="percentage">
            <text:p>99.98%</text:p>
          </table:table-cell>
          <table:table-cell table:number-columns-repeated="3"/>
        </table:table-row>
        <table:table-row table:style-name="ro1">
          <table:table-cell office:value-type="float" office:value="385439958" calcext:value-type="float">
            <text:p>385439958</text:p>
          </table:table-cell>
          <table:table-cell office:value-type="float" office:value="2443445866" calcext:value-type="float">
            <text:p>2443445866</text:p>
          </table:table-cell>
          <table:table-cell office:value-type="float" office:value="633990112" calcext:value-type="float">
            <text:p>633990112</text:p>
          </table:table-cell>
          <table:table-cell office:value-type="float" office:value="2773218758" calcext:value-type="float">
            <text:p>2773218758</text:p>
          </table:table-cell>
          <table:table-cell office:value-type="float" office:value="1572162844" calcext:value-type="float">
            <text:p>1572162844</text:p>
          </table:table-cell>
          <table:table-cell office:value-type="float" office:value="3026390671" calcext:value-type="float">
            <text:p>3026390671</text:p>
          </table:table-cell>
          <table:table-cell table:number-columns-repeated="2"/>
          <table:table-cell office:value-type="float" office:value="388932108" calcext:value-type="float">
            <text:p>388932108</text:p>
          </table:table-cell>
          <table:table-cell office:value-type="float" office:value="2471576278" calcext:value-type="float">
            <text:p>2471576278</text:p>
          </table:table-cell>
          <table:table-cell office:value-type="float" office:value="639263653" calcext:value-type="float">
            <text:p>639263653</text:p>
          </table:table-cell>
          <table:table-cell office:value-type="float" office:value="2814959908" calcext:value-type="float">
            <text:p>2814959908</text:p>
          </table:table-cell>
          <table:table-cell office:value-type="float" office:value="1609954073" calcext:value-type="float">
            <text:p>1609954073</text:p>
          </table:table-cell>
          <table:table-cell office:value-type="float" office:value="3062693510" calcext:value-type="float">
            <text:p>3062693510</text:p>
          </table:table-cell>
          <table:table-cell/>
          <table:table-cell table:formula="of:=[.I95]/[.A95]" office:value-type="percentage" office:value="1.00906016599348" calcext:value-type="percentage">
            <text:p>100.91%</text:p>
          </table:table-cell>
          <table:table-cell table:formula="of:=[.J95]/[.B95]" office:value-type="percentage" office:value="1.0115125988226" calcext:value-type="percentage">
            <text:p>101.15%</text:p>
          </table:table-cell>
          <table:table-cell table:formula="of:=[.K95]/[.C95]" office:value-type="percentage" office:value="1.00831801774221" calcext:value-type="percentage">
            <text:p>100.83%</text:p>
          </table:table-cell>
          <table:table-cell table:formula="of:=[.L95]/[.D95]" office:value-type="percentage" office:value="1.01505151725935" calcext:value-type="percentage">
            <text:p>101.51%</text:p>
          </table:table-cell>
          <table:table-cell table:formula="of:=[.M95]/[.E95]" office:value-type="percentage" office:value="1.02403773193358" calcext:value-type="percentage">
            <text:p>102.40%</text:p>
          </table:table-cell>
          <table:table-cell table:formula="of:=[.N95]/[.F95]" office:value-type="percentage" office:value="1.01199542390474" calcext:value-type="percentage">
            <text:p>101.20%</text:p>
          </table:table-cell>
          <table:table-cell/>
          <table:table-cell table:formula="of:=AVERAGE([.P95:.U95])" office:value-type="percentage" office:value="1.01332924260933" calcext:value-type="percentage">
            <text:p>101.33%</text:p>
          </table:table-cell>
          <table:table-cell/>
          <table:table-cell office:value-type="percentage" office:value="1.0007034777263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364775796" calcext:value-type="float">
            <text:p>364775796</text:p>
          </table:table-cell>
          <table:table-cell office:value-type="float" office:value="2552366053" calcext:value-type="float">
            <text:p>2552366053</text:p>
          </table:table-cell>
          <table:table-cell office:value-type="float" office:value="635676052" calcext:value-type="float">
            <text:p>635676052</text:p>
          </table:table-cell>
          <table:table-cell office:value-type="float" office:value="2652959754" calcext:value-type="float">
            <text:p>2652959754</text:p>
          </table:table-cell>
          <table:table-cell office:value-type="float" office:value="1582041749" calcext:value-type="float">
            <text:p>1582041749</text:p>
          </table:table-cell>
          <table:table-cell office:value-type="float" office:value="2949244133" calcext:value-type="float">
            <text:p>2949244133</text:p>
          </table:table-cell>
          <table:table-cell table:number-columns-repeated="2"/>
          <table:table-cell office:value-type="float" office:value="368495361" calcext:value-type="float">
            <text:p>368495361</text:p>
          </table:table-cell>
          <table:table-cell office:value-type="float" office:value="2584254403" calcext:value-type="float">
            <text:p>2584254403</text:p>
          </table:table-cell>
          <table:table-cell office:value-type="float" office:value="640800105" calcext:value-type="float">
            <text:p>640800105</text:p>
          </table:table-cell>
          <table:table-cell office:value-type="float" office:value="2695401197" calcext:value-type="float">
            <text:p>2695401197</text:p>
          </table:table-cell>
          <table:table-cell office:value-type="float" office:value="1620532317" calcext:value-type="float">
            <text:p>1620532317</text:p>
          </table:table-cell>
          <table:table-cell office:value-type="float" office:value="2977239274" calcext:value-type="float">
            <text:p>2977239274</text:p>
          </table:table-cell>
          <table:table-cell/>
          <table:table-cell table:formula="of:=[.I96]/[.A96]" office:value-type="percentage" office:value="1.01019685253459" calcext:value-type="percentage">
            <text:p>101.02%</text:p>
          </table:table-cell>
          <table:table-cell table:formula="of:=[.J96]/[.B96]" office:value-type="percentage" office:value="1.01249364289363" calcext:value-type="percentage">
            <text:p>101.25%</text:p>
          </table:table-cell>
          <table:table-cell table:formula="of:=[.K96]/[.C96]" office:value-type="percentage" office:value="1.00806079288952" calcext:value-type="percentage">
            <text:p>100.81%</text:p>
          </table:table-cell>
          <table:table-cell table:formula="of:=[.L96]/[.D96]" office:value-type="percentage" office:value="1.01599777114448" calcext:value-type="percentage">
            <text:p>101.60%</text:p>
          </table:table-cell>
          <table:table-cell table:formula="of:=[.M96]/[.E96]" office:value-type="percentage" office:value="1.02432967905198" calcext:value-type="percentage">
            <text:p>102.43%</text:p>
          </table:table-cell>
          <table:table-cell table:formula="of:=[.N96]/[.F96]" office:value-type="percentage" office:value="1.0094923104828" calcext:value-type="percentage">
            <text:p>100.95%</text:p>
          </table:table-cell>
          <table:table-cell/>
          <table:table-cell table:formula="of:=AVERAGE([.P96:.U96])" office:value-type="percentage" office:value="1.01342850816617" calcext:value-type="percentage">
            <text:p>101.34%</text:p>
          </table:table-cell>
          <table:table-cell/>
          <table:table-cell office:value-type="percentage" office:value="1.00057554343507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42160369" calcext:value-type="float">
            <text:p>342160369</text:p>
          </table:table-cell>
          <table:table-cell office:value-type="float" office:value="2426568062" calcext:value-type="float">
            <text:p>2426568062</text:p>
          </table:table-cell>
          <table:table-cell office:value-type="float" office:value="636019037" calcext:value-type="float">
            <text:p>636019037</text:p>
          </table:table-cell>
          <table:table-cell office:value-type="float" office:value="2688510605" calcext:value-type="float">
            <text:p>2688510605</text:p>
          </table:table-cell>
          <table:table-cell office:value-type="float" office:value="1611033207" calcext:value-type="float">
            <text:p>1611033207</text:p>
          </table:table-cell>
          <table:table-cell office:value-type="float" office:value="2967123868" calcext:value-type="float">
            <text:p>2967123868</text:p>
          </table:table-cell>
          <table:table-cell table:number-columns-repeated="2"/>
          <table:table-cell office:value-type="float" office:value="346235936" calcext:value-type="float">
            <text:p>346235936</text:p>
          </table:table-cell>
          <table:table-cell office:value-type="float" office:value="2454581401" calcext:value-type="float">
            <text:p>2454581401</text:p>
          </table:table-cell>
          <table:table-cell office:value-type="float" office:value="641808356" calcext:value-type="float">
            <text:p>641808356</text:p>
          </table:table-cell>
          <table:table-cell office:value-type="float" office:value="2734873961" calcext:value-type="float">
            <text:p>2734873961</text:p>
          </table:table-cell>
          <table:table-cell office:value-type="float" office:value="1655714894" calcext:value-type="float">
            <text:p>1655714894</text:p>
          </table:table-cell>
          <table:table-cell office:value-type="float" office:value="2996663941" calcext:value-type="float">
            <text:p>2996663941</text:p>
          </table:table-cell>
          <table:table-cell/>
          <table:table-cell table:formula="of:=[.I97]/[.A97]" office:value-type="percentage" office:value="1.01191127719412" calcext:value-type="percentage">
            <text:p>101.19%</text:p>
          </table:table-cell>
          <table:table-cell table:formula="of:=[.J97]/[.B97]" office:value-type="percentage" office:value="1.01154442747298" calcext:value-type="percentage">
            <text:p>101.15%</text:p>
          </table:table-cell>
          <table:table-cell table:formula="of:=[.K97]/[.C97]" office:value-type="percentage" office:value="1.00910243037269" calcext:value-type="percentage">
            <text:p>100.91%</text:p>
          </table:table-cell>
          <table:table-cell table:formula="of:=[.L97]/[.D97]" office:value-type="percentage" office:value="1.01724499650988" calcext:value-type="percentage">
            <text:p>101.72%</text:p>
          </table:table-cell>
          <table:table-cell table:formula="of:=[.M97]/[.E97]" office:value-type="percentage" office:value="1.02773480199282" calcext:value-type="percentage">
            <text:p>102.77%</text:p>
          </table:table-cell>
          <table:table-cell table:formula="of:=[.N97]/[.F97]" office:value-type="percentage" office:value="1.0099557936622" calcext:value-type="percentage">
            <text:p>101.00%</text:p>
          </table:table-cell>
          <table:table-cell/>
          <table:table-cell table:formula="of:=AVERAGE([.P97:.U97])" office:value-type="percentage" office:value="1.01458228786745" calcext:value-type="percentage">
            <text:p>101.46%</text:p>
          </table:table-cell>
          <table:table-cell/>
          <table:table-cell office:value-type="percentage" office:value="1.00089090747244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21132981" calcext:value-type="float">
            <text:p>321132981</text:p>
          </table:table-cell>
          <table:table-cell office:value-type="float" office:value="2552465699" calcext:value-type="float">
            <text:p>2552465699</text:p>
          </table:table-cell>
          <table:table-cell office:value-type="float" office:value="670023455" calcext:value-type="float">
            <text:p>670023455</text:p>
          </table:table-cell>
          <table:table-cell office:value-type="float" office:value="2814013608" calcext:value-type="float">
            <text:p>2814013608</text:p>
          </table:table-cell>
          <table:table-cell office:value-type="float" office:value="1590355352" calcext:value-type="float">
            <text:p>1590355352</text:p>
          </table:table-cell>
          <table:table-cell office:value-type="float" office:value="3065814443" calcext:value-type="float">
            <text:p>3065814443</text:p>
          </table:table-cell>
          <table:table-cell table:number-columns-repeated="2"/>
          <table:table-cell office:value-type="float" office:value="325569832" calcext:value-type="float">
            <text:p>325569832</text:p>
          </table:table-cell>
          <table:table-cell office:value-type="float" office:value="2584495070" calcext:value-type="float">
            <text:p>2584495070</text:p>
          </table:table-cell>
          <table:table-cell office:value-type="float" office:value="676875490" calcext:value-type="float">
            <text:p>676875490</text:p>
          </table:table-cell>
          <table:table-cell office:value-type="float" office:value="2854709466" calcext:value-type="float">
            <text:p>2854709466</text:p>
          </table:table-cell>
          <table:table-cell office:value-type="float" office:value="1627974839" calcext:value-type="float">
            <text:p>1627974839</text:p>
          </table:table-cell>
          <table:table-cell office:value-type="float" office:value="3096969855" calcext:value-type="float">
            <text:p>3096969855</text:p>
          </table:table-cell>
          <table:table-cell/>
          <table:table-cell table:formula="of:=[.I98]/[.A98]" office:value-type="percentage" office:value="1.01381624206328" calcext:value-type="percentage">
            <text:p>101.38%</text:p>
          </table:table-cell>
          <table:table-cell table:formula="of:=[.J98]/[.B98]" office:value-type="percentage" office:value="1.01254840408337" calcext:value-type="percentage">
            <text:p>101.25%</text:p>
          </table:table-cell>
          <table:table-cell table:formula="of:=[.K98]/[.C98]" office:value-type="percentage" office:value="1.01022655990453" calcext:value-type="percentage">
            <text:p>101.02%</text:p>
          </table:table-cell>
          <table:table-cell table:formula="of:=[.L98]/[.D98]" office:value-type="percentage" office:value="1.01446185543819" calcext:value-type="percentage">
            <text:p>101.45%</text:p>
          </table:table-cell>
          <table:table-cell table:formula="of:=[.M98]/[.E98]" office:value-type="percentage" office:value="1.02365476806972" calcext:value-type="percentage">
            <text:p>102.37%</text:p>
          </table:table-cell>
          <table:table-cell table:formula="of:=[.N98]/[.F98]" office:value-type="percentage" office:value="1.01016219754302" calcext:value-type="percentage">
            <text:p>101.02%</text:p>
          </table:table-cell>
          <table:table-cell/>
          <table:table-cell table:formula="of:=AVERAGE([.P98:.U98])" office:value-type="percentage" office:value="1.01414500451702" calcext:value-type="percentage">
            <text:p>101.41%</text:p>
          </table:table-cell>
          <table:table-cell/>
          <table:table-cell office:value-type="percentage" office:value="1.00086088277556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24362602" calcext:value-type="float">
            <text:p>324362602</text:p>
          </table:table-cell>
          <table:table-cell office:value-type="float" office:value="2556241492" calcext:value-type="float">
            <text:p>2556241492</text:p>
          </table:table-cell>
          <table:table-cell office:value-type="float" office:value="654736619" calcext:value-type="float">
            <text:p>654736619</text:p>
          </table:table-cell>
          <table:table-cell office:value-type="float" office:value="2698381183" calcext:value-type="float">
            <text:p>2698381183</text:p>
          </table:table-cell>
          <table:table-cell office:value-type="float" office:value="1563146412" calcext:value-type="float">
            <text:p>1563146412</text:p>
          </table:table-cell>
          <table:table-cell office:value-type="float" office:value="2945398066" calcext:value-type="float">
            <text:p>2945398066</text:p>
          </table:table-cell>
          <table:table-cell table:number-columns-repeated="2"/>
          <table:table-cell office:value-type="float" office:value="328015281" calcext:value-type="float">
            <text:p>328015281</text:p>
          </table:table-cell>
          <table:table-cell office:value-type="float" office:value="2584524425" calcext:value-type="float">
            <text:p>2584524425</text:p>
          </table:table-cell>
          <table:table-cell office:value-type="float" office:value="660492429" calcext:value-type="float">
            <text:p>660492429</text:p>
          </table:table-cell>
          <table:table-cell office:value-type="float" office:value="2750930598" calcext:value-type="float">
            <text:p>2750930598</text:p>
          </table:table-cell>
          <table:table-cell office:value-type="float" office:value="1598145989" calcext:value-type="float">
            <text:p>1598145989</text:p>
          </table:table-cell>
          <table:table-cell office:value-type="float" office:value="2979170212" calcext:value-type="float">
            <text:p>2979170212</text:p>
          </table:table-cell>
          <table:table-cell/>
          <table:table-cell table:formula="of:=[.I99]/[.A99]" office:value-type="percentage" office:value="1.01126109784999" calcext:value-type="percentage">
            <text:p>101.13%</text:p>
          </table:table-cell>
          <table:table-cell table:formula="of:=[.J99]/[.B99]" office:value-type="percentage" office:value="1.0110642648938" calcext:value-type="percentage">
            <text:p>101.11%</text:p>
          </table:table-cell>
          <table:table-cell table:formula="of:=[.K99]/[.C99]" office:value-type="percentage" office:value="1.00879103113064" calcext:value-type="percentage">
            <text:p>100.88%</text:p>
          </table:table-cell>
          <table:table-cell table:formula="of:=[.L99]/[.D99]" office:value-type="percentage" office:value="1.01947442241706" calcext:value-type="percentage">
            <text:p>101.95%</text:p>
          </table:table-cell>
          <table:table-cell table:formula="of:=[.M99]/[.E99]" office:value-type="percentage" office:value="1.02239046626171" calcext:value-type="percentage">
            <text:p>102.24%</text:p>
          </table:table-cell>
          <table:table-cell table:formula="of:=[.N99]/[.F99]" office:value-type="percentage" office:value="1.01146607190038" calcext:value-type="percentage">
            <text:p>101.15%</text:p>
          </table:table-cell>
          <table:table-cell/>
          <table:table-cell table:formula="of:=AVERAGE([.P99:.U99])" office:value-type="percentage" office:value="1.0140745590756" calcext:value-type="percentage">
            <text:p>101.41%</text:p>
          </table:table-cell>
          <table:table-cell/>
          <table:table-cell office:value-type="percentage" office:value="0.999097493630833" calcext:value-type="percentage">
            <text:p>99.91%</text:p>
          </table:table-cell>
          <table:table-cell table:number-columns-repeated="3"/>
        </table:table-row>
        <table:table-row table:style-name="ro1">
          <table:table-cell office:value-type="float" office:value="325769346" calcext:value-type="float">
            <text:p>325769346</text:p>
          </table:table-cell>
          <table:table-cell office:value-type="float" office:value="2473294258" calcext:value-type="float">
            <text:p>2473294258</text:p>
          </table:table-cell>
          <table:table-cell office:value-type="float" office:value="601422107" calcext:value-type="float">
            <text:p>601422107</text:p>
          </table:table-cell>
          <table:table-cell office:value-type="float" office:value="2661253872" calcext:value-type="float">
            <text:p>2661253872</text:p>
          </table:table-cell>
          <table:table-cell office:value-type="float" office:value="1584199598" calcext:value-type="float">
            <text:p>1584199598</text:p>
          </table:table-cell>
          <table:table-cell office:value-type="float" office:value="2916176052" calcext:value-type="float">
            <text:p>2916176052</text:p>
          </table:table-cell>
          <table:table-cell table:number-columns-repeated="2"/>
          <table:table-cell office:value-type="float" office:value="329240626" calcext:value-type="float">
            <text:p>329240626</text:p>
          </table:table-cell>
          <table:table-cell office:value-type="float" office:value="2502388915" calcext:value-type="float">
            <text:p>2502388915</text:p>
          </table:table-cell>
          <table:table-cell office:value-type="float" office:value="608177715" calcext:value-type="float">
            <text:p>608177715</text:p>
          </table:table-cell>
          <table:table-cell office:value-type="float" office:value="2703634137" calcext:value-type="float">
            <text:p>2703634137</text:p>
          </table:table-cell>
          <table:table-cell office:value-type="float" office:value="1621366527" calcext:value-type="float">
            <text:p>1621366527</text:p>
          </table:table-cell>
          <table:table-cell office:value-type="float" office:value="2950231647" calcext:value-type="float">
            <text:p>2950231647</text:p>
          </table:table-cell>
          <table:table-cell/>
          <table:table-cell table:formula="of:=[.I100]/[.A100]" office:value-type="percentage" office:value="1.01065563731709" calcext:value-type="percentage">
            <text:p>101.07%</text:p>
          </table:table-cell>
          <table:table-cell table:formula="of:=[.J100]/[.B100]" office:value-type="percentage" office:value="1.01176352425753" calcext:value-type="percentage">
            <text:p>101.18%</text:p>
          </table:table-cell>
          <table:table-cell table:formula="of:=[.K100]/[.C100]" office:value-type="percentage" office:value="1.01123272310973" calcext:value-type="percentage">
            <text:p>101.12%</text:p>
          </table:table-cell>
          <table:table-cell table:formula="of:=[.L100]/[.D100]" office:value-type="percentage" office:value="1.01592492375338" calcext:value-type="percentage">
            <text:p>101.59%</text:p>
          </table:table-cell>
          <table:table-cell table:formula="of:=[.M100]/[.E100]" office:value-type="percentage" office:value="1.02346101403316" calcext:value-type="percentage">
            <text:p>102.35%</text:p>
          </table:table-cell>
          <table:table-cell table:formula="of:=[.N100]/[.F100]" office:value-type="percentage" office:value="1.01167816839338" calcext:value-type="percentage">
            <text:p>101.17%</text:p>
          </table:table-cell>
          <table:table-cell/>
          <table:table-cell table:formula="of:=AVERAGE([.P100:.U100])" office:value-type="percentage" office:value="1.01411933181071" calcext:value-type="percentage">
            <text:p>101.41%</text:p>
          </table:table-cell>
          <table:table-cell/>
          <table:table-cell office:value-type="percentage" office:value="1.00001974620909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319018593" calcext:value-type="float">
            <text:p>319018593</text:p>
          </table:table-cell>
          <table:table-cell office:value-type="float" office:value="2618770042" calcext:value-type="float">
            <text:p>2618770042</text:p>
          </table:table-cell>
          <table:table-cell office:value-type="float" office:value="599377487" calcext:value-type="float">
            <text:p>599377487</text:p>
          </table:table-cell>
          <table:table-cell office:value-type="float" office:value="2766604433" calcext:value-type="float">
            <text:p>2766604433</text:p>
          </table:table-cell>
          <table:table-cell office:value-type="float" office:value="1591103335" calcext:value-type="float">
            <text:p>1591103335</text:p>
          </table:table-cell>
          <table:table-cell office:value-type="float" office:value="3086561126" calcext:value-type="float">
            <text:p>3086561126</text:p>
          </table:table-cell>
          <table:table-cell table:number-columns-repeated="2"/>
          <table:table-cell office:value-type="float" office:value="321935687" calcext:value-type="float">
            <text:p>321935687</text:p>
          </table:table-cell>
          <table:table-cell office:value-type="float" office:value="2645917414" calcext:value-type="float">
            <text:p>2645917414</text:p>
          </table:table-cell>
          <table:table-cell office:value-type="float" office:value="606237736" calcext:value-type="float">
            <text:p>606237736</text:p>
          </table:table-cell>
          <table:table-cell office:value-type="float" office:value="2807344443" calcext:value-type="float">
            <text:p>2807344443</text:p>
          </table:table-cell>
          <table:table-cell office:value-type="float" office:value="1631395565" calcext:value-type="float">
            <text:p>1631395565</text:p>
          </table:table-cell>
          <table:table-cell office:value-type="float" office:value="3119428775" calcext:value-type="float">
            <text:p>3119428775</text:p>
          </table:table-cell>
          <table:table-cell/>
          <table:table-cell table:formula="of:=[.I101]/[.A101]" office:value-type="percentage" office:value="1.00914396233952" calcext:value-type="percentage">
            <text:p>100.91%</text:p>
          </table:table-cell>
          <table:table-cell table:formula="of:=[.J101]/[.B101]" office:value-type="percentage" office:value="1.01036645889658" calcext:value-type="percentage">
            <text:p>101.04%</text:p>
          </table:table-cell>
          <table:table-cell table:formula="of:=[.K101]/[.C101]" office:value-type="percentage" office:value="1.01144562341562" calcext:value-type="percentage">
            <text:p>101.14%</text:p>
          </table:table-cell>
          <table:table-cell table:formula="of:=[.L101]/[.D101]" office:value-type="percentage" office:value="1.01472563605915" calcext:value-type="percentage">
            <text:p>101.47%</text:p>
          </table:table-cell>
          <table:table-cell table:formula="of:=[.M101]/[.E101]" office:value-type="percentage" office:value="1.02532345267192" calcext:value-type="percentage">
            <text:p>102.53%</text:p>
          </table:table-cell>
          <table:table-cell table:formula="of:=[.N101]/[.F101]" office:value-type="percentage" office:value="1.01064863051735" calcext:value-type="percentage">
            <text:p>101.06%</text:p>
          </table:table-cell>
          <table:table-cell/>
          <table:table-cell table:formula="of:=AVERAGE([.P101:.U101])" office:value-type="percentage" office:value="1.01360896065002" calcext:value-type="percentage">
            <text:p>101.36%</text:p>
          </table:table-cell>
          <table:table-cell/>
          <table:table-cell office:value-type="percentage" office:value="1.00001464691185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316264605" calcext:value-type="float">
            <text:p>316264605</text:p>
          </table:table-cell>
          <table:table-cell office:value-type="float" office:value="2478742843" calcext:value-type="float">
            <text:p>2478742843</text:p>
          </table:table-cell>
          <table:table-cell office:value-type="float" office:value="650568647" calcext:value-type="float">
            <text:p>650568647</text:p>
          </table:table-cell>
          <table:table-cell office:value-type="float" office:value="2674892511" calcext:value-type="float">
            <text:p>2674892511</text:p>
          </table:table-cell>
          <table:table-cell office:value-type="float" office:value="1573439431" calcext:value-type="float">
            <text:p>1573439431</text:p>
          </table:table-cell>
          <table:table-cell office:value-type="float" office:value="2910452898" calcext:value-type="float">
            <text:p>2910452898</text:p>
          </table:table-cell>
          <table:table-cell table:number-columns-repeated="2"/>
          <table:table-cell office:value-type="float" office:value="318956718" calcext:value-type="float">
            <text:p>318956718</text:p>
          </table:table-cell>
          <table:table-cell office:value-type="float" office:value="2507563862" calcext:value-type="float">
            <text:p>2507563862</text:p>
          </table:table-cell>
          <table:table-cell office:value-type="float" office:value="657941497" calcext:value-type="float">
            <text:p>657941497</text:p>
          </table:table-cell>
          <table:table-cell office:value-type="float" office:value="2715935292" calcext:value-type="float">
            <text:p>2715935292</text:p>
          </table:table-cell>
          <table:table-cell office:value-type="float" office:value="1609343534" calcext:value-type="float">
            <text:p>1609343534</text:p>
          </table:table-cell>
          <table:table-cell office:value-type="float" office:value="2941631463" calcext:value-type="float">
            <text:p>2941631463</text:p>
          </table:table-cell>
          <table:table-cell/>
          <table:table-cell table:formula="of:=[.I102]/[.A102]" office:value-type="percentage" office:value="1.00851221716701" calcext:value-type="percentage">
            <text:p>100.85%</text:p>
          </table:table-cell>
          <table:table-cell table:formula="of:=[.J102]/[.B102]" office:value-type="percentage" office:value="1.01162727270455" calcext:value-type="percentage">
            <text:p>101.16%</text:p>
          </table:table-cell>
          <table:table-cell table:formula="of:=[.K102]/[.C102]" office:value-type="percentage" office:value="1.0113329316345" calcext:value-type="percentage">
            <text:p>101.13%</text:p>
          </table:table-cell>
          <table:table-cell table:formula="of:=[.L102]/[.D102]" office:value-type="percentage" office:value="1.01534371225431" calcext:value-type="percentage">
            <text:p>101.53%</text:p>
          </table:table-cell>
          <table:table-cell table:formula="of:=[.M102]/[.E102]" office:value-type="percentage" office:value="1.02281886565991" calcext:value-type="percentage">
            <text:p>102.28%</text:p>
          </table:table-cell>
          <table:table-cell table:formula="of:=[.N102]/[.F102]" office:value-type="percentage" office:value="1.01071261624657" calcext:value-type="percentage">
            <text:p>101.07%</text:p>
          </table:table-cell>
          <table:table-cell/>
          <table:table-cell table:formula="of:=AVERAGE([.P102:.U102])" office:value-type="percentage" office:value="1.01339126927781" calcext:value-type="percentage">
            <text:p>101.34%</text:p>
          </table:table-cell>
          <table:table-cell/>
          <table:table-cell office:value-type="percentage" office:value="0.999432205535227" calcext:value-type="percentage">
            <text:p>99.94%</text:p>
          </table:table-cell>
          <table:table-cell table:number-columns-repeated="3"/>
        </table:table-row>
        <table:table-row table:style-name="ro1">
          <table:table-cell office:value-type="float" office:value="312584486" calcext:value-type="float">
            <text:p>312584486</text:p>
          </table:table-cell>
          <table:table-cell office:value-type="float" office:value="2411572430" calcext:value-type="float">
            <text:p>2411572430</text:p>
          </table:table-cell>
          <table:table-cell office:value-type="float" office:value="664101058" calcext:value-type="float">
            <text:p>664101058</text:p>
          </table:table-cell>
          <table:table-cell office:value-type="float" office:value="2714031053" calcext:value-type="float">
            <text:p>2714031053</text:p>
          </table:table-cell>
          <table:table-cell office:value-type="float" office:value="1593852743" calcext:value-type="float">
            <text:p>1593852743</text:p>
          </table:table-cell>
          <table:table-cell office:value-type="float" office:value="2921312252" calcext:value-type="float">
            <text:p>2921312252</text:p>
          </table:table-cell>
          <table:table-cell table:number-columns-repeated="2"/>
          <table:table-cell office:value-type="float" office:value="315988119" calcext:value-type="float">
            <text:p>315988119</text:p>
          </table:table-cell>
          <table:table-cell office:value-type="float" office:value="2441815107" calcext:value-type="float">
            <text:p>2441815107</text:p>
          </table:table-cell>
          <table:table-cell office:value-type="float" office:value="670309264" calcext:value-type="float">
            <text:p>670309264</text:p>
          </table:table-cell>
          <table:table-cell office:value-type="float" office:value="2755155850" calcext:value-type="float">
            <text:p>2755155850</text:p>
          </table:table-cell>
          <table:table-cell office:value-type="float" office:value="1630999689" calcext:value-type="float">
            <text:p>1630999689</text:p>
          </table:table-cell>
          <table:table-cell office:value-type="float" office:value="2956220186" calcext:value-type="float">
            <text:p>2956220186</text:p>
          </table:table-cell>
          <table:table-cell/>
          <table:table-cell table:formula="of:=[.I103]/[.A103]" office:value-type="percentage" office:value="1.01088868178826" calcext:value-type="percentage">
            <text:p>101.09%</text:p>
          </table:table-cell>
          <table:table-cell table:formula="of:=[.J103]/[.B103]" office:value-type="percentage" office:value="1.0125406463533" calcext:value-type="percentage">
            <text:p>101.25%</text:p>
          </table:table-cell>
          <table:table-cell table:formula="of:=[.K103]/[.C103]" office:value-type="percentage" office:value="1.00934828506176" calcext:value-type="percentage">
            <text:p>100.93%</text:p>
          </table:table-cell>
          <table:table-cell table:formula="of:=[.L103]/[.D103]" office:value-type="percentage" office:value="1.01515266266189" calcext:value-type="percentage">
            <text:p>101.52%</text:p>
          </table:table-cell>
          <table:table-cell table:formula="of:=[.M103]/[.E103]" office:value-type="percentage" office:value="1.02330638521228" calcext:value-type="percentage">
            <text:p>102.33%</text:p>
          </table:table-cell>
          <table:table-cell table:formula="of:=[.N103]/[.F103]" office:value-type="percentage" office:value="1.01194940184025" calcext:value-type="percentage">
            <text:p>101.19%</text:p>
          </table:table-cell>
          <table:table-cell/>
          <table:table-cell table:formula="of:=AVERAGE([.P103:.U103])" office:value-type="percentage" office:value="1.01386434381962" calcext:value-type="percentage">
            <text:p>101.39%</text:p>
          </table:table-cell>
          <table:table-cell/>
          <table:table-cell office:value-type="percentage" office:value="1.00035118045617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311262849" calcext:value-type="float">
            <text:p>311262849</text:p>
          </table:table-cell>
          <table:table-cell office:value-type="float" office:value="2389399865" calcext:value-type="float">
            <text:p>2389399865</text:p>
          </table:table-cell>
          <table:table-cell office:value-type="float" office:value="709851471" calcext:value-type="float">
            <text:p>709851471</text:p>
          </table:table-cell>
          <table:table-cell office:value-type="float" office:value="2812452326" calcext:value-type="float">
            <text:p>2812452326</text:p>
          </table:table-cell>
          <table:table-cell office:value-type="float" office:value="1578559193" calcext:value-type="float">
            <text:p>1578559193</text:p>
          </table:table-cell>
          <table:table-cell office:value-type="float" office:value="3016403993" calcext:value-type="float">
            <text:p>3016403993</text:p>
          </table:table-cell>
          <table:table-cell table:number-columns-repeated="2"/>
          <table:table-cell office:value-type="float" office:value="314246263" calcext:value-type="float">
            <text:p>314246263</text:p>
          </table:table-cell>
          <table:table-cell office:value-type="float" office:value="2418628572" calcext:value-type="float">
            <text:p>2418628572</text:p>
          </table:table-cell>
          <table:table-cell office:value-type="float" office:value="714217728" calcext:value-type="float">
            <text:p>714217728</text:p>
          </table:table-cell>
          <table:table-cell office:value-type="float" office:value="2854084606" calcext:value-type="float">
            <text:p>2854084606</text:p>
          </table:table-cell>
          <table:table-cell office:value-type="float" office:value="1615729992" calcext:value-type="float">
            <text:p>1615729992</text:p>
          </table:table-cell>
          <table:table-cell office:value-type="float" office:value="3046314534" calcext:value-type="float">
            <text:p>3046314534</text:p>
          </table:table-cell>
          <table:table-cell/>
          <table:table-cell table:formula="of:=[.I104]/[.A104]" office:value-type="percentage" office:value="1.00958487018154" calcext:value-type="percentage">
            <text:p>100.96%</text:p>
          </table:table-cell>
          <table:table-cell table:formula="of:=[.J104]/[.B104]" office:value-type="percentage" office:value="1.0122326561695" calcext:value-type="percentage">
            <text:p>101.22%</text:p>
          </table:table-cell>
          <table:table-cell table:formula="of:=[.K104]/[.C104]" office:value-type="percentage" office:value="1.00615094449808" calcext:value-type="percentage">
            <text:p>100.62%</text:p>
          </table:table-cell>
          <table:table-cell table:formula="of:=[.L104]/[.D104]" office:value-type="percentage" office:value="1.01480283936376" calcext:value-type="percentage">
            <text:p>101.48%</text:p>
          </table:table-cell>
          <table:table-cell table:formula="of:=[.M104]/[.E104]" office:value-type="percentage" office:value="1.02354729500473" calcext:value-type="percentage">
            <text:p>102.35%</text:p>
          </table:table-cell>
          <table:table-cell table:formula="of:=[.N104]/[.F104]" office:value-type="percentage" office:value="1.0099159598878" calcext:value-type="percentage">
            <text:p>100.99%</text:p>
          </table:table-cell>
          <table:table-cell/>
          <table:table-cell table:formula="of:=AVERAGE([.P104:.U104])" office:value-type="percentage" office:value="1.0127057608509" calcext:value-type="percentage">
            <text:p>101.27%</text:p>
          </table:table-cell>
          <table:table-cell/>
          <table:table-cell office:value-type="percentage" office:value="0.999432041291235" calcext:value-type="percentage">
            <text:p>99.94%</text:p>
          </table:table-cell>
          <table:table-cell table:number-columns-repeated="3"/>
        </table:table-row>
        <table:table-row table:style-name="ro1">
          <table:table-cell office:value-type="float" office:value="311502016" calcext:value-type="float">
            <text:p>311502016</text:p>
          </table:table-cell>
          <table:table-cell office:value-type="float" office:value="2410779456" calcext:value-type="float">
            <text:p>2410779456</text:p>
          </table:table-cell>
          <table:table-cell office:value-type="float" office:value="722663273" calcext:value-type="float">
            <text:p>722663273</text:p>
          </table:table-cell>
          <table:table-cell office:value-type="float" office:value="2656607620" calcext:value-type="float">
            <text:p>2656607620</text:p>
          </table:table-cell>
          <table:table-cell office:value-type="float" office:value="1550759566" calcext:value-type="float">
            <text:p>1550759566</text:p>
          </table:table-cell>
          <table:table-cell office:value-type="float" office:value="2890287303" calcext:value-type="float">
            <text:p>2890287303</text:p>
          </table:table-cell>
          <table:table-cell table:number-columns-repeated="2"/>
          <table:table-cell office:value-type="float" office:value="313955549" calcext:value-type="float">
            <text:p>313955549</text:p>
          </table:table-cell>
          <table:table-cell office:value-type="float" office:value="2438457892" calcext:value-type="float">
            <text:p>2438457892</text:p>
          </table:table-cell>
          <table:table-cell office:value-type="float" office:value="729484594" calcext:value-type="float">
            <text:p>729484594</text:p>
          </table:table-cell>
          <table:table-cell office:value-type="float" office:value="2701161530" calcext:value-type="float">
            <text:p>2701161530</text:p>
          </table:table-cell>
          <table:table-cell office:value-type="float" office:value="1589044257" calcext:value-type="float">
            <text:p>1589044257</text:p>
          </table:table-cell>
          <table:table-cell office:value-type="float" office:value="2927703656" calcext:value-type="float">
            <text:p>2927703656</text:p>
          </table:table-cell>
          <table:table-cell/>
          <table:table-cell table:formula="of:=[.I105]/[.A105]" office:value-type="percentage" office:value="1.00787645945765" calcext:value-type="percentage">
            <text:p>100.79%</text:p>
          </table:table-cell>
          <table:table-cell table:formula="of:=[.J105]/[.B105]" office:value-type="percentage" office:value="1.01148111492784" calcext:value-type="percentage">
            <text:p>101.15%</text:p>
          </table:table-cell>
          <table:table-cell table:formula="of:=[.K105]/[.C105]" office:value-type="percentage" office:value="1.00943914165125" calcext:value-type="percentage">
            <text:p>100.94%</text:p>
          </table:table-cell>
          <table:table-cell table:formula="of:=[.L105]/[.D105]" office:value-type="percentage" office:value="1.01677097877179" calcext:value-type="percentage">
            <text:p>101.68%</text:p>
          </table:table-cell>
          <table:table-cell table:formula="of:=[.M105]/[.E105]" office:value-type="percentage" office:value="1.02468770261966" calcext:value-type="percentage">
            <text:p>102.47%</text:p>
          </table:table-cell>
          <table:table-cell table:formula="of:=[.N105]/[.F105]" office:value-type="percentage" office:value="1.01294554799489" calcext:value-type="percentage">
            <text:p>101.29%</text:p>
          </table:table-cell>
          <table:table-cell/>
          <table:table-cell table:formula="of:=AVERAGE([.P105:.U105])" office:value-type="percentage" office:value="1.01386682423718" calcext:value-type="percentage">
            <text:p>101.39%</text:p>
          </table:table-cell>
          <table:table-cell/>
          <table:table-cell office:value-type="percentage" office:value="1.00005749696817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308867201" calcext:value-type="float">
            <text:p>308867201</text:p>
          </table:table-cell>
          <table:table-cell office:value-type="float" office:value="2466619641" calcext:value-type="float">
            <text:p>2466619641</text:p>
          </table:table-cell>
          <table:table-cell office:value-type="float" office:value="682737118" calcext:value-type="float">
            <text:p>682737118</text:p>
          </table:table-cell>
          <table:table-cell office:value-type="float" office:value="2771481006" calcext:value-type="float">
            <text:p>2771481006</text:p>
          </table:table-cell>
          <table:table-cell office:value-type="float" office:value="1550605068" calcext:value-type="float">
            <text:p>1550605068</text:p>
          </table:table-cell>
          <table:table-cell office:value-type="float" office:value="2912966913" calcext:value-type="float">
            <text:p>2912966913</text:p>
          </table:table-cell>
          <table:table-cell table:number-columns-repeated="2"/>
          <table:table-cell office:value-type="float" office:value="311714900" calcext:value-type="float">
            <text:p>311714900</text:p>
          </table:table-cell>
          <table:table-cell office:value-type="float" office:value="2493404318" calcext:value-type="float">
            <text:p>2493404318</text:p>
          </table:table-cell>
          <table:table-cell office:value-type="float" office:value="689378378" calcext:value-type="float">
            <text:p>689378378</text:p>
          </table:table-cell>
          <table:table-cell office:value-type="float" office:value="2817577591" calcext:value-type="float">
            <text:p>2817577591</text:p>
          </table:table-cell>
          <table:table-cell office:value-type="float" office:value="1588835891" calcext:value-type="float">
            <text:p>1588835891</text:p>
          </table:table-cell>
          <table:table-cell office:value-type="float" office:value="2947651587" calcext:value-type="float">
            <text:p>2947651587</text:p>
          </table:table-cell>
          <table:table-cell/>
          <table:table-cell table:formula="of:=[.I106]/[.A106]" office:value-type="percentage" office:value="1.00921981677167" calcext:value-type="percentage">
            <text:p>100.92%</text:p>
          </table:table-cell>
          <table:table-cell table:formula="of:=[.J106]/[.B106]" office:value-type="percentage" office:value="1.01085885985613" calcext:value-type="percentage">
            <text:p>101.09%</text:p>
          </table:table-cell>
          <table:table-cell table:formula="of:=[.K106]/[.C106]" office:value-type="percentage" office:value="1.0097274043331" calcext:value-type="percentage">
            <text:p>100.97%</text:p>
          </table:table-cell>
          <table:table-cell table:formula="of:=[.L106]/[.D106]" office:value-type="percentage" office:value="1.0166324737208" calcext:value-type="percentage">
            <text:p>101.66%</text:p>
          </table:table-cell>
          <table:table-cell table:formula="of:=[.M106]/[.E106]" office:value-type="percentage" office:value="1.024655422447" calcext:value-type="percentage">
            <text:p>102.47%</text:p>
          </table:table-cell>
          <table:table-cell table:formula="of:=[.N106]/[.F106]" office:value-type="percentage" office:value="1.01190699209291" calcext:value-type="percentage">
            <text:p>101.19%</text:p>
          </table:table-cell>
          <table:table-cell/>
          <table:table-cell table:formula="of:=AVERAGE([.P106:.U106])" office:value-type="percentage" office:value="1.01383349487027" calcext:value-type="percentage">
            <text:p>101.38%</text:p>
          </table:table-cell>
          <table:table-cell/>
          <table:table-cell office:value-type="percentage" office:value="1.00024477803946" calcext:value-type="percentage">
            <text:p>100.02%</text:p>
          </table:table-cell>
          <table:table-cell table:number-columns-repeated="3"/>
        </table:table-row>
        <table:table-row table:style-name="ro1">
          <table:table-cell office:value-type="float" office:value="359309551" calcext:value-type="float">
            <text:p>359309551</text:p>
          </table:table-cell>
          <table:table-cell office:value-type="float" office:value="2594558492" calcext:value-type="float">
            <text:p>2594558492</text:p>
          </table:table-cell>
          <table:table-cell office:value-type="float" office:value="743358123" calcext:value-type="float">
            <text:p>743358123</text:p>
          </table:table-cell>
          <table:table-cell office:value-type="float" office:value="3414442570" calcext:value-type="float">
            <text:p>3414442570</text:p>
          </table:table-cell>
          <table:table-cell office:value-type="float" office:value="1560585667" calcext:value-type="float">
            <text:p>1560585667</text:p>
          </table:table-cell>
          <table:table-cell office:value-type="float" office:value="3066704149" calcext:value-type="float">
            <text:p>3066704149</text:p>
          </table:table-cell>
          <table:table-cell table:number-columns-repeated="2"/>
          <table:table-cell office:value-type="float" office:value="362400302" calcext:value-type="float">
            <text:p>362400302</text:p>
          </table:table-cell>
          <table:table-cell office:value-type="float" office:value="2624043819" calcext:value-type="float">
            <text:p>2624043819</text:p>
          </table:table-cell>
          <table:table-cell office:value-type="float" office:value="748665376" calcext:value-type="float">
            <text:p>748665376</text:p>
          </table:table-cell>
          <table:table-cell office:value-type="float" office:value="3468112786" calcext:value-type="float">
            <text:p>3468112786</text:p>
          </table:table-cell>
          <table:table-cell office:value-type="float" office:value="1599162679" calcext:value-type="float">
            <text:p>1599162679</text:p>
          </table:table-cell>
          <table:table-cell office:value-type="float" office:value="3106626817" calcext:value-type="float">
            <text:p>3106626817</text:p>
          </table:table-cell>
          <table:table-cell/>
          <table:table-cell table:formula="of:=[.I107]/[.A107]" office:value-type="percentage" office:value="1.00860191718088" calcext:value-type="percentage">
            <text:p>100.86%</text:p>
          </table:table-cell>
          <table:table-cell table:formula="of:=[.J107]/[.B107]" office:value-type="percentage" office:value="1.01136429457687" calcext:value-type="percentage">
            <text:p>101.14%</text:p>
          </table:table-cell>
          <table:table-cell table:formula="of:=[.K107]/[.C107]" office:value-type="percentage" office:value="1.00713956414249" calcext:value-type="percentage">
            <text:p>100.71%</text:p>
          </table:table-cell>
          <table:table-cell table:formula="of:=[.L107]/[.D107]" office:value-type="percentage" office:value="1.01571858799781" calcext:value-type="percentage">
            <text:p>101.57%</text:p>
          </table:table-cell>
          <table:table-cell table:formula="of:=[.M107]/[.E107]" office:value-type="percentage" office:value="1.02471957343691" calcext:value-type="percentage">
            <text:p>102.47%</text:p>
          </table:table-cell>
          <table:table-cell table:formula="of:=[.N107]/[.F107]" office:value-type="percentage" office:value="1.01301810219059" calcext:value-type="percentage">
            <text:p>101.30%</text:p>
          </table:table-cell>
          <table:table-cell/>
          <table:table-cell table:formula="of:=AVERAGE([.P107:.U107])" office:value-type="percentage" office:value="1.01342700658759" calcext:value-type="percentage">
            <text:p>101.34%</text:p>
          </table:table-cell>
          <table:table-cell/>
          <table:table-cell office:value-type="percentage" office:value="0.999760864465143" calcext:value-type="percentage">
            <text:p>99.98%</text:p>
          </table:table-cell>
          <table:table-cell table:number-columns-repeated="3"/>
        </table:table-row>
        <table:table-row table:style-name="ro1">
          <table:table-cell office:value-type="float" office:value="334761727" calcext:value-type="float">
            <text:p>334761727</text:p>
          </table:table-cell>
          <table:table-cell office:value-type="float" office:value="2380170740" calcext:value-type="float">
            <text:p>2380170740</text:p>
          </table:table-cell>
          <table:table-cell office:value-type="float" office:value="772517421" calcext:value-type="float">
            <text:p>772517421</text:p>
          </table:table-cell>
          <table:table-cell office:value-type="float" office:value="2692912212" calcext:value-type="float">
            <text:p>2692912212</text:p>
          </table:table-cell>
          <table:table-cell office:value-type="float" office:value="1567834584" calcext:value-type="float">
            <text:p>1567834584</text:p>
          </table:table-cell>
          <table:table-cell office:value-type="float" office:value="2892281367" calcext:value-type="float">
            <text:p>2892281367</text:p>
          </table:table-cell>
          <table:table-cell table:number-columns-repeated="2"/>
          <table:table-cell office:value-type="float" office:value="337727724" calcext:value-type="float">
            <text:p>337727724</text:p>
          </table:table-cell>
          <table:table-cell office:value-type="float" office:value="2405649836" calcext:value-type="float">
            <text:p>2405649836</text:p>
          </table:table-cell>
          <table:table-cell office:value-type="float" office:value="779778956" calcext:value-type="float">
            <text:p>779778956</text:p>
          </table:table-cell>
          <table:table-cell office:value-type="float" office:value="2738686695" calcext:value-type="float">
            <text:p>2738686695</text:p>
          </table:table-cell>
          <table:table-cell office:value-type="float" office:value="1605765750" calcext:value-type="float">
            <text:p>1605765750</text:p>
          </table:table-cell>
          <table:table-cell office:value-type="float" office:value="2927656784" calcext:value-type="float">
            <text:p>2927656784</text:p>
          </table:table-cell>
          <table:table-cell/>
          <table:table-cell table:formula="of:=[.I108]/[.A108]" office:value-type="percentage" office:value="1.00886002419267" calcext:value-type="percentage">
            <text:p>100.89%</text:p>
          </table:table-cell>
          <table:table-cell table:formula="of:=[.J108]/[.B108]" office:value-type="percentage" office:value="1.01070473456875" calcext:value-type="percentage">
            <text:p>101.07%</text:p>
          </table:table-cell>
          <table:table-cell table:formula="of:=[.K108]/[.C108]" office:value-type="percentage" office:value="1.00939983332751" calcext:value-type="percentage">
            <text:p>100.94%</text:p>
          </table:table-cell>
          <table:table-cell table:formula="of:=[.L108]/[.D108]" office:value-type="percentage" office:value="1.01699813413747" calcext:value-type="percentage">
            <text:p>101.70%</text:p>
          </table:table-cell>
          <table:table-cell table:formula="of:=[.M108]/[.E108]" office:value-type="percentage" office:value="1.02419334691752" calcext:value-type="percentage">
            <text:p>102.42%</text:p>
          </table:table-cell>
          <table:table-cell table:formula="of:=[.N108]/[.F108]" office:value-type="percentage" office:value="1.01223097358494" calcext:value-type="percentage">
            <text:p>101.22%</text:p>
          </table:table-cell>
          <table:table-cell/>
          <table:table-cell table:formula="of:=AVERAGE([.P108:.U108])" office:value-type="percentage" office:value="1.01373117445481" calcext:value-type="percentage">
            <text:p>101.37%</text:p>
          </table:table-cell>
          <table:table-cell/>
          <table:table-cell office:value-type="percentage" office:value="0.99940354340266" calcext:value-type="percentage">
            <text:p>99.94%</text:p>
          </table:table-cell>
          <table:table-cell table:number-columns-repeated="3"/>
        </table:table-row>
        <table:table-row table:style-name="ro1">
          <table:table-cell office:value-type="float" office:value="319470746" calcext:value-type="float">
            <text:p>319470746</text:p>
          </table:table-cell>
          <table:table-cell office:value-type="float" office:value="2433290077" calcext:value-type="float">
            <text:p>2433290077</text:p>
          </table:table-cell>
          <table:table-cell office:value-type="float" office:value="860267069" calcext:value-type="float">
            <text:p>860267069</text:p>
          </table:table-cell>
          <table:table-cell office:value-type="float" office:value="2676257870" calcext:value-type="float">
            <text:p>2676257870</text:p>
          </table:table-cell>
          <table:table-cell office:value-type="float" office:value="1554699337" calcext:value-type="float">
            <text:p>1554699337</text:p>
          </table:table-cell>
          <table:table-cell office:value-type="float" office:value="2907771117" calcext:value-type="float">
            <text:p>2907771117</text:p>
          </table:table-cell>
          <table:table-cell table:number-columns-repeated="2"/>
          <table:table-cell office:value-type="float" office:value="323098484" calcext:value-type="float">
            <text:p>323098484</text:p>
          </table:table-cell>
          <table:table-cell office:value-type="float" office:value="2460809016" calcext:value-type="float">
            <text:p>2460809016</text:p>
          </table:table-cell>
          <table:table-cell office:value-type="float" office:value="870645259" calcext:value-type="float">
            <text:p>870645259</text:p>
          </table:table-cell>
          <table:table-cell office:value-type="float" office:value="2719696384" calcext:value-type="float">
            <text:p>2719696384</text:p>
          </table:table-cell>
          <table:table-cell office:value-type="float" office:value="1590593833" calcext:value-type="float">
            <text:p>1590593833</text:p>
          </table:table-cell>
          <table:table-cell office:value-type="float" office:value="2942531564" calcext:value-type="float">
            <text:p>2942531564</text:p>
          </table:table-cell>
          <table:table-cell/>
          <table:table-cell table:formula="of:=[.I109]/[.A109]" office:value-type="percentage" office:value="1.01135546226195" calcext:value-type="percentage">
            <text:p>101.14%</text:p>
          </table:table-cell>
          <table:table-cell table:formula="of:=[.J109]/[.B109]" office:value-type="percentage" office:value="1.01130935405528" calcext:value-type="percentage">
            <text:p>101.13%</text:p>
          </table:table-cell>
          <table:table-cell table:formula="of:=[.K109]/[.C109]" office:value-type="percentage" office:value="1.01206391639757" calcext:value-type="percentage">
            <text:p>101.21%</text:p>
          </table:table-cell>
          <table:table-cell table:formula="of:=[.L109]/[.D109]" office:value-type="percentage" office:value="1.01623106446017" calcext:value-type="percentage">
            <text:p>101.62%</text:p>
          </table:table-cell>
          <table:table-cell table:formula="of:=[.M109]/[.E109]" office:value-type="percentage" office:value="1.02308774124086" calcext:value-type="percentage">
            <text:p>102.31%</text:p>
          </table:table-cell>
          <table:table-cell table:formula="of:=[.N109]/[.F109]" office:value-type="percentage" office:value="1.0119543270778" calcext:value-type="percentage">
            <text:p>101.20%</text:p>
          </table:table-cell>
          <table:table-cell/>
          <table:table-cell table:formula="of:=AVERAGE([.P109:.U109])" office:value-type="percentage" office:value="1.01433364424894" calcext:value-type="percentage">
            <text:p>101.43%</text:p>
          </table:table-cell>
          <table:table-cell/>
          <table:table-cell office:value-type="percentage" office:value="1.00086154986177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24202860" calcext:value-type="float">
            <text:p>324202860</text:p>
          </table:table-cell>
          <table:table-cell office:value-type="float" office:value="2501498299" calcext:value-type="float">
            <text:p>2501498299</text:p>
          </table:table-cell>
          <table:table-cell office:value-type="float" office:value="811256884" calcext:value-type="float">
            <text:p>811256884</text:p>
          </table:table-cell>
          <table:table-cell office:value-type="float" office:value="2976233175" calcext:value-type="float">
            <text:p>2976233175</text:p>
          </table:table-cell>
          <table:table-cell office:value-type="float" office:value="1588909877" calcext:value-type="float">
            <text:p>1588909877</text:p>
          </table:table-cell>
          <table:table-cell office:value-type="float" office:value="3115930320" calcext:value-type="float">
            <text:p>3115930320</text:p>
          </table:table-cell>
          <table:table-cell table:number-columns-repeated="2"/>
          <table:table-cell office:value-type="float" office:value="328103220" calcext:value-type="float">
            <text:p>328103220</text:p>
          </table:table-cell>
          <table:table-cell office:value-type="float" office:value="2531112673" calcext:value-type="float">
            <text:p>2531112673</text:p>
          </table:table-cell>
          <table:table-cell office:value-type="float" office:value="822037022" calcext:value-type="float">
            <text:p>822037022</text:p>
          </table:table-cell>
          <table:table-cell office:value-type="float" office:value="3022842098" calcext:value-type="float">
            <text:p>3022842098</text:p>
          </table:table-cell>
          <table:table-cell office:value-type="float" office:value="1625658311" calcext:value-type="float">
            <text:p>1625658311</text:p>
          </table:table-cell>
          <table:table-cell office:value-type="float" office:value="3151606741" calcext:value-type="float">
            <text:p>3151606741</text:p>
          </table:table-cell>
          <table:table-cell/>
          <table:table-cell table:formula="of:=[.I110]/[.A110]" office:value-type="percentage" office:value="1.01203061564602" calcext:value-type="percentage">
            <text:p>101.20%</text:p>
          </table:table-cell>
          <table:table-cell table:formula="of:=[.J110]/[.B110]" office:value-type="percentage" office:value="1.01183865446234" calcext:value-type="percentage">
            <text:p>101.18%</text:p>
          </table:table-cell>
          <table:table-cell table:formula="of:=[.K110]/[.C110]" office:value-type="percentage" office:value="1.01328819294186" calcext:value-type="percentage">
            <text:p>101.33%</text:p>
          </table:table-cell>
          <table:table-cell table:formula="of:=[.L110]/[.D110]" office:value-type="percentage" office:value="1.01566037345175" calcext:value-type="percentage">
            <text:p>101.57%</text:p>
          </table:table-cell>
          <table:table-cell table:formula="of:=[.M110]/[.E110]" office:value-type="percentage" office:value="1.02312807952921" calcext:value-type="percentage">
            <text:p>102.31%</text:p>
          </table:table-cell>
          <table:table-cell table:formula="of:=[.N110]/[.F110]" office:value-type="percentage" office:value="1.01144968511363" calcext:value-type="percentage">
            <text:p>101.14%</text:p>
          </table:table-cell>
          <table:table-cell/>
          <table:table-cell table:formula="of:=AVERAGE([.P110:.U110])" office:value-type="percentage" office:value="1.01456593352414" calcext:value-type="percentage">
            <text:p>101.46%</text:p>
          </table:table-cell>
          <table:table-cell/>
          <table:table-cell office:value-type="percentage" office:value="1.00012226309601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362868628" calcext:value-type="float">
            <text:p>362868628</text:p>
          </table:table-cell>
          <table:table-cell office:value-type="float" office:value="2547699601" calcext:value-type="float">
            <text:p>2547699601</text:p>
          </table:table-cell>
          <table:table-cell office:value-type="float" office:value="672181622" calcext:value-type="float">
            <text:p>672181622</text:p>
          </table:table-cell>
          <table:table-cell office:value-type="float" office:value="2685023590" calcext:value-type="float">
            <text:p>2685023590</text:p>
          </table:table-cell>
          <table:table-cell office:value-type="float" office:value="1571065906" calcext:value-type="float">
            <text:p>1571065906</text:p>
          </table:table-cell>
          <table:table-cell office:value-type="float" office:value="2906058371" calcext:value-type="float">
            <text:p>2906058371</text:p>
          </table:table-cell>
          <table:table-cell table:number-columns-repeated="2"/>
          <table:table-cell office:value-type="float" office:value="365456633" calcext:value-type="float">
            <text:p>365456633</text:p>
          </table:table-cell>
          <table:table-cell office:value-type="float" office:value="2576956545" calcext:value-type="float">
            <text:p>2576956545</text:p>
          </table:table-cell>
          <table:table-cell office:value-type="float" office:value="680350696" calcext:value-type="float">
            <text:p>680350696</text:p>
          </table:table-cell>
          <table:table-cell office:value-type="float" office:value="2726422345" calcext:value-type="float">
            <text:p>2726422345</text:p>
          </table:table-cell>
          <table:table-cell office:value-type="float" office:value="1609610493" calcext:value-type="float">
            <text:p>1609610493</text:p>
          </table:table-cell>
          <table:table-cell office:value-type="float" office:value="2939489350" calcext:value-type="float">
            <text:p>2939489350</text:p>
          </table:table-cell>
          <table:table-cell/>
          <table:table-cell table:formula="of:=[.I111]/[.A111]" office:value-type="percentage" office:value="1.00713207149999" calcext:value-type="percentage">
            <text:p>100.71%</text:p>
          </table:table-cell>
          <table:table-cell table:formula="of:=[.J111]/[.B111]" office:value-type="percentage" office:value="1.0114836709903" calcext:value-type="percentage">
            <text:p>101.15%</text:p>
          </table:table-cell>
          <table:table-cell table:formula="of:=[.K111]/[.C111]" office:value-type="percentage" office:value="1.01215307549721" calcext:value-type="percentage">
            <text:p>101.22%</text:p>
          </table:table-cell>
          <table:table-cell table:formula="of:=[.L111]/[.D111]" office:value-type="percentage" office:value="1.01541839526259" calcext:value-type="percentage">
            <text:p>101.54%</text:p>
          </table:table-cell>
          <table:table-cell table:formula="of:=[.M111]/[.E111]" office:value-type="percentage" office:value="1.02453403568418" calcext:value-type="percentage">
            <text:p>102.45%</text:p>
          </table:table-cell>
          <table:table-cell table:formula="of:=[.N111]/[.F111]" office:value-type="percentage" office:value="1.0115038910896" calcext:value-type="percentage">
            <text:p>101.15%</text:p>
          </table:table-cell>
          <table:table-cell/>
          <table:table-cell table:formula="of:=AVERAGE([.P111:.U111])" office:value-type="percentage" office:value="1.01370419000398" calcext:value-type="percentage">
            <text:p>101.37%</text:p>
          </table:table-cell>
          <table:table-cell/>
          <table:table-cell office:value-type="percentage" office:value="1.00053224433429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365800013" calcext:value-type="float">
            <text:p>365800013</text:p>
          </table:table-cell>
          <table:table-cell office:value-type="float" office:value="2412201480" calcext:value-type="float">
            <text:p>2412201480</text:p>
          </table:table-cell>
          <table:table-cell office:value-type="float" office:value="689379099" calcext:value-type="float">
            <text:p>689379099</text:p>
          </table:table-cell>
          <table:table-cell office:value-type="float" office:value="2693591528" calcext:value-type="float">
            <text:p>2693591528</text:p>
          </table:table-cell>
          <table:table-cell office:value-type="float" office:value="1575779027" calcext:value-type="float">
            <text:p>1575779027</text:p>
          </table:table-cell>
          <table:table-cell office:value-type="float" office:value="2894151333" calcext:value-type="float">
            <text:p>2894151333</text:p>
          </table:table-cell>
          <table:table-cell table:number-columns-repeated="2"/>
          <table:table-cell office:value-type="float" office:value="368099638" calcext:value-type="float">
            <text:p>368099638</text:p>
          </table:table-cell>
          <table:table-cell office:value-type="float" office:value="2437721408" calcext:value-type="float">
            <text:p>2437721408</text:p>
          </table:table-cell>
          <table:table-cell office:value-type="float" office:value="699900917" calcext:value-type="float">
            <text:p>699900917</text:p>
          </table:table-cell>
          <table:table-cell office:value-type="float" office:value="2736521051" calcext:value-type="float">
            <text:p>2736521051</text:p>
          </table:table-cell>
          <table:table-cell office:value-type="float" office:value="1612566888" calcext:value-type="float">
            <text:p>1612566888</text:p>
          </table:table-cell>
          <table:table-cell office:value-type="float" office:value="2930303413" calcext:value-type="float">
            <text:p>2930303413</text:p>
          </table:table-cell>
          <table:table-cell/>
          <table:table-cell table:formula="of:=[.I112]/[.A112]" office:value-type="percentage" office:value="1.00628656347259" calcext:value-type="percentage">
            <text:p>100.63%</text:p>
          </table:table-cell>
          <table:table-cell table:formula="of:=[.J112]/[.B112]" office:value-type="percentage" office:value="1.01057951759486" calcext:value-type="percentage">
            <text:p>101.06%</text:p>
          </table:table-cell>
          <table:table-cell table:formula="of:=[.K112]/[.C112]" office:value-type="percentage" office:value="1.01526274587562" calcext:value-type="percentage">
            <text:p>101.53%</text:p>
          </table:table-cell>
          <table:table-cell table:formula="of:=[.L112]/[.D112]" office:value-type="percentage" office:value="1.01593765147898" calcext:value-type="percentage">
            <text:p>101.59%</text:p>
          </table:table-cell>
          <table:table-cell table:formula="of:=[.M112]/[.E112]" office:value-type="percentage" office:value="1.02334582474425" calcext:value-type="percentage">
            <text:p>102.33%</text:p>
          </table:table-cell>
          <table:table-cell table:formula="of:=[.N112]/[.F112]" office:value-type="percentage" office:value="1.01249142696437" calcext:value-type="percentage">
            <text:p>101.25%</text:p>
          </table:table-cell>
          <table:table-cell/>
          <table:table-cell table:formula="of:=AVERAGE([.P112:.U112])" office:value-type="percentage" office:value="1.01398395502178" calcext:value-type="percentage">
            <text:p>101.40%</text:p>
          </table:table-cell>
          <table:table-cell/>
          <table:table-cell office:value-type="percentage" office:value="1.00072005116843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344300483" calcext:value-type="float">
            <text:p>344300483</text:p>
          </table:table-cell>
          <table:table-cell office:value-type="float" office:value="2664455296" calcext:value-type="float">
            <text:p>2664455296</text:p>
          </table:table-cell>
          <table:table-cell office:value-type="float" office:value="683505743" calcext:value-type="float">
            <text:p>683505743</text:p>
          </table:table-cell>
          <table:table-cell office:value-type="float" office:value="3118105965" calcext:value-type="float">
            <text:p>3118105965</text:p>
          </table:table-cell>
          <table:table-cell office:value-type="float" office:value="1559611145" calcext:value-type="float">
            <text:p>1559611145</text:p>
          </table:table-cell>
          <table:table-cell office:value-type="float" office:value="2990255244" calcext:value-type="float">
            <text:p>2990255244</text:p>
          </table:table-cell>
          <table:table-cell table:number-columns-repeated="2"/>
          <table:table-cell office:value-type="float" office:value="346463236" calcext:value-type="float">
            <text:p>346463236</text:p>
          </table:table-cell>
          <table:table-cell office:value-type="float" office:value="2697465046" calcext:value-type="float">
            <text:p>2697465046</text:p>
          </table:table-cell>
          <table:table-cell office:value-type="float" office:value="690709057" calcext:value-type="float">
            <text:p>690709057</text:p>
          </table:table-cell>
          <table:table-cell office:value-type="float" office:value="3171444197" calcext:value-type="float">
            <text:p>3171444197</text:p>
          </table:table-cell>
          <table:table-cell office:value-type="float" office:value="1596609400" calcext:value-type="float">
            <text:p>1596609400</text:p>
          </table:table-cell>
          <table:table-cell office:value-type="float" office:value="3026660664" calcext:value-type="float">
            <text:p>3026660664</text:p>
          </table:table-cell>
          <table:table-cell/>
          <table:table-cell table:formula="of:=[.I113]/[.A113]" office:value-type="percentage" office:value="1.00628158572755" calcext:value-type="percentage">
            <text:p>100.63%</text:p>
          </table:table-cell>
          <table:table-cell table:formula="of:=[.J113]/[.B113]" office:value-type="percentage" office:value="1.0123889299436" calcext:value-type="percentage">
            <text:p>101.24%</text:p>
          </table:table-cell>
          <table:table-cell table:formula="of:=[.K113]/[.C113]" office:value-type="percentage" office:value="1.01053877611676" calcext:value-type="percentage">
            <text:p>101.05%</text:p>
          </table:table-cell>
          <table:table-cell table:formula="of:=[.L113]/[.D113]" office:value-type="percentage" office:value="1.01710597157336" calcext:value-type="percentage">
            <text:p>101.71%</text:p>
          </table:table-cell>
          <table:table-cell table:formula="of:=[.M113]/[.E113]" office:value-type="percentage" office:value="1.02372274340217" calcext:value-type="percentage">
            <text:p>102.37%</text:p>
          </table:table-cell>
          <table:table-cell table:formula="of:=[.N113]/[.F113]" office:value-type="percentage" office:value="1.01217468644961" calcext:value-type="percentage">
            <text:p>101.22%</text:p>
          </table:table-cell>
          <table:table-cell/>
          <table:table-cell table:formula="of:=AVERAGE([.P113:.U113])" office:value-type="percentage" office:value="1.01370211553551" calcext:value-type="percentage">
            <text:p>101.37%</text:p>
          </table:table-cell>
          <table:table-cell/>
          <table:table-cell office:value-type="percentage" office:value="0.998785782460728" calcext:value-type="percentage">
            <text:p>99.88%</text:p>
          </table:table-cell>
          <table:table-cell table:number-columns-repeated="3"/>
        </table:table-row>
        <table:table-row table:style-name="ro1">
          <table:table-cell office:value-type="float" office:value="324619896" calcext:value-type="float">
            <text:p>324619896</text:p>
          </table:table-cell>
          <table:table-cell office:value-type="float" office:value="2400600539" calcext:value-type="float">
            <text:p>2400600539</text:p>
          </table:table-cell>
          <table:table-cell office:value-type="float" office:value="654219849" calcext:value-type="float">
            <text:p>654219849</text:p>
          </table:table-cell>
          <table:table-cell office:value-type="float" office:value="3434843859" calcext:value-type="float">
            <text:p>3434843859</text:p>
          </table:table-cell>
          <table:table-cell office:value-type="float" office:value="1556221511" calcext:value-type="float">
            <text:p>1556221511</text:p>
          </table:table-cell>
          <table:table-cell office:value-type="float" office:value="2929213853" calcext:value-type="float">
            <text:p>2929213853</text:p>
          </table:table-cell>
          <table:table-cell table:number-columns-repeated="2"/>
          <table:table-cell office:value-type="float" office:value="327727664" calcext:value-type="float">
            <text:p>327727664</text:p>
          </table:table-cell>
          <table:table-cell office:value-type="float" office:value="2434337476" calcext:value-type="float">
            <text:p>2434337476</text:p>
          </table:table-cell>
          <table:table-cell office:value-type="float" office:value="663298006" calcext:value-type="float">
            <text:p>663298006</text:p>
          </table:table-cell>
          <table:table-cell office:value-type="float" office:value="3494907539" calcext:value-type="float">
            <text:p>3494907539</text:p>
          </table:table-cell>
          <table:table-cell office:value-type="float" office:value="1594878703" calcext:value-type="float">
            <text:p>1594878703</text:p>
          </table:table-cell>
          <table:table-cell office:value-type="float" office:value="2963800524" calcext:value-type="float">
            <text:p>2963800524</text:p>
          </table:table-cell>
          <table:table-cell/>
          <table:table-cell table:formula="of:=[.I114]/[.A114]" office:value-type="percentage" office:value="1.0095735598412" calcext:value-type="percentage">
            <text:p>100.96%</text:p>
          </table:table-cell>
          <table:table-cell table:formula="of:=[.J114]/[.B114]" office:value-type="percentage" office:value="1.01405354054201" calcext:value-type="percentage">
            <text:p>101.41%</text:p>
          </table:table-cell>
          <table:table-cell table:formula="of:=[.K114]/[.C114]" office:value-type="percentage" office:value="1.01387630933833" calcext:value-type="percentage">
            <text:p>101.39%</text:p>
          </table:table-cell>
          <table:table-cell table:formula="of:=[.L114]/[.D114]" office:value-type="percentage" office:value="1.01748658235006" calcext:value-type="percentage">
            <text:p>101.75%</text:p>
          </table:table-cell>
          <table:table-cell table:formula="of:=[.M114]/[.E114]" office:value-type="percentage" office:value="1.02484041746419" calcext:value-type="percentage">
            <text:p>102.48%</text:p>
          </table:table-cell>
          <table:table-cell table:formula="of:=[.N114]/[.F114]" office:value-type="percentage" office:value="1.01180749263649" calcext:value-type="percentage">
            <text:p>101.18%</text:p>
          </table:table-cell>
          <table:table-cell/>
          <table:table-cell table:formula="of:=AVERAGE([.P114:.U114])" office:value-type="percentage" office:value="1.01527298369538" calcext:value-type="percentage">
            <text:p>101.53%</text:p>
          </table:table-cell>
          <table:table-cell/>
          <table:table-cell office:value-type="percentage" office:value="0.99901308171636" calcext:value-type="percentage">
            <text:p>99.90%</text:p>
          </table:table-cell>
          <table:table-cell table:number-columns-repeated="3"/>
        </table:table-row>
        <table:table-row table:style-name="ro1">
          <table:table-cell office:value-type="float" office:value="328418238" calcext:value-type="float">
            <text:p>328418238</text:p>
          </table:table-cell>
          <table:table-cell office:value-type="float" office:value="2419816239" calcext:value-type="float">
            <text:p>2419816239</text:p>
          </table:table-cell>
          <table:table-cell office:value-type="float" office:value="616267157" calcext:value-type="float">
            <text:p>616267157</text:p>
          </table:table-cell>
          <table:table-cell office:value-type="float" office:value="2695973768" calcext:value-type="float">
            <text:p>2695973768</text:p>
          </table:table-cell>
          <table:table-cell office:value-type="float" office:value="1559963121" calcext:value-type="float">
            <text:p>1559963121</text:p>
          </table:table-cell>
          <table:table-cell office:value-type="float" office:value="2893159320" calcext:value-type="float">
            <text:p>2893159320</text:p>
          </table:table-cell>
          <table:table-cell table:number-columns-repeated="2"/>
          <table:table-cell office:value-type="float" office:value="332377989" calcext:value-type="float">
            <text:p>332377989</text:p>
          </table:table-cell>
          <table:table-cell office:value-type="float" office:value="2447899271" calcext:value-type="float">
            <text:p>2447899271</text:p>
          </table:table-cell>
          <table:table-cell office:value-type="float" office:value="623446423" calcext:value-type="float">
            <text:p>623446423</text:p>
          </table:table-cell>
          <table:table-cell office:value-type="float" office:value="2740193019" calcext:value-type="float">
            <text:p>2740193019</text:p>
          </table:table-cell>
          <table:table-cell office:value-type="float" office:value="1597706110" calcext:value-type="float">
            <text:p>1597706110</text:p>
          </table:table-cell>
          <table:table-cell office:value-type="float" office:value="2923741321" calcext:value-type="float">
            <text:p>2923741321</text:p>
          </table:table-cell>
          <table:table-cell/>
          <table:table-cell table:formula="of:=[.I115]/[.A115]" office:value-type="percentage" office:value="1.01205703746575" calcext:value-type="percentage">
            <text:p>101.21%</text:p>
          </table:table-cell>
          <table:table-cell table:formula="of:=[.J115]/[.B115]" office:value-type="percentage" office:value="1.01160543992861" calcext:value-type="percentage">
            <text:p>101.16%</text:p>
          </table:table-cell>
          <table:table-cell table:formula="of:=[.K115]/[.C115]" office:value-type="percentage" office:value="1.0116496002074" calcext:value-type="percentage">
            <text:p>101.16%</text:p>
          </table:table-cell>
          <table:table-cell table:formula="of:=[.L115]/[.D115]" office:value-type="percentage" office:value="1.01640195892292" calcext:value-type="percentage">
            <text:p>101.64%</text:p>
          </table:table-cell>
          <table:table-cell table:formula="of:=[.M115]/[.E115]" office:value-type="percentage" office:value="1.02419479569222" calcext:value-type="percentage">
            <text:p>102.42%</text:p>
          </table:table-cell>
          <table:table-cell table:formula="of:=[.N115]/[.F115]" office:value-type="percentage" office:value="1.01057045175099" calcext:value-type="percentage">
            <text:p>101.06%</text:p>
          </table:table-cell>
          <table:table-cell/>
          <table:table-cell table:formula="of:=AVERAGE([.P115:.U115])" office:value-type="percentage" office:value="1.01441321399465" calcext:value-type="percentage">
            <text:p>101.44%</text:p>
          </table:table-cell>
          <table:table-cell/>
          <table:table-cell office:value-type="percentage" office:value="1.00085694767282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15094222" calcext:value-type="float">
            <text:p>315094222</text:p>
          </table:table-cell>
          <table:table-cell office:value-type="float" office:value="2572593318" calcext:value-type="float">
            <text:p>2572593318</text:p>
          </table:table-cell>
          <table:table-cell office:value-type="float" office:value="659645966" calcext:value-type="float">
            <text:p>659645966</text:p>
          </table:table-cell>
          <table:table-cell office:value-type="float" office:value="3376952544" calcext:value-type="float">
            <text:p>3376952544</text:p>
          </table:table-cell>
          <table:table-cell office:value-type="float" office:value="1569210084" calcext:value-type="float">
            <text:p>1569210084</text:p>
          </table:table-cell>
          <table:table-cell office:value-type="float" office:value="3072261630" calcext:value-type="float">
            <text:p>3072261630</text:p>
          </table:table-cell>
          <table:table-cell table:number-columns-repeated="2"/>
          <table:table-cell office:value-type="float" office:value="318889744" calcext:value-type="float">
            <text:p>318889744</text:p>
          </table:table-cell>
          <table:table-cell office:value-type="float" office:value="2603736393" calcext:value-type="float">
            <text:p>2603736393</text:p>
          </table:table-cell>
          <table:table-cell office:value-type="float" office:value="666138510" calcext:value-type="float">
            <text:p>666138510</text:p>
          </table:table-cell>
          <table:table-cell office:value-type="float" office:value="3426191100" calcext:value-type="float">
            <text:p>3426191100</text:p>
          </table:table-cell>
          <table:table-cell office:value-type="float" office:value="1608014745" calcext:value-type="float">
            <text:p>1608014745</text:p>
          </table:table-cell>
          <table:table-cell office:value-type="float" office:value="3103626180" calcext:value-type="float">
            <text:p>3103626180</text:p>
          </table:table-cell>
          <table:table-cell/>
          <table:table-cell table:formula="of:=[.I116]/[.A116]" office:value-type="percentage" office:value="1.01204567311933" calcext:value-type="percentage">
            <text:p>101.20%</text:p>
          </table:table-cell>
          <table:table-cell table:formula="of:=[.J116]/[.B116]" office:value-type="percentage" office:value="1.01210571246613" calcext:value-type="percentage">
            <text:p>101.21%</text:p>
          </table:table-cell>
          <table:table-cell table:formula="of:=[.K116]/[.C116]" office:value-type="percentage" office:value="1.0098424675275" calcext:value-type="percentage">
            <text:p>100.98%</text:p>
          </table:table-cell>
          <table:table-cell table:formula="of:=[.L116]/[.D116]" office:value-type="percentage" office:value="1.01458076634434" calcext:value-type="percentage">
            <text:p>101.46%</text:p>
          </table:table-cell>
          <table:table-cell table:formula="of:=[.M116]/[.E116]" office:value-type="percentage" office:value="1.02472878641022" calcext:value-type="percentage">
            <text:p>102.47%</text:p>
          </table:table-cell>
          <table:table-cell table:formula="of:=[.N116]/[.F116]" office:value-type="percentage" office:value="1.01020894499796" calcext:value-type="percentage">
            <text:p>101.02%</text:p>
          </table:table-cell>
          <table:table-cell/>
          <table:table-cell table:formula="of:=AVERAGE([.P116:.U116])" office:value-type="percentage" office:value="1.01391872514425" calcext:value-type="percentage">
            <text:p>101.39%</text:p>
          </table:table-cell>
          <table:table-cell/>
          <table:table-cell office:value-type="percentage" office:value="1.00091831132424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17145704" calcext:value-type="float">
            <text:p>317145704</text:p>
          </table:table-cell>
          <table:table-cell office:value-type="float" office:value="2500089775" calcext:value-type="float">
            <text:p>2500089775</text:p>
          </table:table-cell>
          <table:table-cell office:value-type="float" office:value="707029082" calcext:value-type="float">
            <text:p>707029082</text:p>
          </table:table-cell>
          <table:table-cell office:value-type="float" office:value="2702719284" calcext:value-type="float">
            <text:p>2702719284</text:p>
          </table:table-cell>
          <table:table-cell office:value-type="float" office:value="1558452824" calcext:value-type="float">
            <text:p>1558452824</text:p>
          </table:table-cell>
          <table:table-cell office:value-type="float" office:value="2937783904" calcext:value-type="float">
            <text:p>2937783904</text:p>
          </table:table-cell>
          <table:table-cell table:number-columns-repeated="2"/>
          <table:table-cell office:value-type="float" office:value="321203568" calcext:value-type="float">
            <text:p>321203568</text:p>
          </table:table-cell>
          <table:table-cell office:value-type="float" office:value="2527995959" calcext:value-type="float">
            <text:p>2527995959</text:p>
          </table:table-cell>
          <table:table-cell office:value-type="float" office:value="714127515" calcext:value-type="float">
            <text:p>714127515</text:p>
          </table:table-cell>
          <table:table-cell office:value-type="float" office:value="2741734059" calcext:value-type="float">
            <text:p>2741734059</text:p>
          </table:table-cell>
          <table:table-cell office:value-type="float" office:value="1595696376" calcext:value-type="float">
            <text:p>1595696376</text:p>
          </table:table-cell>
          <table:table-cell office:value-type="float" office:value="2972944934" calcext:value-type="float">
            <text:p>2972944934</text:p>
          </table:table-cell>
          <table:table-cell/>
          <table:table-cell table:formula="of:=[.I117]/[.A117]" office:value-type="percentage" office:value="1.0127949518118" calcext:value-type="percentage">
            <text:p>101.28%</text:p>
          </table:table-cell>
          <table:table-cell table:formula="of:=[.J117]/[.B117]" office:value-type="percentage" office:value="1.01116207276997" calcext:value-type="percentage">
            <text:p>101.12%</text:p>
          </table:table-cell>
          <table:table-cell table:formula="of:=[.K117]/[.C117]" office:value-type="percentage" office:value="1.01003980342636" calcext:value-type="percentage">
            <text:p>101.00%</text:p>
          </table:table-cell>
          <table:table-cell table:formula="of:=[.L117]/[.D117]" office:value-type="percentage" office:value="1.0144353781878" calcext:value-type="percentage">
            <text:p>101.44%</text:p>
          </table:table-cell>
          <table:table-cell table:formula="of:=[.M117]/[.E117]" office:value-type="percentage" office:value="1.02389777311604" calcext:value-type="percentage">
            <text:p>102.39%</text:p>
          </table:table-cell>
          <table:table-cell table:formula="of:=[.N117]/[.F117]" office:value-type="percentage" office:value="1.01196855560143" calcext:value-type="percentage">
            <text:p>101.20%</text:p>
          </table:table-cell>
          <table:table-cell/>
          <table:table-cell table:formula="of:=AVERAGE([.P117:.U117])" office:value-type="percentage" office:value="1.0140497558189" calcext:value-type="percentage">
            <text:p>101.40%</text:p>
          </table:table-cell>
          <table:table-cell/>
          <table:table-cell office:value-type="percentage" office:value="1.00107859365855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15894192" calcext:value-type="float">
            <text:p>315894192</text:p>
          </table:table-cell>
          <table:table-cell office:value-type="float" office:value="2389862733" calcext:value-type="float">
            <text:p>2389862733</text:p>
          </table:table-cell>
          <table:table-cell office:value-type="float" office:value="681060197" calcext:value-type="float">
            <text:p>681060197</text:p>
          </table:table-cell>
          <table:table-cell office:value-type="float" office:value="2720981810" calcext:value-type="float">
            <text:p>2720981810</text:p>
          </table:table-cell>
          <table:table-cell office:value-type="float" office:value="1556887093" calcext:value-type="float">
            <text:p>1556887093</text:p>
          </table:table-cell>
          <table:table-cell office:value-type="float" office:value="2857258697" calcext:value-type="float">
            <text:p>2857258697</text:p>
          </table:table-cell>
          <table:table-cell table:number-columns-repeated="2"/>
          <table:table-cell office:value-type="float" office:value="317870526" calcext:value-type="float">
            <text:p>317870526</text:p>
          </table:table-cell>
          <table:table-cell office:value-type="float" office:value="2419989079" calcext:value-type="float">
            <text:p>2419989079</text:p>
          </table:table-cell>
          <table:table-cell office:value-type="float" office:value="690142268" calcext:value-type="float">
            <text:p>690142268</text:p>
          </table:table-cell>
          <table:table-cell office:value-type="float" office:value="2763246135" calcext:value-type="float">
            <text:p>2763246135</text:p>
          </table:table-cell>
          <table:table-cell office:value-type="float" office:value="1593489494" calcext:value-type="float">
            <text:p>1593489494</text:p>
          </table:table-cell>
          <table:table-cell office:value-type="float" office:value="2892094861" calcext:value-type="float">
            <text:p>2892094861</text:p>
          </table:table-cell>
          <table:table-cell/>
          <table:table-cell table:formula="of:=[.I118]/[.A118]" office:value-type="percentage" office:value="1.00625631635545" calcext:value-type="percentage">
            <text:p>100.63%</text:p>
          </table:table-cell>
          <table:table-cell table:formula="of:=[.J118]/[.B118]" office:value-type="percentage" office:value="1.01260588969567" calcext:value-type="percentage">
            <text:p>101.26%</text:p>
          </table:table-cell>
          <table:table-cell table:formula="of:=[.K118]/[.C118]" office:value-type="percentage" office:value="1.01333519568462" calcext:value-type="percentage">
            <text:p>101.33%</text:p>
          </table:table-cell>
          <table:table-cell table:formula="of:=[.L118]/[.D118]" office:value-type="percentage" office:value="1.01553274808552" calcext:value-type="percentage">
            <text:p>101.55%</text:p>
          </table:table-cell>
          <table:table-cell table:formula="of:=[.M118]/[.E118]" office:value-type="percentage" office:value="1.0235099906503" calcext:value-type="percentage">
            <text:p>102.35%</text:p>
          </table:table-cell>
          <table:table-cell table:formula="of:=[.N118]/[.F118]" office:value-type="percentage" office:value="1.01219216308155" calcext:value-type="percentage">
            <text:p>101.22%</text:p>
          </table:table-cell>
          <table:table-cell/>
          <table:table-cell table:formula="of:=AVERAGE([.P118:.U118])" office:value-type="percentage" office:value="1.01390538392552" calcext:value-type="percentage">
            <text:p>101.39%</text:p>
          </table:table-cell>
          <table:table-cell/>
          <table:table-cell office:value-type="percentage" office:value="1.0006076723886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19699231" calcext:value-type="float">
            <text:p>319699231</text:p>
          </table:table-cell>
          <table:table-cell office:value-type="float" office:value="2472321418" calcext:value-type="float">
            <text:p>2472321418</text:p>
          </table:table-cell>
          <table:table-cell office:value-type="float" office:value="658659577" calcext:value-type="float">
            <text:p>658659577</text:p>
          </table:table-cell>
          <table:table-cell office:value-type="float" office:value="2790335631" calcext:value-type="float">
            <text:p>2790335631</text:p>
          </table:table-cell>
          <table:table-cell office:value-type="float" office:value="1553734706" calcext:value-type="float">
            <text:p>1553734706</text:p>
          </table:table-cell>
          <table:table-cell office:value-type="float" office:value="3093868479" calcext:value-type="float">
            <text:p>3093868479</text:p>
          </table:table-cell>
          <table:table-cell table:number-columns-repeated="2"/>
          <table:table-cell office:value-type="float" office:value="322793901" calcext:value-type="float">
            <text:p>322793901</text:p>
          </table:table-cell>
          <table:table-cell office:value-type="float" office:value="2506595536" calcext:value-type="float">
            <text:p>2506595536</text:p>
          </table:table-cell>
          <table:table-cell office:value-type="float" office:value="664550167" calcext:value-type="float">
            <text:p>664550167</text:p>
          </table:table-cell>
          <table:table-cell office:value-type="float" office:value="2833213412" calcext:value-type="float">
            <text:p>2833213412</text:p>
          </table:table-cell>
          <table:table-cell office:value-type="float" office:value="1591295979" calcext:value-type="float">
            <text:p>1591295979</text:p>
          </table:table-cell>
          <table:table-cell office:value-type="float" office:value="3125742007" calcext:value-type="float">
            <text:p>3125742007</text:p>
          </table:table-cell>
          <table:table-cell/>
          <table:table-cell table:formula="of:=[.I119]/[.A119]" office:value-type="percentage" office:value="1.0096799419577" calcext:value-type="percentage">
            <text:p>100.97%</text:p>
          </table:table-cell>
          <table:table-cell table:formula="of:=[.J119]/[.B119]" office:value-type="percentage" office:value="1.0138631319336" calcext:value-type="percentage">
            <text:p>101.39%</text:p>
          </table:table-cell>
          <table:table-cell table:formula="of:=[.K119]/[.C119]" office:value-type="percentage" office:value="1.00894329970397" calcext:value-type="percentage">
            <text:p>100.89%</text:p>
          </table:table-cell>
          <table:table-cell table:formula="of:=[.L119]/[.D119]" office:value-type="percentage" office:value="1.01536653172602" calcext:value-type="percentage">
            <text:p>101.54%</text:p>
          </table:table-cell>
          <table:table-cell table:formula="of:=[.M119]/[.E119]" office:value-type="percentage" office:value="1.02417483039733" calcext:value-type="percentage">
            <text:p>102.42%</text:p>
          </table:table-cell>
          <table:table-cell table:formula="of:=[.N119]/[.F119]" office:value-type="percentage" office:value="1.01030215997103" calcext:value-type="percentage">
            <text:p>101.03%</text:p>
          </table:table-cell>
          <table:table-cell/>
          <table:table-cell table:formula="of:=AVERAGE([.P119:.U119])" office:value-type="percentage" office:value="1.01372164928161" calcext:value-type="percentage">
            <text:p>101.37%</text:p>
          </table:table-cell>
          <table:table-cell/>
          <table:table-cell office:value-type="percentage" office:value="1.00024105827416" calcext:value-type="percentage">
            <text:p>100.02%</text:p>
          </table:table-cell>
          <table:table-cell table:number-columns-repeated="3"/>
        </table:table-row>
        <table:table-row table:style-name="ro1">
          <table:table-cell office:value-type="float" office:value="332039367" calcext:value-type="float">
            <text:p>332039367</text:p>
          </table:table-cell>
          <table:table-cell office:value-type="float" office:value="2465071921" calcext:value-type="float">
            <text:p>2465071921</text:p>
          </table:table-cell>
          <table:table-cell office:value-type="float" office:value="667315413" calcext:value-type="float">
            <text:p>667315413</text:p>
          </table:table-cell>
          <table:table-cell office:value-type="float" office:value="3359989636" calcext:value-type="float">
            <text:p>3359989636</text:p>
          </table:table-cell>
          <table:table-cell office:value-type="float" office:value="1601470130" calcext:value-type="float">
            <text:p>1601470130</text:p>
          </table:table-cell>
          <table:table-cell office:value-type="float" office:value="2911128222" calcext:value-type="float">
            <text:p>2911128222</text:p>
          </table:table-cell>
          <table:table-cell table:number-columns-repeated="2"/>
          <table:table-cell office:value-type="float" office:value="335433595" calcext:value-type="float">
            <text:p>335433595</text:p>
          </table:table-cell>
          <table:table-cell office:value-type="float" office:value="2501082002" calcext:value-type="float">
            <text:p>2501082002</text:p>
          </table:table-cell>
          <table:table-cell office:value-type="float" office:value="674071495" calcext:value-type="float">
            <text:p>674071495</text:p>
          </table:table-cell>
          <table:table-cell office:value-type="float" office:value="3414908501" calcext:value-type="float">
            <text:p>3414908501</text:p>
          </table:table-cell>
          <table:table-cell office:value-type="float" office:value="1638882716" calcext:value-type="float">
            <text:p>1638882716</text:p>
          </table:table-cell>
          <table:table-cell office:value-type="float" office:value="2941037215" calcext:value-type="float">
            <text:p>2941037215</text:p>
          </table:table-cell>
          <table:table-cell/>
          <table:table-cell table:formula="of:=[.I120]/[.A120]" office:value-type="percentage" office:value="1.0102223661931" calcext:value-type="percentage">
            <text:p>101.02%</text:p>
          </table:table-cell>
          <table:table-cell table:formula="of:=[.J120]/[.B120]" office:value-type="percentage" office:value="1.01460812591034" calcext:value-type="percentage">
            <text:p>101.46%</text:p>
          </table:table-cell>
          <table:table-cell table:formula="of:=[.K120]/[.C120]" office:value-type="percentage" office:value="1.01012427087459" calcext:value-type="percentage">
            <text:p>101.01%</text:p>
          </table:table-cell>
          <table:table-cell table:formula="of:=[.L120]/[.D120]" office:value-type="percentage" office:value="1.01634495071401" calcext:value-type="percentage">
            <text:p>101.63%</text:p>
          </table:table-cell>
          <table:table-cell table:formula="of:=[.M120]/[.E120]" office:value-type="percentage" office:value="1.02336140106466" calcext:value-type="percentage">
            <text:p>102.34%</text:p>
          </table:table-cell>
          <table:table-cell table:formula="of:=[.N120]/[.F120]" office:value-type="percentage" office:value="1.01027402117639" calcext:value-type="percentage">
            <text:p>101.03%</text:p>
          </table:table-cell>
          <table:table-cell/>
          <table:table-cell table:formula="of:=AVERAGE([.P120:.U120])" office:value-type="percentage" office:value="1.01415585598885" calcext:value-type="percentage">
            <text:p>101.42%</text:p>
          </table:table-cell>
          <table:table-cell/>
          <table:table-cell office:value-type="percentage" office:value="1.00064624698647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16040506" calcext:value-type="float">
            <text:p>316040506</text:p>
          </table:table-cell>
          <table:table-cell office:value-type="float" office:value="2851793931" calcext:value-type="float">
            <text:p>2851793931</text:p>
          </table:table-cell>
          <table:table-cell office:value-type="float" office:value="692227249" calcext:value-type="float">
            <text:p>692227249</text:p>
          </table:table-cell>
          <table:table-cell office:value-type="float" office:value="3468588947" calcext:value-type="float">
            <text:p>3468588947</text:p>
          </table:table-cell>
          <table:table-cell office:value-type="float" office:value="1548869731" calcext:value-type="float">
            <text:p>1548869731</text:p>
          </table:table-cell>
          <table:table-cell office:value-type="float" office:value="2904419050" calcext:value-type="float">
            <text:p>2904419050</text:p>
          </table:table-cell>
          <table:table-cell table:number-columns-repeated="2"/>
          <table:table-cell office:value-type="float" office:value="320077515" calcext:value-type="float">
            <text:p>320077515</text:p>
          </table:table-cell>
          <table:table-cell office:value-type="float" office:value="2888651298" calcext:value-type="float">
            <text:p>2888651298</text:p>
          </table:table-cell>
          <table:table-cell office:value-type="float" office:value="703194875" calcext:value-type="float">
            <text:p>703194875</text:p>
          </table:table-cell>
          <table:table-cell office:value-type="float" office:value="3518804625" calcext:value-type="float">
            <text:p>3518804625</text:p>
          </table:table-cell>
          <table:table-cell office:value-type="float" office:value="1586152563" calcext:value-type="float">
            <text:p>1586152563</text:p>
          </table:table-cell>
          <table:table-cell office:value-type="float" office:value="2933487812" calcext:value-type="float">
            <text:p>2933487812</text:p>
          </table:table-cell>
          <table:table-cell/>
          <table:table-cell table:formula="of:=[.I121]/[.A121]" office:value-type="percentage" office:value="1.0127737075576" calcext:value-type="percentage">
            <text:p>101.28%</text:p>
          </table:table-cell>
          <table:table-cell table:formula="of:=[.J121]/[.B121]" office:value-type="percentage" office:value="1.01292427429603" calcext:value-type="percentage">
            <text:p>101.29%</text:p>
          </table:table-cell>
          <table:table-cell table:formula="of:=[.K121]/[.C121]" office:value-type="percentage" office:value="1.01584396744833" calcext:value-type="percentage">
            <text:p>101.58%</text:p>
          </table:table-cell>
          <table:table-cell table:formula="of:=[.L121]/[.D121]" office:value-type="percentage" office:value="1.01447726403079" calcext:value-type="percentage">
            <text:p>101.45%</text:p>
          </table:table-cell>
          <table:table-cell table:formula="of:=[.M121]/[.E121]" office:value-type="percentage" office:value="1.02407099270765" calcext:value-type="percentage">
            <text:p>102.41%</text:p>
          </table:table-cell>
          <table:table-cell table:formula="of:=[.N121]/[.F121]" office:value-type="percentage" office:value="1.01000846003954" calcext:value-type="percentage">
            <text:p>101.00%</text:p>
          </table:table-cell>
          <table:table-cell/>
          <table:table-cell table:formula="of:=AVERAGE([.P121:.U121])" office:value-type="percentage" office:value="1.01501644434666" calcext:value-type="percentage">
            <text:p>101.50%</text:p>
          </table:table-cell>
          <table:table-cell/>
          <table:table-cell office:value-type="percentage" office:value="0.999457412449082" calcext:value-type="percentage">
            <text:p>99.95%</text:p>
          </table:table-cell>
          <table:table-cell table:number-columns-repeated="3"/>
        </table:table-row>
        <table:table-row table:style-name="ro1">
          <table:table-cell office:value-type="float" office:value="298802381" calcext:value-type="float">
            <text:p>298802381</text:p>
          </table:table-cell>
          <table:table-cell office:value-type="float" office:value="2437096375" calcext:value-type="float">
            <text:p>2437096375</text:p>
          </table:table-cell>
          <table:table-cell office:value-type="float" office:value="684716211" calcext:value-type="float">
            <text:p>684716211</text:p>
          </table:table-cell>
          <table:table-cell office:value-type="float" office:value="2851288574" calcext:value-type="float">
            <text:p>2851288574</text:p>
          </table:table-cell>
          <table:table-cell office:value-type="float" office:value="1550819580" calcext:value-type="float">
            <text:p>1550819580</text:p>
          </table:table-cell>
          <table:table-cell office:value-type="float" office:value="2974235906" calcext:value-type="float">
            <text:p>2974235906</text:p>
          </table:table-cell>
          <table:table-cell table:number-columns-repeated="2"/>
          <table:table-cell office:value-type="float" office:value="303340873" calcext:value-type="float">
            <text:p>303340873</text:p>
          </table:table-cell>
          <table:table-cell office:value-type="float" office:value="2466665452" calcext:value-type="float">
            <text:p>2466665452</text:p>
          </table:table-cell>
          <table:table-cell office:value-type="float" office:value="694750305" calcext:value-type="float">
            <text:p>694750305</text:p>
          </table:table-cell>
          <table:table-cell office:value-type="float" office:value="2890617414" calcext:value-type="float">
            <text:p>2890617414</text:p>
          </table:table-cell>
          <table:table-cell office:value-type="float" office:value="1588865654" calcext:value-type="float">
            <text:p>1588865654</text:p>
          </table:table-cell>
          <table:table-cell office:value-type="float" office:value="3003053925" calcext:value-type="float">
            <text:p>3003053925</text:p>
          </table:table-cell>
          <table:table-cell/>
          <table:table-cell table:formula="of:=[.I122]/[.A122]" office:value-type="percentage" office:value="1.01518894188464" calcext:value-type="percentage">
            <text:p>101.52%</text:p>
          </table:table-cell>
          <table:table-cell table:formula="of:=[.J122]/[.B122]" office:value-type="percentage" office:value="1.01213291247048" calcext:value-type="percentage">
            <text:p>101.21%</text:p>
          </table:table-cell>
          <table:table-cell table:formula="of:=[.K122]/[.C122]" office:value-type="percentage" office:value="1.01465438358082" calcext:value-type="percentage">
            <text:p>101.47%</text:p>
          </table:table-cell>
          <table:table-cell table:formula="of:=[.L122]/[.D122]" office:value-type="percentage" office:value="1.01379335657521" calcext:value-type="percentage">
            <text:p>101.38%</text:p>
          </table:table-cell>
          <table:table-cell table:formula="of:=[.M122]/[.E122]" office:value-type="percentage" office:value="1.02453288215512" calcext:value-type="percentage">
            <text:p>102.45%</text:p>
          </table:table-cell>
          <table:table-cell table:formula="of:=[.N122]/[.F122]" office:value-type="percentage" office:value="1.009689217638" calcext:value-type="percentage">
            <text:p>100.97%</text:p>
          </table:table-cell>
          <table:table-cell/>
          <table:table-cell table:formula="of:=AVERAGE([.P122:.U122])" office:value-type="percentage" office:value="1.01499861571738" calcext:value-type="percentage">
            <text:p>101.50%</text:p>
          </table:table-cell>
          <table:table-cell/>
          <table:table-cell office:value-type="percentage" office:value="1.00111697216937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04625551" calcext:value-type="float">
            <text:p>304625551</text:p>
          </table:table-cell>
          <table:table-cell office:value-type="float" office:value="2417395037" calcext:value-type="float">
            <text:p>2417395037</text:p>
          </table:table-cell>
          <table:table-cell office:value-type="float" office:value="673280876" calcext:value-type="float">
            <text:p>673280876</text:p>
          </table:table-cell>
          <table:table-cell office:value-type="float" office:value="2717456237" calcext:value-type="float">
            <text:p>2717456237</text:p>
          </table:table-cell>
          <table:table-cell office:value-type="float" office:value="1566023986" calcext:value-type="float">
            <text:p>1566023986</text:p>
          </table:table-cell>
          <table:table-cell office:value-type="float" office:value="2855954233" calcext:value-type="float">
            <text:p>2855954233</text:p>
          </table:table-cell>
          <table:table-cell table:number-columns-repeated="2"/>
          <table:table-cell office:value-type="float" office:value="308426829" calcext:value-type="float">
            <text:p>308426829</text:p>
          </table:table-cell>
          <table:table-cell office:value-type="float" office:value="2447300383" calcext:value-type="float">
            <text:p>2447300383</text:p>
          </table:table-cell>
          <table:table-cell office:value-type="float" office:value="682638102" calcext:value-type="float">
            <text:p>682638102</text:p>
          </table:table-cell>
          <table:table-cell office:value-type="float" office:value="2758000643" calcext:value-type="float">
            <text:p>2758000643</text:p>
          </table:table-cell>
          <table:table-cell office:value-type="float" office:value="1604126498" calcext:value-type="float">
            <text:p>1604126498</text:p>
          </table:table-cell>
          <table:table-cell office:value-type="float" office:value="2889624553" calcext:value-type="float">
            <text:p>2889624553</text:p>
          </table:table-cell>
          <table:table-cell/>
          <table:table-cell table:formula="of:=[.I123]/[.A123]" office:value-type="percentage" office:value="1.01247852646477" calcext:value-type="percentage">
            <text:p>101.25%</text:p>
          </table:table-cell>
          <table:table-cell table:formula="of:=[.J123]/[.B123]" office:value-type="percentage" office:value="1.0123708974091" calcext:value-type="percentage">
            <text:p>101.24%</text:p>
          </table:table-cell>
          <table:table-cell table:formula="of:=[.K123]/[.C123]" office:value-type="percentage" office:value="1.01389795304389" calcext:value-type="percentage">
            <text:p>101.39%</text:p>
          </table:table-cell>
          <table:table-cell table:formula="of:=[.L123]/[.D123]" office:value-type="percentage" office:value="1.01491998489174" calcext:value-type="percentage">
            <text:p>101.49%</text:p>
          </table:table-cell>
          <table:table-cell table:formula="of:=[.M123]/[.E123]" office:value-type="percentage" office:value="1.02433073333527" calcext:value-type="percentage">
            <text:p>102.43%</text:p>
          </table:table-cell>
          <table:table-cell table:formula="of:=[.N123]/[.F123]" office:value-type="percentage" office:value="1.01178951665645" calcext:value-type="percentage">
            <text:p>101.18%</text:p>
          </table:table-cell>
          <table:table-cell/>
          <table:table-cell table:formula="of:=AVERAGE([.P123:.U123])" office:value-type="percentage" office:value="1.01496460196687" calcext:value-type="percentage">
            <text:p>101.50%</text:p>
          </table:table-cell>
          <table:table-cell/>
          <table:table-cell office:value-type="percentage" office:value="0.999928269580754" calcext:value-type="percentage">
            <text:p>99.99%</text:p>
          </table:table-cell>
          <table:table-cell table:number-columns-repeated="3"/>
        </table:table-row>
        <table:table-row table:style-name="ro1">
          <table:table-cell office:value-type="float" office:value="307487147" calcext:value-type="float">
            <text:p>307487147</text:p>
          </table:table-cell>
          <table:table-cell office:value-type="float" office:value="2420248419" calcext:value-type="float">
            <text:p>2420248419</text:p>
          </table:table-cell>
          <table:table-cell office:value-type="float" office:value="705433348" calcext:value-type="float">
            <text:p>705433348</text:p>
          </table:table-cell>
          <table:table-cell office:value-type="float" office:value="2689746373" calcext:value-type="float">
            <text:p>2689746373</text:p>
          </table:table-cell>
          <table:table-cell office:value-type="float" office:value="1572495391" calcext:value-type="float">
            <text:p>1572495391</text:p>
          </table:table-cell>
          <table:table-cell office:value-type="float" office:value="2859687880" calcext:value-type="float">
            <text:p>2859687880</text:p>
          </table:table-cell>
          <table:table-cell table:number-columns-repeated="2"/>
          <table:table-cell office:value-type="float" office:value="311153564" calcext:value-type="float">
            <text:p>311153564</text:p>
          </table:table-cell>
          <table:table-cell office:value-type="float" office:value="2449870427" calcext:value-type="float">
            <text:p>2449870427</text:p>
          </table:table-cell>
          <table:table-cell office:value-type="float" office:value="716043861" calcext:value-type="float">
            <text:p>716043861</text:p>
          </table:table-cell>
          <table:table-cell office:value-type="float" office:value="2738557648" calcext:value-type="float">
            <text:p>2738557648</text:p>
          </table:table-cell>
          <table:table-cell office:value-type="float" office:value="1609151054" calcext:value-type="float">
            <text:p>1609151054</text:p>
          </table:table-cell>
          <table:table-cell office:value-type="float" office:value="2893764089" calcext:value-type="float">
            <text:p>2893764089</text:p>
          </table:table-cell>
          <table:table-cell/>
          <table:table-cell table:formula="of:=[.I124]/[.A124]" office:value-type="percentage" office:value="1.01192380571276" calcext:value-type="percentage">
            <text:p>101.19%</text:p>
          </table:table-cell>
          <table:table-cell table:formula="of:=[.J124]/[.B124]" office:value-type="percentage" office:value="1.01223924278494" calcext:value-type="percentage">
            <text:p>101.22%</text:p>
          </table:table-cell>
          <table:table-cell table:formula="of:=[.K124]/[.C124]" office:value-type="percentage" office:value="1.0150411275992" calcext:value-type="percentage">
            <text:p>101.50%</text:p>
          </table:table-cell>
          <table:table-cell table:formula="of:=[.L124]/[.D124]" office:value-type="percentage" office:value="1.01814716639828" calcext:value-type="percentage">
            <text:p>101.81%</text:p>
          </table:table-cell>
          <table:table-cell table:formula="of:=[.M124]/[.E124]" office:value-type="percentage" office:value="1.023310505843" calcext:value-type="percentage">
            <text:p>102.33%</text:p>
          </table:table-cell>
          <table:table-cell table:formula="of:=[.N124]/[.F124]" office:value-type="percentage" office:value="1.01191605882527" calcext:value-type="percentage">
            <text:p>101.19%</text:p>
          </table:table-cell>
          <table:table-cell/>
          <table:table-cell table:formula="of:=AVERAGE([.P124:.U124])" office:value-type="percentage" office:value="1.01542965119391" calcext:value-type="percentage">
            <text:p>101.54%</text:p>
          </table:table-cell>
          <table:table-cell/>
          <table:table-cell office:value-type="percentage" office:value="0.999461932598901" calcext:value-type="percentage">
            <text:p>99.95%</text:p>
          </table:table-cell>
          <table:table-cell table:number-columns-repeated="3"/>
        </table:table-row>
        <table:table-row table:style-name="ro1">
          <table:table-cell office:value-type="float" office:value="312415573" calcext:value-type="float">
            <text:p>312415573</text:p>
          </table:table-cell>
          <table:table-cell office:value-type="float" office:value="2404995189" calcext:value-type="float">
            <text:p>2404995189</text:p>
          </table:table-cell>
          <table:table-cell office:value-type="float" office:value="665797881" calcext:value-type="float">
            <text:p>665797881</text:p>
          </table:table-cell>
          <table:table-cell office:value-type="float" office:value="2836659834" calcext:value-type="float">
            <text:p>2836659834</text:p>
          </table:table-cell>
          <table:table-cell office:value-type="float" office:value="1560563173" calcext:value-type="float">
            <text:p>1560563173</text:p>
          </table:table-cell>
          <table:table-cell office:value-type="float" office:value="3033756523" calcext:value-type="float">
            <text:p>3033756523</text:p>
          </table:table-cell>
          <table:table-cell table:number-columns-repeated="2"/>
          <table:table-cell office:value-type="float" office:value="316199907" calcext:value-type="float">
            <text:p>316199907</text:p>
          </table:table-cell>
          <table:table-cell office:value-type="float" office:value="2434157392" calcext:value-type="float">
            <text:p>2434157392</text:p>
          </table:table-cell>
          <table:table-cell office:value-type="float" office:value="673259654" calcext:value-type="float">
            <text:p>673259654</text:p>
          </table:table-cell>
          <table:table-cell office:value-type="float" office:value="2883492263" calcext:value-type="float">
            <text:p>2883492263</text:p>
          </table:table-cell>
          <table:table-cell office:value-type="float" office:value="1598287494" calcext:value-type="float">
            <text:p>1598287494</text:p>
          </table:table-cell>
          <table:table-cell office:value-type="float" office:value="3071266387" calcext:value-type="float">
            <text:p>3071266387</text:p>
          </table:table-cell>
          <table:table-cell/>
          <table:table-cell table:formula="of:=[.I125]/[.A125]" office:value-type="percentage" office:value="1.0121131413638" calcext:value-type="percentage">
            <text:p>101.21%</text:p>
          </table:table-cell>
          <table:table-cell table:formula="of:=[.J125]/[.B125]" office:value-type="percentage" office:value="1.01212568038946" calcext:value-type="percentage">
            <text:p>101.21%</text:p>
          </table:table-cell>
          <table:table-cell table:formula="of:=[.K125]/[.C125]" office:value-type="percentage" office:value="1.01120726456623" calcext:value-type="percentage">
            <text:p>101.12%</text:p>
          </table:table-cell>
          <table:table-cell table:formula="of:=[.L125]/[.D125]" office:value-type="percentage" office:value="1.01650970921457" calcext:value-type="percentage">
            <text:p>101.65%</text:p>
          </table:table-cell>
          <table:table-cell table:formula="of:=[.M125]/[.E125]" office:value-type="percentage" office:value="1.02417353020543" calcext:value-type="percentage">
            <text:p>102.42%</text:p>
          </table:table-cell>
          <table:table-cell table:formula="of:=[.N125]/[.F125]" office:value-type="percentage" office:value="1.01236416426817" calcext:value-type="percentage">
            <text:p>101.24%</text:p>
          </table:table-cell>
          <table:table-cell/>
          <table:table-cell table:formula="of:=AVERAGE([.P125:.U125])" office:value-type="percentage" office:value="1.01474891500128" calcext:value-type="percentage">
            <text:p>101.47%</text:p>
          </table:table-cell>
          <table:table-cell/>
          <table:table-cell office:value-type="percentage" office:value="1.00014127094599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303736264" calcext:value-type="float">
            <text:p>303736264</text:p>
          </table:table-cell>
          <table:table-cell office:value-type="float" office:value="2526332948" calcext:value-type="float">
            <text:p>2526332948</text:p>
          </table:table-cell>
          <table:table-cell office:value-type="float" office:value="651298609" calcext:value-type="float">
            <text:p>651298609</text:p>
          </table:table-cell>
          <table:table-cell office:value-type="float" office:value="3193916995" calcext:value-type="float">
            <text:p>3193916995</text:p>
          </table:table-cell>
          <table:table-cell office:value-type="float" office:value="1547765194" calcext:value-type="float">
            <text:p>1547765194</text:p>
          </table:table-cell>
          <table:table-cell office:value-type="float" office:value="2869140938" calcext:value-type="float">
            <text:p>2869140938</text:p>
          </table:table-cell>
          <table:table-cell table:number-columns-repeated="2"/>
          <table:table-cell office:value-type="float" office:value="309297030" calcext:value-type="float">
            <text:p>309297030</text:p>
          </table:table-cell>
          <table:table-cell office:value-type="float" office:value="2558542196" calcext:value-type="float">
            <text:p>2558542196</text:p>
          </table:table-cell>
          <table:table-cell office:value-type="float" office:value="660896265" calcext:value-type="float">
            <text:p>660896265</text:p>
          </table:table-cell>
          <table:table-cell office:value-type="float" office:value="3251245718" calcext:value-type="float">
            <text:p>3251245718</text:p>
          </table:table-cell>
          <table:table-cell office:value-type="float" office:value="1586490800" calcext:value-type="float">
            <text:p>1586490800</text:p>
          </table:table-cell>
          <table:table-cell office:value-type="float" office:value="2903771554" calcext:value-type="float">
            <text:p>2903771554</text:p>
          </table:table-cell>
          <table:table-cell/>
          <table:table-cell table:formula="of:=[.I126]/[.A126]" office:value-type="percentage" office:value="1.01830787646746" calcext:value-type="percentage">
            <text:p>101.83%</text:p>
          </table:table-cell>
          <table:table-cell table:formula="of:=[.J126]/[.B126]" office:value-type="percentage" office:value="1.01274940740709" calcext:value-type="percentage">
            <text:p>101.27%</text:p>
          </table:table-cell>
          <table:table-cell table:formula="of:=[.K126]/[.C126]" office:value-type="percentage" office:value="1.01473618378325" calcext:value-type="percentage">
            <text:p>101.47%</text:p>
          </table:table-cell>
          <table:table-cell table:formula="of:=[.L126]/[.D126]" office:value-type="percentage" office:value="1.01794934655151" calcext:value-type="percentage">
            <text:p>101.79%</text:p>
          </table:table-cell>
          <table:table-cell table:formula="of:=[.M126]/[.E126]" office:value-type="percentage" office:value="1.02502033651495" calcext:value-type="percentage">
            <text:p>102.50%</text:p>
          </table:table-cell>
          <table:table-cell table:formula="of:=[.N126]/[.F126]" office:value-type="percentage" office:value="1.01207002958319" calcext:value-type="percentage">
            <text:p>101.21%</text:p>
          </table:table-cell>
          <table:table-cell/>
          <table:table-cell table:formula="of:=AVERAGE([.P126:.U126])" office:value-type="percentage" office:value="1.01680553005124" calcext:value-type="percentage">
            <text:p>101.68%</text:p>
          </table:table-cell>
          <table:table-cell/>
          <table:table-cell office:value-type="percentage" office:value="1.00151266153946" calcext:value-type="percentage">
            <text:p>100.15%</text:p>
          </table:table-cell>
          <table:table-cell table:number-columns-repeated="3"/>
        </table:table-row>
        <table:table-row table:style-name="ro1">
          <table:table-cell office:value-type="float" office:value="348340350" calcext:value-type="float">
            <text:p>348340350</text:p>
          </table:table-cell>
          <table:table-cell office:value-type="float" office:value="2470651324" calcext:value-type="float">
            <text:p>2470651324</text:p>
          </table:table-cell>
          <table:table-cell office:value-type="float" office:value="656222244" calcext:value-type="float">
            <text:p>656222244</text:p>
          </table:table-cell>
          <table:table-cell office:value-type="float" office:value="4073729430" calcext:value-type="float">
            <text:p>4073729430</text:p>
          </table:table-cell>
          <table:table-cell office:value-type="float" office:value="1548220180" calcext:value-type="float">
            <text:p>1548220180</text:p>
          </table:table-cell>
          <table:table-cell office:value-type="float" office:value="2866681982" calcext:value-type="float">
            <text:p>2866681982</text:p>
          </table:table-cell>
          <table:table-cell table:number-columns-repeated="2"/>
          <table:table-cell office:value-type="float" office:value="353286496" calcext:value-type="float">
            <text:p>353286496</text:p>
          </table:table-cell>
          <table:table-cell office:value-type="float" office:value="2500535241" calcext:value-type="float">
            <text:p>2500535241</text:p>
          </table:table-cell>
          <table:table-cell office:value-type="float" office:value="665795284" calcext:value-type="float">
            <text:p>665795284</text:p>
          </table:table-cell>
          <table:table-cell office:value-type="float" office:value="4126837014" calcext:value-type="float">
            <text:p>4126837014</text:p>
          </table:table-cell>
          <table:table-cell office:value-type="float" office:value="1588847578" calcext:value-type="float">
            <text:p>1588847578</text:p>
          </table:table-cell>
          <table:table-cell office:value-type="float" office:value="2901960771" calcext:value-type="float">
            <text:p>2901960771</text:p>
          </table:table-cell>
          <table:table-cell/>
          <table:table-cell table:formula="of:=[.I127]/[.A127]" office:value-type="percentage" office:value="1.01419917617927" calcext:value-type="percentage">
            <text:p>101.42%</text:p>
          </table:table-cell>
          <table:table-cell table:formula="of:=[.J127]/[.B127]" office:value-type="percentage" office:value="1.01209556229554" calcext:value-type="percentage">
            <text:p>101.21%</text:p>
          </table:table-cell>
          <table:table-cell table:formula="of:=[.K127]/[.C127]" office:value-type="percentage" office:value="1.01458810652569" calcext:value-type="percentage">
            <text:p>101.46%</text:p>
          </table:table-cell>
          <table:table-cell table:formula="of:=[.L127]/[.D127]" office:value-type="percentage" office:value="1.01303660071504" calcext:value-type="percentage">
            <text:p>101.30%</text:p>
          </table:table-cell>
          <table:table-cell table:formula="of:=[.M127]/[.E127]" office:value-type="percentage" office:value="1.02624135670419" calcext:value-type="percentage">
            <text:p>102.62%</text:p>
          </table:table-cell>
          <table:table-cell table:formula="of:=[.N127]/[.F127]" office:value-type="percentage" office:value="1.0123064885542" calcext:value-type="percentage">
            <text:p>101.23%</text:p>
          </table:table-cell>
          <table:table-cell/>
          <table:table-cell table:formula="of:=AVERAGE([.P127:.U127])" office:value-type="percentage" office:value="1.01541121516232" calcext:value-type="percentage">
            <text:p>101.54%</text:p>
          </table:table-cell>
          <table:table-cell/>
          <table:table-cell office:value-type="percentage" office:value="1.00051352829118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351909521" calcext:value-type="float">
            <text:p>351909521</text:p>
          </table:table-cell>
          <table:table-cell office:value-type="float" office:value="2385749797" calcext:value-type="float">
            <text:p>2385749797</text:p>
          </table:table-cell>
          <table:table-cell office:value-type="float" office:value="744029133" calcext:value-type="float">
            <text:p>744029133</text:p>
          </table:table-cell>
          <table:table-cell office:value-type="float" office:value="3548656185" calcext:value-type="float">
            <text:p>3548656185</text:p>
          </table:table-cell>
          <table:table-cell office:value-type="float" office:value="1558059875" calcext:value-type="float">
            <text:p>1558059875</text:p>
          </table:table-cell>
          <table:table-cell office:value-type="float" office:value="3035842537" calcext:value-type="float">
            <text:p>3035842537</text:p>
          </table:table-cell>
          <table:table-cell table:number-columns-repeated="2"/>
          <table:table-cell office:value-type="float" office:value="356890021" calcext:value-type="float">
            <text:p>356890021</text:p>
          </table:table-cell>
          <table:table-cell office:value-type="float" office:value="2412607961" calcext:value-type="float">
            <text:p>2412607961</text:p>
          </table:table-cell>
          <table:table-cell office:value-type="float" office:value="753220961" calcext:value-type="float">
            <text:p>753220961</text:p>
          </table:table-cell>
          <table:table-cell office:value-type="float" office:value="3612251671" calcext:value-type="float">
            <text:p>3612251671</text:p>
          </table:table-cell>
          <table:table-cell office:value-type="float" office:value="1597030511" calcext:value-type="float">
            <text:p>1597030511</text:p>
          </table:table-cell>
          <table:table-cell office:value-type="float" office:value="3071726833" calcext:value-type="float">
            <text:p>3071726833</text:p>
          </table:table-cell>
          <table:table-cell/>
          <table:table-cell table:formula="of:=[.I128]/[.A128]" office:value-type="percentage" office:value="1.01415278559627" calcext:value-type="percentage">
            <text:p>101.42%</text:p>
          </table:table-cell>
          <table:table-cell table:formula="of:=[.J128]/[.B128]" office:value-type="percentage" office:value="1.01125774548269" calcext:value-type="percentage">
            <text:p>101.13%</text:p>
          </table:table-cell>
          <table:table-cell table:formula="of:=[.K128]/[.C128]" office:value-type="percentage" office:value="1.01235412377327" calcext:value-type="percentage">
            <text:p>101.24%</text:p>
          </table:table-cell>
          <table:table-cell table:formula="of:=[.L128]/[.D128]" office:value-type="percentage" office:value="1.01792100521567" calcext:value-type="percentage">
            <text:p>101.79%</text:p>
          </table:table-cell>
          <table:table-cell table:formula="of:=[.M128]/[.E128]" office:value-type="percentage" office:value="1.02501228394705" calcext:value-type="percentage">
            <text:p>102.50%</text:p>
          </table:table-cell>
          <table:table-cell table:formula="of:=[.N128]/[.F128]" office:value-type="percentage" office:value="1.01182020989648" calcext:value-type="percentage">
            <text:p>101.18%</text:p>
          </table:table-cell>
          <table:table-cell/>
          <table:table-cell table:formula="of:=AVERAGE([.P128:.U128])" office:value-type="percentage" office:value="1.01541969231857" calcext:value-type="percentage">
            <text:p>101.54%</text:p>
          </table:table-cell>
          <table:table-cell/>
          <table:table-cell office:value-type="percentage" office:value="0.999315691826168" calcext:value-type="percentage">
            <text:p>99.93%</text:p>
          </table:table-cell>
          <table:table-cell table:number-columns-repeated="3"/>
        </table:table-row>
        <table:table-row table:style-name="ro1">
          <table:table-cell office:value-type="float" office:value="331805793" calcext:value-type="float">
            <text:p>331805793</text:p>
          </table:table-cell>
          <table:table-cell office:value-type="float" office:value="2513788181" calcext:value-type="float">
            <text:p>2513788181</text:p>
          </table:table-cell>
          <table:table-cell office:value-type="float" office:value="663982675" calcext:value-type="float">
            <text:p>663982675</text:p>
          </table:table-cell>
          <table:table-cell office:value-type="float" office:value="2738837498" calcext:value-type="float">
            <text:p>2738837498</text:p>
          </table:table-cell>
          <table:table-cell office:value-type="float" office:value="1581274031" calcext:value-type="float">
            <text:p>1581274031</text:p>
          </table:table-cell>
          <table:table-cell office:value-type="float" office:value="2894169712" calcext:value-type="float">
            <text:p>2894169712</text:p>
          </table:table-cell>
          <table:table-cell table:number-columns-repeated="2"/>
          <table:table-cell office:value-type="float" office:value="335862940" calcext:value-type="float">
            <text:p>335862940</text:p>
          </table:table-cell>
          <table:table-cell office:value-type="float" office:value="2545953574" calcext:value-type="float">
            <text:p>2545953574</text:p>
          </table:table-cell>
          <table:table-cell office:value-type="float" office:value="671008929" calcext:value-type="float">
            <text:p>671008929</text:p>
          </table:table-cell>
          <table:table-cell office:value-type="float" office:value="2787181704" calcext:value-type="float">
            <text:p>2787181704</text:p>
          </table:table-cell>
          <table:table-cell office:value-type="float" office:value="1620521875" calcext:value-type="float">
            <text:p>1620521875</text:p>
          </table:table-cell>
          <table:table-cell office:value-type="float" office:value="2930449050" calcext:value-type="float">
            <text:p>2930449050</text:p>
          </table:table-cell>
          <table:table-cell/>
          <table:table-cell table:formula="of:=[.I129]/[.A129]" office:value-type="percentage" office:value="1.01222747488318" calcext:value-type="percentage">
            <text:p>101.22%</text:p>
          </table:table-cell>
          <table:table-cell table:formula="of:=[.J129]/[.B129]" office:value-type="percentage" office:value="1.01279558605738" calcext:value-type="percentage">
            <text:p>101.28%</text:p>
          </table:table-cell>
          <table:table-cell table:formula="of:=[.K129]/[.C129]" office:value-type="percentage" office:value="1.01058198393505" calcext:value-type="percentage">
            <text:p>101.06%</text:p>
          </table:table-cell>
          <table:table-cell table:formula="of:=[.L129]/[.D129]" office:value-type="percentage" office:value="1.0176513597595" calcext:value-type="percentage">
            <text:p>101.77%</text:p>
          </table:table-cell>
          <table:table-cell table:formula="of:=[.M129]/[.E129]" office:value-type="percentage" office:value="1.02482039370189" calcext:value-type="percentage">
            <text:p>102.48%</text:p>
          </table:table-cell>
          <table:table-cell table:formula="of:=[.N129]/[.F129]" office:value-type="percentage" office:value="1.01253531810853" calcext:value-type="percentage">
            <text:p>101.25%</text:p>
          </table:table-cell>
          <table:table-cell/>
          <table:table-cell table:formula="of:=AVERAGE([.P129:.U129])" office:value-type="percentage" office:value="1.01510201940759" calcext:value-type="percentage">
            <text:p>101.51%</text:p>
          </table:table-cell>
          <table:table-cell/>
          <table:table-cell office:value-type="percentage" office:value="1.0012899735024" calcext:value-type="percentage">
            <text:p>100.13%</text:p>
          </table:table-cell>
          <table:table-cell table:number-columns-repeated="3"/>
        </table:table-row>
        <table:table-row table:style-name="ro1">
          <table:table-cell office:value-type="float" office:value="315425548" calcext:value-type="float">
            <text:p>315425548</text:p>
          </table:table-cell>
          <table:table-cell office:value-type="float" office:value="2935542052" calcext:value-type="float">
            <text:p>2935542052</text:p>
          </table:table-cell>
          <table:table-cell office:value-type="float" office:value="709838648" calcext:value-type="float">
            <text:p>709838648</text:p>
          </table:table-cell>
          <table:table-cell office:value-type="float" office:value="2755154381" calcext:value-type="float">
            <text:p>2755154381</text:p>
          </table:table-cell>
          <table:table-cell office:value-type="float" office:value="1556510317" calcext:value-type="float">
            <text:p>1556510317</text:p>
          </table:table-cell>
          <table:table-cell office:value-type="float" office:value="2877377723" calcext:value-type="float">
            <text:p>2877377723</text:p>
          </table:table-cell>
          <table:table-cell table:number-columns-repeated="2"/>
          <table:table-cell office:value-type="float" office:value="319548067" calcext:value-type="float">
            <text:p>319548067</text:p>
          </table:table-cell>
          <table:table-cell office:value-type="float" office:value="2974590856" calcext:value-type="float">
            <text:p>2974590856</text:p>
          </table:table-cell>
          <table:table-cell office:value-type="float" office:value="716994348" calcext:value-type="float">
            <text:p>716994348</text:p>
          </table:table-cell>
          <table:table-cell office:value-type="float" office:value="2799289958" calcext:value-type="float">
            <text:p>2799289958</text:p>
          </table:table-cell>
          <table:table-cell office:value-type="float" office:value="1596363921" calcext:value-type="float">
            <text:p>1596363921</text:p>
          </table:table-cell>
          <table:table-cell office:value-type="float" office:value="2914242448" calcext:value-type="float">
            <text:p>2914242448</text:p>
          </table:table-cell>
          <table:table-cell/>
          <table:table-cell table:formula="of:=[.I130]/[.A130]" office:value-type="percentage" office:value="1.01306970543806" calcext:value-type="percentage">
            <text:p>101.31%</text:p>
          </table:table-cell>
          <table:table-cell table:formula="of:=[.J130]/[.B130]" office:value-type="percentage" office:value="1.0133020761782" calcext:value-type="percentage">
            <text:p>101.33%</text:p>
          </table:table-cell>
          <table:table-cell table:formula="of:=[.K130]/[.C130]" office:value-type="percentage" office:value="1.01008074161665" calcext:value-type="percentage">
            <text:p>101.01%</text:p>
          </table:table-cell>
          <table:table-cell table:formula="of:=[.L130]/[.D130]" office:value-type="percentage" office:value="1.01601927547304" calcext:value-type="percentage">
            <text:p>101.60%</text:p>
          </table:table-cell>
          <table:table-cell table:formula="of:=[.M130]/[.E130]" office:value-type="percentage" office:value="1.02560445861793" calcext:value-type="percentage">
            <text:p>102.56%</text:p>
          </table:table-cell>
          <table:table-cell table:formula="of:=[.N130]/[.F130]" office:value-type="percentage" office:value="1.01281191715127" calcext:value-type="percentage">
            <text:p>101.28%</text:p>
          </table:table-cell>
          <table:table-cell/>
          <table:table-cell table:formula="of:=AVERAGE([.P130:.U130])" office:value-type="percentage" office:value="1.01514802907919" calcext:value-type="percentage">
            <text:p>101.51%</text:p>
          </table:table-cell>
          <table:table-cell/>
          <table:table-cell office:value-type="percentage" office:value="1.00060741233542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09758075" calcext:value-type="float">
            <text:p>309758075</text:p>
          </table:table-cell>
          <table:table-cell office:value-type="float" office:value="2467571251" calcext:value-type="float">
            <text:p>2467571251</text:p>
          </table:table-cell>
          <table:table-cell office:value-type="float" office:value="710809173" calcext:value-type="float">
            <text:p>710809173</text:p>
          </table:table-cell>
          <table:table-cell office:value-type="float" office:value="3030166218" calcext:value-type="float">
            <text:p>3030166218</text:p>
          </table:table-cell>
          <table:table-cell office:value-type="float" office:value="1565754295" calcext:value-type="float">
            <text:p>1565754295</text:p>
          </table:table-cell>
          <table:table-cell office:value-type="float" office:value="2971672676" calcext:value-type="float">
            <text:p>2971672676</text:p>
          </table:table-cell>
          <table:table-cell table:number-columns-repeated="2"/>
          <table:table-cell office:value-type="float" office:value="314091198" calcext:value-type="float">
            <text:p>314091198</text:p>
          </table:table-cell>
          <table:table-cell office:value-type="float" office:value="2499787946" calcext:value-type="float">
            <text:p>2499787946</text:p>
          </table:table-cell>
          <table:table-cell office:value-type="float" office:value="715781435" calcext:value-type="float">
            <text:p>715781435</text:p>
          </table:table-cell>
          <table:table-cell office:value-type="float" office:value="3078007237" calcext:value-type="float">
            <text:p>3078007237</text:p>
          </table:table-cell>
          <table:table-cell office:value-type="float" office:value="1604344256" calcext:value-type="float">
            <text:p>1604344256</text:p>
          </table:table-cell>
          <table:table-cell office:value-type="float" office:value="3007645634" calcext:value-type="float">
            <text:p>3007645634</text:p>
          </table:table-cell>
          <table:table-cell/>
          <table:table-cell table:formula="of:=[.I131]/[.A131]" office:value-type="percentage" office:value="1.01398873298138" calcext:value-type="percentage">
            <text:p>101.40%</text:p>
          </table:table-cell>
          <table:table-cell table:formula="of:=[.J131]/[.B131]" office:value-type="percentage" office:value="1.01305603434427" calcext:value-type="percentage">
            <text:p>101.31%</text:p>
          </table:table-cell>
          <table:table-cell table:formula="of:=[.K131]/[.C131]" office:value-type="percentage" office:value="1.00699521360848" calcext:value-type="percentage">
            <text:p>100.70%</text:p>
          </table:table-cell>
          <table:table-cell table:formula="of:=[.L131]/[.D131]" office:value-type="percentage" office:value="1.01578824907882" calcext:value-type="percentage">
            <text:p>101.58%</text:p>
          </table:table-cell>
          <table:table-cell table:formula="of:=[.M131]/[.E131]" office:value-type="percentage" office:value="1.02464624310675" calcext:value-type="percentage">
            <text:p>102.46%</text:p>
          </table:table-cell>
          <table:table-cell table:formula="of:=[.N131]/[.F131]" office:value-type="percentage" office:value="1.01210528948579" calcext:value-type="percentage">
            <text:p>101.21%</text:p>
          </table:table-cell>
          <table:table-cell/>
          <table:table-cell table:formula="of:=AVERAGE([.P131:.U131])" office:value-type="percentage" office:value="1.01442996043425" calcext:value-type="percentage">
            <text:p>101.44%</text:p>
          </table:table-cell>
          <table:table-cell/>
          <table:table-cell office:value-type="percentage" office:value="1.00056226726038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7977435" calcext:value-type="float">
            <text:p>297977435</text:p>
          </table:table-cell>
          <table:table-cell office:value-type="float" office:value="2440737494" calcext:value-type="float">
            <text:p>2440737494</text:p>
          </table:table-cell>
          <table:table-cell office:value-type="float" office:value="872625768" calcext:value-type="float">
            <text:p>872625768</text:p>
          </table:table-cell>
          <table:table-cell office:value-type="float" office:value="3287703636" calcext:value-type="float">
            <text:p>3287703636</text:p>
          </table:table-cell>
          <table:table-cell office:value-type="float" office:value="1547191287" calcext:value-type="float">
            <text:p>1547191287</text:p>
          </table:table-cell>
          <table:table-cell office:value-type="float" office:value="2858874545" calcext:value-type="float">
            <text:p>2858874545</text:p>
          </table:table-cell>
          <table:table-cell table:number-columns-repeated="2"/>
          <table:table-cell office:value-type="float" office:value="300923311" calcext:value-type="float">
            <text:p>300923311</text:p>
          </table:table-cell>
          <table:table-cell office:value-type="float" office:value="2473127684" calcext:value-type="float">
            <text:p>2473127684</text:p>
          </table:table-cell>
          <table:table-cell office:value-type="float" office:value="882324358" calcext:value-type="float">
            <text:p>882324358</text:p>
          </table:table-cell>
          <table:table-cell office:value-type="float" office:value="3343638531" calcext:value-type="float">
            <text:p>3343638531</text:p>
          </table:table-cell>
          <table:table-cell office:value-type="float" office:value="1585870211" calcext:value-type="float">
            <text:p>1585870211</text:p>
          </table:table-cell>
          <table:table-cell office:value-type="float" office:value="2894217731" calcext:value-type="float">
            <text:p>2894217731</text:p>
          </table:table-cell>
          <table:table-cell/>
          <table:table-cell table:formula="of:=[.I132]/[.A132]" office:value-type="percentage" office:value="1.00988623853346" calcext:value-type="percentage">
            <text:p>100.99%</text:p>
          </table:table-cell>
          <table:table-cell table:formula="of:=[.J132]/[.B132]" office:value-type="percentage" office:value="1.01327065695497" calcext:value-type="percentage">
            <text:p>101.33%</text:p>
          </table:table-cell>
          <table:table-cell table:formula="of:=[.K132]/[.C132]" office:value-type="percentage" office:value="1.01111426038017" calcext:value-type="percentage">
            <text:p>101.11%</text:p>
          </table:table-cell>
          <table:table-cell table:formula="of:=[.L132]/[.D132]" office:value-type="percentage" office:value="1.01701336287965" calcext:value-type="percentage">
            <text:p>101.70%</text:p>
          </table:table-cell>
          <table:table-cell table:formula="of:=[.M132]/[.E132]" office:value-type="percentage" office:value="1.02499944533361" calcext:value-type="percentage">
            <text:p>102.50%</text:p>
          </table:table-cell>
          <table:table-cell table:formula="of:=[.N132]/[.F132]" office:value-type="percentage" office:value="1.01236262222902" calcext:value-type="percentage">
            <text:p>101.24%</text:p>
          </table:table-cell>
          <table:table-cell/>
          <table:table-cell table:formula="of:=AVERAGE([.P132:.U132])" office:value-type="percentage" office:value="1.01477443105181" calcext:value-type="percentage">
            <text:p>101.48%</text:p>
          </table:table-cell>
          <table:table-cell/>
          <table:table-cell office:value-type="percentage" office:value="1.00095870891628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302611628" calcext:value-type="float">
            <text:p>302611628</text:p>
          </table:table-cell>
          <table:table-cell office:value-type="float" office:value="2440298798" calcext:value-type="float">
            <text:p>2440298798</text:p>
          </table:table-cell>
          <table:table-cell office:value-type="float" office:value="775407247" calcext:value-type="float">
            <text:p>775407247</text:p>
          </table:table-cell>
          <table:table-cell office:value-type="float" office:value="2708325020" calcext:value-type="float">
            <text:p>2708325020</text:p>
          </table:table-cell>
          <table:table-cell office:value-type="float" office:value="1593899703" calcext:value-type="float">
            <text:p>1593899703</text:p>
          </table:table-cell>
          <table:table-cell office:value-type="float" office:value="2856969403" calcext:value-type="float">
            <text:p>2856969403</text:p>
          </table:table-cell>
          <table:table-cell table:number-columns-repeated="2"/>
          <table:table-cell office:value-type="float" office:value="306057818" calcext:value-type="float">
            <text:p>306057818</text:p>
          </table:table-cell>
          <table:table-cell office:value-type="float" office:value="2470993021" calcext:value-type="float">
            <text:p>2470993021</text:p>
          </table:table-cell>
          <table:table-cell office:value-type="float" office:value="784875215" calcext:value-type="float">
            <text:p>784875215</text:p>
          </table:table-cell>
          <table:table-cell office:value-type="float" office:value="2753327177" calcext:value-type="float">
            <text:p>2753327177</text:p>
          </table:table-cell>
          <table:table-cell office:value-type="float" office:value="1632178066" calcext:value-type="float">
            <text:p>1632178066</text:p>
          </table:table-cell>
          <table:table-cell office:value-type="float" office:value="2890678028" calcext:value-type="float">
            <text:p>2890678028</text:p>
          </table:table-cell>
          <table:table-cell/>
          <table:table-cell table:formula="of:=[.I133]/[.A133]" office:value-type="percentage" office:value="1.01138816119782" calcext:value-type="percentage">
            <text:p>101.14%</text:p>
          </table:table-cell>
          <table:table-cell table:formula="of:=[.J133]/[.B133]" office:value-type="percentage" office:value="1.0125780593037" calcext:value-type="percentage">
            <text:p>101.26%</text:p>
          </table:table-cell>
          <table:table-cell table:formula="of:=[.K133]/[.C133]" office:value-type="percentage" office:value="1.01221031662605" calcext:value-type="percentage">
            <text:p>101.22%</text:p>
          </table:table-cell>
          <table:table-cell table:formula="of:=[.L133]/[.D133]" office:value-type="percentage" office:value="1.01661623205032" calcext:value-type="percentage">
            <text:p>101.66%</text:p>
          </table:table-cell>
          <table:table-cell table:formula="of:=[.M133]/[.E133]" office:value-type="percentage" office:value="1.02401554058135" calcext:value-type="percentage">
            <text:p>102.40%</text:p>
          </table:table-cell>
          <table:table-cell table:formula="of:=[.N133]/[.F133]" office:value-type="percentage" office:value="1.01179873503882" calcext:value-type="percentage">
            <text:p>101.18%</text:p>
          </table:table-cell>
          <table:table-cell/>
          <table:table-cell table:formula="of:=AVERAGE([.P133:.U133])" office:value-type="percentage" office:value="1.01476784079968" calcext:value-type="percentage">
            <text:p>101.48%</text:p>
          </table:table-cell>
          <table:table-cell/>
          <table:table-cell office:value-type="percentage" office:value="1.00028246538354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300930950" calcext:value-type="float">
            <text:p>300930950</text:p>
          </table:table-cell>
          <table:table-cell office:value-type="float" office:value="2424286568" calcext:value-type="float">
            <text:p>2424286568</text:p>
          </table:table-cell>
          <table:table-cell office:value-type="float" office:value="804046556" calcext:value-type="float">
            <text:p>804046556</text:p>
          </table:table-cell>
          <table:table-cell office:value-type="float" office:value="2836195757" calcext:value-type="float">
            <text:p>2836195757</text:p>
          </table:table-cell>
          <table:table-cell office:value-type="float" office:value="1568568090" calcext:value-type="float">
            <text:p>1568568090</text:p>
          </table:table-cell>
          <table:table-cell office:value-type="float" office:value="3025079662" calcext:value-type="float">
            <text:p>3025079662</text:p>
          </table:table-cell>
          <table:table-cell table:number-columns-repeated="2"/>
          <table:table-cell office:value-type="float" office:value="304762163" calcext:value-type="float">
            <text:p>304762163</text:p>
          </table:table-cell>
          <table:table-cell office:value-type="float" office:value="2456403826" calcext:value-type="float">
            <text:p>2456403826</text:p>
          </table:table-cell>
          <table:table-cell office:value-type="float" office:value="814519770" calcext:value-type="float">
            <text:p>814519770</text:p>
          </table:table-cell>
          <table:table-cell office:value-type="float" office:value="2883845861" calcext:value-type="float">
            <text:p>2883845861</text:p>
          </table:table-cell>
          <table:table-cell office:value-type="float" office:value="1606901586" calcext:value-type="float">
            <text:p>1606901586</text:p>
          </table:table-cell>
          <table:table-cell office:value-type="float" office:value="3059026092" calcext:value-type="float">
            <text:p>3059026092</text:p>
          </table:table-cell>
          <table:table-cell/>
          <table:table-cell table:formula="of:=[.I134]/[.A134]" office:value-type="percentage" office:value="1.01273120295536" calcext:value-type="percentage">
            <text:p>101.27%</text:p>
          </table:table-cell>
          <table:table-cell table:formula="of:=[.J134]/[.B134]" office:value-type="percentage" office:value="1.01324812768587" calcext:value-type="percentage">
            <text:p>101.32%</text:p>
          </table:table-cell>
          <table:table-cell table:formula="of:=[.K134]/[.C134]" office:value-type="percentage" office:value="1.0130256313168" calcext:value-type="percentage">
            <text:p>101.30%</text:p>
          </table:table-cell>
          <table:table-cell table:formula="of:=[.L134]/[.D134]" office:value-type="percentage" office:value="1.01680071055829" calcext:value-type="percentage">
            <text:p>101.68%</text:p>
          </table:table-cell>
          <table:table-cell table:formula="of:=[.M134]/[.E134]" office:value-type="percentage" office:value="1.02443852851807" calcext:value-type="percentage">
            <text:p>102.44%</text:p>
          </table:table-cell>
          <table:table-cell table:formula="of:=[.N134]/[.F134]" office:value-type="percentage" office:value="1.01122166481314" calcext:value-type="percentage">
            <text:p>101.12%</text:p>
          </table:table-cell>
          <table:table-cell/>
          <table:table-cell table:formula="of:=AVERAGE([.P134:.U134])" office:value-type="percentage" office:value="1.01524431097459" calcext:value-type="percentage">
            <text:p>101.52%</text:p>
          </table:table-cell>
          <table:table-cell/>
          <table:table-cell office:value-type="percentage" office:value="1.00027208570695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98699542" calcext:value-type="float">
            <text:p>298699542</text:p>
          </table:table-cell>
          <table:table-cell office:value-type="float" office:value="2420812361" calcext:value-type="float">
            <text:p>2420812361</text:p>
          </table:table-cell>
          <table:table-cell office:value-type="float" office:value="755476704" calcext:value-type="float">
            <text:p>755476704</text:p>
          </table:table-cell>
          <table:table-cell office:value-type="float" office:value="2720979843" calcext:value-type="float">
            <text:p>2720979843</text:p>
          </table:table-cell>
          <table:table-cell office:value-type="float" office:value="1609493500" calcext:value-type="float">
            <text:p>1609493500</text:p>
          </table:table-cell>
          <table:table-cell office:value-type="float" office:value="2845558687" calcext:value-type="float">
            <text:p>2845558687</text:p>
          </table:table-cell>
          <table:table-cell table:number-columns-repeated="2"/>
          <table:table-cell office:value-type="float" office:value="301753546" calcext:value-type="float">
            <text:p>301753546</text:p>
          </table:table-cell>
          <table:table-cell office:value-type="float" office:value="2451240189" calcext:value-type="float">
            <text:p>2451240189</text:p>
          </table:table-cell>
          <table:table-cell office:value-type="float" office:value="761973912" calcext:value-type="float">
            <text:p>761973912</text:p>
          </table:table-cell>
          <table:table-cell office:value-type="float" office:value="2768802153" calcext:value-type="float">
            <text:p>2768802153</text:p>
          </table:table-cell>
          <table:table-cell office:value-type="float" office:value="1655649640" calcext:value-type="float">
            <text:p>1655649640</text:p>
          </table:table-cell>
          <table:table-cell office:value-type="float" office:value="2874749259" calcext:value-type="float">
            <text:p>2874749259</text:p>
          </table:table-cell>
          <table:table-cell/>
          <table:table-cell table:formula="of:=[.I135]/[.A135]" office:value-type="percentage" office:value="1.01022433439151" calcext:value-type="percentage">
            <text:p>101.02%</text:p>
          </table:table-cell>
          <table:table-cell table:formula="of:=[.J135]/[.B135]" office:value-type="percentage" office:value="1.01256926331433" calcext:value-type="percentage">
            <text:p>101.26%</text:p>
          </table:table-cell>
          <table:table-cell table:formula="of:=[.K135]/[.C135]" office:value-type="percentage" office:value="1.00860014341356" calcext:value-type="percentage">
            <text:p>100.86%</text:p>
          </table:table-cell>
          <table:table-cell table:formula="of:=[.L135]/[.D135]" office:value-type="percentage" office:value="1.01757540031876" calcext:value-type="percentage">
            <text:p>101.76%</text:p>
          </table:table-cell>
          <table:table-cell table:formula="of:=[.M135]/[.E135]" office:value-type="percentage" office:value="1.02867743175104" calcext:value-type="percentage">
            <text:p>102.87%</text:p>
          </table:table-cell>
          <table:table-cell table:formula="of:=[.N135]/[.F135]" office:value-type="percentage" office:value="1.01025829203009" calcext:value-type="percentage">
            <text:p>101.03%</text:p>
          </table:table-cell>
          <table:table-cell/>
          <table:table-cell table:formula="of:=AVERAGE([.P135:.U135])" office:value-type="percentage" office:value="1.01465081086988" calcext:value-type="percentage">
            <text:p>101.47%</text:p>
          </table:table-cell>
          <table:table-cell/>
          <table:table-cell office:value-type="percentage" office:value="1.00043263078358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298814136" calcext:value-type="float">
            <text:p>298814136</text:p>
          </table:table-cell>
          <table:table-cell office:value-type="float" office:value="2363310042" calcext:value-type="float">
            <text:p>2363310042</text:p>
          </table:table-cell>
          <table:table-cell office:value-type="float" office:value="781552624" calcext:value-type="float">
            <text:p>781552624</text:p>
          </table:table-cell>
          <table:table-cell office:value-type="float" office:value="2687751328" calcext:value-type="float">
            <text:p>2687751328</text:p>
          </table:table-cell>
          <table:table-cell office:value-type="float" office:value="1566760476" calcext:value-type="float">
            <text:p>1566760476</text:p>
          </table:table-cell>
          <table:table-cell office:value-type="float" office:value="2877479160" calcext:value-type="float">
            <text:p>2877479160</text:p>
          </table:table-cell>
          <table:table-cell table:number-columns-repeated="2"/>
          <table:table-cell office:value-type="float" office:value="302835665" calcext:value-type="float">
            <text:p>302835665</text:p>
          </table:table-cell>
          <table:table-cell office:value-type="float" office:value="2392237624" calcext:value-type="float">
            <text:p>2392237624</text:p>
          </table:table-cell>
          <table:table-cell office:value-type="float" office:value="790706141" calcext:value-type="float">
            <text:p>790706141</text:p>
          </table:table-cell>
          <table:table-cell office:value-type="float" office:value="2733750132" calcext:value-type="float">
            <text:p>2733750132</text:p>
          </table:table-cell>
          <table:table-cell office:value-type="float" office:value="1606455047" calcext:value-type="float">
            <text:p>1606455047</text:p>
          </table:table-cell>
          <table:table-cell office:value-type="float" office:value="2909246863" calcext:value-type="float">
            <text:p>2909246863</text:p>
          </table:table-cell>
          <table:table-cell/>
          <table:table-cell table:formula="of:=[.I136]/[.A136]" office:value-type="percentage" office:value="1.01345829569455" calcext:value-type="percentage">
            <text:p>101.35%</text:p>
          </table:table-cell>
          <table:table-cell table:formula="of:=[.J136]/[.B136]" office:value-type="percentage" office:value="1.01224028226763" calcext:value-type="percentage">
            <text:p>101.22%</text:p>
          </table:table-cell>
          <table:table-cell table:formula="of:=[.K136]/[.C136]" office:value-type="percentage" office:value="1.01171196502822" calcext:value-type="percentage">
            <text:p>101.17%</text:p>
          </table:table-cell>
          <table:table-cell table:formula="of:=[.L136]/[.D136]" office:value-type="percentage" office:value="1.01711423356797" calcext:value-type="percentage">
            <text:p>101.71%</text:p>
          </table:table-cell>
          <table:table-cell table:formula="of:=[.M136]/[.E136]" office:value-type="percentage" office:value="1.02533544316955" calcext:value-type="percentage">
            <text:p>102.53%</text:p>
          </table:table-cell>
          <table:table-cell table:formula="of:=[.N136]/[.F136]" office:value-type="percentage" office:value="1.01104011575187" calcext:value-type="percentage">
            <text:p>101.10%</text:p>
          </table:table-cell>
          <table:table-cell/>
          <table:table-cell table:formula="of:=AVERAGE([.P136:.U136])" office:value-type="percentage" office:value="1.0151500559133" calcext:value-type="percentage">
            <text:p>101.52%</text:p>
          </table:table-cell>
          <table:table-cell/>
          <table:table-cell office:value-type="percentage" office:value="1.00033104526491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94089474" calcext:value-type="float">
            <text:p>294089474</text:p>
          </table:table-cell>
          <table:table-cell office:value-type="float" office:value="2464136926" calcext:value-type="float">
            <text:p>2464136926</text:p>
          </table:table-cell>
          <table:table-cell office:value-type="float" office:value="752327226" calcext:value-type="float">
            <text:p>752327226</text:p>
          </table:table-cell>
          <table:table-cell office:value-type="float" office:value="2835936140" calcext:value-type="float">
            <text:p>2835936140</text:p>
          </table:table-cell>
          <table:table-cell office:value-type="float" office:value="1567633984" calcext:value-type="float">
            <text:p>1567633984</text:p>
          </table:table-cell>
          <table:table-cell office:value-type="float" office:value="3014909525" calcext:value-type="float">
            <text:p>3014909525</text:p>
          </table:table-cell>
          <table:table-cell table:number-columns-repeated="2"/>
          <table:table-cell office:value-type="float" office:value="298442658" calcext:value-type="float">
            <text:p>298442658</text:p>
          </table:table-cell>
          <table:table-cell office:value-type="float" office:value="2494519630" calcext:value-type="float">
            <text:p>2494519630</text:p>
          </table:table-cell>
          <table:table-cell office:value-type="float" office:value="762463940" calcext:value-type="float">
            <text:p>762463940</text:p>
          </table:table-cell>
          <table:table-cell office:value-type="float" office:value="2880909842" calcext:value-type="float">
            <text:p>2880909842</text:p>
          </table:table-cell>
          <table:table-cell office:value-type="float" office:value="1605655317" calcext:value-type="float">
            <text:p>1605655317</text:p>
          </table:table-cell>
          <table:table-cell office:value-type="float" office:value="3049813757" calcext:value-type="float">
            <text:p>3049813757</text:p>
          </table:table-cell>
          <table:table-cell/>
          <table:table-cell table:formula="of:=[.I137]/[.A137]" office:value-type="percentage" office:value="1.01480224348322" calcext:value-type="percentage">
            <text:p>101.48%</text:p>
          </table:table-cell>
          <table:table-cell table:formula="of:=[.J137]/[.B137]" office:value-type="percentage" office:value="1.01232995767379" calcext:value-type="percentage">
            <text:p>101.23%</text:p>
          </table:table-cell>
          <table:table-cell table:formula="of:=[.K137]/[.C137]" office:value-type="percentage" office:value="1.01347380986582" calcext:value-type="percentage">
            <text:p>101.35%</text:p>
          </table:table-cell>
          <table:table-cell table:formula="of:=[.L137]/[.D137]" office:value-type="percentage" office:value="1.01585850307617" calcext:value-type="percentage">
            <text:p>101.59%</text:p>
          </table:table-cell>
          <table:table-cell table:formula="of:=[.M137]/[.E137]" office:value-type="percentage" office:value="1.02425396067453" calcext:value-type="percentage">
            <text:p>102.43%</text:p>
          </table:table-cell>
          <table:table-cell table:formula="of:=[.N137]/[.F137]" office:value-type="percentage" office:value="1.0115772071137" calcext:value-type="percentage">
            <text:p>101.16%</text:p>
          </table:table-cell>
          <table:table-cell/>
          <table:table-cell table:formula="of:=AVERAGE([.P137:.U137])" office:value-type="percentage" office:value="1.01538261364787" calcext:value-type="percentage">
            <text:p>101.54%</text:p>
          </table:table-cell>
          <table:table-cell/>
          <table:table-cell office:value-type="percentage" office:value="0.999604348095531" calcext:value-type="percentage">
            <text:p>99.96%</text:p>
          </table:table-cell>
          <table:table-cell table:number-columns-repeated="3"/>
        </table:table-row>
        <table:table-row table:style-name="ro1">
          <table:table-cell office:value-type="float" office:value="299343933" calcext:value-type="float">
            <text:p>299343933</text:p>
          </table:table-cell>
          <table:table-cell office:value-type="float" office:value="2421223182" calcext:value-type="float">
            <text:p>2421223182</text:p>
          </table:table-cell>
          <table:table-cell office:value-type="float" office:value="672876317" calcext:value-type="float">
            <text:p>672876317</text:p>
          </table:table-cell>
          <table:table-cell office:value-type="float" office:value="2696207298" calcext:value-type="float">
            <text:p>2696207298</text:p>
          </table:table-cell>
          <table:table-cell office:value-type="float" office:value="1557075881" calcext:value-type="float">
            <text:p>1557075881</text:p>
          </table:table-cell>
          <table:table-cell office:value-type="float" office:value="2873573210" calcext:value-type="float">
            <text:p>2873573210</text:p>
          </table:table-cell>
          <table:table-cell table:number-columns-repeated="2"/>
          <table:table-cell office:value-type="float" office:value="303301881" calcext:value-type="float">
            <text:p>303301881</text:p>
          </table:table-cell>
          <table:table-cell office:value-type="float" office:value="2453722270" calcext:value-type="float">
            <text:p>2453722270</text:p>
          </table:table-cell>
          <table:table-cell office:value-type="float" office:value="680421567" calcext:value-type="float">
            <text:p>680421567</text:p>
          </table:table-cell>
          <table:table-cell office:value-type="float" office:value="2737188860" calcext:value-type="float">
            <text:p>2737188860</text:p>
          </table:table-cell>
          <table:table-cell office:value-type="float" office:value="1594907095" calcext:value-type="float">
            <text:p>1594907095</text:p>
          </table:table-cell>
          <table:table-cell office:value-type="float" office:value="2905148095" calcext:value-type="float">
            <text:p>2905148095</text:p>
          </table:table-cell>
          <table:table-cell/>
          <table:table-cell table:formula="of:=[.I138]/[.A138]" office:value-type="percentage" office:value="1.01322207522409" calcext:value-type="percentage">
            <text:p>101.32%</text:p>
          </table:table-cell>
          <table:table-cell table:formula="of:=[.J138]/[.B138]" office:value-type="percentage" office:value="1.01342259079692" calcext:value-type="percentage">
            <text:p>101.34%</text:p>
          </table:table-cell>
          <table:table-cell table:formula="of:=[.K138]/[.C138]" office:value-type="percentage" office:value="1.01121342780147" calcext:value-type="percentage">
            <text:p>101.12%</text:p>
          </table:table-cell>
          <table:table-cell table:formula="of:=[.L138]/[.D138]" office:value-type="percentage" office:value="1.01519970739283" calcext:value-type="percentage">
            <text:p>101.52%</text:p>
          </table:table-cell>
          <table:table-cell table:formula="of:=[.M138]/[.E138]" office:value-type="percentage" office:value="1.02429632008409" calcext:value-type="percentage">
            <text:p>102.43%</text:p>
          </table:table-cell>
          <table:table-cell table:formula="of:=[.N138]/[.F138]" office:value-type="percentage" office:value="1.01098802177377" calcext:value-type="percentage">
            <text:p>101.10%</text:p>
          </table:table-cell>
          <table:table-cell/>
          <table:table-cell table:formula="of:=AVERAGE([.P138:.U138])" office:value-type="percentage" office:value="1.01472369051219" calcext:value-type="percentage">
            <text:p>101.47%</text:p>
          </table:table-cell>
          <table:table-cell/>
          <table:table-cell office:value-type="percentage" office:value="1.00065056241822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298055659" calcext:value-type="float">
            <text:p>298055659</text:p>
          </table:table-cell>
          <table:table-cell office:value-type="float" office:value="2419446334" calcext:value-type="float">
            <text:p>2419446334</text:p>
          </table:table-cell>
          <table:table-cell office:value-type="float" office:value="672415277" calcext:value-type="float">
            <text:p>672415277</text:p>
          </table:table-cell>
          <table:table-cell office:value-type="float" office:value="3332183142" calcext:value-type="float">
            <text:p>3332183142</text:p>
          </table:table-cell>
          <table:table-cell office:value-type="float" office:value="1565954620" calcext:value-type="float">
            <text:p>1565954620</text:p>
          </table:table-cell>
          <table:table-cell office:value-type="float" office:value="2846567022" calcext:value-type="float">
            <text:p>2846567022</text:p>
          </table:table-cell>
          <table:table-cell table:number-columns-repeated="2"/>
          <table:table-cell office:value-type="float" office:value="301971474" calcext:value-type="float">
            <text:p>301971474</text:p>
          </table:table-cell>
          <table:table-cell office:value-type="float" office:value="2448997473" calcext:value-type="float">
            <text:p>2448997473</text:p>
          </table:table-cell>
          <table:table-cell office:value-type="float" office:value="679554474" calcext:value-type="float">
            <text:p>679554474</text:p>
          </table:table-cell>
          <table:table-cell office:value-type="float" office:value="3382207125" calcext:value-type="float">
            <text:p>3382207125</text:p>
          </table:table-cell>
          <table:table-cell office:value-type="float" office:value="1603375393" calcext:value-type="float">
            <text:p>1603375393</text:p>
          </table:table-cell>
          <table:table-cell office:value-type="float" office:value="2879310007" calcext:value-type="float">
            <text:p>2879310007</text:p>
          </table:table-cell>
          <table:table-cell/>
          <table:table-cell table:formula="of:=[.I139]/[.A139]" office:value-type="percentage" office:value="1.01313786496501" calcext:value-type="percentage">
            <text:p>101.31%</text:p>
          </table:table-cell>
          <table:table-cell table:formula="of:=[.J139]/[.B139]" office:value-type="percentage" office:value="1.01221400887663" calcext:value-type="percentage">
            <text:p>101.22%</text:p>
          </table:table-cell>
          <table:table-cell table:formula="of:=[.K139]/[.C139]" office:value-type="percentage" office:value="1.01061724390298" calcext:value-type="percentage">
            <text:p>101.06%</text:p>
          </table:table-cell>
          <table:table-cell table:formula="of:=[.L139]/[.D139]" office:value-type="percentage" office:value="1.0150123750311" calcext:value-type="percentage">
            <text:p>101.50%</text:p>
          </table:table-cell>
          <table:table-cell table:formula="of:=[.M139]/[.E139]" office:value-type="percentage" office:value="1.02389646067777" calcext:value-type="percentage">
            <text:p>102.39%</text:p>
          </table:table-cell>
          <table:table-cell table:formula="of:=[.N139]/[.F139]" office:value-type="percentage" office:value="1.01150262219261" calcext:value-type="percentage">
            <text:p>101.15%</text:p>
          </table:table-cell>
          <table:table-cell/>
          <table:table-cell table:formula="of:=AVERAGE([.P139:.U139])" office:value-type="percentage" office:value="1.01439676260768" calcext:value-type="percentage">
            <text:p>101.44%</text:p>
          </table:table-cell>
          <table:table-cell/>
          <table:table-cell office:value-type="percentage" office:value="1.00014152851687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4595480" calcext:value-type="float">
            <text:p>294595480</text:p>
          </table:table-cell>
          <table:table-cell office:value-type="float" office:value="2390717575" calcext:value-type="float">
            <text:p>2390717575</text:p>
          </table:table-cell>
          <table:table-cell office:value-type="float" office:value="645587573" calcext:value-type="float">
            <text:p>645587573</text:p>
          </table:table-cell>
          <table:table-cell office:value-type="float" office:value="2856110218" calcext:value-type="float">
            <text:p>2856110218</text:p>
          </table:table-cell>
          <table:table-cell office:value-type="float" office:value="1550726612" calcext:value-type="float">
            <text:p>1550726612</text:p>
          </table:table-cell>
          <table:table-cell office:value-type="float" office:value="2976260491" calcext:value-type="float">
            <text:p>2976260491</text:p>
          </table:table-cell>
          <table:table-cell table:number-columns-repeated="2"/>
          <table:table-cell office:value-type="float" office:value="298391849" calcext:value-type="float">
            <text:p>298391849</text:p>
          </table:table-cell>
          <table:table-cell office:value-type="float" office:value="2420692239" calcext:value-type="float">
            <text:p>2420692239</text:p>
          </table:table-cell>
          <table:table-cell office:value-type="float" office:value="653464114" calcext:value-type="float">
            <text:p>653464114</text:p>
          </table:table-cell>
          <table:table-cell office:value-type="float" office:value="2899971634" calcext:value-type="float">
            <text:p>2899971634</text:p>
          </table:table-cell>
          <table:table-cell office:value-type="float" office:value="1588156386" calcext:value-type="float">
            <text:p>1588156386</text:p>
          </table:table-cell>
          <table:table-cell office:value-type="float" office:value="3008877582" calcext:value-type="float">
            <text:p>3008877582</text:p>
          </table:table-cell>
          <table:table-cell/>
          <table:table-cell table:formula="of:=[.I140]/[.A140]" office:value-type="percentage" office:value="1.01288671842487" calcext:value-type="percentage">
            <text:p>101.29%</text:p>
          </table:table-cell>
          <table:table-cell table:formula="of:=[.J140]/[.B140]" office:value-type="percentage" office:value="1.01253793602115" calcext:value-type="percentage">
            <text:p>101.25%</text:p>
          </table:table-cell>
          <table:table-cell table:formula="of:=[.K140]/[.C140]" office:value-type="percentage" office:value="1.01220057716322" calcext:value-type="percentage">
            <text:p>101.22%</text:p>
          </table:table-cell>
          <table:table-cell table:formula="of:=[.L140]/[.D140]" office:value-type="percentage" office:value="1.01535704600039" calcext:value-type="percentage">
            <text:p>101.54%</text:p>
          </table:table-cell>
          <table:table-cell table:formula="of:=[.M140]/[.E140]" office:value-type="percentage" office:value="1.02413692633528" calcext:value-type="percentage">
            <text:p>102.41%</text:p>
          </table:table-cell>
          <table:table-cell table:formula="of:=[.N140]/[.F140]" office:value-type="percentage" office:value="1.01095908476379" calcext:value-type="percentage">
            <text:p>101.10%</text:p>
          </table:table-cell>
          <table:table-cell/>
          <table:table-cell table:formula="of:=AVERAGE([.P140:.U140])" office:value-type="percentage" office:value="1.01467971478478" calcext:value-type="percentage">
            <text:p>101.47%</text:p>
          </table:table-cell>
          <table:table-cell/>
          <table:table-cell office:value-type="percentage" office:value="1.00090495920849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00040858" calcext:value-type="float">
            <text:p>300040858</text:p>
          </table:table-cell>
          <table:table-cell office:value-type="float" office:value="2502392536" calcext:value-type="float">
            <text:p>2502392536</text:p>
          </table:table-cell>
          <table:table-cell office:value-type="float" office:value="624179722" calcext:value-type="float">
            <text:p>624179722</text:p>
          </table:table-cell>
          <table:table-cell office:value-type="float" office:value="3453678905" calcext:value-type="float">
            <text:p>3453678905</text:p>
          </table:table-cell>
          <table:table-cell office:value-type="float" office:value="1567964348" calcext:value-type="float">
            <text:p>1567964348</text:p>
          </table:table-cell>
          <table:table-cell office:value-type="float" office:value="2862387697" calcext:value-type="float">
            <text:p>2862387697</text:p>
          </table:table-cell>
          <table:table-cell table:number-columns-repeated="2"/>
          <table:table-cell office:value-type="float" office:value="302772576" calcext:value-type="float">
            <text:p>302772576</text:p>
          </table:table-cell>
          <table:table-cell office:value-type="float" office:value="2533845328" calcext:value-type="float">
            <text:p>2533845328</text:p>
          </table:table-cell>
          <table:table-cell office:value-type="float" office:value="631974866" calcext:value-type="float">
            <text:p>631974866</text:p>
          </table:table-cell>
          <table:table-cell office:value-type="float" office:value="3506847408" calcext:value-type="float">
            <text:p>3506847408</text:p>
          </table:table-cell>
          <table:table-cell office:value-type="float" office:value="1605556359" calcext:value-type="float">
            <text:p>1605556359</text:p>
          </table:table-cell>
          <table:table-cell office:value-type="float" office:value="2890941751" calcext:value-type="float">
            <text:p>2890941751</text:p>
          </table:table-cell>
          <table:table-cell/>
          <table:table-cell table:formula="of:=[.I141]/[.A141]" office:value-type="percentage" office:value="1.00910448669628" calcext:value-type="percentage">
            <text:p>100.91%</text:p>
          </table:table-cell>
          <table:table-cell table:formula="of:=[.J141]/[.B141]" office:value-type="percentage" office:value="1.01256908800179" calcext:value-type="percentage">
            <text:p>101.26%</text:p>
          </table:table-cell>
          <table:table-cell table:formula="of:=[.K141]/[.C141]" office:value-type="percentage" office:value="1.01248862102572" calcext:value-type="percentage">
            <text:p>101.25%</text:p>
          </table:table-cell>
          <table:table-cell table:formula="of:=[.L141]/[.D141]" office:value-type="percentage" office:value="1.01539474411562" calcext:value-type="percentage">
            <text:p>101.54%</text:p>
          </table:table-cell>
          <table:table-cell table:formula="of:=[.M141]/[.E141]" office:value-type="percentage" office:value="1.02397504193762" calcext:value-type="percentage">
            <text:p>102.40%</text:p>
          </table:table-cell>
          <table:table-cell table:formula="of:=[.N141]/[.F141]" office:value-type="percentage" office:value="1.00997560673906" calcext:value-type="percentage">
            <text:p>101.00%</text:p>
          </table:table-cell>
          <table:table-cell/>
          <table:table-cell table:formula="of:=AVERAGE([.P141:.U141])" office:value-type="percentage" office:value="1.01391793141935" calcext:value-type="percentage">
            <text:p>101.39%</text:p>
          </table:table-cell>
          <table:table-cell/>
          <table:table-cell office:value-type="percentage" office:value="0.999722463545497" calcext:value-type="percentage">
            <text:p>99.97%</text:p>
          </table:table-cell>
          <table:table-cell table:number-columns-repeated="3"/>
        </table:table-row>
        <table:table-row table:style-name="ro1">
          <table:table-cell office:value-type="float" office:value="297460533" calcext:value-type="float">
            <text:p>297460533</text:p>
          </table:table-cell>
          <table:table-cell office:value-type="float" office:value="2522855346" calcext:value-type="float">
            <text:p>2522855346</text:p>
          </table:table-cell>
          <table:table-cell office:value-type="float" office:value="636987498" calcext:value-type="float">
            <text:p>636987498</text:p>
          </table:table-cell>
          <table:table-cell office:value-type="float" office:value="2715866366" calcext:value-type="float">
            <text:p>2715866366</text:p>
          </table:table-cell>
          <table:table-cell office:value-type="float" office:value="1552428826" calcext:value-type="float">
            <text:p>1552428826</text:p>
          </table:table-cell>
          <table:table-cell office:value-type="float" office:value="2876960231" calcext:value-type="float">
            <text:p>2876960231</text:p>
          </table:table-cell>
          <table:table-cell table:number-columns-repeated="2"/>
          <table:table-cell office:value-type="float" office:value="300564168" calcext:value-type="float">
            <text:p>300564168</text:p>
          </table:table-cell>
          <table:table-cell office:value-type="float" office:value="2556127020" calcext:value-type="float">
            <text:p>2556127020</text:p>
          </table:table-cell>
          <table:table-cell office:value-type="float" office:value="643204588" calcext:value-type="float">
            <text:p>643204588</text:p>
          </table:table-cell>
          <table:table-cell office:value-type="float" office:value="2755427771" calcext:value-type="float">
            <text:p>2755427771</text:p>
          </table:table-cell>
          <table:table-cell office:value-type="float" office:value="1589990838" calcext:value-type="float">
            <text:p>1589990838</text:p>
          </table:table-cell>
          <table:table-cell office:value-type="float" office:value="2908914780" calcext:value-type="float">
            <text:p>2908914780</text:p>
          </table:table-cell>
          <table:table-cell/>
          <table:table-cell table:formula="of:=[.I142]/[.A142]" office:value-type="percentage" office:value="1.01043377072144" calcext:value-type="percentage">
            <text:p>101.04%</text:p>
          </table:table-cell>
          <table:table-cell table:formula="of:=[.J142]/[.B142]" office:value-type="percentage" office:value="1.01318810214496" calcext:value-type="percentage">
            <text:p>101.32%</text:p>
          </table:table-cell>
          <table:table-cell table:formula="of:=[.K142]/[.C142]" office:value-type="percentage" office:value="1.00976014446048" calcext:value-type="percentage">
            <text:p>100.98%</text:p>
          </table:table-cell>
          <table:table-cell table:formula="of:=[.L142]/[.D142]" office:value-type="percentage" office:value="1.01456677158172" calcext:value-type="percentage">
            <text:p>101.46%</text:p>
          </table:table-cell>
          <table:table-cell table:formula="of:=[.M142]/[.E142]" office:value-type="percentage" office:value="1.02419564193277" calcext:value-type="percentage">
            <text:p>102.42%</text:p>
          </table:table-cell>
          <table:table-cell table:formula="of:=[.N142]/[.F142]" office:value-type="percentage" office:value="1.01110705273423" calcext:value-type="percentage">
            <text:p>101.11%</text:p>
          </table:table-cell>
          <table:table-cell/>
          <table:table-cell table:formula="of:=AVERAGE([.P142:.U142])" office:value-type="percentage" office:value="1.0138752472626" calcext:value-type="percentage">
            <text:p>101.39%</text:p>
          </table:table-cell>
          <table:table-cell/>
          <table:table-cell office:value-type="percentage" office:value="1.0008252735522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351344759" calcext:value-type="float">
            <text:p>351344759</text:p>
          </table:table-cell>
          <table:table-cell office:value-type="float" office:value="2512359328" calcext:value-type="float">
            <text:p>2512359328</text:p>
          </table:table-cell>
          <table:table-cell office:value-type="float" office:value="686859361" calcext:value-type="float">
            <text:p>686859361</text:p>
          </table:table-cell>
          <table:table-cell office:value-type="float" office:value="3443484268" calcext:value-type="float">
            <text:p>3443484268</text:p>
          </table:table-cell>
          <table:table-cell office:value-type="float" office:value="1553282932" calcext:value-type="float">
            <text:p>1553282932</text:p>
          </table:table-cell>
          <table:table-cell office:value-type="float" office:value="3039196425" calcext:value-type="float">
            <text:p>3039196425</text:p>
          </table:table-cell>
          <table:table-cell table:number-columns-repeated="2"/>
          <table:table-cell office:value-type="float" office:value="354861797" calcext:value-type="float">
            <text:p>354861797</text:p>
          </table:table-cell>
          <table:table-cell office:value-type="float" office:value="2545290892" calcext:value-type="float">
            <text:p>2545290892</text:p>
          </table:table-cell>
          <table:table-cell office:value-type="float" office:value="693680075" calcext:value-type="float">
            <text:p>693680075</text:p>
          </table:table-cell>
          <table:table-cell office:value-type="float" office:value="3492367444" calcext:value-type="float">
            <text:p>3492367444</text:p>
          </table:table-cell>
          <table:table-cell office:value-type="float" office:value="1591554909" calcext:value-type="float">
            <text:p>1591554909</text:p>
          </table:table-cell>
          <table:table-cell office:value-type="float" office:value="3073357024" calcext:value-type="float">
            <text:p>3073357024</text:p>
          </table:table-cell>
          <table:table-cell/>
          <table:table-cell table:formula="of:=[.I143]/[.A143]" office:value-type="percentage" office:value="1.01001021905097" calcext:value-type="percentage">
            <text:p>101.00%</text:p>
          </table:table-cell>
          <table:table-cell table:formula="of:=[.J143]/[.B143]" office:value-type="percentage" office:value="1.01310782404132" calcext:value-type="percentage">
            <text:p>101.31%</text:p>
          </table:table-cell>
          <table:table-cell table:formula="of:=[.K143]/[.C143]" office:value-type="percentage" office:value="1.00993029197428" calcext:value-type="percentage">
            <text:p>100.99%</text:p>
          </table:table-cell>
          <table:table-cell table:formula="of:=[.L143]/[.D143]" office:value-type="percentage" office:value="1.0141958470536" calcext:value-type="percentage">
            <text:p>101.42%</text:p>
          </table:table-cell>
          <table:table-cell table:formula="of:=[.M143]/[.E143]" office:value-type="percentage" office:value="1.02463941128273" calcext:value-type="percentage">
            <text:p>102.46%</text:p>
          </table:table-cell>
          <table:table-cell table:formula="of:=[.N143]/[.F143]" office:value-type="percentage" office:value="1.01124001026028" calcext:value-type="percentage">
            <text:p>101.12%</text:p>
          </table:table-cell>
          <table:table-cell/>
          <table:table-cell table:formula="of:=AVERAGE([.P143:.U143])" office:value-type="percentage" office:value="1.01385393394386" calcext:value-type="percentage">
            <text:p>101.39%</text:p>
          </table:table-cell>
          <table:table-cell/>
          <table:table-cell office:value-type="percentage" office:value="1.00026436097384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342403600" calcext:value-type="float">
            <text:p>342403600</text:p>
          </table:table-cell>
          <table:table-cell office:value-type="float" office:value="2373279852" calcext:value-type="float">
            <text:p>2373279852</text:p>
          </table:table-cell>
          <table:table-cell office:value-type="float" office:value="750223357" calcext:value-type="float">
            <text:p>750223357</text:p>
          </table:table-cell>
          <table:table-cell office:value-type="float" office:value="3013997867" calcext:value-type="float">
            <text:p>3013997867</text:p>
          </table:table-cell>
          <table:table-cell office:value-type="float" office:value="1554857854" calcext:value-type="float">
            <text:p>1554857854</text:p>
          </table:table-cell>
          <table:table-cell office:value-type="float" office:value="2890066730" calcext:value-type="float">
            <text:p>2890066730</text:p>
          </table:table-cell>
          <table:table-cell table:number-columns-repeated="2"/>
          <table:table-cell office:value-type="float" office:value="345732515" calcext:value-type="float">
            <text:p>345732515</text:p>
          </table:table-cell>
          <table:table-cell office:value-type="float" office:value="2402138607" calcext:value-type="float">
            <text:p>2402138607</text:p>
          </table:table-cell>
          <table:table-cell office:value-type="float" office:value="757052366" calcext:value-type="float">
            <text:p>757052366</text:p>
          </table:table-cell>
          <table:table-cell office:value-type="float" office:value="3059231777" calcext:value-type="float">
            <text:p>3059231777</text:p>
          </table:table-cell>
          <table:table-cell office:value-type="float" office:value="1593861907" calcext:value-type="float">
            <text:p>1593861907</text:p>
          </table:table-cell>
          <table:table-cell office:value-type="float" office:value="2926152879" calcext:value-type="float">
            <text:p>2926152879</text:p>
          </table:table-cell>
          <table:table-cell/>
          <table:table-cell table:formula="of:=[.I144]/[.A144]" office:value-type="percentage" office:value="1.00972219626196" calcext:value-type="percentage">
            <text:p>100.97%</text:p>
          </table:table-cell>
          <table:table-cell table:formula="of:=[.J144]/[.B144]" office:value-type="percentage" office:value="1.0121598617945" calcext:value-type="percentage">
            <text:p>101.22%</text:p>
          </table:table-cell>
          <table:table-cell table:formula="of:=[.K144]/[.C144]" office:value-type="percentage" office:value="1.00910263448383" calcext:value-type="percentage">
            <text:p>100.91%</text:p>
          </table:table-cell>
          <table:table-cell table:formula="of:=[.L144]/[.D144]" office:value-type="percentage" office:value="1.01500794360051" calcext:value-type="percentage">
            <text:p>101.50%</text:p>
          </table:table-cell>
          <table:table-cell table:formula="of:=[.M144]/[.E144]" office:value-type="percentage" office:value="1.02508528538455" calcext:value-type="percentage">
            <text:p>102.51%</text:p>
          </table:table-cell>
          <table:table-cell table:formula="of:=[.N144]/[.F144]" office:value-type="percentage" office:value="1.0124862684399" calcext:value-type="percentage">
            <text:p>101.25%</text:p>
          </table:table-cell>
          <table:table-cell/>
          <table:table-cell table:formula="of:=AVERAGE([.P144:.U144])" office:value-type="percentage" office:value="1.01392736499421" calcext:value-type="percentage">
            <text:p>101.39%</text:p>
          </table:table-cell>
          <table:table-cell/>
          <table:table-cell office:value-type="percentage" office:value="0.99922130072464" calcext:value-type="percentage">
            <text:p>99.92%</text:p>
          </table:table-cell>
          <table:table-cell table:number-columns-repeated="3"/>
        </table:table-row>
        <table:table-row table:style-name="ro1">
          <table:table-cell office:value-type="float" office:value="320802484" calcext:value-type="float">
            <text:p>320802484</text:p>
          </table:table-cell>
          <table:table-cell office:value-type="float" office:value="2380189117" calcext:value-type="float">
            <text:p>2380189117</text:p>
          </table:table-cell>
          <table:table-cell office:value-type="float" office:value="696904403" calcext:value-type="float">
            <text:p>696904403</text:p>
          </table:table-cell>
          <table:table-cell office:value-type="float" office:value="3168593443" calcext:value-type="float">
            <text:p>3168593443</text:p>
          </table:table-cell>
          <table:table-cell office:value-type="float" office:value="1598564565" calcext:value-type="float">
            <text:p>1598564565</text:p>
          </table:table-cell>
          <table:table-cell office:value-type="float" office:value="2869315002" calcext:value-type="float">
            <text:p>2869315002</text:p>
          </table:table-cell>
          <table:table-cell table:number-columns-repeated="2"/>
          <table:table-cell office:value-type="float" office:value="324061562" calcext:value-type="float">
            <text:p>324061562</text:p>
          </table:table-cell>
          <table:table-cell office:value-type="float" office:value="2411332167" calcext:value-type="float">
            <text:p>2411332167</text:p>
          </table:table-cell>
          <table:table-cell office:value-type="float" office:value="702581382" calcext:value-type="float">
            <text:p>702581382</text:p>
          </table:table-cell>
          <table:table-cell office:value-type="float" office:value="3212074529" calcext:value-type="float">
            <text:p>3212074529</text:p>
          </table:table-cell>
          <table:table-cell office:value-type="float" office:value="1643415283" calcext:value-type="float">
            <text:p>1643415283</text:p>
          </table:table-cell>
          <table:table-cell office:value-type="float" office:value="2902221946" calcext:value-type="float">
            <text:p>2902221946</text:p>
          </table:table-cell>
          <table:table-cell/>
          <table:table-cell table:formula="of:=[.I145]/[.A145]" office:value-type="percentage" office:value="1.01015914203457" calcext:value-type="percentage">
            <text:p>101.02%</text:p>
          </table:table-cell>
          <table:table-cell table:formula="of:=[.J145]/[.B145]" office:value-type="percentage" office:value="1.01308427543743" calcext:value-type="percentage">
            <text:p>101.31%</text:p>
          </table:table-cell>
          <table:table-cell table:formula="of:=[.K145]/[.C145]" office:value-type="percentage" office:value="1.00814599387744" calcext:value-type="percentage">
            <text:p>100.81%</text:p>
          </table:table-cell>
          <table:table-cell table:formula="of:=[.L145]/[.D145]" office:value-type="percentage" office:value="1.01372251971803" calcext:value-type="percentage">
            <text:p>101.37%</text:p>
          </table:table-cell>
          <table:table-cell table:formula="of:=[.M145]/[.E145]" office:value-type="percentage" office:value="1.02805686988314" calcext:value-type="percentage">
            <text:p>102.81%</text:p>
          </table:table-cell>
          <table:table-cell table:formula="of:=[.N145]/[.F145]" office:value-type="percentage" office:value="1.01146857141062" calcext:value-type="percentage">
            <text:p>101.15%</text:p>
          </table:table-cell>
          <table:table-cell/>
          <table:table-cell table:formula="of:=AVERAGE([.P145:.U145])" office:value-type="percentage" office:value="1.01410622872687" calcext:value-type="percentage">
            <text:p>101.41%</text:p>
          </table:table-cell>
          <table:table-cell/>
          <table:table-cell office:value-type="percentage" office:value="0.99910623102974" calcext:value-type="percentage">
            <text:p>99.91%</text:p>
          </table:table-cell>
          <table:table-cell table:number-columns-repeated="3"/>
        </table:table-row>
        <table:table-row table:style-name="ro1">
          <table:table-cell office:value-type="float" office:value="305163347" calcext:value-type="float">
            <text:p>305163347</text:p>
          </table:table-cell>
          <table:table-cell office:value-type="float" office:value="2600360815" calcext:value-type="float">
            <text:p>2600360815</text:p>
          </table:table-cell>
          <table:table-cell office:value-type="float" office:value="652982396" calcext:value-type="float">
            <text:p>652982396</text:p>
          </table:table-cell>
          <table:table-cell office:value-type="float" office:value="2812703357" calcext:value-type="float">
            <text:p>2812703357</text:p>
          </table:table-cell>
          <table:table-cell office:value-type="float" office:value="1554140919" calcext:value-type="float">
            <text:p>1554140919</text:p>
          </table:table-cell>
          <table:table-cell office:value-type="float" office:value="3035479492" calcext:value-type="float">
            <text:p>3035479492</text:p>
          </table:table-cell>
          <table:table-cell table:number-columns-repeated="2"/>
          <table:table-cell office:value-type="float" office:value="308403775" calcext:value-type="float">
            <text:p>308403775</text:p>
          </table:table-cell>
          <table:table-cell office:value-type="float" office:value="2632988006" calcext:value-type="float">
            <text:p>2632988006</text:p>
          </table:table-cell>
          <table:table-cell office:value-type="float" office:value="660029212" calcext:value-type="float">
            <text:p>660029212</text:p>
          </table:table-cell>
          <table:table-cell office:value-type="float" office:value="2849843105" calcext:value-type="float">
            <text:p>2849843105</text:p>
          </table:table-cell>
          <table:table-cell office:value-type="float" office:value="1594948993" calcext:value-type="float">
            <text:p>1594948993</text:p>
          </table:table-cell>
          <table:table-cell office:value-type="float" office:value="3067495384" calcext:value-type="float">
            <text:p>3067495384</text:p>
          </table:table-cell>
          <table:table-cell/>
          <table:table-cell table:formula="of:=[.I146]/[.A146]" office:value-type="percentage" office:value="1.01061866712322" calcext:value-type="percentage">
            <text:p>101.06%</text:p>
          </table:table-cell>
          <table:table-cell table:formula="of:=[.J146]/[.B146]" office:value-type="percentage" office:value="1.0125471783807" calcext:value-type="percentage">
            <text:p>101.25%</text:p>
          </table:table-cell>
          <table:table-cell table:formula="of:=[.K146]/[.C146]" office:value-type="percentage" office:value="1.01079173962907" calcext:value-type="percentage">
            <text:p>101.08%</text:p>
          </table:table-cell>
          <table:table-cell table:formula="of:=[.L146]/[.D146]" office:value-type="percentage" office:value="1.01320428900103" calcext:value-type="percentage">
            <text:p>101.32%</text:p>
          </table:table-cell>
          <table:table-cell table:formula="of:=[.M146]/[.E146]" office:value-type="percentage" office:value="1.02625764079763" calcext:value-type="percentage">
            <text:p>102.63%</text:p>
          </table:table-cell>
          <table:table-cell table:formula="of:=[.N146]/[.F146]" office:value-type="percentage" office:value="1.01054722724511" calcext:value-type="percentage">
            <text:p>101.05%</text:p>
          </table:table-cell>
          <table:table-cell/>
          <table:table-cell table:formula="of:=AVERAGE([.P146:.U146])" office:value-type="percentage" office:value="1.01399445702946" calcext:value-type="percentage">
            <text:p>101.40%</text:p>
          </table:table-cell>
          <table:table-cell/>
          <table:table-cell office:value-type="percentage" office:value="1.00071509552119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298857566" calcext:value-type="float">
            <text:p>298857566</text:p>
          </table:table-cell>
          <table:table-cell office:value-type="float" office:value="2394368897" calcext:value-type="float">
            <text:p>2394368897</text:p>
          </table:table-cell>
          <table:table-cell office:value-type="float" office:value="648576602" calcext:value-type="float">
            <text:p>648576602</text:p>
          </table:table-cell>
          <table:table-cell office:value-type="float" office:value="3130214537" calcext:value-type="float">
            <text:p>3130214537</text:p>
          </table:table-cell>
          <table:table-cell office:value-type="float" office:value="1548671593" calcext:value-type="float">
            <text:p>1548671593</text:p>
          </table:table-cell>
          <table:table-cell office:value-type="float" office:value="2868262756" calcext:value-type="float">
            <text:p>2868262756</text:p>
          </table:table-cell>
          <table:table-cell table:number-columns-repeated="2"/>
          <table:table-cell office:value-type="float" office:value="301710996" calcext:value-type="float">
            <text:p>301710996</text:p>
          </table:table-cell>
          <table:table-cell office:value-type="float" office:value="2424082967" calcext:value-type="float">
            <text:p>2424082967</text:p>
          </table:table-cell>
          <table:table-cell office:value-type="float" office:value="655217058" calcext:value-type="float">
            <text:p>655217058</text:p>
          </table:table-cell>
          <table:table-cell office:value-type="float" office:value="3177936144" calcext:value-type="float">
            <text:p>3177936144</text:p>
          </table:table-cell>
          <table:table-cell office:value-type="float" office:value="1588211113" calcext:value-type="float">
            <text:p>1588211113</text:p>
          </table:table-cell>
          <table:table-cell office:value-type="float" office:value="2902265187" calcext:value-type="float">
            <text:p>2902265187</text:p>
          </table:table-cell>
          <table:table-cell/>
          <table:table-cell table:formula="of:=[.I147]/[.A147]" office:value-type="percentage" office:value="1.00954779240891" calcext:value-type="percentage">
            <text:p>100.95%</text:p>
          </table:table-cell>
          <table:table-cell table:formula="of:=[.J147]/[.B147]" office:value-type="percentage" office:value="1.01240997994805" calcext:value-type="percentage">
            <text:p>101.24%</text:p>
          </table:table-cell>
          <table:table-cell table:formula="of:=[.K147]/[.C147]" office:value-type="percentage" office:value="1.01023850687725" calcext:value-type="percentage">
            <text:p>101.02%</text:p>
          </table:table-cell>
          <table:table-cell table:formula="of:=[.L147]/[.D147]" office:value-type="percentage" office:value="1.01524547485034" calcext:value-type="percentage">
            <text:p>101.52%</text:p>
          </table:table-cell>
          <table:table-cell table:formula="of:=[.M147]/[.E147]" office:value-type="percentage" office:value="1.02553124896119" calcext:value-type="percentage">
            <text:p>102.55%</text:p>
          </table:table-cell>
          <table:table-cell table:formula="of:=[.N147]/[.F147]" office:value-type="percentage" office:value="1.01185471272772" calcext:value-type="percentage">
            <text:p>101.19%</text:p>
          </table:table-cell>
          <table:table-cell/>
          <table:table-cell table:formula="of:=AVERAGE([.P147:.U147])" office:value-type="percentage" office:value="1.01413795262891" calcext:value-type="percentage">
            <text:p>101.41%</text:p>
          </table:table-cell>
          <table:table-cell/>
          <table:table-cell office:value-type="percentage" office:value="1.00060083504213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01001866" calcext:value-type="float">
            <text:p>301001866</text:p>
          </table:table-cell>
          <table:table-cell office:value-type="float" office:value="2406184344" calcext:value-type="float">
            <text:p>2406184344</text:p>
          </table:table-cell>
          <table:table-cell office:value-type="float" office:value="695873549" calcext:value-type="float">
            <text:p>695873549</text:p>
          </table:table-cell>
          <table:table-cell office:value-type="float" office:value="2713177597" calcext:value-type="float">
            <text:p>2713177597</text:p>
          </table:table-cell>
          <table:table-cell office:value-type="float" office:value="1553237688" calcext:value-type="float">
            <text:p>1553237688</text:p>
          </table:table-cell>
          <table:table-cell office:value-type="float" office:value="2879151960" calcext:value-type="float">
            <text:p>2879151960</text:p>
          </table:table-cell>
          <table:table-cell table:number-columns-repeated="2"/>
          <table:table-cell office:value-type="float" office:value="304628301" calcext:value-type="float">
            <text:p>304628301</text:p>
          </table:table-cell>
          <table:table-cell office:value-type="float" office:value="2435481721" calcext:value-type="float">
            <text:p>2435481721</text:p>
          </table:table-cell>
          <table:table-cell office:value-type="float" office:value="702137349" calcext:value-type="float">
            <text:p>702137349</text:p>
          </table:table-cell>
          <table:table-cell office:value-type="float" office:value="2751255530" calcext:value-type="float">
            <text:p>2751255530</text:p>
          </table:table-cell>
          <table:table-cell office:value-type="float" office:value="1593271110" calcext:value-type="float">
            <text:p>1593271110</text:p>
          </table:table-cell>
          <table:table-cell office:value-type="float" office:value="2912265730" calcext:value-type="float">
            <text:p>2912265730</text:p>
          </table:table-cell>
          <table:table-cell/>
          <table:table-cell table:formula="of:=[.I148]/[.A148]" office:value-type="percentage" office:value="1.01204788212177" calcext:value-type="percentage">
            <text:p>101.20%</text:p>
          </table:table-cell>
          <table:table-cell table:formula="of:=[.J148]/[.B148]" office:value-type="percentage" office:value="1.01217586552462" calcext:value-type="percentage">
            <text:p>101.22%</text:p>
          </table:table-cell>
          <table:table-cell table:formula="of:=[.K148]/[.C148]" office:value-type="percentage" office:value="1.00900134803083" calcext:value-type="percentage">
            <text:p>100.90%</text:p>
          </table:table-cell>
          <table:table-cell table:formula="of:=[.L148]/[.D148]" office:value-type="percentage" office:value="1.01403444177119" calcext:value-type="percentage">
            <text:p>101.40%</text:p>
          </table:table-cell>
          <table:table-cell table:formula="of:=[.M148]/[.E148]" office:value-type="percentage" office:value="1.02577417629593" calcext:value-type="percentage">
            <text:p>102.58%</text:p>
          </table:table-cell>
          <table:table-cell table:formula="of:=[.N148]/[.F148]" office:value-type="percentage" office:value="1.01150122343664" calcext:value-type="percentage">
            <text:p>101.15%</text:p>
          </table:table-cell>
          <table:table-cell/>
          <table:table-cell table:formula="of:=AVERAGE([.P148:.U148])" office:value-type="percentage" office:value="1.01408915619683" calcext:value-type="percentage">
            <text:p>101.41%</text:p>
          </table:table-cell>
          <table:table-cell/>
          <table:table-cell office:value-type="percentage" office:value="1.00080903381583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301046976" calcext:value-type="float">
            <text:p>301046976</text:p>
          </table:table-cell>
          <table:table-cell office:value-type="float" office:value="2492230478" calcext:value-type="float">
            <text:p>2492230478</text:p>
          </table:table-cell>
          <table:table-cell office:value-type="float" office:value="683611394" calcext:value-type="float">
            <text:p>683611394</text:p>
          </table:table-cell>
          <table:table-cell office:value-type="float" office:value="3455973962" calcext:value-type="float">
            <text:p>3455973962</text:p>
          </table:table-cell>
          <table:table-cell office:value-type="float" office:value="1551622647" calcext:value-type="float">
            <text:p>1551622647</text:p>
          </table:table-cell>
          <table:table-cell office:value-type="float" office:value="2969349178" calcext:value-type="float">
            <text:p>2969349178</text:p>
          </table:table-cell>
          <table:table-cell table:number-columns-repeated="2"/>
          <table:table-cell office:value-type="float" office:value="305811459" calcext:value-type="float">
            <text:p>305811459</text:p>
          </table:table-cell>
          <table:table-cell office:value-type="float" office:value="2523407887" calcext:value-type="float">
            <text:p>2523407887</text:p>
          </table:table-cell>
          <table:table-cell office:value-type="float" office:value="693555406" calcext:value-type="float">
            <text:p>693555406</text:p>
          </table:table-cell>
          <table:table-cell office:value-type="float" office:value="3504469057" calcext:value-type="float">
            <text:p>3504469057</text:p>
          </table:table-cell>
          <table:table-cell office:value-type="float" office:value="1593320624" calcext:value-type="float">
            <text:p>1593320624</text:p>
          </table:table-cell>
          <table:table-cell office:value-type="float" office:value="3005546999" calcext:value-type="float">
            <text:p>3005546999</text:p>
          </table:table-cell>
          <table:table-cell/>
          <table:table-cell table:formula="of:=[.I149]/[.A149]" office:value-type="percentage" office:value="1.01582637720965" calcext:value-type="percentage">
            <text:p>101.58%</text:p>
          </table:table-cell>
          <table:table-cell table:formula="of:=[.J149]/[.B149]" office:value-type="percentage" office:value="1.01250984179642" calcext:value-type="percentage">
            <text:p>101.25%</text:p>
          </table:table-cell>
          <table:table-cell table:formula="of:=[.K149]/[.C149]" office:value-type="percentage" office:value="1.01454629353355" calcext:value-type="percentage">
            <text:p>101.45%</text:p>
          </table:table-cell>
          <table:table-cell table:formula="of:=[.L149]/[.D149]" office:value-type="percentage" office:value="1.01403225126498" calcext:value-type="percentage">
            <text:p>101.40%</text:p>
          </table:table-cell>
          <table:table-cell table:formula="of:=[.M149]/[.E149]" office:value-type="percentage" office:value="1.02687378730945" calcext:value-type="percentage">
            <text:p>102.69%</text:p>
          </table:table-cell>
          <table:table-cell table:formula="of:=[.N149]/[.F149]" office:value-type="percentage" office:value="1.01219048984478" calcext:value-type="percentage">
            <text:p>101.22%</text:p>
          </table:table-cell>
          <table:table-cell/>
          <table:table-cell table:formula="of:=AVERAGE([.P149:.U149])" office:value-type="percentage" office:value="1.01599650682647" calcext:value-type="percentage">
            <text:p>101.60%</text:p>
          </table:table-cell>
          <table:table-cell/>
          <table:table-cell office:value-type="percentage" office:value="1.00097053021784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294106661" calcext:value-type="float">
            <text:p>294106661</text:p>
          </table:table-cell>
          <table:table-cell office:value-type="float" office:value="2488464557" calcext:value-type="float">
            <text:p>2488464557</text:p>
          </table:table-cell>
          <table:table-cell office:value-type="float" office:value="744168288" calcext:value-type="float">
            <text:p>744168288</text:p>
          </table:table-cell>
          <table:table-cell office:value-type="float" office:value="2716885019" calcext:value-type="float">
            <text:p>2716885019</text:p>
          </table:table-cell>
          <table:table-cell office:value-type="float" office:value="1665774953" calcext:value-type="float">
            <text:p>1665774953</text:p>
          </table:table-cell>
          <table:table-cell office:value-type="float" office:value="2906379124" calcext:value-type="float">
            <text:p>2906379124</text:p>
          </table:table-cell>
          <table:table-cell table:number-columns-repeated="2"/>
          <table:table-cell office:value-type="float" office:value="297706556" calcext:value-type="float">
            <text:p>297706556</text:p>
          </table:table-cell>
          <table:table-cell office:value-type="float" office:value="2524479982" calcext:value-type="float">
            <text:p>2524479982</text:p>
          </table:table-cell>
          <table:table-cell office:value-type="float" office:value="751752054" calcext:value-type="float">
            <text:p>751752054</text:p>
          </table:table-cell>
          <table:table-cell office:value-type="float" office:value="2761642564" calcext:value-type="float">
            <text:p>2761642564</text:p>
          </table:table-cell>
          <table:table-cell office:value-type="float" office:value="1728036719" calcext:value-type="float">
            <text:p>1728036719</text:p>
          </table:table-cell>
          <table:table-cell office:value-type="float" office:value="2941379518" calcext:value-type="float">
            <text:p>2941379518</text:p>
          </table:table-cell>
          <table:table-cell/>
          <table:table-cell table:formula="of:=[.I150]/[.A150]" office:value-type="percentage" office:value="1.01224010019957" calcext:value-type="percentage">
            <text:p>101.22%</text:p>
          </table:table-cell>
          <table:table-cell table:formula="of:=[.J150]/[.B150]" office:value-type="percentage" office:value="1.01447295075941" calcext:value-type="percentage">
            <text:p>101.45%</text:p>
          </table:table-cell>
          <table:table-cell table:formula="of:=[.K150]/[.C150]" office:value-type="percentage" office:value="1.01019092874863" calcext:value-type="percentage">
            <text:p>101.02%</text:p>
          </table:table-cell>
          <table:table-cell table:formula="of:=[.L150]/[.D150]" office:value-type="percentage" office:value="1.01647384585177" calcext:value-type="percentage">
            <text:p>101.65%</text:p>
          </table:table-cell>
          <table:table-cell table:formula="of:=[.M150]/[.E150]" office:value-type="percentage" office:value="1.03737705737973" calcext:value-type="percentage">
            <text:p>103.74%</text:p>
          </table:table-cell>
          <table:table-cell table:formula="of:=[.N150]/[.F150]" office:value-type="percentage" office:value="1.01204261127221" calcext:value-type="percentage">
            <text:p>101.20%</text:p>
          </table:table-cell>
          <table:table-cell/>
          <table:table-cell table:formula="of:=AVERAGE([.P150:.U150])" office:value-type="percentage" office:value="1.01713291570189" calcext:value-type="percentage">
            <text:p>101.71%</text:p>
          </table:table-cell>
          <table:table-cell/>
          <table:table-cell office:value-type="percentage" office:value="0.999889421781838" calcext:value-type="percentage">
            <text:p>99.99%</text:p>
          </table:table-cell>
          <table:table-cell table:number-columns-repeated="3"/>
        </table:table-row>
        <table:table-row table:style-name="ro1">
          <table:table-cell office:value-type="float" office:value="303723393" calcext:value-type="float">
            <text:p>303723393</text:p>
          </table:table-cell>
          <table:table-cell office:value-type="float" office:value="2399809505" calcext:value-type="float">
            <text:p>2399809505</text:p>
          </table:table-cell>
          <table:table-cell office:value-type="float" office:value="714396513" calcext:value-type="float">
            <text:p>714396513</text:p>
          </table:table-cell>
          <table:table-cell office:value-type="float" office:value="4080858597" calcext:value-type="float">
            <text:p>4080858597</text:p>
          </table:table-cell>
          <table:table-cell office:value-type="float" office:value="1554430710" calcext:value-type="float">
            <text:p>1554430710</text:p>
          </table:table-cell>
          <table:table-cell office:value-type="float" office:value="2872168679" calcext:value-type="float">
            <text:p>2872168679</text:p>
          </table:table-cell>
          <table:table-cell table:number-columns-repeated="2"/>
          <table:table-cell office:value-type="float" office:value="308265657" calcext:value-type="float">
            <text:p>308265657</text:p>
          </table:table-cell>
          <table:table-cell office:value-type="float" office:value="2431038632" calcext:value-type="float">
            <text:p>2431038632</text:p>
          </table:table-cell>
          <table:table-cell office:value-type="float" office:value="722426318" calcext:value-type="float">
            <text:p>722426318</text:p>
          </table:table-cell>
          <table:table-cell office:value-type="float" office:value="4151865729" calcext:value-type="float">
            <text:p>4151865729</text:p>
          </table:table-cell>
          <table:table-cell office:value-type="float" office:value="1595742530" calcext:value-type="float">
            <text:p>1595742530</text:p>
          </table:table-cell>
          <table:table-cell office:value-type="float" office:value="2903850000" calcext:value-type="float">
            <text:p>2903850000</text:p>
          </table:table-cell>
          <table:table-cell/>
          <table:table-cell table:formula="of:=[.I151]/[.A151]" office:value-type="percentage" office:value="1.01495526556297" calcext:value-type="percentage">
            <text:p>101.50%</text:p>
          </table:table-cell>
          <table:table-cell table:formula="of:=[.J151]/[.B151]" office:value-type="percentage" office:value="1.01301316914319" calcext:value-type="percentage">
            <text:p>101.30%</text:p>
          </table:table-cell>
          <table:table-cell table:formula="of:=[.K151]/[.C151]" office:value-type="percentage" office:value="1.011239983474" calcext:value-type="percentage">
            <text:p>101.12%</text:p>
          </table:table-cell>
          <table:table-cell table:formula="of:=[.L151]/[.D151]" office:value-type="percentage" office:value="1.01740004714993" calcext:value-type="percentage">
            <text:p>101.74%</text:p>
          </table:table-cell>
          <table:table-cell table:formula="of:=[.M151]/[.E151]" office:value-type="percentage" office:value="1.02657681666621" calcext:value-type="percentage">
            <text:p>102.66%</text:p>
          </table:table-cell>
          <table:table-cell table:formula="of:=[.N151]/[.F151]" office:value-type="percentage" office:value="1.01103045278352" calcext:value-type="percentage">
            <text:p>101.10%</text:p>
          </table:table-cell>
          <table:table-cell/>
          <table:table-cell table:formula="of:=AVERAGE([.P151:.U151])" office:value-type="percentage" office:value="1.0157026224633" calcext:value-type="percentage">
            <text:p>101.57%</text:p>
          </table:table-cell>
          <table:table-cell/>
          <table:table-cell office:value-type="percentage" office:value="1.00101062149327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299544405" calcext:value-type="float">
            <text:p>299544405</text:p>
          </table:table-cell>
          <table:table-cell office:value-type="float" office:value="2404201376" calcext:value-type="float">
            <text:p>2404201376</text:p>
          </table:table-cell>
          <table:table-cell office:value-type="float" office:value="760865793" calcext:value-type="float">
            <text:p>760865793</text:p>
          </table:table-cell>
          <table:table-cell office:value-type="float" office:value="2973352523" calcext:value-type="float">
            <text:p>2973352523</text:p>
          </table:table-cell>
          <table:table-cell office:value-type="float" office:value="1580664623" calcext:value-type="float">
            <text:p>1580664623</text:p>
          </table:table-cell>
          <table:table-cell office:value-type="float" office:value="3037682774" calcext:value-type="float">
            <text:p>3037682774</text:p>
          </table:table-cell>
          <table:table-cell table:number-columns-repeated="2"/>
          <table:table-cell office:value-type="float" office:value="304263784" calcext:value-type="float">
            <text:p>304263784</text:p>
          </table:table-cell>
          <table:table-cell office:value-type="float" office:value="2435928926" calcext:value-type="float">
            <text:p>2435928926</text:p>
          </table:table-cell>
          <table:table-cell office:value-type="float" office:value="770661857" calcext:value-type="float">
            <text:p>770661857</text:p>
          </table:table-cell>
          <table:table-cell office:value-type="float" office:value="3021726366" calcext:value-type="float">
            <text:p>3021726366</text:p>
          </table:table-cell>
          <table:table-cell office:value-type="float" office:value="1621084566" calcext:value-type="float">
            <text:p>1621084566</text:p>
          </table:table-cell>
          <table:table-cell office:value-type="float" office:value="3066477693" calcext:value-type="float">
            <text:p>3066477693</text:p>
          </table:table-cell>
          <table:table-cell/>
          <table:table-cell table:formula="of:=[.I152]/[.A152]" office:value-type="percentage" office:value="1.01575518995255" calcext:value-type="percentage">
            <text:p>101.58%</text:p>
          </table:table-cell>
          <table:table-cell table:formula="of:=[.J152]/[.B152]" office:value-type="percentage" office:value="1.01319671069018" calcext:value-type="percentage">
            <text:p>101.32%</text:p>
          </table:table-cell>
          <table:table-cell table:formula="of:=[.K152]/[.C152]" office:value-type="percentage" office:value="1.01287489080219" calcext:value-type="percentage">
            <text:p>101.29%</text:p>
          </table:table-cell>
          <table:table-cell table:formula="of:=[.L152]/[.D152]" office:value-type="percentage" office:value="1.01626912470883" calcext:value-type="percentage">
            <text:p>101.63%</text:p>
          </table:table-cell>
          <table:table-cell table:formula="of:=[.M152]/[.E152]" office:value-type="percentage" office:value="1.02557148582429" calcext:value-type="percentage">
            <text:p>102.56%</text:p>
          </table:table-cell>
          <table:table-cell table:formula="of:=[.N152]/[.F152]" office:value-type="percentage" office:value="1.00947923833471" calcext:value-type="percentage">
            <text:p>100.95%</text:p>
          </table:table-cell>
          <table:table-cell/>
          <table:table-cell table:formula="of:=AVERAGE([.P152:.U152])" office:value-type="percentage" office:value="1.01552444005213" calcext:value-type="percentage">
            <text:p>101.55%</text:p>
          </table:table-cell>
          <table:table-cell/>
          <table:table-cell office:value-type="percentage" office:value="1.00013101839021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6679626" calcext:value-type="float">
            <text:p>296679626</text:p>
          </table:table-cell>
          <table:table-cell office:value-type="float" office:value="2375121992" calcext:value-type="float">
            <text:p>2375121992</text:p>
          </table:table-cell>
          <table:table-cell office:value-type="float" office:value="664126763" calcext:value-type="float">
            <text:p>664126763</text:p>
          </table:table-cell>
          <table:table-cell office:value-type="float" office:value="3180229223" calcext:value-type="float">
            <text:p>3180229223</text:p>
          </table:table-cell>
          <table:table-cell office:value-type="float" office:value="1552476785" calcext:value-type="float">
            <text:p>1552476785</text:p>
          </table:table-cell>
          <table:table-cell office:value-type="float" office:value="2857962109" calcext:value-type="float">
            <text:p>2857962109</text:p>
          </table:table-cell>
          <table:table-cell table:number-columns-repeated="2"/>
          <table:table-cell office:value-type="float" office:value="301638603" calcext:value-type="float">
            <text:p>301638603</text:p>
          </table:table-cell>
          <table:table-cell office:value-type="float" office:value="2407636337" calcext:value-type="float">
            <text:p>2407636337</text:p>
          </table:table-cell>
          <table:table-cell office:value-type="float" office:value="671001579" calcext:value-type="float">
            <text:p>671001579</text:p>
          </table:table-cell>
          <table:table-cell office:value-type="float" office:value="3231430892" calcext:value-type="float">
            <text:p>3231430892</text:p>
          </table:table-cell>
          <table:table-cell office:value-type="float" office:value="1593837866" calcext:value-type="float">
            <text:p>1593837866</text:p>
          </table:table-cell>
          <table:table-cell office:value-type="float" office:value="2885271040" calcext:value-type="float">
            <text:p>2885271040</text:p>
          </table:table-cell>
          <table:table-cell/>
          <table:table-cell table:formula="of:=[.I153]/[.A153]" office:value-type="percentage" office:value="1.01671492264858" calcext:value-type="percentage">
            <text:p>101.67%</text:p>
          </table:table-cell>
          <table:table-cell table:formula="of:=[.J153]/[.B153]" office:value-type="percentage" office:value="1.013689547362" calcext:value-type="percentage">
            <text:p>101.37%</text:p>
          </table:table-cell>
          <table:table-cell table:formula="of:=[.K153]/[.C153]" office:value-type="percentage" office:value="1.01035166233769" calcext:value-type="percentage">
            <text:p>101.04%</text:p>
          </table:table-cell>
          <table:table-cell table:formula="of:=[.L153]/[.D153]" office:value-type="percentage" office:value="1.01609999324253" calcext:value-type="percentage">
            <text:p>101.61%</text:p>
          </table:table-cell>
          <table:table-cell table:formula="of:=[.M153]/[.E153]" office:value-type="percentage" office:value="1.02664199645343" calcext:value-type="percentage">
            <text:p>102.66%</text:p>
          </table:table-cell>
          <table:table-cell table:formula="of:=[.N153]/[.F153]" office:value-type="percentage" office:value="1.00955538595631" calcext:value-type="percentage">
            <text:p>100.96%</text:p>
          </table:table-cell>
          <table:table-cell/>
          <table:table-cell table:formula="of:=AVERAGE([.P153:.U153])" office:value-type="percentage" office:value="1.01550891800009" calcext:value-type="percentage">
            <text:p>101.55%</text:p>
          </table:table-cell>
          <table:table-cell/>
          <table:table-cell office:value-type="percentage" office:value="1.00019552430101" calcext:value-type="percentage">
            <text:p>100.02%</text:p>
          </table:table-cell>
          <table:table-cell table:number-columns-repeated="3"/>
        </table:table-row>
        <table:table-row table:style-name="ro1">
          <table:table-cell office:value-type="float" office:value="292653432" calcext:value-type="float">
            <text:p>292653432</text:p>
          </table:table-cell>
          <table:table-cell office:value-type="float" office:value="2460371582" calcext:value-type="float">
            <text:p>2460371582</text:p>
          </table:table-cell>
          <table:table-cell office:value-type="float" office:value="685801257" calcext:value-type="float">
            <text:p>685801257</text:p>
          </table:table-cell>
          <table:table-cell office:value-type="float" office:value="2623454391" calcext:value-type="float">
            <text:p>2623454391</text:p>
          </table:table-cell>
          <table:table-cell office:value-type="float" office:value="1556488381" calcext:value-type="float">
            <text:p>1556488381</text:p>
          </table:table-cell>
          <table:table-cell office:value-type="float" office:value="2867050713" calcext:value-type="float">
            <text:p>2867050713</text:p>
          </table:table-cell>
          <table:table-cell table:number-columns-repeated="2"/>
          <table:table-cell office:value-type="float" office:value="296746893" calcext:value-type="float">
            <text:p>296746893</text:p>
          </table:table-cell>
          <table:table-cell office:value-type="float" office:value="2493422424" calcext:value-type="float">
            <text:p>2493422424</text:p>
          </table:table-cell>
          <table:table-cell office:value-type="float" office:value="694746365" calcext:value-type="float">
            <text:p>694746365</text:p>
          </table:table-cell>
          <table:table-cell office:value-type="float" office:value="2663188912" calcext:value-type="float">
            <text:p>2663188912</text:p>
          </table:table-cell>
          <table:table-cell office:value-type="float" office:value="1597962753" calcext:value-type="float">
            <text:p>1597962753</text:p>
          </table:table-cell>
          <table:table-cell office:value-type="float" office:value="2892367888" calcext:value-type="float">
            <text:p>2892367888</text:p>
          </table:table-cell>
          <table:table-cell/>
          <table:table-cell table:formula="of:=[.I154]/[.A154]" office:value-type="percentage" office:value="1.01398740131638" calcext:value-type="percentage">
            <text:p>101.40%</text:p>
          </table:table-cell>
          <table:table-cell table:formula="of:=[.J154]/[.B154]" office:value-type="percentage" office:value="1.01343327253566" calcext:value-type="percentage">
            <text:p>101.34%</text:p>
          </table:table-cell>
          <table:table-cell table:formula="of:=[.K154]/[.C154]" office:value-type="percentage" office:value="1.01304329484482" calcext:value-type="percentage">
            <text:p>101.30%</text:p>
          </table:table-cell>
          <table:table-cell table:formula="of:=[.L154]/[.D154]" office:value-type="percentage" office:value="1.01514587832604" calcext:value-type="percentage">
            <text:p>101.51%</text:p>
          </table:table-cell>
          <table:table-cell table:formula="of:=[.M154]/[.E154]" office:value-type="percentage" office:value="1.02664611731528" calcext:value-type="percentage">
            <text:p>102.66%</text:p>
          </table:table-cell>
          <table:table-cell table:formula="of:=[.N154]/[.F154]" office:value-type="percentage" office:value="1.0088303896702" calcext:value-type="percentage">
            <text:p>100.88%</text:p>
          </table:table-cell>
          <table:table-cell/>
          <table:table-cell table:formula="of:=AVERAGE([.P154:.U154])" office:value-type="percentage" office:value="1.0151810590014" calcext:value-type="percentage">
            <text:p>101.52%</text:p>
          </table:table-cell>
          <table:table-cell/>
          <table:table-cell office:value-type="percentage" office:value="1.00032407463256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95794476" calcext:value-type="float">
            <text:p>295794476</text:p>
          </table:table-cell>
          <table:table-cell office:value-type="float" office:value="2391034308" calcext:value-type="float">
            <text:p>2391034308</text:p>
          </table:table-cell>
          <table:table-cell office:value-type="float" office:value="668023546" calcext:value-type="float">
            <text:p>668023546</text:p>
          </table:table-cell>
          <table:table-cell office:value-type="float" office:value="2787451450" calcext:value-type="float">
            <text:p>2787451450</text:p>
          </table:table-cell>
          <table:table-cell office:value-type="float" office:value="1547660626" calcext:value-type="float">
            <text:p>1547660626</text:p>
          </table:table-cell>
          <table:table-cell office:value-type="float" office:value="3127852970" calcext:value-type="float">
            <text:p>3127852970</text:p>
          </table:table-cell>
          <table:table-cell table:number-columns-repeated="2"/>
          <table:table-cell office:value-type="float" office:value="299707577" calcext:value-type="float">
            <text:p>299707577</text:p>
          </table:table-cell>
          <table:table-cell office:value-type="float" office:value="2423057025" calcext:value-type="float">
            <text:p>2423057025</text:p>
          </table:table-cell>
          <table:table-cell office:value-type="float" office:value="674610749" calcext:value-type="float">
            <text:p>674610749</text:p>
          </table:table-cell>
          <table:table-cell office:value-type="float" office:value="2829836177" calcext:value-type="float">
            <text:p>2829836177</text:p>
          </table:table-cell>
          <table:table-cell office:value-type="float" office:value="1587546846" calcext:value-type="float">
            <text:p>1587546846</text:p>
          </table:table-cell>
          <table:table-cell office:value-type="float" office:value="3160223380" calcext:value-type="float">
            <text:p>3160223380</text:p>
          </table:table-cell>
          <table:table-cell/>
          <table:table-cell table:formula="of:=[.I155]/[.A155]" office:value-type="percentage" office:value="1.01322912129028" calcext:value-type="percentage">
            <text:p>101.32%</text:p>
          </table:table-cell>
          <table:table-cell table:formula="of:=[.J155]/[.B155]" office:value-type="percentage" office:value="1.01339283041354" calcext:value-type="percentage">
            <text:p>101.34%</text:p>
          </table:table-cell>
          <table:table-cell table:formula="of:=[.K155]/[.C155]" office:value-type="percentage" office:value="1.00986073475919" calcext:value-type="percentage">
            <text:p>100.99%</text:p>
          </table:table-cell>
          <table:table-cell table:formula="of:=[.L155]/[.D155]" office:value-type="percentage" office:value="1.01520554806434" calcext:value-type="percentage">
            <text:p>101.52%</text:p>
          </table:table-cell>
          <table:table-cell table:formula="of:=[.M155]/[.E155]" office:value-type="percentage" office:value="1.02577194207175" calcext:value-type="percentage">
            <text:p>102.58%</text:p>
          </table:table-cell>
          <table:table-cell table:formula="of:=[.N155]/[.F155]" office:value-type="percentage" office:value="1.01034908300054" calcext:value-type="percentage">
            <text:p>101.03%</text:p>
          </table:table-cell>
          <table:table-cell/>
          <table:table-cell table:formula="of:=AVERAGE([.P155:.U155])" office:value-type="percentage" office:value="1.01463487659994" calcext:value-type="percentage">
            <text:p>101.46%</text:p>
          </table:table-cell>
          <table:table-cell/>
          <table:table-cell office:value-type="percentage" office:value="0.999200239580029" calcext:value-type="percentage">
            <text:p>99.92%</text:p>
          </table:table-cell>
          <table:table-cell table:number-columns-repeated="3"/>
        </table:table-row>
        <table:table-row table:style-name="ro1">
          <table:table-cell office:value-type="float" office:value="291707041" calcext:value-type="float">
            <text:p>291707041</text:p>
          </table:table-cell>
          <table:table-cell office:value-type="float" office:value="2403631561" calcext:value-type="float">
            <text:p>2403631561</text:p>
          </table:table-cell>
          <table:table-cell office:value-type="float" office:value="677639771" calcext:value-type="float">
            <text:p>677639771</text:p>
          </table:table-cell>
          <table:table-cell office:value-type="float" office:value="3403766386" calcext:value-type="float">
            <text:p>3403766386</text:p>
          </table:table-cell>
          <table:table-cell office:value-type="float" office:value="1561168402" calcext:value-type="float">
            <text:p>1561168402</text:p>
          </table:table-cell>
          <table:table-cell office:value-type="float" office:value="2889263934" calcext:value-type="float">
            <text:p>2889263934</text:p>
          </table:table-cell>
          <table:table-cell table:number-columns-repeated="2"/>
          <table:table-cell office:value-type="float" office:value="295561714" calcext:value-type="float">
            <text:p>295561714</text:p>
          </table:table-cell>
          <table:table-cell office:value-type="float" office:value="2438506007" calcext:value-type="float">
            <text:p>2438506007</text:p>
          </table:table-cell>
          <table:table-cell office:value-type="float" office:value="681728954" calcext:value-type="float">
            <text:p>681728954</text:p>
          </table:table-cell>
          <table:table-cell office:value-type="float" office:value="3455161524" calcext:value-type="float">
            <text:p>3455161524</text:p>
          </table:table-cell>
          <table:table-cell office:value-type="float" office:value="1601803251" calcext:value-type="float">
            <text:p>1601803251</text:p>
          </table:table-cell>
          <table:table-cell office:value-type="float" office:value="2914052646" calcext:value-type="float">
            <text:p>2914052646</text:p>
          </table:table-cell>
          <table:table-cell/>
          <table:table-cell table:formula="of:=[.I156]/[.A156]" office:value-type="percentage" office:value="1.0132141925227" calcext:value-type="percentage">
            <text:p>101.32%</text:p>
          </table:table-cell>
          <table:table-cell table:formula="of:=[.J156]/[.B156]" office:value-type="percentage" office:value="1.01450906476927" calcext:value-type="percentage">
            <text:p>101.45%</text:p>
          </table:table-cell>
          <table:table-cell table:formula="of:=[.K156]/[.C156]" office:value-type="percentage" office:value="1.00603444953351" calcext:value-type="percentage">
            <text:p>100.60%</text:p>
          </table:table-cell>
          <table:table-cell table:formula="of:=[.L156]/[.D156]" office:value-type="percentage" office:value="1.01509949043841" calcext:value-type="percentage">
            <text:p>101.51%</text:p>
          </table:table-cell>
          <table:table-cell table:formula="of:=[.M156]/[.E156]" office:value-type="percentage" office:value="1.02602848542665" calcext:value-type="percentage">
            <text:p>102.60%</text:p>
          </table:table-cell>
          <table:table-cell table:formula="of:=[.N156]/[.F156]" office:value-type="percentage" office:value="1.00857959416871" calcext:value-type="percentage">
            <text:p>100.86%</text:p>
          </table:table-cell>
          <table:table-cell/>
          <table:table-cell table:formula="of:=AVERAGE([.P156:.U156])" office:value-type="percentage" office:value="1.01391087947654" calcext:value-type="percentage">
            <text:p>101.39%</text:p>
          </table:table-cell>
          <table:table-cell/>
          <table:table-cell office:value-type="percentage" office:value="1.00060760930829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5013376" calcext:value-type="float">
            <text:p>295013376</text:p>
          </table:table-cell>
          <table:table-cell office:value-type="float" office:value="2426819290" calcext:value-type="float">
            <text:p>2426819290</text:p>
          </table:table-cell>
          <table:table-cell office:value-type="float" office:value="681604478" calcext:value-type="float">
            <text:p>681604478</text:p>
          </table:table-cell>
          <table:table-cell office:value-type="float" office:value="2526719690" calcext:value-type="float">
            <text:p>2526719690</text:p>
          </table:table-cell>
          <table:table-cell office:value-type="float" office:value="1552313810" calcext:value-type="float">
            <text:p>1552313810</text:p>
          </table:table-cell>
          <table:table-cell office:value-type="float" office:value="2879645486" calcext:value-type="float">
            <text:p>2879645486</text:p>
          </table:table-cell>
          <table:table-cell table:number-columns-repeated="2"/>
          <table:table-cell office:value-type="float" office:value="297914256" calcext:value-type="float">
            <text:p>297914256</text:p>
          </table:table-cell>
          <table:table-cell office:value-type="float" office:value="2463573047" calcext:value-type="float">
            <text:p>2463573047</text:p>
          </table:table-cell>
          <table:table-cell office:value-type="float" office:value="687246596" calcext:value-type="float">
            <text:p>687246596</text:p>
          </table:table-cell>
          <table:table-cell office:value-type="float" office:value="2567142071" calcext:value-type="float">
            <text:p>2567142071</text:p>
          </table:table-cell>
          <table:table-cell office:value-type="float" office:value="1593418402" calcext:value-type="float">
            <text:p>1593418402</text:p>
          </table:table-cell>
          <table:table-cell office:value-type="float" office:value="2903277434" calcext:value-type="float">
            <text:p>2903277434</text:p>
          </table:table-cell>
          <table:table-cell/>
          <table:table-cell table:formula="of:=[.I157]/[.A157]" office:value-type="percentage" office:value="1.0098330456718" calcext:value-type="percentage">
            <text:p>100.98%</text:p>
          </table:table-cell>
          <table:table-cell table:formula="of:=[.J157]/[.B157]" office:value-type="percentage" office:value="1.01514482646131" calcext:value-type="percentage">
            <text:p>101.51%</text:p>
          </table:table-cell>
          <table:table-cell table:formula="of:=[.K157]/[.C157]" office:value-type="percentage" office:value="1.00827770089856" calcext:value-type="percentage">
            <text:p>100.83%</text:p>
          </table:table-cell>
          <table:table-cell table:formula="of:=[.L157]/[.D157]" office:value-type="percentage" office:value="1.01599796810069" calcext:value-type="percentage">
            <text:p>101.60%</text:p>
          </table:table-cell>
          <table:table-cell table:formula="of:=[.M157]/[.E157]" office:value-type="percentage" office:value="1.02647956343312" calcext:value-type="percentage">
            <text:p>102.65%</text:p>
          </table:table-cell>
          <table:table-cell table:formula="of:=[.N157]/[.F157]" office:value-type="percentage" office:value="1.00820654768613" calcext:value-type="percentage">
            <text:p>100.82%</text:p>
          </table:table-cell>
          <table:table-cell/>
          <table:table-cell table:formula="of:=AVERAGE([.P157:.U157])" office:value-type="percentage" office:value="1.01398994204194" calcext:value-type="percentage">
            <text:p>101.40%</text:p>
          </table:table-cell>
          <table:table-cell/>
          <table:table-cell office:value-type="percentage" office:value="1.00045310508774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296300797" calcext:value-type="float">
            <text:p>296300797</text:p>
          </table:table-cell>
          <table:table-cell office:value-type="float" office:value="2442458879" calcext:value-type="float">
            <text:p>2442458879</text:p>
          </table:table-cell>
          <table:table-cell office:value-type="float" office:value="644461621" calcext:value-type="float">
            <text:p>644461621</text:p>
          </table:table-cell>
          <table:table-cell office:value-type="float" office:value="2661534155" calcext:value-type="float">
            <text:p>2661534155</text:p>
          </table:table-cell>
          <table:table-cell office:value-type="float" office:value="1586264530" calcext:value-type="float">
            <text:p>1586264530</text:p>
          </table:table-cell>
          <table:table-cell office:value-type="float" office:value="3001633402" calcext:value-type="float">
            <text:p>3001633402</text:p>
          </table:table-cell>
          <table:table-cell table:number-columns-repeated="2"/>
          <table:table-cell office:value-type="float" office:value="298822527" calcext:value-type="float">
            <text:p>298822527</text:p>
          </table:table-cell>
          <table:table-cell office:value-type="float" office:value="2479367957" calcext:value-type="float">
            <text:p>2479367957</text:p>
          </table:table-cell>
          <table:table-cell office:value-type="float" office:value="649757447" calcext:value-type="float">
            <text:p>649757447</text:p>
          </table:table-cell>
          <table:table-cell office:value-type="float" office:value="2700558696" calcext:value-type="float">
            <text:p>2700558696</text:p>
          </table:table-cell>
          <table:table-cell office:value-type="float" office:value="1627959792" calcext:value-type="float">
            <text:p>1627959792</text:p>
          </table:table-cell>
          <table:table-cell office:value-type="float" office:value="3026798563" calcext:value-type="float">
            <text:p>3026798563</text:p>
          </table:table-cell>
          <table:table-cell/>
          <table:table-cell table:formula="of:=[.I158]/[.A158]" office:value-type="percentage" office:value="1.00851070947339" calcext:value-type="percentage">
            <text:p>100.85%</text:p>
          </table:table-cell>
          <table:table-cell table:formula="of:=[.J158]/[.B158]" office:value-type="percentage" office:value="1.01511144294684" calcext:value-type="percentage">
            <text:p>101.51%</text:p>
          </table:table-cell>
          <table:table-cell table:formula="of:=[.K158]/[.C158]" office:value-type="percentage" office:value="1.00821744201273" calcext:value-type="percentage">
            <text:p>100.82%</text:p>
          </table:table-cell>
          <table:table-cell table:formula="of:=[.L158]/[.D158]" office:value-type="percentage" office:value="1.01466242352242" calcext:value-type="percentage">
            <text:p>101.47%</text:p>
          </table:table-cell>
          <table:table-cell table:formula="of:=[.M158]/[.E158]" office:value-type="percentage" office:value="1.02628518838532" calcext:value-type="percentage">
            <text:p>102.63%</text:p>
          </table:table-cell>
          <table:table-cell table:formula="of:=[.N158]/[.F158]" office:value-type="percentage" office:value="1.00838382228264" calcext:value-type="percentage">
            <text:p>100.84%</text:p>
          </table:table-cell>
          <table:table-cell/>
          <table:table-cell table:formula="of:=AVERAGE([.P158:.U158])" office:value-type="percentage" office:value="1.01352850477056" calcext:value-type="percentage">
            <text:p>101.35%</text:p>
          </table:table-cell>
          <table:table-cell/>
          <table:table-cell office:value-type="percentage" office:value="1.0008783871241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38833494" calcext:value-type="float">
            <text:p>338833494</text:p>
          </table:table-cell>
          <table:table-cell office:value-type="float" office:value="2402565247" calcext:value-type="float">
            <text:p>2402565247</text:p>
          </table:table-cell>
          <table:table-cell office:value-type="float" office:value="754095924" calcext:value-type="float">
            <text:p>754095924</text:p>
          </table:table-cell>
          <table:table-cell office:value-type="float" office:value="3472877524" calcext:value-type="float">
            <text:p>3472877524</text:p>
          </table:table-cell>
          <table:table-cell office:value-type="float" office:value="1561685049" calcext:value-type="float">
            <text:p>1561685049</text:p>
          </table:table-cell>
          <table:table-cell office:value-type="float" office:value="2868935876" calcext:value-type="float">
            <text:p>2868935876</text:p>
          </table:table-cell>
          <table:table-cell table:number-columns-repeated="2"/>
          <table:table-cell office:value-type="float" office:value="341803267" calcext:value-type="float">
            <text:p>341803267</text:p>
          </table:table-cell>
          <table:table-cell office:value-type="float" office:value="2436860108" calcext:value-type="float">
            <text:p>2436860108</text:p>
          </table:table-cell>
          <table:table-cell office:value-type="float" office:value="757935816" calcext:value-type="float">
            <text:p>757935816</text:p>
          </table:table-cell>
          <table:table-cell office:value-type="float" office:value="3525811448" calcext:value-type="float">
            <text:p>3525811448</text:p>
          </table:table-cell>
          <table:table-cell office:value-type="float" office:value="1602572583" calcext:value-type="float">
            <text:p>1602572583</text:p>
          </table:table-cell>
          <table:table-cell office:value-type="float" office:value="2892772701" calcext:value-type="float">
            <text:p>2892772701</text:p>
          </table:table-cell>
          <table:table-cell/>
          <table:table-cell table:formula="of:=[.I159]/[.A159]" office:value-type="percentage" office:value="1.00876469727045" calcext:value-type="percentage">
            <text:p>100.88%</text:p>
          </table:table-cell>
          <table:table-cell table:formula="of:=[.J159]/[.B159]" office:value-type="percentage" office:value="1.01427426832334" calcext:value-type="percentage">
            <text:p>101.43%</text:p>
          </table:table-cell>
          <table:table-cell table:formula="of:=[.K159]/[.C159]" office:value-type="percentage" office:value="1.00509204714916" calcext:value-type="percentage">
            <text:p>100.51%</text:p>
          </table:table-cell>
          <table:table-cell table:formula="of:=[.L159]/[.D159]" office:value-type="percentage" office:value="1.01524209351876" calcext:value-type="percentage">
            <text:p>101.52%</text:p>
          </table:table-cell>
          <table:table-cell table:formula="of:=[.M159]/[.E159]" office:value-type="percentage" office:value="1.02618167730182" calcext:value-type="percentage">
            <text:p>102.62%</text:p>
          </table:table-cell>
          <table:table-cell table:formula="of:=[.N159]/[.F159]" office:value-type="percentage" office:value="1.0083085945557" calcext:value-type="percentage">
            <text:p>100.83%</text:p>
          </table:table-cell>
          <table:table-cell/>
          <table:table-cell table:formula="of:=AVERAGE([.P159:.U159])" office:value-type="percentage" office:value="1.01297722968654" calcext:value-type="percentage">
            <text:p>101.30%</text:p>
          </table:table-cell>
          <table:table-cell/>
          <table:table-cell office:value-type="percentage" office:value="1.0002871034438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343203369" calcext:value-type="float">
            <text:p>343203369</text:p>
          </table:table-cell>
          <table:table-cell office:value-type="float" office:value="2411061651" calcext:value-type="float">
            <text:p>2411061651</text:p>
          </table:table-cell>
          <table:table-cell office:value-type="float" office:value="662466746" calcext:value-type="float">
            <text:p>662466746</text:p>
          </table:table-cell>
          <table:table-cell office:value-type="float" office:value="2599639098" calcext:value-type="float">
            <text:p>2599639098</text:p>
          </table:table-cell>
          <table:table-cell office:value-type="float" office:value="1556757615" calcext:value-type="float">
            <text:p>1556757615</text:p>
          </table:table-cell>
          <table:table-cell office:value-type="float" office:value="2881963711" calcext:value-type="float">
            <text:p>2881963711</text:p>
          </table:table-cell>
          <table:table-cell table:number-columns-repeated="2"/>
          <table:table-cell office:value-type="float" office:value="347260071" calcext:value-type="float">
            <text:p>347260071</text:p>
          </table:table-cell>
          <table:table-cell office:value-type="float" office:value="2444306119" calcext:value-type="float">
            <text:p>2444306119</text:p>
          </table:table-cell>
          <table:table-cell office:value-type="float" office:value="668459701" calcext:value-type="float">
            <text:p>668459701</text:p>
          </table:table-cell>
          <table:table-cell office:value-type="float" office:value="2645342308" calcext:value-type="float">
            <text:p>2645342308</text:p>
          </table:table-cell>
          <table:table-cell office:value-type="float" office:value="1597023137" calcext:value-type="float">
            <text:p>1597023137</text:p>
          </table:table-cell>
          <table:table-cell office:value-type="float" office:value="2899458226" calcext:value-type="float">
            <text:p>2899458226</text:p>
          </table:table-cell>
          <table:table-cell/>
          <table:table-cell table:formula="of:=[.I160]/[.A160]" office:value-type="percentage" office:value="1.01182011124139" calcext:value-type="percentage">
            <text:p>101.18%</text:p>
          </table:table-cell>
          <table:table-cell table:formula="of:=[.J160]/[.B160]" office:value-type="percentage" office:value="1.01378831104804" calcext:value-type="percentage">
            <text:p>101.38%</text:p>
          </table:table-cell>
          <table:table-cell table:formula="of:=[.K160]/[.C160]" office:value-type="percentage" office:value="1.00904642389401" calcext:value-type="percentage">
            <text:p>100.90%</text:p>
          </table:table-cell>
          <table:table-cell table:formula="of:=[.L160]/[.D160]" office:value-type="percentage" office:value="1.01758059802807" calcext:value-type="percentage">
            <text:p>101.76%</text:p>
          </table:table-cell>
          <table:table-cell table:formula="of:=[.M160]/[.E160]" office:value-type="percentage" office:value="1.02586499119197" calcext:value-type="percentage">
            <text:p>102.59%</text:p>
          </table:table-cell>
          <table:table-cell table:formula="of:=[.N160]/[.F160]" office:value-type="percentage" office:value="1.00607034534586" calcext:value-type="percentage">
            <text:p>100.61%</text:p>
          </table:table-cell>
          <table:table-cell/>
          <table:table-cell table:formula="of:=AVERAGE([.P160:.U160])" office:value-type="percentage" office:value="1.01402846345822" calcext:value-type="percentage">
            <text:p>101.40%</text:p>
          </table:table-cell>
          <table:table-cell/>
          <table:table-cell office:value-type="percentage" office:value="1.00073416841759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327342963" calcext:value-type="float">
            <text:p>327342963</text:p>
          </table:table-cell>
          <table:table-cell office:value-type="float" office:value="2357989459" calcext:value-type="float">
            <text:p>2357989459</text:p>
          </table:table-cell>
          <table:table-cell office:value-type="float" office:value="670206541" calcext:value-type="float">
            <text:p>670206541</text:p>
          </table:table-cell>
          <table:table-cell office:value-type="float" office:value="2927656548" calcext:value-type="float">
            <text:p>2927656548</text:p>
          </table:table-cell>
          <table:table-cell office:value-type="float" office:value="1557622668" calcext:value-type="float">
            <text:p>1557622668</text:p>
          </table:table-cell>
          <table:table-cell office:value-type="float" office:value="3168156931" calcext:value-type="float">
            <text:p>3168156931</text:p>
          </table:table-cell>
          <table:table-cell table:number-columns-repeated="2"/>
          <table:table-cell office:value-type="float" office:value="330811453" calcext:value-type="float">
            <text:p>330811453</text:p>
          </table:table-cell>
          <table:table-cell office:value-type="float" office:value="2388674411" calcext:value-type="float">
            <text:p>2388674411</text:p>
          </table:table-cell>
          <table:table-cell office:value-type="float" office:value="676367664" calcext:value-type="float">
            <text:p>676367664</text:p>
          </table:table-cell>
          <table:table-cell office:value-type="float" office:value="2972600558" calcext:value-type="float">
            <text:p>2972600558</text:p>
          </table:table-cell>
          <table:table-cell office:value-type="float" office:value="1597735618" calcext:value-type="float">
            <text:p>1597735618</text:p>
          </table:table-cell>
          <table:table-cell office:value-type="float" office:value="3189549546" calcext:value-type="float">
            <text:p>3189549546</text:p>
          </table:table-cell>
          <table:table-cell/>
          <table:table-cell table:formula="of:=[.I161]/[.A161]" office:value-type="percentage" office:value="1.01059588991378" calcext:value-type="percentage">
            <text:p>101.06%</text:p>
          </table:table-cell>
          <table:table-cell table:formula="of:=[.J161]/[.B161]" office:value-type="percentage" office:value="1.01301318455131" calcext:value-type="percentage">
            <text:p>101.30%</text:p>
          </table:table-cell>
          <table:table-cell table:formula="of:=[.K161]/[.C161]" office:value-type="percentage" office:value="1.0091928720821" calcext:value-type="percentage">
            <text:p>100.92%</text:p>
          </table:table-cell>
          <table:table-cell table:formula="of:=[.L161]/[.D161]" office:value-type="percentage" office:value="1.01535153091325" calcext:value-type="percentage">
            <text:p>101.54%</text:p>
          </table:table-cell>
          <table:table-cell table:formula="of:=[.M161]/[.E161]" office:value-type="percentage" office:value="1.02575267478067" calcext:value-type="percentage">
            <text:p>102.58%</text:p>
          </table:table-cell>
          <table:table-cell table:formula="of:=[.N161]/[.F161]" office:value-type="percentage" office:value="1.00675238489315" calcext:value-type="percentage">
            <text:p>100.68%</text:p>
          </table:table-cell>
          <table:table-cell/>
          <table:table-cell table:formula="of:=AVERAGE([.P161:.U161])" office:value-type="percentage" office:value="1.01344308952238" calcext:value-type="percentage">
            <text:p>101.34%</text:p>
          </table:table-cell>
          <table:table-cell/>
          <table:table-cell office:value-type="percentage" office:value="1.00179479982798" calcext:value-type="percentage">
            <text:p>100.18%</text:p>
          </table:table-cell>
          <table:table-cell table:number-columns-repeated="3"/>
        </table:table-row>
        <table:table-row table:style-name="ro1">
          <table:table-cell office:value-type="float" office:value="309102296" calcext:value-type="float">
            <text:p>309102296</text:p>
          </table:table-cell>
          <table:table-cell office:value-type="float" office:value="2392444785" calcext:value-type="float">
            <text:p>2392444785</text:p>
          </table:table-cell>
          <table:table-cell office:value-type="float" office:value="659916201" calcext:value-type="float">
            <text:p>659916201</text:p>
          </table:table-cell>
          <table:table-cell office:value-type="float" office:value="2518929141" calcext:value-type="float">
            <text:p>2518929141</text:p>
          </table:table-cell>
          <table:table-cell office:value-type="float" office:value="1543941684" calcext:value-type="float">
            <text:p>1543941684</text:p>
          </table:table-cell>
          <table:table-cell office:value-type="float" office:value="2872642218" calcext:value-type="float">
            <text:p>2872642218</text:p>
          </table:table-cell>
          <table:table-cell table:number-columns-repeated="2"/>
          <table:table-cell office:value-type="float" office:value="313136859" calcext:value-type="float">
            <text:p>313136859</text:p>
          </table:table-cell>
          <table:table-cell office:value-type="float" office:value="2421926454" calcext:value-type="float">
            <text:p>2421926454</text:p>
          </table:table-cell>
          <table:table-cell office:value-type="float" office:value="668432549" calcext:value-type="float">
            <text:p>668432549</text:p>
          </table:table-cell>
          <table:table-cell office:value-type="float" office:value="2557047324" calcext:value-type="float">
            <text:p>2557047324</text:p>
          </table:table-cell>
          <table:table-cell office:value-type="float" office:value="1583273490" calcext:value-type="float">
            <text:p>1583273490</text:p>
          </table:table-cell>
          <table:table-cell office:value-type="float" office:value="2893539015" calcext:value-type="float">
            <text:p>2893539015</text:p>
          </table:table-cell>
          <table:table-cell/>
          <table:table-cell table:formula="of:=[.I162]/[.A162]" office:value-type="percentage" office:value="1.01305251708645" calcext:value-type="percentage">
            <text:p>101.31%</text:p>
          </table:table-cell>
          <table:table-cell table:formula="of:=[.J162]/[.B162]" office:value-type="percentage" office:value="1.01232282106774" calcext:value-type="percentage">
            <text:p>101.23%</text:p>
          </table:table-cell>
          <table:table-cell table:formula="of:=[.K162]/[.C162]" office:value-type="percentage" office:value="1.01290519612505" calcext:value-type="percentage">
            <text:p>101.29%</text:p>
          </table:table-cell>
          <table:table-cell table:formula="of:=[.L162]/[.D162]" office:value-type="percentage" office:value="1.01513269364333" calcext:value-type="percentage">
            <text:p>101.51%</text:p>
          </table:table-cell>
          <table:table-cell table:formula="of:=[.M162]/[.E162]" office:value-type="percentage" office:value="1.02547492979016" calcext:value-type="percentage">
            <text:p>102.55%</text:p>
          </table:table-cell>
          <table:table-cell table:formula="of:=[.N162]/[.F162]" office:value-type="percentage" office:value="1.00727441686579" calcext:value-type="percentage">
            <text:p>100.73%</text:p>
          </table:table-cell>
          <table:table-cell/>
          <table:table-cell table:formula="of:=AVERAGE([.P162:.U162])" office:value-type="percentage" office:value="1.01436042909642" calcext:value-type="percentage">
            <text:p>101.44%</text:p>
          </table:table-cell>
          <table:table-cell/>
          <table:table-cell office:value-type="percentage" office:value="0.999106966655435" calcext:value-type="percentage">
            <text:p>99.91%</text:p>
          </table:table-cell>
          <table:table-cell table:number-columns-repeated="3"/>
        </table:table-row>
        <table:table-row table:style-name="ro1">
          <table:table-cell office:value-type="float" office:value="301867645" calcext:value-type="float">
            <text:p>301867645</text:p>
          </table:table-cell>
          <table:table-cell office:value-type="float" office:value="2438728972" calcext:value-type="float">
            <text:p>2438728972</text:p>
          </table:table-cell>
          <table:table-cell office:value-type="float" office:value="666334132" calcext:value-type="float">
            <text:p>666334132</text:p>
          </table:table-cell>
          <table:table-cell office:value-type="float" office:value="2516610710" calcext:value-type="float">
            <text:p>2516610710</text:p>
          </table:table-cell>
          <table:table-cell office:value-type="float" office:value="1552322016" calcext:value-type="float">
            <text:p>1552322016</text:p>
          </table:table-cell>
          <table:table-cell office:value-type="float" office:value="2876763836" calcext:value-type="float">
            <text:p>2876763836</text:p>
          </table:table-cell>
          <table:table-cell table:number-columns-repeated="2"/>
          <table:table-cell office:value-type="float" office:value="306879239" calcext:value-type="float">
            <text:p>306879239</text:p>
          </table:table-cell>
          <table:table-cell office:value-type="float" office:value="2470294638" calcext:value-type="float">
            <text:p>2470294638</text:p>
          </table:table-cell>
          <table:table-cell office:value-type="float" office:value="674491584" calcext:value-type="float">
            <text:p>674491584</text:p>
          </table:table-cell>
          <table:table-cell office:value-type="float" office:value="2554191324" calcext:value-type="float">
            <text:p>2554191324</text:p>
          </table:table-cell>
          <table:table-cell office:value-type="float" office:value="1593082525" calcext:value-type="float">
            <text:p>1593082525</text:p>
          </table:table-cell>
          <table:table-cell office:value-type="float" office:value="2906772260" calcext:value-type="float">
            <text:p>2906772260</text:p>
          </table:table-cell>
          <table:table-cell/>
          <table:table-cell table:formula="of:=[.I163]/[.A163]" office:value-type="percentage" office:value="1.01660195811976" calcext:value-type="percentage">
            <text:p>101.66%</text:p>
          </table:table-cell>
          <table:table-cell table:formula="of:=[.J163]/[.B163]" office:value-type="percentage" office:value="1.01294349079476" calcext:value-type="percentage">
            <text:p>101.29%</text:p>
          </table:table-cell>
          <table:table-cell table:formula="of:=[.K163]/[.C163]" office:value-type="percentage" office:value="1.01224228447598" calcext:value-type="percentage">
            <text:p>101.22%</text:p>
          </table:table-cell>
          <table:table-cell table:formula="of:=[.L163]/[.D163]" office:value-type="percentage" office:value="1.01493302633207" calcext:value-type="percentage">
            <text:p>101.49%</text:p>
          </table:table-cell>
          <table:table-cell table:formula="of:=[.M163]/[.E163]" office:value-type="percentage" office:value="1.02625776648136" calcext:value-type="percentage">
            <text:p>102.63%</text:p>
          </table:table-cell>
          <table:table-cell table:formula="of:=[.N163]/[.F163]" office:value-type="percentage" office:value="1.01043131299986" calcext:value-type="percentage">
            <text:p>101.04%</text:p>
          </table:table-cell>
          <table:table-cell/>
          <table:table-cell table:formula="of:=AVERAGE([.P163:.U163])" office:value-type="percentage" office:value="1.01556830653397" calcext:value-type="percentage">
            <text:p>101.56%</text:p>
          </table:table-cell>
          <table:table-cell/>
          <table:table-cell office:value-type="percentage" office:value="0.999827795719651" calcext:value-type="percentage">
            <text:p>99.98%</text:p>
          </table:table-cell>
          <table:table-cell table:number-columns-repeated="3"/>
        </table:table-row>
        <table:table-row table:style-name="ro1">
          <table:table-cell office:value-type="float" office:value="296013235" calcext:value-type="float">
            <text:p>296013235</text:p>
          </table:table-cell>
          <table:table-cell office:value-type="float" office:value="2483494253" calcext:value-type="float">
            <text:p>2483494253</text:p>
          </table:table-cell>
          <table:table-cell office:value-type="float" office:value="695431299" calcext:value-type="float">
            <text:p>695431299</text:p>
          </table:table-cell>
          <table:table-cell office:value-type="float" office:value="2612992399" calcext:value-type="float">
            <text:p>2612992399</text:p>
          </table:table-cell>
          <table:table-cell office:value-type="float" office:value="1577918216" calcext:value-type="float">
            <text:p>1577918216</text:p>
          </table:table-cell>
          <table:table-cell office:value-type="float" office:value="3077423153" calcext:value-type="float">
            <text:p>3077423153</text:p>
          </table:table-cell>
          <table:table-cell table:number-columns-repeated="2"/>
          <table:table-cell office:value-type="float" office:value="300065404" calcext:value-type="float">
            <text:p>300065404</text:p>
          </table:table-cell>
          <table:table-cell office:value-type="float" office:value="2517909675" calcext:value-type="float">
            <text:p>2517909675</text:p>
          </table:table-cell>
          <table:table-cell office:value-type="float" office:value="702217614" calcext:value-type="float">
            <text:p>702217614</text:p>
          </table:table-cell>
          <table:table-cell office:value-type="float" office:value="2652559481" calcext:value-type="float">
            <text:p>2652559481</text:p>
          </table:table-cell>
          <table:table-cell office:value-type="float" office:value="1618978130" calcext:value-type="float">
            <text:p>1618978130</text:p>
          </table:table-cell>
          <table:table-cell office:value-type="float" office:value="3105891998" calcext:value-type="float">
            <text:p>3105891998</text:p>
          </table:table-cell>
          <table:table-cell/>
          <table:table-cell table:formula="of:=[.I164]/[.A164]" office:value-type="percentage" office:value="1.01368914805448" calcext:value-type="percentage">
            <text:p>101.37%</text:p>
          </table:table-cell>
          <table:table-cell table:formula="of:=[.J164]/[.B164]" office:value-type="percentage" office:value="1.01385766122004" calcext:value-type="percentage">
            <text:p>101.39%</text:p>
          </table:table-cell>
          <table:table-cell table:formula="of:=[.K164]/[.C164]" office:value-type="percentage" office:value="1.00975842618783" calcext:value-type="percentage">
            <text:p>100.98%</text:p>
          </table:table-cell>
          <table:table-cell table:formula="of:=[.L164]/[.D164]" office:value-type="percentage" office:value="1.01514244052724" calcext:value-type="percentage">
            <text:p>101.51%</text:p>
          </table:table-cell>
          <table:table-cell table:formula="of:=[.M164]/[.E164]" office:value-type="percentage" office:value="1.02602157297105" calcext:value-type="percentage">
            <text:p>102.60%</text:p>
          </table:table-cell>
          <table:table-cell table:formula="of:=[.N164]/[.F164]" office:value-type="percentage" office:value="1.00925087112971" calcext:value-type="percentage">
            <text:p>100.93%</text:p>
          </table:table-cell>
          <table:table-cell/>
          <table:table-cell table:formula="of:=AVERAGE([.P164:.U164])" office:value-type="percentage" office:value="1.01462002001506" calcext:value-type="percentage">
            <text:p>101.46%</text:p>
          </table:table-cell>
          <table:table-cell/>
          <table:table-cell office:value-type="percentage" office:value="1.00094488260864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297957044" calcext:value-type="float">
            <text:p>297957044</text:p>
          </table:table-cell>
          <table:table-cell office:value-type="float" office:value="2410742799" calcext:value-type="float">
            <text:p>2410742799</text:p>
          </table:table-cell>
          <table:table-cell office:value-type="float" office:value="727075264" calcext:value-type="float">
            <text:p>727075264</text:p>
          </table:table-cell>
          <table:table-cell office:value-type="float" office:value="2505743723" calcext:value-type="float">
            <text:p>2505743723</text:p>
          </table:table-cell>
          <table:table-cell office:value-type="float" office:value="1540430186" calcext:value-type="float">
            <text:p>1540430186</text:p>
          </table:table-cell>
          <table:table-cell office:value-type="float" office:value="2865687805" calcext:value-type="float">
            <text:p>2865687805</text:p>
          </table:table-cell>
          <table:table-cell table:number-columns-repeated="2"/>
          <table:table-cell office:value-type="float" office:value="301658183" calcext:value-type="float">
            <text:p>301658183</text:p>
          </table:table-cell>
          <table:table-cell office:value-type="float" office:value="2440369795" calcext:value-type="float">
            <text:p>2440369795</text:p>
          </table:table-cell>
          <table:table-cell office:value-type="float" office:value="735422860" calcext:value-type="float">
            <text:p>735422860</text:p>
          </table:table-cell>
          <table:table-cell office:value-type="float" office:value="2541320825" calcext:value-type="float">
            <text:p>2541320825</text:p>
          </table:table-cell>
          <table:table-cell office:value-type="float" office:value="1579334602" calcext:value-type="float">
            <text:p>1579334602</text:p>
          </table:table-cell>
          <table:table-cell office:value-type="float" office:value="2893088238" calcext:value-type="float">
            <text:p>2893088238</text:p>
          </table:table-cell>
          <table:table-cell/>
          <table:table-cell table:formula="of:=[.I165]/[.A165]" office:value-type="percentage" office:value="1.01242172009197" calcext:value-type="percentage">
            <text:p>101.24%</text:p>
          </table:table-cell>
          <table:table-cell table:formula="of:=[.J165]/[.B165]" office:value-type="percentage" office:value="1.01228957150148" calcext:value-type="percentage">
            <text:p>101.23%</text:p>
          </table:table-cell>
          <table:table-cell table:formula="of:=[.K165]/[.C165]" office:value-type="percentage" office:value="1.01148106174604" calcext:value-type="percentage">
            <text:p>101.15%</text:p>
          </table:table-cell>
          <table:table-cell table:formula="of:=[.L165]/[.D165]" office:value-type="percentage" office:value="1.01419822054165" calcext:value-type="percentage">
            <text:p>101.42%</text:p>
          </table:table-cell>
          <table:table-cell table:formula="of:=[.M165]/[.E165]" office:value-type="percentage" office:value="1.02525555286671" calcext:value-type="percentage">
            <text:p>102.53%</text:p>
          </table:table-cell>
          <table:table-cell table:formula="of:=[.N165]/[.F165]" office:value-type="percentage" office:value="1.00956155550238" calcext:value-type="percentage">
            <text:p>100.96%</text:p>
          </table:table-cell>
          <table:table-cell/>
          <table:table-cell table:formula="of:=AVERAGE([.P165:.U165])" office:value-type="percentage" office:value="1.01420128037504" calcext:value-type="percentage">
            <text:p>101.42%</text:p>
          </table:table-cell>
          <table:table-cell/>
          <table:table-cell office:value-type="percentage" office:value="1.0000274537908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299733754" calcext:value-type="float">
            <text:p>299733754</text:p>
          </table:table-cell>
          <table:table-cell office:value-type="float" office:value="2342367769" calcext:value-type="float">
            <text:p>2342367769</text:p>
          </table:table-cell>
          <table:table-cell office:value-type="float" office:value="670388556" calcext:value-type="float">
            <text:p>670388556</text:p>
          </table:table-cell>
          <table:table-cell office:value-type="float" office:value="2547184009" calcext:value-type="float">
            <text:p>2547184009</text:p>
          </table:table-cell>
          <table:table-cell office:value-type="float" office:value="1551029870" calcext:value-type="float">
            <text:p>1551029870</text:p>
          </table:table-cell>
          <table:table-cell office:value-type="float" office:value="2883984462" calcext:value-type="float">
            <text:p>2883984462</text:p>
          </table:table-cell>
          <table:table-cell table:number-columns-repeated="2"/>
          <table:table-cell office:value-type="float" office:value="302486338" calcext:value-type="float">
            <text:p>302486338</text:p>
          </table:table-cell>
          <table:table-cell office:value-type="float" office:value="2373810578" calcext:value-type="float">
            <text:p>2373810578</text:p>
          </table:table-cell>
          <table:table-cell office:value-type="float" office:value="676707893" calcext:value-type="float">
            <text:p>676707893</text:p>
          </table:table-cell>
          <table:table-cell office:value-type="float" office:value="2583908209" calcext:value-type="float">
            <text:p>2583908209</text:p>
          </table:table-cell>
          <table:table-cell office:value-type="float" office:value="1590011905" calcext:value-type="float">
            <text:p>1590011905</text:p>
          </table:table-cell>
          <table:table-cell office:value-type="float" office:value="2914608829" calcext:value-type="float">
            <text:p>2914608829</text:p>
          </table:table-cell>
          <table:table-cell/>
          <table:table-cell table:formula="of:=[.I166]/[.A166]" office:value-type="percentage" office:value="1.00918343017183" calcext:value-type="percentage">
            <text:p>100.92%</text:p>
          </table:table-cell>
          <table:table-cell table:formula="of:=[.J166]/[.B166]" office:value-type="percentage" office:value="1.01342351505008" calcext:value-type="percentage">
            <text:p>101.34%</text:p>
          </table:table-cell>
          <table:table-cell table:formula="of:=[.K166]/[.C166]" office:value-type="percentage" office:value="1.00942637958754" calcext:value-type="percentage">
            <text:p>100.94%</text:p>
          </table:table-cell>
          <table:table-cell table:formula="of:=[.L166]/[.D166]" office:value-type="percentage" office:value="1.01441756852675" calcext:value-type="percentage">
            <text:p>101.44%</text:p>
          </table:table-cell>
          <table:table-cell table:formula="of:=[.M166]/[.E166]" office:value-type="percentage" office:value="1.02513300082351" calcext:value-type="percentage">
            <text:p>102.51%</text:p>
          </table:table-cell>
          <table:table-cell table:formula="of:=[.N166]/[.F166]" office:value-type="percentage" office:value="1.01061876976229" calcext:value-type="percentage">
            <text:p>101.06%</text:p>
          </table:table-cell>
          <table:table-cell/>
          <table:table-cell table:formula="of:=AVERAGE([.P166:.U166])" office:value-type="percentage" office:value="1.013700443987" calcext:value-type="percentage">
            <text:p>101.37%</text:p>
          </table:table-cell>
          <table:table-cell/>
          <table:table-cell office:value-type="percentage" office:value="1.00049135736534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298046174" calcext:value-type="float">
            <text:p>298046174</text:p>
          </table:table-cell>
          <table:table-cell office:value-type="float" office:value="2378764685" calcext:value-type="float">
            <text:p>2378764685</text:p>
          </table:table-cell>
          <table:table-cell office:value-type="float" office:value="630045018" calcext:value-type="float">
            <text:p>630045018</text:p>
          </table:table-cell>
          <table:table-cell office:value-type="float" office:value="2657724205" calcext:value-type="float">
            <text:p>2657724205</text:p>
          </table:table-cell>
          <table:table-cell office:value-type="float" office:value="1550108911" calcext:value-type="float">
            <text:p>1550108911</text:p>
          </table:table-cell>
          <table:table-cell office:value-type="float" office:value="3004199194" calcext:value-type="float">
            <text:p>3004199194</text:p>
          </table:table-cell>
          <table:table-cell table:number-columns-repeated="2"/>
          <table:table-cell office:value-type="float" office:value="301072755" calcext:value-type="float">
            <text:p>301072755</text:p>
          </table:table-cell>
          <table:table-cell office:value-type="float" office:value="2405903660" calcext:value-type="float">
            <text:p>2405903660</text:p>
          </table:table-cell>
          <table:table-cell office:value-type="float" office:value="636082568" calcext:value-type="float">
            <text:p>636082568</text:p>
          </table:table-cell>
          <table:table-cell office:value-type="float" office:value="2695685066" calcext:value-type="float">
            <text:p>2695685066</text:p>
          </table:table-cell>
          <table:table-cell office:value-type="float" office:value="1589718697" calcext:value-type="float">
            <text:p>1589718697</text:p>
          </table:table-cell>
          <table:table-cell office:value-type="float" office:value="3029259388" calcext:value-type="float">
            <text:p>3029259388</text:p>
          </table:table-cell>
          <table:table-cell/>
          <table:table-cell table:formula="of:=[.I167]/[.A167]" office:value-type="percentage" office:value="1.01015473864127" calcext:value-type="percentage">
            <text:p>101.02%</text:p>
          </table:table-cell>
          <table:table-cell table:formula="of:=[.J167]/[.B167]" office:value-type="percentage" office:value="1.01140885232202" calcext:value-type="percentage">
            <text:p>101.14%</text:p>
          </table:table-cell>
          <table:table-cell table:formula="of:=[.K167]/[.C167]" office:value-type="percentage" office:value="1.00958272794405" calcext:value-type="percentage">
            <text:p>100.96%</text:p>
          </table:table-cell>
          <table:table-cell table:formula="of:=[.L167]/[.D167]" office:value-type="percentage" office:value="1.01428322055712" calcext:value-type="percentage">
            <text:p>101.43%</text:p>
          </table:table-cell>
          <table:table-cell table:formula="of:=[.M167]/[.E167]" office:value-type="percentage" office:value="1.02555290516616" calcext:value-type="percentage">
            <text:p>102.56%</text:p>
          </table:table-cell>
          <table:table-cell table:formula="of:=[.N167]/[.F167]" office:value-type="percentage" office:value="1.00834172183058" calcext:value-type="percentage">
            <text:p>100.83%</text:p>
          </table:table-cell>
          <table:table-cell/>
          <table:table-cell table:formula="of:=AVERAGE([.P167:.U167])" office:value-type="percentage" office:value="1.0132206944102" calcext:value-type="percentage">
            <text:p>101.32%</text:p>
          </table:table-cell>
          <table:table-cell/>
          <table:table-cell office:value-type="percentage" office:value="1.00053299691849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295376330" calcext:value-type="float">
            <text:p>295376330</text:p>
          </table:table-cell>
          <table:table-cell office:value-type="float" office:value="2402035720" calcext:value-type="float">
            <text:p>2402035720</text:p>
          </table:table-cell>
          <table:table-cell office:value-type="float" office:value="638896138" calcext:value-type="float">
            <text:p>638896138</text:p>
          </table:table-cell>
          <table:table-cell office:value-type="float" office:value="2606897597" calcext:value-type="float">
            <text:p>2606897597</text:p>
          </table:table-cell>
          <table:table-cell office:value-type="float" office:value="1556268502" calcext:value-type="float">
            <text:p>1556268502</text:p>
          </table:table-cell>
          <table:table-cell office:value-type="float" office:value="3011452567" calcext:value-type="float">
            <text:p>3011452567</text:p>
          </table:table-cell>
          <table:table-cell table:number-columns-repeated="2"/>
          <table:table-cell office:value-type="float" office:value="298744734" calcext:value-type="float">
            <text:p>298744734</text:p>
          </table:table-cell>
          <table:table-cell office:value-type="float" office:value="2429481661" calcext:value-type="float">
            <text:p>2429481661</text:p>
          </table:table-cell>
          <table:table-cell office:value-type="float" office:value="643502224" calcext:value-type="float">
            <text:p>643502224</text:p>
          </table:table-cell>
          <table:table-cell office:value-type="float" office:value="2646020733" calcext:value-type="float">
            <text:p>2646020733</text:p>
          </table:table-cell>
          <table:table-cell office:value-type="float" office:value="1595552939" calcext:value-type="float">
            <text:p>1595552939</text:p>
          </table:table-cell>
          <table:table-cell office:value-type="float" office:value="3034978984" calcext:value-type="float">
            <text:p>3034978984</text:p>
          </table:table-cell>
          <table:table-cell/>
          <table:table-cell table:formula="of:=[.I168]/[.A168]" office:value-type="percentage" office:value="1.0114037709115" calcext:value-type="percentage">
            <text:p>101.14%</text:p>
          </table:table-cell>
          <table:table-cell table:formula="of:=[.J168]/[.B168]" office:value-type="percentage" office:value="1.01142611692719" calcext:value-type="percentage">
            <text:p>101.14%</text:p>
          </table:table-cell>
          <table:table-cell table:formula="of:=[.K168]/[.C168]" office:value-type="percentage" office:value="1.00720944411156" calcext:value-type="percentage">
            <text:p>100.72%</text:p>
          </table:table-cell>
          <table:table-cell table:formula="of:=[.L168]/[.D168]" office:value-type="percentage" office:value="1.0150075461518" calcext:value-type="percentage">
            <text:p>101.50%</text:p>
          </table:table-cell>
          <table:table-cell table:formula="of:=[.M168]/[.E168]" office:value-type="percentage" office:value="1.02524271162047" calcext:value-type="percentage">
            <text:p>102.52%</text:p>
          </table:table-cell>
          <table:table-cell table:formula="of:=[.N168]/[.F168]" office:value-type="percentage" office:value="1.00781231531182" calcext:value-type="percentage">
            <text:p>100.78%</text:p>
          </table:table-cell>
          <table:table-cell/>
          <table:table-cell table:formula="of:=AVERAGE([.P168:.U168])" office:value-type="percentage" office:value="1.01301698417239" calcext:value-type="percentage">
            <text:p>101.30%</text:p>
          </table:table-cell>
          <table:table-cell/>
          <table:table-cell office:value-type="percentage" office:value="1.00094986705431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297167113" calcext:value-type="float">
            <text:p>297167113</text:p>
          </table:table-cell>
          <table:table-cell office:value-type="float" office:value="2394335622" calcext:value-type="float">
            <text:p>2394335622</text:p>
          </table:table-cell>
          <table:table-cell office:value-type="float" office:value="648158178" calcext:value-type="float">
            <text:p>648158178</text:p>
          </table:table-cell>
          <table:table-cell office:value-type="float" office:value="2537017272" calcext:value-type="float">
            <text:p>2537017272</text:p>
          </table:table-cell>
          <table:table-cell office:value-type="float" office:value="1549030322" calcext:value-type="float">
            <text:p>1549030322</text:p>
          </table:table-cell>
          <table:table-cell office:value-type="float" office:value="2940289944" calcext:value-type="float">
            <text:p>2940289944</text:p>
          </table:table-cell>
          <table:table-cell table:number-columns-repeated="2"/>
          <table:table-cell office:value-type="float" office:value="300254422" calcext:value-type="float">
            <text:p>300254422</text:p>
          </table:table-cell>
          <table:table-cell office:value-type="float" office:value="2424706537" calcext:value-type="float">
            <text:p>2424706537</text:p>
          </table:table-cell>
          <table:table-cell office:value-type="float" office:value="654009023" calcext:value-type="float">
            <text:p>654009023</text:p>
          </table:table-cell>
          <table:table-cell office:value-type="float" office:value="2579213021" calcext:value-type="float">
            <text:p>2579213021</text:p>
          </table:table-cell>
          <table:table-cell office:value-type="float" office:value="1588866321" calcext:value-type="float">
            <text:p>1588866321</text:p>
          </table:table-cell>
          <table:table-cell office:value-type="float" office:value="2963832149" calcext:value-type="float">
            <text:p>2963832149</text:p>
          </table:table-cell>
          <table:table-cell/>
          <table:table-cell table:formula="of:=[.I169]/[.A169]" office:value-type="percentage" office:value="1.01038913414352" calcext:value-type="percentage">
            <text:p>101.04%</text:p>
          </table:table-cell>
          <table:table-cell table:formula="of:=[.J169]/[.B169]" office:value-type="percentage" office:value="1.01268448529978" calcext:value-type="percentage">
            <text:p>101.27%</text:p>
          </table:table-cell>
          <table:table-cell table:formula="of:=[.K169]/[.C169]" office:value-type="percentage" office:value="1.00902687831241" calcext:value-type="percentage">
            <text:p>100.90%</text:p>
          </table:table-cell>
          <table:table-cell table:formula="of:=[.L169]/[.D169]" office:value-type="percentage" office:value="1.01663203063917" calcext:value-type="percentage">
            <text:p>101.66%</text:p>
          </table:table-cell>
          <table:table-cell table:formula="of:=[.M169]/[.E169]" office:value-type="percentage" office:value="1.02571673287103" calcext:value-type="percentage">
            <text:p>102.57%</text:p>
          </table:table-cell>
          <table:table-cell table:formula="of:=[.N169]/[.F169]" office:value-type="percentage" office:value="1.00800676309084" calcext:value-type="percentage">
            <text:p>100.80%</text:p>
          </table:table-cell>
          <table:table-cell/>
          <table:table-cell table:formula="of:=AVERAGE([.P169:.U169])" office:value-type="percentage" office:value="1.01374267072613" calcext:value-type="percentage">
            <text:p>101.37%</text:p>
          </table:table-cell>
          <table:table-cell/>
          <table:table-cell office:value-type="percentage" office:value="1.00005699738279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6332976" calcext:value-type="float">
            <text:p>296332976</text:p>
          </table:table-cell>
          <table:table-cell office:value-type="float" office:value="2463852821" calcext:value-type="float">
            <text:p>2463852821</text:p>
          </table:table-cell>
          <table:table-cell office:value-type="float" office:value="633146272" calcext:value-type="float">
            <text:p>633146272</text:p>
          </table:table-cell>
          <table:table-cell office:value-type="float" office:value="3076095241" calcext:value-type="float">
            <text:p>3076095241</text:p>
          </table:table-cell>
          <table:table-cell office:value-type="float" office:value="1552676869" calcext:value-type="float">
            <text:p>1552676869</text:p>
          </table:table-cell>
          <table:table-cell office:value-type="float" office:value="3066399470" calcext:value-type="float">
            <text:p>3066399470</text:p>
          </table:table-cell>
          <table:table-cell table:number-columns-repeated="2"/>
          <table:table-cell office:value-type="float" office:value="299240436" calcext:value-type="float">
            <text:p>299240436</text:p>
          </table:table-cell>
          <table:table-cell office:value-type="float" office:value="2498605867" calcext:value-type="float">
            <text:p>2498605867</text:p>
          </table:table-cell>
          <table:table-cell office:value-type="float" office:value="637012797" calcext:value-type="float">
            <text:p>637012797</text:p>
          </table:table-cell>
          <table:table-cell office:value-type="float" office:value="3118973963" calcext:value-type="float">
            <text:p>3118973963</text:p>
          </table:table-cell>
          <table:table-cell office:value-type="float" office:value="1594865179" calcext:value-type="float">
            <text:p>1594865179</text:p>
          </table:table-cell>
          <table:table-cell office:value-type="float" office:value="3094005373" calcext:value-type="float">
            <text:p>3094005373</text:p>
          </table:table-cell>
          <table:table-cell/>
          <table:table-cell table:formula="of:=[.I170]/[.A170]" office:value-type="percentage" office:value="1.00981146289976" calcext:value-type="percentage">
            <text:p>100.98%</text:p>
          </table:table-cell>
          <table:table-cell table:formula="of:=[.J170]/[.B170]" office:value-type="percentage" office:value="1.01410516314278" calcext:value-type="percentage">
            <text:p>101.41%</text:p>
          </table:table-cell>
          <table:table-cell table:formula="of:=[.K170]/[.C170]" office:value-type="percentage" office:value="1.00610684319089" calcext:value-type="percentage">
            <text:p>100.61%</text:p>
          </table:table-cell>
          <table:table-cell table:formula="of:=[.L170]/[.D170]" office:value-type="percentage" office:value="1.01393933498173" calcext:value-type="percentage">
            <text:p>101.39%</text:p>
          </table:table-cell>
          <table:table-cell table:formula="of:=[.M170]/[.E170]" office:value-type="percentage" office:value="1.02717133928012" calcext:value-type="percentage">
            <text:p>102.72%</text:p>
          </table:table-cell>
          <table:table-cell table:formula="of:=[.N170]/[.F170]" office:value-type="percentage" office:value="1.00900270929149" calcext:value-type="percentage">
            <text:p>100.90%</text:p>
          </table:table-cell>
          <table:table-cell/>
          <table:table-cell table:formula="of:=AVERAGE([.P170:.U170])" office:value-type="percentage" office:value="1.01335614213113" calcext:value-type="percentage">
            <text:p>101.34%</text:p>
          </table:table-cell>
          <table:table-cell/>
          <table:table-cell office:value-type="percentage" office:value="1.00054953008121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297446322" calcext:value-type="float">
            <text:p>297446322</text:p>
          </table:table-cell>
          <table:table-cell office:value-type="float" office:value="2439895306" calcext:value-type="float">
            <text:p>2439895306</text:p>
          </table:table-cell>
          <table:table-cell office:value-type="float" office:value="616203892" calcext:value-type="float">
            <text:p>616203892</text:p>
          </table:table-cell>
          <table:table-cell office:value-type="float" office:value="3288864010" calcext:value-type="float">
            <text:p>3288864010</text:p>
          </table:table-cell>
          <table:table-cell office:value-type="float" office:value="1552208596" calcext:value-type="float">
            <text:p>1552208596</text:p>
          </table:table-cell>
          <table:table-cell office:value-type="float" office:value="2914578564" calcext:value-type="float">
            <text:p>2914578564</text:p>
          </table:table-cell>
          <table:table-cell table:number-columns-repeated="2"/>
          <table:table-cell office:value-type="float" office:value="300355104" calcext:value-type="float">
            <text:p>300355104</text:p>
          </table:table-cell>
          <table:table-cell office:value-type="float" office:value="2472864844" calcext:value-type="float">
            <text:p>2472864844</text:p>
          </table:table-cell>
          <table:table-cell office:value-type="float" office:value="620299233" calcext:value-type="float">
            <text:p>620299233</text:p>
          </table:table-cell>
          <table:table-cell office:value-type="float" office:value="3339752263" calcext:value-type="float">
            <text:p>3339752263</text:p>
          </table:table-cell>
          <table:table-cell office:value-type="float" office:value="1591771381" calcext:value-type="float">
            <text:p>1591771381</text:p>
          </table:table-cell>
          <table:table-cell office:value-type="float" office:value="2930311182" calcext:value-type="float">
            <text:p>2930311182</text:p>
          </table:table-cell>
          <table:table-cell/>
          <table:table-cell table:formula="of:=[.I171]/[.A171]" office:value-type="percentage" office:value="1.00977918294784" calcext:value-type="percentage">
            <text:p>100.98%</text:p>
          </table:table-cell>
          <table:table-cell table:formula="of:=[.J171]/[.B171]" office:value-type="percentage" office:value="1.0135126855316" calcext:value-type="percentage">
            <text:p>101.35%</text:p>
          </table:table-cell>
          <table:table-cell table:formula="of:=[.K171]/[.C171]" office:value-type="percentage" office:value="1.00664608103449" calcext:value-type="percentage">
            <text:p>100.66%</text:p>
          </table:table-cell>
          <table:table-cell table:formula="of:=[.L171]/[.D171]" office:value-type="percentage" office:value="1.01547289667352" calcext:value-type="percentage">
            <text:p>101.55%</text:p>
          </table:table-cell>
          <table:table-cell table:formula="of:=[.M171]/[.E171]" office:value-type="percentage" office:value="1.02548805946698" calcext:value-type="percentage">
            <text:p>102.55%</text:p>
          </table:table-cell>
          <table:table-cell table:formula="of:=[.N171]/[.F171]" office:value-type="percentage" office:value="1.00539790493018" calcext:value-type="percentage">
            <text:p>100.54%</text:p>
          </table:table-cell>
          <table:table-cell/>
          <table:table-cell table:formula="of:=AVERAGE([.P171:.U171])" office:value-type="percentage" office:value="1.01271613509744" calcext:value-type="percentage">
            <text:p>101.27%</text:p>
          </table:table-cell>
          <table:table-cell/>
          <table:table-cell office:value-type="percentage" office:value="1.0011877582092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93067913" calcext:value-type="float">
            <text:p>293067913</text:p>
          </table:table-cell>
          <table:table-cell office:value-type="float" office:value="2428283854" calcext:value-type="float">
            <text:p>2428283854</text:p>
          </table:table-cell>
          <table:table-cell office:value-type="float" office:value="587284637" calcext:value-type="float">
            <text:p>587284637</text:p>
          </table:table-cell>
          <table:table-cell office:value-type="float" office:value="2523853451" calcext:value-type="float">
            <text:p>2523853451</text:p>
          </table:table-cell>
          <table:table-cell office:value-type="float" office:value="1564739926" calcext:value-type="float">
            <text:p>1564739926</text:p>
          </table:table-cell>
          <table:table-cell office:value-type="float" office:value="2909487678" calcext:value-type="float">
            <text:p>2909487678</text:p>
          </table:table-cell>
          <table:table-cell table:number-columns-repeated="2"/>
          <table:table-cell office:value-type="float" office:value="296273791" calcext:value-type="float">
            <text:p>296273791</text:p>
          </table:table-cell>
          <table:table-cell office:value-type="float" office:value="2461620829" calcext:value-type="float">
            <text:p>2461620829</text:p>
          </table:table-cell>
          <table:table-cell office:value-type="float" office:value="590831700" calcext:value-type="float">
            <text:p>590831700</text:p>
          </table:table-cell>
          <table:table-cell office:value-type="float" office:value="2558593008" calcext:value-type="float">
            <text:p>2558593008</text:p>
          </table:table-cell>
          <table:table-cell office:value-type="float" office:value="1606506333" calcext:value-type="float">
            <text:p>1606506333</text:p>
          </table:table-cell>
          <table:table-cell office:value-type="float" office:value="2926576692" calcext:value-type="float">
            <text:p>2926576692</text:p>
          </table:table-cell>
          <table:table-cell/>
          <table:table-cell table:formula="of:=[.I172]/[.A172]" office:value-type="percentage" office:value="1.0109390276376" calcext:value-type="percentage">
            <text:p>101.09%</text:p>
          </table:table-cell>
          <table:table-cell table:formula="of:=[.J172]/[.B172]" office:value-type="percentage" office:value="1.01372861535322" calcext:value-type="percentage">
            <text:p>101.37%</text:p>
          </table:table-cell>
          <table:table-cell table:formula="of:=[.K172]/[.C172]" office:value-type="percentage" office:value="1.00603976807246" calcext:value-type="percentage">
            <text:p>100.60%</text:p>
          </table:table-cell>
          <table:table-cell table:formula="of:=[.L172]/[.D172]" office:value-type="percentage" office:value="1.01376449055956" calcext:value-type="percentage">
            <text:p>101.38%</text:p>
          </table:table-cell>
          <table:table-cell table:formula="of:=[.M172]/[.E172]" office:value-type="percentage" office:value="1.02669223575497" calcext:value-type="percentage">
            <text:p>102.67%</text:p>
          </table:table-cell>
          <table:table-cell table:formula="of:=[.N172]/[.F172]" office:value-type="percentage" office:value="1.0058735474734" calcext:value-type="percentage">
            <text:p>100.59%</text:p>
          </table:table-cell>
          <table:table-cell/>
          <table:table-cell table:formula="of:=AVERAGE([.P172:.U172])" office:value-type="percentage" office:value="1.01283961414187" calcext:value-type="percentage">
            <text:p>101.28%</text:p>
          </table:table-cell>
          <table:table-cell/>
          <table:table-cell office:value-type="percentage" office:value="1.00150221557946" calcext:value-type="percentage">
            <text:p>100.15%</text:p>
          </table:table-cell>
          <table:table-cell table:number-columns-repeated="3"/>
        </table:table-row>
        <table:table-row table:style-name="ro1">
          <table:table-cell office:value-type="float" office:value="291242645" calcext:value-type="float">
            <text:p>291242645</text:p>
          </table:table-cell>
          <table:table-cell office:value-type="float" office:value="2435999494" calcext:value-type="float">
            <text:p>2435999494</text:p>
          </table:table-cell>
          <table:table-cell office:value-type="float" office:value="597239014" calcext:value-type="float">
            <text:p>597239014</text:p>
          </table:table-cell>
          <table:table-cell office:value-type="float" office:value="3050187327" calcext:value-type="float">
            <text:p>3050187327</text:p>
          </table:table-cell>
          <table:table-cell office:value-type="float" office:value="1556490133" calcext:value-type="float">
            <text:p>1556490133</text:p>
          </table:table-cell>
          <table:table-cell office:value-type="float" office:value="3067369959" calcext:value-type="float">
            <text:p>3067369959</text:p>
          </table:table-cell>
          <table:table-cell table:number-columns-repeated="2"/>
          <table:table-cell office:value-type="float" office:value="293931057" calcext:value-type="float">
            <text:p>293931057</text:p>
          </table:table-cell>
          <table:table-cell office:value-type="float" office:value="2467235090" calcext:value-type="float">
            <text:p>2467235090</text:p>
          </table:table-cell>
          <table:table-cell office:value-type="float" office:value="601388706" calcext:value-type="float">
            <text:p>601388706</text:p>
          </table:table-cell>
          <table:table-cell office:value-type="float" office:value="3093759050" calcext:value-type="float">
            <text:p>3093759050</text:p>
          </table:table-cell>
          <table:table-cell office:value-type="float" office:value="1597583370" calcext:value-type="float">
            <text:p>1597583370</text:p>
          </table:table-cell>
          <table:table-cell office:value-type="float" office:value="3094171505" calcext:value-type="float">
            <text:p>3094171505</text:p>
          </table:table-cell>
          <table:table-cell/>
          <table:table-cell table:formula="of:=[.I173]/[.A173]" office:value-type="percentage" office:value="1.00923083224986" calcext:value-type="percentage">
            <text:p>100.92%</text:p>
          </table:table-cell>
          <table:table-cell table:formula="of:=[.J173]/[.B173]" office:value-type="percentage" office:value="1.01282249691633" calcext:value-type="percentage">
            <text:p>101.28%</text:p>
          </table:table-cell>
          <table:table-cell table:formula="of:=[.K173]/[.C173]" office:value-type="percentage" office:value="1.00694812613163" calcext:value-type="percentage">
            <text:p>100.69%</text:p>
          </table:table-cell>
          <table:table-cell table:formula="of:=[.L173]/[.D173]" office:value-type="percentage" office:value="1.01428493345779" calcext:value-type="percentage">
            <text:p>101.43%</text:p>
          </table:table-cell>
          <table:table-cell table:formula="of:=[.M173]/[.E173]" office:value-type="percentage" office:value="1.0264012190818" calcext:value-type="percentage">
            <text:p>102.64%</text:p>
          </table:table-cell>
          <table:table-cell table:formula="of:=[.N173]/[.F173]" office:value-type="percentage" office:value="1.00873763072542" calcext:value-type="percentage">
            <text:p>100.87%</text:p>
          </table:table-cell>
          <table:table-cell/>
          <table:table-cell table:formula="of:=AVERAGE([.P173:.U173])" office:value-type="percentage" office:value="1.01307087309381" calcext:value-type="percentage">
            <text:p>101.31%</text:p>
          </table:table-cell>
          <table:table-cell/>
          <table:table-cell office:value-type="percentage" office:value="0.999546161385917" calcext:value-type="percentage">
            <text:p>99.95%</text:p>
          </table:table-cell>
          <table:table-cell table:number-columns-repeated="3"/>
        </table:table-row>
        <table:table-row table:style-name="ro1">
          <table:table-cell office:value-type="float" office:value="294867821" calcext:value-type="float">
            <text:p>294867821</text:p>
          </table:table-cell>
          <table:table-cell office:value-type="float" office:value="2353806386" calcext:value-type="float">
            <text:p>2353806386</text:p>
          </table:table-cell>
          <table:table-cell office:value-type="float" office:value="624434671" calcext:value-type="float">
            <text:p>624434671</text:p>
          </table:table-cell>
          <table:table-cell office:value-type="float" office:value="2500910721" calcext:value-type="float">
            <text:p>2500910721</text:p>
          </table:table-cell>
          <table:table-cell office:value-type="float" office:value="1556463019" calcext:value-type="float">
            <text:p>1556463019</text:p>
          </table:table-cell>
          <table:table-cell office:value-type="float" office:value="2907997794" calcext:value-type="float">
            <text:p>2907997794</text:p>
          </table:table-cell>
          <table:table-cell table:number-columns-repeated="2"/>
          <table:table-cell office:value-type="float" office:value="299089648" calcext:value-type="float">
            <text:p>299089648</text:p>
          </table:table-cell>
          <table:table-cell office:value-type="float" office:value="2385311081" calcext:value-type="float">
            <text:p>2385311081</text:p>
          </table:table-cell>
          <table:table-cell office:value-type="float" office:value="628239877" calcext:value-type="float">
            <text:p>628239877</text:p>
          </table:table-cell>
          <table:table-cell office:value-type="float" office:value="2537672249" calcext:value-type="float">
            <text:p>2537672249</text:p>
          </table:table-cell>
          <table:table-cell office:value-type="float" office:value="1596398646" calcext:value-type="float">
            <text:p>1596398646</text:p>
          </table:table-cell>
          <table:table-cell office:value-type="float" office:value="2929576687" calcext:value-type="float">
            <text:p>2929576687</text:p>
          </table:table-cell>
          <table:table-cell/>
          <table:table-cell table:formula="of:=[.I174]/[.A174]" office:value-type="percentage" office:value="1.01431769321482" calcext:value-type="percentage">
            <text:p>101.43%</text:p>
          </table:table-cell>
          <table:table-cell table:formula="of:=[.J174]/[.B174]" office:value-type="percentage" office:value="1.0133845736792" calcext:value-type="percentage">
            <text:p>101.34%</text:p>
          </table:table-cell>
          <table:table-cell table:formula="of:=[.K174]/[.C174]" office:value-type="percentage" office:value="1.00609384164064" calcext:value-type="percentage">
            <text:p>100.61%</text:p>
          </table:table-cell>
          <table:table-cell table:formula="of:=[.L174]/[.D174]" office:value-type="percentage" office:value="1.01469925643139" calcext:value-type="percentage">
            <text:p>101.47%</text:p>
          </table:table-cell>
          <table:table-cell table:formula="of:=[.M174]/[.E174]" office:value-type="percentage" office:value="1.02565793501837" calcext:value-type="percentage">
            <text:p>102.57%</text:p>
          </table:table-cell>
          <table:table-cell table:formula="of:=[.N174]/[.F174]" office:value-type="percentage" office:value="1.00742053279563" calcext:value-type="percentage">
            <text:p>100.74%</text:p>
          </table:table-cell>
          <table:table-cell/>
          <table:table-cell table:formula="of:=AVERAGE([.P174:.U174])" office:value-type="percentage" office:value="1.01359563879668" calcext:value-type="percentage">
            <text:p>101.36%</text:p>
          </table:table-cell>
          <table:table-cell/>
          <table:table-cell office:value-type="percentage" office:value="1.00079452143907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343428262" calcext:value-type="float">
            <text:p>343428262</text:p>
          </table:table-cell>
          <table:table-cell office:value-type="float" office:value="2400252707" calcext:value-type="float">
            <text:p>2400252707</text:p>
          </table:table-cell>
          <table:table-cell office:value-type="float" office:value="636154071" calcext:value-type="float">
            <text:p>636154071</text:p>
          </table:table-cell>
          <table:table-cell office:value-type="float" office:value="2530775258" calcext:value-type="float">
            <text:p>2530775258</text:p>
          </table:table-cell>
          <table:table-cell office:value-type="float" office:value="1548197521" calcext:value-type="float">
            <text:p>1548197521</text:p>
          </table:table-cell>
          <table:table-cell office:value-type="float" office:value="2960029929" calcext:value-type="float">
            <text:p>2960029929</text:p>
          </table:table-cell>
          <table:table-cell table:number-columns-repeated="2"/>
          <table:table-cell office:value-type="float" office:value="348016120" calcext:value-type="float">
            <text:p>348016120</text:p>
          </table:table-cell>
          <table:table-cell office:value-type="float" office:value="2429907904" calcext:value-type="float">
            <text:p>2429907904</text:p>
          </table:table-cell>
          <table:table-cell office:value-type="float" office:value="642289306" calcext:value-type="float">
            <text:p>642289306</text:p>
          </table:table-cell>
          <table:table-cell office:value-type="float" office:value="2573941374" calcext:value-type="float">
            <text:p>2573941374</text:p>
          </table:table-cell>
          <table:table-cell office:value-type="float" office:value="1587884798" calcext:value-type="float">
            <text:p>1587884798</text:p>
          </table:table-cell>
          <table:table-cell office:value-type="float" office:value="2983459360" calcext:value-type="float">
            <text:p>2983459360</text:p>
          </table:table-cell>
          <table:table-cell/>
          <table:table-cell table:formula="of:=[.I175]/[.A175]" office:value-type="percentage" office:value="1.01335899955724" calcext:value-type="percentage">
            <text:p>101.34%</text:p>
          </table:table-cell>
          <table:table-cell table:formula="of:=[.J175]/[.B175]" office:value-type="percentage" office:value="1.01235503116547" calcext:value-type="percentage">
            <text:p>101.24%</text:p>
          </table:table-cell>
          <table:table-cell table:formula="of:=[.K175]/[.C175]" office:value-type="percentage" office:value="1.00964425959006" calcext:value-type="percentage">
            <text:p>100.96%</text:p>
          </table:table-cell>
          <table:table-cell table:formula="of:=[.L175]/[.D175]" office:value-type="percentage" office:value="1.01705647937862" calcext:value-type="percentage">
            <text:p>101.71%</text:p>
          </table:table-cell>
          <table:table-cell table:formula="of:=[.M175]/[.E175]" office:value-type="percentage" office:value="1.02563450493989" calcext:value-type="percentage">
            <text:p>102.56%</text:p>
          </table:table-cell>
          <table:table-cell table:formula="of:=[.N175]/[.F175]" office:value-type="percentage" office:value="1.00791526827836" calcext:value-type="percentage">
            <text:p>100.79%</text:p>
          </table:table-cell>
          <table:table-cell/>
          <table:table-cell table:formula="of:=AVERAGE([.P175:.U175])" office:value-type="percentage" office:value="1.01432742381827" calcext:value-type="percentage">
            <text:p>101.43%</text:p>
          </table:table-cell>
          <table:table-cell/>
          <table:table-cell office:value-type="percentage" office:value="1.00041996451259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336262892" calcext:value-type="float">
            <text:p>336262892</text:p>
          </table:table-cell>
          <table:table-cell office:value-type="float" office:value="2466708010" calcext:value-type="float">
            <text:p>2466708010</text:p>
          </table:table-cell>
          <table:table-cell office:value-type="float" office:value="711804060" calcext:value-type="float">
            <text:p>711804060</text:p>
          </table:table-cell>
          <table:table-cell office:value-type="float" office:value="2646243389" calcext:value-type="float">
            <text:p>2646243389</text:p>
          </table:table-cell>
          <table:table-cell office:value-type="float" office:value="1570408677" calcext:value-type="float">
            <text:p>1570408677</text:p>
          </table:table-cell>
          <table:table-cell office:value-type="float" office:value="3068444200" calcext:value-type="float">
            <text:p>3068444200</text:p>
          </table:table-cell>
          <table:table-cell table:number-columns-repeated="2"/>
          <table:table-cell office:value-type="float" office:value="340358869" calcext:value-type="float">
            <text:p>340358869</text:p>
          </table:table-cell>
          <table:table-cell office:value-type="float" office:value="2498126861" calcext:value-type="float">
            <text:p>2498126861</text:p>
          </table:table-cell>
          <table:table-cell office:value-type="float" office:value="719731612" calcext:value-type="float">
            <text:p>719731612</text:p>
          </table:table-cell>
          <table:table-cell office:value-type="float" office:value="2687952607" calcext:value-type="float">
            <text:p>2687952607</text:p>
          </table:table-cell>
          <table:table-cell office:value-type="float" office:value="1612373468" calcext:value-type="float">
            <text:p>1612373468</text:p>
          </table:table-cell>
          <table:table-cell office:value-type="float" office:value="3093530879" calcext:value-type="float">
            <text:p>3093530879</text:p>
          </table:table-cell>
          <table:table-cell/>
          <table:table-cell table:formula="of:=[.I176]/[.A176]" office:value-type="percentage" office:value="1.01218087721675" calcext:value-type="percentage">
            <text:p>101.22%</text:p>
          </table:table-cell>
          <table:table-cell table:formula="of:=[.J176]/[.B176]" office:value-type="percentage" office:value="1.01273715854192" calcext:value-type="percentage">
            <text:p>101.27%</text:p>
          </table:table-cell>
          <table:table-cell table:formula="of:=[.K176]/[.C176]" office:value-type="percentage" office:value="1.01113726718558" calcext:value-type="percentage">
            <text:p>101.11%</text:p>
          </table:table-cell>
          <table:table-cell table:formula="of:=[.L176]/[.D176]" office:value-type="percentage" office:value="1.01576167111966" calcext:value-type="percentage">
            <text:p>101.58%</text:p>
          </table:table-cell>
          <table:table-cell table:formula="of:=[.M176]/[.E176]" office:value-type="percentage" office:value="1.02672221034856" calcext:value-type="percentage">
            <text:p>102.67%</text:p>
          </table:table-cell>
          <table:table-cell table:formula="of:=[.N176]/[.F176]" office:value-type="percentage" office:value="1.00817569991985" calcext:value-type="percentage">
            <text:p>100.82%</text:p>
          </table:table-cell>
          <table:table-cell/>
          <table:table-cell table:formula="of:=AVERAGE([.P176:.U176])" office:value-type="percentage" office:value="1.01445248072205" calcext:value-type="percentage">
            <text:p>101.45%</text:p>
          </table:table-cell>
          <table:table-cell/>
          <table:table-cell office:value-type="percentage" office:value="1.00118059105482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317589995" calcext:value-type="float">
            <text:p>317589995</text:p>
          </table:table-cell>
          <table:table-cell office:value-type="float" office:value="2460723043" calcext:value-type="float">
            <text:p>2460723043</text:p>
          </table:table-cell>
          <table:table-cell office:value-type="float" office:value="707638749" calcext:value-type="float">
            <text:p>707638749</text:p>
          </table:table-cell>
          <table:table-cell office:value-type="float" office:value="2531560118" calcext:value-type="float">
            <text:p>2531560118</text:p>
          </table:table-cell>
          <table:table-cell office:value-type="float" office:value="1565776105" calcext:value-type="float">
            <text:p>1565776105</text:p>
          </table:table-cell>
          <table:table-cell office:value-type="float" office:value="2903256361" calcext:value-type="float">
            <text:p>2903256361</text:p>
          </table:table-cell>
          <table:table-cell table:number-columns-repeated="2"/>
          <table:table-cell office:value-type="float" office:value="320898162" calcext:value-type="float">
            <text:p>320898162</text:p>
          </table:table-cell>
          <table:table-cell office:value-type="float" office:value="2492738214" calcext:value-type="float">
            <text:p>2492738214</text:p>
          </table:table-cell>
          <table:table-cell office:value-type="float" office:value="714835867" calcext:value-type="float">
            <text:p>714835867</text:p>
          </table:table-cell>
          <table:table-cell office:value-type="float" office:value="2568639291" calcext:value-type="float">
            <text:p>2568639291</text:p>
          </table:table-cell>
          <table:table-cell office:value-type="float" office:value="1605689269" calcext:value-type="float">
            <text:p>1605689269</text:p>
          </table:table-cell>
          <table:table-cell office:value-type="float" office:value="2931381045" calcext:value-type="float">
            <text:p>2931381045</text:p>
          </table:table-cell>
          <table:table-cell/>
          <table:table-cell table:formula="of:=[.I177]/[.A177]" office:value-type="percentage" office:value="1.01041647108562" calcext:value-type="percentage">
            <text:p>101.04%</text:p>
          </table:table-cell>
          <table:table-cell table:formula="of:=[.J177]/[.B177]" office:value-type="percentage" office:value="1.01301047311727" calcext:value-type="percentage">
            <text:p>101.30%</text:p>
          </table:table-cell>
          <table:table-cell table:formula="of:=[.K177]/[.C177]" office:value-type="percentage" office:value="1.01017061037171" calcext:value-type="percentage">
            <text:p>101.02%</text:p>
          </table:table-cell>
          <table:table-cell table:formula="of:=[.L177]/[.D177]" office:value-type="percentage" office:value="1.01464676771306" calcext:value-type="percentage">
            <text:p>101.46%</text:p>
          </table:table-cell>
          <table:table-cell table:formula="of:=[.M177]/[.E177]" office:value-type="percentage" office:value="1.02549097784322" calcext:value-type="percentage">
            <text:p>102.55%</text:p>
          </table:table-cell>
          <table:table-cell table:formula="of:=[.N177]/[.F177]" office:value-type="percentage" office:value="1.00968728920319" calcext:value-type="percentage">
            <text:p>100.97%</text:p>
          </table:table-cell>
          <table:table-cell/>
          <table:table-cell table:formula="of:=AVERAGE([.P177:.U177])" office:value-type="percentage" office:value="1.01390376488901" calcext:value-type="percentage">
            <text:p>101.39%</text:p>
          </table:table-cell>
          <table:table-cell/>
          <table:table-cell office:value-type="percentage" office:value="1.00057724312441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8507992" calcext:value-type="float">
            <text:p>298507992</text:p>
          </table:table-cell>
          <table:table-cell office:value-type="float" office:value="2346969935" calcext:value-type="float">
            <text:p>2346969935</text:p>
          </table:table-cell>
          <table:table-cell office:value-type="float" office:value="755542060" calcext:value-type="float">
            <text:p>755542060</text:p>
          </table:table-cell>
          <table:table-cell office:value-type="float" office:value="2509541639" calcext:value-type="float">
            <text:p>2509541639</text:p>
          </table:table-cell>
          <table:table-cell office:value-type="float" office:value="1560397348" calcext:value-type="float">
            <text:p>1560397348</text:p>
          </table:table-cell>
          <table:table-cell office:value-type="float" office:value="2956913422" calcext:value-type="float">
            <text:p>2956913422</text:p>
          </table:table-cell>
          <table:table-cell table:number-columns-repeated="2"/>
          <table:table-cell office:value-type="float" office:value="301575791" calcext:value-type="float">
            <text:p>301575791</text:p>
          </table:table-cell>
          <table:table-cell office:value-type="float" office:value="2373927448" calcext:value-type="float">
            <text:p>2373927448</text:p>
          </table:table-cell>
          <table:table-cell office:value-type="float" office:value="762452454" calcext:value-type="float">
            <text:p>762452454</text:p>
          </table:table-cell>
          <table:table-cell office:value-type="float" office:value="2543730711" calcext:value-type="float">
            <text:p>2543730711</text:p>
          </table:table-cell>
          <table:table-cell office:value-type="float" office:value="1600215004" calcext:value-type="float">
            <text:p>1600215004</text:p>
          </table:table-cell>
          <table:table-cell office:value-type="float" office:value="2986289085" calcext:value-type="float">
            <text:p>2986289085</text:p>
          </table:table-cell>
          <table:table-cell/>
          <table:table-cell table:formula="of:=[.I178]/[.A178]" office:value-type="percentage" office:value="1.01027710842663" calcext:value-type="percentage">
            <text:p>101.03%</text:p>
          </table:table-cell>
          <table:table-cell table:formula="of:=[.J178]/[.B178]" office:value-type="percentage" office:value="1.01148609217271" calcext:value-type="percentage">
            <text:p>101.15%</text:p>
          </table:table-cell>
          <table:table-cell table:formula="of:=[.K178]/[.C178]" office:value-type="percentage" office:value="1.00914627307446" calcext:value-type="percentage">
            <text:p>100.91%</text:p>
          </table:table-cell>
          <table:table-cell table:formula="of:=[.L178]/[.D178]" office:value-type="percentage" office:value="1.0136236320883" calcext:value-type="percentage">
            <text:p>101.36%</text:p>
          </table:table-cell>
          <table:table-cell table:formula="of:=[.M178]/[.E178]" office:value-type="percentage" office:value="1.0255176388572" calcext:value-type="percentage">
            <text:p>102.55%</text:p>
          </table:table-cell>
          <table:table-cell table:formula="of:=[.N178]/[.F178]" office:value-type="percentage" office:value="1.00993456987325" calcext:value-type="percentage">
            <text:p>100.99%</text:p>
          </table:table-cell>
          <table:table-cell/>
          <table:table-cell table:formula="of:=AVERAGE([.P178:.U178])" office:value-type="percentage" office:value="1.01333088574876" calcext:value-type="percentage">
            <text:p>101.33%</text:p>
          </table:table-cell>
          <table:table-cell/>
          <table:table-cell office:value-type="percentage" office:value="1.0002911486185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89827567" calcext:value-type="float">
            <text:p>289827567</text:p>
          </table:table-cell>
          <table:table-cell office:value-type="float" office:value="2435859595" calcext:value-type="float">
            <text:p>2435859595</text:p>
          </table:table-cell>
          <table:table-cell office:value-type="float" office:value="811284590" calcext:value-type="float">
            <text:p>811284590</text:p>
          </table:table-cell>
          <table:table-cell office:value-type="float" office:value="2691710578" calcext:value-type="float">
            <text:p>2691710578</text:p>
          </table:table-cell>
          <table:table-cell office:value-type="float" office:value="1567219727" calcext:value-type="float">
            <text:p>1567219727</text:p>
          </table:table-cell>
          <table:table-cell office:value-type="float" office:value="3085103939" calcext:value-type="float">
            <text:p>3085103939</text:p>
          </table:table-cell>
          <table:table-cell table:number-columns-repeated="2"/>
          <table:table-cell office:value-type="float" office:value="292964785" calcext:value-type="float">
            <text:p>292964785</text:p>
          </table:table-cell>
          <table:table-cell office:value-type="float" office:value="2467266283" calcext:value-type="float">
            <text:p>2467266283</text:p>
          </table:table-cell>
          <table:table-cell office:value-type="float" office:value="818720186" calcext:value-type="float">
            <text:p>818720186</text:p>
          </table:table-cell>
          <table:table-cell office:value-type="float" office:value="2734432496" calcext:value-type="float">
            <text:p>2734432496</text:p>
          </table:table-cell>
          <table:table-cell office:value-type="float" office:value="1606970633" calcext:value-type="float">
            <text:p>1606970633</text:p>
          </table:table-cell>
          <table:table-cell office:value-type="float" office:value="3118037208" calcext:value-type="float">
            <text:p>3118037208</text:p>
          </table:table-cell>
          <table:table-cell/>
          <table:table-cell table:formula="of:=[.I179]/[.A179]" office:value-type="percentage" office:value="1.01082442927177" calcext:value-type="percentage">
            <text:p>101.08%</text:p>
          </table:table-cell>
          <table:table-cell table:formula="of:=[.J179]/[.B179]" office:value-type="percentage" office:value="1.01289347221181" calcext:value-type="percentage">
            <text:p>101.29%</text:p>
          </table:table-cell>
          <table:table-cell table:formula="of:=[.K179]/[.C179]" office:value-type="percentage" office:value="1.00916521291252" calcext:value-type="percentage">
            <text:p>100.92%</text:p>
          </table:table-cell>
          <table:table-cell table:formula="of:=[.L179]/[.D179]" office:value-type="percentage" office:value="1.01587166107277" calcext:value-type="percentage">
            <text:p>101.59%</text:p>
          </table:table-cell>
          <table:table-cell table:formula="of:=[.M179]/[.E179]" office:value-type="percentage" office:value="1.0253639648067" calcext:value-type="percentage">
            <text:p>102.54%</text:p>
          </table:table-cell>
          <table:table-cell table:formula="of:=[.N179]/[.F179]" office:value-type="percentage" office:value="1.01067493013239" calcext:value-type="percentage">
            <text:p>101.07%</text:p>
          </table:table-cell>
          <table:table-cell/>
          <table:table-cell table:formula="of:=AVERAGE([.P179:.U179])" office:value-type="percentage" office:value="1.01413227840133" calcext:value-type="percentage">
            <text:p>101.41%</text:p>
          </table:table-cell>
          <table:table-cell/>
          <table:table-cell office:value-type="percentage" office:value="1.00050530581498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293403382" calcext:value-type="float">
            <text:p>293403382</text:p>
          </table:table-cell>
          <table:table-cell office:value-type="float" office:value="2491717562" calcext:value-type="float">
            <text:p>2491717562</text:p>
          </table:table-cell>
          <table:table-cell office:value-type="float" office:value="706861019" calcext:value-type="float">
            <text:p>706861019</text:p>
          </table:table-cell>
          <table:table-cell office:value-type="float" office:value="2545697524" calcext:value-type="float">
            <text:p>2545697524</text:p>
          </table:table-cell>
          <table:table-cell office:value-type="float" office:value="1561091297" calcext:value-type="float">
            <text:p>1561091297</text:p>
          </table:table-cell>
          <table:table-cell office:value-type="float" office:value="2923054549" calcext:value-type="float">
            <text:p>2923054549</text:p>
          </table:table-cell>
          <table:table-cell table:number-columns-repeated="2"/>
          <table:table-cell office:value-type="float" office:value="295675196" calcext:value-type="float">
            <text:p>295675196</text:p>
          </table:table-cell>
          <table:table-cell office:value-type="float" office:value="2523823125" calcext:value-type="float">
            <text:p>2523823125</text:p>
          </table:table-cell>
          <table:table-cell office:value-type="float" office:value="715813645" calcext:value-type="float">
            <text:p>715813645</text:p>
          </table:table-cell>
          <table:table-cell office:value-type="float" office:value="2585667098" calcext:value-type="float">
            <text:p>2585667098</text:p>
          </table:table-cell>
          <table:table-cell office:value-type="float" office:value="1600908202" calcext:value-type="float">
            <text:p>1600908202</text:p>
          </table:table-cell>
          <table:table-cell office:value-type="float" office:value="2956080501" calcext:value-type="float">
            <text:p>2956080501</text:p>
          </table:table-cell>
          <table:table-cell/>
          <table:table-cell table:formula="of:=[.I180]/[.A180]" office:value-type="percentage" office:value="1.00774297141537" calcext:value-type="percentage">
            <text:p>100.77%</text:p>
          </table:table-cell>
          <table:table-cell table:formula="of:=[.J180]/[.B180]" office:value-type="percentage" office:value="1.01288491259588" calcext:value-type="percentage">
            <text:p>101.29%</text:p>
          </table:table-cell>
          <table:table-cell table:formula="of:=[.K180]/[.C180]" office:value-type="percentage" office:value="1.01266532707188" calcext:value-type="percentage">
            <text:p>101.27%</text:p>
          </table:table-cell>
          <table:table-cell table:formula="of:=[.L180]/[.D180]" office:value-type="percentage" office:value="1.0157008339063" calcext:value-type="percentage">
            <text:p>101.57%</text:p>
          </table:table-cell>
          <table:table-cell table:formula="of:=[.M180]/[.E180]" office:value-type="percentage" office:value="1.02550581447512" calcext:value-type="percentage">
            <text:p>102.55%</text:p>
          </table:table-cell>
          <table:table-cell table:formula="of:=[.N180]/[.F180]" office:value-type="percentage" office:value="1.01129843848152" calcext:value-type="percentage">
            <text:p>101.13%</text:p>
          </table:table-cell>
          <table:table-cell/>
          <table:table-cell table:formula="of:=AVERAGE([.P180:.U180])" office:value-type="percentage" office:value="1.01429971632435" calcext:value-type="percentage">
            <text:p>101.43%</text:p>
          </table:table-cell>
          <table:table-cell/>
          <table:table-cell office:value-type="percentage" office:value="1.00098438723344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297363453" calcext:value-type="float">
            <text:p>297363453</text:p>
          </table:table-cell>
          <table:table-cell office:value-type="float" office:value="2400682540" calcext:value-type="float">
            <text:p>2400682540</text:p>
          </table:table-cell>
          <table:table-cell office:value-type="float" office:value="652247629" calcext:value-type="float">
            <text:p>652247629</text:p>
          </table:table-cell>
          <table:table-cell office:value-type="float" office:value="3114151891" calcext:value-type="float">
            <text:p>3114151891</text:p>
          </table:table-cell>
          <table:table-cell office:value-type="float" office:value="1558047748" calcext:value-type="float">
            <text:p>1558047748</text:p>
          </table:table-cell>
          <table:table-cell office:value-type="float" office:value="3018589161" calcext:value-type="float">
            <text:p>3018589161</text:p>
          </table:table-cell>
          <table:table-cell table:number-columns-repeated="2"/>
          <table:table-cell office:value-type="float" office:value="300012125" calcext:value-type="float">
            <text:p>300012125</text:p>
          </table:table-cell>
          <table:table-cell office:value-type="float" office:value="2426522114" calcext:value-type="float">
            <text:p>2426522114</text:p>
          </table:table-cell>
          <table:table-cell office:value-type="float" office:value="658323721" calcext:value-type="float">
            <text:p>658323721</text:p>
          </table:table-cell>
          <table:table-cell office:value-type="float" office:value="3162919357" calcext:value-type="float">
            <text:p>3162919357</text:p>
          </table:table-cell>
          <table:table-cell office:value-type="float" office:value="1597982668" calcext:value-type="float">
            <text:p>1597982668</text:p>
          </table:table-cell>
          <table:table-cell office:value-type="float" office:value="3053252818" calcext:value-type="float">
            <text:p>3053252818</text:p>
          </table:table-cell>
          <table:table-cell/>
          <table:table-cell table:formula="of:=[.I181]/[.A181]" office:value-type="percentage" office:value="1.00890718739401" calcext:value-type="percentage">
            <text:p>100.89%</text:p>
          </table:table-cell>
          <table:table-cell table:formula="of:=[.J181]/[.B181]" office:value-type="percentage" office:value="1.0107634281374" calcext:value-type="percentage">
            <text:p>101.08%</text:p>
          </table:table-cell>
          <table:table-cell table:formula="of:=[.K181]/[.C181]" office:value-type="percentage" office:value="1.00931562144475" calcext:value-type="percentage">
            <text:p>100.93%</text:p>
          </table:table-cell>
          <table:table-cell table:formula="of:=[.L181]/[.D181]" office:value-type="percentage" office:value="1.0156599509937" calcext:value-type="percentage">
            <text:p>101.57%</text:p>
          </table:table-cell>
          <table:table-cell table:formula="of:=[.M181]/[.E181]" office:value-type="percentage" office:value="1.02563138392341" calcext:value-type="percentage">
            <text:p>102.56%</text:p>
          </table:table-cell>
          <table:table-cell table:formula="of:=[.N181]/[.F181]" office:value-type="percentage" office:value="1.01148339676292" calcext:value-type="percentage">
            <text:p>101.15%</text:p>
          </table:table-cell>
          <table:table-cell/>
          <table:table-cell table:formula="of:=AVERAGE([.P181:.U181])" office:value-type="percentage" office:value="1.01362682810937" calcext:value-type="percentage">
            <text:p>101.36%</text:p>
          </table:table-cell>
          <table:table-cell/>
          <table:table-cell office:value-type="percentage" office:value="1.00141740709396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299555799" calcext:value-type="float">
            <text:p>299555799</text:p>
          </table:table-cell>
          <table:table-cell office:value-type="float" office:value="2406925618" calcext:value-type="float">
            <text:p>2406925618</text:p>
          </table:table-cell>
          <table:table-cell office:value-type="float" office:value="660229462" calcext:value-type="float">
            <text:p>660229462</text:p>
          </table:table-cell>
          <table:table-cell office:value-type="float" office:value="2607585728" calcext:value-type="float">
            <text:p>2607585728</text:p>
          </table:table-cell>
          <table:table-cell office:value-type="float" office:value="1574209131" calcext:value-type="float">
            <text:p>1574209131</text:p>
          </table:table-cell>
          <table:table-cell office:value-type="float" office:value="3125900381" calcext:value-type="float">
            <text:p>3125900381</text:p>
          </table:table-cell>
          <table:table-cell table:number-columns-repeated="2"/>
          <table:table-cell office:value-type="float" office:value="301366633" calcext:value-type="float">
            <text:p>301366633</text:p>
          </table:table-cell>
          <table:table-cell office:value-type="float" office:value="2432215105" calcext:value-type="float">
            <text:p>2432215105</text:p>
          </table:table-cell>
          <table:table-cell office:value-type="float" office:value="667385070" calcext:value-type="float">
            <text:p>667385070</text:p>
          </table:table-cell>
          <table:table-cell office:value-type="float" office:value="2647770429" calcext:value-type="float">
            <text:p>2647770429</text:p>
          </table:table-cell>
          <table:table-cell office:value-type="float" office:value="1613893819" calcext:value-type="float">
            <text:p>1613893819</text:p>
          </table:table-cell>
          <table:table-cell office:value-type="float" office:value="3165488715" calcext:value-type="float">
            <text:p>3165488715</text:p>
          </table:table-cell>
          <table:table-cell/>
          <table:table-cell table:formula="of:=[.I182]/[.A182]" office:value-type="percentage" office:value="1.00604506407836" calcext:value-type="percentage">
            <text:p>100.60%</text:p>
          </table:table-cell>
          <table:table-cell table:formula="of:=[.J182]/[.B182]" office:value-type="percentage" office:value="1.010506966568" calcext:value-type="percentage">
            <text:p>101.05%</text:p>
          </table:table-cell>
          <table:table-cell table:formula="of:=[.K182]/[.C182]" office:value-type="percentage" office:value="1.01083806223722" calcext:value-type="percentage">
            <text:p>101.08%</text:p>
          </table:table-cell>
          <table:table-cell table:formula="of:=[.L182]/[.D182]" office:value-type="percentage" office:value="1.01541069218492" calcext:value-type="percentage">
            <text:p>101.54%</text:p>
          </table:table-cell>
          <table:table-cell table:formula="of:=[.M182]/[.E182]" office:value-type="percentage" office:value="1.02520928586838" calcext:value-type="percentage">
            <text:p>102.52%</text:p>
          </table:table-cell>
          <table:table-cell table:formula="of:=[.N182]/[.F182]" office:value-type="percentage" office:value="1.01266461792597" calcext:value-type="percentage">
            <text:p>101.27%</text:p>
          </table:table-cell>
          <table:table-cell/>
          <table:table-cell table:formula="of:=AVERAGE([.P182:.U182])" office:value-type="percentage" office:value="1.01344578147714" calcext:value-type="percentage">
            <text:p>101.34%</text:p>
          </table:table-cell>
          <table:table-cell/>
          <table:table-cell office:value-type="percentage" office:value="1.00188935908434" calcext:value-type="percentage">
            <text:p>100.19%</text:p>
          </table:table-cell>
          <table:table-cell table:number-columns-repeated="3"/>
        </table:table-row>
        <table:table-row table:style-name="ro1">
          <table:table-cell office:value-type="float" office:value="296148660" calcext:value-type="float">
            <text:p>296148660</text:p>
          </table:table-cell>
          <table:table-cell office:value-type="float" office:value="2375038395" calcext:value-type="float">
            <text:p>2375038395</text:p>
          </table:table-cell>
          <table:table-cell office:value-type="float" office:value="627129099" calcext:value-type="float">
            <text:p>627129099</text:p>
          </table:table-cell>
          <table:table-cell office:value-type="float" office:value="3540070585" calcext:value-type="float">
            <text:p>3540070585</text:p>
          </table:table-cell>
          <table:table-cell office:value-type="float" office:value="1569706317" calcext:value-type="float">
            <text:p>1569706317</text:p>
          </table:table-cell>
          <table:table-cell office:value-type="float" office:value="2897760798" calcext:value-type="float">
            <text:p>2897760798</text:p>
          </table:table-cell>
          <table:table-cell table:number-columns-repeated="2"/>
          <table:table-cell office:value-type="float" office:value="298567362" calcext:value-type="float">
            <text:p>298567362</text:p>
          </table:table-cell>
          <table:table-cell office:value-type="float" office:value="2399390174" calcext:value-type="float">
            <text:p>2399390174</text:p>
          </table:table-cell>
          <table:table-cell office:value-type="float" office:value="634200461" calcext:value-type="float">
            <text:p>634200461</text:p>
          </table:table-cell>
          <table:table-cell office:value-type="float" office:value="3585335869" calcext:value-type="float">
            <text:p>3585335869</text:p>
          </table:table-cell>
          <table:table-cell office:value-type="float" office:value="1608442675" calcext:value-type="float">
            <text:p>1608442675</text:p>
          </table:table-cell>
          <table:table-cell office:value-type="float" office:value="2939912316" calcext:value-type="float">
            <text:p>2939912316</text:p>
          </table:table-cell>
          <table:table-cell/>
          <table:table-cell table:formula="of:=[.I183]/[.A183]" office:value-type="percentage" office:value="1.00816718873555" calcext:value-type="percentage">
            <text:p>100.82%</text:p>
          </table:table-cell>
          <table:table-cell table:formula="of:=[.J183]/[.B183]" office:value-type="percentage" office:value="1.01025321487487" calcext:value-type="percentage">
            <text:p>101.03%</text:p>
          </table:table-cell>
          <table:table-cell table:formula="of:=[.K183]/[.C183]" office:value-type="percentage" office:value="1.01127576763903" calcext:value-type="percentage">
            <text:p>101.13%</text:p>
          </table:table-cell>
          <table:table-cell table:formula="of:=[.L183]/[.D183]" office:value-type="percentage" office:value="1.01278654843545" calcext:value-type="percentage">
            <text:p>101.28%</text:p>
          </table:table-cell>
          <table:table-cell table:formula="of:=[.M183]/[.E183]" office:value-type="percentage" office:value="1.02467745563644" calcext:value-type="percentage">
            <text:p>102.47%</text:p>
          </table:table-cell>
          <table:table-cell table:formula="of:=[.N183]/[.F183]" office:value-type="percentage" office:value="1.01454623791898" calcext:value-type="percentage">
            <text:p>101.45%</text:p>
          </table:table-cell>
          <table:table-cell/>
          <table:table-cell table:formula="of:=AVERAGE([.P183:.U183])" office:value-type="percentage" office:value="1.01361773554005" calcext:value-type="percentage">
            <text:p>101.36%</text:p>
          </table:table-cell>
          <table:table-cell/>
          <table:table-cell office:value-type="percentage" office:value="1.00115241517781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92269066" calcext:value-type="float">
            <text:p>292269066</text:p>
          </table:table-cell>
          <table:table-cell office:value-type="float" office:value="2441056192" calcext:value-type="float">
            <text:p>2441056192</text:p>
          </table:table-cell>
          <table:table-cell office:value-type="float" office:value="647605598" calcext:value-type="float">
            <text:p>647605598</text:p>
          </table:table-cell>
          <table:table-cell office:value-type="float" office:value="2541713883" calcext:value-type="float">
            <text:p>2541713883</text:p>
          </table:table-cell>
          <table:table-cell office:value-type="float" office:value="1569447318" calcext:value-type="float">
            <text:p>1569447318</text:p>
          </table:table-cell>
          <table:table-cell office:value-type="float" office:value="2883123114" calcext:value-type="float">
            <text:p>2883123114</text:p>
          </table:table-cell>
          <table:table-cell table:number-columns-repeated="2"/>
          <table:table-cell office:value-type="float" office:value="294772761" calcext:value-type="float">
            <text:p>294772761</text:p>
          </table:table-cell>
          <table:table-cell office:value-type="float" office:value="2469330048" calcext:value-type="float">
            <text:p>2469330048</text:p>
          </table:table-cell>
          <table:table-cell office:value-type="float" office:value="655651277" calcext:value-type="float">
            <text:p>655651277</text:p>
          </table:table-cell>
          <table:table-cell office:value-type="float" office:value="2575888566" calcext:value-type="float">
            <text:p>2575888566</text:p>
          </table:table-cell>
          <table:table-cell office:value-type="float" office:value="1609562822" calcext:value-type="float">
            <text:p>1609562822</text:p>
          </table:table-cell>
          <table:table-cell office:value-type="float" office:value="2922508976" calcext:value-type="float">
            <text:p>2922508976</text:p>
          </table:table-cell>
          <table:table-cell/>
          <table:table-cell table:formula="of:=[.I184]/[.A184]" office:value-type="percentage" office:value="1.00856640435564" calcext:value-type="percentage">
            <text:p>100.86%</text:p>
          </table:table-cell>
          <table:table-cell table:formula="of:=[.J184]/[.B184]" office:value-type="percentage" office:value="1.01158263217892" calcext:value-type="percentage">
            <text:p>101.16%</text:p>
          </table:table-cell>
          <table:table-cell table:formula="of:=[.K184]/[.C184]" office:value-type="percentage" office:value="1.01242373294" calcext:value-type="percentage">
            <text:p>101.24%</text:p>
          </table:table-cell>
          <table:table-cell table:formula="of:=[.L184]/[.D184]" office:value-type="percentage" office:value="1.01344552714158" calcext:value-type="percentage">
            <text:p>101.34%</text:p>
          </table:table-cell>
          <table:table-cell table:formula="of:=[.M184]/[.E184]" office:value-type="percentage" office:value="1.02556027433346" calcext:value-type="percentage">
            <text:p>102.56%</text:p>
          </table:table-cell>
          <table:table-cell table:formula="of:=[.N184]/[.F184]" office:value-type="percentage" office:value="1.01366083252177" calcext:value-type="percentage">
            <text:p>101.37%</text:p>
          </table:table-cell>
          <table:table-cell/>
          <table:table-cell table:formula="of:=AVERAGE([.P184:.U184])" office:value-type="percentage" office:value="1.01420656724523" calcext:value-type="percentage">
            <text:p>101.42%</text:p>
          </table:table-cell>
          <table:table-cell/>
          <table:table-cell office:value-type="percentage" office:value="1.00062869078492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4484987" calcext:value-type="float">
            <text:p>294484987</text:p>
          </table:table-cell>
          <table:table-cell office:value-type="float" office:value="2477705704" calcext:value-type="float">
            <text:p>2477705704</text:p>
          </table:table-cell>
          <table:table-cell office:value-type="float" office:value="648071262" calcext:value-type="float">
            <text:p>648071262</text:p>
          </table:table-cell>
          <table:table-cell office:value-type="float" office:value="2943688333" calcext:value-type="float">
            <text:p>2943688333</text:p>
          </table:table-cell>
          <table:table-cell office:value-type="float" office:value="1567389156" calcext:value-type="float">
            <text:p>1567389156</text:p>
          </table:table-cell>
          <table:table-cell office:value-type="float" office:value="2998837325" calcext:value-type="float">
            <text:p>2998837325</text:p>
          </table:table-cell>
          <table:table-cell table:number-columns-repeated="2"/>
          <table:table-cell office:value-type="float" office:value="297252772" calcext:value-type="float">
            <text:p>297252772</text:p>
          </table:table-cell>
          <table:table-cell office:value-type="float" office:value="2509303203" calcext:value-type="float">
            <text:p>2509303203</text:p>
          </table:table-cell>
          <table:table-cell office:value-type="float" office:value="654054015" calcext:value-type="float">
            <text:p>654054015</text:p>
          </table:table-cell>
          <table:table-cell office:value-type="float" office:value="2989282364" calcext:value-type="float">
            <text:p>2989282364</text:p>
          </table:table-cell>
          <table:table-cell office:value-type="float" office:value="1605566876" calcext:value-type="float">
            <text:p>1605566876</text:p>
          </table:table-cell>
          <table:table-cell office:value-type="float" office:value="3047317122" calcext:value-type="float">
            <text:p>3047317122</text:p>
          </table:table-cell>
          <table:table-cell/>
          <table:table-cell table:formula="of:=[.I185]/[.A185]" office:value-type="percentage" office:value="1.00939873040115" calcext:value-type="percentage">
            <text:p>100.94%</text:p>
          </table:table-cell>
          <table:table-cell table:formula="of:=[.J185]/[.B185]" office:value-type="percentage" office:value="1.01275272480868" calcext:value-type="percentage">
            <text:p>101.28%</text:p>
          </table:table-cell>
          <table:table-cell table:formula="of:=[.K185]/[.C185]" office:value-type="percentage" office:value="1.00923162829584" calcext:value-type="percentage">
            <text:p>100.92%</text:p>
          </table:table-cell>
          <table:table-cell table:formula="of:=[.L185]/[.D185]" office:value-type="percentage" office:value="1.01548874263925" calcext:value-type="percentage">
            <text:p>101.55%</text:p>
          </table:table-cell>
          <table:table-cell table:formula="of:=[.M185]/[.E185]" office:value-type="percentage" office:value="1.02435752464782" calcext:value-type="percentage">
            <text:p>102.44%</text:p>
          </table:table-cell>
          <table:table-cell table:formula="of:=[.N185]/[.F185]" office:value-type="percentage" office:value="1.01616619767796" calcext:value-type="percentage">
            <text:p>101.62%</text:p>
          </table:table-cell>
          <table:table-cell/>
          <table:table-cell table:formula="of:=AVERAGE([.P185:.U185])" office:value-type="percentage" office:value="1.01456592474512" calcext:value-type="percentage">
            <text:p>101.46%</text:p>
          </table:table-cell>
          <table:table-cell/>
          <table:table-cell office:value-type="percentage" office:value="1.00026696086686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88526351" calcext:value-type="float">
            <text:p>288526351</text:p>
          </table:table-cell>
          <table:table-cell office:value-type="float" office:value="2400046396" calcext:value-type="float">
            <text:p>2400046396</text:p>
          </table:table-cell>
          <table:table-cell office:value-type="float" office:value="633054468" calcext:value-type="float">
            <text:p>633054468</text:p>
          </table:table-cell>
          <table:table-cell office:value-type="float" office:value="2534269020" calcext:value-type="float">
            <text:p>2534269020</text:p>
          </table:table-cell>
          <table:table-cell office:value-type="float" office:value="1564186599" calcext:value-type="float">
            <text:p>1564186599</text:p>
          </table:table-cell>
          <table:table-cell office:value-type="float" office:value="2899856058" calcext:value-type="float">
            <text:p>2899856058</text:p>
          </table:table-cell>
          <table:table-cell table:number-columns-repeated="2"/>
          <table:table-cell office:value-type="float" office:value="291405725" calcext:value-type="float">
            <text:p>291405725</text:p>
          </table:table-cell>
          <table:table-cell office:value-type="float" office:value="2429512854" calcext:value-type="float">
            <text:p>2429512854</text:p>
          </table:table-cell>
          <table:table-cell office:value-type="float" office:value="638213306" calcext:value-type="float">
            <text:p>638213306</text:p>
          </table:table-cell>
          <table:table-cell office:value-type="float" office:value="2573497162" calcext:value-type="float">
            <text:p>2573497162</text:p>
          </table:table-cell>
          <table:table-cell office:value-type="float" office:value="1602730319" calcext:value-type="float">
            <text:p>1602730319</text:p>
          </table:table-cell>
          <table:table-cell office:value-type="float" office:value="2940332619" calcext:value-type="float">
            <text:p>2940332619</text:p>
          </table:table-cell>
          <table:table-cell/>
          <table:table-cell table:formula="of:=[.I186]/[.A186]" office:value-type="percentage" office:value="1.00997958761832" calcext:value-type="percentage">
            <text:p>101.00%</text:p>
          </table:table-cell>
          <table:table-cell table:formula="of:=[.J186]/[.B186]" office:value-type="percentage" office:value="1.0122774534897" calcext:value-type="percentage">
            <text:p>101.23%</text:p>
          </table:table-cell>
          <table:table-cell table:formula="of:=[.K186]/[.C186]" office:value-type="percentage" office:value="1.00814912185408" calcext:value-type="percentage">
            <text:p>100.81%</text:p>
          </table:table-cell>
          <table:table-cell table:formula="of:=[.L186]/[.D186]" office:value-type="percentage" office:value="1.01547907569813" calcext:value-type="percentage">
            <text:p>101.55%</text:p>
          </table:table-cell>
          <table:table-cell table:formula="of:=[.M186]/[.E186]" office:value-type="percentage" office:value="1.02464138231631" calcext:value-type="percentage">
            <text:p>102.46%</text:p>
          </table:table-cell>
          <table:table-cell table:formula="of:=[.N186]/[.F186]" office:value-type="percentage" office:value="1.01395812764166" calcext:value-type="percentage">
            <text:p>101.40%</text:p>
          </table:table-cell>
          <table:table-cell/>
          <table:table-cell table:formula="of:=AVERAGE([.P186:.U186])" office:value-type="percentage" office:value="1.01408079143637" calcext:value-type="percentage">
            <text:p>101.41%</text:p>
          </table:table-cell>
          <table:table-cell/>
          <table:table-cell office:value-type="percentage" office:value="1.00141959417862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295916781" calcext:value-type="float">
            <text:p>295916781</text:p>
          </table:table-cell>
          <table:table-cell office:value-type="float" office:value="2355282675" calcext:value-type="float">
            <text:p>2355282675</text:p>
          </table:table-cell>
          <table:table-cell office:value-type="float" office:value="615598821" calcext:value-type="float">
            <text:p>615598821</text:p>
          </table:table-cell>
          <table:table-cell office:value-type="float" office:value="2563370438" calcext:value-type="float">
            <text:p>2563370438</text:p>
          </table:table-cell>
          <table:table-cell office:value-type="float" office:value="1553972665" calcext:value-type="float">
            <text:p>1553972665</text:p>
          </table:table-cell>
          <table:table-cell office:value-type="float" office:value="2907160991" calcext:value-type="float">
            <text:p>2907160991</text:p>
          </table:table-cell>
          <table:table-cell table:number-columns-repeated="2"/>
          <table:table-cell office:value-type="float" office:value="299261451" calcext:value-type="float">
            <text:p>299261451</text:p>
          </table:table-cell>
          <table:table-cell office:value-type="float" office:value="2385656880" calcext:value-type="float">
            <text:p>2385656880</text:p>
          </table:table-cell>
          <table:table-cell office:value-type="float" office:value="621528168" calcext:value-type="float">
            <text:p>621528168</text:p>
          </table:table-cell>
          <table:table-cell office:value-type="float" office:value="2602941288" calcext:value-type="float">
            <text:p>2602941288</text:p>
          </table:table-cell>
          <table:table-cell office:value-type="float" office:value="1590368586" calcext:value-type="float">
            <text:p>1590368586</text:p>
          </table:table-cell>
          <table:table-cell office:value-type="float" office:value="2953923509" calcext:value-type="float">
            <text:p>2953923509</text:p>
          </table:table-cell>
          <table:table-cell/>
          <table:table-cell table:formula="of:=[.I187]/[.A187]" office:value-type="percentage" office:value="1.01130273852229" calcext:value-type="percentage">
            <text:p>101.13%</text:p>
          </table:table-cell>
          <table:table-cell table:formula="of:=[.J187]/[.B187]" office:value-type="percentage" office:value="1.01289620363721" calcext:value-type="percentage">
            <text:p>101.29%</text:p>
          </table:table-cell>
          <table:table-cell table:formula="of:=[.K187]/[.C187]" office:value-type="percentage" office:value="1.00963183618573" calcext:value-type="percentage">
            <text:p>100.96%</text:p>
          </table:table-cell>
          <table:table-cell table:formula="of:=[.L187]/[.D187]" office:value-type="percentage" office:value="1.01543703922515" calcext:value-type="percentage">
            <text:p>101.54%</text:p>
          </table:table-cell>
          <table:table-cell table:formula="of:=[.M187]/[.E187]" office:value-type="percentage" office:value="1.0234212105655" calcext:value-type="percentage">
            <text:p>102.34%</text:p>
          </table:table-cell>
          <table:table-cell table:formula="of:=[.N187]/[.F187]" office:value-type="percentage" office:value="1.01608528669199" calcext:value-type="percentage">
            <text:p>101.61%</text:p>
          </table:table-cell>
          <table:table-cell/>
          <table:table-cell table:formula="of:=AVERAGE([.P187:.U187])" office:value-type="percentage" office:value="1.01479571913798" calcext:value-type="percentage">
            <text:p>101.48%</text:p>
          </table:table-cell>
          <table:table-cell/>
          <table:table-cell office:value-type="percentage" office:value="1.00112353321847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289902303" calcext:value-type="float">
            <text:p>289902303</text:p>
          </table:table-cell>
          <table:table-cell office:value-type="float" office:value="2376243558" calcext:value-type="float">
            <text:p>2376243558</text:p>
          </table:table-cell>
          <table:table-cell office:value-type="float" office:value="632136533" calcext:value-type="float">
            <text:p>632136533</text:p>
          </table:table-cell>
          <table:table-cell office:value-type="float" office:value="2689025056" calcext:value-type="float">
            <text:p>2689025056</text:p>
          </table:table-cell>
          <table:table-cell office:value-type="float" office:value="1574856957" calcext:value-type="float">
            <text:p>1574856957</text:p>
          </table:table-cell>
          <table:table-cell office:value-type="float" office:value="3088609689" calcext:value-type="float">
            <text:p>3088609689</text:p>
          </table:table-cell>
          <table:table-cell table:number-columns-repeated="2"/>
          <table:table-cell office:value-type="float" office:value="293893471" calcext:value-type="float">
            <text:p>293893471</text:p>
          </table:table-cell>
          <table:table-cell office:value-type="float" office:value="2399445224" calcext:value-type="float">
            <text:p>2399445224</text:p>
          </table:table-cell>
          <table:table-cell office:value-type="float" office:value="639985615" calcext:value-type="float">
            <text:p>639985615</text:p>
          </table:table-cell>
          <table:table-cell office:value-type="float" office:value="2733596550" calcext:value-type="float">
            <text:p>2733596550</text:p>
          </table:table-cell>
          <table:table-cell office:value-type="float" office:value="1610087058" calcext:value-type="float">
            <text:p>1610087058</text:p>
          </table:table-cell>
          <table:table-cell office:value-type="float" office:value="3133525414" calcext:value-type="float">
            <text:p>3133525414</text:p>
          </table:table-cell>
          <table:table-cell/>
          <table:table-cell table:formula="of:=[.I188]/[.A188]" office:value-type="percentage" office:value="1.01376728628472" calcext:value-type="percentage">
            <text:p>101.38%</text:p>
          </table:table-cell>
          <table:table-cell table:formula="of:=[.J188]/[.B188]" office:value-type="percentage" office:value="1.00976401005776" calcext:value-type="percentage">
            <text:p>100.98%</text:p>
          </table:table-cell>
          <table:table-cell table:formula="of:=[.K188]/[.C188]" office:value-type="percentage" office:value="1.01241675111348" calcext:value-type="percentage">
            <text:p>101.24%</text:p>
          </table:table-cell>
          <table:table-cell table:formula="of:=[.L188]/[.D188]" office:value-type="percentage" office:value="1.01657533606857" calcext:value-type="percentage">
            <text:p>101.66%</text:p>
          </table:table-cell>
          <table:table-cell table:formula="of:=[.M188]/[.E188]" office:value-type="percentage" office:value="1.02237034979171" calcext:value-type="percentage">
            <text:p>102.24%</text:p>
          </table:table-cell>
          <table:table-cell table:formula="of:=[.N188]/[.F188]" office:value-type="percentage" office:value="1.01454237651328" calcext:value-type="percentage">
            <text:p>101.45%</text:p>
          </table:table-cell>
          <table:table-cell/>
          <table:table-cell table:formula="of:=AVERAGE([.P188:.U188])" office:value-type="percentage" office:value="1.01490601830492" calcext:value-type="percentage">
            <text:p>101.49%</text:p>
          </table:table-cell>
          <table:table-cell/>
          <table:table-cell office:value-type="percentage" office:value="1.00119946198869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88011626" calcext:value-type="float">
            <text:p>288011626</text:p>
          </table:table-cell>
          <table:table-cell office:value-type="float" office:value="2401670785" calcext:value-type="float">
            <text:p>2401670785</text:p>
          </table:table-cell>
          <table:table-cell office:value-type="float" office:value="676664470" calcext:value-type="float">
            <text:p>676664470</text:p>
          </table:table-cell>
          <table:table-cell office:value-type="float" office:value="2536805885" calcext:value-type="float">
            <text:p>2536805885</text:p>
          </table:table-cell>
          <table:table-cell office:value-type="float" office:value="1555105432" calcext:value-type="float">
            <text:p>1555105432</text:p>
          </table:table-cell>
          <table:table-cell office:value-type="float" office:value="2910807383" calcext:value-type="float">
            <text:p>2910807383</text:p>
          </table:table-cell>
          <table:table-cell table:number-columns-repeated="2"/>
          <table:table-cell office:value-type="float" office:value="291173074" calcext:value-type="float">
            <text:p>291173074</text:p>
          </table:table-cell>
          <table:table-cell office:value-type="float" office:value="2427394500" calcext:value-type="float">
            <text:p>2427394500</text:p>
          </table:table-cell>
          <table:table-cell office:value-type="float" office:value="685353374" calcext:value-type="float">
            <text:p>685353374</text:p>
          </table:table-cell>
          <table:table-cell office:value-type="float" office:value="2574240332" calcext:value-type="float">
            <text:p>2574240332</text:p>
          </table:table-cell>
          <table:table-cell office:value-type="float" office:value="1591771664" calcext:value-type="float">
            <text:p>1591771664</text:p>
          </table:table-cell>
          <table:table-cell office:value-type="float" office:value="2960228455" calcext:value-type="float">
            <text:p>2960228455</text:p>
          </table:table-cell>
          <table:table-cell/>
          <table:table-cell table:formula="of:=[.I189]/[.A189]" office:value-type="percentage" office:value="1.01097680688765" calcext:value-type="percentage">
            <text:p>101.10%</text:p>
          </table:table-cell>
          <table:table-cell table:formula="of:=[.J189]/[.B189]" office:value-type="percentage" office:value="1.01071075817746" calcext:value-type="percentage">
            <text:p>101.07%</text:p>
          </table:table-cell>
          <table:table-cell table:formula="of:=[.K189]/[.C189]" office:value-type="percentage" office:value="1.0128407865127" calcext:value-type="percentage">
            <text:p>101.28%</text:p>
          </table:table-cell>
          <table:table-cell table:formula="of:=[.L189]/[.D189]" office:value-type="percentage" office:value="1.01475652797139" calcext:value-type="percentage">
            <text:p>101.48%</text:p>
          </table:table-cell>
          <table:table-cell table:formula="of:=[.M189]/[.E189]" office:value-type="percentage" office:value="1.02357797178603" calcext:value-type="percentage">
            <text:p>102.36%</text:p>
          </table:table-cell>
          <table:table-cell table:formula="of:=[.N189]/[.F189]" office:value-type="percentage" office:value="1.01697847555583" calcext:value-type="percentage">
            <text:p>101.70%</text:p>
          </table:table-cell>
          <table:table-cell/>
          <table:table-cell table:formula="of:=AVERAGE([.P189:.U189])" office:value-type="percentage" office:value="1.01497355448184" calcext:value-type="percentage">
            <text:p>101.50%</text:p>
          </table:table-cell>
          <table:table-cell/>
          <table:table-cell office:value-type="percentage" office:value="1.00137620071774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294636397" calcext:value-type="float">
            <text:p>294636397</text:p>
          </table:table-cell>
          <table:table-cell office:value-type="float" office:value="2421986760" calcext:value-type="float">
            <text:p>2421986760</text:p>
          </table:table-cell>
          <table:table-cell office:value-type="float" office:value="692588138" calcext:value-type="float">
            <text:p>692588138</text:p>
          </table:table-cell>
          <table:table-cell office:value-type="float" office:value="2845664768" calcext:value-type="float">
            <text:p>2845664768</text:p>
          </table:table-cell>
          <table:table-cell office:value-type="float" office:value="1562078023" calcext:value-type="float">
            <text:p>1562078023</text:p>
          </table:table-cell>
          <table:table-cell office:value-type="float" office:value="2884238201" calcext:value-type="float">
            <text:p>2884238201</text:p>
          </table:table-cell>
          <table:table-cell table:number-columns-repeated="2"/>
          <table:table-cell office:value-type="float" office:value="297482594" calcext:value-type="float">
            <text:p>297482594</text:p>
          </table:table-cell>
          <table:table-cell office:value-type="float" office:value="2451159295" calcext:value-type="float">
            <text:p>2451159295</text:p>
          </table:table-cell>
          <table:table-cell office:value-type="float" office:value="699745890" calcext:value-type="float">
            <text:p>699745890</text:p>
          </table:table-cell>
          <table:table-cell office:value-type="float" office:value="2888766386" calcext:value-type="float">
            <text:p>2888766386</text:p>
          </table:table-cell>
          <table:table-cell office:value-type="float" office:value="1597843680" calcext:value-type="float">
            <text:p>1597843680</text:p>
          </table:table-cell>
          <table:table-cell office:value-type="float" office:value="2933782207" calcext:value-type="float">
            <text:p>2933782207</text:p>
          </table:table-cell>
          <table:table-cell/>
          <table:table-cell table:formula="of:=[.I190]/[.A190]" office:value-type="percentage" office:value="1.00966003192063" calcext:value-type="percentage">
            <text:p>100.97%</text:p>
          </table:table-cell>
          <table:table-cell table:formula="of:=[.J190]/[.B190]" office:value-type="percentage" office:value="1.01204487798274" calcext:value-type="percentage">
            <text:p>101.20%</text:p>
          </table:table-cell>
          <table:table-cell table:formula="of:=[.K190]/[.C190]" office:value-type="percentage" office:value="1.01033478860997" calcext:value-type="percentage">
            <text:p>101.03%</text:p>
          </table:table-cell>
          <table:table-cell table:formula="of:=[.L190]/[.D190]" office:value-type="percentage" office:value="1.01514641446339" calcext:value-type="percentage">
            <text:p>101.51%</text:p>
          </table:table-cell>
          <table:table-cell table:formula="of:=[.M190]/[.E190]" office:value-type="percentage" office:value="1.02289620394973" calcext:value-type="percentage">
            <text:p>102.29%</text:p>
          </table:table-cell>
          <table:table-cell table:formula="of:=[.N190]/[.F190]" office:value-type="percentage" office:value="1.01717750149167" calcext:value-type="percentage">
            <text:p>101.72%</text:p>
          </table:table-cell>
          <table:table-cell/>
          <table:table-cell table:formula="of:=AVERAGE([.P190:.U190])" office:value-type="percentage" office:value="1.01454330306969" calcext:value-type="percentage">
            <text:p>101.45%</text:p>
          </table:table-cell>
          <table:table-cell/>
          <table:table-cell office:value-type="percentage" office:value="1.00032824504213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339765220" calcext:value-type="float">
            <text:p>339765220</text:p>
          </table:table-cell>
          <table:table-cell office:value-type="float" office:value="2457603442" calcext:value-type="float">
            <text:p>2457603442</text:p>
          </table:table-cell>
          <table:table-cell office:value-type="float" office:value="719040640" calcext:value-type="float">
            <text:p>719040640</text:p>
          </table:table-cell>
          <table:table-cell office:value-type="float" office:value="2617199868" calcext:value-type="float">
            <text:p>2617199868</text:p>
          </table:table-cell>
          <table:table-cell office:value-type="float" office:value="1578660176" calcext:value-type="float">
            <text:p>1578660176</text:p>
          </table:table-cell>
          <table:table-cell office:value-type="float" office:value="3073305468" calcext:value-type="float">
            <text:p>3073305468</text:p>
          </table:table-cell>
          <table:table-cell table:number-columns-repeated="2"/>
          <table:table-cell office:value-type="float" office:value="343417856" calcext:value-type="float">
            <text:p>343417856</text:p>
          </table:table-cell>
          <table:table-cell office:value-type="float" office:value="2487595310" calcext:value-type="float">
            <text:p>2487595310</text:p>
          </table:table-cell>
          <table:table-cell office:value-type="float" office:value="726817540" calcext:value-type="float">
            <text:p>726817540</text:p>
          </table:table-cell>
          <table:table-cell office:value-type="float" office:value="2658812786" calcext:value-type="float">
            <text:p>2658812786</text:p>
          </table:table-cell>
          <table:table-cell office:value-type="float" office:value="1615756424" calcext:value-type="float">
            <text:p>1615756424</text:p>
          </table:table-cell>
          <table:table-cell office:value-type="float" office:value="3128566747" calcext:value-type="float">
            <text:p>3128566747</text:p>
          </table:table-cell>
          <table:table-cell/>
          <table:table-cell table:formula="of:=[.I191]/[.A191]" office:value-type="percentage" office:value="1.01075047057495" calcext:value-type="percentage">
            <text:p>101.08%</text:p>
          </table:table-cell>
          <table:table-cell table:formula="of:=[.J191]/[.B191]" office:value-type="percentage" office:value="1.01220370523879" calcext:value-type="percentage">
            <text:p>101.22%</text:p>
          </table:table-cell>
          <table:table-cell table:formula="of:=[.K191]/[.C191]" office:value-type="percentage" office:value="1.01081566126777" calcext:value-type="percentage">
            <text:p>101.08%</text:p>
          </table:table-cell>
          <table:table-cell table:formula="of:=[.L191]/[.D191]" office:value-type="percentage" office:value="1.01589978606861" calcext:value-type="percentage">
            <text:p>101.59%</text:p>
          </table:table-cell>
          <table:table-cell table:formula="of:=[.M191]/[.E191]" office:value-type="percentage" office:value="1.02349856451944" calcext:value-type="percentage">
            <text:p>102.35%</text:p>
          </table:table-cell>
          <table:table-cell table:formula="of:=[.N191]/[.F191]" office:value-type="percentage" office:value="1.01798105641479" calcext:value-type="percentage">
            <text:p>101.80%</text:p>
          </table:table-cell>
          <table:table-cell/>
          <table:table-cell table:formula="of:=AVERAGE([.P191:.U191])" office:value-type="percentage" office:value="1.01519154068073" calcext:value-type="percentage">
            <text:p>101.52%</text:p>
          </table:table-cell>
          <table:table-cell/>
          <table:table-cell office:value-type="percentage" office:value="1.00095069187833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336190251" calcext:value-type="float">
            <text:p>336190251</text:p>
          </table:table-cell>
          <table:table-cell office:value-type="float" office:value="2367349828" calcext:value-type="float">
            <text:p>2367349828</text:p>
          </table:table-cell>
          <table:table-cell office:value-type="float" office:value="672142445" calcext:value-type="float">
            <text:p>672142445</text:p>
          </table:table-cell>
          <table:table-cell office:value-type="float" office:value="2538036999" calcext:value-type="float">
            <text:p>2538036999</text:p>
          </table:table-cell>
          <table:table-cell office:value-type="float" office:value="1556006813" calcext:value-type="float">
            <text:p>1556006813</text:p>
          </table:table-cell>
          <table:table-cell office:value-type="float" office:value="2904000230" calcext:value-type="float">
            <text:p>2904000230</text:p>
          </table:table-cell>
          <table:table-cell table:number-columns-repeated="2"/>
          <table:table-cell office:value-type="float" office:value="338902997" calcext:value-type="float">
            <text:p>338902997</text:p>
          </table:table-cell>
          <table:table-cell office:value-type="float" office:value="2395862993" calcext:value-type="float">
            <text:p>2395862993</text:p>
          </table:table-cell>
          <table:table-cell office:value-type="float" office:value="676811221" calcext:value-type="float">
            <text:p>676811221</text:p>
          </table:table-cell>
          <table:table-cell office:value-type="float" office:value="2577478824" calcext:value-type="float">
            <text:p>2577478824</text:p>
          </table:table-cell>
          <table:table-cell office:value-type="float" office:value="1591195089" calcext:value-type="float">
            <text:p>1591195089</text:p>
          </table:table-cell>
          <table:table-cell office:value-type="float" office:value="2948707250" calcext:value-type="float">
            <text:p>2948707250</text:p>
          </table:table-cell>
          <table:table-cell/>
          <table:table-cell table:formula="of:=[.I192]/[.A192]" office:value-type="percentage" office:value="1.00806907990916" calcext:value-type="percentage">
            <text:p>100.81%</text:p>
          </table:table-cell>
          <table:table-cell table:formula="of:=[.J192]/[.B192]" office:value-type="percentage" office:value="1.01204433948154" calcext:value-type="percentage">
            <text:p>101.20%</text:p>
          </table:table-cell>
          <table:table-cell table:formula="of:=[.K192]/[.C192]" office:value-type="percentage" office:value="1.0069461109542" calcext:value-type="percentage">
            <text:p>100.69%</text:p>
          </table:table-cell>
          <table:table-cell table:formula="of:=[.L192]/[.D192]" office:value-type="percentage" office:value="1.01554028763786" calcext:value-type="percentage">
            <text:p>101.55%</text:p>
          </table:table-cell>
          <table:table-cell table:formula="of:=[.M192]/[.E192]" office:value-type="percentage" office:value="1.02261447424652" calcext:value-type="percentage">
            <text:p>102.26%</text:p>
          </table:table-cell>
          <table:table-cell table:formula="of:=[.N192]/[.F192]" office:value-type="percentage" office:value="1.01539497811954" calcext:value-type="percentage">
            <text:p>101.54%</text:p>
          </table:table-cell>
          <table:table-cell/>
          <table:table-cell table:formula="of:=AVERAGE([.P192:.U192])" office:value-type="percentage" office:value="1.01343487839147" calcext:value-type="percentage">
            <text:p>101.34%</text:p>
          </table:table-cell>
          <table:table-cell/>
          <table:table-cell office:value-type="percentage" office:value="1.00039271594035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337075948" calcext:value-type="float">
            <text:p>337075948</text:p>
          </table:table-cell>
          <table:table-cell office:value-type="float" office:value="2371693563" calcext:value-type="float">
            <text:p>2371693563</text:p>
          </table:table-cell>
          <table:table-cell office:value-type="float" office:value="712164354" calcext:value-type="float">
            <text:p>712164354</text:p>
          </table:table-cell>
          <table:table-cell office:value-type="float" office:value="2564960893" calcext:value-type="float">
            <text:p>2564960893</text:p>
          </table:table-cell>
          <table:table-cell office:value-type="float" office:value="1548503449" calcext:value-type="float">
            <text:p>1548503449</text:p>
          </table:table-cell>
          <table:table-cell office:value-type="float" office:value="3012977489" calcext:value-type="float">
            <text:p>3012977489</text:p>
          </table:table-cell>
          <table:table-cell table:number-columns-repeated="2"/>
          <table:table-cell office:value-type="float" office:value="339483575" calcext:value-type="float">
            <text:p>339483575</text:p>
          </table:table-cell>
          <table:table-cell office:value-type="float" office:value="2402152549" calcext:value-type="float">
            <text:p>2402152549</text:p>
          </table:table-cell>
          <table:table-cell office:value-type="float" office:value="717982727" calcext:value-type="float">
            <text:p>717982727</text:p>
          </table:table-cell>
          <table:table-cell office:value-type="float" office:value="2603333936" calcext:value-type="float">
            <text:p>2603333936</text:p>
          </table:table-cell>
          <table:table-cell office:value-type="float" office:value="1583819166" calcext:value-type="float">
            <text:p>1583819166</text:p>
          </table:table-cell>
          <table:table-cell office:value-type="float" office:value="3053577721" calcext:value-type="float">
            <text:p>3053577721</text:p>
          </table:table-cell>
          <table:table-cell/>
          <table:table-cell table:formula="of:=[.I193]/[.A193]" office:value-type="percentage" office:value="1.00714268405766" calcext:value-type="percentage">
            <text:p>100.71%</text:p>
          </table:table-cell>
          <table:table-cell table:formula="of:=[.J193]/[.B193]" office:value-type="percentage" office:value="1.01284271563375" calcext:value-type="percentage">
            <text:p>101.28%</text:p>
          </table:table-cell>
          <table:table-cell table:formula="of:=[.K193]/[.C193]" office:value-type="percentage" office:value="1.0081699862782" calcext:value-type="percentage">
            <text:p>100.82%</text:p>
          </table:table-cell>
          <table:table-cell table:formula="of:=[.L193]/[.D193]" office:value-type="percentage" office:value="1.01496047877561" calcext:value-type="percentage">
            <text:p>101.50%</text:p>
          </table:table-cell>
          <table:table-cell table:formula="of:=[.M193]/[.E193]" office:value-type="percentage" office:value="1.02280635346522" calcext:value-type="percentage">
            <text:p>102.28%</text:p>
          </table:table-cell>
          <table:table-cell table:formula="of:=[.N193]/[.F193]" office:value-type="percentage" office:value="1.01347511959456" calcext:value-type="percentage">
            <text:p>101.35%</text:p>
          </table:table-cell>
          <table:table-cell/>
          <table:table-cell table:formula="of:=AVERAGE([.P193:.U193])" office:value-type="percentage" office:value="1.01323288963417" calcext:value-type="percentage">
            <text:p>101.32%</text:p>
          </table:table-cell>
          <table:table-cell/>
          <table:table-cell office:value-type="percentage" office:value="1.00036163694859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290209239" calcext:value-type="float">
            <text:p>290209239</text:p>
          </table:table-cell>
          <table:table-cell office:value-type="float" office:value="2453242498" calcext:value-type="float">
            <text:p>2453242498</text:p>
          </table:table-cell>
          <table:table-cell office:value-type="float" office:value="705952231" calcext:value-type="float">
            <text:p>705952231</text:p>
          </table:table-cell>
          <table:table-cell office:value-type="float" office:value="2713561061" calcext:value-type="float">
            <text:p>2713561061</text:p>
          </table:table-cell>
          <table:table-cell office:value-type="float" office:value="1575951108" calcext:value-type="float">
            <text:p>1575951108</text:p>
          </table:table-cell>
          <table:table-cell office:value-type="float" office:value="3099019793" calcext:value-type="float">
            <text:p>3099019793</text:p>
          </table:table-cell>
          <table:table-cell table:number-columns-repeated="2"/>
          <table:table-cell office:value-type="float" office:value="294086450" calcext:value-type="float">
            <text:p>294086450</text:p>
          </table:table-cell>
          <table:table-cell office:value-type="float" office:value="2485708622" calcext:value-type="float">
            <text:p>2485708622</text:p>
          </table:table-cell>
          <table:table-cell office:value-type="float" office:value="714175161" calcext:value-type="float">
            <text:p>714175161</text:p>
          </table:table-cell>
          <table:table-cell office:value-type="float" office:value="2755555498" calcext:value-type="float">
            <text:p>2755555498</text:p>
          </table:table-cell>
          <table:table-cell office:value-type="float" office:value="1612159490" calcext:value-type="float">
            <text:p>1612159490</text:p>
          </table:table-cell>
          <table:table-cell office:value-type="float" office:value="3147266211" calcext:value-type="float">
            <text:p>3147266211</text:p>
          </table:table-cell>
          <table:table-cell/>
          <table:table-cell table:formula="of:=[.I194]/[.A194]" office:value-type="percentage" office:value="1.01336005364047" calcext:value-type="percentage">
            <text:p>101.34%</text:p>
          </table:table-cell>
          <table:table-cell table:formula="of:=[.J194]/[.B194]" office:value-type="percentage" office:value="1.01323396444765" calcext:value-type="percentage">
            <text:p>101.32%</text:p>
          </table:table-cell>
          <table:table-cell table:formula="of:=[.K194]/[.C194]" office:value-type="percentage" office:value="1.01164799775241" calcext:value-type="percentage">
            <text:p>101.16%</text:p>
          </table:table-cell>
          <table:table-cell table:formula="of:=[.L194]/[.D194]" office:value-type="percentage" office:value="1.01547576636603" calcext:value-type="percentage">
            <text:p>101.55%</text:p>
          </table:table-cell>
          <table:table-cell table:formula="of:=[.M194]/[.E194]" office:value-type="percentage" office:value="1.02297557444276" calcext:value-type="percentage">
            <text:p>102.30%</text:p>
          </table:table-cell>
          <table:table-cell table:formula="of:=[.N194]/[.F194]" office:value-type="percentage" office:value="1.01556828327105" calcext:value-type="percentage">
            <text:p>101.56%</text:p>
          </table:table-cell>
          <table:table-cell/>
          <table:table-cell table:formula="of:=AVERAGE([.P194:.U194])" office:value-type="percentage" office:value="1.01537693998673" calcext:value-type="percentage">
            <text:p>101.54%</text:p>
          </table:table-cell>
          <table:table-cell/>
          <table:table-cell office:value-type="percentage" office:value="1.00048579122318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290003216" calcext:value-type="float">
            <text:p>290003216</text:p>
          </table:table-cell>
          <table:table-cell office:value-type="float" office:value="2350913416" calcext:value-type="float">
            <text:p>2350913416</text:p>
          </table:table-cell>
          <table:table-cell office:value-type="float" office:value="656986404" calcext:value-type="float">
            <text:p>656986404</text:p>
          </table:table-cell>
          <table:table-cell office:value-type="float" office:value="3320370181" calcext:value-type="float">
            <text:p>3320370181</text:p>
          </table:table-cell>
          <table:table-cell office:value-type="float" office:value="1573311252" calcext:value-type="float">
            <text:p>1573311252</text:p>
          </table:table-cell>
          <table:table-cell office:value-type="float" office:value="3101805388" calcext:value-type="float">
            <text:p>3101805388</text:p>
          </table:table-cell>
          <table:table-cell table:number-columns-repeated="2"/>
          <table:table-cell office:value-type="float" office:value="294236586" calcext:value-type="float">
            <text:p>294236586</text:p>
          </table:table-cell>
          <table:table-cell office:value-type="float" office:value="2379870750" calcext:value-type="float">
            <text:p>2379870750</text:p>
          </table:table-cell>
          <table:table-cell office:value-type="float" office:value="662395711" calcext:value-type="float">
            <text:p>662395711</text:p>
          </table:table-cell>
          <table:table-cell office:value-type="float" office:value="3375445191" calcext:value-type="float">
            <text:p>3375445191</text:p>
          </table:table-cell>
          <table:table-cell office:value-type="float" office:value="1610745160" calcext:value-type="float">
            <text:p>1610745160</text:p>
          </table:table-cell>
          <table:table-cell office:value-type="float" office:value="3154113727" calcext:value-type="float">
            <text:p>3154113727</text:p>
          </table:table-cell>
          <table:table-cell/>
          <table:table-cell table:formula="of:=[.I195]/[.A195]" office:value-type="percentage" office:value="1.01459766570313" calcext:value-type="percentage">
            <text:p>101.46%</text:p>
          </table:table-cell>
          <table:table-cell table:formula="of:=[.J195]/[.B195]" office:value-type="percentage" office:value="1.01231748213393" calcext:value-type="percentage">
            <text:p>101.23%</text:p>
          </table:table-cell>
          <table:table-cell table:formula="of:=[.K195]/[.C195]" office:value-type="percentage" office:value="1.0082335143727" calcext:value-type="percentage">
            <text:p>100.82%</text:p>
          </table:table-cell>
          <table:table-cell table:formula="of:=[.L195]/[.D195]" office:value-type="percentage" office:value="1.01658700897724" calcext:value-type="percentage">
            <text:p>101.66%</text:p>
          </table:table-cell>
          <table:table-cell table:formula="of:=[.M195]/[.E195]" office:value-type="percentage" office:value="1.02379307206531" calcext:value-type="percentage">
            <text:p>102.38%</text:p>
          </table:table-cell>
          <table:table-cell table:formula="of:=[.N195]/[.F195]" office:value-type="percentage" office:value="1.01686383652642" calcext:value-type="percentage">
            <text:p>101.69%</text:p>
          </table:table-cell>
          <table:table-cell/>
          <table:table-cell table:formula="of:=AVERAGE([.P195:.U195])" office:value-type="percentage" office:value="1.01539876329646" calcext:value-type="percentage">
            <text:p>101.54%</text:p>
          </table:table-cell>
          <table:table-cell/>
          <table:table-cell office:value-type="percentage" office:value="0.999733417060983" calcext:value-type="percentage">
            <text:p>99.97%</text:p>
          </table:table-cell>
          <table:table-cell table:number-columns-repeated="3"/>
        </table:table-row>
        <table:table-row table:style-name="ro1">
          <table:table-cell office:value-type="float" office:value="311144168" calcext:value-type="float">
            <text:p>311144168</text:p>
          </table:table-cell>
          <table:table-cell office:value-type="float" office:value="2584913567" calcext:value-type="float">
            <text:p>2584913567</text:p>
          </table:table-cell>
          <table:table-cell office:value-type="float" office:value="672091722" calcext:value-type="float">
            <text:p>672091722</text:p>
          </table:table-cell>
          <table:table-cell office:value-type="float" office:value="2516107683" calcext:value-type="float">
            <text:p>2516107683</text:p>
          </table:table-cell>
          <table:table-cell office:value-type="float" office:value="1562382951" calcext:value-type="float">
            <text:p>1562382951</text:p>
          </table:table-cell>
          <table:table-cell office:value-type="float" office:value="2842289432" calcext:value-type="float">
            <text:p>2842289432</text:p>
          </table:table-cell>
          <table:table-cell table:number-columns-repeated="2"/>
          <table:table-cell office:value-type="float" office:value="316284290" calcext:value-type="float">
            <text:p>316284290</text:p>
          </table:table-cell>
          <table:table-cell office:value-type="float" office:value="2615964200" calcext:value-type="float">
            <text:p>2615964200</text:p>
          </table:table-cell>
          <table:table-cell office:value-type="float" office:value="680004657" calcext:value-type="float">
            <text:p>680004657</text:p>
          </table:table-cell>
          <table:table-cell office:value-type="float" office:value="2557458358" calcext:value-type="float">
            <text:p>2557458358</text:p>
          </table:table-cell>
          <table:table-cell office:value-type="float" office:value="1600148099" calcext:value-type="float">
            <text:p>1600148099</text:p>
          </table:table-cell>
          <table:table-cell office:value-type="float" office:value="2888638951" calcext:value-type="float">
            <text:p>2888638951</text:p>
          </table:table-cell>
          <table:table-cell/>
          <table:table-cell table:formula="of:=[.I196]/[.A196]" office:value-type="percentage" office:value="1.01652006538654" calcext:value-type="percentage">
            <text:p>101.65%</text:p>
          </table:table-cell>
          <table:table-cell table:formula="of:=[.J196]/[.B196]" office:value-type="percentage" office:value="1.01201225193616" calcext:value-type="percentage">
            <text:p>101.20%</text:p>
          </table:table-cell>
          <table:table-cell table:formula="of:=[.K196]/[.C196]" office:value-type="percentage" office:value="1.01177359390241" calcext:value-type="percentage">
            <text:p>101.18%</text:p>
          </table:table-cell>
          <table:table-cell table:formula="of:=[.L196]/[.D196]" office:value-type="percentage" office:value="1.0164343820733" calcext:value-type="percentage">
            <text:p>101.64%</text:p>
          </table:table-cell>
          <table:table-cell table:formula="of:=[.M196]/[.E196]" office:value-type="percentage" office:value="1.02417150544035" calcext:value-type="percentage">
            <text:p>102.42%</text:p>
          </table:table-cell>
          <table:table-cell table:formula="of:=[.N196]/[.F196]" office:value-type="percentage" office:value="1.01630710738962" calcext:value-type="percentage">
            <text:p>101.63%</text:p>
          </table:table-cell>
          <table:table-cell/>
          <table:table-cell table:formula="of:=AVERAGE([.P196:.U196])" office:value-type="percentage" office:value="1.0162031510214" calcext:value-type="percentage">
            <text:p>101.62%</text:p>
          </table:table-cell>
          <table:table-cell/>
          <table:table-cell office:value-type="percentage" office:value="1.00106788840299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289530504" calcext:value-type="float">
            <text:p>289530504</text:p>
          </table:table-cell>
          <table:table-cell office:value-type="float" office:value="2413016004" calcext:value-type="float">
            <text:p>2413016004</text:p>
          </table:table-cell>
          <table:table-cell office:value-type="float" office:value="645890057" calcext:value-type="float">
            <text:p>645890057</text:p>
          </table:table-cell>
          <table:table-cell office:value-type="float" office:value="3075073705" calcext:value-type="float">
            <text:p>3075073705</text:p>
          </table:table-cell>
          <table:table-cell office:value-type="float" office:value="1551591005" calcext:value-type="float">
            <text:p>1551591005</text:p>
          </table:table-cell>
          <table:table-cell office:value-type="float" office:value="3152324475" calcext:value-type="float">
            <text:p>3152324475</text:p>
          </table:table-cell>
          <table:table-cell table:number-columns-repeated="2"/>
          <table:table-cell office:value-type="float" office:value="294095734" calcext:value-type="float">
            <text:p>294095734</text:p>
          </table:table-cell>
          <table:table-cell office:value-type="float" office:value="2442408021" calcext:value-type="float">
            <text:p>2442408021</text:p>
          </table:table-cell>
          <table:table-cell office:value-type="float" office:value="651920200" calcext:value-type="float">
            <text:p>651920200</text:p>
          </table:table-cell>
          <table:table-cell office:value-type="float" office:value="3128316235" calcext:value-type="float">
            <text:p>3128316235</text:p>
          </table:table-cell>
          <table:table-cell office:value-type="float" office:value="1589795311" calcext:value-type="float">
            <text:p>1589795311</text:p>
          </table:table-cell>
          <table:table-cell office:value-type="float" office:value="3203833937" calcext:value-type="float">
            <text:p>3203833937</text:p>
          </table:table-cell>
          <table:table-cell/>
          <table:table-cell table:formula="of:=[.I197]/[.A197]" office:value-type="percentage" office:value="1.01576769955818" calcext:value-type="percentage">
            <text:p>101.58%</text:p>
          </table:table-cell>
          <table:table-cell table:formula="of:=[.J197]/[.B197]" office:value-type="percentage" office:value="1.01218061419869" calcext:value-type="percentage">
            <text:p>101.22%</text:p>
          </table:table-cell>
          <table:table-cell table:formula="of:=[.K197]/[.C197]" office:value-type="percentage" office:value="1.00933617561479" calcext:value-type="percentage">
            <text:p>100.93%</text:p>
          </table:table-cell>
          <table:table-cell table:formula="of:=[.L197]/[.D197]" office:value-type="percentage" office:value="1.01731422889586" calcext:value-type="percentage">
            <text:p>101.73%</text:p>
          </table:table-cell>
          <table:table-cell table:formula="of:=[.M197]/[.E197]" office:value-type="percentage" office:value="1.0246226653009" calcext:value-type="percentage">
            <text:p>102.46%</text:p>
          </table:table-cell>
          <table:table-cell table:formula="of:=[.N197]/[.F197]" office:value-type="percentage" office:value="1.01634015229349" calcext:value-type="percentage">
            <text:p>101.63%</text:p>
          </table:table-cell>
          <table:table-cell/>
          <table:table-cell table:formula="of:=AVERAGE([.P197:.U197])" office:value-type="percentage" office:value="1.01592692264365" calcext:value-type="percentage">
            <text:p>101.59%</text:p>
          </table:table-cell>
          <table:table-cell/>
          <table:table-cell office:value-type="percentage" office:value="0.999570228690174" calcext:value-type="percentage">
            <text:p>99.96%</text:p>
          </table:table-cell>
          <table:table-cell table:number-columns-repeated="3"/>
        </table:table-row>
        <table:table-row table:style-name="ro1">
          <table:table-cell office:value-type="float" office:value="299945214" calcext:value-type="float">
            <text:p>299945214</text:p>
          </table:table-cell>
          <table:table-cell office:value-type="float" office:value="2443828552" calcext:value-type="float">
            <text:p>2443828552</text:p>
          </table:table-cell>
          <table:table-cell office:value-type="float" office:value="634364243" calcext:value-type="float">
            <text:p>634364243</text:p>
          </table:table-cell>
          <table:table-cell office:value-type="float" office:value="2560528955" calcext:value-type="float">
            <text:p>2560528955</text:p>
          </table:table-cell>
          <table:table-cell office:value-type="float" office:value="1546531375" calcext:value-type="float">
            <text:p>1546531375</text:p>
          </table:table-cell>
          <table:table-cell office:value-type="float" office:value="2854937812" calcext:value-type="float">
            <text:p>2854937812</text:p>
          </table:table-cell>
          <table:table-cell table:number-columns-repeated="2"/>
          <table:table-cell office:value-type="float" office:value="303871663" calcext:value-type="float">
            <text:p>303871663</text:p>
          </table:table-cell>
          <table:table-cell office:value-type="float" office:value="2475918861" calcext:value-type="float">
            <text:p>2475918861</text:p>
          </table:table-cell>
          <table:table-cell office:value-type="float" office:value="638706677" calcext:value-type="float">
            <text:p>638706677</text:p>
          </table:table-cell>
          <table:table-cell office:value-type="float" office:value="2603614197" calcext:value-type="float">
            <text:p>2603614197</text:p>
          </table:table-cell>
          <table:table-cell office:value-type="float" office:value="1584413496" calcext:value-type="float">
            <text:p>1584413496</text:p>
          </table:table-cell>
          <table:table-cell office:value-type="float" office:value="2907585496" calcext:value-type="float">
            <text:p>2907585496</text:p>
          </table:table-cell>
          <table:table-cell/>
          <table:table-cell table:formula="of:=[.I198]/[.A198]" office:value-type="percentage" office:value="1.01309055393029" calcext:value-type="percentage">
            <text:p>101.31%</text:p>
          </table:table-cell>
          <table:table-cell table:formula="of:=[.J198]/[.B198]" office:value-type="percentage" office:value="1.01313116215691" calcext:value-type="percentage">
            <text:p>101.31%</text:p>
          </table:table-cell>
          <table:table-cell table:formula="of:=[.K198]/[.C198]" office:value-type="percentage" office:value="1.00684533223289" calcext:value-type="percentage">
            <text:p>100.68%</text:p>
          </table:table-cell>
          <table:table-cell table:formula="of:=[.L198]/[.D198]" office:value-type="percentage" office:value="1.01682669587308" calcext:value-type="percentage">
            <text:p>101.68%</text:p>
          </table:table-cell>
          <table:table-cell table:formula="of:=[.M198]/[.E198]" office:value-type="percentage" office:value="1.02449489328983" calcext:value-type="percentage">
            <text:p>102.45%</text:p>
          </table:table-cell>
          <table:table-cell table:formula="of:=[.N198]/[.F198]" office:value-type="percentage" office:value="1.01844092147251" calcext:value-type="percentage">
            <text:p>101.84%</text:p>
          </table:table-cell>
          <table:table-cell/>
          <table:table-cell table:formula="of:=AVERAGE([.P198:.U198])" office:value-type="percentage" office:value="1.01547159315925" calcext:value-type="percentage">
            <text:p>101.55%</text:p>
          </table:table-cell>
          <table:table-cell/>
          <table:table-cell office:value-type="percentage" office:value="1.00045906474061" calcext:value-type="percentage">
            <text:p>100.05%</text:p>
          </table:table-cell>
          <table:table-cell table:number-columns-repeated="3"/>
        </table:table-row>
        <table:table-row table:style-name="ro1">
          <table:table-cell office:value-type="float" office:value="298725748" calcext:value-type="float">
            <text:p>298725748</text:p>
          </table:table-cell>
          <table:table-cell office:value-type="float" office:value="2374640451" calcext:value-type="float">
            <text:p>2374640451</text:p>
          </table:table-cell>
          <table:table-cell office:value-type="float" office:value="627639604" calcext:value-type="float">
            <text:p>627639604</text:p>
          </table:table-cell>
          <table:table-cell office:value-type="float" office:value="2712156979" calcext:value-type="float">
            <text:p>2712156979</text:p>
          </table:table-cell>
          <table:table-cell office:value-type="float" office:value="1554830262" calcext:value-type="float">
            <text:p>1554830262</text:p>
          </table:table-cell>
          <table:table-cell office:value-type="float" office:value="2841255391" calcext:value-type="float">
            <text:p>2841255391</text:p>
          </table:table-cell>
          <table:table-cell table:number-columns-repeated="2"/>
          <table:table-cell office:value-type="float" office:value="301745883" calcext:value-type="float">
            <text:p>301745883</text:p>
          </table:table-cell>
          <table:table-cell office:value-type="float" office:value="2404645290" calcext:value-type="float">
            <text:p>2404645290</text:p>
          </table:table-cell>
          <table:table-cell office:value-type="float" office:value="632817784" calcext:value-type="float">
            <text:p>632817784</text:p>
          </table:table-cell>
          <table:table-cell office:value-type="float" office:value="2752290180" calcext:value-type="float">
            <text:p>2752290180</text:p>
          </table:table-cell>
          <table:table-cell office:value-type="float" office:value="1591134168" calcext:value-type="float">
            <text:p>1591134168</text:p>
          </table:table-cell>
          <table:table-cell office:value-type="float" office:value="2888014807" calcext:value-type="float">
            <text:p>2888014807</text:p>
          </table:table-cell>
          <table:table-cell/>
          <table:table-cell table:formula="of:=[.I199]/[.A199]" office:value-type="percentage" office:value="1.01011005921056" calcext:value-type="percentage">
            <text:p>101.01%</text:p>
          </table:table-cell>
          <table:table-cell table:formula="of:=[.J199]/[.B199]" office:value-type="percentage" office:value="1.01263552930186" calcext:value-type="percentage">
            <text:p>101.26%</text:p>
          </table:table-cell>
          <table:table-cell table:formula="of:=[.K199]/[.C199]" office:value-type="percentage" office:value="1.00825024419587" calcext:value-type="percentage">
            <text:p>100.83%</text:p>
          </table:table-cell>
          <table:table-cell table:formula="of:=[.L199]/[.D199]" office:value-type="percentage" office:value="1.01479752142326" calcext:value-type="percentage">
            <text:p>101.48%</text:p>
          </table:table-cell>
          <table:table-cell table:formula="of:=[.M199]/[.E199]" office:value-type="percentage" office:value="1.02334911204603" calcext:value-type="percentage">
            <text:p>102.33%</text:p>
          </table:table-cell>
          <table:table-cell table:formula="of:=[.N199]/[.F199]" office:value-type="percentage" office:value="1.01645730832509" calcext:value-type="percentage">
            <text:p>101.65%</text:p>
          </table:table-cell>
          <table:table-cell/>
          <table:table-cell table:formula="of:=AVERAGE([.P199:.U199])" office:value-type="percentage" office:value="1.01426662908378" calcext:value-type="percentage">
            <text:p>101.43%</text:p>
          </table:table-cell>
          <table:table-cell/>
          <table:table-cell office:value-type="percentage" office:value="1.00031413921082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97822367" calcext:value-type="float">
            <text:p>297822367</text:p>
          </table:table-cell>
          <table:table-cell office:value-type="float" office:value="2403534661" calcext:value-type="float">
            <text:p>2403534661</text:p>
          </table:table-cell>
          <table:table-cell office:value-type="float" office:value="640594214" calcext:value-type="float">
            <text:p>640594214</text:p>
          </table:table-cell>
          <table:table-cell office:value-type="float" office:value="2614656796" calcext:value-type="float">
            <text:p>2614656796</text:p>
          </table:table-cell>
          <table:table-cell office:value-type="float" office:value="1560511023" calcext:value-type="float">
            <text:p>1560511023</text:p>
          </table:table-cell>
          <table:table-cell office:value-type="float" office:value="3023867497" calcext:value-type="float">
            <text:p>3023867497</text:p>
          </table:table-cell>
          <table:table-cell table:number-columns-repeated="2"/>
          <table:table-cell office:value-type="float" office:value="300470647" calcext:value-type="float">
            <text:p>300470647</text:p>
          </table:table-cell>
          <table:table-cell office:value-type="float" office:value="2434413950" calcext:value-type="float">
            <text:p>2434413950</text:p>
          </table:table-cell>
          <table:table-cell office:value-type="float" office:value="647027397" calcext:value-type="float">
            <text:p>647027397</text:p>
          </table:table-cell>
          <table:table-cell office:value-type="float" office:value="2659216164" calcext:value-type="float">
            <text:p>2659216164</text:p>
          </table:table-cell>
          <table:table-cell office:value-type="float" office:value="1596562248" calcext:value-type="float">
            <text:p>1596562248</text:p>
          </table:table-cell>
          <table:table-cell office:value-type="float" office:value="3066001791" calcext:value-type="float">
            <text:p>3066001791</text:p>
          </table:table-cell>
          <table:table-cell/>
          <table:table-cell table:formula="of:=[.I200]/[.A200]" office:value-type="percentage" office:value="1.00889214610265" calcext:value-type="percentage">
            <text:p>100.89%</text:p>
          </table:table-cell>
          <table:table-cell table:formula="of:=[.J200]/[.B200]" office:value-type="percentage" office:value="1.0128474490096" calcext:value-type="percentage">
            <text:p>101.28%</text:p>
          </table:table-cell>
          <table:table-cell table:formula="of:=[.K200]/[.C200]" office:value-type="percentage" office:value="1.01004252436161" calcext:value-type="percentage">
            <text:p>101.00%</text:p>
          </table:table-cell>
          <table:table-cell table:formula="of:=[.L200]/[.D200]" office:value-type="percentage" office:value="1.01704214796686" calcext:value-type="percentage">
            <text:p>101.70%</text:p>
          </table:table-cell>
          <table:table-cell table:formula="of:=[.M200]/[.E200]" office:value-type="percentage" office:value="1.02310219182604" calcext:value-type="percentage">
            <text:p>102.31%</text:p>
          </table:table-cell>
          <table:table-cell table:formula="of:=[.N200]/[.F200]" office:value-type="percentage" office:value="1.01393390882431" calcext:value-type="percentage">
            <text:p>101.39%</text:p>
          </table:table-cell>
          <table:table-cell/>
          <table:table-cell table:formula="of:=AVERAGE([.P200:.U200])" office:value-type="percentage" office:value="1.01431006134851" calcext:value-type="percentage">
            <text:p>101.43%</text:p>
          </table:table-cell>
          <table:table-cell/>
          <table:table-cell office:value-type="percentage" office:value="1.00058184193389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08579813" calcext:value-type="float">
            <text:p>308579813</text:p>
          </table:table-cell>
          <table:table-cell office:value-type="float" office:value="2328420817" calcext:value-type="float">
            <text:p>2328420817</text:p>
          </table:table-cell>
          <table:table-cell office:value-type="float" office:value="649771484" calcext:value-type="float">
            <text:p>649771484</text:p>
          </table:table-cell>
          <table:table-cell office:value-type="float" office:value="3125303268" calcext:value-type="float">
            <text:p>3125303268</text:p>
          </table:table-cell>
          <table:table-cell office:value-type="float" office:value="1567325570" calcext:value-type="float">
            <text:p>1567325570</text:p>
          </table:table-cell>
          <table:table-cell office:value-type="float" office:value="2839001126" calcext:value-type="float">
            <text:p>2839001126</text:p>
          </table:table-cell>
          <table:table-cell table:number-columns-repeated="2"/>
          <table:table-cell office:value-type="float" office:value="311230984" calcext:value-type="float">
            <text:p>311230984</text:p>
          </table:table-cell>
          <table:table-cell office:value-type="float" office:value="2355108754" calcext:value-type="float">
            <text:p>2355108754</text:p>
          </table:table-cell>
          <table:table-cell office:value-type="float" office:value="656194996" calcext:value-type="float">
            <text:p>656194996</text:p>
          </table:table-cell>
          <table:table-cell office:value-type="float" office:value="3174659978" calcext:value-type="float">
            <text:p>3174659978</text:p>
          </table:table-cell>
          <table:table-cell office:value-type="float" office:value="1606022598" calcext:value-type="float">
            <text:p>1606022598</text:p>
          </table:table-cell>
          <table:table-cell office:value-type="float" office:value="2890003958" calcext:value-type="float">
            <text:p>2890003958</text:p>
          </table:table-cell>
          <table:table-cell/>
          <table:table-cell table:formula="of:=[.I201]/[.A201]" office:value-type="percentage" office:value="1.00859152442354" calcext:value-type="percentage">
            <text:p>100.86%</text:p>
          </table:table-cell>
          <table:table-cell table:formula="of:=[.J201]/[.B201]" office:value-type="percentage" office:value="1.01146181858758" calcext:value-type="percentage">
            <text:p>101.15%</text:p>
          </table:table-cell>
          <table:table-cell table:formula="of:=[.K201]/[.C201]" office:value-type="percentage" office:value="1.00988580163669" calcext:value-type="percentage">
            <text:p>100.99%</text:p>
          </table:table-cell>
          <table:table-cell table:formula="of:=[.L201]/[.D201]" office:value-type="percentage" office:value="1.01579261459371" calcext:value-type="percentage">
            <text:p>101.58%</text:p>
          </table:table-cell>
          <table:table-cell table:formula="of:=[.M201]/[.E201]" office:value-type="percentage" office:value="1.02468984666664" calcext:value-type="percentage">
            <text:p>102.47%</text:p>
          </table:table-cell>
          <table:table-cell table:formula="of:=[.N201]/[.F201]" office:value-type="percentage" office:value="1.01796506226535" calcext:value-type="percentage">
            <text:p>101.80%</text:p>
          </table:table-cell>
          <table:table-cell/>
          <table:table-cell table:formula="of:=AVERAGE([.P201:.U201])" office:value-type="percentage" office:value="1.01473111136225" calcext:value-type="percentage">
            <text:p>101.47%</text:p>
          </table:table-cell>
          <table:table-cell/>
          <table:table-cell office:value-type="percentage" office:value="1.00079694272748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88682954" calcext:value-type="float">
            <text:p>288682954</text:p>
          </table:table-cell>
          <table:table-cell office:value-type="float" office:value="2349829013" calcext:value-type="float">
            <text:p>2349829013</text:p>
          </table:table-cell>
          <table:table-cell office:value-type="float" office:value="689445857" calcext:value-type="float">
            <text:p>689445857</text:p>
          </table:table-cell>
          <table:table-cell office:value-type="float" office:value="2550356198" calcext:value-type="float">
            <text:p>2550356198</text:p>
          </table:table-cell>
          <table:table-cell office:value-type="float" office:value="1587581848" calcext:value-type="float">
            <text:p>1587581848</text:p>
          </table:table-cell>
          <table:table-cell office:value-type="float" office:value="2837237987" calcext:value-type="float">
            <text:p>2837237987</text:p>
          </table:table-cell>
          <table:table-cell table:number-columns-repeated="2"/>
          <table:table-cell office:value-type="float" office:value="291304340" calcext:value-type="float">
            <text:p>291304340</text:p>
          </table:table-cell>
          <table:table-cell office:value-type="float" office:value="2378525208" calcext:value-type="float">
            <text:p>2378525208</text:p>
          </table:table-cell>
          <table:table-cell office:value-type="float" office:value="693247567" calcext:value-type="float">
            <text:p>693247567</text:p>
          </table:table-cell>
          <table:table-cell office:value-type="float" office:value="2590164166" calcext:value-type="float">
            <text:p>2590164166</text:p>
          </table:table-cell>
          <table:table-cell office:value-type="float" office:value="1625959375" calcext:value-type="float">
            <text:p>1625959375</text:p>
          </table:table-cell>
          <table:table-cell office:value-type="float" office:value="2890051030" calcext:value-type="float">
            <text:p>2890051030</text:p>
          </table:table-cell>
          <table:table-cell/>
          <table:table-cell table:formula="of:=[.I202]/[.A202]" office:value-type="percentage" office:value="1.00908050151101" calcext:value-type="percentage">
            <text:p>100.91%</text:p>
          </table:table-cell>
          <table:table-cell table:formula="of:=[.J202]/[.B202]" office:value-type="percentage" office:value="1.0122120353614" calcext:value-type="percentage">
            <text:p>101.22%</text:p>
          </table:table-cell>
          <table:table-cell table:formula="of:=[.K202]/[.C202]" office:value-type="percentage" office:value="1.00551415308599" calcext:value-type="percentage">
            <text:p>100.55%</text:p>
          </table:table-cell>
          <table:table-cell table:formula="of:=[.L202]/[.D202]" office:value-type="percentage" office:value="1.015608787522" calcext:value-type="percentage">
            <text:p>101.56%</text:p>
          </table:table-cell>
          <table:table-cell table:formula="of:=[.M202]/[.E202]" office:value-type="percentage" office:value="1.02417357382131" calcext:value-type="percentage">
            <text:p>102.42%</text:p>
          </table:table-cell>
          <table:table-cell table:formula="of:=[.N202]/[.F202]" office:value-type="percentage" office:value="1.0186142449953" calcext:value-type="percentage">
            <text:p>101.86%</text:p>
          </table:table-cell>
          <table:table-cell/>
          <table:table-cell table:formula="of:=AVERAGE([.P202:.U202])" office:value-type="percentage" office:value="1.01420054938284" calcext:value-type="percentage">
            <text:p>101.42%</text:p>
          </table:table-cell>
          <table:table-cell/>
          <table:table-cell office:value-type="percentage" office:value="1.00076072691843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89713398" calcext:value-type="float">
            <text:p>289713398</text:p>
          </table:table-cell>
          <table:table-cell office:value-type="float" office:value="2312411362" calcext:value-type="float">
            <text:p>2312411362</text:p>
          </table:table-cell>
          <table:table-cell office:value-type="float" office:value="717808245" calcext:value-type="float">
            <text:p>717808245</text:p>
          </table:table-cell>
          <table:table-cell office:value-type="float" office:value="2798405617" calcext:value-type="float">
            <text:p>2798405617</text:p>
          </table:table-cell>
          <table:table-cell office:value-type="float" office:value="1603810306" calcext:value-type="float">
            <text:p>1603810306</text:p>
          </table:table-cell>
          <table:table-cell office:value-type="float" office:value="2946267447" calcext:value-type="float">
            <text:p>2946267447</text:p>
          </table:table-cell>
          <table:table-cell table:number-columns-repeated="2"/>
          <table:table-cell office:value-type="float" office:value="291783418" calcext:value-type="float">
            <text:p>291783418</text:p>
          </table:table-cell>
          <table:table-cell office:value-type="float" office:value="2337652797" calcext:value-type="float">
            <text:p>2337652797</text:p>
          </table:table-cell>
          <table:table-cell office:value-type="float" office:value="724991807" calcext:value-type="float">
            <text:p>724991807</text:p>
          </table:table-cell>
          <table:table-cell office:value-type="float" office:value="2849220566" calcext:value-type="float">
            <text:p>2849220566</text:p>
          </table:table-cell>
          <table:table-cell office:value-type="float" office:value="1644426350" calcext:value-type="float">
            <text:p>1644426350</text:p>
          </table:table-cell>
          <table:table-cell office:value-type="float" office:value="3001202513" calcext:value-type="float">
            <text:p>3001202513</text:p>
          </table:table-cell>
          <table:table-cell/>
          <table:table-cell table:formula="of:=[.I203]/[.A203]" office:value-type="percentage" office:value="1.00714506134093" calcext:value-type="percentage">
            <text:p>100.71%</text:p>
          </table:table-cell>
          <table:table-cell table:formula="of:=[.J203]/[.B203]" office:value-type="percentage" office:value="1.01091563353078" calcext:value-type="percentage">
            <text:p>101.09%</text:p>
          </table:table-cell>
          <table:table-cell table:formula="of:=[.K203]/[.C203]" office:value-type="percentage" office:value="1.01000763372396" calcext:value-type="percentage">
            <text:p>101.00%</text:p>
          </table:table-cell>
          <table:table-cell table:formula="of:=[.L203]/[.D203]" office:value-type="percentage" office:value="1.01815853595037" calcext:value-type="percentage">
            <text:p>101.82%</text:p>
          </table:table-cell>
          <table:table-cell table:formula="of:=[.M203]/[.E203]" office:value-type="percentage" office:value="1.0253247181715" calcext:value-type="percentage">
            <text:p>102.53%</text:p>
          </table:table-cell>
          <table:table-cell table:formula="of:=[.N203]/[.F203]" office:value-type="percentage" office:value="1.01864564809143" calcext:value-type="percentage">
            <text:p>101.86%</text:p>
          </table:table-cell>
          <table:table-cell/>
          <table:table-cell table:formula="of:=AVERAGE([.P203:.U203])" office:value-type="percentage" office:value="1.0150328718015" calcext:value-type="percentage">
            <text:p>101.50%</text:p>
          </table:table-cell>
          <table:table-cell/>
          <table:table-cell office:value-type="percentage" office:value="0.999073251794809" calcext:value-type="percentage">
            <text:p>99.91%</text:p>
          </table:table-cell>
          <table:table-cell table:number-columns-repeated="3"/>
        </table:table-row>
        <table:table-row table:style-name="ro1">
          <table:table-cell office:value-type="float" office:value="299499218" calcext:value-type="float">
            <text:p>299499218</text:p>
          </table:table-cell>
          <table:table-cell office:value-type="float" office:value="2353803708" calcext:value-type="float">
            <text:p>2353803708</text:p>
          </table:table-cell>
          <table:table-cell office:value-type="float" office:value="658788456" calcext:value-type="float">
            <text:p>658788456</text:p>
          </table:table-cell>
          <table:table-cell office:value-type="float" office:value="2536773539" calcext:value-type="float">
            <text:p>2536773539</text:p>
          </table:table-cell>
          <table:table-cell office:value-type="float" office:value="1565533152" calcext:value-type="float">
            <text:p>1565533152</text:p>
          </table:table-cell>
          <table:table-cell office:value-type="float" office:value="2827275217" calcext:value-type="float">
            <text:p>2827275217</text:p>
          </table:table-cell>
          <table:table-cell table:number-columns-repeated="2"/>
          <table:table-cell office:value-type="float" office:value="301796956" calcext:value-type="float">
            <text:p>301796956</text:p>
          </table:table-cell>
          <table:table-cell office:value-type="float" office:value="2382702277" calcext:value-type="float">
            <text:p>2382702277</text:p>
          </table:table-cell>
          <table:table-cell office:value-type="float" office:value="664737881" calcext:value-type="float">
            <text:p>664737881</text:p>
          </table:table-cell>
          <table:table-cell office:value-type="float" office:value="2581563260" calcext:value-type="float">
            <text:p>2581563260</text:p>
          </table:table-cell>
          <table:table-cell office:value-type="float" office:value="1604304941" calcext:value-type="float">
            <text:p>1604304941</text:p>
          </table:table-cell>
          <table:table-cell office:value-type="float" office:value="2884516732" calcext:value-type="float">
            <text:p>2884516732</text:p>
          </table:table-cell>
          <table:table-cell/>
          <table:table-cell table:formula="of:=[.I204]/[.A204]" office:value-type="percentage" office:value="1.00767193322021" calcext:value-type="percentage">
            <text:p>100.77%</text:p>
          </table:table-cell>
          <table:table-cell table:formula="of:=[.J204]/[.B204]" office:value-type="percentage" office:value="1.01227739122926" calcext:value-type="percentage">
            <text:p>101.23%</text:p>
          </table:table-cell>
          <table:table-cell table:formula="of:=[.K204]/[.C204]" office:value-type="percentage" office:value="1.00903085800277" calcext:value-type="percentage">
            <text:p>100.90%</text:p>
          </table:table-cell>
          <table:table-cell table:formula="of:=[.L204]/[.D204]" office:value-type="percentage" office:value="1.01765617636396" calcext:value-type="percentage">
            <text:p>101.77%</text:p>
          </table:table-cell>
          <table:table-cell table:formula="of:=[.M204]/[.E204]" office:value-type="percentage" office:value="1.02476586902709" calcext:value-type="percentage">
            <text:p>102.48%</text:p>
          </table:table-cell>
          <table:table-cell table:formula="of:=[.N204]/[.F204]" office:value-type="percentage" office:value="1.02024617718707" calcext:value-type="percentage">
            <text:p>102.02%</text:p>
          </table:table-cell>
          <table:table-cell/>
          <table:table-cell table:formula="of:=AVERAGE([.P204:.U204])" office:value-type="percentage" office:value="1.01527473417173" calcext:value-type="percentage">
            <text:p>101.53%</text:p>
          </table:table-cell>
          <table:table-cell/>
          <table:table-cell office:value-type="percentage" office:value="1.00153934703828" calcext:value-type="percentage">
            <text:p>100.15%</text:p>
          </table:table-cell>
          <table:table-cell table:number-columns-repeated="3"/>
        </table:table-row>
        <table:table-row table:style-name="ro1">
          <table:table-cell office:value-type="float" office:value="293320129" calcext:value-type="float">
            <text:p>293320129</text:p>
          </table:table-cell>
          <table:table-cell office:value-type="float" office:value="2456714301" calcext:value-type="float">
            <text:p>2456714301</text:p>
          </table:table-cell>
          <table:table-cell office:value-type="float" office:value="654361157" calcext:value-type="float">
            <text:p>654361157</text:p>
          </table:table-cell>
          <table:table-cell office:value-type="float" office:value="2574786525" calcext:value-type="float">
            <text:p>2574786525</text:p>
          </table:table-cell>
          <table:table-cell office:value-type="float" office:value="1563166617" calcext:value-type="float">
            <text:p>1563166617</text:p>
          </table:table-cell>
          <table:table-cell office:value-type="float" office:value="2879109821" calcext:value-type="float">
            <text:p>2879109821</text:p>
          </table:table-cell>
          <table:table-cell table:number-columns-repeated="2"/>
          <table:table-cell office:value-type="float" office:value="295978343" calcext:value-type="float">
            <text:p>295978343</text:p>
          </table:table-cell>
          <table:table-cell office:value-type="float" office:value="2489467731" calcext:value-type="float">
            <text:p>2489467731</text:p>
          </table:table-cell>
          <table:table-cell office:value-type="float" office:value="660765011" calcext:value-type="float">
            <text:p>660765011</text:p>
          </table:table-cell>
          <table:table-cell office:value-type="float" office:value="2616695689" calcext:value-type="float">
            <text:p>2616695689</text:p>
          </table:table-cell>
          <table:table-cell office:value-type="float" office:value="1602356465" calcext:value-type="float">
            <text:p>1602356465</text:p>
          </table:table-cell>
          <table:table-cell office:value-type="float" office:value="2937731002" calcext:value-type="float">
            <text:p>2937731002</text:p>
          </table:table-cell>
          <table:table-cell/>
          <table:table-cell table:formula="of:=[.I205]/[.A205]" office:value-type="percentage" office:value="1.00906250112825" calcext:value-type="percentage">
            <text:p>100.91%</text:p>
          </table:table-cell>
          <table:table-cell table:formula="of:=[.J205]/[.B205]" office:value-type="percentage" office:value="1.01333220960478" calcext:value-type="percentage">
            <text:p>101.33%</text:p>
          </table:table-cell>
          <table:table-cell table:formula="of:=[.K205]/[.C205]" office:value-type="percentage" office:value="1.00978642135386" calcext:value-type="percentage">
            <text:p>100.98%</text:p>
          </table:table-cell>
          <table:table-cell table:formula="of:=[.L205]/[.D205]" office:value-type="percentage" office:value="1.01627675288537" calcext:value-type="percentage">
            <text:p>101.63%</text:p>
          </table:table-cell>
          <table:table-cell table:formula="of:=[.M205]/[.E205]" office:value-type="percentage" office:value="1.02507080663942" calcext:value-type="percentage">
            <text:p>102.51%</text:p>
          </table:table-cell>
          <table:table-cell table:formula="of:=[.N205]/[.F205]" office:value-type="percentage" office:value="1.02036087007603" calcext:value-type="percentage">
            <text:p>102.04%</text:p>
          </table:table-cell>
          <table:table-cell/>
          <table:table-cell table:formula="of:=AVERAGE([.P205:.U205])" office:value-type="percentage" office:value="1.01564826028129" calcext:value-type="percentage">
            <text:p>101.56%</text:p>
          </table:table-cell>
          <table:table-cell/>
          <table:table-cell office:value-type="percentage" office:value="1.00150084520886" calcext:value-type="percentage">
            <text:p>100.15%</text:p>
          </table:table-cell>
          <table:table-cell table:number-columns-repeated="3"/>
        </table:table-row>
        <table:table-row table:style-name="ro1">
          <table:table-cell office:value-type="float" office:value="297340107" calcext:value-type="float">
            <text:p>297340107</text:p>
          </table:table-cell>
          <table:table-cell office:value-type="float" office:value="2396074281" calcext:value-type="float">
            <text:p>2396074281</text:p>
          </table:table-cell>
          <table:table-cell office:value-type="float" office:value="691123435" calcext:value-type="float">
            <text:p>691123435</text:p>
          </table:table-cell>
          <table:table-cell office:value-type="float" office:value="2828514714" calcext:value-type="float">
            <text:p>2828514714</text:p>
          </table:table-cell>
          <table:table-cell office:value-type="float" office:value="1579708810" calcext:value-type="float">
            <text:p>1579708810</text:p>
          </table:table-cell>
          <table:table-cell office:value-type="float" office:value="2997980194" calcext:value-type="float">
            <text:p>2997980194</text:p>
          </table:table-cell>
          <table:table-cell table:number-columns-repeated="2"/>
          <table:table-cell office:value-type="float" office:value="300574900" calcext:value-type="float">
            <text:p>300574900</text:p>
          </table:table-cell>
          <table:table-cell office:value-type="float" office:value="2430196265" calcext:value-type="float">
            <text:p>2430196265</text:p>
          </table:table-cell>
          <table:table-cell office:value-type="float" office:value="697804898" calcext:value-type="float">
            <text:p>697804898</text:p>
          </table:table-cell>
          <table:table-cell office:value-type="float" office:value="2876890092" calcext:value-type="float">
            <text:p>2876890092</text:p>
          </table:table-cell>
          <table:table-cell office:value-type="float" office:value="1619405833" calcext:value-type="float">
            <text:p>1619405833</text:p>
          </table:table-cell>
          <table:table-cell office:value-type="float" office:value="3050072220" calcext:value-type="float">
            <text:p>3050072220</text:p>
          </table:table-cell>
          <table:table-cell/>
          <table:table-cell table:formula="of:=[.I206]/[.A206]" office:value-type="percentage" office:value="1.01087910081367" calcext:value-type="percentage">
            <text:p>101.09%</text:p>
          </table:table-cell>
          <table:table-cell table:formula="of:=[.J206]/[.B206]" office:value-type="percentage" office:value="1.0142407872204" calcext:value-type="percentage">
            <text:p>101.42%</text:p>
          </table:table-cell>
          <table:table-cell table:formula="of:=[.K206]/[.C206]" office:value-type="percentage" office:value="1.00966753934483" calcext:value-type="percentage">
            <text:p>100.97%</text:p>
          </table:table-cell>
          <table:table-cell table:formula="of:=[.L206]/[.D206]" office:value-type="percentage" office:value="1.01710274928413" calcext:value-type="percentage">
            <text:p>101.71%</text:p>
          </table:table-cell>
          <table:table-cell table:formula="of:=[.M206]/[.E206]" office:value-type="percentage" office:value="1.02512932937305" calcext:value-type="percentage">
            <text:p>102.51%</text:p>
          </table:table-cell>
          <table:table-cell table:formula="of:=[.N206]/[.F206]" office:value-type="percentage" office:value="1.01737570718588" calcext:value-type="percentage">
            <text:p>101.74%</text:p>
          </table:table-cell>
          <table:table-cell/>
          <table:table-cell table:formula="of:=AVERAGE([.P206:.U206])" office:value-type="percentage" office:value="1.01573253553699" calcext:value-type="percentage">
            <text:p>101.57%</text:p>
          </table:table-cell>
          <table:table-cell/>
          <table:table-cell office:value-type="percentage" office:value="1.00107611166689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35293341" calcext:value-type="float">
            <text:p>335293341</text:p>
          </table:table-cell>
          <table:table-cell office:value-type="float" office:value="2389852334" calcext:value-type="float">
            <text:p>2389852334</text:p>
          </table:table-cell>
          <table:table-cell office:value-type="float" office:value="790693339" calcext:value-type="float">
            <text:p>790693339</text:p>
          </table:table-cell>
          <table:table-cell office:value-type="float" office:value="2567448495" calcext:value-type="float">
            <text:p>2567448495</text:p>
          </table:table-cell>
          <table:table-cell office:value-type="float" office:value="1573757572" calcext:value-type="float">
            <text:p>1573757572</text:p>
          </table:table-cell>
          <table:table-cell office:value-type="float" office:value="2902899758" calcext:value-type="float">
            <text:p>2902899758</text:p>
          </table:table-cell>
          <table:table-cell table:number-columns-repeated="2"/>
          <table:table-cell office:value-type="float" office:value="339037430" calcext:value-type="float">
            <text:p>339037430</text:p>
          </table:table-cell>
          <table:table-cell office:value-type="float" office:value="2421067357" calcext:value-type="float">
            <text:p>2421067357</text:p>
          </table:table-cell>
          <table:table-cell office:value-type="float" office:value="798751973" calcext:value-type="float">
            <text:p>798751973</text:p>
          </table:table-cell>
          <table:table-cell office:value-type="float" office:value="2610481617" calcext:value-type="float">
            <text:p>2610481617</text:p>
          </table:table-cell>
          <table:table-cell office:value-type="float" office:value="1613122698" calcext:value-type="float">
            <text:p>1613122698</text:p>
          </table:table-cell>
          <table:table-cell office:value-type="float" office:value="2947196911" calcext:value-type="float">
            <text:p>2947196911</text:p>
          </table:table-cell>
          <table:table-cell/>
          <table:table-cell table:formula="of:=[.I207]/[.A207]" office:value-type="percentage" office:value="1.01116660709346" calcext:value-type="percentage">
            <text:p>101.12%</text:p>
          </table:table-cell>
          <table:table-cell table:formula="of:=[.J207]/[.B207]" office:value-type="percentage" office:value="1.0130614860826" calcext:value-type="percentage">
            <text:p>101.31%</text:p>
          </table:table-cell>
          <table:table-cell table:formula="of:=[.K207]/[.C207]" office:value-type="percentage" office:value="1.01019185770579" calcext:value-type="percentage">
            <text:p>101.02%</text:p>
          </table:table-cell>
          <table:table-cell table:formula="of:=[.L207]/[.D207]" office:value-type="percentage" office:value="1.01676104587251" calcext:value-type="percentage">
            <text:p>101.68%</text:p>
          </table:table-cell>
          <table:table-cell table:formula="of:=[.M207]/[.E207]" office:value-type="percentage" office:value="1.02501346249281" calcext:value-type="percentage">
            <text:p>102.50%</text:p>
          </table:table-cell>
          <table:table-cell table:formula="of:=[.N207]/[.F207]" office:value-type="percentage" office:value="1.01525962199622" calcext:value-type="percentage">
            <text:p>101.53%</text:p>
          </table:table-cell>
          <table:table-cell/>
          <table:table-cell table:formula="of:=AVERAGE([.P207:.U207])" office:value-type="percentage" office:value="1.0152423468739" calcext:value-type="percentage">
            <text:p>101.52%</text:p>
          </table:table-cell>
          <table:table-cell/>
          <table:table-cell office:value-type="percentage" office:value="1.00070425889491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346449299" calcext:value-type="float">
            <text:p>346449299</text:p>
          </table:table-cell>
          <table:table-cell office:value-type="float" office:value="2378771605" calcext:value-type="float">
            <text:p>2378771605</text:p>
          </table:table-cell>
          <table:table-cell office:value-type="float" office:value="812637139" calcext:value-type="float">
            <text:p>812637139</text:p>
          </table:table-cell>
          <table:table-cell office:value-type="float" office:value="3140189800" calcext:value-type="float">
            <text:p>3140189800</text:p>
          </table:table-cell>
          <table:table-cell office:value-type="float" office:value="1561878715" calcext:value-type="float">
            <text:p>1561878715</text:p>
          </table:table-cell>
          <table:table-cell office:value-type="float" office:value="2840814443" calcext:value-type="float">
            <text:p>2840814443</text:p>
          </table:table-cell>
          <table:table-cell table:number-columns-repeated="2"/>
          <table:table-cell office:value-type="float" office:value="350452325" calcext:value-type="float">
            <text:p>350452325</text:p>
          </table:table-cell>
          <table:table-cell office:value-type="float" office:value="2411247820" calcext:value-type="float">
            <text:p>2411247820</text:p>
          </table:table-cell>
          <table:table-cell office:value-type="float" office:value="818971599" calcext:value-type="float">
            <text:p>818971599</text:p>
          </table:table-cell>
          <table:table-cell office:value-type="float" office:value="3189593748" calcext:value-type="float">
            <text:p>3189593748</text:p>
          </table:table-cell>
          <table:table-cell office:value-type="float" office:value="1602328711" calcext:value-type="float">
            <text:p>1602328711</text:p>
          </table:table-cell>
          <table:table-cell office:value-type="float" office:value="2876244988" calcext:value-type="float">
            <text:p>2876244988</text:p>
          </table:table-cell>
          <table:table-cell/>
          <table:table-cell table:formula="of:=[.I208]/[.A208]" office:value-type="percentage" office:value="1.01155443527106" calcext:value-type="percentage">
            <text:p>101.16%</text:p>
          </table:table-cell>
          <table:table-cell table:formula="of:=[.J208]/[.B208]" office:value-type="percentage" office:value="1.01365251499208" calcext:value-type="percentage">
            <text:p>101.37%</text:p>
          </table:table-cell>
          <table:table-cell table:formula="of:=[.K208]/[.C208]" office:value-type="percentage" office:value="1.00779494278073" calcext:value-type="percentage">
            <text:p>100.78%</text:p>
          </table:table-cell>
          <table:table-cell table:formula="of:=[.L208]/[.D208]" office:value-type="percentage" office:value="1.01573279041923" calcext:value-type="percentage">
            <text:p>101.57%</text:p>
          </table:table-cell>
          <table:table-cell table:formula="of:=[.M208]/[.E208]" office:value-type="percentage" office:value="1.02589829518229" calcext:value-type="percentage">
            <text:p>102.59%</text:p>
          </table:table-cell>
          <table:table-cell table:formula="of:=[.N208]/[.F208]" office:value-type="percentage" office:value="1.01247196735686" calcext:value-type="percentage">
            <text:p>101.25%</text:p>
          </table:table-cell>
          <table:table-cell/>
          <table:table-cell table:formula="of:=AVERAGE([.P208:.U208])" office:value-type="percentage" office:value="1.01451749100038" calcext:value-type="percentage">
            <text:p>101.45%</text:p>
          </table:table-cell>
          <table:table-cell/>
          <table:table-cell office:value-type="percentage" office:value="1.00128500135188" calcext:value-type="percentage">
            <text:p>100.13%</text:p>
          </table:table-cell>
          <table:table-cell table:number-columns-repeated="3"/>
        </table:table-row>
        <table:table-row table:style-name="ro1">
          <table:table-cell office:value-type="float" office:value="327608616" calcext:value-type="float">
            <text:p>327608616</text:p>
          </table:table-cell>
          <table:table-cell office:value-type="float" office:value="2330923138" calcext:value-type="float">
            <text:p>2330923138</text:p>
          </table:table-cell>
          <table:table-cell office:value-type="float" office:value="765105567" calcext:value-type="float">
            <text:p>765105567</text:p>
          </table:table-cell>
          <table:table-cell office:value-type="float" office:value="2667554453" calcext:value-type="float">
            <text:p>2667554453</text:p>
          </table:table-cell>
          <table:table-cell office:value-type="float" office:value="1570989710" calcext:value-type="float">
            <text:p>1570989710</text:p>
          </table:table-cell>
          <table:table-cell office:value-type="float" office:value="3016393060" calcext:value-type="float">
            <text:p>3016393060</text:p>
          </table:table-cell>
          <table:table-cell table:number-columns-repeated="2"/>
          <table:table-cell office:value-type="float" office:value="330972660" calcext:value-type="float">
            <text:p>330972660</text:p>
          </table:table-cell>
          <table:table-cell office:value-type="float" office:value="2361308796" calcext:value-type="float">
            <text:p>2361308796</text:p>
          </table:table-cell>
          <table:table-cell office:value-type="float" office:value="772187146" calcext:value-type="float">
            <text:p>772187146</text:p>
          </table:table-cell>
          <table:table-cell office:value-type="float" office:value="2706892208" calcext:value-type="float">
            <text:p>2706892208</text:p>
          </table:table-cell>
          <table:table-cell office:value-type="float" office:value="1609542890" calcext:value-type="float">
            <text:p>1609542890</text:p>
          </table:table-cell>
          <table:table-cell office:value-type="float" office:value="3056957533" calcext:value-type="float">
            <text:p>3056957533</text:p>
          </table:table-cell>
          <table:table-cell/>
          <table:table-cell table:formula="of:=[.I209]/[.A209]" office:value-type="percentage" office:value="1.01026848451385" calcext:value-type="percentage">
            <text:p>101.03%</text:p>
          </table:table-cell>
          <table:table-cell table:formula="of:=[.J209]/[.B209]" office:value-type="percentage" office:value="1.0130358901607" calcext:value-type="percentage">
            <text:p>101.30%</text:p>
          </table:table-cell>
          <table:table-cell table:formula="of:=[.K209]/[.C209]" office:value-type="percentage" office:value="1.00925568876432" calcext:value-type="percentage">
            <text:p>100.93%</text:p>
          </table:table-cell>
          <table:table-cell table:formula="of:=[.L209]/[.D209]" office:value-type="percentage" office:value="1.01474674863929" calcext:value-type="percentage">
            <text:p>101.47%</text:p>
          </table:table-cell>
          <table:table-cell table:formula="of:=[.M209]/[.E209]" office:value-type="percentage" office:value="1.02454069543205" calcext:value-type="percentage">
            <text:p>102.45%</text:p>
          </table:table-cell>
          <table:table-cell table:formula="of:=[.N209]/[.F209]" office:value-type="percentage" office:value="1.01344800634172" calcext:value-type="percentage">
            <text:p>101.34%</text:p>
          </table:table-cell>
          <table:table-cell/>
          <table:table-cell table:formula="of:=AVERAGE([.P209:.U209])" office:value-type="percentage" office:value="1.01421591897532" calcext:value-type="percentage">
            <text:p>101.42%</text:p>
          </table:table-cell>
          <table:table-cell/>
          <table:table-cell office:value-type="percentage" office:value="0.999957759678893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302163049" calcext:value-type="float">
            <text:p>302163049</text:p>
          </table:table-cell>
          <table:table-cell office:value-type="float" office:value="2343094805" calcext:value-type="float">
            <text:p>2343094805</text:p>
          </table:table-cell>
          <table:table-cell office:value-type="float" office:value="717625797" calcext:value-type="float">
            <text:p>717625797</text:p>
          </table:table-cell>
          <table:table-cell office:value-type="float" office:value="2605584062" calcext:value-type="float">
            <text:p>2605584062</text:p>
          </table:table-cell>
          <table:table-cell office:value-type="float" office:value="1556612345" calcext:value-type="float">
            <text:p>1556612345</text:p>
          </table:table-cell>
          <table:table-cell office:value-type="float" office:value="2820556559" calcext:value-type="float">
            <text:p>2820556559</text:p>
          </table:table-cell>
          <table:table-cell table:number-columns-repeated="2"/>
          <table:table-cell office:value-type="float" office:value="305274721" calcext:value-type="float">
            <text:p>305274721</text:p>
          </table:table-cell>
          <table:table-cell office:value-type="float" office:value="2374888225" calcext:value-type="float">
            <text:p>2374888225</text:p>
          </table:table-cell>
          <table:table-cell office:value-type="float" office:value="724591818" calcext:value-type="float">
            <text:p>724591818</text:p>
          </table:table-cell>
          <table:table-cell office:value-type="float" office:value="2643718801" calcext:value-type="float">
            <text:p>2643718801</text:p>
          </table:table-cell>
          <table:table-cell office:value-type="float" office:value="1596358746" calcext:value-type="float">
            <text:p>1596358746</text:p>
          </table:table-cell>
          <table:table-cell office:value-type="float" office:value="2861496778" calcext:value-type="float">
            <text:p>2861496778</text:p>
          </table:table-cell>
          <table:table-cell/>
          <table:table-cell table:formula="of:=[.I210]/[.A210]" office:value-type="percentage" office:value="1.01029798981145" calcext:value-type="percentage">
            <text:p>101.03%</text:p>
          </table:table-cell>
          <table:table-cell table:formula="of:=[.J210]/[.B210]" office:value-type="percentage" office:value="1.01356898574149" calcext:value-type="percentage">
            <text:p>101.36%</text:p>
          </table:table-cell>
          <table:table-cell table:formula="of:=[.K210]/[.C210]" office:value-type="percentage" office:value="1.00970703816546" calcext:value-type="percentage">
            <text:p>100.97%</text:p>
          </table:table-cell>
          <table:table-cell table:formula="of:=[.L210]/[.D210]" office:value-type="percentage" office:value="1.01463577381984" calcext:value-type="percentage">
            <text:p>101.46%</text:p>
          </table:table-cell>
          <table:table-cell table:formula="of:=[.M210]/[.E210]" office:value-type="percentage" office:value="1.02553391094942" calcext:value-type="percentage">
            <text:p>102.55%</text:p>
          </table:table-cell>
          <table:table-cell table:formula="of:=[.N210]/[.F210]" office:value-type="percentage" office:value="1.01451494346723" calcext:value-type="percentage">
            <text:p>101.45%</text:p>
          </table:table-cell>
          <table:table-cell/>
          <table:table-cell table:formula="of:=AVERAGE([.P210:.U210])" office:value-type="percentage" office:value="1.01470977365915" calcext:value-type="percentage">
            <text:p>101.47%</text:p>
          </table:table-cell>
          <table:table-cell/>
          <table:table-cell office:value-type="percentage" office:value="1.00063777817695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05449110" calcext:value-type="float">
            <text:p>305449110</text:p>
          </table:table-cell>
          <table:table-cell office:value-type="float" office:value="2334192549" calcext:value-type="float">
            <text:p>2334192549</text:p>
          </table:table-cell>
          <table:table-cell office:value-type="float" office:value="621534943" calcext:value-type="float">
            <text:p>621534943</text:p>
          </table:table-cell>
          <table:table-cell office:value-type="float" office:value="2564831690" calcext:value-type="float">
            <text:p>2564831690</text:p>
          </table:table-cell>
          <table:table-cell office:value-type="float" office:value="1556938930" calcext:value-type="float">
            <text:p>1556938930</text:p>
          </table:table-cell>
          <table:table-cell office:value-type="float" office:value="2848342735" calcext:value-type="float">
            <text:p>2848342735</text:p>
          </table:table-cell>
          <table:table-cell table:number-columns-repeated="2"/>
          <table:table-cell office:value-type="float" office:value="308872523" calcext:value-type="float">
            <text:p>308872523</text:p>
          </table:table-cell>
          <table:table-cell office:value-type="float" office:value="2364319277" calcext:value-type="float">
            <text:p>2364319277</text:p>
          </table:table-cell>
          <table:table-cell office:value-type="float" office:value="626173490" calcext:value-type="float">
            <text:p>626173490</text:p>
          </table:table-cell>
          <table:table-cell office:value-type="float" office:value="2604425372" calcext:value-type="float">
            <text:p>2604425372</text:p>
          </table:table-cell>
          <table:table-cell office:value-type="float" office:value="1596583899" calcext:value-type="float">
            <text:p>1596583899</text:p>
          </table:table-cell>
          <table:table-cell office:value-type="float" office:value="2891996323" calcext:value-type="float">
            <text:p>2891996323</text:p>
          </table:table-cell>
          <table:table-cell/>
          <table:table-cell table:formula="of:=[.I211]/[.A211]" office:value-type="percentage" office:value="1.01120780152216" calcext:value-type="percentage">
            <text:p>101.12%</text:p>
          </table:table-cell>
          <table:table-cell table:formula="of:=[.J211]/[.B211]" office:value-type="percentage" office:value="1.01290670215399" calcext:value-type="percentage">
            <text:p>101.29%</text:p>
          </table:table-cell>
          <table:table-cell table:formula="of:=[.K211]/[.C211]" office:value-type="percentage" office:value="1.00746305103557" calcext:value-type="percentage">
            <text:p>100.75%</text:p>
          </table:table-cell>
          <table:table-cell table:formula="of:=[.L211]/[.D211]" office:value-type="percentage" office:value="1.01543714628698" calcext:value-type="percentage">
            <text:p>101.54%</text:p>
          </table:table-cell>
          <table:table-cell table:formula="of:=[.M211]/[.E211]" office:value-type="percentage" office:value="1.02546340658333" calcext:value-type="percentage">
            <text:p>102.55%</text:p>
          </table:table-cell>
          <table:table-cell table:formula="of:=[.N211]/[.F211]" office:value-type="percentage" office:value="1.01532596041326" calcext:value-type="percentage">
            <text:p>101.53%</text:p>
          </table:table-cell>
          <table:table-cell/>
          <table:table-cell table:formula="of:=AVERAGE([.P211:.U211])" office:value-type="percentage" office:value="1.01463401133255" calcext:value-type="percentage">
            <text:p>101.46%</text:p>
          </table:table-cell>
          <table:table-cell/>
          <table:table-cell office:value-type="percentage" office:value="1.00122589858834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91695860" calcext:value-type="float">
            <text:p>291695860</text:p>
          </table:table-cell>
          <table:table-cell office:value-type="float" office:value="2316548475" calcext:value-type="float">
            <text:p>2316548475</text:p>
          </table:table-cell>
          <table:table-cell office:value-type="float" office:value="643175547" calcext:value-type="float">
            <text:p>643175547</text:p>
          </table:table-cell>
          <table:table-cell office:value-type="float" office:value="2688814599" calcext:value-type="float">
            <text:p>2688814599</text:p>
          </table:table-cell>
          <table:table-cell office:value-type="float" office:value="1542700953" calcext:value-type="float">
            <text:p>1542700953</text:p>
          </table:table-cell>
          <table:table-cell office:value-type="float" office:value="2959943195" calcext:value-type="float">
            <text:p>2959943195</text:p>
          </table:table-cell>
          <table:table-cell table:number-columns-repeated="2"/>
          <table:table-cell office:value-type="float" office:value="295313749" calcext:value-type="float">
            <text:p>295313749</text:p>
          </table:table-cell>
          <table:table-cell office:value-type="float" office:value="2343307369" calcext:value-type="float">
            <text:p>2343307369</text:p>
          </table:table-cell>
          <table:table-cell office:value-type="float" office:value="649978600" calcext:value-type="float">
            <text:p>649978600</text:p>
          </table:table-cell>
          <table:table-cell office:value-type="float" office:value="2728846250" calcext:value-type="float">
            <text:p>2728846250</text:p>
          </table:table-cell>
          <table:table-cell office:value-type="float" office:value="1582000775" calcext:value-type="float">
            <text:p>1582000775</text:p>
          </table:table-cell>
          <table:table-cell office:value-type="float" office:value="3003929291" calcext:value-type="float">
            <text:p>3003929291</text:p>
          </table:table-cell>
          <table:table-cell/>
          <table:table-cell table:formula="of:=[.I212]/[.A212]" office:value-type="percentage" office:value="1.01240294942822" calcext:value-type="percentage">
            <text:p>101.24%</text:p>
          </table:table-cell>
          <table:table-cell table:formula="of:=[.J212]/[.B212]" office:value-type="percentage" office:value="1.01155119104512" calcext:value-type="percentage">
            <text:p>101.16%</text:p>
          </table:table-cell>
          <table:table-cell table:formula="of:=[.K212]/[.C212]" office:value-type="percentage" office:value="1.0105772880075" calcext:value-type="percentage">
            <text:p>101.06%</text:p>
          </table:table-cell>
          <table:table-cell table:formula="of:=[.L212]/[.D212]" office:value-type="percentage" office:value="1.01488821542954" calcext:value-type="percentage">
            <text:p>101.49%</text:p>
          </table:table-cell>
          <table:table-cell table:formula="of:=[.M212]/[.E212]" office:value-type="percentage" office:value="1.02547468576044" calcext:value-type="percentage">
            <text:p>102.55%</text:p>
          </table:table-cell>
          <table:table-cell table:formula="of:=[.N212]/[.F212]" office:value-type="percentage" office:value="1.01486045275271" calcext:value-type="percentage">
            <text:p>101.49%</text:p>
          </table:table-cell>
          <table:table-cell/>
          <table:table-cell table:formula="of:=AVERAGE([.P212:.U212])" office:value-type="percentage" office:value="1.01495913040392" calcext:value-type="percentage">
            <text:p>101.50%</text:p>
          </table:table-cell>
          <table:table-cell/>
          <table:table-cell office:value-type="percentage" office:value="1.00116816707084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94357446" calcext:value-type="float">
            <text:p>294357446</text:p>
          </table:table-cell>
          <table:table-cell office:value-type="float" office:value="2432777615" calcext:value-type="float">
            <text:p>2432777615</text:p>
          </table:table-cell>
          <table:table-cell office:value-type="float" office:value="662845408" calcext:value-type="float">
            <text:p>662845408</text:p>
          </table:table-cell>
          <table:table-cell office:value-type="float" office:value="2539894921" calcext:value-type="float">
            <text:p>2539894921</text:p>
          </table:table-cell>
          <table:table-cell office:value-type="float" office:value="1555315866" calcext:value-type="float">
            <text:p>1555315866</text:p>
          </table:table-cell>
          <table:table-cell office:value-type="float" office:value="2825297402" calcext:value-type="float">
            <text:p>2825297402</text:p>
          </table:table-cell>
          <table:table-cell table:number-columns-repeated="2"/>
          <table:table-cell office:value-type="float" office:value="298263538" calcext:value-type="float">
            <text:p>298263538</text:p>
          </table:table-cell>
          <table:table-cell office:value-type="float" office:value="2464191976" calcext:value-type="float">
            <text:p>2464191976</text:p>
          </table:table-cell>
          <table:table-cell office:value-type="float" office:value="667661955" calcext:value-type="float">
            <text:p>667661955</text:p>
          </table:table-cell>
          <table:table-cell office:value-type="float" office:value="2579044625" calcext:value-type="float">
            <text:p>2579044625</text:p>
          </table:table-cell>
          <table:table-cell office:value-type="float" office:value="1593646267" calcext:value-type="float">
            <text:p>1593646267</text:p>
          </table:table-cell>
          <table:table-cell office:value-type="float" office:value="2864613346" calcext:value-type="float">
            <text:p>2864613346</text:p>
          </table:table-cell>
          <table:table-cell/>
          <table:table-cell table:formula="of:=[.I213]/[.A213]" office:value-type="percentage" office:value="1.01326989363809" calcext:value-type="percentage">
            <text:p>101.33%</text:p>
          </table:table-cell>
          <table:table-cell table:formula="of:=[.J213]/[.B213]" office:value-type="percentage" office:value="1.01291296039815" calcext:value-type="percentage">
            <text:p>101.29%</text:p>
          </table:table-cell>
          <table:table-cell table:formula="of:=[.K213]/[.C213]" office:value-type="percentage" office:value="1.00726647109849" calcext:value-type="percentage">
            <text:p>100.73%</text:p>
          </table:table-cell>
          <table:table-cell table:formula="of:=[.L213]/[.D213]" office:value-type="percentage" office:value="1.01541390695981" calcext:value-type="percentage">
            <text:p>101.54%</text:p>
          </table:table-cell>
          <table:table-cell table:formula="of:=[.M213]/[.E213]" office:value-type="percentage" office:value="1.0246447694889" calcext:value-type="percentage">
            <text:p>102.46%</text:p>
          </table:table-cell>
          <table:table-cell table:formula="of:=[.N213]/[.F213]" office:value-type="percentage" office:value="1.0139156833444" calcext:value-type="percentage">
            <text:p>101.39%</text:p>
          </table:table-cell>
          <table:table-cell/>
          <table:table-cell table:formula="of:=AVERAGE([.P213:.U213])" office:value-type="percentage" office:value="1.01457061415464" calcext:value-type="percentage">
            <text:p>101.46%</text:p>
          </table:table-cell>
          <table:table-cell/>
          <table:table-cell office:value-type="percentage" office:value="1.0013925682116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292665509" calcext:value-type="float">
            <text:p>292665509</text:p>
          </table:table-cell>
          <table:table-cell office:value-type="float" office:value="2312431772" calcext:value-type="float">
            <text:p>2312431772</text:p>
          </table:table-cell>
          <table:table-cell office:value-type="float" office:value="664522635" calcext:value-type="float">
            <text:p>664522635</text:p>
          </table:table-cell>
          <table:table-cell office:value-type="float" office:value="2530760415" calcext:value-type="float">
            <text:p>2530760415</text:p>
          </table:table-cell>
          <table:table-cell office:value-type="float" office:value="1559569019" calcext:value-type="float">
            <text:p>1559569019</text:p>
          </table:table-cell>
          <table:table-cell office:value-type="float" office:value="2841065381" calcext:value-type="float">
            <text:p>2841065381</text:p>
          </table:table-cell>
          <table:table-cell table:number-columns-repeated="2"/>
          <table:table-cell office:value-type="float" office:value="296734332" calcext:value-type="float">
            <text:p>296734332</text:p>
          </table:table-cell>
          <table:table-cell office:value-type="float" office:value="2342962339" calcext:value-type="float">
            <text:p>2342962339</text:p>
          </table:table-cell>
          <table:table-cell office:value-type="float" office:value="672550226" calcext:value-type="float">
            <text:p>672550226</text:p>
          </table:table-cell>
          <table:table-cell office:value-type="float" office:value="2570892719" calcext:value-type="float">
            <text:p>2570892719</text:p>
          </table:table-cell>
          <table:table-cell office:value-type="float" office:value="1596956529" calcext:value-type="float">
            <text:p>1596956529</text:p>
          </table:table-cell>
          <table:table-cell office:value-type="float" office:value="2883832740" calcext:value-type="float">
            <text:p>2883832740</text:p>
          </table:table-cell>
          <table:table-cell/>
          <table:table-cell table:formula="of:=[.I214]/[.A214]" office:value-type="percentage" office:value="1.01390263927547" calcext:value-type="percentage">
            <text:p>101.39%</text:p>
          </table:table-cell>
          <table:table-cell table:formula="of:=[.J214]/[.B214]" office:value-type="percentage" office:value="1.01320279688667" calcext:value-type="percentage">
            <text:p>101.32%</text:p>
          </table:table-cell>
          <table:table-cell table:formula="of:=[.K214]/[.C214]" office:value-type="percentage" office:value="1.01208023711638" calcext:value-type="percentage">
            <text:p>101.21%</text:p>
          </table:table-cell>
          <table:table-cell table:formula="of:=[.L214]/[.D214]" office:value-type="percentage" office:value="1.01585780454054" calcext:value-type="percentage">
            <text:p>101.59%</text:p>
          </table:table-cell>
          <table:table-cell table:formula="of:=[.M214]/[.E214]" office:value-type="percentage" office:value="1.02397297557499" calcext:value-type="percentage">
            <text:p>102.40%</text:p>
          </table:table-cell>
          <table:table-cell table:formula="of:=[.N214]/[.F214]" office:value-type="percentage" office:value="1.01505328222505" calcext:value-type="percentage">
            <text:p>101.51%</text:p>
          </table:table-cell>
          <table:table-cell/>
          <table:table-cell table:formula="of:=AVERAGE([.P214:.U214])" office:value-type="percentage" office:value="1.01567828926985" calcext:value-type="percentage">
            <text:p>101.57%</text:p>
          </table:table-cell>
          <table:table-cell/>
          <table:table-cell office:value-type="percentage" office:value="1.00020454217353" calcext:value-type="percentage">
            <text:p>100.02%</text:p>
          </table:table-cell>
          <table:table-cell table:number-columns-repeated="3"/>
        </table:table-row>
        <table:table-row table:style-name="ro1">
          <table:table-cell office:value-type="float" office:value="290941355" calcext:value-type="float">
            <text:p>290941355</text:p>
          </table:table-cell>
          <table:table-cell office:value-type="float" office:value="2342057549" calcext:value-type="float">
            <text:p>2342057549</text:p>
          </table:table-cell>
          <table:table-cell office:value-type="float" office:value="708019347" calcext:value-type="float">
            <text:p>708019347</text:p>
          </table:table-cell>
          <table:table-cell office:value-type="float" office:value="2698197215" calcext:value-type="float">
            <text:p>2698197215</text:p>
          </table:table-cell>
          <table:table-cell office:value-type="float" office:value="1558976391" calcext:value-type="float">
            <text:p>1558976391</text:p>
          </table:table-cell>
          <table:table-cell office:value-type="float" office:value="3013307162" calcext:value-type="float">
            <text:p>3013307162</text:p>
          </table:table-cell>
          <table:table-cell table:number-columns-repeated="2"/>
          <table:table-cell office:value-type="float" office:value="295924138" calcext:value-type="float">
            <text:p>295924138</text:p>
          </table:table-cell>
          <table:table-cell office:value-type="float" office:value="2372931460" calcext:value-type="float">
            <text:p>2372931460</text:p>
          </table:table-cell>
          <table:table-cell office:value-type="float" office:value="714956139" calcext:value-type="float">
            <text:p>714956139</text:p>
          </table:table-cell>
          <table:table-cell office:value-type="float" office:value="2741274644" calcext:value-type="float">
            <text:p>2741274644</text:p>
          </table:table-cell>
          <table:table-cell office:value-type="float" office:value="1597716060" calcext:value-type="float">
            <text:p>1597716060</text:p>
          </table:table-cell>
          <table:table-cell office:value-type="float" office:value="3054283635" calcext:value-type="float">
            <text:p>3054283635</text:p>
          </table:table-cell>
          <table:table-cell/>
          <table:table-cell table:formula="of:=[.I215]/[.A215]" office:value-type="percentage" office:value="1.01712641710904" calcext:value-type="percentage">
            <text:p>101.71%</text:p>
          </table:table-cell>
          <table:table-cell table:formula="of:=[.J215]/[.B215]" office:value-type="percentage" office:value="1.01318238785942" calcext:value-type="percentage">
            <text:p>101.32%</text:p>
          </table:table-cell>
          <table:table-cell table:formula="of:=[.K215]/[.C215]" office:value-type="percentage" office:value="1.00979746108548" calcext:value-type="percentage">
            <text:p>100.98%</text:p>
          </table:table-cell>
          <table:table-cell table:formula="of:=[.L215]/[.D215]" office:value-type="percentage" office:value="1.01596526331008" calcext:value-type="percentage">
            <text:p>101.60%</text:p>
          </table:table-cell>
          <table:table-cell table:formula="of:=[.M215]/[.E215]" office:value-type="percentage" office:value="1.02484942634388" calcext:value-type="percentage">
            <text:p>102.48%</text:p>
          </table:table-cell>
          <table:table-cell table:formula="of:=[.N215]/[.F215]" office:value-type="percentage" office:value="1.01359850516295" calcext:value-type="percentage">
            <text:p>101.36%</text:p>
          </table:table-cell>
          <table:table-cell/>
          <table:table-cell table:formula="of:=AVERAGE([.P215:.U215])" office:value-type="percentage" office:value="1.01575324347848" calcext:value-type="percentage">
            <text:p>101.58%</text:p>
          </table:table-cell>
          <table:table-cell/>
          <table:table-cell office:value-type="percentage" office:value="1.00122707239617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94596874" calcext:value-type="float">
            <text:p>294596874</text:p>
          </table:table-cell>
          <table:table-cell office:value-type="float" office:value="2347504937" calcext:value-type="float">
            <text:p>2347504937</text:p>
          </table:table-cell>
          <table:table-cell office:value-type="float" office:value="731019537" calcext:value-type="float">
            <text:p>731019537</text:p>
          </table:table-cell>
          <table:table-cell office:value-type="float" office:value="2573211247" calcext:value-type="float">
            <text:p>2573211247</text:p>
          </table:table-cell>
          <table:table-cell office:value-type="float" office:value="1566818859" calcext:value-type="float">
            <text:p>1566818859</text:p>
          </table:table-cell>
          <table:table-cell office:value-type="float" office:value="2826956183" calcext:value-type="float">
            <text:p>2826956183</text:p>
          </table:table-cell>
          <table:table-cell table:number-columns-repeated="2"/>
          <table:table-cell office:value-type="float" office:value="299128548" calcext:value-type="float">
            <text:p>299128548</text:p>
          </table:table-cell>
          <table:table-cell office:value-type="float" office:value="2379240938" calcext:value-type="float">
            <text:p>2379240938</text:p>
          </table:table-cell>
          <table:table-cell office:value-type="float" office:value="739009904" calcext:value-type="float">
            <text:p>739009904</text:p>
          </table:table-cell>
          <table:table-cell office:value-type="float" office:value="2613868812" calcext:value-type="float">
            <text:p>2613868812</text:p>
          </table:table-cell>
          <table:table-cell office:value-type="float" office:value="1605783498" calcext:value-type="float">
            <text:p>1605783498</text:p>
          </table:table-cell>
          <table:table-cell office:value-type="float" office:value="2864386011" calcext:value-type="float">
            <text:p>2864386011</text:p>
          </table:table-cell>
          <table:table-cell/>
          <table:table-cell table:formula="of:=[.I216]/[.A216]" office:value-type="percentage" office:value="1.01538262758348" calcext:value-type="percentage">
            <text:p>101.54%</text:p>
          </table:table-cell>
          <table:table-cell table:formula="of:=[.J216]/[.B216]" office:value-type="percentage" office:value="1.01351903482706" calcext:value-type="percentage">
            <text:p>101.35%</text:p>
          </table:table-cell>
          <table:table-cell table:formula="of:=[.K216]/[.C216]" office:value-type="percentage" office:value="1.01093044247872" calcext:value-type="percentage">
            <text:p>101.09%</text:p>
          </table:table-cell>
          <table:table-cell table:formula="of:=[.L216]/[.D216]" office:value-type="percentage" office:value="1.01580032150388" calcext:value-type="percentage">
            <text:p>101.58%</text:p>
          </table:table-cell>
          <table:table-cell table:formula="of:=[.M216]/[.E216]" office:value-type="percentage" office:value="1.02486863033093" calcext:value-type="percentage">
            <text:p>102.49%</text:p>
          </table:table-cell>
          <table:table-cell table:formula="of:=[.N216]/[.F216]" office:value-type="percentage" office:value="1.01324032831675" calcext:value-type="percentage">
            <text:p>101.32%</text:p>
          </table:table-cell>
          <table:table-cell/>
          <table:table-cell table:formula="of:=AVERAGE([.P216:.U216])" office:value-type="percentage" office:value="1.01562356417347" calcext:value-type="percentage">
            <text:p>101.56%</text:p>
          </table:table-cell>
          <table:table-cell/>
          <table:table-cell office:value-type="percentage" office:value="1.00092909101749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04633862" calcext:value-type="float">
            <text:p>304633862</text:p>
          </table:table-cell>
          <table:table-cell office:value-type="float" office:value="2331243187" calcext:value-type="float">
            <text:p>2331243187</text:p>
          </table:table-cell>
          <table:table-cell office:value-type="float" office:value="821008067" calcext:value-type="float">
            <text:p>821008067</text:p>
          </table:table-cell>
          <table:table-cell office:value-type="float" office:value="2520876974" calcext:value-type="float">
            <text:p>2520876974</text:p>
          </table:table-cell>
          <table:table-cell office:value-type="float" office:value="1562366784" calcext:value-type="float">
            <text:p>1562366784</text:p>
          </table:table-cell>
          <table:table-cell office:value-type="float" office:value="2834835315" calcext:value-type="float">
            <text:p>2834835315</text:p>
          </table:table-cell>
          <table:table-cell table:number-columns-repeated="2"/>
          <table:table-cell office:value-type="float" office:value="307424561" calcext:value-type="float">
            <text:p>307424561</text:p>
          </table:table-cell>
          <table:table-cell office:value-type="float" office:value="2359901769" calcext:value-type="float">
            <text:p>2359901769</text:p>
          </table:table-cell>
          <table:table-cell office:value-type="float" office:value="830887516" calcext:value-type="float">
            <text:p>830887516</text:p>
          </table:table-cell>
          <table:table-cell office:value-type="float" office:value="2562978035" calcext:value-type="float">
            <text:p>2562978035</text:p>
          </table:table-cell>
          <table:table-cell office:value-type="float" office:value="1601062512" calcext:value-type="float">
            <text:p>1601062512</text:p>
          </table:table-cell>
          <table:table-cell office:value-type="float" office:value="2872052011" calcext:value-type="float">
            <text:p>2872052011</text:p>
          </table:table-cell>
          <table:table-cell/>
          <table:table-cell table:formula="of:=[.I217]/[.A217]" office:value-type="percentage" office:value="1.0091608299277" calcext:value-type="percentage">
            <text:p>100.92%</text:p>
          </table:table-cell>
          <table:table-cell table:formula="of:=[.J217]/[.B217]" office:value-type="percentage" office:value="1.01229326144943" calcext:value-type="percentage">
            <text:p>101.23%</text:p>
          </table:table-cell>
          <table:table-cell table:formula="of:=[.K217]/[.C217]" office:value-type="percentage" office:value="1.01203331538032" calcext:value-type="percentage">
            <text:p>101.20%</text:p>
          </table:table-cell>
          <table:table-cell table:formula="of:=[.L217]/[.D217]" office:value-type="percentage" office:value="1.01670095821185" calcext:value-type="percentage">
            <text:p>101.67%</text:p>
          </table:table-cell>
          <table:table-cell table:formula="of:=[.M217]/[.E217]" office:value-type="percentage" office:value="1.02476737754302" calcext:value-type="percentage">
            <text:p>102.48%</text:p>
          </table:table-cell>
          <table:table-cell table:formula="of:=[.N217]/[.F217]" office:value-type="percentage" office:value="1.01312834498818" calcext:value-type="percentage">
            <text:p>101.31%</text:p>
          </table:table-cell>
          <table:table-cell/>
          <table:table-cell table:formula="of:=AVERAGE([.P217:.U217])" office:value-type="percentage" office:value="1.01468068125008" calcext:value-type="percentage">
            <text:p>101.47%</text:p>
          </table:table-cell>
          <table:table-cell/>
          <table:table-cell office:value-type="percentage" office:value="0.99969602558742" calcext:value-type="percentage">
            <text:p>99.97%</text:p>
          </table:table-cell>
          <table:table-cell table:number-columns-repeated="3"/>
        </table:table-row>
        <table:table-row table:style-name="ro1">
          <table:table-cell office:value-type="float" office:value="304026015" calcext:value-type="float">
            <text:p>304026015</text:p>
          </table:table-cell>
          <table:table-cell office:value-type="float" office:value="2328506885" calcext:value-type="float">
            <text:p>2328506885</text:p>
          </table:table-cell>
          <table:table-cell office:value-type="float" office:value="772096005" calcext:value-type="float">
            <text:p>772096005</text:p>
          </table:table-cell>
          <table:table-cell office:value-type="float" office:value="2672118798" calcext:value-type="float">
            <text:p>2672118798</text:p>
          </table:table-cell>
          <table:table-cell office:value-type="float" office:value="1590943203" calcext:value-type="float">
            <text:p>1590943203</text:p>
          </table:table-cell>
          <table:table-cell office:value-type="float" office:value="3031361192" calcext:value-type="float">
            <text:p>3031361192</text:p>
          </table:table-cell>
          <table:table-cell table:number-columns-repeated="2"/>
          <table:table-cell office:value-type="float" office:value="306063055" calcext:value-type="float">
            <text:p>306063055</text:p>
          </table:table-cell>
          <table:table-cell office:value-type="float" office:value="2358477206" calcext:value-type="float">
            <text:p>2358477206</text:p>
          </table:table-cell>
          <table:table-cell office:value-type="float" office:value="779601437" calcext:value-type="float">
            <text:p>779601437</text:p>
          </table:table-cell>
          <table:table-cell office:value-type="float" office:value="2715657959" calcext:value-type="float">
            <text:p>2715657959</text:p>
          </table:table-cell>
          <table:table-cell office:value-type="float" office:value="1630433997" calcext:value-type="float">
            <text:p>1630433997</text:p>
          </table:table-cell>
          <table:table-cell office:value-type="float" office:value="3069924791" calcext:value-type="float">
            <text:p>3069924791</text:p>
          </table:table-cell>
          <table:table-cell/>
          <table:table-cell table:formula="of:=[.I218]/[.A218]" office:value-type="percentage" office:value="1.00670021609828" calcext:value-type="percentage">
            <text:p>100.67%</text:p>
          </table:table-cell>
          <table:table-cell table:formula="of:=[.J218]/[.B218]" office:value-type="percentage" office:value="1.01287104676094" calcext:value-type="percentage">
            <text:p>101.29%</text:p>
          </table:table-cell>
          <table:table-cell table:formula="of:=[.K218]/[.C218]" office:value-type="percentage" office:value="1.00972085330243" calcext:value-type="percentage">
            <text:p>100.97%</text:p>
          </table:table-cell>
          <table:table-cell table:formula="of:=[.L218]/[.D218]" office:value-type="percentage" office:value="1.01629387175173" calcext:value-type="percentage">
            <text:p>101.63%</text:p>
          </table:table-cell>
          <table:table-cell table:formula="of:=[.M218]/[.E218]" office:value-type="percentage" office:value="1.0248222525641" calcext:value-type="percentage">
            <text:p>102.48%</text:p>
          </table:table-cell>
          <table:table-cell table:formula="of:=[.N218]/[.F218]" office:value-type="percentage" office:value="1.01272154539082" calcext:value-type="percentage">
            <text:p>101.27%</text:p>
          </table:table-cell>
          <table:table-cell/>
          <table:table-cell table:formula="of:=AVERAGE([.P218:.U218])" office:value-type="percentage" office:value="1.01385496431138" calcext:value-type="percentage">
            <text:p>101.39%</text:p>
          </table:table-cell>
          <table:table-cell/>
          <table:table-cell office:value-type="percentage" office:value="1.00078332761599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98375868" calcext:value-type="float">
            <text:p>298375868</text:p>
          </table:table-cell>
          <table:table-cell office:value-type="float" office:value="2388729381" calcext:value-type="float">
            <text:p>2388729381</text:p>
          </table:table-cell>
          <table:table-cell office:value-type="float" office:value="674331160" calcext:value-type="float">
            <text:p>674331160</text:p>
          </table:table-cell>
          <table:table-cell office:value-type="float" office:value="2534896089" calcext:value-type="float">
            <text:p>2534896089</text:p>
          </table:table-cell>
          <table:table-cell office:value-type="float" office:value="1564175052" calcext:value-type="float">
            <text:p>1564175052</text:p>
          </table:table-cell>
          <table:table-cell office:value-type="float" office:value="2877875871" calcext:value-type="float">
            <text:p>2877875871</text:p>
          </table:table-cell>
          <table:table-cell table:number-columns-repeated="2"/>
          <table:table-cell office:value-type="float" office:value="301496307" calcext:value-type="float">
            <text:p>301496307</text:p>
          </table:table-cell>
          <table:table-cell office:value-type="float" office:value="2419282124" calcext:value-type="float">
            <text:p>2419282124</text:p>
          </table:table-cell>
          <table:table-cell office:value-type="float" office:value="680484591" calcext:value-type="float">
            <text:p>680484591</text:p>
          </table:table-cell>
          <table:table-cell office:value-type="float" office:value="2572540962" calcext:value-type="float">
            <text:p>2572540962</text:p>
          </table:table-cell>
          <table:table-cell office:value-type="float" office:value="1601899003" calcext:value-type="float">
            <text:p>1601899003</text:p>
          </table:table-cell>
          <table:table-cell office:value-type="float" office:value="2913666792" calcext:value-type="float">
            <text:p>2913666792</text:p>
          </table:table-cell>
          <table:table-cell/>
          <table:table-cell table:formula="of:=[.I219]/[.A219]" office:value-type="percentage" office:value="1.01045808101344" calcext:value-type="percentage">
            <text:p>101.05%</text:p>
          </table:table-cell>
          <table:table-cell table:formula="of:=[.J219]/[.B219]" office:value-type="percentage" office:value="1.0127903743484" calcext:value-type="percentage">
            <text:p>101.28%</text:p>
          </table:table-cell>
          <table:table-cell table:formula="of:=[.K219]/[.C219]" office:value-type="percentage" office:value="1.00912523603388" calcext:value-type="percentage">
            <text:p>100.91%</text:p>
          </table:table-cell>
          <table:table-cell table:formula="of:=[.L219]/[.D219]" office:value-type="percentage" office:value="1.01485065725706" calcext:value-type="percentage">
            <text:p>101.49%</text:p>
          </table:table-cell>
          <table:table-cell table:formula="of:=[.M219]/[.E219]" office:value-type="percentage" office:value="1.02411747390534" calcext:value-type="percentage">
            <text:p>102.41%</text:p>
          </table:table-cell>
          <table:table-cell table:formula="of:=[.N219]/[.F219]" office:value-type="percentage" office:value="1.0124365756566" calcext:value-type="percentage">
            <text:p>101.24%</text:p>
          </table:table-cell>
          <table:table-cell/>
          <table:table-cell table:formula="of:=AVERAGE([.P219:.U219])" office:value-type="percentage" office:value="1.01396306636912" calcext:value-type="percentage">
            <text:p>101.40%</text:p>
          </table:table-cell>
          <table:table-cell/>
          <table:table-cell office:value-type="percentage" office:value="1.00109539716427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292444696" calcext:value-type="float">
            <text:p>292444696</text:p>
          </table:table-cell>
          <table:table-cell office:value-type="float" office:value="2333364062" calcext:value-type="float">
            <text:p>2333364062</text:p>
          </table:table-cell>
          <table:table-cell office:value-type="float" office:value="648946797" calcext:value-type="float">
            <text:p>648946797</text:p>
          </table:table-cell>
          <table:table-cell office:value-type="float" office:value="3157706221" calcext:value-type="float">
            <text:p>3157706221</text:p>
          </table:table-cell>
          <table:table-cell office:value-type="float" office:value="1584077836" calcext:value-type="float">
            <text:p>1584077836</text:p>
          </table:table-cell>
          <table:table-cell office:value-type="float" office:value="2948028805" calcext:value-type="float">
            <text:p>2948028805</text:p>
          </table:table-cell>
          <table:table-cell table:number-columns-repeated="2"/>
          <table:table-cell office:value-type="float" office:value="295364910" calcext:value-type="float">
            <text:p>295364910</text:p>
          </table:table-cell>
          <table:table-cell office:value-type="float" office:value="2364269379" calcext:value-type="float">
            <text:p>2364269379</text:p>
          </table:table-cell>
          <table:table-cell office:value-type="float" office:value="652891518" calcext:value-type="float">
            <text:p>652891518</text:p>
          </table:table-cell>
          <table:table-cell office:value-type="float" office:value="3205960511" calcext:value-type="float">
            <text:p>3205960511</text:p>
          </table:table-cell>
          <table:table-cell office:value-type="float" office:value="1622842204" calcext:value-type="float">
            <text:p>1622842204</text:p>
          </table:table-cell>
          <table:table-cell office:value-type="float" office:value="2980822266" calcext:value-type="float">
            <text:p>2980822266</text:p>
          </table:table-cell>
          <table:table-cell/>
          <table:table-cell table:formula="of:=[.I220]/[.A220]" office:value-type="percentage" office:value="1.00998552560516" calcext:value-type="percentage">
            <text:p>101.00%</text:p>
          </table:table-cell>
          <table:table-cell table:formula="of:=[.J220]/[.B220]" office:value-type="percentage" office:value="1.01324496142857" calcext:value-type="percentage">
            <text:p>101.32%</text:p>
          </table:table-cell>
          <table:table-cell table:formula="of:=[.K220]/[.C220]" office:value-type="percentage" office:value="1.00607865085125" calcext:value-type="percentage">
            <text:p>100.61%</text:p>
          </table:table-cell>
          <table:table-cell table:formula="of:=[.L220]/[.D220]" office:value-type="percentage" office:value="1.0152814374178" calcext:value-type="percentage">
            <text:p>101.53%</text:p>
          </table:table-cell>
          <table:table-cell table:formula="of:=[.M220]/[.E220]" office:value-type="percentage" office:value="1.02447125205532" calcext:value-type="percentage">
            <text:p>102.45%</text:p>
          </table:table-cell>
          <table:table-cell table:formula="of:=[.N220]/[.F220]" office:value-type="percentage" office:value="1.01112386044003" calcext:value-type="percentage">
            <text:p>101.11%</text:p>
          </table:table-cell>
          <table:table-cell/>
          <table:table-cell table:formula="of:=AVERAGE([.P220:.U220])" office:value-type="percentage" office:value="1.01336428129969" calcext:value-type="percentage">
            <text:p>101.34%</text:p>
          </table:table-cell>
          <table:table-cell/>
          <table:table-cell office:value-type="percentage" office:value="1.00109967500799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01927305" calcext:value-type="float">
            <text:p>301927305</text:p>
          </table:table-cell>
          <table:table-cell office:value-type="float" office:value="2329553878" calcext:value-type="float">
            <text:p>2329553878</text:p>
          </table:table-cell>
          <table:table-cell office:value-type="float" office:value="719134913" calcext:value-type="float">
            <text:p>719134913</text:p>
          </table:table-cell>
          <table:table-cell office:value-type="float" office:value="2723773065" calcext:value-type="float">
            <text:p>2723773065</text:p>
          </table:table-cell>
          <table:table-cell office:value-type="float" office:value="1583658496" calcext:value-type="float">
            <text:p>1583658496</text:p>
          </table:table-cell>
          <table:table-cell office:value-type="float" office:value="2985031645" calcext:value-type="float">
            <text:p>2985031645</text:p>
          </table:table-cell>
          <table:table-cell table:number-columns-repeated="2"/>
          <table:table-cell office:value-type="float" office:value="304790571" calcext:value-type="float">
            <text:p>304790571</text:p>
          </table:table-cell>
          <table:table-cell office:value-type="float" office:value="2359779778" calcext:value-type="float">
            <text:p>2359779778</text:p>
          </table:table-cell>
          <table:table-cell office:value-type="float" office:value="726095694" calcext:value-type="float">
            <text:p>726095694</text:p>
          </table:table-cell>
          <table:table-cell office:value-type="float" office:value="2760158006" calcext:value-type="float">
            <text:p>2760158006</text:p>
          </table:table-cell>
          <table:table-cell office:value-type="float" office:value="1620900006" calcext:value-type="float">
            <text:p>1620900006</text:p>
          </table:table-cell>
          <table:table-cell office:value-type="float" office:value="3027597606" calcext:value-type="float">
            <text:p>3027597606</text:p>
          </table:table-cell>
          <table:table-cell/>
          <table:table-cell table:formula="of:=[.I221]/[.A221]" office:value-type="percentage" office:value="1.00948329598742" calcext:value-type="percentage">
            <text:p>100.95%</text:p>
          </table:table-cell>
          <table:table-cell table:formula="of:=[.J221]/[.B221]" office:value-type="percentage" office:value="1.01297497357131" calcext:value-type="percentage">
            <text:p>101.30%</text:p>
          </table:table-cell>
          <table:table-cell table:formula="of:=[.K221]/[.C221]" office:value-type="percentage" office:value="1.00967938125958" calcext:value-type="percentage">
            <text:p>100.97%</text:p>
          </table:table-cell>
          <table:table-cell table:formula="of:=[.L221]/[.D221]" office:value-type="percentage" office:value="1.01335828651349" calcext:value-type="percentage">
            <text:p>101.34%</text:p>
          </table:table-cell>
          <table:table-cell table:formula="of:=[.M221]/[.E221]" office:value-type="percentage" office:value="1.02351612427431" calcext:value-type="percentage">
            <text:p>102.35%</text:p>
          </table:table-cell>
          <table:table-cell table:formula="of:=[.N221]/[.F221]" office:value-type="percentage" office:value="1.01425980226082" calcext:value-type="percentage">
            <text:p>101.43%</text:p>
          </table:table-cell>
          <table:table-cell/>
          <table:table-cell table:formula="of:=AVERAGE([.P221:.U221])" office:value-type="percentage" office:value="1.01387864397782" calcext:value-type="percentage">
            <text:p>101.39%</text:p>
          </table:table-cell>
          <table:table-cell/>
          <table:table-cell office:value-type="percentage" office:value="1.00194737361857" calcext:value-type="percentage">
            <text:p>100.19%</text:p>
          </table:table-cell>
          <table:table-cell table:number-columns-repeated="3"/>
        </table:table-row>
        <table:table-row table:style-name="ro1">
          <table:table-cell office:value-type="float" office:value="297357107" calcext:value-type="float">
            <text:p>297357107</text:p>
          </table:table-cell>
          <table:table-cell office:value-type="float" office:value="2322410051" calcext:value-type="float">
            <text:p>2322410051</text:p>
          </table:table-cell>
          <table:table-cell office:value-type="float" office:value="720595688" calcext:value-type="float">
            <text:p>720595688</text:p>
          </table:table-cell>
          <table:table-cell office:value-type="float" office:value="2581985870" calcext:value-type="float">
            <text:p>2581985870</text:p>
          </table:table-cell>
          <table:table-cell office:value-type="float" office:value="1574436785" calcext:value-type="float">
            <text:p>1574436785</text:p>
          </table:table-cell>
          <table:table-cell office:value-type="float" office:value="2837312059" calcext:value-type="float">
            <text:p>2837312059</text:p>
          </table:table-cell>
          <table:table-cell table:number-columns-repeated="2"/>
          <table:table-cell office:value-type="float" office:value="300218251" calcext:value-type="float">
            <text:p>300218251</text:p>
          </table:table-cell>
          <table:table-cell office:value-type="float" office:value="2352116114" calcext:value-type="float">
            <text:p>2352116114</text:p>
          </table:table-cell>
          <table:table-cell office:value-type="float" office:value="727660611" calcext:value-type="float">
            <text:p>727660611</text:p>
          </table:table-cell>
          <table:table-cell office:value-type="float" office:value="2619988186" calcext:value-type="float">
            <text:p>2619988186</text:p>
          </table:table-cell>
          <table:table-cell office:value-type="float" office:value="1612092194" calcext:value-type="float">
            <text:p>1612092194</text:p>
          </table:table-cell>
          <table:table-cell office:value-type="float" office:value="2870396987" calcext:value-type="float">
            <text:p>2870396987</text:p>
          </table:table-cell>
          <table:table-cell/>
          <table:table-cell table:formula="of:=[.I222]/[.A222]" office:value-type="percentage" office:value="1.00962191228206" calcext:value-type="percentage">
            <text:p>100.96%</text:p>
          </table:table-cell>
          <table:table-cell table:formula="of:=[.J222]/[.B222]" office:value-type="percentage" office:value="1.01279104996433" calcext:value-type="percentage">
            <text:p>101.28%</text:p>
          </table:table-cell>
          <table:table-cell table:formula="of:=[.K222]/[.C222]" office:value-type="percentage" office:value="1.00980428153769" calcext:value-type="percentage">
            <text:p>100.98%</text:p>
          </table:table-cell>
          <table:table-cell table:formula="of:=[.L222]/[.D222]" office:value-type="percentage" office:value="1.01471825095619" calcext:value-type="percentage">
            <text:p>101.47%</text:p>
          </table:table-cell>
          <table:table-cell table:formula="of:=[.M222]/[.E222]" office:value-type="percentage" office:value="1.0239167487439" calcext:value-type="percentage">
            <text:p>102.39%</text:p>
          </table:table-cell>
          <table:table-cell table:formula="of:=[.N222]/[.F222]" office:value-type="percentage" office:value="1.01166065886022" calcext:value-type="percentage">
            <text:p>101.17%</text:p>
          </table:table-cell>
          <table:table-cell/>
          <table:table-cell table:formula="of:=AVERAGE([.P222:.U222])" office:value-type="percentage" office:value="1.01375215039073" calcext:value-type="percentage">
            <text:p>101.38%</text:p>
          </table:table-cell>
          <table:table-cell/>
          <table:table-cell office:value-type="percentage" office:value="1.00088918742728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26506274" calcext:value-type="float">
            <text:p>326506274</text:p>
          </table:table-cell>
          <table:table-cell office:value-type="float" office:value="2281665323" calcext:value-type="float">
            <text:p>2281665323</text:p>
          </table:table-cell>
          <table:table-cell office:value-type="float" office:value="662069614" calcext:value-type="float">
            <text:p>662069614</text:p>
          </table:table-cell>
          <table:table-cell office:value-type="float" office:value="2548106800" calcext:value-type="float">
            <text:p>2548106800</text:p>
          </table:table-cell>
          <table:table-cell office:value-type="float" office:value="1591699136" calcext:value-type="float">
            <text:p>1591699136</text:p>
          </table:table-cell>
          <table:table-cell office:value-type="float" office:value="2821546250" calcext:value-type="float">
            <text:p>2821546250</text:p>
          </table:table-cell>
          <table:table-cell table:number-columns-repeated="2"/>
          <table:table-cell office:value-type="float" office:value="330023186" calcext:value-type="float">
            <text:p>330023186</text:p>
          </table:table-cell>
          <table:table-cell office:value-type="float" office:value="2310865296" calcext:value-type="float">
            <text:p>2310865296</text:p>
          </table:table-cell>
          <table:table-cell office:value-type="float" office:value="667457690" calcext:value-type="float">
            <text:p>667457690</text:p>
          </table:table-cell>
          <table:table-cell office:value-type="float" office:value="2584572433" calcext:value-type="float">
            <text:p>2584572433</text:p>
          </table:table-cell>
          <table:table-cell office:value-type="float" office:value="1629700129" calcext:value-type="float">
            <text:p>1629700129</text:p>
          </table:table-cell>
          <table:table-cell office:value-type="float" office:value="2856973685" calcext:value-type="float">
            <text:p>2856973685</text:p>
          </table:table-cell>
          <table:table-cell/>
          <table:table-cell table:formula="of:=[.I223]/[.A223]" office:value-type="percentage" office:value="1.01077134585169" calcext:value-type="percentage">
            <text:p>101.08%</text:p>
          </table:table-cell>
          <table:table-cell table:formula="of:=[.J223]/[.B223]" office:value-type="percentage" office:value="1.01279765823044" calcext:value-type="percentage">
            <text:p>101.28%</text:p>
          </table:table-cell>
          <table:table-cell table:formula="of:=[.K223]/[.C223]" office:value-type="percentage" office:value="1.00813823182044" calcext:value-type="percentage">
            <text:p>100.81%</text:p>
          </table:table-cell>
          <table:table-cell table:formula="of:=[.L223]/[.D223]" office:value-type="percentage" office:value="1.01431087307643" calcext:value-type="percentage">
            <text:p>101.43%</text:p>
          </table:table-cell>
          <table:table-cell table:formula="of:=[.M223]/[.E223]" office:value-type="percentage" office:value="1.02387448239464" calcext:value-type="percentage">
            <text:p>102.39%</text:p>
          </table:table-cell>
          <table:table-cell table:formula="of:=[.N223]/[.F223]" office:value-type="percentage" office:value="1.01255603554257" calcext:value-type="percentage">
            <text:p>101.26%</text:p>
          </table:table-cell>
          <table:table-cell/>
          <table:table-cell table:formula="of:=AVERAGE([.P223:.U223])" office:value-type="percentage" office:value="1.01374143781937" calcext:value-type="percentage">
            <text:p>101.37%</text:p>
          </table:table-cell>
          <table:table-cell/>
          <table:table-cell office:value-type="percentage" office:value="1.0008459449662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335960760" calcext:value-type="float">
            <text:p>335960760</text:p>
          </table:table-cell>
          <table:table-cell office:value-type="float" office:value="2376717785" calcext:value-type="float">
            <text:p>2376717785</text:p>
          </table:table-cell>
          <table:table-cell office:value-type="float" office:value="619132832" calcext:value-type="float">
            <text:p>619132832</text:p>
          </table:table-cell>
          <table:table-cell office:value-type="float" office:value="2672295144" calcext:value-type="float">
            <text:p>2672295144</text:p>
          </table:table-cell>
          <table:table-cell office:value-type="float" office:value="1576721574" calcext:value-type="float">
            <text:p>1576721574</text:p>
          </table:table-cell>
          <table:table-cell office:value-type="float" office:value="3006417092" calcext:value-type="float">
            <text:p>3006417092</text:p>
          </table:table-cell>
          <table:table-cell table:number-columns-repeated="2"/>
          <table:table-cell office:value-type="float" office:value="339751468" calcext:value-type="float">
            <text:p>339751468</text:p>
          </table:table-cell>
          <table:table-cell office:value-type="float" office:value="2404394313" calcext:value-type="float">
            <text:p>2404394313</text:p>
          </table:table-cell>
          <table:table-cell office:value-type="float" office:value="625021326" calcext:value-type="float">
            <text:p>625021326</text:p>
          </table:table-cell>
          <table:table-cell office:value-type="float" office:value="2711932386" calcext:value-type="float">
            <text:p>2711932386</text:p>
          </table:table-cell>
          <table:table-cell office:value-type="float" office:value="1614344436" calcext:value-type="float">
            <text:p>1614344436</text:p>
          </table:table-cell>
          <table:table-cell office:value-type="float" office:value="3049145760" calcext:value-type="float">
            <text:p>3049145760</text:p>
          </table:table-cell>
          <table:table-cell/>
          <table:table-cell table:formula="of:=[.I224]/[.A224]" office:value-type="percentage" office:value="1.01128318676264" calcext:value-type="percentage">
            <text:p>101.13%</text:p>
          </table:table-cell>
          <table:table-cell table:formula="of:=[.J224]/[.B224]" office:value-type="percentage" office:value="1.01164485248298" calcext:value-type="percentage">
            <text:p>101.16%</text:p>
          </table:table-cell>
          <table:table-cell table:formula="of:=[.K224]/[.C224]" office:value-type="percentage" office:value="1.00951087342756" calcext:value-type="percentage">
            <text:p>100.95%</text:p>
          </table:table-cell>
          <table:table-cell table:formula="of:=[.L224]/[.D224]" office:value-type="percentage" office:value="1.01483265876862" calcext:value-type="percentage">
            <text:p>101.48%</text:p>
          </table:table-cell>
          <table:table-cell table:formula="of:=[.M224]/[.E224]" office:value-type="percentage" office:value="1.02386144936455" calcext:value-type="percentage">
            <text:p>102.39%</text:p>
          </table:table-cell>
          <table:table-cell table:formula="of:=[.N224]/[.F224]" office:value-type="percentage" office:value="1.01421248838483" calcext:value-type="percentage">
            <text:p>101.42%</text:p>
          </table:table-cell>
          <table:table-cell/>
          <table:table-cell table:formula="of:=AVERAGE([.P224:.U224])" office:value-type="percentage" office:value="1.01422425153186" calcext:value-type="percentage">
            <text:p>101.42%</text:p>
          </table:table-cell>
          <table:table-cell/>
          <table:table-cell office:value-type="percentage" office:value="1.00105443369023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24987691" calcext:value-type="float">
            <text:p>324987691</text:p>
          </table:table-cell>
          <table:table-cell office:value-type="float" office:value="2314864993" calcext:value-type="float">
            <text:p>2314864993</text:p>
          </table:table-cell>
          <table:table-cell office:value-type="float" office:value="637619884" calcext:value-type="float">
            <text:p>637619884</text:p>
          </table:table-cell>
          <table:table-cell office:value-type="float" office:value="2518178608" calcext:value-type="float">
            <text:p>2518178608</text:p>
          </table:table-cell>
          <table:table-cell office:value-type="float" office:value="1552229060" calcext:value-type="float">
            <text:p>1552229060</text:p>
          </table:table-cell>
          <table:table-cell office:value-type="float" office:value="2866269789" calcext:value-type="float">
            <text:p>2866269789</text:p>
          </table:table-cell>
          <table:table-cell table:number-columns-repeated="2"/>
          <table:table-cell office:value-type="float" office:value="328846182" calcext:value-type="float">
            <text:p>328846182</text:p>
          </table:table-cell>
          <table:table-cell office:value-type="float" office:value="2349483198" calcext:value-type="float">
            <text:p>2349483198</text:p>
          </table:table-cell>
          <table:table-cell office:value-type="float" office:value="643848975" calcext:value-type="float">
            <text:p>643848975</text:p>
          </table:table-cell>
          <table:table-cell office:value-type="float" office:value="2555772605" calcext:value-type="float">
            <text:p>2555772605</text:p>
          </table:table-cell>
          <table:table-cell office:value-type="float" office:value="1590646509" calcext:value-type="float">
            <text:p>1590646509</text:p>
          </table:table-cell>
          <table:table-cell office:value-type="float" office:value="2908541308" calcext:value-type="float">
            <text:p>2908541308</text:p>
          </table:table-cell>
          <table:table-cell/>
          <table:table-cell table:formula="of:=[.I225]/[.A225]" office:value-type="percentage" office:value="1.01187272966594" calcext:value-type="percentage">
            <text:p>101.19%</text:p>
          </table:table-cell>
          <table:table-cell table:formula="of:=[.J225]/[.B225]" office:value-type="percentage" office:value="1.01495474038645" calcext:value-type="percentage">
            <text:p>101.50%</text:p>
          </table:table-cell>
          <table:table-cell table:formula="of:=[.K225]/[.C225]" office:value-type="percentage" office:value="1.00976928599046" calcext:value-type="percentage">
            <text:p>100.98%</text:p>
          </table:table-cell>
          <table:table-cell table:formula="of:=[.L225]/[.D225]" office:value-type="percentage" office:value="1.01492904311099" calcext:value-type="percentage">
            <text:p>101.49%</text:p>
          </table:table-cell>
          <table:table-cell table:formula="of:=[.M225]/[.E225]" office:value-type="percentage" office:value="1.02474985811695" calcext:value-type="percentage">
            <text:p>102.47%</text:p>
          </table:table-cell>
          <table:table-cell table:formula="of:=[.N225]/[.F225]" office:value-type="percentage" office:value="1.01474792050707" calcext:value-type="percentage">
            <text:p>101.47%</text:p>
          </table:table-cell>
          <table:table-cell/>
          <table:table-cell table:formula="of:=AVERAGE([.P225:.U225])" office:value-type="percentage" office:value="1.01517059629631" calcext:value-type="percentage">
            <text:p>101.52%</text:p>
          </table:table-cell>
          <table:table-cell/>
          <table:table-cell office:value-type="percentage" office:value="1.00077395057211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94780281" calcext:value-type="float">
            <text:p>294780281</text:p>
          </table:table-cell>
          <table:table-cell office:value-type="float" office:value="2345740938" calcext:value-type="float">
            <text:p>2345740938</text:p>
          </table:table-cell>
          <table:table-cell office:value-type="float" office:value="655204461" calcext:value-type="float">
            <text:p>655204461</text:p>
          </table:table-cell>
          <table:table-cell office:value-type="float" office:value="3166374156" calcext:value-type="float">
            <text:p>3166374156</text:p>
          </table:table-cell>
          <table:table-cell office:value-type="float" office:value="1564765041" calcext:value-type="float">
            <text:p>1564765041</text:p>
          </table:table-cell>
          <table:table-cell office:value-type="float" office:value="2850544590" calcext:value-type="float">
            <text:p>2850544590</text:p>
          </table:table-cell>
          <table:table-cell table:number-columns-repeated="2"/>
          <table:table-cell office:value-type="float" office:value="298768100" calcext:value-type="float">
            <text:p>298768100</text:p>
          </table:table-cell>
          <table:table-cell office:value-type="float" office:value="2376910054" calcext:value-type="float">
            <text:p>2376910054</text:p>
          </table:table-cell>
          <table:table-cell office:value-type="float" office:value="663540226" calcext:value-type="float">
            <text:p>663540226</text:p>
          </table:table-cell>
          <table:table-cell office:value-type="float" office:value="3212005881" calcext:value-type="float">
            <text:p>3212005881</text:p>
          </table:table-cell>
          <table:table-cell office:value-type="float" office:value="1601951705" calcext:value-type="float">
            <text:p>1601951705</text:p>
          </table:table-cell>
          <table:table-cell office:value-type="float" office:value="2890681118" calcext:value-type="float">
            <text:p>2890681118</text:p>
          </table:table-cell>
          <table:table-cell/>
          <table:table-cell table:formula="of:=[.I226]/[.A226]" office:value-type="percentage" office:value="1.01352810637968" calcext:value-type="percentage">
            <text:p>101.35%</text:p>
          </table:table-cell>
          <table:table-cell table:formula="of:=[.J226]/[.B226]" office:value-type="percentage" office:value="1.01328753550534" calcext:value-type="percentage">
            <text:p>101.33%</text:p>
          </table:table-cell>
          <table:table-cell table:formula="of:=[.K226]/[.C226]" office:value-type="percentage" office:value="1.01272238743197" calcext:value-type="percentage">
            <text:p>101.27%</text:p>
          </table:table-cell>
          <table:table-cell table:formula="of:=[.L226]/[.D226]" office:value-type="percentage" office:value="1.01441134962321" calcext:value-type="percentage">
            <text:p>101.44%</text:p>
          </table:table-cell>
          <table:table-cell table:formula="of:=[.M226]/[.E226]" office:value-type="percentage" office:value="1.02376501457128" calcext:value-type="percentage">
            <text:p>102.38%</text:p>
          </table:table-cell>
          <table:table-cell table:formula="of:=[.N226]/[.F226]" office:value-type="percentage" office:value="1.01408030175736" calcext:value-type="percentage">
            <text:p>101.41%</text:p>
          </table:table-cell>
          <table:table-cell/>
          <table:table-cell table:formula="of:=AVERAGE([.P226:.U226])" office:value-type="percentage" office:value="1.01529911587814" calcext:value-type="percentage">
            <text:p>101.53%</text:p>
          </table:table-cell>
          <table:table-cell/>
          <table:table-cell office:value-type="percentage" office:value="1.00233995722374" calcext:value-type="percentage">
            <text:p>100.23%</text:p>
          </table:table-cell>
          <table:table-cell table:number-columns-repeated="3"/>
        </table:table-row>
        <table:table-row table:style-name="ro1">
          <table:table-cell office:value-type="float" office:value="300502063" calcext:value-type="float">
            <text:p>300502063</text:p>
          </table:table-cell>
          <table:table-cell office:value-type="float" office:value="2335500317" calcext:value-type="float">
            <text:p>2335500317</text:p>
          </table:table-cell>
          <table:table-cell office:value-type="float" office:value="664942071" calcext:value-type="float">
            <text:p>664942071</text:p>
          </table:table-cell>
          <table:table-cell office:value-type="float" office:value="2629035097" calcext:value-type="float">
            <text:p>2629035097</text:p>
          </table:table-cell>
          <table:table-cell office:value-type="float" office:value="1566599502" calcext:value-type="float">
            <text:p>1566599502</text:p>
          </table:table-cell>
          <table:table-cell office:value-type="float" office:value="3036999627" calcext:value-type="float">
            <text:p>3036999627</text:p>
          </table:table-cell>
          <table:table-cell table:number-columns-repeated="2"/>
          <table:table-cell office:value-type="float" office:value="304048760" calcext:value-type="float">
            <text:p>304048760</text:p>
          </table:table-cell>
          <table:table-cell office:value-type="float" office:value="2366059397" calcext:value-type="float">
            <text:p>2366059397</text:p>
          </table:table-cell>
          <table:table-cell office:value-type="float" office:value="672297374" calcext:value-type="float">
            <text:p>672297374</text:p>
          </table:table-cell>
          <table:table-cell office:value-type="float" office:value="2667982680" calcext:value-type="float">
            <text:p>2667982680</text:p>
          </table:table-cell>
          <table:table-cell office:value-type="float" office:value="1607577309" calcext:value-type="float">
            <text:p>1607577309</text:p>
          </table:table-cell>
          <table:table-cell office:value-type="float" office:value="3078421493" calcext:value-type="float">
            <text:p>3078421493</text:p>
          </table:table-cell>
          <table:table-cell/>
          <table:table-cell table:formula="of:=[.I227]/[.A227]" office:value-type="percentage" office:value="1.01180257121895" calcext:value-type="percentage">
            <text:p>101.18%</text:p>
          </table:table-cell>
          <table:table-cell table:formula="of:=[.J227]/[.B227]" office:value-type="percentage" office:value="1.01308459681104" calcext:value-type="percentage">
            <text:p>101.31%</text:p>
          </table:table-cell>
          <table:table-cell table:formula="of:=[.K227]/[.C227]" office:value-type="percentage" office:value="1.0110615696025" calcext:value-type="percentage">
            <text:p>101.11%</text:p>
          </table:table-cell>
          <table:table-cell table:formula="of:=[.L227]/[.D227]" office:value-type="percentage" office:value="1.01481440207643" calcext:value-type="percentage">
            <text:p>101.48%</text:p>
          </table:table-cell>
          <table:table-cell table:formula="of:=[.M227]/[.E227]" office:value-type="percentage" office:value="1.02615716840691" calcext:value-type="percentage">
            <text:p>102.62%</text:p>
          </table:table-cell>
          <table:table-cell table:formula="of:=[.N227]/[.F227]" office:value-type="percentage" office:value="1.01363907510286" calcext:value-type="percentage">
            <text:p>101.36%</text:p>
          </table:table-cell>
          <table:table-cell/>
          <table:table-cell table:formula="of:=AVERAGE([.P227:.U227])" office:value-type="percentage" office:value="1.01509323053645" calcext:value-type="percentage">
            <text:p>101.51%</text:p>
          </table:table-cell>
          <table:table-cell/>
          <table:table-cell office:value-type="percentage" office:value="1.00033395659075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89499683" calcext:value-type="float">
            <text:p>289499683</text:p>
          </table:table-cell>
          <table:table-cell office:value-type="float" office:value="2398951619" calcext:value-type="float">
            <text:p>2398951619</text:p>
          </table:table-cell>
          <table:table-cell office:value-type="float" office:value="675745630" calcext:value-type="float">
            <text:p>675745630</text:p>
          </table:table-cell>
          <table:table-cell office:value-type="float" office:value="2720159476" calcext:value-type="float">
            <text:p>2720159476</text:p>
          </table:table-cell>
          <table:table-cell office:value-type="float" office:value="1571408767" calcext:value-type="float">
            <text:p>1571408767</text:p>
          </table:table-cell>
          <table:table-cell office:value-type="float" office:value="2842812295" calcext:value-type="float">
            <text:p>2842812295</text:p>
          </table:table-cell>
          <table:table-cell table:number-columns-repeated="2"/>
          <table:table-cell office:value-type="float" office:value="293595889" calcext:value-type="float">
            <text:p>293595889</text:p>
          </table:table-cell>
          <table:table-cell office:value-type="float" office:value="2432253192" calcext:value-type="float">
            <text:p>2432253192</text:p>
          </table:table-cell>
          <table:table-cell office:value-type="float" office:value="680985844" calcext:value-type="float">
            <text:p>680985844</text:p>
          </table:table-cell>
          <table:table-cell office:value-type="float" office:value="2764115278" calcext:value-type="float">
            <text:p>2764115278</text:p>
          </table:table-cell>
          <table:table-cell office:value-type="float" office:value="1611386176" calcext:value-type="float">
            <text:p>1611386176</text:p>
          </table:table-cell>
          <table:table-cell office:value-type="float" office:value="2885318194" calcext:value-type="float">
            <text:p>2885318194</text:p>
          </table:table-cell>
          <table:table-cell/>
          <table:table-cell table:formula="of:=[.I228]/[.A228]" office:value-type="percentage" office:value="1.01414925901663" calcext:value-type="percentage">
            <text:p>101.41%</text:p>
          </table:table-cell>
          <table:table-cell table:formula="of:=[.J228]/[.B228]" office:value-type="percentage" office:value="1.01388171930449" calcext:value-type="percentage">
            <text:p>101.39%</text:p>
          </table:table-cell>
          <table:table-cell table:formula="of:=[.K228]/[.C228]" office:value-type="percentage" office:value="1.00775471385586" calcext:value-type="percentage">
            <text:p>100.78%</text:p>
          </table:table-cell>
          <table:table-cell table:formula="of:=[.L228]/[.D228]" office:value-type="percentage" office:value="1.01615927389104" calcext:value-type="percentage">
            <text:p>101.62%</text:p>
          </table:table-cell>
          <table:table-cell table:formula="of:=[.M228]/[.E228]" office:value-type="percentage" office:value="1.02544048998551" calcext:value-type="percentage">
            <text:p>102.54%</text:p>
          </table:table-cell>
          <table:table-cell table:formula="of:=[.N228]/[.F228]" office:value-type="percentage" office:value="1.01495205964698" calcext:value-type="percentage">
            <text:p>101.50%</text:p>
          </table:table-cell>
          <table:table-cell/>
          <table:table-cell table:formula="of:=AVERAGE([.P228:.U228])" office:value-type="percentage" office:value="1.01538958595009" calcext:value-type="percentage">
            <text:p>101.54%</text:p>
          </table:table-cell>
          <table:table-cell/>
          <table:table-cell office:value-type="percentage" office:value="1.00094894120382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287614626" calcext:value-type="float">
            <text:p>287614626</text:p>
          </table:table-cell>
          <table:table-cell office:value-type="float" office:value="2352899966" calcext:value-type="float">
            <text:p>2352899966</text:p>
          </table:table-cell>
          <table:table-cell office:value-type="float" office:value="702340528" calcext:value-type="float">
            <text:p>702340528</text:p>
          </table:table-cell>
          <table:table-cell office:value-type="float" office:value="2519902749" calcext:value-type="float">
            <text:p>2519902749</text:p>
          </table:table-cell>
          <table:table-cell office:value-type="float" office:value="1570142934" calcext:value-type="float">
            <text:p>1570142934</text:p>
          </table:table-cell>
          <table:table-cell office:value-type="float" office:value="2834461699" calcext:value-type="float">
            <text:p>2834461699</text:p>
          </table:table-cell>
          <table:table-cell table:number-columns-repeated="2"/>
          <table:table-cell office:value-type="float" office:value="291490803" calcext:value-type="float">
            <text:p>291490803</text:p>
          </table:table-cell>
          <table:table-cell office:value-type="float" office:value="2380042559" calcext:value-type="float">
            <text:p>2380042559</text:p>
          </table:table-cell>
          <table:table-cell office:value-type="float" office:value="710974701" calcext:value-type="float">
            <text:p>710974701</text:p>
          </table:table-cell>
          <table:table-cell office:value-type="float" office:value="2555678588" calcext:value-type="float">
            <text:p>2555678588</text:p>
          </table:table-cell>
          <table:table-cell office:value-type="float" office:value="1610095616" calcext:value-type="float">
            <text:p>1610095616</text:p>
          </table:table-cell>
          <table:table-cell office:value-type="float" office:value="2872975575" calcext:value-type="float">
            <text:p>2872975575</text:p>
          </table:table-cell>
          <table:table-cell/>
          <table:table-cell table:formula="of:=[.I229]/[.A229]" office:value-type="percentage" office:value="1.0134769815218" calcext:value-type="percentage">
            <text:p>101.35%</text:p>
          </table:table-cell>
          <table:table-cell table:formula="of:=[.J229]/[.B229]" office:value-type="percentage" office:value="1.01153580406826" calcext:value-type="percentage">
            <text:p>101.15%</text:p>
          </table:table-cell>
          <table:table-cell table:formula="of:=[.K229]/[.C229]" office:value-type="percentage" office:value="1.01229342840942" calcext:value-type="percentage">
            <text:p>101.23%</text:p>
          </table:table-cell>
          <table:table-cell table:formula="of:=[.L229]/[.D229]" office:value-type="percentage" office:value="1.01419730940577" calcext:value-type="percentage">
            <text:p>101.42%</text:p>
          </table:table-cell>
          <table:table-cell table:formula="of:=[.M229]/[.E229]" office:value-type="percentage" office:value="1.02544525159771" calcext:value-type="percentage">
            <text:p>102.54%</text:p>
          </table:table-cell>
          <table:table-cell table:formula="of:=[.N229]/[.F229]" office:value-type="percentage" office:value="1.01358772144058" calcext:value-type="percentage">
            <text:p>101.36%</text:p>
          </table:table-cell>
          <table:table-cell/>
          <table:table-cell table:formula="of:=AVERAGE([.P229:.U229])" office:value-type="percentage" office:value="1.01508941607392" calcext:value-type="percentage">
            <text:p>101.51%</text:p>
          </table:table-cell>
          <table:table-cell/>
          <table:table-cell office:value-type="percentage" office:value="1.00021073861154" calcext:value-type="percentage">
            <text:p>100.02%</text:p>
          </table:table-cell>
          <table:table-cell table:number-columns-repeated="3"/>
        </table:table-row>
        <table:table-row table:style-name="ro1">
          <table:table-cell office:value-type="float" office:value="288902215" calcext:value-type="float">
            <text:p>288902215</text:p>
          </table:table-cell>
          <table:table-cell office:value-type="float" office:value="2442339426" calcext:value-type="float">
            <text:p>2442339426</text:p>
          </table:table-cell>
          <table:table-cell office:value-type="float" office:value="667814228" calcext:value-type="float">
            <text:p>667814228</text:p>
          </table:table-cell>
          <table:table-cell office:value-type="float" office:value="2705615173" calcext:value-type="float">
            <text:p>2705615173</text:p>
          </table:table-cell>
          <table:table-cell office:value-type="float" office:value="1596066270" calcext:value-type="float">
            <text:p>1596066270</text:p>
          </table:table-cell>
          <table:table-cell office:value-type="float" office:value="2953396958" calcext:value-type="float">
            <text:p>2953396958</text:p>
          </table:table-cell>
          <table:table-cell table:number-columns-repeated="2"/>
          <table:table-cell office:value-type="float" office:value="292673138" calcext:value-type="float">
            <text:p>292673138</text:p>
          </table:table-cell>
          <table:table-cell office:value-type="float" office:value="2474955017" calcext:value-type="float">
            <text:p>2474955017</text:p>
          </table:table-cell>
          <table:table-cell office:value-type="float" office:value="675761152" calcext:value-type="float">
            <text:p>675761152</text:p>
          </table:table-cell>
          <table:table-cell office:value-type="float" office:value="2744986777" calcext:value-type="float">
            <text:p>2744986777</text:p>
          </table:table-cell>
          <table:table-cell office:value-type="float" office:value="1634757806" calcext:value-type="float">
            <text:p>1634757806</text:p>
          </table:table-cell>
          <table:table-cell office:value-type="float" office:value="2993044768" calcext:value-type="float">
            <text:p>2993044768</text:p>
          </table:table-cell>
          <table:table-cell/>
          <table:table-cell table:formula="of:=[.I230]/[.A230]" office:value-type="percentage" office:value="1.01305259289895" calcext:value-type="percentage">
            <text:p>101.31%</text:p>
          </table:table-cell>
          <table:table-cell table:formula="of:=[.J230]/[.B230]" office:value-type="percentage" office:value="1.01335424169662" calcext:value-type="percentage">
            <text:p>101.34%</text:p>
          </table:table-cell>
          <table:table-cell table:formula="of:=[.K230]/[.C230]" office:value-type="percentage" office:value="1.01189990219855" calcext:value-type="percentage">
            <text:p>101.19%</text:p>
          </table:table-cell>
          <table:table-cell table:formula="of:=[.L230]/[.D230]" office:value-type="percentage" office:value="1.01455181224326" calcext:value-type="percentage">
            <text:p>101.46%</text:p>
          </table:table-cell>
          <table:table-cell table:formula="of:=[.M230]/[.E230]" office:value-type="percentage" office:value="1.02424181046066" calcext:value-type="percentage">
            <text:p>102.42%</text:p>
          </table:table-cell>
          <table:table-cell table:formula="of:=[.N230]/[.F230]" office:value-type="percentage" office:value="1.0134244771576" calcext:value-type="percentage">
            <text:p>101.34%</text:p>
          </table:table-cell>
          <table:table-cell/>
          <table:table-cell table:formula="of:=AVERAGE([.P230:.U230])" office:value-type="percentage" office:value="1.01508747277594" calcext:value-type="percentage">
            <text:p>101.51%</text:p>
          </table:table-cell>
          <table:table-cell/>
          <table:table-cell office:value-type="percentage" office:value="1.00170222983846" calcext:value-type="percentage">
            <text:p>100.17%</text:p>
          </table:table-cell>
          <table:table-cell table:number-columns-repeated="3"/>
        </table:table-row>
        <table:table-row table:style-name="ro1">
          <table:table-cell office:value-type="float" office:value="290141822" calcext:value-type="float">
            <text:p>290141822</text:p>
          </table:table-cell>
          <table:table-cell office:value-type="float" office:value="2385032034" calcext:value-type="float">
            <text:p>2385032034</text:p>
          </table:table-cell>
          <table:table-cell office:value-type="float" office:value="686483928" calcext:value-type="float">
            <text:p>686483928</text:p>
          </table:table-cell>
          <table:table-cell office:value-type="float" office:value="2663128977" calcext:value-type="float">
            <text:p>2663128977</text:p>
          </table:table-cell>
          <table:table-cell office:value-type="float" office:value="1585294006" calcext:value-type="float">
            <text:p>1585294006</text:p>
          </table:table-cell>
          <table:table-cell office:value-type="float" office:value="2861364839" calcext:value-type="float">
            <text:p>2861364839</text:p>
          </table:table-cell>
          <table:table-cell table:number-columns-repeated="2"/>
          <table:table-cell office:value-type="float" office:value="293954224" calcext:value-type="float">
            <text:p>293954224</text:p>
          </table:table-cell>
          <table:table-cell office:value-type="float" office:value="2413043665" calcext:value-type="float">
            <text:p>2413043665</text:p>
          </table:table-cell>
          <table:table-cell office:value-type="float" office:value="692004538" calcext:value-type="float">
            <text:p>692004538</text:p>
          </table:table-cell>
          <table:table-cell office:value-type="float" office:value="2705951091" calcext:value-type="float">
            <text:p>2705951091</text:p>
          </table:table-cell>
          <table:table-cell office:value-type="float" office:value="1624313202" calcext:value-type="float">
            <text:p>1624313202</text:p>
          </table:table-cell>
          <table:table-cell office:value-type="float" office:value="2901165802" calcext:value-type="float">
            <text:p>2901165802</text:p>
          </table:table-cell>
          <table:table-cell/>
          <table:table-cell table:formula="of:=[.I231]/[.A231]" office:value-type="percentage" office:value="1.01313978789311" calcext:value-type="percentage">
            <text:p>101.31%</text:p>
          </table:table-cell>
          <table:table-cell table:formula="of:=[.J231]/[.B231]" office:value-type="percentage" office:value="1.01174476090915" calcext:value-type="percentage">
            <text:p>101.17%</text:p>
          </table:table-cell>
          <table:table-cell table:formula="of:=[.K231]/[.C231]" office:value-type="percentage" office:value="1.00804186343602" calcext:value-type="percentage">
            <text:p>100.80%</text:p>
          </table:table-cell>
          <table:table-cell table:formula="of:=[.L231]/[.D231]" office:value-type="percentage" office:value="1.01607962452057" calcext:value-type="percentage">
            <text:p>101.61%</text:p>
          </table:table-cell>
          <table:table-cell table:formula="of:=[.M231]/[.E231]" office:value-type="percentage" office:value="1.02461322370003" calcext:value-type="percentage">
            <text:p>102.46%</text:p>
          </table:table-cell>
          <table:table-cell table:formula="of:=[.N231]/[.F231]" office:value-type="percentage" office:value="1.0139097826525" calcext:value-type="percentage">
            <text:p>101.39%</text:p>
          </table:table-cell>
          <table:table-cell/>
          <table:table-cell table:formula="of:=AVERAGE([.P231:.U231])" office:value-type="percentage" office:value="1.0145881738519" calcext:value-type="percentage">
            <text:p>101.46%</text:p>
          </table:table-cell>
          <table:table-cell/>
          <table:table-cell office:value-type="percentage" office:value="1.00136819563243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291003822" calcext:value-type="float">
            <text:p>291003822</text:p>
          </table:table-cell>
          <table:table-cell office:value-type="float" office:value="2309963232" calcext:value-type="float">
            <text:p>2309963232</text:p>
          </table:table-cell>
          <table:table-cell office:value-type="float" office:value="681757002" calcext:value-type="float">
            <text:p>681757002</text:p>
          </table:table-cell>
          <table:table-cell office:value-type="float" office:value="2525846299" calcext:value-type="float">
            <text:p>2525846299</text:p>
          </table:table-cell>
          <table:table-cell office:value-type="float" office:value="1593760584" calcext:value-type="float">
            <text:p>1593760584</text:p>
          </table:table-cell>
          <table:table-cell office:value-type="float" office:value="2845553269" calcext:value-type="float">
            <text:p>2845553269</text:p>
          </table:table-cell>
          <table:table-cell table:number-columns-repeated="2"/>
          <table:table-cell office:value-type="float" office:value="294759126" calcext:value-type="float">
            <text:p>294759126</text:p>
          </table:table-cell>
          <table:table-cell office:value-type="float" office:value="2336959350" calcext:value-type="float">
            <text:p>2336959350</text:p>
          </table:table-cell>
          <table:table-cell office:value-type="float" office:value="688759881" calcext:value-type="float">
            <text:p>688759881</text:p>
          </table:table-cell>
          <table:table-cell office:value-type="float" office:value="2562466975" calcext:value-type="float">
            <text:p>2562466975</text:p>
          </table:table-cell>
          <table:table-cell office:value-type="float" office:value="1633349490" calcext:value-type="float">
            <text:p>1633349490</text:p>
          </table:table-cell>
          <table:table-cell office:value-type="float" office:value="2879678462" calcext:value-type="float">
            <text:p>2879678462</text:p>
          </table:table-cell>
          <table:table-cell/>
          <table:table-cell table:formula="of:=[.I232]/[.A232]" office:value-type="percentage" office:value="1.01290465525226" calcext:value-type="percentage">
            <text:p>101.29%</text:p>
          </table:table-cell>
          <table:table-cell table:formula="of:=[.J232]/[.B232]" office:value-type="percentage" office:value="1.01168681718653" calcext:value-type="percentage">
            <text:p>101.17%</text:p>
          </table:table-cell>
          <table:table-cell table:formula="of:=[.K232]/[.C232]" office:value-type="percentage" office:value="1.0102718108937" calcext:value-type="percentage">
            <text:p>101.03%</text:p>
          </table:table-cell>
          <table:table-cell table:formula="of:=[.L232]/[.D232]" office:value-type="percentage" office:value="1.01449837862838" calcext:value-type="percentage">
            <text:p>101.45%</text:p>
          </table:table-cell>
          <table:table-cell table:formula="of:=[.M232]/[.E232]" office:value-type="percentage" office:value="1.02483993292182" calcext:value-type="percentage">
            <text:p>102.48%</text:p>
          </table:table-cell>
          <table:table-cell table:formula="of:=[.N232]/[.F232]" office:value-type="percentage" office:value="1.01199246324845" calcext:value-type="percentage">
            <text:p>101.20%</text:p>
          </table:table-cell>
          <table:table-cell/>
          <table:table-cell table:formula="of:=AVERAGE([.P232:.U232])" office:value-type="percentage" office:value="1.01436567635519" calcext:value-type="percentage">
            <text:p>101.44%</text:p>
          </table:table-cell>
          <table:table-cell/>
          <table:table-cell office:value-type="percentage" office:value="1.00156118750575" calcext:value-type="percentage">
            <text:p>100.16%</text:p>
          </table:table-cell>
          <table:table-cell table:number-columns-repeated="3"/>
        </table:table-row>
        <table:table-row table:style-name="ro1">
          <table:table-cell office:value-type="float" office:value="290256616" calcext:value-type="float">
            <text:p>290256616</text:p>
          </table:table-cell>
          <table:table-cell office:value-type="float" office:value="2339914739" calcext:value-type="float">
            <text:p>2339914739</text:p>
          </table:table-cell>
          <table:table-cell office:value-type="float" office:value="673243504" calcext:value-type="float">
            <text:p>673243504</text:p>
          </table:table-cell>
          <table:table-cell office:value-type="float" office:value="2669604840" calcext:value-type="float">
            <text:p>2669604840</text:p>
          </table:table-cell>
          <table:table-cell office:value-type="float" office:value="1569243781" calcext:value-type="float">
            <text:p>1569243781</text:p>
          </table:table-cell>
          <table:table-cell office:value-type="float" office:value="2987998422" calcext:value-type="float">
            <text:p>2987998422</text:p>
          </table:table-cell>
          <table:table-cell table:number-columns-repeated="2"/>
          <table:table-cell office:value-type="float" office:value="293804176" calcext:value-type="float">
            <text:p>293804176</text:p>
          </table:table-cell>
          <table:table-cell office:value-type="float" office:value="2368852109" calcext:value-type="float">
            <text:p>2368852109</text:p>
          </table:table-cell>
          <table:table-cell office:value-type="float" office:value="678655929" calcext:value-type="float">
            <text:p>678655929</text:p>
          </table:table-cell>
          <table:table-cell office:value-type="float" office:value="2709774955" calcext:value-type="float">
            <text:p>2709774955</text:p>
          </table:table-cell>
          <table:table-cell office:value-type="float" office:value="1606223784" calcext:value-type="float">
            <text:p>1606223784</text:p>
          </table:table-cell>
          <table:table-cell office:value-type="float" office:value="3022432250" calcext:value-type="float">
            <text:p>3022432250</text:p>
          </table:table-cell>
          <table:table-cell/>
          <table:table-cell table:formula="of:=[.I233]/[.A233]" office:value-type="percentage" office:value="1.01222215034713" calcext:value-type="percentage">
            <text:p>101.22%</text:p>
          </table:table-cell>
          <table:table-cell table:formula="of:=[.J233]/[.B233]" office:value-type="percentage" office:value="1.01236684803839" calcext:value-type="percentage">
            <text:p>101.24%</text:p>
          </table:table-cell>
          <table:table-cell table:formula="of:=[.K233]/[.C233]" office:value-type="percentage" office:value="1.00803932747638" calcext:value-type="percentage">
            <text:p>100.80%</text:p>
          </table:table-cell>
          <table:table-cell table:formula="of:=[.L233]/[.D233]" office:value-type="percentage" office:value="1.01504721387904" calcext:value-type="percentage">
            <text:p>101.50%</text:p>
          </table:table-cell>
          <table:table-cell table:formula="of:=[.M233]/[.E233]" office:value-type="percentage" office:value="1.0235654927856" calcext:value-type="percentage">
            <text:p>102.36%</text:p>
          </table:table-cell>
          <table:table-cell table:formula="of:=[.N233]/[.F233]" office:value-type="percentage" office:value="1.01152404490795" calcext:value-type="percentage">
            <text:p>101.15%</text:p>
          </table:table-cell>
          <table:table-cell/>
          <table:table-cell table:formula="of:=AVERAGE([.P233:.U233])" office:value-type="percentage" office:value="1.01379417957242" calcext:value-type="percentage">
            <text:p>101.38%</text:p>
          </table:table-cell>
          <table:table-cell/>
          <table:table-cell office:value-type="percentage" office:value="1.0007564901468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93513666" calcext:value-type="float">
            <text:p>293513666</text:p>
          </table:table-cell>
          <table:table-cell office:value-type="float" office:value="2303352720" calcext:value-type="float">
            <text:p>2303352720</text:p>
          </table:table-cell>
          <table:table-cell office:value-type="float" office:value="703975175" calcext:value-type="float">
            <text:p>703975175</text:p>
          </table:table-cell>
          <table:table-cell office:value-type="float" office:value="2598845406" calcext:value-type="float">
            <text:p>2598845406</text:p>
          </table:table-cell>
          <table:table-cell office:value-type="float" office:value="1569466906" calcext:value-type="float">
            <text:p>1569466906</text:p>
          </table:table-cell>
          <table:table-cell office:value-type="float" office:value="2836045837" calcext:value-type="float">
            <text:p>2836045837</text:p>
          </table:table-cell>
          <table:table-cell table:number-columns-repeated="2"/>
          <table:table-cell office:value-type="float" office:value="297371365" calcext:value-type="float">
            <text:p>297371365</text:p>
          </table:table-cell>
          <table:table-cell office:value-type="float" office:value="2335185269" calcext:value-type="float">
            <text:p>2335185269</text:p>
          </table:table-cell>
          <table:table-cell office:value-type="float" office:value="708941308" calcext:value-type="float">
            <text:p>708941308</text:p>
          </table:table-cell>
          <table:table-cell office:value-type="float" office:value="2638070880" calcext:value-type="float">
            <text:p>2638070880</text:p>
          </table:table-cell>
          <table:table-cell office:value-type="float" office:value="1610344411" calcext:value-type="float">
            <text:p>1610344411</text:p>
          </table:table-cell>
          <table:table-cell office:value-type="float" office:value="2870296653" calcext:value-type="float">
            <text:p>2870296653</text:p>
          </table:table-cell>
          <table:table-cell/>
          <table:table-cell table:formula="of:=[.I234]/[.A234]" office:value-type="percentage" office:value="1.01314316656043" calcext:value-type="percentage">
            <text:p>101.31%</text:p>
          </table:table-cell>
          <table:table-cell table:formula="of:=[.J234]/[.B234]" office:value-type="percentage" office:value="1.01382009308587" calcext:value-type="percentage">
            <text:p>101.38%</text:p>
          </table:table-cell>
          <table:table-cell table:formula="of:=[.K234]/[.C234]" office:value-type="percentage" office:value="1.00705441495149" calcext:value-type="percentage">
            <text:p>100.71%</text:p>
          </table:table-cell>
          <table:table-cell table:formula="of:=[.L234]/[.D234]" office:value-type="percentage" office:value="1.01509342337541" calcext:value-type="percentage">
            <text:p>101.51%</text:p>
          </table:table-cell>
          <table:table-cell table:formula="of:=[.M234]/[.E234]" office:value-type="percentage" office:value="1.02604547113655" calcext:value-type="percentage">
            <text:p>102.60%</text:p>
          </table:table-cell>
          <table:table-cell table:formula="of:=[.N234]/[.F234]" office:value-type="percentage" office:value="1.01207696136401" calcext:value-type="percentage">
            <text:p>101.21%</text:p>
          </table:table-cell>
          <table:table-cell/>
          <table:table-cell table:formula="of:=AVERAGE([.P234:.U234])" office:value-type="percentage" office:value="1.01453892174563" calcext:value-type="percentage">
            <text:p>101.45%</text:p>
          </table:table-cell>
          <table:table-cell/>
          <table:table-cell office:value-type="percentage" office:value="1.00029098457872" calcext:value-type="percentage">
            <text:p>100.03%</text:p>
          </table:table-cell>
          <table:table-cell table:number-columns-repeated="3"/>
        </table:table-row>
        <table:table-row table:style-name="ro1">
          <table:table-cell office:value-type="float" office:value="295266849" calcext:value-type="float">
            <text:p>295266849</text:p>
          </table:table-cell>
          <table:table-cell office:value-type="float" office:value="2300742033" calcext:value-type="float">
            <text:p>2300742033</text:p>
          </table:table-cell>
          <table:table-cell office:value-type="float" office:value="662233515" calcext:value-type="float">
            <text:p>662233515</text:p>
          </table:table-cell>
          <table:table-cell office:value-type="float" office:value="2752127844" calcext:value-type="float">
            <text:p>2752127844</text:p>
          </table:table-cell>
          <table:table-cell office:value-type="float" office:value="1604492775" calcext:value-type="float">
            <text:p>1604492775</text:p>
          </table:table-cell>
          <table:table-cell office:value-type="float" office:value="2891623287" calcext:value-type="float">
            <text:p>2891623287</text:p>
          </table:table-cell>
          <table:table-cell table:number-columns-repeated="2"/>
          <table:table-cell office:value-type="float" office:value="298385303" calcext:value-type="float">
            <text:p>298385303</text:p>
          </table:table-cell>
          <table:table-cell office:value-type="float" office:value="2328661472" calcext:value-type="float">
            <text:p>2328661472</text:p>
          </table:table-cell>
          <table:table-cell office:value-type="float" office:value="668121706" calcext:value-type="float">
            <text:p>668121706</text:p>
          </table:table-cell>
          <table:table-cell office:value-type="float" office:value="2799502903" calcext:value-type="float">
            <text:p>2799502903</text:p>
          </table:table-cell>
          <table:table-cell office:value-type="float" office:value="1645712261" calcext:value-type="float">
            <text:p>1645712261</text:p>
          </table:table-cell>
          <table:table-cell office:value-type="float" office:value="2922637875" calcext:value-type="float">
            <text:p>2922637875</text:p>
          </table:table-cell>
          <table:table-cell/>
          <table:table-cell table:formula="of:=[.I235]/[.A235]" office:value-type="percentage" office:value="1.0105614768829" calcext:value-type="percentage">
            <text:p>101.06%</text:p>
          </table:table-cell>
          <table:table-cell table:formula="of:=[.J235]/[.B235]" office:value-type="percentage" office:value="1.0121349715003" calcext:value-type="percentage">
            <text:p>101.21%</text:p>
          </table:table-cell>
          <table:table-cell table:formula="of:=[.K235]/[.C235]" office:value-type="percentage" office:value="1.00889141196667" calcext:value-type="percentage">
            <text:p>100.89%</text:p>
          </table:table-cell>
          <table:table-cell table:formula="of:=[.L235]/[.D235]" office:value-type="percentage" office:value="1.01721397467174" calcext:value-type="percentage">
            <text:p>101.72%</text:p>
          </table:table-cell>
          <table:table-cell table:formula="of:=[.M235]/[.E235]" office:value-type="percentage" office:value="1.02569004151483" calcext:value-type="percentage">
            <text:p>102.57%</text:p>
          </table:table-cell>
          <table:table-cell table:formula="of:=[.N235]/[.F235]" office:value-type="percentage" office:value="1.01072566683891" calcext:value-type="percentage">
            <text:p>101.07%</text:p>
          </table:table-cell>
          <table:table-cell/>
          <table:table-cell table:formula="of:=AVERAGE([.P235:.U235])" office:value-type="percentage" office:value="1.01420292389589" calcext:value-type="percentage">
            <text:p>101.42%</text:p>
          </table:table-cell>
          <table:table-cell/>
          <table:table-cell office:value-type="percentage" office:value="1.00091481977897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290069282" calcext:value-type="float">
            <text:p>290069282</text:p>
          </table:table-cell>
          <table:table-cell office:value-type="float" office:value="2328028617" calcext:value-type="float">
            <text:p>2328028617</text:p>
          </table:table-cell>
          <table:table-cell office:value-type="float" office:value="715002249" calcext:value-type="float">
            <text:p>715002249</text:p>
          </table:table-cell>
          <table:table-cell office:value-type="float" office:value="2763227685" calcext:value-type="float">
            <text:p>2763227685</text:p>
          </table:table-cell>
          <table:table-cell office:value-type="float" office:value="1594434836" calcext:value-type="float">
            <text:p>1594434836</text:p>
          </table:table-cell>
          <table:table-cell office:value-type="float" office:value="3009999248" calcext:value-type="float">
            <text:p>3009999248</text:p>
          </table:table-cell>
          <table:table-cell table:number-columns-repeated="2"/>
          <table:table-cell office:value-type="float" office:value="293572995" calcext:value-type="float">
            <text:p>293572995</text:p>
          </table:table-cell>
          <table:table-cell office:value-type="float" office:value="2357153983" calcext:value-type="float">
            <text:p>2357153983</text:p>
          </table:table-cell>
          <table:table-cell office:value-type="float" office:value="720788943" calcext:value-type="float">
            <text:p>720788943</text:p>
          </table:table-cell>
          <table:table-cell office:value-type="float" office:value="2805810320" calcext:value-type="float">
            <text:p>2805810320</text:p>
          </table:table-cell>
          <table:table-cell office:value-type="float" office:value="1634983265" calcext:value-type="float">
            <text:p>1634983265</text:p>
          </table:table-cell>
          <table:table-cell office:value-type="float" office:value="3049581741" calcext:value-type="float">
            <text:p>3049581741</text:p>
          </table:table-cell>
          <table:table-cell/>
          <table:table-cell table:formula="of:=[.I236]/[.A236]" office:value-type="percentage" office:value="1.01207888327865" calcext:value-type="percentage">
            <text:p>101.21%</text:p>
          </table:table-cell>
          <table:table-cell table:formula="of:=[.J236]/[.B236]" office:value-type="percentage" office:value="1.01251074225949" calcext:value-type="percentage">
            <text:p>101.25%</text:p>
          </table:table-cell>
          <table:table-cell table:formula="of:=[.K236]/[.C236]" office:value-type="percentage" office:value="1.00809325286472" calcext:value-type="percentage">
            <text:p>100.81%</text:p>
          </table:table-cell>
          <table:table-cell table:formula="of:=[.L236]/[.D236]" office:value-type="percentage" office:value="1.01541046915213" calcext:value-type="percentage">
            <text:p>101.54%</text:p>
          </table:table-cell>
          <table:table-cell table:formula="of:=[.M236]/[.E236]" office:value-type="percentage" office:value="1.02543122370666" calcext:value-type="percentage">
            <text:p>102.54%</text:p>
          </table:table-cell>
          <table:table-cell table:formula="of:=[.N236]/[.F236]" office:value-type="percentage" office:value="1.01315033318573" calcext:value-type="percentage">
            <text:p>101.32%</text:p>
          </table:table-cell>
          <table:table-cell/>
          <table:table-cell table:formula="of:=AVERAGE([.P236:.U236])" office:value-type="percentage" office:value="1.0144458174079" calcext:value-type="percentage">
            <text:p>101.44%</text:p>
          </table:table-cell>
          <table:table-cell/>
          <table:table-cell office:value-type="percentage" office:value="1.00097662812988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299524082" calcext:value-type="float">
            <text:p>299524082</text:p>
          </table:table-cell>
          <table:table-cell office:value-type="float" office:value="2381933899" calcext:value-type="float">
            <text:p>2381933899</text:p>
          </table:table-cell>
          <table:table-cell office:value-type="float" office:value="699680570" calcext:value-type="float">
            <text:p>699680570</text:p>
          </table:table-cell>
          <table:table-cell office:value-type="float" office:value="2978358725" calcext:value-type="float">
            <text:p>2978358725</text:p>
          </table:table-cell>
          <table:table-cell office:value-type="float" office:value="1572265735" calcext:value-type="float">
            <text:p>1572265735</text:p>
          </table:table-cell>
          <table:table-cell office:value-type="float" office:value="2842135607" calcext:value-type="float">
            <text:p>2842135607</text:p>
          </table:table-cell>
          <table:table-cell table:number-columns-repeated="2"/>
          <table:table-cell office:value-type="float" office:value="303090942" calcext:value-type="float">
            <text:p>303090942</text:p>
          </table:table-cell>
          <table:table-cell office:value-type="float" office:value="2412128521" calcext:value-type="float">
            <text:p>2412128521</text:p>
          </table:table-cell>
          <table:table-cell office:value-type="float" office:value="704736492" calcext:value-type="float">
            <text:p>704736492</text:p>
          </table:table-cell>
          <table:table-cell office:value-type="float" office:value="3020688094" calcext:value-type="float">
            <text:p>3020688094</text:p>
          </table:table-cell>
          <table:table-cell office:value-type="float" office:value="1610705366" calcext:value-type="float">
            <text:p>1610705366</text:p>
          </table:table-cell>
          <table:table-cell office:value-type="float" office:value="2872279717" calcext:value-type="float">
            <text:p>2872279717</text:p>
          </table:table-cell>
          <table:table-cell/>
          <table:table-cell table:formula="of:=[.I237]/[.A237]" office:value-type="percentage" office:value="1.01190842477901" calcext:value-type="percentage">
            <text:p>101.19%</text:p>
          </table:table-cell>
          <table:table-cell table:formula="of:=[.J237]/[.B237]" office:value-type="percentage" office:value="1.01267651550393" calcext:value-type="percentage">
            <text:p>101.27%</text:p>
          </table:table-cell>
          <table:table-cell table:formula="of:=[.K237]/[.C237]" office:value-type="percentage" office:value="1.00722604316424" calcext:value-type="percentage">
            <text:p>100.72%</text:p>
          </table:table-cell>
          <table:table-cell table:formula="of:=[.L237]/[.D237]" office:value-type="percentage" office:value="1.01421231386424" calcext:value-type="percentage">
            <text:p>101.42%</text:p>
          </table:table-cell>
          <table:table-cell table:formula="of:=[.M237]/[.E237]" office:value-type="percentage" office:value="1.0244485586274" calcext:value-type="percentage">
            <text:p>102.44%</text:p>
          </table:table-cell>
          <table:table-cell table:formula="of:=[.N237]/[.F237]" office:value-type="percentage" office:value="1.010606147689" calcext:value-type="percentage">
            <text:p>101.06%</text:p>
          </table:table-cell>
          <table:table-cell/>
          <table:table-cell table:formula="of:=AVERAGE([.P237:.U237])" office:value-type="percentage" office:value="1.01351300060464" calcext:value-type="percentage">
            <text:p>101.35%</text:p>
          </table:table-cell>
          <table:table-cell/>
          <table:table-cell office:value-type="percentage" office:value="1.00057245113914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293203349" calcext:value-type="float">
            <text:p>293203349</text:p>
          </table:table-cell>
          <table:table-cell office:value-type="float" office:value="2306071842" calcext:value-type="float">
            <text:p>2306071842</text:p>
          </table:table-cell>
          <table:table-cell office:value-type="float" office:value="620952631" calcext:value-type="float">
            <text:p>620952631</text:p>
          </table:table-cell>
          <table:table-cell office:value-type="float" office:value="2561840480" calcext:value-type="float">
            <text:p>2561840480</text:p>
          </table:table-cell>
          <table:table-cell office:value-type="float" office:value="1578683100" calcext:value-type="float">
            <text:p>1578683100</text:p>
          </table:table-cell>
          <table:table-cell office:value-type="float" office:value="2860833813" calcext:value-type="float">
            <text:p>2860833813</text:p>
          </table:table-cell>
          <table:table-cell table:number-columns-repeated="2"/>
          <table:table-cell office:value-type="float" office:value="297048578" calcext:value-type="float">
            <text:p>297048578</text:p>
          </table:table-cell>
          <table:table-cell office:value-type="float" office:value="2333316508" calcext:value-type="float">
            <text:p>2333316508</text:p>
          </table:table-cell>
          <table:table-cell office:value-type="float" office:value="626721081" calcext:value-type="float">
            <text:p>626721081</text:p>
          </table:table-cell>
          <table:table-cell office:value-type="float" office:value="2599492872" calcext:value-type="float">
            <text:p>2599492872</text:p>
          </table:table-cell>
          <table:table-cell office:value-type="float" office:value="1617601893" calcext:value-type="float">
            <text:p>1617601893</text:p>
          </table:table-cell>
          <table:table-cell office:value-type="float" office:value="2889917497" calcext:value-type="float">
            <text:p>2889917497</text:p>
          </table:table-cell>
          <table:table-cell/>
          <table:table-cell table:formula="of:=[.I238]/[.A238]" office:value-type="percentage" office:value="1.01311454665547" calcext:value-type="percentage">
            <text:p>101.31%</text:p>
          </table:table-cell>
          <table:table-cell table:formula="of:=[.J238]/[.B238]" office:value-type="percentage" office:value="1.01181431796868" calcext:value-type="percentage">
            <text:p>101.18%</text:p>
          </table:table-cell>
          <table:table-cell table:formula="of:=[.K238]/[.C238]" office:value-type="percentage" office:value="1.00928967800766" calcext:value-type="percentage">
            <text:p>100.93%</text:p>
          </table:table-cell>
          <table:table-cell table:formula="of:=[.L238]/[.D238]" office:value-type="percentage" office:value="1.01469739911362" calcext:value-type="percentage">
            <text:p>101.47%</text:p>
          </table:table-cell>
          <table:table-cell table:formula="of:=[.M238]/[.E238]" office:value-type="percentage" office:value="1.02465269502157" calcext:value-type="percentage">
            <text:p>102.47%</text:p>
          </table:table-cell>
          <table:table-cell table:formula="of:=[.N238]/[.F238]" office:value-type="percentage" office:value="1.01016615640791" calcext:value-type="percentage">
            <text:p>101.02%</text:p>
          </table:table-cell>
          <table:table-cell/>
          <table:table-cell table:formula="of:=AVERAGE([.P238:.U238])" office:value-type="percentage" office:value="1.01395579886249" calcext:value-type="percentage">
            <text:p>101.40%</text:p>
          </table:table-cell>
          <table:table-cell/>
          <table:table-cell office:value-type="percentage" office:value="1.001275511509" calcext:value-type="percentage">
            <text:p>100.13%</text:p>
          </table:table-cell>
          <table:table-cell table:number-columns-repeated="3"/>
        </table:table-row>
        <table:table-row table:style-name="ro1">
          <table:table-cell office:value-type="float" office:value="332515326" calcext:value-type="float">
            <text:p>332515326</text:p>
          </table:table-cell>
          <table:table-cell office:value-type="float" office:value="2744371443" calcext:value-type="float">
            <text:p>2744371443</text:p>
          </table:table-cell>
          <table:table-cell office:value-type="float" office:value="641235823" calcext:value-type="float">
            <text:p>641235823</text:p>
          </table:table-cell>
          <table:table-cell office:value-type="float" office:value="2716317914" calcext:value-type="float">
            <text:p>2716317914</text:p>
          </table:table-cell>
          <table:table-cell office:value-type="float" office:value="1582499124" calcext:value-type="float">
            <text:p>1582499124</text:p>
          </table:table-cell>
          <table:table-cell office:value-type="float" office:value="3034996085" calcext:value-type="float">
            <text:p>3034996085</text:p>
          </table:table-cell>
          <table:table-cell table:number-columns-repeated="2"/>
          <table:table-cell office:value-type="float" office:value="336459524" calcext:value-type="float">
            <text:p>336459524</text:p>
          </table:table-cell>
          <table:table-cell office:value-type="float" office:value="2777352141" calcext:value-type="float">
            <text:p>2777352141</text:p>
          </table:table-cell>
          <table:table-cell office:value-type="float" office:value="647560890" calcext:value-type="float">
            <text:p>647560890</text:p>
          </table:table-cell>
          <table:table-cell office:value-type="float" office:value="2756723367" calcext:value-type="float">
            <text:p>2756723367</text:p>
          </table:table-cell>
          <table:table-cell office:value-type="float" office:value="1621382336" calcext:value-type="float">
            <text:p>1621382336</text:p>
          </table:table-cell>
          <table:table-cell office:value-type="float" office:value="3067750491" calcext:value-type="float">
            <text:p>3067750491</text:p>
          </table:table-cell>
          <table:table-cell/>
          <table:table-cell table:formula="of:=[.I239]/[.A239]" office:value-type="percentage" office:value="1.01186170287982" calcext:value-type="percentage">
            <text:p>101.19%</text:p>
          </table:table-cell>
          <table:table-cell table:formula="of:=[.J239]/[.B239]" office:value-type="percentage" office:value="1.01201757804474" calcext:value-type="percentage">
            <text:p>101.20%</text:p>
          </table:table-cell>
          <table:table-cell table:formula="of:=[.K239]/[.C239]" office:value-type="percentage" office:value="1.00986387031593" calcext:value-type="percentage">
            <text:p>100.99%</text:p>
          </table:table-cell>
          <table:table-cell table:formula="of:=[.L239]/[.D239]" office:value-type="percentage" office:value="1.01487508247534" calcext:value-type="percentage">
            <text:p>101.49%</text:p>
          </table:table-cell>
          <table:table-cell table:formula="of:=[.M239]/[.E239]" office:value-type="percentage" office:value="1.02457076368025" calcext:value-type="percentage">
            <text:p>102.46%</text:p>
          </table:table-cell>
          <table:table-cell table:formula="of:=[.N239]/[.F239]" office:value-type="percentage" office:value="1.01079223995111" calcext:value-type="percentage">
            <text:p>101.08%</text:p>
          </table:table-cell>
          <table:table-cell/>
          <table:table-cell table:formula="of:=AVERAGE([.P239:.U239])" office:value-type="percentage" office:value="1.0139968728912" calcext:value-type="percentage">
            <text:p>101.40%</text:p>
          </table:table-cell>
          <table:table-cell/>
          <table:table-cell office:value-type="percentage" office:value="1.00061131457626" calcext:value-type="percentage">
            <text:p>100.06%</text:p>
          </table:table-cell>
          <table:table-cell table:number-columns-repeated="3"/>
        </table:table-row>
        <table:table-row table:style-name="ro1">
          <table:table-cell office:value-type="float" office:value="348980234" calcext:value-type="float">
            <text:p>348980234</text:p>
          </table:table-cell>
          <table:table-cell office:value-type="float" office:value="2293687278" calcext:value-type="float">
            <text:p>2293687278</text:p>
          </table:table-cell>
          <table:table-cell office:value-type="float" office:value="632051793" calcext:value-type="float">
            <text:p>632051793</text:p>
          </table:table-cell>
          <table:table-cell office:value-type="float" office:value="2554299159" calcext:value-type="float">
            <text:p>2554299159</text:p>
          </table:table-cell>
          <table:table-cell office:value-type="float" office:value="1629233678" calcext:value-type="float">
            <text:p>1629233678</text:p>
          </table:table-cell>
          <table:table-cell office:value-type="float" office:value="2837515756" calcext:value-type="float">
            <text:p>2837515756</text:p>
          </table:table-cell>
          <table:table-cell table:number-columns-repeated="2"/>
          <table:table-cell office:value-type="float" office:value="352181999" calcext:value-type="float">
            <text:p>352181999</text:p>
          </table:table-cell>
          <table:table-cell office:value-type="float" office:value="2320682923" calcext:value-type="float">
            <text:p>2320682923</text:p>
          </table:table-cell>
          <table:table-cell office:value-type="float" office:value="638255171" calcext:value-type="float">
            <text:p>638255171</text:p>
          </table:table-cell>
          <table:table-cell office:value-type="float" office:value="2594918814" calcext:value-type="float">
            <text:p>2594918814</text:p>
          </table:table-cell>
          <table:table-cell office:value-type="float" office:value="1667936008" calcext:value-type="float">
            <text:p>1667936008</text:p>
          </table:table-cell>
          <table:table-cell office:value-type="float" office:value="2869759383" calcext:value-type="float">
            <text:p>2869759383</text:p>
          </table:table-cell>
          <table:table-cell/>
          <table:table-cell table:formula="of:=[.I240]/[.A240]" office:value-type="percentage" office:value="1.00917463136322" calcext:value-type="percentage">
            <text:p>100.92%</text:p>
          </table:table-cell>
          <table:table-cell table:formula="of:=[.J240]/[.B240]" office:value-type="percentage" office:value="1.01176954036365" calcext:value-type="percentage">
            <text:p>101.18%</text:p>
          </table:table-cell>
          <table:table-cell table:formula="of:=[.K240]/[.C240]" office:value-type="percentage" office:value="1.00981466719769" calcext:value-type="percentage">
            <text:p>100.98%</text:p>
          </table:table-cell>
          <table:table-cell table:formula="of:=[.L240]/[.D240]" office:value-type="percentage" office:value="1.01590246579257" calcext:value-type="percentage">
            <text:p>101.59%</text:p>
          </table:table-cell>
          <table:table-cell table:formula="of:=[.M240]/[.E240]" office:value-type="percentage" office:value="1.02375492878806" calcext:value-type="percentage">
            <text:p>102.38%</text:p>
          </table:table-cell>
          <table:table-cell table:formula="of:=[.N240]/[.F240]" office:value-type="percentage" office:value="1.01136332967731" calcext:value-type="percentage">
            <text:p>101.14%</text:p>
          </table:table-cell>
          <table:table-cell/>
          <table:table-cell table:formula="of:=AVERAGE([.P240:.U240])" office:value-type="percentage" office:value="1.01362992719708" calcext:value-type="percentage">
            <text:p>101.36%</text:p>
          </table:table-cell>
          <table:table-cell/>
          <table:table-cell office:value-type="percentage" office:value="1.00207877049301" calcext:value-type="percentage">
            <text:p>100.21%</text:p>
          </table:table-cell>
          <table:table-cell table:number-columns-repeated="3"/>
        </table:table-row>
        <table:table-row table:style-name="ro1">
          <table:table-cell office:value-type="float" office:value="326260746" calcext:value-type="float">
            <text:p>326260746</text:p>
          </table:table-cell>
          <table:table-cell office:value-type="float" office:value="2431656419" calcext:value-type="float">
            <text:p>2431656419</text:p>
          </table:table-cell>
          <table:table-cell office:value-type="float" office:value="701832377" calcext:value-type="float">
            <text:p>701832377</text:p>
          </table:table-cell>
          <table:table-cell office:value-type="float" office:value="2559872752" calcext:value-type="float">
            <text:p>2559872752</text:p>
          </table:table-cell>
          <table:table-cell office:value-type="float" office:value="1580441140" calcext:value-type="float">
            <text:p>1580441140</text:p>
          </table:table-cell>
          <table:table-cell office:value-type="float" office:value="2852469134" calcext:value-type="float">
            <text:p>2852469134</text:p>
          </table:table-cell>
          <table:table-cell table:number-columns-repeated="2"/>
          <table:table-cell office:value-type="float" office:value="328891332" calcext:value-type="float">
            <text:p>328891332</text:p>
          </table:table-cell>
          <table:table-cell office:value-type="float" office:value="2460974261" calcext:value-type="float">
            <text:p>2460974261</text:p>
          </table:table-cell>
          <table:table-cell office:value-type="float" office:value="709829295" calcext:value-type="float">
            <text:p>709829295</text:p>
          </table:table-cell>
          <table:table-cell office:value-type="float" office:value="2597742058" calcext:value-type="float">
            <text:p>2597742058</text:p>
          </table:table-cell>
          <table:table-cell office:value-type="float" office:value="1618071926" calcext:value-type="float">
            <text:p>1618071926</text:p>
          </table:table-cell>
          <table:table-cell office:value-type="float" office:value="2885936570" calcext:value-type="float">
            <text:p>2885936570</text:p>
          </table:table-cell>
          <table:table-cell/>
          <table:table-cell table:formula="of:=[.I241]/[.A241]" office:value-type="percentage" office:value="1.00806283327753" calcext:value-type="percentage">
            <text:p>100.81%</text:p>
          </table:table-cell>
          <table:table-cell table:formula="of:=[.J241]/[.B241]" office:value-type="percentage" office:value="1.01205673703362" calcext:value-type="percentage">
            <text:p>101.21%</text:p>
          </table:table-cell>
          <table:table-cell table:formula="of:=[.K241]/[.C241]" office:value-type="percentage" office:value="1.01139434181447" calcext:value-type="percentage">
            <text:p>101.14%</text:p>
          </table:table-cell>
          <table:table-cell table:formula="of:=[.L241]/[.D241]" office:value-type="percentage" office:value="1.01479343298233" calcext:value-type="percentage">
            <text:p>101.48%</text:p>
          </table:table-cell>
          <table:table-cell table:formula="of:=[.M241]/[.E241]" office:value-type="percentage" office:value="1.02381030526705" calcext:value-type="percentage">
            <text:p>102.38%</text:p>
          </table:table-cell>
          <table:table-cell table:formula="of:=[.N241]/[.F241]" office:value-type="percentage" office:value="1.01173279514267" calcext:value-type="percentage">
            <text:p>101.17%</text:p>
          </table:table-cell>
          <table:table-cell/>
          <table:table-cell table:formula="of:=AVERAGE([.P241:.U241])" office:value-type="percentage" office:value="1.01364174091961" calcext:value-type="percentage">
            <text:p>101.36%</text:p>
          </table:table-cell>
          <table:table-cell/>
          <table:table-cell office:value-type="percentage" office:value="1.00098686715923" calcext:value-type="percentage">
            <text:p>100.10%</text:p>
          </table:table-cell>
          <table:table-cell table:number-columns-repeated="3"/>
        </table:table-row>
        <table:table-row table:style-name="ro1">
          <table:table-cell office:value-type="float" office:value="294443216" calcext:value-type="float">
            <text:p>294443216</text:p>
          </table:table-cell>
          <table:table-cell office:value-type="float" office:value="2309472579" calcext:value-type="float">
            <text:p>2309472579</text:p>
          </table:table-cell>
          <table:table-cell office:value-type="float" office:value="721199215" calcext:value-type="float">
            <text:p>721199215</text:p>
          </table:table-cell>
          <table:table-cell office:value-type="float" office:value="2965811635" calcext:value-type="float">
            <text:p>2965811635</text:p>
          </table:table-cell>
          <table:table-cell office:value-type="float" office:value="1569163668" calcext:value-type="float">
            <text:p>1569163668</text:p>
          </table:table-cell>
          <table:table-cell office:value-type="float" office:value="3075623483" calcext:value-type="float">
            <text:p>3075623483</text:p>
          </table:table-cell>
          <table:table-cell table:number-columns-repeated="2"/>
          <table:table-cell office:value-type="float" office:value="298352815" calcext:value-type="float">
            <text:p>298352815</text:p>
          </table:table-cell>
          <table:table-cell office:value-type="float" office:value="2336286361" calcext:value-type="float">
            <text:p>2336286361</text:p>
          </table:table-cell>
          <table:table-cell office:value-type="float" office:value="728788680" calcext:value-type="float">
            <text:p>728788680</text:p>
          </table:table-cell>
          <table:table-cell office:value-type="float" office:value="3010431799" calcext:value-type="float">
            <text:p>3010431799</text:p>
          </table:table-cell>
          <table:table-cell office:value-type="float" office:value="1606481369" calcext:value-type="float">
            <text:p>1606481369</text:p>
          </table:table-cell>
          <table:table-cell office:value-type="float" office:value="3109852054" calcext:value-type="float">
            <text:p>3109852054</text:p>
          </table:table-cell>
          <table:table-cell/>
          <table:table-cell table:formula="of:=[.I242]/[.A242]" office:value-type="percentage" office:value="1.01327793879279" calcext:value-type="percentage">
            <text:p>101.33%</text:p>
          </table:table-cell>
          <table:table-cell table:formula="of:=[.J242]/[.B242]" office:value-type="percentage" office:value="1.01161034871936" calcext:value-type="percentage">
            <text:p>101.16%</text:p>
          </table:table-cell>
          <table:table-cell table:formula="of:=[.K242]/[.C242]" office:value-type="percentage" office:value="1.01052339609105" calcext:value-type="percentage">
            <text:p>101.05%</text:p>
          </table:table-cell>
          <table:table-cell table:formula="of:=[.L242]/[.D242]" office:value-type="percentage" office:value="1.01504484083663" calcext:value-type="percentage">
            <text:p>101.50%</text:p>
          </table:table-cell>
          <table:table-cell table:formula="of:=[.M242]/[.E242]" office:value-type="percentage" office:value="1.0237819048204" calcext:value-type="percentage">
            <text:p>102.38%</text:p>
          </table:table-cell>
          <table:table-cell table:formula="of:=[.N242]/[.F242]" office:value-type="percentage" office:value="1.01112898610288" calcext:value-type="percentage">
            <text:p>101.11%</text:p>
          </table:table-cell>
          <table:table-cell/>
          <table:table-cell table:formula="of:=AVERAGE([.P242:.U242])" office:value-type="percentage" office:value="1.01422790256052" calcext:value-type="percentage">
            <text:p>101.42%</text:p>
          </table:table-cell>
          <table:table-cell/>
          <table:table-cell office:value-type="percentage" office:value="1.00005540173086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308501342" calcext:value-type="float">
            <text:p>308501342</text:p>
          </table:table-cell>
          <table:table-cell office:value-type="float" office:value="2284726686" calcext:value-type="float">
            <text:p>2284726686</text:p>
          </table:table-cell>
          <table:table-cell office:value-type="float" office:value="685888334" calcext:value-type="float">
            <text:p>685888334</text:p>
          </table:table-cell>
          <table:table-cell office:value-type="float" office:value="2712966119" calcext:value-type="float">
            <text:p>2712966119</text:p>
          </table:table-cell>
          <table:table-cell office:value-type="float" office:value="1590285008" calcext:value-type="float">
            <text:p>1590285008</text:p>
          </table:table-cell>
          <table:table-cell office:value-type="float" office:value="2816406959" calcext:value-type="float">
            <text:p>2816406959</text:p>
          </table:table-cell>
          <table:table-cell table:number-columns-repeated="2"/>
          <table:table-cell office:value-type="float" office:value="311717963" calcext:value-type="float">
            <text:p>311717963</text:p>
          </table:table-cell>
          <table:table-cell office:value-type="float" office:value="2310297502" calcext:value-type="float">
            <text:p>2310297502</text:p>
          </table:table-cell>
          <table:table-cell office:value-type="float" office:value="693344125" calcext:value-type="float">
            <text:p>693344125</text:p>
          </table:table-cell>
          <table:table-cell office:value-type="float" office:value="2757604150" calcext:value-type="float">
            <text:p>2757604150</text:p>
          </table:table-cell>
          <table:table-cell office:value-type="float" office:value="1628602939" calcext:value-type="float">
            <text:p>1628602939</text:p>
          </table:table-cell>
          <table:table-cell office:value-type="float" office:value="2847576899" calcext:value-type="float">
            <text:p>2847576899</text:p>
          </table:table-cell>
          <table:table-cell/>
          <table:table-cell table:formula="of:=[.I243]/[.A243]" office:value-type="percentage" office:value="1.01042660294165" calcext:value-type="percentage">
            <text:p>101.04%</text:p>
          </table:table-cell>
          <table:table-cell table:formula="of:=[.J243]/[.B243]" office:value-type="percentage" office:value="1.0111920678113" calcext:value-type="percentage">
            <text:p>101.12%</text:p>
          </table:table-cell>
          <table:table-cell table:formula="of:=[.K243]/[.C243]" office:value-type="percentage" office:value="1.01087026944535" calcext:value-type="percentage">
            <text:p>101.09%</text:p>
          </table:table-cell>
          <table:table-cell table:formula="of:=[.L243]/[.D243]" office:value-type="percentage" office:value="1.0164535895555" calcext:value-type="percentage">
            <text:p>101.65%</text:p>
          </table:table-cell>
          <table:table-cell table:formula="of:=[.M243]/[.E243]" office:value-type="percentage" office:value="1.02409500863508" calcext:value-type="percentage">
            <text:p>102.41%</text:p>
          </table:table-cell>
          <table:table-cell table:formula="of:=[.N243]/[.F243]" office:value-type="percentage" office:value="1.01106727133321" calcext:value-type="percentage">
            <text:p>101.11%</text:p>
          </table:table-cell>
          <table:table-cell/>
          <table:table-cell table:formula="of:=AVERAGE([.P243:.U243])" office:value-type="percentage" office:value="1.01401746828702" calcext:value-type="percentage">
            <text:p>101.40%</text:p>
          </table:table-cell>
          <table:table-cell/>
          <table:table-cell office:value-type="percentage" office:value="1.00079397995823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86139022" calcext:value-type="float">
            <text:p>286139022</text:p>
          </table:table-cell>
          <table:table-cell office:value-type="float" office:value="2314808174" calcext:value-type="float">
            <text:p>2314808174</text:p>
          </table:table-cell>
          <table:table-cell office:value-type="float" office:value="666813994" calcext:value-type="float">
            <text:p>666813994</text:p>
          </table:table-cell>
          <table:table-cell office:value-type="float" office:value="2551968887" calcext:value-type="float">
            <text:p>2551968887</text:p>
          </table:table-cell>
          <table:table-cell office:value-type="float" office:value="1605284475" calcext:value-type="float">
            <text:p>1605284475</text:p>
          </table:table-cell>
          <table:table-cell office:value-type="float" office:value="2847547251" calcext:value-type="float">
            <text:p>2847547251</text:p>
          </table:table-cell>
          <table:table-cell table:number-columns-repeated="2"/>
          <table:table-cell office:value-type="float" office:value="288652438" calcext:value-type="float">
            <text:p>288652438</text:p>
          </table:table-cell>
          <table:table-cell office:value-type="float" office:value="2341454585" calcext:value-type="float">
            <text:p>2341454585</text:p>
          </table:table-cell>
          <table:table-cell office:value-type="float" office:value="674066417" calcext:value-type="float">
            <text:p>674066417</text:p>
          </table:table-cell>
          <table:table-cell office:value-type="float" office:value="2587568270" calcext:value-type="float">
            <text:p>2587568270</text:p>
          </table:table-cell>
          <table:table-cell office:value-type="float" office:value="1643330863" calcext:value-type="float">
            <text:p>1643330863</text:p>
          </table:table-cell>
          <table:table-cell office:value-type="float" office:value="2882141320" calcext:value-type="float">
            <text:p>2882141320</text:p>
          </table:table-cell>
          <table:table-cell/>
          <table:table-cell table:formula="of:=[.I244]/[.A244]" office:value-type="percentage" office:value="1.00878389805917" calcext:value-type="percentage">
            <text:p>100.88%</text:p>
          </table:table-cell>
          <table:table-cell table:formula="of:=[.J244]/[.B244]" office:value-type="percentage" office:value="1.01151128257594" calcext:value-type="percentage">
            <text:p>101.15%</text:p>
          </table:table-cell>
          <table:table-cell table:formula="of:=[.K244]/[.C244]" office:value-type="percentage" office:value="1.01087623095085" calcext:value-type="percentage">
            <text:p>101.09%</text:p>
          </table:table-cell>
          <table:table-cell table:formula="of:=[.L244]/[.D244]" office:value-type="percentage" office:value="1.01394977155926" calcext:value-type="percentage">
            <text:p>101.39%</text:p>
          </table:table-cell>
          <table:table-cell table:formula="of:=[.M244]/[.E244]" office:value-type="percentage" office:value="1.02370071385634" calcext:value-type="percentage">
            <text:p>102.37%</text:p>
          </table:table-cell>
          <table:table-cell table:formula="of:=[.N244]/[.F244]" office:value-type="percentage" office:value="1.0121487251837" calcext:value-type="percentage">
            <text:p>101.21%</text:p>
          </table:table-cell>
          <table:table-cell/>
          <table:table-cell table:formula="of:=AVERAGE([.P244:.U244])" office:value-type="percentage" office:value="1.01349510369754" calcext:value-type="percentage">
            <text:p>101.35%</text:p>
          </table:table-cell>
          <table:table-cell/>
          <table:table-cell office:value-type="percentage" office:value="0.999635868159989" calcext:value-type="percentage">
            <text:p>99.96%</text:p>
          </table:table-cell>
          <table:table-cell table:number-columns-repeated="3"/>
        </table:table-row>
        <table:table-row table:style-name="ro1">
          <table:table-cell office:value-type="float" office:value="293065600" calcext:value-type="float">
            <text:p>293065600</text:p>
          </table:table-cell>
          <table:table-cell office:value-type="float" office:value="2286240178" calcext:value-type="float">
            <text:p>2286240178</text:p>
          </table:table-cell>
          <table:table-cell office:value-type="float" office:value="632007130" calcext:value-type="float">
            <text:p>632007130</text:p>
          </table:table-cell>
          <table:table-cell office:value-type="float" office:value="2615169198" calcext:value-type="float">
            <text:p>2615169198</text:p>
          </table:table-cell>
          <table:table-cell office:value-type="float" office:value="1598448759" calcext:value-type="float">
            <text:p>1598448759</text:p>
          </table:table-cell>
          <table:table-cell office:value-type="float" office:value="3023065473" calcext:value-type="float">
            <text:p>3023065473</text:p>
          </table:table-cell>
          <table:table-cell table:number-columns-repeated="2"/>
          <table:table-cell office:value-type="float" office:value="296907834" calcext:value-type="float">
            <text:p>296907834</text:p>
          </table:table-cell>
          <table:table-cell office:value-type="float" office:value="2312267600" calcext:value-type="float">
            <text:p>2312267600</text:p>
          </table:table-cell>
          <table:table-cell office:value-type="float" office:value="637168368" calcext:value-type="float">
            <text:p>637168368</text:p>
          </table:table-cell>
          <table:table-cell office:value-type="float" office:value="2651300072" calcext:value-type="float">
            <text:p>2651300072</text:p>
          </table:table-cell>
          <table:table-cell office:value-type="float" office:value="1638092436" calcext:value-type="float">
            <text:p>1638092436</text:p>
          </table:table-cell>
          <table:table-cell office:value-type="float" office:value="3057648897" calcext:value-type="float">
            <text:p>3057648897</text:p>
          </table:table-cell>
          <table:table-cell/>
          <table:table-cell table:formula="of:=[.I245]/[.A245]" office:value-type="percentage" office:value="1.01311049130297" calcext:value-type="percentage">
            <text:p>101.31%</text:p>
          </table:table-cell>
          <table:table-cell table:formula="of:=[.J245]/[.B245]" office:value-type="percentage" office:value="1.01138437783154" calcext:value-type="percentage">
            <text:p>101.14%</text:p>
          </table:table-cell>
          <table:table-cell table:formula="of:=[.K245]/[.C245]" office:value-type="percentage" office:value="1.00816642369209" calcext:value-type="percentage">
            <text:p>100.82%</text:p>
          </table:table-cell>
          <table:table-cell table:formula="of:=[.L245]/[.D245]" office:value-type="percentage" office:value="1.01381588389296" calcext:value-type="percentage">
            <text:p>101.38%</text:p>
          </table:table-cell>
          <table:table-cell table:formula="of:=[.M245]/[.E245]" office:value-type="percentage" office:value="1.02480134366322" calcext:value-type="percentage">
            <text:p>102.48%</text:p>
          </table:table-cell>
          <table:table-cell table:formula="of:=[.N245]/[.F245]" office:value-type="percentage" office:value="1.01143985279475" calcext:value-type="percentage">
            <text:p>101.14%</text:p>
          </table:table-cell>
          <table:table-cell/>
          <table:table-cell table:formula="of:=AVERAGE([.P245:.U245])" office:value-type="percentage" office:value="1.01378639552959" calcext:value-type="percentage">
            <text:p>101.38%</text:p>
          </table:table-cell>
          <table:table-cell/>
          <table:table-cell office:value-type="percentage" office:value="1.00076927091811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294225916" calcext:value-type="float">
            <text:p>294225916</text:p>
          </table:table-cell>
          <table:table-cell office:value-type="float" office:value="2489094473" calcext:value-type="float">
            <text:p>2489094473</text:p>
          </table:table-cell>
          <table:table-cell office:value-type="float" office:value="664040490" calcext:value-type="float">
            <text:p>664040490</text:p>
          </table:table-cell>
          <table:table-cell office:value-type="float" office:value="2680762194" calcext:value-type="float">
            <text:p>2680762194</text:p>
          </table:table-cell>
          <table:table-cell office:value-type="float" office:value="1579806701" calcext:value-type="float">
            <text:p>1579806701</text:p>
          </table:table-cell>
          <table:table-cell office:value-type="float" office:value="2832077118" calcext:value-type="float">
            <text:p>2832077118</text:p>
          </table:table-cell>
          <table:table-cell table:number-columns-repeated="2"/>
          <table:table-cell office:value-type="float" office:value="297502268" calcext:value-type="float">
            <text:p>297502268</text:p>
          </table:table-cell>
          <table:table-cell office:value-type="float" office:value="2517864600" calcext:value-type="float">
            <text:p>2517864600</text:p>
          </table:table-cell>
          <table:table-cell office:value-type="float" office:value="671266394" calcext:value-type="float">
            <text:p>671266394</text:p>
          </table:table-cell>
          <table:table-cell office:value-type="float" office:value="2720588215" calcext:value-type="float">
            <text:p>2720588215</text:p>
          </table:table-cell>
          <table:table-cell office:value-type="float" office:value="1616676653" calcext:value-type="float">
            <text:p>1616676653</text:p>
          </table:table-cell>
          <table:table-cell office:value-type="float" office:value="2865099220" calcext:value-type="float">
            <text:p>2865099220</text:p>
          </table:table-cell>
          <table:table-cell/>
          <table:table-cell table:formula="of:=[.I246]/[.A246]" office:value-type="percentage" office:value="1.01113549766296" calcext:value-type="percentage">
            <text:p>101.11%</text:p>
          </table:table-cell>
          <table:table-cell table:formula="of:=[.J246]/[.B246]" office:value-type="percentage" office:value="1.01155847128829" calcext:value-type="percentage">
            <text:p>101.16%</text:p>
          </table:table-cell>
          <table:table-cell table:formula="of:=[.K246]/[.C246]" office:value-type="percentage" office:value="1.01088172198656" calcext:value-type="percentage">
            <text:p>101.09%</text:p>
          </table:table-cell>
          <table:table-cell table:formula="of:=[.L246]/[.D246]" office:value-type="percentage" office:value="1.01485623047398" calcext:value-type="percentage">
            <text:p>101.49%</text:p>
          </table:table-cell>
          <table:table-cell table:formula="of:=[.M246]/[.E246]" office:value-type="percentage" office:value="1.02333826788851" calcext:value-type="percentage">
            <text:p>102.33%</text:p>
          </table:table-cell>
          <table:table-cell table:formula="of:=[.N246]/[.F246]" office:value-type="percentage" office:value="1.01166002923795" calcext:value-type="percentage">
            <text:p>101.17%</text:p>
          </table:table-cell>
          <table:table-cell/>
          <table:table-cell table:formula="of:=AVERAGE([.P246:.U246])" office:value-type="percentage" office:value="1.01390503642304" calcext:value-type="percentage">
            <text:p>101.39%</text:p>
          </table:table-cell>
          <table:table-cell/>
          <table:table-cell office:value-type="percentage" office:value="1.00156098051533" calcext:value-type="percentage">
            <text:p>100.16%</text:p>
          </table:table-cell>
          <table:table-cell table:number-columns-repeated="3"/>
        </table:table-row>
        <table:table-row table:style-name="ro1">
          <table:table-cell office:value-type="float" office:value="296246946" calcext:value-type="float">
            <text:p>296246946</text:p>
          </table:table-cell>
          <table:table-cell office:value-type="float" office:value="2321037462" calcext:value-type="float">
            <text:p>2321037462</text:p>
          </table:table-cell>
          <table:table-cell office:value-type="float" office:value="673666512" calcext:value-type="float">
            <text:p>673666512</text:p>
          </table:table-cell>
          <table:table-cell office:value-type="float" office:value="2550241770" calcext:value-type="float">
            <text:p>2550241770</text:p>
          </table:table-cell>
          <table:table-cell office:value-type="float" office:value="1576993860" calcext:value-type="float">
            <text:p>1576993860</text:p>
          </table:table-cell>
          <table:table-cell office:value-type="float" office:value="2842503503" calcext:value-type="float">
            <text:p>2842503503</text:p>
          </table:table-cell>
          <table:table-cell table:number-columns-repeated="2"/>
          <table:table-cell office:value-type="float" office:value="298922134" calcext:value-type="float">
            <text:p>298922134</text:p>
          </table:table-cell>
          <table:table-cell office:value-type="float" office:value="2348898540" calcext:value-type="float">
            <text:p>2348898540</text:p>
          </table:table-cell>
          <table:table-cell office:value-type="float" office:value="680625724" calcext:value-type="float">
            <text:p>680625724</text:p>
          </table:table-cell>
          <table:table-cell office:value-type="float" office:value="2591506310" calcext:value-type="float">
            <text:p>2591506310</text:p>
          </table:table-cell>
          <table:table-cell office:value-type="float" office:value="1614596989" calcext:value-type="float">
            <text:p>1614596989</text:p>
          </table:table-cell>
          <table:table-cell office:value-type="float" office:value="2880673733" calcext:value-type="float">
            <text:p>2880673733</text:p>
          </table:table-cell>
          <table:table-cell/>
          <table:table-cell table:formula="of:=[.I247]/[.A247]" office:value-type="percentage" office:value="1.00903026355586" calcext:value-type="percentage">
            <text:p>100.90%</text:p>
          </table:table-cell>
          <table:table-cell table:formula="of:=[.J247]/[.B247]" office:value-type="percentage" office:value="1.01200371749967" calcext:value-type="percentage">
            <text:p>101.20%</text:p>
          </table:table-cell>
          <table:table-cell table:formula="of:=[.K247]/[.C247]" office:value-type="percentage" office:value="1.01033035170375" calcext:value-type="percentage">
            <text:p>101.03%</text:p>
          </table:table-cell>
          <table:table-cell table:formula="of:=[.L247]/[.D247]" office:value-type="percentage" office:value="1.01618063843414" calcext:value-type="percentage">
            <text:p>101.62%</text:p>
          </table:table-cell>
          <table:table-cell table:formula="of:=[.M247]/[.E247]" office:value-type="percentage" office:value="1.02384481636473" calcext:value-type="percentage">
            <text:p>102.38%</text:p>
          </table:table-cell>
          <table:table-cell table:formula="of:=[.N247]/[.F247]" office:value-type="percentage" office:value="1.01342838450673" calcext:value-type="percentage">
            <text:p>101.34%</text:p>
          </table:table-cell>
          <table:table-cell/>
          <table:table-cell table:formula="of:=AVERAGE([.P247:.U247])" office:value-type="percentage" office:value="1.01413636201081" calcext:value-type="percentage">
            <text:p>101.41%</text:p>
          </table:table-cell>
          <table:table-cell/>
          <table:table-cell office:value-type="percentage" office:value="1.00065505245905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291147847" calcext:value-type="float">
            <text:p>291147847</text:p>
          </table:table-cell>
          <table:table-cell office:value-type="float" office:value="2726754522" calcext:value-type="float">
            <text:p>2726754522</text:p>
          </table:table-cell>
          <table:table-cell office:value-type="float" office:value="778431813" calcext:value-type="float">
            <text:p>778431813</text:p>
          </table:table-cell>
          <table:table-cell office:value-type="float" office:value="2698210058" calcext:value-type="float">
            <text:p>2698210058</text:p>
          </table:table-cell>
          <table:table-cell office:value-type="float" office:value="1718813646" calcext:value-type="float">
            <text:p>1718813646</text:p>
          </table:table-cell>
          <table:table-cell office:value-type="float" office:value="2956723825" calcext:value-type="float">
            <text:p>2956723825</text:p>
          </table:table-cell>
          <table:table-cell table:number-columns-repeated="2"/>
          <table:table-cell office:value-type="float" office:value="294074881" calcext:value-type="float">
            <text:p>294074881</text:p>
          </table:table-cell>
          <table:table-cell office:value-type="float" office:value="2758186416" calcext:value-type="float">
            <text:p>2758186416</text:p>
          </table:table-cell>
          <table:table-cell office:value-type="float" office:value="784862148" calcext:value-type="float">
            <text:p>784862148</text:p>
          </table:table-cell>
          <table:table-cell office:value-type="float" office:value="2736622233" calcext:value-type="float">
            <text:p>2736622233</text:p>
          </table:table-cell>
          <table:table-cell office:value-type="float" office:value="1783612884" calcext:value-type="float">
            <text:p>1783612884</text:p>
          </table:table-cell>
          <table:table-cell office:value-type="float" office:value="2994062590" calcext:value-type="float">
            <text:p>2994062590</text:p>
          </table:table-cell>
          <table:table-cell/>
          <table:table-cell table:formula="of:=[.I248]/[.A248]" office:value-type="percentage" office:value="1.0100534282845" calcext:value-type="percentage">
            <text:p>101.01%</text:p>
          </table:table-cell>
          <table:table-cell table:formula="of:=[.J248]/[.B248]" office:value-type="percentage" office:value="1.01152721807057" calcext:value-type="percentage">
            <text:p>101.15%</text:p>
          </table:table-cell>
          <table:table-cell table:formula="of:=[.K248]/[.C248]" office:value-type="percentage" office:value="1.00826062718996" calcext:value-type="percentage">
            <text:p>100.83%</text:p>
          </table:table-cell>
          <table:table-cell table:formula="of:=[.L248]/[.D248]" office:value-type="percentage" office:value="1.0142361692286" calcext:value-type="percentage">
            <text:p>101.42%</text:p>
          </table:table-cell>
          <table:table-cell table:formula="of:=[.M248]/[.E248]" office:value-type="percentage" office:value="1.03769997879107" calcext:value-type="percentage">
            <text:p>103.77%</text:p>
          </table:table-cell>
          <table:table-cell table:formula="of:=[.N248]/[.F248]" office:value-type="percentage" office:value="1.01262842497642" calcext:value-type="percentage">
            <text:p>101.26%</text:p>
          </table:table-cell>
          <table:table-cell/>
          <table:table-cell table:formula="of:=AVERAGE([.P248:.U248])" office:value-type="percentage" office:value="1.01573430775685" calcext:value-type="percentage">
            <text:p>101.57%</text:p>
          </table:table-cell>
          <table:table-cell/>
          <table:table-cell office:value-type="percentage" office:value="1.00142910557655" calcext:value-type="percentage">
            <text:p>100.14%</text:p>
          </table:table-cell>
          <table:table-cell table:number-columns-repeated="3"/>
        </table:table-row>
        <table:table-row table:style-name="ro1">
          <table:table-cell office:value-type="float" office:value="293519018" calcext:value-type="float">
            <text:p>293519018</text:p>
          </table:table-cell>
          <table:table-cell office:value-type="float" office:value="2450247568" calcext:value-type="float">
            <text:p>2450247568</text:p>
          </table:table-cell>
          <table:table-cell office:value-type="float" office:value="663054894" calcext:value-type="float">
            <text:p>663054894</text:p>
          </table:table-cell>
          <table:table-cell office:value-type="float" office:value="2608739364" calcext:value-type="float">
            <text:p>2608739364</text:p>
          </table:table-cell>
          <table:table-cell office:value-type="float" office:value="1591041473" calcext:value-type="float">
            <text:p>1591041473</text:p>
          </table:table-cell>
          <table:table-cell office:value-type="float" office:value="2838112369" calcext:value-type="float">
            <text:p>2838112369</text:p>
          </table:table-cell>
          <table:table-cell table:number-columns-repeated="2"/>
          <table:table-cell office:value-type="float" office:value="296722465" calcext:value-type="float">
            <text:p>296722465</text:p>
          </table:table-cell>
          <table:table-cell office:value-type="float" office:value="2479664216" calcext:value-type="float">
            <text:p>2479664216</text:p>
          </table:table-cell>
          <table:table-cell office:value-type="float" office:value="669144095" calcext:value-type="float">
            <text:p>669144095</text:p>
          </table:table-cell>
          <table:table-cell office:value-type="float" office:value="2649920565" calcext:value-type="float">
            <text:p>2649920565</text:p>
          </table:table-cell>
          <table:table-cell office:value-type="float" office:value="1627841064" calcext:value-type="float">
            <text:p>1627841064</text:p>
          </table:table-cell>
          <table:table-cell office:value-type="float" office:value="2873947047" calcext:value-type="float">
            <text:p>2873947047</text:p>
          </table:table-cell>
          <table:table-cell/>
          <table:table-cell table:formula="of:=[.I249]/[.A249]" office:value-type="percentage" office:value="1.01091393335201" calcext:value-type="percentage">
            <text:p>101.09%</text:p>
          </table:table-cell>
          <table:table-cell table:formula="of:=[.J249]/[.B249]" office:value-type="percentage" office:value="1.01200558196003" calcext:value-type="percentage">
            <text:p>101.20%</text:p>
          </table:table-cell>
          <table:table-cell table:formula="of:=[.K249]/[.C249]" office:value-type="percentage" office:value="1.00918355486869" calcext:value-type="percentage">
            <text:p>100.92%</text:p>
          </table:table-cell>
          <table:table-cell table:formula="of:=[.L249]/[.D249]" office:value-type="percentage" office:value="1.01578586253893" calcext:value-type="percentage">
            <text:p>101.58%</text:p>
          </table:table-cell>
          <table:table-cell table:formula="of:=[.M249]/[.E249]" office:value-type="percentage" office:value="1.02312924686408" calcext:value-type="percentage">
            <text:p>102.31%</text:p>
          </table:table-cell>
          <table:table-cell table:formula="of:=[.N249]/[.F249]" office:value-type="percentage" office:value="1.01262623650544" calcext:value-type="percentage">
            <text:p>101.26%</text:p>
          </table:table-cell>
          <table:table-cell/>
          <table:table-cell table:formula="of:=AVERAGE([.P249:.U249])" office:value-type="percentage" office:value="1.01394073601486" calcext:value-type="percentage">
            <text:p>101.39%</text:p>
          </table:table-cell>
          <table:table-cell/>
          <table:table-cell office:value-type="percentage" office:value="1.00040145312963" calcext:value-type="percentage">
            <text:p>100.04%</text:p>
          </table:table-cell>
          <table:table-cell table:number-columns-repeated="3"/>
        </table:table-row>
        <table:table-row table:style-name="ro1">
          <table:table-cell office:value-type="float" office:value="296463235" calcext:value-type="float">
            <text:p>296463235</text:p>
          </table:table-cell>
          <table:table-cell office:value-type="float" office:value="2389277598" calcext:value-type="float">
            <text:p>2389277598</text:p>
          </table:table-cell>
          <table:table-cell office:value-type="float" office:value="697529844" calcext:value-type="float">
            <text:p>697529844</text:p>
          </table:table-cell>
          <table:table-cell office:value-type="float" office:value="2518946655" calcext:value-type="float">
            <text:p>2518946655</text:p>
          </table:table-cell>
          <table:table-cell office:value-type="float" office:value="1591159300" calcext:value-type="float">
            <text:p>1591159300</text:p>
          </table:table-cell>
          <table:table-cell office:value-type="float" office:value="2845201638" calcext:value-type="float">
            <text:p>2845201638</text:p>
          </table:table-cell>
          <table:table-cell table:number-columns-repeated="2"/>
          <table:table-cell office:value-type="float" office:value="299835228" calcext:value-type="float">
            <text:p>299835228</text:p>
          </table:table-cell>
          <table:table-cell office:value-type="float" office:value="2419587967" calcext:value-type="float">
            <text:p>2419587967</text:p>
          </table:table-cell>
          <table:table-cell office:value-type="float" office:value="704405524" calcext:value-type="float">
            <text:p>704405524</text:p>
          </table:table-cell>
          <table:table-cell office:value-type="float" office:value="2558310349" calcext:value-type="float">
            <text:p>2558310349</text:p>
          </table:table-cell>
          <table:table-cell office:value-type="float" office:value="1630938952" calcext:value-type="float">
            <text:p>1630938952</text:p>
          </table:table-cell>
          <table:table-cell office:value-type="float" office:value="2880408426" calcext:value-type="float">
            <text:p>2880408426</text:p>
          </table:table-cell>
          <table:table-cell/>
          <table:table-cell table:formula="of:=[.I250]/[.A250]" office:value-type="percentage" office:value="1.01137406801892" calcext:value-type="percentage">
            <text:p>101.14%</text:p>
          </table:table-cell>
          <table:table-cell table:formula="of:=[.J250]/[.B250]" office:value-type="percentage" office:value="1.01268599723422" calcext:value-type="percentage">
            <text:p>101.27%</text:p>
          </table:table-cell>
          <table:table-cell table:formula="of:=[.K250]/[.C250]" office:value-type="percentage" office:value="1.00985718397448" calcext:value-type="percentage">
            <text:p>100.99%</text:p>
          </table:table-cell>
          <table:table-cell table:formula="of:=[.L250]/[.D250]" office:value-type="percentage" office:value="1.01562704550407" calcext:value-type="percentage">
            <text:p>101.56%</text:p>
          </table:table-cell>
          <table:table-cell table:formula="of:=[.M250]/[.E250]" office:value-type="percentage" office:value="1.0250004207624" calcext:value-type="percentage">
            <text:p>102.50%</text:p>
          </table:table-cell>
          <table:table-cell table:formula="of:=[.N250]/[.F250]" office:value-type="percentage" office:value="1.01237409241222" calcext:value-type="percentage">
            <text:p>101.24%</text:p>
          </table:table-cell>
          <table:table-cell/>
          <table:table-cell table:formula="of:=AVERAGE([.P250:.U250])" office:value-type="percentage" office:value="1.01448646798439" calcext:value-type="percentage">
            <text:p>101.45%</text:p>
          </table:table-cell>
          <table:table-cell/>
          <table:table-cell office:value-type="percentage" office:value="1.00120824388059" calcext:value-type="percentage">
            <text:p>100.12%</text:p>
          </table:table-cell>
          <table:table-cell table:number-columns-repeated="3"/>
        </table:table-row>
        <table:table-row table:style-name="ro1">
          <table:table-cell office:value-type="float" office:value="293914905" calcext:value-type="float">
            <text:p>293914905</text:p>
          </table:table-cell>
          <table:table-cell office:value-type="float" office:value="2324952205" calcext:value-type="float">
            <text:p>2324952205</text:p>
          </table:table-cell>
          <table:table-cell office:value-type="float" office:value="723170292" calcext:value-type="float">
            <text:p>723170292</text:p>
          </table:table-cell>
          <table:table-cell office:value-type="float" office:value="2697331148" calcext:value-type="float">
            <text:p>2697331148</text:p>
          </table:table-cell>
          <table:table-cell office:value-type="float" office:value="1579410037" calcext:value-type="float">
            <text:p>1579410037</text:p>
          </table:table-cell>
          <table:table-cell office:value-type="float" office:value="3027453421" calcext:value-type="float">
            <text:p>3027453421</text:p>
          </table:table-cell>
          <table:table-cell table:number-columns-repeated="2"/>
          <table:table-cell office:value-type="float" office:value="298069441" calcext:value-type="float">
            <text:p>298069441</text:p>
          </table:table-cell>
          <table:table-cell office:value-type="float" office:value="2349958934" calcext:value-type="float">
            <text:p>2349958934</text:p>
          </table:table-cell>
          <table:table-cell office:value-type="float" office:value="731361548" calcext:value-type="float">
            <text:p>731361548</text:p>
          </table:table-cell>
          <table:table-cell office:value-type="float" office:value="2741863469" calcext:value-type="float">
            <text:p>2741863469</text:p>
          </table:table-cell>
          <table:table-cell office:value-type="float" office:value="1617842657" calcext:value-type="float">
            <text:p>1617842657</text:p>
          </table:table-cell>
          <table:table-cell office:value-type="float" office:value="3062826023" calcext:value-type="float">
            <text:p>3062826023</text:p>
          </table:table-cell>
          <table:table-cell/>
          <table:table-cell table:formula="of:=[.I251]/[.A251]" office:value-type="percentage" office:value="1.0141351660951" calcext:value-type="percentage">
            <text:p>101.41%</text:p>
          </table:table-cell>
          <table:table-cell table:formula="of:=[.J251]/[.B251]" office:value-type="percentage" office:value="1.01075580347253" calcext:value-type="percentage">
            <text:p>101.08%</text:p>
          </table:table-cell>
          <table:table-cell table:formula="of:=[.K251]/[.C251]" office:value-type="percentage" office:value="1.01132687015854" calcext:value-type="percentage">
            <text:p>101.13%</text:p>
          </table:table-cell>
          <table:table-cell table:formula="of:=[.L251]/[.D251]" office:value-type="percentage" office:value="1.01650977153214" calcext:value-type="percentage">
            <text:p>101.65%</text:p>
          </table:table-cell>
          <table:table-cell table:formula="of:=[.M251]/[.E251]" office:value-type="percentage" office:value="1.02433352903911" calcext:value-type="percentage">
            <text:p>102.43%</text:p>
          </table:table-cell>
          <table:table-cell table:formula="of:=[.N251]/[.F251]" office:value-type="percentage" office:value="1.01168394590471" calcext:value-type="percentage">
            <text:p>101.17%</text:p>
          </table:table-cell>
          <table:table-cell/>
          <table:table-cell table:formula="of:=AVERAGE([.P251:.U251])" office:value-type="percentage" office:value="1.01479084770036" calcext:value-type="percentage">
            <text:p>101.48%</text:p>
          </table:table-cell>
          <table:table-cell/>
          <table:table-cell office:value-type="percentage" office:value="1.00065494080947" calcext:value-type="percentage">
            <text:p>100.07%</text:p>
          </table:table-cell>
          <table:table-cell table:number-columns-repeated="3"/>
        </table:table-row>
        <table:table-row table:style-name="ro1">
          <table:table-cell office:value-type="float" office:value="295379372" calcext:value-type="float">
            <text:p>295379372</text:p>
          </table:table-cell>
          <table:table-cell office:value-type="float" office:value="2303579276" calcext:value-type="float">
            <text:p>2303579276</text:p>
          </table:table-cell>
          <table:table-cell office:value-type="float" office:value="750407055" calcext:value-type="float">
            <text:p>750407055</text:p>
          </table:table-cell>
          <table:table-cell office:value-type="float" office:value="2620683842" calcext:value-type="float">
            <text:p>2620683842</text:p>
          </table:table-cell>
          <table:table-cell office:value-type="float" office:value="1599666531" calcext:value-type="float">
            <text:p>1599666531</text:p>
          </table:table-cell>
          <table:table-cell office:value-type="float" office:value="2842898059" calcext:value-type="float">
            <text:p>2842898059</text:p>
          </table:table-cell>
          <table:table-cell table:number-columns-repeated="2"/>
          <table:table-cell office:value-type="float" office:value="298720211" calcext:value-type="float">
            <text:p>298720211</text:p>
          </table:table-cell>
          <table:table-cell office:value-type="float" office:value="2331427592" calcext:value-type="float">
            <text:p>2331427592</text:p>
          </table:table-cell>
          <table:table-cell office:value-type="float" office:value="759660894" calcext:value-type="float">
            <text:p>759660894</text:p>
          </table:table-cell>
          <table:table-cell office:value-type="float" office:value="2665306531" calcext:value-type="float">
            <text:p>2665306531</text:p>
          </table:table-cell>
          <table:table-cell office:value-type="float" office:value="1638194671" calcext:value-type="float">
            <text:p>1638194671</text:p>
          </table:table-cell>
          <table:table-cell office:value-type="float" office:value="2876727223" calcext:value-type="float">
            <text:p>2876727223</text:p>
          </table:table-cell>
          <table:table-cell/>
          <table:table-cell table:formula="of:=[.I252]/[.A252]" office:value-type="percentage" office:value="1.01131033280144" calcext:value-type="percentage">
            <text:p>101.13%</text:p>
          </table:table-cell>
          <table:table-cell table:formula="of:=[.J252]/[.B252]" office:value-type="percentage" office:value="1.01208915025853" calcext:value-type="percentage">
            <text:p>101.21%</text:p>
          </table:table-cell>
          <table:table-cell table:formula="of:=[.K252]/[.C252]" office:value-type="percentage" office:value="1.01233175906109" calcext:value-type="percentage">
            <text:p>101.23%</text:p>
          </table:table-cell>
          <table:table-cell table:formula="of:=[.L252]/[.D252]" office:value-type="percentage" office:value="1.01702711646665" calcext:value-type="percentage">
            <text:p>101.70%</text:p>
          </table:table-cell>
          <table:table-cell table:formula="of:=[.M252]/[.E252]" office:value-type="percentage" office:value="1.0240851072729" calcext:value-type="percentage">
            <text:p>102.41%</text:p>
          </table:table-cell>
          <table:table-cell table:formula="of:=[.N252]/[.F252]" office:value-type="percentage" office:value="1.01189953466425" calcext:value-type="percentage">
            <text:p>101.19%</text:p>
          </table:table-cell>
          <table:table-cell/>
          <table:table-cell table:formula="of:=AVERAGE([.P252:.U252])" office:value-type="percentage" office:value="1.01479050008748" calcext:value-type="percentage">
            <text:p>101.48%</text:p>
          </table:table-cell>
          <table:table-cell/>
          <table:table-cell office:value-type="percentage" office:value="1.00114441133657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03543394" calcext:value-type="float">
            <text:p>303543394</text:p>
          </table:table-cell>
          <table:table-cell office:value-type="float" office:value="2312032200" calcext:value-type="float">
            <text:p>2312032200</text:p>
          </table:table-cell>
          <table:table-cell office:value-type="float" office:value="620800859" calcext:value-type="float">
            <text:p>620800859</text:p>
          </table:table-cell>
          <table:table-cell office:value-type="float" office:value="2604427790" calcext:value-type="float">
            <text:p>2604427790</text:p>
          </table:table-cell>
          <table:table-cell office:value-type="float" office:value="1688893422" calcext:value-type="float">
            <text:p>1688893422</text:p>
          </table:table-cell>
          <table:table-cell office:value-type="float" office:value="2805970224" calcext:value-type="float">
            <text:p>2805970224</text:p>
          </table:table-cell>
          <table:table-cell table:number-columns-repeated="2"/>
          <table:table-cell office:value-type="float" office:value="307449916" calcext:value-type="float">
            <text:p>307449916</text:p>
          </table:table-cell>
          <table:table-cell office:value-type="float" office:value="2340632477" calcext:value-type="float">
            <text:p>2340632477</text:p>
          </table:table-cell>
          <table:table-cell office:value-type="float" office:value="627694453" calcext:value-type="float">
            <text:p>627694453</text:p>
          </table:table-cell>
          <table:table-cell office:value-type="float" office:value="2646529132" calcext:value-type="float">
            <text:p>2646529132</text:p>
          </table:table-cell>
          <table:table-cell office:value-type="float" office:value="1738110769" calcext:value-type="float">
            <text:p>1738110769</text:p>
          </table:table-cell>
          <table:table-cell office:value-type="float" office:value="2833418562" calcext:value-type="float">
            <text:p>2833418562</text:p>
          </table:table-cell>
          <table:table-cell/>
          <table:table-cell table:formula="of:=[.I253]/[.A253]" office:value-type="percentage" office:value="1.01286973156794" calcext:value-type="percentage">
            <text:p>101.29%</text:p>
          </table:table-cell>
          <table:table-cell table:formula="of:=[.J253]/[.B253]" office:value-type="percentage" office:value="1.01237018974044" calcext:value-type="percentage">
            <text:p>101.24%</text:p>
          </table:table-cell>
          <table:table-cell table:formula="of:=[.K253]/[.C253]" office:value-type="percentage" office:value="1.01110435641327" calcext:value-type="percentage">
            <text:p>101.11%</text:p>
          </table:table-cell>
          <table:table-cell table:formula="of:=[.L253]/[.D253]" office:value-type="percentage" office:value="1.01616529441194" calcext:value-type="percentage">
            <text:p>101.62%</text:p>
          </table:table-cell>
          <table:table-cell table:formula="of:=[.M253]/[.E253]" office:value-type="percentage" office:value="1.02914177197855" calcext:value-type="percentage">
            <text:p>102.91%</text:p>
          </table:table-cell>
          <table:table-cell table:formula="of:=[.N253]/[.F253]" office:value-type="percentage" office:value="1.00978212019687" calcext:value-type="percentage">
            <text:p>100.98%</text:p>
          </table:table-cell>
          <table:table-cell/>
          <table:table-cell table:formula="of:=AVERAGE([.P253:.U253])" office:value-type="percentage" office:value="1.01523891071817" calcext:value-type="percentage">
            <text:p>101.52%</text:p>
          </table:table-cell>
          <table:table-cell/>
          <table:table-cell office:value-type="percentage" office:value="1.00113567247744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05648029" calcext:value-type="float">
            <text:p>305648029</text:p>
          </table:table-cell>
          <table:table-cell office:value-type="float" office:value="2280843350" calcext:value-type="float">
            <text:p>2280843350</text:p>
          </table:table-cell>
          <table:table-cell office:value-type="float" office:value="644682400" calcext:value-type="float">
            <text:p>644682400</text:p>
          </table:table-cell>
          <table:table-cell office:value-type="float" office:value="2632175782" calcext:value-type="float">
            <text:p>2632175782</text:p>
          </table:table-cell>
          <table:table-cell office:value-type="float" office:value="1599079908" calcext:value-type="float">
            <text:p>1599079908</text:p>
          </table:table-cell>
          <table:table-cell office:value-type="float" office:value="2990416124" calcext:value-type="float">
            <text:p>2990416124</text:p>
          </table:table-cell>
          <table:table-cell table:number-columns-repeated="2"/>
          <table:table-cell office:value-type="float" office:value="308731164" calcext:value-type="float">
            <text:p>308731164</text:p>
          </table:table-cell>
          <table:table-cell office:value-type="float" office:value="2308163569" calcext:value-type="float">
            <text:p>2308163569</text:p>
          </table:table-cell>
          <table:table-cell office:value-type="float" office:value="651401084" calcext:value-type="float">
            <text:p>651401084</text:p>
          </table:table-cell>
          <table:table-cell office:value-type="float" office:value="2675037178" calcext:value-type="float">
            <text:p>2675037178</text:p>
          </table:table-cell>
          <table:table-cell office:value-type="float" office:value="1636890433" calcext:value-type="float">
            <text:p>1636890433</text:p>
          </table:table-cell>
          <table:table-cell office:value-type="float" office:value="3024271455" calcext:value-type="float">
            <text:p>3024271455</text:p>
          </table:table-cell>
          <table:table-cell/>
          <table:table-cell table:formula="of:=[.I254]/[.A254]" office:value-type="percentage" office:value="1.01008720720394" calcext:value-type="percentage">
            <text:p>101.01%</text:p>
          </table:table-cell>
          <table:table-cell table:formula="of:=[.J254]/[.B254]" office:value-type="percentage" office:value="1.01197812160138" calcext:value-type="percentage">
            <text:p>101.20%</text:p>
          </table:table-cell>
          <table:table-cell table:formula="of:=[.K254]/[.C254]" office:value-type="percentage" office:value="1.01042169601652" calcext:value-type="percentage">
            <text:p>101.04%</text:p>
          </table:table-cell>
          <table:table-cell table:formula="of:=[.L254]/[.D254]" office:value-type="percentage" office:value="1.01628363739728" calcext:value-type="percentage">
            <text:p>101.63%</text:p>
          </table:table-cell>
          <table:table-cell table:formula="of:=[.M254]/[.E254]" office:value-type="percentage" office:value="1.02364517546049" calcext:value-type="percentage">
            <text:p>102.36%</text:p>
          </table:table-cell>
          <table:table-cell table:formula="of:=[.N254]/[.F254]" office:value-type="percentage" office:value="1.01132127757348" calcext:value-type="percentage">
            <text:p>101.13%</text:p>
          </table:table-cell>
          <table:table-cell/>
          <table:table-cell table:formula="of:=AVERAGE([.P254:.U254])" office:value-type="percentage" office:value="1.01395618587552" calcext:value-type="percentage">
            <text:p>101.40%</text:p>
          </table:table-cell>
          <table:table-cell/>
          <table:table-cell office:value-type="percentage" office:value="1.00112198303543" calcext:value-type="percentage">
            <text:p>100.11%</text:p>
          </table:table-cell>
          <table:table-cell table:number-columns-repeated="3"/>
        </table:table-row>
        <table:table-row table:style-name="ro1">
          <table:table-cell office:value-type="float" office:value="326421036" calcext:value-type="float">
            <text:p>326421036</text:p>
          </table:table-cell>
          <table:table-cell office:value-type="float" office:value="2305246259" calcext:value-type="float">
            <text:p>2305246259</text:p>
          </table:table-cell>
          <table:table-cell office:value-type="float" office:value="641965839" calcext:value-type="float">
            <text:p>641965839</text:p>
          </table:table-cell>
          <table:table-cell office:value-type="float" office:value="2718786180" calcext:value-type="float">
            <text:p>2718786180</text:p>
          </table:table-cell>
          <table:table-cell office:value-type="float" office:value="1575177211" calcext:value-type="float">
            <text:p>1575177211</text:p>
          </table:table-cell>
          <table:table-cell office:value-type="float" office:value="2878702428" calcext:value-type="float">
            <text:p>2878702428</text:p>
          </table:table-cell>
          <table:table-cell table:number-columns-repeated="2"/>
          <table:table-cell office:value-type="float" office:value="331095538" calcext:value-type="float">
            <text:p>331095538</text:p>
          </table:table-cell>
          <table:table-cell office:value-type="float" office:value="2333438119" calcext:value-type="float">
            <text:p>2333438119</text:p>
          </table:table-cell>
          <table:table-cell office:value-type="float" office:value="646383528" calcext:value-type="float">
            <text:p>646383528</text:p>
          </table:table-cell>
          <table:table-cell office:value-type="float" office:value="2765383865" calcext:value-type="float">
            <text:p>2765383865</text:p>
          </table:table-cell>
          <table:table-cell office:value-type="float" office:value="1613973003" calcext:value-type="float">
            <text:p>1613973003</text:p>
          </table:table-cell>
          <table:table-cell office:value-type="float" office:value="2913477769" calcext:value-type="float">
            <text:p>2913477769</text:p>
          </table:table-cell>
          <table:table-cell/>
          <table:table-cell table:formula="of:=[.I255]/[.A255]" office:value-type="percentage" office:value="1.01432046799827" calcext:value-type="percentage">
            <text:p>101.43%</text:p>
          </table:table-cell>
          <table:table-cell table:formula="of:=[.J255]/[.B255]" office:value-type="percentage" office:value="1.01222943531084" calcext:value-type="percentage">
            <text:p>101.22%</text:p>
          </table:table-cell>
          <table:table-cell table:formula="of:=[.K255]/[.C255]" office:value-type="percentage" office:value="1.00688150168065" calcext:value-type="percentage">
            <text:p>100.69%</text:p>
          </table:table-cell>
          <table:table-cell table:formula="of:=[.L255]/[.D255]" office:value-type="percentage" office:value="1.01713915031008" calcext:value-type="percentage">
            <text:p>101.71%</text:p>
          </table:table-cell>
          <table:table-cell table:formula="of:=[.M255]/[.E255]" office:value-type="percentage" office:value="1.02462947770516" calcext:value-type="percentage">
            <text:p>102.46%</text:p>
          </table:table-cell>
          <table:table-cell table:formula="of:=[.N255]/[.F255]" office:value-type="percentage" office:value="1.01208021387058" calcext:value-type="percentage">
            <text:p>101.21%</text:p>
          </table:table-cell>
          <table:table-cell/>
          <table:table-cell table:formula="of:=AVERAGE([.P255:.U255])" office:value-type="percentage" office:value="1.0145467078126" calcext:value-type="percentage">
            <text:p>101.45%</text:p>
          </table:table-cell>
          <table:table-cell/>
          <table:table-cell office:value-type="percentage" office:value="1.00086936962273" calcext:value-type="percentage">
            <text:p>100.09%</text:p>
          </table:table-cell>
          <table:table-cell table:number-columns-repeated="3"/>
        </table:table-row>
        <table:table-row table:style-name="ro1">
          <table:table-cell office:value-type="float" office:value="337769808" calcext:value-type="float">
            <text:p>337769808</text:p>
          </table:table-cell>
          <table:table-cell office:value-type="float" office:value="2322376982" calcext:value-type="float">
            <text:p>2322376982</text:p>
          </table:table-cell>
          <table:table-cell office:value-type="float" office:value="624114336" calcext:value-type="float">
            <text:p>624114336</text:p>
          </table:table-cell>
          <table:table-cell office:value-type="float" office:value="2634531196" calcext:value-type="float">
            <text:p>2634531196</text:p>
          </table:table-cell>
          <table:table-cell office:value-type="float" office:value="1582596324" calcext:value-type="float">
            <text:p>1582596324</text:p>
          </table:table-cell>
          <table:table-cell office:value-type="float" office:value="2816023641" calcext:value-type="float">
            <text:p>2816023641</text:p>
          </table:table-cell>
          <table:table-cell table:number-columns-repeated="2"/>
          <table:table-cell office:value-type="float" office:value="341856942" calcext:value-type="float">
            <text:p>341856942</text:p>
          </table:table-cell>
          <table:table-cell office:value-type="float" office:value="2351370876" calcext:value-type="float">
            <text:p>2351370876</text:p>
          </table:table-cell>
          <table:table-cell office:value-type="float" office:value="630624340" calcext:value-type="float">
            <text:p>630624340</text:p>
          </table:table-cell>
          <table:table-cell office:value-type="float" office:value="2679238458" calcext:value-type="float">
            <text:p>2679238458</text:p>
          </table:table-cell>
          <table:table-cell office:value-type="float" office:value="1620361571" calcext:value-type="float">
            <text:p>1620361571</text:p>
          </table:table-cell>
          <table:table-cell office:value-type="float" office:value="2851516325" calcext:value-type="float">
            <text:p>2851516325</text:p>
          </table:table-cell>
          <table:table-cell/>
          <table:table-cell table:formula="of:=[.I256]/[.A256]" office:value-type="percentage" office:value="1.01210035326781" calcext:value-type="percentage">
            <text:p>101.21%</text:p>
          </table:table-cell>
          <table:table-cell table:formula="of:=[.J256]/[.B256]" office:value-type="percentage" office:value="1.01248457689028" calcext:value-type="percentage">
            <text:p>101.25%</text:p>
          </table:table-cell>
          <table:table-cell table:formula="of:=[.K256]/[.C256]" office:value-type="percentage" office:value="1.01043078747674" calcext:value-type="percentage">
            <text:p>101.04%</text:p>
          </table:table-cell>
          <table:table-cell table:formula="of:=[.L256]/[.D256]" office:value-type="percentage" office:value="1.01696972200135" calcext:value-type="percentage">
            <text:p>101.70%</text:p>
          </table:table-cell>
          <table:table-cell table:formula="of:=[.M256]/[.E256]" office:value-type="percentage" office:value="1.0238628426133" calcext:value-type="percentage">
            <text:p>102.39%</text:p>
          </table:table-cell>
          <table:table-cell table:formula="of:=[.N256]/[.F256]" office:value-type="percentage" office:value="1.01260383026735" calcext:value-type="percentage">
            <text:p>101.26%</text:p>
          </table:table-cell>
          <table:table-cell/>
          <table:table-cell table:formula="of:=AVERAGE([.P256:.U256])" office:value-type="percentage" office:value="1.01474201875281" calcext:value-type="percentage">
            <text:p>101.47%</text:p>
          </table:table-cell>
          <table:table-cell/>
          <table:table-cell office:value-type="percentage" office:value="1.00078962640562" calcext:value-type="percentage">
            <text:p>100.08%</text:p>
          </table:table-cell>
          <table:table-cell table:number-columns-repeated="3"/>
        </table:table-row>
        <table:table-row table:style-name="ro1">
          <table:table-cell office:value-type="float" office:value="317354074" calcext:value-type="float">
            <text:p>317354074</text:p>
          </table:table-cell>
          <table:table-cell office:value-type="float" office:value="2244939758" calcext:value-type="float">
            <text:p>2244939758</text:p>
          </table:table-cell>
          <table:table-cell office:value-type="float" office:value="640638673" calcext:value-type="float">
            <text:p>640638673</text:p>
          </table:table-cell>
          <table:table-cell office:value-type="float" office:value="2659643775" calcext:value-type="float">
            <text:p>2659643775</text:p>
          </table:table-cell>
          <table:table-cell office:value-type="float" office:value="1595850938" calcext:value-type="float">
            <text:p>1595850938</text:p>
          </table:table-cell>
          <table:table-cell office:value-type="float" office:value="2943813945" calcext:value-type="float">
            <text:p>2943813945</text:p>
          </table:table-cell>
          <table:table-cell table:number-columns-repeated="2"/>
          <table:table-cell office:value-type="float" office:value="319933887" calcext:value-type="float">
            <text:p>319933887</text:p>
          </table:table-cell>
          <table:table-cell office:value-type="float" office:value="2270640460" calcext:value-type="float">
            <text:p>2270640460</text:p>
          </table:table-cell>
          <table:table-cell office:value-type="float" office:value="646338032" calcext:value-type="float">
            <text:p>646338032</text:p>
          </table:table-cell>
          <table:table-cell office:value-type="float" office:value="2701759067" calcext:value-type="float">
            <text:p>2701759067</text:p>
          </table:table-cell>
          <table:table-cell office:value-type="float" office:value="1634878124" calcext:value-type="float">
            <text:p>1634878124</text:p>
          </table:table-cell>
          <table:table-cell office:value-type="float" office:value="2981010658" calcext:value-type="float">
            <text:p>2981010658</text:p>
          </table:table-cell>
          <table:table-cell/>
          <table:table-cell table:formula="of:=[.I257]/[.A257]" office:value-type="percentage" office:value="1.00812913150124" calcext:value-type="percentage">
            <text:p>100.81%</text:p>
          </table:table-cell>
          <table:table-cell table:formula="of:=[.J257]/[.B257]" office:value-type="percentage" office:value="1.01144828136631" calcext:value-type="percentage">
            <text:p>101.14%</text:p>
          </table:table-cell>
          <table:table-cell table:formula="of:=[.K257]/[.C257]" office:value-type="percentage" office:value="1.00889637051306" calcext:value-type="percentage">
            <text:p>100.89%</text:p>
          </table:table-cell>
          <table:table-cell table:formula="of:=[.L257]/[.D257]" office:value-type="percentage" office:value="1.01583493714304" calcext:value-type="percentage">
            <text:p>101.58%</text:p>
          </table:table-cell>
          <table:table-cell table:formula="of:=[.M257]/[.E257]" office:value-type="percentage" office:value="1.02445540812785" calcext:value-type="percentage">
            <text:p>102.45%</text:p>
          </table:table-cell>
          <table:table-cell table:formula="of:=[.N257]/[.F257]" office:value-type="percentage" office:value="1.01263555159903" calcext:value-type="percentage">
            <text:p>101.26%</text:p>
          </table:table-cell>
          <table:table-cell/>
          <table:table-cell table:formula="of:=AVERAGE([.P257:.U257])" office:value-type="percentage" office:value="1.01356661337509" calcext:value-type="percentage">
            <text:p>101.36%</text:p>
          </table:table-cell>
          <table:table-cell/>
          <table:table-cell office:value-type="percentage" office:value="1.00011221657546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6426837" calcext:value-type="float">
            <text:p>296426837</text:p>
          </table:table-cell>
          <table:table-cell office:value-type="float" office:value="2374783255" calcext:value-type="float">
            <text:p>2374783255</text:p>
          </table:table-cell>
          <table:table-cell office:value-type="float" office:value="640742256" calcext:value-type="float">
            <text:p>640742256</text:p>
          </table:table-cell>
          <table:table-cell office:value-type="float" office:value="2534412348" calcext:value-type="float">
            <text:p>2534412348</text:p>
          </table:table-cell>
          <table:table-cell office:value-type="float" office:value="1572453123" calcext:value-type="float">
            <text:p>1572453123</text:p>
          </table:table-cell>
          <table:table-cell office:value-type="float" office:value="2827638960" calcext:value-type="float">
            <text:p>2827638960</text:p>
          </table:table-cell>
          <table:table-cell table:number-columns-repeated="2"/>
          <table:table-cell office:value-type="float" office:value="298643568" calcext:value-type="float">
            <text:p>298643568</text:p>
          </table:table-cell>
          <table:table-cell office:value-type="float" office:value="2404093284" calcext:value-type="float">
            <text:p>2404093284</text:p>
          </table:table-cell>
          <table:table-cell office:value-type="float" office:value="645279348" calcext:value-type="float">
            <text:p>645279348</text:p>
          </table:table-cell>
          <table:table-cell office:value-type="float" office:value="2576005515" calcext:value-type="float">
            <text:p>2576005515</text:p>
          </table:table-cell>
          <table:table-cell office:value-type="float" office:value="1610458244" calcext:value-type="float">
            <text:p>1610458244</text:p>
          </table:table-cell>
          <table:table-cell office:value-type="float" office:value="2854738711" calcext:value-type="float">
            <text:p>2854738711</text:p>
          </table:table-cell>
          <table:table-cell/>
          <table:table-cell table:formula="of:=[.I258]/[.A258]" office:value-type="percentage" office:value="1.00747817243012" calcext:value-type="percentage">
            <text:p>100.75%</text:p>
          </table:table-cell>
          <table:table-cell table:formula="of:=[.J258]/[.B258]" office:value-type="percentage" office:value="1.01234219120347" calcext:value-type="percentage">
            <text:p>101.23%</text:p>
          </table:table-cell>
          <table:table-cell table:formula="of:=[.K258]/[.C258]" office:value-type="percentage" office:value="1.00708099389031" calcext:value-type="percentage">
            <text:p>100.71%</text:p>
          </table:table-cell>
          <table:table-cell table:formula="of:=[.L258]/[.D258]" office:value-type="percentage" office:value="1.01641136535372" calcext:value-type="percentage">
            <text:p>101.64%</text:p>
          </table:table-cell>
          <table:table-cell table:formula="of:=[.M258]/[.E258]" office:value-type="percentage" office:value="1.02416931890948" calcext:value-type="percentage">
            <text:p>102.42%</text:p>
          </table:table-cell>
          <table:table-cell table:formula="of:=[.N258]/[.F258]" office:value-type="percentage" office:value="1.00958387947802" calcext:value-type="percentage">
            <text:p>100.96%</text:p>
          </table:table-cell>
          <table:table-cell/>
          <table:table-cell table:formula="of:=AVERAGE([.P258:.U258])" office:value-type="percentage" office:value="1.01284432021085" calcext:value-type="percentage">
            <text:p>101.28%</text:p>
          </table:table-cell>
          <table:table-cell/>
          <table:table-cell office:value-type="percentage" office:value="1.00166319053023" calcext:value-type="percentage">
            <text:p>100.17%</text:p>
          </table:table-cell>
          <table:table-cell table:number-columns-repeated="3"/>
        </table:table-row>
        <table:table-row table:style-name="ro1">
          <table:table-cell office:value-type="float" office:value="294337951" calcext:value-type="float">
            <text:p>294337951</text:p>
          </table:table-cell>
          <table:table-cell office:value-type="float" office:value="2252111396" calcext:value-type="float">
            <text:p>2252111396</text:p>
          </table:table-cell>
          <table:table-cell office:value-type="float" office:value="616867206" calcext:value-type="float">
            <text:p>616867206</text:p>
          </table:table-cell>
          <table:table-cell office:value-type="float" office:value="2513603094" calcext:value-type="float">
            <text:p>2513603094</text:p>
          </table:table-cell>
          <table:table-cell office:value-type="float" office:value="1592076785" calcext:value-type="float">
            <text:p>1592076785</text:p>
          </table:table-cell>
          <table:table-cell office:value-type="float" office:value="2830117990" calcext:value-type="float">
            <text:p>2830117990</text:p>
          </table:table-cell>
          <table:table-cell table:number-columns-repeated="2"/>
          <table:table-cell office:value-type="float" office:value="297575416" calcext:value-type="float">
            <text:p>297575416</text:p>
          </table:table-cell>
          <table:table-cell office:value-type="float" office:value="2280250742" calcext:value-type="float">
            <text:p>2280250742</text:p>
          </table:table-cell>
          <table:table-cell office:value-type="float" office:value="623466186" calcext:value-type="float">
            <text:p>623466186</text:p>
          </table:table-cell>
          <table:table-cell office:value-type="float" office:value="2554091206" calcext:value-type="float">
            <text:p>2554091206</text:p>
          </table:table-cell>
          <table:table-cell office:value-type="float" office:value="1629214072" calcext:value-type="float">
            <text:p>1629214072</text:p>
          </table:table-cell>
          <table:table-cell office:value-type="float" office:value="2853529225" calcext:value-type="float">
            <text:p>2853529225</text:p>
          </table:table-cell>
          <table:table-cell/>
          <table:table-cell table:formula="of:=[.I259]/[.A259]" office:value-type="percentage" office:value="1.01099914227506" calcext:value-type="percentage">
            <text:p>101.10%</text:p>
          </table:table-cell>
          <table:table-cell table:formula="of:=[.J259]/[.B259]" office:value-type="percentage" office:value="1.01249465104168" calcext:value-type="percentage">
            <text:p>101.25%</text:p>
          </table:table-cell>
          <table:table-cell table:formula="of:=[.K259]/[.C259]" office:value-type="percentage" office:value="1.01069756981051" calcext:value-type="percentage">
            <text:p>101.07%</text:p>
          </table:table-cell>
          <table:table-cell table:formula="of:=[.L259]/[.D259]" office:value-type="percentage" office:value="1.01610759952383" calcext:value-type="percentage">
            <text:p>101.61%</text:p>
          </table:table-cell>
          <table:table-cell table:formula="of:=[.M259]/[.E259]" office:value-type="percentage" office:value="1.02332631651306" calcext:value-type="percentage">
            <text:p>102.33%</text:p>
          </table:table-cell>
          <table:table-cell table:formula="of:=[.N259]/[.F259]" office:value-type="percentage" office:value="1.00827217631304" calcext:value-type="percentage">
            <text:p>100.83%</text:p>
          </table:table-cell>
          <table:table-cell/>
          <table:table-cell table:formula="of:=AVERAGE([.P259:.U259])" office:value-type="percentage" office:value="1.01364957591286" calcext:value-type="percentage">
            <text:p>101.36%</text:p>
          </table:table-cell>
          <table:table-cell/>
          <table:table-cell office:value-type="percentage" office:value="1.00012823662194" calcext:value-type="percentage">
            <text:p>100.01%</text:p>
          </table:table-cell>
          <table:table-cell table:number-columns-repeated="3"/>
        </table:table-row>
        <table:table-row table:style-name="ro1">
          <table:table-cell office:value-type="float" office:value="292486759" calcext:value-type="float">
            <text:p>292486759</text:p>
          </table:table-cell>
          <table:table-cell office:value-type="float" office:value="2331190053" calcext:value-type="float">
            <text:p>2331190053</text:p>
          </table:table-cell>
          <table:table-cell office:value-type="float" office:value="654191261" calcext:value-type="float">
            <text:p>654191261</text:p>
          </table:table-cell>
          <table:table-cell office:value-type="float" office:value="2733241605" calcext:value-type="float">
            <text:p>2733241605</text:p>
          </table:table-cell>
          <table:table-cell office:value-type="float" office:value="1572613825" calcext:value-type="float">
            <text:p>1572613825</text:p>
          </table:table-cell>
          <table:table-cell office:value-type="float" office:value="3066398783" calcext:value-type="float">
            <text:p>3066398783</text:p>
          </table:table-cell>
          <table:table-cell table:number-columns-repeated="2"/>
          <table:table-cell office:value-type="float" office:value="296083378" calcext:value-type="float">
            <text:p>296083378</text:p>
          </table:table-cell>
          <table:table-cell office:value-type="float" office:value="2360602694" calcext:value-type="float">
            <text:p>2360602694</text:p>
          </table:table-cell>
          <table:table-cell office:value-type="float" office:value="659644767" calcext:value-type="float">
            <text:p>659644767</text:p>
          </table:table-cell>
          <table:table-cell office:value-type="float" office:value="2775831628" calcext:value-type="float">
            <text:p>2775831628</text:p>
          </table:table-cell>
          <table:table-cell office:value-type="float" office:value="1609183922" calcext:value-type="float">
            <text:p>1609183922</text:p>
          </table:table-cell>
          <table:table-cell office:value-type="float" office:value="3090373346" calcext:value-type="float">
            <text:p>3090373346</text:p>
          </table:table-cell>
          <table:table-cell/>
          <table:table-cell table:formula="of:=[.I260]/[.A260]" office:value-type="percentage" office:value="1.01229668998452" calcext:value-type="percentage">
            <text:p>101.23%</text:p>
          </table:table-cell>
          <table:table-cell table:formula="of:=[.J260]/[.B260]" office:value-type="percentage" office:value="1.0126170069069" calcext:value-type="percentage">
            <text:p>101.26%</text:p>
          </table:table-cell>
          <table:table-cell table:formula="of:=[.K260]/[.C260]" office:value-type="percentage" office:value="1.00833625626803" calcext:value-type="percentage">
            <text:p>100.83%</text:p>
          </table:table-cell>
          <table:table-cell table:formula="of:=[.L260]/[.D260]" office:value-type="percentage" office:value="1.01558223865833" calcext:value-type="percentage">
            <text:p>101.56%</text:p>
          </table:table-cell>
          <table:table-cell table:formula="of:=[.M260]/[.E260]" office:value-type="percentage" office:value="1.02325434027009" calcext:value-type="percentage">
            <text:p>102.33%</text:p>
          </table:table-cell>
          <table:table-cell table:formula="of:=[.N260]/[.F260]" office:value-type="percentage" office:value="1.00781847525277" calcext:value-type="percentage">
            <text:p>100.78%</text:p>
          </table:table-cell>
          <table:table-cell/>
          <table:table-cell table:formula="of:=AVERAGE([.P260:.U260])" office:value-type="percentage" office:value="1.01331750122344" calcext:value-type="percentage">
            <text:p>101.33%</text:p>
          </table:table-cell>
          <table:table-cell/>
          <table:table-cell office:value-type="percentage" office:value="0.999689997017219" calcext:value-type="percentage">
            <text:p>99.97%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Default" office:value-type="string" calcext:value-type="string">
            <text:p>0.17 World 02</text:p>
          </table:table-cell>
          <table:table-cell table:style-name="Default" office:value-type="string" calcext:value-type="string">
            <text:p>2000_v2</text:p>
          </table:table-cell>
          <table:table-cell table:style-name="Default" office:value-type="string" calcext:value-type="string">
            <text:p>infinity_chest_10k_spm_rev1</text:p>
          </table:table-cell>
          <table:table-cell table:style-name="Default" office:value-type="string" calcext:value-type="string">
            <text:p>megabase1</text:p>
          </table:table-cell>
          <table:table-cell table:style-name="Default" office:value-type="string" calcext:value-type="string">
            <text:p>stevetrovs_10K_mega_belt_base</text:p>
          </table:table-cell>
          <table:table-cell table:style-name="Default" office:value-type="string" calcext:value-type="string">
            <text:p>TeKillA Green Planet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07:30:36.781469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1:06:45.100585558</meta:creation-date>
    <dc:title>monospace</dc:title>
    <meta:generator>LibreOffice/6.2.5.2$Linux_X86_64 LibreOffice_project/20$Build-2</meta:generator>
    <meta:editing-duration>PT5H6M14S</meta:editing-duration>
    <meta:editing-cycles>7</meta:editing-cycles>
    <dc:date>2019-07-14T08:46:47.684108715</dc:date>
    <meta:document-statistic meta:table-count="2" meta:cell-count="10156" meta:object-count="3"/>
    <meta:template xlink:type="simple" xlink:actuate="onRequest" xlink:title="monospace" xlink:href="../../.config/libreoffice/4/user/template/monospace.ots" meta:date="2019-07-09T21:06:45.0038724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4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2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4.804cm" svg:height="19.285cm" xlink:href=".." xlink:type="simple" chart:class="chart:line" chart:style-name="ch1">
        <chart:title svg:x="10.619cm" svg:y="0.52cm" chart:style-name="ch2">
          <text:p>Relative speed per tick using min(wholeUpdate)</text:p>
        </chart:title>
        <chart:subtitle svg:x="12.166cm" svg:y="1.785cm" chart:style-name="ch3">
          <text:p>above 100% = mitigations off was faster</text:p>
        </chart:subtitle>
        <chart:plot-area chart:style-name="ch4" table:cell-range-address="'min()'.P1:'min()'.U260" svg:x="0.696cm" svg:y="2.927cm" svg:width="33.412cm" svg:height="15.973cm">
          <chartooo:coordinate-region svg:x="2.429cm" svg:y="3.062cm" svg:width="31.679cm" svg:height="14.7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in()'.P1:'min()'.P260" chart:class="chart:line">
            <chart:data-point chart:repeated="260"/>
          </chart:series>
          <chart:series chart:style-name="ch9" chart:values-cell-range-address="'min()'.Q1:'min()'.Q260" chart:class="chart:line">
            <chart:data-point chart:repeated="260"/>
          </chart:series>
          <chart:series chart:style-name="ch10" chart:values-cell-range-address="'min()'.R1:'min()'.R260" chart:class="chart:line">
            <chart:data-point chart:repeated="260"/>
          </chart:series>
          <chart:series chart:style-name="ch11" chart:values-cell-range-address="'min()'.S1:'min()'.S260" chart:class="chart:line">
            <chart:data-point chart:repeated="260"/>
          </chart:series>
          <chart:series chart:style-name="ch12" chart:values-cell-range-address="'min()'.T1:'min()'.T260" chart:class="chart:line">
            <chart:data-point chart:repeated="260"/>
          </chart:series>
          <chart:series chart:style-name="ch13" chart:values-cell-range-address="'min()'.U1:'min()'.U260" chart:class="chart:line">
            <chart:data-point chart:repeated="260"/>
          </chart:series>
          <chart:wall chart:style-name="ch14"/>
          <chart:floor chart:style-name="ch15"/>
        </chart:plot-area>
        <draw:frame draw:style-name="gr1" draw:text-style-name="P1" svg:width="8.414cm" svg:height="4.878cm" svg:x="25.614cm" svg:y="7.985cm">
          <draw:image xlink:href="Pictures/200000E1000020DE0000130E929DE48FA612DD03.svm" xlink:type="simple" xlink:show="embed" xlink:actuate="onLoad" loext:mime-type="image/x-svm">
            <text:p/>
          </draw:image>
          <draw:image xlink:href="Pictures/100002000000013F000000B9A2A9A680E0C4F09E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241705017158">
                <text:p>0.990241705017158</text:p>
                <draw:g>
                  <svg:desc>'min()'.P1:'min()'.P260</svg:desc>
                </draw:g>
              </table:table-cell>
              <table:table-cell office:value-type="float" office:value="0.999142984120701">
                <text:p>0.999142984120701</text:p>
                <draw:g>
                  <svg:desc>'min()'.Q1:'min()'.Q260</svg:desc>
                </draw:g>
              </table:table-cell>
              <table:table-cell office:value-type="float" office:value="1.00919875146507">
                <text:p>1.00919875146507</text:p>
                <draw:g>
                  <svg:desc>'min()'.R1:'min()'.R260</svg:desc>
                </draw:g>
              </table:table-cell>
              <table:table-cell office:value-type="float" office:value="1.00034843902612">
                <text:p>1.00034843902612</text:p>
                <draw:g>
                  <svg:desc>'min()'.S1:'min()'.S260</svg:desc>
                </draw:g>
              </table:table-cell>
              <table:table-cell office:value-type="float" office:value="0.999819630332993">
                <text:p>0.999819630332993</text:p>
                <draw:g>
                  <svg:desc>'min()'.T1:'min()'.T260</svg:desc>
                </draw:g>
              </table:table-cell>
              <table:table-cell office:value-type="float" office:value="1.00013164571086">
                <text:p>1.00013164571086</text:p>
                <draw:g>
                  <svg:desc>'min()'.U1:'min()'.U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14749172272">
                <text:p>1.00014749172272</text:p>
              </table:table-cell>
              <table:table-cell office:value-type="float" office:value="0.999697951709656">
                <text:p>0.999697951709656</text:p>
              </table:table-cell>
              <table:table-cell office:value-type="float" office:value="1.00530826880875">
                <text:p>1.00530826880875</text:p>
              </table:table-cell>
              <table:table-cell office:value-type="float" office:value="0.996730811194716">
                <text:p>0.996730811194716</text:p>
              </table:table-cell>
              <table:table-cell office:value-type="float" office:value="0.993783378555109">
                <text:p>0.993783378555109</text:p>
              </table:table-cell>
              <table:table-cell office:value-type="float" office:value="1.00124202243497">
                <text:p>1.00124202243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091830547733">
                <text:p>0.999091830547733</text:p>
              </table:table-cell>
              <table:table-cell office:value-type="float" office:value="0.999371921486482">
                <text:p>0.999371921486482</text:p>
              </table:table-cell>
              <table:table-cell office:value-type="float" office:value="0.996243684235149">
                <text:p>0.996243684235149</text:p>
              </table:table-cell>
              <table:table-cell office:value-type="float" office:value="1.00038271301165">
                <text:p>1.00038271301165</text:p>
              </table:table-cell>
              <table:table-cell office:value-type="float" office:value="1.00227380715705">
                <text:p>1.00227380715705</text:p>
              </table:table-cell>
              <table:table-cell office:value-type="float" office:value="0.999014468129831">
                <text:p>0.999014468129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89222243178">
                <text:p>1.00089222243178</text:p>
              </table:table-cell>
              <table:table-cell office:value-type="float" office:value="1.00090535167687">
                <text:p>1.00090535167687</text:p>
              </table:table-cell>
              <table:table-cell office:value-type="float" office:value="0.994204275938184">
                <text:p>0.994204275938184</text:p>
              </table:table-cell>
              <table:table-cell office:value-type="float" office:value="1.00050882563535">
                <text:p>1.00050882563535</text:p>
              </table:table-cell>
              <table:table-cell office:value-type="float" office:value="0.99965310346529">
                <text:p>0.99965310346529</text:p>
              </table:table-cell>
              <table:table-cell office:value-type="float" office:value="0.999563856279611">
                <text:p>0.999563856279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00219377288">
                <text:p>0.99400219377288</text:p>
              </table:table-cell>
              <table:table-cell office:value-type="float" office:value="0.997443656940829">
                <text:p>0.997443656940829</text:p>
              </table:table-cell>
              <table:table-cell office:value-type="float" office:value="0.998925300451964">
                <text:p>0.998925300451964</text:p>
              </table:table-cell>
              <table:table-cell office:value-type="float" office:value="1.00088860909352">
                <text:p>1.00088860909352</text:p>
              </table:table-cell>
              <table:table-cell office:value-type="float" office:value="0.989581010992266">
                <text:p>0.989581010992266</text:p>
              </table:table-cell>
              <table:table-cell office:value-type="float" office:value="1.00186334087903">
                <text:p>1.00186334087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4554296032707">
                <text:p>0.994554296032707</text:p>
              </table:table-cell>
              <table:table-cell office:value-type="float" office:value="1.00007975769871">
                <text:p>1.00007975769871</text:p>
              </table:table-cell>
              <table:table-cell office:value-type="float" office:value="1.00302466653383">
                <text:p>1.00302466653383</text:p>
              </table:table-cell>
              <table:table-cell office:value-type="float" office:value="1.00286179645714">
                <text:p>1.00286179645714</text:p>
              </table:table-cell>
              <table:table-cell office:value-type="float" office:value="0.998526540056841">
                <text:p>0.998526540056841</text:p>
              </table:table-cell>
              <table:table-cell office:value-type="float" office:value="1.00130661932791">
                <text:p>1.00130661932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937728487954">
                <text:p>0.998937728487954</text:p>
              </table:table-cell>
              <table:table-cell office:value-type="float" office:value="0.999262394727849">
                <text:p>0.999262394727849</text:p>
              </table:table-cell>
              <table:table-cell office:value-type="float" office:value="1.00310924942876">
                <text:p>1.00310924942876</text:p>
              </table:table-cell>
              <table:table-cell office:value-type="float" office:value="0.99942702978975">
                <text:p>0.99942702978975</text:p>
              </table:table-cell>
              <table:table-cell office:value-type="float" office:value="1.00471556987189">
                <text:p>1.00471556987189</text:p>
              </table:table-cell>
              <table:table-cell office:value-type="float" office:value="1.0009938522874">
                <text:p>1.0009938522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12190532099">
                <text:p>1.0012190532099</text:p>
              </table:table-cell>
              <table:table-cell office:value-type="float" office:value="1.00053107749577">
                <text:p>1.00053107749577</text:p>
              </table:table-cell>
              <table:table-cell office:value-type="float" office:value="1.00052699443544">
                <text:p>1.00052699443544</text:p>
              </table:table-cell>
              <table:table-cell office:value-type="float" office:value="1.00215973583672">
                <text:p>1.00215973583672</text:p>
              </table:table-cell>
              <table:table-cell office:value-type="float" office:value="1.00249346109273">
                <text:p>1.00249346109273</text:p>
              </table:table-cell>
              <table:table-cell office:value-type="float" office:value="1.00190962681655">
                <text:p>1.00190962681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706042478884">
                <text:p>0.999706042478884</text:p>
              </table:table-cell>
              <table:table-cell office:value-type="float" office:value="1.00056880664212">
                <text:p>1.00056880664212</text:p>
              </table:table-cell>
              <table:table-cell office:value-type="float" office:value="1.0038756608146">
                <text:p>1.0038756608146</text:p>
              </table:table-cell>
              <table:table-cell office:value-type="float" office:value="1.00254986455981">
                <text:p>1.00254986455981</text:p>
              </table:table-cell>
              <table:table-cell office:value-type="float" office:value="0.999004911117589">
                <text:p>0.999004911117589</text:p>
              </table:table-cell>
              <table:table-cell office:value-type="float" office:value="1.00075140734901">
                <text:p>1.00075140734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86389025749">
                <text:p>1.00086389025749</text:p>
              </table:table-cell>
              <table:table-cell office:value-type="float" office:value="0.998210338763692">
                <text:p>0.998210338763692</text:p>
              </table:table-cell>
              <table:table-cell office:value-type="float" office:value="1.00511154859766">
                <text:p>1.00511154859766</text:p>
              </table:table-cell>
              <table:table-cell office:value-type="float" office:value="1.0010534554124">
                <text:p>1.0010534554124</text:p>
              </table:table-cell>
              <table:table-cell office:value-type="float" office:value="0.998353459428301">
                <text:p>0.998353459428301</text:p>
              </table:table-cell>
              <table:table-cell office:value-type="float" office:value="1.00109143148349">
                <text:p>1.00109143148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6797319333752">
                <text:p>0.996797319333752</text:p>
              </table:table-cell>
              <table:table-cell office:value-type="float" office:value="0.999664072237214">
                <text:p>0.999664072237214</text:p>
              </table:table-cell>
              <table:table-cell office:value-type="float" office:value="1.00229626199801">
                <text:p>1.00229626199801</text:p>
              </table:table-cell>
              <table:table-cell office:value-type="float" office:value="1.00033722744209">
                <text:p>1.00033722744209</text:p>
              </table:table-cell>
              <table:table-cell office:value-type="float" office:value="1.00017346331111">
                <text:p>1.00017346331111</text:p>
              </table:table-cell>
              <table:table-cell office:value-type="float" office:value="1.00125633511349">
                <text:p>1.00125633511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15287862066">
                <text:p>1.00015287862066</text:p>
              </table:table-cell>
              <table:table-cell office:value-type="float" office:value="0.998996262077858">
                <text:p>0.998996262077858</text:p>
              </table:table-cell>
              <table:table-cell office:value-type="float" office:value="1.00897513584324">
                <text:p>1.00897513584324</text:p>
              </table:table-cell>
              <table:table-cell office:value-type="float" office:value="1.00201866614123">
                <text:p>1.00201866614123</text:p>
              </table:table-cell>
              <table:table-cell office:value-type="float" office:value="1.0029801836687">
                <text:p>1.0029801836687</text:p>
              </table:table-cell>
              <table:table-cell office:value-type="float" office:value="1.00263887124221">
                <text:p>1.00263887124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27981445121">
                <text:p>1.00127981445121</text:p>
              </table:table-cell>
              <table:table-cell office:value-type="float" office:value="0.999463019774593">
                <text:p>0.999463019774593</text:p>
              </table:table-cell>
              <table:table-cell office:value-type="float" office:value="1.00595098697151">
                <text:p>1.00595098697151</text:p>
              </table:table-cell>
              <table:table-cell office:value-type="float" office:value="1.00065169187665">
                <text:p>1.00065169187665</text:p>
              </table:table-cell>
              <table:table-cell office:value-type="float" office:value="1.00255858322488">
                <text:p>1.00255858322488</text:p>
              </table:table-cell>
              <table:table-cell office:value-type="float" office:value="1.00078128516472">
                <text:p>1.00078128516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8962281270074">
                <text:p>0.998962281270074</text:p>
              </table:table-cell>
              <table:table-cell office:value-type="float" office:value="0.999985161269054">
                <text:p>0.999985161269054</text:p>
              </table:table-cell>
              <table:table-cell office:value-type="float" office:value="1.0036418047542">
                <text:p>1.0036418047542</text:p>
              </table:table-cell>
              <table:table-cell office:value-type="float" office:value="1.00160714224108">
                <text:p>1.00160714224108</text:p>
              </table:table-cell>
              <table:table-cell office:value-type="float" office:value="1.00179154894404">
                <text:p>1.00179154894404</text:p>
              </table:table-cell>
              <table:table-cell office:value-type="float" office:value="1.00251449438942">
                <text:p>1.00251449438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033115289269">
                <text:p>0.996033115289269</text:p>
              </table:table-cell>
              <table:table-cell office:value-type="float" office:value="0.999656864436751">
                <text:p>0.999656864436751</text:p>
              </table:table-cell>
              <table:table-cell office:value-type="float" office:value="1.00317922992276">
                <text:p>1.00317922992276</text:p>
              </table:table-cell>
              <table:table-cell office:value-type="float" office:value="1.00135377294171">
                <text:p>1.00135377294171</text:p>
              </table:table-cell>
              <table:table-cell office:value-type="float" office:value="1.00188591477177">
                <text:p>1.00188591477177</text:p>
              </table:table-cell>
              <table:table-cell office:value-type="float" office:value="1.00025588241493">
                <text:p>1.00025588241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261134638573">
                <text:p>1.00261134638573</text:p>
              </table:table-cell>
              <table:table-cell office:value-type="float" office:value="1.00168499574768">
                <text:p>1.00168499574768</text:p>
              </table:table-cell>
              <table:table-cell office:value-type="float" office:value="1.00398919752237">
                <text:p>1.00398919752237</text:p>
              </table:table-cell>
              <table:table-cell office:value-type="float" office:value="0.998977859181228">
                <text:p>0.998977859181228</text:p>
              </table:table-cell>
              <table:table-cell office:value-type="float" office:value="0.999255611387521">
                <text:p>0.999255611387521</text:p>
              </table:table-cell>
              <table:table-cell office:value-type="float" office:value="0.99870062143589">
                <text:p>0.99870062143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193119895605">
                <text:p>0.999193119895605</text:p>
              </table:table-cell>
              <table:table-cell office:value-type="float" office:value="0.999630381169521">
                <text:p>0.999630381169521</text:p>
              </table:table-cell>
              <table:table-cell office:value-type="float" office:value="1.00615647777793">
                <text:p>1.00615647777793</text:p>
              </table:table-cell>
              <table:table-cell office:value-type="float" office:value="0.998957155750625">
                <text:p>0.998957155750625</text:p>
              </table:table-cell>
              <table:table-cell office:value-type="float" office:value="0.999901338091858">
                <text:p>0.999901338091858</text:p>
              </table:table-cell>
              <table:table-cell office:value-type="float" office:value="1.00064787493034">
                <text:p>1.00064787493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219880399305">
                <text:p>1.00219880399305</text:p>
              </table:table-cell>
              <table:table-cell office:value-type="float" office:value="0.999454045312505">
                <text:p>0.999454045312505</text:p>
              </table:table-cell>
              <table:table-cell office:value-type="float" office:value="1.00063584914889">
                <text:p>1.00063584914889</text:p>
              </table:table-cell>
              <table:table-cell office:value-type="float" office:value="1.0014546679238">
                <text:p>1.0014546679238</text:p>
              </table:table-cell>
              <table:table-cell office:value-type="float" office:value="0.999648499862461">
                <text:p>0.999648499862461</text:p>
              </table:table-cell>
              <table:table-cell office:value-type="float" office:value="0.999566920280641">
                <text:p>0.999566920280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611411303642">
                <text:p>0.998611411303642</text:p>
              </table:table-cell>
              <table:table-cell office:value-type="float" office:value="1.00006436360256">
                <text:p>1.00006436360256</text:p>
              </table:table-cell>
              <table:table-cell office:value-type="float" office:value="1.00214931794731">
                <text:p>1.00214931794731</text:p>
              </table:table-cell>
              <table:table-cell office:value-type="float" office:value="1.00043953422343">
                <text:p>1.00043953422343</text:p>
              </table:table-cell>
              <table:table-cell office:value-type="float" office:value="1.00099248810135">
                <text:p>1.00099248810135</text:p>
              </table:table-cell>
              <table:table-cell office:value-type="float" office:value="1.00120232487979">
                <text:p>1.00120232487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887633885771">
                <text:p>0.999887633885771</text:p>
              </table:table-cell>
              <table:table-cell office:value-type="float" office:value="0.999564737358636">
                <text:p>0.999564737358636</text:p>
              </table:table-cell>
              <table:table-cell office:value-type="float" office:value="1.00314299319447">
                <text:p>1.00314299319447</text:p>
              </table:table-cell>
              <table:table-cell office:value-type="float" office:value="1.00162799558876">
                <text:p>1.00162799558876</text:p>
              </table:table-cell>
              <table:table-cell office:value-type="float" office:value="0.998893025208318">
                <text:p>0.998893025208318</text:p>
              </table:table-cell>
              <table:table-cell office:value-type="float" office:value="1.00069056965292">
                <text:p>1.00069056965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652339641376">
                <text:p>0.998652339641376</text:p>
              </table:table-cell>
              <table:table-cell office:value-type="float" office:value="0.998522140332323">
                <text:p>0.998522140332323</text:p>
              </table:table-cell>
              <table:table-cell office:value-type="float" office:value="0.999694321108641">
                <text:p>0.999694321108641</text:p>
              </table:table-cell>
              <table:table-cell office:value-type="float" office:value="1.00108312682277">
                <text:p>1.00108312682277</text:p>
              </table:table-cell>
              <table:table-cell office:value-type="float" office:value="1.00162050907622">
                <text:p>1.00162050907622</text:p>
              </table:table-cell>
              <table:table-cell office:value-type="float" office:value="1.0004013899072">
                <text:p>1.0004013899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7603162562281">
                <text:p>0.997603162562281</text:p>
              </table:table-cell>
              <table:table-cell office:value-type="float" office:value="1.00025854590161">
                <text:p>1.00025854590161</text:p>
              </table:table-cell>
              <table:table-cell office:value-type="float" office:value="1.0026822141728">
                <text:p>1.0026822141728</text:p>
              </table:table-cell>
              <table:table-cell office:value-type="float" office:value="1.00093830395647">
                <text:p>1.00093830395647</text:p>
              </table:table-cell>
              <table:table-cell office:value-type="float" office:value="1.00083238015207">
                <text:p>1.00083238015207</text:p>
              </table:table-cell>
              <table:table-cell office:value-type="float" office:value="1.00126795447007">
                <text:p>1.00126795447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7012513898164">
                <text:p>0.997012513898164</text:p>
              </table:table-cell>
              <table:table-cell office:value-type="float" office:value="0.99870349220972">
                <text:p>0.99870349220972</text:p>
              </table:table-cell>
              <table:table-cell office:value-type="float" office:value="1.00527899366171">
                <text:p>1.00527899366171</text:p>
              </table:table-cell>
              <table:table-cell office:value-type="float" office:value="1.00130645767234">
                <text:p>1.00130645767234</text:p>
              </table:table-cell>
              <table:table-cell office:value-type="float" office:value="1.00222900347524">
                <text:p>1.00222900347524</text:p>
              </table:table-cell>
              <table:table-cell office:value-type="float" office:value="0.99967077784542">
                <text:p>0.99967077784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090245871753">
                <text:p>0.999090245871753</text:p>
              </table:table-cell>
              <table:table-cell office:value-type="float" office:value="1.00094819065636">
                <text:p>1.00094819065636</text:p>
              </table:table-cell>
              <table:table-cell office:value-type="float" office:value="1.00281884062031">
                <text:p>1.00281884062031</text:p>
              </table:table-cell>
              <table:table-cell office:value-type="float" office:value="1.00074955832624">
                <text:p>1.00074955832624</text:p>
              </table:table-cell>
              <table:table-cell office:value-type="float" office:value="1.00158172687993">
                <text:p>1.00158172687993</text:p>
              </table:table-cell>
              <table:table-cell office:value-type="float" office:value="1.00258349554407">
                <text:p>1.00258349554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658284896461">
                <text:p>0.997658284896461</text:p>
              </table:table-cell>
              <table:table-cell office:value-type="float" office:value="0.999774075705408">
                <text:p>0.999774075705408</text:p>
              </table:table-cell>
              <table:table-cell office:value-type="float" office:value="1.00542311812611">
                <text:p>1.00542311812611</text:p>
              </table:table-cell>
              <table:table-cell office:value-type="float" office:value="1.00148669848279">
                <text:p>1.00148669848279</text:p>
              </table:table-cell>
              <table:table-cell office:value-type="float" office:value="1.00018557340881">
                <text:p>1.00018557340881</text:p>
              </table:table-cell>
              <table:table-cell office:value-type="float" office:value="1.00002703725638">
                <text:p>1.00002703725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661402118424">
                <text:p>0.998661402118424</text:p>
              </table:table-cell>
              <table:table-cell office:value-type="float" office:value="0.99925322564178">
                <text:p>0.99925322564178</text:p>
              </table:table-cell>
              <table:table-cell office:value-type="float" office:value="1.0043540813421">
                <text:p>1.0043540813421</text:p>
              </table:table-cell>
              <table:table-cell office:value-type="float" office:value="1.00202395600515">
                <text:p>1.00202395600515</text:p>
              </table:table-cell>
              <table:table-cell office:value-type="float" office:value="1.0016641049147">
                <text:p>1.0016641049147</text:p>
              </table:table-cell>
              <table:table-cell office:value-type="float" office:value="1.00116794752825">
                <text:p>1.00116794752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819510627679">
                <text:p>0.999819510627679</text:p>
              </table:table-cell>
              <table:table-cell office:value-type="float" office:value="1.00064032994552">
                <text:p>1.00064032994552</text:p>
              </table:table-cell>
              <table:table-cell office:value-type="float" office:value="1.00590089228415">
                <text:p>1.00590089228415</text:p>
              </table:table-cell>
              <table:table-cell office:value-type="float" office:value="1.00028961895129">
                <text:p>1.00028961895129</text:p>
              </table:table-cell>
              <table:table-cell office:value-type="float" office:value="1.00092781928561">
                <text:p>1.00092781928561</text:p>
              </table:table-cell>
              <table:table-cell office:value-type="float" office:value="1.00142759315712">
                <text:p>1.0014275931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071512836127">
                <text:p>1.00071512836127</text:p>
              </table:table-cell>
              <table:table-cell office:value-type="float" office:value="0.999042051340951">
                <text:p>0.999042051340951</text:p>
              </table:table-cell>
              <table:table-cell office:value-type="float" office:value="1.00484815880733">
                <text:p>1.00484815880733</text:p>
              </table:table-cell>
              <table:table-cell office:value-type="float" office:value="1.00000191698574">
                <text:p>1.00000191698574</text:p>
              </table:table-cell>
              <table:table-cell office:value-type="float" office:value="1.00145308275355">
                <text:p>1.00145308275355</text:p>
              </table:table-cell>
              <table:table-cell office:value-type="float" office:value="1.00040340362635">
                <text:p>1.00040340362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340959408099">
                <text:p>1.00340959408099</text:p>
              </table:table-cell>
              <table:table-cell office:value-type="float" office:value="1.0002388710074">
                <text:p>1.0002388710074</text:p>
              </table:table-cell>
              <table:table-cell office:value-type="float" office:value="1.0037324101322">
                <text:p>1.0037324101322</text:p>
              </table:table-cell>
              <table:table-cell office:value-type="float" office:value="1.00038667815799">
                <text:p>1.00038667815799</text:p>
              </table:table-cell>
              <table:table-cell office:value-type="float" office:value="1.00173852031021">
                <text:p>1.00173852031021</text:p>
              </table:table-cell>
              <table:table-cell office:value-type="float" office:value="1.00047299191323">
                <text:p>1.00047299191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073105195323">
                <text:p>0.993073105195323</text:p>
              </table:table-cell>
              <table:table-cell office:value-type="float" office:value="1.00050478621661">
                <text:p>1.00050478621661</text:p>
              </table:table-cell>
              <table:table-cell office:value-type="float" office:value="1.00113344318849">
                <text:p>1.00113344318849</text:p>
              </table:table-cell>
              <table:table-cell office:value-type="float" office:value="1.00139045535867">
                <text:p>1.00139045535867</text:p>
              </table:table-cell>
              <table:table-cell office:value-type="float" office:value="1.00309626053056">
                <text:p>1.00309626053056</text:p>
              </table:table-cell>
              <table:table-cell office:value-type="float" office:value="1.00084929695065">
                <text:p>1.00084929695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243652494471">
                <text:p>0.999243652494471</text:p>
              </table:table-cell>
              <table:table-cell office:value-type="float" office:value="0.999965261874462">
                <text:p>0.999965261874462</text:p>
              </table:table-cell>
              <table:table-cell office:value-type="float" office:value="1.00130950604883">
                <text:p>1.00130950604883</text:p>
              </table:table-cell>
              <table:table-cell office:value-type="float" office:value="1.00126972832891">
                <text:p>1.00126972832891</text:p>
              </table:table-cell>
              <table:table-cell office:value-type="float" office:value="0.99573690065492">
                <text:p>0.99573690065492</text:p>
              </table:table-cell>
              <table:table-cell office:value-type="float" office:value="0.999284998705907">
                <text:p>0.999284998705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153750152785">
                <text:p>1.00153750152785</text:p>
              </table:table-cell>
              <table:table-cell office:value-type="float" office:value="0.999616510419417">
                <text:p>0.999616510419417</text:p>
              </table:table-cell>
              <table:table-cell office:value-type="float" office:value="1.00191925286739">
                <text:p>1.00191925286739</text:p>
              </table:table-cell>
              <table:table-cell office:value-type="float" office:value="0.999408284850464">
                <text:p>0.999408284850464</text:p>
              </table:table-cell>
              <table:table-cell office:value-type="float" office:value="1.00231016272139">
                <text:p>1.00231016272139</text:p>
              </table:table-cell>
              <table:table-cell office:value-type="float" office:value="1.00115851290244">
                <text:p>1.00115851290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6769488155356">
                <text:p>0.996769488155356</text:p>
              </table:table-cell>
              <table:table-cell office:value-type="float" office:value="1.00027575507505">
                <text:p>1.00027575507505</text:p>
              </table:table-cell>
              <table:table-cell office:value-type="float" office:value="1.00168666429424">
                <text:p>1.00168666429424</text:p>
              </table:table-cell>
              <table:table-cell office:value-type="float" office:value="1.00001715105083">
                <text:p>1.00001715105083</text:p>
              </table:table-cell>
              <table:table-cell office:value-type="float" office:value="1.00363749577231">
                <text:p>1.00363749577231</text:p>
              </table:table-cell>
              <table:table-cell office:value-type="float" office:value="0.9998503538284">
                <text:p>0.9998503538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168534851173">
                <text:p>1.00168534851173</text:p>
              </table:table-cell>
              <table:table-cell office:value-type="float" office:value="0.99940843391677">
                <text:p>0.99940843391677</text:p>
              </table:table-cell>
              <table:table-cell office:value-type="float" office:value="1.00115570557421">
                <text:p>1.00115570557421</text:p>
              </table:table-cell>
              <table:table-cell office:value-type="float" office:value="1.00025026779921">
                <text:p>1.00025026779921</text:p>
              </table:table-cell>
              <table:table-cell office:value-type="float" office:value="1.00162247878974">
                <text:p>1.00162247878974</text:p>
              </table:table-cell>
              <table:table-cell office:value-type="float" office:value="0.999508224717866">
                <text:p>0.999508224717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009620496384">
                <text:p>1.00009620496384</text:p>
              </table:table-cell>
              <table:table-cell office:value-type="float" office:value="0.999796911464668">
                <text:p>0.999796911464668</text:p>
              </table:table-cell>
              <table:table-cell office:value-type="float" office:value="1.00139302188853">
                <text:p>1.00139302188853</text:p>
              </table:table-cell>
              <table:table-cell office:value-type="float" office:value="1.00032603182616">
                <text:p>1.00032603182616</text:p>
              </table:table-cell>
              <table:table-cell office:value-type="float" office:value="0.999127141483004">
                <text:p>0.999127141483004</text:p>
              </table:table-cell>
              <table:table-cell office:value-type="float" office:value="0.999079541582825">
                <text:p>0.999079541582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307596182389">
                <text:p>0.999307596182389</text:p>
              </table:table-cell>
              <table:table-cell office:value-type="float" office:value="0.99850008036067">
                <text:p>0.99850008036067</text:p>
              </table:table-cell>
              <table:table-cell office:value-type="float" office:value="1.00241483472163">
                <text:p>1.00241483472163</text:p>
              </table:table-cell>
              <table:table-cell office:value-type="float" office:value="0.998701323693509">
                <text:p>0.998701323693509</text:p>
              </table:table-cell>
              <table:table-cell office:value-type="float" office:value="1.00037255710889">
                <text:p>1.00037255710889</text:p>
              </table:table-cell>
              <table:table-cell office:value-type="float" office:value="0.999062667136618">
                <text:p>0.999062667136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093669018837">
                <text:p>1.00093669018837</text:p>
              </table:table-cell>
              <table:table-cell office:value-type="float" office:value="0.99838230275354">
                <text:p>0.99838230275354</text:p>
              </table:table-cell>
              <table:table-cell office:value-type="float" office:value="0.999606668963529">
                <text:p>0.999606668963529</text:p>
              </table:table-cell>
              <table:table-cell office:value-type="float" office:value="0.999047391856471">
                <text:p>0.999047391856471</text:p>
              </table:table-cell>
              <table:table-cell office:value-type="float" office:value="1.00200969473856">
                <text:p>1.00200969473856</text:p>
              </table:table-cell>
              <table:table-cell office:value-type="float" office:value="1.00163013318167">
                <text:p>1.00163013318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8814356717381">
                <text:p>0.998814356717381</text:p>
              </table:table-cell>
              <table:table-cell office:value-type="float" office:value="0.999012844323484">
                <text:p>0.999012844323484</text:p>
              </table:table-cell>
              <table:table-cell office:value-type="float" office:value="1.00187641343176">
                <text:p>1.00187641343176</text:p>
              </table:table-cell>
              <table:table-cell office:value-type="float" office:value="1.00002078267113">
                <text:p>1.00002078267113</text:p>
              </table:table-cell>
              <table:table-cell office:value-type="float" office:value="1.00110758523545">
                <text:p>1.00110758523545</text:p>
              </table:table-cell>
              <table:table-cell office:value-type="float" office:value="1.00001204449716">
                <text:p>1.00001204449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124768859444">
                <text:p>1.00124768859444</text:p>
              </table:table-cell>
              <table:table-cell office:value-type="float" office:value="0.998937980665256">
                <text:p>0.998937980665256</text:p>
              </table:table-cell>
              <table:table-cell office:value-type="float" office:value="1.0000981113632">
                <text:p>1.0000981113632</text:p>
              </table:table-cell>
              <table:table-cell office:value-type="float" office:value="0.999702438173455">
                <text:p>0.999702438173455</text:p>
              </table:table-cell>
              <table:table-cell office:value-type="float" office:value="0.999835356012365">
                <text:p>0.999835356012365</text:p>
              </table:table-cell>
              <table:table-cell office:value-type="float" office:value="1.00091249289162">
                <text:p>1.00091249289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553266474459">
                <text:p>1.00553266474459</text:p>
              </table:table-cell>
              <table:table-cell office:value-type="float" office:value="1.00056071451511">
                <text:p>1.00056071451511</text:p>
              </table:table-cell>
              <table:table-cell office:value-type="float" office:value="1.00345038478745">
                <text:p>1.00345038478745</text:p>
              </table:table-cell>
              <table:table-cell office:value-type="float" office:value="0.998784823030968">
                <text:p>0.998784823030968</text:p>
              </table:table-cell>
              <table:table-cell office:value-type="float" office:value="1.00154112041444">
                <text:p>1.00154112041444</text:p>
              </table:table-cell>
              <table:table-cell office:value-type="float" office:value="1.00298900652081">
                <text:p>1.00298900652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8136940942452">
                <text:p>0.998136940942452</text:p>
              </table:table-cell>
              <table:table-cell office:value-type="float" office:value="0.999277144646969">
                <text:p>0.999277144646969</text:p>
              </table:table-cell>
              <table:table-cell office:value-type="float" office:value="0.999657265407786">
                <text:p>0.999657265407786</text:p>
              </table:table-cell>
              <table:table-cell office:value-type="float" office:value="1.00096690765414">
                <text:p>1.00096690765414</text:p>
              </table:table-cell>
              <table:table-cell office:value-type="float" office:value="1.00068024148927">
                <text:p>1.00068024148927</text:p>
              </table:table-cell>
              <table:table-cell office:value-type="float" office:value="1.00156301477343">
                <text:p>1.00156301477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565184691456">
                <text:p>0.999565184691456</text:p>
              </table:table-cell>
              <table:table-cell office:value-type="float" office:value="1.00148181670767">
                <text:p>1.00148181670767</text:p>
              </table:table-cell>
              <table:table-cell office:value-type="float" office:value="1.00350895507673">
                <text:p>1.00350895507673</text:p>
              </table:table-cell>
              <table:table-cell office:value-type="float" office:value="1.00038454008877">
                <text:p>1.00038454008877</text:p>
              </table:table-cell>
              <table:table-cell office:value-type="float" office:value="1.00118434346604">
                <text:p>1.00118434346604</text:p>
              </table:table-cell>
              <table:table-cell office:value-type="float" office:value="1.00085085003742">
                <text:p>1.00085085003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068255181203">
                <text:p>1.00068255181203</text:p>
              </table:table-cell>
              <table:table-cell office:value-type="float" office:value="0.99989163363989">
                <text:p>0.99989163363989</text:p>
              </table:table-cell>
              <table:table-cell office:value-type="float" office:value="1.00229728871305">
                <text:p>1.00229728871305</text:p>
              </table:table-cell>
              <table:table-cell office:value-type="float" office:value="0.999802650238558">
                <text:p>0.999802650238558</text:p>
              </table:table-cell>
              <table:table-cell office:value-type="float" office:value="1.0022589419645">
                <text:p>1.0022589419645</text:p>
              </table:table-cell>
              <table:table-cell office:value-type="float" office:value="1.00172951938801">
                <text:p>1.001729519388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273527776965">
                <text:p>1.00273527776965</text:p>
              </table:table-cell>
              <table:table-cell office:value-type="float" office:value="0.999925112210272">
                <text:p>0.999925112210272</text:p>
              </table:table-cell>
              <table:table-cell office:value-type="float" office:value="0.998846478521958">
                <text:p>0.998846478521958</text:p>
              </table:table-cell>
              <table:table-cell office:value-type="float" office:value="0.999134314585742">
                <text:p>0.999134314585742</text:p>
              </table:table-cell>
              <table:table-cell office:value-type="float" office:value="1.00172702877769">
                <text:p>1.00172702877769</text:p>
              </table:table-cell>
              <table:table-cell office:value-type="float" office:value="1.00144552337164">
                <text:p>1.00144552337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067307307389">
                <text:p>1.00067307307389</text:p>
              </table:table-cell>
              <table:table-cell office:value-type="float" office:value="0.999654641024313">
                <text:p>0.999654641024313</text:p>
              </table:table-cell>
              <table:table-cell office:value-type="float" office:value="1.00264938201056">
                <text:p>1.00264938201056</text:p>
              </table:table-cell>
              <table:table-cell office:value-type="float" office:value="1.00066909816224">
                <text:p>1.00066909816224</text:p>
              </table:table-cell>
              <table:table-cell office:value-type="float" office:value="1.00083076446598">
                <text:p>1.00083076446598</text:p>
              </table:table-cell>
              <table:table-cell office:value-type="float" office:value="1.00240844295093">
                <text:p>1.00240844295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332296350984">
                <text:p>1.00332296350984</text:p>
              </table:table-cell>
              <table:table-cell office:value-type="float" office:value="0.999499552054228">
                <text:p>0.999499552054228</text:p>
              </table:table-cell>
              <table:table-cell office:value-type="float" office:value="1.00393439729982">
                <text:p>1.00393439729982</text:p>
              </table:table-cell>
              <table:table-cell office:value-type="float" office:value="0.998579887518875">
                <text:p>0.998579887518875</text:p>
              </table:table-cell>
              <table:table-cell office:value-type="float" office:value="1.00281548902429">
                <text:p>1.00281548902429</text:p>
              </table:table-cell>
              <table:table-cell office:value-type="float" office:value="1.00031901249401">
                <text:p>1.00031901249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181324647778">
                <text:p>1.00181324647778</text:p>
              </table:table-cell>
              <table:table-cell office:value-type="float" office:value="1.00063019216416">
                <text:p>1.00063019216416</text:p>
              </table:table-cell>
              <table:table-cell office:value-type="float" office:value="1.00235476125337">
                <text:p>1.00235476125337</text:p>
              </table:table-cell>
              <table:table-cell office:value-type="float" office:value="1.00000088687391">
                <text:p>1.00000088687391</text:p>
              </table:table-cell>
              <table:table-cell office:value-type="float" office:value="1.00291508928043">
                <text:p>1.00291508928043</text:p>
              </table:table-cell>
              <table:table-cell office:value-type="float" office:value="0.998928081270409">
                <text:p>0.9989280812704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220757367584">
                <text:p>1.00220757367584</text:p>
              </table:table-cell>
              <table:table-cell office:value-type="float" office:value="0.999224301938595">
                <text:p>0.999224301938595</text:p>
              </table:table-cell>
              <table:table-cell office:value-type="float" office:value="0.999656878120161">
                <text:p>0.999656878120161</text:p>
              </table:table-cell>
              <table:table-cell office:value-type="float" office:value="1.00028139456391">
                <text:p>1.00028139456391</text:p>
              </table:table-cell>
              <table:table-cell office:value-type="float" office:value="1.00436896755314">
                <text:p>1.00436896755314</text:p>
              </table:table-cell>
              <table:table-cell office:value-type="float" office:value="1.00295302238635">
                <text:p>1.002953022386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316048071586">
                <text:p>1.00316048071586</text:p>
              </table:table-cell>
              <table:table-cell office:value-type="float" office:value="0.999920809613785">
                <text:p>0.999920809613785</text:p>
              </table:table-cell>
              <table:table-cell office:value-type="float" office:value="1.00065210293416">
                <text:p>1.00065210293416</text:p>
              </table:table-cell>
              <table:table-cell office:value-type="float" office:value="1.00129491209751">
                <text:p>1.00129491209751</text:p>
              </table:table-cell>
              <table:table-cell office:value-type="float" office:value="0.998949111432297">
                <text:p>0.998949111432297</text:p>
              </table:table-cell>
              <table:table-cell office:value-type="float" office:value="1.0010696015599">
                <text:p>1.0010696015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590079722364">
                <text:p>1.00590079722364</text:p>
              </table:table-cell>
              <table:table-cell office:value-type="float" office:value="1.00033783524776">
                <text:p>1.00033783524776</text:p>
              </table:table-cell>
              <table:table-cell office:value-type="float" office:value="1.00377062044986">
                <text:p>1.00377062044986</text:p>
              </table:table-cell>
              <table:table-cell office:value-type="float" office:value="0.999711741740835">
                <text:p>0.999711741740835</text:p>
              </table:table-cell>
              <table:table-cell office:value-type="float" office:value="1.00000971163969">
                <text:p>1.00000971163969</text:p>
              </table:table-cell>
              <table:table-cell office:value-type="float" office:value="1.00270539288198">
                <text:p>1.00270539288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985849275921">
                <text:p>0.999985849275921</text:p>
              </table:table-cell>
              <table:table-cell office:value-type="float" office:value="1.00020011658451">
                <text:p>1.00020011658451</text:p>
              </table:table-cell>
              <table:table-cell office:value-type="float" office:value="0.998355185118491">
                <text:p>0.998355185118491</text:p>
              </table:table-cell>
              <table:table-cell office:value-type="float" office:value="0.998738243125533">
                <text:p>0.998738243125533</text:p>
              </table:table-cell>
              <table:table-cell office:value-type="float" office:value="0.999424580013196">
                <text:p>0.999424580013196</text:p>
              </table:table-cell>
              <table:table-cell office:value-type="float" office:value="1.0019586722727">
                <text:p>1.00195867227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8255221948172">
                <text:p>0.998255221948172</text:p>
              </table:table-cell>
              <table:table-cell office:value-type="float" office:value="1.00133724855297">
                <text:p>1.00133724855297</text:p>
              </table:table-cell>
              <table:table-cell office:value-type="float" office:value="1.00091488173105">
                <text:p>1.00091488173105</text:p>
              </table:table-cell>
              <table:table-cell office:value-type="float" office:value="1.00134340915428">
                <text:p>1.00134340915428</text:p>
              </table:table-cell>
              <table:table-cell office:value-type="float" office:value="1.00225308867122">
                <text:p>1.00225308867122</text:p>
              </table:table-cell>
              <table:table-cell office:value-type="float" office:value="1.00196903618449">
                <text:p>1.00196903618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7476395238497">
                <text:p>0.997476395238497</text:p>
              </table:table-cell>
              <table:table-cell office:value-type="float" office:value="0.99921455181439">
                <text:p>0.99921455181439</text:p>
              </table:table-cell>
              <table:table-cell office:value-type="float" office:value="1.00254566812038">
                <text:p>1.00254566812038</text:p>
              </table:table-cell>
              <table:table-cell office:value-type="float" office:value="1.00055215322727">
                <text:p>1.00055215322727</text:p>
              </table:table-cell>
              <table:table-cell office:value-type="float" office:value="0.999752754719666">
                <text:p>0.999752754719666</text:p>
              </table:table-cell>
              <table:table-cell office:value-type="float" office:value="1.00188295118392">
                <text:p>1.00188295118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6923856648267">
                <text:p>0.996923856648267</text:p>
              </table:table-cell>
              <table:table-cell office:value-type="float" office:value="1.0014014689819">
                <text:p>1.0014014689819</text:p>
              </table:table-cell>
              <table:table-cell office:value-type="float" office:value="1.00021095591493">
                <text:p>1.00021095591493</text:p>
              </table:table-cell>
              <table:table-cell office:value-type="float" office:value="1.00078357828246">
                <text:p>1.00078357828246</text:p>
              </table:table-cell>
              <table:table-cell office:value-type="float" office:value="1.00332395209381">
                <text:p>1.00332395209381</text:p>
              </table:table-cell>
              <table:table-cell office:value-type="float" office:value="1.00197604209124">
                <text:p>1.001976042091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7514225554366">
                <text:p>0.997514225554366</text:p>
              </table:table-cell>
              <table:table-cell office:value-type="float" office:value="1.00094227941513">
                <text:p>1.00094227941513</text:p>
              </table:table-cell>
              <table:table-cell office:value-type="float" office:value="1.00181196689014">
                <text:p>1.00181196689014</text:p>
              </table:table-cell>
              <table:table-cell office:value-type="float" office:value="0.999470471470678">
                <text:p>0.999470471470678</text:p>
              </table:table-cell>
              <table:table-cell office:value-type="float" office:value="1.00193647638982">
                <text:p>1.00193647638982</text:p>
              </table:table-cell>
              <table:table-cell office:value-type="float" office:value="1.00200167988507">
                <text:p>1.00200167988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020467910941">
                <text:p>1.00020467910941</text:p>
              </table:table-cell>
              <table:table-cell office:value-type="float" office:value="1.00066641067123">
                <text:p>1.00066641067123</text:p>
              </table:table-cell>
              <table:table-cell office:value-type="float" office:value="0.999502595149009">
                <text:p>0.999502595149009</text:p>
              </table:table-cell>
              <table:table-cell office:value-type="float" office:value="1.00220282454787">
                <text:p>1.00220282454787</text:p>
              </table:table-cell>
              <table:table-cell office:value-type="float" office:value="1.00173443067464">
                <text:p>1.00173443067464</text:p>
              </table:table-cell>
              <table:table-cell office:value-type="float" office:value="1.0013470683525">
                <text:p>1.0013470683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373754829168">
                <text:p>1.00373754829168</text:p>
              </table:table-cell>
              <table:table-cell office:value-type="float" office:value="1.00073165397267">
                <text:p>1.00073165397267</text:p>
              </table:table-cell>
              <table:table-cell office:value-type="float" office:value="1.00088652197564">
                <text:p>1.00088652197564</text:p>
              </table:table-cell>
              <table:table-cell office:value-type="float" office:value="0.999331587521369">
                <text:p>0.999331587521369</text:p>
              </table:table-cell>
              <table:table-cell office:value-type="float" office:value="1.00293261172572">
                <text:p>1.00293261172572</text:p>
              </table:table-cell>
              <table:table-cell office:value-type="float" office:value="1.00074366825902">
                <text:p>1.000743668259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260928590823">
                <text:p>0.998260928590823</text:p>
              </table:table-cell>
              <table:table-cell office:value-type="float" office:value="1.00077790029433">
                <text:p>1.00077790029433</text:p>
              </table:table-cell>
              <table:table-cell office:value-type="float" office:value="1.00287033718406">
                <text:p>1.00287033718406</text:p>
              </table:table-cell>
              <table:table-cell office:value-type="float" office:value="1.00075631664664">
                <text:p>1.00075631664664</text:p>
              </table:table-cell>
              <table:table-cell office:value-type="float" office:value="1.00521333547072">
                <text:p>1.00521333547072</text:p>
              </table:table-cell>
              <table:table-cell office:value-type="float" office:value="1.00153727970808">
                <text:p>1.00153727970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677740196969">
                <text:p>0.998677740196969</text:p>
              </table:table-cell>
              <table:table-cell office:value-type="float" office:value="0.999560642677845">
                <text:p>0.999560642677845</text:p>
              </table:table-cell>
              <table:table-cell office:value-type="float" office:value="1.00001242072221">
                <text:p>1.00001242072221</text:p>
              </table:table-cell>
              <table:table-cell office:value-type="float" office:value="1.00081517770618">
                <text:p>1.00081517770618</text:p>
              </table:table-cell>
              <table:table-cell office:value-type="float" office:value="1.00179705639224">
                <text:p>1.00179705639224</text:p>
              </table:table-cell>
              <table:table-cell office:value-type="float" office:value="1.00132603367127">
                <text:p>1.00132603367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247210155624">
                <text:p>1.00247210155624</text:p>
              </table:table-cell>
              <table:table-cell office:value-type="float" office:value="1.0009003867225">
                <text:p>1.0009003867225</text:p>
              </table:table-cell>
              <table:table-cell office:value-type="float" office:value="0.999690739316249">
                <text:p>0.999690739316249</text:p>
              </table:table-cell>
              <table:table-cell office:value-type="float" office:value="1.00083692442038">
                <text:p>1.00083692442038</text:p>
              </table:table-cell>
              <table:table-cell office:value-type="float" office:value="1.00269391483454">
                <text:p>1.00269391483454</text:p>
              </table:table-cell>
              <table:table-cell office:value-type="float" office:value="1.00133455813151">
                <text:p>1.00133455813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0005112995552">
                <text:p>1.00005112995552</text:p>
              </table:table-cell>
              <table:table-cell office:value-type="float" office:value="0.999369741904398">
                <text:p>0.999369741904398</text:p>
              </table:table-cell>
              <table:table-cell office:value-type="float" office:value="1.00211074041819">
                <text:p>1.00211074041819</text:p>
              </table:table-cell>
              <table:table-cell office:value-type="float" office:value="1.002590438192">
                <text:p>1.002590438192</text:p>
              </table:table-cell>
              <table:table-cell office:value-type="float" office:value="1.00771545511717">
                <text:p>1.00771545511717</text:p>
              </table:table-cell>
              <table:table-cell office:value-type="float" office:value="1.00121909916913">
                <text:p>1.001219099169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389503215035">
                <text:p>1.00389503215035</text:p>
              </table:table-cell>
              <table:table-cell office:value-type="float" office:value="0.999334423103924">
                <text:p>0.999334423103924</text:p>
              </table:table-cell>
              <table:table-cell office:value-type="float" office:value="1.00112662665937">
                <text:p>1.00112662665937</text:p>
              </table:table-cell>
              <table:table-cell office:value-type="float" office:value="1.00016272256669">
                <text:p>1.00016272256669</text:p>
              </table:table-cell>
              <table:table-cell office:value-type="float" office:value="1.00144908654168">
                <text:p>1.00144908654168</text:p>
              </table:table-cell>
              <table:table-cell office:value-type="float" office:value="1.00110888415362">
                <text:p>1.0011088841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714468400179">
                <text:p>0.999714468400179</text:p>
              </table:table-cell>
              <table:table-cell office:value-type="float" office:value="1.00009619880543">
                <text:p>1.00009619880543</text:p>
              </table:table-cell>
              <table:table-cell office:value-type="float" office:value="1.00167770200581">
                <text:p>1.00167770200581</text:p>
              </table:table-cell>
              <table:table-cell office:value-type="float" office:value="1.00067795523492">
                <text:p>1.00067795523492</text:p>
              </table:table-cell>
              <table:table-cell office:value-type="float" office:value="1.00318253773801">
                <text:p>1.00318253773801</text:p>
              </table:table-cell>
              <table:table-cell office:value-type="float" office:value="1.00298037923683">
                <text:p>1.002980379236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337508181641">
                <text:p>0.999337508181641</text:p>
              </table:table-cell>
              <table:table-cell office:value-type="float" office:value="0.999794994645958">
                <text:p>0.999794994645958</text:p>
              </table:table-cell>
              <table:table-cell office:value-type="float" office:value="0.997953743764198">
                <text:p>0.997953743764198</text:p>
              </table:table-cell>
              <table:table-cell office:value-type="float" office:value="1.00110842649011">
                <text:p>1.00110842649011</text:p>
              </table:table-cell>
              <table:table-cell office:value-type="float" office:value="1.00330582718862">
                <text:p>1.00330582718862</text:p>
              </table:table-cell>
              <table:table-cell office:value-type="float" office:value="1.00010862671877">
                <text:p>1.000108626718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29642892107">
                <text:p>1.0029642892107</text:p>
              </table:table-cell>
              <table:table-cell office:value-type="float" office:value="1.00027609262637">
                <text:p>1.00027609262637</text:p>
              </table:table-cell>
              <table:table-cell office:value-type="float" office:value="0.999194656761296">
                <text:p>0.999194656761296</text:p>
              </table:table-cell>
              <table:table-cell office:value-type="float" office:value="0.999063904463575">
                <text:p>0.999063904463575</text:p>
              </table:table-cell>
              <table:table-cell office:value-type="float" office:value="0.998333217770275">
                <text:p>0.998333217770275</text:p>
              </table:table-cell>
              <table:table-cell office:value-type="float" office:value="1.00169017519434">
                <text:p>1.00169017519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135908106995">
                <text:p>0.999135908106995</text:p>
              </table:table-cell>
              <table:table-cell office:value-type="float" office:value="0.999281960141533">
                <text:p>0.999281960141533</text:p>
              </table:table-cell>
              <table:table-cell office:value-type="float" office:value="0.999204905691004">
                <text:p>0.999204905691004</text:p>
              </table:table-cell>
              <table:table-cell office:value-type="float" office:value="1.00213957859003">
                <text:p>1.00213957859003</text:p>
              </table:table-cell>
              <table:table-cell office:value-type="float" office:value="1.00147497914554">
                <text:p>1.00147497914554</text:p>
              </table:table-cell>
              <table:table-cell office:value-type="float" office:value="0.99878765256747">
                <text:p>0.998787652567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7285414147582">
                <text:p>0.997285414147582</text:p>
              </table:table-cell>
              <table:table-cell office:value-type="float" office:value="1.00074350886465">
                <text:p>1.00074350886465</text:p>
              </table:table-cell>
              <table:table-cell office:value-type="float" office:value="1.00115432263626">
                <text:p>1.00115432263626</text:p>
              </table:table-cell>
              <table:table-cell office:value-type="float" office:value="0.99987238228494">
                <text:p>0.99987238228494</text:p>
              </table:table-cell>
              <table:table-cell office:value-type="float" office:value="0.996029340713566">
                <text:p>0.996029340713566</text:p>
              </table:table-cell>
              <table:table-cell office:value-type="float" office:value="0.999739933504513">
                <text:p>0.999739933504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137840089308">
                <text:p>1.00137840089308</text:p>
              </table:table-cell>
              <table:table-cell office:value-type="float" office:value="0.998575033798164">
                <text:p>0.998575033798164</text:p>
              </table:table-cell>
              <table:table-cell office:value-type="float" office:value="1.0002225416285">
                <text:p>1.0002225416285</text:p>
              </table:table-cell>
              <table:table-cell office:value-type="float" office:value="0.999851791868867">
                <text:p>0.999851791868867</text:p>
              </table:table-cell>
              <table:table-cell office:value-type="float" office:value="1.00110592925657">
                <text:p>1.00110592925657</text:p>
              </table:table-cell>
              <table:table-cell office:value-type="float" office:value="1.00030620268715">
                <text:p>1.00030620268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327159864454">
                <text:p>1.00327159864454</text:p>
              </table:table-cell>
              <table:table-cell office:value-type="float" office:value="1.00119782692876">
                <text:p>1.00119782692876</text:p>
              </table:table-cell>
              <table:table-cell office:value-type="float" office:value="1.00371301436195">
                <text:p>1.00371301436195</text:p>
              </table:table-cell>
              <table:table-cell office:value-type="float" office:value="0.999908923767991">
                <text:p>0.999908923767991</text:p>
              </table:table-cell>
              <table:table-cell office:value-type="float" office:value="1.00081462726828">
                <text:p>1.00081462726828</text:p>
              </table:table-cell>
              <table:table-cell office:value-type="float" office:value="1.00016276096276">
                <text:p>1.000162760962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174852567572">
                <text:p>1.00174852567572</text:p>
              </table:table-cell>
              <table:table-cell office:value-type="float" office:value="0.999322429878123">
                <text:p>0.999322429878123</text:p>
              </table:table-cell>
              <table:table-cell office:value-type="float" office:value="1.00134748996837">
                <text:p>1.00134748996837</text:p>
              </table:table-cell>
              <table:table-cell office:value-type="float" office:value="0.99902570230863">
                <text:p>0.99902570230863</text:p>
              </table:table-cell>
              <table:table-cell office:value-type="float" office:value="0.999964163828262">
                <text:p>0.999964163828262</text:p>
              </table:table-cell>
              <table:table-cell office:value-type="float" office:value="1.00209323492695">
                <text:p>1.00209323492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063178887542">
                <text:p>0.999063178887542</text:p>
              </table:table-cell>
              <table:table-cell office:value-type="float" office:value="1.00141303523597">
                <text:p>1.00141303523597</text:p>
              </table:table-cell>
              <table:table-cell office:value-type="float" office:value="1.00171916093453">
                <text:p>1.00171916093453</text:p>
              </table:table-cell>
              <table:table-cell office:value-type="float" office:value="1.00114025797857">
                <text:p>1.00114025797857</text:p>
              </table:table-cell>
              <table:table-cell office:value-type="float" office:value="0.999714682411573">
                <text:p>0.999714682411573</text:p>
              </table:table-cell>
              <table:table-cell office:value-type="float" office:value="1.00111957837845">
                <text:p>1.00111957837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7496910155313">
                <text:p>0.997496910155313</text:p>
              </table:table-cell>
              <table:table-cell office:value-type="float" office:value="1.000489085549">
                <text:p>1.000489085549</text:p>
              </table:table-cell>
              <table:table-cell office:value-type="float" office:value="1.00146750169161">
                <text:p>1.00146750169161</text:p>
              </table:table-cell>
              <table:table-cell office:value-type="float" office:value="1.00247720664957">
                <text:p>1.00247720664957</text:p>
              </table:table-cell>
              <table:table-cell office:value-type="float" office:value="1.00011388501671">
                <text:p>1.00011388501671</text:p>
              </table:table-cell>
              <table:table-cell office:value-type="float" office:value="1.00005486594288">
                <text:p>1.00005486594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80319778578">
                <text:p>1.00180319778578</text:p>
              </table:table-cell>
              <table:table-cell office:value-type="float" office:value="0.999738999491645">
                <text:p>0.999738999491645</text:p>
              </table:table-cell>
              <table:table-cell office:value-type="float" office:value="0.999954037669758">
                <text:p>0.999954037669758</text:p>
              </table:table-cell>
              <table:table-cell office:value-type="float" office:value="0.99923839373983">
                <text:p>0.99923839373983</text:p>
              </table:table-cell>
              <table:table-cell office:value-type="float" office:value="1.00373467958236">
                <text:p>1.00373467958236</text:p>
              </table:table-cell>
              <table:table-cell office:value-type="float" office:value="1.00126515785861">
                <text:p>1.001265157858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019163325033">
                <text:p>1.00019163325033</text:p>
              </table:table-cell>
              <table:table-cell office:value-type="float" office:value="0.999663582305706">
                <text:p>0.999663582305706</text:p>
              </table:table-cell>
              <table:table-cell office:value-type="float" office:value="1.00130668169316">
                <text:p>1.00130668169316</text:p>
              </table:table-cell>
              <table:table-cell office:value-type="float" office:value="1.0001310660414">
                <text:p>1.0001310660414</text:p>
              </table:table-cell>
              <table:table-cell office:value-type="float" office:value="1.00136537199566">
                <text:p>1.00136537199566</text:p>
              </table:table-cell>
              <table:table-cell office:value-type="float" office:value="1.00176044316729">
                <text:p>1.00176044316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8697999495205">
                <text:p>0.998697999495205</text:p>
              </table:table-cell>
              <table:table-cell office:value-type="float" office:value="0.999253619180685">
                <text:p>0.999253619180685</text:p>
              </table:table-cell>
              <table:table-cell office:value-type="float" office:value="0.997863694575108">
                <text:p>0.997863694575108</text:p>
              </table:table-cell>
              <table:table-cell office:value-type="float" office:value="0.998416822854005">
                <text:p>0.998416822854005</text:p>
              </table:table-cell>
              <table:table-cell office:value-type="float" office:value="0.999514896446045">
                <text:p>0.999514896446045</text:p>
              </table:table-cell>
              <table:table-cell office:value-type="float" office:value="1.0027045076447">
                <text:p>1.0027045076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419901906307">
                <text:p>0.999419901906307</text:p>
              </table:table-cell>
              <table:table-cell office:value-type="float" office:value="1.00046496678226">
                <text:p>1.00046496678226</text:p>
              </table:table-cell>
              <table:table-cell office:value-type="float" office:value="1.00297739697276">
                <text:p>1.00297739697276</text:p>
              </table:table-cell>
              <table:table-cell office:value-type="float" office:value="1.00036136786102">
                <text:p>1.00036136786102</text:p>
              </table:table-cell>
              <table:table-cell office:value-type="float" office:value="1.00026544944558">
                <text:p>1.00026544944558</text:p>
              </table:table-cell>
              <table:table-cell office:value-type="float" office:value="1.00073910876353">
                <text:p>1.00073910876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079841434566">
                <text:p>1.00079841434566</text:p>
              </table:table-cell>
              <table:table-cell office:value-type="float" office:value="0.999758717262513">
                <text:p>0.999758717262513</text:p>
              </table:table-cell>
              <table:table-cell office:value-type="float" office:value="1.0017765168607">
                <text:p>1.0017765168607</text:p>
              </table:table-cell>
              <table:table-cell office:value-type="float" office:value="0.999557137829314">
                <text:p>0.999557137829314</text:p>
              </table:table-cell>
              <table:table-cell office:value-type="float" office:value="0.998583991705263">
                <text:p>0.998583991705263</text:p>
              </table:table-cell>
              <table:table-cell office:value-type="float" office:value="1.00122642335391">
                <text:p>1.001226423353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8573973023851">
                <text:p>0.998573973023851</text:p>
              </table:table-cell>
              <table:table-cell office:value-type="float" office:value="1.00034848490808">
                <text:p>1.00034848490808</text:p>
              </table:table-cell>
              <table:table-cell office:value-type="float" office:value="1.0000144412546">
                <text:p>1.0000144412546</text:p>
              </table:table-cell>
              <table:table-cell office:value-type="float" office:value="1.00122545652689">
                <text:p>1.00122545652689</text:p>
              </table:table-cell>
              <table:table-cell office:value-type="float" office:value="1.00144039415524">
                <text:p>1.00144039415524</text:p>
              </table:table-cell>
              <table:table-cell office:value-type="float" office:value="1.00026755977102">
                <text:p>1.00026755977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444165446732">
                <text:p>1.00444165446732</text:p>
              </table:table-cell>
              <table:table-cell office:value-type="float" office:value="0.999122755226085">
                <text:p>0.999122755226085</text:p>
              </table:table-cell>
              <table:table-cell office:value-type="float" office:value="1.00448620679223">
                <text:p>1.00448620679223</text:p>
              </table:table-cell>
              <table:table-cell office:value-type="float" office:value="1.00081759087334">
                <text:p>1.00081759087334</text:p>
              </table:table-cell>
              <table:table-cell office:value-type="float" office:value="0.99887477548502">
                <text:p>0.99887477548502</text:p>
              </table:table-cell>
              <table:table-cell office:value-type="float" office:value="1.00102082204433">
                <text:p>1.00102082204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368514320819">
                <text:p>1.00368514320819</text:p>
              </table:table-cell>
              <table:table-cell office:value-type="float" office:value="0.999083784155333">
                <text:p>0.999083784155333</text:p>
              </table:table-cell>
              <table:table-cell office:value-type="float" office:value="1.0003962553866">
                <text:p>1.0003962553866</text:p>
              </table:table-cell>
              <table:table-cell office:value-type="float" office:value="0.999926769306">
                <text:p>0.999926769306</text:p>
              </table:table-cell>
              <table:table-cell office:value-type="float" office:value="1.00185550424005">
                <text:p>1.00185550424005</text:p>
              </table:table-cell>
              <table:table-cell office:value-type="float" office:value="1.00228288473879">
                <text:p>1.002282884738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175917423891">
                <text:p>1.00175917423891</text:p>
              </table:table-cell>
              <table:table-cell office:value-type="float" office:value="0.999122982157241">
                <text:p>0.999122982157241</text:p>
              </table:table-cell>
              <table:table-cell office:value-type="float" office:value="1.0024463617046">
                <text:p>1.0024463617046</text:p>
              </table:table-cell>
              <table:table-cell office:value-type="float" office:value="0.999494078412056">
                <text:p>0.999494078412056</text:p>
              </table:table-cell>
              <table:table-cell office:value-type="float" office:value="1.00110365813126">
                <text:p>1.00110365813126</text:p>
              </table:table-cell>
              <table:table-cell office:value-type="float" office:value="1.00007488709878">
                <text:p>1.000074887098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056103772217">
                <text:p>1.00056103772217</text:p>
              </table:table-cell>
              <table:table-cell office:value-type="float" office:value="0.999995259374607">
                <text:p>0.999995259374607</text:p>
              </table:table-cell>
              <table:table-cell office:value-type="float" office:value="0.99930622861478">
                <text:p>0.99930622861478</text:p>
              </table:table-cell>
              <table:table-cell office:value-type="float" office:value="1.00087743822513">
                <text:p>1.00087743822513</text:p>
              </table:table-cell>
              <table:table-cell office:value-type="float" office:value="1.00034309381483">
                <text:p>1.00034309381483</text:p>
              </table:table-cell>
              <table:table-cell office:value-type="float" office:value="0.999764352441838">
                <text:p>0.9997643524418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5983437331694">
                <text:p>0.995983437331694</text:p>
              </table:table-cell>
              <table:table-cell office:value-type="float" office:value="1.00024092140896">
                <text:p>1.00024092140896</text:p>
              </table:table-cell>
              <table:table-cell office:value-type="float" office:value="0.999490152141464">
                <text:p>0.999490152141464</text:p>
              </table:table-cell>
              <table:table-cell office:value-type="float" office:value="0.999118010250358">
                <text:p>0.999118010250358</text:p>
              </table:table-cell>
              <table:table-cell office:value-type="float" office:value="0.999785264435845">
                <text:p>0.999785264435845</text:p>
              </table:table-cell>
              <table:table-cell office:value-type="float" office:value="1.0019030826885">
                <text:p>1.00190308268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009440842815">
                <text:p>1.00009440842815</text:p>
              </table:table-cell>
              <table:table-cell office:value-type="float" office:value="0.99938584159899">
                <text:p>0.99938584159899</text:p>
              </table:table-cell>
              <table:table-cell office:value-type="float" office:value="1.00207296145953">
                <text:p>1.00207296145953</text:p>
              </table:table-cell>
              <table:table-cell office:value-type="float" office:value="0.99936386610553">
                <text:p>0.99936386610553</text:p>
              </table:table-cell>
              <table:table-cell office:value-type="float" office:value="1.0045809450867">
                <text:p>1.0045809450867</text:p>
              </table:table-cell>
              <table:table-cell office:value-type="float" office:value="1.00274868837701">
                <text:p>1.002748688377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8643532655021">
                <text:p>0.998643532655021</text:p>
              </table:table-cell>
              <table:table-cell office:value-type="float" office:value="1.00029343240212">
                <text:p>1.00029343240212</text:p>
              </table:table-cell>
              <table:table-cell office:value-type="float" office:value="1.00159776896077">
                <text:p>1.00159776896077</text:p>
              </table:table-cell>
              <table:table-cell office:value-type="float" office:value="1.0005918299261">
                <text:p>1.0005918299261</text:p>
              </table:table-cell>
              <table:table-cell office:value-type="float" office:value="1.00155524613898">
                <text:p>1.00155524613898</text:p>
              </table:table-cell>
              <table:table-cell office:value-type="float" office:value="1.00184956748689">
                <text:p>1.00184956748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153468573266">
                <text:p>1.00153468573266</text:p>
              </table:table-cell>
              <table:table-cell office:value-type="float" office:value="0.999412719169578">
                <text:p>0.999412719169578</text:p>
              </table:table-cell>
              <table:table-cell office:value-type="float" office:value="1.0040117852955">
                <text:p>1.0040117852955</text:p>
              </table:table-cell>
              <table:table-cell office:value-type="float" office:value="1.00037238173154">
                <text:p>1.00037238173154</text:p>
              </table:table-cell>
              <table:table-cell office:value-type="float" office:value="0.999826524520838">
                <text:p>0.999826524520838</text:p>
              </table:table-cell>
              <table:table-cell office:value-type="float" office:value="1.00228015869355">
                <text:p>1.00228015869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800883596207">
                <text:p>0.999800883596207</text:p>
              </table:table-cell>
              <table:table-cell office:value-type="float" office:value="1.00195674605061">
                <text:p>1.00195674605061</text:p>
              </table:table-cell>
              <table:table-cell office:value-type="float" office:value="1.00115923680922">
                <text:p>1.00115923680922</text:p>
              </table:table-cell>
              <table:table-cell office:value-type="float" office:value="1.00069227959477">
                <text:p>1.00069227959477</text:p>
              </table:table-cell>
              <table:table-cell office:value-type="float" office:value="1.0013955377054">
                <text:p>1.0013955377054</text:p>
              </table:table-cell>
              <table:table-cell office:value-type="float" office:value="1.00150942411671">
                <text:p>1.00150942411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485952051508">
                <text:p>0.998485952051508</text:p>
              </table:table-cell>
              <table:table-cell office:value-type="float" office:value="1.0006033623301">
                <text:p>1.0006033623301</text:p>
              </table:table-cell>
              <table:table-cell office:value-type="float" office:value="1.00178055786472">
                <text:p>1.00178055786472</text:p>
              </table:table-cell>
              <table:table-cell office:value-type="float" office:value="1.00107967573537">
                <text:p>1.00107967573537</text:p>
              </table:table-cell>
              <table:table-cell office:value-type="float" office:value="1.00194015205918">
                <text:p>1.00194015205918</text:p>
              </table:table-cell>
              <table:table-cell office:value-type="float" office:value="1.00175830268666">
                <text:p>1.001758302686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791777634059">
                <text:p>0.994791777634059</text:p>
              </table:table-cell>
              <table:table-cell office:value-type="float" office:value="1.00137432059628">
                <text:p>1.00137432059628</text:p>
              </table:table-cell>
              <table:table-cell office:value-type="float" office:value="1.00357936290116">
                <text:p>1.00357936290116</text:p>
              </table:table-cell>
              <table:table-cell office:value-type="float" office:value="1.00130918673322">
                <text:p>1.00130918673322</text:p>
              </table:table-cell>
              <table:table-cell office:value-type="float" office:value="0.999450222800229">
                <text:p>0.999450222800229</text:p>
              </table:table-cell>
              <table:table-cell office:value-type="float" office:value="1.00089237687549">
                <text:p>1.00089237687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300256746164">
                <text:p>1.00300256746164</text:p>
              </table:table-cell>
              <table:table-cell office:value-type="float" office:value="0.998828009355202">
                <text:p>0.998828009355202</text:p>
              </table:table-cell>
              <table:table-cell office:value-type="float" office:value="0.997378605049262">
                <text:p>0.997378605049262</text:p>
              </table:table-cell>
              <table:table-cell office:value-type="float" office:value="1.00030449325592">
                <text:p>1.00030449325592</text:p>
              </table:table-cell>
              <table:table-cell office:value-type="float" office:value="1.00159475816949">
                <text:p>1.00159475816949</text:p>
              </table:table-cell>
              <table:table-cell office:value-type="float" office:value="0.999350281847395">
                <text:p>0.999350281847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7216201426035">
                <text:p>0.997216201426035</text:p>
              </table:table-cell>
              <table:table-cell office:value-type="float" office:value="0.999390472612613">
                <text:p>0.999390472612613</text:p>
              </table:table-cell>
              <table:table-cell office:value-type="float" office:value="1.00172203037916">
                <text:p>1.00172203037916</text:p>
              </table:table-cell>
              <table:table-cell office:value-type="float" office:value="1.00041024898875">
                <text:p>1.00041024898875</text:p>
              </table:table-cell>
              <table:table-cell office:value-type="float" office:value="1.00069274107091">
                <text:p>1.00069274107091</text:p>
              </table:table-cell>
              <table:table-cell office:value-type="float" office:value="0.999029287835725">
                <text:p>0.999029287835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134700863287">
                <text:p>1.00134700863287</text:p>
              </table:table-cell>
              <table:table-cell office:value-type="float" office:value="1.00019304285126">
                <text:p>1.00019304285126</text:p>
              </table:table-cell>
              <table:table-cell office:value-type="float" office:value="1.00030730066453">
                <text:p>1.00030730066453</text:p>
              </table:table-cell>
              <table:table-cell office:value-type="float" office:value="1.00028764903706">
                <text:p>1.00028764903706</text:p>
              </table:table-cell>
              <table:table-cell office:value-type="float" office:value="0.996681399151239">
                <text:p>0.996681399151239</text:p>
              </table:table-cell>
              <table:table-cell office:value-type="float" office:value="0.998818644758681">
                <text:p>0.9988186447586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074958845831">
                <text:p>1.00074958845831</text:p>
              </table:table-cell>
              <table:table-cell office:value-type="float" office:value="1.00029923226178">
                <text:p>1.00029923226178</text:p>
              </table:table-cell>
              <table:table-cell office:value-type="float" office:value="1.00035573911057">
                <text:p>1.00035573911057</text:p>
              </table:table-cell>
              <table:table-cell office:value-type="float" office:value="1.00049429762389">
                <text:p>1.00049429762389</text:p>
              </table:table-cell>
              <table:table-cell office:value-type="float" office:value="0.998262088953139">
                <text:p>0.998262088953139</text:p>
              </table:table-cell>
              <table:table-cell office:value-type="float" office:value="1.00176588979476">
                <text:p>1.00176588979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21740182026">
                <text:p>0.99921740182026</text:p>
              </table:table-cell>
              <table:table-cell office:value-type="float" office:value="0.999910050536963">
                <text:p>0.999910050536963</text:p>
              </table:table-cell>
              <table:table-cell office:value-type="float" office:value="1.00187895411684">
                <text:p>1.00187895411684</text:p>
              </table:table-cell>
              <table:table-cell office:value-type="float" office:value="1.00018957800655">
                <text:p>1.00018957800655</text:p>
              </table:table-cell>
              <table:table-cell office:value-type="float" office:value="1.00089985946187">
                <text:p>1.00089985946187</text:p>
              </table:table-cell>
              <table:table-cell office:value-type="float" office:value="0.996840998279236">
                <text:p>0.996840998279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423887953093">
                <text:p>0.998423887953093</text:p>
              </table:table-cell>
              <table:table-cell office:value-type="float" office:value="0.999509583457814">
                <text:p>0.999509583457814</text:p>
              </table:table-cell>
              <table:table-cell office:value-type="float" office:value="1.00271035385193">
                <text:p>1.00271035385193</text:p>
              </table:table-cell>
              <table:table-cell office:value-type="float" office:value="1.00222074151964">
                <text:p>1.00222074151964</text:p>
              </table:table-cell>
              <table:table-cell office:value-type="float" office:value="1.00068701947256">
                <text:p>1.00068701947256</text:p>
              </table:table-cell>
              <table:table-cell office:value-type="float" office:value="1.00066928010276">
                <text:p>1.00066928010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547584539797">
                <text:p>0.999547584539797</text:p>
              </table:table-cell>
              <table:table-cell office:value-type="float" office:value="0.999717758624235">
                <text:p>0.999717758624235</text:p>
              </table:table-cell>
              <table:table-cell office:value-type="float" office:value="1.00371075835921">
                <text:p>1.00371075835921</text:p>
              </table:table-cell>
              <table:table-cell office:value-type="float" office:value="1.00039226785925">
                <text:p>1.00039226785925</text:p>
              </table:table-cell>
              <table:table-cell office:value-type="float" office:value="1.00077004549646">
                <text:p>1.00077004549646</text:p>
              </table:table-cell>
              <table:table-cell office:value-type="float" office:value="0.999314845731438">
                <text:p>0.9993148457314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291881049431">
                <text:p>1.00291881049431</text:p>
              </table:table-cell>
              <table:table-cell office:value-type="float" office:value="0.999498873390095">
                <text:p>0.999498873390095</text:p>
              </table:table-cell>
              <table:table-cell office:value-type="float" office:value="0.998095748244108">
                <text:p>0.998095748244108</text:p>
              </table:table-cell>
              <table:table-cell office:value-type="float" office:value="1.00052410316241">
                <text:p>1.00052410316241</text:p>
              </table:table-cell>
              <table:table-cell office:value-type="float" office:value="1.00295968072115">
                <text:p>1.00295968072115</text:p>
              </table:table-cell>
              <table:table-cell office:value-type="float" office:value="1.00134822882256">
                <text:p>1.00134822882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233347861967">
                <text:p>1.00233347861967</text:p>
              </table:table-cell>
              <table:table-cell office:value-type="float" office:value="1.00126744192472">
                <text:p>1.00126744192472</text:p>
              </table:table-cell>
              <table:table-cell office:value-type="float" office:value="1.00389645519512">
                <text:p>1.00389645519512</text:p>
              </table:table-cell>
              <table:table-cell office:value-type="float" office:value="0.99868731829738">
                <text:p>0.99868731829738</text:p>
              </table:table-cell>
              <table:table-cell office:value-type="float" office:value="1.00086153412029">
                <text:p>1.00086153412029</text:p>
              </table:table-cell>
              <table:table-cell office:value-type="float" office:value="0.998119068496153">
                <text:p>0.9981190684961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6035305180638">
                <text:p>0.996035305180638</text:p>
              </table:table-cell>
              <table:table-cell office:value-type="float" office:value="1.00010711854932">
                <text:p>1.00010711854932</text:p>
              </table:table-cell>
              <table:table-cell office:value-type="float" office:value="0.998410812453452">
                <text:p>0.998410812453452</text:p>
              </table:table-cell>
              <table:table-cell office:value-type="float" office:value="0.99979436436395">
                <text:p>0.99979436436395</text:p>
              </table:table-cell>
              <table:table-cell office:value-type="float" office:value="1.00137595969482">
                <text:p>1.00137595969482</text:p>
              </table:table-cell>
              <table:table-cell office:value-type="float" office:value="0.998861401542818">
                <text:p>0.998861401542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184088817524">
                <text:p>1.00184088817524</text:p>
              </table:table-cell>
              <table:table-cell office:value-type="float" office:value="0.999108229333394">
                <text:p>0.999108229333394</text:p>
              </table:table-cell>
              <table:table-cell office:value-type="float" office:value="1.00229406568753">
                <text:p>1.00229406568753</text:p>
              </table:table-cell>
              <table:table-cell office:value-type="float" office:value="0.998965748933473">
                <text:p>0.998965748933473</text:p>
              </table:table-cell>
              <table:table-cell office:value-type="float" office:value="0.998692252450849">
                <text:p>0.998692252450849</text:p>
              </table:table-cell>
              <table:table-cell office:value-type="float" office:value="0.999217292674052">
                <text:p>0.999217292674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242778577595">
                <text:p>1.00242778577595</text:p>
              </table:table-cell>
              <table:table-cell office:value-type="float" office:value="0.999551118250049">
                <text:p>0.999551118250049</text:p>
              </table:table-cell>
              <table:table-cell office:value-type="float" office:value="1.00073681769496">
                <text:p>1.00073681769496</text:p>
              </table:table-cell>
              <table:table-cell office:value-type="float" office:value="0.999730662688066">
                <text:p>0.999730662688066</text:p>
              </table:table-cell>
              <table:table-cell office:value-type="float" office:value="0.99899617308669">
                <text:p>0.99899617308669</text:p>
              </table:table-cell>
              <table:table-cell office:value-type="float" office:value="0.99864532397538">
                <text:p>0.998645323975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7350129202664">
                <text:p>0.997350129202664</text:p>
              </table:table-cell>
              <table:table-cell office:value-type="float" office:value="1.00052554143448">
                <text:p>1.00052554143448</text:p>
              </table:table-cell>
              <table:table-cell office:value-type="float" office:value="0.999639040804158">
                <text:p>0.999639040804158</text:p>
              </table:table-cell>
              <table:table-cell office:value-type="float" office:value="1.0003242495793">
                <text:p>1.0003242495793</text:p>
              </table:table-cell>
              <table:table-cell office:value-type="float" office:value="1.00064942341388">
                <text:p>1.00064942341388</text:p>
              </table:table-cell>
              <table:table-cell office:value-type="float" office:value="0.998104848776879">
                <text:p>0.998104848776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9944362578463">
                <text:p>0.999944362578463</text:p>
              </table:table-cell>
              <table:table-cell office:value-type="float" office:value="1.000887647518">
                <text:p>1.000887647518</text:p>
              </table:table-cell>
              <table:table-cell office:value-type="float" office:value="1.0009917572554">
                <text:p>1.0009917572554</text:p>
              </table:table-cell>
              <table:table-cell office:value-type="float" office:value="1.00042399661303">
                <text:p>1.00042399661303</text:p>
              </table:table-cell>
              <table:table-cell office:value-type="float" office:value="0.999611511792153">
                <text:p>0.999611511792153</text:p>
              </table:table-cell>
              <table:table-cell office:value-type="float" office:value="1.00024780698">
                <text:p>1.000247806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0193718400272">
                <text:p>1.00193718400272</text:p>
              </table:table-cell>
              <table:table-cell office:value-type="float" office:value="0.999648431334994">
                <text:p>0.999648431334994</text:p>
              </table:table-cell>
              <table:table-cell office:value-type="float" office:value="1.00057821059475">
                <text:p>1.00057821059475</text:p>
              </table:table-cell>
              <table:table-cell office:value-type="float" office:value="0.998948017273969">
                <text:p>0.998948017273969</text:p>
              </table:table-cell>
              <table:table-cell office:value-type="float" office:value="0.998615387521008">
                <text:p>0.998615387521008</text:p>
              </table:table-cell>
              <table:table-cell office:value-type="float" office:value="0.996865017019967">
                <text:p>0.9968650170199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003375020182">
                <text:p>1.0003375020182</text:p>
              </table:table-cell>
              <table:table-cell office:value-type="float" office:value="0.999171562406151">
                <text:p>0.999171562406151</text:p>
              </table:table-cell>
              <table:table-cell office:value-type="float" office:value="1.00164988366546">
                <text:p>1.00164988366546</text:p>
              </table:table-cell>
              <table:table-cell office:value-type="float" office:value="1.00132066236713">
                <text:p>1.00132066236713</text:p>
              </table:table-cell>
              <table:table-cell office:value-type="float" office:value="1.00128105953064">
                <text:p>1.00128105953064</text:p>
              </table:table-cell>
              <table:table-cell office:value-type="float" office:value="0.996584311821428">
                <text:p>0.996584311821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312928763168">
                <text:p>1.00312928763168</text:p>
              </table:table-cell>
              <table:table-cell office:value-type="float" office:value="0.997267258691116">
                <text:p>0.997267258691116</text:p>
              </table:table-cell>
              <table:table-cell office:value-type="float" office:value="0.999310357046559">
                <text:p>0.999310357046559</text:p>
              </table:table-cell>
              <table:table-cell office:value-type="float" office:value="1.00110992996442">
                <text:p>1.00110992996442</text:p>
              </table:table-cell>
              <table:table-cell office:value-type="float" office:value="1.00116807596588">
                <text:p>1.00116807596588</text:p>
              </table:table-cell>
              <table:table-cell office:value-type="float" office:value="0.999483758937083">
                <text:p>0.999483758937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9249003593194">
                <text:p>0.999249003593194</text:p>
              </table:table-cell>
              <table:table-cell office:value-type="float" office:value="1.00023005888877">
                <text:p>1.00023005888877</text:p>
              </table:table-cell>
              <table:table-cell office:value-type="float" office:value="0.997526769689609">
                <text:p>0.997526769689609</text:p>
              </table:table-cell>
              <table:table-cell office:value-type="float" office:value="1.0005943472741">
                <text:p>1.0005943472741</text:p>
              </table:table-cell>
              <table:table-cell office:value-type="float" office:value="1.00234660859538">
                <text:p>1.00234660859538</text:p>
              </table:table-cell>
              <table:table-cell office:value-type="float" office:value="0.998618398749806">
                <text:p>0.9986183987498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7806986576018">
                <text:p>0.997806986576018</text:p>
              </table:table-cell>
              <table:table-cell office:value-type="float" office:value="0.997774362347895">
                <text:p>0.997774362347895</text:p>
              </table:table-cell>
              <table:table-cell office:value-type="float" office:value="1.0011161293876">
                <text:p>1.0011161293876</text:p>
              </table:table-cell>
              <table:table-cell office:value-type="float" office:value="1.00028700658245">
                <text:p>1.00028700658245</text:p>
              </table:table-cell>
              <table:table-cell office:value-type="float" office:value="1.00004396245632">
                <text:p>1.00004396245632</text:p>
              </table:table-cell>
              <table:table-cell office:value-type="float" office:value="0.999392813065677">
                <text:p>0.9993928130656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0318609071285">
                <text:p>1.00318609071285</text:p>
              </table:table-cell>
              <table:table-cell office:value-type="float" office:value="0.999994387133343">
                <text:p>0.999994387133343</text:p>
              </table:table-cell>
              <table:table-cell office:value-type="float" office:value="1.00053747272044">
                <text:p>1.00053747272044</text:p>
              </table:table-cell>
              <table:table-cell office:value-type="float" office:value="1.00057684609935">
                <text:p>1.00057684609935</text:p>
              </table:table-cell>
              <table:table-cell office:value-type="float" office:value="0.99997238336051">
                <text:p>0.99997238336051</text:p>
              </table:table-cell>
              <table:table-cell office:value-type="float" office:value="1.00090211914412">
                <text:p>1.000902119144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003662225403">
                <text:p>1.0003662225403</text:p>
              </table:table-cell>
              <table:table-cell office:value-type="float" office:value="0.999417825807691">
                <text:p>0.999417825807691</text:p>
              </table:table-cell>
              <table:table-cell office:value-type="float" office:value="1.0004586811395">
                <text:p>1.0004586811395</text:p>
              </table:table-cell>
              <table:table-cell office:value-type="float" office:value="1.00033249838847">
                <text:p>1.00033249838847</text:p>
              </table:table-cell>
              <table:table-cell office:value-type="float" office:value="1.00035929665774">
                <text:p>1.00035929665774</text:p>
              </table:table-cell>
              <table:table-cell office:value-type="float" office:value="0.999799054042331">
                <text:p>0.9997990540423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232987544715">
                <text:p>1.00232987544715</text:p>
              </table:table-cell>
              <table:table-cell office:value-type="float" office:value="1.00016411992814">
                <text:p>1.00016411992814</text:p>
              </table:table-cell>
              <table:table-cell office:value-type="float" office:value="1.0007153297587">
                <text:p>1.0007153297587</text:p>
              </table:table-cell>
              <table:table-cell office:value-type="float" office:value="1.0002509187782">
                <text:p>1.0002509187782</text:p>
              </table:table-cell>
              <table:table-cell office:value-type="float" office:value="0.999347890590122">
                <text:p>0.999347890590122</text:p>
              </table:table-cell>
              <table:table-cell office:value-type="float" office:value="1.00038533150343">
                <text:p>1.000385331503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062162772772">
                <text:p>1.0062162772772</text:p>
              </table:table-cell>
              <table:table-cell office:value-type="float" office:value="0.99956978385386">
                <text:p>0.99956978385386</text:p>
              </table:table-cell>
              <table:table-cell office:value-type="float" office:value="1.00067294492745">
                <text:p>1.00067294492745</text:p>
              </table:table-cell>
              <table:table-cell office:value-type="float" office:value="1.00030943724298">
                <text:p>1.00030943724298</text:p>
              </table:table-cell>
              <table:table-cell office:value-type="float" office:value="0.998157540438943">
                <text:p>0.998157540438943</text:p>
              </table:table-cell>
              <table:table-cell office:value-type="float" office:value="0.999394323270168">
                <text:p>0.999394323270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8662915564758">
                <text:p>0.998662915564758</text:p>
              </table:table-cell>
              <table:table-cell office:value-type="float" office:value="0.9999683706549">
                <text:p>0.9999683706549</text:p>
              </table:table-cell>
              <table:table-cell office:value-type="float" office:value="0.997945948671692">
                <text:p>0.997945948671692</text:p>
              </table:table-cell>
              <table:table-cell office:value-type="float" office:value="0.999648518049362">
                <text:p>0.999648518049362</text:p>
              </table:table-cell>
              <table:table-cell office:value-type="float" office:value="0.998470732491203">
                <text:p>0.998470732491203</text:p>
              </table:table-cell>
              <table:table-cell office:value-type="float" office:value="0.998018209332453">
                <text:p>0.9980182093324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6532206941854">
                <text:p>0.996532206941854</text:p>
              </table:table-cell>
              <table:table-cell office:value-type="float" office:value="0.999788276041195">
                <text:p>0.999788276041195</text:p>
              </table:table-cell>
              <table:table-cell office:value-type="float" office:value="1.00057682691901">
                <text:p>1.00057682691901</text:p>
              </table:table-cell>
              <table:table-cell office:value-type="float" office:value="1.00029259967926">
                <text:p>1.00029259967926</text:p>
              </table:table-cell>
              <table:table-cell office:value-type="float" office:value="0.998776838483071">
                <text:p>0.998776838483071</text:p>
              </table:table-cell>
              <table:table-cell office:value-type="float" office:value="0.998111742233771">
                <text:p>0.99811174223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8888856569417">
                <text:p>0.998888856569417</text:p>
              </table:table-cell>
              <table:table-cell office:value-type="float" office:value="0.998609516528905">
                <text:p>0.998609516528905</text:p>
              </table:table-cell>
              <table:table-cell office:value-type="float" office:value="1.00562173405729">
                <text:p>1.00562173405729</text:p>
              </table:table-cell>
              <table:table-cell office:value-type="float" office:value="1.00173759729621">
                <text:p>1.00173759729621</text:p>
              </table:table-cell>
              <table:table-cell office:value-type="float" office:value="0.99903872234755">
                <text:p>0.99903872234755</text:p>
              </table:table-cell>
              <table:table-cell office:value-type="float" office:value="1.00124525923755">
                <text:p>1.00124525923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0169198745192">
                <text:p>1.00169198745192</text:p>
              </table:table-cell>
              <table:table-cell office:value-type="float" office:value="1.0004889174949">
                <text:p>1.0004889174949</text:p>
              </table:table-cell>
              <table:table-cell office:value-type="float" office:value="1.00145386530608">
                <text:p>1.00145386530608</text:p>
              </table:table-cell>
              <table:table-cell office:value-type="float" office:value="1.00102850646466">
                <text:p>1.00102850646466</text:p>
              </table:table-cell>
              <table:table-cell office:value-type="float" office:value="0.999420061284467">
                <text:p>0.999420061284467</text:p>
              </table:table-cell>
              <table:table-cell office:value-type="float" office:value="1.00142652994342">
                <text:p>1.001426529943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0088882852654">
                <text:p>1.00088882852654</text:p>
              </table:table-cell>
              <table:table-cell office:value-type="float" office:value="0.999710866259547">
                <text:p>0.999710866259547</text:p>
              </table:table-cell>
              <table:table-cell office:value-type="float" office:value="1.00296363886318">
                <text:p>1.00296363886318</text:p>
              </table:table-cell>
              <table:table-cell office:value-type="float" office:value="1.00049915179643">
                <text:p>1.00049915179643</text:p>
              </table:table-cell>
              <table:table-cell office:value-type="float" office:value="1.00151963436158">
                <text:p>1.00151963436158</text:p>
              </table:table-cell>
              <table:table-cell office:value-type="float" office:value="1.00088944214403">
                <text:p>1.00088944214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0198867006287">
                <text:p>1.00198867006287</text:p>
              </table:table-cell>
              <table:table-cell office:value-type="float" office:value="1.00092332010738">
                <text:p>1.00092332010738</text:p>
              </table:table-cell>
              <table:table-cell office:value-type="float" office:value="1.00158847270565">
                <text:p>1.00158847270565</text:p>
              </table:table-cell>
              <table:table-cell office:value-type="float" office:value="1.00102495725216">
                <text:p>1.00102495725216</text:p>
              </table:table-cell>
              <table:table-cell office:value-type="float" office:value="0.998979461198231">
                <text:p>0.998979461198231</text:p>
              </table:table-cell>
              <table:table-cell office:value-type="float" office:value="0.999141153005325">
                <text:p>0.999141153005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0244167375978">
                <text:p>1.00244167375978</text:p>
              </table:table-cell>
              <table:table-cell office:value-type="float" office:value="1.00070228570771">
                <text:p>1.00070228570771</text:p>
              </table:table-cell>
              <table:table-cell office:value-type="float" office:value="0.999152858208787">
                <text:p>0.999152858208787</text:p>
              </table:table-cell>
              <table:table-cell office:value-type="float" office:value="0.998857653469725">
                <text:p>0.998857653469725</text:p>
              </table:table-cell>
              <table:table-cell office:value-type="float" office:value="1.0004282305249">
                <text:p>1.0004282305249</text:p>
              </table:table-cell>
              <table:table-cell office:value-type="float" office:value="0.999863647974071">
                <text:p>0.9998636479740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0141391808">
                <text:p>1.00141391808</text:p>
              </table:table-cell>
              <table:table-cell office:value-type="float" office:value="0.999391062402755">
                <text:p>0.999391062402755</text:p>
              </table:table-cell>
              <table:table-cell office:value-type="float" office:value="1.00373523166653">
                <text:p>1.00373523166653</text:p>
              </table:table-cell>
              <table:table-cell office:value-type="float" office:value="0.999984204933975">
                <text:p>0.999984204933975</text:p>
              </table:table-cell>
              <table:table-cell office:value-type="float" office:value="1.00050286143448">
                <text:p>1.00050286143448</text:p>
              </table:table-cell>
              <table:table-cell office:value-type="float" office:value="0.998850203401107">
                <text:p>0.998850203401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9993636023164">
                <text:p>0.999993636023164</text:p>
              </table:table-cell>
              <table:table-cell office:value-type="float" office:value="0.997771036523901">
                <text:p>0.997771036523901</text:p>
              </table:table-cell>
              <table:table-cell office:value-type="float" office:value="1.00012854372344">
                <text:p>1.00012854372344</text:p>
              </table:table-cell>
              <table:table-cell office:value-type="float" office:value="0.999904523833573">
                <text:p>0.999904523833573</text:p>
              </table:table-cell>
              <table:table-cell office:value-type="float" office:value="0.999167586237348">
                <text:p>0.999167586237348</text:p>
              </table:table-cell>
              <table:table-cell office:value-type="float" office:value="0.999779148353064">
                <text:p>0.999779148353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0385949441703">
                <text:p>1.00385949441703</text:p>
              </table:table-cell>
              <table:table-cell office:value-type="float" office:value="0.999450719529184">
                <text:p>0.999450719529184</text:p>
              </table:table-cell>
              <table:table-cell office:value-type="float" office:value="1.00066455839196">
                <text:p>1.00066455839196</text:p>
              </table:table-cell>
              <table:table-cell office:value-type="float" office:value="1.00054276893071">
                <text:p>1.00054276893071</text:p>
              </table:table-cell>
              <table:table-cell office:value-type="float" office:value="1.00239714022743">
                <text:p>1.00239714022743</text:p>
              </table:table-cell>
              <table:table-cell office:value-type="float" office:value="0.999787151519897">
                <text:p>0.9997871515198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020143551748">
                <text:p>1.00020143551748</text:p>
              </table:table-cell>
              <table:table-cell office:value-type="float" office:value="1.00144091898005">
                <text:p>1.00144091898005</text:p>
              </table:table-cell>
              <table:table-cell office:value-type="float" office:value="0.997463704303932">
                <text:p>0.997463704303932</text:p>
              </table:table-cell>
              <table:table-cell office:value-type="float" office:value="0.999939636330924">
                <text:p>0.999939636330924</text:p>
              </table:table-cell>
              <table:table-cell office:value-type="float" office:value="0.999350965884661">
                <text:p>0.999350965884661</text:p>
              </table:table-cell>
              <table:table-cell office:value-type="float" office:value="1.00117295646748">
                <text:p>1.001172956467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5240653623891">
                <text:p>0.995240653623891</text:p>
              </table:table-cell>
              <table:table-cell office:value-type="float" office:value="0.99941804596559">
                <text:p>0.99941804596559</text:p>
              </table:table-cell>
              <table:table-cell office:value-type="float" office:value="1.00157885820181">
                <text:p>1.00157885820181</text:p>
              </table:table-cell>
              <table:table-cell office:value-type="float" office:value="1.00049572915547">
                <text:p>1.00049572915547</text:p>
              </table:table-cell>
              <table:table-cell office:value-type="float" office:value="0.999909584236694">
                <text:p>0.999909584236694</text:p>
              </table:table-cell>
              <table:table-cell office:value-type="float" office:value="1.00012872440995">
                <text:p>1.00012872440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9001787818652">
                <text:p>0.999001787818652</text:p>
              </table:table-cell>
              <table:table-cell office:value-type="float" office:value="1.00091757410797">
                <text:p>1.00091757410797</text:p>
              </table:table-cell>
              <table:table-cell office:value-type="float" office:value="1.0011908756868">
                <text:p>1.0011908756868</text:p>
              </table:table-cell>
              <table:table-cell office:value-type="float" office:value="1.00053500374682">
                <text:p>1.00053500374682</text:p>
              </table:table-cell>
              <table:table-cell office:value-type="float" office:value="0.999796507934939">
                <text:p>0.999796507934939</text:p>
              </table:table-cell>
              <table:table-cell office:value-type="float" office:value="0.999405876380772">
                <text:p>0.999405876380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717683897165">
                <text:p>1.00717683897165</text:p>
              </table:table-cell>
              <table:table-cell office:value-type="float" office:value="1.0002429038189">
                <text:p>1.0002429038189</text:p>
              </table:table-cell>
              <table:table-cell office:value-type="float" office:value="1.00028559745955">
                <text:p>1.00028559745955</text:p>
              </table:table-cell>
              <table:table-cell office:value-type="float" office:value="1.00009195270802">
                <text:p>1.00009195270802</text:p>
              </table:table-cell>
              <table:table-cell office:value-type="float" office:value="1.00213078866139">
                <text:p>1.00213078866139</text:p>
              </table:table-cell>
              <table:table-cell office:value-type="float" office:value="0.999147887617262">
                <text:p>0.9991478876172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276558245822">
                <text:p>1.00276558245822</text:p>
              </table:table-cell>
              <table:table-cell office:value-type="float" office:value="1.00173846837335">
                <text:p>1.00173846837335</text:p>
              </table:table-cell>
              <table:table-cell office:value-type="float" office:value="1.00217186966044">
                <text:p>1.00217186966044</text:p>
              </table:table-cell>
              <table:table-cell office:value-type="float" office:value="0.997723932496327">
                <text:p>0.997723932496327</text:p>
              </table:table-cell>
              <table:table-cell office:value-type="float" office:value="0.999694563284582">
                <text:p>0.999694563284582</text:p>
              </table:table-cell>
              <table:table-cell office:value-type="float" office:value="0.998986753474158">
                <text:p>0.9989867534741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6691254487227">
                <text:p>0.996691254487227</text:p>
              </table:table-cell>
              <table:table-cell office:value-type="float" office:value="1.00050123076975">
                <text:p>1.00050123076975</text:p>
              </table:table-cell>
              <table:table-cell office:value-type="float" office:value="0.996091110770641">
                <text:p>0.996091110770641</text:p>
              </table:table-cell>
              <table:table-cell office:value-type="float" office:value="1.00020328709603">
                <text:p>1.00020328709603</text:p>
              </table:table-cell>
              <table:table-cell office:value-type="float" office:value="1.00232898893335">
                <text:p>1.00232898893335</text:p>
              </table:table-cell>
              <table:table-cell office:value-type="float" office:value="1.00007827890001">
                <text:p>1.0000782789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0274209544679">
                <text:p>1.00274209544679</text:p>
              </table:table-cell>
              <table:table-cell office:value-type="float" office:value="0.999445273510977">
                <text:p>0.999445273510977</text:p>
              </table:table-cell>
              <table:table-cell office:value-type="float" office:value="1.00336176887307">
                <text:p>1.00336176887307</text:p>
              </table:table-cell>
              <table:table-cell office:value-type="float" office:value="1.00082220341172">
                <text:p>1.00082220341172</text:p>
              </table:table-cell>
              <table:table-cell office:value-type="float" office:value="0.998254174775393">
                <text:p>0.998254174775393</text:p>
              </table:table-cell>
              <table:table-cell office:value-type="float" office:value="1.00311432499642">
                <text:p>1.003114324996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0232978286921">
                <text:p>1.00232978286921</text:p>
              </table:table-cell>
              <table:table-cell office:value-type="float" office:value="0.999382687695556">
                <text:p>0.999382687695556</text:p>
              </table:table-cell>
              <table:table-cell office:value-type="float" office:value="1.00054496108189">
                <text:p>1.00054496108189</text:p>
              </table:table-cell>
              <table:table-cell office:value-type="float" office:value="0.999429944643196">
                <text:p>0.999429944643196</text:p>
              </table:table-cell>
              <table:table-cell office:value-type="float" office:value="1.00025423204759">
                <text:p>1.00025423204759</text:p>
              </table:table-cell>
              <table:table-cell office:value-type="float" office:value="1.00170286567509">
                <text:p>1.001702865675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0234636138641">
                <text:p>1.00234636138641</text:p>
              </table:table-cell>
              <table:table-cell office:value-type="float" office:value="0.999651164553048">
                <text:p>0.999651164553048</text:p>
              </table:table-cell>
              <table:table-cell office:value-type="float" office:value="0.998622738831367">
                <text:p>0.998622738831367</text:p>
              </table:table-cell>
              <table:table-cell office:value-type="float" office:value="0.999251153283872">
                <text:p>0.999251153283872</text:p>
              </table:table-cell>
              <table:table-cell office:value-type="float" office:value="1.00103136090222">
                <text:p>1.00103136090222</text:p>
              </table:table-cell>
              <table:table-cell office:value-type="float" office:value="1.00247082460536">
                <text:p>1.00247082460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9524251539102">
                <text:p>0.999524251539102</text:p>
              </table:table-cell>
              <table:table-cell office:value-type="float" office:value="1.00093395862101">
                <text:p>1.00093395862101</text:p>
              </table:table-cell>
              <table:table-cell office:value-type="float" office:value="1.00221675456689">
                <text:p>1.00221675456689</text:p>
              </table:table-cell>
              <table:table-cell office:value-type="float" office:value="1.00052205968269">
                <text:p>1.00052205968269</text:p>
              </table:table-cell>
              <table:table-cell office:value-type="float" office:value="1.00120502883418">
                <text:p>1.00120502883418</text:p>
              </table:table-cell>
              <table:table-cell office:value-type="float" office:value="1.00135020025383">
                <text:p>1.001350200253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0293678761999">
                <text:p>1.00293678761999</text:p>
              </table:table-cell>
              <table:table-cell office:value-type="float" office:value="1.00035098071861">
                <text:p>1.00035098071861</text:p>
              </table:table-cell>
              <table:table-cell office:value-type="float" office:value="0.997470360849401">
                <text:p>0.997470360849401</text:p>
              </table:table-cell>
              <table:table-cell office:value-type="float" office:value="0.99986485086708">
                <text:p>0.99986485086708</text:p>
              </table:table-cell>
              <table:table-cell office:value-type="float" office:value="0.999873387953971">
                <text:p>0.999873387953971</text:p>
              </table:table-cell>
              <table:table-cell office:value-type="float" office:value="1.00119842429217">
                <text:p>1.001198424292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0212399067008">
                <text:p>1.00212399067008</text:p>
              </table:table-cell>
              <table:table-cell office:value-type="float" office:value="0.999573220341157">
                <text:p>0.999573220341157</text:p>
              </table:table-cell>
              <table:table-cell office:value-type="float" office:value="0.998837933332771">
                <text:p>0.998837933332771</text:p>
              </table:table-cell>
              <table:table-cell office:value-type="float" office:value="1.00037185800579">
                <text:p>1.00037185800579</text:p>
              </table:table-cell>
              <table:table-cell office:value-type="float" office:value="0.999794117810109">
                <text:p>0.999794117810109</text:p>
              </table:table-cell>
              <table:table-cell office:value-type="float" office:value="1.00093139408178">
                <text:p>1.000931394081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0373152962009">
                <text:p>1.00373152962009</text:p>
              </table:table-cell>
              <table:table-cell office:value-type="float" office:value="0.998971929412687">
                <text:p>0.998971929412687</text:p>
              </table:table-cell>
              <table:table-cell office:value-type="float" office:value="1.00057573642916">
                <text:p>1.00057573642916</text:p>
              </table:table-cell>
              <table:table-cell office:value-type="float" office:value="1.00037051694393">
                <text:p>1.00037051694393</text:p>
              </table:table-cell>
              <table:table-cell office:value-type="float" office:value="0.998803194359532">
                <text:p>0.998803194359532</text:p>
              </table:table-cell>
              <table:table-cell office:value-type="float" office:value="1.00014287793607">
                <text:p>1.000142877936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9588292284873">
                <text:p>0.999588292284873</text:p>
              </table:table-cell>
              <table:table-cell office:value-type="float" office:value="0.999340607102479">
                <text:p>0.999340607102479</text:p>
              </table:table-cell>
              <table:table-cell office:value-type="float" office:value="0.999262870862422">
                <text:p>0.999262870862422</text:p>
              </table:table-cell>
              <table:table-cell office:value-type="float" office:value="0.999844807510856">
                <text:p>0.999844807510856</text:p>
              </table:table-cell>
              <table:table-cell office:value-type="float" office:value="1.00119207403955">
                <text:p>1.00119207403955</text:p>
              </table:table-cell>
              <table:table-cell office:value-type="float" office:value="1.00275761978929">
                <text:p>1.002757619789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6747631857719">
                <text:p>0.996747631857719</text:p>
              </table:table-cell>
              <table:table-cell office:value-type="float" office:value="0.998828510084852">
                <text:p>0.998828510084852</text:p>
              </table:table-cell>
              <table:table-cell office:value-type="float" office:value="1.00120215839137">
                <text:p>1.00120215839137</text:p>
              </table:table-cell>
              <table:table-cell office:value-type="float" office:value="1.00156560298134">
                <text:p>1.00156560298134</text:p>
              </table:table-cell>
              <table:table-cell office:value-type="float" office:value="0.998084398445633">
                <text:p>0.998084398445633</text:p>
              </table:table-cell>
              <table:table-cell office:value-type="float" office:value="1.00119778681227">
                <text:p>1.001197786812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0144960164517">
                <text:p>1.00144960164517</text:p>
              </table:table-cell>
              <table:table-cell office:value-type="float" office:value="0.999730219965814">
                <text:p>0.999730219965814</text:p>
              </table:table-cell>
              <table:table-cell office:value-type="float" office:value="1.00312426707652">
                <text:p>1.00312426707652</text:p>
              </table:table-cell>
              <table:table-cell office:value-type="float" office:value="1.00099061486283">
                <text:p>1.00099061486283</text:p>
              </table:table-cell>
              <table:table-cell office:value-type="float" office:value="0.999342065559372">
                <text:p>0.999342065559372</text:p>
              </table:table-cell>
              <table:table-cell office:value-type="float" office:value="0.999266605399632">
                <text:p>0.999266605399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0148878697137">
                <text:p>1.00148878697137</text:p>
              </table:table-cell>
              <table:table-cell office:value-type="float" office:value="1.00020866437152">
                <text:p>1.00020866437152</text:p>
              </table:table-cell>
              <table:table-cell office:value-type="float" office:value="0.998604717033973">
                <text:p>0.998604717033973</text:p>
              </table:table-cell>
              <table:table-cell office:value-type="float" office:value="1.00004208097999">
                <text:p>1.00004208097999</text:p>
              </table:table-cell>
              <table:table-cell office:value-type="float" office:value="1.0006035698581">
                <text:p>1.0006035698581</text:p>
              </table:table-cell>
              <table:table-cell office:value-type="float" office:value="0.999901351886244">
                <text:p>0.9999013518862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018592057081">
                <text:p>1.0018592057081</text:p>
              </table:table-cell>
              <table:table-cell office:value-type="float" office:value="1.00005588886591">
                <text:p>1.00005588886591</text:p>
              </table:table-cell>
              <table:table-cell office:value-type="float" office:value="1.00378328988629">
                <text:p>1.00378328988629</text:p>
              </table:table-cell>
              <table:table-cell office:value-type="float" office:value="0.999716667003261">
                <text:p>0.999716667003261</text:p>
              </table:table-cell>
              <table:table-cell office:value-type="float" office:value="0.999631507751106">
                <text:p>0.999631507751106</text:p>
              </table:table-cell>
              <table:table-cell office:value-type="float" office:value="1.00038319603625">
                <text:p>1.00038319603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143516665709">
                <text:p>1.00143516665709</text:p>
              </table:table-cell>
              <table:table-cell office:value-type="float" office:value="0.999379006815398">
                <text:p>0.999379006815398</text:p>
              </table:table-cell>
              <table:table-cell office:value-type="float" office:value="1.00301920668579">
                <text:p>1.00301920668579</text:p>
              </table:table-cell>
              <table:table-cell office:value-type="float" office:value="0.998320957515617">
                <text:p>0.998320957515617</text:p>
              </table:table-cell>
              <table:table-cell office:value-type="float" office:value="0.997586382146296">
                <text:p>0.997586382146296</text:p>
              </table:table-cell>
              <table:table-cell office:value-type="float" office:value="0.998594061452793">
                <text:p>0.998594061452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0008848831228">
                <text:p>1.00008848831228</text:p>
              </table:table-cell>
              <table:table-cell office:value-type="float" office:value="0.999541063135917">
                <text:p>0.999541063135917</text:p>
              </table:table-cell>
              <table:table-cell office:value-type="float" office:value="1.00505926115269">
                <text:p>1.00505926115269</text:p>
              </table:table-cell>
              <table:table-cell office:value-type="float" office:value="0.99997059667119">
                <text:p>0.99997059667119</text:p>
              </table:table-cell>
              <table:table-cell office:value-type="float" office:value="1.00029692130609">
                <text:p>1.00029692130609</text:p>
              </table:table-cell>
              <table:table-cell office:value-type="float" office:value="0.999995310735013">
                <text:p>0.9999953107350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022418334638">
                <text:p>1.0022418334638</text:p>
              </table:table-cell>
              <table:table-cell office:value-type="float" office:value="1.00013846051124">
                <text:p>1.00013846051124</text:p>
              </table:table-cell>
              <table:table-cell office:value-type="float" office:value="1.00077702330921">
                <text:p>1.00077702330921</text:p>
              </table:table-cell>
              <table:table-cell office:value-type="float" office:value="1.00006785509157">
                <text:p>1.00006785509157</text:p>
              </table:table-cell>
              <table:table-cell office:value-type="float" office:value="0.99888076078158">
                <text:p>0.99888076078158</text:p>
              </table:table-cell>
              <table:table-cell office:value-type="float" office:value="0.999480232685613">
                <text:p>0.99948023268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0411641958455">
                <text:p>1.00411641958455</text:p>
              </table:table-cell>
              <table:table-cell office:value-type="float" office:value="0.999352780770231">
                <text:p>0.999352780770231</text:p>
              </table:table-cell>
              <table:table-cell office:value-type="float" office:value="0.996088850191936">
                <text:p>0.996088850191936</text:p>
              </table:table-cell>
              <table:table-cell office:value-type="float" office:value="1.00031938214169">
                <text:p>1.00031938214169</text:p>
              </table:table-cell>
              <table:table-cell office:value-type="float" office:value="0.995031047836023">
                <text:p>0.995031047836023</text:p>
              </table:table-cell>
              <table:table-cell office:value-type="float" office:value="1.00041932382341">
                <text:p>1.000419323823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9843947220318">
                <text:p>0.999843947220318</text:p>
              </table:table-cell>
              <table:table-cell office:value-type="float" office:value="0.999117793529272">
                <text:p>0.999117793529272</text:p>
              </table:table-cell>
              <table:table-cell office:value-type="float" office:value="1.00010133505637">
                <text:p>1.00010133505637</text:p>
              </table:table-cell>
              <table:table-cell office:value-type="float" office:value="0.999308371988204">
                <text:p>0.999308371988204</text:p>
              </table:table-cell>
              <table:table-cell office:value-type="float" office:value="0.995738361270777">
                <text:p>0.995738361270777</text:p>
              </table:table-cell>
              <table:table-cell office:value-type="float" office:value="1.0005275771135">
                <text:p>1.00052757711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0334024365139">
                <text:p>1.00334024365139</text:p>
              </table:table-cell>
              <table:table-cell office:value-type="float" office:value="0.999315318339007">
                <text:p>0.999315318339007</text:p>
              </table:table-cell>
              <table:table-cell office:value-type="float" office:value="0.99841057209855">
                <text:p>0.99841057209855</text:p>
              </table:table-cell>
              <table:table-cell office:value-type="float" office:value="0.999867974449737">
                <text:p>0.999867974449737</text:p>
              </table:table-cell>
              <table:table-cell office:value-type="float" office:value="1.00168623078932">
                <text:p>1.00168623078932</text:p>
              </table:table-cell>
              <table:table-cell office:value-type="float" office:value="1.00167023379912">
                <text:p>1.00167023379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6478834153694">
                <text:p>0.996478834153694</text:p>
              </table:table-cell>
              <table:table-cell office:value-type="float" office:value="0.999273468830356">
                <text:p>0.999273468830356</text:p>
              </table:table-cell>
              <table:table-cell office:value-type="float" office:value="1.00537437418217">
                <text:p>1.00537437418217</text:p>
              </table:table-cell>
              <table:table-cell office:value-type="float" office:value="1.00087900935869">
                <text:p>1.00087900935869</text:p>
              </table:table-cell>
              <table:table-cell office:value-type="float" office:value="1.00158077289845">
                <text:p>1.00158077289845</text:p>
              </table:table-cell>
              <table:table-cell office:value-type="float" office:value="1.00001855082939">
                <text:p>1.000018550829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0149456085528">
                <text:p>1.00149456085528</text:p>
              </table:table-cell>
              <table:table-cell office:value-type="float" office:value="0.999472607166473">
                <text:p>0.999472607166473</text:p>
              </table:table-cell>
              <table:table-cell office:value-type="float" office:value="0.999282238419647">
                <text:p>0.999282238419647</text:p>
              </table:table-cell>
              <table:table-cell office:value-type="float" office:value="1.00099799436419">
                <text:p>1.00099799436419</text:p>
              </table:table-cell>
              <table:table-cell office:value-type="float" office:value="1.00330330841224">
                <text:p>1.00330330841224</text:p>
              </table:table-cell>
              <table:table-cell office:value-type="float" office:value="1.00030349367713">
                <text:p>1.000303493677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7417876485595">
                <text:p>0.997417876485595</text:p>
              </table:table-cell>
              <table:table-cell office:value-type="float" office:value="1.00063878778042">
                <text:p>1.00063878778042</text:p>
              </table:table-cell>
              <table:table-cell office:value-type="float" office:value="1.00085847675162">
                <text:p>1.00085847675162</text:p>
              </table:table-cell>
              <table:table-cell office:value-type="float" office:value="1.00141777305171">
                <text:p>1.00141777305171</text:p>
              </table:table-cell>
              <table:table-cell office:value-type="float" office:value="1.00421660996077">
                <text:p>1.00421660996077</text:p>
              </table:table-cell>
              <table:table-cell office:value-type="float" office:value="1.00127365727695">
                <text:p>1.001273657276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0007758039396">
                <text:p>1.00007758039396</text:p>
              </table:table-cell>
              <table:table-cell office:value-type="float" office:value="0.999213756479474">
                <text:p>0.999213756479474</text:p>
              </table:table-cell>
              <table:table-cell office:value-type="float" office:value="0.999506156779235">
                <text:p>0.999506156779235</text:p>
              </table:table-cell>
              <table:table-cell office:value-type="float" office:value="0.99729714810024">
                <text:p>0.99729714810024</text:p>
              </table:table-cell>
              <table:table-cell office:value-type="float" office:value="1.00110129310526">
                <text:p>1.00110129310526</text:p>
              </table:table-cell>
              <table:table-cell office:value-type="float" office:value="1.00214059583286">
                <text:p>1.002140595832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0265331768938">
                <text:p>1.00265331768938</text:p>
              </table:table-cell>
              <table:table-cell office:value-type="float" office:value="1.00056989416423">
                <text:p>1.00056989416423</text:p>
              </table:table-cell>
              <table:table-cell office:value-type="float" office:value="1.00037049176465">
                <text:p>1.00037049176465</text:p>
              </table:table-cell>
              <table:table-cell office:value-type="float" office:value="1.00096472661671">
                <text:p>1.00096472661671</text:p>
              </table:table-cell>
              <table:table-cell office:value-type="float" office:value="0.999902042712342">
                <text:p>0.999902042712342</text:p>
              </table:table-cell>
              <table:table-cell office:value-type="float" office:value="1.00160325601231">
                <text:p>1.001603256012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0171857079013">
                <text:p>1.00171857079013</text:p>
              </table:table-cell>
              <table:table-cell office:value-type="float" office:value="0.999535961760827">
                <text:p>0.999535961760827</text:p>
              </table:table-cell>
              <table:table-cell office:value-type="float" office:value="1.00154773917428">
                <text:p>1.00154773917428</text:p>
              </table:table-cell>
              <table:table-cell office:value-type="float" office:value="0.998789657502198">
                <text:p>0.998789657502198</text:p>
              </table:table-cell>
              <table:table-cell office:value-type="float" office:value="0.997059908381811">
                <text:p>0.997059908381811</text:p>
              </table:table-cell>
              <table:table-cell office:value-type="float" office:value="1.00213427273201">
                <text:p>1.002134272732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7389024245305">
                <text:p>0.997389024245305</text:p>
              </table:table-cell>
              <table:table-cell office:value-type="float" office:value="0.999760960187304">
                <text:p>0.999760960187304</text:p>
              </table:table-cell>
              <table:table-cell office:value-type="float" office:value="1.00382544961094">
                <text:p>1.00382544961094</text:p>
              </table:table-cell>
              <table:table-cell office:value-type="float" office:value="0.99982593194588">
                <text:p>0.99982593194588</text:p>
              </table:table-cell>
              <table:table-cell office:value-type="float" office:value="0.998066079543958">
                <text:p>0.998066079543958</text:p>
              </table:table-cell>
              <table:table-cell office:value-type="float" office:value="1.00230570027265">
                <text:p>1.00230570027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0027136800005">
                <text:p>1.00027136800005</text:p>
              </table:table-cell>
              <table:table-cell office:value-type="float" office:value="1.0003862525229">
                <text:p>1.0003862525229</text:p>
              </table:table-cell>
              <table:table-cell office:value-type="float" office:value="1.00154418125374">
                <text:p>1.00154418125374</text:p>
              </table:table-cell>
              <table:table-cell office:value-type="float" office:value="0.999058226628277">
                <text:p>0.999058226628277</text:p>
              </table:table-cell>
              <table:table-cell office:value-type="float" office:value="1.00011804579111">
                <text:p>1.00011804579111</text:p>
              </table:table-cell>
              <table:table-cell office:value-type="float" office:value="1.00056637359929">
                <text:p>1.000566373599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6818017055211">
                <text:p>0.996818017055211</text:p>
              </table:table-cell>
              <table:table-cell office:value-type="float" office:value="0.999223154449853">
                <text:p>0.999223154449853</text:p>
              </table:table-cell>
              <table:table-cell office:value-type="float" office:value="0.999020611019547">
                <text:p>0.999020611019547</text:p>
              </table:table-cell>
              <table:table-cell office:value-type="float" office:value="1.00145451552261">
                <text:p>1.00145451552261</text:p>
              </table:table-cell>
              <table:table-cell office:value-type="float" office:value="0.995169997305681">
                <text:p>0.995169997305681</text:p>
              </table:table-cell>
              <table:table-cell office:value-type="float" office:value="1.00351514212727">
                <text:p>1.003515142127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0224956487274">
                <text:p>1.00224956487274</text:p>
              </table:table-cell>
              <table:table-cell office:value-type="float" office:value="0.999245022786593">
                <text:p>0.999245022786593</text:p>
              </table:table-cell>
              <table:table-cell office:value-type="float" office:value="1.00037144889441">
                <text:p>1.00037144889441</text:p>
              </table:table-cell>
              <table:table-cell office:value-type="float" office:value="0.999856706671464">
                <text:p>0.999856706671464</text:p>
              </table:table-cell>
              <table:table-cell office:value-type="float" office:value="1.00155371634614">
                <text:p>1.00155371634614</text:p>
              </table:table-cell>
              <table:table-cell office:value-type="float" office:value="1.00036919627841">
                <text:p>1.000369196278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183491838368">
                <text:p>1.00183491838368</text:p>
              </table:table-cell>
              <table:table-cell office:value-type="float" office:value="0.998809560554921">
                <text:p>0.998809560554921</text:p>
              </table:table-cell>
              <table:table-cell office:value-type="float" office:value="0.999409702510111">
                <text:p>0.999409702510111</text:p>
              </table:table-cell>
              <table:table-cell office:value-type="float" office:value="0.999315586270143">
                <text:p>0.999315586270143</text:p>
              </table:table-cell>
              <table:table-cell office:value-type="float" office:value="1.0015280313415">
                <text:p>1.0015280313415</text:p>
              </table:table-cell>
              <table:table-cell office:value-type="float" office:value="1.00182083146611">
                <text:p>1.00182083146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9274868625156">
                <text:p>0.999274868625156</text:p>
              </table:table-cell>
              <table:table-cell office:value-type="float" office:value="1.00047014369216">
                <text:p>1.00047014369216</text:p>
              </table:table-cell>
              <table:table-cell office:value-type="float" office:value="1.00138572558646">
                <text:p>1.00138572558646</text:p>
              </table:table-cell>
              <table:table-cell office:value-type="float" office:value="1.00027401145876">
                <text:p>1.00027401145876</text:p>
              </table:table-cell>
              <table:table-cell office:value-type="float" office:value="1.00332734815798">
                <text:p>1.00332734815798</text:p>
              </table:table-cell>
              <table:table-cell office:value-type="float" office:value="1.00053822522411">
                <text:p>1.000538225224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091776711541">
                <text:p>1.00091776711541</text:p>
              </table:table-cell>
              <table:table-cell office:value-type="float" office:value="0.999963148728822">
                <text:p>0.999963148728822</text:p>
              </table:table-cell>
              <table:table-cell office:value-type="float" office:value="0.997394509094797">
                <text:p>0.997394509094797</text:p>
              </table:table-cell>
              <table:table-cell office:value-type="float" office:value="1.00057459650197">
                <text:p>1.00057459650197</text:p>
              </table:table-cell>
              <table:table-cell office:value-type="float" office:value="1.0019452903892">
                <text:p>1.0019452903892</text:p>
              </table:table-cell>
              <table:table-cell office:value-type="float" office:value="1.00092730883258">
                <text:p>1.00092730883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091078463775">
                <text:p>1.00091078463775</text:p>
              </table:table-cell>
              <table:table-cell office:value-type="float" office:value="0.999894398766637">
                <text:p>0.999894398766637</text:p>
              </table:table-cell>
              <table:table-cell office:value-type="float" office:value="1.00153900080046">
                <text:p>1.00153900080046</text:p>
              </table:table-cell>
              <table:table-cell office:value-type="float" office:value="1.00146402525328">
                <text:p>1.00146402525328</text:p>
              </table:table-cell>
              <table:table-cell office:value-type="float" office:value="0.999903475572517">
                <text:p>0.999903475572517</text:p>
              </table:table-cell>
              <table:table-cell office:value-type="float" office:value="1.00069332547488">
                <text:p>1.000693325474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161164482829">
                <text:p>1.00161164482829</text:p>
              </table:table-cell>
              <table:table-cell office:value-type="float" office:value="1.00434407797265">
                <text:p>1.00434407797265</text:p>
              </table:table-cell>
              <table:table-cell office:value-type="float" office:value="1.0012848956471">
                <text:p>1.0012848956471</text:p>
              </table:table-cell>
              <table:table-cell office:value-type="float" office:value="1.00102182600693">
                <text:p>1.00102182600693</text:p>
              </table:table-cell>
              <table:table-cell office:value-type="float" office:value="1.00371307087557">
                <text:p>1.00371307087557</text:p>
              </table:table-cell>
              <table:table-cell office:value-type="float" office:value="0.998793283637349">
                <text:p>0.998793283637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7305331433818">
                <text:p>0.997305331433818</text:p>
              </table:table-cell>
              <table:table-cell office:value-type="float" office:value="1.00029484138947">
                <text:p>1.00029484138947</text:p>
              </table:table-cell>
              <table:table-cell office:value-type="float" office:value="1.00247045455249">
                <text:p>1.00247045455249</text:p>
              </table:table-cell>
              <table:table-cell office:value-type="float" office:value="0.999777645069954">
                <text:p>0.999777645069954</text:p>
              </table:table-cell>
              <table:table-cell office:value-type="float" office:value="0.99389572137971">
                <text:p>0.99389572137971</text:p>
              </table:table-cell>
              <table:table-cell office:value-type="float" office:value="1.00089780610717">
                <text:p>1.000897806107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770588635663">
                <text:p>0.99770588635663</text:p>
              </table:table-cell>
              <table:table-cell office:value-type="float" office:value="0.997805121108704">
                <text:p>0.997805121108704</text:p>
              </table:table-cell>
              <table:table-cell office:value-type="float" office:value="1.00178518611768">
                <text:p>1.00178518611768</text:p>
              </table:table-cell>
              <table:table-cell office:value-type="float" office:value="1.00012316806842">
                <text:p>1.00012316806842</text:p>
              </table:table-cell>
              <table:table-cell office:value-type="float" office:value="1.00029768670474">
                <text:p>1.00029768670474</text:p>
              </table:table-cell>
              <table:table-cell office:value-type="float" office:value="1.00124972596173">
                <text:p>1.001249725961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0240378712432">
                <text:p>1.00240378712432</text:p>
              </table:table-cell>
              <table:table-cell office:value-type="float" office:value="1.00112297348889">
                <text:p>1.00112297348889</text:p>
              </table:table-cell>
              <table:table-cell office:value-type="float" office:value="1.00268810807079">
                <text:p>1.00268810807079</text:p>
              </table:table-cell>
              <table:table-cell office:value-type="float" office:value="0.997791818578468">
                <text:p>0.997791818578468</text:p>
              </table:table-cell>
              <table:table-cell office:value-type="float" office:value="1.00175265232519">
                <text:p>1.00175265232519</text:p>
              </table:table-cell>
              <table:table-cell office:value-type="float" office:value="0.999909956064163">
                <text:p>0.9999099560641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938755445836">
                <text:p>0.99938755445836</text:p>
              </table:table-cell>
              <table:table-cell office:value-type="float" office:value="0.997766503762315">
                <text:p>0.997766503762315</text:p>
              </table:table-cell>
              <table:table-cell office:value-type="float" office:value="1.00082731301478">
                <text:p>1.00082731301478</text:p>
              </table:table-cell>
              <table:table-cell office:value-type="float" office:value="0.999086608795579">
                <text:p>0.999086608795579</text:p>
              </table:table-cell>
              <table:table-cell office:value-type="float" office:value="1.00356940084597">
                <text:p>1.00356940084597</text:p>
              </table:table-cell>
              <table:table-cell office:value-type="float" office:value="0.999527341867769">
                <text:p>0.9995273418677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7234433208616">
                <text:p>0.997234433208616</text:p>
              </table:table-cell>
              <table:table-cell office:value-type="float" office:value="0.999116202197992">
                <text:p>0.999116202197992</text:p>
              </table:table-cell>
              <table:table-cell office:value-type="float" office:value="1.00315126880714">
                <text:p>1.00315126880714</text:p>
              </table:table-cell>
              <table:table-cell office:value-type="float" office:value="1.00023664378142">
                <text:p>1.00023664378142</text:p>
              </table:table-cell>
              <table:table-cell office:value-type="float" office:value="1.002770825221">
                <text:p>1.002770825221</text:p>
              </table:table-cell>
              <table:table-cell office:value-type="float" office:value="1.00043877097589">
                <text:p>1.00043877097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9377487856629">
                <text:p>0.999377487856629</text:p>
              </table:table-cell>
              <table:table-cell office:value-type="float" office:value="1.0004283109824">
                <text:p>1.0004283109824</text:p>
              </table:table-cell>
              <table:table-cell office:value-type="float" office:value="1.00197937763186">
                <text:p>1.00197937763186</text:p>
              </table:table-cell>
              <table:table-cell office:value-type="float" office:value="1.00012737434742">
                <text:p>1.00012737434742</text:p>
              </table:table-cell>
              <table:table-cell office:value-type="float" office:value="1.00075743644638">
                <text:p>1.00075743644638</text:p>
              </table:table-cell>
              <table:table-cell office:value-type="float" office:value="1.00052799424626">
                <text:p>1.000527994246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9678637203871">
                <text:p>0.999678637203871</text:p>
              </table:table-cell>
              <table:table-cell office:value-type="float" office:value="1.00176440498397">
                <text:p>1.00176440498397</text:p>
              </table:table-cell>
              <table:table-cell office:value-type="float" office:value="1.00060889308345">
                <text:p>1.00060889308345</text:p>
              </table:table-cell>
              <table:table-cell office:value-type="float" office:value="1.00134495600503">
                <text:p>1.00134495600503</text:p>
              </table:table-cell>
              <table:table-cell office:value-type="float" office:value="1.00193511586352">
                <text:p>1.00193511586352</text:p>
              </table:table-cell>
              <table:table-cell office:value-type="float" office:value="1.000367195186">
                <text:p>1.0003671951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8788036215133">
                <text:p>0.998788036215133</text:p>
              </table:table-cell>
              <table:table-cell office:value-type="float" office:value="0.998588422499582">
                <text:p>0.998588422499582</text:p>
              </table:table-cell>
              <table:table-cell office:value-type="float" office:value="1.00070376696792">
                <text:p>1.00070376696792</text:p>
              </table:table-cell>
              <table:table-cell office:value-type="float" office:value="1.0000199888275">
                <text:p>1.0000199888275</text:p>
              </table:table-cell>
              <table:table-cell office:value-type="float" office:value="1.00219709386164">
                <text:p>1.00219709386164</text:p>
              </table:table-cell>
              <table:table-cell office:value-type="float" office:value="1.00004467592497">
                <text:p>1.000044675924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0369267558732">
                <text:p>1.00369267558732</text:p>
              </table:table-cell>
              <table:table-cell office:value-type="float" office:value="0.999218721151237">
                <text:p>0.999218721151237</text:p>
              </table:table-cell>
              <table:table-cell office:value-type="float" office:value="1.00061357651546">
                <text:p>1.00061357651546</text:p>
              </table:table-cell>
              <table:table-cell office:value-type="float" office:value="1.00094150822528">
                <text:p>1.00094150822528</text:p>
              </table:table-cell>
              <table:table-cell office:value-type="float" office:value="1.00153201665464">
                <text:p>1.00153201665464</text:p>
              </table:table-cell>
              <table:table-cell office:value-type="float" office:value="0.997298682353316">
                <text:p>0.9972986823533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0251588128958">
                <text:p>1.00251588128958</text:p>
              </table:table-cell>
              <table:table-cell office:value-type="float" office:value="0.999246082534837">
                <text:p>0.999246082534837</text:p>
              </table:table-cell>
              <table:table-cell office:value-type="float" office:value="1.00156558152551">
                <text:p>1.00156558152551</text:p>
              </table:table-cell>
              <table:table-cell office:value-type="float" office:value="1.00122623262457">
                <text:p>1.00122623262457</text:p>
              </table:table-cell>
              <table:table-cell office:value-type="float" office:value="1.00141334992943">
                <text:p>1.00141334992943</text:p>
              </table:table-cell>
              <table:table-cell office:value-type="float" office:value="1.00115942135129">
                <text:p>1.001159421351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040840408514">
                <text:p>1.0040840408514</text:p>
              </table:table-cell>
              <table:table-cell office:value-type="float" office:value="1.00161102122579">
                <text:p>1.00161102122579</text:p>
              </table:table-cell>
              <table:table-cell office:value-type="float" office:value="1.00031559687083">
                <text:p>1.00031559687083</text:p>
              </table:table-cell>
              <table:table-cell office:value-type="float" office:value="1.00107070420309">
                <text:p>1.00107070420309</text:p>
              </table:table-cell>
              <table:table-cell office:value-type="float" office:value="1.00193168799384">
                <text:p>1.00193168799384</text:p>
              </table:table-cell>
              <table:table-cell office:value-type="float" office:value="1.00000024233183">
                <text:p>1.000000242331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742953786114">
                <text:p>0.995742953786114</text:p>
              </table:table-cell>
              <table:table-cell office:value-type="float" office:value="0.998759305312497">
                <text:p>0.998759305312497</text:p>
              </table:table-cell>
              <table:table-cell office:value-type="float" office:value="0.999293183788377">
                <text:p>0.999293183788377</text:p>
              </table:table-cell>
              <table:table-cell office:value-type="float" office:value="0.999876087225044">
                <text:p>0.999876087225044</text:p>
              </table:table-cell>
              <table:table-cell office:value-type="float" office:value="1.00228707816587">
                <text:p>1.00228707816587</text:p>
              </table:table-cell>
              <table:table-cell office:value-type="float" office:value="1.0013183600376">
                <text:p>1.00131836003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6996024189695">
                <text:p>0.996996024189695</text:p>
              </table:table-cell>
              <table:table-cell office:value-type="float" office:value="1.0000167115801">
                <text:p>1.0000167115801</text:p>
              </table:table-cell>
              <table:table-cell office:value-type="float" office:value="1.00320710456481">
                <text:p>1.00320710456481</text:p>
              </table:table-cell>
              <table:table-cell office:value-type="float" office:value="1.00071972764161">
                <text:p>1.00071972764161</text:p>
              </table:table-cell>
              <table:table-cell office:value-type="float" office:value="1.00109803331704">
                <text:p>1.00109803331704</text:p>
              </table:table-cell>
              <table:table-cell office:value-type="float" office:value="1.00272952734116">
                <text:p>1.002729527341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018862904946">
                <text:p>1.0018862904946</text:p>
              </table:table-cell>
              <table:table-cell office:value-type="float" office:value="1.00154487634809">
                <text:p>1.00154487634809</text:p>
              </table:table-cell>
              <table:table-cell office:value-type="float" office:value="0.998890368040799">
                <text:p>0.998890368040799</text:p>
              </table:table-cell>
              <table:table-cell office:value-type="float" office:value="0.999190545361686">
                <text:p>0.999190545361686</text:p>
              </table:table-cell>
              <table:table-cell office:value-type="float" office:value="1.00026439651286">
                <text:p>1.00026439651286</text:p>
              </table:table-cell>
              <table:table-cell office:value-type="float" office:value="1.00074331031748">
                <text:p>1.000743310317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9948060476709">
                <text:p>0.999948060476709</text:p>
              </table:table-cell>
              <table:table-cell office:value-type="float" office:value="1.00010421609576">
                <text:p>1.00010421609576</text:p>
              </table:table-cell>
              <table:table-cell office:value-type="float" office:value="1.00337360544474">
                <text:p>1.00337360544474</text:p>
              </table:table-cell>
              <table:table-cell office:value-type="float" office:value="1.00038368526837">
                <text:p>1.00038368526837</text:p>
              </table:table-cell>
              <table:table-cell office:value-type="float" office:value="1.00168672260436">
                <text:p>1.00168672260436</text:p>
              </table:table-cell>
              <table:table-cell office:value-type="float" office:value="1.00158725643896">
                <text:p>1.0015872564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0110851203066">
                <text:p>1.00110851203066</text:p>
              </table:table-cell>
              <table:table-cell office:value-type="float" office:value="0.999509452222729">
                <text:p>0.999509452222729</text:p>
              </table:table-cell>
              <table:table-cell office:value-type="float" office:value="1.00103993392179">
                <text:p>1.00103993392179</text:p>
              </table:table-cell>
              <table:table-cell office:value-type="float" office:value="1.00029398278449">
                <text:p>1.00029398278449</text:p>
              </table:table-cell>
              <table:table-cell office:value-type="float" office:value="1.00017731007971">
                <text:p>1.00017731007971</text:p>
              </table:table-cell>
              <table:table-cell office:value-type="float" office:value="1.00133426770707">
                <text:p>1.001334267707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879149015221">
                <text:p>0.99879149015221</text:p>
              </table:table-cell>
              <table:table-cell office:value-type="float" office:value="1.00048723393415">
                <text:p>1.00048723393415</text:p>
              </table:table-cell>
              <table:table-cell office:value-type="float" office:value="1.00254900361536">
                <text:p>1.00254900361536</text:p>
              </table:table-cell>
              <table:table-cell office:value-type="float" office:value="0.999483328542199">
                <text:p>0.999483328542199</text:p>
              </table:table-cell>
              <table:table-cell office:value-type="float" office:value="1.00048232604009">
                <text:p>1.00048232604009</text:p>
              </table:table-cell>
              <table:table-cell office:value-type="float" office:value="0.999953509426991">
                <text:p>0.999953509426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7768657747096">
                <text:p>0.997768657747096</text:p>
              </table:table-cell>
              <table:table-cell office:value-type="float" office:value="0.999507319315804">
                <text:p>0.999507319315804</text:p>
              </table:table-cell>
              <table:table-cell office:value-type="float" office:value="1.00108726253871">
                <text:p>1.00108726253871</text:p>
              </table:table-cell>
              <table:table-cell office:value-type="float" office:value="1.00169557051478">
                <text:p>1.00169557051478</text:p>
              </table:table-cell>
              <table:table-cell office:value-type="float" office:value="1.00147504976617">
                <text:p>1.00147504976617</text:p>
              </table:table-cell>
              <table:table-cell office:value-type="float" office:value="1.00149797500734">
                <text:p>1.001497975007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7146855991998">
                <text:p>0.997146855991998</text:p>
              </table:table-cell>
              <table:table-cell office:value-type="float" office:value="1.00040143419742">
                <text:p>1.00040143419742</text:p>
              </table:table-cell>
              <table:table-cell office:value-type="float" office:value="1.00269235777863">
                <text:p>1.00269235777863</text:p>
              </table:table-cell>
              <table:table-cell office:value-type="float" office:value="1.00138669387592">
                <text:p>1.00138669387592</text:p>
              </table:table-cell>
              <table:table-cell office:value-type="float" office:value="1.00305395053895">
                <text:p>1.00305395053895</text:p>
              </table:table-cell>
              <table:table-cell office:value-type="float" office:value="1.00122503101772">
                <text:p>1.00122503101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9737541674126">
                <text:p>0.999737541674126</text:p>
              </table:table-cell>
              <table:table-cell office:value-type="float" office:value="1.00099311532995">
                <text:p>1.00099311532995</text:p>
              </table:table-cell>
              <table:table-cell office:value-type="float" office:value="1.00192608603614">
                <text:p>1.00192608603614</text:p>
              </table:table-cell>
              <table:table-cell office:value-type="float" office:value="1.00066827416379">
                <text:p>1.00066827416379</text:p>
              </table:table-cell>
              <table:table-cell office:value-type="float" office:value="1.00396926602172">
                <text:p>1.00396926602172</text:p>
              </table:table-cell>
              <table:table-cell office:value-type="float" office:value="1.00121015933803">
                <text:p>1.001210159338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0695658649948">
                <text:p>1.00695658649948</text:p>
              </table:table-cell>
              <table:table-cell office:value-type="float" office:value="0.999695025714802">
                <text:p>0.999695025714802</text:p>
              </table:table-cell>
              <table:table-cell office:value-type="float" office:value="1.00322542048645">
                <text:p>1.00322542048645</text:p>
              </table:table-cell>
              <table:table-cell office:value-type="float" office:value="1.00036043644728">
                <text:p>1.00036043644728</text:p>
              </table:table-cell>
              <table:table-cell office:value-type="float" office:value="1.00006081330069">
                <text:p>1.00006081330069</text:p>
              </table:table-cell>
              <table:table-cell office:value-type="float" office:value="1.00103787205731">
                <text:p>1.00103787205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0201410177492">
                <text:p>1.00201410177492</text:p>
              </table:table-cell>
              <table:table-cell office:value-type="float" office:value="0.999011925829368">
                <text:p>0.999011925829368</text:p>
              </table:table-cell>
              <table:table-cell office:value-type="float" office:value="1.00146693630695">
                <text:p>1.00146693630695</text:p>
              </table:table-cell>
              <table:table-cell office:value-type="float" office:value="1.00020149932174">
                <text:p>1.00020149932174</text:p>
              </table:table-cell>
              <table:table-cell office:value-type="float" office:value="1.00285117648929">
                <text:p>1.00285117648929</text:p>
              </table:table-cell>
              <table:table-cell office:value-type="float" office:value="1.0013688513446">
                <text:p>1.00136885134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6109538599193">
                <text:p>0.996109538599193</text:p>
              </table:table-cell>
              <table:table-cell office:value-type="float" office:value="1.0005453834392">
                <text:p>1.0005453834392</text:p>
              </table:table-cell>
              <table:table-cell office:value-type="float" office:value="1.00159130987211">
                <text:p>1.00159130987211</text:p>
              </table:table-cell>
              <table:table-cell office:value-type="float" office:value="1.00021036010933">
                <text:p>1.00021036010933</text:p>
              </table:table-cell>
              <table:table-cell office:value-type="float" office:value="1.00383532866018">
                <text:p>1.00383532866018</text:p>
              </table:table-cell>
              <table:table-cell office:value-type="float" office:value="1.00148022402951">
                <text:p>1.001480224029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0048680130973">
                <text:p>1.00048680130973</text:p>
              </table:table-cell>
              <table:table-cell office:value-type="float" office:value="1.00007387464757">
                <text:p>1.00007387464757</text:p>
              </table:table-cell>
              <table:table-cell office:value-type="float" office:value="0.999059276630331">
                <text:p>0.999059276630331</text:p>
              </table:table-cell>
              <table:table-cell office:value-type="float" office:value="1.00102918855468">
                <text:p>1.00102918855468</text:p>
              </table:table-cell>
              <table:table-cell office:value-type="float" office:value="0.99812429145888">
                <text:p>0.99812429145888</text:p>
              </table:table-cell>
              <table:table-cell office:value-type="float" office:value="1.00282833259995">
                <text:p>1.002828332599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6899480532496">
                <text:p>0.996899480532496</text:p>
              </table:table-cell>
              <table:table-cell office:value-type="float" office:value="1.00244209074931">
                <text:p>1.00244209074931</text:p>
              </table:table-cell>
              <table:table-cell office:value-type="float" office:value="1.00573372070285">
                <text:p>1.00573372070285</text:p>
              </table:table-cell>
              <table:table-cell office:value-type="float" office:value="1.00002754684449">
                <text:p>1.00002754684449</text:p>
              </table:table-cell>
              <table:table-cell office:value-type="float" office:value="1.00296648361691">
                <text:p>1.00296648361691</text:p>
              </table:table-cell>
              <table:table-cell office:value-type="float" office:value="1.00044824262564">
                <text:p>1.000448242625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0245764512912">
                <text:p>1.00245764512912</text:p>
              </table:table-cell>
              <table:table-cell office:value-type="float" office:value="1.00016744763702">
                <text:p>1.00016744763702</text:p>
              </table:table-cell>
              <table:table-cell office:value-type="float" office:value="1.00243551669687">
                <text:p>1.00243551669687</text:p>
              </table:table-cell>
              <table:table-cell office:value-type="float" office:value="1.00001148168677">
                <text:p>1.00001148168677</text:p>
              </table:table-cell>
              <table:table-cell office:value-type="float" office:value="1.0002338574909">
                <text:p>1.0002338574909</text:p>
              </table:table-cell>
              <table:table-cell office:value-type="float" office:value="1.00143525067016">
                <text:p>1.00143525067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0348522860737">
                <text:p>1.00348522860737</text:p>
              </table:table-cell>
              <table:table-cell office:value-type="float" office:value="0.999623180848052">
                <text:p>0.999623180848052</text:p>
              </table:table-cell>
              <table:table-cell office:value-type="float" office:value="1.00224448461629">
                <text:p>1.00224448461629</text:p>
              </table:table-cell>
              <table:table-cell office:value-type="float" office:value="1.0009626288799">
                <text:p>1.0009626288799</text:p>
              </table:table-cell>
              <table:table-cell office:value-type="float" office:value="1.00027569243233">
                <text:p>1.00027569243233</text:p>
              </table:table-cell>
              <table:table-cell office:value-type="float" office:value="1.00060555654822">
                <text:p>1.000605556548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0072359456612">
                <text:p>1.00072359456612</text:p>
              </table:table-cell>
              <table:table-cell office:value-type="float" office:value="1.00167340145987">
                <text:p>1.00167340145987</text:p>
              </table:table-cell>
              <table:table-cell office:value-type="float" office:value="1.00201143535185">
                <text:p>1.00201143535185</text:p>
              </table:table-cell>
              <table:table-cell office:value-type="float" office:value="1.00030986841642">
                <text:p>1.00030986841642</text:p>
              </table:table-cell>
              <table:table-cell office:value-type="float" office:value="1.00310184808482">
                <text:p>1.00310184808482</text:p>
              </table:table-cell>
              <table:table-cell office:value-type="float" office:value="1.00043705642737">
                <text:p>1.000437056427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269344124452">
                <text:p>1.00269344124452</text:p>
              </table:table-cell>
              <table:table-cell office:value-type="float" office:value="0.999647833305126">
                <text:p>0.999647833305126</text:p>
              </table:table-cell>
              <table:table-cell office:value-type="float" office:value="1.00033900764765">
                <text:p>1.00033900764765</text:p>
              </table:table-cell>
              <table:table-cell office:value-type="float" office:value="1.0001114624764">
                <text:p>1.0001114624764</text:p>
              </table:table-cell>
              <table:table-cell office:value-type="float" office:value="0.997949003148465">
                <text:p>0.997949003148465</text:p>
              </table:table-cell>
              <table:table-cell office:value-type="float" office:value="1.00122872243062">
                <text:p>1.001228722430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060313434921">
                <text:p>1.00060313434921</text:p>
              </table:table-cell>
              <table:table-cell office:value-type="float" office:value="0.998734535814544">
                <text:p>0.998734535814544</text:p>
              </table:table-cell>
              <table:table-cell office:value-type="float" office:value="1.00131410596261">
                <text:p>1.00131410596261</text:p>
              </table:table-cell>
              <table:table-cell office:value-type="float" office:value="1.00284184941714">
                <text:p>1.00284184941714</text:p>
              </table:table-cell>
              <table:table-cell office:value-type="float" office:value="1.0016364242235">
                <text:p>1.0016364242235</text:p>
              </table:table-cell>
              <table:table-cell office:value-type="float" office:value="1.00057410150299">
                <text:p>1.00057410150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0135901786151">
                <text:p>1.00135901786151</text:p>
              </table:table-cell>
              <table:table-cell office:value-type="float" office:value="0.997782783157331">
                <text:p>0.997782783157331</text:p>
              </table:table-cell>
              <table:table-cell office:value-type="float" office:value="1.00121130348723">
                <text:p>1.00121130348723</text:p>
              </table:table-cell>
              <table:table-cell office:value-type="float" office:value="1.00059908250008">
                <text:p>1.00059908250008</text:p>
              </table:table-cell>
              <table:table-cell office:value-type="float" office:value="0.999271277750075">
                <text:p>0.999271277750075</text:p>
              </table:table-cell>
              <table:table-cell office:value-type="float" office:value="1.00213283088587">
                <text:p>1.002132830885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6745170577558">
                <text:p>0.996745170577558</text:p>
              </table:table-cell>
              <table:table-cell office:value-type="float" office:value="0.999340136485367">
                <text:p>0.999340136485367</text:p>
              </table:table-cell>
              <table:table-cell office:value-type="float" office:value="1.00237992760396">
                <text:p>1.00237992760396</text:p>
              </table:table-cell>
              <table:table-cell office:value-type="float" office:value="1.00122710815798">
                <text:p>1.00122710815798</text:p>
              </table:table-cell>
              <table:table-cell office:value-type="float" office:value="1.00068303592999">
                <text:p>1.00068303592999</text:p>
              </table:table-cell>
              <table:table-cell office:value-type="float" office:value="1.00179444293671">
                <text:p>1.001794442936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7922829309791">
                <text:p>0.997922829309791</text:p>
              </table:table-cell>
              <table:table-cell office:value-type="float" office:value="0.999715059067287">
                <text:p>0.999715059067287</text:p>
              </table:table-cell>
              <table:table-cell office:value-type="float" office:value="1.00346794321703">
                <text:p>1.00346794321703</text:p>
              </table:table-cell>
              <table:table-cell office:value-type="float" office:value="1.00111243419173">
                <text:p>1.00111243419173</text:p>
              </table:table-cell>
              <table:table-cell office:value-type="float" office:value="0.999627003546925">
                <text:p>0.999627003546925</text:p>
              </table:table-cell>
              <table:table-cell office:value-type="float" office:value="1.00106947800633">
                <text:p>1.001069478006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8801513184915">
                <text:p>0.998801513184915</text:p>
              </table:table-cell>
              <table:table-cell office:value-type="float" office:value="1.00028210776389">
                <text:p>1.00028210776389</text:p>
              </table:table-cell>
              <table:table-cell office:value-type="float" office:value="0.997421747811779">
                <text:p>0.997421747811779</text:p>
              </table:table-cell>
              <table:table-cell office:value-type="float" office:value="1.00085024052292">
                <text:p>1.00085024052292</text:p>
              </table:table-cell>
              <table:table-cell office:value-type="float" office:value="0.999035391847772">
                <text:p>0.999035391847772</text:p>
              </table:table-cell>
              <table:table-cell office:value-type="float" office:value="1.00200950123462">
                <text:p>1.00200950123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0100750923335">
                <text:p>1.00100750923335</text:p>
              </table:table-cell>
              <table:table-cell office:value-type="float" office:value="0.999304851110599">
                <text:p>0.999304851110599</text:p>
              </table:table-cell>
              <table:table-cell office:value-type="float" office:value="1.00259743137165">
                <text:p>1.00259743137165</text:p>
              </table:table-cell>
              <table:table-cell office:value-type="float" office:value="1.0017561864721">
                <text:p>1.0017561864721</text:p>
              </table:table-cell>
              <table:table-cell office:value-type="float" office:value="1.00063964165217">
                <text:p>1.00063964165217</text:p>
              </table:table-cell>
              <table:table-cell office:value-type="float" office:value="1.00110171057805">
                <text:p>1.001101710578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558647667952">
                <text:p>0.995558647667952</text:p>
              </table:table-cell>
              <table:table-cell office:value-type="float" office:value="1.00128731024587">
                <text:p>1.00128731024587</text:p>
              </table:table-cell>
              <table:table-cell office:value-type="float" office:value="1.00169828510003">
                <text:p>1.00169828510003</text:p>
              </table:table-cell>
              <table:table-cell office:value-type="float" office:value="1.00102149049991">
                <text:p>1.00102149049991</text:p>
              </table:table-cell>
              <table:table-cell office:value-type="float" office:value="0.996931468538871">
                <text:p>0.996931468538871</text:p>
              </table:table-cell>
              <table:table-cell office:value-type="float" office:value="1.00092417008841">
                <text:p>1.000924170088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0194640832989">
                <text:p>1.00194640832989</text:p>
              </table:table-cell>
              <table:table-cell office:value-type="float" office:value="0.999627857362152">
                <text:p>0.999627857362152</text:p>
              </table:table-cell>
              <table:table-cell office:value-type="float" office:value="0.99934750288903">
                <text:p>0.99934750288903</text:p>
              </table:table-cell>
              <table:table-cell office:value-type="float" office:value="1.00197677194425">
                <text:p>1.00197677194425</text:p>
              </table:table-cell>
              <table:table-cell office:value-type="float" office:value="0.999072229170517">
                <text:p>0.999072229170517</text:p>
              </table:table-cell>
              <table:table-cell office:value-type="float" office:value="1.0007836187478">
                <text:p>1.0007836187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810229635648">
                <text:p>0.999810229635648</text:p>
              </table:table-cell>
              <table:table-cell office:value-type="float" office:value="0.999562681266367">
                <text:p>0.999562681266367</text:p>
              </table:table-cell>
              <table:table-cell office:value-type="float" office:value="1.00137365355055">
                <text:p>1.00137365355055</text:p>
              </table:table-cell>
              <table:table-cell office:value-type="float" office:value="1.00260942398272">
                <text:p>1.00260942398272</text:p>
              </table:table-cell>
              <table:table-cell office:value-type="float" office:value="0.997582357980126">
                <text:p>0.997582357980126</text:p>
              </table:table-cell>
              <table:table-cell office:value-type="float" office:value="1.00094648884948">
                <text:p>1.000946488849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00692281652">
                <text:p>1.000692281652</text:p>
              </table:table-cell>
              <table:table-cell office:value-type="float" office:value="0.999162868883078">
                <text:p>0.999162868883078</text:p>
              </table:table-cell>
              <table:table-cell office:value-type="float" office:value="1.00194485294118">
                <text:p>1.00194485294118</text:p>
              </table:table-cell>
              <table:table-cell office:value-type="float" office:value="1.00006437423458">
                <text:p>1.00006437423458</text:p>
              </table:table-cell>
              <table:table-cell office:value-type="float" office:value="0.999259085335294">
                <text:p>0.999259085335294</text:p>
              </table:table-cell>
              <table:table-cell office:value-type="float" office:value="1.00236758855719">
                <text:p>1.002367588557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0443247246499">
                <text:p>1.00443247246499</text:p>
              </table:table-cell>
              <table:table-cell office:value-type="float" office:value="0.997682692647425">
                <text:p>0.997682692647425</text:p>
              </table:table-cell>
              <table:table-cell office:value-type="float" office:value="1.00302262436306">
                <text:p>1.00302262436306</text:p>
              </table:table-cell>
              <table:table-cell office:value-type="float" office:value="1.00028559612876">
                <text:p>1.00028559612876</text:p>
              </table:table-cell>
              <table:table-cell office:value-type="float" office:value="1.00064027887078">
                <text:p>1.00064027887078</text:p>
              </table:table-cell>
              <table:table-cell office:value-type="float" office:value="0.998717991889858">
                <text:p>0.998717991889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0145398211138">
                <text:p>1.00145398211138</text:p>
              </table:table-cell>
              <table:table-cell office:value-type="float" office:value="0.999836473998643">
                <text:p>0.999836473998643</text:p>
              </table:table-cell>
              <table:table-cell office:value-type="float" office:value="1.00164309044812">
                <text:p>1.00164309044812</text:p>
              </table:table-cell>
              <table:table-cell office:value-type="float" office:value="1.0005160348081">
                <text:p>1.0005160348081</text:p>
              </table:table-cell>
              <table:table-cell office:value-type="float" office:value="1.00016829984992">
                <text:p>1.00016829984992</text:p>
              </table:table-cell>
              <table:table-cell office:value-type="float" office:value="1.00094648029444">
                <text:p>1.000946480294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9270023628366">
                <text:p>0.999270023628366</text:p>
              </table:table-cell>
              <table:table-cell office:value-type="float" office:value="0.999954763445843">
                <text:p>0.999954763445843</text:p>
              </table:table-cell>
              <table:table-cell office:value-type="float" office:value="0.998200163112867">
                <text:p>0.998200163112867</text:p>
              </table:table-cell>
              <table:table-cell office:value-type="float" office:value="1.00092243065149">
                <text:p>1.00092243065149</text:p>
              </table:table-cell>
              <table:table-cell office:value-type="float" office:value="0.995982002059855">
                <text:p>0.995982002059855</text:p>
              </table:table-cell>
              <table:table-cell office:value-type="float" office:value="1.00011012787043">
                <text:p>1.000110127870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0465572089391">
                <text:p>1.00465572089391</text:p>
              </table:table-cell>
              <table:table-cell office:value-type="float" office:value="0.999558358058892">
                <text:p>0.999558358058892</text:p>
              </table:table-cell>
              <table:table-cell office:value-type="float" office:value="1.00167838574528">
                <text:p>1.00167838574528</text:p>
              </table:table-cell>
              <table:table-cell office:value-type="float" office:value="1.00032672135163">
                <text:p>1.00032672135163</text:p>
              </table:table-cell>
              <table:table-cell office:value-type="float" office:value="1.0033107920292">
                <text:p>1.0033107920292</text:p>
              </table:table-cell>
              <table:table-cell office:value-type="float" office:value="0.999706104150741">
                <text:p>0.9997061041507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0253938177715">
                <text:p>1.00253938177715</text:p>
              </table:table-cell>
              <table:table-cell office:value-type="float" office:value="1.00013494904739">
                <text:p>1.00013494904739</text:p>
              </table:table-cell>
              <table:table-cell office:value-type="float" office:value="1.00351289559008">
                <text:p>1.00351289559008</text:p>
              </table:table-cell>
              <table:table-cell office:value-type="float" office:value="0.99851162086151">
                <text:p>0.99851162086151</text:p>
              </table:table-cell>
              <table:table-cell office:value-type="float" office:value="1.0030478238457">
                <text:p>1.0030478238457</text:p>
              </table:table-cell>
              <table:table-cell office:value-type="float" office:value="1.00125840013135">
                <text:p>1.001258400131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0409878985043">
                <text:p>1.00409878985043</text:p>
              </table:table-cell>
              <table:table-cell office:value-type="float" office:value="0.999785177255617">
                <text:p>0.999785177255617</text:p>
              </table:table-cell>
              <table:table-cell office:value-type="float" office:value="1.00029962787722">
                <text:p>1.00029962787722</text:p>
              </table:table-cell>
              <table:table-cell office:value-type="float" office:value="1.00069596536646">
                <text:p>1.00069596536646</text:p>
              </table:table-cell>
              <table:table-cell office:value-type="float" office:value="1.00198717778478">
                <text:p>1.00198717778478</text:p>
              </table:table-cell>
              <table:table-cell office:value-type="float" office:value="0.999589931866832">
                <text:p>0.9995899318668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0046242906224">
                <text:p>1.00046242906224</text:p>
              </table:table-cell>
              <table:table-cell office:value-type="float" office:value="0.998651778964602">
                <text:p>0.998651778964602</text:p>
              </table:table-cell>
              <table:table-cell office:value-type="float" office:value="1.00296081889236">
                <text:p>1.00296081889236</text:p>
              </table:table-cell>
              <table:table-cell office:value-type="float" office:value="1.00116699863327">
                <text:p>1.00116699863327</text:p>
              </table:table-cell>
              <table:table-cell office:value-type="float" office:value="1.00048299416205">
                <text:p>1.00048299416205</text:p>
              </table:table-cell>
              <table:table-cell office:value-type="float" office:value="1.00050053365493">
                <text:p>1.000500533654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0539481276715">
                <text:p>1.00539481276715</text:p>
              </table:table-cell>
              <table:table-cell office:value-type="float" office:value="1.00022124513659">
                <text:p>1.00022124513659</text:p>
              </table:table-cell>
              <table:table-cell office:value-type="float" office:value="0.999675904793852">
                <text:p>0.999675904793852</text:p>
              </table:table-cell>
              <table:table-cell office:value-type="float" office:value="1.0002092003923">
                <text:p>1.0002092003923</text:p>
              </table:table-cell>
              <table:table-cell office:value-type="float" office:value="1.00338176687192">
                <text:p>1.00338176687192</text:p>
              </table:table-cell>
              <table:table-cell office:value-type="float" office:value="0.998827078149455">
                <text:p>0.9988270781494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6853945259322">
                <text:p>0.996853945259322</text:p>
              </table:table-cell>
              <table:table-cell office:value-type="float" office:value="1.00072875096667">
                <text:p>1.00072875096667</text:p>
              </table:table-cell>
              <table:table-cell office:value-type="float" office:value="1.00189309733685">
                <text:p>1.00189309733685</text:p>
              </table:table-cell>
              <table:table-cell office:value-type="float" office:value="1.00040212285235">
                <text:p>1.00040212285235</text:p>
              </table:table-cell>
              <table:table-cell office:value-type="float" office:value="1.00104049700549">
                <text:p>1.00104049700549</text:p>
              </table:table-cell>
              <table:table-cell office:value-type="float" office:value="0.998828144652677">
                <text:p>0.9988281446526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7745257012054">
                <text:p>0.997745257012054</text:p>
              </table:table-cell>
              <table:table-cell office:value-type="float" office:value="1.00074157972027">
                <text:p>1.00074157972027</text:p>
              </table:table-cell>
              <table:table-cell office:value-type="float" office:value="1.00133523710688">
                <text:p>1.00133523710688</text:p>
              </table:table-cell>
              <table:table-cell office:value-type="float" office:value="1.00097249032436">
                <text:p>1.00097249032436</text:p>
              </table:table-cell>
              <table:table-cell office:value-type="float" office:value="1.00228656920013">
                <text:p>1.00228656920013</text:p>
              </table:table-cell>
              <table:table-cell office:value-type="float" office:value="1.00074553569798">
                <text:p>1.000745535697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9296206265246">
                <text:p>0.999296206265246</text:p>
              </table:table-cell>
              <table:table-cell office:value-type="float" office:value="1.00307949395456">
                <text:p>1.00307949395456</text:p>
              </table:table-cell>
              <table:table-cell office:value-type="float" office:value="1.00237241163299">
                <text:p>1.00237241163299</text:p>
              </table:table-cell>
              <table:table-cell office:value-type="float" office:value="1.00040702819125">
                <text:p>1.00040702819125</text:p>
              </table:table-cell>
              <table:table-cell office:value-type="float" office:value="1.00218666706432">
                <text:p>1.00218666706432</text:p>
              </table:table-cell>
              <table:table-cell office:value-type="float" office:value="1.00001358442165">
                <text:p>1.000013584421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0104298807807">
                <text:p>1.00104298807807</text:p>
              </table:table-cell>
              <table:table-cell office:value-type="float" office:value="0.999659031907594">
                <text:p>0.999659031907594</text:p>
              </table:table-cell>
              <table:table-cell office:value-type="float" office:value="1.00466585988543">
                <text:p>1.00466585988543</text:p>
              </table:table-cell>
              <table:table-cell office:value-type="float" office:value="0.998574881669674">
                <text:p>0.998574881669674</text:p>
              </table:table-cell>
              <table:table-cell office:value-type="float" office:value="1.00160831931053">
                <text:p>1.00160831931053</text:p>
              </table:table-cell>
              <table:table-cell office:value-type="float" office:value="1.00145792157374">
                <text:p>1.001457921573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0330408965208">
                <text:p>1.00330408965208</text:p>
              </table:table-cell>
              <table:table-cell office:value-type="float" office:value="1.00023032425909">
                <text:p>1.00023032425909</text:p>
              </table:table-cell>
              <table:table-cell office:value-type="float" office:value="1.00203336060572">
                <text:p>1.00203336060572</text:p>
              </table:table-cell>
              <table:table-cell office:value-type="float" office:value="1.00139589014487">
                <text:p>1.00139589014487</text:p>
              </table:table-cell>
              <table:table-cell office:value-type="float" office:value="1.00174032039745">
                <text:p>1.00174032039745</text:p>
              </table:table-cell>
              <table:table-cell office:value-type="float" office:value="0.999651424210402">
                <text:p>0.9996514242104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0019145926961">
                <text:p>1.00019145926961</text:p>
              </table:table-cell>
              <table:table-cell office:value-type="float" office:value="0.998355004980124">
                <text:p>0.998355004980124</text:p>
              </table:table-cell>
              <table:table-cell office:value-type="float" office:value="1.00073673670726">
                <text:p>1.00073673670726</text:p>
              </table:table-cell>
              <table:table-cell office:value-type="float" office:value="1.00040326574673">
                <text:p>1.00040326574673</text:p>
              </table:table-cell>
              <table:table-cell office:value-type="float" office:value="1.00164177247253">
                <text:p>1.00164177247253</text:p>
              </table:table-cell>
              <table:table-cell office:value-type="float" office:value="0.999899013864943">
                <text:p>0.9998990138649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0014032068275">
                <text:p>1.00014032068275</text:p>
              </table:table-cell>
              <table:table-cell office:value-type="float" office:value="1.00051102827732">
                <text:p>1.00051102827732</text:p>
              </table:table-cell>
              <table:table-cell office:value-type="float" office:value="1.00116986987496">
                <text:p>1.00116986987496</text:p>
              </table:table-cell>
              <table:table-cell office:value-type="float" office:value="1.00182491002367">
                <text:p>1.00182491002367</text:p>
              </table:table-cell>
              <table:table-cell office:value-type="float" office:value="1.00232995787578">
                <text:p>1.00232995787578</text:p>
              </table:table-cell>
              <table:table-cell office:value-type="float" office:value="1.00138634764251">
                <text:p>1.001386347642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0101482494098">
                <text:p>1.00101482494098</text:p>
              </table:table-cell>
              <table:table-cell office:value-type="float" office:value="0.999618065818037">
                <text:p>0.999618065818037</text:p>
              </table:table-cell>
              <table:table-cell office:value-type="float" office:value="0.9976626879909">
                <text:p>0.9976626879909</text:p>
              </table:table-cell>
              <table:table-cell office:value-type="float" office:value="1.00103365045309">
                <text:p>1.00103365045309</text:p>
              </table:table-cell>
              <table:table-cell office:value-type="float" office:value="1.00610464058515">
                <text:p>1.00610464058515</text:p>
              </table:table-cell>
              <table:table-cell office:value-type="float" office:value="1.00014067631676">
                <text:p>1.000140676316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8436506043257">
                <text:p>0.998436506043257</text:p>
              </table:table-cell>
              <table:table-cell office:value-type="float" office:value="1.00070800493249">
                <text:p>1.00070800493249</text:p>
              </table:table-cell>
              <table:table-cell office:value-type="float" office:value="0.997846943621028">
                <text:p>0.997846943621028</text:p>
              </table:table-cell>
              <table:table-cell office:value-type="float" office:value="0.999798316325059">
                <text:p>0.999798316325059</text:p>
              </table:table-cell>
              <table:table-cell office:value-type="float" office:value="0.999733181967914">
                <text:p>0.999733181967914</text:p>
              </table:table-cell>
              <table:table-cell office:value-type="float" office:value="1.00165320063477">
                <text:p>1.001653200634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9965188134923">
                <text:p>0.999965188134923</text:p>
              </table:table-cell>
              <table:table-cell office:value-type="float" office:value="1.00132094245379">
                <text:p>1.00132094245379</text:p>
              </table:table-cell>
              <table:table-cell office:value-type="float" office:value="0.998954370874333">
                <text:p>0.998954370874333</text:p>
              </table:table-cell>
              <table:table-cell office:value-type="float" office:value="1.00067085915029">
                <text:p>1.00067085915029</text:p>
              </table:table-cell>
              <table:table-cell office:value-type="float" office:value="1.00239280309453">
                <text:p>1.00239280309453</text:p>
              </table:table-cell>
              <table:table-cell office:value-type="float" office:value="1.00139580198807">
                <text:p>1.001395801988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0024825956887">
                <text:p>1.00024825956887</text:p>
              </table:table-cell>
              <table:table-cell office:value-type="float" office:value="1.00058827186069">
                <text:p>1.00058827186069</text:p>
              </table:table-cell>
              <table:table-cell office:value-type="float" office:value="1.00074774481167">
                <text:p>1.00074774481167</text:p>
              </table:table-cell>
              <table:table-cell office:value-type="float" office:value="1.00165213197053">
                <text:p>1.00165213197053</text:p>
              </table:table-cell>
              <table:table-cell office:value-type="float" office:value="1.00230477091423">
                <text:p>1.00230477091423</text:p>
              </table:table-cell>
              <table:table-cell office:value-type="float" office:value="1.00103120385963">
                <text:p>1.00103120385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034475640465">
                <text:p>1.0034475640465</text:p>
              </table:table-cell>
              <table:table-cell office:value-type="float" office:value="0.999406890783131">
                <text:p>0.999406890783131</text:p>
              </table:table-cell>
              <table:table-cell office:value-type="float" office:value="1.00057583900754">
                <text:p>1.00057583900754</text:p>
              </table:table-cell>
              <table:table-cell office:value-type="float" office:value="0.999910078515006">
                <text:p>0.999910078515006</text:p>
              </table:table-cell>
              <table:table-cell office:value-type="float" office:value="1.00271995064571">
                <text:p>1.00271995064571</text:p>
              </table:table-cell>
              <table:table-cell office:value-type="float" office:value="1.00053772705008">
                <text:p>1.00053772705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0311378620582">
                <text:p>1.00311378620582</text:p>
              </table:table-cell>
              <table:table-cell office:value-type="float" office:value="1.00007189370591">
                <text:p>1.00007189370591</text:p>
              </table:table-cell>
              <table:table-cell office:value-type="float" office:value="1.00163150658932">
                <text:p>1.00163150658932</text:p>
              </table:table-cell>
              <table:table-cell office:value-type="float" office:value="1.00039604746465">
                <text:p>1.00039604746465</text:p>
              </table:table-cell>
              <table:table-cell office:value-type="float" office:value="1.00306686743532">
                <text:p>1.00306686743532</text:p>
              </table:table-cell>
              <table:table-cell office:value-type="float" office:value="1.00340414031043">
                <text:p>1.003404140310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0108225730854">
                <text:p>1.00108225730854</text:p>
              </table:table-cell>
              <table:table-cell office:value-type="float" office:value="0.999148353621781">
                <text:p>0.999148353621781</text:p>
              </table:table-cell>
              <table:table-cell office:value-type="float" office:value="0.999757653681613">
                <text:p>0.999757653681613</text:p>
              </table:table-cell>
              <table:table-cell office:value-type="float" office:value="1.00014488778758">
                <text:p>1.00014488778758</text:p>
              </table:table-cell>
              <table:table-cell office:value-type="float" office:value="1.00320338672694">
                <text:p>1.00320338672694</text:p>
              </table:table-cell>
              <table:table-cell office:value-type="float" office:value="1.00199858543721">
                <text:p>1.001998585437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0207487718026">
                <text:p>1.00207487718026</text:p>
              </table:table-cell>
              <table:table-cell office:value-type="float" office:value="0.999046427175269">
                <text:p>0.999046427175269</text:p>
              </table:table-cell>
              <table:table-cell office:value-type="float" office:value="0.99945957659162">
                <text:p>0.99945957659162</text:p>
              </table:table-cell>
              <table:table-cell office:value-type="float" office:value="1.00176956751351">
                <text:p>1.00176956751351</text:p>
              </table:table-cell>
              <table:table-cell office:value-type="float" office:value="1.00123450782888">
                <text:p>1.00123450782888</text:p>
              </table:table-cell>
              <table:table-cell office:value-type="float" office:value="1.00149071350768">
                <text:p>1.001490713507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0060391020653">
                <text:p>1.00060391020653</text:p>
              </table:table-cell>
              <table:table-cell office:value-type="float" office:value="0.998601072491491">
                <text:p>0.998601072491491</text:p>
              </table:table-cell>
              <table:table-cell office:value-type="float" office:value="1.00235538747968">
                <text:p>1.00235538747968</text:p>
              </table:table-cell>
              <table:table-cell office:value-type="float" office:value="1.00059153910811">
                <text:p>1.00059153910811</text:p>
              </table:table-cell>
              <table:table-cell office:value-type="float" office:value="1.00079409150713">
                <text:p>1.00079409150713</text:p>
              </table:table-cell>
              <table:table-cell office:value-type="float" office:value="1.00338060134843">
                <text:p>1.003380601348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0027396217093">
                <text:p>1.00027396217093</text:p>
              </table:table-cell>
              <table:table-cell office:value-type="float" office:value="0.999448274399178">
                <text:p>0.999448274399178</text:p>
              </table:table-cell>
              <table:table-cell office:value-type="float" office:value="1.00162610187362">
                <text:p>1.00162610187362</text:p>
              </table:table-cell>
              <table:table-cell office:value-type="float" office:value="1.00027811129678">
                <text:p>1.00027811129678</text:p>
              </table:table-cell>
              <table:table-cell office:value-type="float" office:value="1.00106671236941">
                <text:p>1.00106671236941</text:p>
              </table:table-cell>
              <table:table-cell office:value-type="float" office:value="1.00195054132274">
                <text:p>1.001950541322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0272791985362">
                <text:p>1.00272791985362</text:p>
              </table:table-cell>
              <table:table-cell office:value-type="float" office:value="1.00167186571801">
                <text:p>1.00167186571801</text:p>
              </table:table-cell>
              <table:table-cell office:value-type="float" office:value="1.00621302800583">
                <text:p>1.00621302800583</text:p>
              </table:table-cell>
              <table:table-cell office:value-type="float" office:value="1.00098916851491">
                <text:p>1.00098916851491</text:p>
              </table:table-cell>
              <table:table-cell office:value-type="float" office:value="1.00111471033234">
                <text:p>1.00111471033234</text:p>
              </table:table-cell>
              <table:table-cell office:value-type="float" office:value="1.00132305091771">
                <text:p>1.001323050917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0039197311305">
                <text:p>1.00039197311305</text:p>
              </table:table-cell>
              <table:table-cell office:value-type="float" office:value="0.999553457179609">
                <text:p>0.999553457179609</text:p>
              </table:table-cell>
              <table:table-cell office:value-type="float" office:value="0.999836082630361">
                <text:p>0.999836082630361</text:p>
              </table:table-cell>
              <table:table-cell office:value-type="float" office:value="1.00167098833891">
                <text:p>1.00167098833891</text:p>
              </table:table-cell>
              <table:table-cell office:value-type="float" office:value="1.00073382727256">
                <text:p>1.00073382727256</text:p>
              </table:table-cell>
              <table:table-cell office:value-type="float" office:value="0.999817411010024">
                <text:p>0.9998174110100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0225919208345">
                <text:p>1.00225919208345</text:p>
              </table:table-cell>
              <table:table-cell office:value-type="float" office:value="0.999140891041531">
                <text:p>0.999140891041531</text:p>
              </table:table-cell>
              <table:table-cell office:value-type="float" office:value="1.00143630579964">
                <text:p>1.00143630579964</text:p>
              </table:table-cell>
              <table:table-cell office:value-type="float" office:value="1.00166535848569">
                <text:p>1.00166535848569</text:p>
              </table:table-cell>
              <table:table-cell office:value-type="float" office:value="1.00107088920183">
                <text:p>1.00107088920183</text:p>
              </table:table-cell>
              <table:table-cell office:value-type="float" office:value="1.00012101061077">
                <text:p>1.000121010610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8886227880367">
                <text:p>0.998886227880367</text:p>
              </table:table-cell>
              <table:table-cell office:value-type="float" office:value="0.994662517112558">
                <text:p>0.994662517112558</text:p>
              </table:table-cell>
              <table:table-cell office:value-type="float" office:value="1.00309169725682">
                <text:p>1.00309169725682</text:p>
              </table:table-cell>
              <table:table-cell office:value-type="float" office:value="0.999421967856775">
                <text:p>0.999421967856775</text:p>
              </table:table-cell>
              <table:table-cell office:value-type="float" office:value="1.00392235878751">
                <text:p>1.00392235878751</text:p>
              </table:table-cell>
              <table:table-cell office:value-type="float" office:value="1.00127966277521">
                <text:p>1.001279662775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0190855180969">
                <text:p>1.00190855180969</text:p>
              </table:table-cell>
              <table:table-cell office:value-type="float" office:value="1.00129604758839">
                <text:p>1.00129604758839</text:p>
              </table:table-cell>
              <table:table-cell office:value-type="float" office:value="1.00140397805987">
                <text:p>1.00140397805987</text:p>
              </table:table-cell>
              <table:table-cell office:value-type="float" office:value="1.00028160051034">
                <text:p>1.00028160051034</text:p>
              </table:table-cell>
              <table:table-cell office:value-type="float" office:value="1.00213702535898">
                <text:p>1.00213702535898</text:p>
              </table:table-cell>
              <table:table-cell office:value-type="float" office:value="1.00318617570348">
                <text:p>1.003186175703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0175982252725">
                <text:p>1.00175982252725</text:p>
              </table:table-cell>
              <table:table-cell office:value-type="float" office:value="0.999484036481346">
                <text:p>0.999484036481346</text:p>
              </table:table-cell>
              <table:table-cell office:value-type="float" office:value="1.00225997021789">
                <text:p>1.00225997021789</text:p>
              </table:table-cell>
              <table:table-cell office:value-type="float" office:value="1.00067815796383">
                <text:p>1.00067815796383</text:p>
              </table:table-cell>
              <table:table-cell office:value-type="float" office:value="1.00141049168874">
                <text:p>1.00141049168874</text:p>
              </table:table-cell>
              <table:table-cell office:value-type="float" office:value="1.00261669491552">
                <text:p>1.002616694915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0018887465987">
                <text:p>1.00018887465987</text:p>
              </table:table-cell>
              <table:table-cell office:value-type="float" office:value="1.00059791776155">
                <text:p>1.00059791776155</text:p>
              </table:table-cell>
              <table:table-cell office:value-type="float" office:value="1.00417287451429">
                <text:p>1.00417287451429</text:p>
              </table:table-cell>
              <table:table-cell office:value-type="float" office:value="1.0006967091059">
                <text:p>1.0006967091059</text:p>
              </table:table-cell>
              <table:table-cell office:value-type="float" office:value="1.00365635532312">
                <text:p>1.00365635532312</text:p>
              </table:table-cell>
              <table:table-cell office:value-type="float" office:value="1.00005439366979">
                <text:p>1.000054393669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0086778609454">
                <text:p>1.00086778609454</text:p>
              </table:table-cell>
              <table:table-cell office:value-type="float" office:value="0.999125931011836">
                <text:p>0.999125931011836</text:p>
              </table:table-cell>
              <table:table-cell office:value-type="float" office:value="1.00540811685176">
                <text:p>1.00540811685176</text:p>
              </table:table-cell>
              <table:table-cell office:value-type="float" office:value="1.0006019955378">
                <text:p>1.0006019955378</text:p>
              </table:table-cell>
              <table:table-cell office:value-type="float" office:value="0.998560296794854">
                <text:p>0.998560296794854</text:p>
              </table:table-cell>
              <table:table-cell office:value-type="float" office:value="0.999974814590002">
                <text:p>0.9999748145900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0031271533393">
                <text:p>1.00031271533393</text:p>
              </table:table-cell>
              <table:table-cell office:value-type="float" office:value="0.999606539414433">
                <text:p>0.999606539414433</text:p>
              </table:table-cell>
              <table:table-cell office:value-type="float" office:value="1.00417171775761">
                <text:p>1.00417171775761</text:p>
              </table:table-cell>
              <table:table-cell office:value-type="float" office:value="0.998488040575197">
                <text:p>0.998488040575197</text:p>
              </table:table-cell>
              <table:table-cell office:value-type="float" office:value="1.00017116782086">
                <text:p>1.00017116782086</text:p>
              </table:table-cell>
              <table:table-cell office:value-type="float" office:value="0.998995726570263">
                <text:p>0.9989957265702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0017217436754">
                <text:p>1.00017217436754</text:p>
              </table:table-cell>
              <table:table-cell office:value-type="float" office:value="0.999676825390902">
                <text:p>0.999676825390902</text:p>
              </table:table-cell>
              <table:table-cell office:value-type="float" office:value="1.00269092429662">
                <text:p>1.00269092429662</text:p>
              </table:table-cell>
              <table:table-cell office:value-type="float" office:value="0.999697831014334">
                <text:p>0.999697831014334</text:p>
              </table:table-cell>
              <table:table-cell office:value-type="float" office:value="1.00173471691374">
                <text:p>1.00173471691374</text:p>
              </table:table-cell>
              <table:table-cell office:value-type="float" office:value="1.00151644669066">
                <text:p>1.001516446690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0049658980572">
                <text:p>1.00049658980572</text:p>
              </table:table-cell>
              <table:table-cell office:value-type="float" office:value="1.00127543670706">
                <text:p>1.00127543670706</text:p>
              </table:table-cell>
              <table:table-cell office:value-type="float" office:value="0.99932625393208">
                <text:p>0.99932625393208</text:p>
              </table:table-cell>
              <table:table-cell office:value-type="float" office:value="1.00071043418299">
                <text:p>1.00071043418299</text:p>
              </table:table-cell>
              <table:table-cell office:value-type="float" office:value="1.00240869906541">
                <text:p>1.00240869906541</text:p>
              </table:table-cell>
              <table:table-cell office:value-type="float" office:value="1.00164235508604">
                <text:p>1.001642355086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0033065808008">
                <text:p>1.00033065808008</text:p>
              </table:table-cell>
              <table:table-cell office:value-type="float" office:value="1.00123456221063">
                <text:p>1.00123456221063</text:p>
              </table:table-cell>
              <table:table-cell office:value-type="float" office:value="0.99998878451529">
                <text:p>0.99998878451529</text:p>
              </table:table-cell>
              <table:table-cell office:value-type="float" office:value="0.999161716775905">
                <text:p>0.999161716775905</text:p>
              </table:table-cell>
              <table:table-cell office:value-type="float" office:value="1.00162816006131">
                <text:p>1.00162816006131</text:p>
              </table:table-cell>
              <table:table-cell office:value-type="float" office:value="1.00109082519165">
                <text:p>1.001090825191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0279070789366">
                <text:p>1.00279070789366</text:p>
              </table:table-cell>
              <table:table-cell office:value-type="float" office:value="1.00052989954504">
                <text:p>1.00052989954504</text:p>
              </table:table-cell>
              <table:table-cell office:value-type="float" office:value="1.00096249048423">
                <text:p>1.00096249048423</text:p>
              </table:table-cell>
              <table:table-cell office:value-type="float" office:value="1.00067761800736">
                <text:p>1.00067761800736</text:p>
              </table:table-cell>
              <table:table-cell office:value-type="float" office:value="1.00122390906453">
                <text:p>1.00122390906453</text:p>
              </table:table-cell>
              <table:table-cell office:value-type="float" office:value="1.00146844405919">
                <text:p>1.001468444059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0200681670025">
                <text:p>1.00200681670025</text:p>
              </table:table-cell>
              <table:table-cell office:value-type="float" office:value="1.00037898878334">
                <text:p>1.00037898878334</text:p>
              </table:table-cell>
              <table:table-cell office:value-type="float" office:value="1.00180156600112">
                <text:p>1.00180156600112</text:p>
              </table:table-cell>
              <table:table-cell office:value-type="float" office:value="1.00003217534452">
                <text:p>1.00003217534452</text:p>
              </table:table-cell>
              <table:table-cell office:value-type="float" office:value="1.00004459688496">
                <text:p>1.00004459688496</text:p>
              </table:table-cell>
              <table:table-cell office:value-type="float" office:value="0.999403743743353">
                <text:p>0.9994037437433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0407064358703">
                <text:p>1.00407064358703</text:p>
              </table:table-cell>
              <table:table-cell office:value-type="float" office:value="1.00083069911273">
                <text:p>1.00083069911273</text:p>
              </table:table-cell>
              <table:table-cell office:value-type="float" office:value="1.00289963712277">
                <text:p>1.00289963712277</text:p>
              </table:table-cell>
              <table:table-cell office:value-type="float" office:value="1.00199929459198">
                <text:p>1.00199929459198</text:p>
              </table:table-cell>
              <table:table-cell office:value-type="float" office:value="1.00163551954517">
                <text:p>1.00163551954517</text:p>
              </table:table-cell>
              <table:table-cell office:value-type="float" office:value="1.0010368289984">
                <text:p>1.00103682899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0088270533367">
                <text:p>1.00088270533367</text:p>
              </table:table-cell>
              <table:table-cell office:value-type="float" office:value="0.999122275784298">
                <text:p>0.999122275784298</text:p>
              </table:table-cell>
              <table:table-cell office:value-type="float" office:value="1.00213268777135">
                <text:p>1.00213268777135</text:p>
              </table:table-cell>
              <table:table-cell office:value-type="float" office:value="1.00006376206229">
                <text:p>1.00006376206229</text:p>
              </table:table-cell>
              <table:table-cell office:value-type="float" office:value="1.00207142607921">
                <text:p>1.00207142607921</text:p>
              </table:table-cell>
              <table:table-cell office:value-type="float" office:value="1.00164834592459">
                <text:p>1.001648345924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9715025437567">
                <text:p>0.999715025437567</text:p>
              </table:table-cell>
              <table:table-cell office:value-type="float" office:value="1.00013624344956">
                <text:p>1.00013624344956</text:p>
              </table:table-cell>
              <table:table-cell office:value-type="float" office:value="0.999068967250656">
                <text:p>0.999068967250656</text:p>
              </table:table-cell>
              <table:table-cell office:value-type="float" office:value="0.999673464859929">
                <text:p>0.999673464859929</text:p>
              </table:table-cell>
              <table:table-cell office:value-type="float" office:value="1.00068309776967">
                <text:p>1.00068309776967</text:p>
              </table:table-cell>
              <table:table-cell office:value-type="float" office:value="1.00105561161775">
                <text:p>1.001055611617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0122500895374">
                <text:p>1.00122500895374</text:p>
              </table:table-cell>
              <table:table-cell office:value-type="float" office:value="0.998513206433371">
                <text:p>0.998513206433371</text:p>
              </table:table-cell>
              <table:table-cell office:value-type="float" office:value="1.00206111649416">
                <text:p>1.00206111649416</text:p>
              </table:table-cell>
              <table:table-cell office:value-type="float" office:value="1.00163159441291">
                <text:p>1.00163159441291</text:p>
              </table:table-cell>
              <table:table-cell office:value-type="float" office:value="0.999566888012636">
                <text:p>0.999566888012636</text:p>
              </table:table-cell>
              <table:table-cell office:value-type="float" office:value="1.00176606544258">
                <text:p>1.001766065442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9135389310485">
                <text:p>0.999135389310485</text:p>
              </table:table-cell>
              <table:table-cell office:value-type="float" office:value="0.99800527876604">
                <text:p>0.99800527876604</text:p>
              </table:table-cell>
              <table:table-cell office:value-type="float" office:value="0.997949986896918">
                <text:p>0.997949986896918</text:p>
              </table:table-cell>
              <table:table-cell office:value-type="float" office:value="1.00030496775473">
                <text:p>1.00030496775473</text:p>
              </table:table-cell>
              <table:table-cell office:value-type="float" office:value="1.00195349688553">
                <text:p>1.00195349688553</text:p>
              </table:table-cell>
              <table:table-cell office:value-type="float" office:value="1.00046608934623">
                <text:p>1.000466089346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694861718753">
                <text:p>0.999694861718753</text:p>
              </table:table-cell>
              <table:table-cell office:value-type="float" office:value="1.00111064669604">
                <text:p>1.00111064669604</text:p>
              </table:table-cell>
              <table:table-cell office:value-type="float" office:value="1.00003913232751">
                <text:p>1.00003913232751</text:p>
              </table:table-cell>
              <table:table-cell office:value-type="float" office:value="1.0014246337549">
                <text:p>1.0014246337549</text:p>
              </table:table-cell>
              <table:table-cell office:value-type="float" office:value="1.00153508825505">
                <text:p>1.00153508825505</text:p>
              </table:table-cell>
              <table:table-cell office:value-type="float" office:value="1.00081126275641">
                <text:p>1.000811262756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019676706068">
                <text:p>1.0019676706068</text:p>
              </table:table-cell>
              <table:table-cell office:value-type="float" office:value="1.00007329202769">
                <text:p>1.00007329202769</text:p>
              </table:table-cell>
              <table:table-cell office:value-type="float" office:value="1.00438647963728">
                <text:p>1.00438647963728</text:p>
              </table:table-cell>
              <table:table-cell office:value-type="float" office:value="1.00118416026389">
                <text:p>1.00118416026389</text:p>
              </table:table-cell>
              <table:table-cell office:value-type="float" office:value="1.00042767611397">
                <text:p>1.00042767611397</text:p>
              </table:table-cell>
              <table:table-cell office:value-type="float" office:value="1.00132660444235">
                <text:p>1.00132660444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0020447838384">
                <text:p>1.00020447838384</text:p>
              </table:table-cell>
              <table:table-cell office:value-type="float" office:value="0.999922082009997">
                <text:p>0.999922082009997</text:p>
              </table:table-cell>
              <table:table-cell office:value-type="float" office:value="1.00037570687823">
                <text:p>1.00037570687823</text:p>
              </table:table-cell>
              <table:table-cell office:value-type="float" office:value="1.00067519208739">
                <text:p>1.00067519208739</text:p>
              </table:table-cell>
              <table:table-cell office:value-type="float" office:value="1.00175004974076">
                <text:p>1.00175004974076</text:p>
              </table:table-cell>
              <table:table-cell office:value-type="float" office:value="1.0010028056541">
                <text:p>1.00100280565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0159597807987">
                <text:p>1.00159597807987</text:p>
              </table:table-cell>
              <table:table-cell office:value-type="float" office:value="1.0017383808329">
                <text:p>1.0017383808329</text:p>
              </table:table-cell>
              <table:table-cell office:value-type="float" office:value="1.00294209095566">
                <text:p>1.00294209095566</text:p>
              </table:table-cell>
              <table:table-cell office:value-type="float" office:value="0.997575166275396">
                <text:p>0.997575166275396</text:p>
              </table:table-cell>
              <table:table-cell office:value-type="float" office:value="1.00190849718569">
                <text:p>1.00190849718569</text:p>
              </table:table-cell>
              <table:table-cell office:value-type="float" office:value="1.00281452012981">
                <text:p>1.002814520129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0079909369657">
                <text:p>1.00079909369657</text:p>
              </table:table-cell>
              <table:table-cell office:value-type="float" office:value="0.999839716785393">
                <text:p>0.999839716785393</text:p>
              </table:table-cell>
              <table:table-cell office:value-type="float" office:value="1.00275002158815">
                <text:p>1.00275002158815</text:p>
              </table:table-cell>
              <table:table-cell office:value-type="float" office:value="0.999930097777408">
                <text:p>0.999930097777408</text:p>
              </table:table-cell>
              <table:table-cell office:value-type="float" office:value="0.99871411072655">
                <text:p>0.99871411072655</text:p>
              </table:table-cell>
              <table:table-cell office:value-type="float" office:value="1.00037567820372">
                <text:p>1.000375678203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0639880116138">
                <text:p>1.00639880116138</text:p>
              </table:table-cell>
              <table:table-cell office:value-type="float" office:value="0.999896685925213">
                <text:p>0.999896685925213</text:p>
              </table:table-cell>
              <table:table-cell office:value-type="float" office:value="1.00302137362104">
                <text:p>1.00302137362104</text:p>
              </table:table-cell>
              <table:table-cell office:value-type="float" office:value="0.99888533900385">
                <text:p>0.99888533900385</text:p>
              </table:table-cell>
              <table:table-cell office:value-type="float" office:value="1.00135504960244">
                <text:p>1.00135504960244</text:p>
              </table:table-cell>
              <table:table-cell office:value-type="float" office:value="0.997692213969595">
                <text:p>0.9976922139695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024637623616">
                <text:p>1.0024637623616</text:p>
              </table:table-cell>
              <table:table-cell office:value-type="float" office:value="0.998859459508173">
                <text:p>0.998859459508173</text:p>
              </table:table-cell>
              <table:table-cell office:value-type="float" office:value="1.00130043015851">
                <text:p>1.00130043015851</text:p>
              </table:table-cell>
              <table:table-cell office:value-type="float" office:value="1.00095928702282">
                <text:p>1.00095928702282</text:p>
              </table:table-cell>
              <table:table-cell office:value-type="float" office:value="1.00099381452071">
                <text:p>1.00099381452071</text:p>
              </table:table-cell>
              <table:table-cell office:value-type="float" office:value="0.999352891284976">
                <text:p>0.9993528912849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0286449353255">
                <text:p>1.00286449353255</text:p>
              </table:table-cell>
              <table:table-cell office:value-type="float" office:value="1.00094181791726">
                <text:p>1.00094181791726</text:p>
              </table:table-cell>
              <table:table-cell office:value-type="float" office:value="1.00404211860566">
                <text:p>1.00404211860566</text:p>
              </table:table-cell>
              <table:table-cell office:value-type="float" office:value="1.0001410519641">
                <text:p>1.0001410519641</text:p>
              </table:table-cell>
              <table:table-cell office:value-type="float" office:value="0.999132693190513">
                <text:p>0.999132693190513</text:p>
              </table:table-cell>
              <table:table-cell office:value-type="float" office:value="0.999744292809361">
                <text:p>0.9997442928093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0149879358093">
                <text:p>1.00149879358093</text:p>
              </table:table-cell>
              <table:table-cell office:value-type="float" office:value="0.999843527101534">
                <text:p>0.999843527101534</text:p>
              </table:table-cell>
              <table:table-cell office:value-type="float" office:value="1.00286604790021">
                <text:p>1.00286604790021</text:p>
              </table:table-cell>
              <table:table-cell office:value-type="float" office:value="1.0013512941067">
                <text:p>1.0013512941067</text:p>
              </table:table-cell>
              <table:table-cell office:value-type="float" office:value="1.00187518017738">
                <text:p>1.00187518017738</text:p>
              </table:table-cell>
              <table:table-cell office:value-type="float" office:value="0.999379191997913">
                <text:p>0.9993791919979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8911867529178">
                <text:p>0.998911867529178</text:p>
              </table:table-cell>
              <table:table-cell office:value-type="float" office:value="1.00067568875029">
                <text:p>1.00067568875029</text:p>
              </table:table-cell>
              <table:table-cell office:value-type="float" office:value="1.00146099273218">
                <text:p>1.00146099273218</text:p>
              </table:table-cell>
              <table:table-cell office:value-type="float" office:value="0.999142138898309">
                <text:p>0.999142138898309</text:p>
              </table:table-cell>
              <table:table-cell office:value-type="float" office:value="1.00560189834965">
                <text:p>1.00560189834965</text:p>
              </table:table-cell>
              <table:table-cell office:value-type="float" office:value="1.00093931195299">
                <text:p>1.000939311952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0215777614888">
                <text:p>1.00215777614888</text:p>
              </table:table-cell>
              <table:table-cell office:value-type="float" office:value="1.00056244820255">
                <text:p>1.00056244820255</text:p>
              </table:table-cell>
              <table:table-cell office:value-type="float" office:value="1.00137539381156">
                <text:p>1.00137539381156</text:p>
              </table:table-cell>
              <table:table-cell office:value-type="float" office:value="1.00037361019176">
                <text:p>1.00037361019176</text:p>
              </table:table-cell>
              <table:table-cell office:value-type="float" office:value="1.00191098331294">
                <text:p>1.00191098331294</text:p>
              </table:table-cell>
              <table:table-cell office:value-type="float" office:value="0.998836006068705">
                <text:p>0.9988360060687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9974428887032">
                <text:p>0.999974428887032</text:p>
              </table:table-cell>
              <table:table-cell office:value-type="float" office:value="0.99913093546131">
                <text:p>0.99913093546131</text:p>
              </table:table-cell>
              <table:table-cell office:value-type="float" office:value="1.00434951963727">
                <text:p>1.00434951963727</text:p>
              </table:table-cell>
              <table:table-cell office:value-type="float" office:value="1.00210932466909">
                <text:p>1.00210932466909</text:p>
              </table:table-cell>
              <table:table-cell office:value-type="float" office:value="0.998821072365826">
                <text:p>0.998821072365826</text:p>
              </table:table-cell>
              <table:table-cell office:value-type="float" office:value="1.00035247741318">
                <text:p>1.000352477413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0226128181957">
                <text:p>1.00226128181957</text:p>
              </table:table-cell>
              <table:table-cell office:value-type="float" office:value="1.00135743076462">
                <text:p>1.00135743076462</text:p>
              </table:table-cell>
              <table:table-cell office:value-type="float" office:value="1.00094974325903">
                <text:p>1.00094974325903</text:p>
              </table:table-cell>
              <table:table-cell office:value-type="float" office:value="0.99981719193143">
                <text:p>0.99981719193143</text:p>
              </table:table-cell>
              <table:table-cell office:value-type="float" office:value="0.997831676904873">
                <text:p>0.997831676904873</text:p>
              </table:table-cell>
              <table:table-cell office:value-type="float" office:value="0.998455974773259">
                <text:p>0.9984559747732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0387314907836">
                <text:p>1.00387314907836</text:p>
              </table:table-cell>
              <table:table-cell office:value-type="float" office:value="0.999422505511358">
                <text:p>0.999422505511358</text:p>
              </table:table-cell>
              <table:table-cell office:value-type="float" office:value="1.00617144266767">
                <text:p>1.00617144266767</text:p>
              </table:table-cell>
              <table:table-cell office:value-type="float" office:value="1.00012629504651">
                <text:p>1.00012629504651</text:p>
              </table:table-cell>
              <table:table-cell office:value-type="float" office:value="1.00069727095225">
                <text:p>1.00069727095225</text:p>
              </table:table-cell>
              <table:table-cell office:value-type="float" office:value="0.999688479925247">
                <text:p>0.9996884799252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0031600498487">
                <text:p>1.00031600498487</text:p>
              </table:table-cell>
              <table:table-cell office:value-type="float" office:value="0.999961070273616">
                <text:p>0.999961070273616</text:p>
              </table:table-cell>
              <table:table-cell office:value-type="float" office:value="1.0027727528247">
                <text:p>1.0027727528247</text:p>
              </table:table-cell>
              <table:table-cell office:value-type="float" office:value="0.99912560230727">
                <text:p>0.99912560230727</text:p>
              </table:table-cell>
              <table:table-cell office:value-type="float" office:value="0.999173437908707">
                <text:p>0.999173437908707</text:p>
              </table:table-cell>
              <table:table-cell office:value-type="float" office:value="0.999420551432449">
                <text:p>0.9994205514324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0038101957531">
                <text:p>1.00038101957531</text:p>
              </table:table-cell>
              <table:table-cell office:value-type="float" office:value="0.999086711309201">
                <text:p>0.999086711309201</text:p>
              </table:table-cell>
              <table:table-cell office:value-type="float" office:value="1.00401233529928">
                <text:p>1.00401233529928</text:p>
              </table:table-cell>
              <table:table-cell office:value-type="float" office:value="0.999722858074101">
                <text:p>0.999722858074101</text:p>
              </table:table-cell>
              <table:table-cell office:value-type="float" office:value="0.996946874132128">
                <text:p>0.996946874132128</text:p>
              </table:table-cell>
              <table:table-cell office:value-type="float" office:value="0.997990183713295">
                <text:p>0.997990183713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4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2pt" style:font-size-asian="11pt" style:font-size-complex="11pt"/>
    </style:style>
    <style:style style:name="ch4" style:family="chart">
      <style:graphic-properties draw:fill="solid" draw:fill-color="#d9d9d9"/>
      <style:text-properties fo:font-family="'Bitstream Vera Sans Mono'" style:font-style-name="Roman" style:font-family-generic="modern" style:font-pitch="fixed" fo:font-size="11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7" style:family="chart" style:data-style-name="N11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804cm" svg:height="19.285cm" xlink:href=".." xlink:type="simple" chart:class="chart:line" chart:style-name="ch1">
        <chart:title svg:x="10.619cm" svg:y="0.52cm" chart:style-name="ch2">
          <text:p>Relative speed per tick using sum(wholeUpdate)</text:p>
        </chart:title>
        <chart:subtitle svg:x="12.166cm" svg:y="1.785cm" chart:style-name="ch3">
          <text:p>above 100% = mitigations off was faster</text:p>
        </chart:subtitle>
        <chart:legend svg:x="25.697cm" svg:y="7.991cm" style:legend-expansion="custom" chartooo:width="8.411cm" chartooo:height="4.875cm" style:legend-expansion-aspect-ratio="1.72533333333333" chart:style-name="ch4"/>
        <chart:plot-area chart:style-name="ch5" table:cell-range-address="'sum()'.P1:'sum()'.U261" chart:data-source-has-labels="row" svg:x="0.696cm" svg:y="2.927cm" svg:width="33.412cm" svg:height="15.973cm">
          <chartooo:coordinate-region svg:x="2.429cm" svg:y="3.062cm" svg:width="31.679cm" svg:height="14.793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sum()'.P1:'sum()'.P260" chart:label-cell-address="'sum()'.P261:'sum()'.P261" chart:class="chart:line">
            <chart:data-point chart:repeated="260"/>
          </chart:series>
          <chart:series chart:style-name="ch10" chart:values-cell-range-address="'sum()'.Q1:'sum()'.Q260" chart:label-cell-address="'sum()'.Q261:'sum()'.Q261" chart:class="chart:line">
            <chart:data-point chart:repeated="260"/>
          </chart:series>
          <chart:series chart:style-name="ch11" chart:values-cell-range-address="'sum()'.R1:'sum()'.R260" chart:label-cell-address="'sum()'.R261:'sum()'.R261" chart:class="chart:line">
            <chart:data-point chart:repeated="260"/>
          </chart:series>
          <chart:series chart:style-name="ch12" chart:values-cell-range-address="'sum()'.S1:'sum()'.S260" chart:label-cell-address="'sum()'.S261:'sum()'.S261" chart:class="chart:line">
            <chart:data-point chart:repeated="260"/>
          </chart:series>
          <chart:series chart:style-name="ch13" chart:values-cell-range-address="'sum()'.T1:'sum()'.T260" chart:label-cell-address="'sum()'.T261:'sum()'.T261" chart:class="chart:line">
            <chart:data-point chart:repeated="260"/>
          </chart:series>
          <chart:series chart:style-name="ch14" chart:values-cell-range-address="'sum()'.U1:'sum()'.U260" chart:label-cell-address="'sum()'.U261:'sum()'.U261" chart:class="chart:line">
            <chart:data-point chart:repeated="2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7 World 02</text:p>
                <draw:g>
                  <svg:desc>'sum()'.P261:'sum()'.P261</svg:desc>
                </draw:g>
              </table:table-cell>
              <table:table-cell office:value-type="string">
                <text:p>2000_v2</text:p>
                <draw:g>
                  <svg:desc>'sum()'.Q261:'sum()'.Q261</svg:desc>
                </draw:g>
              </table:table-cell>
              <table:table-cell office:value-type="string">
                <text:p>infinity_chest_10k_spm_rev1</text:p>
                <draw:g>
                  <svg:desc>'sum()'.R261:'sum()'.R261</svg:desc>
                </draw:g>
              </table:table-cell>
              <table:table-cell office:value-type="string">
                <text:p>megabase1</text:p>
                <draw:g>
                  <svg:desc>'sum()'.S261:'sum()'.S261</svg:desc>
                </draw:g>
              </table:table-cell>
              <table:table-cell office:value-type="string">
                <text:p>stevetrovs_10K_mega_belt_base</text:p>
                <draw:g>
                  <svg:desc>'sum()'.T261:'sum()'.T261</svg:desc>
                </draw:g>
              </table:table-cell>
              <table:table-cell office:value-type="string">
                <text:p>TeKillA Green Planet</text:p>
                <draw:g>
                  <svg:desc>'sum()'.U261:'sum()'.U2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48643074122">
                <text:p>1.00748643074122</text:p>
                <draw:g>
                  <svg:desc>'sum()'.P1:'sum()'.P260</svg:desc>
                </draw:g>
              </table:table-cell>
              <table:table-cell office:value-type="float" office:value="1.00216023914612">
                <text:p>1.00216023914612</text:p>
                <draw:g>
                  <svg:desc>'sum()'.Q1:'sum()'.Q260</svg:desc>
                </draw:g>
              </table:table-cell>
              <table:table-cell office:value-type="float" office:value="1.01531087121134">
                <text:p>1.01531087121134</text:p>
                <draw:g>
                  <svg:desc>'sum()'.R1:'sum()'.R260</svg:desc>
                </draw:g>
              </table:table-cell>
              <table:table-cell office:value-type="float" office:value="1.01370192427346">
                <text:p>1.01370192427346</text:p>
                <draw:g>
                  <svg:desc>'sum()'.S1:'sum()'.S260</svg:desc>
                </draw:g>
              </table:table-cell>
              <table:table-cell office:value-type="float" office:value="1.01446339568704">
                <text:p>1.01446339568704</text:p>
                <draw:g>
                  <svg:desc>'sum()'.T1:'sum()'.T260</svg:desc>
                </draw:g>
              </table:table-cell>
              <table:table-cell office:value-type="float" office:value="1.01416780416114">
                <text:p>1.01416780416114</text:p>
                <draw:g>
                  <svg:desc>'sum()'.U1:'sum()'.U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329323946212">
                <text:p>1.00329323946212</text:p>
              </table:table-cell>
              <table:table-cell office:value-type="float" office:value="1.01140124170572">
                <text:p>1.01140124170572</text:p>
              </table:table-cell>
              <table:table-cell office:value-type="float" office:value="1.01539194551152">
                <text:p>1.01539194551152</text:p>
              </table:table-cell>
              <table:table-cell office:value-type="float" office:value="1.01392839099274">
                <text:p>1.01392839099274</text:p>
              </table:table-cell>
              <table:table-cell office:value-type="float" office:value="1.03023414332524">
                <text:p>1.03023414332524</text:p>
              </table:table-cell>
              <table:table-cell office:value-type="float" office:value="1.01189181623114">
                <text:p>1.01189181623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445444711072">
                <text:p>0.996445444711072</text:p>
              </table:table-cell>
              <table:table-cell office:value-type="float" office:value="1.01364701746563">
                <text:p>1.01364701746563</text:p>
              </table:table-cell>
              <table:table-cell office:value-type="float" office:value="1.00648038318223">
                <text:p>1.00648038318223</text:p>
              </table:table-cell>
              <table:table-cell office:value-type="float" office:value="1.01453181269045">
                <text:p>1.01453181269045</text:p>
              </table:table-cell>
              <table:table-cell office:value-type="float" office:value="1.03025120303591">
                <text:p>1.03025120303591</text:p>
              </table:table-cell>
              <table:table-cell office:value-type="float" office:value="1.00993673378856">
                <text:p>1.00993673378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505769313802">
                <text:p>0.997505769313802</text:p>
              </table:table-cell>
              <table:table-cell office:value-type="float" office:value="1.01228412167202">
                <text:p>1.01228412167202</text:p>
              </table:table-cell>
              <table:table-cell office:value-type="float" office:value="1.03288663481129">
                <text:p>1.03288663481129</text:p>
              </table:table-cell>
              <table:table-cell office:value-type="float" office:value="1.0151243598994">
                <text:p>1.0151243598994</text:p>
              </table:table-cell>
              <table:table-cell office:value-type="float" office:value="1.0270480495551">
                <text:p>1.0270480495551</text:p>
              </table:table-cell>
              <table:table-cell office:value-type="float" office:value="1.00982385918733">
                <text:p>1.00982385918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739465752087">
                <text:p>0.994739465752087</text:p>
              </table:table-cell>
              <table:table-cell office:value-type="float" office:value="1.01263211898592">
                <text:p>1.01263211898592</text:p>
              </table:table-cell>
              <table:table-cell office:value-type="float" office:value="1.02566437501911">
                <text:p>1.02566437501911</text:p>
              </table:table-cell>
              <table:table-cell office:value-type="float" office:value="1.01500222334938">
                <text:p>1.01500222334938</text:p>
              </table:table-cell>
              <table:table-cell office:value-type="float" office:value="1.02603939911156">
                <text:p>1.02603939911156</text:p>
              </table:table-cell>
              <table:table-cell office:value-type="float" office:value="1.01006736130393">
                <text:p>1.01006736130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716302252306">
                <text:p>0.997716302252306</text:p>
              </table:table-cell>
              <table:table-cell office:value-type="float" office:value="1.01282500438339">
                <text:p>1.01282500438339</text:p>
              </table:table-cell>
              <table:table-cell office:value-type="float" office:value="1.00502300083541">
                <text:p>1.00502300083541</text:p>
              </table:table-cell>
              <table:table-cell office:value-type="float" office:value="1.01470714091109">
                <text:p>1.01470714091109</text:p>
              </table:table-cell>
              <table:table-cell office:value-type="float" office:value="1.02681919684174">
                <text:p>1.02681919684174</text:p>
              </table:table-cell>
              <table:table-cell office:value-type="float" office:value="1.01022954418493">
                <text:p>1.01022954418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485755544761">
                <text:p>1.00485755544761</text:p>
              </table:table-cell>
              <table:table-cell office:value-type="float" office:value="1.01298049887918">
                <text:p>1.01298049887918</text:p>
              </table:table-cell>
              <table:table-cell office:value-type="float" office:value="1.00477760011482">
                <text:p>1.00477760011482</text:p>
              </table:table-cell>
              <table:table-cell office:value-type="float" office:value="1.01517969033926">
                <text:p>1.01517969033926</text:p>
              </table:table-cell>
              <table:table-cell office:value-type="float" office:value="1.02853524205125">
                <text:p>1.02853524205125</text:p>
              </table:table-cell>
              <table:table-cell office:value-type="float" office:value="1.01090213743647">
                <text:p>1.01090213743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268849199869">
                <text:p>1.00268849199869</text:p>
              </table:table-cell>
              <table:table-cell office:value-type="float" office:value="1.01183114485957">
                <text:p>1.01183114485957</text:p>
              </table:table-cell>
              <table:table-cell office:value-type="float" office:value="1.01364828065513">
                <text:p>1.01364828065513</text:p>
              </table:table-cell>
              <table:table-cell office:value-type="float" office:value="1.01620978860707">
                <text:p>1.01620978860707</text:p>
              </table:table-cell>
              <table:table-cell office:value-type="float" office:value="1.02712583076706">
                <text:p>1.02712583076706</text:p>
              </table:table-cell>
              <table:table-cell office:value-type="float" office:value="1.01204759509515">
                <text:p>1.01204759509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549087488395">
                <text:p>1.00549087488395</text:p>
              </table:table-cell>
              <table:table-cell office:value-type="float" office:value="1.01108851268616">
                <text:p>1.01108851268616</text:p>
              </table:table-cell>
              <table:table-cell office:value-type="float" office:value="1.01274111285105">
                <text:p>1.01274111285105</text:p>
              </table:table-cell>
              <table:table-cell office:value-type="float" office:value="1.0154229713538">
                <text:p>1.0154229713538</text:p>
              </table:table-cell>
              <table:table-cell office:value-type="float" office:value="1.02652831023397">
                <text:p>1.02652831023397</text:p>
              </table:table-cell>
              <table:table-cell office:value-type="float" office:value="1.01082618567476">
                <text:p>1.0108261856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563378112422">
                <text:p>1.00563378112422</text:p>
              </table:table-cell>
              <table:table-cell office:value-type="float" office:value="1.01041773219293">
                <text:p>1.01041773219293</text:p>
              </table:table-cell>
              <table:table-cell office:value-type="float" office:value="1.0088570160354">
                <text:p>1.0088570160354</text:p>
              </table:table-cell>
              <table:table-cell office:value-type="float" office:value="1.01549508825919">
                <text:p>1.01549508825919</text:p>
              </table:table-cell>
              <table:table-cell office:value-type="float" office:value="1.02680985712906">
                <text:p>1.02680985712906</text:p>
              </table:table-cell>
              <table:table-cell office:value-type="float" office:value="1.00919252299876">
                <text:p>1.00919252299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605337241505">
                <text:p>1.00605337241505</text:p>
              </table:table-cell>
              <table:table-cell office:value-type="float" office:value="1.01159300034858">
                <text:p>1.01159300034858</text:p>
              </table:table-cell>
              <table:table-cell office:value-type="float" office:value="1.00986393394983">
                <text:p>1.00986393394983</text:p>
              </table:table-cell>
              <table:table-cell office:value-type="float" office:value="1.01836497099829">
                <text:p>1.01836497099829</text:p>
              </table:table-cell>
              <table:table-cell office:value-type="float" office:value="1.02756955500739">
                <text:p>1.02756955500739</text:p>
              </table:table-cell>
              <table:table-cell office:value-type="float" office:value="1.01019503062139">
                <text:p>1.01019503062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107268247329">
                <text:p>1.01107268247329</text:p>
              </table:table-cell>
              <table:table-cell office:value-type="float" office:value="1.01132881630665">
                <text:p>1.01132881630665</text:p>
              </table:table-cell>
              <table:table-cell office:value-type="float" office:value="1.00992580423567">
                <text:p>1.00992580423567</text:p>
              </table:table-cell>
              <table:table-cell office:value-type="float" office:value="1.01499759142319">
                <text:p>1.01499759142319</text:p>
              </table:table-cell>
              <table:table-cell office:value-type="float" office:value="1.02869484760533">
                <text:p>1.02869484760533</text:p>
              </table:table-cell>
              <table:table-cell office:value-type="float" office:value="1.01121597769122">
                <text:p>1.01121597769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939822826161">
                <text:p>1.00939822826161</text:p>
              </table:table-cell>
              <table:table-cell office:value-type="float" office:value="1.01252697545912">
                <text:p>1.01252697545912</text:p>
              </table:table-cell>
              <table:table-cell office:value-type="float" office:value="1.00318999578703">
                <text:p>1.00318999578703</text:p>
              </table:table-cell>
              <table:table-cell office:value-type="float" office:value="1.01482537715439">
                <text:p>1.01482537715439</text:p>
              </table:table-cell>
              <table:table-cell office:value-type="float" office:value="1.02649408090426">
                <text:p>1.02649408090426</text:p>
              </table:table-cell>
              <table:table-cell office:value-type="float" office:value="1.01210877844308">
                <text:p>1.01210877844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918277181262">
                <text:p>1.00918277181262</text:p>
              </table:table-cell>
              <table:table-cell office:value-type="float" office:value="1.01169289373675">
                <text:p>1.01169289373675</text:p>
              </table:table-cell>
              <table:table-cell office:value-type="float" office:value="1.00555678132476">
                <text:p>1.00555678132476</text:p>
              </table:table-cell>
              <table:table-cell office:value-type="float" office:value="1.01500223981895">
                <text:p>1.01500223981895</text:p>
              </table:table-cell>
              <table:table-cell office:value-type="float" office:value="1.02659738498597">
                <text:p>1.02659738498597</text:p>
              </table:table-cell>
              <table:table-cell office:value-type="float" office:value="1.01151372505918">
                <text:p>1.01151372505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830137063648">
                <text:p>1.00830137063648</text:p>
              </table:table-cell>
              <table:table-cell office:value-type="float" office:value="1.01098101774211">
                <text:p>1.01098101774211</text:p>
              </table:table-cell>
              <table:table-cell office:value-type="float" office:value="1.00444946807208">
                <text:p>1.00444946807208</text:p>
              </table:table-cell>
              <table:table-cell office:value-type="float" office:value="1.01512758556061">
                <text:p>1.01512758556061</text:p>
              </table:table-cell>
              <table:table-cell office:value-type="float" office:value="1.02725516872344">
                <text:p>1.02725516872344</text:p>
              </table:table-cell>
              <table:table-cell office:value-type="float" office:value="1.01075204416783">
                <text:p>1.01075204416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810816656316">
                <text:p>1.00810816656316</text:p>
              </table:table-cell>
              <table:table-cell office:value-type="float" office:value="1.01043287778494">
                <text:p>1.01043287778494</text:p>
              </table:table-cell>
              <table:table-cell office:value-type="float" office:value="1.00575760118911">
                <text:p>1.00575760118911</text:p>
              </table:table-cell>
              <table:table-cell office:value-type="float" office:value="1.01696303566336">
                <text:p>1.01696303566336</text:p>
              </table:table-cell>
              <table:table-cell office:value-type="float" office:value="1.02552208839345">
                <text:p>1.02552208839345</text:p>
              </table:table-cell>
              <table:table-cell office:value-type="float" office:value="1.01061304159115">
                <text:p>1.01061304159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726978809739">
                <text:p>1.00726978809739</text:p>
              </table:table-cell>
              <table:table-cell office:value-type="float" office:value="1.01296299878695">
                <text:p>1.01296299878695</text:p>
              </table:table-cell>
              <table:table-cell office:value-type="float" office:value="1.00416583783198">
                <text:p>1.00416583783198</text:p>
              </table:table-cell>
              <table:table-cell office:value-type="float" office:value="1.01549568329361">
                <text:p>1.01549568329361</text:p>
              </table:table-cell>
              <table:table-cell office:value-type="float" office:value="1.02477614406355">
                <text:p>1.02477614406355</text:p>
              </table:table-cell>
              <table:table-cell office:value-type="float" office:value="1.00997595476707">
                <text:p>1.00997595476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532349402176">
                <text:p>1.00532349402176</text:p>
              </table:table-cell>
              <table:table-cell office:value-type="float" office:value="1.01187553264155">
                <text:p>1.01187553264155</text:p>
              </table:table-cell>
              <table:table-cell office:value-type="float" office:value="1.00711532836183">
                <text:p>1.00711532836183</text:p>
              </table:table-cell>
              <table:table-cell office:value-type="float" office:value="1.01722222788112">
                <text:p>1.01722222788112</text:p>
              </table:table-cell>
              <table:table-cell office:value-type="float" office:value="1.02608519135007">
                <text:p>1.02608519135007</text:p>
              </table:table-cell>
              <table:table-cell office:value-type="float" office:value="1.00934063102187">
                <text:p>1.00934063102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743248348762">
                <text:p>1.00743248348762</text:p>
              </table:table-cell>
              <table:table-cell office:value-type="float" office:value="1.01183202492101">
                <text:p>1.01183202492101</text:p>
              </table:table-cell>
              <table:table-cell office:value-type="float" office:value="1.02055323544027">
                <text:p>1.02055323544027</text:p>
              </table:table-cell>
              <table:table-cell office:value-type="float" office:value="1.01518368295107">
                <text:p>1.01518368295107</text:p>
              </table:table-cell>
              <table:table-cell office:value-type="float" office:value="1.02598475222148">
                <text:p>1.02598475222148</text:p>
              </table:table-cell>
              <table:table-cell office:value-type="float" office:value="1.00840505680581">
                <text:p>1.008405056805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82993283323">
                <text:p>1.0082993283323</text:p>
              </table:table-cell>
              <table:table-cell office:value-type="float" office:value="1.01129992043361">
                <text:p>1.01129992043361</text:p>
              </table:table-cell>
              <table:table-cell office:value-type="float" office:value="1.01470441993693">
                <text:p>1.01470441993693</text:p>
              </table:table-cell>
              <table:table-cell office:value-type="float" office:value="1.01566782611005">
                <text:p>1.01566782611005</text:p>
              </table:table-cell>
              <table:table-cell office:value-type="float" office:value="1.02517178502616">
                <text:p>1.02517178502616</text:p>
              </table:table-cell>
              <table:table-cell office:value-type="float" office:value="1.00916479436446">
                <text:p>1.00916479436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796279046543">
                <text:p>1.00796279046543</text:p>
              </table:table-cell>
              <table:table-cell office:value-type="float" office:value="1.01168791769336">
                <text:p>1.01168791769336</text:p>
              </table:table-cell>
              <table:table-cell office:value-type="float" office:value="1.00757736497965">
                <text:p>1.00757736497965</text:p>
              </table:table-cell>
              <table:table-cell office:value-type="float" office:value="1.01532911064993">
                <text:p>1.01532911064993</text:p>
              </table:table-cell>
              <table:table-cell office:value-type="float" office:value="1.02500673632861">
                <text:p>1.02500673632861</text:p>
              </table:table-cell>
              <table:table-cell office:value-type="float" office:value="1.00979655347626">
                <text:p>1.00979655347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8521937812">
                <text:p>1.008521937812</text:p>
              </table:table-cell>
              <table:table-cell office:value-type="float" office:value="1.01279430924267">
                <text:p>1.01279430924267</text:p>
              </table:table-cell>
              <table:table-cell office:value-type="float" office:value="1.00694771749232">
                <text:p>1.00694771749232</text:p>
              </table:table-cell>
              <table:table-cell office:value-type="float" office:value="1.01565471816973">
                <text:p>1.01565471816973</text:p>
              </table:table-cell>
              <table:table-cell office:value-type="float" office:value="1.02433514928279">
                <text:p>1.02433514928279</text:p>
              </table:table-cell>
              <table:table-cell office:value-type="float" office:value="1.01155388028833">
                <text:p>1.011553880288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797736608933">
                <text:p>1.00797736608933</text:p>
              </table:table-cell>
              <table:table-cell office:value-type="float" office:value="1.01206808088897">
                <text:p>1.01206808088897</text:p>
              </table:table-cell>
              <table:table-cell office:value-type="float" office:value="1.0086694634941">
                <text:p>1.0086694634941</text:p>
              </table:table-cell>
              <table:table-cell office:value-type="float" office:value="1.01488638037996">
                <text:p>1.01488638037996</text:p>
              </table:table-cell>
              <table:table-cell office:value-type="float" office:value="1.02549998993395">
                <text:p>1.02549998993395</text:p>
              </table:table-cell>
              <table:table-cell office:value-type="float" office:value="1.01243270167302">
                <text:p>1.01243270167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645176855564">
                <text:p>1.00645176855564</text:p>
              </table:table-cell>
              <table:table-cell office:value-type="float" office:value="1.01237832129082">
                <text:p>1.01237832129082</text:p>
              </table:table-cell>
              <table:table-cell office:value-type="float" office:value="1.01393745138502">
                <text:p>1.01393745138502</text:p>
              </table:table-cell>
              <table:table-cell office:value-type="float" office:value="1.01538689983884">
                <text:p>1.01538689983884</text:p>
              </table:table-cell>
              <table:table-cell office:value-type="float" office:value="1.02479248540244">
                <text:p>1.02479248540244</text:p>
              </table:table-cell>
              <table:table-cell office:value-type="float" office:value="1.0103370147853">
                <text:p>1.0103370147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584726183546">
                <text:p>1.00584726183546</text:p>
              </table:table-cell>
              <table:table-cell office:value-type="float" office:value="1.01377928200315">
                <text:p>1.01377928200315</text:p>
              </table:table-cell>
              <table:table-cell office:value-type="float" office:value="1.01428116365883">
                <text:p>1.01428116365883</text:p>
              </table:table-cell>
              <table:table-cell office:value-type="float" office:value="1.0149125783659">
                <text:p>1.0149125783659</text:p>
              </table:table-cell>
              <table:table-cell office:value-type="float" office:value="1.02443396654924">
                <text:p>1.02443396654924</text:p>
              </table:table-cell>
              <table:table-cell office:value-type="float" office:value="1.01090250514611">
                <text:p>1.01090250514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432233009682">
                <text:p>1.00432233009682</text:p>
              </table:table-cell>
              <table:table-cell office:value-type="float" office:value="1.01288831196829">
                <text:p>1.01288831196829</text:p>
              </table:table-cell>
              <table:table-cell office:value-type="float" office:value="1.01204534043538">
                <text:p>1.01204534043538</text:p>
              </table:table-cell>
              <table:table-cell office:value-type="float" office:value="1.01353154111074">
                <text:p>1.01353154111074</text:p>
              </table:table-cell>
              <table:table-cell office:value-type="float" office:value="1.02533993094721">
                <text:p>1.02533993094721</text:p>
              </table:table-cell>
              <table:table-cell office:value-type="float" office:value="1.0095134798804">
                <text:p>1.0095134798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378342828463">
                <text:p>1.00378342828463</text:p>
              </table:table-cell>
              <table:table-cell office:value-type="float" office:value="1.01291237717318">
                <text:p>1.01291237717318</text:p>
              </table:table-cell>
              <table:table-cell office:value-type="float" office:value="1.01466616934596">
                <text:p>1.01466616934596</text:p>
              </table:table-cell>
              <table:table-cell office:value-type="float" office:value="1.01388429095189">
                <text:p>1.01388429095189</text:p>
              </table:table-cell>
              <table:table-cell office:value-type="float" office:value="1.0253387401565">
                <text:p>1.0253387401565</text:p>
              </table:table-cell>
              <table:table-cell office:value-type="float" office:value="1.01052426689595">
                <text:p>1.01052426689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740359567572">
                <text:p>1.00740359567572</text:p>
              </table:table-cell>
              <table:table-cell office:value-type="float" office:value="1.0124387452165">
                <text:p>1.0124387452165</text:p>
              </table:table-cell>
              <table:table-cell office:value-type="float" office:value="1.0099725571543">
                <text:p>1.0099725571543</text:p>
              </table:table-cell>
              <table:table-cell office:value-type="float" office:value="1.01544483043625">
                <text:p>1.01544483043625</text:p>
              </table:table-cell>
              <table:table-cell office:value-type="float" office:value="1.02518869956485">
                <text:p>1.02518869956485</text:p>
              </table:table-cell>
              <table:table-cell office:value-type="float" office:value="1.01099295234712">
                <text:p>1.01099295234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799669976886">
                <text:p>1.00799669976886</text:p>
              </table:table-cell>
              <table:table-cell office:value-type="float" office:value="1.01204643160496">
                <text:p>1.01204643160496</text:p>
              </table:table-cell>
              <table:table-cell office:value-type="float" office:value="1.00786712413625">
                <text:p>1.00786712413625</text:p>
              </table:table-cell>
              <table:table-cell office:value-type="float" office:value="1.01494700041363">
                <text:p>1.01494700041363</text:p>
              </table:table-cell>
              <table:table-cell office:value-type="float" office:value="1.02710353907073">
                <text:p>1.02710353907073</text:p>
              </table:table-cell>
              <table:table-cell office:value-type="float" office:value="1.01223809063754">
                <text:p>1.01223809063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932032123758">
                <text:p>1.00932032123758</text:p>
              </table:table-cell>
              <table:table-cell office:value-type="float" office:value="1.01110457426732">
                <text:p>1.01110457426732</text:p>
              </table:table-cell>
              <table:table-cell office:value-type="float" office:value="1.00919070524806">
                <text:p>1.00919070524806</text:p>
              </table:table-cell>
              <table:table-cell office:value-type="float" office:value="1.01590258408033">
                <text:p>1.01590258408033</text:p>
              </table:table-cell>
              <table:table-cell office:value-type="float" office:value="1.02393239154757">
                <text:p>1.02393239154757</text:p>
              </table:table-cell>
              <table:table-cell office:value-type="float" office:value="1.01224319532401">
                <text:p>1.01224319532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755456878736">
                <text:p>1.00755456878736</text:p>
              </table:table-cell>
              <table:table-cell office:value-type="float" office:value="1.01065315638347">
                <text:p>1.01065315638347</text:p>
              </table:table-cell>
              <table:table-cell office:value-type="float" office:value="1.01294467147731">
                <text:p>1.01294467147731</text:p>
              </table:table-cell>
              <table:table-cell office:value-type="float" office:value="1.01408956039311">
                <text:p>1.01408956039311</text:p>
              </table:table-cell>
              <table:table-cell office:value-type="float" office:value="1.024347743534">
                <text:p>1.024347743534</text:p>
              </table:table-cell>
              <table:table-cell office:value-type="float" office:value="1.01266874892866">
                <text:p>1.01266874892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929659439294">
                <text:p>1.00929659439294</text:p>
              </table:table-cell>
              <table:table-cell office:value-type="float" office:value="1.01232444282974">
                <text:p>1.01232444282974</text:p>
              </table:table-cell>
              <table:table-cell office:value-type="float" office:value="1.01466849436789">
                <text:p>1.01466849436789</text:p>
              </table:table-cell>
              <table:table-cell office:value-type="float" office:value="1.01394069065066">
                <text:p>1.01394069065066</text:p>
              </table:table-cell>
              <table:table-cell office:value-type="float" office:value="1.02487624755838">
                <text:p>1.02487624755838</text:p>
              </table:table-cell>
              <table:table-cell office:value-type="float" office:value="1.00926277785212">
                <text:p>1.00926277785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897568409455">
                <text:p>1.00897568409455</text:p>
              </table:table-cell>
              <table:table-cell office:value-type="float" office:value="1.0135528084372">
                <text:p>1.0135528084372</text:p>
              </table:table-cell>
              <table:table-cell office:value-type="float" office:value="1.0158175509393">
                <text:p>1.0158175509393</text:p>
              </table:table-cell>
              <table:table-cell office:value-type="float" office:value="1.01312959776654">
                <text:p>1.01312959776654</text:p>
              </table:table-cell>
              <table:table-cell office:value-type="float" office:value="1.02437659917916">
                <text:p>1.02437659917916</text:p>
              </table:table-cell>
              <table:table-cell office:value-type="float" office:value="1.00961954042479">
                <text:p>1.00961954042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945914329251">
                <text:p>1.00945914329251</text:p>
              </table:table-cell>
              <table:table-cell office:value-type="float" office:value="1.01256308491634">
                <text:p>1.01256308491634</text:p>
              </table:table-cell>
              <table:table-cell office:value-type="float" office:value="1.01220023462548">
                <text:p>1.01220023462548</text:p>
              </table:table-cell>
              <table:table-cell office:value-type="float" office:value="1.0139397799987">
                <text:p>1.0139397799987</text:p>
              </table:table-cell>
              <table:table-cell office:value-type="float" office:value="1.0242442447149">
                <text:p>1.0242442447149</text:p>
              </table:table-cell>
              <table:table-cell office:value-type="float" office:value="1.00842470504111">
                <text:p>1.00842470504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216533130368">
                <text:p>1.01216533130368</text:p>
              </table:table-cell>
              <table:table-cell office:value-type="float" office:value="1.01353721486163">
                <text:p>1.01353721486163</text:p>
              </table:table-cell>
              <table:table-cell office:value-type="float" office:value="1.01043602460854">
                <text:p>1.01043602460854</text:p>
              </table:table-cell>
              <table:table-cell office:value-type="float" office:value="1.01397335358023">
                <text:p>1.01397335358023</text:p>
              </table:table-cell>
              <table:table-cell office:value-type="float" office:value="1.02362395044177">
                <text:p>1.02362395044177</text:p>
              </table:table-cell>
              <table:table-cell office:value-type="float" office:value="1.00997653620715">
                <text:p>1.00997653620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260409013177">
                <text:p>1.01260409013177</text:p>
              </table:table-cell>
              <table:table-cell office:value-type="float" office:value="1.01268463628278">
                <text:p>1.01268463628278</text:p>
              </table:table-cell>
              <table:table-cell office:value-type="float" office:value="1.00852640976581">
                <text:p>1.00852640976581</text:p>
              </table:table-cell>
              <table:table-cell office:value-type="float" office:value="1.01531637473868">
                <text:p>1.01531637473868</text:p>
              </table:table-cell>
              <table:table-cell office:value-type="float" office:value="1.02390489928387">
                <text:p>1.02390489928387</text:p>
              </table:table-cell>
              <table:table-cell office:value-type="float" office:value="1.0086589562733">
                <text:p>1.0086589562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1003473415012">
                <text:p>1.01003473415012</text:p>
              </table:table-cell>
              <table:table-cell office:value-type="float" office:value="1.01164242810204">
                <text:p>1.01164242810204</text:p>
              </table:table-cell>
              <table:table-cell office:value-type="float" office:value="1.00992757045132">
                <text:p>1.00992757045132</text:p>
              </table:table-cell>
              <table:table-cell office:value-type="float" office:value="1.01444237669252">
                <text:p>1.01444237669252</text:p>
              </table:table-cell>
              <table:table-cell office:value-type="float" office:value="1.02361111159788">
                <text:p>1.02361111159788</text:p>
              </table:table-cell>
              <table:table-cell office:value-type="float" office:value="1.00755143428585">
                <text:p>1.00755143428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964945017382">
                <text:p>1.00964945017382</text:p>
              </table:table-cell>
              <table:table-cell office:value-type="float" office:value="1.01196422953133">
                <text:p>1.01196422953133</text:p>
              </table:table-cell>
              <table:table-cell office:value-type="float" office:value="1.01087944650961">
                <text:p>1.01087944650961</text:p>
              </table:table-cell>
              <table:table-cell office:value-type="float" office:value="1.01668072016626">
                <text:p>1.01668072016626</text:p>
              </table:table-cell>
              <table:table-cell office:value-type="float" office:value="1.02394903151358">
                <text:p>1.02394903151358</text:p>
              </table:table-cell>
              <table:table-cell office:value-type="float" office:value="1.00934618375642">
                <text:p>1.00934618375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080383390719">
                <text:p>1.01080383390719</text:p>
              </table:table-cell>
              <table:table-cell office:value-type="float" office:value="1.01245287527809">
                <text:p>1.01245287527809</text:p>
              </table:table-cell>
              <table:table-cell office:value-type="float" office:value="1.00964675469024">
                <text:p>1.00964675469024</text:p>
              </table:table-cell>
              <table:table-cell office:value-type="float" office:value="1.01637106630509">
                <text:p>1.01637106630509</text:p>
              </table:table-cell>
              <table:table-cell office:value-type="float" office:value="1.02376012516153">
                <text:p>1.02376012516153</text:p>
              </table:table-cell>
              <table:table-cell office:value-type="float" office:value="1.00923578100388">
                <text:p>1.00923578100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936048861927">
                <text:p>1.00936048861927</text:p>
              </table:table-cell>
              <table:table-cell office:value-type="float" office:value="1.01301517400156">
                <text:p>1.01301517400156</text:p>
              </table:table-cell>
              <table:table-cell office:value-type="float" office:value="1.00707419548191">
                <text:p>1.00707419548191</text:p>
              </table:table-cell>
              <table:table-cell office:value-type="float" office:value="1.01577940108198">
                <text:p>1.01577940108198</text:p>
              </table:table-cell>
              <table:table-cell office:value-type="float" office:value="1.0235230404021">
                <text:p>1.0235230404021</text:p>
              </table:table-cell>
              <table:table-cell office:value-type="float" office:value="1.00966570988983">
                <text:p>1.00966570988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890211496698">
                <text:p>1.00890211496698</text:p>
              </table:table-cell>
              <table:table-cell office:value-type="float" office:value="1.01322162122634">
                <text:p>1.01322162122634</text:p>
              </table:table-cell>
              <table:table-cell office:value-type="float" office:value="1.00898034553368">
                <text:p>1.00898034553368</text:p>
              </table:table-cell>
              <table:table-cell office:value-type="float" office:value="1.01544205866181">
                <text:p>1.01544205866181</text:p>
              </table:table-cell>
              <table:table-cell office:value-type="float" office:value="1.02324688759612">
                <text:p>1.02324688759612</text:p>
              </table:table-cell>
              <table:table-cell office:value-type="float" office:value="1.00949584629968">
                <text:p>1.00949584629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736956200173">
                <text:p>1.00736956200173</text:p>
              </table:table-cell>
              <table:table-cell office:value-type="float" office:value="1.01360188256889">
                <text:p>1.01360188256889</text:p>
              </table:table-cell>
              <table:table-cell office:value-type="float" office:value="1.01217911551379">
                <text:p>1.01217911551379</text:p>
              </table:table-cell>
              <table:table-cell office:value-type="float" office:value="1.01461547402074">
                <text:p>1.01461547402074</text:p>
              </table:table-cell>
              <table:table-cell office:value-type="float" office:value="1.02397747706486">
                <text:p>1.02397747706486</text:p>
              </table:table-cell>
              <table:table-cell office:value-type="float" office:value="1.0088278488">
                <text:p>1.0088278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794030189387">
                <text:p>1.00794030189387</text:p>
              </table:table-cell>
              <table:table-cell office:value-type="float" office:value="1.01163952421053">
                <text:p>1.01163952421053</text:p>
              </table:table-cell>
              <table:table-cell office:value-type="float" office:value="1.01202474178934">
                <text:p>1.01202474178934</text:p>
              </table:table-cell>
              <table:table-cell office:value-type="float" office:value="1.01475392700933">
                <text:p>1.01475392700933</text:p>
              </table:table-cell>
              <table:table-cell office:value-type="float" office:value="1.02427918480983">
                <text:p>1.02427918480983</text:p>
              </table:table-cell>
              <table:table-cell office:value-type="float" office:value="1.01075091053508">
                <text:p>1.01075091053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743118932716">
                <text:p>1.00743118932716</text:p>
              </table:table-cell>
              <table:table-cell office:value-type="float" office:value="1.0122523304043">
                <text:p>1.0122523304043</text:p>
              </table:table-cell>
              <table:table-cell office:value-type="float" office:value="1.01389974303355">
                <text:p>1.01389974303355</text:p>
              </table:table-cell>
              <table:table-cell office:value-type="float" office:value="1.01479603978818">
                <text:p>1.01479603978818</text:p>
              </table:table-cell>
              <table:table-cell office:value-type="float" office:value="1.02448764572008">
                <text:p>1.02448764572008</text:p>
              </table:table-cell>
              <table:table-cell office:value-type="float" office:value="1.01204140695269">
                <text:p>1.01204140695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019126572618">
                <text:p>1.01019126572618</text:p>
              </table:table-cell>
              <table:table-cell office:value-type="float" office:value="1.01092718432398">
                <text:p>1.01092718432398</text:p>
              </table:table-cell>
              <table:table-cell office:value-type="float" office:value="1.01169816968318">
                <text:p>1.01169816968318</text:p>
              </table:table-cell>
              <table:table-cell office:value-type="float" office:value="1.01449338466368">
                <text:p>1.01449338466368</text:p>
              </table:table-cell>
              <table:table-cell office:value-type="float" office:value="1.02315804190612">
                <text:p>1.02315804190612</text:p>
              </table:table-cell>
              <table:table-cell office:value-type="float" office:value="1.01269131142291">
                <text:p>1.01269131142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103660403298">
                <text:p>1.01103660403298</text:p>
              </table:table-cell>
              <table:table-cell office:value-type="float" office:value="1.01143179982581">
                <text:p>1.01143179982581</text:p>
              </table:table-cell>
              <table:table-cell office:value-type="float" office:value="1.01092531781181">
                <text:p>1.01092531781181</text:p>
              </table:table-cell>
              <table:table-cell office:value-type="float" office:value="1.01446993443126">
                <text:p>1.01446993443126</text:p>
              </table:table-cell>
              <table:table-cell office:value-type="float" office:value="1.02343232279353">
                <text:p>1.02343232279353</text:p>
              </table:table-cell>
              <table:table-cell office:value-type="float" office:value="1.01089123906388">
                <text:p>1.010891239063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062787183976">
                <text:p>1.01062787183976</text:p>
              </table:table-cell>
              <table:table-cell office:value-type="float" office:value="1.01309394071837">
                <text:p>1.01309394071837</text:p>
              </table:table-cell>
              <table:table-cell office:value-type="float" office:value="1.01082235167807">
                <text:p>1.01082235167807</text:p>
              </table:table-cell>
              <table:table-cell office:value-type="float" office:value="1.01294014567548">
                <text:p>1.01294014567548</text:p>
              </table:table-cell>
              <table:table-cell office:value-type="float" office:value="1.03021879884398">
                <text:p>1.03021879884398</text:p>
              </table:table-cell>
              <table:table-cell office:value-type="float" office:value="1.00987636092271">
                <text:p>1.009876360922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990455863565">
                <text:p>1.00990455863565</text:p>
              </table:table-cell>
              <table:table-cell office:value-type="float" office:value="1.01230744992027">
                <text:p>1.01230744992027</text:p>
              </table:table-cell>
              <table:table-cell office:value-type="float" office:value="1.00913763627209">
                <text:p>1.00913763627209</text:p>
              </table:table-cell>
              <table:table-cell office:value-type="float" office:value="1.01373115474172">
                <text:p>1.01373115474172</text:p>
              </table:table-cell>
              <table:table-cell office:value-type="float" office:value="1.02545011373976">
                <text:p>1.02545011373976</text:p>
              </table:table-cell>
              <table:table-cell office:value-type="float" office:value="1.01036827121499">
                <text:p>1.01036827121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798015157821">
                <text:p>1.00798015157821</text:p>
              </table:table-cell>
              <table:table-cell office:value-type="float" office:value="1.0126239219965">
                <text:p>1.0126239219965</text:p>
              </table:table-cell>
              <table:table-cell office:value-type="float" office:value="1.00996970519584">
                <text:p>1.00996970519584</text:p>
              </table:table-cell>
              <table:table-cell office:value-type="float" office:value="1.01463594808161">
                <text:p>1.01463594808161</text:p>
              </table:table-cell>
              <table:table-cell office:value-type="float" office:value="1.03737931985498">
                <text:p>1.03737931985498</text:p>
              </table:table-cell>
              <table:table-cell office:value-type="float" office:value="1.01027634144435">
                <text:p>1.0102763414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651673735358">
                <text:p>1.00651673735358</text:p>
              </table:table-cell>
              <table:table-cell office:value-type="float" office:value="1.01403754877847">
                <text:p>1.01403754877847</text:p>
              </table:table-cell>
              <table:table-cell office:value-type="float" office:value="1.0097816061158">
                <text:p>1.0097816061158</text:p>
              </table:table-cell>
              <table:table-cell office:value-type="float" office:value="1.01473871589349">
                <text:p>1.01473871589349</text:p>
              </table:table-cell>
              <table:table-cell office:value-type="float" office:value="1.02462999348587">
                <text:p>1.02462999348587</text:p>
              </table:table-cell>
              <table:table-cell office:value-type="float" office:value="1.01318086117931">
                <text:p>1.01318086117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595287981012">
                <text:p>1.00595287981012</text:p>
              </table:table-cell>
              <table:table-cell office:value-type="float" office:value="1.01246514179726">
                <text:p>1.01246514179726</text:p>
              </table:table-cell>
              <table:table-cell office:value-type="float" office:value="1.01556703693843">
                <text:p>1.01556703693843</text:p>
              </table:table-cell>
              <table:table-cell office:value-type="float" office:value="1.01618785581222">
                <text:p>1.01618785581222</text:p>
              </table:table-cell>
              <table:table-cell office:value-type="float" office:value="1.02517990788496">
                <text:p>1.02517990788496</text:p>
              </table:table-cell>
              <table:table-cell office:value-type="float" office:value="1.01312507259137">
                <text:p>1.01312507259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909541922068">
                <text:p>1.00909541922068</text:p>
              </table:table-cell>
              <table:table-cell office:value-type="float" office:value="1.01171388038906">
                <text:p>1.01171388038906</text:p>
              </table:table-cell>
              <table:table-cell office:value-type="float" office:value="1.0071598257751">
                <text:p>1.0071598257751</text:p>
              </table:table-cell>
              <table:table-cell office:value-type="float" office:value="1.0143747762191">
                <text:p>1.0143747762191</text:p>
              </table:table-cell>
              <table:table-cell office:value-type="float" office:value="1.02490917845279">
                <text:p>1.02490917845279</text:p>
              </table:table-cell>
              <table:table-cell office:value-type="float" office:value="1.01248301455294">
                <text:p>1.01248301455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593005467395">
                <text:p>1.00593005467395</text:p>
              </table:table-cell>
              <table:table-cell office:value-type="float" office:value="1.01169807458025">
                <text:p>1.01169807458025</text:p>
              </table:table-cell>
              <table:table-cell office:value-type="float" office:value="1.00464618609149">
                <text:p>1.00464618609149</text:p>
              </table:table-cell>
              <table:table-cell office:value-type="float" office:value="1.01282682539442">
                <text:p>1.01282682539442</text:p>
              </table:table-cell>
              <table:table-cell office:value-type="float" office:value="1.02415838809157">
                <text:p>1.02415838809157</text:p>
              </table:table-cell>
              <table:table-cell office:value-type="float" office:value="1.01022513587991">
                <text:p>1.01022513587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615429621962">
                <text:p>1.00615429621962</text:p>
              </table:table-cell>
              <table:table-cell office:value-type="float" office:value="1.01212475186827">
                <text:p>1.01212475186827</text:p>
              </table:table-cell>
              <table:table-cell office:value-type="float" office:value="1.00948111414152">
                <text:p>1.00948111414152</text:p>
              </table:table-cell>
              <table:table-cell office:value-type="float" office:value="1.01423175540602">
                <text:p>1.01423175540602</text:p>
              </table:table-cell>
              <table:table-cell office:value-type="float" office:value="1.02416772585919">
                <text:p>1.02416772585919</text:p>
              </table:table-cell>
              <table:table-cell office:value-type="float" office:value="1.01255949436113">
                <text:p>1.01255949436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907305451825">
                <text:p>1.00907305451825</text:p>
              </table:table-cell>
              <table:table-cell office:value-type="float" office:value="1.01245582740267">
                <text:p>1.01245582740267</text:p>
              </table:table-cell>
              <table:table-cell office:value-type="float" office:value="1.00813492387456">
                <text:p>1.00813492387456</text:p>
              </table:table-cell>
              <table:table-cell office:value-type="float" office:value="1.01480945263725">
                <text:p>1.01480945263725</text:p>
              </table:table-cell>
              <table:table-cell office:value-type="float" office:value="1.02412047897965">
                <text:p>1.02412047897965</text:p>
              </table:table-cell>
              <table:table-cell office:value-type="float" office:value="1.01132412227436">
                <text:p>1.01132412227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13614937201">
                <text:p>1.0113614937201</text:p>
              </table:table-cell>
              <table:table-cell office:value-type="float" office:value="1.01157799724653">
                <text:p>1.01157799724653</text:p>
              </table:table-cell>
              <table:table-cell office:value-type="float" office:value="1.00611092050104">
                <text:p>1.00611092050104</text:p>
              </table:table-cell>
              <table:table-cell office:value-type="float" office:value="1.01470202512519">
                <text:p>1.01470202512519</text:p>
              </table:table-cell>
              <table:table-cell office:value-type="float" office:value="1.02322236291438">
                <text:p>1.02322236291438</text:p>
              </table:table-cell>
              <table:table-cell office:value-type="float" office:value="1.01157464898674">
                <text:p>1.01157464898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057369085135">
                <text:p>1.01057369085135</text:p>
              </table:table-cell>
              <table:table-cell office:value-type="float" office:value="1.01166486977442">
                <text:p>1.01166486977442</text:p>
              </table:table-cell>
              <table:table-cell office:value-type="float" office:value="1.01086344570883">
                <text:p>1.01086344570883</text:p>
              </table:table-cell>
              <table:table-cell office:value-type="float" office:value="1.0128435150145">
                <text:p>1.0128435150145</text:p>
              </table:table-cell>
              <table:table-cell office:value-type="float" office:value="1.02465352757825">
                <text:p>1.02465352757825</text:p>
              </table:table-cell>
              <table:table-cell office:value-type="float" office:value="1.01061212169555">
                <text:p>1.01061212169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877757931109">
                <text:p>1.00877757931109</text:p>
              </table:table-cell>
              <table:table-cell office:value-type="float" office:value="1.01251501027895">
                <text:p>1.01251501027895</text:p>
              </table:table-cell>
              <table:table-cell office:value-type="float" office:value="1.01024889237584">
                <text:p>1.01024889237584</text:p>
              </table:table-cell>
              <table:table-cell office:value-type="float" office:value="1.01520199595536">
                <text:p>1.01520199595536</text:p>
              </table:table-cell>
              <table:table-cell office:value-type="float" office:value="1.02456297245807">
                <text:p>1.02456297245807</text:p>
              </table:table-cell>
              <table:table-cell office:value-type="float" office:value="1.00832331769841">
                <text:p>1.008323317698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179108459744">
                <text:p>1.01179108459744</text:p>
              </table:table-cell>
              <table:table-cell office:value-type="float" office:value="1.01311435797943">
                <text:p>1.01311435797943</text:p>
              </table:table-cell>
              <table:table-cell office:value-type="float" office:value="1.01058077142126">
                <text:p>1.01058077142126</text:p>
              </table:table-cell>
              <table:table-cell office:value-type="float" office:value="1.01612642847722">
                <text:p>1.01612642847722</text:p>
              </table:table-cell>
              <table:table-cell office:value-type="float" office:value="1.02409635490595">
                <text:p>1.02409635490595</text:p>
              </table:table-cell>
              <table:table-cell office:value-type="float" office:value="1.01168144076443">
                <text:p>1.01168144076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317883272618">
                <text:p>1.01317883272618</text:p>
              </table:table-cell>
              <table:table-cell office:value-type="float" office:value="1.01211900078949">
                <text:p>1.01211900078949</text:p>
              </table:table-cell>
              <table:table-cell office:value-type="float" office:value="1.00977120753696">
                <text:p>1.00977120753696</text:p>
              </table:table-cell>
              <table:table-cell office:value-type="float" office:value="1.01512432334245">
                <text:p>1.01512432334245</text:p>
              </table:table-cell>
              <table:table-cell office:value-type="float" office:value="1.02443358480234">
                <text:p>1.02443358480234</text:p>
              </table:table-cell>
              <table:table-cell office:value-type="float" office:value="1.01274228981766">
                <text:p>1.01274228981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230084219876">
                <text:p>1.01230084219876</text:p>
              </table:table-cell>
              <table:table-cell office:value-type="float" office:value="1.01162554164441">
                <text:p>1.01162554164441</text:p>
              </table:table-cell>
              <table:table-cell office:value-type="float" office:value="1.00981189212833">
                <text:p>1.00981189212833</text:p>
              </table:table-cell>
              <table:table-cell office:value-type="float" office:value="1.01665056847542">
                <text:p>1.01665056847542</text:p>
              </table:table-cell>
              <table:table-cell office:value-type="float" office:value="1.02491429781084">
                <text:p>1.02491429781084</text:p>
              </table:table-cell>
              <table:table-cell office:value-type="float" office:value="1.0118804531703">
                <text:p>1.01188045317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398663042709">
                <text:p>1.01398663042709</text:p>
              </table:table-cell>
              <table:table-cell office:value-type="float" office:value="1.01188430961366">
                <text:p>1.01188430961366</text:p>
              </table:table-cell>
              <table:table-cell office:value-type="float" office:value="1.01212763381641">
                <text:p>1.01212763381641</text:p>
              </table:table-cell>
              <table:table-cell office:value-type="float" office:value="1.01621000422961">
                <text:p>1.01621000422961</text:p>
              </table:table-cell>
              <table:table-cell office:value-type="float" office:value="1.02525523824254">
                <text:p>1.02525523824254</text:p>
              </table:table-cell>
              <table:table-cell office:value-type="float" office:value="1.0126452533741">
                <text:p>1.01264525337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277400461019">
                <text:p>1.01277400461019</text:p>
              </table:table-cell>
              <table:table-cell office:value-type="float" office:value="1.01124489916466">
                <text:p>1.01124489916466</text:p>
              </table:table-cell>
              <table:table-cell office:value-type="float" office:value="1.00985205380975">
                <text:p>1.00985205380975</text:p>
              </table:table-cell>
              <table:table-cell office:value-type="float" office:value="1.01515038231483">
                <text:p>1.01515038231483</text:p>
              </table:table-cell>
              <table:table-cell office:value-type="float" office:value="1.02487485366624">
                <text:p>1.02487485366624</text:p>
              </table:table-cell>
              <table:table-cell office:value-type="float" office:value="1.01297711744546">
                <text:p>1.012977117445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80027297555">
                <text:p>1.0080027297555</text:p>
              </table:table-cell>
              <table:table-cell office:value-type="float" office:value="1.01377593216597">
                <text:p>1.01377593216597</text:p>
              </table:table-cell>
              <table:table-cell office:value-type="float" office:value="1.00968045835253">
                <text:p>1.00968045835253</text:p>
              </table:table-cell>
              <table:table-cell office:value-type="float" office:value="1.01725632382197">
                <text:p>1.01725632382197</text:p>
              </table:table-cell>
              <table:table-cell office:value-type="float" office:value="1.02393921712097">
                <text:p>1.02393921712097</text:p>
              </table:table-cell>
              <table:table-cell office:value-type="float" office:value="1.01584337099677">
                <text:p>1.015843370996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894248345784">
                <text:p>1.00894248345784</text:p>
              </table:table-cell>
              <table:table-cell office:value-type="float" office:value="1.01268490231903">
                <text:p>1.01268490231903</text:p>
              </table:table-cell>
              <table:table-cell office:value-type="float" office:value="1.00801037333634">
                <text:p>1.00801037333634</text:p>
              </table:table-cell>
              <table:table-cell office:value-type="float" office:value="1.01754494159894">
                <text:p>1.01754494159894</text:p>
              </table:table-cell>
              <table:table-cell office:value-type="float" office:value="1.02446713938114">
                <text:p>1.02446713938114</text:p>
              </table:table-cell>
              <table:table-cell office:value-type="float" office:value="1.0138523544496">
                <text:p>1.0138523544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961501462626">
                <text:p>1.00961501462626</text:p>
              </table:table-cell>
              <table:table-cell office:value-type="float" office:value="1.01302683311083">
                <text:p>1.01302683311083</text:p>
              </table:table-cell>
              <table:table-cell office:value-type="float" office:value="1.00858533638989">
                <text:p>1.00858533638989</text:p>
              </table:table-cell>
              <table:table-cell office:value-type="float" office:value="1.01671868200979">
                <text:p>1.01671868200979</text:p>
              </table:table-cell>
              <table:table-cell office:value-type="float" office:value="1.02506358977922">
                <text:p>1.02506358977922</text:p>
              </table:table-cell>
              <table:table-cell office:value-type="float" office:value="1.01520674155556">
                <text:p>1.01520674155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002070911262">
                <text:p>1.01002070911262</text:p>
              </table:table-cell>
              <table:table-cell office:value-type="float" office:value="1.01336559441603">
                <text:p>1.01336559441603</text:p>
              </table:table-cell>
              <table:table-cell office:value-type="float" office:value="1.00955464013464">
                <text:p>1.00955464013464</text:p>
              </table:table-cell>
              <table:table-cell office:value-type="float" office:value="1.01655672587962">
                <text:p>1.01655672587962</text:p>
              </table:table-cell>
              <table:table-cell office:value-type="float" office:value="1.02435379524471">
                <text:p>1.02435379524471</text:p>
              </table:table-cell>
              <table:table-cell office:value-type="float" office:value="1.01350396687523">
                <text:p>1.01350396687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202927357125">
                <text:p>1.01202927357125</text:p>
              </table:table-cell>
              <table:table-cell office:value-type="float" office:value="1.01379907842415">
                <text:p>1.01379907842415</text:p>
              </table:table-cell>
              <table:table-cell office:value-type="float" office:value="1.01040198449948">
                <text:p>1.01040198449948</text:p>
              </table:table-cell>
              <table:table-cell office:value-type="float" office:value="1.01820516434939">
                <text:p>1.01820516434939</text:p>
              </table:table-cell>
              <table:table-cell office:value-type="float" office:value="1.02549194417858">
                <text:p>1.02549194417858</text:p>
              </table:table-cell>
              <table:table-cell office:value-type="float" office:value="1.01252184825489">
                <text:p>1.012521848254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339781522561">
                <text:p>1.01339781522561</text:p>
              </table:table-cell>
              <table:table-cell office:value-type="float" office:value="1.01439198546543">
                <text:p>1.01439198546543</text:p>
              </table:table-cell>
              <table:table-cell office:value-type="float" office:value="1.0103148448916">
                <text:p>1.0103148448916</text:p>
              </table:table-cell>
              <table:table-cell office:value-type="float" office:value="1.01765229899488">
                <text:p>1.01765229899488</text:p>
              </table:table-cell>
              <table:table-cell office:value-type="float" office:value="1.03013361928432">
                <text:p>1.03013361928432</text:p>
              </table:table-cell>
              <table:table-cell office:value-type="float" office:value="1.01247856890442">
                <text:p>1.012478568904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074818491496">
                <text:p>1.01074818491496</text:p>
              </table:table-cell>
              <table:table-cell office:value-type="float" office:value="1.01222218203367">
                <text:p>1.01222218203367</text:p>
              </table:table-cell>
              <table:table-cell office:value-type="float" office:value="1.0082135001025">
                <text:p>1.0082135001025</text:p>
              </table:table-cell>
              <table:table-cell office:value-type="float" office:value="1.01907912396212">
                <text:p>1.01907912396212</text:p>
              </table:table-cell>
              <table:table-cell office:value-type="float" office:value="1.02386496188535">
                <text:p>1.02386496188535</text:p>
              </table:table-cell>
              <table:table-cell office:value-type="float" office:value="1.01289627493958">
                <text:p>1.01289627493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95810025303">
                <text:p>1.00995810025303</text:p>
              </table:table-cell>
              <table:table-cell office:value-type="float" office:value="1.01189662774019">
                <text:p>1.01189662774019</text:p>
              </table:table-cell>
              <table:table-cell office:value-type="float" office:value="1.01086682539257">
                <text:p>1.01086682539257</text:p>
              </table:table-cell>
              <table:table-cell office:value-type="float" office:value="1.01900239004917">
                <text:p>1.01900239004917</text:p>
              </table:table-cell>
              <table:table-cell office:value-type="float" office:value="1.02491492293633">
                <text:p>1.02491492293633</text:p>
              </table:table-cell>
              <table:table-cell office:value-type="float" office:value="1.0124631627564">
                <text:p>1.01246316275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738604553682">
                <text:p>1.00738604553682</text:p>
              </table:table-cell>
              <table:table-cell office:value-type="float" office:value="1.0122885308112">
                <text:p>1.0122885308112</text:p>
              </table:table-cell>
              <table:table-cell office:value-type="float" office:value="1.00926168620077">
                <text:p>1.00926168620077</text:p>
              </table:table-cell>
              <table:table-cell office:value-type="float" office:value="1.01910379629106">
                <text:p>1.01910379629106</text:p>
              </table:table-cell>
              <table:table-cell office:value-type="float" office:value="1.02448165618255">
                <text:p>1.02448165618255</text:p>
              </table:table-cell>
              <table:table-cell office:value-type="float" office:value="1.01073607118732">
                <text:p>1.010736071187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943399373397">
                <text:p>1.00943399373397</text:p>
              </table:table-cell>
              <table:table-cell office:value-type="float" office:value="1.01334936581794">
                <text:p>1.01334936581794</text:p>
              </table:table-cell>
              <table:table-cell office:value-type="float" office:value="1.01076736698131">
                <text:p>1.01076736698131</text:p>
              </table:table-cell>
              <table:table-cell office:value-type="float" office:value="1.01790499973339">
                <text:p>1.01790499973339</text:p>
              </table:table-cell>
              <table:table-cell office:value-type="float" office:value="1.02337096535435">
                <text:p>1.02337096535435</text:p>
              </table:table-cell>
              <table:table-cell office:value-type="float" office:value="1.01110422670409">
                <text:p>1.011104226704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1062166577128">
                <text:p>1.01062166577128</text:p>
              </table:table-cell>
              <table:table-cell office:value-type="float" office:value="1.01131810645296">
                <text:p>1.01131810645296</text:p>
              </table:table-cell>
              <table:table-cell office:value-type="float" office:value="1.01072691625828">
                <text:p>1.01072691625828</text:p>
              </table:table-cell>
              <table:table-cell office:value-type="float" office:value="1.01793373436073">
                <text:p>1.01793373436073</text:p>
              </table:table-cell>
              <table:table-cell office:value-type="float" office:value="1.02895375332378">
                <text:p>1.02895375332378</text:p>
              </table:table-cell>
              <table:table-cell office:value-type="float" office:value="1.01150264308848">
                <text:p>1.01150264308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1124397575911">
                <text:p>1.01124397575911</text:p>
              </table:table-cell>
              <table:table-cell office:value-type="float" office:value="1.01190327839314">
                <text:p>1.01190327839314</text:p>
              </table:table-cell>
              <table:table-cell office:value-type="float" office:value="1.00881637070527">
                <text:p>1.00881637070527</text:p>
              </table:table-cell>
              <table:table-cell office:value-type="float" office:value="1.01635872823204">
                <text:p>1.01635872823204</text:p>
              </table:table-cell>
              <table:table-cell office:value-type="float" office:value="1.02291016366584">
                <text:p>1.02291016366584</text:p>
              </table:table-cell>
              <table:table-cell office:value-type="float" office:value="1.01025153259895">
                <text:p>1.010251532598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221699716191">
                <text:p>1.01221699716191</text:p>
              </table:table-cell>
              <table:table-cell office:value-type="float" office:value="1.01156638593143">
                <text:p>1.01156638593143</text:p>
              </table:table-cell>
              <table:table-cell office:value-type="float" office:value="1.01233289135961">
                <text:p>1.01233289135961</text:p>
              </table:table-cell>
              <table:table-cell office:value-type="float" office:value="1.01537621066365">
                <text:p>1.01537621066365</text:p>
              </table:table-cell>
              <table:table-cell office:value-type="float" office:value="1.0229886010172">
                <text:p>1.0229886010172</text:p>
              </table:table-cell>
              <table:table-cell office:value-type="float" office:value="1.01255049071621">
                <text:p>1.01255049071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03153488867">
                <text:p>1.0103153488867</text:p>
              </table:table-cell>
              <table:table-cell office:value-type="float" office:value="1.0123039583682">
                <text:p>1.0123039583682</text:p>
              </table:table-cell>
              <table:table-cell office:value-type="float" office:value="1.00746974658309">
                <text:p>1.00746974658309</text:p>
              </table:table-cell>
              <table:table-cell office:value-type="float" office:value="1.01667652248345">
                <text:p>1.01667652248345</text:p>
              </table:table-cell>
              <table:table-cell office:value-type="float" office:value="1.02254842019497">
                <text:p>1.02254842019497</text:p>
              </table:table-cell>
              <table:table-cell office:value-type="float" office:value="1.01208288558599">
                <text:p>1.012082885585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957688577176">
                <text:p>1.00957688577176</text:p>
              </table:table-cell>
              <table:table-cell office:value-type="float" office:value="1.01144446702126">
                <text:p>1.01144446702126</text:p>
              </table:table-cell>
              <table:table-cell office:value-type="float" office:value="1.01079079857887">
                <text:p>1.01079079857887</text:p>
              </table:table-cell>
              <table:table-cell office:value-type="float" office:value="1.01744146147611">
                <text:p>1.01744146147611</text:p>
              </table:table-cell>
              <table:table-cell office:value-type="float" office:value="1.0252401051181">
                <text:p>1.0252401051181</text:p>
              </table:table-cell>
              <table:table-cell office:value-type="float" office:value="1.01160155367968">
                <text:p>1.01160155367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946110514718">
                <text:p>1.00946110514718</text:p>
              </table:table-cell>
              <table:table-cell office:value-type="float" office:value="1.01130318913161">
                <text:p>1.01130318913161</text:p>
              </table:table-cell>
              <table:table-cell office:value-type="float" office:value="1.00970331823574">
                <text:p>1.00970331823574</text:p>
              </table:table-cell>
              <table:table-cell office:value-type="float" office:value="1.01707427148183">
                <text:p>1.01707427148183</text:p>
              </table:table-cell>
              <table:table-cell office:value-type="float" office:value="1.02375528362646">
                <text:p>1.02375528362646</text:p>
              </table:table-cell>
              <table:table-cell office:value-type="float" office:value="1.01069787056965">
                <text:p>1.010697870569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927539097016">
                <text:p>1.00927539097016</text:p>
              </table:table-cell>
              <table:table-cell office:value-type="float" office:value="1.01204400311162">
                <text:p>1.01204400311162</text:p>
              </table:table-cell>
              <table:table-cell office:value-type="float" office:value="1.01333002002595">
                <text:p>1.01333002002595</text:p>
              </table:table-cell>
              <table:table-cell office:value-type="float" office:value="1.01654687940985">
                <text:p>1.01654687940985</text:p>
              </table:table-cell>
              <table:table-cell office:value-type="float" office:value="1.02364698272076">
                <text:p>1.02364698272076</text:p>
              </table:table-cell>
              <table:table-cell office:value-type="float" office:value="1.01080155573942">
                <text:p>1.01080155573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813651869234">
                <text:p>1.00813651869234</text:p>
              </table:table-cell>
              <table:table-cell office:value-type="float" office:value="1.01124108720184">
                <text:p>1.01124108720184</text:p>
              </table:table-cell>
              <table:table-cell office:value-type="float" office:value="1.01578744375647">
                <text:p>1.01578744375647</text:p>
              </table:table-cell>
              <table:table-cell office:value-type="float" office:value="1.01689224973523">
                <text:p>1.01689224973523</text:p>
              </table:table-cell>
              <table:table-cell office:value-type="float" office:value="1.02642910439416">
                <text:p>1.02642910439416</text:p>
              </table:table-cell>
              <table:table-cell office:value-type="float" office:value="1.01139282806788">
                <text:p>1.01139282806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761088284733">
                <text:p>1.00761088284733</text:p>
              </table:table-cell>
              <table:table-cell office:value-type="float" office:value="1.01249611075169">
                <text:p>1.01249611075169</text:p>
              </table:table-cell>
              <table:table-cell office:value-type="float" office:value="1.01281570913526">
                <text:p>1.01281570913526</text:p>
              </table:table-cell>
              <table:table-cell office:value-type="float" office:value="1.01576015612837">
                <text:p>1.01576015612837</text:p>
              </table:table-cell>
              <table:table-cell office:value-type="float" office:value="1.0243139197151">
                <text:p>1.0243139197151</text:p>
              </table:table-cell>
              <table:table-cell office:value-type="float" office:value="1.01175199922108">
                <text:p>1.01175199922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702755467461">
                <text:p>1.00702755467461</text:p>
              </table:table-cell>
              <table:table-cell office:value-type="float" office:value="1.01315702256575">
                <text:p>1.01315702256575</text:p>
              </table:table-cell>
              <table:table-cell office:value-type="float" office:value="1.00639040207598">
                <text:p>1.00639040207598</text:p>
              </table:table-cell>
              <table:table-cell office:value-type="float" office:value="1.01615931716792">
                <text:p>1.01615931716792</text:p>
              </table:table-cell>
              <table:table-cell office:value-type="float" office:value="1.02422477452255">
                <text:p>1.02422477452255</text:p>
              </table:table-cell>
              <table:table-cell office:value-type="float" office:value="1.0107035413914">
                <text:p>1.01070354139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46997042032">
                <text:p>1.00646997042032</text:p>
              </table:table-cell>
              <table:table-cell office:value-type="float" office:value="1.01288948216919">
                <text:p>1.01288948216919</text:p>
              </table:table-cell>
              <table:table-cell office:value-type="float" office:value="1.00715681395405">
                <text:p>1.00715681395405</text:p>
              </table:table-cell>
              <table:table-cell office:value-type="float" office:value="1.01517055432139">
                <text:p>1.01517055432139</text:p>
              </table:table-cell>
              <table:table-cell office:value-type="float" office:value="1.02476654009239">
                <text:p>1.02476654009239</text:p>
              </table:table-cell>
              <table:table-cell office:value-type="float" office:value="1.01098430563339">
                <text:p>1.01098430563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767375443049">
                <text:p>1.00767375443049</text:p>
              </table:table-cell>
              <table:table-cell office:value-type="float" office:value="1.01281036536909">
                <text:p>1.01281036536909</text:p>
              </table:table-cell>
              <table:table-cell office:value-type="float" office:value="1.0094267847834">
                <text:p>1.0094267847834</text:p>
              </table:table-cell>
              <table:table-cell office:value-type="float" office:value="1.0162459289504">
                <text:p>1.0162459289504</text:p>
              </table:table-cell>
              <table:table-cell office:value-type="float" office:value="1.02375930510611">
                <text:p>1.02375930510611</text:p>
              </table:table-cell>
              <table:table-cell office:value-type="float" office:value="1.01190148272545">
                <text:p>1.0119014827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1094679993385">
                <text:p>1.01094679993385</text:p>
              </table:table-cell>
              <table:table-cell office:value-type="float" office:value="1.01590978919203">
                <text:p>1.01590978919203</text:p>
              </table:table-cell>
              <table:table-cell office:value-type="float" office:value="1.0109817372638">
                <text:p>1.0109817372638</text:p>
              </table:table-cell>
              <table:table-cell office:value-type="float" office:value="1.01521432910697">
                <text:p>1.01521432910697</text:p>
              </table:table-cell>
              <table:table-cell office:value-type="float" office:value="1.02393077985567">
                <text:p>1.02393077985567</text:p>
              </table:table-cell>
              <table:table-cell office:value-type="float" office:value="1.01222541232311">
                <text:p>1.012225412323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1115816395583">
                <text:p>1.01115816395583</text:p>
              </table:table-cell>
              <table:table-cell office:value-type="float" office:value="1.01499952215423">
                <text:p>1.01499952215423</text:p>
              </table:table-cell>
              <table:table-cell office:value-type="float" office:value="1.00752650860255">
                <text:p>1.00752650860255</text:p>
              </table:table-cell>
              <table:table-cell office:value-type="float" office:value="1.01658426173253">
                <text:p>1.01658426173253</text:p>
              </table:table-cell>
              <table:table-cell office:value-type="float" office:value="1.0302034638873">
                <text:p>1.0302034638873</text:p>
              </table:table-cell>
              <table:table-cell office:value-type="float" office:value="1.0125190475447">
                <text:p>1.01251904754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079318161361">
                <text:p>1.01079318161361</text:p>
              </table:table-cell>
              <table:table-cell office:value-type="float" office:value="1.01301402068866">
                <text:p>1.01301402068866</text:p>
              </table:table-cell>
              <table:table-cell office:value-type="float" office:value="1.01056428545309">
                <text:p>1.01056428545309</text:p>
              </table:table-cell>
              <table:table-cell office:value-type="float" office:value="1.01715676422565">
                <text:p>1.01715676422565</text:p>
              </table:table-cell>
              <table:table-cell office:value-type="float" office:value="1.03156980011239">
                <text:p>1.03156980011239</text:p>
              </table:table-cell>
              <table:table-cell office:value-type="float" office:value="1.01136362960654">
                <text:p>1.01136362960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929787467518">
                <text:p>1.00929787467518</text:p>
              </table:table-cell>
              <table:table-cell office:value-type="float" office:value="1.0135923130031">
                <text:p>1.0135923130031</text:p>
              </table:table-cell>
              <table:table-cell office:value-type="float" office:value="1.00865782045479">
                <text:p>1.00865782045479</text:p>
              </table:table-cell>
              <table:table-cell office:value-type="float" office:value="1.01604669620271">
                <text:p>1.01604669620271</text:p>
              </table:table-cell>
              <table:table-cell office:value-type="float" office:value="1.02795605517443">
                <text:p>1.02795605517443</text:p>
              </table:table-cell>
              <table:table-cell office:value-type="float" office:value="1.00964462731239">
                <text:p>1.00964462731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992649856492">
                <text:p>1.00992649856492</text:p>
              </table:table-cell>
              <table:table-cell office:value-type="float" office:value="1.01223037571003">
                <text:p>1.01223037571003</text:p>
              </table:table-cell>
              <table:table-cell office:value-type="float" office:value="1.00982181212289">
                <text:p>1.00982181212289</text:p>
              </table:table-cell>
              <table:table-cell office:value-type="float" office:value="1.01563221798414">
                <text:p>1.01563221798414</text:p>
              </table:table-cell>
              <table:table-cell office:value-type="float" office:value="1.02493237140676">
                <text:p>1.02493237140676</text:p>
              </table:table-cell>
              <table:table-cell office:value-type="float" office:value="1.01189183674682">
                <text:p>1.01189183674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013969696384">
                <text:p>1.01013969696384</text:p>
              </table:table-cell>
              <table:table-cell office:value-type="float" office:value="1.01342162263441">
                <text:p>1.01342162263441</text:p>
              </table:table-cell>
              <table:table-cell office:value-type="float" office:value="1.01039875966467">
                <text:p>1.01039875966467</text:p>
              </table:table-cell>
              <table:table-cell office:value-type="float" office:value="1.01667263017581">
                <text:p>1.01667263017581</text:p>
              </table:table-cell>
              <table:table-cell office:value-type="float" office:value="1.02400237284776">
                <text:p>1.02400237284776</text:p>
              </table:table-cell>
              <table:table-cell office:value-type="float" office:value="1.01099733354436">
                <text:p>1.01099733354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168699502001">
                <text:p>1.01168699502001</text:p>
              </table:table-cell>
              <table:table-cell office:value-type="float" office:value="1.0122653795841">
                <text:p>1.0122653795841</text:p>
              </table:table-cell>
              <table:table-cell office:value-type="float" office:value="1.01134019421781">
                <text:p>1.01134019421781</text:p>
              </table:table-cell>
              <table:table-cell office:value-type="float" office:value="1.0170537421333">
                <text:p>1.0170537421333</text:p>
              </table:table-cell>
              <table:table-cell office:value-type="float" office:value="1.02456588467653">
                <text:p>1.02456588467653</text:p>
              </table:table-cell>
              <table:table-cell office:value-type="float" office:value="1.01224412902134">
                <text:p>1.01224412902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42162169934">
                <text:p>1.0142162169934</text:p>
              </table:table-cell>
              <table:table-cell office:value-type="float" office:value="1.01304540055397">
                <text:p>1.01304540055397</text:p>
              </table:table-cell>
              <table:table-cell office:value-type="float" office:value="1.01216183365356">
                <text:p>1.01216183365356</text:p>
              </table:table-cell>
              <table:table-cell office:value-type="float" office:value="1.0176393428637">
                <text:p>1.0176393428637</text:p>
              </table:table-cell>
              <table:table-cell office:value-type="float" office:value="1.02391776689613">
                <text:p>1.02391776689613</text:p>
              </table:table-cell>
              <table:table-cell office:value-type="float" office:value="1.01296363942321">
                <text:p>1.01296363942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1115632536403">
                <text:p>1.01115632536403</text:p>
              </table:table-cell>
              <table:table-cell office:value-type="float" office:value="1.01276728961968">
                <text:p>1.01276728961968</text:p>
              </table:table-cell>
              <table:table-cell office:value-type="float" office:value="1.00787790108231">
                <text:p>1.00787790108231</text:p>
              </table:table-cell>
              <table:table-cell office:value-type="float" office:value="1.01689950023581">
                <text:p>1.01689950023581</text:p>
              </table:table-cell>
              <table:table-cell office:value-type="float" office:value="1.02482782698402">
                <text:p>1.02482782698402</text:p>
              </table:table-cell>
              <table:table-cell office:value-type="float" office:value="1.01211655991623">
                <text:p>1.01211655991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906016599348">
                <text:p>1.00906016599348</text:p>
              </table:table-cell>
              <table:table-cell office:value-type="float" office:value="1.0115125988226">
                <text:p>1.0115125988226</text:p>
              </table:table-cell>
              <table:table-cell office:value-type="float" office:value="1.00831801774221">
                <text:p>1.00831801774221</text:p>
              </table:table-cell>
              <table:table-cell office:value-type="float" office:value="1.01505151725935">
                <text:p>1.01505151725935</text:p>
              </table:table-cell>
              <table:table-cell office:value-type="float" office:value="1.02403773193358">
                <text:p>1.02403773193358</text:p>
              </table:table-cell>
              <table:table-cell office:value-type="float" office:value="1.01199542390474">
                <text:p>1.01199542390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019685253459">
                <text:p>1.01019685253459</text:p>
              </table:table-cell>
              <table:table-cell office:value-type="float" office:value="1.01249364289363">
                <text:p>1.01249364289363</text:p>
              </table:table-cell>
              <table:table-cell office:value-type="float" office:value="1.00806079288952">
                <text:p>1.00806079288952</text:p>
              </table:table-cell>
              <table:table-cell office:value-type="float" office:value="1.01599777114448">
                <text:p>1.01599777114448</text:p>
              </table:table-cell>
              <table:table-cell office:value-type="float" office:value="1.02432967905198">
                <text:p>1.02432967905198</text:p>
              </table:table-cell>
              <table:table-cell office:value-type="float" office:value="1.0094923104828">
                <text:p>1.00949231048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1191127719412">
                <text:p>1.01191127719412</text:p>
              </table:table-cell>
              <table:table-cell office:value-type="float" office:value="1.01154442747298">
                <text:p>1.01154442747298</text:p>
              </table:table-cell>
              <table:table-cell office:value-type="float" office:value="1.00910243037269">
                <text:p>1.00910243037269</text:p>
              </table:table-cell>
              <table:table-cell office:value-type="float" office:value="1.01724499650988">
                <text:p>1.01724499650988</text:p>
              </table:table-cell>
              <table:table-cell office:value-type="float" office:value="1.02773480199282">
                <text:p>1.02773480199282</text:p>
              </table:table-cell>
              <table:table-cell office:value-type="float" office:value="1.0099557936622">
                <text:p>1.00995579366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381624206328">
                <text:p>1.01381624206328</text:p>
              </table:table-cell>
              <table:table-cell office:value-type="float" office:value="1.01254840408337">
                <text:p>1.01254840408337</text:p>
              </table:table-cell>
              <table:table-cell office:value-type="float" office:value="1.01022655990453">
                <text:p>1.01022655990453</text:p>
              </table:table-cell>
              <table:table-cell office:value-type="float" office:value="1.01446185543819">
                <text:p>1.01446185543819</text:p>
              </table:table-cell>
              <table:table-cell office:value-type="float" office:value="1.02365476806972">
                <text:p>1.02365476806972</text:p>
              </table:table-cell>
              <table:table-cell office:value-type="float" office:value="1.01016219754302">
                <text:p>1.01016219754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1126109784999">
                <text:p>1.01126109784999</text:p>
              </table:table-cell>
              <table:table-cell office:value-type="float" office:value="1.0110642648938">
                <text:p>1.0110642648938</text:p>
              </table:table-cell>
              <table:table-cell office:value-type="float" office:value="1.00879103113064">
                <text:p>1.00879103113064</text:p>
              </table:table-cell>
              <table:table-cell office:value-type="float" office:value="1.01947442241706">
                <text:p>1.01947442241706</text:p>
              </table:table-cell>
              <table:table-cell office:value-type="float" office:value="1.02239046626171">
                <text:p>1.02239046626171</text:p>
              </table:table-cell>
              <table:table-cell office:value-type="float" office:value="1.01146607190038">
                <text:p>1.01146607190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065563731709">
                <text:p>1.01065563731709</text:p>
              </table:table-cell>
              <table:table-cell office:value-type="float" office:value="1.01176352425753">
                <text:p>1.01176352425753</text:p>
              </table:table-cell>
              <table:table-cell office:value-type="float" office:value="1.01123272310973">
                <text:p>1.01123272310973</text:p>
              </table:table-cell>
              <table:table-cell office:value-type="float" office:value="1.01592492375338">
                <text:p>1.01592492375338</text:p>
              </table:table-cell>
              <table:table-cell office:value-type="float" office:value="1.02346101403316">
                <text:p>1.02346101403316</text:p>
              </table:table-cell>
              <table:table-cell office:value-type="float" office:value="1.01167816839338">
                <text:p>1.011678168393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914396233952">
                <text:p>1.00914396233952</text:p>
              </table:table-cell>
              <table:table-cell office:value-type="float" office:value="1.01036645889658">
                <text:p>1.01036645889658</text:p>
              </table:table-cell>
              <table:table-cell office:value-type="float" office:value="1.01144562341562">
                <text:p>1.01144562341562</text:p>
              </table:table-cell>
              <table:table-cell office:value-type="float" office:value="1.01472563605915">
                <text:p>1.01472563605915</text:p>
              </table:table-cell>
              <table:table-cell office:value-type="float" office:value="1.02532345267192">
                <text:p>1.02532345267192</text:p>
              </table:table-cell>
              <table:table-cell office:value-type="float" office:value="1.01064863051735">
                <text:p>1.010648630517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0851221716701">
                <text:p>1.00851221716701</text:p>
              </table:table-cell>
              <table:table-cell office:value-type="float" office:value="1.01162727270455">
                <text:p>1.01162727270455</text:p>
              </table:table-cell>
              <table:table-cell office:value-type="float" office:value="1.0113329316345">
                <text:p>1.0113329316345</text:p>
              </table:table-cell>
              <table:table-cell office:value-type="float" office:value="1.01534371225431">
                <text:p>1.01534371225431</text:p>
              </table:table-cell>
              <table:table-cell office:value-type="float" office:value="1.02281886565991">
                <text:p>1.02281886565991</text:p>
              </table:table-cell>
              <table:table-cell office:value-type="float" office:value="1.01071261624657">
                <text:p>1.010712616246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088868178826">
                <text:p>1.01088868178826</text:p>
              </table:table-cell>
              <table:table-cell office:value-type="float" office:value="1.0125406463533">
                <text:p>1.0125406463533</text:p>
              </table:table-cell>
              <table:table-cell office:value-type="float" office:value="1.00934828506176">
                <text:p>1.00934828506176</text:p>
              </table:table-cell>
              <table:table-cell office:value-type="float" office:value="1.01515266266189">
                <text:p>1.01515266266189</text:p>
              </table:table-cell>
              <table:table-cell office:value-type="float" office:value="1.02330638521228">
                <text:p>1.02330638521228</text:p>
              </table:table-cell>
              <table:table-cell office:value-type="float" office:value="1.01194940184025">
                <text:p>1.01194940184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0958487018154">
                <text:p>1.00958487018154</text:p>
              </table:table-cell>
              <table:table-cell office:value-type="float" office:value="1.0122326561695">
                <text:p>1.0122326561695</text:p>
              </table:table-cell>
              <table:table-cell office:value-type="float" office:value="1.00615094449808">
                <text:p>1.00615094449808</text:p>
              </table:table-cell>
              <table:table-cell office:value-type="float" office:value="1.01480283936376">
                <text:p>1.01480283936376</text:p>
              </table:table-cell>
              <table:table-cell office:value-type="float" office:value="1.02354729500473">
                <text:p>1.02354729500473</text:p>
              </table:table-cell>
              <table:table-cell office:value-type="float" office:value="1.0099159598878">
                <text:p>1.00991595988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0787645945765">
                <text:p>1.00787645945765</text:p>
              </table:table-cell>
              <table:table-cell office:value-type="float" office:value="1.01148111492784">
                <text:p>1.01148111492784</text:p>
              </table:table-cell>
              <table:table-cell office:value-type="float" office:value="1.00943914165125">
                <text:p>1.00943914165125</text:p>
              </table:table-cell>
              <table:table-cell office:value-type="float" office:value="1.01677097877179">
                <text:p>1.01677097877179</text:p>
              </table:table-cell>
              <table:table-cell office:value-type="float" office:value="1.02468770261966">
                <text:p>1.02468770261966</text:p>
              </table:table-cell>
              <table:table-cell office:value-type="float" office:value="1.01294554799489">
                <text:p>1.012945547994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921981677167">
                <text:p>1.00921981677167</text:p>
              </table:table-cell>
              <table:table-cell office:value-type="float" office:value="1.01085885985613">
                <text:p>1.01085885985613</text:p>
              </table:table-cell>
              <table:table-cell office:value-type="float" office:value="1.0097274043331">
                <text:p>1.0097274043331</text:p>
              </table:table-cell>
              <table:table-cell office:value-type="float" office:value="1.0166324737208">
                <text:p>1.0166324737208</text:p>
              </table:table-cell>
              <table:table-cell office:value-type="float" office:value="1.024655422447">
                <text:p>1.024655422447</text:p>
              </table:table-cell>
              <table:table-cell office:value-type="float" office:value="1.01190699209291">
                <text:p>1.011906992092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0860191718088">
                <text:p>1.00860191718088</text:p>
              </table:table-cell>
              <table:table-cell office:value-type="float" office:value="1.01136429457687">
                <text:p>1.01136429457687</text:p>
              </table:table-cell>
              <table:table-cell office:value-type="float" office:value="1.00713956414249">
                <text:p>1.00713956414249</text:p>
              </table:table-cell>
              <table:table-cell office:value-type="float" office:value="1.01571858799781">
                <text:p>1.01571858799781</text:p>
              </table:table-cell>
              <table:table-cell office:value-type="float" office:value="1.02471957343691">
                <text:p>1.02471957343691</text:p>
              </table:table-cell>
              <table:table-cell office:value-type="float" office:value="1.01301810219059">
                <text:p>1.013018102190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0886002419267">
                <text:p>1.00886002419267</text:p>
              </table:table-cell>
              <table:table-cell office:value-type="float" office:value="1.01070473456875">
                <text:p>1.01070473456875</text:p>
              </table:table-cell>
              <table:table-cell office:value-type="float" office:value="1.00939983332751">
                <text:p>1.00939983332751</text:p>
              </table:table-cell>
              <table:table-cell office:value-type="float" office:value="1.01699813413747">
                <text:p>1.01699813413747</text:p>
              </table:table-cell>
              <table:table-cell office:value-type="float" office:value="1.02419334691752">
                <text:p>1.02419334691752</text:p>
              </table:table-cell>
              <table:table-cell office:value-type="float" office:value="1.01223097358494">
                <text:p>1.01223097358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1135546226195">
                <text:p>1.01135546226195</text:p>
              </table:table-cell>
              <table:table-cell office:value-type="float" office:value="1.01130935405528">
                <text:p>1.01130935405528</text:p>
              </table:table-cell>
              <table:table-cell office:value-type="float" office:value="1.01206391639757">
                <text:p>1.01206391639757</text:p>
              </table:table-cell>
              <table:table-cell office:value-type="float" office:value="1.01623106446017">
                <text:p>1.01623106446017</text:p>
              </table:table-cell>
              <table:table-cell office:value-type="float" office:value="1.02308774124086">
                <text:p>1.02308774124086</text:p>
              </table:table-cell>
              <table:table-cell office:value-type="float" office:value="1.0119543270778">
                <text:p>1.01195432707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1203061564602">
                <text:p>1.01203061564602</text:p>
              </table:table-cell>
              <table:table-cell office:value-type="float" office:value="1.01183865446234">
                <text:p>1.01183865446234</text:p>
              </table:table-cell>
              <table:table-cell office:value-type="float" office:value="1.01328819294186">
                <text:p>1.01328819294186</text:p>
              </table:table-cell>
              <table:table-cell office:value-type="float" office:value="1.01566037345175">
                <text:p>1.01566037345175</text:p>
              </table:table-cell>
              <table:table-cell office:value-type="float" office:value="1.02312807952921">
                <text:p>1.02312807952921</text:p>
              </table:table-cell>
              <table:table-cell office:value-type="float" office:value="1.01144968511363">
                <text:p>1.011449685113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713207149999">
                <text:p>1.00713207149999</text:p>
              </table:table-cell>
              <table:table-cell office:value-type="float" office:value="1.0114836709903">
                <text:p>1.0114836709903</text:p>
              </table:table-cell>
              <table:table-cell office:value-type="float" office:value="1.01215307549721">
                <text:p>1.01215307549721</text:p>
              </table:table-cell>
              <table:table-cell office:value-type="float" office:value="1.01541839526259">
                <text:p>1.01541839526259</text:p>
              </table:table-cell>
              <table:table-cell office:value-type="float" office:value="1.02453403568418">
                <text:p>1.02453403568418</text:p>
              </table:table-cell>
              <table:table-cell office:value-type="float" office:value="1.0115038910896">
                <text:p>1.01150389108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0628656347259">
                <text:p>1.00628656347259</text:p>
              </table:table-cell>
              <table:table-cell office:value-type="float" office:value="1.01057951759486">
                <text:p>1.01057951759486</text:p>
              </table:table-cell>
              <table:table-cell office:value-type="float" office:value="1.01526274587562">
                <text:p>1.01526274587562</text:p>
              </table:table-cell>
              <table:table-cell office:value-type="float" office:value="1.01593765147898">
                <text:p>1.01593765147898</text:p>
              </table:table-cell>
              <table:table-cell office:value-type="float" office:value="1.02334582474425">
                <text:p>1.02334582474425</text:p>
              </table:table-cell>
              <table:table-cell office:value-type="float" office:value="1.01249142696437">
                <text:p>1.012491426964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0628158572755">
                <text:p>1.00628158572755</text:p>
              </table:table-cell>
              <table:table-cell office:value-type="float" office:value="1.0123889299436">
                <text:p>1.0123889299436</text:p>
              </table:table-cell>
              <table:table-cell office:value-type="float" office:value="1.01053877611676">
                <text:p>1.01053877611676</text:p>
              </table:table-cell>
              <table:table-cell office:value-type="float" office:value="1.01710597157336">
                <text:p>1.01710597157336</text:p>
              </table:table-cell>
              <table:table-cell office:value-type="float" office:value="1.02372274340217">
                <text:p>1.02372274340217</text:p>
              </table:table-cell>
              <table:table-cell office:value-type="float" office:value="1.01217468644961">
                <text:p>1.012174686449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95735598412">
                <text:p>1.0095735598412</text:p>
              </table:table-cell>
              <table:table-cell office:value-type="float" office:value="1.01405354054201">
                <text:p>1.01405354054201</text:p>
              </table:table-cell>
              <table:table-cell office:value-type="float" office:value="1.01387630933833">
                <text:p>1.01387630933833</text:p>
              </table:table-cell>
              <table:table-cell office:value-type="float" office:value="1.01748658235006">
                <text:p>1.01748658235006</text:p>
              </table:table-cell>
              <table:table-cell office:value-type="float" office:value="1.02484041746419">
                <text:p>1.02484041746419</text:p>
              </table:table-cell>
              <table:table-cell office:value-type="float" office:value="1.01180749263649">
                <text:p>1.011807492636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1205703746575">
                <text:p>1.01205703746575</text:p>
              </table:table-cell>
              <table:table-cell office:value-type="float" office:value="1.01160543992861">
                <text:p>1.01160543992861</text:p>
              </table:table-cell>
              <table:table-cell office:value-type="float" office:value="1.0116496002074">
                <text:p>1.0116496002074</text:p>
              </table:table-cell>
              <table:table-cell office:value-type="float" office:value="1.01640195892292">
                <text:p>1.01640195892292</text:p>
              </table:table-cell>
              <table:table-cell office:value-type="float" office:value="1.02419479569222">
                <text:p>1.02419479569222</text:p>
              </table:table-cell>
              <table:table-cell office:value-type="float" office:value="1.01057045175099">
                <text:p>1.010570451750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1204567311933">
                <text:p>1.01204567311933</text:p>
              </table:table-cell>
              <table:table-cell office:value-type="float" office:value="1.01210571246613">
                <text:p>1.01210571246613</text:p>
              </table:table-cell>
              <table:table-cell office:value-type="float" office:value="1.0098424675275">
                <text:p>1.0098424675275</text:p>
              </table:table-cell>
              <table:table-cell office:value-type="float" office:value="1.01458076634434">
                <text:p>1.01458076634434</text:p>
              </table:table-cell>
              <table:table-cell office:value-type="float" office:value="1.02472878641022">
                <text:p>1.02472878641022</text:p>
              </table:table-cell>
              <table:table-cell office:value-type="float" office:value="1.01020894499796">
                <text:p>1.010208944997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127949518118">
                <text:p>1.0127949518118</text:p>
              </table:table-cell>
              <table:table-cell office:value-type="float" office:value="1.01116207276997">
                <text:p>1.01116207276997</text:p>
              </table:table-cell>
              <table:table-cell office:value-type="float" office:value="1.01003980342636">
                <text:p>1.01003980342636</text:p>
              </table:table-cell>
              <table:table-cell office:value-type="float" office:value="1.0144353781878">
                <text:p>1.0144353781878</text:p>
              </table:table-cell>
              <table:table-cell office:value-type="float" office:value="1.02389777311604">
                <text:p>1.02389777311604</text:p>
              </table:table-cell>
              <table:table-cell office:value-type="float" office:value="1.01196855560143">
                <text:p>1.011968555601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0625631635545">
                <text:p>1.00625631635545</text:p>
              </table:table-cell>
              <table:table-cell office:value-type="float" office:value="1.01260588969567">
                <text:p>1.01260588969567</text:p>
              </table:table-cell>
              <table:table-cell office:value-type="float" office:value="1.01333519568462">
                <text:p>1.01333519568462</text:p>
              </table:table-cell>
              <table:table-cell office:value-type="float" office:value="1.01553274808552">
                <text:p>1.01553274808552</text:p>
              </table:table-cell>
              <table:table-cell office:value-type="float" office:value="1.0235099906503">
                <text:p>1.0235099906503</text:p>
              </table:table-cell>
              <table:table-cell office:value-type="float" office:value="1.01219216308155">
                <text:p>1.012192163081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096799419577">
                <text:p>1.0096799419577</text:p>
              </table:table-cell>
              <table:table-cell office:value-type="float" office:value="1.0138631319336">
                <text:p>1.0138631319336</text:p>
              </table:table-cell>
              <table:table-cell office:value-type="float" office:value="1.00894329970397">
                <text:p>1.00894329970397</text:p>
              </table:table-cell>
              <table:table-cell office:value-type="float" office:value="1.01536653172602">
                <text:p>1.01536653172602</text:p>
              </table:table-cell>
              <table:table-cell office:value-type="float" office:value="1.02417483039733">
                <text:p>1.02417483039733</text:p>
              </table:table-cell>
              <table:table-cell office:value-type="float" office:value="1.01030215997103">
                <text:p>1.010302159971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02223661931">
                <text:p>1.0102223661931</text:p>
              </table:table-cell>
              <table:table-cell office:value-type="float" office:value="1.01460812591034">
                <text:p>1.01460812591034</text:p>
              </table:table-cell>
              <table:table-cell office:value-type="float" office:value="1.01012427087459">
                <text:p>1.01012427087459</text:p>
              </table:table-cell>
              <table:table-cell office:value-type="float" office:value="1.01634495071401">
                <text:p>1.01634495071401</text:p>
              </table:table-cell>
              <table:table-cell office:value-type="float" office:value="1.02336140106466">
                <text:p>1.02336140106466</text:p>
              </table:table-cell>
              <table:table-cell office:value-type="float" office:value="1.01027402117639">
                <text:p>1.01027402117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127737075576">
                <text:p>1.0127737075576</text:p>
              </table:table-cell>
              <table:table-cell office:value-type="float" office:value="1.01292427429603">
                <text:p>1.01292427429603</text:p>
              </table:table-cell>
              <table:table-cell office:value-type="float" office:value="1.01584396744833">
                <text:p>1.01584396744833</text:p>
              </table:table-cell>
              <table:table-cell office:value-type="float" office:value="1.01447726403079">
                <text:p>1.01447726403079</text:p>
              </table:table-cell>
              <table:table-cell office:value-type="float" office:value="1.02407099270765">
                <text:p>1.02407099270765</text:p>
              </table:table-cell>
              <table:table-cell office:value-type="float" office:value="1.01000846003954">
                <text:p>1.01000846003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1518894188464">
                <text:p>1.01518894188464</text:p>
              </table:table-cell>
              <table:table-cell office:value-type="float" office:value="1.01213291247048">
                <text:p>1.01213291247048</text:p>
              </table:table-cell>
              <table:table-cell office:value-type="float" office:value="1.01465438358082">
                <text:p>1.01465438358082</text:p>
              </table:table-cell>
              <table:table-cell office:value-type="float" office:value="1.01379335657521">
                <text:p>1.01379335657521</text:p>
              </table:table-cell>
              <table:table-cell office:value-type="float" office:value="1.02453288215512">
                <text:p>1.02453288215512</text:p>
              </table:table-cell>
              <table:table-cell office:value-type="float" office:value="1.009689217638">
                <text:p>1.0096892176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1247852646477">
                <text:p>1.01247852646477</text:p>
              </table:table-cell>
              <table:table-cell office:value-type="float" office:value="1.0123708974091">
                <text:p>1.0123708974091</text:p>
              </table:table-cell>
              <table:table-cell office:value-type="float" office:value="1.01389795304389">
                <text:p>1.01389795304389</text:p>
              </table:table-cell>
              <table:table-cell office:value-type="float" office:value="1.01491998489174">
                <text:p>1.01491998489174</text:p>
              </table:table-cell>
              <table:table-cell office:value-type="float" office:value="1.02433073333527">
                <text:p>1.02433073333527</text:p>
              </table:table-cell>
              <table:table-cell office:value-type="float" office:value="1.01178951665645">
                <text:p>1.011789516656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192380571276">
                <text:p>1.01192380571276</text:p>
              </table:table-cell>
              <table:table-cell office:value-type="float" office:value="1.01223924278494">
                <text:p>1.01223924278494</text:p>
              </table:table-cell>
              <table:table-cell office:value-type="float" office:value="1.0150411275992">
                <text:p>1.0150411275992</text:p>
              </table:table-cell>
              <table:table-cell office:value-type="float" office:value="1.01814716639828">
                <text:p>1.01814716639828</text:p>
              </table:table-cell>
              <table:table-cell office:value-type="float" office:value="1.023310505843">
                <text:p>1.023310505843</text:p>
              </table:table-cell>
              <table:table-cell office:value-type="float" office:value="1.01191605882527">
                <text:p>1.011916058825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21131413638">
                <text:p>1.0121131413638</text:p>
              </table:table-cell>
              <table:table-cell office:value-type="float" office:value="1.01212568038946">
                <text:p>1.01212568038946</text:p>
              </table:table-cell>
              <table:table-cell office:value-type="float" office:value="1.01120726456623">
                <text:p>1.01120726456623</text:p>
              </table:table-cell>
              <table:table-cell office:value-type="float" office:value="1.01650970921457">
                <text:p>1.01650970921457</text:p>
              </table:table-cell>
              <table:table-cell office:value-type="float" office:value="1.02417353020543">
                <text:p>1.02417353020543</text:p>
              </table:table-cell>
              <table:table-cell office:value-type="float" office:value="1.01236416426817">
                <text:p>1.012364164268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1830787646746">
                <text:p>1.01830787646746</text:p>
              </table:table-cell>
              <table:table-cell office:value-type="float" office:value="1.01274940740709">
                <text:p>1.01274940740709</text:p>
              </table:table-cell>
              <table:table-cell office:value-type="float" office:value="1.01473618378325">
                <text:p>1.01473618378325</text:p>
              </table:table-cell>
              <table:table-cell office:value-type="float" office:value="1.01794934655151">
                <text:p>1.01794934655151</text:p>
              </table:table-cell>
              <table:table-cell office:value-type="float" office:value="1.02502033651495">
                <text:p>1.02502033651495</text:p>
              </table:table-cell>
              <table:table-cell office:value-type="float" office:value="1.01207002958319">
                <text:p>1.012070029583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1419917617927">
                <text:p>1.01419917617927</text:p>
              </table:table-cell>
              <table:table-cell office:value-type="float" office:value="1.01209556229554">
                <text:p>1.01209556229554</text:p>
              </table:table-cell>
              <table:table-cell office:value-type="float" office:value="1.01458810652569">
                <text:p>1.01458810652569</text:p>
              </table:table-cell>
              <table:table-cell office:value-type="float" office:value="1.01303660071504">
                <text:p>1.01303660071504</text:p>
              </table:table-cell>
              <table:table-cell office:value-type="float" office:value="1.02624135670419">
                <text:p>1.02624135670419</text:p>
              </table:table-cell>
              <table:table-cell office:value-type="float" office:value="1.0123064885542">
                <text:p>1.01230648855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1415278559627">
                <text:p>1.01415278559627</text:p>
              </table:table-cell>
              <table:table-cell office:value-type="float" office:value="1.01125774548269">
                <text:p>1.01125774548269</text:p>
              </table:table-cell>
              <table:table-cell office:value-type="float" office:value="1.01235412377327">
                <text:p>1.01235412377327</text:p>
              </table:table-cell>
              <table:table-cell office:value-type="float" office:value="1.01792100521567">
                <text:p>1.01792100521567</text:p>
              </table:table-cell>
              <table:table-cell office:value-type="float" office:value="1.02501228394705">
                <text:p>1.02501228394705</text:p>
              </table:table-cell>
              <table:table-cell office:value-type="float" office:value="1.01182020989648">
                <text:p>1.01182020989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1222747488318">
                <text:p>1.01222747488318</text:p>
              </table:table-cell>
              <table:table-cell office:value-type="float" office:value="1.01279558605738">
                <text:p>1.01279558605738</text:p>
              </table:table-cell>
              <table:table-cell office:value-type="float" office:value="1.01058198393505">
                <text:p>1.01058198393505</text:p>
              </table:table-cell>
              <table:table-cell office:value-type="float" office:value="1.0176513597595">
                <text:p>1.0176513597595</text:p>
              </table:table-cell>
              <table:table-cell office:value-type="float" office:value="1.02482039370189">
                <text:p>1.02482039370189</text:p>
              </table:table-cell>
              <table:table-cell office:value-type="float" office:value="1.01253531810853">
                <text:p>1.012535318108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1306970543806">
                <text:p>1.01306970543806</text:p>
              </table:table-cell>
              <table:table-cell office:value-type="float" office:value="1.0133020761782">
                <text:p>1.0133020761782</text:p>
              </table:table-cell>
              <table:table-cell office:value-type="float" office:value="1.01008074161665">
                <text:p>1.01008074161665</text:p>
              </table:table-cell>
              <table:table-cell office:value-type="float" office:value="1.01601927547304">
                <text:p>1.01601927547304</text:p>
              </table:table-cell>
              <table:table-cell office:value-type="float" office:value="1.02560445861793">
                <text:p>1.02560445861793</text:p>
              </table:table-cell>
              <table:table-cell office:value-type="float" office:value="1.01281191715127">
                <text:p>1.01281191715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1398873298138">
                <text:p>1.01398873298138</text:p>
              </table:table-cell>
              <table:table-cell office:value-type="float" office:value="1.01305603434427">
                <text:p>1.01305603434427</text:p>
              </table:table-cell>
              <table:table-cell office:value-type="float" office:value="1.00699521360848">
                <text:p>1.00699521360848</text:p>
              </table:table-cell>
              <table:table-cell office:value-type="float" office:value="1.01578824907882">
                <text:p>1.01578824907882</text:p>
              </table:table-cell>
              <table:table-cell office:value-type="float" office:value="1.02464624310675">
                <text:p>1.02464624310675</text:p>
              </table:table-cell>
              <table:table-cell office:value-type="float" office:value="1.01210528948579">
                <text:p>1.012105289485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0988623853346">
                <text:p>1.00988623853346</text:p>
              </table:table-cell>
              <table:table-cell office:value-type="float" office:value="1.01327065695497">
                <text:p>1.01327065695497</text:p>
              </table:table-cell>
              <table:table-cell office:value-type="float" office:value="1.01111426038017">
                <text:p>1.01111426038017</text:p>
              </table:table-cell>
              <table:table-cell office:value-type="float" office:value="1.01701336287965">
                <text:p>1.01701336287965</text:p>
              </table:table-cell>
              <table:table-cell office:value-type="float" office:value="1.02499944533361">
                <text:p>1.02499944533361</text:p>
              </table:table-cell>
              <table:table-cell office:value-type="float" office:value="1.01236262222902">
                <text:p>1.012362622229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1138816119782">
                <text:p>1.01138816119782</text:p>
              </table:table-cell>
              <table:table-cell office:value-type="float" office:value="1.0125780593037">
                <text:p>1.0125780593037</text:p>
              </table:table-cell>
              <table:table-cell office:value-type="float" office:value="1.01221031662605">
                <text:p>1.01221031662605</text:p>
              </table:table-cell>
              <table:table-cell office:value-type="float" office:value="1.01661623205032">
                <text:p>1.01661623205032</text:p>
              </table:table-cell>
              <table:table-cell office:value-type="float" office:value="1.02401554058135">
                <text:p>1.02401554058135</text:p>
              </table:table-cell>
              <table:table-cell office:value-type="float" office:value="1.01179873503882">
                <text:p>1.011798735038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1273120295536">
                <text:p>1.01273120295536</text:p>
              </table:table-cell>
              <table:table-cell office:value-type="float" office:value="1.01324812768587">
                <text:p>1.01324812768587</text:p>
              </table:table-cell>
              <table:table-cell office:value-type="float" office:value="1.0130256313168">
                <text:p>1.0130256313168</text:p>
              </table:table-cell>
              <table:table-cell office:value-type="float" office:value="1.01680071055829">
                <text:p>1.01680071055829</text:p>
              </table:table-cell>
              <table:table-cell office:value-type="float" office:value="1.02443852851807">
                <text:p>1.02443852851807</text:p>
              </table:table-cell>
              <table:table-cell office:value-type="float" office:value="1.01122166481314">
                <text:p>1.01122166481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1022433439151">
                <text:p>1.01022433439151</text:p>
              </table:table-cell>
              <table:table-cell office:value-type="float" office:value="1.01256926331433">
                <text:p>1.01256926331433</text:p>
              </table:table-cell>
              <table:table-cell office:value-type="float" office:value="1.00860014341356">
                <text:p>1.00860014341356</text:p>
              </table:table-cell>
              <table:table-cell office:value-type="float" office:value="1.01757540031876">
                <text:p>1.01757540031876</text:p>
              </table:table-cell>
              <table:table-cell office:value-type="float" office:value="1.02867743175104">
                <text:p>1.02867743175104</text:p>
              </table:table-cell>
              <table:table-cell office:value-type="float" office:value="1.01025829203009">
                <text:p>1.010258292030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345829569455">
                <text:p>1.01345829569455</text:p>
              </table:table-cell>
              <table:table-cell office:value-type="float" office:value="1.01224028226763">
                <text:p>1.01224028226763</text:p>
              </table:table-cell>
              <table:table-cell office:value-type="float" office:value="1.01171196502822">
                <text:p>1.01171196502822</text:p>
              </table:table-cell>
              <table:table-cell office:value-type="float" office:value="1.01711423356797">
                <text:p>1.01711423356797</text:p>
              </table:table-cell>
              <table:table-cell office:value-type="float" office:value="1.02533544316955">
                <text:p>1.02533544316955</text:p>
              </table:table-cell>
              <table:table-cell office:value-type="float" office:value="1.01104011575187">
                <text:p>1.011040115751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1480224348322">
                <text:p>1.01480224348322</text:p>
              </table:table-cell>
              <table:table-cell office:value-type="float" office:value="1.01232995767379">
                <text:p>1.01232995767379</text:p>
              </table:table-cell>
              <table:table-cell office:value-type="float" office:value="1.01347380986582">
                <text:p>1.01347380986582</text:p>
              </table:table-cell>
              <table:table-cell office:value-type="float" office:value="1.01585850307617">
                <text:p>1.01585850307617</text:p>
              </table:table-cell>
              <table:table-cell office:value-type="float" office:value="1.02425396067453">
                <text:p>1.02425396067453</text:p>
              </table:table-cell>
              <table:table-cell office:value-type="float" office:value="1.0115772071137">
                <text:p>1.0115772071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322207522409">
                <text:p>1.01322207522409</text:p>
              </table:table-cell>
              <table:table-cell office:value-type="float" office:value="1.01342259079692">
                <text:p>1.01342259079692</text:p>
              </table:table-cell>
              <table:table-cell office:value-type="float" office:value="1.01121342780147">
                <text:p>1.01121342780147</text:p>
              </table:table-cell>
              <table:table-cell office:value-type="float" office:value="1.01519970739283">
                <text:p>1.01519970739283</text:p>
              </table:table-cell>
              <table:table-cell office:value-type="float" office:value="1.02429632008409">
                <text:p>1.02429632008409</text:p>
              </table:table-cell>
              <table:table-cell office:value-type="float" office:value="1.01098802177377">
                <text:p>1.010988021773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313786496501">
                <text:p>1.01313786496501</text:p>
              </table:table-cell>
              <table:table-cell office:value-type="float" office:value="1.01221400887663">
                <text:p>1.01221400887663</text:p>
              </table:table-cell>
              <table:table-cell office:value-type="float" office:value="1.01061724390298">
                <text:p>1.01061724390298</text:p>
              </table:table-cell>
              <table:table-cell office:value-type="float" office:value="1.0150123750311">
                <text:p>1.0150123750311</text:p>
              </table:table-cell>
              <table:table-cell office:value-type="float" office:value="1.02389646067777">
                <text:p>1.02389646067777</text:p>
              </table:table-cell>
              <table:table-cell office:value-type="float" office:value="1.01150262219261">
                <text:p>1.011502622192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288671842487">
                <text:p>1.01288671842487</text:p>
              </table:table-cell>
              <table:table-cell office:value-type="float" office:value="1.01253793602115">
                <text:p>1.01253793602115</text:p>
              </table:table-cell>
              <table:table-cell office:value-type="float" office:value="1.01220057716322">
                <text:p>1.01220057716322</text:p>
              </table:table-cell>
              <table:table-cell office:value-type="float" office:value="1.01535704600039">
                <text:p>1.01535704600039</text:p>
              </table:table-cell>
              <table:table-cell office:value-type="float" office:value="1.02413692633528">
                <text:p>1.02413692633528</text:p>
              </table:table-cell>
              <table:table-cell office:value-type="float" office:value="1.01095908476379">
                <text:p>1.01095908476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910448669628">
                <text:p>1.00910448669628</text:p>
              </table:table-cell>
              <table:table-cell office:value-type="float" office:value="1.01256908800179">
                <text:p>1.01256908800179</text:p>
              </table:table-cell>
              <table:table-cell office:value-type="float" office:value="1.01248862102572">
                <text:p>1.01248862102572</text:p>
              </table:table-cell>
              <table:table-cell office:value-type="float" office:value="1.01539474411562">
                <text:p>1.01539474411562</text:p>
              </table:table-cell>
              <table:table-cell office:value-type="float" office:value="1.02397504193762">
                <text:p>1.02397504193762</text:p>
              </table:table-cell>
              <table:table-cell office:value-type="float" office:value="1.00997560673906">
                <text:p>1.00997560673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1043377072144">
                <text:p>1.01043377072144</text:p>
              </table:table-cell>
              <table:table-cell office:value-type="float" office:value="1.01318810214496">
                <text:p>1.01318810214496</text:p>
              </table:table-cell>
              <table:table-cell office:value-type="float" office:value="1.00976014446048">
                <text:p>1.00976014446048</text:p>
              </table:table-cell>
              <table:table-cell office:value-type="float" office:value="1.01456677158172">
                <text:p>1.01456677158172</text:p>
              </table:table-cell>
              <table:table-cell office:value-type="float" office:value="1.02419564193277">
                <text:p>1.02419564193277</text:p>
              </table:table-cell>
              <table:table-cell office:value-type="float" office:value="1.01110705273423">
                <text:p>1.01110705273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1001021905097">
                <text:p>1.01001021905097</text:p>
              </table:table-cell>
              <table:table-cell office:value-type="float" office:value="1.01310782404132">
                <text:p>1.01310782404132</text:p>
              </table:table-cell>
              <table:table-cell office:value-type="float" office:value="1.00993029197428">
                <text:p>1.00993029197428</text:p>
              </table:table-cell>
              <table:table-cell office:value-type="float" office:value="1.0141958470536">
                <text:p>1.0141958470536</text:p>
              </table:table-cell>
              <table:table-cell office:value-type="float" office:value="1.02463941128273">
                <text:p>1.02463941128273</text:p>
              </table:table-cell>
              <table:table-cell office:value-type="float" office:value="1.01124001026028">
                <text:p>1.01124001026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0972219626196">
                <text:p>1.00972219626196</text:p>
              </table:table-cell>
              <table:table-cell office:value-type="float" office:value="1.0121598617945">
                <text:p>1.0121598617945</text:p>
              </table:table-cell>
              <table:table-cell office:value-type="float" office:value="1.00910263448383">
                <text:p>1.00910263448383</text:p>
              </table:table-cell>
              <table:table-cell office:value-type="float" office:value="1.01500794360051">
                <text:p>1.01500794360051</text:p>
              </table:table-cell>
              <table:table-cell office:value-type="float" office:value="1.02508528538455">
                <text:p>1.02508528538455</text:p>
              </table:table-cell>
              <table:table-cell office:value-type="float" office:value="1.0124862684399">
                <text:p>1.0124862684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1015914203457">
                <text:p>1.01015914203457</text:p>
              </table:table-cell>
              <table:table-cell office:value-type="float" office:value="1.01308427543743">
                <text:p>1.01308427543743</text:p>
              </table:table-cell>
              <table:table-cell office:value-type="float" office:value="1.00814599387744">
                <text:p>1.00814599387744</text:p>
              </table:table-cell>
              <table:table-cell office:value-type="float" office:value="1.01372251971803">
                <text:p>1.01372251971803</text:p>
              </table:table-cell>
              <table:table-cell office:value-type="float" office:value="1.02805686988314">
                <text:p>1.02805686988314</text:p>
              </table:table-cell>
              <table:table-cell office:value-type="float" office:value="1.01146857141062">
                <text:p>1.011468571410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1061866712322">
                <text:p>1.01061866712322</text:p>
              </table:table-cell>
              <table:table-cell office:value-type="float" office:value="1.0125471783807">
                <text:p>1.0125471783807</text:p>
              </table:table-cell>
              <table:table-cell office:value-type="float" office:value="1.01079173962907">
                <text:p>1.01079173962907</text:p>
              </table:table-cell>
              <table:table-cell office:value-type="float" office:value="1.01320428900103">
                <text:p>1.01320428900103</text:p>
              </table:table-cell>
              <table:table-cell office:value-type="float" office:value="1.02625764079763">
                <text:p>1.02625764079763</text:p>
              </table:table-cell>
              <table:table-cell office:value-type="float" office:value="1.01054722724511">
                <text:p>1.010547227245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0954779240891">
                <text:p>1.00954779240891</text:p>
              </table:table-cell>
              <table:table-cell office:value-type="float" office:value="1.01240997994805">
                <text:p>1.01240997994805</text:p>
              </table:table-cell>
              <table:table-cell office:value-type="float" office:value="1.01023850687725">
                <text:p>1.01023850687725</text:p>
              </table:table-cell>
              <table:table-cell office:value-type="float" office:value="1.01524547485034">
                <text:p>1.01524547485034</text:p>
              </table:table-cell>
              <table:table-cell office:value-type="float" office:value="1.02553124896119">
                <text:p>1.02553124896119</text:p>
              </table:table-cell>
              <table:table-cell office:value-type="float" office:value="1.01185471272772">
                <text:p>1.01185471272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1204788212177">
                <text:p>1.01204788212177</text:p>
              </table:table-cell>
              <table:table-cell office:value-type="float" office:value="1.01217586552462">
                <text:p>1.01217586552462</text:p>
              </table:table-cell>
              <table:table-cell office:value-type="float" office:value="1.00900134803083">
                <text:p>1.00900134803083</text:p>
              </table:table-cell>
              <table:table-cell office:value-type="float" office:value="1.01403444177119">
                <text:p>1.01403444177119</text:p>
              </table:table-cell>
              <table:table-cell office:value-type="float" office:value="1.02577417629593">
                <text:p>1.02577417629593</text:p>
              </table:table-cell>
              <table:table-cell office:value-type="float" office:value="1.01150122343664">
                <text:p>1.011501223436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1582637720965">
                <text:p>1.01582637720965</text:p>
              </table:table-cell>
              <table:table-cell office:value-type="float" office:value="1.01250984179642">
                <text:p>1.01250984179642</text:p>
              </table:table-cell>
              <table:table-cell office:value-type="float" office:value="1.01454629353355">
                <text:p>1.01454629353355</text:p>
              </table:table-cell>
              <table:table-cell office:value-type="float" office:value="1.01403225126498">
                <text:p>1.01403225126498</text:p>
              </table:table-cell>
              <table:table-cell office:value-type="float" office:value="1.02687378730945">
                <text:p>1.02687378730945</text:p>
              </table:table-cell>
              <table:table-cell office:value-type="float" office:value="1.01219048984478">
                <text:p>1.01219048984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1224010019957">
                <text:p>1.01224010019957</text:p>
              </table:table-cell>
              <table:table-cell office:value-type="float" office:value="1.01447295075941">
                <text:p>1.01447295075941</text:p>
              </table:table-cell>
              <table:table-cell office:value-type="float" office:value="1.01019092874863">
                <text:p>1.01019092874863</text:p>
              </table:table-cell>
              <table:table-cell office:value-type="float" office:value="1.01647384585177">
                <text:p>1.01647384585177</text:p>
              </table:table-cell>
              <table:table-cell office:value-type="float" office:value="1.03737705737973">
                <text:p>1.03737705737973</text:p>
              </table:table-cell>
              <table:table-cell office:value-type="float" office:value="1.01204261127221">
                <text:p>1.01204261127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1495526556297">
                <text:p>1.01495526556297</text:p>
              </table:table-cell>
              <table:table-cell office:value-type="float" office:value="1.01301316914319">
                <text:p>1.01301316914319</text:p>
              </table:table-cell>
              <table:table-cell office:value-type="float" office:value="1.011239983474">
                <text:p>1.011239983474</text:p>
              </table:table-cell>
              <table:table-cell office:value-type="float" office:value="1.01740004714993">
                <text:p>1.01740004714993</text:p>
              </table:table-cell>
              <table:table-cell office:value-type="float" office:value="1.02657681666621">
                <text:p>1.02657681666621</text:p>
              </table:table-cell>
              <table:table-cell office:value-type="float" office:value="1.01103045278352">
                <text:p>1.011030452783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1575518995255">
                <text:p>1.01575518995255</text:p>
              </table:table-cell>
              <table:table-cell office:value-type="float" office:value="1.01319671069018">
                <text:p>1.01319671069018</text:p>
              </table:table-cell>
              <table:table-cell office:value-type="float" office:value="1.01287489080219">
                <text:p>1.01287489080219</text:p>
              </table:table-cell>
              <table:table-cell office:value-type="float" office:value="1.01626912470883">
                <text:p>1.01626912470883</text:p>
              </table:table-cell>
              <table:table-cell office:value-type="float" office:value="1.02557148582429">
                <text:p>1.02557148582429</text:p>
              </table:table-cell>
              <table:table-cell office:value-type="float" office:value="1.00947923833471">
                <text:p>1.009479238334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1671492264858">
                <text:p>1.01671492264858</text:p>
              </table:table-cell>
              <table:table-cell office:value-type="float" office:value="1.013689547362">
                <text:p>1.013689547362</text:p>
              </table:table-cell>
              <table:table-cell office:value-type="float" office:value="1.01035166233769">
                <text:p>1.01035166233769</text:p>
              </table:table-cell>
              <table:table-cell office:value-type="float" office:value="1.01609999324253">
                <text:p>1.01609999324253</text:p>
              </table:table-cell>
              <table:table-cell office:value-type="float" office:value="1.02664199645343">
                <text:p>1.02664199645343</text:p>
              </table:table-cell>
              <table:table-cell office:value-type="float" office:value="1.00955538595631">
                <text:p>1.009555385956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1398740131638">
                <text:p>1.01398740131638</text:p>
              </table:table-cell>
              <table:table-cell office:value-type="float" office:value="1.01343327253566">
                <text:p>1.01343327253566</text:p>
              </table:table-cell>
              <table:table-cell office:value-type="float" office:value="1.01304329484482">
                <text:p>1.01304329484482</text:p>
              </table:table-cell>
              <table:table-cell office:value-type="float" office:value="1.01514587832604">
                <text:p>1.01514587832604</text:p>
              </table:table-cell>
              <table:table-cell office:value-type="float" office:value="1.02664611731528">
                <text:p>1.02664611731528</text:p>
              </table:table-cell>
              <table:table-cell office:value-type="float" office:value="1.0088303896702">
                <text:p>1.00883038967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1322912129028">
                <text:p>1.01322912129028</text:p>
              </table:table-cell>
              <table:table-cell office:value-type="float" office:value="1.01339283041354">
                <text:p>1.01339283041354</text:p>
              </table:table-cell>
              <table:table-cell office:value-type="float" office:value="1.00986073475919">
                <text:p>1.00986073475919</text:p>
              </table:table-cell>
              <table:table-cell office:value-type="float" office:value="1.01520554806434">
                <text:p>1.01520554806434</text:p>
              </table:table-cell>
              <table:table-cell office:value-type="float" office:value="1.02577194207175">
                <text:p>1.02577194207175</text:p>
              </table:table-cell>
              <table:table-cell office:value-type="float" office:value="1.01034908300054">
                <text:p>1.010349083000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132141925227">
                <text:p>1.0132141925227</text:p>
              </table:table-cell>
              <table:table-cell office:value-type="float" office:value="1.01450906476927">
                <text:p>1.01450906476927</text:p>
              </table:table-cell>
              <table:table-cell office:value-type="float" office:value="1.00603444953351">
                <text:p>1.00603444953351</text:p>
              </table:table-cell>
              <table:table-cell office:value-type="float" office:value="1.01509949043841">
                <text:p>1.01509949043841</text:p>
              </table:table-cell>
              <table:table-cell office:value-type="float" office:value="1.02602848542665">
                <text:p>1.02602848542665</text:p>
              </table:table-cell>
              <table:table-cell office:value-type="float" office:value="1.00857959416871">
                <text:p>1.008579594168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98330456718">
                <text:p>1.0098330456718</text:p>
              </table:table-cell>
              <table:table-cell office:value-type="float" office:value="1.01514482646131">
                <text:p>1.01514482646131</text:p>
              </table:table-cell>
              <table:table-cell office:value-type="float" office:value="1.00827770089856">
                <text:p>1.00827770089856</text:p>
              </table:table-cell>
              <table:table-cell office:value-type="float" office:value="1.01599796810069">
                <text:p>1.01599796810069</text:p>
              </table:table-cell>
              <table:table-cell office:value-type="float" office:value="1.02647956343312">
                <text:p>1.02647956343312</text:p>
              </table:table-cell>
              <table:table-cell office:value-type="float" office:value="1.00820654768613">
                <text:p>1.00820654768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851070947339">
                <text:p>1.00851070947339</text:p>
              </table:table-cell>
              <table:table-cell office:value-type="float" office:value="1.01511144294684">
                <text:p>1.01511144294684</text:p>
              </table:table-cell>
              <table:table-cell office:value-type="float" office:value="1.00821744201273">
                <text:p>1.00821744201273</text:p>
              </table:table-cell>
              <table:table-cell office:value-type="float" office:value="1.01466242352242">
                <text:p>1.01466242352242</text:p>
              </table:table-cell>
              <table:table-cell office:value-type="float" office:value="1.02628518838532">
                <text:p>1.02628518838532</text:p>
              </table:table-cell>
              <table:table-cell office:value-type="float" office:value="1.00838382228264">
                <text:p>1.008383822282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876469727045">
                <text:p>1.00876469727045</text:p>
              </table:table-cell>
              <table:table-cell office:value-type="float" office:value="1.01427426832334">
                <text:p>1.01427426832334</text:p>
              </table:table-cell>
              <table:table-cell office:value-type="float" office:value="1.00509204714916">
                <text:p>1.00509204714916</text:p>
              </table:table-cell>
              <table:table-cell office:value-type="float" office:value="1.01524209351876">
                <text:p>1.01524209351876</text:p>
              </table:table-cell>
              <table:table-cell office:value-type="float" office:value="1.02618167730182">
                <text:p>1.02618167730182</text:p>
              </table:table-cell>
              <table:table-cell office:value-type="float" office:value="1.0083085945557">
                <text:p>1.00830859455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1182011124139">
                <text:p>1.01182011124139</text:p>
              </table:table-cell>
              <table:table-cell office:value-type="float" office:value="1.01378831104804">
                <text:p>1.01378831104804</text:p>
              </table:table-cell>
              <table:table-cell office:value-type="float" office:value="1.00904642389401">
                <text:p>1.00904642389401</text:p>
              </table:table-cell>
              <table:table-cell office:value-type="float" office:value="1.01758059802807">
                <text:p>1.01758059802807</text:p>
              </table:table-cell>
              <table:table-cell office:value-type="float" office:value="1.02586499119197">
                <text:p>1.02586499119197</text:p>
              </table:table-cell>
              <table:table-cell office:value-type="float" office:value="1.00607034534586">
                <text:p>1.006070345345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1059588991378">
                <text:p>1.01059588991378</text:p>
              </table:table-cell>
              <table:table-cell office:value-type="float" office:value="1.01301318455131">
                <text:p>1.01301318455131</text:p>
              </table:table-cell>
              <table:table-cell office:value-type="float" office:value="1.0091928720821">
                <text:p>1.0091928720821</text:p>
              </table:table-cell>
              <table:table-cell office:value-type="float" office:value="1.01535153091325">
                <text:p>1.01535153091325</text:p>
              </table:table-cell>
              <table:table-cell office:value-type="float" office:value="1.02575267478067">
                <text:p>1.02575267478067</text:p>
              </table:table-cell>
              <table:table-cell office:value-type="float" office:value="1.00675238489315">
                <text:p>1.00675238489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1305251708645">
                <text:p>1.01305251708645</text:p>
              </table:table-cell>
              <table:table-cell office:value-type="float" office:value="1.01232282106774">
                <text:p>1.01232282106774</text:p>
              </table:table-cell>
              <table:table-cell office:value-type="float" office:value="1.01290519612505">
                <text:p>1.01290519612505</text:p>
              </table:table-cell>
              <table:table-cell office:value-type="float" office:value="1.01513269364333">
                <text:p>1.01513269364333</text:p>
              </table:table-cell>
              <table:table-cell office:value-type="float" office:value="1.02547492979016">
                <text:p>1.02547492979016</text:p>
              </table:table-cell>
              <table:table-cell office:value-type="float" office:value="1.00727441686579">
                <text:p>1.007274416865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1660195811976">
                <text:p>1.01660195811976</text:p>
              </table:table-cell>
              <table:table-cell office:value-type="float" office:value="1.01294349079476">
                <text:p>1.01294349079476</text:p>
              </table:table-cell>
              <table:table-cell office:value-type="float" office:value="1.01224228447598">
                <text:p>1.01224228447598</text:p>
              </table:table-cell>
              <table:table-cell office:value-type="float" office:value="1.01493302633207">
                <text:p>1.01493302633207</text:p>
              </table:table-cell>
              <table:table-cell office:value-type="float" office:value="1.02625776648136">
                <text:p>1.02625776648136</text:p>
              </table:table-cell>
              <table:table-cell office:value-type="float" office:value="1.01043131299986">
                <text:p>1.010431312999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1368914805448">
                <text:p>1.01368914805448</text:p>
              </table:table-cell>
              <table:table-cell office:value-type="float" office:value="1.01385766122004">
                <text:p>1.01385766122004</text:p>
              </table:table-cell>
              <table:table-cell office:value-type="float" office:value="1.00975842618783">
                <text:p>1.00975842618783</text:p>
              </table:table-cell>
              <table:table-cell office:value-type="float" office:value="1.01514244052724">
                <text:p>1.01514244052724</text:p>
              </table:table-cell>
              <table:table-cell office:value-type="float" office:value="1.02602157297105">
                <text:p>1.02602157297105</text:p>
              </table:table-cell>
              <table:table-cell office:value-type="float" office:value="1.00925087112971">
                <text:p>1.009250871129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1242172009197">
                <text:p>1.01242172009197</text:p>
              </table:table-cell>
              <table:table-cell office:value-type="float" office:value="1.01228957150148">
                <text:p>1.01228957150148</text:p>
              </table:table-cell>
              <table:table-cell office:value-type="float" office:value="1.01148106174604">
                <text:p>1.01148106174604</text:p>
              </table:table-cell>
              <table:table-cell office:value-type="float" office:value="1.01419822054165">
                <text:p>1.01419822054165</text:p>
              </table:table-cell>
              <table:table-cell office:value-type="float" office:value="1.02525555286671">
                <text:p>1.02525555286671</text:p>
              </table:table-cell>
              <table:table-cell office:value-type="float" office:value="1.00956155550238">
                <text:p>1.009561555502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0918343017183">
                <text:p>1.00918343017183</text:p>
              </table:table-cell>
              <table:table-cell office:value-type="float" office:value="1.01342351505008">
                <text:p>1.01342351505008</text:p>
              </table:table-cell>
              <table:table-cell office:value-type="float" office:value="1.00942637958754">
                <text:p>1.00942637958754</text:p>
              </table:table-cell>
              <table:table-cell office:value-type="float" office:value="1.01441756852675">
                <text:p>1.01441756852675</text:p>
              </table:table-cell>
              <table:table-cell office:value-type="float" office:value="1.02513300082351">
                <text:p>1.02513300082351</text:p>
              </table:table-cell>
              <table:table-cell office:value-type="float" office:value="1.01061876976229">
                <text:p>1.01061876976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1015473864127">
                <text:p>1.01015473864127</text:p>
              </table:table-cell>
              <table:table-cell office:value-type="float" office:value="1.01140885232202">
                <text:p>1.01140885232202</text:p>
              </table:table-cell>
              <table:table-cell office:value-type="float" office:value="1.00958272794405">
                <text:p>1.00958272794405</text:p>
              </table:table-cell>
              <table:table-cell office:value-type="float" office:value="1.01428322055712">
                <text:p>1.01428322055712</text:p>
              </table:table-cell>
              <table:table-cell office:value-type="float" office:value="1.02555290516616">
                <text:p>1.02555290516616</text:p>
              </table:table-cell>
              <table:table-cell office:value-type="float" office:value="1.00834172183058">
                <text:p>1.008341721830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114037709115">
                <text:p>1.0114037709115</text:p>
              </table:table-cell>
              <table:table-cell office:value-type="float" office:value="1.01142611692719">
                <text:p>1.01142611692719</text:p>
              </table:table-cell>
              <table:table-cell office:value-type="float" office:value="1.00720944411156">
                <text:p>1.00720944411156</text:p>
              </table:table-cell>
              <table:table-cell office:value-type="float" office:value="1.0150075461518">
                <text:p>1.0150075461518</text:p>
              </table:table-cell>
              <table:table-cell office:value-type="float" office:value="1.02524271162047">
                <text:p>1.02524271162047</text:p>
              </table:table-cell>
              <table:table-cell office:value-type="float" office:value="1.00781231531182">
                <text:p>1.00781231531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1038913414352">
                <text:p>1.01038913414352</text:p>
              </table:table-cell>
              <table:table-cell office:value-type="float" office:value="1.01268448529978">
                <text:p>1.01268448529978</text:p>
              </table:table-cell>
              <table:table-cell office:value-type="float" office:value="1.00902687831241">
                <text:p>1.00902687831241</text:p>
              </table:table-cell>
              <table:table-cell office:value-type="float" office:value="1.01663203063917">
                <text:p>1.01663203063917</text:p>
              </table:table-cell>
              <table:table-cell office:value-type="float" office:value="1.02571673287103">
                <text:p>1.02571673287103</text:p>
              </table:table-cell>
              <table:table-cell office:value-type="float" office:value="1.00800676309084">
                <text:p>1.008006763090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0981146289976">
                <text:p>1.00981146289976</text:p>
              </table:table-cell>
              <table:table-cell office:value-type="float" office:value="1.01410516314278">
                <text:p>1.01410516314278</text:p>
              </table:table-cell>
              <table:table-cell office:value-type="float" office:value="1.00610684319089">
                <text:p>1.00610684319089</text:p>
              </table:table-cell>
              <table:table-cell office:value-type="float" office:value="1.01393933498173">
                <text:p>1.01393933498173</text:p>
              </table:table-cell>
              <table:table-cell office:value-type="float" office:value="1.02717133928012">
                <text:p>1.02717133928012</text:p>
              </table:table-cell>
              <table:table-cell office:value-type="float" office:value="1.00900270929149">
                <text:p>1.009002709291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0977918294784">
                <text:p>1.00977918294784</text:p>
              </table:table-cell>
              <table:table-cell office:value-type="float" office:value="1.0135126855316">
                <text:p>1.0135126855316</text:p>
              </table:table-cell>
              <table:table-cell office:value-type="float" office:value="1.00664608103449">
                <text:p>1.00664608103449</text:p>
              </table:table-cell>
              <table:table-cell office:value-type="float" office:value="1.01547289667352">
                <text:p>1.01547289667352</text:p>
              </table:table-cell>
              <table:table-cell office:value-type="float" office:value="1.02548805946698">
                <text:p>1.02548805946698</text:p>
              </table:table-cell>
              <table:table-cell office:value-type="float" office:value="1.00539790493018">
                <text:p>1.00539790493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109390276376">
                <text:p>1.0109390276376</text:p>
              </table:table-cell>
              <table:table-cell office:value-type="float" office:value="1.01372861535322">
                <text:p>1.01372861535322</text:p>
              </table:table-cell>
              <table:table-cell office:value-type="float" office:value="1.00603976807246">
                <text:p>1.00603976807246</text:p>
              </table:table-cell>
              <table:table-cell office:value-type="float" office:value="1.01376449055956">
                <text:p>1.01376449055956</text:p>
              </table:table-cell>
              <table:table-cell office:value-type="float" office:value="1.02669223575497">
                <text:p>1.02669223575497</text:p>
              </table:table-cell>
              <table:table-cell office:value-type="float" office:value="1.0058735474734">
                <text:p>1.00587354747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0923083224986">
                <text:p>1.00923083224986</text:p>
              </table:table-cell>
              <table:table-cell office:value-type="float" office:value="1.01282249691633">
                <text:p>1.01282249691633</text:p>
              </table:table-cell>
              <table:table-cell office:value-type="float" office:value="1.00694812613163">
                <text:p>1.00694812613163</text:p>
              </table:table-cell>
              <table:table-cell office:value-type="float" office:value="1.01428493345779">
                <text:p>1.01428493345779</text:p>
              </table:table-cell>
              <table:table-cell office:value-type="float" office:value="1.0264012190818">
                <text:p>1.0264012190818</text:p>
              </table:table-cell>
              <table:table-cell office:value-type="float" office:value="1.00873763072542">
                <text:p>1.008737630725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1431769321482">
                <text:p>1.01431769321482</text:p>
              </table:table-cell>
              <table:table-cell office:value-type="float" office:value="1.0133845736792">
                <text:p>1.0133845736792</text:p>
              </table:table-cell>
              <table:table-cell office:value-type="float" office:value="1.00609384164064">
                <text:p>1.00609384164064</text:p>
              </table:table-cell>
              <table:table-cell office:value-type="float" office:value="1.01469925643139">
                <text:p>1.01469925643139</text:p>
              </table:table-cell>
              <table:table-cell office:value-type="float" office:value="1.02565793501837">
                <text:p>1.02565793501837</text:p>
              </table:table-cell>
              <table:table-cell office:value-type="float" office:value="1.00742053279563">
                <text:p>1.007420532795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1335899955724">
                <text:p>1.01335899955724</text:p>
              </table:table-cell>
              <table:table-cell office:value-type="float" office:value="1.01235503116547">
                <text:p>1.01235503116547</text:p>
              </table:table-cell>
              <table:table-cell office:value-type="float" office:value="1.00964425959006">
                <text:p>1.00964425959006</text:p>
              </table:table-cell>
              <table:table-cell office:value-type="float" office:value="1.01705647937862">
                <text:p>1.01705647937862</text:p>
              </table:table-cell>
              <table:table-cell office:value-type="float" office:value="1.02563450493989">
                <text:p>1.02563450493989</text:p>
              </table:table-cell>
              <table:table-cell office:value-type="float" office:value="1.00791526827836">
                <text:p>1.007915268278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1218087721675">
                <text:p>1.01218087721675</text:p>
              </table:table-cell>
              <table:table-cell office:value-type="float" office:value="1.01273715854192">
                <text:p>1.01273715854192</text:p>
              </table:table-cell>
              <table:table-cell office:value-type="float" office:value="1.01113726718558">
                <text:p>1.01113726718558</text:p>
              </table:table-cell>
              <table:table-cell office:value-type="float" office:value="1.01576167111966">
                <text:p>1.01576167111966</text:p>
              </table:table-cell>
              <table:table-cell office:value-type="float" office:value="1.02672221034856">
                <text:p>1.02672221034856</text:p>
              </table:table-cell>
              <table:table-cell office:value-type="float" office:value="1.00817569991985">
                <text:p>1.008175699919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1041647108562">
                <text:p>1.01041647108562</text:p>
              </table:table-cell>
              <table:table-cell office:value-type="float" office:value="1.01301047311727">
                <text:p>1.01301047311727</text:p>
              </table:table-cell>
              <table:table-cell office:value-type="float" office:value="1.01017061037171">
                <text:p>1.01017061037171</text:p>
              </table:table-cell>
              <table:table-cell office:value-type="float" office:value="1.01464676771306">
                <text:p>1.01464676771306</text:p>
              </table:table-cell>
              <table:table-cell office:value-type="float" office:value="1.02549097784322">
                <text:p>1.02549097784322</text:p>
              </table:table-cell>
              <table:table-cell office:value-type="float" office:value="1.00968728920319">
                <text:p>1.009687289203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1027710842663">
                <text:p>1.01027710842663</text:p>
              </table:table-cell>
              <table:table-cell office:value-type="float" office:value="1.01148609217271">
                <text:p>1.01148609217271</text:p>
              </table:table-cell>
              <table:table-cell office:value-type="float" office:value="1.00914627307446">
                <text:p>1.00914627307446</text:p>
              </table:table-cell>
              <table:table-cell office:value-type="float" office:value="1.0136236320883">
                <text:p>1.0136236320883</text:p>
              </table:table-cell>
              <table:table-cell office:value-type="float" office:value="1.0255176388572">
                <text:p>1.0255176388572</text:p>
              </table:table-cell>
              <table:table-cell office:value-type="float" office:value="1.00993456987325">
                <text:p>1.00993456987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1082442927177">
                <text:p>1.01082442927177</text:p>
              </table:table-cell>
              <table:table-cell office:value-type="float" office:value="1.01289347221181">
                <text:p>1.01289347221181</text:p>
              </table:table-cell>
              <table:table-cell office:value-type="float" office:value="1.00916521291252">
                <text:p>1.00916521291252</text:p>
              </table:table-cell>
              <table:table-cell office:value-type="float" office:value="1.01587166107277">
                <text:p>1.01587166107277</text:p>
              </table:table-cell>
              <table:table-cell office:value-type="float" office:value="1.0253639648067">
                <text:p>1.0253639648067</text:p>
              </table:table-cell>
              <table:table-cell office:value-type="float" office:value="1.01067493013239">
                <text:p>1.010674930132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0774297141537">
                <text:p>1.00774297141537</text:p>
              </table:table-cell>
              <table:table-cell office:value-type="float" office:value="1.01288491259588">
                <text:p>1.01288491259588</text:p>
              </table:table-cell>
              <table:table-cell office:value-type="float" office:value="1.01266532707188">
                <text:p>1.01266532707188</text:p>
              </table:table-cell>
              <table:table-cell office:value-type="float" office:value="1.0157008339063">
                <text:p>1.0157008339063</text:p>
              </table:table-cell>
              <table:table-cell office:value-type="float" office:value="1.02550581447512">
                <text:p>1.02550581447512</text:p>
              </table:table-cell>
              <table:table-cell office:value-type="float" office:value="1.01129843848152">
                <text:p>1.011298438481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0890718739401">
                <text:p>1.00890718739401</text:p>
              </table:table-cell>
              <table:table-cell office:value-type="float" office:value="1.0107634281374">
                <text:p>1.0107634281374</text:p>
              </table:table-cell>
              <table:table-cell office:value-type="float" office:value="1.00931562144475">
                <text:p>1.00931562144475</text:p>
              </table:table-cell>
              <table:table-cell office:value-type="float" office:value="1.0156599509937">
                <text:p>1.0156599509937</text:p>
              </table:table-cell>
              <table:table-cell office:value-type="float" office:value="1.02563138392341">
                <text:p>1.02563138392341</text:p>
              </table:table-cell>
              <table:table-cell office:value-type="float" office:value="1.01148339676292">
                <text:p>1.011483396762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0604506407836">
                <text:p>1.00604506407836</text:p>
              </table:table-cell>
              <table:table-cell office:value-type="float" office:value="1.010506966568">
                <text:p>1.010506966568</text:p>
              </table:table-cell>
              <table:table-cell office:value-type="float" office:value="1.01083806223722">
                <text:p>1.01083806223722</text:p>
              </table:table-cell>
              <table:table-cell office:value-type="float" office:value="1.01541069218492">
                <text:p>1.01541069218492</text:p>
              </table:table-cell>
              <table:table-cell office:value-type="float" office:value="1.02520928586838">
                <text:p>1.02520928586838</text:p>
              </table:table-cell>
              <table:table-cell office:value-type="float" office:value="1.01266461792597">
                <text:p>1.012664617925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0816718873555">
                <text:p>1.00816718873555</text:p>
              </table:table-cell>
              <table:table-cell office:value-type="float" office:value="1.01025321487487">
                <text:p>1.01025321487487</text:p>
              </table:table-cell>
              <table:table-cell office:value-type="float" office:value="1.01127576763903">
                <text:p>1.01127576763903</text:p>
              </table:table-cell>
              <table:table-cell office:value-type="float" office:value="1.01278654843545">
                <text:p>1.01278654843545</text:p>
              </table:table-cell>
              <table:table-cell office:value-type="float" office:value="1.02467745563644">
                <text:p>1.02467745563644</text:p>
              </table:table-cell>
              <table:table-cell office:value-type="float" office:value="1.01454623791898">
                <text:p>1.014546237918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0856640435564">
                <text:p>1.00856640435564</text:p>
              </table:table-cell>
              <table:table-cell office:value-type="float" office:value="1.01158263217892">
                <text:p>1.01158263217892</text:p>
              </table:table-cell>
              <table:table-cell office:value-type="float" office:value="1.01242373294">
                <text:p>1.01242373294</text:p>
              </table:table-cell>
              <table:table-cell office:value-type="float" office:value="1.01344552714158">
                <text:p>1.01344552714158</text:p>
              </table:table-cell>
              <table:table-cell office:value-type="float" office:value="1.02556027433346">
                <text:p>1.02556027433346</text:p>
              </table:table-cell>
              <table:table-cell office:value-type="float" office:value="1.01366083252177">
                <text:p>1.01366083252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0939873040115">
                <text:p>1.00939873040115</text:p>
              </table:table-cell>
              <table:table-cell office:value-type="float" office:value="1.01275272480868">
                <text:p>1.01275272480868</text:p>
              </table:table-cell>
              <table:table-cell office:value-type="float" office:value="1.00923162829584">
                <text:p>1.00923162829584</text:p>
              </table:table-cell>
              <table:table-cell office:value-type="float" office:value="1.01548874263925">
                <text:p>1.01548874263925</text:p>
              </table:table-cell>
              <table:table-cell office:value-type="float" office:value="1.02435752464782">
                <text:p>1.02435752464782</text:p>
              </table:table-cell>
              <table:table-cell office:value-type="float" office:value="1.01616619767796">
                <text:p>1.016166197677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0997958761832">
                <text:p>1.00997958761832</text:p>
              </table:table-cell>
              <table:table-cell office:value-type="float" office:value="1.0122774534897">
                <text:p>1.0122774534897</text:p>
              </table:table-cell>
              <table:table-cell office:value-type="float" office:value="1.00814912185408">
                <text:p>1.00814912185408</text:p>
              </table:table-cell>
              <table:table-cell office:value-type="float" office:value="1.01547907569813">
                <text:p>1.01547907569813</text:p>
              </table:table-cell>
              <table:table-cell office:value-type="float" office:value="1.02464138231631">
                <text:p>1.02464138231631</text:p>
              </table:table-cell>
              <table:table-cell office:value-type="float" office:value="1.01395812764166">
                <text:p>1.01395812764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1130273852229">
                <text:p>1.01130273852229</text:p>
              </table:table-cell>
              <table:table-cell office:value-type="float" office:value="1.01289620363721">
                <text:p>1.01289620363721</text:p>
              </table:table-cell>
              <table:table-cell office:value-type="float" office:value="1.00963183618573">
                <text:p>1.00963183618573</text:p>
              </table:table-cell>
              <table:table-cell office:value-type="float" office:value="1.01543703922515">
                <text:p>1.01543703922515</text:p>
              </table:table-cell>
              <table:table-cell office:value-type="float" office:value="1.0234212105655">
                <text:p>1.0234212105655</text:p>
              </table:table-cell>
              <table:table-cell office:value-type="float" office:value="1.01608528669199">
                <text:p>1.016085286691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1376728628472">
                <text:p>1.01376728628472</text:p>
              </table:table-cell>
              <table:table-cell office:value-type="float" office:value="1.00976401005776">
                <text:p>1.00976401005776</text:p>
              </table:table-cell>
              <table:table-cell office:value-type="float" office:value="1.01241675111348">
                <text:p>1.01241675111348</text:p>
              </table:table-cell>
              <table:table-cell office:value-type="float" office:value="1.01657533606857">
                <text:p>1.01657533606857</text:p>
              </table:table-cell>
              <table:table-cell office:value-type="float" office:value="1.02237034979171">
                <text:p>1.02237034979171</text:p>
              </table:table-cell>
              <table:table-cell office:value-type="float" office:value="1.01454237651328">
                <text:p>1.014542376513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1097680688765">
                <text:p>1.01097680688765</text:p>
              </table:table-cell>
              <table:table-cell office:value-type="float" office:value="1.01071075817746">
                <text:p>1.01071075817746</text:p>
              </table:table-cell>
              <table:table-cell office:value-type="float" office:value="1.0128407865127">
                <text:p>1.0128407865127</text:p>
              </table:table-cell>
              <table:table-cell office:value-type="float" office:value="1.01475652797139">
                <text:p>1.01475652797139</text:p>
              </table:table-cell>
              <table:table-cell office:value-type="float" office:value="1.02357797178603">
                <text:p>1.02357797178603</text:p>
              </table:table-cell>
              <table:table-cell office:value-type="float" office:value="1.01697847555583">
                <text:p>1.01697847555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966003192063">
                <text:p>1.00966003192063</text:p>
              </table:table-cell>
              <table:table-cell office:value-type="float" office:value="1.01204487798274">
                <text:p>1.01204487798274</text:p>
              </table:table-cell>
              <table:table-cell office:value-type="float" office:value="1.01033478860997">
                <text:p>1.01033478860997</text:p>
              </table:table-cell>
              <table:table-cell office:value-type="float" office:value="1.01514641446339">
                <text:p>1.01514641446339</text:p>
              </table:table-cell>
              <table:table-cell office:value-type="float" office:value="1.02289620394973">
                <text:p>1.02289620394973</text:p>
              </table:table-cell>
              <table:table-cell office:value-type="float" office:value="1.01717750149167">
                <text:p>1.017177501491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1075047057495">
                <text:p>1.01075047057495</text:p>
              </table:table-cell>
              <table:table-cell office:value-type="float" office:value="1.01220370523879">
                <text:p>1.01220370523879</text:p>
              </table:table-cell>
              <table:table-cell office:value-type="float" office:value="1.01081566126777">
                <text:p>1.01081566126777</text:p>
              </table:table-cell>
              <table:table-cell office:value-type="float" office:value="1.01589978606861">
                <text:p>1.01589978606861</text:p>
              </table:table-cell>
              <table:table-cell office:value-type="float" office:value="1.02349856451944">
                <text:p>1.02349856451944</text:p>
              </table:table-cell>
              <table:table-cell office:value-type="float" office:value="1.01798105641479">
                <text:p>1.017981056414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0806907990916">
                <text:p>1.00806907990916</text:p>
              </table:table-cell>
              <table:table-cell office:value-type="float" office:value="1.01204433948154">
                <text:p>1.01204433948154</text:p>
              </table:table-cell>
              <table:table-cell office:value-type="float" office:value="1.0069461109542">
                <text:p>1.0069461109542</text:p>
              </table:table-cell>
              <table:table-cell office:value-type="float" office:value="1.01554028763786">
                <text:p>1.01554028763786</text:p>
              </table:table-cell>
              <table:table-cell office:value-type="float" office:value="1.02261447424652">
                <text:p>1.02261447424652</text:p>
              </table:table-cell>
              <table:table-cell office:value-type="float" office:value="1.01539497811954">
                <text:p>1.015394978119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0714268405766">
                <text:p>1.00714268405766</text:p>
              </table:table-cell>
              <table:table-cell office:value-type="float" office:value="1.01284271563375">
                <text:p>1.01284271563375</text:p>
              </table:table-cell>
              <table:table-cell office:value-type="float" office:value="1.0081699862782">
                <text:p>1.0081699862782</text:p>
              </table:table-cell>
              <table:table-cell office:value-type="float" office:value="1.01496047877561">
                <text:p>1.01496047877561</text:p>
              </table:table-cell>
              <table:table-cell office:value-type="float" office:value="1.02280635346522">
                <text:p>1.02280635346522</text:p>
              </table:table-cell>
              <table:table-cell office:value-type="float" office:value="1.01347511959456">
                <text:p>1.01347511959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1336005364047">
                <text:p>1.01336005364047</text:p>
              </table:table-cell>
              <table:table-cell office:value-type="float" office:value="1.01323396444765">
                <text:p>1.01323396444765</text:p>
              </table:table-cell>
              <table:table-cell office:value-type="float" office:value="1.01164799775241">
                <text:p>1.01164799775241</text:p>
              </table:table-cell>
              <table:table-cell office:value-type="float" office:value="1.01547576636603">
                <text:p>1.01547576636603</text:p>
              </table:table-cell>
              <table:table-cell office:value-type="float" office:value="1.02297557444276">
                <text:p>1.02297557444276</text:p>
              </table:table-cell>
              <table:table-cell office:value-type="float" office:value="1.01556828327105">
                <text:p>1.015568283271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1459766570313">
                <text:p>1.01459766570313</text:p>
              </table:table-cell>
              <table:table-cell office:value-type="float" office:value="1.01231748213393">
                <text:p>1.01231748213393</text:p>
              </table:table-cell>
              <table:table-cell office:value-type="float" office:value="1.0082335143727">
                <text:p>1.0082335143727</text:p>
              </table:table-cell>
              <table:table-cell office:value-type="float" office:value="1.01658700897724">
                <text:p>1.01658700897724</text:p>
              </table:table-cell>
              <table:table-cell office:value-type="float" office:value="1.02379307206531">
                <text:p>1.02379307206531</text:p>
              </table:table-cell>
              <table:table-cell office:value-type="float" office:value="1.01686383652642">
                <text:p>1.016863836526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1652006538654">
                <text:p>1.01652006538654</text:p>
              </table:table-cell>
              <table:table-cell office:value-type="float" office:value="1.01201225193616">
                <text:p>1.01201225193616</text:p>
              </table:table-cell>
              <table:table-cell office:value-type="float" office:value="1.01177359390241">
                <text:p>1.01177359390241</text:p>
              </table:table-cell>
              <table:table-cell office:value-type="float" office:value="1.0164343820733">
                <text:p>1.0164343820733</text:p>
              </table:table-cell>
              <table:table-cell office:value-type="float" office:value="1.02417150544035">
                <text:p>1.02417150544035</text:p>
              </table:table-cell>
              <table:table-cell office:value-type="float" office:value="1.01630710738962">
                <text:p>1.016307107389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1576769955818">
                <text:p>1.01576769955818</text:p>
              </table:table-cell>
              <table:table-cell office:value-type="float" office:value="1.01218061419869">
                <text:p>1.01218061419869</text:p>
              </table:table-cell>
              <table:table-cell office:value-type="float" office:value="1.00933617561479">
                <text:p>1.00933617561479</text:p>
              </table:table-cell>
              <table:table-cell office:value-type="float" office:value="1.01731422889586">
                <text:p>1.01731422889586</text:p>
              </table:table-cell>
              <table:table-cell office:value-type="float" office:value="1.0246226653009">
                <text:p>1.0246226653009</text:p>
              </table:table-cell>
              <table:table-cell office:value-type="float" office:value="1.01634015229349">
                <text:p>1.016340152293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1309055393029">
                <text:p>1.01309055393029</text:p>
              </table:table-cell>
              <table:table-cell office:value-type="float" office:value="1.01313116215691">
                <text:p>1.01313116215691</text:p>
              </table:table-cell>
              <table:table-cell office:value-type="float" office:value="1.00684533223289">
                <text:p>1.00684533223289</text:p>
              </table:table-cell>
              <table:table-cell office:value-type="float" office:value="1.01682669587308">
                <text:p>1.01682669587308</text:p>
              </table:table-cell>
              <table:table-cell office:value-type="float" office:value="1.02449489328983">
                <text:p>1.02449489328983</text:p>
              </table:table-cell>
              <table:table-cell office:value-type="float" office:value="1.01844092147251">
                <text:p>1.018440921472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1011005921056">
                <text:p>1.01011005921056</text:p>
              </table:table-cell>
              <table:table-cell office:value-type="float" office:value="1.01263552930186">
                <text:p>1.01263552930186</text:p>
              </table:table-cell>
              <table:table-cell office:value-type="float" office:value="1.00825024419587">
                <text:p>1.00825024419587</text:p>
              </table:table-cell>
              <table:table-cell office:value-type="float" office:value="1.01479752142326">
                <text:p>1.01479752142326</text:p>
              </table:table-cell>
              <table:table-cell office:value-type="float" office:value="1.02334911204603">
                <text:p>1.02334911204603</text:p>
              </table:table-cell>
              <table:table-cell office:value-type="float" office:value="1.01645730832509">
                <text:p>1.016457308325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0889214610265">
                <text:p>1.00889214610265</text:p>
              </table:table-cell>
              <table:table-cell office:value-type="float" office:value="1.0128474490096">
                <text:p>1.0128474490096</text:p>
              </table:table-cell>
              <table:table-cell office:value-type="float" office:value="1.01004252436161">
                <text:p>1.01004252436161</text:p>
              </table:table-cell>
              <table:table-cell office:value-type="float" office:value="1.01704214796686">
                <text:p>1.01704214796686</text:p>
              </table:table-cell>
              <table:table-cell office:value-type="float" office:value="1.02310219182604">
                <text:p>1.02310219182604</text:p>
              </table:table-cell>
              <table:table-cell office:value-type="float" office:value="1.01393390882431">
                <text:p>1.013933908824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0859152442354">
                <text:p>1.00859152442354</text:p>
              </table:table-cell>
              <table:table-cell office:value-type="float" office:value="1.01146181858758">
                <text:p>1.01146181858758</text:p>
              </table:table-cell>
              <table:table-cell office:value-type="float" office:value="1.00988580163669">
                <text:p>1.00988580163669</text:p>
              </table:table-cell>
              <table:table-cell office:value-type="float" office:value="1.01579261459371">
                <text:p>1.01579261459371</text:p>
              </table:table-cell>
              <table:table-cell office:value-type="float" office:value="1.02468984666664">
                <text:p>1.02468984666664</text:p>
              </table:table-cell>
              <table:table-cell office:value-type="float" office:value="1.01796506226535">
                <text:p>1.017965062265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0908050151101">
                <text:p>1.00908050151101</text:p>
              </table:table-cell>
              <table:table-cell office:value-type="float" office:value="1.0122120353614">
                <text:p>1.0122120353614</text:p>
              </table:table-cell>
              <table:table-cell office:value-type="float" office:value="1.00551415308599">
                <text:p>1.00551415308599</text:p>
              </table:table-cell>
              <table:table-cell office:value-type="float" office:value="1.015608787522">
                <text:p>1.015608787522</text:p>
              </table:table-cell>
              <table:table-cell office:value-type="float" office:value="1.02417357382131">
                <text:p>1.02417357382131</text:p>
              </table:table-cell>
              <table:table-cell office:value-type="float" office:value="1.0186142449953">
                <text:p>1.01861424499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0714506134093">
                <text:p>1.00714506134093</text:p>
              </table:table-cell>
              <table:table-cell office:value-type="float" office:value="1.01091563353078">
                <text:p>1.01091563353078</text:p>
              </table:table-cell>
              <table:table-cell office:value-type="float" office:value="1.01000763372396">
                <text:p>1.01000763372396</text:p>
              </table:table-cell>
              <table:table-cell office:value-type="float" office:value="1.01815853595037">
                <text:p>1.01815853595037</text:p>
              </table:table-cell>
              <table:table-cell office:value-type="float" office:value="1.0253247181715">
                <text:p>1.0253247181715</text:p>
              </table:table-cell>
              <table:table-cell office:value-type="float" office:value="1.01864564809143">
                <text:p>1.018645648091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0767193322021">
                <text:p>1.00767193322021</text:p>
              </table:table-cell>
              <table:table-cell office:value-type="float" office:value="1.01227739122926">
                <text:p>1.01227739122926</text:p>
              </table:table-cell>
              <table:table-cell office:value-type="float" office:value="1.00903085800277">
                <text:p>1.00903085800277</text:p>
              </table:table-cell>
              <table:table-cell office:value-type="float" office:value="1.01765617636396">
                <text:p>1.01765617636396</text:p>
              </table:table-cell>
              <table:table-cell office:value-type="float" office:value="1.02476586902709">
                <text:p>1.02476586902709</text:p>
              </table:table-cell>
              <table:table-cell office:value-type="float" office:value="1.02024617718707">
                <text:p>1.020246177187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0906250112825">
                <text:p>1.00906250112825</text:p>
              </table:table-cell>
              <table:table-cell office:value-type="float" office:value="1.01333220960478">
                <text:p>1.01333220960478</text:p>
              </table:table-cell>
              <table:table-cell office:value-type="float" office:value="1.00978642135386">
                <text:p>1.00978642135386</text:p>
              </table:table-cell>
              <table:table-cell office:value-type="float" office:value="1.01627675288537">
                <text:p>1.01627675288537</text:p>
              </table:table-cell>
              <table:table-cell office:value-type="float" office:value="1.02507080663942">
                <text:p>1.02507080663942</text:p>
              </table:table-cell>
              <table:table-cell office:value-type="float" office:value="1.02036087007603">
                <text:p>1.020360870076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1087910081367">
                <text:p>1.01087910081367</text:p>
              </table:table-cell>
              <table:table-cell office:value-type="float" office:value="1.0142407872204">
                <text:p>1.0142407872204</text:p>
              </table:table-cell>
              <table:table-cell office:value-type="float" office:value="1.00966753934483">
                <text:p>1.00966753934483</text:p>
              </table:table-cell>
              <table:table-cell office:value-type="float" office:value="1.01710274928413">
                <text:p>1.01710274928413</text:p>
              </table:table-cell>
              <table:table-cell office:value-type="float" office:value="1.02512932937305">
                <text:p>1.02512932937305</text:p>
              </table:table-cell>
              <table:table-cell office:value-type="float" office:value="1.01737570718588">
                <text:p>1.017375707185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1116660709346">
                <text:p>1.01116660709346</text:p>
              </table:table-cell>
              <table:table-cell office:value-type="float" office:value="1.0130614860826">
                <text:p>1.0130614860826</text:p>
              </table:table-cell>
              <table:table-cell office:value-type="float" office:value="1.01019185770579">
                <text:p>1.01019185770579</text:p>
              </table:table-cell>
              <table:table-cell office:value-type="float" office:value="1.01676104587251">
                <text:p>1.01676104587251</text:p>
              </table:table-cell>
              <table:table-cell office:value-type="float" office:value="1.02501346249281">
                <text:p>1.02501346249281</text:p>
              </table:table-cell>
              <table:table-cell office:value-type="float" office:value="1.01525962199622">
                <text:p>1.015259621996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1155443527106">
                <text:p>1.01155443527106</text:p>
              </table:table-cell>
              <table:table-cell office:value-type="float" office:value="1.01365251499208">
                <text:p>1.01365251499208</text:p>
              </table:table-cell>
              <table:table-cell office:value-type="float" office:value="1.00779494278073">
                <text:p>1.00779494278073</text:p>
              </table:table-cell>
              <table:table-cell office:value-type="float" office:value="1.01573279041923">
                <text:p>1.01573279041923</text:p>
              </table:table-cell>
              <table:table-cell office:value-type="float" office:value="1.02589829518229">
                <text:p>1.02589829518229</text:p>
              </table:table-cell>
              <table:table-cell office:value-type="float" office:value="1.01247196735686">
                <text:p>1.012471967356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1026848451385">
                <text:p>1.01026848451385</text:p>
              </table:table-cell>
              <table:table-cell office:value-type="float" office:value="1.0130358901607">
                <text:p>1.0130358901607</text:p>
              </table:table-cell>
              <table:table-cell office:value-type="float" office:value="1.00925568876432">
                <text:p>1.00925568876432</text:p>
              </table:table-cell>
              <table:table-cell office:value-type="float" office:value="1.01474674863929">
                <text:p>1.01474674863929</text:p>
              </table:table-cell>
              <table:table-cell office:value-type="float" office:value="1.02454069543205">
                <text:p>1.02454069543205</text:p>
              </table:table-cell>
              <table:table-cell office:value-type="float" office:value="1.01344800634172">
                <text:p>1.013448006341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1029798981145">
                <text:p>1.01029798981145</text:p>
              </table:table-cell>
              <table:table-cell office:value-type="float" office:value="1.01356898574149">
                <text:p>1.01356898574149</text:p>
              </table:table-cell>
              <table:table-cell office:value-type="float" office:value="1.00970703816546">
                <text:p>1.00970703816546</text:p>
              </table:table-cell>
              <table:table-cell office:value-type="float" office:value="1.01463577381984">
                <text:p>1.01463577381984</text:p>
              </table:table-cell>
              <table:table-cell office:value-type="float" office:value="1.02553391094942">
                <text:p>1.02553391094942</text:p>
              </table:table-cell>
              <table:table-cell office:value-type="float" office:value="1.01451494346723">
                <text:p>1.014514943467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1120780152216">
                <text:p>1.01120780152216</text:p>
              </table:table-cell>
              <table:table-cell office:value-type="float" office:value="1.01290670215399">
                <text:p>1.01290670215399</text:p>
              </table:table-cell>
              <table:table-cell office:value-type="float" office:value="1.00746305103557">
                <text:p>1.00746305103557</text:p>
              </table:table-cell>
              <table:table-cell office:value-type="float" office:value="1.01543714628698">
                <text:p>1.01543714628698</text:p>
              </table:table-cell>
              <table:table-cell office:value-type="float" office:value="1.02546340658333">
                <text:p>1.02546340658333</text:p>
              </table:table-cell>
              <table:table-cell office:value-type="float" office:value="1.01532596041326">
                <text:p>1.01532596041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1240294942822">
                <text:p>1.01240294942822</text:p>
              </table:table-cell>
              <table:table-cell office:value-type="float" office:value="1.01155119104512">
                <text:p>1.01155119104512</text:p>
              </table:table-cell>
              <table:table-cell office:value-type="float" office:value="1.0105772880075">
                <text:p>1.0105772880075</text:p>
              </table:table-cell>
              <table:table-cell office:value-type="float" office:value="1.01488821542954">
                <text:p>1.01488821542954</text:p>
              </table:table-cell>
              <table:table-cell office:value-type="float" office:value="1.02547468576044">
                <text:p>1.02547468576044</text:p>
              </table:table-cell>
              <table:table-cell office:value-type="float" office:value="1.01486045275271">
                <text:p>1.01486045275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1326989363809">
                <text:p>1.01326989363809</text:p>
              </table:table-cell>
              <table:table-cell office:value-type="float" office:value="1.01291296039815">
                <text:p>1.01291296039815</text:p>
              </table:table-cell>
              <table:table-cell office:value-type="float" office:value="1.00726647109849">
                <text:p>1.00726647109849</text:p>
              </table:table-cell>
              <table:table-cell office:value-type="float" office:value="1.01541390695981">
                <text:p>1.01541390695981</text:p>
              </table:table-cell>
              <table:table-cell office:value-type="float" office:value="1.0246447694889">
                <text:p>1.0246447694889</text:p>
              </table:table-cell>
              <table:table-cell office:value-type="float" office:value="1.0139156833444">
                <text:p>1.01391568334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1390263927547">
                <text:p>1.01390263927547</text:p>
              </table:table-cell>
              <table:table-cell office:value-type="float" office:value="1.01320279688667">
                <text:p>1.01320279688667</text:p>
              </table:table-cell>
              <table:table-cell office:value-type="float" office:value="1.01208023711638">
                <text:p>1.01208023711638</text:p>
              </table:table-cell>
              <table:table-cell office:value-type="float" office:value="1.01585780454054">
                <text:p>1.01585780454054</text:p>
              </table:table-cell>
              <table:table-cell office:value-type="float" office:value="1.02397297557499">
                <text:p>1.02397297557499</text:p>
              </table:table-cell>
              <table:table-cell office:value-type="float" office:value="1.01505328222505">
                <text:p>1.015053282225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1712641710904">
                <text:p>1.01712641710904</text:p>
              </table:table-cell>
              <table:table-cell office:value-type="float" office:value="1.01318238785942">
                <text:p>1.01318238785942</text:p>
              </table:table-cell>
              <table:table-cell office:value-type="float" office:value="1.00979746108548">
                <text:p>1.00979746108548</text:p>
              </table:table-cell>
              <table:table-cell office:value-type="float" office:value="1.01596526331008">
                <text:p>1.01596526331008</text:p>
              </table:table-cell>
              <table:table-cell office:value-type="float" office:value="1.02484942634388">
                <text:p>1.02484942634388</text:p>
              </table:table-cell>
              <table:table-cell office:value-type="float" office:value="1.01359850516295">
                <text:p>1.013598505162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1538262758348">
                <text:p>1.01538262758348</text:p>
              </table:table-cell>
              <table:table-cell office:value-type="float" office:value="1.01351903482706">
                <text:p>1.01351903482706</text:p>
              </table:table-cell>
              <table:table-cell office:value-type="float" office:value="1.01093044247872">
                <text:p>1.01093044247872</text:p>
              </table:table-cell>
              <table:table-cell office:value-type="float" office:value="1.01580032150388">
                <text:p>1.01580032150388</text:p>
              </table:table-cell>
              <table:table-cell office:value-type="float" office:value="1.02486863033093">
                <text:p>1.02486863033093</text:p>
              </table:table-cell>
              <table:table-cell office:value-type="float" office:value="1.01324032831675">
                <text:p>1.013240328316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091608299277">
                <text:p>1.0091608299277</text:p>
              </table:table-cell>
              <table:table-cell office:value-type="float" office:value="1.01229326144943">
                <text:p>1.01229326144943</text:p>
              </table:table-cell>
              <table:table-cell office:value-type="float" office:value="1.01203331538032">
                <text:p>1.01203331538032</text:p>
              </table:table-cell>
              <table:table-cell office:value-type="float" office:value="1.01670095821185">
                <text:p>1.01670095821185</text:p>
              </table:table-cell>
              <table:table-cell office:value-type="float" office:value="1.02476737754302">
                <text:p>1.02476737754302</text:p>
              </table:table-cell>
              <table:table-cell office:value-type="float" office:value="1.01312834498818">
                <text:p>1.013128344988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0670021609828">
                <text:p>1.00670021609828</text:p>
              </table:table-cell>
              <table:table-cell office:value-type="float" office:value="1.01287104676094">
                <text:p>1.01287104676094</text:p>
              </table:table-cell>
              <table:table-cell office:value-type="float" office:value="1.00972085330243">
                <text:p>1.00972085330243</text:p>
              </table:table-cell>
              <table:table-cell office:value-type="float" office:value="1.01629387175173">
                <text:p>1.01629387175173</text:p>
              </table:table-cell>
              <table:table-cell office:value-type="float" office:value="1.0248222525641">
                <text:p>1.0248222525641</text:p>
              </table:table-cell>
              <table:table-cell office:value-type="float" office:value="1.01272154539082">
                <text:p>1.012721545390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1045808101344">
                <text:p>1.01045808101344</text:p>
              </table:table-cell>
              <table:table-cell office:value-type="float" office:value="1.0127903743484">
                <text:p>1.0127903743484</text:p>
              </table:table-cell>
              <table:table-cell office:value-type="float" office:value="1.00912523603388">
                <text:p>1.00912523603388</text:p>
              </table:table-cell>
              <table:table-cell office:value-type="float" office:value="1.01485065725706">
                <text:p>1.01485065725706</text:p>
              </table:table-cell>
              <table:table-cell office:value-type="float" office:value="1.02411747390534">
                <text:p>1.02411747390534</text:p>
              </table:table-cell>
              <table:table-cell office:value-type="float" office:value="1.0124365756566">
                <text:p>1.01243657565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0998552560516">
                <text:p>1.00998552560516</text:p>
              </table:table-cell>
              <table:table-cell office:value-type="float" office:value="1.01324496142857">
                <text:p>1.01324496142857</text:p>
              </table:table-cell>
              <table:table-cell office:value-type="float" office:value="1.00607865085125">
                <text:p>1.00607865085125</text:p>
              </table:table-cell>
              <table:table-cell office:value-type="float" office:value="1.0152814374178">
                <text:p>1.0152814374178</text:p>
              </table:table-cell>
              <table:table-cell office:value-type="float" office:value="1.02447125205532">
                <text:p>1.02447125205532</text:p>
              </table:table-cell>
              <table:table-cell office:value-type="float" office:value="1.01112386044003">
                <text:p>1.01112386044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0948329598742">
                <text:p>1.00948329598742</text:p>
              </table:table-cell>
              <table:table-cell office:value-type="float" office:value="1.01297497357131">
                <text:p>1.01297497357131</text:p>
              </table:table-cell>
              <table:table-cell office:value-type="float" office:value="1.00967938125958">
                <text:p>1.00967938125958</text:p>
              </table:table-cell>
              <table:table-cell office:value-type="float" office:value="1.01335828651349">
                <text:p>1.01335828651349</text:p>
              </table:table-cell>
              <table:table-cell office:value-type="float" office:value="1.02351612427431">
                <text:p>1.02351612427431</text:p>
              </table:table-cell>
              <table:table-cell office:value-type="float" office:value="1.01425980226082">
                <text:p>1.014259802260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0962191228206">
                <text:p>1.00962191228206</text:p>
              </table:table-cell>
              <table:table-cell office:value-type="float" office:value="1.01279104996433">
                <text:p>1.01279104996433</text:p>
              </table:table-cell>
              <table:table-cell office:value-type="float" office:value="1.00980428153769">
                <text:p>1.00980428153769</text:p>
              </table:table-cell>
              <table:table-cell office:value-type="float" office:value="1.01471825095619">
                <text:p>1.01471825095619</text:p>
              </table:table-cell>
              <table:table-cell office:value-type="float" office:value="1.0239167487439">
                <text:p>1.0239167487439</text:p>
              </table:table-cell>
              <table:table-cell office:value-type="float" office:value="1.01166065886022">
                <text:p>1.011660658860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1077134585169">
                <text:p>1.01077134585169</text:p>
              </table:table-cell>
              <table:table-cell office:value-type="float" office:value="1.01279765823044">
                <text:p>1.01279765823044</text:p>
              </table:table-cell>
              <table:table-cell office:value-type="float" office:value="1.00813823182044">
                <text:p>1.00813823182044</text:p>
              </table:table-cell>
              <table:table-cell office:value-type="float" office:value="1.01431087307643">
                <text:p>1.01431087307643</text:p>
              </table:table-cell>
              <table:table-cell office:value-type="float" office:value="1.02387448239464">
                <text:p>1.02387448239464</text:p>
              </table:table-cell>
              <table:table-cell office:value-type="float" office:value="1.01255603554257">
                <text:p>1.012556035542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1128318676264">
                <text:p>1.01128318676264</text:p>
              </table:table-cell>
              <table:table-cell office:value-type="float" office:value="1.01164485248298">
                <text:p>1.01164485248298</text:p>
              </table:table-cell>
              <table:table-cell office:value-type="float" office:value="1.00951087342756">
                <text:p>1.00951087342756</text:p>
              </table:table-cell>
              <table:table-cell office:value-type="float" office:value="1.01483265876862">
                <text:p>1.01483265876862</text:p>
              </table:table-cell>
              <table:table-cell office:value-type="float" office:value="1.02386144936455">
                <text:p>1.02386144936455</text:p>
              </table:table-cell>
              <table:table-cell office:value-type="float" office:value="1.01421248838483">
                <text:p>1.014212488384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1187272966594">
                <text:p>1.01187272966594</text:p>
              </table:table-cell>
              <table:table-cell office:value-type="float" office:value="1.01495474038645">
                <text:p>1.01495474038645</text:p>
              </table:table-cell>
              <table:table-cell office:value-type="float" office:value="1.00976928599046">
                <text:p>1.00976928599046</text:p>
              </table:table-cell>
              <table:table-cell office:value-type="float" office:value="1.01492904311099">
                <text:p>1.01492904311099</text:p>
              </table:table-cell>
              <table:table-cell office:value-type="float" office:value="1.02474985811695">
                <text:p>1.02474985811695</text:p>
              </table:table-cell>
              <table:table-cell office:value-type="float" office:value="1.01474792050707">
                <text:p>1.014747920507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352810637968">
                <text:p>1.01352810637968</text:p>
              </table:table-cell>
              <table:table-cell office:value-type="float" office:value="1.01328753550534">
                <text:p>1.01328753550534</text:p>
              </table:table-cell>
              <table:table-cell office:value-type="float" office:value="1.01272238743197">
                <text:p>1.01272238743197</text:p>
              </table:table-cell>
              <table:table-cell office:value-type="float" office:value="1.01441134962321">
                <text:p>1.01441134962321</text:p>
              </table:table-cell>
              <table:table-cell office:value-type="float" office:value="1.02376501457128">
                <text:p>1.02376501457128</text:p>
              </table:table-cell>
              <table:table-cell office:value-type="float" office:value="1.01408030175736">
                <text:p>1.014080301757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1180257121895">
                <text:p>1.01180257121895</text:p>
              </table:table-cell>
              <table:table-cell office:value-type="float" office:value="1.01308459681104">
                <text:p>1.01308459681104</text:p>
              </table:table-cell>
              <table:table-cell office:value-type="float" office:value="1.0110615696025">
                <text:p>1.0110615696025</text:p>
              </table:table-cell>
              <table:table-cell office:value-type="float" office:value="1.01481440207643">
                <text:p>1.01481440207643</text:p>
              </table:table-cell>
              <table:table-cell office:value-type="float" office:value="1.02615716840691">
                <text:p>1.02615716840691</text:p>
              </table:table-cell>
              <table:table-cell office:value-type="float" office:value="1.01363907510286">
                <text:p>1.013639075102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1414925901663">
                <text:p>1.01414925901663</text:p>
              </table:table-cell>
              <table:table-cell office:value-type="float" office:value="1.01388171930449">
                <text:p>1.01388171930449</text:p>
              </table:table-cell>
              <table:table-cell office:value-type="float" office:value="1.00775471385586">
                <text:p>1.00775471385586</text:p>
              </table:table-cell>
              <table:table-cell office:value-type="float" office:value="1.01615927389104">
                <text:p>1.01615927389104</text:p>
              </table:table-cell>
              <table:table-cell office:value-type="float" office:value="1.02544048998551">
                <text:p>1.02544048998551</text:p>
              </table:table-cell>
              <table:table-cell office:value-type="float" office:value="1.01495205964698">
                <text:p>1.014952059646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134769815218">
                <text:p>1.0134769815218</text:p>
              </table:table-cell>
              <table:table-cell office:value-type="float" office:value="1.01153580406826">
                <text:p>1.01153580406826</text:p>
              </table:table-cell>
              <table:table-cell office:value-type="float" office:value="1.01229342840942">
                <text:p>1.01229342840942</text:p>
              </table:table-cell>
              <table:table-cell office:value-type="float" office:value="1.01419730940577">
                <text:p>1.01419730940577</text:p>
              </table:table-cell>
              <table:table-cell office:value-type="float" office:value="1.02544525159771">
                <text:p>1.02544525159771</text:p>
              </table:table-cell>
              <table:table-cell office:value-type="float" office:value="1.01358772144058">
                <text:p>1.013587721440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1305259289895">
                <text:p>1.01305259289895</text:p>
              </table:table-cell>
              <table:table-cell office:value-type="float" office:value="1.01335424169662">
                <text:p>1.01335424169662</text:p>
              </table:table-cell>
              <table:table-cell office:value-type="float" office:value="1.01189990219855">
                <text:p>1.01189990219855</text:p>
              </table:table-cell>
              <table:table-cell office:value-type="float" office:value="1.01455181224326">
                <text:p>1.01455181224326</text:p>
              </table:table-cell>
              <table:table-cell office:value-type="float" office:value="1.02424181046066">
                <text:p>1.02424181046066</text:p>
              </table:table-cell>
              <table:table-cell office:value-type="float" office:value="1.0134244771576">
                <text:p>1.01342447715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1313978789311">
                <text:p>1.01313978789311</text:p>
              </table:table-cell>
              <table:table-cell office:value-type="float" office:value="1.01174476090915">
                <text:p>1.01174476090915</text:p>
              </table:table-cell>
              <table:table-cell office:value-type="float" office:value="1.00804186343602">
                <text:p>1.00804186343602</text:p>
              </table:table-cell>
              <table:table-cell office:value-type="float" office:value="1.01607962452057">
                <text:p>1.01607962452057</text:p>
              </table:table-cell>
              <table:table-cell office:value-type="float" office:value="1.02461322370003">
                <text:p>1.02461322370003</text:p>
              </table:table-cell>
              <table:table-cell office:value-type="float" office:value="1.0139097826525">
                <text:p>1.0139097826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1290465525226">
                <text:p>1.01290465525226</text:p>
              </table:table-cell>
              <table:table-cell office:value-type="float" office:value="1.01168681718653">
                <text:p>1.01168681718653</text:p>
              </table:table-cell>
              <table:table-cell office:value-type="float" office:value="1.0102718108937">
                <text:p>1.0102718108937</text:p>
              </table:table-cell>
              <table:table-cell office:value-type="float" office:value="1.01449837862838">
                <text:p>1.01449837862838</text:p>
              </table:table-cell>
              <table:table-cell office:value-type="float" office:value="1.02483993292182">
                <text:p>1.02483993292182</text:p>
              </table:table-cell>
              <table:table-cell office:value-type="float" office:value="1.01199246324845">
                <text:p>1.011992463248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1222215034713">
                <text:p>1.01222215034713</text:p>
              </table:table-cell>
              <table:table-cell office:value-type="float" office:value="1.01236684803839">
                <text:p>1.01236684803839</text:p>
              </table:table-cell>
              <table:table-cell office:value-type="float" office:value="1.00803932747638">
                <text:p>1.00803932747638</text:p>
              </table:table-cell>
              <table:table-cell office:value-type="float" office:value="1.01504721387904">
                <text:p>1.01504721387904</text:p>
              </table:table-cell>
              <table:table-cell office:value-type="float" office:value="1.0235654927856">
                <text:p>1.0235654927856</text:p>
              </table:table-cell>
              <table:table-cell office:value-type="float" office:value="1.01152404490795">
                <text:p>1.011524044907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1314316656043">
                <text:p>1.01314316656043</text:p>
              </table:table-cell>
              <table:table-cell office:value-type="float" office:value="1.01382009308587">
                <text:p>1.01382009308587</text:p>
              </table:table-cell>
              <table:table-cell office:value-type="float" office:value="1.00705441495149">
                <text:p>1.00705441495149</text:p>
              </table:table-cell>
              <table:table-cell office:value-type="float" office:value="1.01509342337541">
                <text:p>1.01509342337541</text:p>
              </table:table-cell>
              <table:table-cell office:value-type="float" office:value="1.02604547113655">
                <text:p>1.02604547113655</text:p>
              </table:table-cell>
              <table:table-cell office:value-type="float" office:value="1.01207696136401">
                <text:p>1.012076961364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105614768829">
                <text:p>1.0105614768829</text:p>
              </table:table-cell>
              <table:table-cell office:value-type="float" office:value="1.0121349715003">
                <text:p>1.0121349715003</text:p>
              </table:table-cell>
              <table:table-cell office:value-type="float" office:value="1.00889141196667">
                <text:p>1.00889141196667</text:p>
              </table:table-cell>
              <table:table-cell office:value-type="float" office:value="1.01721397467174">
                <text:p>1.01721397467174</text:p>
              </table:table-cell>
              <table:table-cell office:value-type="float" office:value="1.02569004151483">
                <text:p>1.02569004151483</text:p>
              </table:table-cell>
              <table:table-cell office:value-type="float" office:value="1.01072566683891">
                <text:p>1.010725666838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1207888327865">
                <text:p>1.01207888327865</text:p>
              </table:table-cell>
              <table:table-cell office:value-type="float" office:value="1.01251074225949">
                <text:p>1.01251074225949</text:p>
              </table:table-cell>
              <table:table-cell office:value-type="float" office:value="1.00809325286472">
                <text:p>1.00809325286472</text:p>
              </table:table-cell>
              <table:table-cell office:value-type="float" office:value="1.01541046915213">
                <text:p>1.01541046915213</text:p>
              </table:table-cell>
              <table:table-cell office:value-type="float" office:value="1.02543122370666">
                <text:p>1.02543122370666</text:p>
              </table:table-cell>
              <table:table-cell office:value-type="float" office:value="1.01315033318573">
                <text:p>1.013150333185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1190842477901">
                <text:p>1.01190842477901</text:p>
              </table:table-cell>
              <table:table-cell office:value-type="float" office:value="1.01267651550393">
                <text:p>1.01267651550393</text:p>
              </table:table-cell>
              <table:table-cell office:value-type="float" office:value="1.00722604316424">
                <text:p>1.00722604316424</text:p>
              </table:table-cell>
              <table:table-cell office:value-type="float" office:value="1.01421231386424">
                <text:p>1.01421231386424</text:p>
              </table:table-cell>
              <table:table-cell office:value-type="float" office:value="1.0244485586274">
                <text:p>1.0244485586274</text:p>
              </table:table-cell>
              <table:table-cell office:value-type="float" office:value="1.010606147689">
                <text:p>1.0106061476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1311454665547">
                <text:p>1.01311454665547</text:p>
              </table:table-cell>
              <table:table-cell office:value-type="float" office:value="1.01181431796868">
                <text:p>1.01181431796868</text:p>
              </table:table-cell>
              <table:table-cell office:value-type="float" office:value="1.00928967800766">
                <text:p>1.00928967800766</text:p>
              </table:table-cell>
              <table:table-cell office:value-type="float" office:value="1.01469739911362">
                <text:p>1.01469739911362</text:p>
              </table:table-cell>
              <table:table-cell office:value-type="float" office:value="1.02465269502157">
                <text:p>1.02465269502157</text:p>
              </table:table-cell>
              <table:table-cell office:value-type="float" office:value="1.01016615640791">
                <text:p>1.010166156407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1186170287982">
                <text:p>1.01186170287982</text:p>
              </table:table-cell>
              <table:table-cell office:value-type="float" office:value="1.01201757804474">
                <text:p>1.01201757804474</text:p>
              </table:table-cell>
              <table:table-cell office:value-type="float" office:value="1.00986387031593">
                <text:p>1.00986387031593</text:p>
              </table:table-cell>
              <table:table-cell office:value-type="float" office:value="1.01487508247534">
                <text:p>1.01487508247534</text:p>
              </table:table-cell>
              <table:table-cell office:value-type="float" office:value="1.02457076368025">
                <text:p>1.02457076368025</text:p>
              </table:table-cell>
              <table:table-cell office:value-type="float" office:value="1.01079223995111">
                <text:p>1.010792239951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0917463136322">
                <text:p>1.00917463136322</text:p>
              </table:table-cell>
              <table:table-cell office:value-type="float" office:value="1.01176954036365">
                <text:p>1.01176954036365</text:p>
              </table:table-cell>
              <table:table-cell office:value-type="float" office:value="1.00981466719769">
                <text:p>1.00981466719769</text:p>
              </table:table-cell>
              <table:table-cell office:value-type="float" office:value="1.01590246579257">
                <text:p>1.01590246579257</text:p>
              </table:table-cell>
              <table:table-cell office:value-type="float" office:value="1.02375492878806">
                <text:p>1.02375492878806</text:p>
              </table:table-cell>
              <table:table-cell office:value-type="float" office:value="1.01136332967731">
                <text:p>1.011363329677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0806283327753">
                <text:p>1.00806283327753</text:p>
              </table:table-cell>
              <table:table-cell office:value-type="float" office:value="1.01205673703362">
                <text:p>1.01205673703362</text:p>
              </table:table-cell>
              <table:table-cell office:value-type="float" office:value="1.01139434181447">
                <text:p>1.01139434181447</text:p>
              </table:table-cell>
              <table:table-cell office:value-type="float" office:value="1.01479343298233">
                <text:p>1.01479343298233</text:p>
              </table:table-cell>
              <table:table-cell office:value-type="float" office:value="1.02381030526705">
                <text:p>1.02381030526705</text:p>
              </table:table-cell>
              <table:table-cell office:value-type="float" office:value="1.01173279514267">
                <text:p>1.011732795142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1327793879279">
                <text:p>1.01327793879279</text:p>
              </table:table-cell>
              <table:table-cell office:value-type="float" office:value="1.01161034871936">
                <text:p>1.01161034871936</text:p>
              </table:table-cell>
              <table:table-cell office:value-type="float" office:value="1.01052339609105">
                <text:p>1.01052339609105</text:p>
              </table:table-cell>
              <table:table-cell office:value-type="float" office:value="1.01504484083663">
                <text:p>1.01504484083663</text:p>
              </table:table-cell>
              <table:table-cell office:value-type="float" office:value="1.0237819048204">
                <text:p>1.0237819048204</text:p>
              </table:table-cell>
              <table:table-cell office:value-type="float" office:value="1.01112898610288">
                <text:p>1.011128986102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1042660294165">
                <text:p>1.01042660294165</text:p>
              </table:table-cell>
              <table:table-cell office:value-type="float" office:value="1.0111920678113">
                <text:p>1.0111920678113</text:p>
              </table:table-cell>
              <table:table-cell office:value-type="float" office:value="1.01087026944535">
                <text:p>1.01087026944535</text:p>
              </table:table-cell>
              <table:table-cell office:value-type="float" office:value="1.0164535895555">
                <text:p>1.0164535895555</text:p>
              </table:table-cell>
              <table:table-cell office:value-type="float" office:value="1.02409500863508">
                <text:p>1.02409500863508</text:p>
              </table:table-cell>
              <table:table-cell office:value-type="float" office:value="1.01106727133321">
                <text:p>1.011067271333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0878389805917">
                <text:p>1.00878389805917</text:p>
              </table:table-cell>
              <table:table-cell office:value-type="float" office:value="1.01151128257594">
                <text:p>1.01151128257594</text:p>
              </table:table-cell>
              <table:table-cell office:value-type="float" office:value="1.01087623095085">
                <text:p>1.01087623095085</text:p>
              </table:table-cell>
              <table:table-cell office:value-type="float" office:value="1.01394977155926">
                <text:p>1.01394977155926</text:p>
              </table:table-cell>
              <table:table-cell office:value-type="float" office:value="1.02370071385634">
                <text:p>1.02370071385634</text:p>
              </table:table-cell>
              <table:table-cell office:value-type="float" office:value="1.0121487251837">
                <text:p>1.01214872518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1311049130297">
                <text:p>1.01311049130297</text:p>
              </table:table-cell>
              <table:table-cell office:value-type="float" office:value="1.01138437783154">
                <text:p>1.01138437783154</text:p>
              </table:table-cell>
              <table:table-cell office:value-type="float" office:value="1.00816642369209">
                <text:p>1.00816642369209</text:p>
              </table:table-cell>
              <table:table-cell office:value-type="float" office:value="1.01381588389296">
                <text:p>1.01381588389296</text:p>
              </table:table-cell>
              <table:table-cell office:value-type="float" office:value="1.02480134366322">
                <text:p>1.02480134366322</text:p>
              </table:table-cell>
              <table:table-cell office:value-type="float" office:value="1.01143985279475">
                <text:p>1.011439852794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1113549766296">
                <text:p>1.01113549766296</text:p>
              </table:table-cell>
              <table:table-cell office:value-type="float" office:value="1.01155847128829">
                <text:p>1.01155847128829</text:p>
              </table:table-cell>
              <table:table-cell office:value-type="float" office:value="1.01088172198656">
                <text:p>1.01088172198656</text:p>
              </table:table-cell>
              <table:table-cell office:value-type="float" office:value="1.01485623047398">
                <text:p>1.01485623047398</text:p>
              </table:table-cell>
              <table:table-cell office:value-type="float" office:value="1.02333826788851">
                <text:p>1.02333826788851</text:p>
              </table:table-cell>
              <table:table-cell office:value-type="float" office:value="1.01166002923795">
                <text:p>1.011660029237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0903026355586">
                <text:p>1.00903026355586</text:p>
              </table:table-cell>
              <table:table-cell office:value-type="float" office:value="1.01200371749967">
                <text:p>1.01200371749967</text:p>
              </table:table-cell>
              <table:table-cell office:value-type="float" office:value="1.01033035170375">
                <text:p>1.01033035170375</text:p>
              </table:table-cell>
              <table:table-cell office:value-type="float" office:value="1.01618063843414">
                <text:p>1.01618063843414</text:p>
              </table:table-cell>
              <table:table-cell office:value-type="float" office:value="1.02384481636473">
                <text:p>1.02384481636473</text:p>
              </table:table-cell>
              <table:table-cell office:value-type="float" office:value="1.01342838450673">
                <text:p>1.013428384506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100534282845">
                <text:p>1.0100534282845</text:p>
              </table:table-cell>
              <table:table-cell office:value-type="float" office:value="1.01152721807057">
                <text:p>1.01152721807057</text:p>
              </table:table-cell>
              <table:table-cell office:value-type="float" office:value="1.00826062718996">
                <text:p>1.00826062718996</text:p>
              </table:table-cell>
              <table:table-cell office:value-type="float" office:value="1.0142361692286">
                <text:p>1.0142361692286</text:p>
              </table:table-cell>
              <table:table-cell office:value-type="float" office:value="1.03769997879107">
                <text:p>1.03769997879107</text:p>
              </table:table-cell>
              <table:table-cell office:value-type="float" office:value="1.01262842497642">
                <text:p>1.012628424976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1091393335201">
                <text:p>1.01091393335201</text:p>
              </table:table-cell>
              <table:table-cell office:value-type="float" office:value="1.01200558196003">
                <text:p>1.01200558196003</text:p>
              </table:table-cell>
              <table:table-cell office:value-type="float" office:value="1.00918355486869">
                <text:p>1.00918355486869</text:p>
              </table:table-cell>
              <table:table-cell office:value-type="float" office:value="1.01578586253893">
                <text:p>1.01578586253893</text:p>
              </table:table-cell>
              <table:table-cell office:value-type="float" office:value="1.02312924686408">
                <text:p>1.02312924686408</text:p>
              </table:table-cell>
              <table:table-cell office:value-type="float" office:value="1.01262623650544">
                <text:p>1.012626236505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1137406801892">
                <text:p>1.01137406801892</text:p>
              </table:table-cell>
              <table:table-cell office:value-type="float" office:value="1.01268599723422">
                <text:p>1.01268599723422</text:p>
              </table:table-cell>
              <table:table-cell office:value-type="float" office:value="1.00985718397448">
                <text:p>1.00985718397448</text:p>
              </table:table-cell>
              <table:table-cell office:value-type="float" office:value="1.01562704550407">
                <text:p>1.01562704550407</text:p>
              </table:table-cell>
              <table:table-cell office:value-type="float" office:value="1.0250004207624">
                <text:p>1.0250004207624</text:p>
              </table:table-cell>
              <table:table-cell office:value-type="float" office:value="1.01237409241222">
                <text:p>1.01237409241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141351660951">
                <text:p>1.0141351660951</text:p>
              </table:table-cell>
              <table:table-cell office:value-type="float" office:value="1.01075580347253">
                <text:p>1.01075580347253</text:p>
              </table:table-cell>
              <table:table-cell office:value-type="float" office:value="1.01132687015854">
                <text:p>1.01132687015854</text:p>
              </table:table-cell>
              <table:table-cell office:value-type="float" office:value="1.01650977153214">
                <text:p>1.01650977153214</text:p>
              </table:table-cell>
              <table:table-cell office:value-type="float" office:value="1.02433352903911">
                <text:p>1.02433352903911</text:p>
              </table:table-cell>
              <table:table-cell office:value-type="float" office:value="1.01168394590471">
                <text:p>1.011683945904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1131033280144">
                <text:p>1.01131033280144</text:p>
              </table:table-cell>
              <table:table-cell office:value-type="float" office:value="1.01208915025853">
                <text:p>1.01208915025853</text:p>
              </table:table-cell>
              <table:table-cell office:value-type="float" office:value="1.01233175906109">
                <text:p>1.01233175906109</text:p>
              </table:table-cell>
              <table:table-cell office:value-type="float" office:value="1.01702711646665">
                <text:p>1.01702711646665</text:p>
              </table:table-cell>
              <table:table-cell office:value-type="float" office:value="1.0240851072729">
                <text:p>1.0240851072729</text:p>
              </table:table-cell>
              <table:table-cell office:value-type="float" office:value="1.01189953466425">
                <text:p>1.011899534664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1286973156794">
                <text:p>1.01286973156794</text:p>
              </table:table-cell>
              <table:table-cell office:value-type="float" office:value="1.01237018974044">
                <text:p>1.01237018974044</text:p>
              </table:table-cell>
              <table:table-cell office:value-type="float" office:value="1.01110435641327">
                <text:p>1.01110435641327</text:p>
              </table:table-cell>
              <table:table-cell office:value-type="float" office:value="1.01616529441194">
                <text:p>1.01616529441194</text:p>
              </table:table-cell>
              <table:table-cell office:value-type="float" office:value="1.02914177197855">
                <text:p>1.02914177197855</text:p>
              </table:table-cell>
              <table:table-cell office:value-type="float" office:value="1.00978212019687">
                <text:p>1.009782120196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008720720394">
                <text:p>1.01008720720394</text:p>
              </table:table-cell>
              <table:table-cell office:value-type="float" office:value="1.01197812160138">
                <text:p>1.01197812160138</text:p>
              </table:table-cell>
              <table:table-cell office:value-type="float" office:value="1.01042169601652">
                <text:p>1.01042169601652</text:p>
              </table:table-cell>
              <table:table-cell office:value-type="float" office:value="1.01628363739728">
                <text:p>1.01628363739728</text:p>
              </table:table-cell>
              <table:table-cell office:value-type="float" office:value="1.02364517546049">
                <text:p>1.02364517546049</text:p>
              </table:table-cell>
              <table:table-cell office:value-type="float" office:value="1.01132127757348">
                <text:p>1.011321277573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1432046799827">
                <text:p>1.01432046799827</text:p>
              </table:table-cell>
              <table:table-cell office:value-type="float" office:value="1.01222943531084">
                <text:p>1.01222943531084</text:p>
              </table:table-cell>
              <table:table-cell office:value-type="float" office:value="1.00688150168065">
                <text:p>1.00688150168065</text:p>
              </table:table-cell>
              <table:table-cell office:value-type="float" office:value="1.01713915031008">
                <text:p>1.01713915031008</text:p>
              </table:table-cell>
              <table:table-cell office:value-type="float" office:value="1.02462947770516">
                <text:p>1.02462947770516</text:p>
              </table:table-cell>
              <table:table-cell office:value-type="float" office:value="1.01208021387058">
                <text:p>1.012080213870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1210035326781">
                <text:p>1.01210035326781</text:p>
              </table:table-cell>
              <table:table-cell office:value-type="float" office:value="1.01248457689028">
                <text:p>1.01248457689028</text:p>
              </table:table-cell>
              <table:table-cell office:value-type="float" office:value="1.01043078747674">
                <text:p>1.01043078747674</text:p>
              </table:table-cell>
              <table:table-cell office:value-type="float" office:value="1.01696972200135">
                <text:p>1.01696972200135</text:p>
              </table:table-cell>
              <table:table-cell office:value-type="float" office:value="1.0238628426133">
                <text:p>1.0238628426133</text:p>
              </table:table-cell>
              <table:table-cell office:value-type="float" office:value="1.01260383026735">
                <text:p>1.012603830267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0812913150124">
                <text:p>1.00812913150124</text:p>
              </table:table-cell>
              <table:table-cell office:value-type="float" office:value="1.01144828136631">
                <text:p>1.01144828136631</text:p>
              </table:table-cell>
              <table:table-cell office:value-type="float" office:value="1.00889637051306">
                <text:p>1.00889637051306</text:p>
              </table:table-cell>
              <table:table-cell office:value-type="float" office:value="1.01583493714304">
                <text:p>1.01583493714304</text:p>
              </table:table-cell>
              <table:table-cell office:value-type="float" office:value="1.02445540812785">
                <text:p>1.02445540812785</text:p>
              </table:table-cell>
              <table:table-cell office:value-type="float" office:value="1.01263555159903">
                <text:p>1.012635551599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0747817243012">
                <text:p>1.00747817243012</text:p>
              </table:table-cell>
              <table:table-cell office:value-type="float" office:value="1.01234219120347">
                <text:p>1.01234219120347</text:p>
              </table:table-cell>
              <table:table-cell office:value-type="float" office:value="1.00708099389031">
                <text:p>1.00708099389031</text:p>
              </table:table-cell>
              <table:table-cell office:value-type="float" office:value="1.01641136535372">
                <text:p>1.01641136535372</text:p>
              </table:table-cell>
              <table:table-cell office:value-type="float" office:value="1.02416931890948">
                <text:p>1.02416931890948</text:p>
              </table:table-cell>
              <table:table-cell office:value-type="float" office:value="1.00958387947802">
                <text:p>1.009583879478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1099914227506">
                <text:p>1.01099914227506</text:p>
              </table:table-cell>
              <table:table-cell office:value-type="float" office:value="1.01249465104168">
                <text:p>1.01249465104168</text:p>
              </table:table-cell>
              <table:table-cell office:value-type="float" office:value="1.01069756981051">
                <text:p>1.01069756981051</text:p>
              </table:table-cell>
              <table:table-cell office:value-type="float" office:value="1.01610759952383">
                <text:p>1.01610759952383</text:p>
              </table:table-cell>
              <table:table-cell office:value-type="float" office:value="1.02332631651306">
                <text:p>1.02332631651306</text:p>
              </table:table-cell>
              <table:table-cell office:value-type="float" office:value="1.00827217631304">
                <text:p>1.008272176313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1229668998452">
                <text:p>1.01229668998452</text:p>
              </table:table-cell>
              <table:table-cell office:value-type="float" office:value="1.0126170069069">
                <text:p>1.0126170069069</text:p>
              </table:table-cell>
              <table:table-cell office:value-type="float" office:value="1.00833625626803">
                <text:p>1.00833625626803</text:p>
              </table:table-cell>
              <table:table-cell office:value-type="float" office:value="1.01558223865833">
                <text:p>1.01558223865833</text:p>
              </table:table-cell>
              <table:table-cell office:value-type="float" office:value="1.02325434027009">
                <text:p>1.02325434027009</text:p>
              </table:table-cell>
              <table:table-cell office:value-type="float" office:value="1.00781847525277">
                <text:p>1.00781847525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4pt" style:font-size-asian="13pt" style:font-size-complex="13pt"/>
    </style:style>
    <style:style style:name="ch3" style:family="chart">
      <style:chart-properties chart:auto-position="true" style:rotation-angle="0"/>
      <style:text-properties fo:font-family="'Bitstream Vera Sans Mono'" style:font-style-name="Roman" style:font-family-generic="modern" style:font-pitch="fixed" fo:font-size="12pt" style:font-size-asian="11pt" style:font-size-complex="11pt"/>
    </style:style>
    <style:style style:name="ch4" style:family="chart">
      <style:graphic-properties draw:fill="solid" draw:fill-color="#d9d9d9"/>
      <style:text-properties fo:font-family="'Bitstream Vera Sans Mono'" style:font-style-name="Roman" style:font-family-generic="modern" style:font-pitch="fixed"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7" style:family="chart" style:data-style-name="N11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Bitstream Vera Sans Mono'" style:font-style-name="Roman" style:font-family-generic="modern" style:font-pitch="fixed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804cm" svg:height="19.285cm" xlink:href=".." xlink:type="simple" chart:class="chart:line" chart:style-name="ch1">
        <chart:title svg:x="10.473cm" svg:y="0.52cm" chart:style-name="ch2">
          <text:p>Aggregate relative speed per tick (wholeUpdate)</text:p>
        </chart:title>
        <chart:subtitle svg:x="12.166cm" svg:y="1.785cm" chart:style-name="ch3">
          <text:p>above 100% = mitigations off was faster</text:p>
        </chart:subtitle>
        <chart:legend svg:x="31.174cm" svg:y="9.178cm" style:legend-expansion="custom" chartooo:width="3.07cm" chartooo:height="1.252cm" style:legend-expansion-aspect-ratio="2.45207667731629" chart:style-name="ch4"/>
        <chart:plot-area chart:style-name="ch5" table:cell-range-address="'sum()'.V1:'sum()'.V1 'sum()'.W1:'sum()'.W260 'sum()'.X1:'sum()'.X1 'sum()'.Y1:'sum()'.Y260" chart:data-source-has-labels="row" svg:x="0.833cm" svg:y="2.862cm" svg:width="33.411cm" svg:height="15.972cm">
          <chartooo:coordinate-region svg:x="2.566cm" svg:y="3.062cm" svg:width="31.678cm" svg:height="14.79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sum()'.W1:'sum()'.W260" chart:label-cell-address="'sum()'.V1:'sum()'.V1" chart:class="chart:line">
            <chart:data-point chart:repeated="260"/>
          </chart:series>
          <chart:series chart:style-name="ch10" chart:values-cell-range-address="'sum()'.Y1:'sum()'.Y260" chart:label-cell-address="'sum()'.X1:'sum()'.X1" chart:class="chart:line">
            <chart:data-point chart:repeated="2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()</text:p>
                <draw:g>
                  <svg:desc>'sum()'.V1:'sum()'.V1</svg:desc>
                </draw:g>
              </table:table-cell>
              <table:table-cell office:value-type="string">
                <text:p>min()</text:p>
                <draw:g>
                  <svg:desc>'sum()'.X1:'sum()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21511087005">
                <text:p>1.01121511087005</text:p>
                <draw:g>
                  <svg:desc>'sum()'.W1:'sum()'.W260</svg:desc>
                </draw:g>
              </table:table-cell>
              <table:table-cell office:value-type="float" office:value="0.999813859278817">
                <text:p>0.999813859278817</text:p>
                <draw:g>
                  <svg:desc>'sum()'.Y1:'sum()'.Y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435679620475">
                <text:p>1.01435679620475</text:p>
              </table:table-cell>
              <table:table-cell office:value-type="float" office:value="0.99948498740432">
                <text:p>0.9994849874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88209914564">
                <text:p>1.01188209914564</text:p>
              </table:table-cell>
              <table:table-cell office:value-type="float" office:value="0.999396404094649">
                <text:p>0.999396404094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577879907316">
                <text:p>1.01577879907316</text:p>
              </table:table-cell>
              <table:table-cell office:value-type="float" office:value="0.999287939237847">
                <text:p>0.999287939237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402415725366">
                <text:p>1.01402415725366</text:p>
              </table:table-cell>
              <table:table-cell office:value-type="float" office:value="0.997117352021748">
                <text:p>0.997117352021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122003156814">
                <text:p>1.01122003156814</text:p>
              </table:table-cell>
              <table:table-cell office:value-type="float" office:value="1.00005894601786">
                <text:p>1.00005894601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287212071143">
                <text:p>1.01287212071143</text:p>
              </table:table-cell>
              <table:table-cell office:value-type="float" office:value="1.00107430409893">
                <text:p>1.00107430409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392518866378">
                <text:p>1.01392518866378</text:p>
              </table:table-cell>
              <table:table-cell office:value-type="float" office:value="1.00147332481452">
                <text:p>1.00147332481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68299461395">
                <text:p>1.01368299461395</text:p>
              </table:table-cell>
              <table:table-cell office:value-type="float" office:value="1.00107611549367">
                <text:p>1.00107611549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273433295659">
                <text:p>1.01273433295659</text:p>
              </table:table-cell>
              <table:table-cell office:value-type="float" office:value="1.00078068732384">
                <text:p>1.00078068732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393997722342">
                <text:p>1.01393997722342</text:p>
              </table:table-cell>
              <table:table-cell office:value-type="float" office:value="1.00008744657261">
                <text:p>1.0000874465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453928662256">
                <text:p>1.01453928662256</text:p>
              </table:table-cell>
              <table:table-cell office:value-type="float" office:value="1.00262699959898">
                <text:p>1.00262699959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309057266825">
                <text:p>1.01309057266825</text:p>
              </table:table-cell>
              <table:table-cell office:value-type="float" office:value="1.00178089691059">
                <text:p>1.00178089691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325763278971">
                <text:p>1.01325763278971</text:p>
              </table:table-cell>
              <table:table-cell office:value-type="float" office:value="1.00141707214464">
                <text:p>1.00141707214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281110915043">
                <text:p>1.01281110915043</text:p>
              </table:table-cell>
              <table:table-cell office:value-type="float" office:value="1.00039412996287">
                <text:p>1.00039412996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289946853086">
                <text:p>1.01289946853086</text:p>
              </table:table-cell>
              <table:table-cell office:value-type="float" office:value="1.00086993861007">
                <text:p>1.00086993861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244106780676">
                <text:p>1.01244106780676</text:p>
              </table:table-cell>
              <table:table-cell office:value-type="float" office:value="1.00074772460265">
                <text:p>1.00074772460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282706754637">
                <text:p>1.01282706754637</text:p>
              </table:table-cell>
              <table:table-cell office:value-type="float" office:value="1.00049313108689">
                <text:p>1.000493131086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489853930454">
                <text:p>1.01489853930454</text:p>
              </table:table-cell>
              <table:table-cell office:value-type="float" office:value="1.00057657334301">
                <text:p>1.00057657334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405134570059">
                <text:p>1.01405134570059</text:p>
              </table:table-cell>
              <table:table-cell office:value-type="float" office:value="1.00063449248148">
                <text:p>1.00063449248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289341226554">
                <text:p>1.01289341226554</text:p>
              </table:table-cell>
              <table:table-cell office:value-type="float" office:value="0.999995637814755">
                <text:p>0.999995637814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330128538131">
                <text:p>1.01330128538131</text:p>
              </table:table-cell>
              <table:table-cell office:value-type="float" office:value="1.00059709353588">
                <text:p>1.00059709353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358899707655">
                <text:p>1.01358899707655</text:p>
              </table:table-cell>
              <table:table-cell office:value-type="float" office:value="1.00070020646043">
                <text:p>1.00070020646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388065687634">
                <text:p>1.01388065687634</text:p>
              </table:table-cell>
              <table:table-cell office:value-type="float" office:value="1.00129534298311">
                <text:p>1.00129534298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402612625978">
                <text:p>1.01402612625978</text:p>
              </table:table-cell>
              <table:table-cell office:value-type="float" office:value="1.00075913131266">
                <text:p>1.00075913131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294015573981">
                <text:p>1.01294015573981</text:p>
              </table:table-cell>
              <table:table-cell office:value-type="float" office:value="1.00118745292507">
                <text:p>1.00118745292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351821213469">
                <text:p>1.01351821213469</text:p>
              </table:table-cell>
              <table:table-cell office:value-type="float" office:value="1.00150096070856">
                <text:p>1.00150096070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357356339912">
                <text:p>1.01357356339912</text:p>
              </table:table-cell>
              <table:table-cell office:value-type="float" office:value="1.00107729031253">
                <text:p>1.00107729031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13699814272">
                <text:p>1.013699814272</text:p>
              </table:table-cell>
              <table:table-cell office:value-type="float" office:value="1.00166317760034">
                <text:p>1.00166317760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361562861748">
                <text:p>1.01361562861748</text:p>
              </table:table-cell>
              <table:table-cell office:value-type="float" office:value="1.00000789124005">
                <text:p>1.00000789124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1370974158399">
                <text:p>1.01370974158399</text:p>
              </table:table-cell>
              <table:table-cell office:value-type="float" office:value="0.99946834135125">
                <text:p>0.9994683413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1406154127529">
                <text:p>1.01406154127529</text:p>
              </table:table-cell>
              <table:table-cell office:value-type="float" office:value="1.00099170421483">
                <text:p>1.00099170421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424529680692">
                <text:p>1.01424529680692</text:p>
              </table:table-cell>
              <table:table-cell office:value-type="float" office:value="1.00037281802936">
                <text:p>1.00037281802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347186543151">
                <text:p>1.01347186543151</text:p>
              </table:table-cell>
              <table:table-cell office:value-type="float" office:value="1.00060507655159">
                <text:p>1.00060507655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39520685005">
                <text:p>1.0139520685005</text:p>
              </table:table-cell>
              <table:table-cell office:value-type="float" office:value="0.999969808868171">
                <text:p>0.9999698088681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36158944127">
                <text:p>1.0136158944127</text:p>
              </table:table-cell>
              <table:table-cell office:value-type="float" office:value="0.999726509867284">
                <text:p>0.999726509867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1286827587996">
                <text:p>1.01286827587996</text:p>
              </table:table-cell>
              <table:table-cell office:value-type="float" office:value="1.00026881361369">
                <text:p>1.00026881361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137448436085">
                <text:p>1.0137448436085</text:p>
              </table:table-cell>
              <table:table-cell office:value-type="float" office:value="1.00014067114606">
                <text:p>1.000140671146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3711739391">
                <text:p>1.013711739391</text:p>
              </table:table-cell>
              <table:table-cell office:value-type="float" office:value="1.00012234461672">
                <text:p>1.00012234461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1306966824611">
                <text:p>1.01306966824611</text:p>
              </table:table-cell>
              <table:table-cell office:value-type="float" office:value="1.00214311900223">
                <text:p>1.00214311900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1321481238077">
                <text:p>1.01321481238077</text:p>
              </table:table-cell>
              <table:table-cell office:value-type="float" office:value="1.00004691915234">
                <text:p>1.00004691915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3428559995">
                <text:p>1.013428559995</text:p>
              </table:table-cell>
              <table:table-cell office:value-type="float" office:value="1.00116261501135">
                <text:p>1.00116261501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356476504133">
                <text:p>1.01356476504133</text:p>
              </table:table-cell>
              <table:table-cell office:value-type="float" office:value="1.00111043095934">
                <text:p>1.001110430959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1415139253766">
                <text:p>1.01415139253766</text:p>
              </table:table-cell>
              <table:table-cell office:value-type="float" office:value="1.00063562253949">
                <text:p>1.00063562253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385989295434">
                <text:p>1.01385989295434</text:p>
              </table:table-cell>
              <table:table-cell office:value-type="float" office:value="1.00114756694799">
                <text:p>1.001147566947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369786965988">
                <text:p>1.01369786965988</text:p>
              </table:table-cell>
              <table:table-cell office:value-type="float" office:value="1.00141188365018">
                <text:p>1.00141188365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459657827973">
                <text:p>1.01459657827973</text:p>
              </table:table-cell>
              <table:table-cell office:value-type="float" office:value="1.00110704288668">
                <text:p>1.00110704288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348319742075">
                <text:p>1.01348319742075</text:p>
              </table:table-cell>
              <table:table-cell office:value-type="float" office:value="1.00144868970633">
                <text:p>1.001448689706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547756469192">
                <text:p>1.01547756469192</text:p>
              </table:table-cell>
              <table:table-cell office:value-type="float" office:value="1.00084116972559">
                <text:p>1.00084116972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1381424380109">
                <text:p>1.01381424380109</text:p>
              </table:table-cell>
              <table:table-cell office:value-type="float" office:value="1.00207268319729">
                <text:p>1.00207268319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1474631580573">
                <text:p>1.01474631580573</text:p>
              </table:table-cell>
              <table:table-cell office:value-type="float" office:value="0.999777107731725">
                <text:p>0.999777107731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328934910161">
                <text:p>1.01328934910161</text:p>
              </table:table-cell>
              <table:table-cell office:value-type="float" office:value="1.00101214770703">
                <text:p>1.00101214770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158077745193">
                <text:p>1.01158077745193</text:p>
              </table:table-cell>
              <table:table-cell office:value-type="float" office:value="1.00023741238402">
                <text:p>1.00023741238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1311985630929">
                <text:p>1.01311985630929</text:p>
              </table:table-cell>
              <table:table-cell office:value-type="float" office:value="1.00076997566877">
                <text:p>1.000769975668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331964328112">
                <text:p>1.01331964328112</text:p>
              </table:table-cell>
              <table:table-cell office:value-type="float" office:value="1.0006128499342">
                <text:p>1.00061284993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3091574749">
                <text:p>1.013091574749</text:p>
              </table:table-cell>
              <table:table-cell office:value-type="float" office:value="1.00094300141744">
                <text:p>1.00094300141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353519510382">
                <text:p>1.01353519510382</text:p>
              </table:table-cell>
              <table:table-cell office:value-type="float" office:value="1.00139393195768">
                <text:p>1.00139393195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327162801295">
                <text:p>1.01327162801295</text:p>
              </table:table-cell>
              <table:table-cell office:value-type="float" office:value="1.00156934964911">
                <text:p>1.00156934964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456507302429">
                <text:p>1.01456507302429</text:p>
              </table:table-cell>
              <table:table-cell office:value-type="float" office:value="1.00036484522779">
                <text:p>1.00036484522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456153983585">
                <text:p>1.01456153983585</text:p>
              </table:table-cell>
              <table:table-cell office:value-type="float" office:value="1.0013214374969">
                <text:p>1.00132143749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453059923801">
                <text:p>1.01453059923801</text:p>
              </table:table-cell>
              <table:table-cell office:value-type="float" office:value="1.00217610079273">
                <text:p>1.00217610079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535151161724">
                <text:p>1.01535151161724</text:p>
              </table:table-cell>
              <table:table-cell office:value-type="float" office:value="1.00117946252927">
                <text:p>1.00117946252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447888516852">
                <text:p>1.01447888516852</text:p>
              </table:table-cell>
              <table:table-cell office:value-type="float" office:value="1.00138820690353">
                <text:p>1.00138820690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474967203562">
                <text:p>1.01474967203562</text:p>
              </table:table-cell>
              <table:table-cell office:value-type="float" office:value="1.00026818783155">
                <text:p>1.00026818783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425036575715">
                <text:p>1.01425036575715</text:p>
              </table:table-cell>
              <table:table-cell office:value-type="float" office:value="1.00025372267109">
                <text:p>1.00025372267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470269957859">
                <text:p>1.01470269957859</text:p>
              </table:table-cell>
              <table:table-cell office:value-type="float" office:value="1.00000416404043">
                <text:p>1.000004164040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455923861048">
                <text:p>1.01455923861048</text:p>
              </table:table-cell>
              <table:table-cell office:value-type="float" office:value="0.999137483691918">
                <text:p>0.999137483691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540821554629">
                <text:p>1.01540821554629</text:p>
              </table:table-cell>
              <table:table-cell office:value-type="float" office:value="1.00023998335539">
                <text:p>1.00023998335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639485546104">
                <text:p>1.01639485546104</text:p>
              </table:table-cell>
              <table:table-cell office:value-type="float" office:value="1.00151145865571">
                <text:p>1.00151145865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450403797303">
                <text:p>1.01450403797303</text:p>
              </table:table-cell>
              <table:table-cell office:value-type="float" office:value="1.00058359109768">
                <text:p>1.00058359109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1485033818795">
                <text:p>1.01485033818795</text:p>
              </table:table-cell>
              <table:table-cell office:value-type="float" office:value="1.00069498230444">
                <text:p>1.00069498230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387629770162">
                <text:p>1.01387629770162</text:p>
              </table:table-cell>
              <table:table-cell office:value-type="float" office:value="1.00034990916751">
                <text:p>1.00034990916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432181972084">
                <text:p>1.01432181972084</text:p>
              </table:table-cell>
              <table:table-cell office:value-type="float" office:value="1.00095574435466">
                <text:p>1.00095574435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1517613654258">
                <text:p>1.01517613654258</text:p>
              </table:table-cell>
              <table:table-cell office:value-type="float" office:value="1.00073646307559">
                <text:p>1.00073646307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1358067489239">
                <text:p>1.01358067489239</text:p>
              </table:table-cell>
              <table:table-cell office:value-type="float" office:value="0.999408590032625">
                <text:p>0.999408590032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450526280834">
                <text:p>1.01450526280834</text:p>
              </table:table-cell>
              <table:table-cell office:value-type="float" office:value="1.00070469862191">
                <text:p>1.00070469862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356614701707">
                <text:p>1.01356614701707</text:p>
              </table:table-cell>
              <table:table-cell office:value-type="float" office:value="1.00028353355956">
                <text:p>1.000283533559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1434921194096">
                <text:p>1.01434921194096</text:p>
              </table:table-cell>
              <table:table-cell office:value-type="float" office:value="1.00031171827328">
                <text:p>1.00031171827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366583969875">
                <text:p>1.01366583969875</text:p>
              </table:table-cell>
              <table:table-cell office:value-type="float" office:value="1.00146063414805">
                <text:p>1.00146063414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427413866296">
                <text:p>1.01427413866296</text:p>
              </table:table-cell>
              <table:table-cell office:value-type="float" office:value="1.00120505683916">
                <text:p>1.00120505683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497987197465">
                <text:p>1.01497987197465</text:p>
              </table:table-cell>
              <table:table-cell office:value-type="float" office:value="1.00066685695714">
                <text:p>1.00066685695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412479629981">
                <text:p>1.01412479629981</text:p>
              </table:table-cell>
              <table:table-cell office:value-type="float" office:value="1.00014123503223">
                <text:p>1.00014123503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1294376873304">
                <text:p>1.01294376873304</text:p>
              </table:table-cell>
              <table:table-cell office:value-type="float" office:value="0.99942014470947">
                <text:p>0.999420144709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1290627776512">
                <text:p>1.01290627776512</text:p>
              </table:table-cell>
              <table:table-cell office:value-type="float" office:value="1.00137445184265">
                <text:p>1.00137445184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363627022749">
                <text:p>1.01363627022749</text:p>
              </table:table-cell>
              <table:table-cell office:value-type="float" office:value="1.00075522959498">
                <text:p>1.000755229594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1486814127924">
                <text:p>1.01486814127924</text:p>
              </table:table-cell>
              <table:table-cell office:value-type="float" office:value="1.00123970919061">
                <text:p>1.001239709190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1549849464619">
                <text:p>1.01549849464619</text:p>
              </table:table-cell>
              <table:table-cell office:value-type="float" office:value="1.00108568464549">
                <text:p>1.00108568464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574361361666">
                <text:p>1.01574361361666</text:p>
              </table:table-cell>
              <table:table-cell office:value-type="float" office:value="1.00094133378792">
                <text:p>1.00094133378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41992311371">
                <text:p>1.0141992311371</text:p>
              </table:table-cell>
              <table:table-cell office:value-type="float" office:value="1.00023287459007">
                <text:p>1.00023287459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1407251875593">
                <text:p>1.01407251875593</text:p>
              </table:table-cell>
              <table:table-cell office:value-type="float" office:value="1.00007645252315">
                <text:p>1.00007645252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427206930514">
                <text:p>1.01427206930514</text:p>
              </table:table-cell>
              <table:table-cell office:value-type="float" office:value="0.999743497052199">
                <text:p>0.999743497052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485938744218">
                <text:p>1.01485938744218</text:p>
              </table:table-cell>
              <table:table-cell office:value-type="float" office:value="0.999605840849273">
                <text:p>0.9996058408492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565736673066">
                <text:p>1.01565736673066</text:p>
              </table:table-cell>
              <table:table-cell office:value-type="float" office:value="1.00032113936707">
                <text:p>1.000321139367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1427423386701">
                <text:p>1.01427423386701</text:p>
              </table:table-cell>
              <table:table-cell office:value-type="float" office:value="0.999822807036953">
                <text:p>0.9998228070369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1332924260933">
                <text:p>1.01332924260933</text:p>
              </table:table-cell>
              <table:table-cell office:value-type="float" office:value="1.0007034777263">
                <text:p>1.0007034777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342850816617">
                <text:p>1.01342850816617</text:p>
              </table:table-cell>
              <table:table-cell office:value-type="float" office:value="1.00057554343507">
                <text:p>1.000575543435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1458228786745">
                <text:p>1.01458228786745</text:p>
              </table:table-cell>
              <table:table-cell office:value-type="float" office:value="1.00089090747244">
                <text:p>1.000890907472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414500451702">
                <text:p>1.01414500451702</text:p>
              </table:table-cell>
              <table:table-cell office:value-type="float" office:value="1.00086088277556">
                <text:p>1.00086088277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140745590756">
                <text:p>1.0140745590756</text:p>
              </table:table-cell>
              <table:table-cell office:value-type="float" office:value="0.999097493630833">
                <text:p>0.9990974936308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411933181071">
                <text:p>1.01411933181071</text:p>
              </table:table-cell>
              <table:table-cell office:value-type="float" office:value="1.00001974620909">
                <text:p>1.00001974620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360896065002">
                <text:p>1.01360896065002</text:p>
              </table:table-cell>
              <table:table-cell office:value-type="float" office:value="1.00001464691185">
                <text:p>1.000014646911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339126927781">
                <text:p>1.01339126927781</text:p>
              </table:table-cell>
              <table:table-cell office:value-type="float" office:value="0.999432205535227">
                <text:p>0.9994322055352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386434381962">
                <text:p>1.01386434381962</text:p>
              </table:table-cell>
              <table:table-cell office:value-type="float" office:value="1.00035118045617">
                <text:p>1.00035118045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127057608509">
                <text:p>1.0127057608509</text:p>
              </table:table-cell>
              <table:table-cell office:value-type="float" office:value="0.999432041291235">
                <text:p>0.9994320412912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1386682423718">
                <text:p>1.01386682423718</text:p>
              </table:table-cell>
              <table:table-cell office:value-type="float" office:value="1.00005749696817">
                <text:p>1.000057496968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1383349487027">
                <text:p>1.01383349487027</text:p>
              </table:table-cell>
              <table:table-cell office:value-type="float" office:value="1.00024477803946">
                <text:p>1.000244778039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1342700658759">
                <text:p>1.01342700658759</text:p>
              </table:table-cell>
              <table:table-cell office:value-type="float" office:value="0.999760864465143">
                <text:p>0.9997608644651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1373117445481">
                <text:p>1.01373117445481</text:p>
              </table:table-cell>
              <table:table-cell office:value-type="float" office:value="0.99940354340266">
                <text:p>0.999403543402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1433364424894">
                <text:p>1.01433364424894</text:p>
              </table:table-cell>
              <table:table-cell office:value-type="float" office:value="1.00086154986177">
                <text:p>1.000861549861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1456593352414">
                <text:p>1.01456593352414</text:p>
              </table:table-cell>
              <table:table-cell office:value-type="float" office:value="1.00012226309601">
                <text:p>1.00012226309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1370419000398">
                <text:p>1.01370419000398</text:p>
              </table:table-cell>
              <table:table-cell office:value-type="float" office:value="1.00053224433429">
                <text:p>1.00053224433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1398395502178">
                <text:p>1.01398395502178</text:p>
              </table:table-cell>
              <table:table-cell office:value-type="float" office:value="1.00072005116843">
                <text:p>1.00072005116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370211553551">
                <text:p>1.01370211553551</text:p>
              </table:table-cell>
              <table:table-cell office:value-type="float" office:value="0.998785782460728">
                <text:p>0.9987857824607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1527298369538">
                <text:p>1.01527298369538</text:p>
              </table:table-cell>
              <table:table-cell office:value-type="float" office:value="0.99901308171636">
                <text:p>0.999013081716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1441321399465">
                <text:p>1.01441321399465</text:p>
              </table:table-cell>
              <table:table-cell office:value-type="float" office:value="1.00085694767282">
                <text:p>1.000856947672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1391872514425">
                <text:p>1.01391872514425</text:p>
              </table:table-cell>
              <table:table-cell office:value-type="float" office:value="1.00091831132424">
                <text:p>1.000918311324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140497558189">
                <text:p>1.0140497558189</text:p>
              </table:table-cell>
              <table:table-cell office:value-type="float" office:value="1.00107859365855">
                <text:p>1.00107859365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1390538392552">
                <text:p>1.01390538392552</text:p>
              </table:table-cell>
              <table:table-cell office:value-type="float" office:value="1.0006076723886">
                <text:p>1.00060767238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1372164928161">
                <text:p>1.01372164928161</text:p>
              </table:table-cell>
              <table:table-cell office:value-type="float" office:value="1.00024105827416">
                <text:p>1.00024105827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415585598885">
                <text:p>1.01415585598885</text:p>
              </table:table-cell>
              <table:table-cell office:value-type="float" office:value="1.00064624698647">
                <text:p>1.000646246986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1501644434666">
                <text:p>1.01501644434666</text:p>
              </table:table-cell>
              <table:table-cell office:value-type="float" office:value="0.999457412449082">
                <text:p>0.9994574124490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1499861571738">
                <text:p>1.01499861571738</text:p>
              </table:table-cell>
              <table:table-cell office:value-type="float" office:value="1.00111697216937">
                <text:p>1.001116972169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1496460196687">
                <text:p>1.01496460196687</text:p>
              </table:table-cell>
              <table:table-cell office:value-type="float" office:value="0.999928269580754">
                <text:p>0.9999282695807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542965119391">
                <text:p>1.01542965119391</text:p>
              </table:table-cell>
              <table:table-cell office:value-type="float" office:value="0.999461932598901">
                <text:p>0.9994619325989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474891500128">
                <text:p>1.01474891500128</text:p>
              </table:table-cell>
              <table:table-cell office:value-type="float" office:value="1.00014127094599">
                <text:p>1.000141270945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1680553005124">
                <text:p>1.01680553005124</text:p>
              </table:table-cell>
              <table:table-cell office:value-type="float" office:value="1.00151266153946">
                <text:p>1.001512661539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1541121516232">
                <text:p>1.01541121516232</text:p>
              </table:table-cell>
              <table:table-cell office:value-type="float" office:value="1.00051352829118">
                <text:p>1.00051352829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1541969231857">
                <text:p>1.01541969231857</text:p>
              </table:table-cell>
              <table:table-cell office:value-type="float" office:value="0.999315691826168">
                <text:p>0.999315691826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1510201940759">
                <text:p>1.01510201940759</text:p>
              </table:table-cell>
              <table:table-cell office:value-type="float" office:value="1.0012899735024">
                <text:p>1.0012899735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1514802907919">
                <text:p>1.01514802907919</text:p>
              </table:table-cell>
              <table:table-cell office:value-type="float" office:value="1.00060741233542">
                <text:p>1.000607412335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1442996043425">
                <text:p>1.01442996043425</text:p>
              </table:table-cell>
              <table:table-cell office:value-type="float" office:value="1.00056226726038">
                <text:p>1.000562267260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1477443105181">
                <text:p>1.01477443105181</text:p>
              </table:table-cell>
              <table:table-cell office:value-type="float" office:value="1.00095870891628">
                <text:p>1.000958708916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1476784079968">
                <text:p>1.01476784079968</text:p>
              </table:table-cell>
              <table:table-cell office:value-type="float" office:value="1.00028246538354">
                <text:p>1.000282465383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1524431097459">
                <text:p>1.01524431097459</text:p>
              </table:table-cell>
              <table:table-cell office:value-type="float" office:value="1.00027208570695">
                <text:p>1.000272085706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1465081086988">
                <text:p>1.01465081086988</text:p>
              </table:table-cell>
              <table:table-cell office:value-type="float" office:value="1.00043263078358">
                <text:p>1.000432630783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151500559133">
                <text:p>1.0151500559133</text:p>
              </table:table-cell>
              <table:table-cell office:value-type="float" office:value="1.00033104526491">
                <text:p>1.00033104526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1538261364787">
                <text:p>1.01538261364787</text:p>
              </table:table-cell>
              <table:table-cell office:value-type="float" office:value="0.999604348095531">
                <text:p>0.9996043480955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472369051219">
                <text:p>1.01472369051219</text:p>
              </table:table-cell>
              <table:table-cell office:value-type="float" office:value="1.00065056241822">
                <text:p>1.000650562418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439676260768">
                <text:p>1.01439676260768</text:p>
              </table:table-cell>
              <table:table-cell office:value-type="float" office:value="1.00014152851687">
                <text:p>1.000141528516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467971478478">
                <text:p>1.01467971478478</text:p>
              </table:table-cell>
              <table:table-cell office:value-type="float" office:value="1.00090495920849">
                <text:p>1.000904959208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1391793141935">
                <text:p>1.01391793141935</text:p>
              </table:table-cell>
              <table:table-cell office:value-type="float" office:value="0.999722463545497">
                <text:p>0.9997224635454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138752472626">
                <text:p>1.0138752472626</text:p>
              </table:table-cell>
              <table:table-cell office:value-type="float" office:value="1.0008252735522">
                <text:p>1.00082527355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1385393394386">
                <text:p>1.01385393394386</text:p>
              </table:table-cell>
              <table:table-cell office:value-type="float" office:value="1.00026436097384">
                <text:p>1.00026436097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1392736499421">
                <text:p>1.01392736499421</text:p>
              </table:table-cell>
              <table:table-cell office:value-type="float" office:value="0.99922130072464">
                <text:p>0.99922130072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1410622872687">
                <text:p>1.01410622872687</text:p>
              </table:table-cell>
              <table:table-cell office:value-type="float" office:value="0.99910623102974">
                <text:p>0.999106231029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1399445702946">
                <text:p>1.01399445702946</text:p>
              </table:table-cell>
              <table:table-cell office:value-type="float" office:value="1.00071509552119">
                <text:p>1.000715095521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1413795262891">
                <text:p>1.01413795262891</text:p>
              </table:table-cell>
              <table:table-cell office:value-type="float" office:value="1.00060083504213">
                <text:p>1.000600835042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1408915619683">
                <text:p>1.01408915619683</text:p>
              </table:table-cell>
              <table:table-cell office:value-type="float" office:value="1.00080903381583">
                <text:p>1.000809033815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1599650682647">
                <text:p>1.01599650682647</text:p>
              </table:table-cell>
              <table:table-cell office:value-type="float" office:value="1.00097053021784">
                <text:p>1.000970530217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1713291570189">
                <text:p>1.01713291570189</text:p>
              </table:table-cell>
              <table:table-cell office:value-type="float" office:value="0.999889421781838">
                <text:p>0.9998894217818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157026224633">
                <text:p>1.0157026224633</text:p>
              </table:table-cell>
              <table:table-cell office:value-type="float" office:value="1.00101062149327">
                <text:p>1.001010621493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1552444005213">
                <text:p>1.01552444005213</text:p>
              </table:table-cell>
              <table:table-cell office:value-type="float" office:value="1.00013101839021">
                <text:p>1.00013101839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1550891800009">
                <text:p>1.01550891800009</text:p>
              </table:table-cell>
              <table:table-cell office:value-type="float" office:value="1.00019552430101">
                <text:p>1.000195524301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151810590014">
                <text:p>1.0151810590014</text:p>
              </table:table-cell>
              <table:table-cell office:value-type="float" office:value="1.00032407463256">
                <text:p>1.000324074632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1463487659994">
                <text:p>1.01463487659994</text:p>
              </table:table-cell>
              <table:table-cell office:value-type="float" office:value="0.999200239580029">
                <text:p>0.9992002395800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1391087947654">
                <text:p>1.01391087947654</text:p>
              </table:table-cell>
              <table:table-cell office:value-type="float" office:value="1.00060760930829">
                <text:p>1.000607609308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1398994204194">
                <text:p>1.01398994204194</text:p>
              </table:table-cell>
              <table:table-cell office:value-type="float" office:value="1.00045310508774">
                <text:p>1.00045310508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1352850477056">
                <text:p>1.01352850477056</text:p>
              </table:table-cell>
              <table:table-cell office:value-type="float" office:value="1.0008783871241">
                <text:p>1.00087838712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1297722968654">
                <text:p>1.01297722968654</text:p>
              </table:table-cell>
              <table:table-cell office:value-type="float" office:value="1.0002871034438">
                <text:p>1.00028710344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1402846345822">
                <text:p>1.01402846345822</text:p>
              </table:table-cell>
              <table:table-cell office:value-type="float" office:value="1.00073416841759">
                <text:p>1.000734168417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1344308952238">
                <text:p>1.01344308952238</text:p>
              </table:table-cell>
              <table:table-cell office:value-type="float" office:value="1.00179479982798">
                <text:p>1.001794799827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1436042909642">
                <text:p>1.01436042909642</text:p>
              </table:table-cell>
              <table:table-cell office:value-type="float" office:value="0.999106966655435">
                <text:p>0.9991069666554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1556830653397">
                <text:p>1.01556830653397</text:p>
              </table:table-cell>
              <table:table-cell office:value-type="float" office:value="0.999827795719651">
                <text:p>0.9998277957196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1462002001506">
                <text:p>1.01462002001506</text:p>
              </table:table-cell>
              <table:table-cell office:value-type="float" office:value="1.00094488260864">
                <text:p>1.000944882608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1420128037504">
                <text:p>1.01420128037504</text:p>
              </table:table-cell>
              <table:table-cell office:value-type="float" office:value="1.0000274537908">
                <text:p>1.00002745379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13700443987">
                <text:p>1.013700443987</text:p>
              </table:table-cell>
              <table:table-cell office:value-type="float" office:value="1.00049135736534">
                <text:p>1.000491357365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132206944102">
                <text:p>1.0132206944102</text:p>
              </table:table-cell>
              <table:table-cell office:value-type="float" office:value="1.00053299691849">
                <text:p>1.000532996918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1301698417239">
                <text:p>1.01301698417239</text:p>
              </table:table-cell>
              <table:table-cell office:value-type="float" office:value="1.00094986705431">
                <text:p>1.00094986705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1374267072613">
                <text:p>1.01374267072613</text:p>
              </table:table-cell>
              <table:table-cell office:value-type="float" office:value="1.00005699738279">
                <text:p>1.000056997382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335614213113">
                <text:p>1.01335614213113</text:p>
              </table:table-cell>
              <table:table-cell office:value-type="float" office:value="1.00054953008121">
                <text:p>1.000549530081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1271613509744">
                <text:p>1.01271613509744</text:p>
              </table:table-cell>
              <table:table-cell office:value-type="float" office:value="1.0011877582092">
                <text:p>1.00118775820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1283961414187">
                <text:p>1.01283961414187</text:p>
              </table:table-cell>
              <table:table-cell office:value-type="float" office:value="1.00150221557946">
                <text:p>1.001502215579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1307087309381">
                <text:p>1.01307087309381</text:p>
              </table:table-cell>
              <table:table-cell office:value-type="float" office:value="0.999546161385917">
                <text:p>0.9995461613859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1359563879668">
                <text:p>1.01359563879668</text:p>
              </table:table-cell>
              <table:table-cell office:value-type="float" office:value="1.00079452143907">
                <text:p>1.000794521439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1432742381827">
                <text:p>1.01432742381827</text:p>
              </table:table-cell>
              <table:table-cell office:value-type="float" office:value="1.00041996451259">
                <text:p>1.00041996451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1445248072205">
                <text:p>1.01445248072205</text:p>
              </table:table-cell>
              <table:table-cell office:value-type="float" office:value="1.00118059105482">
                <text:p>1.001180591054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1390376488901">
                <text:p>1.01390376488901</text:p>
              </table:table-cell>
              <table:table-cell office:value-type="float" office:value="1.00057724312441">
                <text:p>1.000577243124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1333088574876">
                <text:p>1.01333088574876</text:p>
              </table:table-cell>
              <table:table-cell office:value-type="float" office:value="1.0002911486185">
                <text:p>1.00029114861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1413227840133">
                <text:p>1.01413227840133</text:p>
              </table:table-cell>
              <table:table-cell office:value-type="float" office:value="1.00050530581498">
                <text:p>1.000505305814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1429971632435">
                <text:p>1.01429971632435</text:p>
              </table:table-cell>
              <table:table-cell office:value-type="float" office:value="1.00098438723344">
                <text:p>1.000984387233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1362682810937">
                <text:p>1.01362682810937</text:p>
              </table:table-cell>
              <table:table-cell office:value-type="float" office:value="1.00141740709396">
                <text:p>1.001417407093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1344578147714">
                <text:p>1.01344578147714</text:p>
              </table:table-cell>
              <table:table-cell office:value-type="float" office:value="1.00188935908434">
                <text:p>1.001889359084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1361773554005">
                <text:p>1.01361773554005</text:p>
              </table:table-cell>
              <table:table-cell office:value-type="float" office:value="1.00115241517781">
                <text:p>1.001152415177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420656724523">
                <text:p>1.01420656724523</text:p>
              </table:table-cell>
              <table:table-cell office:value-type="float" office:value="1.00062869078492">
                <text:p>1.000628690784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456592474512">
                <text:p>1.01456592474512</text:p>
              </table:table-cell>
              <table:table-cell office:value-type="float" office:value="1.00026696086686">
                <text:p>1.00026696086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1408079143637">
                <text:p>1.01408079143637</text:p>
              </table:table-cell>
              <table:table-cell office:value-type="float" office:value="1.00141959417862">
                <text:p>1.001419594178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1479571913798">
                <text:p>1.01479571913798</text:p>
              </table:table-cell>
              <table:table-cell office:value-type="float" office:value="1.00112353321847">
                <text:p>1.001123533218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1490601830492">
                <text:p>1.01490601830492</text:p>
              </table:table-cell>
              <table:table-cell office:value-type="float" office:value="1.00119946198869">
                <text:p>1.001199461988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1497355448184">
                <text:p>1.01497355448184</text:p>
              </table:table-cell>
              <table:table-cell office:value-type="float" office:value="1.00137620071774">
                <text:p>1.001376200717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1454330306969">
                <text:p>1.01454330306969</text:p>
              </table:table-cell>
              <table:table-cell office:value-type="float" office:value="1.00032824504213">
                <text:p>1.000328245042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1519154068073">
                <text:p>1.01519154068073</text:p>
              </table:table-cell>
              <table:table-cell office:value-type="float" office:value="1.00095069187833">
                <text:p>1.000950691878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1343487839147">
                <text:p>1.01343487839147</text:p>
              </table:table-cell>
              <table:table-cell office:value-type="float" office:value="1.00039271594035">
                <text:p>1.000392715940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1323288963417">
                <text:p>1.01323288963417</text:p>
              </table:table-cell>
              <table:table-cell office:value-type="float" office:value="1.00036163694859">
                <text:p>1.000361636948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1537693998673">
                <text:p>1.01537693998673</text:p>
              </table:table-cell>
              <table:table-cell office:value-type="float" office:value="1.00048579122318">
                <text:p>1.000485791223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1539876329646">
                <text:p>1.01539876329646</text:p>
              </table:table-cell>
              <table:table-cell office:value-type="float" office:value="0.999733417060983">
                <text:p>0.9997334170609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162031510214">
                <text:p>1.0162031510214</text:p>
              </table:table-cell>
              <table:table-cell office:value-type="float" office:value="1.00106788840299">
                <text:p>1.001067888402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1592692264365">
                <text:p>1.01592692264365</text:p>
              </table:table-cell>
              <table:table-cell office:value-type="float" office:value="0.999570228690174">
                <text:p>0.9995702286901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1547159315925">
                <text:p>1.01547159315925</text:p>
              </table:table-cell>
              <table:table-cell office:value-type="float" office:value="1.00045906474061">
                <text:p>1.000459064740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1426662908378">
                <text:p>1.01426662908378</text:p>
              </table:table-cell>
              <table:table-cell office:value-type="float" office:value="1.00031413921082">
                <text:p>1.000314139210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1431006134851">
                <text:p>1.01431006134851</text:p>
              </table:table-cell>
              <table:table-cell office:value-type="float" office:value="1.00058184193389">
                <text:p>1.00058184193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1473111136225">
                <text:p>1.01473111136225</text:p>
              </table:table-cell>
              <table:table-cell office:value-type="float" office:value="1.00079694272748">
                <text:p>1.00079694272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1420054938284">
                <text:p>1.01420054938284</text:p>
              </table:table-cell>
              <table:table-cell office:value-type="float" office:value="1.00076072691843">
                <text:p>1.000760726918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150328718015">
                <text:p>1.0150328718015</text:p>
              </table:table-cell>
              <table:table-cell office:value-type="float" office:value="0.999073251794809">
                <text:p>0.9990732517948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1527473417173">
                <text:p>1.01527473417173</text:p>
              </table:table-cell>
              <table:table-cell office:value-type="float" office:value="1.00153934703828">
                <text:p>1.001539347038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1564826028129">
                <text:p>1.01564826028129</text:p>
              </table:table-cell>
              <table:table-cell office:value-type="float" office:value="1.00150084520886">
                <text:p>1.001500845208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1573253553699">
                <text:p>1.01573253553699</text:p>
              </table:table-cell>
              <table:table-cell office:value-type="float" office:value="1.00107611166689">
                <text:p>1.001076111666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152423468739">
                <text:p>1.0152423468739</text:p>
              </table:table-cell>
              <table:table-cell office:value-type="float" office:value="1.00070425889491">
                <text:p>1.000704258894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1451749100038">
                <text:p>1.01451749100038</text:p>
              </table:table-cell>
              <table:table-cell office:value-type="float" office:value="1.00128500135188">
                <text:p>1.001285001351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1421591897532">
                <text:p>1.01421591897532</text:p>
              </table:table-cell>
              <table:table-cell office:value-type="float" office:value="0.999957759678893">
                <text:p>0.9999577596788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1470977365915">
                <text:p>1.01470977365915</text:p>
              </table:table-cell>
              <table:table-cell office:value-type="float" office:value="1.00063777817695">
                <text:p>1.000637778176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1463401133255">
                <text:p>1.01463401133255</text:p>
              </table:table-cell>
              <table:table-cell office:value-type="float" office:value="1.00122589858834">
                <text:p>1.001225898588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1495913040392">
                <text:p>1.01495913040392</text:p>
              </table:table-cell>
              <table:table-cell office:value-type="float" office:value="1.00116816707084">
                <text:p>1.001168167070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1457061415464">
                <text:p>1.01457061415464</text:p>
              </table:table-cell>
              <table:table-cell office:value-type="float" office:value="1.0013925682116">
                <text:p>1.0013925682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1567828926985">
                <text:p>1.01567828926985</text:p>
              </table:table-cell>
              <table:table-cell office:value-type="float" office:value="1.00020454217353">
                <text:p>1.000204542173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1575324347848">
                <text:p>1.01575324347848</text:p>
              </table:table-cell>
              <table:table-cell office:value-type="float" office:value="1.00122707239617">
                <text:p>1.001227072396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1562356417347">
                <text:p>1.01562356417347</text:p>
              </table:table-cell>
              <table:table-cell office:value-type="float" office:value="1.00092909101749">
                <text:p>1.000929091017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1468068125008">
                <text:p>1.01468068125008</text:p>
              </table:table-cell>
              <table:table-cell office:value-type="float" office:value="0.99969602558742">
                <text:p>0.999696025587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1385496431138">
                <text:p>1.01385496431138</text:p>
              </table:table-cell>
              <table:table-cell office:value-type="float" office:value="1.00078332761599">
                <text:p>1.000783327615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1396306636912">
                <text:p>1.01396306636912</text:p>
              </table:table-cell>
              <table:table-cell office:value-type="float" office:value="1.00109539716427">
                <text:p>1.001095397164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1336428129969">
                <text:p>1.01336428129969</text:p>
              </table:table-cell>
              <table:table-cell office:value-type="float" office:value="1.00109967500799">
                <text:p>1.001099675007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1387864397782">
                <text:p>1.01387864397782</text:p>
              </table:table-cell>
              <table:table-cell office:value-type="float" office:value="1.00194737361857">
                <text:p>1.001947373618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1375215039073">
                <text:p>1.01375215039073</text:p>
              </table:table-cell>
              <table:table-cell office:value-type="float" office:value="1.00088918742728">
                <text:p>1.000889187427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1374143781937">
                <text:p>1.01374143781937</text:p>
              </table:table-cell>
              <table:table-cell office:value-type="float" office:value="1.0008459449662">
                <text:p>1.00084594496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1422425153186">
                <text:p>1.01422425153186</text:p>
              </table:table-cell>
              <table:table-cell office:value-type="float" office:value="1.00105443369023">
                <text:p>1.001054433690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1517059629631">
                <text:p>1.01517059629631</text:p>
              </table:table-cell>
              <table:table-cell office:value-type="float" office:value="1.00077395057211">
                <text:p>1.000773950572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529911587814">
                <text:p>1.01529911587814</text:p>
              </table:table-cell>
              <table:table-cell office:value-type="float" office:value="1.00233995722374">
                <text:p>1.002339957223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1509323053645">
                <text:p>1.01509323053645</text:p>
              </table:table-cell>
              <table:table-cell office:value-type="float" office:value="1.00033395659075">
                <text:p>1.000333956590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1538958595009">
                <text:p>1.01538958595009</text:p>
              </table:table-cell>
              <table:table-cell office:value-type="float" office:value="1.00094894120382">
                <text:p>1.000948941203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1508941607392">
                <text:p>1.01508941607392</text:p>
              </table:table-cell>
              <table:table-cell office:value-type="float" office:value="1.00021073861154">
                <text:p>1.000210738611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1508747277594">
                <text:p>1.01508747277594</text:p>
              </table:table-cell>
              <table:table-cell office:value-type="float" office:value="1.00170222983846">
                <text:p>1.001702229838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145881738519">
                <text:p>1.0145881738519</text:p>
              </table:table-cell>
              <table:table-cell office:value-type="float" office:value="1.00136819563243">
                <text:p>1.001368195632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1436567635519">
                <text:p>1.01436567635519</text:p>
              </table:table-cell>
              <table:table-cell office:value-type="float" office:value="1.00156118750575">
                <text:p>1.00156118750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1379417957242">
                <text:p>1.01379417957242</text:p>
              </table:table-cell>
              <table:table-cell office:value-type="float" office:value="1.0007564901468">
                <text:p>1.00075649014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1453892174563">
                <text:p>1.01453892174563</text:p>
              </table:table-cell>
              <table:table-cell office:value-type="float" office:value="1.00029098457872">
                <text:p>1.000290984578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1420292389589">
                <text:p>1.01420292389589</text:p>
              </table:table-cell>
              <table:table-cell office:value-type="float" office:value="1.00091481977897">
                <text:p>1.000914819778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144458174079">
                <text:p>1.0144458174079</text:p>
              </table:table-cell>
              <table:table-cell office:value-type="float" office:value="1.00097662812988">
                <text:p>1.000976628129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1351300060464">
                <text:p>1.01351300060464</text:p>
              </table:table-cell>
              <table:table-cell office:value-type="float" office:value="1.00057245113914">
                <text:p>1.000572451139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1395579886249">
                <text:p>1.01395579886249</text:p>
              </table:table-cell>
              <table:table-cell office:value-type="float" office:value="1.001275511509">
                <text:p>1.0012755115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139968728912">
                <text:p>1.0139968728912</text:p>
              </table:table-cell>
              <table:table-cell office:value-type="float" office:value="1.00061131457626">
                <text:p>1.000611314576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1362992719708">
                <text:p>1.01362992719708</text:p>
              </table:table-cell>
              <table:table-cell office:value-type="float" office:value="1.00207877049301">
                <text:p>1.002078770493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1364174091961">
                <text:p>1.01364174091961</text:p>
              </table:table-cell>
              <table:table-cell office:value-type="float" office:value="1.00098686715923">
                <text:p>1.00098686715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1422790256052">
                <text:p>1.01422790256052</text:p>
              </table:table-cell>
              <table:table-cell office:value-type="float" office:value="1.00005540173086">
                <text:p>1.000055401730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1401746828702">
                <text:p>1.01401746828702</text:p>
              </table:table-cell>
              <table:table-cell office:value-type="float" office:value="1.00079397995823">
                <text:p>1.000793979958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1349510369754">
                <text:p>1.01349510369754</text:p>
              </table:table-cell>
              <table:table-cell office:value-type="float" office:value="0.999635868159989">
                <text:p>0.9996358681599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1378639552959">
                <text:p>1.01378639552959</text:p>
              </table:table-cell>
              <table:table-cell office:value-type="float" office:value="1.00076927091811">
                <text:p>1.000769270918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1390503642304">
                <text:p>1.01390503642304</text:p>
              </table:table-cell>
              <table:table-cell office:value-type="float" office:value="1.00156098051533">
                <text:p>1.001560980515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1413636201081">
                <text:p>1.01413636201081</text:p>
              </table:table-cell>
              <table:table-cell office:value-type="float" office:value="1.00065505245905">
                <text:p>1.000655052459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1573430775685">
                <text:p>1.01573430775685</text:p>
              </table:table-cell>
              <table:table-cell office:value-type="float" office:value="1.00142910557655">
                <text:p>1.001429105576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1394073601486">
                <text:p>1.01394073601486</text:p>
              </table:table-cell>
              <table:table-cell office:value-type="float" office:value="1.00040145312963">
                <text:p>1.00040145312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1448646798439">
                <text:p>1.01448646798439</text:p>
              </table:table-cell>
              <table:table-cell office:value-type="float" office:value="1.00120824388059">
                <text:p>1.001208243880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1479084770036">
                <text:p>1.01479084770036</text:p>
              </table:table-cell>
              <table:table-cell office:value-type="float" office:value="1.00065494080947">
                <text:p>1.000654940809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1479050008748">
                <text:p>1.01479050008748</text:p>
              </table:table-cell>
              <table:table-cell office:value-type="float" office:value="1.00114441133657">
                <text:p>1.001144411336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1523891071817">
                <text:p>1.01523891071817</text:p>
              </table:table-cell>
              <table:table-cell office:value-type="float" office:value="1.00113567247744">
                <text:p>1.001135672477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395618587552">
                <text:p>1.01395618587552</text:p>
              </table:table-cell>
              <table:table-cell office:value-type="float" office:value="1.00112198303543">
                <text:p>1.001121983035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145467078126">
                <text:p>1.0145467078126</text:p>
              </table:table-cell>
              <table:table-cell office:value-type="float" office:value="1.00086936962273">
                <text:p>1.000869369622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1474201875281">
                <text:p>1.01474201875281</text:p>
              </table:table-cell>
              <table:table-cell office:value-type="float" office:value="1.00078962640562">
                <text:p>1.000789626405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1356661337509">
                <text:p>1.01356661337509</text:p>
              </table:table-cell>
              <table:table-cell office:value-type="float" office:value="1.00011221657546">
                <text:p>1.000112216575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1284432021085">
                <text:p>1.01284432021085</text:p>
              </table:table-cell>
              <table:table-cell office:value-type="float" office:value="1.00166319053023">
                <text:p>1.001663190530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1364957591286">
                <text:p>1.01364957591286</text:p>
              </table:table-cell>
              <table:table-cell office:value-type="float" office:value="1.00012823662194">
                <text:p>1.000128236621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1331750122344">
                <text:p>1.01331750122344</text:p>
              </table:table-cell>
              <table:table-cell office:value-type="float" office:value="0.999689997017219">
                <text:p>0.9996899970172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